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08.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PI_NY.GDP.PCAP.CD_DS2_es_csv_v2_99440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number-columns-repeated="2" table:default-cell-style-name="ce1"/>
        <table:table-column table:style-name="co3" table:number-columns-repeated="11" table:default-cell-style-name="ce1"/>
        <table:table-column table:style-name="co5" table:default-cell-style-name="ce1"/>
        <table:table-column table:style-name="co3" table:number-columns-repeated="18" table:default-cell-style-name="ce1"/>
        <table:table-row table:style-name="ro1">
          <table:table-cell office:value-type="string" calcext:value-type="string">
            <text:p>iso_code</text:p>
          </table:table-cell>
          <table:table-cell office:value-type="string" calcext:value-type="string">
            <text:p>Country Name</text:p>
          </table:table-cell>
          <table:table-cell table:style-name="Default" office:value-type="float" office:value="1962" calcext:value-type="float">
            <text:p>1962</text:p>
          </table:table-cell>
          <table:table-cell table:style-name="Default" office:value-type="float" office:value="1963" calcext:value-type="float">
            <text:p>1963</text:p>
          </table:table-cell>
          <table:table-cell table:style-name="Default" office:value-type="float" office:value="1964" calcext:value-type="float">
            <text:p>1964</text:p>
          </table:table-cell>
          <table:table-cell table:style-name="Default" office:value-type="float" office:value="1965" calcext:value-type="float">
            <text:p>1965</text:p>
          </table:table-cell>
          <table:table-cell table:style-name="Default" office:value-type="float" office:value="1966" calcext:value-type="float">
            <text:p>1966</text:p>
          </table:table-cell>
          <table:table-cell table:style-name="Default" office:value-type="float" office:value="1967" calcext:value-type="float">
            <text:p>1967</text:p>
          </table:table-cell>
          <table:table-cell table:style-name="Default" office:value-type="float" office:value="1968" calcext:value-type="float">
            <text:p>1968</text:p>
          </table:table-cell>
          <table:table-cell table:style-name="Default" office:value-type="float" office:value="1969" calcext:value-type="float">
            <text:p>1969</text:p>
          </table:table-cell>
          <table:table-cell table:style-name="Default" office:value-type="float" office:value="1970" calcext:value-type="float">
            <text:p>1970</text:p>
          </table:table-cell>
          <table:table-cell table:style-name="Default" office:value-type="float" office:value="1971" calcext:value-type="float">
            <text:p>1971</text:p>
          </table:table-cell>
          <table:table-cell table:style-name="Default" office:value-type="float" office:value="1972" calcext:value-type="float">
            <text:p>1972</text:p>
          </table:table-cell>
          <table:table-cell table:style-name="Default" office:value-type="float" office:value="1973" calcext:value-type="float">
            <text:p>1973</text:p>
          </table:table-cell>
          <table:table-cell table:style-name="Default" office:value-type="float" office:value="1974" calcext:value-type="float">
            <text:p>1974</text:p>
          </table:table-cell>
          <table:table-cell table:style-name="Default" office:value-type="float" office:value="1975" calcext:value-type="float">
            <text:p>1975</text:p>
          </table:table-cell>
          <table:table-cell table:style-name="Default" office:value-type="float" office:value="1976" calcext:value-type="float">
            <text:p>1976</text:p>
          </table:table-cell>
          <table:table-cell table:style-name="Default" office:value-type="float" office:value="1977" calcext:value-type="float">
            <text:p>1977</text:p>
          </table:table-cell>
          <table:table-cell table:style-name="Default" office:value-type="float" office:value="1978" calcext:value-type="float">
            <text:p>1978</text:p>
          </table:table-cell>
          <table:table-cell table:style-name="Default" office:value-type="float" office:value="1979" calcext:value-type="float">
            <text:p>1979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float" office:value="100.12211579079" calcext:value-type="float">
            <text:p>100,12</text:p>
          </table:table-cell>
          <table:table-cell office:value-type="float" office:value="101.901414464052" calcext:value-type="float">
            <text:p>101,90</text:p>
          </table:table-cell>
          <table:table-cell office:value-type="float" office:value="100.221113507985" calcext:value-type="float">
            <text:p>100,22</text:p>
          </table:table-cell>
          <table:table-cell office:value-type="float" office:value="106.64664823646" calcext:value-type="float">
            <text:p>106,65</text:p>
          </table:table-cell>
          <table:table-cell office:value-type="float" office:value="112.665358839312" calcext:value-type="float">
            <text:p>112,67</text:p>
          </table:table-cell>
          <table:table-cell office:value-type="float" office:value="122.870630560939" calcext:value-type="float">
            <text:p>122,87</text:p>
          </table:table-cell>
          <table:table-cell office:value-type="float" office:value="122.847593497904" calcext:value-type="float">
            <text:p>122,85</text:p>
          </table:table-cell>
          <table:table-cell office:value-type="float" office:value="135.147381311241" calcext:value-type="float">
            <text:p>135,15</text:p>
          </table:table-cell>
          <table:table-cell office:value-type="float" office:value="140.002714037943" calcext:value-type="float">
            <text:p>140,00</text:p>
          </table:table-cell>
          <table:table-cell office:value-type="float" office:value="133.551423017287" calcext:value-type="float">
            <text:p>133,55</text:p>
          </table:table-cell>
          <table:table-cell office:value-type="float" office:value="94.3816784627895" calcext:value-type="float">
            <text:p>94,38</text:p>
          </table:table-cell>
          <table:table-cell office:value-type="float" office:value="119.559743375323" calcext:value-type="float">
            <text:p>119,56</text:p>
          </table:table-cell>
          <table:table-cell office:value-type="float" office:value="182.019989366781" calcext:value-type="float">
            <text:p>182,02</text:p>
          </table:table-cell>
          <table:table-cell office:value-type="float" office:value="277.570640891354" calcext:value-type="float">
            <text:p>277,57</text:p>
          </table:table-cell>
          <table:table-cell office:value-type="float" office:value="141.197168777034" calcext:value-type="float">
            <text:p>141,20</text:p>
          </table:table-cell>
          <table:table-cell office:value-type="float" office:value="131.373243400085" calcext:value-type="float">
            <text:p>131,37</text:p>
          </table:table-cell>
          <table:table-cell office:value-type="float" office:value="176.03394976502" calcext:value-type="float">
            <text:p>176,03</text:p>
          </table:table-cell>
          <table:table-cell office:value-type="float" office:value="200.769664090984" calcext:value-type="float">
            <text:p>200,77</text:p>
          </table:table-cell>
          <table:table-cell office:value-type="float" office:value="227.751946526218" calcext:value-type="float">
            <text:p>227,75</text:p>
          </table:table-cell>
          <table:table-cell office:value-type="float" office:value="247.649619808649" calcext:value-type="float">
            <text:p>247,65</text:p>
          </table:table-cell>
          <table:table-cell office:value-type="float" office:value="220.718810111852" calcext:value-type="float">
            <text:p>220,72</text:p>
          </table:table-cell>
          <table:table-cell office:value-type="float" office:value="204.417678191801" calcext:value-type="float">
            <text:p>204,42</text:p>
          </table:table-cell>
          <table:table-cell office:value-type="float" office:value="213.996657932288" calcext:value-type="float">
            <text:p>214,00</text:p>
          </table:table-cell>
          <table:table-cell office:value-type="float" office:value="245.453904178514" calcext:value-type="float">
            <text:p>245,45</text:p>
          </table:table-cell>
          <table:table-cell office:value-type="float" office:value="233.658047126004" calcext:value-type="float">
            <text:p>233,66</text:p>
          </table:table-cell>
          <table:table-cell office:value-type="float" office:value="253.974463110316" calcext:value-type="float">
            <text:p>253,97</text:p>
          </table:table-cell>
          <table:table-cell office:value-type="float" office:value="270.69960091549" calcext:value-type="float">
            <text:p>270,70</text:p>
          </table:table-cell>
          <table:table-cell office:value-type="float" office:value="285.829214029315" calcext:value-type="float">
            <text:p>285,83</text:p>
          </table:table-cell>
          <table:table-cell office:value-type="float" office:value="306.268703808998" calcext:value-type="float">
            <text:p>306,27</text:p>
          </table:table-cell>
          <table:table-cell office:value-type="float" office:value="293.160415517259" calcext:value-type="float">
            <text:p>293,16</text:p>
          </table:table-cell>
          <table:table-cell office:value-type="float" office:value="293.644998454253" calcext:value-type="float">
            <text:p>293,64</text:p>
          </table:table-cell>
          <table:table-cell office:value-type="float" office:value="300.555753175017" calcext:value-type="float">
            <text:p>300,56</text:p>
          </table:table-cell>
          <table:table-cell office:value-type="float" office:value="299.533039744954" calcext:value-type="float">
            <text:p>299,53</text:p>
          </table:table-cell>
          <table:table-cell office:value-type="float" office:value="329.424084643072" calcext:value-type="float">
            <text:p>329,42</text:p>
          </table:table-cell>
          <table:table-cell office:value-type="float" office:value="394.717475124248" calcext:value-type="float">
            <text:p>394,72</text:p>
          </table:table-cell>
          <table:table-cell office:value-type="float" office:value="401.498690814147" calcext:value-type="float">
            <text:p>401,50</text:p>
          </table:table-cell>
          <table:table-cell office:value-type="float" office:value="407.429186160797" calcext:value-type="float">
            <text:p>407,43</text:p>
          </table:table-cell>
          <table:table-cell office:value-type="float" office:value="409.543196853608" calcext:value-type="float">
            <text:p>409,54</text:p>
          </table:table-cell>
          <table:table-cell office:value-type="float" office:value="418.068968311378" calcext:value-type="float">
            <text:p>418,07</text:p>
          </table:table-cell>
          <table:table-cell office:value-type="float" office:value="415.034426620147" calcext:value-type="float">
            <text:p>415,03</text:p>
          </table:table-cell>
          <table:table-cell office:value-type="float" office:value="413.080254575162" calcext:value-type="float">
            <text:p>413,08</text:p>
          </table:table-cell>
          <table:table-cell office:value-type="float" office:value="446.310659190362" calcext:value-type="float">
            <text:p>446,31</text:p>
          </table:table-cell>
          <table:table-cell office:value-type="float" office:value="475.291919786935" calcext:value-type="float">
            <text:p>475,29</text:p>
          </table:table-cell>
          <table:table-cell office:value-type="float" office:value="499.461940239156" calcext:value-type="float">
            <text:p>499,46</text:p>
          </table:table-cell>
          <table:table-cell office:value-type="float" office:value="509.640142873216" calcext:value-type="float">
            <text:p>509,64</text:p>
          </table:table-cell>
          <table:table-cell office:value-type="float" office:value="558.051860266708" calcext:value-type="float">
            <text:p>558,05</text:p>
          </table:table-cell>
          <table:table-cell office:value-type="float" office:value="634.987056467494" calcext:value-type="float">
            <text:p>634,99</text:p>
          </table:table-cell>
          <table:table-cell office:value-type="float" office:value="702.264410019296" calcext:value-type="float">
            <text:p>702,26</text:p>
          </table:table-cell>
          <table:table-cell office:value-type="float" office:value="781.153593557047" calcext:value-type="float">
            <text:p>781,15</text:p>
          </table:table-cell>
          <table:table-cell office:value-type="float" office:value="861.758444349051" calcext:value-type="float">
            <text:p>861,76</text:p>
          </table:table-cell>
          <table:table-cell office:value-type="float" office:value="883.105000541313" calcext:value-type="float">
            <text:p>883,11</text:p>
          </table:table-cell>
          <table:table-cell office:value-type="float" office:value="981.839879150399" calcext:value-type="float">
            <text:p>981,84</text:p>
          </table:table-cell>
          <table:table-cell office:value-type="float" office:value="1118.8536634927" calcext:value-type="float">
            <text:p>1118,85</text:p>
          </table:table-cell>
          <table:table-cell office:value-type="float" office:value="1248.45339778371" calcext:value-type="float">
            <text:p>1248,45</text:p>
          </table:table-cell>
          <table:table-cell office:value-type="float" office:value="1401.62062821515" calcext:value-type="float">
            <text:p>1401,62</text:p>
          </table:table-cell>
          <table:table-cell office:value-type="float" office:value="1563.99408178663" calcext:value-type="float">
            <text:p>1563,99</text:p>
          </table:table-cell>
          <table:table-cell office:value-type="float" office:value="1698.26280233547" calcext:value-type="float">
            <text:p>1698,26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Kenya</text:p>
          </table:table-cell>
          <table:table-cell office:value-type="float" office:value="100.394390618223" calcext:value-type="float">
            <text:p>100,39</text:p>
          </table:table-cell>
          <table:table-cell office:value-type="float" office:value="103.778709414476" calcext:value-type="float">
            <text:p>103,78</text:p>
          </table:table-cell>
          <table:table-cell office:value-type="float" office:value="108.293688398499" calcext:value-type="float">
            <text:p>108,29</text:p>
          </table:table-cell>
          <table:table-cell office:value-type="float" office:value="104.711563995748" calcext:value-type="float">
            <text:p>104,71</text:p>
          </table:table-cell>
          <table:table-cell office:value-type="float" office:value="118.208018357271" calcext:value-type="float">
            <text:p>118,21</text:p>
          </table:table-cell>
          <table:table-cell office:value-type="float" office:value="120.987697438325" calcext:value-type="float">
            <text:p>120,99</text:p>
          </table:table-cell>
          <table:table-cell office:value-type="float" office:value="128.397444749075" calcext:value-type="float">
            <text:p>128,40</text:p>
          </table:table-cell>
          <table:table-cell office:value-type="float" office:value="133.665370419592" calcext:value-type="float">
            <text:p>133,67</text:p>
          </table:table-cell>
          <table:table-cell office:value-type="float" office:value="141.88049343751" calcext:value-type="float">
            <text:p>141,88</text:p>
          </table:table-cell>
          <table:table-cell office:value-type="float" office:value="151.82993266921" calcext:value-type="float">
            <text:p>151,83</text:p>
          </table:table-cell>
          <table:table-cell office:value-type="float" office:value="173.494760393516" calcext:value-type="float">
            <text:p>173,49</text:p>
          </table:table-cell>
          <table:table-cell office:value-type="float" office:value="198.570173311677" calcext:value-type="float">
            <text:p>198,57</text:p>
          </table:table-cell>
          <table:table-cell office:value-type="float" office:value="227.363442770581" calcext:value-type="float">
            <text:p>227,36</text:p>
          </table:table-cell>
          <table:table-cell office:value-type="float" office:value="240.083033551155" calcext:value-type="float">
            <text:p>240,08</text:p>
          </table:table-cell>
          <table:table-cell office:value-type="float" office:value="246.486773979183" calcext:value-type="float">
            <text:p>246,49</text:p>
          </table:table-cell>
          <table:table-cell office:value-type="float" office:value="307.016369091583" calcext:value-type="float">
            <text:p>307,02</text:p>
          </table:table-cell>
          <table:table-cell office:value-type="float" office:value="348.806604989424" calcext:value-type="float">
            <text:p>348,81</text:p>
          </table:table-cell>
          <table:table-cell office:value-type="float" office:value="394.637256235999" calcext:value-type="float">
            <text:p>394,64</text:p>
          </table:table-cell>
          <table:table-cell office:value-type="float" office:value="442.542982923499" calcext:value-type="float">
            <text:p>442,54</text:p>
          </table:table-cell>
          <table:table-cell office:value-type="float" office:value="401.696042206476" calcext:value-type="float">
            <text:p>401,70</text:p>
          </table:table-cell>
          <table:table-cell office:value-type="float" office:value="362.621850619602" calcext:value-type="float">
            <text:p>362,62</text:p>
          </table:table-cell>
          <table:table-cell office:value-type="float" office:value="324.396484081486" calcext:value-type="float">
            <text:p>324,40</text:p>
          </table:table-cell>
          <table:table-cell office:value-type="float" office:value="323.373431582012" calcext:value-type="float">
            <text:p>323,37</text:p>
          </table:table-cell>
          <table:table-cell office:value-type="float" office:value="308.648625067587" calcext:value-type="float">
            <text:p>308,65</text:p>
          </table:table-cell>
          <table:table-cell office:value-type="float" office:value="351.029489885455" calcext:value-type="float">
            <text:p>351,03</text:p>
          </table:table-cell>
          <table:table-cell office:value-type="float" office:value="372.779851249062" calcext:value-type="float">
            <text:p>372,78</text:p>
          </table:table-cell>
          <table:table-cell office:value-type="float" office:value="377.155505891192" calcext:value-type="float">
            <text:p>377,16</text:p>
          </table:table-cell>
          <table:table-cell office:value-type="float" office:value="361.15462926278" calcext:value-type="float">
            <text:p>361,15</text:p>
          </table:table-cell>
          <table:table-cell office:value-type="float" office:value="361.328188915652" calcext:value-type="float">
            <text:p>361,33</text:p>
          </table:table-cell>
          <table:table-cell office:value-type="float" office:value="332.418959817486" calcext:value-type="float">
            <text:p>332,42</text:p>
          </table:table-cell>
          <table:table-cell office:value-type="float" office:value="324.137403815012" calcext:value-type="float">
            <text:p>324,14</text:p>
          </table:table-cell>
          <table:table-cell office:value-type="float" office:value="220.069726813309" calcext:value-type="float">
            <text:p>220,07</text:p>
          </table:table-cell>
          <table:table-cell office:value-type="float" office:value="265.232256461517" calcext:value-type="float">
            <text:p>265,23</text:p>
          </table:table-cell>
          <table:table-cell office:value-type="float" office:value="325.778940846373" calcext:value-type="float">
            <text:p>325,78</text:p>
          </table:table-cell>
          <table:table-cell office:value-type="float" office:value="421.339270776481" calcext:value-type="float">
            <text:p>421,34</text:p>
          </table:table-cell>
          <table:table-cell office:value-type="float" office:value="445.877270251411" calcext:value-type="float">
            <text:p>445,88</text:p>
          </table:table-cell>
          <table:table-cell office:value-type="float" office:value="465.909800983488" calcext:value-type="float">
            <text:p>465,91</text:p>
          </table:table-cell>
          <table:table-cell office:value-type="float" office:value="414.679389813954" calcext:value-type="float">
            <text:p>414,68</text:p>
          </table:table-cell>
          <table:table-cell office:value-type="float" office:value="397.482658777519" calcext:value-type="float">
            <text:p>397,48</text:p>
          </table:table-cell>
          <table:table-cell office:value-type="float" office:value="395.329531783431" calcext:value-type="float">
            <text:p>395,33</text:p>
          </table:table-cell>
          <table:table-cell office:value-type="float" office:value="389.542710991101" calcext:value-type="float">
            <text:p>389,54</text:p>
          </table:table-cell>
          <table:table-cell office:value-type="float" office:value="429.787843737162" calcext:value-type="float">
            <text:p>429,79</text:p>
          </table:table-cell>
          <table:table-cell office:value-type="float" office:value="451.668715914539" calcext:value-type="float">
            <text:p>451,67</text:p>
          </table:table-cell>
          <table:table-cell office:value-type="float" office:value="511.61642223943" calcext:value-type="float">
            <text:p>511,62</text:p>
          </table:table-cell>
          <table:table-cell office:value-type="float" office:value="685.954532240082" calcext:value-type="float">
            <text:p>685,95</text:p>
          </table:table-cell>
          <table:table-cell office:value-type="float" office:value="825.666597622313" calcext:value-type="float">
            <text:p>825,67</text:p>
          </table:table-cell>
          <table:table-cell office:value-type="float" office:value="902.070025813736" calcext:value-type="float">
            <text:p>902,07</text:p>
          </table:table-cell>
          <table:table-cell office:value-type="float" office:value="905.131786128485" calcext:value-type="float">
            <text:p>905,13</text:p>
          </table:table-cell>
          <table:table-cell office:value-type="float" office:value="951.687961116879" calcext:value-type="float">
            <text:p>951,69</text:p>
          </table:table-cell>
          <table:table-cell office:value-type="float" office:value="971.63332904823" calcext:value-type="float">
            <text:p>971,63</text:p>
          </table:table-cell>
          <table:table-cell office:value-type="float" office:value="1136.87140571776" calcext:value-type="float">
            <text:p>1136,87</text:p>
          </table:table-cell>
          <table:table-cell office:value-type="float" office:value="1210.38801408195" calcext:value-type="float">
            <text:p>1210,39</text:p>
          </table:table-cell>
          <table:table-cell office:value-type="float" office:value="1315.80453537238" calcext:value-type="float">
            <text:p>1315,80</text:p>
          </table:table-cell>
          <table:table-cell office:value-type="float" office:value="1336.8833490475" calcext:value-type="float">
            <text:p>1336,88</text:p>
          </table:table-cell>
          <table:table-cell office:value-type="float" office:value="1410.5275710827" calcext:value-type="float">
            <text:p>1410,53</text:p>
          </table:table-cell>
          <table:table-cell office:value-type="float" office:value="1568.20154066413" calcext:value-type="float">
            <text:p>1568,20</text:p>
          </table:table-cell>
          <table:table-cell office:value-type="float" office:value="1710.51009699405" calcext:value-type="float">
            <text:p>1710,51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string" calcext:value-type="string">
            <text:p>Venezuela</text:p>
          </table:table-cell>
          <table:table-cell office:value-type="float" office:value="1023.35558792929" calcext:value-type="float">
            <text:p>1023,36</text:p>
          </table:table-cell>
          <table:table-cell office:value-type="float" office:value="1077.4026936172" calcext:value-type="float">
            <text:p>1077,40</text:p>
          </table:table-cell>
          <table:table-cell office:value-type="float" office:value="864.47168241399" calcext:value-type="float">
            <text:p>864,47</text:p>
          </table:table-cell>
          <table:table-cell office:value-type="float" office:value="869.535291680426" calcext:value-type="float">
            <text:p>869,54</text:p>
          </table:table-cell>
          <table:table-cell office:value-type="float" office:value="876.153926382849" calcext:value-type="float">
            <text:p>876,15</text:p>
          </table:table-cell>
          <table:table-cell office:value-type="float" office:value="892.879120094172" calcext:value-type="float">
            <text:p>892,88</text:p>
          </table:table-cell>
          <table:table-cell office:value-type="float" office:value="937.597795130449" calcext:value-type="float">
            <text:p>937,60</text:p>
          </table:table-cell>
          <table:table-cell office:value-type="float" office:value="930.925706786381" calcext:value-type="float">
            <text:p>930,93</text:p>
          </table:table-cell>
          <table:table-cell office:value-type="float" office:value="1014.4535302627" calcext:value-type="float">
            <text:p>1014,45</text:p>
          </table:table-cell>
          <table:table-cell office:value-type="float" office:value="1105.62333716793" calcext:value-type="float">
            <text:p>1105,62</text:p>
          </table:table-cell>
          <table:table-cell office:value-type="float" office:value="1155.40426735271" calcext:value-type="float">
            <text:p>1155,40</text:p>
          </table:table-cell>
          <table:table-cell office:value-type="float" office:value="1367.91128523617" calcext:value-type="float">
            <text:p>1367,91</text:p>
          </table:table-cell>
          <table:table-cell office:value-type="float" office:value="2036.43768996288" calcext:value-type="float">
            <text:p>2036,44</text:p>
          </table:table-cell>
          <table:table-cell office:value-type="float" office:value="2082.31035460006" calcext:value-type="float">
            <text:p>2082,31</text:p>
          </table:table-cell>
          <table:table-cell office:value-type="float" office:value="2314.99066944162" calcext:value-type="float">
            <text:p>2314,99</text:p>
          </table:table-cell>
          <table:table-cell office:value-type="float" office:value="2593.07611705602" calcext:value-type="float">
            <text:p>2593,08</text:p>
          </table:table-cell>
          <table:table-cell office:value-type="float" office:value="2737.00148076378" calcext:value-type="float">
            <text:p>2737,00</text:p>
          </table:table-cell>
          <table:table-cell office:value-type="float" office:value="3270.60076499566" calcext:value-type="float">
            <text:p>3270,60</text:p>
          </table:table-cell>
          <table:table-cell office:value-type="float" office:value="3893.6986285104" calcext:value-type="float">
            <text:p>3893,70</text:p>
          </table:table-cell>
          <table:table-cell office:value-type="float" office:value="4252.33533957519" calcext:value-type="float">
            <text:p>4252,34</text:p>
          </table:table-cell>
          <table:table-cell office:value-type="float" office:value="4228.90185585834" calcext:value-type="float">
            <text:p>4228,90</text:p>
          </table:table-cell>
          <table:table-cell office:value-type="float" office:value="4108.47950699468" calcext:value-type="float">
            <text:p>4108,48</text:p>
          </table:table-cell>
          <table:table-cell office:value-type="float" office:value="3555.80623266794" calcext:value-type="float">
            <text:p>3555,81</text:p>
          </table:table-cell>
          <table:table-cell office:value-type="float" office:value="3577.78198625982" calcext:value-type="float">
            <text:p>3577,78</text:p>
          </table:table-cell>
          <table:table-cell office:value-type="float" office:value="3398.1319795262" calcext:value-type="float">
            <text:p>3398,13</text:p>
          </table:table-cell>
          <table:table-cell office:value-type="float" office:value="2634.22068350481" calcext:value-type="float">
            <text:p>2634,22</text:p>
          </table:table-cell>
          <table:table-cell office:value-type="float" office:value="3220.86243034683" calcext:value-type="float">
            <text:p>3220,86</text:p>
          </table:table-cell>
          <table:table-cell office:value-type="float" office:value="2270.9581540757" calcext:value-type="float">
            <text:p>2270,96</text:p>
          </table:table-cell>
          <table:table-cell office:value-type="float" office:value="2475.38047254573" calcext:value-type="float">
            <text:p>2475,38</text:p>
          </table:table-cell>
          <table:table-cell office:value-type="float" office:value="2661.03345359182" calcext:value-type="float">
            <text:p>2661,03</text:p>
          </table:table-cell>
          <table:table-cell office:value-type="float" office:value="2938.16176879535" calcext:value-type="float">
            <text:p>2938,16</text:p>
          </table:table-cell>
          <table:table-cell office:value-type="float" office:value="2857.93852353474" calcext:value-type="float">
            <text:p>2857,94</text:p>
          </table:table-cell>
          <table:table-cell office:value-type="float" office:value="2720.36756938023" calcext:value-type="float">
            <text:p>2720,37</text:p>
          </table:table-cell>
          <table:table-cell office:value-type="float" office:value="3529.58961099889" calcext:value-type="float">
            <text:p>3529,59</text:p>
          </table:table-cell>
          <table:table-cell office:value-type="float" office:value="3151.26927826974" calcext:value-type="float">
            <text:p>3151,27</text:p>
          </table:table-cell>
          <table:table-cell office:value-type="float" office:value="3758.84493439744" calcext:value-type="float">
            <text:p>3758,84</text:p>
          </table:table-cell>
          <table:table-cell office:value-type="float" office:value="3921.71897903035" calcext:value-type="float">
            <text:p>3921,72</text:p>
          </table:table-cell>
          <table:table-cell office:value-type="float" office:value="4127.10793839424" calcext:value-type="float">
            <text:p>4127,11</text:p>
          </table:table-cell>
          <table:table-cell office:value-type="float" office:value="4842.03720158812" calcext:value-type="float">
            <text:p>4842,04</text:p>
          </table:table-cell>
          <table:table-cell office:value-type="float" office:value="4986.6755860435" calcext:value-type="float">
            <text:p>4986,68</text:p>
          </table:table-cell>
          <table:table-cell office:value-type="float" office:value="3700.87959262076" calcext:value-type="float">
            <text:p>3700,88</text:p>
          </table:table-cell>
          <table:table-cell office:value-type="float" office:value="3272.61502369118" calcext:value-type="float">
            <text:p>3272,62</text:p>
          </table:table-cell>
          <table:table-cell office:value-type="float" office:value="4325.69675587558" calcext:value-type="float">
            <text:p>4325,70</text:p>
          </table:table-cell>
          <table:table-cell office:value-type="float" office:value="5504.97682392969" calcext:value-type="float">
            <text:p>5504,98</text:p>
          </table:table-cell>
          <table:table-cell office:value-type="float" office:value="6833.37789380195" calcext:value-type="float">
            <text:p>6833,38</text:p>
          </table:table-cell>
          <table:table-cell office:value-type="float" office:value="8454.46674316342" calcext:value-type="float">
            <text:p>8454,47</text:p>
          </table:table-cell>
          <table:table-cell office:value-type="float" office:value="11432.7438562616" calcext:value-type="float">
            <text:p>11432,74</text:p>
          </table:table-cell>
          <table:table-cell office:value-type="float" office:value="11765.1001763251" calcext:value-type="float">
            <text:p>11765,10</text:p>
          </table:table-cell>
          <table:table-cell office:value-type="float" office:value="13825.3580883312" calcext:value-type="float">
            <text:p>13825,36</text:p>
          </table:table-cell>
          <table:table-cell office:value-type="float" office:value="10955.3499126366" calcext:value-type="float">
            <text:p>10955,35</text:p>
          </table:table-cell>
          <table:table-cell office:value-type="float" office:value="12985.5053251065" calcext:value-type="float">
            <text:p>12985,51</text:p>
          </table:table-cell>
          <table:table-cell office:value-type="float" office:value="12456.7124535391" calcext:value-type="float">
            <text:p>12456,71</text:p>
          </table:table-cell>
          <table:table-cell office:value-type="float" office:value="16054.4905130962" calcext:value-type="float">
            <text:p>16054,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Nigeria</text:p>
          </table:table-cell>
          <table:table-cell office:value-type="float" office:value="104.387019664691" calcext:value-type="float">
            <text:p>104,39</text:p>
          </table:table-cell>
          <table:table-cell office:value-type="float" office:value="107.540568107286" calcext:value-type="float">
            <text:p>107,54</text:p>
          </table:table-cell>
          <table:table-cell office:value-type="float" office:value="113.168721218811" calcext:value-type="float">
            <text:p>113,17</text:p>
          </table:table-cell>
          <table:table-cell office:value-type="float" office:value="117.188632489861" calcext:value-type="float">
            <text:p>117,19</text:p>
          </table:table-cell>
          <table:table-cell office:value-type="float" office:value="124.30778281965" calcext:value-type="float">
            <text:p>124,31</text:p>
          </table:table-cell>
          <table:table-cell office:value-type="float" office:value="99.4060749620914" calcext:value-type="float">
            <text:p>99,41</text:p>
          </table:table-cell>
          <table:table-cell office:value-type="float" office:value="97.2017517761935" calcext:value-type="float">
            <text:p>97,20</text:p>
          </table:table-cell>
          <table:table-cell office:value-type="float" office:value="121.245364104108" calcext:value-type="float">
            <text:p>121,25</text:p>
          </table:table-cell>
          <table:table-cell office:value-type="float" office:value="224.10447665274" calcext:value-type="float">
            <text:p>224,10</text:p>
          </table:table-cell>
          <table:table-cell office:value-type="float" office:value="160.248750121877" calcext:value-type="float">
            <text:p>160,25</text:p>
          </table:table-cell>
          <table:table-cell office:value-type="float" office:value="209.226062612102" calcext:value-type="float">
            <text:p>209,23</text:p>
          </table:table-cell>
          <table:table-cell office:value-type="float" office:value="252.232651989906" calcext:value-type="float">
            <text:p>252,23</text:p>
          </table:table-cell>
          <table:table-cell office:value-type="float" office:value="402.849847004577" calcext:value-type="float">
            <text:p>402,85</text:p>
          </table:table-cell>
          <table:table-cell office:value-type="float" office:value="438.331239972036" calcext:value-type="float">
            <text:p>438,33</text:p>
          </table:table-cell>
          <table:table-cell office:value-type="float" office:value="556.702178980809" calcext:value-type="float">
            <text:p>556,70</text:p>
          </table:table-cell>
          <table:table-cell office:value-type="float" office:value="536.216226800066" calcext:value-type="float">
            <text:p>536,22</text:p>
          </table:table-cell>
          <table:table-cell office:value-type="float" office:value="527.311265382092" calcext:value-type="float">
            <text:p>527,31</text:p>
          </table:table-cell>
          <table:table-cell office:value-type="float" office:value="662.264053722371" calcext:value-type="float">
            <text:p>662,26</text:p>
          </table:table-cell>
          <table:table-cell office:value-type="float" office:value="874.40222581475" calcext:value-type="float">
            <text:p>874,40</text:p>
          </table:table-cell>
          <table:table-cell office:value-type="float" office:value="2180.19770752838" calcext:value-type="float">
            <text:p>2180,20</text:p>
          </table:table-cell>
          <table:table-cell office:value-type="float" office:value="1843.90918592946" calcext:value-type="float">
            <text:p>1843,91</text:p>
          </table:table-cell>
          <table:table-cell office:value-type="float" office:value="1222.62931954147" calcext:value-type="float">
            <text:p>1222,63</text:p>
          </table:table-cell>
          <table:table-cell office:value-type="float" office:value="902.21587206704" calcext:value-type="float">
            <text:p>902,22</text:p>
          </table:table-cell>
          <table:table-cell office:value-type="float" office:value="882.519905916247" calcext:value-type="float">
            <text:p>882,52</text:p>
          </table:table-cell>
          <table:table-cell office:value-type="float" office:value="639.013100936552" calcext:value-type="float">
            <text:p>639,01</text:p>
          </table:table-cell>
          <table:table-cell office:value-type="float" office:value="598.264841746595" calcext:value-type="float">
            <text:p>598,26</text:p>
          </table:table-cell>
          <table:table-cell office:value-type="float" office:value="549.237475484711" calcext:value-type="float">
            <text:p>549,24</text:p>
          </table:table-cell>
          <table:table-cell office:value-type="float" office:value="474.232102255345" calcext:value-type="float">
            <text:p>474,23</text:p>
          </table:table-cell>
          <table:table-cell office:value-type="float" office:value="567.528672858345" calcext:value-type="float">
            <text:p>567,53</text:p>
          </table:table-cell>
          <table:table-cell office:value-type="float" office:value="502.914138918939" calcext:value-type="float">
            <text:p>502,91</text:p>
          </table:table-cell>
          <table:table-cell office:value-type="float" office:value="477.177614227591" calcext:value-type="float">
            <text:p>477,18</text:p>
          </table:table-cell>
          <table:table-cell office:value-type="float" office:value="270.223961455164" calcext:value-type="float">
            <text:p>270,22</text:p>
          </table:table-cell>
          <table:table-cell office:value-type="float" office:value="321.320677189217" calcext:value-type="float">
            <text:p>321,32</text:p>
          </table:table-cell>
          <table:table-cell office:value-type="float" office:value="408.181059950305" calcext:value-type="float">
            <text:p>408,18</text:p>
          </table:table-cell>
          <table:table-cell office:value-type="float" office:value="461.519577890223" calcext:value-type="float">
            <text:p>461,52</text:p>
          </table:table-cell>
          <table:table-cell office:value-type="float" office:value="479.983755645423" calcext:value-type="float">
            <text:p>479,98</text:p>
          </table:table-cell>
          <table:table-cell office:value-type="float" office:value="469.430564829332" calcext:value-type="float">
            <text:p>469,43</text:p>
          </table:table-cell>
          <table:table-cell office:value-type="float" office:value="497.841540513505" calcext:value-type="float">
            <text:p>497,84</text:p>
          </table:table-cell>
          <table:table-cell office:value-type="float" office:value="567.930736009565" calcext:value-type="float">
            <text:p>567,93</text:p>
          </table:table-cell>
          <table:table-cell office:value-type="float" office:value="590.381815034907" calcext:value-type="float">
            <text:p>590,38</text:p>
          </table:table-cell>
          <table:table-cell office:value-type="float" office:value="741.747511180463" calcext:value-type="float">
            <text:p>741,75</text:p>
          </table:table-cell>
          <table:table-cell office:value-type="float" office:value="795.386246742987" calcext:value-type="float">
            <text:p>795,39</text:p>
          </table:table-cell>
          <table:table-cell office:value-type="float" office:value="1007.87432751604" calcext:value-type="float">
            <text:p>1007,87</text:p>
          </table:table-cell>
          <table:table-cell office:value-type="float" office:value="1268.38344331693" calcext:value-type="float">
            <text:p>1268,38</text:p>
          </table:table-cell>
          <table:table-cell office:value-type="float" office:value="1656.42475868056" calcext:value-type="float">
            <text:p>1656,42</text:p>
          </table:table-cell>
          <table:table-cell office:value-type="float" office:value="1883.46131124932" calcext:value-type="float">
            <text:p>1883,46</text:p>
          </table:table-cell>
          <table:table-cell office:value-type="float" office:value="2242.87188553694" calcext:value-type="float">
            <text:p>2242,87</text:p>
          </table:table-cell>
          <table:table-cell office:value-type="float" office:value="1891.33537046421" calcext:value-type="float">
            <text:p>1891,34</text:p>
          </table:table-cell>
          <table:table-cell office:value-type="float" office:value="2292.44515619082" calcext:value-type="float">
            <text:p>2292,45</text:p>
          </table:table-cell>
          <table:table-cell office:value-type="float" office:value="2520.40416579378" calcext:value-type="float">
            <text:p>2520,40</text:p>
          </table:table-cell>
          <table:table-cell office:value-type="float" office:value="2746.99178858383" calcext:value-type="float">
            <text:p>2746,99</text:p>
          </table:table-cell>
          <table:table-cell office:value-type="float" office:value="2998.07284264118" calcext:value-type="float">
            <text:p>2998,07</text:p>
          </table:table-cell>
          <table:table-cell office:value-type="float" office:value="3222.69353725587" calcext:value-type="float">
            <text:p>3222,69</text:p>
          </table:table-cell>
          <table:table-cell office:value-type="float" office:value="2730.4303237015" calcext:value-type="float">
            <text:p>2730,43</text:p>
          </table:table-cell>
          <table:table-cell office:value-type="float" office:value="2175.99967021858" calcext:value-type="float">
            <text:p>2176,00</text:p>
          </table:table-cell>
          <table:table-cell office:value-type="float" office:value="1968.55958830575" calcext:value-type="float">
            <text:p>1968,56</text:p>
          </table:table-cell>
          <table:table-cell office:value-type="float" office:value="2028.18197017598" calcext:value-type="float">
            <text:p>2028,18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Corea, República de</text:p>
          </table:table-cell>
          <table:table-cell office:value-type="float" office:value="106.131097666807" calcext:value-type="float">
            <text:p>106,13</text:p>
          </table:table-cell>
          <table:table-cell office:value-type="float" office:value="146.30305529419" calcext:value-type="float">
            <text:p>146,30</text:p>
          </table:table-cell>
          <table:table-cell office:value-type="float" office:value="123.590126504455" calcext:value-type="float">
            <text:p>123,59</text:p>
          </table:table-cell>
          <table:table-cell office:value-type="float" office:value="108.71036178622" calcext:value-type="float">
            <text:p>108,71</text:p>
          </table:table-cell>
          <table:table-cell office:value-type="float" office:value="133.453564070374" calcext:value-type="float">
            <text:p>133,45</text:p>
          </table:table-cell>
          <table:table-cell office:value-type="float" office:value="161.120672193371" calcext:value-type="float">
            <text:p>161,12</text:p>
          </table:table-cell>
          <table:table-cell office:value-type="float" office:value="198.360969708542" calcext:value-type="float">
            <text:p>198,36</text:p>
          </table:table-cell>
          <table:table-cell office:value-type="float" office:value="243.338802685864" calcext:value-type="float">
            <text:p>243,34</text:p>
          </table:table-cell>
          <table:table-cell office:value-type="float" office:value="279.125197454549" calcext:value-type="float">
            <text:p>279,13</text:p>
          </table:table-cell>
          <table:table-cell office:value-type="float" office:value="300.76483709829" calcext:value-type="float">
            <text:p>300,76</text:p>
          </table:table-cell>
          <table:table-cell office:value-type="float" office:value="323.596152478603" calcext:value-type="float">
            <text:p>323,60</text:p>
          </table:table-cell>
          <table:table-cell office:value-type="float" office:value="405.882926555188" calcext:value-type="float">
            <text:p>405,88</text:p>
          </table:table-cell>
          <table:table-cell office:value-type="float" office:value="561.567186843879" calcext:value-type="float">
            <text:p>561,57</text:p>
          </table:table-cell>
          <table:table-cell office:value-type="float" office:value="615.201418511544" calcext:value-type="float">
            <text:p>615,20</text:p>
          </table:table-cell>
          <table:table-cell office:value-type="float" office:value="830.699185095442" calcext:value-type="float">
            <text:p>830,70</text:p>
          </table:table-cell>
          <table:table-cell office:value-type="float" office:value="1050.89800282101" calcext:value-type="float">
            <text:p>1050,90</text:p>
          </table:table-cell>
          <table:table-cell office:value-type="float" office:value="1398.47875560986" calcext:value-type="float">
            <text:p>1398,48</text:p>
          </table:table-cell>
          <table:table-cell office:value-type="float" office:value="1773.52684643992" calcext:value-type="float">
            <text:p>1773,53</text:p>
          </table:table-cell>
          <table:table-cell office:value-type="float" office:value="1704.46973929845" calcext:value-type="float">
            <text:p>1704,47</text:p>
          </table:table-cell>
          <table:table-cell office:value-type="float" office:value="1870.33873422646" calcext:value-type="float">
            <text:p>1870,34</text:p>
          </table:table-cell>
          <table:table-cell office:value-type="float" office:value="1977.64163551842" calcext:value-type="float">
            <text:p>1977,64</text:p>
          </table:table-cell>
          <table:table-cell office:value-type="float" office:value="2180.49484423721" calcext:value-type="float">
            <text:p>2180,49</text:p>
          </table:table-cell>
          <table:table-cell office:value-type="float" office:value="2390.67315173803" calcext:value-type="float">
            <text:p>2390,67</text:p>
          </table:table-cell>
          <table:table-cell office:value-type="float" office:value="2457.32799701385" calcext:value-type="float">
            <text:p>2457,33</text:p>
          </table:table-cell>
          <table:table-cell office:value-type="float" office:value="2803.36876362782" calcext:value-type="float">
            <text:p>2803,37</text:p>
          </table:table-cell>
          <table:table-cell office:value-type="float" office:value="3510.99001977434" calcext:value-type="float">
            <text:p>3510,99</text:p>
          </table:table-cell>
          <table:table-cell office:value-type="float" office:value="4686.13732510412" calcext:value-type="float">
            <text:p>4686,14</text:p>
          </table:table-cell>
          <table:table-cell office:value-type="float" office:value="5736.9038072645" calcext:value-type="float">
            <text:p>5736,90</text:p>
          </table:table-cell>
          <table:table-cell office:value-type="float" office:value="6516.30575938957" calcext:value-type="float">
            <text:p>6516,31</text:p>
          </table:table-cell>
          <table:table-cell office:value-type="float" office:value="7523.47700161843" calcext:value-type="float">
            <text:p>7523,48</text:p>
          </table:table-cell>
          <table:table-cell office:value-type="float" office:value="8001.54099186249" calcext:value-type="float">
            <text:p>8001,54</text:p>
          </table:table-cell>
          <table:table-cell office:value-type="float" office:value="8740.9456025724" calcext:value-type="float">
            <text:p>8740,95</text:p>
          </table:table-cell>
          <table:table-cell office:value-type="float" office:value="10205.8074659925" calcext:value-type="float">
            <text:p>10205,81</text:p>
          </table:table-cell>
          <table:table-cell office:value-type="float" office:value="12332.9793517745" calcext:value-type="float">
            <text:p>12332,98</text:p>
          </table:table-cell>
          <table:table-cell office:value-type="float" office:value="13137.9080701614" calcext:value-type="float">
            <text:p>13137,91</text:p>
          </table:table-cell>
          <table:table-cell office:value-type="float" office:value="12131.8747042592" calcext:value-type="float">
            <text:p>12131,87</text:p>
          </table:table-cell>
          <table:table-cell office:value-type="float" office:value="8085.32352838328" calcext:value-type="float">
            <text:p>8085,32</text:p>
          </table:table-cell>
          <table:table-cell office:value-type="float" office:value="10409.3268882433" calcext:value-type="float">
            <text:p>10409,33</text:p>
          </table:table-cell>
          <table:table-cell office:value-type="float" office:value="11947.5791282061" calcext:value-type="float">
            <text:p>11947,58</text:p>
          </table:table-cell>
          <table:table-cell office:value-type="float" office:value="11252.9075540783" calcext:value-type="float">
            <text:p>11252,91</text:p>
          </table:table-cell>
          <table:table-cell office:value-type="float" office:value="12782.5255346669" calcext:value-type="float">
            <text:p>12782,53</text:p>
          </table:table-cell>
          <table:table-cell office:value-type="float" office:value="14209.3885192557" calcext:value-type="float">
            <text:p>14209,39</text:p>
          </table:table-cell>
          <table:table-cell office:value-type="float" office:value="15907.6658340352" calcext:value-type="float">
            <text:p>15907,67</text:p>
          </table:table-cell>
          <table:table-cell office:value-type="float" office:value="18639.5222053842" calcext:value-type="float">
            <text:p>18639,52</text:p>
          </table:table-cell>
          <table:table-cell office:value-type="float" office:value="20888.3801505326" calcext:value-type="float">
            <text:p>20888,38</text:p>
          </table:table-cell>
          <table:table-cell office:value-type="float" office:value="23060.7078836716" calcext:value-type="float">
            <text:p>23060,71</text:p>
          </table:table-cell>
          <table:table-cell office:value-type="float" office:value="20430.6394600807" calcext:value-type="float">
            <text:p>20430,64</text:p>
          </table:table-cell>
          <table:table-cell office:value-type="float" office:value="18291.9195978633" calcext:value-type="float">
            <text:p>18291,92</text:p>
          </table:table-cell>
          <table:table-cell office:value-type="float" office:value="22086.9529193201" calcext:value-type="float">
            <text:p>22086,95</text:p>
          </table:table-cell>
          <table:table-cell office:value-type="float" office:value="24079.788523886" calcext:value-type="float">
            <text:p>24079,79</text:p>
          </table:table-cell>
          <table:table-cell office:value-type="float" office:value="24358.7821758226" calcext:value-type="float">
            <text:p>24358,78</text:p>
          </table:table-cell>
          <table:table-cell office:value-type="float" office:value="25890.0186698906" calcext:value-type="float">
            <text:p>25890,02</text:p>
          </table:table-cell>
          <table:table-cell office:value-type="float" office:value="27811.36638377" calcext:value-type="float">
            <text:p>27811,37</text:p>
          </table:table-cell>
          <table:table-cell office:value-type="float" office:value="27105.076226264" calcext:value-type="float">
            <text:p>27105,08</text:p>
          </table:table-cell>
          <table:table-cell office:value-type="float" office:value="27608.2474287116" calcext:value-type="float">
            <text:p>27608,25</text:p>
          </table:table-cell>
          <table:table-cell office:value-type="float" office:value="29742.8388613471" calcext:value-type="float">
            <text:p>29742,84</text:p>
          </table:table-cell>
          <table:table-cell office:value-type="float" office:value="31362.75147294" calcext:value-type="float">
            <text:p>31362,75</text:p>
          </table:table-cell>
        </table:table-row>
        <table:table-row table:style-name="ro1">
          <table:table-cell/>
          <table:table-cell office:value-type="string" calcext:value-type="string">
            <text:p>total de la AIF</text:p>
          </table:table-cell>
          <table:table-cell office:value-type="float" office:value="107.804554754648" calcext:value-type="float">
            <text:p>107,80</text:p>
          </table:table-cell>
          <table:table-cell office:value-type="float" office:value="118.292042798417" calcext:value-type="float">
            <text:p>118,29</text:p>
          </table:table-cell>
          <table:table-cell office:value-type="float" office:value="113.115595517101" calcext:value-type="float">
            <text:p>113,12</text:p>
          </table:table-cell>
          <table:table-cell office:value-type="float" office:value="124.832707486224" calcext:value-type="float">
            <text:p>124,83</text:p>
          </table:table-cell>
          <table:table-cell office:value-type="float" office:value="131.852392938224" calcext:value-type="float">
            <text:p>131,85</text:p>
          </table:table-cell>
          <table:table-cell office:value-type="float" office:value="129.82382302755" calcext:value-type="float">
            <text:p>129,82</text:p>
          </table:table-cell>
          <table:table-cell office:value-type="float" office:value="133.234632330855" calcext:value-type="float">
            <text:p>133,23</text:p>
          </table:table-cell>
          <table:table-cell office:value-type="float" office:value="146.362506642339" calcext:value-type="float">
            <text:p>146,36</text:p>
          </table:table-cell>
          <table:table-cell office:value-type="float" office:value="165.430479459751" calcext:value-type="float">
            <text:p>165,43</text:p>
          </table:table-cell>
          <table:table-cell office:value-type="float" office:value="162.080011702123" calcext:value-type="float">
            <text:p>162,08</text:p>
          </table:table-cell>
          <table:table-cell office:value-type="float" office:value="164.96133754418" calcext:value-type="float">
            <text:p>164,96</text:p>
          </table:table-cell>
          <table:table-cell office:value-type="float" office:value="184.842878475889" calcext:value-type="float">
            <text:p>184,84</text:p>
          </table:table-cell>
          <table:table-cell office:value-type="float" office:value="243.797664736608" calcext:value-type="float">
            <text:p>243,80</text:p>
          </table:table-cell>
          <table:table-cell office:value-type="float" office:value="284.989924282427" calcext:value-type="float">
            <text:p>284,99</text:p>
          </table:table-cell>
          <table:table-cell office:value-type="float" office:value="289.497510040748" calcext:value-type="float">
            <text:p>289,50</text:p>
          </table:table-cell>
          <table:table-cell office:value-type="float" office:value="306.630751487067" calcext:value-type="float">
            <text:p>306,63</text:p>
          </table:table-cell>
          <table:table-cell office:value-type="float" office:value="338.910198063889" calcext:value-type="float">
            <text:p>338,91</text:p>
          </table:table-cell>
          <table:table-cell office:value-type="float" office:value="383.389155033925" calcext:value-type="float">
            <text:p>383,39</text:p>
          </table:table-cell>
          <table:table-cell office:value-type="float" office:value="439.816097552531" calcext:value-type="float">
            <text:p>439,82</text:p>
          </table:table-cell>
          <table:table-cell office:value-type="float" office:value="633.369854086432" calcext:value-type="float">
            <text:p>633,37</text:p>
          </table:table-cell>
          <table:table-cell office:value-type="float" office:value="581.232297006756" calcext:value-type="float">
            <text:p>581,23</text:p>
          </table:table-cell>
          <table:table-cell office:value-type="float" office:value="472.982503789758" calcext:value-type="float">
            <text:p>472,98</text:p>
          </table:table-cell>
          <table:table-cell office:value-type="float" office:value="422.707033432239" calcext:value-type="float">
            <text:p>422,71</text:p>
          </table:table-cell>
          <table:table-cell office:value-type="float" office:value="422.493479381317" calcext:value-type="float">
            <text:p>422,49</text:p>
          </table:table-cell>
          <table:table-cell office:value-type="float" office:value="405.033704543514" calcext:value-type="float">
            <text:p>405,03</text:p>
          </table:table-cell>
          <table:table-cell office:value-type="float" office:value="417.527845313667" calcext:value-type="float">
            <text:p>417,53</text:p>
          </table:table-cell>
          <table:table-cell office:value-type="float" office:value="415.511523583623" calcext:value-type="float">
            <text:p>415,51</text:p>
          </table:table-cell>
          <table:table-cell office:value-type="float" office:value="395.605854091675" calcext:value-type="float">
            <text:p>395,61</text:p>
          </table:table-cell>
          <table:table-cell office:value-type="float" office:value="410.31218462036" calcext:value-type="float">
            <text:p>410,31</text:p>
          </table:table-cell>
          <table:table-cell office:value-type="float" office:value="405.059462526959" calcext:value-type="float">
            <text:p>405,06</text:p>
          </table:table-cell>
          <table:table-cell office:value-type="float" office:value="379.356924900941" calcext:value-type="float">
            <text:p>379,36</text:p>
          </table:table-cell>
          <table:table-cell office:value-type="float" office:value="352.048265013178" calcext:value-type="float">
            <text:p>352,05</text:p>
          </table:table-cell>
          <table:table-cell office:value-type="float" office:value="332.166670397557" calcext:value-type="float">
            <text:p>332,17</text:p>
          </table:table-cell>
          <table:table-cell office:value-type="float" office:value="371.559827016066" calcext:value-type="float">
            <text:p>371,56</text:p>
          </table:table-cell>
          <table:table-cell office:value-type="float" office:value="397.961409022889" calcext:value-type="float">
            <text:p>397,96</text:p>
          </table:table-cell>
          <table:table-cell office:value-type="float" office:value="402.610252049131" calcext:value-type="float">
            <text:p>402,61</text:p>
          </table:table-cell>
          <table:table-cell office:value-type="float" office:value="398.031262301136" calcext:value-type="float">
            <text:p>398,03</text:p>
          </table:table-cell>
          <table:table-cell office:value-type="float" office:value="398.369972074738" calcext:value-type="float">
            <text:p>398,37</text:p>
          </table:table-cell>
          <table:table-cell office:value-type="float" office:value="424.495766262054" calcext:value-type="float">
            <text:p>424,50</text:p>
          </table:table-cell>
          <table:table-cell office:value-type="float" office:value="410.660521006794" calcext:value-type="float">
            <text:p>410,66</text:p>
          </table:table-cell>
          <table:table-cell office:value-type="float" office:value="432.060074959541" calcext:value-type="float">
            <text:p>432,06</text:p>
          </table:table-cell>
          <table:table-cell office:value-type="float" office:value="474.616556647262" calcext:value-type="float">
            <text:p>474,62</text:p>
          </table:table-cell>
          <table:table-cell office:value-type="float" office:value="544.773503930394" calcext:value-type="float">
            <text:p>544,77</text:p>
          </table:table-cell>
          <table:table-cell office:value-type="float" office:value="619.041342240921" calcext:value-type="float">
            <text:p>619,04</text:p>
          </table:table-cell>
          <table:table-cell office:value-type="float" office:value="739.619680849289" calcext:value-type="float">
            <text:p>739,62</text:p>
          </table:table-cell>
          <table:table-cell office:value-type="float" office:value="847.809433979533" calcext:value-type="float">
            <text:p>847,81</text:p>
          </table:table-cell>
          <table:table-cell office:value-type="float" office:value="994.529614063276" calcext:value-type="float">
            <text:p>994,53</text:p>
          </table:table-cell>
          <table:table-cell office:value-type="float" office:value="950.801405460654" calcext:value-type="float">
            <text:p>950,80</text:p>
          </table:table-cell>
          <table:table-cell office:value-type="float" office:value="1075.10933377478" calcext:value-type="float">
            <text:p>1075,11</text:p>
          </table:table-cell>
          <table:table-cell office:value-type="float" office:value="1197.90738177823" calcext:value-type="float">
            <text:p>1197,91</text:p>
          </table:table-cell>
          <table:table-cell office:value-type="float" office:value="1266.82868542057" calcext:value-type="float">
            <text:p>1266,83</text:p>
          </table:table-cell>
          <table:table-cell office:value-type="float" office:value="1361.22626040182" calcext:value-type="float">
            <text:p>1361,23</text:p>
          </table:table-cell>
          <table:table-cell office:value-type="float" office:value="1434.5986095137" calcext:value-type="float">
            <text:p>1434,60</text:p>
          </table:table-cell>
          <table:table-cell office:value-type="float" office:value="1374.6585704723" calcext:value-type="float">
            <text:p>1374,66</text:p>
          </table:table-cell>
          <table:table-cell office:value-type="float" office:value="1317.26794541247" calcext:value-type="float">
            <text:p>1317,27</text:p>
          </table:table-cell>
          <table:table-cell office:value-type="float" office:value="1353.80348686473" calcext:value-type="float">
            <text:p>1353,80</text:p>
          </table:table-cell>
          <table:table-cell office:value-type="float" office:value="1359.23373518049" calcext:value-type="float">
            <text:p>1359,23</text:p>
          </table:table-cell>
        </table:table-row>
        <table:table-row table:style-name="ro1">
          <table:table-cell/>
          <table:table-cell office:value-type="string" calcext:value-type="string">
            <text:p>mezcla de la AIF</text:p>
          </table:table-cell>
          <table:table-cell office:value-type="float" office:value="107.851180768492" calcext:value-type="float">
            <text:p>107,85</text:p>
          </table:table-cell>
          <table:table-cell office:value-type="float" office:value="111.293798331001" calcext:value-type="float">
            <text:p>111,29</text:p>
          </table:table-cell>
          <table:table-cell office:value-type="float" office:value="118.653729883781" calcext:value-type="float">
            <text:p>118,65</text:p>
          </table:table-cell>
          <table:table-cell office:value-type="float" office:value="125.870865889839" calcext:value-type="float">
            <text:p>125,87</text:p>
          </table:table-cell>
          <table:table-cell office:value-type="float" office:value="133.121919250214" calcext:value-type="float">
            <text:p>133,12</text:p>
          </table:table-cell>
          <table:table-cell office:value-type="float" office:value="130.63027366219" calcext:value-type="float">
            <text:p>130,63</text:p>
          </table:table-cell>
          <table:table-cell office:value-type="float" office:value="135.257558684212" calcext:value-type="float">
            <text:p>135,26</text:p>
          </table:table-cell>
          <table:table-cell office:value-type="float" office:value="150.300369148103" calcext:value-type="float">
            <text:p>150,30</text:p>
          </table:table-cell>
          <table:table-cell office:value-type="float" office:value="201.287517992536" calcext:value-type="float">
            <text:p>201,29</text:p>
          </table:table-cell>
          <table:table-cell office:value-type="float" office:value="181.565796285214" calcext:value-type="float">
            <text:p>181,57</text:p>
          </table:table-cell>
          <table:table-cell office:value-type="float" office:value="197.879997598698" calcext:value-type="float">
            <text:p>197,88</text:p>
          </table:table-cell>
          <table:table-cell office:value-type="float" office:value="205.353868915478" calcext:value-type="float">
            <text:p>205,35</text:p>
          </table:table-cell>
          <table:table-cell office:value-type="float" office:value="289.741675261076" calcext:value-type="float">
            <text:p>289,74</text:p>
          </table:table-cell>
          <table:table-cell office:value-type="float" office:value="324.188042808331" calcext:value-type="float">
            <text:p>324,19</text:p>
          </table:table-cell>
          <table:table-cell office:value-type="float" office:value="382.045638713891" calcext:value-type="float">
            <text:p>382,05</text:p>
          </table:table-cell>
          <table:table-cell office:value-type="float" office:value="388.638681926825" calcext:value-type="float">
            <text:p>388,64</text:p>
          </table:table-cell>
          <table:table-cell office:value-type="float" office:value="408.752964069154" calcext:value-type="float">
            <text:p>408,75</text:p>
          </table:table-cell>
          <table:table-cell office:value-type="float" office:value="487.888651572635" calcext:value-type="float">
            <text:p>487,89</text:p>
          </table:table-cell>
          <table:table-cell office:value-type="float" office:value="608.243148300898" calcext:value-type="float">
            <text:p>608,24</text:p>
          </table:table-cell>
          <table:table-cell office:value-type="float" office:value="1140.32719366331" calcext:value-type="float">
            <text:p>1140,33</text:p>
          </table:table-cell>
          <table:table-cell office:value-type="float" office:value="1012.58470131934" calcext:value-type="float">
            <text:p>1012,58</text:p>
          </table:table-cell>
          <table:table-cell office:value-type="float" office:value="749.437738960319" calcext:value-type="float">
            <text:p>749,44</text:p>
          </table:table-cell>
          <table:table-cell office:value-type="float" office:value="623.266866667877" calcext:value-type="float">
            <text:p>623,27</text:p>
          </table:table-cell>
          <table:table-cell office:value-type="float" office:value="604.164672658451" calcext:value-type="float">
            <text:p>604,16</text:p>
          </table:table-cell>
          <table:table-cell office:value-type="float" office:value="529.092406709253" calcext:value-type="float">
            <text:p>529,09</text:p>
          </table:table-cell>
          <table:table-cell office:value-type="float" office:value="528.173475024647" calcext:value-type="float">
            <text:p>528,17</text:p>
          </table:table-cell>
          <table:table-cell office:value-type="float" office:value="531.544534333112" calcext:value-type="float">
            <text:p>531,54</text:p>
          </table:table-cell>
          <table:table-cell office:value-type="float" office:value="499.527331920981" calcext:value-type="float">
            <text:p>499,53</text:p>
          </table:table-cell>
          <table:table-cell office:value-type="float" office:value="525.212463212893" calcext:value-type="float">
            <text:p>525,21</text:p>
          </table:table-cell>
          <table:table-cell office:value-type="float" office:value="518.391584837306" calcext:value-type="float">
            <text:p>518,39</text:p>
          </table:table-cell>
          <table:table-cell office:value-type="float" office:value="499.149740449677" calcext:value-type="float">
            <text:p>499,15</text:p>
          </table:table-cell>
          <table:table-cell office:value-type="float" office:value="432.813014400529" calcext:value-type="float">
            <text:p>432,81</text:p>
          </table:table-cell>
          <table:table-cell office:value-type="float" office:value="434.27876002639" calcext:value-type="float">
            <text:p>434,28</text:p>
          </table:table-cell>
          <table:table-cell office:value-type="float" office:value="488.97531353911" calcext:value-type="float">
            <text:p>488,98</text:p>
          </table:table-cell>
          <table:table-cell office:value-type="float" office:value="526.992478591875" calcext:value-type="float">
            <text:p>526,99</text:p>
          </table:table-cell>
          <table:table-cell office:value-type="float" office:value="526.533965302193" calcext:value-type="float">
            <text:p>526,53</text:p>
          </table:table-cell>
          <table:table-cell office:value-type="float" office:value="504.161388667976" calcext:value-type="float">
            <text:p>504,16</text:p>
          </table:table-cell>
          <table:table-cell office:value-type="float" office:value="512.951632746395" calcext:value-type="float">
            <text:p>512,95</text:p>
          </table:table-cell>
          <table:table-cell office:value-type="float" office:value="547.648498120603" calcext:value-type="float">
            <text:p>547,65</text:p>
          </table:table-cell>
          <table:table-cell office:value-type="float" office:value="537.063856991827" calcext:value-type="float">
            <text:p>537,06</text:p>
          </table:table-cell>
          <table:table-cell office:value-type="float" office:value="580.434934070304" calcext:value-type="float">
            <text:p>580,43</text:p>
          </table:table-cell>
          <table:table-cell office:value-type="float" office:value="637.254597752558" calcext:value-type="float">
            <text:p>637,25</text:p>
          </table:table-cell>
          <table:table-cell office:value-type="float" office:value="762.453808363186" calcext:value-type="float">
            <text:p>762,45</text:p>
          </table:table-cell>
          <table:table-cell office:value-type="float" office:value="894.158505626093" calcext:value-type="float">
            <text:p>894,16</text:p>
          </table:table-cell>
          <table:table-cell office:value-type="float" office:value="1127.40777343934" calcext:value-type="float">
            <text:p>1127,41</text:p>
          </table:table-cell>
          <table:table-cell office:value-type="float" office:value="1272.08369331236" calcext:value-type="float">
            <text:p>1272,08</text:p>
          </table:table-cell>
          <table:table-cell office:value-type="float" office:value="1478.56476031483" calcext:value-type="float">
            <text:p>1478,56</text:p>
          </table:table-cell>
          <table:table-cell office:value-type="float" office:value="1348.86714974578" calcext:value-type="float">
            <text:p>1348,87</text:p>
          </table:table-cell>
          <table:table-cell office:value-type="float" office:value="1552.9183722043" calcext:value-type="float">
            <text:p>1552,92</text:p>
          </table:table-cell>
          <table:table-cell office:value-type="float" office:value="1756.2935339152" calcext:value-type="float">
            <text:p>1756,29</text:p>
          </table:table-cell>
          <table:table-cell office:value-type="float" office:value="1889.31544000865" calcext:value-type="float">
            <text:p>1889,32</text:p>
          </table:table-cell>
          <table:table-cell office:value-type="float" office:value="2004.50429828583" calcext:value-type="float">
            <text:p>2004,50</text:p>
          </table:table-cell>
          <table:table-cell office:value-type="float" office:value="2125.51704913574" calcext:value-type="float">
            <text:p>2125,52</text:p>
          </table:table-cell>
          <table:table-cell office:value-type="float" office:value="1973.25913445891" calcext:value-type="float">
            <text:p>1973,26</text:p>
          </table:table-cell>
          <table:table-cell office:value-type="float" office:value="1787.18031594751" calcext:value-type="float">
            <text:p>1787,18</text:p>
          </table:table-cell>
          <table:table-cell office:value-type="float" office:value="1733.81144214788" calcext:value-type="float">
            <text:p>1733,81</text:p>
          </table:table-cell>
          <table:table-cell office:value-type="float" office:value="1787.91519951321" calcext:value-type="float">
            <text:p>1787,9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float" office:value="1087.8342434189" calcext:value-type="float">
            <text:p>1087,83</text:p>
          </table:table-cell>
          <table:table-cell office:value-type="float" office:value="1167.00053244585" calcext:value-type="float">
            <text:p>1167,00</text:p>
          </table:table-cell>
          <table:table-cell office:value-type="float" office:value="1269.41258289256" calcext:value-type="float">
            <text:p>1269,41</text:p>
          </table:table-cell>
          <table:table-cell office:value-type="float" office:value="1374.53213986075" calcext:value-type="float">
            <text:p>1374,53</text:p>
          </table:table-cell>
          <table:table-cell office:value-type="float" office:value="1486.96860600566" calcext:value-type="float">
            <text:p>1486,97</text:p>
          </table:table-cell>
          <table:table-cell office:value-type="float" office:value="1569.66718289967" calcext:value-type="float">
            <text:p>1569,67</text:p>
          </table:table-cell>
          <table:table-cell office:value-type="float" office:value="1677.67352804272" calcext:value-type="float">
            <text:p>1677,67</text:p>
          </table:table-cell>
          <table:table-cell office:value-type="float" office:value="1825.38612552124" calcext:value-type="float">
            <text:p>1825,39</text:p>
          </table:table-cell>
          <table:table-cell office:value-type="float" office:value="2058.76907922607" calcext:value-type="float">
            <text:p>2058,77</text:p>
          </table:table-cell>
          <table:table-cell office:value-type="float" office:value="2380.97844333246" calcext:value-type="float">
            <text:p>2380,98</text:p>
          </table:table-cell>
          <table:table-cell office:value-type="float" office:value="2924.04887110057" calcext:value-type="float">
            <text:p>2924,05</text:p>
          </table:table-cell>
          <table:table-cell office:value-type="float" office:value="3890.72245647634" calcext:value-type="float">
            <text:p>3890,72</text:p>
          </table:table-cell>
          <table:table-cell office:value-type="float" office:value="4630.7572070671" calcext:value-type="float">
            <text:p>4630,76</text:p>
          </table:table-cell>
          <table:table-cell office:value-type="float" office:value="5285.62072414121" calcext:value-type="float">
            <text:p>5285,62</text:p>
          </table:table-cell>
          <table:table-cell office:value-type="float" office:value="5678.38663782273" calcext:value-type="float">
            <text:p>5678,39</text:p>
          </table:table-cell>
          <table:table-cell office:value-type="float" office:value="6810.6277286986" calcext:value-type="float">
            <text:p>6810,63</text:p>
          </table:table-cell>
          <table:table-cell office:value-type="float" office:value="8205.46892702823" calcext:value-type="float">
            <text:p>8205,47</text:p>
          </table:table-cell>
          <table:table-cell office:value-type="float" office:value="9793.76530724628" calcext:value-type="float">
            <text:p>9793,77</text:p>
          </table:table-cell>
          <table:table-cell office:value-type="float" office:value="10869.5464236099" calcext:value-type="float">
            <text:p>10869,55</text:p>
          </table:table-cell>
          <table:table-cell office:value-type="float" office:value="9385.24901832146" calcext:value-type="float">
            <text:p>9385,25</text:p>
          </table:table-cell>
          <table:table-cell office:value-type="float" office:value="9410.34722457985" calcext:value-type="float">
            <text:p>9410,35</text:p>
          </table:table-cell>
          <table:table-cell office:value-type="float" office:value="9537.40743056414" calcext:value-type="float">
            <text:p>9537,41</text:p>
          </table:table-cell>
          <table:table-cell office:value-type="float" office:value="8991.06507601017" calcext:value-type="float">
            <text:p>8991,07</text:p>
          </table:table-cell>
          <table:table-cell office:value-type="float" office:value="9172.09676880976" calcext:value-type="float">
            <text:p>9172,10</text:p>
          </table:table-cell>
          <table:table-cell office:value-type="float" office:value="13083.0726978243" calcext:value-type="float">
            <text:p>13083,07</text:p>
          </table:table-cell>
          <table:table-cell office:value-type="float" office:value="16392.7695665813" calcext:value-type="float">
            <text:p>16392,77</text:p>
          </table:table-cell>
          <table:table-cell office:value-type="float" office:value="17578.6189397397" calcext:value-type="float">
            <text:p>17578,62</text:p>
          </table:table-cell>
          <table:table-cell office:value-type="float" office:value="17468.9461918554" calcext:value-type="float">
            <text:p>17468,95</text:p>
          </table:table-cell>
          <table:table-cell office:value-type="float" office:value="21680.9896863626" calcext:value-type="float">
            <text:p>21680,99</text:p>
          </table:table-cell>
          <table:table-cell office:value-type="float" office:value="22410.9117362704" calcext:value-type="float">
            <text:p>22410,91</text:p>
          </table:table-cell>
          <table:table-cell office:value-type="float" office:value="24880.164070125" calcext:value-type="float">
            <text:p>24880,16</text:p>
          </table:table-cell>
          <table:table-cell office:value-type="float" office:value="24081.5278077646" calcext:value-type="float">
            <text:p>24081,53</text:p>
          </table:table-cell>
          <table:table-cell office:value-type="float" office:value="25646.7006591684" calcext:value-type="float">
            <text:p>25646,70</text:p>
          </table:table-cell>
          <table:table-cell office:value-type="float" office:value="30325.8495818396" calcext:value-type="float">
            <text:p>30325,85</text:p>
          </table:table-cell>
          <table:table-cell office:value-type="float" office:value="29809.0767730821" calcext:value-type="float">
            <text:p>29809,08</text:p>
          </table:table-cell>
          <table:table-cell office:value-type="float" office:value="26705.4785993891" calcext:value-type="float">
            <text:p>26705,48</text:p>
          </table:table-cell>
          <table:table-cell office:value-type="float" office:value="27361.8751106437" calcext:value-type="float">
            <text:p>27361,88</text:p>
          </table:table-cell>
          <table:table-cell office:value-type="float" office:value="27174.2971559775" calcext:value-type="float">
            <text:p>27174,30</text:p>
          </table:table-cell>
          <table:table-cell office:value-type="float" office:value="24564.4582948404" calcext:value-type="float">
            <text:p>24564,46</text:p>
          </table:table-cell>
          <table:table-cell office:value-type="float" office:value="24537.5142629883" calcext:value-type="float">
            <text:p>24537,51</text:p>
          </table:table-cell>
          <table:table-cell office:value-type="float" office:value="26401.7454564357" calcext:value-type="float">
            <text:p>26401,75</text:p>
          </table:table-cell>
          <table:table-cell office:value-type="float" office:value="32222.8972411655" calcext:value-type="float">
            <text:p>32222,90</text:p>
          </table:table-cell>
          <table:table-cell office:value-type="float" office:value="36821.5214680093" calcext:value-type="float">
            <text:p>36821,52</text:p>
          </table:table-cell>
          <table:table-cell office:value-type="float" office:value="38403.1338770715" calcext:value-type="float">
            <text:p>38403,13</text:p>
          </table:table-cell>
          <table:table-cell office:value-type="float" office:value="40635.2818159724" calcext:value-type="float">
            <text:p>40635,28</text:p>
          </table:table-cell>
          <table:table-cell office:value-type="float" office:value="46855.7717452095" calcext:value-type="float">
            <text:p>46855,77</text:p>
          </table:table-cell>
          <table:table-cell office:value-type="float" office:value="51708.7657541758" calcext:value-type="float">
            <text:p>51708,77</text:p>
          </table:table-cell>
          <table:table-cell office:value-type="float" office:value="47963.1794023217" calcext:value-type="float">
            <text:p>47963,18</text:p>
          </table:table-cell>
          <table:table-cell office:value-type="float" office:value="46858.0432733717" calcext:value-type="float">
            <text:p>46858,04</text:p>
          </table:table-cell>
          <table:table-cell office:value-type="float" office:value="51374.9584066934" calcext:value-type="float">
            <text:p>51374,96</text:p>
          </table:table-cell>
          <table:table-cell office:value-type="float" office:value="48567.69528642" calcext:value-type="float">
            <text:p>48567,70</text:p>
          </table:table-cell>
          <table:table-cell office:value-type="float" office:value="50716.7087062864" calcext:value-type="float">
            <text:p>50716,71</text:p>
          </table:table-cell>
          <table:table-cell office:value-type="float" office:value="51717.4959405515" calcext:value-type="float">
            <text:p>51717,50</text:p>
          </table:table-cell>
          <table:table-cell office:value-type="float" office:value="44178.0473777432" calcext:value-type="float">
            <text:p>44178,05</text:p>
          </table:table-cell>
          <table:table-cell office:value-type="float" office:value="45237.8050921543" calcext:value-type="float">
            <text:p>45237,81</text:p>
          </table:table-cell>
          <table:table-cell office:value-type="float" office:value="47431.630607607" calcext:value-type="float">
            <text:p>47431,63</text:p>
          </table:table-cell>
          <table:table-cell office:value-type="float" office:value="51461.9547804677" calcext:value-type="float">
            <text:p>51461,95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 office:value-type="string" calcext:value-type="string">
            <text:p>Camboya</text:p>
          </table:table-cell>
          <table:table-cell office:value-type="float" office:value="109.481224645588" calcext:value-type="float">
            <text:p>109,48</text:p>
          </table:table-cell>
          <table:table-cell office:value-type="float" office:value="117.823488310801" calcext:value-type="float">
            <text:p>117,82</text:p>
          </table:table-cell>
          <table:table-cell office:value-type="float" office:value="123.645808182523" calcext:value-type="float">
            <text:p>123,65</text:p>
          </table:table-cell>
          <table:table-cell office:value-type="float" office:value="134.304155041423" calcext:value-type="float">
            <text:p>134,30</text:p>
          </table:table-cell>
          <table:table-cell office:value-type="float" office:value="138.842954408855" calcext:value-type="float">
            <text:p>138,84</text:p>
          </table:table-cell>
          <table:table-cell office:value-type="float" office:value="144.011799993675" calcext:value-type="float">
            <text:p>144,01</text:p>
          </table:table-cell>
          <table:table-cell office:value-type="float" office:value="157.189930682399" calcext:value-type="float">
            <text:p>157,19</text:p>
          </table:table-cell>
          <table:table-cell office:value-type="float" office:value="142.265203658792" calcext:value-type="float">
            <text:p>142,27</text:p>
          </table:table-cell>
          <table:table-cell office:value-type="float" office:value="102.678961498333" calcext:value-type="float">
            <text:p>102,68</text:p>
          </table:table-cell>
          <table:table-cell office:value-type="float" office:value="135.84865209641" calcext:value-type="float">
            <text:p>135,85</text:p>
          </table:table-cell>
          <table:table-cell office:value-type="float" office:value="69.2333273727387" calcext:value-type="float">
            <text:p>69,23</text:p>
          </table:table-cell>
          <table:table-cell office:value-type="float" office:value="94.358531165474" calcext:value-type="float">
            <text:p>94,36</text:p>
          </table:table-cell>
          <table:table-cell office:value-type="float" office:value="78.1119936359898" calcext:value-type="float">
            <text:p>78,11</text:p>
          </table:table-cell>
          <table:table-cell table:number-columns-repeated="18"/>
          <table:table-cell office:value-type="float" office:value="254.116481911776" calcext:value-type="float">
            <text:p>254,12</text:p>
          </table:table-cell>
          <table:table-cell office:value-type="float" office:value="270.542992547856" calcext:value-type="float">
            <text:p>270,54</text:p>
          </table:table-cell>
          <table:table-cell office:value-type="float" office:value="322.931787568498" calcext:value-type="float">
            <text:p>322,93</text:p>
          </table:table-cell>
          <table:table-cell office:value-type="float" office:value="319.286371696389" calcext:value-type="float">
            <text:p>319,29</text:p>
          </table:table-cell>
          <table:table-cell office:value-type="float" office:value="304.764607003602" calcext:value-type="float">
            <text:p>304,76</text:p>
          </table:table-cell>
          <table:table-cell office:value-type="float" office:value="268.990418573267" calcext:value-type="float">
            <text:p>268,99</text:p>
          </table:table-cell>
          <table:table-cell office:value-type="float" office:value="295.903327738886" calcext:value-type="float">
            <text:p>295,90</text:p>
          </table:table-cell>
          <table:table-cell office:value-type="float" office:value="302.577163565133" calcext:value-type="float">
            <text:p>302,58</text:p>
          </table:table-cell>
          <table:table-cell office:value-type="float" office:value="321.150301305966" calcext:value-type="float">
            <text:p>321,15</text:p>
          </table:table-cell>
          <table:table-cell office:value-type="float" office:value="338.987262704572" calcext:value-type="float">
            <text:p>338,99</text:p>
          </table:table-cell>
          <table:table-cell office:value-type="float" office:value="362.335707650169" calcext:value-type="float">
            <text:p>362,34</text:p>
          </table:table-cell>
          <table:table-cell office:value-type="float" office:value="408.513826347366" calcext:value-type="float">
            <text:p>408,51</text:p>
          </table:table-cell>
          <table:table-cell office:value-type="float" office:value="474.111227790099" calcext:value-type="float">
            <text:p>474,11</text:p>
          </table:table-cell>
          <table:table-cell office:value-type="float" office:value="539.750168717216" calcext:value-type="float">
            <text:p>539,75</text:p>
          </table:table-cell>
          <table:table-cell office:value-type="float" office:value="631.524842114382" calcext:value-type="float">
            <text:p>631,52</text:p>
          </table:table-cell>
          <table:table-cell office:value-type="float" office:value="745.609180660928" calcext:value-type="float">
            <text:p>745,61</text:p>
          </table:table-cell>
          <table:table-cell office:value-type="float" office:value="738.054783617506" calcext:value-type="float">
            <text:p>738,05</text:p>
          </table:table-cell>
          <table:table-cell office:value-type="float" office:value="785.502282874113" calcext:value-type="float">
            <text:p>785,50</text:p>
          </table:table-cell>
          <table:table-cell office:value-type="float" office:value="882.275492640073" calcext:value-type="float">
            <text:p>882,28</text:p>
          </table:table-cell>
          <table:table-cell office:value-type="float" office:value="950.880345993697" calcext:value-type="float">
            <text:p>950,88</text:p>
          </table:table-cell>
          <table:table-cell office:value-type="float" office:value="1013.4204006154" calcext:value-type="float">
            <text:p>1013,42</text:p>
          </table:table-cell>
          <table:table-cell office:value-type="float" office:value="1093.49619050796" calcext:value-type="float">
            <text:p>1093,50</text:p>
          </table:table-cell>
          <table:table-cell office:value-type="float" office:value="1162.90491997151" calcext:value-type="float">
            <text:p>1162,90</text:p>
          </table:table-cell>
          <table:table-cell office:value-type="float" office:value="1278.63106216298" calcext:value-type="float">
            <text:p>1278,63</text:p>
          </table:table-cell>
          <table:table-cell office:value-type="float" office:value="1385.45836254396" calcext:value-type="float">
            <text:p>1385,46</text:p>
          </table:table-cell>
          <table:table-cell office:value-type="float" office:value="1510.3248705764" calcext:value-type="float">
            <text:p>1510,32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float" office:value="1094.63584823375" calcext:value-type="float">
            <text:p>1094,64</text:p>
          </table:table-cell>
          <table:table-cell office:value-type="float" office:value="1257.81140535239" calcext:value-type="float">
            <text:p>1257,81</text:p>
          </table:table-cell>
          <table:table-cell office:value-type="float" office:value="1375.89225589226" calcext:value-type="float">
            <text:p>1375,89</text:p>
          </table:table-cell>
          <table:table-cell office:value-type="float" office:value="1429.31460528027" calcext:value-type="float">
            <text:p>1429,31</text:p>
          </table:table-cell>
          <table:table-cell office:value-type="float" office:value="1513.88360593382" calcext:value-type="float">
            <text:p>1513,88</text:p>
          </table:table-cell>
          <table:table-cell office:value-type="float" office:value="1468.12386156648" calcext:value-type="float">
            <text:p>1468,12</text:p>
          </table:table-cell>
          <table:table-cell office:value-type="float" office:value="1647.87727434891" calcext:value-type="float">
            <text:p>1647,88</text:p>
          </table:table-cell>
          <table:table-cell office:value-type="float" office:value="1852.39253852393" calcext:value-type="float">
            <text:p>1852,39</text:p>
          </table:table-cell>
          <table:table-cell office:value-type="float" office:value="2370.09655481028" calcext:value-type="float">
            <text:p>2370,10</text:p>
          </table:table-cell>
          <table:table-cell office:value-type="float" office:value="2186.95029783153" calcext:value-type="float">
            <text:p>2186,95</text:p>
          </table:table-cell>
          <table:table-cell office:value-type="float" office:value="2787.56372513142" calcext:value-type="float">
            <text:p>2787,56</text:p>
          </table:table-cell>
          <table:table-cell office:value-type="float" office:value="3455.23208758016" calcext:value-type="float">
            <text:p>3455,23</text:p>
          </table:table-cell>
          <table:table-cell office:value-type="float" office:value="4838.9106099507" calcext:value-type="float">
            <text:p>4838,91</text:p>
          </table:table-cell>
          <table:table-cell office:value-type="float" office:value="4445.77937153579" calcext:value-type="float">
            <text:p>4445,78</text:p>
          </table:table-cell>
          <table:table-cell office:value-type="float" office:value="4297.5165722471" calcext:value-type="float">
            <text:p>4297,52</text:p>
          </table:table-cell>
          <table:table-cell office:value-type="float" office:value="4808.41439278752" calcext:value-type="float">
            <text:p>4808,41</text:p>
          </table:table-cell>
          <table:table-cell office:value-type="float" office:value="4564.54678458315" calcext:value-type="float">
            <text:p>4564,55</text:p>
          </table:table-cell>
          <table:table-cell office:value-type="float" office:value="5682.53605057213" calcext:value-type="float">
            <text:p>5682,54</text:p>
          </table:table-cell>
          <table:table-cell office:value-type="float" office:value="6231.17882275304" calcext:value-type="float">
            <text:p>6231,18</text:p>
          </table:table-cell>
          <table:table-cell office:value-type="float" office:value="6465.93271959114" calcext:value-type="float">
            <text:p>6465,93</text:p>
          </table:table-cell>
          <table:table-cell office:value-type="float" office:value="6905.85765634552" calcext:value-type="float">
            <text:p>6905,86</text:p>
          </table:table-cell>
          <table:table-cell office:value-type="float" office:value="7574.23427212136" calcext:value-type="float">
            <text:p>7574,23</text:p>
          </table:table-cell>
          <table:table-cell office:value-type="float" office:value="7011.41157667035" calcext:value-type="float">
            <text:p>7011,41</text:p>
          </table:table-cell>
          <table:table-cell office:value-type="float" office:value="6497.73415524957" calcext:value-type="float">
            <text:p>6497,73</text:p>
          </table:table-cell>
          <table:table-cell office:value-type="float" office:value="7931.51011298114" calcext:value-type="float">
            <text:p>7931,51</text:p>
          </table:table-cell>
          <table:table-cell office:value-type="float" office:value="9375.89360029887" calcext:value-type="float">
            <text:p>9375,89</text:p>
          </table:table-cell>
          <table:table-cell office:value-type="float" office:value="11278.5641122079" calcext:value-type="float">
            <text:p>11278,56</text:p>
          </table:table-cell>
          <table:table-cell office:value-type="float" office:value="11045.1453436154" calcext:value-type="float">
            <text:p>11045,15</text:p>
          </table:table-cell>
          <table:table-cell office:value-type="float" office:value="12663.3645290826" calcext:value-type="float">
            <text:p>12663,36</text:p>
          </table:table-cell>
          <table:table-cell office:value-type="float" office:value="13650.8421213355" calcext:value-type="float">
            <text:p>13650,84</text:p>
          </table:table-cell>
          <table:table-cell office:value-type="float" office:value="14758.3471055702" calcext:value-type="float">
            <text:p>14758,35</text:p>
          </table:table-cell>
          <table:table-cell office:value-type="float" office:value="14443.2439705716" calcext:value-type="float">
            <text:p>14443,24</text:p>
          </table:table-cell>
          <table:table-cell office:value-type="float" office:value="15992.3435031599" calcext:value-type="float">
            <text:p>15992,34</text:p>
          </table:table-cell>
          <table:table-cell office:value-type="float" office:value="18103.6625165139" calcext:value-type="float">
            <text:p>18103,66</text:p>
          </table:table-cell>
          <table:table-cell office:value-type="float" office:value="19324.6393585294" calcext:value-type="float">
            <text:p>19324,64</text:p>
          </table:table-cell>
          <table:table-cell office:value-type="float" office:value="19652.6074376039" calcext:value-type="float">
            <text:p>19652,61</text:p>
          </table:table-cell>
          <table:table-cell office:value-type="float" office:value="19415.9850688554" calcext:value-type="float">
            <text:p>19415,99</text:p>
          </table:table-cell>
          <table:table-cell office:value-type="float" office:value="19120.2506461821" calcext:value-type="float">
            <text:p>19120,25</text:p>
          </table:table-cell>
          <table:table-cell office:value-type="float" office:value="21043.5749322433" calcext:value-type="float">
            <text:p>21043,57</text:p>
          </table:table-cell>
          <table:table-cell office:value-type="float" office:value="20306.9322388455" calcext:value-type="float">
            <text:p>20306,93</text:p>
          </table:table-cell>
          <table:table-cell office:value-type="float" office:value="18435.8947627594" calcext:value-type="float">
            <text:p>18435,89</text:p>
          </table:table-cell>
          <table:table-cell office:value-type="float" office:value="18979.3234467797" calcext:value-type="float">
            <text:p>18979,32</text:p>
          </table:table-cell>
          <table:table-cell office:value-type="float" office:value="19896.8177404384" calcext:value-type="float">
            <text:p>19896,82</text:p>
          </table:table-cell>
          <table:table-cell office:value-type="float" office:value="20566.6454898642" calcext:value-type="float">
            <text:p>20566,65</text:p>
          </table:table-cell>
          <table:table-cell office:value-type="float" office:value="21837.3784883786" calcext:value-type="float">
            <text:p>21837,38</text:p>
          </table:table-cell>
          <table:table-cell office:value-type="float" office:value="24924.3309496648" calcext:value-type="float">
            <text:p>24924,33</text:p>
          </table:table-cell>
          <table:table-cell office:value-type="float" office:value="29567.803875678" calcext:value-type="float">
            <text:p>29567,80</text:p>
          </table:table-cell>
          <table:table-cell office:value-type="float" office:value="27715.636808319" calcext:value-type="float">
            <text:p>27715,64</text:p>
          </table:table-cell>
          <table:table-cell office:value-type="float" office:value="30693.5930786871" calcext:value-type="float">
            <text:p>30693,59</text:p>
          </table:table-cell>
          <table:table-cell office:value-type="float" office:value="33669.2464692884" calcext:value-type="float">
            <text:p>33669,25</text:p>
          </table:table-cell>
          <table:table-cell office:value-type="float" office:value="32511.2378524925" calcext:value-type="float">
            <text:p>32511,24</text:p>
          </table:table-cell>
          <table:table-cell office:value-type="float" office:value="36309.4688256886" calcext:value-type="float">
            <text:p>36309,47</text:p>
          </table:table-cell>
          <table:table-cell office:value-type="float" office:value="37678.8897743182" calcext:value-type="float">
            <text:p>37678,89</text:p>
          </table:table-cell>
          <table:table-cell office:value-type="float" office:value="35776.7951710172" calcext:value-type="float">
            <text:p>35776,80</text:p>
          </table:table-cell>
          <table:table-cell office:value-type="float" office:value="37321.6240366845" calcext:value-type="float">
            <text:p>37321,62</text:p>
          </table:table-cell>
          <table:table-cell office:value-type="float" office:value="40541.8620907084" calcext:value-type="float">
            <text:p>40541,86</text:p>
          </table:table-cell>
          <table:table-cell office:value-type="float" office:value="41715.0292840432" calcext:value-type="float">
            <text:p>41715,03</text:p>
          </table:table-cell>
        </table:table-row>
        <table:table-row table:style-name="ro1">
          <table:table-cell/>
          <table:table-cell office:value-type="string" calcext:value-type="string">
            <text:p>Zona del Euro</text:p>
          </table:table-cell>
          <table:table-cell office:value-type="float" office:value="1106.56996882149" calcext:value-type="float">
            <text:p>1106,57</text:p>
          </table:table-cell>
          <table:table-cell office:value-type="float" office:value="1230.22599168274" calcext:value-type="float">
            <text:p>1230,23</text:p>
          </table:table-cell>
          <table:table-cell office:value-type="float" office:value="1355.99355886514" calcext:value-type="float">
            <text:p>1355,99</text:p>
          </table:table-cell>
          <table:table-cell office:value-type="float" office:value="1468.91297919565" calcext:value-type="float">
            <text:p>1468,91</text:p>
          </table:table-cell>
          <table:table-cell office:value-type="float" office:value="1589.45003377458" calcext:value-type="float">
            <text:p>1589,45</text:p>
          </table:table-cell>
          <table:table-cell office:value-type="float" office:value="1714.84257731149" calcext:value-type="float">
            <text:p>1714,84</text:p>
          </table:table-cell>
          <table:table-cell office:value-type="float" office:value="1828.76419274119" calcext:value-type="float">
            <text:p>1828,76</text:p>
          </table:table-cell>
          <table:table-cell office:value-type="float" office:value="2027.72823474211" calcext:value-type="float">
            <text:p>2027,73</text:p>
          </table:table-cell>
          <table:table-cell office:value-type="float" office:value="2237.3213199522" calcext:value-type="float">
            <text:p>2237,32</text:p>
          </table:table-cell>
          <table:table-cell office:value-type="float" office:value="2521.88179663333" calcext:value-type="float">
            <text:p>2521,88</text:p>
          </table:table-cell>
          <table:table-cell office:value-type="float" office:value="3026.07137927535" calcext:value-type="float">
            <text:p>3026,07</text:p>
          </table:table-cell>
          <table:table-cell office:value-type="float" office:value="3903.56408953566" calcext:value-type="float">
            <text:p>3903,56</text:p>
          </table:table-cell>
          <table:table-cell office:value-type="float" office:value="4401.79037242037" calcext:value-type="float">
            <text:p>4401,79</text:p>
          </table:table-cell>
          <table:table-cell office:value-type="float" office:value="5077.57730701587" calcext:value-type="float">
            <text:p>5077,58</text:p>
          </table:table-cell>
          <table:table-cell office:value-type="float" office:value="5275.33746806294" calcext:value-type="float">
            <text:p>5275,34</text:p>
          </table:table-cell>
          <table:table-cell office:value-type="float" office:value="5976.59098937287" calcext:value-type="float">
            <text:p>5976,59</text:p>
          </table:table-cell>
          <table:table-cell office:value-type="float" office:value="7289.0635614727" calcext:value-type="float">
            <text:p>7289,06</text:p>
          </table:table-cell>
          <table:table-cell office:value-type="float" office:value="8793.51708285027" calcext:value-type="float">
            <text:p>8793,52</text:p>
          </table:table-cell>
          <table:table-cell office:value-type="float" office:value="9806.3209733658" calcext:value-type="float">
            <text:p>9806,32</text:p>
          </table:table-cell>
          <table:table-cell office:value-type="float" office:value="8489.91348617417" calcext:value-type="float">
            <text:p>8489,91</text:p>
          </table:table-cell>
          <table:table-cell office:value-type="float" office:value="8197.39797219595" calcext:value-type="float">
            <text:p>8197,40</text:p>
          </table:table-cell>
          <table:table-cell office:value-type="float" office:value="7981.07218134607" calcext:value-type="float">
            <text:p>7981,07</text:p>
          </table:table-cell>
          <table:table-cell office:value-type="float" office:value="7642.63329696996" calcext:value-type="float">
            <text:p>7642,63</text:p>
          </table:table-cell>
          <table:table-cell office:value-type="float" office:value="7836.7805209872" calcext:value-type="float">
            <text:p>7836,78</text:p>
          </table:table-cell>
          <table:table-cell office:value-type="float" office:value="10971.1318533393" calcext:value-type="float">
            <text:p>10971,13</text:p>
          </table:table-cell>
          <table:table-cell office:value-type="float" office:value="13532.2957760015" calcext:value-type="float">
            <text:p>13532,30</text:p>
          </table:table-cell>
          <table:table-cell office:value-type="float" office:value="14833.1878828195" calcext:value-type="float">
            <text:p>14833,19</text:p>
          </table:table-cell>
          <table:table-cell office:value-type="float" office:value="15086.9496166361" calcext:value-type="float">
            <text:p>15086,95</text:p>
          </table:table-cell>
          <table:table-cell office:value-type="float" office:value="18900.3666638708" calcext:value-type="float">
            <text:p>18900,37</text:p>
          </table:table-cell>
          <table:table-cell office:value-type="float" office:value="19541.7028259012" calcext:value-type="float">
            <text:p>19541,70</text:p>
          </table:table-cell>
          <table:table-cell office:value-type="float" office:value="21455.4253689727" calcext:value-type="float">
            <text:p>21455,43</text:p>
          </table:table-cell>
          <table:table-cell office:value-type="float" office:value="19556.5856354056" calcext:value-type="float">
            <text:p>19556,59</text:p>
          </table:table-cell>
          <table:table-cell office:value-type="float" office:value="20586.9978897063" calcext:value-type="float">
            <text:p>20587,00</text:p>
          </table:table-cell>
          <table:table-cell office:value-type="float" office:value="23696.9383202038" calcext:value-type="float">
            <text:p>23696,94</text:p>
          </table:table-cell>
          <table:table-cell office:value-type="float" office:value="23915.7721628366" calcext:value-type="float">
            <text:p>23915,77</text:p>
          </table:table-cell>
          <table:table-cell office:value-type="float" office:value="21810.2875141572" calcext:value-type="float">
            <text:p>21810,29</text:p>
          </table:table-cell>
          <table:table-cell office:value-type="float" office:value="22380.5067897272" calcext:value-type="float">
            <text:p>22380,51</text:p>
          </table:table-cell>
          <table:table-cell office:value-type="float" office:value="22213.1812839233" calcext:value-type="float">
            <text:p>22213,18</text:p>
          </table:table-cell>
          <table:table-cell office:value-type="float" office:value="20166.5672971597" calcext:value-type="float">
            <text:p>20166,57</text:p>
          </table:table-cell>
          <table:table-cell office:value-type="float" office:value="20433.2104249652" calcext:value-type="float">
            <text:p>20433,21</text:p>
          </table:table-cell>
          <table:table-cell office:value-type="float" office:value="22109.8718504263" calcext:value-type="float">
            <text:p>22109,87</text:p>
          </table:table-cell>
          <table:table-cell office:value-type="float" office:value="27134.9122762548" calcext:value-type="float">
            <text:p>27134,91</text:p>
          </table:table-cell>
          <table:table-cell office:value-type="float" office:value="30948.7749030078" calcext:value-type="float">
            <text:p>30948,77</text:p>
          </table:table-cell>
          <table:table-cell office:value-type="float" office:value="31936.0180861236" calcext:value-type="float">
            <text:p>31936,02</text:p>
          </table:table-cell>
          <table:table-cell office:value-type="float" office:value="33767.0925166372" calcext:value-type="float">
            <text:p>33767,09</text:p>
          </table:table-cell>
          <table:table-cell office:value-type="float" office:value="38666.7342923688" calcext:value-type="float">
            <text:p>38666,73</text:p>
          </table:table-cell>
          <table:table-cell office:value-type="float" office:value="42177.8209210533" calcext:value-type="float">
            <text:p>42177,82</text:p>
          </table:table-cell>
          <table:table-cell office:value-type="float" office:value="38423.2137622717" calcext:value-type="float">
            <text:p>38423,21</text:p>
          </table:table-cell>
          <table:table-cell office:value-type="float" office:value="37567.0529020886" calcext:value-type="float">
            <text:p>37567,05</text:p>
          </table:table-cell>
          <table:table-cell office:value-type="float" office:value="40613.0001890954" calcext:value-type="float">
            <text:p>40613,00</text:p>
          </table:table-cell>
          <table:table-cell office:value-type="float" office:value="37597.9905087513" calcext:value-type="float">
            <text:p>37597,99</text:p>
          </table:table-cell>
          <table:table-cell office:value-type="float" office:value="39102.9528579493" calcext:value-type="float">
            <text:p>39102,95</text:p>
          </table:table-cell>
          <table:table-cell office:value-type="float" office:value="39856.7002990383" calcext:value-type="float">
            <text:p>39856,70</text:p>
          </table:table-cell>
          <table:table-cell office:value-type="float" office:value="34377.5140609793" calcext:value-type="float">
            <text:p>34377,51</text:p>
          </table:table-cell>
          <table:table-cell office:value-type="float" office:value="35128.1032993356" calcext:value-type="float">
            <text:p>35128,10</text:p>
          </table:table-cell>
          <table:table-cell office:value-type="float" office:value="36997.7270415804" calcext:value-type="float">
            <text:p>36997,73</text:p>
          </table:table-cell>
          <table:table-cell office:value-type="float" office:value="39927.6175863294" calcext:value-type="float">
            <text:p>39927,62</text:p>
          </table:table-cell>
        </table:table-row>
        <table:table-row table:style-name="ro1">
          <table:table-cell/>
          <table:table-cell office:value-type="string" calcext:value-type="string">
            <text:p>Sólo AIF</text:p>
          </table:table-cell>
          <table:table-cell office:value-type="float" office:value="111.432758535962" calcext:value-type="float">
            <text:p>111,43</text:p>
          </table:table-cell>
          <table:table-cell office:value-type="float" office:value="126.302540704572" calcext:value-type="float">
            <text:p>126,30</text:p>
          </table:table-cell>
          <table:table-cell office:value-type="float" office:value="113.786691036218" calcext:value-type="float">
            <text:p>113,79</text:p>
          </table:table-cell>
          <table:table-cell office:value-type="float" office:value="128.47467500212" calcext:value-type="float">
            <text:p>128,47</text:p>
          </table:table-cell>
          <table:table-cell office:value-type="float" office:value="135.603961105575" calcext:value-type="float">
            <text:p>135,60</text:p>
          </table:table-cell>
          <table:table-cell office:value-type="float" office:value="133.774428726938" calcext:value-type="float">
            <text:p>133,77</text:p>
          </table:table-cell>
          <table:table-cell office:value-type="float" office:value="136.616935444501" calcext:value-type="float">
            <text:p>136,62</text:p>
          </table:table-cell>
          <table:table-cell office:value-type="float" office:value="149.107945548271" calcext:value-type="float">
            <text:p>149,11</text:p>
          </table:table-cell>
          <table:table-cell office:value-type="float" office:value="150.767699588549" calcext:value-type="float">
            <text:p>150,77</text:p>
          </table:table-cell>
          <table:table-cell office:value-type="float" office:value="156.503268106505" calcext:value-type="float">
            <text:p>156,50</text:p>
          </table:table-cell>
          <table:table-cell office:value-type="float" office:value="151.836510208327" calcext:value-type="float">
            <text:p>151,84</text:p>
          </table:table-cell>
          <table:table-cell office:value-type="float" office:value="179.335539448851" calcext:value-type="float">
            <text:p>179,34</text:p>
          </table:table-cell>
          <table:table-cell office:value-type="float" office:value="225.677130468216" calcext:value-type="float">
            <text:p>225,68</text:p>
          </table:table-cell>
          <table:table-cell office:value-type="float" office:value="271.994578745902" calcext:value-type="float">
            <text:p>271,99</text:p>
          </table:table-cell>
          <table:table-cell office:value-type="float" office:value="245.55346266575" calcext:value-type="float">
            <text:p>245,55</text:p>
          </table:table-cell>
          <table:table-cell office:value-type="float" office:value="269.056936051999" calcext:value-type="float">
            <text:p>269,06</text:p>
          </table:table-cell>
          <table:table-cell office:value-type="float" office:value="309.233501080849" calcext:value-type="float">
            <text:p>309,23</text:p>
          </table:table-cell>
          <table:table-cell office:value-type="float" office:value="334.424106671055" calcext:value-type="float">
            <text:p>334,42</text:p>
          </table:table-cell>
          <table:table-cell office:value-type="float" office:value="354.403211194375" calcext:value-type="float">
            <text:p>354,40</text:p>
          </table:table-cell>
          <table:table-cell office:value-type="float" office:value="352.430269659429" calcext:value-type="float">
            <text:p>352,43</text:p>
          </table:table-cell>
          <table:table-cell office:value-type="float" office:value="341.866680544329" calcext:value-type="float">
            <text:p>341,87</text:p>
          </table:table-cell>
          <table:table-cell office:value-type="float" office:value="320.900799045101" calcext:value-type="float">
            <text:p>320,90</text:p>
          </table:table-cell>
          <table:table-cell office:value-type="float" office:value="313.489040012273" calcext:value-type="float">
            <text:p>313,49</text:p>
          </table:table-cell>
          <table:table-cell office:value-type="float" office:value="323.77595456839" calcext:value-type="float">
            <text:p>323,78</text:p>
          </table:table-cell>
          <table:table-cell office:value-type="float" office:value="339.201017872374" calcext:value-type="float">
            <text:p>339,20</text:p>
          </table:table-cell>
          <table:table-cell office:value-type="float" office:value="359.330231703621" calcext:value-type="float">
            <text:p>359,33</text:p>
          </table:table-cell>
          <table:table-cell office:value-type="float" office:value="354.003296540353" calcext:value-type="float">
            <text:p>354,00</text:p>
          </table:table-cell>
          <table:table-cell office:value-type="float" office:value="340.595775762659" calcext:value-type="float">
            <text:p>340,60</text:p>
          </table:table-cell>
          <table:table-cell office:value-type="float" office:value="349.212510003381" calcext:value-type="float">
            <text:p>349,21</text:p>
          </table:table-cell>
          <table:table-cell office:value-type="float" office:value="344.838173959609" calcext:value-type="float">
            <text:p>344,84</text:p>
          </table:table-cell>
          <table:table-cell office:value-type="float" office:value="315.319921757041" calcext:value-type="float">
            <text:p>315,32</text:p>
          </table:table-cell>
          <table:table-cell office:value-type="float" office:value="309.818838790699" calcext:value-type="float">
            <text:p>309,82</text:p>
          </table:table-cell>
          <table:table-cell office:value-type="float" office:value="278.052428178735" calcext:value-type="float">
            <text:p>278,05</text:p>
          </table:table-cell>
          <table:table-cell office:value-type="float" office:value="309.332384015619" calcext:value-type="float">
            <text:p>309,33</text:p>
          </table:table-cell>
          <table:table-cell office:value-type="float" office:value="329.500581948403" calcext:value-type="float">
            <text:p>329,50</text:p>
          </table:table-cell>
          <table:table-cell office:value-type="float" office:value="337.024112138607" calcext:value-type="float">
            <text:p>337,02</text:p>
          </table:table-cell>
          <table:table-cell office:value-type="float" office:value="342.312698336044" calcext:value-type="float">
            <text:p>342,31</text:p>
          </table:table-cell>
          <table:table-cell office:value-type="float" office:value="337.922384887712" calcext:value-type="float">
            <text:p>337,92</text:p>
          </table:table-cell>
          <table:table-cell office:value-type="float" office:value="359.524684085088" calcext:value-type="float">
            <text:p>359,52</text:p>
          </table:table-cell>
          <table:table-cell office:value-type="float" office:value="344.006270635455" calcext:value-type="float">
            <text:p>344,01</text:p>
          </table:table-cell>
          <table:table-cell office:value-type="float" office:value="353.851019755" calcext:value-type="float">
            <text:p>353,85</text:p>
          </table:table-cell>
          <table:table-cell office:value-type="float" office:value="389.029665299941" calcext:value-type="float">
            <text:p>389,03</text:p>
          </table:table-cell>
          <table:table-cell office:value-type="float" office:value="430.471472273255" calcext:value-type="float">
            <text:p>430,47</text:p>
          </table:table-cell>
          <table:table-cell office:value-type="float" office:value="474.778271763184" calcext:value-type="float">
            <text:p>474,78</text:p>
          </table:table-cell>
          <table:table-cell office:value-type="float" office:value="536.4845347796" calcext:value-type="float">
            <text:p>536,48</text:p>
          </table:table-cell>
          <table:table-cell office:value-type="float" office:value="625.492951032286" calcext:value-type="float">
            <text:p>625,49</text:p>
          </table:table-cell>
          <table:table-cell office:value-type="float" office:value="741.296543039222" calcext:value-type="float">
            <text:p>741,30</text:p>
          </table:table-cell>
          <table:table-cell office:value-type="float" office:value="744.234513874101" calcext:value-type="float">
            <text:p>744,23</text:p>
          </table:table-cell>
          <table:table-cell office:value-type="float" office:value="825.668487714633" calcext:value-type="float">
            <text:p>825,67</text:p>
          </table:table-cell>
          <table:table-cell office:value-type="float" office:value="904.88589220537" calcext:value-type="float">
            <text:p>904,89</text:p>
          </table:table-cell>
          <table:table-cell office:value-type="float" office:value="938.605083791361" calcext:value-type="float">
            <text:p>938,61</text:p>
          </table:table-cell>
          <table:table-cell office:value-type="float" office:value="1022.27064584774" calcext:value-type="float">
            <text:p>1022,27</text:p>
          </table:table-cell>
          <table:table-cell office:value-type="float" office:value="1069.62357202751" calcext:value-type="float">
            <text:p>1069,62</text:p>
          </table:table-cell>
          <table:table-cell office:value-type="float" office:value="1059.82946517435" calcext:value-type="float">
            <text:p>1059,83</text:p>
          </table:table-cell>
          <table:table-cell office:value-type="float" office:value="1073.80412587138" calcext:value-type="float">
            <text:p>1073,80</text:p>
          </table:table-cell>
          <table:table-cell office:value-type="float" office:value="1161.53806425146" calcext:value-type="float">
            <text:p>1161,54</text:p>
          </table:table-cell>
          <table:table-cell office:value-type="float" office:value="1139.61185397953" calcext:value-type="float">
            <text:p>1139,61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Papua Nueva Guinea</text:p>
          </table:table-cell>
          <table:table-cell office:value-type="float" office:value="111.600322247381" calcext:value-type="float">
            <text:p>111,60</text:p>
          </table:table-cell>
          <table:table-cell office:value-type="float" office:value="115.66399218076" calcext:value-type="float">
            <text:p>115,66</text:p>
          </table:table-cell>
          <table:table-cell office:value-type="float" office:value="125.424845499566" calcext:value-type="float">
            <text:p>125,42</text:p>
          </table:table-cell>
          <table:table-cell office:value-type="float" office:value="138.470409970135" calcext:value-type="float">
            <text:p>138,47</text:p>
          </table:table-cell>
          <table:table-cell office:value-type="float" office:value="153.946228250083" calcext:value-type="float">
            <text:p>153,95</text:p>
          </table:table-cell>
          <table:table-cell office:value-type="float" office:value="170.095312754953" calcext:value-type="float">
            <text:p>170,10</text:p>
          </table:table-cell>
          <table:table-cell office:value-type="float" office:value="182.622448896944" calcext:value-type="float">
            <text:p>182,62</text:p>
          </table:table-cell>
          <table:table-cell office:value-type="float" office:value="202.749406490117" calcext:value-type="float">
            <text:p>202,75</text:p>
          </table:table-cell>
          <table:table-cell office:value-type="float" office:value="231.947201080349" calcext:value-type="float">
            <text:p>231,95</text:p>
          </table:table-cell>
          <table:table-cell office:value-type="float" office:value="251.871581190835" calcext:value-type="float">
            <text:p>251,87</text:p>
          </table:table-cell>
          <table:table-cell office:value-type="float" office:value="294.297850763155" calcext:value-type="float">
            <text:p>294,30</text:p>
          </table:table-cell>
          <table:table-cell office:value-type="float" office:value="434.599348164778" calcext:value-type="float">
            <text:p>434,60</text:p>
          </table:table-cell>
          <table:table-cell office:value-type="float" office:value="479.047530743755" calcext:value-type="float">
            <text:p>479,05</text:p>
          </table:table-cell>
          <table:table-cell office:value-type="float" office:value="432.042974273629" calcext:value-type="float">
            <text:p>432,04</text:p>
          </table:table-cell>
          <table:table-cell office:value-type="float" office:value="469.545613837979" calcext:value-type="float">
            <text:p>469,55</text:p>
          </table:table-cell>
          <table:table-cell office:value-type="float" office:value="496.804581207725" calcext:value-type="float">
            <text:p>496,80</text:p>
          </table:table-cell>
          <table:table-cell office:value-type="float" office:value="574.850137824173" calcext:value-type="float">
            <text:p>574,85</text:p>
          </table:table-cell>
          <table:table-cell office:value-type="float" office:value="659.446808420228" calcext:value-type="float">
            <text:p>659,45</text:p>
          </table:table-cell>
          <table:table-cell office:value-type="float" office:value="712.919870995878" calcext:value-type="float">
            <text:p>712,92</text:p>
          </table:table-cell>
          <table:table-cell office:value-type="float" office:value="681.024406796712" calcext:value-type="float">
            <text:p>681,02</text:p>
          </table:table-cell>
          <table:table-cell office:value-type="float" office:value="628.524785578928" calcext:value-type="float">
            <text:p>628,52</text:p>
          </table:table-cell>
          <table:table-cell office:value-type="float" office:value="661.887593934743" calcext:value-type="float">
            <text:p>661,89</text:p>
          </table:table-cell>
          <table:table-cell office:value-type="float" office:value="641.990571091807" calcext:value-type="float">
            <text:p>641,99</text:p>
          </table:table-cell>
          <table:table-cell office:value-type="float" office:value="593.814083227415" calcext:value-type="float">
            <text:p>593,81</text:p>
          </table:table-cell>
          <table:table-cell office:value-type="float" office:value="632.517472403311" calcext:value-type="float">
            <text:p>632,52</text:p>
          </table:table-cell>
          <table:table-cell office:value-type="float" office:value="732.394220262818" calcext:value-type="float">
            <text:p>732,39</text:p>
          </table:table-cell>
          <table:table-cell office:value-type="float" office:value="831.03215458931" calcext:value-type="float">
            <text:p>831,03</text:p>
          </table:table-cell>
          <table:table-cell office:value-type="float" office:value="786.879800068638" calcext:value-type="float">
            <text:p>786,88</text:p>
          </table:table-cell>
          <table:table-cell office:value-type="float" office:value="697.539572978224" calcext:value-type="float">
            <text:p>697,54</text:p>
          </table:table-cell>
          <table:table-cell office:value-type="float" office:value="801.472286273567" calcext:value-type="float">
            <text:p>801,47</text:p>
          </table:table-cell>
          <table:table-cell office:value-type="float" office:value="905.248980774846" calcext:value-type="float">
            <text:p>905,25</text:p>
          </table:table-cell>
          <table:table-cell office:value-type="float" office:value="1005.15235874141" calcext:value-type="float">
            <text:p>1005,15</text:p>
          </table:table-cell>
          <table:table-cell office:value-type="float" office:value="1086.29181258907" calcext:value-type="float">
            <text:p>1086,29</text:p>
          </table:table-cell>
          <table:table-cell office:value-type="float" office:value="893.77363601456" calcext:value-type="float">
            <text:p>893,77</text:p>
          </table:table-cell>
          <table:table-cell office:value-type="float" office:value="970.092302314454" calcext:value-type="float">
            <text:p>970,09</text:p>
          </table:table-cell>
          <table:table-cell office:value-type="float" office:value="906.359589110732" calcext:value-type="float">
            <text:p>906,36</text:p>
          </table:table-cell>
          <table:table-cell office:value-type="float" office:value="678.897275558617" calcext:value-type="float">
            <text:p>678,90</text:p>
          </table:table-cell>
          <table:table-cell office:value-type="float" office:value="608.282062737094" calcext:value-type="float">
            <text:p>608,28</text:p>
          </table:table-cell>
          <table:table-cell office:value-type="float" office:value="602.186902266008" calcext:value-type="float">
            <text:p>602,19</text:p>
          </table:table-cell>
          <table:table-cell office:value-type="float" office:value="515.684607768824" calcext:value-type="float">
            <text:p>515,68</text:p>
          </table:table-cell>
          <table:table-cell office:value-type="float" office:value="491.834308148948" calcext:value-type="float">
            <text:p>491,83</text:p>
          </table:table-cell>
          <table:table-cell office:value-type="float" office:value="568.246439882367" calcext:value-type="float">
            <text:p>568,25</text:p>
          </table:table-cell>
          <table:table-cell office:value-type="float" office:value="618.036897690386" calcext:value-type="float">
            <text:p>618,04</text:p>
          </table:table-cell>
          <table:table-cell office:value-type="float" office:value="749.186396205756" calcext:value-type="float">
            <text:p>749,19</text:p>
          </table:table-cell>
          <table:table-cell office:value-type="float" office:value="1256.978891836" calcext:value-type="float">
            <text:p>1256,98</text:p>
          </table:table-cell>
          <table:table-cell office:value-type="float" office:value="1401.94718037909" calcext:value-type="float">
            <text:p>1401,95</text:p>
          </table:table-cell>
          <table:table-cell office:value-type="float" office:value="1672.95078283144" calcext:value-type="float">
            <text:p>1672,95</text:p>
          </table:table-cell>
          <table:table-cell office:value-type="float" office:value="1626.3124016737" calcext:value-type="float">
            <text:p>1626,31</text:p>
          </table:table-cell>
          <table:table-cell office:value-type="float" office:value="1949.35251706997" calcext:value-type="float">
            <text:p>1949,35</text:p>
          </table:table-cell>
          <table:table-cell office:value-type="float" office:value="2406.90967796981" calcext:value-type="float">
            <text:p>2406,91</text:p>
          </table:table-cell>
          <table:table-cell office:value-type="float" office:value="2790.67666988481" calcext:value-type="float">
            <text:p>2790,68</text:p>
          </table:table-cell>
          <table:table-cell office:value-type="float" office:value="2729.89190363004" calcext:value-type="float">
            <text:p>2729,89</text:p>
          </table:table-cell>
          <table:table-cell office:value-type="float" office:value="2920.78372060611" calcext:value-type="float">
            <text:p>2920,78</text:p>
          </table:table-cell>
          <table:table-cell office:value-type="float" office:value="2679.34558891149" calcext:value-type="float">
            <text:p>2679,35</text:p>
          </table:table-cell>
          <table:table-cell office:value-type="float" office:value="2509.63145745887" calcext:value-type="float">
            <text:p>2509,63</text:p>
          </table:table-cell>
          <table:table-cell office:value-type="float" office:value="2695.25188280292" calcext:value-type="float">
            <text:p>2695,25</text:p>
          </table:table-cell>
          <table:table-cell office:value-type="float" office:value="2730.27479935873" calcext:value-type="float">
            <text:p>2730,27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ailandia</text:p>
          </table:table-cell>
          <table:table-cell office:value-type="float" office:value="113.782877186935" calcext:value-type="float">
            <text:p>113,78</text:p>
          </table:table-cell>
          <table:table-cell office:value-type="float" office:value="118.143938531877" calcext:value-type="float">
            <text:p>118,14</text:p>
          </table:table-cell>
          <table:table-cell office:value-type="float" office:value="125.938686013051" calcext:value-type="float">
            <text:p>125,94</text:p>
          </table:table-cell>
          <table:table-cell office:value-type="float" office:value="137.918629336406" calcext:value-type="float">
            <text:p>137,92</text:p>
          </table:table-cell>
          <table:table-cell office:value-type="float" office:value="161.005516685185" calcext:value-type="float">
            <text:p>161,01</text:p>
          </table:table-cell>
          <table:table-cell office:value-type="float" office:value="166.923088127192" calcext:value-type="float">
            <text:p>166,92</text:p>
          </table:table-cell>
          <table:table-cell office:value-type="float" office:value="174.784798968177" calcext:value-type="float">
            <text:p>174,78</text:p>
          </table:table-cell>
          <table:table-cell office:value-type="float" office:value="186.879151880585" calcext:value-type="float">
            <text:p>186,88</text:p>
          </table:table-cell>
          <table:table-cell office:value-type="float" office:value="192.127628703259" calcext:value-type="float">
            <text:p>192,13</text:p>
          </table:table-cell>
          <table:table-cell office:value-type="float" office:value="194.266681186974" calcext:value-type="float">
            <text:p>194,27</text:p>
          </table:table-cell>
          <table:table-cell office:value-type="float" office:value="209.374732447154" calcext:value-type="float">
            <text:p>209,37</text:p>
          </table:table-cell>
          <table:table-cell office:value-type="float" office:value="269.887952462916" calcext:value-type="float">
            <text:p>269,89</text:p>
          </table:table-cell>
          <table:table-cell office:value-type="float" office:value="332.175237692275" calcext:value-type="float">
            <text:p>332,18</text:p>
          </table:table-cell>
          <table:table-cell office:value-type="float" office:value="351.619294282781" calcext:value-type="float">
            <text:p>351,62</text:p>
          </table:table-cell>
          <table:table-cell office:value-type="float" office:value="391.569380794467" calcext:value-type="float">
            <text:p>391,57</text:p>
          </table:table-cell>
          <table:table-cell office:value-type="float" office:value="445.420842463283" calcext:value-type="float">
            <text:p>445,42</text:p>
          </table:table-cell>
          <table:table-cell office:value-type="float" office:value="528.626778411772" calcext:value-type="float">
            <text:p>528,63</text:p>
          </table:table-cell>
          <table:table-cell office:value-type="float" office:value="589.885009146693" calcext:value-type="float">
            <text:p>589,89</text:p>
          </table:table-cell>
          <table:table-cell office:value-type="float" office:value="682.929843036258" calcext:value-type="float">
            <text:p>682,93</text:p>
          </table:table-cell>
          <table:table-cell office:value-type="float" office:value="721.059270209148" calcext:value-type="float">
            <text:p>721,06</text:p>
          </table:table-cell>
          <table:table-cell office:value-type="float" office:value="742.851066722984" calcext:value-type="float">
            <text:p>742,85</text:p>
          </table:table-cell>
          <table:table-cell office:value-type="float" office:value="798.080418111881" calcext:value-type="float">
            <text:p>798,08</text:p>
          </table:table-cell>
          <table:table-cell office:value-type="float" office:value="818.038965546254" calcext:value-type="float">
            <text:p>818,04</text:p>
          </table:table-cell>
          <table:table-cell office:value-type="float" office:value="747.703437345799" calcext:value-type="float">
            <text:p>747,70</text:p>
          </table:table-cell>
          <table:table-cell office:value-type="float" office:value="813.451673424011" calcext:value-type="float">
            <text:p>813,45</text:p>
          </table:table-cell>
          <table:table-cell office:value-type="float" office:value="936.780302029165" calcext:value-type="float">
            <text:p>936,78</text:p>
          </table:table-cell>
          <table:table-cell office:value-type="float" office:value="1123.43764273139" calcext:value-type="float">
            <text:p>1123,44</text:p>
          </table:table-cell>
          <table:table-cell office:value-type="float" office:value="1295.46472202503" calcext:value-type="float">
            <text:p>1295,46</text:p>
          </table:table-cell>
          <table:table-cell office:value-type="float" office:value="1508.94273670514" calcext:value-type="float">
            <text:p>1508,94</text:p>
          </table:table-cell>
          <table:table-cell office:value-type="float" office:value="1716.41559946849" calcext:value-type="float">
            <text:p>1716,42</text:p>
          </table:table-cell>
          <table:table-cell office:value-type="float" office:value="1927.88273672709" calcext:value-type="float">
            <text:p>1927,88</text:p>
          </table:table-cell>
          <table:table-cell office:value-type="float" office:value="2209.3718315716" calcext:value-type="float">
            <text:p>2209,37</text:p>
          </table:table-cell>
          <table:table-cell office:value-type="float" office:value="2491.42809022179" calcext:value-type="float">
            <text:p>2491,43</text:p>
          </table:table-cell>
          <table:table-cell office:value-type="float" office:value="2846.58336367111" calcext:value-type="float">
            <text:p>2846,58</text:p>
          </table:table-cell>
          <table:table-cell office:value-type="float" office:value="3043.98117290864" calcext:value-type="float">
            <text:p>3043,98</text:p>
          </table:table-cell>
          <table:table-cell office:value-type="float" office:value="2468.17920930034" calcext:value-type="float">
            <text:p>2468,18</text:p>
          </table:table-cell>
          <table:table-cell office:value-type="float" office:value="1845.83122524395" calcext:value-type="float">
            <text:p>1845,83</text:p>
          </table:table-cell>
          <table:table-cell office:value-type="float" office:value="2033.25582154217" calcext:value-type="float">
            <text:p>2033,26</text:p>
          </table:table-cell>
          <table:table-cell office:value-type="float" office:value="2007.73636311799" calcext:value-type="float">
            <text:p>2007,74</text:p>
          </table:table-cell>
          <table:table-cell office:value-type="float" office:value="1893.26831042418" calcext:value-type="float">
            <text:p>1893,27</text:p>
          </table:table-cell>
          <table:table-cell office:value-type="float" office:value="2096.18799866778" calcext:value-type="float">
            <text:p>2096,19</text:p>
          </table:table-cell>
          <table:table-cell office:value-type="float" office:value="2359.11649365352" calcext:value-type="float">
            <text:p>2359,12</text:p>
          </table:table-cell>
          <table:table-cell office:value-type="float" office:value="2660.12279061277" calcext:value-type="float">
            <text:p>2660,12</text:p>
          </table:table-cell>
          <table:table-cell office:value-type="float" office:value="2894.06189580997" calcext:value-type="float">
            <text:p>2894,06</text:p>
          </table:table-cell>
          <table:table-cell office:value-type="float" office:value="3369.54781502893" calcext:value-type="float">
            <text:p>3369,55</text:p>
          </table:table-cell>
          <table:table-cell office:value-type="float" office:value="3973.01961789394" calcext:value-type="float">
            <text:p>3973,02</text:p>
          </table:table-cell>
          <table:table-cell office:value-type="float" office:value="4379.65987744628" calcext:value-type="float">
            <text:p>4379,66</text:p>
          </table:table-cell>
          <table:table-cell office:value-type="float" office:value="4213.00154064051" calcext:value-type="float">
            <text:p>4213,00</text:p>
          </table:table-cell>
          <table:table-cell office:value-type="float" office:value="5076.34299245077" calcext:value-type="float">
            <text:p>5076,34</text:p>
          </table:table-cell>
          <table:table-cell office:value-type="float" office:value="5492.11542712668" calcext:value-type="float">
            <text:p>5492,12</text:p>
          </table:table-cell>
          <table:table-cell office:value-type="float" office:value="5860.58061021939" calcext:value-type="float">
            <text:p>5860,58</text:p>
          </table:table-cell>
          <table:table-cell office:value-type="float" office:value="6168.26489540709" calcext:value-type="float">
            <text:p>6168,26</text:p>
          </table:table-cell>
          <table:table-cell office:value-type="float" office:value="5951.88370233604" calcext:value-type="float">
            <text:p>5951,88</text:p>
          </table:table-cell>
          <table:table-cell office:value-type="float" office:value="5840.04694787593" calcext:value-type="float">
            <text:p>5840,05</text:p>
          </table:table-cell>
          <table:table-cell office:value-type="float" office:value="5978.61145407809" calcext:value-type="float">
            <text:p>5978,61</text:p>
          </table:table-cell>
          <table:table-cell office:value-type="float" office:value="6578.18886493522" calcext:value-type="float">
            <text:p>6578,19</text:p>
          </table:table-cell>
          <table:table-cell office:value-type="float" office:value="7273.56320732092" calcext:value-type="float">
            <text:p>7273,56</text:p>
          </table:table-cell>
        </table:table-row>
        <table:table-row table:style-name="ro1">
          <table:table-cell/>
          <table:table-cell office:value-type="string" calcext:value-type="string">
            <text:p>Países pobres muy endeudados (PPME)</text:p>
          </table:table-cell>
          <table:table-cell office:value-type="float" office:value="114.27972901816" calcext:value-type="float">
            <text:p>114,28</text:p>
          </table:table-cell>
          <table:table-cell office:value-type="float" office:value="134.642215432865" calcext:value-type="float">
            <text:p>134,64</text:p>
          </table:table-cell>
          <table:table-cell office:value-type="float" office:value="117.206869291952" calcext:value-type="float">
            <text:p>117,21</text:p>
          </table:table-cell>
          <table:table-cell office:value-type="float" office:value="133.485547468932" calcext:value-type="float">
            <text:p>133,49</text:p>
          </table:table-cell>
          <table:table-cell office:value-type="float" office:value="141.765095132239" calcext:value-type="float">
            <text:p>141,77</text:p>
          </table:table-cell>
          <table:table-cell office:value-type="float" office:value="135.287741098095" calcext:value-type="float">
            <text:p>135,29</text:p>
          </table:table-cell>
          <table:table-cell office:value-type="float" office:value="139.53414575061" calcext:value-type="float">
            <text:p>139,53</text:p>
          </table:table-cell>
          <table:table-cell office:value-type="float" office:value="151.408960463604" calcext:value-type="float">
            <text:p>151,41</text:p>
          </table:table-cell>
          <table:table-cell office:value-type="float" office:value="154.329469025349" calcext:value-type="float">
            <text:p>154,33</text:p>
          </table:table-cell>
          <table:table-cell office:value-type="float" office:value="161.964470894779" calcext:value-type="float">
            <text:p>161,96</text:p>
          </table:table-cell>
          <table:table-cell office:value-type="float" office:value="171.194427367532" calcext:value-type="float">
            <text:p>171,19</text:p>
          </table:table-cell>
          <table:table-cell office:value-type="float" office:value="201.277034655926" calcext:value-type="float">
            <text:p>201,28</text:p>
          </table:table-cell>
          <table:table-cell office:value-type="float" office:value="240.277521576863" calcext:value-type="float">
            <text:p>240,28</text:p>
          </table:table-cell>
          <table:table-cell office:value-type="float" office:value="266.227702513308" calcext:value-type="float">
            <text:p>266,23</text:p>
          </table:table-cell>
          <table:table-cell office:value-type="float" office:value="276.59080878454" calcext:value-type="float">
            <text:p>276,59</text:p>
          </table:table-cell>
          <table:table-cell office:value-type="float" office:value="315.690116223487" calcext:value-type="float">
            <text:p>315,69</text:p>
          </table:table-cell>
          <table:table-cell office:value-type="float" office:value="354.309642289564" calcext:value-type="float">
            <text:p>354,31</text:p>
          </table:table-cell>
          <table:table-cell office:value-type="float" office:value="386.495913067952" calcext:value-type="float">
            <text:p>386,50</text:p>
          </table:table-cell>
          <table:table-cell office:value-type="float" office:value="396.443691635031" calcext:value-type="float">
            <text:p>396,44</text:p>
          </table:table-cell>
          <table:table-cell office:value-type="float" office:value="385.836005642659" calcext:value-type="float">
            <text:p>385,84</text:p>
          </table:table-cell>
          <table:table-cell office:value-type="float" office:value="375.705642333312" calcext:value-type="float">
            <text:p>375,71</text:p>
          </table:table-cell>
          <table:table-cell office:value-type="float" office:value="346.932693675445" calcext:value-type="float">
            <text:p>346,93</text:p>
          </table:table-cell>
          <table:table-cell office:value-type="float" office:value="338.416171531194" calcext:value-type="float">
            <text:p>338,42</text:p>
          </table:table-cell>
          <table:table-cell office:value-type="float" office:value="343.153564220759" calcext:value-type="float">
            <text:p>343,15</text:p>
          </table:table-cell>
          <table:table-cell office:value-type="float" office:value="383.516905573225" calcext:value-type="float">
            <text:p>383,52</text:p>
          </table:table-cell>
          <table:table-cell office:value-type="float" office:value="420.989535240731" calcext:value-type="float">
            <text:p>420,99</text:p>
          </table:table-cell>
          <table:table-cell office:value-type="float" office:value="410.315211459632" calcext:value-type="float">
            <text:p>410,32</text:p>
          </table:table-cell>
          <table:table-cell office:value-type="float" office:value="384.797523387361" calcext:value-type="float">
            <text:p>384,80</text:p>
          </table:table-cell>
          <table:table-cell office:value-type="float" office:value="382.615232773011" calcext:value-type="float">
            <text:p>382,62</text:p>
          </table:table-cell>
          <table:table-cell office:value-type="float" office:value="381.343537704193" calcext:value-type="float">
            <text:p>381,34</text:p>
          </table:table-cell>
          <table:table-cell office:value-type="float" office:value="337.745689785478" calcext:value-type="float">
            <text:p>337,75</text:p>
          </table:table-cell>
          <table:table-cell office:value-type="float" office:value="338.149863554609" calcext:value-type="float">
            <text:p>338,15</text:p>
          </table:table-cell>
          <table:table-cell office:value-type="float" office:value="290.163916038726" calcext:value-type="float">
            <text:p>290,16</text:p>
          </table:table-cell>
          <table:table-cell office:value-type="float" office:value="321.024566662423" calcext:value-type="float">
            <text:p>321,02</text:p>
          </table:table-cell>
          <table:table-cell office:value-type="float" office:value="326.175965647454" calcext:value-type="float">
            <text:p>326,18</text:p>
          </table:table-cell>
          <table:table-cell office:value-type="float" office:value="332.490548827713" calcext:value-type="float">
            <text:p>332,49</text:p>
          </table:table-cell>
          <table:table-cell office:value-type="float" office:value="340.149251054895" calcext:value-type="float">
            <text:p>340,15</text:p>
          </table:table-cell>
          <table:table-cell office:value-type="float" office:value="330.379066271514" calcext:value-type="float">
            <text:p>330,38</text:p>
          </table:table-cell>
          <table:table-cell office:value-type="float" office:value="345.367433282524" calcext:value-type="float">
            <text:p>345,37</text:p>
          </table:table-cell>
          <table:table-cell office:value-type="float" office:value="319.99432669688" calcext:value-type="float">
            <text:p>319,99</text:p>
          </table:table-cell>
          <table:table-cell office:value-type="float" office:value="334.619585776371" calcext:value-type="float">
            <text:p>334,62</text:p>
          </table:table-cell>
          <table:table-cell office:value-type="float" office:value="370.46398002507" calcext:value-type="float">
            <text:p>370,46</text:p>
          </table:table-cell>
          <table:table-cell office:value-type="float" office:value="414.871555670867" calcext:value-type="float">
            <text:p>414,87</text:p>
          </table:table-cell>
          <table:table-cell office:value-type="float" office:value="458.617155199541" calcext:value-type="float">
            <text:p>458,62</text:p>
          </table:table-cell>
          <table:table-cell office:value-type="float" office:value="531.062117503714" calcext:value-type="float">
            <text:p>531,06</text:p>
          </table:table-cell>
          <table:table-cell office:value-type="float" office:value="619.431085338141" calcext:value-type="float">
            <text:p>619,43</text:p>
          </table:table-cell>
          <table:table-cell office:value-type="float" office:value="727.323943007337" calcext:value-type="float">
            <text:p>727,32</text:p>
          </table:table-cell>
          <table:table-cell office:value-type="float" office:value="711.082560245638" calcext:value-type="float">
            <text:p>711,08</text:p>
          </table:table-cell>
          <table:table-cell office:value-type="float" office:value="764.16883826985" calcext:value-type="float">
            <text:p>764,17</text:p>
          </table:table-cell>
          <table:table-cell office:value-type="float" office:value="831.047361070951" calcext:value-type="float">
            <text:p>831,05</text:p>
          </table:table-cell>
          <table:table-cell office:value-type="float" office:value="868.878986636138" calcext:value-type="float">
            <text:p>868,88</text:p>
          </table:table-cell>
          <table:table-cell office:value-type="float" office:value="941.45812551226" calcext:value-type="float">
            <text:p>941,46</text:p>
          </table:table-cell>
          <table:table-cell office:value-type="float" office:value="967.673569152036" calcext:value-type="float">
            <text:p>967,67</text:p>
          </table:table-cell>
          <table:table-cell office:value-type="float" office:value="923.923986474213" calcext:value-type="float">
            <text:p>923,92</text:p>
          </table:table-cell>
          <table:table-cell office:value-type="float" office:value="920.750161632121" calcext:value-type="float">
            <text:p>920,75</text:p>
          </table:table-cell>
          <table:table-cell office:value-type="float" office:value="994.881641557677" calcext:value-type="float">
            <text:p>994,88</text:p>
          </table:table-cell>
          <table:table-cell office:value-type="float" office:value="934.613745816671" calcext:value-type="float">
            <text:p>934,61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office:value-type="string" calcext:value-type="string">
            <text:p>Chad</text:p>
          </table:table-cell>
          <table:table-cell office:value-type="float" office:value="114.581439492855" calcext:value-type="float">
            <text:p>114,58</text:p>
          </table:table-cell>
          <table:table-cell office:value-type="float" office:value="116.776690665705" calcext:value-type="float">
            <text:p>116,78</text:p>
          </table:table-cell>
          <table:table-cell office:value-type="float" office:value="120.820803549525" calcext:value-type="float">
            <text:p>120,82</text:p>
          </table:table-cell>
          <table:table-cell office:value-type="float" office:value="125.975364581403" calcext:value-type="float">
            <text:p>125,98</text:p>
          </table:table-cell>
          <table:table-cell office:value-type="float" office:value="128.342427562582" calcext:value-type="float">
            <text:p>128,34</text:p>
          </table:table-cell>
          <table:table-cell office:value-type="float" office:value="130.960477752163" calcext:value-type="float">
            <text:p>130,96</text:p>
          </table:table-cell>
          <table:table-cell office:value-type="float" office:value="129.732247379523" calcext:value-type="float">
            <text:p>129,73</text:p>
          </table:table-cell>
          <table:table-cell office:value-type="float" office:value="132.170128142778" calcext:value-type="float">
            <text:p>132,17</text:p>
          </table:table-cell>
          <table:table-cell office:value-type="float" office:value="128.791914984498" calcext:value-type="float">
            <text:p>128,79</text:p>
          </table:table-cell>
          <table:table-cell office:value-type="float" office:value="134.686332529714" calcext:value-type="float">
            <text:p>134,69</text:p>
          </table:table-cell>
          <table:table-cell office:value-type="float" office:value="153.443682926907" calcext:value-type="float">
            <text:p>153,44</text:p>
          </table:table-cell>
          <table:table-cell office:value-type="float" office:value="165.613578796138" calcext:value-type="float">
            <text:p>165,61</text:p>
          </table:table-cell>
          <table:table-cell office:value-type="float" office:value="163.13642096099" calcext:value-type="float">
            <text:p>163,14</text:p>
          </table:table-cell>
          <table:table-cell office:value-type="float" office:value="211.468403895145" calcext:value-type="float">
            <text:p>211,47</text:p>
          </table:table-cell>
          <table:table-cell office:value-type="float" office:value="207.528623216887" calcext:value-type="float">
            <text:p>207,53</text:p>
          </table:table-cell>
          <table:table-cell office:value-type="float" office:value="219.813384872373" calcext:value-type="float">
            <text:p>219,81</text:p>
          </table:table-cell>
          <table:table-cell office:value-type="float" office:value="256.823930562214" calcext:value-type="float">
            <text:p>256,82</text:p>
          </table:table-cell>
          <table:table-cell office:value-type="float" office:value="227.079900629959" calcext:value-type="float">
            <text:p>227,08</text:p>
          </table:table-cell>
          <table:table-cell office:value-type="float" office:value="228.822332348814" calcext:value-type="float">
            <text:p>228,82</text:p>
          </table:table-cell>
          <table:table-cell office:value-type="float" office:value="190.107579876349" calcext:value-type="float">
            <text:p>190,11</text:p>
          </table:table-cell>
          <table:table-cell office:value-type="float" office:value="176.84213904213" calcext:value-type="float">
            <text:p>176,84</text:p>
          </table:table-cell>
          <table:table-cell office:value-type="float" office:value="172.26003942129" calcext:value-type="float">
            <text:p>172,26</text:p>
          </table:table-cell>
          <table:table-cell office:value-type="float" office:value="185.394449308091" calcext:value-type="float">
            <text:p>185,39</text:p>
          </table:table-cell>
          <table:table-cell office:value-type="float" office:value="202.745516985822" calcext:value-type="float">
            <text:p>202,75</text:p>
          </table:table-cell>
          <table:table-cell office:value-type="float" office:value="203.501173318795" calcext:value-type="float">
            <text:p>203,50</text:p>
          </table:table-cell>
          <table:table-cell office:value-type="float" office:value="214.938063213343" calcext:value-type="float">
            <text:p>214,94</text:p>
          </table:table-cell>
          <table:table-cell office:value-type="float" office:value="265.240876381922" calcext:value-type="float">
            <text:p>265,24</text:p>
          </table:table-cell>
          <table:table-cell office:value-type="float" office:value="248.303805705036" calcext:value-type="float">
            <text:p>248,30</text:p>
          </table:table-cell>
          <table:table-cell office:value-type="float" office:value="291.553259539311" calcext:value-type="float">
            <text:p>291,55</text:p>
          </table:table-cell>
          <table:table-cell office:value-type="float" office:value="304.874769617716" calcext:value-type="float">
            <text:p>304,87</text:p>
          </table:table-cell>
          <table:table-cell office:value-type="float" office:value="296.039370572424" calcext:value-type="float">
            <text:p>296,04</text:p>
          </table:table-cell>
          <table:table-cell office:value-type="float" office:value="222.923285103126" calcext:value-type="float">
            <text:p>222,92</text:p>
          </table:table-cell>
          <table:table-cell office:value-type="float" office:value="173.990375052654" calcext:value-type="float">
            <text:p>173,99</text:p>
          </table:table-cell>
          <table:table-cell office:value-type="float" office:value="206.261064484789" calcext:value-type="float">
            <text:p>206,26</text:p>
          </table:table-cell>
          <table:table-cell office:value-type="float" office:value="221.673009498141" calcext:value-type="float">
            <text:p>221,67</text:p>
          </table:table-cell>
          <table:table-cell office:value-type="float" office:value="205.862723244323" calcext:value-type="float">
            <text:p>205,86</text:p>
          </table:table-cell>
          <table:table-cell office:value-type="float" office:value="224.553884001232" calcext:value-type="float">
            <text:p>224,55</text:p>
          </table:table-cell>
          <table:table-cell office:value-type="float" office:value="190.558977230461" calcext:value-type="float">
            <text:p>190,56</text:p>
          </table:table-cell>
          <table:table-cell office:value-type="float" office:value="165.762986567833" calcext:value-type="float">
            <text:p>165,76</text:p>
          </table:table-cell>
          <table:table-cell office:value-type="float" office:value="196.973697588171" calcext:value-type="float">
            <text:p>196,97</text:p>
          </table:table-cell>
          <table:table-cell office:value-type="float" office:value="220.375976439973" calcext:value-type="float">
            <text:p>220,38</text:p>
          </table:table-cell>
          <table:table-cell office:value-type="float" office:value="291.944851631847" calcext:value-type="float">
            <text:p>291,94</text:p>
          </table:table-cell>
          <table:table-cell office:value-type="float" office:value="453.521817214165" calcext:value-type="float">
            <text:p>453,52</text:p>
          </table:table-cell>
          <table:table-cell office:value-type="float" office:value="658.304957827585" calcext:value-type="float">
            <text:p>658,30</text:p>
          </table:table-cell>
          <table:table-cell office:value-type="float" office:value="709.76519509459" calcext:value-type="float">
            <text:p>709,77</text:p>
          </table:table-cell>
          <table:table-cell office:value-type="float" office:value="798.548001258871" calcext:value-type="float">
            <text:p>798,55</text:p>
          </table:table-cell>
          <table:table-cell office:value-type="float" office:value="925.636084270572" calcext:value-type="float">
            <text:p>925,64</text:p>
          </table:table-cell>
          <table:table-cell office:value-type="float" office:value="800.464224935635" calcext:value-type="float">
            <text:p>800,46</text:p>
          </table:table-cell>
          <table:table-cell office:value-type="float" office:value="891.698817391114" calcext:value-type="float">
            <text:p>891,70</text:p>
          </table:table-cell>
          <table:table-cell office:value-type="float" office:value="983.447232667423" calcext:value-type="float">
            <text:p>983,45</text:p>
          </table:table-cell>
          <table:table-cell office:value-type="float" office:value="967.408125988873" calcext:value-type="float">
            <text:p>967,41</text:p>
          </table:table-cell>
          <table:table-cell office:value-type="float" office:value="979.533959184118" calcext:value-type="float">
            <text:p>979,53</text:p>
          </table:table-cell>
          <table:table-cell office:value-type="float" office:value="1018.93095594774" calcext:value-type="float">
            <text:p>1018,93</text:p>
          </table:table-cell>
          <table:table-cell office:value-type="float" office:value="775.707523514754" calcext:value-type="float">
            <text:p>775,71</text:p>
          </table:table-cell>
          <table:table-cell office:value-type="float" office:value="692.978595813865" calcext:value-type="float">
            <text:p>692,98</text:p>
          </table:table-cell>
          <table:table-cell office:value-type="float" office:value="664.303315726258" calcext:value-type="float">
            <text:p>664,30</text:p>
          </table:table-cell>
          <table:table-cell office:value-type="float" office:value="728.343235359289" calcext:value-type="float">
            <text:p>728,3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float" office:value="1155.89017025099" calcext:value-type="float">
            <text:p>1155,89</text:p>
          </table:table-cell>
          <table:table-cell office:value-type="float" office:value="850.30473690206" calcext:value-type="float">
            <text:p>850,30</text:p>
          </table:table-cell>
          <table:table-cell office:value-type="float" office:value="1173.23821277123" calcext:value-type="float">
            <text:p>1173,24</text:p>
          </table:table-cell>
          <table:table-cell office:value-type="float" office:value="1279.11343214531" calcext:value-type="float">
            <text:p>1279,11</text:p>
          </table:table-cell>
          <table:table-cell office:value-type="float" office:value="1272.80297767396" calcext:value-type="float">
            <text:p>1272,80</text:p>
          </table:table-cell>
          <table:table-cell office:value-type="float" office:value="1062.54355190601" calcext:value-type="float">
            <text:p>1062,54</text:p>
          </table:table-cell>
          <table:table-cell office:value-type="float" office:value="1141.0804807929" calcext:value-type="float">
            <text:p>1141,08</text:p>
          </table:table-cell>
          <table:table-cell office:value-type="float" office:value="1329.05865921566" calcext:value-type="float">
            <text:p>1329,06</text:p>
          </table:table-cell>
          <table:table-cell office:value-type="float" office:value="1322.59080368944" calcext:value-type="float">
            <text:p>1322,59</text:p>
          </table:table-cell>
          <table:table-cell office:value-type="float" office:value="1372.3743432739" calcext:value-type="float">
            <text:p>1372,37</text:p>
          </table:table-cell>
          <table:table-cell office:value-type="float" office:value="1408.86520848881" calcext:value-type="float">
            <text:p>1408,87</text:p>
          </table:table-cell>
          <table:table-cell office:value-type="float" office:value="2097.02257902742" calcext:value-type="float">
            <text:p>2097,02</text:p>
          </table:table-cell>
          <table:table-cell office:value-type="float" office:value="2844.86364753884" calcext:value-type="float">
            <text:p>2844,86</text:p>
          </table:table-cell>
          <table:table-cell office:value-type="float" office:value="2027.33712384746" calcext:value-type="float">
            <text:p>2027,34</text:p>
          </table:table-cell>
          <table:table-cell office:value-type="float" office:value="1948.22468587272" calcext:value-type="float">
            <text:p>1948,22</text:p>
          </table:table-cell>
          <table:table-cell office:value-type="float" office:value="2129.70828089903" calcext:value-type="float">
            <text:p>2129,71</text:p>
          </table:table-cell>
          <table:table-cell office:value-type="float" office:value="2146.36448309866" calcext:value-type="float">
            <text:p>2146,36</text:p>
          </table:table-cell>
          <table:table-cell office:value-type="float" office:value="2520.92163373012" calcext:value-type="float">
            <text:p>2520,92</text:p>
          </table:table-cell>
          <table:table-cell office:value-type="float" office:value="2758.83521210768" calcext:value-type="float">
            <text:p>2758,84</text:p>
          </table:table-cell>
          <table:table-cell office:value-type="float" office:value="2776.32199028147" calcext:value-type="float">
            <text:p>2776,32</text:p>
          </table:table-cell>
          <table:table-cell office:value-type="float" office:value="2927.89756021605" calcext:value-type="float">
            <text:p>2927,90</text:p>
          </table:table-cell>
          <table:table-cell office:value-type="float" office:value="3553.37775166279" calcext:value-type="float">
            <text:p>3553,38</text:p>
          </table:table-cell>
          <table:table-cell office:value-type="float" office:value="2659.70860023312" calcext:value-type="float">
            <text:p>2659,71</text:p>
          </table:table-cell>
          <table:table-cell office:value-type="float" office:value="2926.126969514" calcext:value-type="float">
            <text:p>2926,13</text:p>
          </table:table-cell>
          <table:table-cell office:value-type="float" office:value="3613.62170927636" calcext:value-type="float">
            <text:p>3613,62</text:p>
          </table:table-cell>
          <table:table-cell office:value-type="float" office:value="3562.87560174521" calcext:value-type="float">
            <text:p>3562,88</text:p>
          </table:table-cell>
          <table:table-cell office:value-type="float" office:value="3985.19121035849" calcext:value-type="float">
            <text:p>3985,19</text:p>
          </table:table-cell>
          <table:table-cell office:value-type="float" office:value="2383.86769311311" calcext:value-type="float">
            <text:p>2383,87</text:p>
          </table:table-cell>
          <table:table-cell office:value-type="float" office:value="4333.48297312146" calcext:value-type="float">
            <text:p>4333,48</text:p>
          </table:table-cell>
          <table:table-cell office:value-type="float" office:value="5735.36032735223" calcext:value-type="float">
            <text:p>5735,36</text:p>
          </table:table-cell>
          <table:table-cell office:value-type="float" office:value="6823.5376160468" calcext:value-type="float">
            <text:p>6823,54</text:p>
          </table:table-cell>
          <table:table-cell office:value-type="float" office:value="6969.11808781005" calcext:value-type="float">
            <text:p>6969,12</text:p>
          </table:table-cell>
          <table:table-cell office:value-type="float" office:value="7483.13968170844" calcext:value-type="float">
            <text:p>7483,14</text:p>
          </table:table-cell>
          <table:table-cell office:value-type="float" office:value="7408.70823818765" calcext:value-type="float">
            <text:p>7408,71</text:p>
          </table:table-cell>
          <table:table-cell office:value-type="float" office:value="7721.35454273963" calcext:value-type="float">
            <text:p>7721,35</text:p>
          </table:table-cell>
          <table:table-cell office:value-type="float" office:value="8213.12719994479" calcext:value-type="float">
            <text:p>8213,13</text:p>
          </table:table-cell>
          <table:table-cell office:value-type="float" office:value="8289.50572933118" calcext:value-type="float">
            <text:p>8289,51</text:p>
          </table:table-cell>
          <table:table-cell office:value-type="float" office:value="7774.73620280001" calcext:value-type="float">
            <text:p>7774,74</text:p>
          </table:table-cell>
          <table:table-cell office:value-type="float" office:value="7708.10099605414" calcext:value-type="float">
            <text:p>7708,10</text:p>
          </table:table-cell>
          <table:table-cell office:value-type="float" office:value="7208.3715665121" calcext:value-type="float">
            <text:p>7208,37</text:p>
          </table:table-cell>
          <table:table-cell office:value-type="float" office:value="2593.40415042466" calcext:value-type="float">
            <text:p>2593,40</text:p>
          </table:table-cell>
          <table:table-cell office:value-type="float" office:value="3349.8061244115" calcext:value-type="float">
            <text:p>3349,81</text:p>
          </table:table-cell>
          <table:table-cell office:value-type="float" office:value="4277.72135064389" calcext:value-type="float">
            <text:p>4277,72</text:p>
          </table:table-cell>
          <table:table-cell office:value-type="float" office:value="5109.85132522621" calcext:value-type="float">
            <text:p>5109,85</text:p>
          </table:table-cell>
          <table:table-cell office:value-type="float" office:value="5919.01203707753" calcext:value-type="float">
            <text:p>5919,01</text:p>
          </table:table-cell>
          <table:table-cell office:value-type="float" office:value="7245.44831728945" calcext:value-type="float">
            <text:p>7245,45</text:p>
          </table:table-cell>
          <table:table-cell office:value-type="float" office:value="9020.87309807194" calcext:value-type="float">
            <text:p>9020,87</text:p>
          </table:table-cell>
          <table:table-cell office:value-type="float" office:value="8225.13717626412" calcext:value-type="float">
            <text:p>8225,14</text:p>
          </table:table-cell>
          <table:table-cell office:value-type="float" office:value="10385.9644319555" calcext:value-type="float">
            <text:p>10385,96</text:p>
          </table:table-cell>
          <table:table-cell office:value-type="float" office:value="12848.8641969705" calcext:value-type="float">
            <text:p>12848,86</text:p>
          </table:table-cell>
          <table:table-cell office:value-type="float" office:value="13082.664325572" calcext:value-type="float">
            <text:p>13082,66</text:p>
          </table:table-cell>
          <table:table-cell office:value-type="float" office:value="13080.2547323367" calcext:value-type="float">
            <text:p>13080,25</text:p>
          </table:table-cell>
          <table:table-cell office:value-type="float" office:value="12334.7982453893" calcext:value-type="float">
            <text:p>12334,80</text:p>
          </table:table-cell>
          <table:table-cell office:value-type="float" office:value="13789.060424772" calcext:value-type="float">
            <text:p>13789,06</text:p>
          </table:table-cell>
          <table:table-cell office:value-type="float" office:value="12790.2424732447" calcext:value-type="float">
            <text:p>12790,24</text:p>
          </table:table-cell>
          <table:table-cell office:value-type="float" office:value="14591.8633810541" calcext:value-type="float">
            <text:p>14591,86</text:p>
          </table:table-cell>
          <table:table-cell office:value-type="float" office:value="11683.9496216363" calcext:value-type="float">
            <text:p>11683,95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float" office:value="116.925152681732" calcext:value-type="float">
            <text:p>116,93</text:p>
          </table:table-cell>
          <table:table-cell office:value-type="float" office:value="123.429309527166" calcext:value-type="float">
            <text:p>123,43</text:p>
          </table:table-cell>
          <table:table-cell office:value-type="float" office:value="136.312430833969" calcext:value-type="float">
            <text:p>136,31</text:p>
          </table:table-cell>
          <table:table-cell office:value-type="float" office:value="149.640073856538" calcext:value-type="float">
            <text:p>149,64</text:p>
          </table:table-cell>
          <table:table-cell office:value-type="float" office:value="162.326054493388" calcext:value-type="float">
            <text:p>162,33</text:p>
          </table:table-cell>
          <table:table-cell office:value-type="float" office:value="179.583337089403" calcext:value-type="float">
            <text:p>179,58</text:p>
          </table:table-cell>
          <table:table-cell office:value-type="float" office:value="199.629799698863" calcext:value-type="float">
            <text:p>199,63</text:p>
          </table:table-cell>
          <table:table-cell office:value-type="float" office:value="211.797112677127" calcext:value-type="float">
            <text:p>211,80</text:p>
          </table:table-cell>
          <table:table-cell office:value-type="float" office:value="226.806971403988" calcext:value-type="float">
            <text:p>226,81</text:p>
          </table:table-cell>
          <table:table-cell office:value-type="float" office:value="239.128125040464" calcext:value-type="float">
            <text:p>239,13</text:p>
          </table:table-cell>
          <table:table-cell office:value-type="float" office:value="268.584130108623" calcext:value-type="float">
            <text:p>268,58</text:p>
          </table:table-cell>
          <table:table-cell office:value-type="float" office:value="263.892360103188" calcext:value-type="float">
            <text:p>263,89</text:p>
          </table:table-cell>
          <table:table-cell office:value-type="float" office:value="429.297647353188" calcext:value-type="float">
            <text:p>429,30</text:p>
          </table:table-cell>
          <table:table-cell office:value-type="float" office:value="480.803078321255" calcext:value-type="float">
            <text:p>480,80</text:p>
          </table:table-cell>
          <table:table-cell office:value-type="float" office:value="534.273494872353" calcext:value-type="float">
            <text:p>534,27</text:p>
          </table:table-cell>
          <table:table-cell office:value-type="float" office:value="617.306947304581" calcext:value-type="float">
            <text:p>617,31</text:p>
          </table:table-cell>
          <table:table-cell office:value-type="float" office:value="703.136348152004" calcext:value-type="float">
            <text:p>703,14</text:p>
          </table:table-cell>
          <table:table-cell office:value-type="float" office:value="809.411289427148" calcext:value-type="float">
            <text:p>809,41</text:p>
          </table:table-cell>
          <table:table-cell office:value-type="float" office:value="811.284863105057" calcext:value-type="float">
            <text:p>811,28</text:p>
          </table:table-cell>
          <table:table-cell office:value-type="float" office:value="1030.83341637842" calcext:value-type="float">
            <text:p>1030,83</text:p>
          </table:table-cell>
          <table:table-cell office:value-type="float" office:value="960.983612911291" calcext:value-type="float">
            <text:p>960,98</text:p>
          </table:table-cell>
          <table:table-cell office:value-type="float" office:value="913.975158799769" calcext:value-type="float">
            <text:p>913,98</text:p>
          </table:table-cell>
          <table:table-cell office:value-type="float" office:value="1019.05776244986" calcext:value-type="float">
            <text:p>1019,06</text:p>
          </table:table-cell>
          <table:table-cell office:value-type="float" office:value="870.185648376456" calcext:value-type="float">
            <text:p>870,19</text:p>
          </table:table-cell>
          <table:table-cell office:value-type="float" office:value="627.398529309648" calcext:value-type="float">
            <text:p>627,40</text:p>
          </table:table-cell>
          <table:table-cell office:value-type="float" office:value="671.075125540651" calcext:value-type="float">
            <text:p>671,08</text:p>
          </table:table-cell>
          <table:table-cell office:value-type="float" office:value="698.692639903084" calcext:value-type="float">
            <text:p>698,69</text:p>
          </table:table-cell>
          <table:table-cell office:value-type="float" office:value="701.666147390148" calcext:value-type="float">
            <text:p>701,67</text:p>
          </table:table-cell>
          <table:table-cell office:value-type="float" office:value="709.05967248876" calcext:value-type="float">
            <text:p>709,06</text:p>
          </table:table-cell>
          <table:table-cell office:value-type="float" office:value="762.078033122078" calcext:value-type="float">
            <text:p>762,08</text:p>
          </table:table-cell>
          <table:table-cell office:value-type="float" office:value="788.151989829071" calcext:value-type="float">
            <text:p>788,15</text:p>
          </table:table-cell>
          <table:table-cell office:value-type="float" office:value="784.191739325258" calcext:value-type="float">
            <text:p>784,19</text:p>
          </table:table-cell>
          <table:table-cell office:value-type="float" office:value="801.046029656507" calcext:value-type="float">
            <text:p>801,05</text:p>
          </table:table-cell>
          <table:table-cell office:value-type="float" office:value="880.992224046171" calcext:value-type="float">
            <text:p>880,99</text:p>
          </table:table-cell>
          <table:table-cell office:value-type="float" office:value="950.856508392184" calcext:value-type="float">
            <text:p>950,86</text:p>
          </table:table-cell>
          <table:table-cell office:value-type="float" office:value="998.515324227691" calcext:value-type="float">
            <text:p>998,52</text:p>
          </table:table-cell>
          <table:table-cell office:value-type="float" office:value="1049.49937364874" calcext:value-type="float">
            <text:p>1049,50</text:p>
          </table:table-cell>
          <table:table-cell office:value-type="float" office:value="1003.39223063895" calcext:value-type="float">
            <text:p>1003,39</text:p>
          </table:table-cell>
          <table:table-cell office:value-type="float" office:value="997.582459886835" calcext:value-type="float">
            <text:p>997,58</text:p>
          </table:table-cell>
          <table:table-cell office:value-type="float" office:value="948.871206629035" calcext:value-type="float">
            <text:p>948,87</text:p>
          </table:table-cell>
          <table:table-cell office:value-type="float" office:value="904.226627282534" calcext:value-type="float">
            <text:p>904,23</text:p>
          </table:table-cell>
          <table:table-cell office:value-type="float" office:value="907.537110090057" calcext:value-type="float">
            <text:p>907,54</text:p>
          </table:table-cell>
          <table:table-cell office:value-type="float" office:value="967.406991954858" calcext:value-type="float">
            <text:p>967,41</text:p>
          </table:table-cell>
          <table:table-cell office:value-type="float" office:value="1034.31124023689" calcext:value-type="float">
            <text:p>1034,31</text:p>
          </table:table-cell>
          <table:table-cell office:value-type="float" office:value="1218.87445946804" calcext:value-type="float">
            <text:p>1218,87</text:p>
          </table:table-cell>
          <table:table-cell office:value-type="float" office:value="1372.6282248299" calcext:value-type="float">
            <text:p>1372,63</text:p>
          </table:table-cell>
          <table:table-cell office:value-type="float" office:value="1715.20892185853" calcext:value-type="float">
            <text:p>1715,21</text:p>
          </table:table-cell>
          <table:table-cell office:value-type="float" office:value="1754.21106094735" calcext:value-type="float">
            <text:p>1754,21</text:p>
          </table:table-cell>
          <table:table-cell office:value-type="float" office:value="1955.46155736098" calcext:value-type="float">
            <text:p>1955,46</text:p>
          </table:table-cell>
          <table:table-cell office:value-type="float" office:value="2346.33717022581" calcext:value-type="float">
            <text:p>2346,34</text:p>
          </table:table-cell>
          <table:table-cell office:value-type="float" office:value="2609.88081915425" calcext:value-type="float">
            <text:p>2609,88</text:p>
          </table:table-cell>
          <table:table-cell office:value-type="float" office:value="2908.20008548078" calcext:value-type="float">
            <text:p>2908,20</text:p>
          </table:table-cell>
          <table:table-cell office:value-type="float" office:value="3081.87883446506" calcext:value-type="float">
            <text:p>3081,88</text:p>
          </table:table-cell>
          <table:table-cell office:value-type="float" office:value="3035.97221489277" calcext:value-type="float">
            <text:p>3035,97</text:p>
          </table:table-cell>
          <table:table-cell office:value-type="float" office:value="3076.6589493424" calcext:value-type="float">
            <text:p>3076,66</text:p>
          </table:table-cell>
          <table:table-cell office:value-type="float" office:value="3351.12405268555" calcext:value-type="float">
            <text:p>3351,12</text:p>
          </table:table-cell>
          <table:table-cell office:value-type="float" office:value="3548.59013979338" calcext:value-type="float">
            <text:p>3548,59</text:p>
          </table:table-cell>
        </table:table-row>
        <table:table-row table:style-name="ro1">
          <table:table-cell/>
          <table:table-cell office:value-type="string" calcext:value-type="string">
            <text:p>Unión Europea</text:p>
          </table:table-cell>
          <table:table-cell office:value-type="float" office:value="1189.41175939831" calcext:value-type="float">
            <text:p>1189,41</text:p>
          </table:table-cell>
          <table:table-cell office:value-type="float" office:value="1301.36198757333" calcext:value-type="float">
            <text:p>1301,36</text:p>
          </table:table-cell>
          <table:table-cell office:value-type="float" office:value="1427.34768564697" calcext:value-type="float">
            <text:p>1427,35</text:p>
          </table:table-cell>
          <table:table-cell office:value-type="float" office:value="1542.16904176759" calcext:value-type="float">
            <text:p>1542,17</text:p>
          </table:table-cell>
          <table:table-cell office:value-type="float" office:value="1659.06417775025" calcext:value-type="float">
            <text:p>1659,06</text:p>
          </table:table-cell>
          <table:table-cell office:value-type="float" office:value="1771.09240638864" calcext:value-type="float">
            <text:p>1771,09</text:p>
          </table:table-cell>
          <table:table-cell office:value-type="float" office:value="1833.85068267708" calcext:value-type="float">
            <text:p>1833,85</text:p>
          </table:table-cell>
          <table:table-cell office:value-type="float" office:value="2016.79374522461" calcext:value-type="float">
            <text:p>2016,79</text:p>
          </table:table-cell>
          <table:table-cell office:value-type="float" office:value="2231.80269644083" calcext:value-type="float">
            <text:p>2231,80</text:p>
          </table:table-cell>
          <table:table-cell office:value-type="float" office:value="2511.06347926632" calcext:value-type="float">
            <text:p>2511,06</text:p>
          </table:table-cell>
          <table:table-cell office:value-type="float" office:value="2986.36680755532" calcext:value-type="float">
            <text:p>2986,37</text:p>
          </table:table-cell>
          <table:table-cell office:value-type="float" office:value="3767.73010944893" calcext:value-type="float">
            <text:p>3767,73</text:p>
          </table:table-cell>
          <table:table-cell office:value-type="float" office:value="4208.99846409759" calcext:value-type="float">
            <text:p>4209,00</text:p>
          </table:table-cell>
          <table:table-cell office:value-type="float" office:value="4877.36437850733" calcext:value-type="float">
            <text:p>4877,36</text:p>
          </table:table-cell>
          <table:table-cell office:value-type="float" office:value="5024.7145609113" calcext:value-type="float">
            <text:p>5024,71</text:p>
          </table:table-cell>
          <table:table-cell office:value-type="float" office:value="5662.84273895087" calcext:value-type="float">
            <text:p>5662,84</text:p>
          </table:table-cell>
          <table:table-cell office:value-type="float" office:value="6907.94210129884" calcext:value-type="float">
            <text:p>6907,94</text:p>
          </table:table-cell>
          <table:table-cell office:value-type="float" office:value="8399.06209643106" calcext:value-type="float">
            <text:p>8399,06</text:p>
          </table:table-cell>
          <table:table-cell office:value-type="float" office:value="9543.09862642065" calcext:value-type="float">
            <text:p>9543,10</text:p>
          </table:table-cell>
          <table:table-cell office:value-type="float" office:value="8408.83971284733" calcext:value-type="float">
            <text:p>8408,84</text:p>
          </table:table-cell>
          <table:table-cell office:value-type="float" office:value="8066.5854525283" calcext:value-type="float">
            <text:p>8066,59</text:p>
          </table:table-cell>
          <table:table-cell office:value-type="float" office:value="7798.46025757299" calcext:value-type="float">
            <text:p>7798,46</text:p>
          </table:table-cell>
          <table:table-cell office:value-type="float" office:value="7470.25113566303" calcext:value-type="float">
            <text:p>7470,25</text:p>
          </table:table-cell>
          <table:table-cell office:value-type="float" office:value="7701.7011078084" calcext:value-type="float">
            <text:p>7701,70</text:p>
          </table:table-cell>
          <table:table-cell office:value-type="float" office:value="10531.7468670083" calcext:value-type="float">
            <text:p>10531,75</text:p>
          </table:table-cell>
          <table:table-cell office:value-type="float" office:value="12992.0903973236" calcext:value-type="float">
            <text:p>12992,09</text:p>
          </table:table-cell>
          <table:table-cell office:value-type="float" office:value="14444.6637102346" calcext:value-type="float">
            <text:p>14444,66</text:p>
          </table:table-cell>
          <table:table-cell office:value-type="float" office:value="14698.3720188939" calcext:value-type="float">
            <text:p>14698,37</text:p>
          </table:table-cell>
          <table:table-cell office:value-type="float" office:value="18166.1344228335" calcext:value-type="float">
            <text:p>18166,13</text:p>
          </table:table-cell>
          <table:table-cell office:value-type="float" office:value="18742.758114872" calcext:value-type="float">
            <text:p>18742,76</text:p>
          </table:table-cell>
          <table:table-cell office:value-type="float" office:value="20358.4378453162" calcext:value-type="float">
            <text:p>20358,44</text:p>
          </table:table-cell>
          <table:table-cell office:value-type="float" office:value="18467.6123098948" calcext:value-type="float">
            <text:p>18467,61</text:p>
          </table:table-cell>
          <table:table-cell office:value-type="float" office:value="19532.9802881716" calcext:value-type="float">
            <text:p>19532,98</text:p>
          </table:table-cell>
          <table:table-cell office:value-type="float" office:value="22607.218719367" calcext:value-type="float">
            <text:p>22607,22</text:p>
          </table:table-cell>
          <table:table-cell office:value-type="float" office:value="23060.4976279897" calcext:value-type="float">
            <text:p>23060,50</text:p>
          </table:table-cell>
          <table:table-cell office:value-type="float" office:value="21729.3719240103" calcext:value-type="float">
            <text:p>21729,37</text:p>
          </table:table-cell>
          <table:table-cell office:value-type="float" office:value="22463.540908474" calcext:value-type="float">
            <text:p>22463,54</text:p>
          </table:table-cell>
          <table:table-cell office:value-type="float" office:value="22394.6435767617" calcext:value-type="float">
            <text:p>22394,64</text:p>
          </table:table-cell>
          <table:table-cell office:value-type="float" office:value="20767.0230407513" calcext:value-type="float">
            <text:p>20767,02</text:p>
          </table:table-cell>
          <table:table-cell office:value-type="float" office:value="20996.2364988838" calcext:value-type="float">
            <text:p>20996,24</text:p>
          </table:table-cell>
          <table:table-cell office:value-type="float" office:value="22818.7185998331" calcext:value-type="float">
            <text:p>22818,72</text:p>
          </table:table-cell>
          <table:table-cell office:value-type="float" office:value="27663.6170287966" calcext:value-type="float">
            <text:p>27663,62</text:p>
          </table:table-cell>
          <table:table-cell office:value-type="float" office:value="31824.3550880294" calcext:value-type="float">
            <text:p>31824,36</text:p>
          </table:table-cell>
          <table:table-cell office:value-type="float" office:value="33153.030672329" calcext:value-type="float">
            <text:p>33153,03</text:p>
          </table:table-cell>
          <table:table-cell office:value-type="float" office:value="35271.4541439939" calcext:value-type="float">
            <text:p>35271,45</text:p>
          </table:table-cell>
          <table:table-cell office:value-type="float" office:value="40614.1402899287" calcext:value-type="float">
            <text:p>40614,14</text:p>
          </table:table-cell>
          <table:table-cell office:value-type="float" office:value="43551.0791675297" calcext:value-type="float">
            <text:p>43551,08</text:p>
          </table:table-cell>
          <table:table-cell office:value-type="float" office:value="38824.2417352323" calcext:value-type="float">
            <text:p>38824,24</text:p>
          </table:table-cell>
          <table:table-cell office:value-type="float" office:value="32931.0419431415" calcext:value-type="float">
            <text:p>32931,04</text:p>
          </table:table-cell>
          <table:table-cell office:value-type="float" office:value="35712.6694878477" calcext:value-type="float">
            <text:p>35712,67</text:p>
          </table:table-cell>
          <table:table-cell office:value-type="float" office:value="33154.9742749891" calcext:value-type="float">
            <text:p>33154,97</text:p>
          </table:table-cell>
          <table:table-cell office:value-type="float" office:value="34559.07991884" calcext:value-type="float">
            <text:p>34559,08</text:p>
          </table:table-cell>
          <table:table-cell office:value-type="float" office:value="35239.0980865853" calcext:value-type="float">
            <text:p>35239,10</text:p>
          </table:table-cell>
          <table:table-cell office:value-type="float" office:value="30469.8967986692" calcext:value-type="float">
            <text:p>30469,90</text:p>
          </table:table-cell>
          <table:table-cell office:value-type="float" office:value="31161.6373836095" calcext:value-type="float">
            <text:p>31161,64</text:p>
          </table:table-cell>
          <table:table-cell office:value-type="float" office:value="32952.4378640604" calcext:value-type="float">
            <text:p>32952,44</text:p>
          </table:table-cell>
          <table:table-cell office:value-type="float" office:value="35616.086693231" calcext:value-type="float">
            <text:p>35616,09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Mauritania</text:p>
          </table:table-cell>
          <table:table-cell office:value-type="float" office:value="123.267535254197" calcext:value-type="float">
            <text:p>123,27</text:p>
          </table:table-cell>
          <table:table-cell office:value-type="float" office:value="122.529575331283" calcext:value-type="float">
            <text:p>122,53</text:p>
          </table:table-cell>
          <table:table-cell office:value-type="float" office:value="158.755603367573" calcext:value-type="float">
            <text:p>158,76</text:p>
          </table:table-cell>
          <table:table-cell office:value-type="float" office:value="175.236291761724" calcext:value-type="float">
            <text:p>175,24</text:p>
          </table:table-cell>
          <table:table-cell office:value-type="float" office:value="177.483173809611" calcext:value-type="float">
            <text:p>177,48</text:p>
          </table:table-cell>
          <table:table-cell office:value-type="float" office:value="182.577812859607" calcext:value-type="float">
            <text:p>182,58</text:p>
          </table:table-cell>
          <table:table-cell office:value-type="float" office:value="195.164029244973" calcext:value-type="float">
            <text:p>195,16</text:p>
          </table:table-cell>
          <table:table-cell office:value-type="float" office:value="179.415272718545" calcext:value-type="float">
            <text:p>179,42</text:p>
          </table:table-cell>
          <table:table-cell office:value-type="float" office:value="182.553110449541" calcext:value-type="float">
            <text:p>182,55</text:p>
          </table:table-cell>
          <table:table-cell office:value-type="float" office:value="192.143565133018" calcext:value-type="float">
            <text:p>192,14</text:p>
          </table:table-cell>
          <table:table-cell office:value-type="float" office:value="217.676510213712" calcext:value-type="float">
            <text:p>217,68</text:p>
          </table:table-cell>
          <table:table-cell office:value-type="float" office:value="266.10056485945" calcext:value-type="float">
            <text:p>266,10</text:p>
          </table:table-cell>
          <table:table-cell office:value-type="float" office:value="321.067276133229" calcext:value-type="float">
            <text:p>321,07</text:p>
          </table:table-cell>
          <table:table-cell office:value-type="float" office:value="357.671135606908" calcext:value-type="float">
            <text:p>357,67</text:p>
          </table:table-cell>
          <table:table-cell office:value-type="float" office:value="382.679805230206" calcext:value-type="float">
            <text:p>382,68</text:p>
          </table:table-cell>
          <table:table-cell office:value-type="float" office:value="383.119606306175" calcext:value-type="float">
            <text:p>383,12</text:p>
          </table:table-cell>
          <table:table-cell office:value-type="float" office:value="374.68175997266" calcext:value-type="float">
            <text:p>374,68</text:p>
          </table:table-cell>
          <table:table-cell office:value-type="float" office:value="430.47510206739" calcext:value-type="float">
            <text:p>430,48</text:p>
          </table:table-cell>
          <table:table-cell office:value-type="float" office:value="460.22527145133" calcext:value-type="float">
            <text:p>460,23</text:p>
          </table:table-cell>
          <table:table-cell office:value-type="float" office:value="471.476817322235" calcext:value-type="float">
            <text:p>471,48</text:p>
          </table:table-cell>
          <table:table-cell office:value-type="float" office:value="459.225343961452" calcext:value-type="float">
            <text:p>459,23</text:p>
          </table:table-cell>
          <table:table-cell office:value-type="float" office:value="468.749143252907" calcext:value-type="float">
            <text:p>468,75</text:p>
          </table:table-cell>
          <table:table-cell office:value-type="float" office:value="420.015801863296" calcext:value-type="float">
            <text:p>420,02</text:p>
          </table:table-cell>
          <table:table-cell office:value-type="float" office:value="383.810316055993" calcext:value-type="float">
            <text:p>383,81</text:p>
          </table:table-cell>
          <table:table-cell office:value-type="float" office:value="438.816044866305" calcext:value-type="float">
            <text:p>438,82</text:p>
          </table:table-cell>
          <table:table-cell office:value-type="float" office:value="484.008141902163" calcext:value-type="float">
            <text:p>484,01</text:p>
          </table:table-cell>
          <table:table-cell office:value-type="float" office:value="495.939278116075" calcext:value-type="float">
            <text:p>495,94</text:p>
          </table:table-cell>
          <table:table-cell office:value-type="float" office:value="495.246947553437" calcext:value-type="float">
            <text:p>495,25</text:p>
          </table:table-cell>
          <table:table-cell office:value-type="float" office:value="501.193398405245" calcext:value-type="float">
            <text:p>501,19</text:p>
          </table:table-cell>
          <table:table-cell office:value-type="float" office:value="691.451011862144" calcext:value-type="float">
            <text:p>691,45</text:p>
          </table:table-cell>
          <table:table-cell office:value-type="float" office:value="683.45079023583" calcext:value-type="float">
            <text:p>683,45</text:p>
          </table:table-cell>
          <table:table-cell office:value-type="float" office:value="568.536188116276" calcext:value-type="float">
            <text:p>568,54</text:p>
          </table:table-cell>
          <table:table-cell office:value-type="float" office:value="583.428647009978" calcext:value-type="float">
            <text:p>583,43</text:p>
          </table:table-cell>
          <table:table-cell office:value-type="float" office:value="611.721280597994" calcext:value-type="float">
            <text:p>611,72</text:p>
          </table:table-cell>
          <table:table-cell office:value-type="float" office:value="607.947163298575" calcext:value-type="float">
            <text:p>607,95</text:p>
          </table:table-cell>
          <table:table-cell office:value-type="float" office:value="576.088170513514" calcext:value-type="float">
            <text:p>576,09</text:p>
          </table:table-cell>
          <table:table-cell office:value-type="float" office:value="550.880024785923" calcext:value-type="float">
            <text:p>550,88</text:p>
          </table:table-cell>
          <table:table-cell office:value-type="float" office:value="548.747309553961" calcext:value-type="float">
            <text:p>548,75</text:p>
          </table:table-cell>
          <table:table-cell office:value-type="float" office:value="491.842761718466" calcext:value-type="float">
            <text:p>491,84</text:p>
          </table:table-cell>
          <table:table-cell office:value-type="float" office:value="479.403476312545" calcext:value-type="float">
            <text:p>479,40</text:p>
          </table:table-cell>
          <table:table-cell office:value-type="float" office:value="476.738623657762" calcext:value-type="float">
            <text:p>476,74</text:p>
          </table:table-cell>
          <table:table-cell office:value-type="float" office:value="547.075215698022" calcext:value-type="float">
            <text:p>547,08</text:p>
          </table:table-cell>
          <table:table-cell office:value-type="float" office:value="623.780423905388" calcext:value-type="float">
            <text:p>623,78</text:p>
          </table:table-cell>
          <table:table-cell office:value-type="float" office:value="722.323895627888" calcext:value-type="float">
            <text:p>722,32</text:p>
          </table:table-cell>
          <table:table-cell office:value-type="float" office:value="977.123563204253" calcext:value-type="float">
            <text:p>977,12</text:p>
          </table:table-cell>
          <table:table-cell office:value-type="float" office:value="1048.16092158542" calcext:value-type="float">
            <text:p>1048,16</text:p>
          </table:table-cell>
          <table:table-cell office:value-type="float" office:value="1222.92545175923" calcext:value-type="float">
            <text:p>1222,93</text:p>
          </table:table-cell>
          <table:table-cell office:value-type="float" office:value="1079.23310823946" calcext:value-type="float">
            <text:p>1079,23</text:p>
          </table:table-cell>
          <table:table-cell office:value-type="float" office:value="1241.42875621618" calcext:value-type="float">
            <text:p>1241,43</text:p>
          </table:table-cell>
          <table:table-cell office:value-type="float" office:value="1435.6354154142" calcext:value-type="float">
            <text:p>1435,64</text:p>
          </table:table-cell>
          <table:table-cell office:value-type="float" office:value="1411.35283025415" calcext:value-type="float">
            <text:p>1411,35</text:p>
          </table:table-cell>
          <table:table-cell office:value-type="float" office:value="1477.36153924563" calcext:value-type="float">
            <text:p>1477,36</text:p>
          </table:table-cell>
          <table:table-cell office:value-type="float" office:value="1371.58434966602" calcext:value-type="float">
            <text:p>1371,58</text:p>
          </table:table-cell>
          <table:table-cell office:value-type="float" office:value="1193.40059592486" calcext:value-type="float">
            <text:p>1193,40</text:p>
          </table:table-cell>
          <table:table-cell office:value-type="float" office:value="1123.88816589683" calcext:value-type="float">
            <text:p>1123,89</text:p>
          </table:table-cell>
          <table:table-cell office:value-type="float" office:value="1145.54794727391" calcext:value-type="float">
            <text:p>1145,55</text:p>
          </table:table-cell>
          <table:table-cell office:value-type="float" office:value="1188.83458753973" calcext:value-type="float">
            <text:p>1188,8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Países Bajos</text:p>
          </table:table-cell>
          <table:table-cell office:value-type="float" office:value="1240.67789437294" calcext:value-type="float">
            <text:p>1240,68</text:p>
          </table:table-cell>
          <table:table-cell office:value-type="float" office:value="1328.03664879968" calcext:value-type="float">
            <text:p>1328,04</text:p>
          </table:table-cell>
          <table:table-cell office:value-type="float" office:value="1541.94736519029" calcext:value-type="float">
            <text:p>1541,95</text:p>
          </table:table-cell>
          <table:table-cell office:value-type="float" office:value="1708.09635648862" calcext:value-type="float">
            <text:p>1708,10</text:p>
          </table:table-cell>
          <table:table-cell office:value-type="float" office:value="1835.80142351034" calcext:value-type="float">
            <text:p>1835,80</text:p>
          </table:table-cell>
          <table:table-cell office:value-type="float" office:value="1991.36068565042" calcext:value-type="float">
            <text:p>1991,36</text:p>
          </table:table-cell>
          <table:table-cell office:value-type="float" office:value="2185.24865888658" calcext:value-type="float">
            <text:p>2185,25</text:p>
          </table:table-cell>
          <table:table-cell office:value-type="float" office:value="2642.95611830093" calcext:value-type="float">
            <text:p>2642,96</text:p>
          </table:table-cell>
          <table:table-cell office:value-type="float" office:value="2927.0729581373" calcext:value-type="float">
            <text:p>2927,07</text:p>
          </table:table-cell>
          <table:table-cell office:value-type="float" office:value="3378.61478779405" calcext:value-type="float">
            <text:p>3378,61</text:p>
          </table:table-cell>
          <table:table-cell office:value-type="float" office:value="4104.45102978895" calcext:value-type="float">
            <text:p>4104,45</text:p>
          </table:table-cell>
          <table:table-cell office:value-type="float" office:value="5345.57547310289" calcext:value-type="float">
            <text:p>5345,58</text:p>
          </table:table-cell>
          <table:table-cell office:value-type="float" office:value="6440.97842611463" calcext:value-type="float">
            <text:p>6440,98</text:p>
          </table:table-cell>
          <table:table-cell office:value-type="float" office:value="7335.50898458204" calcext:value-type="float">
            <text:p>7335,51</text:p>
          </table:table-cell>
          <table:table-cell office:value-type="float" office:value="7925.68806831654" calcext:value-type="float">
            <text:p>7925,69</text:p>
          </table:table-cell>
          <table:table-cell office:value-type="float" office:value="9166.80822116386" calcext:value-type="float">
            <text:p>9166,81</text:p>
          </table:table-cell>
          <table:table-cell office:value-type="float" office:value="11179.3895839736" calcext:value-type="float">
            <text:p>11179,39</text:p>
          </table:table-cell>
          <table:table-cell office:value-type="float" office:value="12798.5432066175" calcext:value-type="float">
            <text:p>12798,54</text:p>
          </table:table-cell>
          <table:table-cell office:value-type="float" office:value="13791.8622639458" calcext:value-type="float">
            <text:p>13791,86</text:p>
          </table:table-cell>
          <table:table-cell office:value-type="float" office:value="11520.4478716306" calcext:value-type="float">
            <text:p>11520,45</text:p>
          </table:table-cell>
          <table:table-cell office:value-type="float" office:value="11072.6584776218" calcext:value-type="float">
            <text:p>11072,66</text:p>
          </table:table-cell>
          <table:table-cell office:value-type="float" office:value="10680.3590477666" calcext:value-type="float">
            <text:p>10680,36</text:p>
          </table:table-cell>
          <table:table-cell office:value-type="float" office:value="9977.16021206777" calcext:value-type="float">
            <text:p>9977,16</text:p>
          </table:table-cell>
          <table:table-cell office:value-type="float" office:value="9926.12998430174" calcext:value-type="float">
            <text:p>9926,13</text:p>
          </table:table-cell>
          <table:table-cell office:value-type="float" office:value="13783.8501214809" calcext:value-type="float">
            <text:p>13783,85</text:p>
          </table:table-cell>
          <table:table-cell office:value-type="float" office:value="16709.5596773838" calcext:value-type="float">
            <text:p>16709,56</text:p>
          </table:table-cell>
          <table:table-cell office:value-type="float" office:value="17744.5013769146" calcext:value-type="float">
            <text:p>17744,50</text:p>
          </table:table-cell>
          <table:table-cell office:value-type="float" office:value="17397.6916685628" calcext:value-type="float">
            <text:p>17397,69</text:p>
          </table:table-cell>
          <table:table-cell office:value-type="float" office:value="21290.8603827045" calcext:value-type="float">
            <text:p>21290,86</text:p>
          </table:table-cell>
          <table:table-cell office:value-type="float" office:value="21732.2308013" calcext:value-type="float">
            <text:p>21732,23</text:p>
          </table:table-cell>
          <table:table-cell office:value-type="float" office:value="23904.0373902993" calcext:value-type="float">
            <text:p>23904,04</text:p>
          </table:table-cell>
          <table:table-cell office:value-type="float" office:value="23122.4107901443" calcext:value-type="float">
            <text:p>23122,41</text:p>
          </table:table-cell>
          <table:table-cell office:value-type="float" office:value="24646.3143017558" calcext:value-type="float">
            <text:p>24646,31</text:p>
          </table:table-cell>
          <table:table-cell office:value-type="float" office:value="29258.1343486211" calcext:value-type="float">
            <text:p>29258,13</text:p>
          </table:table-cell>
          <table:table-cell office:value-type="float" office:value="29006.8094454171" calcext:value-type="float">
            <text:p>29006,81</text:p>
          </table:table-cell>
          <table:table-cell office:value-type="float" office:value="26700.5371335926" calcext:value-type="float">
            <text:p>26700,54</text:p>
          </table:table-cell>
          <table:table-cell office:value-type="float" office:value="27885.8083823465" calcext:value-type="float">
            <text:p>27885,81</text:p>
          </table:table-cell>
          <table:table-cell office:value-type="float" office:value="28263.0967106802" calcext:value-type="float">
            <text:p>28263,10</text:p>
          </table:table-cell>
          <table:table-cell office:value-type="float" office:value="26149.41107829" calcext:value-type="float">
            <text:p>26149,41</text:p>
          </table:table-cell>
          <table:table-cell office:value-type="float" office:value="26873.2759335114" calcext:value-type="float">
            <text:p>26873,28</text:p>
          </table:table-cell>
          <table:table-cell office:value-type="float" office:value="29204.0398310254" calcext:value-type="float">
            <text:p>29204,04</text:p>
          </table:table-cell>
          <table:table-cell office:value-type="float" office:value="35672.2065978453" calcext:value-type="float">
            <text:p>35672,21</text:p>
          </table:table-cell>
          <table:table-cell office:value-type="float" office:value="40362.3947822685" calcext:value-type="float">
            <text:p>40362,39</text:p>
          </table:table-cell>
          <table:table-cell office:value-type="float" office:value="41979.0558457881" calcext:value-type="float">
            <text:p>41979,06</text:p>
          </table:table-cell>
          <table:table-cell office:value-type="float" office:value="44863.3506314287" calcext:value-type="float">
            <text:p>44863,35</text:p>
          </table:table-cell>
          <table:table-cell office:value-type="float" office:value="51733.4421317965" calcext:value-type="float">
            <text:p>51733,44</text:p>
          </table:table-cell>
          <table:table-cell office:value-type="float" office:value="57644.4799749353" calcext:value-type="float">
            <text:p>57644,48</text:p>
          </table:table-cell>
          <table:table-cell office:value-type="float" office:value="52514.0271165323" calcext:value-type="float">
            <text:p>52514,03</text:p>
          </table:table-cell>
          <table:table-cell office:value-type="float" office:value="50950.0343435181" calcext:value-type="float">
            <text:p>50950,03</text:p>
          </table:table-cell>
          <table:table-cell office:value-type="float" office:value="54159.3466126142" calcext:value-type="float">
            <text:p>54159,35</text:p>
          </table:table-cell>
          <table:table-cell office:value-type="float" office:value="50073.0056559308" calcext:value-type="float">
            <text:p>50073,01</text:p>
          </table:table-cell>
          <table:table-cell office:value-type="float" office:value="52184.0618504931" calcext:value-type="float">
            <text:p>52184,06</text:p>
          </table:table-cell>
          <table:table-cell office:value-type="float" office:value="52830.1742328055" calcext:value-type="float">
            <text:p>52830,17</text:p>
          </table:table-cell>
          <table:table-cell office:value-type="float" office:value="45175.2318933798" calcext:value-type="float">
            <text:p>45175,23</text:p>
          </table:table-cell>
          <table:table-cell office:value-type="float" office:value="46007.8529206547" calcext:value-type="float">
            <text:p>46007,85</text:p>
          </table:table-cell>
          <table:table-cell office:value-type="float" office:value="48554.9922761756" calcext:value-type="float">
            <text:p>48554,99</text:p>
          </table:table-cell>
          <table:table-cell office:value-type="float" office:value="53024.0592130531" calcext:value-type="float">
            <text:p>53024,06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string" calcext:value-type="string">
            <text:p>Camerún</text:p>
          </table:table-cell>
          <table:table-cell office:value-type="float" office:value="129.544139225573" calcext:value-type="float">
            <text:p>129,54</text:p>
          </table:table-cell>
          <table:table-cell office:value-type="float" office:value="131.136413030298" calcext:value-type="float">
            <text:p>131,14</text:p>
          </table:table-cell>
          <table:table-cell office:value-type="float" office:value="138.646028097933" calcext:value-type="float">
            <text:p>138,65</text:p>
          </table:table-cell>
          <table:table-cell office:value-type="float" office:value="141.012174977559" calcext:value-type="float">
            <text:p>141,01</text:p>
          </table:table-cell>
          <table:table-cell office:value-type="float" office:value="144.380001343019" calcext:value-type="float">
            <text:p>144,38</text:p>
          </table:table-cell>
          <table:table-cell office:value-type="float" office:value="154.331498862632" calcext:value-type="float">
            <text:p>154,33</text:p>
          </table:table-cell>
          <table:table-cell office:value-type="float" office:value="169.81245325529" calcext:value-type="float">
            <text:p>169,81</text:p>
          </table:table-cell>
          <table:table-cell office:value-type="float" office:value="181.280767185084" calcext:value-type="float">
            <text:p>181,28</text:p>
          </table:table-cell>
          <table:table-cell office:value-type="float" office:value="177.920951861018" calcext:value-type="float">
            <text:p>177,92</text:p>
          </table:table-cell>
          <table:table-cell office:value-type="float" office:value="184.462395127925" calcext:value-type="float">
            <text:p>184,46</text:p>
          </table:table-cell>
          <table:table-cell office:value-type="float" office:value="208.37545376723" calcext:value-type="float">
            <text:p>208,38</text:p>
          </table:table-cell>
          <table:table-cell office:value-type="float" office:value="249.364107353926" calcext:value-type="float">
            <text:p>249,36</text:p>
          </table:table-cell>
          <table:table-cell office:value-type="float" office:value="311.219494342336" calcext:value-type="float">
            <text:p>311,22</text:p>
          </table:table-cell>
          <table:table-cell office:value-type="float" office:value="369.447200877364" calcext:value-type="float">
            <text:p>369,45</text:p>
          </table:table-cell>
          <table:table-cell office:value-type="float" office:value="401.413029433989" calcext:value-type="float">
            <text:p>401,41</text:p>
          </table:table-cell>
          <table:table-cell office:value-type="float" office:value="426.794682334849" calcext:value-type="float">
            <text:p>426,79</text:p>
          </table:table-cell>
          <table:table-cell office:value-type="float" office:value="543.02118333491" calcext:value-type="float">
            <text:p>543,02</text:p>
          </table:table-cell>
          <table:table-cell office:value-type="float" office:value="694.686284941298" calcext:value-type="float">
            <text:p>694,69</text:p>
          </table:table-cell>
          <table:table-cell office:value-type="float" office:value="781.862792323625" calcext:value-type="float">
            <text:p>781,86</text:p>
          </table:table-cell>
          <table:table-cell office:value-type="float" office:value="859.12310941489" calcext:value-type="float">
            <text:p>859,12</text:p>
          </table:table-cell>
          <table:table-cell office:value-type="float" office:value="798.850393654228" calcext:value-type="float">
            <text:p>798,85</text:p>
          </table:table-cell>
          <table:table-cell office:value-type="float" office:value="780.61221705595" calcext:value-type="float">
            <text:p>780,61</text:p>
          </table:table-cell>
          <table:table-cell office:value-type="float" office:value="799.547648417735" calcext:value-type="float">
            <text:p>799,55</text:p>
          </table:table-cell>
          <table:table-cell office:value-type="float" office:value="809.093492972061" calcext:value-type="float">
            <text:p>809,09</text:p>
          </table:table-cell>
          <table:table-cell office:value-type="float" office:value="1021.70929408929" calcext:value-type="float">
            <text:p>1021,71</text:p>
          </table:table-cell>
          <table:table-cell office:value-type="float" office:value="1146.43537951426" calcext:value-type="float">
            <text:p>1146,44</text:p>
          </table:table-cell>
          <table:table-cell office:value-type="float" office:value="1128.01902823514" calcext:value-type="float">
            <text:p>1128,02</text:p>
          </table:table-cell>
          <table:table-cell office:value-type="float" office:value="974.991279748482" calcext:value-type="float">
            <text:p>974,99</text:p>
          </table:table-cell>
          <table:table-cell office:value-type="float" office:value="946.646413060374" calcext:value-type="float">
            <text:p>946,65</text:p>
          </table:table-cell>
          <table:table-cell office:value-type="float" office:value="1024.42413530091" calcext:value-type="float">
            <text:p>1024,42</text:p>
          </table:table-cell>
          <table:table-cell office:value-type="float" office:value="911.741421813763" calcext:value-type="float">
            <text:p>911,74</text:p>
          </table:table-cell>
          <table:table-cell office:value-type="float" office:value="1204.7629729769" calcext:value-type="float">
            <text:p>1204,76</text:p>
          </table:table-cell>
          <table:table-cell office:value-type="float" office:value="801.161703758483" calcext:value-type="float">
            <text:p>801,16</text:p>
          </table:table-cell>
          <table:table-cell office:value-type="float" office:value="709.114829717018" calcext:value-type="float">
            <text:p>709,11</text:p>
          </table:table-cell>
          <table:table-cell office:value-type="float" office:value="752.525099406841" calcext:value-type="float">
            <text:p>752,53</text:p>
          </table:table-cell>
          <table:table-cell office:value-type="float" office:value="755.239706837977" calcext:value-type="float">
            <text:p>755,24</text:p>
          </table:table-cell>
          <table:table-cell office:value-type="float" office:value="720.796974616141" calcext:value-type="float">
            <text:p>720,80</text:p>
          </table:table-cell>
          <table:table-cell office:value-type="float" office:value="740.996564287047" calcext:value-type="float">
            <text:p>741,00</text:p>
          </table:table-cell>
          <table:table-cell office:value-type="float" office:value="649.991845405048" calcext:value-type="float">
            <text:p>649,99</text:p>
          </table:table-cell>
          <table:table-cell office:value-type="float" office:value="651.100907498053" calcext:value-type="float">
            <text:p>651,10</text:p>
          </table:table-cell>
          <table:table-cell office:value-type="float" office:value="707.887567392905" calcext:value-type="float">
            <text:p>707,89</text:p>
          </table:table-cell>
          <table:table-cell office:value-type="float" office:value="865.958137544256" calcext:value-type="float">
            <text:p>865,96</text:p>
          </table:table-cell>
          <table:table-cell office:value-type="float" office:value="1009.94312043658" calcext:value-type="float">
            <text:p>1009,94</text:p>
          </table:table-cell>
          <table:table-cell office:value-type="float" office:value="1011.88007278296" calcext:value-type="float">
            <text:p>1011,88</text:p>
          </table:table-cell>
          <table:table-cell office:value-type="float" office:value="1062.13743331336" calcext:value-type="float">
            <text:p>1062,14</text:p>
          </table:table-cell>
          <table:table-cell office:value-type="float" office:value="1194.06985039841" calcext:value-type="float">
            <text:p>1194,07</text:p>
          </table:table-cell>
          <table:table-cell office:value-type="float" office:value="1371.7467084914" calcext:value-type="float">
            <text:p>1371,75</text:p>
          </table:table-cell>
          <table:table-cell office:value-type="float" office:value="1314.70601531227" calcext:value-type="float">
            <text:p>1314,71</text:p>
          </table:table-cell>
          <table:table-cell office:value-type="float" office:value="1285.26172565588" calcext:value-type="float">
            <text:p>1285,26</text:p>
          </table:table-cell>
          <table:table-cell office:value-type="float" office:value="1403.2556380893" calcext:value-type="float">
            <text:p>1403,26</text:p>
          </table:table-cell>
          <table:table-cell office:value-type="float" office:value="1354.62308705136" calcext:value-type="float">
            <text:p>1354,62</text:p>
          </table:table-cell>
          <table:table-cell office:value-type="float" office:value="1465.2223269067" calcext:value-type="float">
            <text:p>1465,22</text:p>
          </table:table-cell>
          <table:table-cell office:value-type="float" office:value="1540.56818173347" calcext:value-type="float">
            <text:p>1540,57</text:p>
          </table:table-cell>
          <table:table-cell office:value-type="float" office:value="1326.96927718029" calcext:value-type="float">
            <text:p>1326,97</text:p>
          </table:table-cell>
          <table:table-cell office:value-type="float" office:value="1363.40385121739" calcext:value-type="float">
            <text:p>1363,40</text:p>
          </table:table-cell>
          <table:table-cell office:value-type="float" office:value="1421.58749243688" calcext:value-type="float">
            <text:p>1421,59</text:p>
          </table:table-cell>
          <table:table-cell office:value-type="float" office:value="1533.74213975885" calcext:value-type="float">
            <text:p>1533,74</text:p>
          </table:table-cell>
        </table:table-row>
        <table:table-row table:style-name="ro1">
          <table:table-cell office:value-type="string" calcext:value-type="string">
            <text:p>SWZ</text:p>
          </table:table-cell>
          <table:table-cell office:value-type="string" calcext:value-type="string">
            <text:p>Eswatini</text:p>
          </table:table-cell>
          <table:table-cell office:value-type="float" office:value="131.161714946398" calcext:value-type="float">
            <text:p>131,16</text:p>
          </table:table-cell>
          <table:table-cell office:value-type="float" office:value="151.496192001084" calcext:value-type="float">
            <text:p>151,50</text:p>
          </table:table-cell>
          <table:table-cell office:value-type="float" office:value="177.965941286451" calcext:value-type="float">
            <text:p>177,97</text:p>
          </table:table-cell>
          <table:table-cell office:value-type="float" office:value="187.951386337981" calcext:value-type="float">
            <text:p>187,95</text:p>
          </table:table-cell>
          <table:table-cell office:value-type="float" office:value="200.242982056305" calcext:value-type="float">
            <text:p>200,24</text:p>
          </table:table-cell>
          <table:table-cell office:value-type="float" office:value="189.378541304913" calcext:value-type="float">
            <text:p>189,38</text:p>
          </table:table-cell>
          <table:table-cell office:value-type="float" office:value="196.303139515578" calcext:value-type="float">
            <text:p>196,30</text:p>
          </table:table-cell>
          <table:table-cell office:value-type="float" office:value="251.74602240056" calcext:value-type="float">
            <text:p>251,75</text:p>
          </table:table-cell>
          <table:table-cell office:value-type="float" office:value="260.027773128199" calcext:value-type="float">
            <text:p>260,03</text:p>
          </table:table-cell>
          <table:table-cell office:value-type="float" office:value="307.37025653308" calcext:value-type="float">
            <text:p>307,37</text:p>
          </table:table-cell>
          <table:table-cell office:value-type="float" office:value="321.069430537678" calcext:value-type="float">
            <text:p>321,07</text:p>
          </table:table-cell>
          <table:table-cell office:value-type="float" office:value="471.571083097053" calcext:value-type="float">
            <text:p>471,57</text:p>
          </table:table-cell>
          <table:table-cell office:value-type="float" office:value="545.255367444427" calcext:value-type="float">
            <text:p>545,26</text:p>
          </table:table-cell>
          <table:table-cell office:value-type="float" office:value="576.879255506799" calcext:value-type="float">
            <text:p>576,88</text:p>
          </table:table-cell>
          <table:table-cell office:value-type="float" office:value="528.587329370427" calcext:value-type="float">
            <text:p>528,59</text:p>
          </table:table-cell>
          <table:table-cell office:value-type="float" office:value="571.239315534657" calcext:value-type="float">
            <text:p>571,24</text:p>
          </table:table-cell>
          <table:table-cell office:value-type="float" office:value="619.532290786012" calcext:value-type="float">
            <text:p>619,53</text:p>
          </table:table-cell>
          <table:table-cell office:value-type="float" office:value="725.113948709762" calcext:value-type="float">
            <text:p>725,11</text:p>
          </table:table-cell>
          <table:table-cell office:value-type="float" office:value="921.99223896023" calcext:value-type="float">
            <text:p>921,99</text:p>
          </table:table-cell>
          <table:table-cell office:value-type="float" office:value="939.450137377656" calcext:value-type="float">
            <text:p>939,45</text:p>
          </table:table-cell>
          <table:table-cell office:value-type="float" office:value="853.551273070203" calcext:value-type="float">
            <text:p>853,55</text:p>
          </table:table-cell>
          <table:table-cell office:value-type="float" office:value="851.592350686435" calcext:value-type="float">
            <text:p>851,59</text:p>
          </table:table-cell>
          <table:table-cell office:value-type="float" office:value="732.297304891536" calcext:value-type="float">
            <text:p>732,30</text:p>
          </table:table-cell>
          <table:table-cell office:value-type="float" office:value="516.414273700306" calcext:value-type="float">
            <text:p>516,41</text:p>
          </table:table-cell>
          <table:table-cell office:value-type="float" office:value="620.715466960245" calcext:value-type="float">
            <text:p>620,72</text:p>
          </table:table-cell>
          <table:table-cell office:value-type="float" office:value="780.270626851931" calcext:value-type="float">
            <text:p>780,27</text:p>
          </table:table-cell>
          <table:table-cell office:value-type="float" office:value="894.346515127444" calcext:value-type="float">
            <text:p>894,35</text:p>
          </table:table-cell>
          <table:table-cell office:value-type="float" office:value="872.773101128803" calcext:value-type="float">
            <text:p>872,77</text:p>
          </table:table-cell>
          <table:table-cell office:value-type="float" office:value="1355.39394489604" calcext:value-type="float">
            <text:p>1355,39</text:p>
          </table:table-cell>
          <table:table-cell office:value-type="float" office:value="1367.78481369666" calcext:value-type="float">
            <text:p>1367,78</text:p>
          </table:table-cell>
          <table:table-cell office:value-type="float" office:value="1481.86459893171" calcext:value-type="float">
            <text:p>1481,86</text:p>
          </table:table-cell>
          <table:table-cell office:value-type="float" office:value="1528.89244383416" calcext:value-type="float">
            <text:p>1528,89</text:p>
          </table:table-cell>
          <table:table-cell office:value-type="float" office:value="1563.75295277325" calcext:value-type="float">
            <text:p>1563,75</text:p>
          </table:table-cell>
          <table:table-cell office:value-type="float" office:value="1833.08942716193" calcext:value-type="float">
            <text:p>1833,09</text:p>
          </table:table-cell>
          <table:table-cell office:value-type="float" office:value="1695.13118924586" calcext:value-type="float">
            <text:p>1695,13</text:p>
          </table:table-cell>
          <table:table-cell office:value-type="float" office:value="1781.87002758328" calcext:value-type="float">
            <text:p>1781,87</text:p>
          </table:table-cell>
          <table:table-cell office:value-type="float" office:value="1609.22066178885" calcext:value-type="float">
            <text:p>1609,22</text:p>
          </table:table-cell>
          <table:table-cell office:value-type="float" office:value="1557.05863172015" calcext:value-type="float">
            <text:p>1557,06</text:p>
          </table:table-cell>
          <table:table-cell office:value-type="float" office:value="1728.70533460364" calcext:value-type="float">
            <text:p>1728,71</text:p>
          </table:table-cell>
          <table:table-cell office:value-type="float" office:value="1521.76761946032" calcext:value-type="float">
            <text:p>1521,77</text:p>
          </table:table-cell>
          <table:table-cell office:value-type="float" office:value="1405.44185636161" calcext:value-type="float">
            <text:p>1405,44</text:p>
          </table:table-cell>
          <table:table-cell office:value-type="float" office:value="2148.61992896509" calcext:value-type="float">
            <text:p>2148,62</text:p>
          </table:table-cell>
          <table:table-cell office:value-type="float" office:value="2699.1333947936" calcext:value-type="float">
            <text:p>2699,13</text:p>
          </table:table-cell>
          <table:table-cell office:value-type="float" office:value="3083.82622577192" calcext:value-type="float">
            <text:p>3083,83</text:p>
          </table:table-cell>
          <table:table-cell office:value-type="float" office:value="3176.70034403832" calcext:value-type="float">
            <text:p>3176,70</text:p>
          </table:table-cell>
          <table:table-cell office:value-type="float" office:value="3327.44188009451" calcext:value-type="float">
            <text:p>3327,44</text:p>
          </table:table-cell>
          <table:table-cell office:value-type="float" office:value="3137.39611086379" calcext:value-type="float">
            <text:p>3137,40</text:p>
          </table:table-cell>
          <table:table-cell office:value-type="float" office:value="3385.84292137744" calcext:value-type="float">
            <text:p>3385,84</text:p>
          </table:table-cell>
          <table:table-cell office:value-type="float" office:value="4168.50518307998" calcext:value-type="float">
            <text:p>4168,51</text:p>
          </table:table-cell>
          <table:table-cell office:value-type="float" office:value="4496.60037963614" calcext:value-type="float">
            <text:p>4496,60</text:p>
          </table:table-cell>
          <table:table-cell office:value-type="float" office:value="4527.66898199888" calcext:value-type="float">
            <text:p>4527,67</text:p>
          </table:table-cell>
          <table:table-cell office:value-type="float" office:value="4230.34405091307" calcext:value-type="float">
            <text:p>4230,34</text:p>
          </table:table-cell>
          <table:table-cell office:value-type="float" office:value="4038.55722997694" calcext:value-type="float">
            <text:p>4038,56</text:p>
          </table:table-cell>
          <table:table-cell office:value-type="float" office:value="3689.51870428109" calcext:value-type="float">
            <text:p>3689,52</text:p>
          </table:table-cell>
          <table:table-cell office:value-type="float" office:value="3447.6956981236" calcext:value-type="float">
            <text:p>3447,70</text:p>
          </table:table-cell>
          <table:table-cell office:value-type="float" office:value="3953.08896990829" calcext:value-type="float">
            <text:p>3953,09</text:p>
          </table:table-cell>
          <table:table-cell office:value-type="float" office:value="4145.97411168691" calcext:value-type="float">
            <text:p>4145,97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adagascar</text:p>
          </table:table-cell>
          <table:table-cell office:value-type="float" office:value="138.119849134424" calcext:value-type="float">
            <text:p>138,12</text:p>
          </table:table-cell>
          <table:table-cell office:value-type="float" office:value="138.407165710075" calcext:value-type="float">
            <text:p>138,41</text:p>
          </table:table-cell>
          <table:table-cell office:value-type="float" office:value="142.659339874214" calcext:value-type="float">
            <text:p>142,66</text:p>
          </table:table-cell>
          <table:table-cell office:value-type="float" office:value="144.484654967511" calcext:value-type="float">
            <text:p>144,48</text:p>
          </table:table-cell>
          <table:table-cell office:value-type="float" office:value="152.107820130995" calcext:value-type="float">
            <text:p>152,11</text:p>
          </table:table-cell>
          <table:table-cell office:value-type="float" office:value="157.476387051335" calcext:value-type="float">
            <text:p>157,48</text:p>
          </table:table-cell>
          <table:table-cell office:value-type="float" office:value="165.478455065697" calcext:value-type="float">
            <text:p>165,48</text:p>
          </table:table-cell>
          <table:table-cell office:value-type="float" office:value="165.011573016693" calcext:value-type="float">
            <text:p>165,01</text:p>
          </table:table-cell>
          <table:table-cell office:value-type="float" office:value="169.070560105029" calcext:value-type="float">
            <text:p>169,07</text:p>
          </table:table-cell>
          <table:table-cell office:value-type="float" office:value="177.498409996047" calcext:value-type="float">
            <text:p>177,50</text:p>
          </table:table-cell>
          <table:table-cell office:value-type="float" office:value="193.128554834597" calcext:value-type="float">
            <text:p>193,13</text:p>
          </table:table-cell>
          <table:table-cell office:value-type="float" office:value="231.436185504653" calcext:value-type="float">
            <text:p>231,44</text:p>
          </table:table-cell>
          <table:table-cell office:value-type="float" office:value="261.03534138606" calcext:value-type="float">
            <text:p>261,04</text:p>
          </table:table-cell>
          <table:table-cell office:value-type="float" office:value="302.149467628563" calcext:value-type="float">
            <text:p>302,15</text:p>
          </table:table-cell>
          <table:table-cell office:value-type="float" office:value="280.679038857192" calcext:value-type="float">
            <text:p>280,68</text:p>
          </table:table-cell>
          <table:table-cell office:value-type="float" office:value="294.933988153902" calcext:value-type="float">
            <text:p>294,93</text:p>
          </table:table-cell>
          <table:table-cell office:value-type="float" office:value="324.384495709068" calcext:value-type="float">
            <text:p>324,38</text:p>
          </table:table-cell>
          <table:table-cell office:value-type="float" office:value="408.937427733313" calcext:value-type="float">
            <text:p>408,94</text:p>
          </table:table-cell>
          <table:table-cell office:value-type="float" office:value="463.731466024124" calcext:value-type="float">
            <text:p>463,73</text:p>
          </table:table-cell>
          <table:table-cell office:value-type="float" office:value="400.705603052702" calcext:value-type="float">
            <text:p>400,71</text:p>
          </table:table-cell>
          <table:table-cell office:value-type="float" office:value="381.865801322053" calcext:value-type="float">
            <text:p>381,87</text:p>
          </table:table-cell>
          <table:table-cell office:value-type="float" office:value="369.472871424721" calcext:value-type="float">
            <text:p>369,47</text:p>
          </table:table-cell>
          <table:table-cell office:value-type="float" office:value="300.534090569938" calcext:value-type="float">
            <text:p>300,53</text:p>
          </table:table-cell>
          <table:table-cell office:value-type="float" office:value="283.985803389459" calcext:value-type="float">
            <text:p>283,99</text:p>
          </table:table-cell>
          <table:table-cell office:value-type="float" office:value="314.746051106988" calcext:value-type="float">
            <text:p>314,75</text:p>
          </table:table-cell>
          <table:table-cell office:value-type="float" office:value="240.955452416246" calcext:value-type="float">
            <text:p>240,96</text:p>
          </table:table-cell>
          <table:table-cell office:value-type="float" office:value="223.011276381555" calcext:value-type="float">
            <text:p>223,01</text:p>
          </table:table-cell>
          <table:table-cell office:value-type="float" office:value="221.682033013421" calcext:value-type="float">
            <text:p>221,68</text:p>
          </table:table-cell>
          <table:table-cell office:value-type="float" office:value="265.676118926057" calcext:value-type="float">
            <text:p>265,68</text:p>
          </table:table-cell>
          <table:table-cell office:value-type="float" office:value="222.15374431496" calcext:value-type="float">
            <text:p>222,15</text:p>
          </table:table-cell>
          <table:table-cell office:value-type="float" office:value="245.864316227243" calcext:value-type="float">
            <text:p>245,86</text:p>
          </table:table-cell>
          <table:table-cell office:value-type="float" office:value="265.934507379578" calcext:value-type="float">
            <text:p>265,93</text:p>
          </table:table-cell>
          <table:table-cell office:value-type="float" office:value="227.836905482236" calcext:value-type="float">
            <text:p>227,84</text:p>
          </table:table-cell>
          <table:table-cell office:value-type="float" office:value="234.494058207896" calcext:value-type="float">
            <text:p>234,49</text:p>
          </table:table-cell>
          <table:table-cell office:value-type="float" office:value="287.356559593887" calcext:value-type="float">
            <text:p>287,36</text:p>
          </table:table-cell>
          <table:table-cell office:value-type="float" office:value="247.129410232435" calcext:value-type="float">
            <text:p>247,13</text:p>
          </table:table-cell>
          <table:table-cell office:value-type="float" office:value="252.465205803687" calcext:value-type="float">
            <text:p>252,47</text:p>
          </table:table-cell>
          <table:table-cell office:value-type="float" office:value="243.252751462484" calcext:value-type="float">
            <text:p>243,25</text:p>
          </table:table-cell>
          <table:table-cell office:value-type="float" office:value="245.939065850803" calcext:value-type="float">
            <text:p>245,94</text:p>
          </table:table-cell>
          <table:table-cell office:value-type="float" office:value="278.555703176672" calcext:value-type="float">
            <text:p>278,56</text:p>
          </table:table-cell>
          <table:table-cell office:value-type="float" office:value="262.285948115462" calcext:value-type="float">
            <text:p>262,29</text:p>
          </table:table-cell>
          <table:table-cell office:value-type="float" office:value="316.799896490486" calcext:value-type="float">
            <text:p>316,80</text:p>
          </table:table-cell>
          <table:table-cell office:value-type="float" office:value="245.123587583262" calcext:value-type="float">
            <text:p>245,12</text:p>
          </table:table-cell>
          <table:table-cell office:value-type="float" office:value="274.819702299258" calcext:value-type="float">
            <text:p>274,82</text:p>
          </table:table-cell>
          <table:table-cell office:value-type="float" office:value="292.150728813718" calcext:value-type="float">
            <text:p>292,15</text:p>
          </table:table-cell>
          <table:table-cell office:value-type="float" office:value="438.655290070345" calcext:value-type="float">
            <text:p>438,66</text:p>
          </table:table-cell>
          <table:table-cell office:value-type="float" office:value="536.351482125303" calcext:value-type="float">
            <text:p>536,35</text:p>
          </table:table-cell>
          <table:table-cell office:value-type="float" office:value="467.539737921872" calcext:value-type="float">
            <text:p>467,54</text:p>
          </table:table-cell>
          <table:table-cell office:value-type="float" office:value="471.959211584451" calcext:value-type="float">
            <text:p>471,96</text:p>
          </table:table-cell>
          <table:table-cell office:value-type="float" office:value="531.265505398676" calcext:value-type="float">
            <text:p>531,27</text:p>
          </table:table-cell>
          <table:table-cell office:value-type="float" office:value="518.152812673554" calcext:value-type="float">
            <text:p>518,15</text:p>
          </table:table-cell>
          <table:table-cell office:value-type="float" office:value="541.06608508644" calcext:value-type="float">
            <text:p>541,07</text:p>
          </table:table-cell>
          <table:table-cell office:value-type="float" office:value="530.861263904165" calcext:value-type="float">
            <text:p>530,86</text:p>
          </table:table-cell>
          <table:table-cell office:value-type="float" office:value="467.235277373582" calcext:value-type="float">
            <text:p>467,24</text:p>
          </table:table-cell>
          <table:table-cell office:value-type="float" office:value="475.955365636474" calcext:value-type="float">
            <text:p>475,96</text:p>
          </table:table-cell>
          <table:table-cell office:value-type="float" office:value="515.292738970352" calcext:value-type="float">
            <text:p>515,29</text:p>
          </table:table-cell>
          <table:table-cell office:value-type="float" office:value="527.501285041282" calcext:value-type="float">
            <text:p>527,50</text:p>
          </table:table-cell>
        </table:table-row>
        <table:table-row table:style-name="ro1">
          <table:table-cell office:value-type="string" calcext:value-type="string">
            <text:p>LKA</text:p>
          </table:table-cell>
          <table:table-cell office:value-type="string" calcext:value-type="string">
            <text:p>Sri Lanka</text:p>
          </table:table-cell>
          <table:table-cell office:value-type="float" office:value="138.536667362574" calcext:value-type="float">
            <text:p>138,54</text:p>
          </table:table-cell>
          <table:table-cell office:value-type="float" office:value="117.072043511685" calcext:value-type="float">
            <text:p>117,07</text:p>
          </table:table-cell>
          <table:table-cell office:value-type="float" office:value="120.714370232159" calcext:value-type="float">
            <text:p>120,71</text:p>
          </table:table-cell>
          <table:table-cell office:value-type="float" office:value="152.852744237697" calcext:value-type="float">
            <text:p>152,85</text:p>
          </table:table-cell>
          <table:table-cell office:value-type="float" office:value="153.898723733778" calcext:value-type="float">
            <text:p>153,90</text:p>
          </table:table-cell>
          <table:table-cell office:value-type="float" office:value="159.50599139416" calcext:value-type="float">
            <text:p>159,51</text:p>
          </table:table-cell>
          <table:table-cell office:value-type="float" office:value="150.896707697957" calcext:value-type="float">
            <text:p>150,90</text:p>
          </table:table-cell>
          <table:table-cell office:value-type="float" office:value="160.913082166436" calcext:value-type="float">
            <text:p>160,91</text:p>
          </table:table-cell>
          <table:table-cell office:value-type="float" office:value="183.927471518332" calcext:value-type="float">
            <text:p>183,93</text:p>
          </table:table-cell>
          <table:table-cell office:value-type="float" office:value="185.859889336167" calcext:value-type="float">
            <text:p>185,86</text:p>
          </table:table-cell>
          <table:table-cell office:value-type="float" office:value="196.422932988093" calcext:value-type="float">
            <text:p>196,42</text:p>
          </table:table-cell>
          <table:table-cell office:value-type="float" office:value="216.994958359606" calcext:value-type="float">
            <text:p>216,99</text:p>
          </table:table-cell>
          <table:table-cell office:value-type="float" office:value="264.746235718467" calcext:value-type="float">
            <text:p>264,75</text:p>
          </table:table-cell>
          <table:table-cell office:value-type="float" office:value="275.627619329262" calcext:value-type="float">
            <text:p>275,63</text:p>
          </table:table-cell>
          <table:table-cell office:value-type="float" office:value="256.286715355097" calcext:value-type="float">
            <text:p>256,29</text:p>
          </table:table-cell>
          <table:table-cell office:value-type="float" office:value="287.561636646356" calcext:value-type="float">
            <text:p>287,56</text:p>
          </table:table-cell>
          <table:table-cell office:value-type="float" office:value="188.058494195366" calcext:value-type="float">
            <text:p>188,06</text:p>
          </table:table-cell>
          <table:table-cell office:value-type="float" office:value="227.509826803542" calcext:value-type="float">
            <text:p>227,51</text:p>
          </table:table-cell>
          <table:table-cell office:value-type="float" office:value="267.668683996945" calcext:value-type="float">
            <text:p>267,67</text:p>
          </table:table-cell>
          <table:table-cell office:value-type="float" office:value="289.130689381959" calcext:value-type="float">
            <text:p>289,13</text:p>
          </table:table-cell>
          <table:table-cell office:value-type="float" office:value="307.638303057229" calcext:value-type="float">
            <text:p>307,64</text:p>
          </table:table-cell>
          <table:table-cell office:value-type="float" office:value="328.650429327013" calcext:value-type="float">
            <text:p>328,65</text:p>
          </table:table-cell>
          <table:table-cell office:value-type="float" office:value="378.937189638572" calcext:value-type="float">
            <text:p>378,94</text:p>
          </table:table-cell>
          <table:table-cell office:value-type="float" office:value="369.581941708333" calcext:value-type="float">
            <text:p>369,58</text:p>
          </table:table-cell>
          <table:table-cell office:value-type="float" office:value="390.350758933509" calcext:value-type="float">
            <text:p>390,35</text:p>
          </table:table-cell>
          <table:table-cell office:value-type="float" office:value="401.477192409905" calcext:value-type="float">
            <text:p>401,48</text:p>
          </table:table-cell>
          <table:table-cell office:value-type="float" office:value="413.454996935024" calcext:value-type="float">
            <text:p>413,45</text:p>
          </table:table-cell>
          <table:table-cell office:value-type="float" office:value="408.450842995894" calcext:value-type="float">
            <text:p>408,45</text:p>
          </table:table-cell>
          <table:table-cell office:value-type="float" office:value="463.618631805931" calcext:value-type="float">
            <text:p>463,62</text:p>
          </table:table-cell>
          <table:table-cell office:value-type="float" office:value="513.258535278508" calcext:value-type="float">
            <text:p>513,26</text:p>
          </table:table-cell>
          <table:table-cell office:value-type="float" office:value="547.05471943737" calcext:value-type="float">
            <text:p>547,05</text:p>
          </table:table-cell>
          <table:table-cell office:value-type="float" office:value="576.78001259826" calcext:value-type="float">
            <text:p>576,78</text:p>
          </table:table-cell>
          <table:table-cell office:value-type="float" office:value="647.579049055816" calcext:value-type="float">
            <text:p>647,58</text:p>
          </table:table-cell>
          <table:table-cell office:value-type="float" office:value="714.233427260714" calcext:value-type="float">
            <text:p>714,23</text:p>
          </table:table-cell>
          <table:table-cell office:value-type="float" office:value="756.65707290313" calcext:value-type="float">
            <text:p>756,66</text:p>
          </table:table-cell>
          <table:table-cell office:value-type="float" office:value="817.064348987277" calcext:value-type="float">
            <text:p>817,06</text:p>
          </table:table-cell>
          <table:table-cell office:value-type="float" office:value="850.811420552006" calcext:value-type="float">
            <text:p>850,81</text:p>
          </table:table-cell>
          <table:table-cell office:value-type="float" office:value="838.883867360624" calcext:value-type="float">
            <text:p>838,88</text:p>
          </table:table-cell>
          <table:table-cell office:value-type="float" office:value="869.696516609157" calcext:value-type="float">
            <text:p>869,70</text:p>
          </table:table-cell>
          <table:table-cell office:value-type="float" office:value="832.803440237058" calcext:value-type="float">
            <text:p>832,80</text:p>
          </table:table-cell>
          <table:table-cell office:value-type="float" office:value="867.491213740342" calcext:value-type="float">
            <text:p>867,49</text:p>
          </table:table-cell>
          <table:table-cell office:value-type="float" office:value="982.195645858104" calcext:value-type="float">
            <text:p>982,20</text:p>
          </table:table-cell>
          <table:table-cell office:value-type="float" office:value="1065.78443680197" calcext:value-type="float">
            <text:p>1065,78</text:p>
          </table:table-cell>
          <table:table-cell office:value-type="float" office:value="1248.69818517034" calcext:value-type="float">
            <text:p>1248,70</text:p>
          </table:table-cell>
          <table:table-cell office:value-type="float" office:value="1435.8171774712" calcext:value-type="float">
            <text:p>1435,82</text:p>
          </table:table-cell>
          <table:table-cell office:value-type="float" office:value="1630.38890604323" calcext:value-type="float">
            <text:p>1630,39</text:p>
          </table:table-cell>
          <table:table-cell office:value-type="float" office:value="2037.32210302668" calcext:value-type="float">
            <text:p>2037,32</text:p>
          </table:table-cell>
          <table:table-cell office:value-type="float" office:value="2090.4018261396" calcext:value-type="float">
            <text:p>2090,40</text:p>
          </table:table-cell>
          <table:table-cell office:value-type="float" office:value="2799.64887619972" calcext:value-type="float">
            <text:p>2799,65</text:p>
          </table:table-cell>
          <table:table-cell office:value-type="float" office:value="3200.83382914016" calcext:value-type="float">
            <text:p>3200,83</text:p>
          </table:table-cell>
          <table:table-cell office:value-type="float" office:value="3350.52187589289" calcext:value-type="float">
            <text:p>3350,52</text:p>
          </table:table-cell>
          <table:table-cell office:value-type="float" office:value="3610.28936304898" calcext:value-type="float">
            <text:p>3610,29</text:p>
          </table:table-cell>
          <table:table-cell office:value-type="float" office:value="3819.25352972265" calcext:value-type="float">
            <text:p>3819,25</text:p>
          </table:table-cell>
          <table:table-cell office:value-type="float" office:value="3843.78067184442" calcext:value-type="float">
            <text:p>3843,78</text:p>
          </table:table-cell>
          <table:table-cell office:value-type="float" office:value="3886.29150165239" calcext:value-type="float">
            <text:p>3886,29</text:p>
          </table:table-cell>
          <table:table-cell office:value-type="float" office:value="4104.63098320435" calcext:value-type="float">
            <text:p>4104,63</text:p>
          </table:table-cell>
          <table:table-cell office:value-type="float" office:value="4102.48135014467" calcext:value-type="float">
            <text:p>4102,48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string" calcext:value-type="string">
            <text:p>Nicaragua</text:p>
          </table:table-cell>
          <table:table-cell office:value-type="float" office:value="140.557420118239" calcext:value-type="float">
            <text:p>140,56</text:p>
          </table:table-cell>
          <table:table-cell office:value-type="float" office:value="150.504122907552" calcext:value-type="float">
            <text:p>150,50</text:p>
          </table:table-cell>
          <table:table-cell office:value-type="float" office:value="170.434586152145" calcext:value-type="float">
            <text:p>170,43</text:p>
          </table:table-cell>
          <table:table-cell office:value-type="float" office:value="273.906438106491" calcext:value-type="float">
            <text:p>273,91</text:p>
          </table:table-cell>
          <table:table-cell office:value-type="float" office:value="284.55828958675" calcext:value-type="float">
            <text:p>284,56</text:p>
          </table:table-cell>
          <table:table-cell office:value-type="float" office:value="299.081616018531" calcext:value-type="float">
            <text:p>299,08</text:p>
          </table:table-cell>
          <table:table-cell office:value-type="float" office:value="307.291756918733" calcext:value-type="float">
            <text:p>307,29</text:p>
          </table:table-cell>
          <table:table-cell office:value-type="float" office:value="320.429327244699" calcext:value-type="float">
            <text:p>320,43</text:p>
          </table:table-cell>
          <table:table-cell office:value-type="float" office:value="322.701635549622" calcext:value-type="float">
            <text:p>322,70</text:p>
          </table:table-cell>
          <table:table-cell office:value-type="float" office:value="333.114801000173" calcext:value-type="float">
            <text:p>333,11</text:p>
          </table:table-cell>
          <table:table-cell office:value-type="float" office:value="344.254204996926" calcext:value-type="float">
            <text:p>344,25</text:p>
          </table:table-cell>
          <table:table-cell office:value-type="float" office:value="414.435841867526" calcext:value-type="float">
            <text:p>414,44</text:p>
          </table:table-cell>
          <table:table-cell office:value-type="float" office:value="558.863695960688" calcext:value-type="float">
            <text:p>558,86</text:p>
          </table:table-cell>
          <table:table-cell office:value-type="float" office:value="566.622568461043" calcext:value-type="float">
            <text:p>566,62</text:p>
          </table:table-cell>
          <table:table-cell office:value-type="float" office:value="638.303711301624" calcext:value-type="float">
            <text:p>638,30</text:p>
          </table:table-cell>
          <table:table-cell office:value-type="float" office:value="750.247969619526" calcext:value-type="float">
            <text:p>750,25</text:p>
          </table:table-cell>
          <table:table-cell office:value-type="float" office:value="695.97851361486" calcext:value-type="float">
            <text:p>695,98</text:p>
          </table:table-cell>
          <table:table-cell office:value-type="float" office:value="481.75846047925" calcext:value-type="float">
            <text:p>481,76</text:p>
          </table:table-cell>
          <table:table-cell office:value-type="float" office:value="670.443922551458" calcext:value-type="float">
            <text:p>670,44</text:p>
          </table:table-cell>
          <table:table-cell office:value-type="float" office:value="728.627411253698" calcext:value-type="float">
            <text:p>728,63</text:p>
          </table:table-cell>
          <table:table-cell office:value-type="float" office:value="713.481163968881" calcext:value-type="float">
            <text:p>713,48</text:p>
          </table:table-cell>
          <table:table-cell office:value-type="float" office:value="772.835231962076" calcext:value-type="float">
            <text:p>772,84</text:p>
          </table:table-cell>
          <table:table-cell office:value-type="float" office:value="852.467074011411" calcext:value-type="float">
            <text:p>852,47</text:p>
          </table:table-cell>
          <table:table-cell office:value-type="float" office:value="718.685382184085" calcext:value-type="float">
            <text:p>718,69</text:p>
          </table:table-cell>
          <table:table-cell office:value-type="float" office:value="754.803160991333" calcext:value-type="float">
            <text:p>754,80</text:p>
          </table:table-cell>
          <table:table-cell office:value-type="float" office:value="985.048032859689" calcext:value-type="float">
            <text:p>985,05</text:p>
          </table:table-cell>
          <table:table-cell office:value-type="float" office:value="658.461402229056" calcext:value-type="float">
            <text:p>658,46</text:p>
          </table:table-cell>
          <table:table-cell office:value-type="float" office:value="248.149686013707" calcext:value-type="float">
            <text:p>248,15</text:p>
          </table:table-cell>
          <table:table-cell office:value-type="float" office:value="241.87647004145" calcext:value-type="float">
            <text:p>241,88</text:p>
          </table:table-cell>
          <table:table-cell office:value-type="float" office:value="348.864768812434" calcext:value-type="float">
            <text:p>348,86</text:p>
          </table:table-cell>
          <table:table-cell office:value-type="float" office:value="410.767572640424" calcext:value-type="float">
            <text:p>410,77</text:p>
          </table:table-cell>
          <table:table-cell office:value-type="float" office:value="393.603457518518" calcext:value-type="float">
            <text:p>393,60</text:p>
          </table:table-cell>
          <table:table-cell office:value-type="float" office:value="847.374431849315" calcext:value-type="float">
            <text:p>847,37</text:p>
          </table:table-cell>
          <table:table-cell office:value-type="float" office:value="890.005449052435" calcext:value-type="float">
            <text:p>890,01</text:p>
          </table:table-cell>
          <table:table-cell office:value-type="float" office:value="908.632506474851" calcext:value-type="float">
            <text:p>908,63</text:p>
          </table:table-cell>
          <table:table-cell office:value-type="float" office:value="909.335927059787" calcext:value-type="float">
            <text:p>909,34</text:p>
          </table:table-cell>
          <table:table-cell office:value-type="float" office:value="943.921895595825" calcext:value-type="float">
            <text:p>943,92</text:p>
          </table:table-cell>
          <table:table-cell office:value-type="float" office:value="972.886988419743" calcext:value-type="float">
            <text:p>972,89</text:p>
          </table:table-cell>
          <table:table-cell office:value-type="float" office:value="1007.50142861723" calcext:value-type="float">
            <text:p>1007,50</text:p>
          </table:table-cell>
          <table:table-cell office:value-type="float" office:value="1034.55158791486" calcext:value-type="float">
            <text:p>1034,55</text:p>
          </table:table-cell>
          <table:table-cell office:value-type="float" office:value="1000.93594760549" calcext:value-type="float">
            <text:p>1000,94</text:p>
          </table:table-cell>
          <table:table-cell office:value-type="float" office:value="1005.73247343454" calcext:value-type="float">
            <text:p>1005,73</text:p>
          </table:table-cell>
          <table:table-cell office:value-type="float" office:value="1080.2681122223" calcext:value-type="float">
            <text:p>1080,27</text:p>
          </table:table-cell>
          <table:table-cell office:value-type="float" office:value="1162.29011254959" calcext:value-type="float">
            <text:p>1162,29</text:p>
          </table:table-cell>
          <table:table-cell office:value-type="float" office:value="1226.69184452142" calcext:value-type="float">
            <text:p>1226,69</text:p>
          </table:table-cell>
          <table:table-cell office:value-type="float" office:value="1327.95969869275" calcext:value-type="float">
            <text:p>1327,96</text:p>
          </table:table-cell>
          <table:table-cell office:value-type="float" office:value="1499.26778643204" calcext:value-type="float">
            <text:p>1499,27</text:p>
          </table:table-cell>
          <table:table-cell office:value-type="float" office:value="1444.38108433751" calcext:value-type="float">
            <text:p>1444,38</text:p>
          </table:table-cell>
          <table:table-cell office:value-type="float" office:value="1503.87042323136" calcext:value-type="float">
            <text:p>1503,87</text:p>
          </table:table-cell>
          <table:table-cell office:value-type="float" office:value="1655.81693272195" calcext:value-type="float">
            <text:p>1655,82</text:p>
          </table:table-cell>
          <table:table-cell office:value-type="float" office:value="1760.46148535663" calcext:value-type="float">
            <text:p>1760,46</text:p>
          </table:table-cell>
          <table:table-cell office:value-type="float" office:value="1811.6325213683" calcext:value-type="float">
            <text:p>1811,63</text:p>
          </table:table-cell>
          <table:table-cell office:value-type="float" office:value="1934.0569659055" calcext:value-type="float">
            <text:p>1934,06</text:p>
          </table:table-cell>
          <table:table-cell office:value-type="float" office:value="2049.84968976149" calcext:value-type="float">
            <text:p>2049,85</text:p>
          </table:table-cell>
          <table:table-cell office:value-type="float" office:value="2107.56717992428" calcext:value-type="float">
            <text:p>2107,57</text:p>
          </table:table-cell>
          <table:table-cell office:value-type="float" office:value="2168.19520646356" calcext:value-type="float">
            <text:p>2168,20</text:p>
          </table:table-cell>
          <table:table-cell office:value-type="float" office:value="2028.89475539369" calcext:value-type="float">
            <text:p>2028,89</text:p>
          </table:table-cell>
        </table:table-row>
        <table:table-row table:style-name="ro1">
          <table:table-cell office:value-type="string" calcext:value-type="string">
            <text:p>SDN</text:p>
          </table:table-cell>
          <table:table-cell office:value-type="string" calcext:value-type="string">
            <text:p>Sudán</text:p>
          </table:table-cell>
          <table:table-cell office:value-type="float" office:value="140.72511070274" calcext:value-type="float">
            <text:p>140,73</text:p>
          </table:table-cell>
          <table:table-cell office:value-type="float" office:value="139.309902858509" calcext:value-type="float">
            <text:p>139,31</text:p>
          </table:table-cell>
          <table:table-cell office:value-type="float" office:value="139.223302743664" calcext:value-type="float">
            <text:p>139,22</text:p>
          </table:table-cell>
          <table:table-cell office:value-type="float" office:value="141.081952960678" calcext:value-type="float">
            <text:p>141,08</text:p>
          </table:table-cell>
          <table:table-cell office:value-type="float" office:value="140.685895589836" calcext:value-type="float">
            <text:p>140,69</text:p>
          </table:table-cell>
          <table:table-cell office:value-type="float" office:value="147.997579788729" calcext:value-type="float">
            <text:p>148,00</text:p>
          </table:table-cell>
          <table:table-cell office:value-type="float" office:value="150.022652341943" calcext:value-type="float">
            <text:p>150,02</text:p>
          </table:table-cell>
          <table:table-cell office:value-type="float" office:value="160.384112095056" calcext:value-type="float">
            <text:p>160,38</text:p>
          </table:table-cell>
          <table:table-cell office:value-type="float" office:value="176.954053794033" calcext:value-type="float">
            <text:p>176,95</text:p>
          </table:table-cell>
          <table:table-cell office:value-type="float" office:value="187.076875917599" calcext:value-type="float">
            <text:p>187,08</text:p>
          </table:table-cell>
          <table:table-cell office:value-type="float" office:value="196.910890374747" calcext:value-type="float">
            <text:p>196,91</text:p>
          </table:table-cell>
          <table:table-cell office:value-type="float" office:value="236.617142025316" calcext:value-type="float">
            <text:p>236,62</text:p>
          </table:table-cell>
          <table:table-cell office:value-type="float" office:value="294.985023491593" calcext:value-type="float">
            <text:p>294,99</text:p>
          </table:table-cell>
          <table:table-cell office:value-type="float" office:value="348.009819621127" calcext:value-type="float">
            <text:p>348,01</text:p>
          </table:table-cell>
          <table:table-cell office:value-type="float" office:value="419.930817510918" calcext:value-type="float">
            <text:p>419,93</text:p>
          </table:table-cell>
          <table:table-cell office:value-type="float" office:value="506.659835141132" calcext:value-type="float">
            <text:p>506,66</text:p>
          </table:table-cell>
          <table:table-cell office:value-type="float" office:value="431.812327117443" calcext:value-type="float">
            <text:p>431,81</text:p>
          </table:table-cell>
          <table:table-cell office:value-type="float" office:value="491.577318122651" calcext:value-type="float">
            <text:p>491,58</text:p>
          </table:table-cell>
          <table:table-cell office:value-type="float" office:value="392.414785874211" calcext:value-type="float">
            <text:p>392,41</text:p>
          </table:table-cell>
          <table:table-cell office:value-type="float" office:value="509.130522584499" calcext:value-type="float">
            <text:p>509,13</text:p>
          </table:table-cell>
          <table:table-cell office:value-type="float" office:value="453.796293299545" calcext:value-type="float">
            <text:p>453,80</text:p>
          </table:table-cell>
          <table:table-cell office:value-type="float" office:value="390.781222878965" calcext:value-type="float">
            <text:p>390,78</text:p>
          </table:table-cell>
          <table:table-cell office:value-type="float" office:value="445.948353389413" calcext:value-type="float">
            <text:p>445,95</text:p>
          </table:table-cell>
          <table:table-cell office:value-type="float" office:value="552.974447400777" calcext:value-type="float">
            <text:p>552,97</text:p>
          </table:table-cell>
          <table:table-cell office:value-type="float" office:value="683.067580278749" calcext:value-type="float">
            <text:p>683,07</text:p>
          </table:table-cell>
          <table:table-cell office:value-type="float" office:value="849.612116941326" calcext:value-type="float">
            <text:p>849,61</text:p>
          </table:table-cell>
          <table:table-cell office:value-type="float" office:value="632.335505920282" calcext:value-type="float">
            <text:p>632,34</text:p>
          </table:table-cell>
          <table:table-cell office:value-type="float" office:value="611.948520735642" calcext:value-type="float">
            <text:p>611,95</text:p>
          </table:table-cell>
          <table:table-cell office:value-type="float" office:value="483.952592007859" calcext:value-type="float">
            <text:p>483,95</text:p>
          </table:table-cell>
          <table:table-cell office:value-type="float" office:value="432.479097906362" calcext:value-type="float">
            <text:p>432,48</text:p>
          </table:table-cell>
          <table:table-cell office:value-type="float" office:value="260.510243874105" calcext:value-type="float">
            <text:p>260,51</text:p>
          </table:table-cell>
          <table:table-cell office:value-type="float" office:value="320.485516533776" calcext:value-type="float">
            <text:p>320,49</text:p>
          </table:table-cell>
          <table:table-cell office:value-type="float" office:value="449.710693665473" calcext:value-type="float">
            <text:p>449,71</text:p>
          </table:table-cell>
          <table:table-cell office:value-type="float" office:value="473.413389891928" calcext:value-type="float">
            <text:p>473,41</text:p>
          </table:table-cell>
          <table:table-cell office:value-type="float" office:value="300.564930338891" calcext:value-type="float">
            <text:p>300,56</text:p>
          </table:table-cell>
          <table:table-cell office:value-type="float" office:value="378.954675595447" calcext:value-type="float">
            <text:p>378,95</text:p>
          </table:table-cell>
          <table:table-cell office:value-type="float" office:value="355.152430863791" calcext:value-type="float">
            <text:p>355,15</text:p>
          </table:table-cell>
          <table:table-cell office:value-type="float" office:value="328.068592591845" calcext:value-type="float">
            <text:p>328,07</text:p>
          </table:table-cell>
          <table:table-cell office:value-type="float" office:value="366.172807593807" calcext:value-type="float">
            <text:p>366,17</text:p>
          </table:table-cell>
          <table:table-cell office:value-type="float" office:value="383.015998737117" calcext:value-type="float">
            <text:p>383,02</text:p>
          </table:table-cell>
          <table:table-cell office:value-type="float" office:value="418.251841315996" calcext:value-type="float">
            <text:p>418,25</text:p>
          </table:table-cell>
          <table:table-cell office:value-type="float" office:value="484.844735148119" calcext:value-type="float">
            <text:p>484,84</text:p>
          </table:table-cell>
          <table:table-cell office:value-type="float" office:value="573.306926117939" calcext:value-type="float">
            <text:p>573,31</text:p>
          </table:table-cell>
          <table:table-cell office:value-type="float" office:value="689.209556966579" calcext:value-type="float">
            <text:p>689,21</text:p>
          </table:table-cell>
          <table:table-cell office:value-type="float" office:value="905.309744891891" calcext:value-type="float">
            <text:p>905,31</text:p>
          </table:table-cell>
          <table:table-cell office:value-type="float" office:value="1128.41034965442" calcext:value-type="float">
            <text:p>1128,41</text:p>
          </table:table-cell>
          <table:table-cell office:value-type="float" office:value="1304.5330505517" calcext:value-type="float">
            <text:p>1304,53</text:p>
          </table:table-cell>
          <table:table-cell office:value-type="float" office:value="1238.18084548838" calcext:value-type="float">
            <text:p>1238,18</text:p>
          </table:table-cell>
          <table:table-cell office:value-type="float" office:value="1489.87691083872" calcext:value-type="float">
            <text:p>1489,88</text:p>
          </table:table-cell>
          <table:table-cell office:value-type="float" office:value="1672.1032945892" calcext:value-type="float">
            <text:p>1672,10</text:p>
          </table:table-cell>
          <table:table-cell office:value-type="float" office:value="1882.24677012331" calcext:value-type="float">
            <text:p>1882,25</text:p>
          </table:table-cell>
          <table:table-cell office:value-type="float" office:value="1943.91645802007" calcext:value-type="float">
            <text:p>1943,92</text:p>
          </table:table-cell>
          <table:table-cell office:value-type="float" office:value="2163.15589835214" calcext:value-type="float">
            <text:p>2163,16</text:p>
          </table:table-cell>
          <table:table-cell office:value-type="float" office:value="2486.74565866274" calcext:value-type="float">
            <text:p>2486,75</text:p>
          </table:table-cell>
          <table:table-cell office:value-type="float" office:value="2398.10187999332" calcext:value-type="float">
            <text:p>2398,10</text:p>
          </table:table-cell>
          <table:table-cell office:value-type="float" office:value="3015.02442975186" calcext:value-type="float">
            <text:p>3015,02</text:p>
          </table:table-cell>
          <table:table-cell office:value-type="float" office:value="977.273635724417" calcext:value-type="float">
            <text:p>977,27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ia</text:p>
          </table:table-cell>
          <table:table-cell office:value-type="float" office:value="1411.70239818044" calcext:value-type="float">
            <text:p>1411,70</text:p>
          </table:table-cell>
          <table:table-cell office:value-type="float" office:value="1522.3192420995" calcext:value-type="float">
            <text:p>1522,32</text:p>
          </table:table-cell>
          <table:table-cell office:value-type="float" office:value="1707.50393824701" calcext:value-type="float">
            <text:p>1707,50</text:p>
          </table:table-cell>
          <table:table-cell office:value-type="float" office:value="1882.08685764849" calcext:value-type="float">
            <text:p>1882,09</text:p>
          </table:table-cell>
          <table:table-cell office:value-type="float" office:value="2010.21345619725" calcext:value-type="float">
            <text:p>2010,21</text:p>
          </table:table-cell>
          <table:table-cell office:value-type="float" office:value="2034.18904965478" calcext:value-type="float">
            <text:p>2034,19</text:p>
          </table:table-cell>
          <table:table-cell office:value-type="float" office:value="1907.07727217667" calcext:value-type="float">
            <text:p>1907,08</text:p>
          </table:table-cell>
          <table:table-cell office:value-type="float" office:value="2178.03525044982" calcext:value-type="float">
            <text:p>2178,04</text:p>
          </table:table-cell>
          <table:table-cell office:value-type="float" office:value="2465.64488008901" calcext:value-type="float">
            <text:p>2465,64</text:p>
          </table:table-cell>
          <table:table-cell office:value-type="float" office:value="2716.18999980754" calcext:value-type="float">
            <text:p>2716,19</text:p>
          </table:table-cell>
          <table:table-cell office:value-type="float" office:value="3177.64554641111" calcext:value-type="float">
            <text:p>3177,65</text:p>
          </table:table-cell>
          <table:table-cell office:value-type="float" office:value="4173.17298080295" calcext:value-type="float">
            <text:p>4173,17</text:p>
          </table:table-cell>
          <table:table-cell office:value-type="float" office:value="5297.60778380496" calcext:value-type="float">
            <text:p>5297,61</text:p>
          </table:table-cell>
          <table:table-cell office:value-type="float" office:value="6255.54474368131" calcext:value-type="float">
            <text:p>6255,54</text:p>
          </table:table-cell>
          <table:table-cell office:value-type="float" office:value="6739.69081021395" calcext:value-type="float">
            <text:p>6739,69</text:p>
          </table:table-cell>
          <table:table-cell office:value-type="float" office:value="7069.10570711858" calcext:value-type="float">
            <text:p>7069,11</text:p>
          </table:table-cell>
          <table:table-cell office:value-type="float" office:value="7628.81580540328" calcext:value-type="float">
            <text:p>7628,82</text:p>
          </table:table-cell>
          <table:table-cell office:value-type="float" office:value="9332.24519976281" calcext:value-type="float">
            <text:p>9332,25</text:p>
          </table:table-cell>
          <table:table-cell office:value-type="float" office:value="11223.937563528" calcext:value-type="float">
            <text:p>11223,94</text:p>
          </table:table-cell>
          <table:table-cell office:value-type="float" office:value="10926.817966566" calcext:value-type="float">
            <text:p>10926,82</text:p>
          </table:table-cell>
          <table:table-cell office:value-type="float" office:value="10938.122061411" calcext:value-type="float">
            <text:p>10938,12</text:p>
          </table:table-cell>
          <table:table-cell office:value-type="float" office:value="10497.479996566" calcext:value-type="float">
            <text:p>10497,48</text:p>
          </table:table-cell>
          <table:table-cell office:value-type="float" office:value="10833.8662886935" calcext:value-type="float">
            <text:p>10833,87</text:p>
          </table:table-cell>
          <table:table-cell office:value-type="float" office:value="11398.1059531509" calcext:value-type="float">
            <text:p>11398,11</text:p>
          </table:table-cell>
          <table:table-cell office:value-type="float" office:value="14951.0467852887" calcext:value-type="float">
            <text:p>14951,05</text:p>
          </table:table-cell>
          <table:table-cell office:value-type="float" office:value="18571.0599253579" calcext:value-type="float">
            <text:p>18571,06</text:p>
          </table:table-cell>
          <table:table-cell office:value-type="float" office:value="22047.7933222595" calcext:value-type="float">
            <text:p>22047,79</text:p>
          </table:table-cell>
          <table:table-cell office:value-type="float" office:value="23973.2394840041" calcext:value-type="float">
            <text:p>23973,24</text:p>
          </table:table-cell>
          <table:table-cell office:value-type="float" office:value="28364.6450765922" calcext:value-type="float">
            <text:p>28364,65</text:p>
          </table:table-cell>
          <table:table-cell office:value-type="float" office:value="25484.7392935746" calcext:value-type="float">
            <text:p>25484,74</text:p>
          </table:table-cell>
          <table:table-cell office:value-type="float" office:value="22319.059460246" calcext:value-type="float">
            <text:p>22319,06</text:p>
          </table:table-cell>
          <table:table-cell office:value-type="float" office:value="17608.8123902264" calcext:value-type="float">
            <text:p>17608,81</text:p>
          </table:table-cell>
          <table:table-cell office:value-type="float" office:value="20301.333085866" calcext:value-type="float">
            <text:p>20301,33</text:p>
          </table:table-cell>
          <table:table-cell office:value-type="float" office:value="26271.5998141691" calcext:value-type="float">
            <text:p>26271,60</text:p>
          </table:table-cell>
          <table:table-cell office:value-type="float" office:value="25783.4504878611" calcext:value-type="float">
            <text:p>25783,45</text:p>
          </table:table-cell>
          <table:table-cell office:value-type="float" office:value="24691.8728133698" calcext:value-type="float">
            <text:p>24691,87</text:p>
          </table:table-cell>
          <table:table-cell office:value-type="float" office:value="26009.2694886182" calcext:value-type="float">
            <text:p>26009,27</text:p>
          </table:table-cell>
          <table:table-cell office:value-type="float" office:value="26177.3479836441" calcext:value-type="float">
            <text:p>26177,35</text:p>
          </table:table-cell>
          <table:table-cell office:value-type="float" office:value="24285.4668205162" calcext:value-type="float">
            <text:p>24285,47</text:p>
          </table:table-cell>
          <table:table-cell office:value-type="float" office:value="24946.1891891404" calcext:value-type="float">
            <text:p>24946,19</text:p>
          </table:table-cell>
          <table:table-cell office:value-type="float" office:value="26869.6749036293" calcext:value-type="float">
            <text:p>26869,67</text:p>
          </table:table-cell>
          <table:table-cell office:value-type="float" office:value="32855.1326287803" calcext:value-type="float">
            <text:p>32855,13</text:p>
          </table:table-cell>
          <table:table-cell office:value-type="float" office:value="37702.8453762641" calcext:value-type="float">
            <text:p>37702,85</text:p>
          </table:table-cell>
          <table:table-cell office:value-type="float" office:value="39040.2888825052" calcext:value-type="float">
            <text:p>39040,29</text:p>
          </table:table-cell>
          <table:table-cell office:value-type="float" office:value="41188.0936997302" calcext:value-type="float">
            <text:p>41188,09</text:p>
          </table:table-cell>
          <table:table-cell office:value-type="float" office:value="48414.8450929722" calcext:value-type="float">
            <text:p>48414,85</text:p>
          </table:table-cell>
          <table:table-cell office:value-type="float" office:value="53554.0389224673" calcext:value-type="float">
            <text:p>53554,04</text:p>
          </table:table-cell>
          <table:table-cell office:value-type="float" office:value="47293.9928335042" calcext:value-type="float">
            <text:p>47293,99</text:p>
          </table:table-cell>
          <table:table-cell office:value-type="float" office:value="46459.9732548543" calcext:value-type="float">
            <text:p>46459,97</text:p>
          </table:table-cell>
          <table:table-cell office:value-type="float" office:value="51081.9976703127" calcext:value-type="float">
            <text:p>51082,00</text:p>
          </table:table-cell>
          <table:table-cell office:value-type="float" office:value="47710.7902169415" calcext:value-type="float">
            <text:p>47710,79</text:p>
          </table:table-cell>
          <table:table-cell office:value-type="float" office:value="49878.0432444536" calcext:value-type="float">
            <text:p>49878,04</text:p>
          </table:table-cell>
          <table:table-cell office:value-type="float" office:value="50260.2998588958" calcext:value-type="float">
            <text:p>50260,30</text:p>
          </table:table-cell>
          <table:table-cell office:value-type="float" office:value="42811.2129936435" calcext:value-type="float">
            <text:p>42811,21</text:p>
          </table:table-cell>
          <table:table-cell office:value-type="float" office:value="43777.4400888075" calcext:value-type="float">
            <text:p>43777,44</text:p>
          </table:table-cell>
          <table:table-cell office:value-type="float" office:value="46191.9311557681" calcext:value-type="float">
            <text:p>46191,93</text:p>
          </table:table-cell>
          <table:table-cell office:value-type="float" office:value="50152.3401411303" calcext:value-type="float">
            <text:p>50152,34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string" calcext:value-type="string">
            <text:p>Sierra Leona</text:p>
          </table:table-cell>
          <table:table-cell office:value-type="float" office:value="143.472047660379" calcext:value-type="float">
            <text:p>143,47</text:p>
          </table:table-cell>
          <table:table-cell office:value-type="float" office:value="143.620721012556" calcext:value-type="float">
            <text:p>143,62</text:p>
          </table:table-cell>
          <table:table-cell office:value-type="float" office:value="150.749215337115" calcext:value-type="float">
            <text:p>150,75</text:p>
          </table:table-cell>
          <table:table-cell office:value-type="float" office:value="143.280892237902" calcext:value-type="float">
            <text:p>143,28</text:p>
          </table:table-cell>
          <table:table-cell office:value-type="float" office:value="147.155936368812" calcext:value-type="float">
            <text:p>147,16</text:p>
          </table:table-cell>
          <table:table-cell office:value-type="float" office:value="134.317094660702" calcext:value-type="float">
            <text:p>134,32</text:p>
          </table:table-cell>
          <table:table-cell office:value-type="float" office:value="124.757033586749" calcext:value-type="float">
            <text:p>124,76</text:p>
          </table:table-cell>
          <table:table-cell office:value-type="float" office:value="151.740571020182" calcext:value-type="float">
            <text:p>151,74</text:p>
          </table:table-cell>
          <table:table-cell office:value-type="float" office:value="158.261429602906" calcext:value-type="float">
            <text:p>158,26</text:p>
          </table:table-cell>
          <table:table-cell office:value-type="float" office:value="149.907395326258" calcext:value-type="float">
            <text:p>149,91</text:p>
          </table:table-cell>
          <table:table-cell office:value-type="float" office:value="163.012944182625" calcext:value-type="float">
            <text:p>163,01</text:p>
          </table:table-cell>
          <table:table-cell office:value-type="float" office:value="197.446725957202" calcext:value-type="float">
            <text:p>197,45</text:p>
          </table:table-cell>
          <table:table-cell office:value-type="float" office:value="218.079341858889" calcext:value-type="float">
            <text:p>218,08</text:p>
          </table:table-cell>
          <table:table-cell office:value-type="float" office:value="223.675158097828" calcext:value-type="float">
            <text:p>223,68</text:p>
          </table:table-cell>
          <table:table-cell office:value-type="float" office:value="191.741509142629" calcext:value-type="float">
            <text:p>191,74</text:p>
          </table:table-cell>
          <table:table-cell office:value-type="float" office:value="218.19145650953" calcext:value-type="float">
            <text:p>218,19</text:p>
          </table:table-cell>
          <table:table-cell office:value-type="float" office:value="296.44432782265" calcext:value-type="float">
            <text:p>296,44</text:p>
          </table:table-cell>
          <table:table-cell office:value-type="float" office:value="334.804099250502" calcext:value-type="float">
            <text:p>334,80</text:p>
          </table:table-cell>
          <table:table-cell office:value-type="float" office:value="324.830299269393" calcext:value-type="float">
            <text:p>324,83</text:p>
          </table:table-cell>
          <table:table-cell office:value-type="float" office:value="321.823429166968" calcext:value-type="float">
            <text:p>321,82</text:p>
          </table:table-cell>
          <table:table-cell office:value-type="float" office:value="365.903865047213" calcext:value-type="float">
            <text:p>365,90</text:p>
          </table:table-cell>
          <table:table-cell office:value-type="float" office:value="274.902310884155" calcext:value-type="float">
            <text:p>274,90</text:p>
          </table:table-cell>
          <table:table-cell office:value-type="float" office:value="293.315961923038" calcext:value-type="float">
            <text:p>293,32</text:p>
          </table:table-cell>
          <table:table-cell office:value-type="float" office:value="225.182777078098" calcext:value-type="float">
            <text:p>225,18</text:p>
          </table:table-cell>
          <table:table-cell office:value-type="float" office:value="125.152126511172" calcext:value-type="float">
            <text:p>125,15</text:p>
          </table:table-cell>
          <table:table-cell office:value-type="float" office:value="173.670776050688" calcext:value-type="float">
            <text:p>173,67</text:p>
          </table:table-cell>
          <table:table-cell office:value-type="float" office:value="253.831332125315" calcext:value-type="float">
            <text:p>253,83</text:p>
          </table:table-cell>
          <table:table-cell office:value-type="float" office:value="219.294086822424" calcext:value-type="float">
            <text:p>219,29</text:p>
          </table:table-cell>
          <table:table-cell office:value-type="float" office:value="150.389032266233" calcext:value-type="float">
            <text:p>150,39</text:p>
          </table:table-cell>
          <table:table-cell office:value-type="float" office:value="179.361334048072" calcext:value-type="float">
            <text:p>179,36</text:p>
          </table:table-cell>
          <table:table-cell office:value-type="float" office:value="156.40321179475" calcext:value-type="float">
            <text:p>156,40</text:p>
          </table:table-cell>
          <table:table-cell office:value-type="float" office:value="177.59759101367" calcext:value-type="float">
            <text:p>177,60</text:p>
          </table:table-cell>
          <table:table-cell office:value-type="float" office:value="211.592477724123" calcext:value-type="float">
            <text:p>211,59</text:p>
          </table:table-cell>
          <table:table-cell office:value-type="float" office:value="202.315854783582" calcext:value-type="float">
            <text:p>202,32</text:p>
          </table:table-cell>
          <table:table-cell office:value-type="float" office:value="218.366586401519" calcext:value-type="float">
            <text:p>218,37</text:p>
          </table:table-cell>
          <table:table-cell office:value-type="float" office:value="196.115110259243" calcext:value-type="float">
            <text:p>196,12</text:p>
          </table:table-cell>
          <table:table-cell office:value-type="float" office:value="153.458527020908" calcext:value-type="float">
            <text:p>153,46</text:p>
          </table:table-cell>
          <table:table-cell office:value-type="float" office:value="150.006290115412" calcext:value-type="float">
            <text:p>150,01</text:p>
          </table:table-cell>
          <table:table-cell office:value-type="float" office:value="138.698692243778" calcext:value-type="float">
            <text:p>138,70</text:p>
          </table:table-cell>
          <table:table-cell office:value-type="float" office:value="229.375514781377" calcext:value-type="float">
            <text:p>229,38</text:p>
          </table:table-cell>
          <table:table-cell office:value-type="float" office:value="252.396210279162" calcext:value-type="float">
            <text:p>252,40</text:p>
          </table:table-cell>
          <table:table-cell office:value-type="float" office:value="266.447110343097" calcext:value-type="float">
            <text:p>266,45</text:p>
          </table:table-cell>
          <table:table-cell office:value-type="float" office:value="266.569567539112" calcext:value-type="float">
            <text:p>266,57</text:p>
          </table:table-cell>
          <table:table-cell office:value-type="float" office:value="292.349325247085" calcext:value-type="float">
            <text:p>292,35</text:p>
          </table:table-cell>
          <table:table-cell office:value-type="float" office:value="323.389184871498" calcext:value-type="float">
            <text:p>323,39</text:p>
          </table:table-cell>
          <table:table-cell office:value-type="float" office:value="360.372141808682" calcext:value-type="float">
            <text:p>360,37</text:p>
          </table:table-cell>
          <table:table-cell office:value-type="float" office:value="408.48074207499" calcext:value-type="float">
            <text:p>408,48</text:p>
          </table:table-cell>
          <table:table-cell office:value-type="float" office:value="391.201005316528" calcext:value-type="float">
            <text:p>391,20</text:p>
          </table:table-cell>
          <table:table-cell office:value-type="float" office:value="401.835001366837" calcext:value-type="float">
            <text:p>401,84</text:p>
          </table:table-cell>
          <table:table-cell office:value-type="float" office:value="448.337525527861" calcext:value-type="float">
            <text:p>448,34</text:p>
          </table:table-cell>
          <table:table-cell office:value-type="float" office:value="566.378656937493" calcext:value-type="float">
            <text:p>566,38</text:p>
          </table:table-cell>
          <table:table-cell office:value-type="float" office:value="716.835304734774" calcext:value-type="float">
            <text:p>716,84</text:p>
          </table:table-cell>
          <table:table-cell office:value-type="float" office:value="714.700712388696" calcext:value-type="float">
            <text:p>714,70</text:p>
          </table:table-cell>
          <table:table-cell office:value-type="float" office:value="588.228452702849" calcext:value-type="float">
            <text:p>588,23</text:p>
          </table:table-cell>
          <table:table-cell office:value-type="float" office:value="501.415712857832" calcext:value-type="float">
            <text:p>501,42</text:p>
          </table:table-cell>
          <table:table-cell office:value-type="float" office:value="499.38070781976" calcext:value-type="float">
            <text:p>499,38</text:p>
          </table:table-cell>
          <table:table-cell office:value-type="float" office:value="533.991184258936" calcext:value-type="float">
            <text:p>533,9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élgica</text:p>
          </table:table-cell>
          <table:table-cell office:value-type="float" office:value="1438.5232330684" calcext:value-type="float">
            <text:p>1438,52</text:p>
          </table:table-cell>
          <table:table-cell office:value-type="float" office:value="1535.02372901043" calcext:value-type="float">
            <text:p>1535,02</text:p>
          </table:table-cell>
          <table:table-cell office:value-type="float" office:value="1701.84627554319" calcext:value-type="float">
            <text:p>1701,85</text:p>
          </table:table-cell>
          <table:table-cell office:value-type="float" office:value="1835.59476553194" calcext:value-type="float">
            <text:p>1835,59</text:p>
          </table:table-cell>
          <table:table-cell office:value-type="float" office:value="1957.62608042762" calcext:value-type="float">
            <text:p>1957,63</text:p>
          </table:table-cell>
          <table:table-cell office:value-type="float" office:value="2086.63600544654" calcext:value-type="float">
            <text:p>2086,64</text:p>
          </table:table-cell>
          <table:table-cell office:value-type="float" office:value="2222.36151051913" calcext:value-type="float">
            <text:p>2222,36</text:p>
          </table:table-cell>
          <table:table-cell office:value-type="float" office:value="2458.08182003773" calcext:value-type="float">
            <text:p>2458,08</text:p>
          </table:table-cell>
          <table:table-cell office:value-type="float" office:value="2765.89100500352" calcext:value-type="float">
            <text:p>2765,89</text:p>
          </table:table-cell>
          <table:table-cell office:value-type="float" office:value="3082.92795478787" calcext:value-type="float">
            <text:p>3082,93</text:p>
          </table:table-cell>
          <table:table-cell office:value-type="float" office:value="3831.63188111892" calcext:value-type="float">
            <text:p>3831,63</text:p>
          </table:table-cell>
          <table:table-cell office:value-type="float" office:value="4900.96220075866" calcext:value-type="float">
            <text:p>4900,96</text:p>
          </table:table-cell>
          <table:table-cell office:value-type="float" office:value="5733.79817113108" calcext:value-type="float">
            <text:p>5733,80</text:p>
          </table:table-cell>
          <table:table-cell office:value-type="float" office:value="6701.37731575805" calcext:value-type="float">
            <text:p>6701,38</text:p>
          </table:table-cell>
          <table:table-cell office:value-type="float" office:value="7243.04736248138" calcext:value-type="float">
            <text:p>7243,05</text:p>
          </table:table-cell>
          <table:table-cell office:value-type="float" office:value="8426.94694802457" calcext:value-type="float">
            <text:p>8426,95</text:p>
          </table:table-cell>
          <table:table-cell office:value-type="float" office:value="10289.7683522401" calcext:value-type="float">
            <text:p>10289,77</text:p>
          </table:table-cell>
          <table:table-cell office:value-type="float" office:value="11810.6158754725" calcext:value-type="float">
            <text:p>11810,62</text:p>
          </table:table-cell>
          <table:table-cell office:value-type="float" office:value="12864.0025381557" calcext:value-type="float">
            <text:p>12864,00</text:p>
          </table:table-cell>
          <table:table-cell office:value-type="float" office:value="10622.8024610384" calcext:value-type="float">
            <text:p>10622,80</text:p>
          </table:table-cell>
          <table:table-cell office:value-type="float" office:value="9343.86114438601" calcext:value-type="float">
            <text:p>9343,86</text:p>
          </table:table-cell>
          <table:table-cell office:value-type="float" office:value="8846.23425844371" calcext:value-type="float">
            <text:p>8846,23</text:p>
          </table:table-cell>
          <table:table-cell office:value-type="float" office:value="8457.26877482878" calcext:value-type="float">
            <text:p>8457,27</text:p>
          </table:table-cell>
          <table:table-cell office:value-type="float" office:value="8750.8185469633" calcext:value-type="float">
            <text:p>8750,82</text:p>
          </table:table-cell>
          <table:table-cell office:value-type="float" office:value="12170.0406871135" calcext:value-type="float">
            <text:p>12170,04</text:p>
          </table:table-cell>
          <table:table-cell office:value-type="float" office:value="15135.8522679087" calcext:value-type="float">
            <text:p>15135,85</text:p>
          </table:table-cell>
          <table:table-cell office:value-type="float" office:value="16391.0938167111" calcext:value-type="float">
            <text:p>16391,09</text:p>
          </table:table-cell>
          <table:table-cell office:value-type="float" office:value="16525.0617844916" calcext:value-type="float">
            <text:p>16525,06</text:p>
          </table:table-cell>
          <table:table-cell office:value-type="float" office:value="20600.3752547608" calcext:value-type="float">
            <text:p>20600,38</text:p>
          </table:table-cell>
          <table:table-cell office:value-type="float" office:value="21041.6606401567" calcext:value-type="float">
            <text:p>21041,66</text:p>
          </table:table-cell>
          <table:table-cell office:value-type="float" office:value="23372.6191335431" calcext:value-type="float">
            <text:p>23372,62</text:p>
          </table:table-cell>
          <table:table-cell office:value-type="float" office:value="22283.9360097924" calcext:value-type="float">
            <text:p>22283,94</text:p>
          </table:table-cell>
          <table:table-cell office:value-type="float" office:value="24208.5548408211" calcext:value-type="float">
            <text:p>24208,55</text:p>
          </table:table-cell>
          <table:table-cell office:value-type="float" office:value="28413.8264387368" calcext:value-type="float">
            <text:p>28413,83</text:p>
          </table:table-cell>
          <table:table-cell office:value-type="float" office:value="27489.5551770488" calcext:value-type="float">
            <text:p>27489,56</text:p>
          </table:table-cell>
          <table:table-cell office:value-type="float" office:value="24820.9380503896" calcext:value-type="float">
            <text:p>24820,94</text:p>
          </table:table-cell>
          <table:table-cell office:value-type="float" office:value="25338.4432934904" calcext:value-type="float">
            <text:p>25338,44</text:p>
          </table:table-cell>
          <table:table-cell office:value-type="float" office:value="25244.2750474813" calcext:value-type="float">
            <text:p>25244,28</text:p>
          </table:table-cell>
          <table:table-cell office:value-type="float" office:value="23041.5347290428" calcext:value-type="float">
            <text:p>23041,53</text:p>
          </table:table-cell>
          <table:table-cell office:value-type="float" office:value="22995.1575247288" calcext:value-type="float">
            <text:p>22995,16</text:p>
          </table:table-cell>
          <table:table-cell office:value-type="float" office:value="24887.5613341833" calcext:value-type="float">
            <text:p>24887,56</text:p>
          </table:table-cell>
          <table:table-cell office:value-type="float" office:value="30587.6684093796" calcext:value-type="float">
            <text:p>30587,67</text:p>
          </table:table-cell>
          <table:table-cell office:value-type="float" office:value="35364.3753314368" calcext:value-type="float">
            <text:p>35364,38</text:p>
          </table:table-cell>
          <table:table-cell office:value-type="float" office:value="36795.9768819639" calcext:value-type="float">
            <text:p>36795,98</text:p>
          </table:table-cell>
          <table:table-cell office:value-type="float" office:value="38672.7059429767" calcext:value-type="float">
            <text:p>38672,71</text:p>
          </table:table-cell>
          <table:table-cell office:value-type="float" office:value="44262.8960009954" calcext:value-type="float">
            <text:p>44262,90</text:p>
          </table:table-cell>
          <table:table-cell office:value-type="float" office:value="48106.892915788" calcext:value-type="float">
            <text:p>48106,89</text:p>
          </table:table-cell>
          <table:table-cell office:value-type="float" office:value="44583.5448070814" calcext:value-type="float">
            <text:p>44583,54</text:p>
          </table:table-cell>
          <table:table-cell office:value-type="float" office:value="44141.8781415734" calcext:value-type="float">
            <text:p>44141,88</text:p>
          </table:table-cell>
          <table:table-cell office:value-type="float" office:value="47348.5250202016" calcext:value-type="float">
            <text:p>47348,53</text:p>
          </table:table-cell>
          <table:table-cell office:value-type="float" office:value="44673.1158755901" calcext:value-type="float">
            <text:p>44673,12</text:p>
          </table:table-cell>
          <table:table-cell office:value-type="float" office:value="46744.6625441516" calcext:value-type="float">
            <text:p>46744,66</text:p>
          </table:table-cell>
          <table:table-cell office:value-type="float" office:value="47700.5403601178" calcext:value-type="float">
            <text:p>47700,54</text:p>
          </table:table-cell>
          <table:table-cell office:value-type="float" office:value="40991.8081381432" calcext:value-type="float">
            <text:p>40991,81</text:p>
          </table:table-cell>
          <table:table-cell office:value-type="float" office:value="42012.0999001128" calcext:value-type="float">
            <text:p>42012,10</text:p>
          </table:table-cell>
          <table:table-cell office:value-type="float" office:value="44219.5619960117" calcext:value-type="float">
            <text:p>44219,56</text:p>
          </table:table-cell>
          <table:table-cell office:value-type="float" office:value="47518.6360388914" calcext:value-type="float">
            <text:p>47518,64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string" calcext:value-type="string">
            <text:p>Níger</text:p>
          </table:table-cell>
          <table:table-cell office:value-type="float" office:value="148.189159916588" calcext:value-type="float">
            <text:p>148,19</text:p>
          </table:table-cell>
          <table:table-cell office:value-type="float" office:value="158.716279322984" calcext:value-type="float">
            <text:p>158,72</text:p>
          </table:table-cell>
          <table:table-cell office:value-type="float" office:value="153.259676703514" calcext:value-type="float">
            <text:p>153,26</text:p>
          </table:table-cell>
          <table:table-cell office:value-type="float" office:value="172.039722941032" calcext:value-type="float">
            <text:p>172,04</text:p>
          </table:table-cell>
          <table:table-cell office:value-type="float" office:value="174.355172667014" calcext:value-type="float">
            <text:p>174,36</text:p>
          </table:table-cell>
          <table:table-cell office:value-type="float" office:value="160.591675872632" calcext:value-type="float">
            <text:p>160,59</text:p>
          </table:table-cell>
          <table:table-cell office:value-type="float" office:value="150.381141766491" calcext:value-type="float">
            <text:p>150,38</text:p>
          </table:table-cell>
          <table:table-cell office:value-type="float" office:value="142.699119861665" calcext:value-type="float">
            <text:p>142,70</text:p>
          </table:table-cell>
          <table:table-cell office:value-type="float" office:value="144.085125814056" calcext:value-type="float">
            <text:p>144,09</text:p>
          </table:table-cell>
          <table:table-cell office:value-type="float" office:value="149.541912424304" calcext:value-type="float">
            <text:p>149,54</text:p>
          </table:table-cell>
          <table:table-cell office:value-type="float" office:value="155.776925132447" calcext:value-type="float">
            <text:p>155,78</text:p>
          </table:table-cell>
          <table:table-cell office:value-type="float" office:value="193.055055426061" calcext:value-type="float">
            <text:p>193,06</text:p>
          </table:table-cell>
          <table:table-cell office:value-type="float" office:value="203.566374704038" calcext:value-type="float">
            <text:p>203,57</text:p>
          </table:table-cell>
          <table:table-cell office:value-type="float" office:value="202.25706198205" calcext:value-type="float">
            <text:p>202,26</text:p>
          </table:table-cell>
          <table:table-cell office:value-type="float" office:value="199.531511599238" calcext:value-type="float">
            <text:p>199,53</text:p>
          </table:table-cell>
          <table:table-cell office:value-type="float" office:value="235.188852527906" calcext:value-type="float">
            <text:p>235,19</text:p>
          </table:table-cell>
          <table:table-cell office:value-type="float" office:value="313.899612992673" calcext:value-type="float">
            <text:p>313,90</text:p>
          </table:table-cell>
          <table:table-cell office:value-type="float" office:value="362.495963830921" calcext:value-type="float">
            <text:p>362,50</text:p>
          </table:table-cell>
          <table:table-cell office:value-type="float" office:value="418.854985976553" calcext:value-type="float">
            <text:p>418,85</text:p>
          </table:table-cell>
          <table:table-cell office:value-type="float" office:value="352.205863015919" calcext:value-type="float">
            <text:p>352,21</text:p>
          </table:table-cell>
          <table:table-cell office:value-type="float" office:value="318.058581549039" calcext:value-type="float">
            <text:p>318,06</text:p>
          </table:table-cell>
          <table:table-cell office:value-type="float" office:value="276.183011371366" calcext:value-type="float">
            <text:p>276,18</text:p>
          </table:table-cell>
          <table:table-cell office:value-type="float" office:value="217.469268406639" calcext:value-type="float">
            <text:p>217,47</text:p>
          </table:table-cell>
          <table:table-cell office:value-type="float" office:value="208.297015420394" calcext:value-type="float">
            <text:p>208,30</text:p>
          </table:table-cell>
          <table:table-cell office:value-type="float" office:value="267.471318224127" calcext:value-type="float">
            <text:p>267,47</text:p>
          </table:table-cell>
          <table:table-cell office:value-type="float" office:value="304.683202282421" calcext:value-type="float">
            <text:p>304,68</text:p>
          </table:table-cell>
          <table:table-cell office:value-type="float" office:value="302.096652143388" calcext:value-type="float">
            <text:p>302,10</text:p>
          </table:table-cell>
          <table:table-cell office:value-type="float" office:value="280.141191890691" calcext:value-type="float">
            <text:p>280,14</text:p>
          </table:table-cell>
          <table:table-cell office:value-type="float" office:value="309.056882927325" calcext:value-type="float">
            <text:p>309,06</text:p>
          </table:table-cell>
          <table:table-cell office:value-type="float" office:value="280.861460266683" calcext:value-type="float">
            <text:p>280,86</text:p>
          </table:table-cell>
          <table:table-cell office:value-type="float" office:value="273.730660946239" calcext:value-type="float">
            <text:p>273,73</text:p>
          </table:table-cell>
          <table:table-cell office:value-type="float" office:value="181.323894337167" calcext:value-type="float">
            <text:p>181,32</text:p>
          </table:table-cell>
          <table:table-cell office:value-type="float" office:value="170.501093838283" calcext:value-type="float">
            <text:p>170,50</text:p>
          </table:table-cell>
          <table:table-cell office:value-type="float" office:value="198.181905721473" calcext:value-type="float">
            <text:p>198,18</text:p>
          </table:table-cell>
          <table:table-cell office:value-type="float" office:value="202.284747838808" calcext:value-type="float">
            <text:p>202,28</text:p>
          </table:table-cell>
          <table:table-cell office:value-type="float" office:value="181.328665885329" calcext:value-type="float">
            <text:p>181,33</text:p>
          </table:table-cell>
          <table:table-cell office:value-type="float" office:value="196.92710828539" calcext:value-type="float">
            <text:p>196,93</text:p>
          </table:table-cell>
          <table:table-cell office:value-type="float" office:value="184.648567634311" calcext:value-type="float">
            <text:p>184,65</text:p>
          </table:table-cell>
          <table:table-cell office:value-type="float" office:value="158.704974820638" calcext:value-type="float">
            <text:p>158,70</text:p>
          </table:table-cell>
          <table:table-cell office:value-type="float" office:value="165.540561853914" calcext:value-type="float">
            <text:p>165,54</text:p>
          </table:table-cell>
          <table:table-cell office:value-type="float" office:value="178.054514831494" calcext:value-type="float">
            <text:p>178,05</text:p>
          </table:table-cell>
          <table:table-cell office:value-type="float" office:value="215.956657320375" calcext:value-type="float">
            <text:p>215,96</text:p>
          </table:table-cell>
          <table:table-cell office:value-type="float" office:value="232.58557646322" calcext:value-type="float">
            <text:p>232,59</text:p>
          </table:table-cell>
          <table:table-cell office:value-type="float" office:value="249.927929793547" calcext:value-type="float">
            <text:p>249,93</text:p>
          </table:table-cell>
          <table:table-cell office:value-type="float" office:value="257.829152793415" calcext:value-type="float">
            <text:p>257,83</text:p>
          </table:table-cell>
          <table:table-cell office:value-type="float" office:value="292.219734098675" calcext:value-type="float">
            <text:p>292,22</text:p>
          </table:table-cell>
          <table:table-cell office:value-type="float" office:value="352.719974948162" calcext:value-type="float">
            <text:p>352,72</text:p>
          </table:table-cell>
          <table:table-cell office:value-type="float" office:value="339.143617652222" calcext:value-type="float">
            <text:p>339,14</text:p>
          </table:table-cell>
          <table:table-cell office:value-type="float" office:value="347.343040654604" calcext:value-type="float">
            <text:p>347,34</text:p>
          </table:table-cell>
          <table:table-cell office:value-type="float" office:value="374.482864483226" calcext:value-type="float">
            <text:p>374,48</text:p>
          </table:table-cell>
          <table:table-cell office:value-type="float" office:value="390.119909653729" calcext:value-type="float">
            <text:p>390,12</text:p>
          </table:table-cell>
          <table:table-cell office:value-type="float" office:value="414.388613126623" calcext:value-type="float">
            <text:p>414,39</text:p>
          </table:table-cell>
          <table:table-cell office:value-type="float" office:value="427.737226040128" calcext:value-type="float">
            <text:p>427,74</text:p>
          </table:table-cell>
          <table:table-cell office:value-type="float" office:value="360.853384070947" calcext:value-type="float">
            <text:p>360,85</text:p>
          </table:table-cell>
          <table:table-cell office:value-type="float" office:value="362.131132274334" calcext:value-type="float">
            <text:p>362,13</text:p>
          </table:table-cell>
          <table:table-cell office:value-type="float" office:value="375.869489673522" calcext:value-type="float">
            <text:p>375,87</text:p>
          </table:table-cell>
          <table:table-cell office:value-type="float" office:value="413.980304962089" calcext:value-type="float">
            <text:p>413,98</text:p>
          </table:table-cell>
        </table:table-row>
        <table:table-row table:style-name="ro1">
          <table:table-cell/>
          <table:table-cell office:value-type="string" calcext:value-type="string">
            <text:p>Miembros OCDE</text:p>
          </table:table-cell>
          <table:table-cell office:value-type="float" office:value="1492.62701941535" calcext:value-type="float">
            <text:p>1492,63</text:p>
          </table:table-cell>
          <table:table-cell office:value-type="float" office:value="1588.27364497563" calcext:value-type="float">
            <text:p>1588,27</text:p>
          </table:table-cell>
          <table:table-cell office:value-type="float" office:value="1712.37663429356" calcext:value-type="float">
            <text:p>1712,38</text:p>
          </table:table-cell>
          <table:table-cell office:value-type="float" office:value="1836.2841042001" calcext:value-type="float">
            <text:p>1836,28</text:p>
          </table:table-cell>
          <table:table-cell office:value-type="float" office:value="1992.88683378984" calcext:value-type="float">
            <text:p>1992,89</text:p>
          </table:table-cell>
          <table:table-cell office:value-type="float" office:value="2115.41251086759" calcext:value-type="float">
            <text:p>2115,41</text:p>
          </table:table-cell>
          <table:table-cell office:value-type="float" office:value="2272.10938035038" calcext:value-type="float">
            <text:p>2272,11</text:p>
          </table:table-cell>
          <table:table-cell office:value-type="float" office:value="2469.78081384098" calcext:value-type="float">
            <text:p>2469,78</text:p>
          </table:table-cell>
          <table:table-cell office:value-type="float" office:value="2666.74250790514" calcext:value-type="float">
            <text:p>2666,74</text:p>
          </table:table-cell>
          <table:table-cell office:value-type="float" office:value="2921.4989122653" calcext:value-type="float">
            <text:p>2921,50</text:p>
          </table:table-cell>
          <table:table-cell office:value-type="float" office:value="3354.74294492426" calcext:value-type="float">
            <text:p>3354,74</text:p>
          </table:table-cell>
          <table:table-cell office:value-type="float" office:value="4018.60037030204" calcext:value-type="float">
            <text:p>4018,60</text:p>
          </table:table-cell>
          <table:table-cell office:value-type="float" office:value="4457.51746877855" calcext:value-type="float">
            <text:p>4457,52</text:p>
          </table:table-cell>
          <table:table-cell office:value-type="float" office:value="4942.99167166852" calcext:value-type="float">
            <text:p>4942,99</text:p>
          </table:table-cell>
          <table:table-cell office:value-type="float" office:value="5307.27291554342" calcext:value-type="float">
            <text:p>5307,27</text:p>
          </table:table-cell>
          <table:table-cell office:value-type="float" office:value="5926.62764660992" calcext:value-type="float">
            <text:p>5926,63</text:p>
          </table:table-cell>
          <table:table-cell office:value-type="float" office:value="7066.67465213537" calcext:value-type="float">
            <text:p>7066,67</text:p>
          </table:table-cell>
          <table:table-cell office:value-type="float" office:value="8086.36770787752" calcext:value-type="float">
            <text:p>8086,37</text:p>
          </table:table-cell>
          <table:table-cell office:value-type="float" office:value="8899.29674605603" calcext:value-type="float">
            <text:p>8899,30</text:p>
          </table:table-cell>
          <table:table-cell office:value-type="float" office:value="8981.58108783172" calcext:value-type="float">
            <text:p>8981,58</text:p>
          </table:table-cell>
          <table:table-cell office:value-type="float" office:value="8773.57171716311" calcext:value-type="float">
            <text:p>8773,57</text:p>
          </table:table-cell>
          <table:table-cell office:value-type="float" office:value="8993.12024258916" calcext:value-type="float">
            <text:p>8993,12</text:p>
          </table:table-cell>
          <table:table-cell office:value-type="float" office:value="9333.99323285402" calcext:value-type="float">
            <text:p>9333,99</text:p>
          </table:table-cell>
          <table:table-cell office:value-type="float" office:value="9759.87583816161" calcext:value-type="float">
            <text:p>9759,88</text:p>
          </table:table-cell>
          <table:table-cell office:value-type="float" office:value="11738.2877108375" calcext:value-type="float">
            <text:p>11738,29</text:p>
          </table:table-cell>
          <table:table-cell office:value-type="float" office:value="13496.9486255863" calcext:value-type="float">
            <text:p>13496,95</text:p>
          </table:table-cell>
          <table:table-cell office:value-type="float" office:value="15103.5780816633" calcext:value-type="float">
            <text:p>15103,58</text:p>
          </table:table-cell>
          <table:table-cell office:value-type="float" office:value="15678.4940854285" calcext:value-type="float">
            <text:p>15678,49</text:p>
          </table:table-cell>
          <table:table-cell office:value-type="float" office:value="17513.0690654138" calcext:value-type="float">
            <text:p>17513,07</text:p>
          </table:table-cell>
          <table:table-cell office:value-type="float" office:value="18352.8160636603" calcext:value-type="float">
            <text:p>18352,82</text:p>
          </table:table-cell>
          <table:table-cell office:value-type="float" office:value="19558.5110752942" calcext:value-type="float">
            <text:p>19558,51</text:p>
          </table:table-cell>
          <table:table-cell office:value-type="float" office:value="19651.9164367422" calcext:value-type="float">
            <text:p>19651,92</text:p>
          </table:table-cell>
          <table:table-cell office:value-type="float" office:value="20824.8010310287" calcext:value-type="float">
            <text:p>20824,80</text:p>
          </table:table-cell>
          <table:table-cell office:value-type="float" office:value="22767.4576559641" calcext:value-type="float">
            <text:p>22767,46</text:p>
          </table:table-cell>
          <table:table-cell office:value-type="float" office:value="22790.7321397718" calcext:value-type="float">
            <text:p>22790,73</text:p>
          </table:table-cell>
          <table:table-cell office:value-type="float" office:value="22281.9273927884" calcext:value-type="float">
            <text:p>22281,93</text:p>
          </table:table-cell>
          <table:table-cell office:value-type="float" office:value="22371.6991042531" calcext:value-type="float">
            <text:p>22371,70</text:p>
          </table:table-cell>
          <table:table-cell office:value-type="float" office:value="23340.0786296117" calcext:value-type="float">
            <text:p>23340,08</text:p>
          </table:table-cell>
          <table:table-cell office:value-type="float" office:value="23663.5867935819" calcext:value-type="float">
            <text:p>23663,59</text:p>
          </table:table-cell>
          <table:table-cell office:value-type="float" office:value="23286.4948140734" calcext:value-type="float">
            <text:p>23286,49</text:p>
          </table:table-cell>
          <table:table-cell office:value-type="float" office:value="24120.2934112362" calcext:value-type="float">
            <text:p>24120,29</text:p>
          </table:table-cell>
          <table:table-cell office:value-type="float" office:value="26811.9088353975" calcext:value-type="float">
            <text:p>26811,91</text:p>
          </table:table-cell>
          <table:table-cell office:value-type="float" office:value="29628.4024425929" calcext:value-type="float">
            <text:p>29628,40</text:p>
          </table:table-cell>
          <table:table-cell office:value-type="float" office:value="31102.9891281968" calcext:value-type="float">
            <text:p>31102,99</text:p>
          </table:table-cell>
          <table:table-cell office:value-type="float" office:value="32577.6780394169" calcext:value-type="float">
            <text:p>32577,68</text:p>
          </table:table-cell>
          <table:table-cell office:value-type="float" office:value="35369.1311827412" calcext:value-type="float">
            <text:p>35369,13</text:p>
          </table:table-cell>
          <table:table-cell office:value-type="float" office:value="37179.8536508763" calcext:value-type="float">
            <text:p>37179,85</text:p>
          </table:table-cell>
          <table:table-cell office:value-type="float" office:value="34562.8356515308" calcext:value-type="float">
            <text:p>34562,84</text:p>
          </table:table-cell>
          <table:table-cell office:value-type="float" office:value="35985.8912284609" calcext:value-type="float">
            <text:p>35985,89</text:p>
          </table:table-cell>
          <table:table-cell office:value-type="float" office:value="38493.1417101442" calcext:value-type="float">
            <text:p>38493,14</text:p>
          </table:table-cell>
          <table:table-cell office:value-type="float" office:value="38202.9724898326" calcext:value-type="float">
            <text:p>38202,97</text:p>
          </table:table-cell>
          <table:table-cell office:value-type="float" office:value="38463.3864951391" calcext:value-type="float">
            <text:p>38463,39</text:p>
          </table:table-cell>
          <table:table-cell office:value-type="float" office:value="39019.6502169625" calcext:value-type="float">
            <text:p>39019,65</text:p>
          </table:table-cell>
          <table:table-cell office:value-type="float" office:value="36624.2145250894" calcext:value-type="float">
            <text:p>36624,21</text:p>
          </table:table-cell>
          <table:table-cell office:value-type="float" office:value="37086.008320543" calcext:value-type="float">
            <text:p>37086,01</text:p>
          </table:table-cell>
          <table:table-cell office:value-type="float" office:value="38424.3768577186" calcext:value-type="float">
            <text:p>38424,38</text:p>
          </table:table-cell>
          <table:table-cell office:value-type="float" office:value="40410.4547316493" calcext:value-type="float">
            <text:p>40410,45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Reino Unido</text:p>
          </table:table-cell>
          <table:table-cell office:value-type="float" office:value="1525.77585271032" calcext:value-type="float">
            <text:p>1525,78</text:p>
          </table:table-cell>
          <table:table-cell office:value-type="float" office:value="1613.45688373392" calcext:value-type="float">
            <text:p>1613,46</text:p>
          </table:table-cell>
          <table:table-cell office:value-type="float" office:value="1748.2881176141" calcext:value-type="float">
            <text:p>1748,29</text:p>
          </table:table-cell>
          <table:table-cell office:value-type="float" office:value="1873.56777435421" calcext:value-type="float">
            <text:p>1873,57</text:p>
          </table:table-cell>
          <table:table-cell office:value-type="float" office:value="1986.74715869685" calcext:value-type="float">
            <text:p>1986,75</text:p>
          </table:table-cell>
          <table:table-cell office:value-type="float" office:value="2058.78188198056" calcext:value-type="float">
            <text:p>2058,78</text:p>
          </table:table-cell>
          <table:table-cell office:value-type="float" office:value="1951.75859587532" calcext:value-type="float">
            <text:p>1951,76</text:p>
          </table:table-cell>
          <table:table-cell office:value-type="float" office:value="2100.66786858672" calcext:value-type="float">
            <text:p>2100,67</text:p>
          </table:table-cell>
          <table:table-cell office:value-type="float" office:value="2347.54431773747" calcext:value-type="float">
            <text:p>2347,54</text:p>
          </table:table-cell>
          <table:table-cell office:value-type="float" office:value="2649.80151387223" calcext:value-type="float">
            <text:p>2649,80</text:p>
          </table:table-cell>
          <table:table-cell office:value-type="float" office:value="3030.43251411977" calcext:value-type="float">
            <text:p>3030,43</text:p>
          </table:table-cell>
          <table:table-cell office:value-type="float" office:value="3426.27622050378" calcext:value-type="float">
            <text:p>3426,28</text:p>
          </table:table-cell>
          <table:table-cell office:value-type="float" office:value="3665.8627976419" calcext:value-type="float">
            <text:p>3665,86</text:p>
          </table:table-cell>
          <table:table-cell office:value-type="float" office:value="4299.74561799284" calcext:value-type="float">
            <text:p>4299,75</text:p>
          </table:table-cell>
          <table:table-cell office:value-type="float" office:value="4138.16778761535" calcext:value-type="float">
            <text:p>4138,17</text:p>
          </table:table-cell>
          <table:table-cell office:value-type="float" office:value="4681.43993173038" calcext:value-type="float">
            <text:p>4681,44</text:p>
          </table:table-cell>
          <table:table-cell office:value-type="float" office:value="5976.93816899991" calcext:value-type="float">
            <text:p>5976,94</text:p>
          </table:table-cell>
          <table:table-cell office:value-type="float" office:value="7804.76208051155" calcext:value-type="float">
            <text:p>7804,76</text:p>
          </table:table-cell>
          <table:table-cell office:value-type="float" office:value="10032.062080015" calcext:value-type="float">
            <text:p>10032,06</text:p>
          </table:table-cell>
          <table:table-cell office:value-type="float" office:value="9599.30622221965" calcext:value-type="float">
            <text:p>9599,31</text:p>
          </table:table-cell>
          <table:table-cell office:value-type="float" office:value="9146.07735701852" calcext:value-type="float">
            <text:p>9146,08</text:p>
          </table:table-cell>
          <table:table-cell office:value-type="float" office:value="8691.51881306514" calcext:value-type="float">
            <text:p>8691,52</text:p>
          </table:table-cell>
          <table:table-cell office:value-type="float" office:value="8179.19444064991" calcext:value-type="float">
            <text:p>8179,19</text:p>
          </table:table-cell>
          <table:table-cell office:value-type="float" office:value="8652.21654247593" calcext:value-type="float">
            <text:p>8652,22</text:p>
          </table:table-cell>
          <table:table-cell office:value-type="float" office:value="10611.112210096" calcext:value-type="float">
            <text:p>10611,11</text:p>
          </table:table-cell>
          <table:table-cell office:value-type="float" office:value="13118.586534629" calcext:value-type="float">
            <text:p>13118,59</text:p>
          </table:table-cell>
          <table:table-cell office:value-type="float" office:value="15987.1680775688" calcext:value-type="float">
            <text:p>15987,17</text:p>
          </table:table-cell>
          <table:table-cell office:value-type="float" office:value="16239.2821960944" calcext:value-type="float">
            <text:p>16239,28</text:p>
          </table:table-cell>
          <table:table-cell office:value-type="float" office:value="19095.4669984608" calcext:value-type="float">
            <text:p>19095,47</text:p>
          </table:table-cell>
          <table:table-cell office:value-type="float" office:value="19900.7266505069" calcext:value-type="float">
            <text:p>19900,73</text:p>
          </table:table-cell>
          <table:table-cell office:value-type="float" office:value="20487.1707852878" calcext:value-type="float">
            <text:p>20487,17</text:p>
          </table:table-cell>
          <table:table-cell office:value-type="float" office:value="18389.0195675099" calcext:value-type="float">
            <text:p>18389,02</text:p>
          </table:table-cell>
          <table:table-cell office:value-type="float" office:value="19709.2380983653" calcext:value-type="float">
            <text:p>19709,24</text:p>
          </table:table-cell>
          <table:table-cell office:value-type="float" office:value="23123.1777902009" calcext:value-type="float">
            <text:p>23123,18</text:p>
          </table:table-cell>
          <table:table-cell office:value-type="float" office:value="24332.6977665594" calcext:value-type="float">
            <text:p>24332,70</text:p>
          </table:table-cell>
          <table:table-cell office:value-type="float" office:value="26734.5626114537" calcext:value-type="float">
            <text:p>26734,56</text:p>
          </table:table-cell>
          <table:table-cell office:value-type="float" office:value="28214.274355869" calcext:value-type="float">
            <text:p>28214,27</text:p>
          </table:table-cell>
          <table:table-cell office:value-type="float" office:value="28669.539690801" calcext:value-type="float">
            <text:p>28669,54</text:p>
          </table:table-cell>
          <table:table-cell office:value-type="float" office:value="28149.8700107891" calcext:value-type="float">
            <text:p>28149,87</text:p>
          </table:table-cell>
          <table:table-cell office:value-type="float" office:value="27744.5064592461" calcext:value-type="float">
            <text:p>27744,51</text:p>
          </table:table-cell>
          <table:table-cell office:value-type="float" office:value="30056.5862179301" calcext:value-type="float">
            <text:p>30056,59</text:p>
          </table:table-cell>
          <table:table-cell office:value-type="float" office:value="34419.1479145952" calcext:value-type="float">
            <text:p>34419,15</text:p>
          </table:table-cell>
          <table:table-cell office:value-type="float" office:value="40290.3139710116" calcext:value-type="float">
            <text:p>40290,31</text:p>
          </table:table-cell>
          <table:table-cell office:value-type="float" office:value="42030.2866138136" calcext:value-type="float">
            <text:p>42030,29</text:p>
          </table:table-cell>
          <table:table-cell office:value-type="float" office:value="44599.6975685697" calcext:value-type="float">
            <text:p>44599,70</text:p>
          </table:table-cell>
          <table:table-cell office:value-type="float" office:value="50566.8265956828" calcext:value-type="float">
            <text:p>50566,83</text:p>
          </table:table-cell>
          <table:table-cell office:value-type="float" office:value="47286.9984928367" calcext:value-type="float">
            <text:p>47287,00</text:p>
          </table:table-cell>
          <table:table-cell office:value-type="float" office:value="38713.1374283353" calcext:value-type="float">
            <text:p>38713,14</text:p>
          </table:table-cell>
          <table:table-cell office:value-type="float" office:value="39435.8399018505" calcext:value-type="float">
            <text:p>39435,84</text:p>
          </table:table-cell>
          <table:table-cell office:value-type="float" office:value="42038.5004790349" calcext:value-type="float">
            <text:p>42038,50</text:p>
          </table:table-cell>
          <table:table-cell office:value-type="float" office:value="42462.7149069427" calcext:value-type="float">
            <text:p>42462,71</text:p>
          </table:table-cell>
          <table:table-cell office:value-type="float" office:value="43444.5648427389" calcext:value-type="float">
            <text:p>43444,56</text:p>
          </table:table-cell>
          <table:table-cell office:value-type="float" office:value="47417.6350484639" calcext:value-type="float">
            <text:p>47417,64</text:p>
          </table:table-cell>
          <table:table-cell office:value-type="float" office:value="44966.1019252665" calcext:value-type="float">
            <text:p>44966,10</text:p>
          </table:table-cell>
          <table:table-cell office:value-type="float" office:value="41074.1672796521" calcext:value-type="float">
            <text:p>41074,17</text:p>
          </table:table-cell>
          <table:table-cell office:value-type="float" office:value="40361.4173832159" calcext:value-type="float">
            <text:p>40361,42</text:p>
          </table:table-cell>
          <table:table-cell office:value-type="float" office:value="42943.9022698053" calcext:value-type="float">
            <text:p>42943,90</text:p>
          </table:table-cell>
        </table:table-row>
        <table:table-row table:style-name="ro1">
          <table:table-cell/>
          <table:table-cell office:value-type="string" calcext:value-type="string">
            <text:p>posterior al dividendo demográfico</text:p>
          </table:table-cell>
          <table:table-cell office:value-type="float" office:value="1535.91537558245" calcext:value-type="float">
            <text:p>1535,92</text:p>
          </table:table-cell>
          <table:table-cell office:value-type="float" office:value="1634.8381369824" calcext:value-type="float">
            <text:p>1634,84</text:p>
          </table:table-cell>
          <table:table-cell office:value-type="float" office:value="1763.09663190871" calcext:value-type="float">
            <text:p>1763,10</text:p>
          </table:table-cell>
          <table:table-cell office:value-type="float" office:value="1894.44557209986" calcext:value-type="float">
            <text:p>1894,45</text:p>
          </table:table-cell>
          <table:table-cell office:value-type="float" office:value="2056.7377896001" calcext:value-type="float">
            <text:p>2056,74</text:p>
          </table:table-cell>
          <table:table-cell office:value-type="float" office:value="2187.01897696631" calcext:value-type="float">
            <text:p>2187,02</text:p>
          </table:table-cell>
          <table:table-cell office:value-type="float" office:value="2352.77353440373" calcext:value-type="float">
            <text:p>2352,77</text:p>
          </table:table-cell>
          <table:table-cell office:value-type="float" office:value="2560.7420139996" calcext:value-type="float">
            <text:p>2560,74</text:p>
          </table:table-cell>
          <table:table-cell office:value-type="float" office:value="2773.59515480892" calcext:value-type="float">
            <text:p>2773,60</text:p>
          </table:table-cell>
          <table:table-cell office:value-type="float" office:value="3048.29850983563" calcext:value-type="float">
            <text:p>3048,30</text:p>
          </table:table-cell>
          <table:table-cell office:value-type="float" office:value="3505.75739780092" calcext:value-type="float">
            <text:p>3505,76</text:p>
          </table:table-cell>
          <table:table-cell office:value-type="float" office:value="4204.64566439584" calcext:value-type="float">
            <text:p>4204,65</text:p>
          </table:table-cell>
          <table:table-cell office:value-type="float" office:value="4654.85364403039" calcext:value-type="float">
            <text:p>4654,85</text:p>
          </table:table-cell>
          <table:table-cell office:value-type="float" office:value="5173.74471272724" calcext:value-type="float">
            <text:p>5173,74</text:p>
          </table:table-cell>
          <table:table-cell office:value-type="float" office:value="5573.94453170521" calcext:value-type="float">
            <text:p>5573,94</text:p>
          </table:table-cell>
          <table:table-cell office:value-type="float" office:value="6253.85307278164" calcext:value-type="float">
            <text:p>6253,85</text:p>
          </table:table-cell>
          <table:table-cell office:value-type="float" office:value="7478.97358626645" calcext:value-type="float">
            <text:p>7478,97</text:p>
          </table:table-cell>
          <table:table-cell office:value-type="float" office:value="8535.16697451948" calcext:value-type="float">
            <text:p>8535,17</text:p>
          </table:table-cell>
          <table:table-cell office:value-type="float" office:value="9382.71175296143" calcext:value-type="float">
            <text:p>9382,71</text:p>
          </table:table-cell>
          <table:table-cell office:value-type="float" office:value="9425.97777505052" calcext:value-type="float">
            <text:p>9425,98</text:p>
          </table:table-cell>
          <table:table-cell office:value-type="float" office:value="9328.30444959244" calcext:value-type="float">
            <text:p>9328,30</text:p>
          </table:table-cell>
          <table:table-cell office:value-type="float" office:value="9627.74290716287" calcext:value-type="float">
            <text:p>9627,74</text:p>
          </table:table-cell>
          <table:table-cell office:value-type="float" office:value="10010.1104966273" calcext:value-type="float">
            <text:p>10010,11</text:p>
          </table:table-cell>
          <table:table-cell office:value-type="float" office:value="10486.4950104242" calcext:value-type="float">
            <text:p>10486,50</text:p>
          </table:table-cell>
          <table:table-cell office:value-type="float" office:value="12741.1655882301" calcext:value-type="float">
            <text:p>12741,17</text:p>
          </table:table-cell>
          <table:table-cell office:value-type="float" office:value="14689.1161712204" calcext:value-type="float">
            <text:p>14689,12</text:p>
          </table:table-cell>
          <table:table-cell office:value-type="float" office:value="16451.1031543094" calcext:value-type="float">
            <text:p>16451,10</text:p>
          </table:table-cell>
          <table:table-cell office:value-type="float" office:value="17075.5346854785" calcext:value-type="float">
            <text:p>17075,53</text:p>
          </table:table-cell>
          <table:table-cell office:value-type="float" office:value="19044.4129654348" calcext:value-type="float">
            <text:p>19044,41</text:p>
          </table:table-cell>
          <table:table-cell office:value-type="float" office:value="19949.4931087443" calcext:value-type="float">
            <text:p>19949,49</text:p>
          </table:table-cell>
          <table:table-cell office:value-type="float" office:value="21262.2846939383" calcext:value-type="float">
            <text:p>21262,28</text:p>
          </table:table-cell>
          <table:table-cell office:value-type="float" office:value="21263.7178381847" calcext:value-type="float">
            <text:p>21263,72</text:p>
          </table:table-cell>
          <table:table-cell office:value-type="float" office:value="22634.6015190006" calcext:value-type="float">
            <text:p>22634,60</text:p>
          </table:table-cell>
          <table:table-cell office:value-type="float" office:value="24969.9576590949" calcext:value-type="float">
            <text:p>24969,96</text:p>
          </table:table-cell>
          <table:table-cell office:value-type="float" office:value="24958.8059294728" calcext:value-type="float">
            <text:p>24958,81</text:p>
          </table:table-cell>
          <table:table-cell office:value-type="float" office:value="24357.2429991121" calcext:value-type="float">
            <text:p>24357,24</text:p>
          </table:table-cell>
          <table:table-cell office:value-type="float" office:value="24357.4645506199" calcext:value-type="float">
            <text:p>24357,46</text:p>
          </table:table-cell>
          <table:table-cell office:value-type="float" office:value="25444.9271134268" calcext:value-type="float">
            <text:p>25444,93</text:p>
          </table:table-cell>
          <table:table-cell office:value-type="float" office:value="25739.753678179" calcext:value-type="float">
            <text:p>25739,75</text:p>
          </table:table-cell>
          <table:table-cell office:value-type="float" office:value="25382.4255043156" calcext:value-type="float">
            <text:p>25382,43</text:p>
          </table:table-cell>
          <table:table-cell office:value-type="float" office:value="26335.2778842684" calcext:value-type="float">
            <text:p>26335,28</text:p>
          </table:table-cell>
          <table:table-cell office:value-type="float" office:value="29387.0068343314" calcext:value-type="float">
            <text:p>29387,01</text:p>
          </table:table-cell>
          <table:table-cell office:value-type="float" office:value="32481.7067760338" calcext:value-type="float">
            <text:p>32481,71</text:p>
          </table:table-cell>
          <table:table-cell office:value-type="float" office:value="34016.9258863901" calcext:value-type="float">
            <text:p>34016,93</text:p>
          </table:table-cell>
          <table:table-cell office:value-type="float" office:value="35610.6723014637" calcext:value-type="float">
            <text:p>35610,67</text:p>
          </table:table-cell>
          <table:table-cell office:value-type="float" office:value="38635.6643382294" calcext:value-type="float">
            <text:p>38635,66</text:p>
          </table:table-cell>
          <table:table-cell office:value-type="float" office:value="40597.7853597305" calcext:value-type="float">
            <text:p>40597,79</text:p>
          </table:table-cell>
          <table:table-cell office:value-type="float" office:value="38060.7614336621" calcext:value-type="float">
            <text:p>38060,76</text:p>
          </table:table-cell>
          <table:table-cell office:value-type="float" office:value="39513.7852427918" calcext:value-type="float">
            <text:p>39513,79</text:p>
          </table:table-cell>
          <table:table-cell office:value-type="float" office:value="42315.3801446327" calcext:value-type="float">
            <text:p>42315,38</text:p>
          </table:table-cell>
          <table:table-cell office:value-type="float" office:value="42090.3165442071" calcext:value-type="float">
            <text:p>42090,32</text:p>
          </table:table-cell>
          <table:table-cell office:value-type="float" office:value="42319.5177682149" calcext:value-type="float">
            <text:p>42319,52</text:p>
          </table:table-cell>
          <table:table-cell office:value-type="float" office:value="42989.913671981" calcext:value-type="float">
            <text:p>42989,91</text:p>
          </table:table-cell>
          <table:table-cell office:value-type="float" office:value="40497.7562897177" calcext:value-type="float">
            <text:p>40497,76</text:p>
          </table:table-cell>
          <table:table-cell office:value-type="float" office:value="41202.8170056878" calcext:value-type="float">
            <text:p>41202,82</text:p>
          </table:table-cell>
          <table:table-cell office:value-type="float" office:value="42740.9018164941" calcext:value-type="float">
            <text:p>42740,90</text:p>
          </table:table-cell>
          <table:table-cell office:value-type="float" office:value="45126.4977785641" calcext:value-type="float">
            <text:p>45126,50</text:p>
          </table:table-cell>
        </table:table-row>
        <table:table-row table:style-name="ro1">
          <table:table-cell/>
          <table:table-cell office:value-type="string" calcext:value-type="string">
            <text:p>Sólo BIRF</text:p>
          </table:table-cell>
          <table:table-cell office:value-type="float" office:value="154.969717449755" calcext:value-type="float">
            <text:p>154,97</text:p>
          </table:table-cell>
          <table:table-cell office:value-type="float" office:value="161.760529229956" calcext:value-type="float">
            <text:p>161,76</text:p>
          </table:table-cell>
          <table:table-cell office:value-type="float" office:value="179.411729394947" calcext:value-type="float">
            <text:p>179,41</text:p>
          </table:table-cell>
          <table:table-cell office:value-type="float" office:value="191.939823218763" calcext:value-type="float">
            <text:p>191,94</text:p>
          </table:table-cell>
          <table:table-cell office:value-type="float" office:value="193.16739663855" calcext:value-type="float">
            <text:p>193,17</text:p>
          </table:table-cell>
          <table:table-cell office:value-type="float" office:value="194.249198178771" calcext:value-type="float">
            <text:p>194,25</text:p>
          </table:table-cell>
          <table:table-cell office:value-type="float" office:value="200.651137215537" calcext:value-type="float">
            <text:p>200,65</text:p>
          </table:table-cell>
          <table:table-cell office:value-type="float" office:value="219.046277598878" calcext:value-type="float">
            <text:p>219,05</text:p>
          </table:table-cell>
          <table:table-cell office:value-type="float" office:value="232.712660706429" calcext:value-type="float">
            <text:p>232,71</text:p>
          </table:table-cell>
          <table:table-cell office:value-type="float" office:value="248.343260553694" calcext:value-type="float">
            <text:p>248,34</text:p>
          </table:table-cell>
          <table:table-cell office:value-type="float" office:value="273.287715956134" calcext:value-type="float">
            <text:p>273,29</text:p>
          </table:table-cell>
          <table:table-cell office:value-type="float" office:value="343.927724687116" calcext:value-type="float">
            <text:p>343,93</text:p>
          </table:table-cell>
          <table:table-cell office:value-type="float" office:value="424.81158607974" calcext:value-type="float">
            <text:p>424,81</text:p>
          </table:table-cell>
          <table:table-cell office:value-type="float" office:value="449.594720467571" calcext:value-type="float">
            <text:p>449,59</text:p>
          </table:table-cell>
          <table:table-cell office:value-type="float" office:value="480.642433753549" calcext:value-type="float">
            <text:p>480,64</text:p>
          </table:table-cell>
          <table:table-cell office:value-type="float" office:value="534.88373388015" calcext:value-type="float">
            <text:p>534,88</text:p>
          </table:table-cell>
          <table:table-cell office:value-type="float" office:value="566.368929094109" calcext:value-type="float">
            <text:p>566,37</text:p>
          </table:table-cell>
          <table:table-cell office:value-type="float" office:value="666.403973825979" calcext:value-type="float">
            <text:p>666,40</text:p>
          </table:table-cell>
          <table:table-cell office:value-type="float" office:value="771.921759018871" calcext:value-type="float">
            <text:p>771,92</text:p>
          </table:table-cell>
          <table:table-cell office:value-type="float" office:value="820.837705418262" calcext:value-type="float">
            <text:p>820,84</text:p>
          </table:table-cell>
          <table:table-cell office:value-type="float" office:value="799.250410622662" calcext:value-type="float">
            <text:p>799,25</text:p>
          </table:table-cell>
          <table:table-cell office:value-type="float" office:value="773.221941780383" calcext:value-type="float">
            <text:p>773,22</text:p>
          </table:table-cell>
          <table:table-cell office:value-type="float" office:value="776.59702665734" calcext:value-type="float">
            <text:p>776,60</text:p>
          </table:table-cell>
          <table:table-cell office:value-type="float" office:value="805.419598516391" calcext:value-type="float">
            <text:p>805,42</text:p>
          </table:table-cell>
          <table:table-cell office:value-type="float" office:value="822.53652546161" calcext:value-type="float">
            <text:p>822,54</text:p>
          </table:table-cell>
          <table:table-cell office:value-type="float" office:value="825.295923060689" calcext:value-type="float">
            <text:p>825,30</text:p>
          </table:table-cell>
          <table:table-cell office:value-type="float" office:value="876.571702028686" calcext:value-type="float">
            <text:p>876,57</text:p>
          </table:table-cell>
          <table:table-cell office:value-type="float" office:value="894.139775444886" calcext:value-type="float">
            <text:p>894,14</text:p>
          </table:table-cell>
          <table:table-cell office:value-type="float" office:value="1006.39027053779" calcext:value-type="float">
            <text:p>1006,39</text:p>
          </table:table-cell>
          <table:table-cell office:value-type="float" office:value="1062.65545713669" calcext:value-type="float">
            <text:p>1062,66</text:p>
          </table:table-cell>
          <table:table-cell office:value-type="float" office:value="1041.21162353975" calcext:value-type="float">
            <text:p>1041,21</text:p>
          </table:table-cell>
          <table:table-cell office:value-type="float" office:value="1101.07730849683" calcext:value-type="float">
            <text:p>1101,08</text:p>
          </table:table-cell>
          <table:table-cell office:value-type="float" office:value="1185.05312377969" calcext:value-type="float">
            <text:p>1185,05</text:p>
          </table:table-cell>
          <table:table-cell office:value-type="float" office:value="1308.83389989897" calcext:value-type="float">
            <text:p>1308,83</text:p>
          </table:table-cell>
          <table:table-cell office:value-type="float" office:value="1411.2355908471" calcext:value-type="float">
            <text:p>1411,24</text:p>
          </table:table-cell>
          <table:table-cell office:value-type="float" office:value="1474.32262626898" calcext:value-type="float">
            <text:p>1474,32</text:p>
          </table:table-cell>
          <table:table-cell office:value-type="float" office:value="1415.6529699977" calcext:value-type="float">
            <text:p>1415,65</text:p>
          </table:table-cell>
          <table:table-cell office:value-type="float" office:value="1357.35270321463" calcext:value-type="float">
            <text:p>1357,35</text:p>
          </table:table-cell>
          <table:table-cell office:value-type="float" office:value="1457.78703500595" calcext:value-type="float">
            <text:p>1457,79</text:p>
          </table:table-cell>
          <table:table-cell office:value-type="float" office:value="1462.48474869899" calcext:value-type="float">
            <text:p>1462,48</text:p>
          </table:table-cell>
          <table:table-cell office:value-type="float" office:value="1469.23687908326" calcext:value-type="float">
            <text:p>1469,24</text:p>
          </table:table-cell>
          <table:table-cell office:value-type="float" office:value="1636.2114302865" calcext:value-type="float">
            <text:p>1636,21</text:p>
          </table:table-cell>
          <table:table-cell office:value-type="float" office:value="1926.18847868474" calcext:value-type="float">
            <text:p>1926,19</text:p>
          </table:table-cell>
          <table:table-cell office:value-type="float" office:value="2279.48624648303" calcext:value-type="float">
            <text:p>2279,49</text:p>
          </table:table-cell>
          <table:table-cell office:value-type="float" office:value="2675.6978924794" calcext:value-type="float">
            <text:p>2675,70</text:p>
          </table:table-cell>
          <table:table-cell office:value-type="float" office:value="3292.71161306089" calcext:value-type="float">
            <text:p>3292,71</text:p>
          </table:table-cell>
          <table:table-cell office:value-type="float" office:value="3913.25808460469" calcext:value-type="float">
            <text:p>3913,26</text:p>
          </table:table-cell>
          <table:table-cell office:value-type="float" office:value="3759.56717982906" calcext:value-type="float">
            <text:p>3759,57</text:p>
          </table:table-cell>
          <table:table-cell office:value-type="float" office:value="4521.0533936185" calcext:value-type="float">
            <text:p>4521,05</text:p>
          </table:table-cell>
          <table:table-cell office:value-type="float" office:value="5288.63853540915" calcext:value-type="float">
            <text:p>5288,64</text:p>
          </table:table-cell>
          <table:table-cell office:value-type="float" office:value="5566.66455897543" calcext:value-type="float">
            <text:p>5566,66</text:p>
          </table:table-cell>
          <table:table-cell office:value-type="float" office:value="5825.52494093739" calcext:value-type="float">
            <text:p>5825,52</text:p>
          </table:table-cell>
          <table:table-cell office:value-type="float" office:value="5957.86721197575" calcext:value-type="float">
            <text:p>5957,87</text:p>
          </table:table-cell>
          <table:table-cell office:value-type="float" office:value="5570.85374931412" calcext:value-type="float">
            <text:p>5570,85</text:p>
          </table:table-cell>
          <table:table-cell office:value-type="float" office:value="5551.07118745851" calcext:value-type="float">
            <text:p>5551,07</text:p>
          </table:table-cell>
          <table:table-cell office:value-type="float" office:value="6055.69450939356" calcext:value-type="float">
            <text:p>6055,69</text:p>
          </table:table-cell>
          <table:table-cell office:value-type="float" office:value="6385.46162560212" calcext:value-type="float">
            <text:p>6385,46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office:value-type="string" calcext:value-type="string">
            <text:p>Congo, República del</text:p>
          </table:table-cell>
          <table:table-cell office:value-type="float" office:value="155.738235886969" calcext:value-type="float">
            <text:p>155,74</text:p>
          </table:table-cell>
          <table:table-cell office:value-type="float" office:value="157.055866084783" calcext:value-type="float">
            <text:p>157,06</text:p>
          </table:table-cell>
          <table:table-cell office:value-type="float" office:value="165.009459125112" calcext:value-type="float">
            <text:p>165,01</text:p>
          </table:table-cell>
          <table:table-cell office:value-type="float" office:value="171.645695885761" calcext:value-type="float">
            <text:p>171,65</text:p>
          </table:table-cell>
          <table:table-cell office:value-type="float" office:value="185.891785260065" calcext:value-type="float">
            <text:p>185,89</text:p>
          </table:table-cell>
          <table:table-cell office:value-type="float" office:value="194.661293336108" calcext:value-type="float">
            <text:p>194,66</text:p>
          </table:table-cell>
          <table:table-cell office:value-type="float" office:value="200.395177715144" calcext:value-type="float">
            <text:p>200,40</text:p>
          </table:table-cell>
          <table:table-cell office:value-type="float" office:value="205.533551237708" calcext:value-type="float">
            <text:p>205,53</text:p>
          </table:table-cell>
          <table:table-cell office:value-type="float" office:value="207.222705704409" calcext:value-type="float">
            <text:p>207,22</text:p>
          </table:table-cell>
          <table:table-cell office:value-type="float" office:value="235.835899523756" calcext:value-type="float">
            <text:p>235,84</text:p>
          </table:table-cell>
          <table:table-cell office:value-type="float" office:value="291.975001384983" calcext:value-type="float">
            <text:p>291,98</text:p>
          </table:table-cell>
          <table:table-cell office:value-type="float" office:value="374.126411572439" calcext:value-type="float">
            <text:p>374,13</text:p>
          </table:table-cell>
          <table:table-cell office:value-type="float" office:value="392.321084246093" calcext:value-type="float">
            <text:p>392,32</text:p>
          </table:table-cell>
          <table:table-cell office:value-type="float" office:value="499.203255266761" calcext:value-type="float">
            <text:p>499,20</text:p>
          </table:table-cell>
          <table:table-cell office:value-type="float" office:value="476.85138290327" calcext:value-type="float">
            <text:p>476,85</text:p>
          </table:table-cell>
          <table:table-cell office:value-type="float" office:value="469.690525056317" calcext:value-type="float">
            <text:p>469,69</text:p>
          </table:table-cell>
          <table:table-cell office:value-type="float" office:value="523.910454990952" calcext:value-type="float">
            <text:p>523,91</text:p>
          </table:table-cell>
          <table:table-cell office:value-type="float" office:value="694.176424777911" calcext:value-type="float">
            <text:p>694,18</text:p>
          </table:table-cell>
          <table:table-cell office:value-type="float" office:value="959.426418273452" calcext:value-type="float">
            <text:p>959,43</text:p>
          </table:table-cell>
          <table:table-cell office:value-type="float" office:value="1088.97491463225" calcext:value-type="float">
            <text:p>1088,97</text:p>
          </table:table-cell>
          <table:table-cell office:value-type="float" office:value="1146.30443214512" calcext:value-type="float">
            <text:p>1146,30</text:p>
          </table:table-cell>
          <table:table-cell office:value-type="float" office:value="1080.82241509556" calcext:value-type="float">
            <text:p>1080,82</text:p>
          </table:table-cell>
          <table:table-cell office:value-type="float" office:value="1098.44109094277" calcext:value-type="float">
            <text:p>1098,44</text:p>
          </table:table-cell>
          <table:table-cell office:value-type="float" office:value="1051.87164433587" calcext:value-type="float">
            <text:p>1051,87</text:p>
          </table:table-cell>
          <table:table-cell office:value-type="float" office:value="875.450841348523" calcext:value-type="float">
            <text:p>875,45</text:p>
          </table:table-cell>
          <table:table-cell office:value-type="float" office:value="1058.22844677485" calcext:value-type="float">
            <text:p>1058,23</text:p>
          </table:table-cell>
          <table:table-cell office:value-type="float" office:value="991.517372369613" calcext:value-type="float">
            <text:p>991,52</text:p>
          </table:table-cell>
          <table:table-cell office:value-type="float" office:value="1042.04973471117" calcext:value-type="float">
            <text:p>1042,05</text:p>
          </table:table-cell>
          <table:table-cell office:value-type="float" office:value="1187.55128407722" calcext:value-type="float">
            <text:p>1187,55</text:p>
          </table:table-cell>
          <table:table-cell office:value-type="float" office:value="1124.90111391167" calcext:value-type="float">
            <text:p>1124,90</text:p>
          </table:table-cell>
          <table:table-cell office:value-type="float" office:value="1178.02379889856" calcext:value-type="float">
            <text:p>1178,02</text:p>
          </table:table-cell>
          <table:table-cell office:value-type="float" office:value="749.634857826406" calcext:value-type="float">
            <text:p>749,63</text:p>
          </table:table-cell>
          <table:table-cell office:value-type="float" office:value="672.163194809393" calcext:value-type="float">
            <text:p>672,16</text:p>
          </table:table-cell>
          <table:table-cell office:value-type="float" office:value="781.523568459189" calcext:value-type="float">
            <text:p>781,52</text:p>
          </table:table-cell>
          <table:table-cell office:value-type="float" office:value="912.01398805266" calcext:value-type="float">
            <text:p>912,01</text:p>
          </table:table-cell>
          <table:table-cell office:value-type="float" office:value="810.077492000982" calcext:value-type="float">
            <text:p>810,08</text:p>
          </table:table-cell>
          <table:table-cell office:value-type="float" office:value="660.472372410258" calcext:value-type="float">
            <text:p>660,47</text:p>
          </table:table-cell>
          <table:table-cell office:value-type="float" office:value="774.711689855007" calcext:value-type="float">
            <text:p>774,71</text:p>
          </table:table-cell>
          <table:table-cell office:value-type="float" office:value="1029.57703685039" calcext:value-type="float">
            <text:p>1029,58</text:p>
          </table:table-cell>
          <table:table-cell office:value-type="float" office:value="868.339950856954" calcext:value-type="float">
            <text:p>868,34</text:p>
          </table:table-cell>
          <table:table-cell office:value-type="float" office:value="912.278153211367" calcext:value-type="float">
            <text:p>912,28</text:p>
          </table:table-cell>
          <table:table-cell office:value-type="float" office:value="1026.10767374516" calcext:value-type="float">
            <text:p>1026,11</text:p>
          </table:table-cell>
          <table:table-cell office:value-type="float" office:value="1324.21914154172" calcext:value-type="float">
            <text:p>1324,22</text:p>
          </table:table-cell>
          <table:table-cell office:value-type="float" office:value="1680.20458795157" calcext:value-type="float">
            <text:p>1680,20</text:p>
          </table:table-cell>
          <table:table-cell office:value-type="float" office:value="2064.34452292536" calcext:value-type="float">
            <text:p>2064,34</text:p>
          </table:table-cell>
          <table:table-cell office:value-type="float" office:value="2165.74575859571" calcext:value-type="float">
            <text:p>2165,75</text:p>
          </table:table-cell>
          <table:table-cell office:value-type="float" office:value="2956.26440700407" calcext:value-type="float">
            <text:p>2956,26</text:p>
          </table:table-cell>
          <table:table-cell office:value-type="float" office:value="2314.26602478527" calcext:value-type="float">
            <text:p>2314,27</text:p>
          </table:table-cell>
          <table:table-cell office:value-type="float" office:value="2809.69495708158" calcext:value-type="float">
            <text:p>2809,69</text:p>
          </table:table-cell>
          <table:table-cell office:value-type="float" office:value="3282.39345461725" calcext:value-type="float">
            <text:p>3282,39</text:p>
          </table:table-cell>
          <table:table-cell office:value-type="float" office:value="3032.66732937043" calcext:value-type="float">
            <text:p>3032,67</text:p>
          </table:table-cell>
          <table:table-cell office:value-type="float" office:value="3047.06458933719" calcext:value-type="float">
            <text:p>3047,06</text:p>
          </table:table-cell>
          <table:table-cell office:value-type="float" office:value="2992.93134863351" calcext:value-type="float">
            <text:p>2992,93</text:p>
          </table:table-cell>
          <table:table-cell office:value-type="float" office:value="1761.32356974061" calcext:value-type="float">
            <text:p>1761,32</text:p>
          </table:table-cell>
          <table:table-cell office:value-type="float" office:value="1814.06341798173" calcext:value-type="float">
            <text:p>1814,06</text:p>
          </table:table-cell>
          <table:table-cell office:value-type="float" office:value="1702.571349341" calcext:value-type="float">
            <text:p>1702,57</text:p>
          </table:table-cell>
          <table:table-cell office:value-type="float" office:value="2147.76946104594" calcext:value-type="float">
            <text:p>2147,77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Filipinas</text:p>
          </table:table-cell>
          <table:table-cell office:value-type="float" office:value="156.703873111588" calcext:value-type="float">
            <text:p>156,70</text:p>
          </table:table-cell>
          <table:table-cell office:value-type="float" office:value="168.040977551675" calcext:value-type="float">
            <text:p>168,04</text:p>
          </table:table-cell>
          <table:table-cell office:value-type="float" office:value="175.955791801275" calcext:value-type="float">
            <text:p>175,96</text:p>
          </table:table-cell>
          <table:table-cell office:value-type="float" office:value="187.136888470552" calcext:value-type="float">
            <text:p>187,14</text:p>
          </table:table-cell>
          <table:table-cell office:value-type="float" office:value="199.956782333536" calcext:value-type="float">
            <text:p>199,96</text:p>
          </table:table-cell>
          <table:table-cell office:value-type="float" office:value="207.443970075251" calcext:value-type="float">
            <text:p>207,44</text:p>
          </table:table-cell>
          <table:table-cell office:value-type="float" office:value="224.635581421285" calcext:value-type="float">
            <text:p>224,64</text:p>
          </table:table-cell>
          <table:table-cell office:value-type="float" office:value="241.710917533292" calcext:value-type="float">
            <text:p>241,71</text:p>
          </table:table-cell>
          <table:table-cell office:value-type="float" office:value="186.774680619178" calcext:value-type="float">
            <text:p>186,77</text:p>
          </table:table-cell>
          <table:table-cell office:value-type="float" office:value="201.041277450971" calcext:value-type="float">
            <text:p>201,04</text:p>
          </table:table-cell>
          <table:table-cell office:value-type="float" office:value="211.412202857582" calcext:value-type="float">
            <text:p>211,41</text:p>
          </table:table-cell>
          <table:table-cell office:value-type="float" office:value="258.384691251309" calcext:value-type="float">
            <text:p>258,38</text:p>
          </table:table-cell>
          <table:table-cell office:value-type="float" office:value="343.290524950222" calcext:value-type="float">
            <text:p>343,29</text:p>
          </table:table-cell>
          <table:table-cell office:value-type="float" office:value="360.753339195302" calcext:value-type="float">
            <text:p>360,75</text:p>
          </table:table-cell>
          <table:table-cell office:value-type="float" office:value="402.801211918835" calcext:value-type="float">
            <text:p>402,80</text:p>
          </table:table-cell>
          <table:table-cell office:value-type="float" office:value="450.340841678267" calcext:value-type="float">
            <text:p>450,34</text:p>
          </table:table-cell>
          <table:table-cell office:value-type="float" office:value="506.398833236726" calcext:value-type="float">
            <text:p>506,40</text:p>
          </table:table-cell>
          <table:table-cell office:value-type="float" office:value="596.837201660971" calcext:value-type="float">
            <text:p>596,84</text:p>
          </table:table-cell>
          <table:table-cell office:value-type="float" office:value="685.22146089321" calcext:value-type="float">
            <text:p>685,22</text:p>
          </table:table-cell>
          <table:table-cell office:value-type="float" office:value="732.367752062095" calcext:value-type="float">
            <text:p>732,37</text:p>
          </table:table-cell>
          <table:table-cell office:value-type="float" office:value="742.453390103904" calcext:value-type="float">
            <text:p>742,45</text:p>
          </table:table-cell>
          <table:table-cell office:value-type="float" office:value="646.039360999624" calcext:value-type="float">
            <text:p>646,04</text:p>
          </table:table-cell>
          <table:table-cell office:value-type="float" office:value="594.553336259064" calcext:value-type="float">
            <text:p>594,55</text:p>
          </table:table-cell>
          <table:table-cell office:value-type="float" office:value="566.261998740258" calcext:value-type="float">
            <text:p>566,26</text:p>
          </table:table-cell>
          <table:table-cell office:value-type="float" office:value="535.703504727506" calcext:value-type="float">
            <text:p>535,70</text:p>
          </table:table-cell>
          <table:table-cell office:value-type="float" office:value="579.701531514598" calcext:value-type="float">
            <text:p>579,70</text:p>
          </table:table-cell>
          <table:table-cell office:value-type="float" office:value="644.364993185107" calcext:value-type="float">
            <text:p>644,36</text:p>
          </table:table-cell>
          <table:table-cell office:value-type="float" office:value="705.579097222292" calcext:value-type="float">
            <text:p>705,58</text:p>
          </table:table-cell>
          <table:table-cell office:value-type="float" office:value="715.913712086446" calcext:value-type="float">
            <text:p>715,91</text:p>
          </table:table-cell>
          <table:table-cell office:value-type="float" office:value="715.746820141348" calcext:value-type="float">
            <text:p>715,75</text:p>
          </table:table-cell>
          <table:table-cell office:value-type="float" office:value="814.768539154196" calcext:value-type="float">
            <text:p>814,77</text:p>
          </table:table-cell>
          <table:table-cell office:value-type="float" office:value="816.412324363983" calcext:value-type="float">
            <text:p>816,41</text:p>
          </table:table-cell>
          <table:table-cell office:value-type="float" office:value="939.918637934209" calcext:value-type="float">
            <text:p>939,92</text:p>
          </table:table-cell>
          <table:table-cell office:value-type="float" office:value="1062.13306455336" calcext:value-type="float">
            <text:p>1062,13</text:p>
          </table:table-cell>
          <table:table-cell office:value-type="float" office:value="1160.30968118199" calcext:value-type="float">
            <text:p>1160,31</text:p>
          </table:table-cell>
          <table:table-cell office:value-type="float" office:value="1127.52654850335" calcext:value-type="float">
            <text:p>1127,53</text:p>
          </table:table-cell>
          <table:table-cell office:value-type="float" office:value="966.989169031383" calcext:value-type="float">
            <text:p>966,99</text:p>
          </table:table-cell>
          <table:table-cell office:value-type="float" office:value="1087.37815648062" calcext:value-type="float">
            <text:p>1087,38</text:p>
          </table:table-cell>
          <table:table-cell office:value-type="float" office:value="1038.90853988362" calcext:value-type="float">
            <text:p>1038,91</text:p>
          </table:table-cell>
          <table:table-cell office:value-type="float" office:value="957.189939257966" calcext:value-type="float">
            <text:p>957,19</text:p>
          </table:table-cell>
          <table:table-cell office:value-type="float" office:value="999.90595054531" calcext:value-type="float">
            <text:p>999,91</text:p>
          </table:table-cell>
          <table:table-cell office:value-type="float" office:value="1010.30963669646" calcext:value-type="float">
            <text:p>1010,31</text:p>
          </table:table-cell>
          <table:table-cell office:value-type="float" office:value="1078.62894437719" calcext:value-type="float">
            <text:p>1078,63</text:p>
          </table:table-cell>
          <table:table-cell office:value-type="float" office:value="1193.9772911017" calcext:value-type="float">
            <text:p>1193,98</text:p>
          </table:table-cell>
          <table:table-cell office:value-type="float" office:value="1390.51722319227" calcext:value-type="float">
            <text:p>1390,52</text:p>
          </table:table-cell>
          <table:table-cell office:value-type="float" office:value="1670.59015531059" calcext:value-type="float">
            <text:p>1670,59</text:p>
          </table:table-cell>
          <table:table-cell office:value-type="float" office:value="1916.29670770475" calcext:value-type="float">
            <text:p>1916,30</text:p>
          </table:table-cell>
          <table:table-cell office:value-type="float" office:value="1821.52394073725" calcext:value-type="float">
            <text:p>1821,52</text:p>
          </table:table-cell>
          <table:table-cell office:value-type="float" office:value="2124.05676974627" calcext:value-type="float">
            <text:p>2124,06</text:p>
          </table:table-cell>
          <table:table-cell office:value-type="float" office:value="2345.32775427825" calcext:value-type="float">
            <text:p>2345,33</text:p>
          </table:table-cell>
          <table:table-cell office:value-type="float" office:value="2572.62942497398" calcext:value-type="float">
            <text:p>2572,63</text:p>
          </table:table-cell>
          <table:table-cell office:value-type="float" office:value="2749.38663574006" calcext:value-type="float">
            <text:p>2749,39</text:p>
          </table:table-cell>
          <table:table-cell office:value-type="float" office:value="2831.31666726863" calcext:value-type="float">
            <text:p>2831,32</text:p>
          </table:table-cell>
          <table:table-cell office:value-type="float" office:value="2867.15199022128" calcext:value-type="float">
            <text:p>2867,15</text:p>
          </table:table-cell>
          <table:table-cell office:value-type="float" office:value="2941.21203999356" calcext:value-type="float">
            <text:p>2941,21</text:p>
          </table:table-cell>
          <table:table-cell office:value-type="float" office:value="2981.93415144162" calcext:value-type="float">
            <text:p>2981,93</text:p>
          </table:table-cell>
          <table:table-cell office:value-type="float" office:value="3102.71336329931" calcext:value-type="float">
            <text:p>3102,71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Islandia</text:p>
          </table:table-cell>
          <table:table-cell office:value-type="float" office:value="1562.23073045837" calcext:value-type="float">
            <text:p>1562,23</text:p>
          </table:table-cell>
          <table:table-cell office:value-type="float" office:value="1831.70565581972" calcext:value-type="float">
            <text:p>1831,71</text:p>
          </table:table-cell>
          <table:table-cell office:value-type="float" office:value="2297.9206432038" calcext:value-type="float">
            <text:p>2297,92</text:p>
          </table:table-cell>
          <table:table-cell office:value-type="float" office:value="2723.52094989073" calcext:value-type="float">
            <text:p>2723,52</text:p>
          </table:table-cell>
          <table:table-cell office:value-type="float" office:value="3215.69417804329" calcext:value-type="float">
            <text:p>3215,69</text:p>
          </table:table-cell>
          <table:table-cell office:value-type="float" office:value="3125.64949185014" calcext:value-type="float">
            <text:p>3125,65</text:p>
          </table:table-cell>
          <table:table-cell office:value-type="float" office:value="2354.48002671305" calcext:value-type="float">
            <text:p>2354,48</text:p>
          </table:table-cell>
          <table:table-cell office:value-type="float" office:value="2039.19629517262" calcext:value-type="float">
            <text:p>2039,20</text:p>
          </table:table-cell>
          <table:table-cell office:value-type="float" office:value="2580.22770184159" calcext:value-type="float">
            <text:p>2580,23</text:p>
          </table:table-cell>
          <table:table-cell office:value-type="float" office:value="3256.98818038021" calcext:value-type="float">
            <text:p>3256,99</text:p>
          </table:table-cell>
          <table:table-cell office:value-type="float" office:value="4020.87845424432" calcext:value-type="float">
            <text:p>4020,88</text:p>
          </table:table-cell>
          <table:table-cell office:value-type="float" office:value="5445.51554629521" calcext:value-type="float">
            <text:p>5445,52</text:p>
          </table:table-cell>
          <table:table-cell office:value-type="float" office:value="7051.13510060887" calcext:value-type="float">
            <text:p>7051,14</text:p>
          </table:table-cell>
          <table:table-cell office:value-type="float" office:value="6463.8788615318" calcext:value-type="float">
            <text:p>6463,88</text:p>
          </table:table-cell>
          <table:table-cell office:value-type="float" office:value="7594.67399703189" calcext:value-type="float">
            <text:p>7594,67</text:p>
          </table:table-cell>
          <table:table-cell office:value-type="float" office:value="9972.22252471036" calcext:value-type="float">
            <text:p>9972,22</text:p>
          </table:table-cell>
          <table:table-cell office:value-type="float" office:value="11253.6257906647" calcext:value-type="float">
            <text:p>11253,63</text:p>
          </table:table-cell>
          <table:table-cell office:value-type="float" office:value="12659.6417041195" calcext:value-type="float">
            <text:p>12659,64</text:p>
          </table:table-cell>
          <table:table-cell office:value-type="float" office:value="14844.0940028644" calcext:value-type="float">
            <text:p>14844,09</text:p>
          </table:table-cell>
          <table:table-cell office:value-type="float" office:value="15160.0070734833" calcext:value-type="float">
            <text:p>15160,01</text:p>
          </table:table-cell>
          <table:table-cell office:value-type="float" office:value="13732.3468139737" calcext:value-type="float">
            <text:p>13732,35</text:p>
          </table:table-cell>
          <table:table-cell office:value-type="float" office:value="11689.3534926065" calcext:value-type="float">
            <text:p>11689,35</text:p>
          </table:table-cell>
          <table:table-cell office:value-type="float" office:value="11977.5168359686" calcext:value-type="float">
            <text:p>11977,52</text:p>
          </table:table-cell>
          <table:table-cell office:value-type="float" office:value="12379.7676362891" calcext:value-type="float">
            <text:p>12379,77</text:p>
          </table:table-cell>
          <table:table-cell office:value-type="float" office:value="16430.7085013762" calcext:value-type="float">
            <text:p>16430,71</text:p>
          </table:table-cell>
          <table:table-cell office:value-type="float" office:value="22486.9384073798" calcext:value-type="float">
            <text:p>22486,94</text:p>
          </table:table-cell>
          <table:table-cell office:value-type="float" office:value="24488.7280158262" calcext:value-type="float">
            <text:p>24488,73</text:p>
          </table:table-cell>
          <table:table-cell office:value-type="float" office:value="22468.0686575393" calcext:value-type="float">
            <text:p>22468,07</text:p>
          </table:table-cell>
          <table:table-cell office:value-type="float" office:value="25423.0720058482" calcext:value-type="float">
            <text:p>25423,07</text:p>
          </table:table-cell>
          <table:table-cell office:value-type="float" office:value="26843.2780957191" calcext:value-type="float">
            <text:p>26843,28</text:p>
          </table:table-cell>
          <table:table-cell office:value-type="float" office:value="27165.046020652" calcext:value-type="float">
            <text:p>27165,05</text:p>
          </table:table-cell>
          <table:table-cell office:value-type="float" office:value="23615.2390017339" calcext:value-type="float">
            <text:p>23615,24</text:p>
          </table:table-cell>
          <table:table-cell office:value-type="float" office:value="24054.7346686467" calcext:value-type="float">
            <text:p>24054,73</text:p>
          </table:table-cell>
          <table:table-cell office:value-type="float" office:value="26673.625324993" calcext:value-type="float">
            <text:p>26673,63</text:p>
          </table:table-cell>
          <table:table-cell office:value-type="float" office:value="27659.876119742" calcext:value-type="float">
            <text:p>27659,88</text:p>
          </table:table-cell>
          <table:table-cell office:value-type="float" office:value="27960.9222066551" calcext:value-type="float">
            <text:p>27960,92</text:p>
          </table:table-cell>
          <table:table-cell office:value-type="float" office:value="30995.0287465653" calcext:value-type="float">
            <text:p>30995,03</text:p>
          </table:table-cell>
          <table:table-cell office:value-type="float" office:value="32343.9929428494" calcext:value-type="float">
            <text:p>32343,99</text:p>
          </table:table-cell>
          <table:table-cell office:value-type="float" office:value="32018.0632471857" calcext:value-type="float">
            <text:p>32018,06</text:p>
          </table:table-cell>
          <table:table-cell office:value-type="float" office:value="28793.9598986984" calcext:value-type="float">
            <text:p>28793,96</text:p>
          </table:table-cell>
          <table:table-cell office:value-type="float" office:value="32326.6377413951" calcext:value-type="float">
            <text:p>32326,64</text:p>
          </table:table-cell>
          <table:table-cell office:value-type="float" office:value="39423.9273164191" calcext:value-type="float">
            <text:p>39423,93</text:p>
          </table:table-cell>
          <table:table-cell office:value-type="float" office:value="47367.2818601205" calcext:value-type="float">
            <text:p>47367,28</text:p>
          </table:table-cell>
          <table:table-cell office:value-type="float" office:value="56658.5895912552" calcext:value-type="float">
            <text:p>56658,59</text:p>
          </table:table-cell>
          <table:table-cell office:value-type="float" office:value="56673.5930446545" calcext:value-type="float">
            <text:p>56673,59</text:p>
          </table:table-cell>
          <table:table-cell office:value-type="float" office:value="69054.270801496" calcext:value-type="float">
            <text:p>69054,27</text:p>
          </table:table-cell>
          <table:table-cell office:value-type="float" office:value="56409.7734569066" calcext:value-type="float">
            <text:p>56409,77</text:p>
          </table:table-cell>
          <table:table-cell office:value-type="float" office:value="41333.4198670842" calcext:value-type="float">
            <text:p>41333,42</text:p>
          </table:table-cell>
          <table:table-cell office:value-type="float" office:value="43024.9238377351" calcext:value-type="float">
            <text:p>43024,92</text:p>
          </table:table-cell>
          <table:table-cell office:value-type="float" office:value="47516.8757402109" calcext:value-type="float">
            <text:p>47516,88</text:p>
          </table:table-cell>
          <table:table-cell office:value-type="float" office:value="45910.0209039774" calcext:value-type="float">
            <text:p>45910,02</text:p>
          </table:table-cell>
          <table:table-cell office:value-type="float" office:value="49522.2369665887" calcext:value-type="float">
            <text:p>49522,24</text:p>
          </table:table-cell>
          <table:table-cell office:value-type="float" office:value="54242.0546770039" calcext:value-type="float">
            <text:p>54242,05</text:p>
          </table:table-cell>
          <table:table-cell office:value-type="float" office:value="52428.5957626253" calcext:value-type="float">
            <text:p>52428,60</text:p>
          </table:table-cell>
          <table:table-cell office:value-type="float" office:value="61757.9493064483" calcext:value-type="float">
            <text:p>61757,95</text:p>
          </table:table-cell>
          <table:table-cell office:value-type="float" office:value="71314.774196294" calcext:value-type="float">
            <text:p>71314,77</text:p>
          </table:table-cell>
          <table:table-cell office:value-type="float" office:value="73191.1163154337" calcext:value-type="float">
            <text:p>73191,12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ia</text:p>
          </table:table-cell>
          <table:table-cell office:value-type="float" office:value="1578.28460367258" calcext:value-type="float">
            <text:p>1578,28</text:p>
          </table:table-cell>
          <table:table-cell office:value-type="float" office:value="1744.64058973424" calcext:value-type="float">
            <text:p>1744,64</text:p>
          </table:table-cell>
          <table:table-cell office:value-type="float" office:value="1909.54123238543" calcext:value-type="float">
            <text:p>1909,54</text:p>
          </table:table-cell>
          <table:table-cell office:value-type="float" office:value="2038.16273394898" calcext:value-type="float">
            <text:p>2038,16</text:p>
          </table:table-cell>
          <table:table-cell office:value-type="float" office:value="2186.47485240446" calcext:value-type="float">
            <text:p>2186,47</text:p>
          </table:table-cell>
          <table:table-cell office:value-type="float" office:value="2343.10422573021" calcext:value-type="float">
            <text:p>2343,10</text:p>
          </table:table-cell>
          <table:table-cell office:value-type="float" office:value="2536.0850645089" calcext:value-type="float">
            <text:p>2536,09</text:p>
          </table:table-cell>
          <table:table-cell office:value-type="float" office:value="2752.0949541112" calcext:value-type="float">
            <text:p>2752,09</text:p>
          </table:table-cell>
          <table:table-cell office:value-type="float" office:value="2857.25217648673" calcext:value-type="float">
            <text:p>2857,25</text:p>
          </table:table-cell>
          <table:table-cell office:value-type="float" office:value="3169.03499181675" calcext:value-type="float">
            <text:p>3169,03</text:p>
          </table:table-cell>
          <table:table-cell office:value-type="float" office:value="3854.55678433954" calcext:value-type="float">
            <text:p>3854,56</text:p>
          </table:table-cell>
          <table:table-cell office:value-type="float" office:value="4969.76391161875" calcext:value-type="float">
            <text:p>4969,76</text:p>
          </table:table-cell>
          <table:table-cell office:value-type="float" office:value="5328.24174650002" calcext:value-type="float">
            <text:p>5328,24</text:p>
          </table:table-cell>
          <table:table-cell office:value-type="float" office:value="6690.57827024394" calcext:value-type="float">
            <text:p>6690,58</text:p>
          </table:table-cell>
          <table:table-cell office:value-type="float" office:value="6866.81828557848" calcext:value-type="float">
            <text:p>6866,82</text:p>
          </table:table-cell>
          <table:table-cell office:value-type="float" office:value="7532.5279280869" calcext:value-type="float">
            <text:p>7532,53</text:p>
          </table:table-cell>
          <table:table-cell office:value-type="float" office:value="9264.77783385334" calcext:value-type="float">
            <text:p>9264,78</text:p>
          </table:table-cell>
          <table:table-cell office:value-type="float" office:value="11179.6312730408" calcext:value-type="float">
            <text:p>11179,63</text:p>
          </table:table-cell>
          <table:table-cell office:value-type="float" office:value="12713.3612480565" calcext:value-type="float">
            <text:p>12713,36</text:p>
          </table:table-cell>
          <table:table-cell office:value-type="float" office:value="11104.9777323235" calcext:value-type="float">
            <text:p>11104,98</text:p>
          </table:table-cell>
          <table:table-cell office:value-type="float" office:value="10496.9298731656" calcext:value-type="float">
            <text:p>10496,93</text:p>
          </table:table-cell>
          <table:table-cell office:value-type="float" office:value="9993.42207408963" calcext:value-type="float">
            <text:p>9993,42</text:p>
          </table:table-cell>
          <table:table-cell office:value-type="float" office:value="9419.69764827399" calcext:value-type="float">
            <text:p>9419,70</text:p>
          </table:table-cell>
          <table:table-cell office:value-type="float" office:value="9763.32861034257" calcext:value-type="float">
            <text:p>9763,33</text:p>
          </table:table-cell>
          <table:table-cell office:value-type="float" office:value="13540.2470824157" calcext:value-type="float">
            <text:p>13540,25</text:p>
          </table:table-cell>
          <table:table-cell office:value-type="float" office:value="16302.4414011249" calcext:value-type="float">
            <text:p>16302,44</text:p>
          </table:table-cell>
          <table:table-cell office:value-type="float" office:value="17679.996995809" calcext:value-type="float">
            <text:p>17680,00</text:p>
          </table:table-cell>
          <table:table-cell office:value-type="float" office:value="17694.3053541732" calcext:value-type="float">
            <text:p>17694,31</text:p>
          </table:table-cell>
          <table:table-cell office:value-type="float" office:value="21793.8426479832" calcext:value-type="float">
            <text:p>21793,84</text:p>
          </table:table-cell>
          <table:table-cell office:value-type="float" office:value="21675.0642485493" calcext:value-type="float">
            <text:p>21675,06</text:p>
          </table:table-cell>
          <table:table-cell office:value-type="float" office:value="23813.7118417151" calcext:value-type="float">
            <text:p>23813,71</text:p>
          </table:table-cell>
          <table:table-cell office:value-type="float" office:value="22380.1039619355" calcext:value-type="float">
            <text:p>22380,10</text:p>
          </table:table-cell>
          <table:table-cell office:value-type="float" office:value="23496.5233222666" calcext:value-type="float">
            <text:p>23496,52</text:p>
          </table:table-cell>
          <table:table-cell office:value-type="float" office:value="26890.2198804535" calcext:value-type="float">
            <text:p>26890,22</text:p>
          </table:table-cell>
          <table:table-cell office:value-type="float" office:value="26871.8290189054" calcext:value-type="float">
            <text:p>26871,83</text:p>
          </table:table-cell>
          <table:table-cell office:value-type="float" office:value="24228.9423508964" calcext:value-type="float">
            <text:p>24228,94</text:p>
          </table:table-cell>
          <table:table-cell office:value-type="float" office:value="24974.2721990005" calcext:value-type="float">
            <text:p>24974,27</text:p>
          </table:table-cell>
          <table:table-cell office:value-type="float" office:value="24673.1989691744" calcext:value-type="float">
            <text:p>24673,20</text:p>
          </table:table-cell>
          <table:table-cell office:value-type="float" office:value="22364.0293943406" calcext:value-type="float">
            <text:p>22364,03</text:p>
          </table:table-cell>
          <table:table-cell office:value-type="float" office:value="22433.5557141945" calcext:value-type="float">
            <text:p>22433,56</text:p>
          </table:table-cell>
          <table:table-cell office:value-type="float" office:value="24177.3351674642" calcext:value-type="float">
            <text:p>24177,34</text:p>
          </table:table-cell>
          <table:table-cell office:value-type="float" office:value="29568.385949668" calcext:value-type="float">
            <text:p>29568,39</text:p>
          </table:table-cell>
          <table:table-cell office:value-type="float" office:value="33741.2651469175" calcext:value-type="float">
            <text:p>33741,27</text:p>
          </table:table-cell>
          <table:table-cell office:value-type="float" office:value="34760.1877663866" calcext:value-type="float">
            <text:p>34760,19</text:p>
          </table:table-cell>
          <table:table-cell office:value-type="float" office:value="36443.6234414411" calcext:value-type="float">
            <text:p>36443,62</text:p>
          </table:table-cell>
          <table:table-cell office:value-type="float" office:value="41508.4339850416" calcext:value-type="float">
            <text:p>41508,43</text:p>
          </table:table-cell>
          <table:table-cell office:value-type="float" office:value="45334.1144358246" calcext:value-type="float">
            <text:p>45334,11</text:p>
          </table:table-cell>
          <table:table-cell office:value-type="float" office:value="41575.4187483737" calcext:value-type="float">
            <text:p>41575,42</text:p>
          </table:table-cell>
          <table:table-cell office:value-type="float" office:value="40638.33400426" calcext:value-type="float">
            <text:p>40638,33</text:p>
          </table:table-cell>
          <table:table-cell office:value-type="float" office:value="43790.7320482019" calcext:value-type="float">
            <text:p>43790,73</text:p>
          </table:table-cell>
          <table:table-cell office:value-type="float" office:value="40874.7035053457" calcext:value-type="float">
            <text:p>40874,70</text:p>
          </table:table-cell>
          <table:table-cell office:value-type="float" office:value="42592.9340943342" calcext:value-type="float">
            <text:p>42592,93</text:p>
          </table:table-cell>
          <table:table-cell office:value-type="float" office:value="43008.6473817107" calcext:value-type="float">
            <text:p>43008,65</text:p>
          </table:table-cell>
          <table:table-cell office:value-type="float" office:value="36613.3752159613" calcext:value-type="float">
            <text:p>36613,38</text:p>
          </table:table-cell>
          <table:table-cell office:value-type="float" office:value="36962.222290118" calcext:value-type="float">
            <text:p>36962,22</text:p>
          </table:table-cell>
          <table:table-cell office:value-type="float" office:value="38679.1271482419" calcext:value-type="float">
            <text:p>38679,13</text:p>
          </table:table-cell>
          <table:table-cell office:value-type="float" office:value="41463.6440227034" calcext:value-type="float">
            <text:p>41463,64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uega</text:p>
          </table:table-cell>
          <table:table-cell office:value-type="float" office:value="1667.2474297782" calcext:value-type="float">
            <text:p>1667,25</text:p>
          </table:table-cell>
          <table:table-cell office:value-type="float" office:value="1775.58265544979" calcext:value-type="float">
            <text:p>1775,58</text:p>
          </table:table-cell>
          <table:table-cell office:value-type="float" office:value="1937.88461385928" calcext:value-type="float">
            <text:p>1937,88</text:p>
          </table:table-cell>
          <table:table-cell office:value-type="float" office:value="2164.46882336736" calcext:value-type="float">
            <text:p>2164,47</text:p>
          </table:table-cell>
          <table:table-cell office:value-type="float" office:value="2317.19488382656" calcext:value-type="float">
            <text:p>2317,19</text:p>
          </table:table-cell>
          <table:table-cell office:value-type="float" office:value="2514.04377214705" calcext:value-type="float">
            <text:p>2514,04</text:p>
          </table:table-cell>
          <table:table-cell office:value-type="float" office:value="2662.11749153117" calcext:value-type="float">
            <text:p>2662,12</text:p>
          </table:table-cell>
          <table:table-cell office:value-type="float" office:value="2875.23584396858" calcext:value-type="float">
            <text:p>2875,24</text:p>
          </table:table-cell>
          <table:table-cell office:value-type="float" office:value="3306.21947607769" calcext:value-type="float">
            <text:p>3306,22</text:p>
          </table:table-cell>
          <table:table-cell office:value-type="float" office:value="3736.34873749991" calcext:value-type="float">
            <text:p>3736,35</text:p>
          </table:table-cell>
          <table:table-cell office:value-type="float" office:value="4413.57569168528" calcext:value-type="float">
            <text:p>4413,58</text:p>
          </table:table-cell>
          <table:table-cell office:value-type="float" office:value="5689.5888066967" calcext:value-type="float">
            <text:p>5689,59</text:p>
          </table:table-cell>
          <table:table-cell office:value-type="float" office:value="6811.52733653232" calcext:value-type="float">
            <text:p>6811,53</text:p>
          </table:table-cell>
          <table:table-cell office:value-type="float" office:value="8204.45151152979" calcext:value-type="float">
            <text:p>8204,45</text:p>
          </table:table-cell>
          <table:table-cell office:value-type="float" office:value="8927.20162734477" calcext:value-type="float">
            <text:p>8927,20</text:p>
          </table:table-cell>
          <table:table-cell office:value-type="float" office:value="10266.1206718698" calcext:value-type="float">
            <text:p>10266,12</text:p>
          </table:table-cell>
          <table:table-cell office:value-type="float" office:value="11462.6415912182" calcext:value-type="float">
            <text:p>11462,64</text:p>
          </table:table-cell>
          <table:table-cell office:value-type="float" office:value="13046.5372210653" calcext:value-type="float">
            <text:p>13046,54</text:p>
          </table:table-cell>
          <table:table-cell office:value-type="float" office:value="15772.2409073814" calcext:value-type="float">
            <text:p>15772,24</text:p>
          </table:table-cell>
          <table:table-cell office:value-type="float" office:value="15512.5067043575" calcext:value-type="float">
            <text:p>15512,51</text:p>
          </table:table-cell>
          <table:table-cell office:value-type="float" office:value="15224.8939100982" calcext:value-type="float">
            <text:p>15224,89</text:p>
          </table:table-cell>
          <table:table-cell office:value-type="float" office:value="14927.5174766339" calcext:value-type="float">
            <text:p>14927,52</text:p>
          </table:table-cell>
          <table:table-cell office:value-type="float" office:value="14989.4857665906" calcext:value-type="float">
            <text:p>14989,49</text:p>
          </table:table-cell>
          <table:table-cell office:value-type="float" office:value="15753.5527652129" calcext:value-type="float">
            <text:p>15753,55</text:p>
          </table:table-cell>
          <table:table-cell office:value-type="float" office:value="18883.265802712" calcext:value-type="float">
            <text:p>18883,27</text:p>
          </table:table-cell>
          <table:table-cell office:value-type="float" office:value="22505.8977117052" calcext:value-type="float">
            <text:p>22505,90</text:p>
          </table:table-cell>
          <table:table-cell office:value-type="float" office:value="24207.281468963" calcext:value-type="float">
            <text:p>24207,28</text:p>
          </table:table-cell>
          <table:table-cell office:value-type="float" office:value="24281.0961405377" calcext:value-type="float">
            <text:p>24281,10</text:p>
          </table:table-cell>
          <table:table-cell office:value-type="float" office:value="28242.943738533" calcext:value-type="float">
            <text:p>28242,94</text:p>
          </table:table-cell>
          <table:table-cell office:value-type="float" office:value="28596.9330036444" calcext:value-type="float">
            <text:p>28596,93</text:p>
          </table:table-cell>
          <table:table-cell office:value-type="float" office:value="30523.9850558974" calcext:value-type="float">
            <text:p>30523,99</text:p>
          </table:table-cell>
          <table:table-cell office:value-type="float" office:value="27963.6652188271" calcext:value-type="float">
            <text:p>27963,67</text:p>
          </table:table-cell>
          <table:table-cell office:value-type="float" office:value="29315.8419070199" calcext:value-type="float">
            <text:p>29315,84</text:p>
          </table:table-cell>
          <table:table-cell office:value-type="float" office:value="34875.7043347536" calcext:value-type="float">
            <text:p>34875,70</text:p>
          </table:table-cell>
          <table:table-cell office:value-type="float" office:value="37321.9741993473" calcext:value-type="float">
            <text:p>37321,97</text:p>
          </table:table-cell>
          <table:table-cell office:value-type="float" office:value="36629.0309036621" calcext:value-type="float">
            <text:p>36629,03</text:p>
          </table:table-cell>
          <table:table-cell office:value-type="float" office:value="34788.3598518819" calcext:value-type="float">
            <text:p>34788,36</text:p>
          </table:table-cell>
          <table:table-cell office:value-type="float" office:value="36371.0509535576" calcext:value-type="float">
            <text:p>36371,05</text:p>
          </table:table-cell>
          <table:table-cell office:value-type="float" office:value="38131.4606116242" calcext:value-type="float">
            <text:p>38131,46</text:p>
          </table:table-cell>
          <table:table-cell office:value-type="float" office:value="38542.715099709" calcext:value-type="float">
            <text:p>38542,72</text:p>
          </table:table-cell>
          <table:table-cell office:value-type="float" office:value="43084.4724650717" calcext:value-type="float">
            <text:p>43084,47</text:p>
          </table:table-cell>
          <table:table-cell office:value-type="float" office:value="50134.8907734947" calcext:value-type="float">
            <text:p>50134,89</text:p>
          </table:table-cell>
          <table:table-cell office:value-type="float" office:value="57603.836021826" calcext:value-type="float">
            <text:p>57603,84</text:p>
          </table:table-cell>
          <table:table-cell office:value-type="float" office:value="66810.478520868" calcext:value-type="float">
            <text:p>66810,48</text:p>
          </table:table-cell>
          <table:table-cell office:value-type="float" office:value="74148.3200757187" calcext:value-type="float">
            <text:p>74148,32</text:p>
          </table:table-cell>
          <table:table-cell office:value-type="float" office:value="85139.9604469545" calcext:value-type="float">
            <text:p>85139,96</text:p>
          </table:table-cell>
          <table:table-cell office:value-type="float" office:value="96944.0956064873" calcext:value-type="float">
            <text:p>96944,10</text:p>
          </table:table-cell>
          <table:table-cell office:value-type="float" office:value="79977.6970817492" calcext:value-type="float">
            <text:p>79977,70</text:p>
          </table:table-cell>
          <table:table-cell office:value-type="float" office:value="87693.7900658099" calcext:value-type="float">
            <text:p>87693,79</text:p>
          </table:table-cell>
          <table:table-cell office:value-type="float" office:value="100600.562407589" calcext:value-type="float">
            <text:p>100600,56</text:p>
          </table:table-cell>
          <table:table-cell office:value-type="float" office:value="101524.141851985" calcext:value-type="float">
            <text:p>101524,14</text:p>
          </table:table-cell>
          <table:table-cell office:value-type="float" office:value="102913.450843674" calcext:value-type="float">
            <text:p>102913,45</text:p>
          </table:table-cell>
          <table:table-cell office:value-type="float" office:value="97019.1827527462" calcext:value-type="float">
            <text:p>97019,18</text:p>
          </table:table-cell>
          <table:table-cell office:value-type="float" office:value="74355.5158575643" calcext:value-type="float">
            <text:p>74355,52</text:p>
          </table:table-cell>
          <table:table-cell office:value-type="float" office:value="70460.5605323322" calcext:value-type="float">
            <text:p>70460,56</text:p>
          </table:table-cell>
          <table:table-cell office:value-type="float" office:value="75496.7540581998" calcext:value-type="float">
            <text:p>75496,75</text:p>
          </table:table-cell>
          <table:table-cell office:value-type="float" office:value="81697.2459836768" calcext:value-type="float">
            <text:p>81697,25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string" calcext:value-type="string">
            <text:p>Côte d'Ivoire</text:p>
          </table:table-cell>
          <table:table-cell office:value-type="float" office:value="171.128185807371" calcext:value-type="float">
            <text:p>171,13</text:p>
          </table:table-cell>
          <table:table-cell office:value-type="float" office:value="194.212628968711" calcext:value-type="float">
            <text:p>194,21</text:p>
          </table:table-cell>
          <table:table-cell office:value-type="float" office:value="226.227041791045" calcext:value-type="float">
            <text:p>226,23</text:p>
          </table:table-cell>
          <table:table-cell office:value-type="float" office:value="217.602389968993" calcext:value-type="float">
            <text:p>217,60</text:p>
          </table:table-cell>
          <table:table-cell office:value-type="float" office:value="233.614639022308" calcext:value-type="float">
            <text:p>233,61</text:p>
          </table:table-cell>
          <table:table-cell office:value-type="float" office:value="238.310697446664" calcext:value-type="float">
            <text:p>238,31</text:p>
          </table:table-cell>
          <table:table-cell office:value-type="float" office:value="271.853287815928" calcext:value-type="float">
            <text:p>271,85</text:p>
          </table:table-cell>
          <table:table-cell office:value-type="float" office:value="277.97201439232" calcext:value-type="float">
            <text:p>277,97</text:p>
          </table:table-cell>
          <table:table-cell office:value-type="float" office:value="285.273369805127" calcext:value-type="float">
            <text:p>285,27</text:p>
          </table:table-cell>
          <table:table-cell office:value-type="float" office:value="297.279858459954" calcext:value-type="float">
            <text:p>297,28</text:p>
          </table:table-cell>
          <table:table-cell office:value-type="float" office:value="331.669296331119" calcext:value-type="float">
            <text:p>331,67</text:p>
          </table:table-cell>
          <table:table-cell office:value-type="float" office:value="429.413448322351" calcext:value-type="float">
            <text:p>429,41</text:p>
          </table:table-cell>
          <table:table-cell office:value-type="float" office:value="501.55349751953" calcext:value-type="float">
            <text:p>501,55</text:p>
          </table:table-cell>
          <table:table-cell office:value-type="float" office:value="607.235569920989" calcext:value-type="float">
            <text:p>607,24</text:p>
          </table:table-cell>
          <table:table-cell office:value-type="float" office:value="694.383143719613" calcext:value-type="float">
            <text:p>694,38</text:p>
          </table:table-cell>
          <table:table-cell office:value-type="float" office:value="891.634729154524" calcext:value-type="float">
            <text:p>891,63</text:p>
          </table:table-cell>
          <table:table-cell office:value-type="float" office:value="1074.86186192676" calcext:value-type="float">
            <text:p>1074,86</text:p>
          </table:table-cell>
          <table:table-cell office:value-type="float" office:value="1189.5697895746" calcext:value-type="float">
            <text:p>1189,57</text:p>
          </table:table-cell>
          <table:table-cell office:value-type="float" office:value="1266.62419221806" calcext:value-type="float">
            <text:p>1266,62</text:p>
          </table:table-cell>
          <table:table-cell office:value-type="float" office:value="1004.6341334048" calcext:value-type="float">
            <text:p>1004,63</text:p>
          </table:table-cell>
          <table:table-cell office:value-type="float" office:value="863.333629581428" calcext:value-type="float">
            <text:p>863,33</text:p>
          </table:table-cell>
          <table:table-cell office:value-type="float" office:value="747.756917852789" calcext:value-type="float">
            <text:p>747,76</text:p>
          </table:table-cell>
          <table:table-cell office:value-type="float" office:value="717.897366162353" calcext:value-type="float">
            <text:p>717,90</text:p>
          </table:table-cell>
          <table:table-cell office:value-type="float" office:value="703.520082617422" calcext:value-type="float">
            <text:p>703,52</text:p>
          </table:table-cell>
          <table:table-cell office:value-type="float" office:value="888.527459895812" calcext:value-type="float">
            <text:p>888,53</text:p>
          </table:table-cell>
          <table:table-cell office:value-type="float" office:value="942.930478670389" calcext:value-type="float">
            <text:p>942,93</text:p>
          </table:table-cell>
          <table:table-cell office:value-type="float" office:value="924.326578664607" calcext:value-type="float">
            <text:p>924,33</text:p>
          </table:table-cell>
          <table:table-cell office:value-type="float" office:value="848.289839327364" calcext:value-type="float">
            <text:p>848,29</text:p>
          </table:table-cell>
          <table:table-cell office:value-type="float" office:value="905.321715851216" calcext:value-type="float">
            <text:p>905,32</text:p>
          </table:table-cell>
          <table:table-cell office:value-type="float" office:value="848.752909970742" calcext:value-type="float">
            <text:p>848,75</text:p>
          </table:table-cell>
          <table:table-cell office:value-type="float" office:value="870.481177294597" calcext:value-type="float">
            <text:p>870,48</text:p>
          </table:table-cell>
          <table:table-cell office:value-type="float" office:value="832.282745168866" calcext:value-type="float">
            <text:p>832,28</text:p>
          </table:table-cell>
          <table:table-cell office:value-type="float" office:value="605.263587267481" calcext:value-type="float">
            <text:p>605,26</text:p>
          </table:table-cell>
          <table:table-cell office:value-type="float" office:value="774.671212059542" calcext:value-type="float">
            <text:p>774,67</text:p>
          </table:table-cell>
          <table:table-cell office:value-type="float" office:value="827.762005660526" calcext:value-type="float">
            <text:p>827,76</text:p>
          </table:table-cell>
          <table:table-cell office:value-type="float" office:value="774.727631309204" calcext:value-type="float">
            <text:p>774,73</text:p>
          </table:table-cell>
          <table:table-cell office:value-type="float" office:value="809.012688280468" calcext:value-type="float">
            <text:p>809,01</text:p>
          </table:table-cell>
          <table:table-cell office:value-type="float" office:value="771.968406002361" calcext:value-type="float">
            <text:p>771,97</text:p>
          </table:table-cell>
          <table:table-cell office:value-type="float" office:value="651.305906791064" calcext:value-type="float">
            <text:p>651,31</text:p>
          </table:table-cell>
          <table:table-cell office:value-type="float" office:value="664.127666289499" calcext:value-type="float">
            <text:p>664,13</text:p>
          </table:table-cell>
          <table:table-cell office:value-type="float" office:value="716.530265586605" calcext:value-type="float">
            <text:p>716,53</text:p>
          </table:table-cell>
          <table:table-cell office:value-type="float" office:value="869.712599327674" calcext:value-type="float">
            <text:p>869,71</text:p>
          </table:table-cell>
          <table:table-cell office:value-type="float" office:value="921.20126728398" calcext:value-type="float">
            <text:p>921,20</text:p>
          </table:table-cell>
          <table:table-cell office:value-type="float" office:value="930.829818073937" calcext:value-type="float">
            <text:p>930,83</text:p>
          </table:table-cell>
          <table:table-cell office:value-type="float" office:value="949.131832768471" calcext:value-type="float">
            <text:p>949,13</text:p>
          </table:table-cell>
          <table:table-cell office:value-type="float" office:value="1061.15402566967" calcext:value-type="float">
            <text:p>1061,15</text:p>
          </table:table-cell>
          <table:table-cell office:value-type="float" office:value="1235.61336575482" calcext:value-type="float">
            <text:p>1235,61</text:p>
          </table:table-cell>
          <table:table-cell office:value-type="float" office:value="1210.29542592526" calcext:value-type="float">
            <text:p>1210,30</text:p>
          </table:table-cell>
          <table:table-cell office:value-type="float" office:value="1211.93033804477" calcext:value-type="float">
            <text:p>1211,93</text:p>
          </table:table-cell>
          <table:table-cell office:value-type="float" office:value="1207.00143371363" calcext:value-type="float">
            <text:p>1207,00</text:p>
          </table:table-cell>
          <table:table-cell office:value-type="float" office:value="1243.34459676571" calcext:value-type="float">
            <text:p>1243,34</text:p>
          </table:table-cell>
          <table:table-cell office:value-type="float" office:value="1415.4693846297" calcext:value-type="float">
            <text:p>1415,47</text:p>
          </table:table-cell>
          <table:table-cell office:value-type="float" office:value="1559.38650354563" calcext:value-type="float">
            <text:p>1559,39</text:p>
          </table:table-cell>
          <table:table-cell office:value-type="float" office:value="1426.45786352384" calcext:value-type="float">
            <text:p>1426,46</text:p>
          </table:table-cell>
          <table:table-cell office:value-type="float" office:value="1481.65223087732" calcext:value-type="float">
            <text:p>1481,65</text:p>
          </table:table-cell>
          <table:table-cell office:value-type="float" office:value="1557.18281424798" calcext:value-type="float">
            <text:p>1557,18</text:p>
          </table:table-cell>
          <table:table-cell office:value-type="float" office:value="1715.53133212649" calcext:value-type="float">
            <text:p>1715,53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float" office:value="172.245997766356" calcext:value-type="float">
            <text:p>172,25</text:p>
          </table:table-cell>
          <table:table-cell office:value-type="float" office:value="226.899988804342" calcext:value-type="float">
            <text:p>226,90</text:p>
          </table:table-cell>
          <table:table-cell office:value-type="float" office:value="238.048532020905" calcext:value-type="float">
            <text:p>238,05</text:p>
          </table:table-cell>
          <table:table-cell office:value-type="float" office:value="249.883486058815" calcext:value-type="float">
            <text:p>249,88</text:p>
          </table:table-cell>
          <table:table-cell office:value-type="float" office:value="235.598111822427" calcext:value-type="float">
            <text:p>235,60</text:p>
          </table:table-cell>
          <table:table-cell office:value-type="float" office:value="253.923650753479" calcext:value-type="float">
            <text:p>253,92</text:p>
          </table:table-cell>
          <table:table-cell office:value-type="float" office:value="281.925745024389" calcext:value-type="float">
            <text:p>281,93</text:p>
          </table:table-cell>
          <table:table-cell office:value-type="float" office:value="302.752306734104" calcext:value-type="float">
            <text:p>302,75</text:p>
          </table:table-cell>
          <table:table-cell office:value-type="float" office:value="336.224855584547" calcext:value-type="float">
            <text:p>336,22</text:p>
          </table:table-cell>
          <table:table-cell office:value-type="float" office:value="341.388987340498" calcext:value-type="float">
            <text:p>341,39</text:p>
          </table:table-cell>
          <table:table-cell office:value-type="float" office:value="442.351878193504" calcext:value-type="float">
            <text:p>442,35</text:p>
          </table:table-cell>
          <table:table-cell office:value-type="float" office:value="554.755124929209" calcext:value-type="float">
            <text:p>554,76</text:p>
          </table:table-cell>
          <table:table-cell office:value-type="float" office:value="817.988308478181" calcext:value-type="float">
            <text:p>817,99</text:p>
          </table:table-cell>
          <table:table-cell office:value-type="float" office:value="936.790025769149" calcext:value-type="float">
            <text:p>936,79</text:p>
          </table:table-cell>
          <table:table-cell office:value-type="float" office:value="1037.60703844052" calcext:value-type="float">
            <text:p>1037,61</text:p>
          </table:table-cell>
          <table:table-cell office:value-type="float" office:value="1192.74388765763" calcext:value-type="float">
            <text:p>1192,74</text:p>
          </table:table-cell>
          <table:table-cell office:value-type="float" office:value="1456.41939597215" calcext:value-type="float">
            <text:p>1456,42</text:p>
          </table:table-cell>
          <table:table-cell office:value-type="float" office:value="1782.69798137911" calcext:value-type="float">
            <text:p>1782,70</text:p>
          </table:table-cell>
          <table:table-cell office:value-type="float" office:value="2202.99736479746" calcext:value-type="float">
            <text:p>2203,00</text:p>
          </table:table-cell>
          <table:table-cell office:value-type="float" office:value="2237.08632490354" calcext:value-type="float">
            <text:p>2237,09</text:p>
          </table:table-cell>
          <table:table-cell office:value-type="float" office:value="2210.30192760168" calcext:value-type="float">
            <text:p>2210,30</text:p>
          </table:table-cell>
          <table:table-cell office:value-type="float" office:value="2312.65561948251" calcext:value-type="float">
            <text:p>2312,66</text:p>
          </table:table-cell>
          <table:table-cell office:value-type="float" office:value="2467.34642199031" calcext:value-type="float">
            <text:p>2467,35</text:p>
          </table:table-cell>
          <table:table-cell office:value-type="float" office:value="2582.87958916856" calcext:value-type="float">
            <text:p>2582,88</text:p>
          </table:table-cell>
          <table:table-cell office:value-type="float" office:value="2757.13052415538" calcext:value-type="float">
            <text:p>2757,13</text:p>
          </table:table-cell>
          <table:table-cell office:value-type="float" office:value="2807.33029744222" calcext:value-type="float">
            <text:p>2807,33</text:p>
          </table:table-cell>
          <table:table-cell office:value-type="float" office:value="2417.3766834056" calcext:value-type="float">
            <text:p>2417,38</text:p>
          </table:table-cell>
          <table:table-cell office:value-type="float" office:value="2215.84755797478" calcext:value-type="float">
            <text:p>2215,85</text:p>
          </table:table-cell>
          <table:table-cell office:value-type="float" office:value="2408.68881482248" calcext:value-type="float">
            <text:p>2408,69</text:p>
          </table:table-cell>
          <table:table-cell office:value-type="float" office:value="1731.61127444317" calcext:value-type="float">
            <text:p>1731,61</text:p>
          </table:table-cell>
          <table:table-cell office:value-type="float" office:value="1776.03667438071" calcext:value-type="float">
            <text:p>1776,04</text:p>
          </table:table-cell>
          <table:table-cell office:value-type="float" office:value="1807.32854846258" calcext:value-type="float">
            <text:p>1807,33</text:p>
          </table:table-cell>
          <table:table-cell office:value-type="float" office:value="1507.86531803627" calcext:value-type="float">
            <text:p>1507,87</text:p>
          </table:table-cell>
          <table:table-cell office:value-type="float" office:value="1452.26944487837" calcext:value-type="float">
            <text:p>1452,27</text:p>
          </table:table-cell>
          <table:table-cell office:value-type="float" office:value="1603.93792062434" calcext:value-type="float">
            <text:p>1603,94</text:p>
          </table:table-cell>
          <table:table-cell office:value-type="float" office:value="1619.80622391421" calcext:value-type="float">
            <text:p>1619,81</text:p>
          </table:table-cell>
          <table:table-cell office:value-type="float" office:value="1596.00371429844" calcext:value-type="float">
            <text:p>1596,00</text:p>
          </table:table-cell>
          <table:table-cell office:value-type="float" office:value="1588.2984525177" calcext:value-type="float">
            <text:p>1588,30</text:p>
          </table:table-cell>
          <table:table-cell office:value-type="float" office:value="1764.88822213372" calcext:value-type="float">
            <text:p>1764,89</text:p>
          </table:table-cell>
          <table:table-cell office:value-type="float" office:value="1740.56006870277" calcext:value-type="float">
            <text:p>1740,56</text:p>
          </table:table-cell>
          <table:table-cell office:value-type="float" office:value="1781.75857132265" calcext:value-type="float">
            <text:p>1781,76</text:p>
          </table:table-cell>
          <table:table-cell office:value-type="float" office:value="2103.4531050538" calcext:value-type="float">
            <text:p>2103,45</text:p>
          </table:table-cell>
          <table:table-cell office:value-type="float" office:value="2609.94560777437" calcext:value-type="float">
            <text:p>2609,95</text:p>
          </table:table-cell>
          <table:table-cell office:value-type="float" office:value="3113.10109432814" calcext:value-type="float">
            <text:p>3113,10</text:p>
          </table:table-cell>
          <table:table-cell office:value-type="float" office:value="3478.81854327462" calcext:value-type="float">
            <text:p>3478,82</text:p>
          </table:table-cell>
          <table:table-cell office:value-type="float" office:value="3950.56160744508" calcext:value-type="float">
            <text:p>3950,56</text:p>
          </table:table-cell>
          <table:table-cell office:value-type="float" office:value="4923.54009872171" calcext:value-type="float">
            <text:p>4923,54</text:p>
          </table:table-cell>
          <table:table-cell office:value-type="float" office:value="3883.37814284703" calcext:value-type="float">
            <text:p>3883,38</text:p>
          </table:table-cell>
          <table:table-cell office:value-type="float" office:value="4480.72453900113" calcext:value-type="float">
            <text:p>4480,72</text:p>
          </table:table-cell>
          <table:table-cell office:value-type="float" office:value="5455.74133764262" calcext:value-type="float">
            <text:p>5455,74</text:p>
          </table:table-cell>
          <table:table-cell office:value-type="float" office:value="5592.32609806051" calcext:value-type="float">
            <text:p>5592,33</text:p>
          </table:table-cell>
          <table:table-cell office:value-type="float" office:value="5499.58148704572" calcext:value-type="float">
            <text:p>5499,58</text:p>
          </table:table-cell>
          <table:table-cell office:value-type="float" office:value="5493.02558996263" calcext:value-type="float">
            <text:p>5493,03</text:p>
          </table:table-cell>
          <table:table-cell office:value-type="float" office:value="4177.86751715913" calcext:value-type="float">
            <text:p>4177,87</text:p>
          </table:table-cell>
          <table:table-cell office:value-type="float" office:value="3946.4214445883" calcext:value-type="float">
            <text:p>3946,42</text:p>
          </table:table-cell>
          <table:table-cell office:value-type="float" office:value="4044.29837226523" calcext:value-type="float">
            <text:p>4044,30</text:p>
          </table:table-cell>
          <table:table-cell office:value-type="float" office:value="4114.71506136896" calcext:value-type="float">
            <text:p>4114,72</text:p>
          </table:table-cell>
        </table:table-row>
        <table:table-row table:style-name="ro1">
          <table:table-cell/>
          <table:table-cell office:value-type="string" calcext:value-type="string">
            <text:p>San Vicente y las Granadinas</text:p>
          </table:table-cell>
          <table:table-cell office:value-type="float" office:value="174.500269824021" calcext:value-type="float">
            <text:p>174,50</text:p>
          </table:table-cell>
          <table:table-cell office:value-type="float" office:value="162.80931967712" calcext:value-type="float">
            <text:p>162,81</text:p>
          </table:table-cell>
          <table:table-cell office:value-type="float" office:value="173.39956466552" calcext:value-type="float">
            <text:p>173,40</text:p>
          </table:table-cell>
          <table:table-cell office:value-type="float" office:value="175.654363181509" calcext:value-type="float">
            <text:p>175,65</text:p>
          </table:table-cell>
          <table:table-cell office:value-type="float" office:value="185.26248615642" calcext:value-type="float">
            <text:p>185,26</text:p>
          </table:table-cell>
          <table:table-cell office:value-type="float" office:value="180.40235976296" calcext:value-type="float">
            <text:p>180,40</text:p>
          </table:table-cell>
          <table:table-cell office:value-type="float" office:value="173.129412826239" calcext:value-type="float">
            <text:p>173,13</text:p>
          </table:table-cell>
          <table:table-cell office:value-type="float" office:value="185.892282958199" calcext:value-type="float">
            <text:p>185,89</text:p>
          </table:table-cell>
          <table:table-cell office:value-type="float" office:value="203.847131224519" calcext:value-type="float">
            <text:p>203,85</text:p>
          </table:table-cell>
          <table:table-cell office:value-type="float" office:value="219.165253245873" calcext:value-type="float">
            <text:p>219,17</text:p>
          </table:table-cell>
          <table:table-cell office:value-type="float" office:value="298.17959629272" calcext:value-type="float">
            <text:p>298,18</text:p>
          </table:table-cell>
          <table:table-cell office:value-type="float" office:value="322.379515254582" calcext:value-type="float">
            <text:p>322,38</text:p>
          </table:table-cell>
          <table:table-cell office:value-type="float" office:value="347.984609657901" calcext:value-type="float">
            <text:p>347,98</text:p>
          </table:table-cell>
          <table:table-cell office:value-type="float" office:value="347.443757350275" calcext:value-type="float">
            <text:p>347,44</text:p>
          </table:table-cell>
          <table:table-cell office:value-type="float" office:value="339.143682755146" calcext:value-type="float">
            <text:p>339,14</text:p>
          </table:table-cell>
          <table:table-cell office:value-type="float" office:value="505.144899764095" calcext:value-type="float">
            <text:p>505,14</text:p>
          </table:table-cell>
          <table:table-cell office:value-type="float" office:value="616.480455145359" calcext:value-type="float">
            <text:p>616,48</text:p>
          </table:table-cell>
          <table:table-cell office:value-type="float" office:value="713.467868514783" calcext:value-type="float">
            <text:p>713,47</text:p>
          </table:table-cell>
          <table:table-cell office:value-type="float" office:value="818.769162834652" calcext:value-type="float">
            <text:p>818,77</text:p>
          </table:table-cell>
          <table:table-cell office:value-type="float" office:value="1006.40337607835" calcext:value-type="float">
            <text:p>1006,40</text:p>
          </table:table-cell>
          <table:table-cell office:value-type="float" office:value="1112.49416497157" calcext:value-type="float">
            <text:p>1112,49</text:p>
          </table:table-cell>
          <table:table-cell office:value-type="float" office:value="1186.57649690999" calcext:value-type="float">
            <text:p>1186,58</text:p>
          </table:table-cell>
          <table:table-cell office:value-type="float" office:value="1301.08198939841" calcext:value-type="float">
            <text:p>1301,08</text:p>
          </table:table-cell>
          <table:table-cell office:value-type="float" office:value="1393.62051159919" calcext:value-type="float">
            <text:p>1393,62</text:p>
          </table:table-cell>
          <table:table-cell office:value-type="float" office:value="1528.71357923783" calcext:value-type="float">
            <text:p>1528,71</text:p>
          </table:table-cell>
          <table:table-cell office:value-type="float" office:value="1657.8914075445" calcext:value-type="float">
            <text:p>1657,89</text:p>
          </table:table-cell>
          <table:table-cell office:value-type="float" office:value="1884.19172260534" calcext:value-type="float">
            <text:p>1884,19</text:p>
          </table:table-cell>
          <table:table-cell office:value-type="float" office:value="2005.6317977998" calcext:value-type="float">
            <text:p>2005,63</text:p>
          </table:table-cell>
          <table:table-cell office:value-type="float" office:value="2236.28877407421" calcext:value-type="float">
            <text:p>2236,29</text:p>
          </table:table-cell>
          <table:table-cell office:value-type="float" office:value="2364.43762646257" calcext:value-type="float">
            <text:p>2364,44</text:p>
          </table:table-cell>
          <table:table-cell office:value-type="float" office:value="2574.84123308116" calcext:value-type="float">
            <text:p>2574,84</text:p>
          </table:table-cell>
          <table:table-cell office:value-type="float" office:value="2650.18850550123" calcext:value-type="float">
            <text:p>2650,19</text:p>
          </table:table-cell>
          <table:table-cell office:value-type="float" office:value="2678.67140645314" calcext:value-type="float">
            <text:p>2678,67</text:p>
          </table:table-cell>
          <table:table-cell office:value-type="float" office:value="2925.0565231775" calcext:value-type="float">
            <text:p>2925,06</text:p>
          </table:table-cell>
          <table:table-cell office:value-type="float" office:value="3070.03133755375" calcext:value-type="float">
            <text:p>3070,03</text:p>
          </table:table-cell>
          <table:table-cell office:value-type="float" office:value="3223.22628481394" calcext:value-type="float">
            <text:p>3223,23</text:p>
          </table:table-cell>
          <table:table-cell office:value-type="float" office:value="3465.82918388375" calcext:value-type="float">
            <text:p>3465,83</text:p>
          </table:table-cell>
          <table:table-cell office:value-type="float" office:value="3625.8945799676" calcext:value-type="float">
            <text:p>3625,89</text:p>
          </table:table-cell>
          <table:table-cell office:value-type="float" office:value="3676.43964197256" calcext:value-type="float">
            <text:p>3676,44</text:p>
          </table:table-cell>
          <table:table-cell office:value-type="float" office:value="3985.68340157463" calcext:value-type="float">
            <text:p>3985,68</text:p>
          </table:table-cell>
          <table:table-cell office:value-type="float" office:value="4272.86089756834" calcext:value-type="float">
            <text:p>4272,86</text:p>
          </table:table-cell>
          <table:table-cell office:value-type="float" office:value="4447.74381308547" calcext:value-type="float">
            <text:p>4447,74</text:p>
          </table:table-cell>
          <table:table-cell office:value-type="float" office:value="4810.29850257217" calcext:value-type="float">
            <text:p>4810,30</text:p>
          </table:table-cell>
          <table:table-cell office:value-type="float" office:value="5070.51270247543" calcext:value-type="float">
            <text:p>5070,51</text:p>
          </table:table-cell>
          <table:table-cell office:value-type="float" office:value="5625.3513902658" calcext:value-type="float">
            <text:p>5625,35</text:p>
          </table:table-cell>
          <table:table-cell office:value-type="float" office:value="6307.21409590353" calcext:value-type="float">
            <text:p>6307,21</text:p>
          </table:table-cell>
          <table:table-cell office:value-type="float" office:value="6415.80961733554" calcext:value-type="float">
            <text:p>6415,81</text:p>
          </table:table-cell>
          <table:table-cell office:value-type="float" office:value="6232.71936134053" calcext:value-type="float">
            <text:p>6232,72</text:p>
          </table:table-cell>
          <table:table-cell office:value-type="float" office:value="6292.78982922694" calcext:value-type="float">
            <text:p>6292,79</text:p>
          </table:table-cell>
          <table:table-cell office:value-type="float" office:value="6242.19328083946" calcext:value-type="float">
            <text:p>6242,19</text:p>
          </table:table-cell>
          <table:table-cell office:value-type="float" office:value="6390.31438871896" calcext:value-type="float">
            <text:p>6390,31</text:p>
          </table:table-cell>
          <table:table-cell office:value-type="float" office:value="6639.60714595024" calcext:value-type="float">
            <text:p>6639,61</text:p>
          </table:table-cell>
          <table:table-cell office:value-type="float" office:value="6684.80736732912" calcext:value-type="float">
            <text:p>6684,81</text:p>
          </table:table-cell>
          <table:table-cell office:value-type="float" office:value="6920.87807380804" calcext:value-type="float">
            <text:p>6920,88</text:p>
          </table:table-cell>
          <table:table-cell office:value-type="float" office:value="7075.06582034944" calcext:value-type="float">
            <text:p>7075,07</text:p>
          </table:table-cell>
          <table:table-cell office:value-type="float" office:value="7212.96018080962" calcext:value-type="float">
            <text:p>7212,96</text:p>
          </table:table-cell>
          <table:table-cell office:value-type="float" office:value="7361.4009618002" calcext:value-type="float">
            <text:p>7361,40</text:p>
          </table:table-cell>
        </table:table-row>
        <table:table-row table:style-name="ro1">
          <table:table-cell office:value-type="string" calcext:value-type="string">
            <text:p>BHS</text:p>
          </table:table-cell>
          <table:table-cell office:value-type="string" calcext:value-type="string">
            <text:p>Bahamas</text:p>
          </table:table-cell>
          <table:table-cell office:value-type="float" office:value="1752.85448101663" calcext:value-type="float">
            <text:p>1752,85</text:p>
          </table:table-cell>
          <table:table-cell office:value-type="float" office:value="1867.02501228387" calcext:value-type="float">
            <text:p>1867,03</text:p>
          </table:table-cell>
          <table:table-cell office:value-type="float" office:value="1994.38083200582" calcext:value-type="float">
            <text:p>1994,38</text:p>
          </table:table-cell>
          <table:table-cell office:value-type="float" office:value="2144.7544025214" calcext:value-type="float">
            <text:p>2144,75</text:p>
          </table:table-cell>
          <table:table-cell office:value-type="float" office:value="2322.68994821768" calcext:value-type="float">
            <text:p>2322,69</text:p>
          </table:table-cell>
          <table:table-cell office:value-type="float" office:value="2556.65101842073" calcext:value-type="float">
            <text:p>2556,65</text:p>
          </table:table-cell>
          <table:table-cell office:value-type="float" office:value="2804.33387615547" calcext:value-type="float">
            <text:p>2804,33</text:p>
          </table:table-cell>
          <table:table-cell office:value-type="float" office:value="3215.09517923126" calcext:value-type="float">
            <text:p>3215,10</text:p>
          </table:table-cell>
          <table:table-cell office:value-type="float" office:value="3178.84455205025" calcext:value-type="float">
            <text:p>3178,84</text:p>
          </table:table-cell>
          <table:table-cell office:value-type="float" office:value="3297.50588018794" calcext:value-type="float">
            <text:p>3297,51</text:p>
          </table:table-cell>
          <table:table-cell office:value-type="float" office:value="3322.16387617645" calcext:value-type="float">
            <text:p>3322,16</text:p>
          </table:table-cell>
          <table:table-cell office:value-type="float" office:value="3696.07254416942" calcext:value-type="float">
            <text:p>3696,07</text:p>
          </table:table-cell>
          <table:table-cell office:value-type="float" office:value="3416.1624891962" calcext:value-type="float">
            <text:p>3416,16</text:p>
          </table:table-cell>
          <table:table-cell office:value-type="float" office:value="3156.23411824496" calcext:value-type="float">
            <text:p>3156,23</text:p>
          </table:table-cell>
          <table:table-cell office:value-type="float" office:value="3328.51240740453" calcext:value-type="float">
            <text:p>3328,51</text:p>
          </table:table-cell>
          <table:table-cell office:value-type="float" office:value="3617.43471621149" calcext:value-type="float">
            <text:p>3617,43</text:p>
          </table:table-cell>
          <table:table-cell office:value-type="float" office:value="4131.46844816804" calcext:value-type="float">
            <text:p>4131,47</text:p>
          </table:table-cell>
          <table:table-cell office:value-type="float" office:value="5533.43997592046" calcext:value-type="float">
            <text:p>5533,44</text:p>
          </table:table-cell>
          <table:table-cell office:value-type="float" office:value="6340.72681168711" calcext:value-type="float">
            <text:p>6340,73</text:p>
          </table:table-cell>
          <table:table-cell office:value-type="float" office:value="6624.838616795" calcext:value-type="float">
            <text:p>6624,84</text:p>
          </table:table-cell>
          <table:table-cell office:value-type="float" office:value="7168.09577444319" calcext:value-type="float">
            <text:p>7168,10</text:p>
          </table:table-cell>
          <table:table-cell office:value-type="float" office:value="7698.45924188303" calcext:value-type="float">
            <text:p>7698,46</text:p>
          </table:table-cell>
          <table:table-cell office:value-type="float" office:value="8877.31979836728" calcext:value-type="float">
            <text:p>8877,32</text:p>
          </table:table-cell>
          <table:table-cell office:value-type="float" office:value="9893.08417669176" calcext:value-type="float">
            <text:p>9893,08</text:p>
          </table:table-cell>
          <table:table-cell office:value-type="float" office:value="10344.4524866432" calcext:value-type="float">
            <text:p>10344,45</text:p>
          </table:table-cell>
          <table:table-cell office:value-type="float" office:value="11156.2820886994" calcext:value-type="float">
            <text:p>11156,28</text:p>
          </table:table-cell>
          <table:table-cell office:value-type="float" office:value="11387.709081798" calcext:value-type="float">
            <text:p>11387,71</text:p>
          </table:table-cell>
          <table:table-cell office:value-type="float" office:value="12163.6813608069" calcext:value-type="float">
            <text:p>12163,68</text:p>
          </table:table-cell>
          <table:table-cell office:value-type="float" office:value="12356.4238963715" calcext:value-type="float">
            <text:p>12356,42</text:p>
          </table:table-cell>
          <table:table-cell office:value-type="float" office:value="11919.7878992215" calcext:value-type="float">
            <text:p>11919,79</text:p>
          </table:table-cell>
          <table:table-cell office:value-type="float" office:value="11686.6958113589" calcext:value-type="float">
            <text:p>11686,70</text:p>
          </table:table-cell>
          <table:table-cell office:value-type="float" office:value="11406.6898096057" calcext:value-type="float">
            <text:p>11406,69</text:p>
          </table:table-cell>
          <table:table-cell office:value-type="float" office:value="11814.5631983063" calcext:value-type="float">
            <text:p>11814,56</text:p>
          </table:table-cell>
          <table:table-cell office:value-type="float" office:value="12238.3862033521" calcext:value-type="float">
            <text:p>12238,39</text:p>
          </table:table-cell>
          <table:table-cell office:value-type="float" office:value="12708.730958032" calcext:value-type="float">
            <text:p>12708,73</text:p>
          </table:table-cell>
          <table:table-cell office:value-type="float" office:value="22036.4841069328" calcext:value-type="float">
            <text:p>22036,48</text:p>
          </table:table-cell>
          <table:table-cell office:value-type="float" office:value="23514.4203140432" calcext:value-type="float">
            <text:p>23514,42</text:p>
          </table:table-cell>
          <table:table-cell office:value-type="float" office:value="26130.1018152634" calcext:value-type="float">
            <text:p>26130,10</text:p>
          </table:table-cell>
          <table:table-cell office:value-type="float" office:value="27097.6108115725" calcext:value-type="float">
            <text:p>27097,61</text:p>
          </table:table-cell>
          <table:table-cell office:value-type="float" office:value="27486.2367737544" calcext:value-type="float">
            <text:p>27486,24</text:p>
          </table:table-cell>
          <table:table-cell office:value-type="float" office:value="28866.8010141065" calcext:value-type="float">
            <text:p>28866,80</text:p>
          </table:table-cell>
          <table:table-cell office:value-type="float" office:value="28327.2708691945" calcext:value-type="float">
            <text:p>28327,27</text:p>
          </table:table-cell>
          <table:table-cell office:value-type="float" office:value="28395.9246646221" calcext:value-type="float">
            <text:p>28395,92</text:p>
          </table:table-cell>
          <table:table-cell office:value-type="float" office:value="30278.3669222647" calcext:value-type="float">
            <text:p>30278,37</text:p>
          </table:table-cell>
          <table:table-cell office:value-type="float" office:value="30713.7052801382" calcext:value-type="float">
            <text:p>30713,71</text:p>
          </table:table-cell>
          <table:table-cell office:value-type="float" office:value="31472.09897181" calcext:value-type="float">
            <text:p>31472,10</text:p>
          </table:table-cell>
          <table:table-cell office:value-type="float" office:value="30627.2386311725" calcext:value-type="float">
            <text:p>30627,24</text:p>
          </table:table-cell>
          <table:table-cell office:value-type="float" office:value="28552.1904783698" calcext:value-type="float">
            <text:p>28552,19</text:p>
          </table:table-cell>
          <table:table-cell office:value-type="float" office:value="28443.4076553352" calcext:value-type="float">
            <text:p>28443,41</text:p>
          </table:table-cell>
          <table:table-cell office:value-type="float" office:value="28006.3797183913" calcext:value-type="float">
            <text:p>28006,38</text:p>
          </table:table-cell>
          <table:table-cell office:value-type="float" office:value="29485.6209294138" calcext:value-type="float">
            <text:p>29485,62</text:p>
          </table:table-cell>
          <table:table-cell office:value-type="float" office:value="28768.0298936727" calcext:value-type="float">
            <text:p>28768,03</text:p>
          </table:table-cell>
          <table:table-cell office:value-type="float" office:value="29445.030528852" calcext:value-type="float">
            <text:p>29445,03</text:p>
          </table:table-cell>
          <table:table-cell office:value-type="float" office:value="31405.9635601781" calcext:value-type="float">
            <text:p>31405,96</text:p>
          </table:table-cell>
          <table:table-cell office:value-type="float" office:value="31588.8349989813" calcext:value-type="float">
            <text:p>31588,83</text:p>
          </table:table-cell>
          <table:table-cell office:value-type="float" office:value="31827.2426989661" calcext:value-type="float">
            <text:p>31827,24</text:p>
          </table:table-cell>
          <table:table-cell office:value-type="float" office:value="32217.871590084" calcext:value-type="float">
            <text:p>32217,87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office:value-type="string" calcext:value-type="string">
            <text:p>Honduras</text:p>
          </table:table-cell>
          <table:table-cell office:value-type="float" office:value="179.876389779959" calcext:value-type="float">
            <text:p>179,88</text:p>
          </table:table-cell>
          <table:table-cell office:value-type="float" office:value="185.049514955538" calcext:value-type="float">
            <text:p>185,05</text:p>
          </table:table-cell>
          <table:table-cell office:value-type="float" office:value="200.434376820137" calcext:value-type="float">
            <text:p>200,43</text:p>
          </table:table-cell>
          <table:table-cell office:value-type="float" office:value="216.814470495713" calcext:value-type="float">
            <text:p>216,81</text:p>
          </table:table-cell>
          <table:table-cell office:value-type="float" office:value="227.741144929835" calcext:value-type="float">
            <text:p>227,74</text:p>
          </table:table-cell>
          <table:table-cell office:value-type="float" office:value="240.547133121382" calcext:value-type="float">
            <text:p>240,55</text:p>
          </table:table-cell>
          <table:table-cell office:value-type="float" office:value="252.584519942969" calcext:value-type="float">
            <text:p>252,58</text:p>
          </table:table-cell>
          <table:table-cell office:value-type="float" office:value="253.268912797776" calcext:value-type="float">
            <text:p>253,27</text:p>
          </table:table-cell>
          <table:table-cell office:value-type="float" office:value="266.136210205643" calcext:value-type="float">
            <text:p>266,14</text:p>
          </table:table-cell>
          <table:table-cell office:value-type="float" office:value="261.246557067005" calcext:value-type="float">
            <text:p>261,25</text:p>
          </table:table-cell>
          <table:table-cell office:value-type="float" office:value="278.615012666054" calcext:value-type="float">
            <text:p>278,62</text:p>
          </table:table-cell>
          <table:table-cell office:value-type="float" office:value="307.343661428183" calcext:value-type="float">
            <text:p>307,34</text:p>
          </table:table-cell>
          <table:table-cell office:value-type="float" office:value="338.155992388957" calcext:value-type="float">
            <text:p>338,16</text:p>
          </table:table-cell>
          <table:table-cell office:value-type="float" office:value="356.457283954063" calcext:value-type="float">
            <text:p>356,46</text:p>
          </table:table-cell>
          <table:table-cell office:value-type="float" office:value="414.623140462821" calcext:value-type="float">
            <text:p>414,62</text:p>
          </table:table-cell>
          <table:table-cell office:value-type="float" office:value="497.938290844288" calcext:value-type="float">
            <text:p>497,94</text:p>
          </table:table-cell>
          <table:table-cell office:value-type="float" office:value="895.649799448659" calcext:value-type="float">
            <text:p>895,65</text:p>
          </table:table-cell>
          <table:table-cell office:value-type="float" office:value="993.727447712052" calcext:value-type="float">
            <text:p>993,73</text:p>
          </table:table-cell>
          <table:table-cell office:value-type="float" office:value="1078.80887936637" calcext:value-type="float">
            <text:p>1078,81</text:p>
          </table:table-cell>
          <table:table-cell office:value-type="float" office:value="1066.16958563577" calcext:value-type="float">
            <text:p>1066,17</text:p>
          </table:table-cell>
          <table:table-cell office:value-type="float" office:value="1090.99879447111" calcext:value-type="float">
            <text:p>1091,00</text:p>
          </table:table-cell>
          <table:table-cell office:value-type="float" office:value="1110.47786642352" calcext:value-type="float">
            <text:p>1110,48</text:p>
          </table:table-cell>
          <table:table-cell office:value-type="float" office:value="1183.02706865894" calcext:value-type="float">
            <text:p>1183,03</text:p>
          </table:table-cell>
          <table:table-cell office:value-type="float" office:value="1232.87134320478" calcext:value-type="float">
            <text:p>1232,87</text:p>
          </table:table-cell>
          <table:table-cell office:value-type="float" office:value="1287.41103068907" calcext:value-type="float">
            <text:p>1287,41</text:p>
          </table:table-cell>
          <table:table-cell office:value-type="float" office:value="1362.88630202473" calcext:value-type="float">
            <text:p>1362,89</text:p>
          </table:table-cell>
          <table:table-cell office:value-type="float" office:value="1262.06688089423" calcext:value-type="float">
            <text:p>1262,07</text:p>
          </table:table-cell>
          <table:table-cell office:value-type="float" office:value="1128.28268536209" calcext:value-type="float">
            <text:p>1128,28</text:p>
          </table:table-cell>
          <table:table-cell office:value-type="float" office:value="993.483052704469" calcext:value-type="float">
            <text:p>993,48</text:p>
          </table:table-cell>
          <table:table-cell office:value-type="float" office:value="911.755518057348" calcext:value-type="float">
            <text:p>911,76</text:p>
          </table:table-cell>
          <table:table-cell office:value-type="float" office:value="942.612764992185" calcext:value-type="float">
            <text:p>942,61</text:p>
          </table:table-cell>
          <table:table-cell office:value-type="float" office:value="913.302308564991" calcext:value-type="float">
            <text:p>913,30</text:p>
          </table:table-cell>
          <table:table-cell office:value-type="float" office:value="836.60373874429" calcext:value-type="float">
            <text:p>836,60</text:p>
          </table:table-cell>
          <table:table-cell office:value-type="float" office:value="936.666998051461" calcext:value-type="float">
            <text:p>936,67</text:p>
          </table:table-cell>
          <table:table-cell office:value-type="float" office:value="887.693367816126" calcext:value-type="float">
            <text:p>887,69</text:p>
          </table:table-cell>
          <table:table-cell office:value-type="float" office:value="948.955555046673" calcext:value-type="float">
            <text:p>948,96</text:p>
          </table:table-cell>
          <table:table-cell office:value-type="float" office:value="1023.46056927456" calcext:value-type="float">
            <text:p>1023,46</text:p>
          </table:table-cell>
          <table:table-cell office:value-type="float" office:value="1002.71519768983" calcext:value-type="float">
            <text:p>1002,72</text:p>
          </table:table-cell>
          <table:table-cell office:value-type="float" office:value="1080.46212866245" calcext:value-type="float">
            <text:p>1080,46</text:p>
          </table:table-cell>
          <table:table-cell office:value-type="float" office:value="1120.55221213452" calcext:value-type="float">
            <text:p>1120,55</text:p>
          </table:table-cell>
          <table:table-cell office:value-type="float" office:value="1122.06394226918" calcext:value-type="float">
            <text:p>1122,06</text:p>
          </table:table-cell>
          <table:table-cell office:value-type="float" office:value="1145.49756077097" calcext:value-type="float">
            <text:p>1145,50</text:p>
          </table:table-cell>
          <table:table-cell office:value-type="float" office:value="1204.47661886887" calcext:value-type="float">
            <text:p>1204,48</text:p>
          </table:table-cell>
          <table:table-cell office:value-type="float" office:value="1296.69595922206" calcext:value-type="float">
            <text:p>1296,70</text:p>
          </table:table-cell>
          <table:table-cell office:value-type="float" office:value="1420.13612093697" calcext:value-type="float">
            <text:p>1420,14</text:p>
          </table:table-cell>
          <table:table-cell office:value-type="float" office:value="1572.0655038891" calcext:value-type="float">
            <text:p>1572,07</text:p>
          </table:table-cell>
          <table:table-cell office:value-type="float" office:value="1727.82770138436" calcext:value-type="float">
            <text:p>1727,83</text:p>
          </table:table-cell>
          <table:table-cell office:value-type="float" office:value="1789.70665110755" calcext:value-type="float">
            <text:p>1789,71</text:p>
          </table:table-cell>
          <table:table-cell office:value-type="float" office:value="1904.34646496881" calcext:value-type="float">
            <text:p>1904,35</text:p>
          </table:table-cell>
          <table:table-cell office:value-type="float" office:value="2088.31530028695" calcext:value-type="float">
            <text:p>2088,32</text:p>
          </table:table-cell>
          <table:table-cell office:value-type="float" office:value="2144.3426111782" calcext:value-type="float">
            <text:p>2144,34</text:p>
          </table:table-cell>
          <table:table-cell office:value-type="float" office:value="2102.59316626494" calcext:value-type="float">
            <text:p>2102,59</text:p>
          </table:table-cell>
          <table:table-cell office:value-type="float" office:value="2206.05193412773" calcext:value-type="float">
            <text:p>2206,05</text:p>
          </table:table-cell>
          <table:table-cell office:value-type="float" office:value="2302.20137936204" calcext:value-type="float">
            <text:p>2302,20</text:p>
          </table:table-cell>
          <table:table-cell office:value-type="float" office:value="2342.58465119568" calcext:value-type="float">
            <text:p>2342,58</text:p>
          </table:table-cell>
          <table:table-cell office:value-type="float" office:value="2449.96469108151" calcext:value-type="float">
            <text:p>2449,96</text:p>
          </table:table-cell>
          <table:table-cell office:value-type="float" office:value="2500.11321286023" calcext:value-type="float">
            <text:p>2500,11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arruecos</text:p>
          </table:table-cell>
          <table:table-cell office:value-type="float" office:value="181.182737425783" calcext:value-type="float">
            <text:p>181,18</text:p>
          </table:table-cell>
          <table:table-cell office:value-type="float" office:value="196.531336015723" calcext:value-type="float">
            <text:p>196,53</text:p>
          </table:table-cell>
          <table:table-cell office:value-type="float" office:value="201.262026430705" calcext:value-type="float">
            <text:p>201,26</text:p>
          </table:table-cell>
          <table:table-cell office:value-type="float" office:value="206.448974622808" calcext:value-type="float">
            <text:p>206,45</text:p>
          </table:table-cell>
          <table:table-cell office:value-type="float" office:value="196.314518470526" calcext:value-type="float">
            <text:p>196,31</text:p>
          </table:table-cell>
          <table:table-cell office:value-type="float" office:value="202.857271678879" calcext:value-type="float">
            <text:p>202,86</text:p>
          </table:table-cell>
          <table:table-cell office:value-type="float" office:value="212.750814102333" calcext:value-type="float">
            <text:p>212,75</text:p>
          </table:table-cell>
          <table:table-cell office:value-type="float" office:value="232.125972305859" calcext:value-type="float">
            <text:p>232,13</text:p>
          </table:table-cell>
          <table:table-cell office:value-type="float" office:value="246.015769324322" calcext:value-type="float">
            <text:p>246,02</text:p>
          </table:table-cell>
          <table:table-cell office:value-type="float" office:value="265.20768039345" calcext:value-type="float">
            <text:p>265,21</text:p>
          </table:table-cell>
          <table:table-cell office:value-type="float" office:value="302.564328001639" calcext:value-type="float">
            <text:p>302,56</text:p>
          </table:table-cell>
          <table:table-cell office:value-type="float" office:value="364.636149305393" calcext:value-type="float">
            <text:p>364,64</text:p>
          </table:table-cell>
          <table:table-cell office:value-type="float" office:value="439.012308936237" calcext:value-type="float">
            <text:p>439,01</text:p>
          </table:table-cell>
          <table:table-cell office:value-type="float" office:value="502.756692815935" calcext:value-type="float">
            <text:p>502,76</text:p>
          </table:table-cell>
          <table:table-cell office:value-type="float" office:value="524.178550341969" calcext:value-type="float">
            <text:p>524,18</text:p>
          </table:table-cell>
          <table:table-cell office:value-type="float" office:value="590.231935670041" calcext:value-type="float">
            <text:p>590,23</text:p>
          </table:table-cell>
          <table:table-cell office:value-type="float" office:value="690.170764278157" calcext:value-type="float">
            <text:p>690,17</text:p>
          </table:table-cell>
          <table:table-cell office:value-type="float" office:value="809.627771733757" calcext:value-type="float">
            <text:p>809,63</text:p>
          </table:table-cell>
          <table:table-cell office:value-type="float" office:value="1078.83867764614" calcext:value-type="float">
            <text:p>1078,84</text:p>
          </table:table-cell>
          <table:table-cell office:value-type="float" office:value="861.797582641613" calcext:value-type="float">
            <text:p>861,80</text:p>
          </table:table-cell>
          <table:table-cell office:value-type="float" office:value="836.435576633111" calcext:value-type="float">
            <text:p>836,44</text:p>
          </table:table-cell>
          <table:table-cell office:value-type="float" office:value="750.021676646923" calcext:value-type="float">
            <text:p>750,02</text:p>
          </table:table-cell>
          <table:table-cell office:value-type="float" office:value="668.385242237184" calcext:value-type="float">
            <text:p>668,39</text:p>
          </table:table-cell>
          <table:table-cell office:value-type="float" office:value="660.946706628437" calcext:value-type="float">
            <text:p>660,95</text:p>
          </table:table-cell>
          <table:table-cell office:value-type="float" office:value="840.011360113511" calcext:value-type="float">
            <text:p>840,01</text:p>
          </table:table-cell>
          <table:table-cell office:value-type="float" office:value="920.591567276249" calcext:value-type="float">
            <text:p>920,59</text:p>
          </table:table-cell>
          <table:table-cell office:value-type="float" office:value="1066.33025348391" calcext:value-type="float">
            <text:p>1066,33</text:p>
          </table:table-cell>
          <table:table-cell office:value-type="float" office:value="1071.17734317374" calcext:value-type="float">
            <text:p>1071,18</text:p>
          </table:table-cell>
          <table:table-cell office:value-type="float" office:value="1206.01183797183" calcext:value-type="float">
            <text:p>1206,01</text:p>
          </table:table-cell>
          <table:table-cell office:value-type="float" office:value="1266.84944101357" calcext:value-type="float">
            <text:p>1266,85</text:p>
          </table:table-cell>
          <table:table-cell office:value-type="float" office:value="1299.4216785914" calcext:value-type="float">
            <text:p>1299,42</text:p>
          </table:table-cell>
          <table:table-cell office:value-type="float" office:value="1199.31937659796" calcext:value-type="float">
            <text:p>1199,32</text:p>
          </table:table-cell>
          <table:table-cell office:value-type="float" office:value="1326.94130374274" calcext:value-type="float">
            <text:p>1326,94</text:p>
          </table:table-cell>
          <table:table-cell office:value-type="float" office:value="1432.31015105914" calcext:value-type="float">
            <text:p>1432,31</text:p>
          </table:table-cell>
          <table:table-cell office:value-type="float" office:value="1561.12944124979" calcext:value-type="float">
            <text:p>1561,13</text:p>
          </table:table-cell>
          <table:table-cell office:value-type="float" office:value="1396.76991663924" calcext:value-type="float">
            <text:p>1396,77</text:p>
          </table:table-cell>
          <table:table-cell office:value-type="float" office:value="1472.3856198282" calcext:value-type="float">
            <text:p>1472,39</text:p>
          </table:table-cell>
          <table:table-cell office:value-type="float" office:value="1447.96873930543" calcext:value-type="float">
            <text:p>1447,97</text:p>
          </table:table-cell>
          <table:table-cell office:value-type="float" office:value="1334.94305104384" calcext:value-type="float">
            <text:p>1334,94</text:p>
          </table:table-cell>
          <table:table-cell office:value-type="float" office:value="1339.29357716301" calcext:value-type="float">
            <text:p>1339,29</text:p>
          </table:table-cell>
          <table:table-cell office:value-type="float" office:value="1416.48815826199" calcext:value-type="float">
            <text:p>1416,49</text:p>
          </table:table-cell>
          <table:table-cell office:value-type="float" office:value="1725.45803790064" calcext:value-type="float">
            <text:p>1725,46</text:p>
          </table:table-cell>
          <table:table-cell office:value-type="float" office:value="1952.90183022604" calcext:value-type="float">
            <text:p>1952,90</text:p>
          </table:table-cell>
          <table:table-cell office:value-type="float" office:value="2018.02574307829" calcext:value-type="float">
            <text:p>2018,03</text:p>
          </table:table-cell>
          <table:table-cell office:value-type="float" office:value="2196.01218967016" calcext:value-type="float">
            <text:p>2196,01</text:p>
          </table:table-cell>
          <table:table-cell office:value-type="float" office:value="2499.25993757187" calcext:value-type="float">
            <text:p>2499,26</text:p>
          </table:table-cell>
          <table:table-cell office:value-type="float" office:value="2890.36008322739" calcext:value-type="float">
            <text:p>2890,36</text:p>
          </table:table-cell>
          <table:table-cell office:value-type="float" office:value="2866.92419864666" calcext:value-type="float">
            <text:p>2866,92</text:p>
          </table:table-cell>
          <table:table-cell office:value-type="float" office:value="2839.92516805933" calcext:value-type="float">
            <text:p>2839,93</text:p>
          </table:table-cell>
          <table:table-cell office:value-type="float" office:value="3046.94913644957" calcext:value-type="float">
            <text:p>3046,95</text:p>
          </table:table-cell>
          <table:table-cell office:value-type="float" office:value="2912.65827494029" calcext:value-type="float">
            <text:p>2912,66</text:p>
          </table:table-cell>
          <table:table-cell office:value-type="float" office:value="3121.68117550498" calcext:value-type="float">
            <text:p>3121,68</text:p>
          </table:table-cell>
          <table:table-cell office:value-type="float" office:value="3171.69919227376" calcext:value-type="float">
            <text:p>3171,70</text:p>
          </table:table-cell>
          <table:table-cell office:value-type="float" office:value="2875.25798516781" calcext:value-type="float">
            <text:p>2875,26</text:p>
          </table:table-cell>
          <table:table-cell office:value-type="float" office:value="2896.72000268117" calcext:value-type="float">
            <text:p>2896,72</text:p>
          </table:table-cell>
          <table:table-cell office:value-type="float" office:value="3036.32525487301" calcext:value-type="float">
            <text:p>3036,33</text:p>
          </table:table-cell>
          <table:table-cell office:value-type="float" office:value="3222.20063433213" calcext:value-type="float">
            <text:p>3222,2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float" office:value="1851.84185074588" calcext:value-type="float">
            <text:p>1851,84</text:p>
          </table:table-cell>
          <table:table-cell office:value-type="float" office:value="1964.1504696359" calcext:value-type="float">
            <text:p>1964,15</text:p>
          </table:table-cell>
          <table:table-cell office:value-type="float" office:value="2128.06835509202" calcext:value-type="float">
            <text:p>2128,07</text:p>
          </table:table-cell>
          <table:table-cell office:value-type="float" office:value="2277.55839760436" calcext:value-type="float">
            <text:p>2277,56</text:p>
          </table:table-cell>
          <table:table-cell office:value-type="float" office:value="2340.43868460617" calcext:value-type="float">
            <text:p>2340,44</text:p>
          </table:table-cell>
          <table:table-cell office:value-type="float" office:value="2576.2845085275" calcext:value-type="float">
            <text:p>2576,28</text:p>
          </table:table-cell>
          <table:table-cell office:value-type="float" office:value="2720.08260948799" calcext:value-type="float">
            <text:p>2720,08</text:p>
          </table:table-cell>
          <table:table-cell office:value-type="float" office:value="2986.94950744786" calcext:value-type="float">
            <text:p>2986,95</text:p>
          </table:table-cell>
          <table:table-cell office:value-type="float" office:value="3299.84320663058" calcext:value-type="float">
            <text:p>3299,84</text:p>
          </table:table-cell>
          <table:table-cell office:value-type="float" office:value="3489.95229368358" calcext:value-type="float">
            <text:p>3489,95</text:p>
          </table:table-cell>
          <table:table-cell office:value-type="float" office:value="3943.7876390397" calcext:value-type="float">
            <text:p>3943,79</text:p>
          </table:table-cell>
          <table:table-cell office:value-type="float" office:value="4763.6283896816" calcext:value-type="float">
            <text:p>4763,63</text:p>
          </table:table-cell>
          <table:table-cell office:value-type="float" office:value="6473.16515297326" calcext:value-type="float">
            <text:p>6473,17</text:p>
          </table:table-cell>
          <table:table-cell office:value-type="float" office:value="6994.20992688909" calcext:value-type="float">
            <text:p>6994,21</text:p>
          </table:table-cell>
          <table:table-cell office:value-type="float" office:value="7476.74874774519" calcext:value-type="float">
            <text:p>7476,75</text:p>
          </table:table-cell>
          <table:table-cell office:value-type="float" office:value="7765.07054434927" calcext:value-type="float">
            <text:p>7765,07</text:p>
          </table:table-cell>
          <table:table-cell office:value-type="float" office:value="8241.99727587296" calcext:value-type="float">
            <text:p>8242,00</text:p>
          </table:table-cell>
          <table:table-cell office:value-type="float" office:value="9281.52335605458" calcext:value-type="float">
            <text:p>9281,52</text:p>
          </table:table-cell>
          <table:table-cell office:value-type="float" office:value="10194.3187014782" calcext:value-type="float">
            <text:p>10194,32</text:p>
          </table:table-cell>
          <table:table-cell office:value-type="float" office:value="11833.7432115058" calcext:value-type="float">
            <text:p>11833,74</text:p>
          </table:table-cell>
          <table:table-cell office:value-type="float" office:value="12766.5222521717" calcext:value-type="float">
            <text:p>12766,52</text:p>
          </table:table-cell>
          <table:table-cell office:value-type="float" office:value="11518.6685192068" calcext:value-type="float">
            <text:p>11518,67</text:p>
          </table:table-cell>
          <table:table-cell office:value-type="float" office:value="12431.9458488308" calcext:value-type="float">
            <text:p>12431,95</text:p>
          </table:table-cell>
          <table:table-cell office:value-type="float" office:value="11437.6644609658" calcext:value-type="float">
            <text:p>11437,66</text:p>
          </table:table-cell>
          <table:table-cell office:value-type="float" office:value="11364.2394626146" calcext:value-type="float">
            <text:p>11364,24</text:p>
          </table:table-cell>
          <table:table-cell office:value-type="float" office:value="11624.5395871355" calcext:value-type="float">
            <text:p>11624,54</text:p>
          </table:table-cell>
          <table:table-cell office:value-type="float" office:value="14254.5575749384" calcext:value-type="float">
            <text:p>14254,56</text:p>
          </table:table-cell>
          <table:table-cell office:value-type="float" office:value="17798.3142378324" calcext:value-type="float">
            <text:p>17798,31</text:p>
          </table:table-cell>
          <table:table-cell office:value-type="float" office:value="18211.2745901556" calcext:value-type="float">
            <text:p>18211,27</text:p>
          </table:table-cell>
          <table:table-cell office:value-type="float" office:value="18821.4773892062" calcext:value-type="float">
            <text:p>18821,48</text:p>
          </table:table-cell>
          <table:table-cell office:value-type="float" office:value="18569.8127525565" calcext:value-type="float">
            <text:p>18569,81</text:p>
          </table:table-cell>
          <table:table-cell office:value-type="float" office:value="17634.2563519674" calcext:value-type="float">
            <text:p>17634,26</text:p>
          </table:table-cell>
          <table:table-cell office:value-type="float" office:value="18046.0202439789" calcext:value-type="float">
            <text:p>18046,02</text:p>
          </table:table-cell>
          <table:table-cell office:value-type="float" office:value="20319.6306283956" calcext:value-type="float">
            <text:p>20319,63</text:p>
          </table:table-cell>
          <table:table-cell office:value-type="float" office:value="21861.32550987" calcext:value-type="float">
            <text:p>21861,33</text:p>
          </table:table-cell>
          <table:table-cell office:value-type="float" office:value="23468.5968306374" calcext:value-type="float">
            <text:p>23468,60</text:p>
          </table:table-cell>
          <table:table-cell office:value-type="float" office:value="21318.9641694318" calcext:value-type="float">
            <text:p>21318,96</text:p>
          </table:table-cell>
          <table:table-cell office:value-type="float" office:value="20533.035061907" calcext:value-type="float">
            <text:p>20533,04</text:p>
          </table:table-cell>
          <table:table-cell office:value-type="float" office:value="21679.2478424147" calcext:value-type="float">
            <text:p>21679,25</text:p>
          </table:table-cell>
          <table:table-cell office:value-type="float" office:value="19490.8611097303" calcext:value-type="float">
            <text:p>19490,86</text:p>
          </table:table-cell>
          <table:table-cell office:value-type="float" office:value="20082.4832672749" calcext:value-type="float">
            <text:p>20082,48</text:p>
          </table:table-cell>
          <table:table-cell office:value-type="float" office:value="23447.0310006717" calcext:value-type="float">
            <text:p>23447,03</text:p>
          </table:table-cell>
          <table:table-cell office:value-type="float" office:value="30430.6764374443" calcext:value-type="float">
            <text:p>30430,68</text:p>
          </table:table-cell>
          <table:table-cell office:value-type="float" office:value="33999.2428575835" calcext:value-type="float">
            <text:p>33999,24</text:p>
          </table:table-cell>
          <table:table-cell office:value-type="float" office:value="36044.9228108485" calcext:value-type="float">
            <text:p>36044,92</text:p>
          </table:table-cell>
          <table:table-cell office:value-type="float" office:value="40960.0544948199" calcext:value-type="float">
            <text:p>40960,05</text:p>
          </table:table-cell>
          <table:table-cell office:value-type="float" office:value="49601.6567082178" calcext:value-type="float">
            <text:p>49601,66</text:p>
          </table:table-cell>
          <table:table-cell office:value-type="float" office:value="42772.3591664498" calcext:value-type="float">
            <text:p>42772,36</text:p>
          </table:table-cell>
          <table:table-cell office:value-type="float" office:value="52022.1255961876" calcext:value-type="float">
            <text:p>52022,13</text:p>
          </table:table-cell>
          <table:table-cell office:value-type="float" office:value="62517.8337471503" calcext:value-type="float">
            <text:p>62517,83</text:p>
          </table:table-cell>
          <table:table-cell office:value-type="float" office:value="68012.1479005934" calcext:value-type="float">
            <text:p>68012,15</text:p>
          </table:table-cell>
          <table:table-cell office:value-type="float" office:value="68150.1070413215" calcext:value-type="float">
            <text:p>68150,11</text:p>
          </table:table-cell>
          <table:table-cell office:value-type="float" office:value="62510.7911705641" calcext:value-type="float">
            <text:p>62510,79</text:p>
          </table:table-cell>
          <table:table-cell office:value-type="float" office:value="56755.7217124249" calcext:value-type="float">
            <text:p>56755,72</text:p>
          </table:table-cell>
          <table:table-cell office:value-type="float" office:value="49971.131456129" calcext:value-type="float">
            <text:p>49971,13</text:p>
          </table:table-cell>
          <table:table-cell office:value-type="float" office:value="54066.4712686117" calcext:value-type="float">
            <text:p>54066,47</text:p>
          </table:table-cell>
          <table:table-cell office:value-type="float" office:value="57373.6866841281" calcext:value-type="float">
            <text:p>57373,69</text:p>
          </table:table-cell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Ghana</text:p>
          </table:table-cell>
          <table:table-cell office:value-type="float" office:value="195.492259522758" calcext:value-type="float">
            <text:p>195,49</text:p>
          </table:table-cell>
          <table:table-cell office:value-type="float" office:value="211.064799079178" calcext:value-type="float">
            <text:p>211,06</text:p>
          </table:table-cell>
          <table:table-cell office:value-type="float" office:value="230.088718367366" calcext:value-type="float">
            <text:p>230,09</text:p>
          </table:table-cell>
          <table:table-cell office:value-type="float" office:value="265.323345967193" calcext:value-type="float">
            <text:p>265,32</text:p>
          </table:table-cell>
          <table:table-cell office:value-type="float" office:value="267.74842725408" calcext:value-type="float">
            <text:p>267,75</text:p>
          </table:table-cell>
          <table:table-cell office:value-type="float" office:value="214.832148179068" calcext:value-type="float">
            <text:p>214,83</text:p>
          </table:table-cell>
          <table:table-cell office:value-type="float" office:value="200.307166178469" calcext:value-type="float">
            <text:p>200,31</text:p>
          </table:table-cell>
          <table:table-cell office:value-type="float" office:value="230.287308092925" calcext:value-type="float">
            <text:p>230,29</text:p>
          </table:table-cell>
          <table:table-cell office:value-type="float" office:value="253.566563815845" calcext:value-type="float">
            <text:p>253,57</text:p>
          </table:table-cell>
          <table:table-cell office:value-type="float" office:value="269.368325240366" calcext:value-type="float">
            <text:p>269,37</text:p>
          </table:table-cell>
          <table:table-cell office:value-type="float" office:value="228.859956009229" calcext:value-type="float">
            <text:p>228,86</text:p>
          </table:table-cell>
          <table:table-cell office:value-type="float" office:value="259.70173428655" calcext:value-type="float">
            <text:p>259,70</text:p>
          </table:table-cell>
          <table:table-cell office:value-type="float" office:value="296.889841147268" calcext:value-type="float">
            <text:p>296,89</text:p>
          </table:table-cell>
          <table:table-cell office:value-type="float" office:value="281.40612646801" calcext:value-type="float">
            <text:p>281,41</text:p>
          </table:table-cell>
          <table:table-cell office:value-type="float" office:value="271.125551678803" calcext:value-type="float">
            <text:p>271,13</text:p>
          </table:table-cell>
          <table:table-cell office:value-type="float" office:value="306.809994546516" calcext:value-type="float">
            <text:p>306,81</text:p>
          </table:table-cell>
          <table:table-cell office:value-type="float" office:value="345.834553557393" calcext:value-type="float">
            <text:p>345,83</text:p>
          </table:table-cell>
          <table:table-cell office:value-type="float" office:value="372.060258519828" calcext:value-type="float">
            <text:p>372,06</text:p>
          </table:table-cell>
          <table:table-cell office:value-type="float" office:value="402.060562295804" calcext:value-type="float">
            <text:p>402,06</text:p>
          </table:table-cell>
          <table:table-cell office:value-type="float" office:value="372.07737791788" calcext:value-type="float">
            <text:p>372,08</text:p>
          </table:table-cell>
          <table:table-cell office:value-type="float" office:value="345.641481228165" calcext:value-type="float">
            <text:p>345,64</text:p>
          </table:table-cell>
          <table:table-cell office:value-type="float" office:value="337.162899872152" calcext:value-type="float">
            <text:p>337,16</text:p>
          </table:table-cell>
          <table:table-cell office:value-type="float" office:value="355.666675005137" calcext:value-type="float">
            <text:p>355,67</text:p>
          </table:table-cell>
          <table:table-cell office:value-type="float" office:value="352.352824622797" calcext:value-type="float">
            <text:p>352,35</text:p>
          </table:table-cell>
          <table:table-cell office:value-type="float" office:value="435.068253766812" calcext:value-type="float">
            <text:p>435,07</text:p>
          </table:table-cell>
          <table:table-cell office:value-type="float" office:value="374.470341506465" calcext:value-type="float">
            <text:p>374,47</text:p>
          </table:table-cell>
          <table:table-cell office:value-type="float" office:value="372.684113171393" calcext:value-type="float">
            <text:p>372,68</text:p>
          </table:table-cell>
          <table:table-cell office:value-type="float" office:value="365.889657180281" calcext:value-type="float">
            <text:p>365,89</text:p>
          </table:table-cell>
          <table:table-cell office:value-type="float" office:value="398.637000137952" calcext:value-type="float">
            <text:p>398,64</text:p>
          </table:table-cell>
          <table:table-cell office:value-type="float" office:value="433.773065097474" calcext:value-type="float">
            <text:p>433,77</text:p>
          </table:table-cell>
          <table:table-cell office:value-type="float" office:value="409.746625373062" calcext:value-type="float">
            <text:p>409,75</text:p>
          </table:table-cell>
          <table:table-cell office:value-type="float" office:value="370.419247944586" calcext:value-type="float">
            <text:p>370,42</text:p>
          </table:table-cell>
          <table:table-cell office:value-type="float" office:value="328.744586414155" calcext:value-type="float">
            <text:p>328,74</text:p>
          </table:table-cell>
          <table:table-cell office:value-type="float" office:value="379.988007250646" calcext:value-type="float">
            <text:p>379,99</text:p>
          </table:table-cell>
          <table:table-cell office:value-type="float" office:value="397.13593689471" calcext:value-type="float">
            <text:p>397,14</text:p>
          </table:table-cell>
          <table:table-cell office:value-type="float" office:value="384.796156440468" calcext:value-type="float">
            <text:p>384,80</text:p>
          </table:table-cell>
          <table:table-cell office:value-type="float" office:value="407.523303616938" calcext:value-type="float">
            <text:p>407,52</text:p>
          </table:table-cell>
          <table:table-cell office:value-type="float" office:value="410.334229678993" calcext:value-type="float">
            <text:p>410,33</text:p>
          </table:table-cell>
          <table:table-cell office:value-type="float" office:value="258.47095948786" calcext:value-type="float">
            <text:p>258,47</text:p>
          </table:table-cell>
          <table:table-cell office:value-type="float" office:value="269.014998380817" calcext:value-type="float">
            <text:p>269,01</text:p>
          </table:table-cell>
          <table:table-cell office:value-type="float" office:value="304.564560762479" calcext:value-type="float">
            <text:p>304,56</text:p>
          </table:table-cell>
          <table:table-cell office:value-type="float" office:value="367.82152164834" calcext:value-type="float">
            <text:p>367,82</text:p>
          </table:table-cell>
          <table:table-cell office:value-type="float" office:value="417.508164861765" calcext:value-type="float">
            <text:p>417,51</text:p>
          </table:table-cell>
          <table:table-cell office:value-type="float" office:value="491.946377884101" calcext:value-type="float">
            <text:p>491,95</text:p>
          </table:table-cell>
          <table:table-cell office:value-type="float" office:value="911.998675616525" calcext:value-type="float">
            <text:p>912,00</text:p>
          </table:table-cell>
          <table:table-cell office:value-type="float" office:value="1078.16050942235" calcext:value-type="float">
            <text:p>1078,16</text:p>
          </table:table-cell>
          <table:table-cell office:value-type="float" office:value="1210.62225723084" calcext:value-type="float">
            <text:p>1210,62</text:p>
          </table:table-cell>
          <table:table-cell office:value-type="float" office:value="1074.75538037586" calcext:value-type="float">
            <text:p>1074,76</text:p>
          </table:table-cell>
          <table:table-cell office:value-type="float" office:value="1298.43695159215" calcext:value-type="float">
            <text:p>1298,44</text:p>
          </table:table-cell>
          <table:table-cell office:value-type="float" office:value="1558.482133003" calcext:value-type="float">
            <text:p>1558,48</text:p>
          </table:table-cell>
          <table:table-cell office:value-type="float" office:value="1613.28683693408" calcext:value-type="float">
            <text:p>1613,29</text:p>
          </table:table-cell>
          <table:table-cell office:value-type="float" office:value="2378.15951253814" calcext:value-type="float">
            <text:p>2378,16</text:p>
          </table:table-cell>
          <table:table-cell office:value-type="float" office:value="1968.85826340022" calcext:value-type="float">
            <text:p>1968,86</text:p>
          </table:table-cell>
          <table:table-cell office:value-type="float" office:value="1766.00570099776" calcext:value-type="float">
            <text:p>1766,01</text:p>
          </table:table-cell>
          <table:table-cell office:value-type="float" office:value="1931.38947036943" calcext:value-type="float">
            <text:p>1931,39</text:p>
          </table:table-cell>
          <table:table-cell office:value-type="float" office:value="2025.88585713133" calcext:value-type="float">
            <text:p>2025,89</text:p>
          </table:table-cell>
          <table:table-cell office:value-type="float" office:value="2202.31216442504" calcext:value-type="float">
            <text:p>2202,31</text:p>
          </table:table-cell>
        </table:table-row>
        <table:table-row table:style-name="ro1">
          <table:table-cell office:value-type="string" calcext:value-type="string">
            <text:p>BMU</text:p>
          </table:table-cell>
          <table:table-cell office:value-type="string" calcext:value-type="string">
            <text:p>Bermudas</text:p>
          </table:table-cell>
          <table:table-cell office:value-type="float" office:value="2020.38596503345" calcext:value-type="float">
            <text:p>2020,39</text:p>
          </table:table-cell>
          <table:table-cell office:value-type="float" office:value="2020.26524752445" calcext:value-type="float">
            <text:p>2020,27</text:p>
          </table:table-cell>
          <table:table-cell office:value-type="float" office:value="2199.72700691179" calcext:value-type="float">
            <text:p>2199,73</text:p>
          </table:table-cell>
          <table:table-cell office:value-type="float" office:value="2282.21654616239" calcext:value-type="float">
            <text:p>2282,22</text:p>
          </table:table-cell>
          <table:table-cell office:value-type="float" office:value="2630.85046632946" calcext:value-type="float">
            <text:p>2630,85</text:p>
          </table:table-cell>
          <table:table-cell office:value-type="float" office:value="2982.74970426108" calcext:value-type="float">
            <text:p>2982,75</text:p>
          </table:table-cell>
          <table:table-cell office:value-type="float" office:value="2830.18867924528" calcext:value-type="float">
            <text:p>2830,19</text:p>
          </table:table-cell>
          <table:table-cell office:value-type="float" office:value="3053.7037037037" calcext:value-type="float">
            <text:p>3053,70</text:p>
          </table:table-cell>
          <table:table-cell office:value-type="float" office:value="3387.27272727273" calcext:value-type="float">
            <text:p>3387,27</text:p>
          </table:table-cell>
          <table:table-cell office:value-type="float" office:value="3866.30036630037" calcext:value-type="float">
            <text:p>3866,30</text:p>
          </table:table-cell>
          <table:table-cell office:value-type="float" office:value="4343.17343173432" calcext:value-type="float">
            <text:p>4343,17</text:p>
          </table:table-cell>
          <table:table-cell office:value-type="float" office:value="5009.2936802974" calcext:value-type="float">
            <text:p>5009,29</text:p>
          </table:table-cell>
          <table:table-cell office:value-type="float" office:value="5853.93258426966" calcext:value-type="float">
            <text:p>5853,93</text:p>
          </table:table-cell>
          <table:table-cell office:value-type="float" office:value="6509.43396226415" calcext:value-type="float">
            <text:p>6509,43</text:p>
          </table:table-cell>
          <table:table-cell office:value-type="float" office:value="7261.27819548872" calcext:value-type="float">
            <text:p>7261,28</text:p>
          </table:table-cell>
          <table:table-cell office:value-type="float" office:value="8370.78651685393" calcext:value-type="float">
            <text:p>8370,79</text:p>
          </table:table-cell>
          <table:table-cell office:value-type="float" office:value="8876.86567164179" calcext:value-type="float">
            <text:p>8876,87</text:p>
          </table:table-cell>
          <table:table-cell office:value-type="float" office:value="9613.38289962825" calcext:value-type="float">
            <text:p>9613,38</text:p>
          </table:table-cell>
          <table:table-cell office:value-type="float" office:value="11218.2178159868" calcext:value-type="float">
            <text:p>11218,22</text:p>
          </table:table-cell>
          <table:table-cell office:value-type="float" office:value="13425.9769663942" calcext:value-type="float">
            <text:p>13425,98</text:p>
          </table:table-cell>
          <table:table-cell office:value-type="float" office:value="14166.1712925391" calcext:value-type="float">
            <text:p>14166,17</text:p>
          </table:table-cell>
          <table:table-cell office:value-type="float" office:value="15902.0203826211" calcext:value-type="float">
            <text:p>15902,02</text:p>
          </table:table-cell>
          <table:table-cell office:value-type="float" office:value="17469.8255675877" calcext:value-type="float">
            <text:p>17469,83</text:p>
          </table:table-cell>
          <table:table-cell office:value-type="float" office:value="18269.5355197019" calcext:value-type="float">
            <text:p>18269,54</text:p>
          </table:table-cell>
          <table:table-cell office:value-type="float" office:value="20450.6645289464" calcext:value-type="float">
            <text:p>20450,66</text:p>
          </table:table-cell>
          <table:table-cell office:value-type="float" office:value="22411.7956749468" calcext:value-type="float">
            <text:p>22411,80</text:p>
          </table:table-cell>
          <table:table-cell office:value-type="float" office:value="24253.1755188784" calcext:value-type="float">
            <text:p>24253,18</text:p>
          </table:table-cell>
          <table:table-cell office:value-type="float" office:value="25517.9217212488" calcext:value-type="float">
            <text:p>25517,92</text:p>
          </table:table-cell>
          <table:table-cell office:value-type="float" office:value="26841.5197383946" calcext:value-type="float">
            <text:p>26841,52</text:p>
          </table:table-cell>
          <table:table-cell office:value-type="float" office:value="27700.3095169516" calcext:value-type="float">
            <text:p>27700,31</text:p>
          </table:table-cell>
          <table:table-cell office:value-type="float" office:value="28669.6822595785" calcext:value-type="float">
            <text:p>28669,68</text:p>
          </table:table-cell>
          <table:table-cell office:value-type="float" office:value="30900.6948905109" calcext:value-type="float">
            <text:p>30900,69</text:p>
          </table:table-cell>
          <table:table-cell office:value-type="float" office:value="31476.0631153068" calcext:value-type="float">
            <text:p>31476,06</text:p>
          </table:table-cell>
          <table:table-cell office:value-type="float" office:value="33989.7223579821" calcext:value-type="float">
            <text:p>33989,72</text:p>
          </table:table-cell>
          <table:table-cell office:value-type="float" office:value="44826.7890701658" calcext:value-type="float">
            <text:p>44826,79</text:p>
          </table:table-cell>
          <table:table-cell office:value-type="float" office:value="48478.8832504091" calcext:value-type="float">
            <text:p>48478,88</text:p>
          </table:table-cell>
          <table:table-cell office:value-type="float" office:value="51371.7408069836" calcext:value-type="float">
            <text:p>51371,74</text:p>
          </table:table-cell>
          <table:table-cell office:value-type="float" office:value="54245.459737293" calcext:value-type="float">
            <text:p>54245,46</text:p>
          </table:table-cell>
          <table:table-cell office:value-type="float" office:value="56284.1686478094" calcext:value-type="float">
            <text:p>56284,17</text:p>
          </table:table-cell>
          <table:table-cell office:value-type="float" office:value="58883.9594265967" calcext:value-type="float">
            <text:p>58883,96</text:p>
          </table:table-cell>
          <table:table-cell office:value-type="float" office:value="62583.1002034588" calcext:value-type="float">
            <text:p>62583,10</text:p>
          </table:table-cell>
          <table:table-cell office:value-type="float" office:value="66111.7252270036" calcext:value-type="float">
            <text:p>66111,73</text:p>
          </table:table-cell>
          <table:table-cell office:value-type="float" office:value="70359.3191088798" calcext:value-type="float">
            <text:p>70359,32</text:p>
          </table:table-cell>
          <table:table-cell office:value-type="float" office:value="75882.0338560339" calcext:value-type="float">
            <text:p>75882,03</text:p>
          </table:table-cell>
          <table:table-cell office:value-type="float" office:value="83912.6977976846" calcext:value-type="float">
            <text:p>83912,70</text:p>
          </table:table-cell>
          <table:table-cell office:value-type="float" office:value="90849.5869806436" calcext:value-type="float">
            <text:p>90849,59</text:p>
          </table:table-cell>
          <table:table-cell office:value-type="float" office:value="93605.7481653976" calcext:value-type="float">
            <text:p>93605,75</text:p>
          </table:table-cell>
          <table:table-cell office:value-type="float" office:value="88463.3128161375" calcext:value-type="float">
            <text:p>88463,31</text:p>
          </table:table-cell>
          <table:table-cell office:value-type="float" office:value="88207.3275597322" calcext:value-type="float">
            <text:p>88207,33</text:p>
          </table:table-cell>
          <table:table-cell office:value-type="float" office:value="85973.158416455" calcext:value-type="float">
            <text:p>85973,16</text:p>
          </table:table-cell>
          <table:table-cell office:value-type="float" office:value="85458.455507886" calcext:value-type="float">
            <text:p>85458,46</text:p>
          </table:table-cell>
          <table:table-cell office:value-type="float" office:value="85748.0654143782" calcext:value-type="float">
            <text:p>85748,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N</text:p>
          </table:table-cell>
          <table:table-cell office:value-type="string" calcext:value-type="string">
            <text:p>Irán, República Islámica del</text:p>
          </table:table-cell>
          <table:table-cell office:value-type="float" office:value="203.437316704253" calcext:value-type="float">
            <text:p>203,44</text:p>
          </table:table-cell>
          <table:table-cell office:value-type="float" office:value="208.132361496648" calcext:value-type="float">
            <text:p>208,13</text:p>
          </table:table-cell>
          <table:table-cell office:value-type="float" office:value="221.321237135572" calcext:value-type="float">
            <text:p>221,32</text:p>
          </table:table-cell>
          <table:table-cell office:value-type="float" office:value="248.341072691126" calcext:value-type="float">
            <text:p>248,34</text:p>
          </table:table-cell>
          <table:table-cell office:value-type="float" office:value="264.979700116411" calcext:value-type="float">
            <text:p>264,98</text:p>
          </table:table-cell>
          <table:table-cell office:value-type="float" office:value="287.082832545505" calcext:value-type="float">
            <text:p>287,08</text:p>
          </table:table-cell>
          <table:table-cell office:value-type="float" office:value="318.991965654226" calcext:value-type="float">
            <text:p>318,99</text:p>
          </table:table-cell>
          <table:table-cell office:value-type="float" office:value="350.913606178484" calcext:value-type="float">
            <text:p>350,91</text:p>
          </table:table-cell>
          <table:table-cell office:value-type="float" office:value="384.944123481777" calcext:value-type="float">
            <text:p>384,94</text:p>
          </table:table-cell>
          <table:table-cell office:value-type="float" office:value="468.956811967117" calcext:value-type="float">
            <text:p>468,96</text:p>
          </table:table-cell>
          <table:table-cell office:value-type="float" office:value="570.350585853324" calcext:value-type="float">
            <text:p>570,35</text:p>
          </table:table-cell>
          <table:table-cell office:value-type="float" office:value="876.268523776541" calcext:value-type="float">
            <text:p>876,27</text:p>
          </table:table-cell>
          <table:table-cell office:value-type="float" office:value="1453.73458011719" calcext:value-type="float">
            <text:p>1453,73</text:p>
          </table:table-cell>
          <table:table-cell office:value-type="float" office:value="1581.93043170876" calcext:value-type="float">
            <text:p>1581,93</text:p>
          </table:table-cell>
          <table:table-cell office:value-type="float" office:value="2017.41192148097" calcext:value-type="float">
            <text:p>2017,41</text:p>
          </table:table-cell>
          <table:table-cell office:value-type="float" office:value="2315.89283930371" calcext:value-type="float">
            <text:p>2315,89</text:p>
          </table:table-cell>
          <table:table-cell office:value-type="float" office:value="2168.87015242368" calcext:value-type="float">
            <text:p>2168,87</text:p>
          </table:table-cell>
          <table:table-cell office:value-type="float" office:value="2427.46582061307" calcext:value-type="float">
            <text:p>2427,47</text:p>
          </table:table-cell>
          <table:table-cell office:value-type="float" office:value="2441.44049121535" calcext:value-type="float">
            <text:p>2441,44</text:p>
          </table:table-cell>
          <table:table-cell office:value-type="float" office:value="2499.98874994195" calcext:value-type="float">
            <text:p>2499,99</text:p>
          </table:table-cell>
          <table:table-cell office:value-type="float" office:value="3008.14556156858" calcext:value-type="float">
            <text:p>3008,15</text:p>
          </table:table-cell>
          <table:table-cell office:value-type="float" office:value="3583.32930085666" calcext:value-type="float">
            <text:p>3583,33</text:p>
          </table:table-cell>
          <table:table-cell office:value-type="float" office:value="3568.65556413161" calcext:value-type="float">
            <text:p>3568,66</text:p>
          </table:table-cell>
          <table:table-cell office:value-type="float" office:value="3805.58265064987" calcext:value-type="float">
            <text:p>3805,58</text:p>
          </table:table-cell>
          <table:table-cell office:value-type="float" office:value="4244.69101578579" calcext:value-type="float">
            <text:p>4244,69</text:p>
          </table:table-cell>
          <table:table-cell office:value-type="float" office:value="2617.70064033503" calcext:value-type="float">
            <text:p>2617,70</text:p>
          </table:table-cell>
          <table:table-cell office:value-type="float" office:value="2318.46441310853" calcext:value-type="float">
            <text:p>2318,46</text:p>
          </table:table-cell>
          <table:table-cell office:value-type="float" office:value="2197.9562278351" calcext:value-type="float">
            <text:p>2197,96</text:p>
          </table:table-cell>
          <table:table-cell office:value-type="float" office:value="2214.32749205514" calcext:value-type="float">
            <text:p>2214,33</text:p>
          </table:table-cell>
          <table:table-cell table:number-columns-repeated="2"/>
          <table:table-cell office:value-type="float" office:value="1067.30753326284" calcext:value-type="float">
            <text:p>1067,31</text:p>
          </table:table-cell>
          <table:table-cell office:value-type="float" office:value="1185.68630402961" calcext:value-type="float">
            <text:p>1185,69</text:p>
          </table:table-cell>
          <table:table-cell office:value-type="float" office:value="1569.25529374222" calcext:value-type="float">
            <text:p>1569,26</text:p>
          </table:table-cell>
          <table:table-cell office:value-type="float" office:value="1932.80498450661" calcext:value-type="float">
            <text:p>1932,80</text:p>
          </table:table-cell>
          <table:table-cell office:value-type="float" office:value="1804.33667745938" calcext:value-type="float">
            <text:p>1804,34</text:p>
          </table:table-cell>
          <table:table-cell office:value-type="float" office:value="1723.83536659068" calcext:value-type="float">
            <text:p>1723,84</text:p>
          </table:table-cell>
          <table:table-cell office:value-type="float" office:value="1756.89666696426" calcext:value-type="float">
            <text:p>1756,90</text:p>
          </table:table-cell>
          <table:table-cell office:value-type="float" office:value="1670.00946997849" calcext:value-type="float">
            <text:p>1670,01</text:p>
          </table:table-cell>
          <table:table-cell office:value-type="float" office:value="1909.41227771353" calcext:value-type="float">
            <text:p>1909,41</text:p>
          </table:table-cell>
          <table:table-cell office:value-type="float" office:value="1911.67879150172" calcext:value-type="float">
            <text:p>1911,68</text:p>
          </table:table-cell>
          <table:table-cell office:value-type="float" office:value="2253.93613228235" calcext:value-type="float">
            <text:p>2253,94</text:p>
          </table:table-cell>
          <table:table-cell office:value-type="float" office:value="2756.19874219366" calcext:value-type="float">
            <text:p>2756,20</text:p>
          </table:table-cell>
          <table:table-cell office:value-type="float" office:value="3246.05102938326" calcext:value-type="float">
            <text:p>3246,05</text:p>
          </table:table-cell>
          <table:table-cell office:value-type="float" office:value="3774.35784149991" calcext:value-type="float">
            <text:p>3774,36</text:p>
          </table:table-cell>
          <table:table-cell office:value-type="float" office:value="4904.66625185167" calcext:value-type="float">
            <text:p>4904,67</text:p>
          </table:table-cell>
          <table:table-cell office:value-type="float" office:value="5630.44299454113" calcext:value-type="float">
            <text:p>5630,44</text:p>
          </table:table-cell>
          <table:table-cell office:value-type="float" office:value="5677.88852169889" calcext:value-type="float">
            <text:p>5677,89</text:p>
          </table:table-cell>
          <table:table-cell office:value-type="float" office:value="6603.21226914401" calcext:value-type="float">
            <text:p>6603,21</text:p>
          </table:table-cell>
          <table:table-cell office:value-type="float" office:value="7818.05723219579" calcext:value-type="float">
            <text:p>7818,06</text:p>
          </table:table-cell>
          <table:table-cell office:value-type="float" office:value="7927.64754158673" calcext:value-type="float">
            <text:p>7927,65</text:p>
          </table:table-cell>
          <table:table-cell office:value-type="float" office:value="6111.44060803083" calcext:value-type="float">
            <text:p>6111,44</text:p>
          </table:table-cell>
          <table:table-cell office:value-type="float" office:value="5608.6025115113" calcext:value-type="float">
            <text:p>5608,60</text:p>
          </table:table-cell>
          <table:table-cell office:value-type="float" office:value="4916.08593793143" calcext:value-type="float">
            <text:p>4916,09</text:p>
          </table:table-cell>
          <table:table-cell office:value-type="float" office:value="5265.90663458425" calcext:value-type="float">
            <text:p>5265,91</text:p>
          </table:table-cell>
          <table:table-cell office:value-type="float" office:value="5627.74926845456" calcext:value-type="float">
            <text:p>5627,75</text:p>
          </table:table-cell>
          <table:table-cell/>
        </table:table-row>
        <table:table-row table:style-name="ro1">
          <table:table-cell office:value-type="string" calcext:value-type="string">
            <text:p>ZMB</text:p>
          </table:table-cell>
          <table:table-cell office:value-type="string" calcext:value-type="string">
            <text:p>Zambia</text:p>
          </table:table-cell>
          <table:table-cell office:value-type="float" office:value="212.578123117433" calcext:value-type="float">
            <text:p>212,58</text:p>
          </table:table-cell>
          <table:table-cell office:value-type="float" office:value="213.896440620375" calcext:value-type="float">
            <text:p>213,90</text:p>
          </table:table-cell>
          <table:table-cell office:value-type="float" office:value="242.384332534144" calcext:value-type="float">
            <text:p>242,38</text:p>
          </table:table-cell>
          <table:table-cell office:value-type="float" office:value="303.281910378355" calcext:value-type="float">
            <text:p>303,28</text:p>
          </table:table-cell>
          <table:table-cell office:value-type="float" office:value="343.373483458031" calcext:value-type="float">
            <text:p>343,37</text:p>
          </table:table-cell>
          <table:table-cell office:value-type="float" office:value="360.201618116246" calcext:value-type="float">
            <text:p>360,20</text:p>
          </table:table-cell>
          <table:table-cell office:value-type="float" office:value="409.775349349798" calcext:value-type="float">
            <text:p>409,78</text:p>
          </table:table-cell>
          <table:table-cell office:value-type="float" office:value="485.872618041269" calcext:value-type="float">
            <text:p>485,87</text:p>
          </table:table-cell>
          <table:table-cell office:value-type="float" office:value="436.768712797788" calcext:value-type="float">
            <text:p>436,77</text:p>
          </table:table-cell>
          <table:table-cell office:value-type="float" office:value="390.579418895616" calcext:value-type="float">
            <text:p>390,58</text:p>
          </table:table-cell>
          <table:table-cell office:value-type="float" office:value="427.819042812547" calcext:value-type="float">
            <text:p>427,82</text:p>
          </table:table-cell>
          <table:table-cell office:value-type="float" office:value="491.111958992136" calcext:value-type="float">
            <text:p>491,11</text:p>
          </table:table-cell>
          <table:table-cell office:value-type="float" office:value="653.277597394897" calcext:value-type="float">
            <text:p>653,28</text:p>
          </table:table-cell>
          <table:table-cell office:value-type="float" office:value="529.742413425788" calcext:value-type="float">
            <text:p>529,74</text:p>
          </table:table-cell>
          <table:table-cell office:value-type="float" office:value="537.220687223924" calcext:value-type="float">
            <text:p>537,22</text:p>
          </table:table-cell>
          <table:table-cell office:value-type="float" office:value="469.593845767452" calcext:value-type="float">
            <text:p>469,59</text:p>
          </table:table-cell>
          <table:table-cell office:value-type="float" office:value="514.49162457834" calcext:value-type="float">
            <text:p>514,49</text:p>
          </table:table-cell>
          <table:table-cell office:value-type="float" office:value="587.945239676748" calcext:value-type="float">
            <text:p>587,95</text:p>
          </table:table-cell>
          <table:table-cell office:value-type="float" office:value="654.411230684445" calcext:value-type="float">
            <text:p>654,41</text:p>
          </table:table-cell>
          <table:table-cell office:value-type="float" office:value="639.542955234525" calcext:value-type="float">
            <text:p>639,54</text:p>
          </table:table-cell>
          <table:table-cell office:value-type="float" office:value="637.546199179838" calcext:value-type="float">
            <text:p>637,55</text:p>
          </table:table-cell>
          <table:table-cell office:value-type="float" office:value="496.197064619118" calcext:value-type="float">
            <text:p>496,20</text:p>
          </table:table-cell>
          <table:table-cell office:value-type="float" office:value="408.778347132815" calcext:value-type="float">
            <text:p>408,78</text:p>
          </table:table-cell>
          <table:table-cell office:value-type="float" office:value="329.51162318132" calcext:value-type="float">
            <text:p>329,51</text:p>
          </table:table-cell>
          <table:table-cell office:value-type="float" office:value="232.538957136755" calcext:value-type="float">
            <text:p>232,54</text:p>
          </table:table-cell>
          <table:table-cell office:value-type="float" office:value="307.872632589342" calcext:value-type="float">
            <text:p>307,87</text:p>
          </table:table-cell>
          <table:table-cell office:value-type="float" office:value="488.744413413745" calcext:value-type="float">
            <text:p>488,74</text:p>
          </table:table-cell>
          <table:table-cell office:value-type="float" office:value="511.321337632379" calcext:value-type="float">
            <text:p>511,32</text:p>
          </table:table-cell>
          <table:table-cell office:value-type="float" office:value="408.769534724677" calcext:value-type="float">
            <text:p>408,77</text:p>
          </table:table-cell>
          <table:table-cell office:value-type="float" office:value="409.727573569357" calcext:value-type="float">
            <text:p>409,73</text:p>
          </table:table-cell>
          <table:table-cell office:value-type="float" office:value="376.498774421343" calcext:value-type="float">
            <text:p>376,50</text:p>
          </table:table-cell>
          <table:table-cell office:value-type="float" office:value="378.12547185508" calcext:value-type="float">
            <text:p>378,13</text:p>
          </table:table-cell>
          <table:table-cell office:value-type="float" office:value="412.260984453725" calcext:value-type="float">
            <text:p>412,26</text:p>
          </table:table-cell>
          <table:table-cell office:value-type="float" office:value="418.515070713827" calcext:value-type="float">
            <text:p>418,52</text:p>
          </table:table-cell>
          <table:table-cell office:value-type="float" office:value="385.152440867439" calcext:value-type="float">
            <text:p>385,15</text:p>
          </table:table-cell>
          <table:table-cell office:value-type="float" office:value="448.370206818558" calcext:value-type="float">
            <text:p>448,37</text:p>
          </table:table-cell>
          <table:table-cell office:value-type="float" office:value="358.555886217461" calcext:value-type="float">
            <text:p>358,56</text:p>
          </table:table-cell>
          <table:table-cell office:value-type="float" office:value="335.712390719746" calcext:value-type="float">
            <text:p>335,71</text:p>
          </table:table-cell>
          <table:table-cell office:value-type="float" office:value="345.689554372848" calcext:value-type="float">
            <text:p>345,69</text:p>
          </table:table-cell>
          <table:table-cell office:value-type="float" office:value="382.94117849531" calcext:value-type="float">
            <text:p>382,94</text:p>
          </table:table-cell>
          <table:table-cell office:value-type="float" office:value="382.242172375719" calcext:value-type="float">
            <text:p>382,24</text:p>
          </table:table-cell>
          <table:table-cell office:value-type="float" office:value="435.45808332532" calcext:value-type="float">
            <text:p>435,46</text:p>
          </table:table-cell>
          <table:table-cell office:value-type="float" office:value="538.591506409662" calcext:value-type="float">
            <text:p>538,59</text:p>
          </table:table-cell>
          <table:table-cell office:value-type="float" office:value="702.740940632375" calcext:value-type="float">
            <text:p>702,74</text:p>
          </table:table-cell>
          <table:table-cell office:value-type="float" office:value="1047.91918744918" calcext:value-type="float">
            <text:p>1047,92</text:p>
          </table:table-cell>
          <table:table-cell office:value-type="float" office:value="1124.29058597692" calcext:value-type="float">
            <text:p>1124,29</text:p>
          </table:table-cell>
          <table:table-cell office:value-type="float" office:value="1394.00060846687" calcext:value-type="float">
            <text:p>1394,00</text:p>
          </table:table-cell>
          <table:table-cell office:value-type="float" office:value="1159.90776214745" calcext:value-type="float">
            <text:p>1159,91</text:p>
          </table:table-cell>
          <table:table-cell office:value-type="float" office:value="1489.45906989027" calcext:value-type="float">
            <text:p>1489,46</text:p>
          </table:table-cell>
          <table:table-cell office:value-type="float" office:value="1672.94982959625" calcext:value-type="float">
            <text:p>1672,95</text:p>
          </table:table-cell>
          <table:table-cell office:value-type="float" office:value="1763.09418353303" calcext:value-type="float">
            <text:p>1763,09</text:p>
          </table:table-cell>
          <table:table-cell office:value-type="float" office:value="1878.90348886702" calcext:value-type="float">
            <text:p>1878,90</text:p>
          </table:table-cell>
          <table:table-cell office:value-type="float" office:value="1763.05623909703" calcext:value-type="float">
            <text:p>1763,06</text:p>
          </table:table-cell>
          <table:table-cell office:value-type="float" office:value="1337.79631513515" calcext:value-type="float">
            <text:p>1337,80</text:p>
          </table:table-cell>
          <table:table-cell office:value-type="float" office:value="1280.57844679257" calcext:value-type="float">
            <text:p>1280,58</text:p>
          </table:table-cell>
          <table:table-cell office:value-type="float" office:value="1534.86537052245" calcext:value-type="float">
            <text:p>1534,87</text:p>
          </table:table-cell>
          <table:table-cell office:value-type="float" office:value="1539.90015779907" calcext:value-type="float">
            <text:p>1539,90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uiza</text:p>
          </table:table-cell>
          <table:table-cell office:value-type="float" office:value="2131.39165159983" calcext:value-type="float">
            <text:p>2131,39</text:p>
          </table:table-cell>
          <table:table-cell office:value-type="float" office:value="2294.18284731738" calcext:value-type="float">
            <text:p>2294,18</text:p>
          </table:table-cell>
          <table:table-cell office:value-type="float" office:value="2501.29318996377" calcext:value-type="float">
            <text:p>2501,29</text:p>
          </table:table-cell>
          <table:table-cell office:value-type="float" office:value="2620.475547353" calcext:value-type="float">
            <text:p>2620,48</text:p>
          </table:table-cell>
          <table:table-cell office:value-type="float" office:value="2784.73354771646" calcext:value-type="float">
            <text:p>2784,73</text:p>
          </table:table-cell>
          <table:table-cell office:value-type="float" office:value="2960.72258588384" calcext:value-type="float">
            <text:p>2960,72</text:p>
          </table:table-cell>
          <table:table-cell office:value-type="float" office:value="3121.8890308772" calcext:value-type="float">
            <text:p>3121,89</text:p>
          </table:table-cell>
          <table:table-cell office:value-type="float" office:value="3344.78360254639" calcext:value-type="float">
            <text:p>3344,78</text:p>
          </table:table-cell>
          <table:table-cell office:value-type="float" office:value="3927.28653324065" calcext:value-type="float">
            <text:p>3927,29</text:p>
          </table:table-cell>
          <table:table-cell office:value-type="float" office:value="4694.71716251561" calcext:value-type="float">
            <text:p>4694,72</text:p>
          </table:table-cell>
          <table:table-cell office:value-type="float" office:value="5714.34089749759" calcext:value-type="float">
            <text:p>5714,34</text:p>
          </table:table-cell>
          <table:table-cell office:value-type="float" office:value="7628.39646633269" calcext:value-type="float">
            <text:p>7628,40</text:p>
          </table:table-cell>
          <table:table-cell office:value-type="float" office:value="8743.99272311147" calcext:value-type="float">
            <text:p>8743,99</text:p>
          </table:table-cell>
          <table:table-cell office:value-type="float" office:value="10028.9871880082" calcext:value-type="float">
            <text:p>10028,99</text:p>
          </table:table-cell>
          <table:table-cell office:value-type="float" office:value="10550.3008915458" calcext:value-type="float">
            <text:p>10550,30</text:p>
          </table:table-cell>
          <table:table-cell office:value-type="float" office:value="11306.4244791824" calcext:value-type="float">
            <text:p>11306,42</text:p>
          </table:table-cell>
          <table:table-cell office:value-type="float" office:value="15810.6298511725" calcext:value-type="float">
            <text:p>15810,63</text:p>
          </table:table-cell>
          <table:table-cell office:value-type="float" office:value="17736.5534111237" calcext:value-type="float">
            <text:p>17736,55</text:p>
          </table:table-cell>
          <table:table-cell office:value-type="float" office:value="18832.1967194448" calcext:value-type="float">
            <text:p>18832,20</text:p>
          </table:table-cell>
          <table:table-cell office:value-type="float" office:value="17153.4013163127" calcext:value-type="float">
            <text:p>17153,40</text:p>
          </table:table-cell>
          <table:table-cell office:value-type="float" office:value="17478.6557926331" calcext:value-type="float">
            <text:p>17478,66</text:p>
          </table:table-cell>
          <table:table-cell office:value-type="float" office:value="17341.994875673" calcext:value-type="float">
            <text:p>17341,99</text:p>
          </table:table-cell>
          <table:table-cell office:value-type="float" office:value="16499.1469305493" calcext:value-type="float">
            <text:p>16499,15</text:p>
          </table:table-cell>
          <table:table-cell office:value-type="float" office:value="16655.3373919475" calcext:value-type="float">
            <text:p>16655,34</text:p>
          </table:table-cell>
          <table:table-cell office:value-type="float" office:value="23751.4495170998" calcext:value-type="float">
            <text:p>23751,45</text:p>
          </table:table-cell>
          <table:table-cell office:value-type="float" office:value="29558.8954776765" calcext:value-type="float">
            <text:p>29558,90</text:p>
          </table:table-cell>
          <table:table-cell office:value-type="float" office:value="31743.6529122682" calcext:value-type="float">
            <text:p>31743,65</text:p>
          </table:table-cell>
          <table:table-cell office:value-type="float" office:value="30401.8924810513" calcext:value-type="float">
            <text:p>30401,89</text:p>
          </table:table-cell>
          <table:table-cell office:value-type="float" office:value="38428.3855023167" calcext:value-type="float">
            <text:p>38428,39</text:p>
          </table:table-cell>
          <table:table-cell office:value-type="float" office:value="38399.2106118525" calcext:value-type="float">
            <text:p>38399,21</text:p>
          </table:table-cell>
          <table:table-cell office:value-type="float" office:value="39534.5419972169" calcext:value-type="float">
            <text:p>39534,54</text:p>
          </table:table-cell>
          <table:table-cell office:value-type="float" office:value="38100.736729035" calcext:value-type="float">
            <text:p>38100,74</text:p>
          </table:table-cell>
          <table:table-cell office:value-type="float" office:value="41843.7568835613" calcext:value-type="float">
            <text:p>41843,76</text:p>
          </table:table-cell>
          <table:table-cell office:value-type="float" office:value="48662.4865090892" calcext:value-type="float">
            <text:p>48662,49</text:p>
          </table:table-cell>
          <table:table-cell office:value-type="float" office:value="46676.8135563141" calcext:value-type="float">
            <text:p>46676,81</text:p>
          </table:table-cell>
          <table:table-cell office:value-type="float" office:value="40417.9407909734" calcext:value-type="float">
            <text:p>40417,94</text:p>
          </table:table-cell>
          <table:table-cell office:value-type="float" office:value="41497.1578443062" calcext:value-type="float">
            <text:p>41497,16</text:p>
          </table:table-cell>
          <table:table-cell office:value-type="float" office:value="40581.3493561186" calcext:value-type="float">
            <text:p>40581,35</text:p>
          </table:table-cell>
          <table:table-cell office:value-type="float" office:value="37868.296000612" calcext:value-type="float">
            <text:p>37868,30</text:p>
          </table:table-cell>
          <table:table-cell office:value-type="float" office:value="38538.9791032635" calcext:value-type="float">
            <text:p>38538,98</text:p>
          </table:table-cell>
          <table:table-cell office:value-type="float" office:value="41376.372812271" calcext:value-type="float">
            <text:p>41376,37</text:p>
          </table:table-cell>
          <table:table-cell office:value-type="float" office:value="48087.5437704014" calcext:value-type="float">
            <text:p>48087,54</text:p>
          </table:table-cell>
          <table:table-cell office:value-type="float" office:value="53340.196975624" calcext:value-type="float">
            <text:p>53340,20</text:p>
          </table:table-cell>
          <table:table-cell office:value-type="float" office:value="54952.6754890751" calcext:value-type="float">
            <text:p>54952,68</text:p>
          </table:table-cell>
          <table:table-cell office:value-type="float" office:value="57579.5029129543" calcext:value-type="float">
            <text:p>57579,50</text:p>
          </table:table-cell>
          <table:table-cell office:value-type="float" office:value="63555.2809223584" calcext:value-type="float">
            <text:p>63555,28</text:p>
          </table:table-cell>
          <table:table-cell office:value-type="float" office:value="72487.8347142083" calcext:value-type="float">
            <text:p>72487,83</text:p>
          </table:table-cell>
          <table:table-cell office:value-type="float" office:value="69927.4422927441" calcext:value-type="float">
            <text:p>69927,44</text:p>
          </table:table-cell>
          <table:table-cell office:value-type="float" office:value="74605.7745091454" calcext:value-type="float">
            <text:p>74605,77</text:p>
          </table:table-cell>
          <table:table-cell office:value-type="float" office:value="88415.6108120697" calcext:value-type="float">
            <text:p>88415,61</text:p>
          </table:table-cell>
          <table:table-cell office:value-type="float" office:value="83538.2128216758" calcext:value-type="float">
            <text:p>83538,21</text:p>
          </table:table-cell>
          <table:table-cell office:value-type="float" office:value="85112.469599771" calcext:value-type="float">
            <text:p>85112,47</text:p>
          </table:table-cell>
          <table:table-cell office:value-type="float" office:value="86605.5173887467" calcext:value-type="float">
            <text:p>86605,52</text:p>
          </table:table-cell>
          <table:table-cell office:value-type="float" office:value="82081.6092055418" calcext:value-type="float">
            <text:p>82081,61</text:p>
          </table:table-cell>
          <table:table-cell office:value-type="float" office:value="80172.1933039266" calcext:value-type="float">
            <text:p>80172,19</text:p>
          </table:table-cell>
          <table:table-cell office:value-type="float" office:value="80450.0458197413" calcext:value-type="float">
            <text:p>80450,05</text:p>
          </table:table-cell>
          <table:table-cell office:value-type="float" office:value="82796.5471631285" calcext:value-type="float">
            <text:p>82796,55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á</text:p>
          </table:table-cell>
          <table:table-cell office:value-type="float" office:value="2268.58534607908" calcext:value-type="float">
            <text:p>2268,59</text:p>
          </table:table-cell>
          <table:table-cell office:value-type="float" office:value="2374.49844764883" calcext:value-type="float">
            <text:p>2374,50</text:p>
          </table:table-cell>
          <table:table-cell office:value-type="float" office:value="2555.11114601309" calcext:value-type="float">
            <text:p>2555,11</text:p>
          </table:table-cell>
          <table:table-cell office:value-type="float" office:value="2770.36180408145" calcext:value-type="float">
            <text:p>2770,36</text:p>
          </table:table-cell>
          <table:table-cell office:value-type="float" office:value="3047.10614707958" calcext:value-type="float">
            <text:p>3047,11</text:p>
          </table:table-cell>
          <table:table-cell office:value-type="float" office:value="3217.15929360795" calcext:value-type="float">
            <text:p>3217,16</text:p>
          </table:table-cell>
          <table:table-cell office:value-type="float" office:value="3462.67887195794" calcext:value-type="float">
            <text:p>3462,68</text:p>
          </table:table-cell>
          <table:table-cell office:value-type="float" office:value="3763.95337938417" calcext:value-type="float">
            <text:p>3763,95</text:p>
          </table:table-cell>
          <table:table-cell office:value-type="float" office:value="4121.93280924889" calcext:value-type="float">
            <text:p>4121,93</text:p>
          </table:table-cell>
          <table:table-cell office:value-type="float" office:value="4520.16286459833" calcext:value-type="float">
            <text:p>4520,16</text:p>
          </table:table-cell>
          <table:table-cell office:value-type="float" office:value="5089.58792478217" calcext:value-type="float">
            <text:p>5089,59</text:p>
          </table:table-cell>
          <table:table-cell office:value-type="float" office:value="5838.66091212262" calcext:value-type="float">
            <text:p>5838,66</text:p>
          </table:table-cell>
          <table:table-cell office:value-type="float" office:value="7033.01103435653" calcext:value-type="float">
            <text:p>7033,01</text:p>
          </table:table-cell>
          <table:table-cell office:value-type="float" office:value="7511.21134703936" calcext:value-type="float">
            <text:p>7511,21</text:p>
          </table:table-cell>
          <table:table-cell office:value-type="float" office:value="8809.26463882445" calcext:value-type="float">
            <text:p>8809,26</text:p>
          </table:table-cell>
          <table:table-cell office:value-type="float" office:value="8919.0574570796" calcext:value-type="float">
            <text:p>8919,06</text:p>
          </table:table-cell>
          <table:table-cell office:value-type="float" office:value="9123.69132998671" calcext:value-type="float">
            <text:p>9123,69</text:p>
          </table:table-cell>
          <table:table-cell office:value-type="float" office:value="10043.66094103" calcext:value-type="float">
            <text:p>10043,66</text:p>
          </table:table-cell>
          <table:table-cell office:value-type="float" office:value="11170.5639653618" calcext:value-type="float">
            <text:p>11170,56</text:p>
          </table:table-cell>
          <table:table-cell office:value-type="float" office:value="12337.4662493804" calcext:value-type="float">
            <text:p>12337,47</text:p>
          </table:table-cell>
          <table:table-cell office:value-type="float" office:value="12481.8747874298" calcext:value-type="float">
            <text:p>12481,87</text:p>
          </table:table-cell>
          <table:table-cell office:value-type="float" office:value="13425.1224888294" calcext:value-type="float">
            <text:p>13425,12</text:p>
          </table:table-cell>
          <table:table-cell office:value-type="float" office:value="13877.9170763469" calcext:value-type="float">
            <text:p>13877,92</text:p>
          </table:table-cell>
          <table:table-cell office:value-type="float" office:value="14114.8077599664" calcext:value-type="float">
            <text:p>14114,81</text:p>
          </table:table-cell>
          <table:table-cell office:value-type="float" office:value="14461.0692388787" calcext:value-type="float">
            <text:p>14461,07</text:p>
          </table:table-cell>
          <table:table-cell office:value-type="float" office:value="16308.9669663579" calcext:value-type="float">
            <text:p>16308,97</text:p>
          </table:table-cell>
          <table:table-cell office:value-type="float" office:value="18936.9641024997" calcext:value-type="float">
            <text:p>18936,96</text:p>
          </table:table-cell>
          <table:table-cell office:value-type="float" office:value="20715.631483174" calcext:value-type="float">
            <text:p>20715,63</text:p>
          </table:table-cell>
          <table:table-cell office:value-type="float" office:value="21448.3619600057" calcext:value-type="float">
            <text:p>21448,36</text:p>
          </table:table-cell>
          <table:table-cell office:value-type="float" office:value="21768.3432941828" calcext:value-type="float">
            <text:p>21768,34</text:p>
          </table:table-cell>
          <table:table-cell office:value-type="float" office:value="20879.8483300891" calcext:value-type="float">
            <text:p>20879,85</text:p>
          </table:table-cell>
          <table:table-cell office:value-type="float" office:value="20121.1612532855" calcext:value-type="float">
            <text:p>20121,16</text:p>
          </table:table-cell>
          <table:table-cell office:value-type="float" office:value="19935.3814579208" calcext:value-type="float">
            <text:p>19935,38</text:p>
          </table:table-cell>
          <table:table-cell office:value-type="float" office:value="20613.7878829216" calcext:value-type="float">
            <text:p>20613,79</text:p>
          </table:table-cell>
          <table:table-cell office:value-type="float" office:value="21227.3475315896" calcext:value-type="float">
            <text:p>21227,35</text:p>
          </table:table-cell>
          <table:table-cell office:value-type="float" office:value="21829.2334443229" calcext:value-type="float">
            <text:p>21829,23</text:p>
          </table:table-cell>
          <table:table-cell office:value-type="float" office:value="20952.0694643937" calcext:value-type="float">
            <text:p>20952,07</text:p>
          </table:table-cell>
          <table:table-cell office:value-type="float" office:value="22238.6645356943" calcext:value-type="float">
            <text:p>22238,66</text:p>
          </table:table-cell>
          <table:table-cell office:value-type="float" office:value="24190.2496150045" calcext:value-type="float">
            <text:p>24190,25</text:p>
          </table:table-cell>
          <table:table-cell office:value-type="float" office:value="23738.180723841" calcext:value-type="float">
            <text:p>23738,18</text:p>
          </table:table-cell>
          <table:table-cell office:value-type="float" office:value="24169.2847344718" calcext:value-type="float">
            <text:p>24169,28</text:p>
          </table:table-cell>
          <table:table-cell office:value-type="float" office:value="28200.6580773382" calcext:value-type="float">
            <text:p>28200,66</text:p>
          </table:table-cell>
          <table:table-cell office:value-type="float" office:value="32034.3077408421" calcext:value-type="float">
            <text:p>32034,31</text:p>
          </table:table-cell>
          <table:table-cell office:value-type="float" office:value="36266.1871235853" calcext:value-type="float">
            <text:p>36266,19</text:p>
          </table:table-cell>
          <table:table-cell office:value-type="float" office:value="40385.869955477" calcext:value-type="float">
            <text:p>40385,87</text:p>
          </table:table-cell>
          <table:table-cell office:value-type="float" office:value="44543.0410359004" calcext:value-type="float">
            <text:p>44543,04</text:p>
          </table:table-cell>
          <table:table-cell office:value-type="float" office:value="46594.4509535289" calcext:value-type="float">
            <text:p>46594,45</text:p>
          </table:table-cell>
          <table:table-cell office:value-type="float" office:value="40773.061528975" calcext:value-type="float">
            <text:p>40773,06</text:p>
          </table:table-cell>
          <table:table-cell office:value-type="float" office:value="47450.3184700703" calcext:value-type="float">
            <text:p>47450,32</text:p>
          </table:table-cell>
          <table:table-cell office:value-type="float" office:value="52101.7960864825" calcext:value-type="float">
            <text:p>52101,80</text:p>
          </table:table-cell>
          <table:table-cell office:value-type="float" office:value="52542.3466648232" calcext:value-type="float">
            <text:p>52542,35</text:p>
          </table:table-cell>
          <table:table-cell office:value-type="float" office:value="52504.655704109" calcext:value-type="float">
            <text:p>52504,66</text:p>
          </table:table-cell>
          <table:table-cell office:value-type="float" office:value="50835.5111782446" calcext:value-type="float">
            <text:p>50835,51</text:p>
          </table:table-cell>
          <table:table-cell office:value-type="float" office:value="43495.0543869902" calcext:value-type="float">
            <text:p>43495,05</text:p>
          </table:table-cell>
          <table:table-cell office:value-type="float" office:value="42279.9008231637" calcext:value-type="float">
            <text:p>42279,90</text:p>
          </table:table-cell>
          <table:table-cell office:value-type="float" office:value="45069.9272544324" calcext:value-type="float">
            <text:p>45069,93</text:p>
          </table:table-cell>
          <table:table-cell office:value-type="float" office:value="46232.9896226967" calcext:value-type="float">
            <text:p>46232,99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office:value-type="string" calcext:value-type="string">
            <text:p>República Árabe Siria</text:p>
          </table:table-cell>
          <table:table-cell office:value-type="float" office:value="227.788663942808" calcext:value-type="float">
            <text:p>227,79</text:p>
          </table:table-cell>
          <table:table-cell office:value-type="float" office:value="238.437306089769" calcext:value-type="float">
            <text:p>238,44</text:p>
          </table:table-cell>
          <table:table-cell office:value-type="float" office:value="257.578412322649" calcext:value-type="float">
            <text:p>257,58</text:p>
          </table:table-cell>
          <table:table-cell office:value-type="float" office:value="273.962221828686" calcext:value-type="float">
            <text:p>273,96</text:p>
          </table:table-cell>
          <table:table-cell office:value-type="float" office:value="241.712244801693" calcext:value-type="float">
            <text:p>241,71</text:p>
          </table:table-cell>
          <table:table-cell office:value-type="float" office:value="275.267309289062" calcext:value-type="float">
            <text:p>275,27</text:p>
          </table:table-cell>
          <table:table-cell office:value-type="float" office:value="295.449415865686" calcext:value-type="float">
            <text:p>295,45</text:p>
          </table:table-cell>
          <table:table-cell office:value-type="float" office:value="365.693764242684" calcext:value-type="float">
            <text:p>365,69</text:p>
          </table:table-cell>
          <table:table-cell office:value-type="float" office:value="337.039583863198" calcext:value-type="float">
            <text:p>337,04</text:p>
          </table:table-cell>
          <table:table-cell office:value-type="float" office:value="394.142148127187" calcext:value-type="float">
            <text:p>394,14</text:p>
          </table:table-cell>
          <table:table-cell office:value-type="float" office:value="449.94392940759" calcext:value-type="float">
            <text:p>449,94</text:p>
          </table:table-cell>
          <table:table-cell office:value-type="float" office:value="460.295067997449" calcext:value-type="float">
            <text:p>460,30</text:p>
          </table:table-cell>
          <table:table-cell office:value-type="float" office:value="708.421225551723" calcext:value-type="float">
            <text:p>708,42</text:p>
          </table:table-cell>
          <table:table-cell office:value-type="float" office:value="905.95008871154" calcext:value-type="float">
            <text:p>905,95</text:p>
          </table:table-cell>
          <table:table-cell office:value-type="float" office:value="979.327765672517" calcext:value-type="float">
            <text:p>979,33</text:p>
          </table:table-cell>
          <table:table-cell office:value-type="float" office:value="954.7632405209" calcext:value-type="float">
            <text:p>954,76</text:p>
          </table:table-cell>
          <table:table-cell office:value-type="float" office:value="1112.61252801617" calcext:value-type="float">
            <text:p>1112,61</text:p>
          </table:table-cell>
          <table:table-cell office:value-type="float" office:value="1151.17540559969" calcext:value-type="float">
            <text:p>1151,18</text:p>
          </table:table-cell>
          <table:table-cell office:value-type="float" office:value="1462.63034143891" calcext:value-type="float">
            <text:p>1462,63</text:p>
          </table:table-cell>
          <table:table-cell office:value-type="float" office:value="1677.12624436936" calcext:value-type="float">
            <text:p>1677,13</text:p>
          </table:table-cell>
          <table:table-cell office:value-type="float" office:value="1699.5328053309" calcext:value-type="float">
            <text:p>1699,53</text:p>
          </table:table-cell>
          <table:table-cell office:value-type="float" office:value="1769.74095251638" calcext:value-type="float">
            <text:p>1769,74</text:p>
          </table:table-cell>
          <table:table-cell office:value-type="float" office:value="1700.47601855225" calcext:value-type="float">
            <text:p>1700,48</text:p>
          </table:table-cell>
          <table:table-cell office:value-type="float" office:value="1540.43679136689" calcext:value-type="float">
            <text:p>1540,44</text:p>
          </table:table-cell>
          <table:table-cell office:value-type="float" office:value="1208.00442501817" calcext:value-type="float">
            <text:p>1208,00</text:p>
          </table:table-cell>
          <table:table-cell office:value-type="float" office:value="999.591906745427" calcext:value-type="float">
            <text:p>999,59</text:p>
          </table:table-cell>
          <table:table-cell office:value-type="float" office:value="902.549558305345" calcext:value-type="float">
            <text:p>902,55</text:p>
          </table:table-cell>
          <table:table-cell office:value-type="float" office:value="815.648516361443" calcext:value-type="float">
            <text:p>815,65</text:p>
          </table:table-cell>
          <table:table-cell office:value-type="float" office:value="988.94867216421" calcext:value-type="float">
            <text:p>988,95</text:p>
          </table:table-cell>
          <table:table-cell office:value-type="float" office:value="1012.98690016281" calcext:value-type="float">
            <text:p>1012,99</text:p>
          </table:table-cell>
          <table:table-cell office:value-type="float" office:value="1004.99731445638" calcext:value-type="float">
            <text:p>1005,00</text:p>
          </table:table-cell>
          <table:table-cell office:value-type="float" office:value="1009.64904714169" calcext:value-type="float">
            <text:p>1009,65</text:p>
          </table:table-cell>
          <table:table-cell office:value-type="float" office:value="725.568073806227" calcext:value-type="float">
            <text:p>725,57</text:p>
          </table:table-cell>
          <table:table-cell office:value-type="float" office:value="794.445153001817" calcext:value-type="float">
            <text:p>794,45</text:p>
          </table:table-cell>
          <table:table-cell office:value-type="float" office:value="934.623028451503" calcext:value-type="float">
            <text:p>934,62</text:p>
          </table:table-cell>
          <table:table-cell office:value-type="float" office:value="955.843948743578" calcext:value-type="float">
            <text:p>955,84</text:p>
          </table:table-cell>
          <table:table-cell office:value-type="float" office:value="974.43876178943" calcext:value-type="float">
            <text:p>974,44</text:p>
          </table:table-cell>
          <table:table-cell office:value-type="float" office:value="991.250832880901" calcext:value-type="float">
            <text:p>991,25</text:p>
          </table:table-cell>
          <table:table-cell office:value-type="float" office:value="1177.62926773348" calcext:value-type="float">
            <text:p>1177,63</text:p>
          </table:table-cell>
          <table:table-cell office:value-type="float" office:value="1258.44732163638" calcext:value-type="float">
            <text:p>1258,45</text:p>
          </table:table-cell>
          <table:table-cell office:value-type="float" office:value="1263.25512201019" calcext:value-type="float">
            <text:p>1263,26</text:p>
          </table:table-cell>
          <table:table-cell office:value-type="float" office:value="1253.39514553421" calcext:value-type="float">
            <text:p>1253,40</text:p>
          </table:table-cell>
          <table:table-cell office:value-type="float" office:value="1407.17842434898" calcext:value-type="float">
            <text:p>1407,18</text:p>
          </table:table-cell>
          <table:table-cell office:value-type="float" office:value="1571.73840701932" calcext:value-type="float">
            <text:p>1571,74</text:p>
          </table:table-cell>
          <table:table-cell office:value-type="float" office:value="1748.90568010465" calcext:value-type="float">
            <text:p>1748,91</text:p>
          </table:table-cell>
          <table:table-cell office:value-type="float" office:value="2032.62348932701" calcext:value-type="float">
            <text:p>2032,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YS</text:p>
          </table:table-cell>
          <table:table-cell office:value-type="string" calcext:value-type="string">
            <text:p>Malasia</text:p>
          </table:table-cell>
          <table:table-cell office:value-type="float" office:value="230.260461298934" calcext:value-type="float">
            <text:p>230,26</text:p>
          </table:table-cell>
          <table:table-cell office:value-type="float" office:value="279.717634033771" calcext:value-type="float">
            <text:p>279,72</text:p>
          </table:table-cell>
          <table:table-cell office:value-type="float" office:value="289.008759338139" calcext:value-type="float">
            <text:p>289,01</text:p>
          </table:table-cell>
          <table:table-cell office:value-type="float" office:value="310.327925803759" calcext:value-type="float">
            <text:p>310,33</text:p>
          </table:table-cell>
          <table:table-cell office:value-type="float" office:value="321.094127654184" calcext:value-type="float">
            <text:p>321,09</text:p>
          </table:table-cell>
          <table:table-cell office:value-type="float" office:value="317.424084086877" calcext:value-type="float">
            <text:p>317,42</text:p>
          </table:table-cell>
          <table:table-cell office:value-type="float" office:value="323.402486662985" calcext:value-type="float">
            <text:p>323,40</text:p>
          </table:table-cell>
          <table:table-cell office:value-type="float" office:value="347.372962504739" calcext:value-type="float">
            <text:p>347,37</text:p>
          </table:table-cell>
          <table:table-cell office:value-type="float" office:value="357.656799363809" calcext:value-type="float">
            <text:p>357,66</text:p>
          </table:table-cell>
          <table:table-cell office:value-type="float" office:value="383.671506396376" calcext:value-type="float">
            <text:p>383,67</text:p>
          </table:table-cell>
          <table:table-cell office:value-type="float" office:value="445.350157783169" calcext:value-type="float">
            <text:p>445,35</text:p>
          </table:table-cell>
          <table:table-cell office:value-type="float" office:value="661.02269101028" calcext:value-type="float">
            <text:p>661,02</text:p>
          </table:table-cell>
          <table:table-cell office:value-type="float" office:value="799.931844087895" calcext:value-type="float">
            <text:p>799,93</text:p>
          </table:table-cell>
          <table:table-cell office:value-type="float" office:value="764.56650431925" calcext:value-type="float">
            <text:p>764,57</text:p>
          </table:table-cell>
          <table:table-cell office:value-type="float" office:value="886.229972127925" calcext:value-type="float">
            <text:p>886,23</text:p>
          </table:table-cell>
          <table:table-cell office:value-type="float" office:value="1027.29299169321" calcext:value-type="float">
            <text:p>1027,29</text:p>
          </table:table-cell>
          <table:table-cell office:value-type="float" office:value="1246.55773885714" calcext:value-type="float">
            <text:p>1246,56</text:p>
          </table:table-cell>
          <table:table-cell office:value-type="float" office:value="1576.04927426969" calcext:value-type="float">
            <text:p>1576,05</text:p>
          </table:table-cell>
          <table:table-cell office:value-type="float" office:value="1774.74145448811" calcext:value-type="float">
            <text:p>1774,74</text:p>
          </table:table-cell>
          <table:table-cell office:value-type="float" office:value="1769.09965233453" calcext:value-type="float">
            <text:p>1769,10</text:p>
          </table:table-cell>
          <table:table-cell office:value-type="float" office:value="1852.25699601331" calcext:value-type="float">
            <text:p>1852,26</text:p>
          </table:table-cell>
          <table:table-cell office:value-type="float" office:value="2047.77111698224" calcext:value-type="float">
            <text:p>2047,77</text:p>
          </table:table-cell>
          <table:table-cell office:value-type="float" office:value="2234.25749795714" calcext:value-type="float">
            <text:p>2234,26</text:p>
          </table:table-cell>
          <table:table-cell office:value-type="float" office:value="2000.14790090684" calcext:value-type="float">
            <text:p>2000,15</text:p>
          </table:table-cell>
          <table:table-cell office:value-type="float" office:value="1728.68534385348" calcext:value-type="float">
            <text:p>1728,69</text:p>
          </table:table-cell>
          <table:table-cell office:value-type="float" office:value="1947.80871003652" calcext:value-type="float">
            <text:p>1947,81</text:p>
          </table:table-cell>
          <table:table-cell office:value-type="float" office:value="2072.07829480022" calcext:value-type="float">
            <text:p>2072,08</text:p>
          </table:table-cell>
          <table:table-cell office:value-type="float" office:value="2216.25044584351" calcext:value-type="float">
            <text:p>2216,25</text:p>
          </table:table-cell>
          <table:table-cell office:value-type="float" office:value="2441.74199054895" calcext:value-type="float">
            <text:p>2441,74</text:p>
          </table:table-cell>
          <table:table-cell office:value-type="float" office:value="2653.52674224908" calcext:value-type="float">
            <text:p>2653,53</text:p>
          </table:table-cell>
          <table:table-cell office:value-type="float" office:value="3113.64633254193" calcext:value-type="float">
            <text:p>3113,65</text:p>
          </table:table-cell>
          <table:table-cell office:value-type="float" office:value="3433.16331604191" calcext:value-type="float">
            <text:p>3433,16</text:p>
          </table:table-cell>
          <table:table-cell office:value-type="float" office:value="3728.11197385963" calcext:value-type="float">
            <text:p>3728,11</text:p>
          </table:table-cell>
          <table:table-cell office:value-type="float" office:value="4329.70736419882" calcext:value-type="float">
            <text:p>4329,71</text:p>
          </table:table-cell>
          <table:table-cell office:value-type="float" office:value="4798.6131398692" calcext:value-type="float">
            <text:p>4798,61</text:p>
          </table:table-cell>
          <table:table-cell office:value-type="float" office:value="4637.86501599615" calcext:value-type="float">
            <text:p>4637,87</text:p>
          </table:table-cell>
          <table:table-cell office:value-type="float" office:value="3263.33385007244" calcext:value-type="float">
            <text:p>3263,33</text:p>
          </table:table-cell>
          <table:table-cell office:value-type="float" office:value="3492.66935427227" calcext:value-type="float">
            <text:p>3492,67</text:p>
          </table:table-cell>
          <table:table-cell office:value-type="float" office:value="4043.66205143391" calcext:value-type="float">
            <text:p>4043,66</text:p>
          </table:table-cell>
          <table:table-cell office:value-type="float" office:value="3913.42872623909" calcext:value-type="float">
            <text:p>3913,43</text:p>
          </table:table-cell>
          <table:table-cell office:value-type="float" office:value="4165.72610363859" calcext:value-type="float">
            <text:p>4165,73</text:p>
          </table:table-cell>
          <table:table-cell office:value-type="float" office:value="4461.84768676805" calcext:value-type="float">
            <text:p>4461,85</text:p>
          </table:table-cell>
          <table:table-cell office:value-type="float" office:value="4952.2129750437" calcext:value-type="float">
            <text:p>4952,21</text:p>
          </table:table-cell>
          <table:table-cell office:value-type="float" office:value="5587.02564962339" calcext:value-type="float">
            <text:p>5587,03</text:p>
          </table:table-cell>
          <table:table-cell office:value-type="float" office:value="6209.12450825631" calcext:value-type="float">
            <text:p>6209,12</text:p>
          </table:table-cell>
          <table:table-cell office:value-type="float" office:value="7243.45598744703" calcext:value-type="float">
            <text:p>7243,46</text:p>
          </table:table-cell>
          <table:table-cell office:value-type="float" office:value="8474.58682876228" calcext:value-type="float">
            <text:p>8474,59</text:p>
          </table:table-cell>
          <table:table-cell office:value-type="float" office:value="7292.49444727908" calcext:value-type="float">
            <text:p>7292,49</text:p>
          </table:table-cell>
          <table:table-cell office:value-type="float" office:value="9040.56625117172" calcext:value-type="float">
            <text:p>9040,57</text:p>
          </table:table-cell>
          <table:table-cell office:value-type="float" office:value="10399.372753345" calcext:value-type="float">
            <text:p>10399,37</text:p>
          </table:table-cell>
          <table:table-cell office:value-type="float" office:value="10817.4428742856" calcext:value-type="float">
            <text:p>10817,44</text:p>
          </table:table-cell>
          <table:table-cell office:value-type="float" office:value="10970.1232849014" calcext:value-type="float">
            <text:p>10970,12</text:p>
          </table:table-cell>
          <table:table-cell office:value-type="float" office:value="11319.0797572756" calcext:value-type="float">
            <text:p>11319,08</text:p>
          </table:table-cell>
          <table:table-cell office:value-type="float" office:value="9955.24212653611" calcext:value-type="float">
            <text:p>9955,24</text:p>
          </table:table-cell>
          <table:table-cell office:value-type="float" office:value="9817.74086096214" calcext:value-type="float">
            <text:p>9817,74</text:p>
          </table:table-cell>
          <table:table-cell office:value-type="float" office:value="10254.2340242588" calcext:value-type="float">
            <text:p>10254,23</text:p>
          </table:table-cell>
          <table:table-cell office:value-type="float" office:value="11373.2330025676" calcext:value-type="float">
            <text:p>11373,2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urgo</text:p>
          </table:table-cell>
          <table:table-cell office:value-type="float" office:value="2311.79884893619" calcext:value-type="float">
            <text:p>2311,80</text:p>
          </table:table-cell>
          <table:table-cell office:value-type="float" office:value="2441.03855530008" calcext:value-type="float">
            <text:p>2441,04</text:p>
          </table:table-cell>
          <table:table-cell office:value-type="float" office:value="2755.63311653279" calcext:value-type="float">
            <text:p>2755,63</text:p>
          </table:table-cell>
          <table:table-cell office:value-type="float" office:value="2780.09271886584" calcext:value-type="float">
            <text:p>2780,09</text:p>
          </table:table-cell>
          <table:table-cell office:value-type="float" office:value="2900.43321843978" calcext:value-type="float">
            <text:p>2900,43</text:p>
          </table:table-cell>
          <table:table-cell office:value-type="float" office:value="2909.66062936858" calcext:value-type="float">
            <text:p>2909,66</text:p>
          </table:table-cell>
          <table:table-cell office:value-type="float" office:value="3175.36736882691" calcext:value-type="float">
            <text:p>3175,37</text:p>
          </table:table-cell>
          <table:table-cell office:value-type="float" office:value="3658.90068296888" calcext:value-type="float">
            <text:p>3658,90</text:p>
          </table:table-cell>
          <table:table-cell office:value-type="float" office:value="4449.54038678192" calcext:value-type="float">
            <text:p>4449,54</text:p>
          </table:table-cell>
          <table:table-cell office:value-type="float" office:value="4591.74750313366" calcext:value-type="float">
            <text:p>4591,75</text:p>
          </table:table-cell>
          <table:table-cell office:value-type="float" office:value="5680.12989532948" calcext:value-type="float">
            <text:p>5680,13</text:p>
          </table:table-cell>
          <table:table-cell office:value-type="float" office:value="7709.72938687607" calcext:value-type="float">
            <text:p>7709,73</text:p>
          </table:table-cell>
          <table:table-cell office:value-type="float" office:value="9282.80810887343" calcext:value-type="float">
            <text:p>9282,81</text:p>
          </table:table-cell>
          <table:table-cell office:value-type="float" office:value="9008.02789044613" calcext:value-type="float">
            <text:p>9008,03</text:p>
          </table:table-cell>
          <table:table-cell office:value-type="float" office:value="9825.23826640452" calcext:value-type="float">
            <text:p>9825,24</text:p>
          </table:table-cell>
          <table:table-cell office:value-type="float" office:value="10855.9818571963" calcext:value-type="float">
            <text:p>10855,98</text:p>
          </table:table-cell>
          <table:table-cell office:value-type="float" office:value="13493.8525825209" calcext:value-type="float">
            <text:p>13493,85</text:p>
          </table:table-cell>
          <table:table-cell office:value-type="float" office:value="15740.2874970898" calcext:value-type="float">
            <text:p>15740,29</text:p>
          </table:table-cell>
          <table:table-cell office:value-type="float" office:value="17113.842251689" calcext:value-type="float">
            <text:p>17113,84</text:p>
          </table:table-cell>
          <table:table-cell office:value-type="float" office:value="14324.8919710957" calcext:value-type="float">
            <text:p>14324,89</text:p>
          </table:table-cell>
          <table:table-cell office:value-type="float" office:value="13034.8116600784" calcext:value-type="float">
            <text:p>13034,81</text:p>
          </table:table-cell>
          <table:table-cell office:value-type="float" office:value="12810.2188335898" calcext:value-type="float">
            <text:p>12810,22</text:p>
          </table:table-cell>
          <table:table-cell office:value-type="float" office:value="12554.4171841488" calcext:value-type="float">
            <text:p>12554,42</text:p>
          </table:table-cell>
          <table:table-cell office:value-type="float" office:value="12921.9584210817" calcext:value-type="float">
            <text:p>12921,96</text:p>
          </table:table-cell>
          <table:table-cell office:value-type="float" office:value="18789.6570759228" calcext:value-type="float">
            <text:p>18789,66</text:p>
          </table:table-cell>
          <table:table-cell office:value-type="float" office:value="23234.566578981" calcext:value-type="float">
            <text:p>23234,57</text:p>
          </table:table-cell>
          <table:table-cell office:value-type="float" office:value="26108.3439636069" calcext:value-type="float">
            <text:p>26108,34</text:p>
          </table:table-cell>
          <table:table-cell office:value-type="float" office:value="27556.3635885832" calcext:value-type="float">
            <text:p>27556,36</text:p>
          </table:table-cell>
          <table:table-cell office:value-type="float" office:value="34645.1432443401" calcext:value-type="float">
            <text:p>34645,14</text:p>
          </table:table-cell>
          <table:table-cell office:value-type="float" office:value="37007.4387468692" calcext:value-type="float">
            <text:p>37007,44</text:p>
          </table:table-cell>
          <table:table-cell office:value-type="float" office:value="40965.7443180141" calcext:value-type="float">
            <text:p>40965,74</text:p>
          </table:table-cell>
          <table:table-cell office:value-type="float" office:value="41479.0872043957" calcext:value-type="float">
            <text:p>41479,09</text:p>
          </table:table-cell>
          <table:table-cell office:value-type="float" office:value="45481.8922019757" calcext:value-type="float">
            <text:p>45481,89</text:p>
          </table:table-cell>
          <table:table-cell office:value-type="float" office:value="52831.2523660674" calcext:value-type="float">
            <text:p>52831,25</text:p>
          </table:table-cell>
          <table:table-cell office:value-type="float" office:value="52571.9349918208" calcext:value-type="float">
            <text:p>52571,93</text:p>
          </table:table-cell>
          <table:table-cell office:value-type="float" office:value="47042.3471077882" calcext:value-type="float">
            <text:p>47042,35</text:p>
          </table:table-cell>
          <table:table-cell office:value-type="float" office:value="47584.4643916109" calcext:value-type="float">
            <text:p>47584,46</text:p>
          </table:table-cell>
          <table:table-cell office:value-type="float" office:value="51654.4027951819" calcext:value-type="float">
            <text:p>51654,40</text:p>
          </table:table-cell>
          <table:table-cell office:value-type="float" office:value="48735.995492187" calcext:value-type="float">
            <text:p>48736,00</text:p>
          </table:table-cell>
          <table:table-cell office:value-type="float" office:value="48179.4208526047" calcext:value-type="float">
            <text:p>48179,42</text:p>
          </table:table-cell>
          <table:table-cell office:value-type="float" office:value="52930.6411522641" calcext:value-type="float">
            <text:p>52930,64</text:p>
          </table:table-cell>
          <table:table-cell office:value-type="float" office:value="65445.8850307407" calcext:value-type="float">
            <text:p>65445,89</text:p>
          </table:table-cell>
          <table:table-cell office:value-type="float" office:value="75716.3510789884" calcext:value-type="float">
            <text:p>75716,35</text:p>
          </table:table-cell>
          <table:table-cell office:value-type="float" office:value="80289.696409954" calcext:value-type="float">
            <text:p>80289,70</text:p>
          </table:table-cell>
          <table:table-cell office:value-type="float" office:value="89739.7116961301" calcext:value-type="float">
            <text:p>89739,71</text:p>
          </table:table-cell>
          <table:table-cell office:value-type="float" office:value="106018.492790674" calcext:value-type="float">
            <text:p>106018,49</text:p>
          </table:table-cell>
          <table:table-cell office:value-type="float" office:value="114293.84332087" calcext:value-type="float">
            <text:p>114293,84</text:p>
          </table:table-cell>
          <table:table-cell office:value-type="float" office:value="103198.669312625" calcext:value-type="float">
            <text:p>103198,67</text:p>
          </table:table-cell>
          <table:table-cell office:value-type="float" office:value="104965.306078267" calcext:value-type="float">
            <text:p>104965,31</text:p>
          </table:table-cell>
          <table:table-cell office:value-type="float" office:value="115761.507705096" calcext:value-type="float">
            <text:p>115761,51</text:p>
          </table:table-cell>
          <table:table-cell office:value-type="float" office:value="106749.013622989" calcext:value-type="float">
            <text:p>106749,01</text:p>
          </table:table-cell>
          <table:table-cell office:value-type="float" office:value="113625.13289956" calcext:value-type="float">
            <text:p>113625,13</text:p>
          </table:table-cell>
          <table:table-cell office:value-type="float" office:value="118823.648368575" calcext:value-type="float">
            <text:p>118823,65</text:p>
          </table:table-cell>
          <table:table-cell office:value-type="float" office:value="101376.496574339" calcext:value-type="float">
            <text:p>101376,50</text:p>
          </table:table-cell>
          <table:table-cell office:value-type="float" office:value="104278.390971905" calcext:value-type="float">
            <text:p>104278,39</text:p>
          </table:table-cell>
          <table:table-cell office:value-type="float" office:value="107361.306947271" calcext:value-type="float">
            <text:p>107361,31</text:p>
          </table:table-cell>
          <table:table-cell office:value-type="float" office:value="116639.88804711" calcext:value-type="float">
            <text:p>116639,89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República Dominicana</text:p>
          </table:table-cell>
          <table:table-cell office:value-type="float" office:value="234.051629386729" calcext:value-type="float">
            <text:p>234,05</text:p>
          </table:table-cell>
          <table:table-cell office:value-type="float" office:value="258.595852955478" calcext:value-type="float">
            <text:p>258,60</text:p>
          </table:table-cell>
          <table:table-cell office:value-type="float" office:value="272.974146237077" calcext:value-type="float">
            <text:p>272,97</text:p>
          </table:table-cell>
          <table:table-cell office:value-type="float" office:value="229.02367729865" calcext:value-type="float">
            <text:p>229,02</text:p>
          </table:table-cell>
          <table:table-cell office:value-type="float" office:value="245.987545364814" calcext:value-type="float">
            <text:p>245,99</text:p>
          </table:table-cell>
          <table:table-cell office:value-type="float" office:value="250.9766941897" calcext:value-type="float">
            <text:p>250,98</text:p>
          </table:table-cell>
          <table:table-cell office:value-type="float" office:value="254.051857561451" calcext:value-type="float">
            <text:p>254,05</text:p>
          </table:table-cell>
          <table:table-cell office:value-type="float" office:value="281.377797656778" calcext:value-type="float">
            <text:p>281,38</text:p>
          </table:table-cell>
          <table:table-cell office:value-type="float" office:value="330.131652636164" calcext:value-type="float">
            <text:p>330,13</text:p>
          </table:table-cell>
          <table:table-cell office:value-type="float" office:value="360.152229961467" calcext:value-type="float">
            <text:p>360,15</text:p>
          </table:table-cell>
          <table:table-cell office:value-type="float" office:value="417.919700285504" calcext:value-type="float">
            <text:p>417,92</text:p>
          </table:table-cell>
          <table:table-cell office:value-type="float" office:value="480.052967973334" calcext:value-type="float">
            <text:p>480,05</text:p>
          </table:table-cell>
          <table:table-cell office:value-type="float" office:value="583.484188569677" calcext:value-type="float">
            <text:p>583,48</text:p>
          </table:table-cell>
          <table:table-cell office:value-type="float" office:value="699.602323740237" calcext:value-type="float">
            <text:p>699,60</text:p>
          </table:table-cell>
          <table:table-cell office:value-type="float" office:value="748.99019479621" calcext:value-type="float">
            <text:p>748,99</text:p>
          </table:table-cell>
          <table:table-cell office:value-type="float" office:value="848.284789644013" calcext:value-type="float">
            <text:p>848,28</text:p>
          </table:table-cell>
          <table:table-cell office:value-type="float" office:value="854.648087674358" calcext:value-type="float">
            <text:p>854,65</text:p>
          </table:table-cell>
          <table:table-cell office:value-type="float" office:value="969.498732059698" calcext:value-type="float">
            <text:p>969,50</text:p>
          </table:table-cell>
          <table:table-cell office:value-type="float" office:value="1164.95262604095" calcext:value-type="float">
            <text:p>1164,95</text:p>
          </table:table-cell>
          <table:table-cell office:value-type="float" office:value="1273.82343630942" calcext:value-type="float">
            <text:p>1273,82</text:p>
          </table:table-cell>
          <table:table-cell office:value-type="float" office:value="1362.51044452904" calcext:value-type="float">
            <text:p>1362,51</text:p>
          </table:table-cell>
          <table:table-cell office:value-type="float" office:value="1487.27486873879" calcext:value-type="float">
            <text:p>1487,27</text:p>
          </table:table-cell>
          <table:table-cell office:value-type="float" office:value="1831.08530261077" calcext:value-type="float">
            <text:p>1831,09</text:p>
          </table:table-cell>
          <table:table-cell office:value-type="float" office:value="780.385865786157" calcext:value-type="float">
            <text:p>780,39</text:p>
          </table:table-cell>
          <table:table-cell office:value-type="float" office:value="928.03295214205" calcext:value-type="float">
            <text:p>928,03</text:p>
          </table:table-cell>
          <table:table-cell office:value-type="float" office:value="865.831368523135" calcext:value-type="float">
            <text:p>865,83</text:p>
          </table:table-cell>
          <table:table-cell office:value-type="float" office:value="783.035059006897" calcext:value-type="float">
            <text:p>783,04</text:p>
          </table:table-cell>
          <table:table-cell office:value-type="float" office:value="955.515872780031" calcext:value-type="float">
            <text:p>955,52</text:p>
          </table:table-cell>
          <table:table-cell office:value-type="float" office:value="991.614424124905" calcext:value-type="float">
            <text:p>991,61</text:p>
          </table:table-cell>
          <table:table-cell office:value-type="float" office:value="1338.89604477862" calcext:value-type="float">
            <text:p>1338,90</text:p>
          </table:table-cell>
          <table:table-cell office:value-type="float" office:value="1532.90322395673" calcext:value-type="float">
            <text:p>1532,90</text:p>
          </table:table-cell>
          <table:table-cell office:value-type="float" office:value="1733.40045528614" calcext:value-type="float">
            <text:p>1733,40</text:p>
          </table:table-cell>
          <table:table-cell office:value-type="float" office:value="1908.4847543857" calcext:value-type="float">
            <text:p>1908,48</text:p>
          </table:table-cell>
          <table:table-cell office:value-type="float" office:value="2122.79766569208" calcext:value-type="float">
            <text:p>2122,80</text:p>
          </table:table-cell>
          <table:table-cell office:value-type="float" office:value="2293.75524674311" calcext:value-type="float">
            <text:p>2293,76</text:p>
          </table:table-cell>
          <table:table-cell office:value-type="float" office:value="2476.11344027155" calcext:value-type="float">
            <text:p>2476,11</text:p>
          </table:table-cell>
          <table:table-cell office:value-type="float" office:value="2638.34947965773" calcext:value-type="float">
            <text:p>2638,35</text:p>
          </table:table-cell>
          <table:table-cell office:value-type="float" office:value="2653.34401171644" calcext:value-type="float">
            <text:p>2653,34</text:p>
          </table:table-cell>
          <table:table-cell office:value-type="float" office:value="2869.10586072527" calcext:value-type="float">
            <text:p>2869,11</text:p>
          </table:table-cell>
          <table:table-cell office:value-type="float" office:value="2977.14842791109" calcext:value-type="float">
            <text:p>2977,15</text:p>
          </table:table-cell>
          <table:table-cell office:value-type="float" office:value="3136.15518697774" calcext:value-type="float">
            <text:p>3136,16</text:p>
          </table:table-cell>
          <table:table-cell office:value-type="float" office:value="2445.43589302222" calcext:value-type="float">
            <text:p>2445,44</text:p>
          </table:table-cell>
          <table:table-cell office:value-type="float" office:value="2528.57719913865" calcext:value-type="float">
            <text:p>2528,58</text:p>
          </table:table-cell>
          <table:table-cell office:value-type="float" office:value="3970.32284040996" calcext:value-type="float">
            <text:p>3970,32</text:p>
          </table:table-cell>
          <table:table-cell office:value-type="float" office:value="4134.68378533407" calcext:value-type="float">
            <text:p>4134,68</text:p>
          </table:table-cell>
          <table:table-cell office:value-type="float" office:value="4707.79670773682" calcext:value-type="float">
            <text:p>4707,80</text:p>
          </table:table-cell>
          <table:table-cell office:value-type="float" office:value="5087.99111757381" calcext:value-type="float">
            <text:p>5087,99</text:p>
          </table:table-cell>
          <table:table-cell office:value-type="float" office:value="5039.40742268002" calcext:value-type="float">
            <text:p>5039,41</text:p>
          </table:table-cell>
          <table:table-cell office:value-type="float" office:value="5555.39094900238" calcext:value-type="float">
            <text:p>5555,39</text:p>
          </table:table-cell>
          <table:table-cell office:value-type="float" office:value="5913.4344216753" calcext:value-type="float">
            <text:p>5913,43</text:p>
          </table:table-cell>
          <table:table-cell office:value-type="float" office:value="6110.36952132879" calcext:value-type="float">
            <text:p>6110,37</text:p>
          </table:table-cell>
          <table:table-cell office:value-type="float" office:value="6238.13309701676" calcext:value-type="float">
            <text:p>6238,13</text:p>
          </table:table-cell>
          <table:table-cell office:value-type="float" office:value="6608.83225697836" calcext:value-type="float">
            <text:p>6608,83</text:p>
          </table:table-cell>
          <table:table-cell office:value-type="float" office:value="6921.51737075206" calcext:value-type="float">
            <text:p>6921,52</text:p>
          </table:table-cell>
          <table:table-cell office:value-type="float" office:value="7280.87316423465" calcext:value-type="float">
            <text:p>7280,87</text:p>
          </table:table-cell>
          <table:table-cell office:value-type="float" office:value="7609.34549150864" calcext:value-type="float">
            <text:p>7609,35</text:p>
          </table:table-cell>
          <table:table-cell office:value-type="float" office:value="8050.63160184635" calcext:value-type="float">
            <text:p>8050,63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Congo, República Democrática del</text:p>
          </table:table-cell>
          <table:table-cell office:value-type="float" office:value="235.633480344752" calcext:value-type="float">
            <text:p>235,63</text:p>
          </table:table-cell>
          <table:table-cell office:value-type="float" office:value="377.42983268411" calcext:value-type="float">
            <text:p>377,43</text:p>
          </table:table-cell>
          <table:table-cell office:value-type="float" office:value="170.466994891707" calcext:value-type="float">
            <text:p>170,47</text:p>
          </table:table-cell>
          <table:table-cell office:value-type="float" office:value="232.811114397363" calcext:value-type="float">
            <text:p>232,81</text:p>
          </table:table-cell>
          <table:table-cell office:value-type="float" office:value="253.759251350065" calcext:value-type="float">
            <text:p>253,76</text:p>
          </table:table-cell>
          <table:table-cell office:value-type="float" office:value="184.130389066533" calcext:value-type="float">
            <text:p>184,13</text:p>
          </table:table-cell>
          <table:table-cell office:value-type="float" office:value="206.714907377649" calcext:value-type="float">
            <text:p>206,71</text:p>
          </table:table-cell>
          <table:table-cell office:value-type="float" office:value="258.606503271145" calcext:value-type="float">
            <text:p>258,61</text:p>
          </table:table-cell>
          <table:table-cell office:value-type="float" office:value="243.749744400022" calcext:value-type="float">
            <text:p>243,75</text:p>
          </table:table-cell>
          <table:table-cell office:value-type="float" office:value="272.065363300044" calcext:value-type="float">
            <text:p>272,07</text:p>
          </table:table-cell>
          <table:table-cell office:value-type="float" office:value="292.297083969972" calcext:value-type="float">
            <text:p>292,30</text:p>
          </table:table-cell>
          <table:table-cell office:value-type="float" office:value="362.843647825812" calcext:value-type="float">
            <text:p>362,84</text:p>
          </table:table-cell>
          <table:table-cell office:value-type="float" office:value="430.701983851132" calcext:value-type="float">
            <text:p>430,70</text:p>
          </table:table-cell>
          <table:table-cell office:value-type="float" office:value="446.975657372212" calcext:value-type="float">
            <text:p>446,98</text:p>
          </table:table-cell>
          <table:table-cell office:value-type="float" office:value="409.524329613887" calcext:value-type="float">
            <text:p>409,52</text:p>
          </table:table-cell>
          <table:table-cell office:value-type="float" office:value="509.066707282805" calcext:value-type="float">
            <text:p>509,07</text:p>
          </table:table-cell>
          <table:table-cell office:value-type="float" office:value="615.978956984048" calcext:value-type="float">
            <text:p>615,98</text:p>
          </table:table-cell>
          <table:table-cell office:value-type="float" office:value="587.151722033544" calcext:value-type="float">
            <text:p>587,15</text:p>
          </table:table-cell>
          <table:table-cell office:value-type="float" office:value="546.112437391742" calcext:value-type="float">
            <text:p>546,11</text:p>
          </table:table-cell>
          <table:table-cell office:value-type="float" office:value="463.671292014208" calcext:value-type="float">
            <text:p>463,67</text:p>
          </table:table-cell>
          <table:table-cell office:value-type="float" office:value="492.532526759835" calcext:value-type="float">
            <text:p>492,53</text:p>
          </table:table-cell>
          <table:table-cell office:value-type="float" office:value="387.507759086898" calcext:value-type="float">
            <text:p>387,51</text:p>
          </table:table-cell>
          <table:table-cell office:value-type="float" office:value="269.842631584614" calcext:value-type="float">
            <text:p>269,84</text:p>
          </table:table-cell>
          <table:table-cell office:value-type="float" office:value="240.788041750461" calcext:value-type="float">
            <text:p>240,79</text:p>
          </table:table-cell>
          <table:table-cell office:value-type="float" office:value="263.831369121596" calcext:value-type="float">
            <text:p>263,83</text:p>
          </table:table-cell>
          <table:table-cell office:value-type="float" office:value="243.004739444986" calcext:value-type="float">
            <text:p>243,00</text:p>
          </table:table-cell>
          <table:table-cell office:value-type="float" office:value="273.127844647379" calcext:value-type="float">
            <text:p>273,13</text:p>
          </table:table-cell>
          <table:table-cell office:value-type="float" office:value="269.592891964422" calcext:value-type="float">
            <text:p>269,59</text:p>
          </table:table-cell>
          <table:table-cell office:value-type="float" office:value="270.13054337708" calcext:value-type="float">
            <text:p>270,13</text:p>
          </table:table-cell>
          <table:table-cell office:value-type="float" office:value="268.056462814242" calcext:value-type="float">
            <text:p>268,06</text:p>
          </table:table-cell>
          <table:table-cell office:value-type="float" office:value="220.371855660963" calcext:value-type="float">
            <text:p>220,37</text:p>
          </table:table-cell>
          <table:table-cell office:value-type="float" office:value="275.821973495212" calcext:value-type="float">
            <text:p>275,82</text:p>
          </table:table-cell>
          <table:table-cell office:value-type="float" office:value="144.59508268102" calcext:value-type="float">
            <text:p>144,60</text:p>
          </table:table-cell>
          <table:table-cell office:value-type="float" office:value="135.737146758047" calcext:value-type="float">
            <text:p>135,74</text:p>
          </table:table-cell>
          <table:table-cell office:value-type="float" office:value="134.981924340258" calcext:value-type="float">
            <text:p>134,98</text:p>
          </table:table-cell>
          <table:table-cell office:value-type="float" office:value="138.974046429358" calcext:value-type="float">
            <text:p>138,97</text:p>
          </table:table-cell>
          <table:table-cell office:value-type="float" office:value="138.58630642688" calcext:value-type="float">
            <text:p>138,59</text:p>
          </table:table-cell>
          <table:table-cell office:value-type="float" office:value="102.597977628268" calcext:value-type="float">
            <text:p>102,60</text:p>
          </table:table-cell>
          <table:table-cell office:value-type="float" office:value="405.21625299166" calcext:value-type="float">
            <text:p>405,22</text:p>
          </table:table-cell>
          <table:table-cell office:value-type="float" office:value="153.591009193717" calcext:value-type="float">
            <text:p>153,59</text:p>
          </table:table-cell>
          <table:table-cell office:value-type="float" office:value="175.009965079978" calcext:value-type="float">
            <text:p>175,01</text:p>
          </table:table-cell>
          <table:table-cell office:value-type="float" office:value="173.796135306156" calcext:value-type="float">
            <text:p>173,80</text:p>
          </table:table-cell>
          <table:table-cell office:value-type="float" office:value="194.039962426624" calcext:value-type="float">
            <text:p>194,04</text:p>
          </table:table-cell>
          <table:table-cell office:value-type="float" office:value="218.386190840192" calcext:value-type="float">
            <text:p>218,39</text:p>
          </table:table-cell>
          <table:table-cell office:value-type="float" office:value="255.433083829534" calcext:value-type="float">
            <text:p>255,43</text:p>
          </table:table-cell>
          <table:table-cell office:value-type="float" office:value="286.330492064632" calcext:value-type="float">
            <text:p>286,33</text:p>
          </table:table-cell>
          <table:table-cell office:value-type="float" office:value="327.563721821663" calcext:value-type="float">
            <text:p>327,56</text:p>
          </table:table-cell>
          <table:table-cell office:value-type="float" office:value="298.619682051092" calcext:value-type="float">
            <text:p>298,62</text:p>
          </table:table-cell>
          <table:table-cell office:value-type="float" office:value="334.021572573152" calcext:value-type="float">
            <text:p>334,02</text:p>
          </table:table-cell>
          <table:table-cell office:value-type="float" office:value="387.082465361488" calcext:value-type="float">
            <text:p>387,08</text:p>
          </table:table-cell>
          <table:table-cell office:value-type="float" office:value="424.600386118518" calcext:value-type="float">
            <text:p>424,60</text:p>
          </table:table-cell>
          <table:table-cell office:value-type="float" office:value="457.96372825635" calcext:value-type="float">
            <text:p>457,96</text:p>
          </table:table-cell>
          <table:table-cell office:value-type="float" office:value="486.787081921552" calcext:value-type="float">
            <text:p>486,79</text:p>
          </table:table-cell>
          <table:table-cell office:value-type="float" office:value="497.316960805476" calcext:value-type="float">
            <text:p>497,32</text:p>
          </table:table-cell>
          <table:table-cell office:value-type="float" office:value="471.318840409572" calcext:value-type="float">
            <text:p>471,32</text:p>
          </table:table-cell>
          <table:table-cell office:value-type="float" office:value="467.07423746489" calcext:value-type="float">
            <text:p>467,07</text:p>
          </table:table-cell>
          <table:table-cell office:value-type="float" office:value="561.777182390425" calcext:value-type="float">
            <text:p>561,78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ueva Zelandia</text:p>
          </table:table-cell>
          <table:table-cell office:value-type="float" office:value="2448.62863326468" calcext:value-type="float">
            <text:p>2448,63</text:p>
          </table:table-cell>
          <table:table-cell office:value-type="float" office:value="2622.2202714036" calcext:value-type="float">
            <text:p>2622,22</text:p>
          </table:table-cell>
          <table:table-cell office:value-type="float" office:value="2813.54697563939" calcext:value-type="float">
            <text:p>2813,55</text:p>
          </table:table-cell>
          <table:table-cell office:value-type="float" office:value="2151.29492695315" calcext:value-type="float">
            <text:p>2151,29</text:p>
          </table:table-cell>
          <table:table-cell office:value-type="float" office:value="2191.31254193959" calcext:value-type="float">
            <text:p>2191,31</text:p>
          </table:table-cell>
          <table:table-cell office:value-type="float" office:value="2188.39913862561" calcext:value-type="float">
            <text:p>2188,40</text:p>
          </table:table-cell>
          <table:table-cell office:value-type="float" office:value="1885.15615175625" calcext:value-type="float">
            <text:p>1885,16</text:p>
          </table:table-cell>
          <table:table-cell office:value-type="float" office:value="2077.89554302301" calcext:value-type="float">
            <text:p>2077,90</text:p>
          </table:table-cell>
          <table:table-cell office:value-type="float" office:value="2311.0276051686" calcext:value-type="float">
            <text:p>2311,03</text:p>
          </table:table-cell>
          <table:table-cell office:value-type="float" office:value="2772.9185969396" calcext:value-type="float">
            <text:p>2772,92</text:p>
          </table:table-cell>
          <table:table-cell office:value-type="float" office:value="3294.64894268304" calcext:value-type="float">
            <text:p>3294,65</text:p>
          </table:table-cell>
          <table:table-cell office:value-type="float" office:value="4323.19653458655" calcext:value-type="float">
            <text:p>4323,20</text:p>
          </table:table-cell>
          <table:table-cell office:value-type="float" office:value="4610.57042634013" calcext:value-type="float">
            <text:p>4610,57</text:p>
          </table:table-cell>
          <table:table-cell office:value-type="float" office:value="4171.76973967475" calcext:value-type="float">
            <text:p>4171,77</text:p>
          </table:table-cell>
          <table:table-cell office:value-type="float" office:value="4373.84099791231" calcext:value-type="float">
            <text:p>4373,84</text:p>
          </table:table-cell>
          <table:table-cell office:value-type="float" office:value="4950.58820538927" calcext:value-type="float">
            <text:p>4950,59</text:p>
          </table:table-cell>
          <table:table-cell office:value-type="float" office:value="5936.98526036423" calcext:value-type="float">
            <text:p>5936,99</text:p>
          </table:table-cell>
          <table:table-cell office:value-type="float" office:value="6668.1386662247" calcext:value-type="float">
            <text:p>6668,14</text:p>
          </table:table-cell>
          <table:table-cell office:value-type="float" office:value="7467.16803773805" calcext:value-type="float">
            <text:p>7467,17</text:p>
          </table:table-cell>
          <table:table-cell office:value-type="float" office:value="7813.88754336067" calcext:value-type="float">
            <text:p>7813,89</text:p>
          </table:table-cell>
          <table:table-cell office:value-type="float" office:value="7656.47573238963" calcext:value-type="float">
            <text:p>7656,48</text:p>
          </table:table-cell>
          <table:table-cell office:value-type="float" office:value="7598.31203875006" calcext:value-type="float">
            <text:p>7598,31</text:p>
          </table:table-cell>
          <table:table-cell office:value-type="float" office:value="6713.76013104154" calcext:value-type="float">
            <text:p>6713,76</text:p>
          </table:table-cell>
          <table:table-cell office:value-type="float" office:value="7600.56524172937" calcext:value-type="float">
            <text:p>7600,57</text:p>
          </table:table-cell>
          <table:table-cell office:value-type="float" office:value="9427.55394035348" calcext:value-type="float">
            <text:p>9427,55</text:p>
          </table:table-cell>
          <table:table-cell office:value-type="float" office:value="12330.9168305483" calcext:value-type="float">
            <text:p>12330,92</text:p>
          </table:table-cell>
          <table:table-cell office:value-type="float" office:value="13759.1556295922" calcext:value-type="float">
            <text:p>13759,16</text:p>
          </table:table-cell>
          <table:table-cell office:value-type="float" office:value="13312.3855858113" calcext:value-type="float">
            <text:p>13312,39</text:p>
          </table:table-cell>
          <table:table-cell office:value-type="float" office:value="13663.0216184298" calcext:value-type="float">
            <text:p>13663,02</text:p>
          </table:table-cell>
          <table:table-cell office:value-type="float" office:value="12230.0734548834" calcext:value-type="float">
            <text:p>12230,07</text:p>
          </table:table-cell>
          <table:table-cell office:value-type="float" office:value="11793.1392416214" calcext:value-type="float">
            <text:p>11793,14</text:p>
          </table:table-cell>
          <table:table-cell office:value-type="float" office:value="13094.3454502639" calcext:value-type="float">
            <text:p>13094,35</text:p>
          </table:table-cell>
          <table:table-cell office:value-type="float" office:value="15280.3127842922" calcext:value-type="float">
            <text:p>15280,31</text:p>
          </table:table-cell>
          <table:table-cell office:value-type="float" office:value="17400.4201848172" calcext:value-type="float">
            <text:p>17400,42</text:p>
          </table:table-cell>
          <table:table-cell office:value-type="float" office:value="18794.436039393" calcext:value-type="float">
            <text:p>18794,44</text:p>
          </table:table-cell>
          <table:table-cell office:value-type="float" office:value="17474.187029724" calcext:value-type="float">
            <text:p>17474,19</text:p>
          </table:table-cell>
          <table:table-cell office:value-type="float" office:value="14738.4455703918" calcext:value-type="float">
            <text:p>14738,45</text:p>
          </table:table-cell>
          <table:table-cell office:value-type="float" office:value="15322.2238340267" calcext:value-type="float">
            <text:p>15322,22</text:p>
          </table:table-cell>
          <table:table-cell office:value-type="float" office:value="13641.1027183822" calcext:value-type="float">
            <text:p>13641,10</text:p>
          </table:table-cell>
          <table:table-cell office:value-type="float" office:value="13882.8568268586" calcext:value-type="float">
            <text:p>13882,86</text:p>
          </table:table-cell>
          <table:table-cell office:value-type="float" office:value="16874.1874918196" calcext:value-type="float">
            <text:p>16874,19</text:p>
          </table:table-cell>
          <table:table-cell office:value-type="float" office:value="21913.7081719961" calcext:value-type="float">
            <text:p>21913,71</text:p>
          </table:table-cell>
          <table:table-cell office:value-type="float" office:value="25420.234882944" calcext:value-type="float">
            <text:p>25420,23</text:p>
          </table:table-cell>
          <table:table-cell office:value-type="float" office:value="27751.0654708859" calcext:value-type="float">
            <text:p>27751,07</text:p>
          </table:table-cell>
          <table:table-cell office:value-type="float" office:value="26671.3294177179" calcext:value-type="float">
            <text:p>26671,33</text:p>
          </table:table-cell>
          <table:table-cell office:value-type="float" office:value="32510.0826999392" calcext:value-type="float">
            <text:p>32510,08</text:p>
          </table:table-cell>
          <table:table-cell office:value-type="float" office:value="31287.9436526473" calcext:value-type="float">
            <text:p>31287,94</text:p>
          </table:table-cell>
          <table:table-cell office:value-type="float" office:value="28201.2322839936" calcext:value-type="float">
            <text:p>28201,23</text:p>
          </table:table-cell>
          <table:table-cell office:value-type="float" office:value="33692.0108346543" calcext:value-type="float">
            <text:p>33692,01</text:p>
          </table:table-cell>
          <table:table-cell office:value-type="float" office:value="38426.5508077771" calcext:value-type="float">
            <text:p>38426,55</text:p>
          </table:table-cell>
          <table:table-cell office:value-type="float" office:value="39970.4400394577" calcext:value-type="float">
            <text:p>39970,44</text:p>
          </table:table-cell>
          <table:table-cell office:value-type="float" office:value="42949.1422285498" calcext:value-type="float">
            <text:p>42949,14</text:p>
          </table:table-cell>
          <table:table-cell office:value-type="float" office:value="44533.7830906379" calcext:value-type="float">
            <text:p>44533,78</text:p>
          </table:table-cell>
          <table:table-cell office:value-type="float" office:value="38559.5470380365" calcext:value-type="float">
            <text:p>38559,55</text:p>
          </table:table-cell>
          <table:table-cell office:value-type="float" office:value="40026.8521964671" calcext:value-type="float">
            <text:p>40026,85</text:p>
          </table:table-cell>
          <table:table-cell office:value-type="float" office:value="42260.1251767853" calcext:value-type="float">
            <text:p>42260,13</text:p>
          </table:table-cell>
          <table:table-cell office:value-type="float" office:value="41945.3316690932" calcext:value-type="float">
            <text:p>41945,33</text:p>
          </table:table-cell>
        </table:table-row>
        <table:table-row table:style-name="ro1">
          <table:table-cell office:value-type="string" calcext:value-type="string">
            <text:p>KNA</text:p>
          </table:table-cell>
          <table:table-cell office:value-type="string" calcext:value-type="string">
            <text:p>Saint Kitts y Nevis</text:p>
          </table:table-cell>
          <table:table-cell office:value-type="float" office:value="246.091520390258" calcext:value-type="float">
            <text:p>246,09</text:p>
          </table:table-cell>
          <table:table-cell office:value-type="float" office:value="253.99755348402" calcext:value-type="float">
            <text:p>254,00</text:p>
          </table:table-cell>
          <table:table-cell office:value-type="float" office:value="268.701905870958" calcext:value-type="float">
            <text:p>268,70</text:p>
          </table:table-cell>
          <table:table-cell office:value-type="float" office:value="276.220838014664" calcext:value-type="float">
            <text:p>276,22</text:p>
          </table:table-cell>
          <table:table-cell office:value-type="float" office:value="299.207539180624" calcext:value-type="float">
            <text:p>299,21</text:p>
          </table:table-cell>
          <table:table-cell office:value-type="float" office:value="353.355527574057" calcext:value-type="float">
            <text:p>353,36</text:p>
          </table:table-cell>
          <table:table-cell office:value-type="float" office:value="314.675517813652" calcext:value-type="float">
            <text:p>314,68</text:p>
          </table:table-cell>
          <table:table-cell office:value-type="float" office:value="348.091535995081" calcext:value-type="float">
            <text:p>348,09</text:p>
          </table:table-cell>
          <table:table-cell office:value-type="float" office:value="363.166455005236" calcext:value-type="float">
            <text:p>363,17</text:p>
          </table:table-cell>
          <table:table-cell office:value-type="float" office:value="441.104662852422" calcext:value-type="float">
            <text:p>441,10</text:p>
          </table:table-cell>
          <table:table-cell office:value-type="float" office:value="517.708689429257" calcext:value-type="float">
            <text:p>517,71</text:p>
          </table:table-cell>
          <table:table-cell office:value-type="float" office:value="546.049928386243" calcext:value-type="float">
            <text:p>546,05</text:p>
          </table:table-cell>
          <table:table-cell office:value-type="float" office:value="710.946947930026" calcext:value-type="float">
            <text:p>710,95</text:p>
          </table:table-cell>
          <table:table-cell office:value-type="float" office:value="753.615271493024" calcext:value-type="float">
            <text:p>753,62</text:p>
          </table:table-cell>
          <table:table-cell office:value-type="float" office:value="681.775191864057" calcext:value-type="float">
            <text:p>681,78</text:p>
          </table:table-cell>
          <table:table-cell office:value-type="float" office:value="1012.62431791402" calcext:value-type="float">
            <text:p>1012,62</text:p>
          </table:table-cell>
          <table:table-cell office:value-type="float" office:value="1131.00442668348" calcext:value-type="float">
            <text:p>1131,00</text:p>
          </table:table-cell>
          <table:table-cell office:value-type="float" office:value="1354.05966154856" calcext:value-type="float">
            <text:p>1354,06</text:p>
          </table:table-cell>
          <table:table-cell office:value-type="float" office:value="1584.52063590034" calcext:value-type="float">
            <text:p>1584,52</text:p>
          </table:table-cell>
          <table:table-cell office:value-type="float" office:value="1882.9191064901" calcext:value-type="float">
            <text:p>1882,92</text:p>
          </table:table-cell>
          <table:table-cell office:value-type="float" office:value="2013.24186759311" calcext:value-type="float">
            <text:p>2013,24</text:p>
          </table:table-cell>
          <table:table-cell office:value-type="float" office:value="2044.99721014739" calcext:value-type="float">
            <text:p>2045,00</text:p>
          </table:table-cell>
          <table:table-cell office:value-type="float" office:value="2336.64126673179" calcext:value-type="float">
            <text:p>2336,64</text:p>
          </table:table-cell>
          <table:table-cell office:value-type="float" office:value="2651.53017298577" calcext:value-type="float">
            <text:p>2651,53</text:p>
          </table:table-cell>
          <table:table-cell office:value-type="float" office:value="3150.62030496467" calcext:value-type="float">
            <text:p>3150,62</text:p>
          </table:table-cell>
          <table:table-cell office:value-type="float" office:value="3600.02858929688" calcext:value-type="float">
            <text:p>3600,03</text:p>
          </table:table-cell>
          <table:table-cell office:value-type="float" office:value="4249.2107587029" calcext:value-type="float">
            <text:p>4249,21</text:p>
          </table:table-cell>
          <table:table-cell office:value-type="float" office:value="4770.71224294622" calcext:value-type="float">
            <text:p>4770,71</text:p>
          </table:table-cell>
          <table:table-cell office:value-type="float" office:value="5396.53016164777" calcext:value-type="float">
            <text:p>5396,53</text:p>
          </table:table-cell>
          <table:table-cell office:value-type="float" office:value="5461.73799545602" calcext:value-type="float">
            <text:p>5461,74</text:p>
          </table:table-cell>
          <table:table-cell office:value-type="float" office:value="5949.7114629434" calcext:value-type="float">
            <text:p>5949,71</text:p>
          </table:table-cell>
          <table:table-cell office:value-type="float" office:value="6411.92820388153" calcext:value-type="float">
            <text:p>6411,93</text:p>
          </table:table-cell>
          <table:table-cell office:value-type="float" office:value="7092.23794763358" calcext:value-type="float">
            <text:p>7092,24</text:p>
          </table:table-cell>
          <table:table-cell office:value-type="float" office:value="7450.76223725746" calcext:value-type="float">
            <text:p>7450,76</text:p>
          </table:table-cell>
          <table:table-cell office:value-type="float" office:value="7862.18036753646" calcext:value-type="float">
            <text:p>7862,18</text:p>
          </table:table-cell>
          <table:table-cell office:value-type="float" office:value="8742.24826092408" calcext:value-type="float">
            <text:p>8742,25</text:p>
          </table:table-cell>
          <table:table-cell office:value-type="float" office:value="8867.38266201439" calcext:value-type="float">
            <text:p>8867,38</text:p>
          </table:table-cell>
          <table:table-cell office:value-type="float" office:value="9322.62671357661" calcext:value-type="float">
            <text:p>9322,63</text:p>
          </table:table-cell>
          <table:table-cell office:value-type="float" office:value="9836.19556760016" calcext:value-type="float">
            <text:p>9836,20</text:p>
          </table:table-cell>
          <table:table-cell office:value-type="float" office:value="10660.4117348421" calcext:value-type="float">
            <text:p>10660,41</text:p>
          </table:table-cell>
          <table:table-cell office:value-type="float" office:value="11011.3795768453" calcext:value-type="float">
            <text:p>11011,38</text:p>
          </table:table-cell>
          <table:table-cell office:value-type="float" office:value="10631.4069939305" calcext:value-type="float">
            <text:p>10631,41</text:p>
          </table:table-cell>
          <table:table-cell office:value-type="float" office:value="11424.9728962189" calcext:value-type="float">
            <text:p>11424,97</text:p>
          </table:table-cell>
          <table:table-cell office:value-type="float" office:value="12329.6610095808" calcext:value-type="float">
            <text:p>12329,66</text:p>
          </table:table-cell>
          <table:table-cell office:value-type="float" office:value="13883.4231895556" calcext:value-type="float">
            <text:p>13883,42</text:p>
          </table:table-cell>
          <table:table-cell office:value-type="float" office:value="15152.1349513103" calcext:value-type="float">
            <text:p>15152,13</text:p>
          </table:table-cell>
          <table:table-cell office:value-type="float" office:value="16465.0502115688" calcext:value-type="float">
            <text:p>16465,05</text:p>
          </table:table-cell>
          <table:table-cell office:value-type="float" office:value="15783.5841767816" calcext:value-type="float">
            <text:p>15783,58</text:p>
          </table:table-cell>
          <table:table-cell office:value-type="float" office:value="15508.616989766" calcext:value-type="float">
            <text:p>15508,62</text:p>
          </table:table-cell>
          <table:table-cell office:value-type="float" office:value="16538.0965328384" calcext:value-type="float">
            <text:p>16538,10</text:p>
          </table:table-cell>
          <table:table-cell office:value-type="float" office:value="16044.5569951052" calcext:value-type="float">
            <text:p>16044,56</text:p>
          </table:table-cell>
          <table:table-cell office:value-type="float" office:value="16685.026605354" calcext:value-type="float">
            <text:p>16685,03</text:p>
          </table:table-cell>
          <table:table-cell office:value-type="float" office:value="18051.8900749728" calcext:value-type="float">
            <text:p>18051,89</text:p>
          </table:table-cell>
          <table:table-cell office:value-type="float" office:value="18029.3255386512" calcext:value-type="float">
            <text:p>18029,33</text:p>
          </table:table-cell>
          <table:table-cell office:value-type="float" office:value="18811.9451170299" calcext:value-type="float">
            <text:p>18811,95</text:p>
          </table:table-cell>
          <table:table-cell office:value-type="float" office:value="19155.4317310874" calcext:value-type="float">
            <text:p>19155,43</text:p>
          </table:table-cell>
          <table:table-cell office:value-type="float" office:value="19275.4185126566" calcext:value-type="float">
            <text:p>19275,42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uecia</text:p>
          </table:table-cell>
          <table:table-cell office:value-type="float" office:value="2468.69458903006" calcext:value-type="float">
            <text:p>2468,69</text:p>
          </table:table-cell>
          <table:table-cell office:value-type="float" office:value="2657.02250478203" calcext:value-type="float">
            <text:p>2657,02</text:p>
          </table:table-cell>
          <table:table-cell office:value-type="float" office:value="2941.04889945204" calcext:value-type="float">
            <text:p>2941,05</text:p>
          </table:table-cell>
          <table:table-cell office:value-type="float" office:value="3206.09917020339" calcext:value-type="float">
            <text:p>3206,10</text:p>
          </table:table-cell>
          <table:table-cell office:value-type="float" office:value="3454.42978938679" calcext:value-type="float">
            <text:p>3454,43</text:p>
          </table:table-cell>
          <table:table-cell office:value-type="float" office:value="3720.92684527721" calcext:value-type="float">
            <text:p>3720,93</text:p>
          </table:table-cell>
          <table:table-cell office:value-type="float" office:value="3926.40900146965" calcext:value-type="float">
            <text:p>3926,41</text:p>
          </table:table-cell>
          <table:table-cell office:value-type="float" office:value="4234.16134821018" calcext:value-type="float">
            <text:p>4234,16</text:p>
          </table:table-cell>
          <table:table-cell office:value-type="float" office:value="4697.4387704089" calcext:value-type="float">
            <text:p>4697,44</text:p>
          </table:table-cell>
          <table:table-cell office:value-type="float" office:value="5090.6868794429" calcext:value-type="float">
            <text:p>5090,69</text:p>
          </table:table-cell>
          <table:table-cell office:value-type="float" office:value="5977.78062186023" calcext:value-type="float">
            <text:p>5977,78</text:p>
          </table:table-cell>
          <table:table-cell office:value-type="float" office:value="7241.43579754622" calcext:value-type="float">
            <text:p>7241,44</text:p>
          </table:table-cell>
          <table:table-cell office:value-type="float" office:value="8023.67737972952" calcext:value-type="float">
            <text:p>8023,68</text:p>
          </table:table-cell>
          <table:table-cell office:value-type="float" office:value="10034.4699474276" calcext:value-type="float">
            <text:p>10034,47</text:p>
          </table:table-cell>
          <table:table-cell office:value-type="float" office:value="10779.2903780852" calcext:value-type="float">
            <text:p>10779,29</text:p>
          </table:table-cell>
          <table:table-cell office:value-type="float" office:value="11354.8823584976" calcext:value-type="float">
            <text:p>11354,88</text:p>
          </table:table-cell>
          <table:table-cell office:value-type="float" office:value="12517.186514241" calcext:value-type="float">
            <text:p>12517,19</text:p>
          </table:table-cell>
          <table:table-cell office:value-type="float" office:value="14755.3556040673" calcext:value-type="float">
            <text:p>14755,36</text:p>
          </table:table-cell>
          <table:table-cell office:value-type="float" office:value="16957.8419674654" calcext:value-type="float">
            <text:p>16957,84</text:p>
          </table:table-cell>
          <table:table-cell office:value-type="float" office:value="15458.8141927102" calcext:value-type="float">
            <text:p>15458,81</text:p>
          </table:table-cell>
          <table:table-cell office:value-type="float" office:value="13626.4827130311" calcext:value-type="float">
            <text:p>13626,48</text:p>
          </table:table-cell>
          <table:table-cell office:value-type="float" office:value="12504.9976718694" calcext:value-type="float">
            <text:p>12505,00</text:p>
          </table:table-cell>
          <table:table-cell office:value-type="float" office:value="12991.7709401948" calcext:value-type="float">
            <text:p>12991,77</text:p>
          </table:table-cell>
          <table:table-cell office:value-type="float" office:value="13554.9586050245" calcext:value-type="float">
            <text:p>13554,96</text:p>
          </table:table-cell>
          <table:table-cell office:value-type="float" office:value="17833.7975379608" calcext:value-type="float">
            <text:p>17833,80</text:p>
          </table:table-cell>
          <table:table-cell office:value-type="float" office:value="21614.1295582712" calcext:value-type="float">
            <text:p>21614,13</text:p>
          </table:table-cell>
          <table:table-cell office:value-type="float" office:value="24333.8128934322" calcext:value-type="float">
            <text:p>24333,81</text:p>
          </table:table-cell>
          <table:table-cell office:value-type="float" office:value="25452.1079059468" calcext:value-type="float">
            <text:p>25452,11</text:p>
          </table:table-cell>
          <table:table-cell office:value-type="float" office:value="30343.1828708777" calcext:value-type="float">
            <text:p>30343,18</text:p>
          </table:table-cell>
          <table:table-cell office:value-type="float" office:value="31562.2506023967" calcext:value-type="float">
            <text:p>31562,25</text:p>
          </table:table-cell>
          <table:table-cell office:value-type="float" office:value="32532.4204711321" calcext:value-type="float">
            <text:p>32532,42</text:p>
          </table:table-cell>
          <table:table-cell office:value-type="float" office:value="24225.2998048694" calcext:value-type="float">
            <text:p>24225,30</text:p>
          </table:table-cell>
          <table:table-cell office:value-type="float" office:value="25883.0158194817" calcext:value-type="float">
            <text:p>25883,02</text:p>
          </table:table-cell>
          <table:table-cell office:value-type="float" office:value="30066.2251636804" calcext:value-type="float">
            <text:p>30066,23</text:p>
          </table:table-cell>
          <table:table-cell office:value-type="float" office:value="32774.0818408915" calcext:value-type="float">
            <text:p>32774,08</text:p>
          </table:table-cell>
          <table:table-cell office:value-type="float" office:value="30113.2539699551" calcext:value-type="float">
            <text:p>30113,25</text:p>
          </table:table-cell>
          <table:table-cell office:value-type="float" office:value="30382.6547219329" calcext:value-type="float">
            <text:p>30382,65</text:p>
          </table:table-cell>
          <table:table-cell office:value-type="float" office:value="30740.211173941" calcext:value-type="float">
            <text:p>30740,21</text:p>
          </table:table-cell>
          <table:table-cell office:value-type="float" office:value="29456.0686420488" calcext:value-type="float">
            <text:p>29456,07</text:p>
          </table:table-cell>
          <table:table-cell office:value-type="float" office:value="27093.0811103456" calcext:value-type="float">
            <text:p>27093,08</text:p>
          </table:table-cell>
          <table:table-cell office:value-type="float" office:value="29729.7193435303" calcext:value-type="float">
            <text:p>29729,72</text:p>
          </table:table-cell>
          <table:table-cell office:value-type="float" office:value="37090.9413658944" calcext:value-type="float">
            <text:p>37090,94</text:p>
          </table:table-cell>
          <table:table-cell office:value-type="float" office:value="42544.4104669386" calcext:value-type="float">
            <text:p>42544,41</text:p>
          </table:table-cell>
          <table:table-cell office:value-type="float" office:value="43163.9999589833" calcext:value-type="float">
            <text:p>43164,00</text:p>
          </table:table-cell>
          <table:table-cell office:value-type="float" office:value="46277.5767773402" calcext:value-type="float">
            <text:p>46277,58</text:p>
          </table:table-cell>
          <table:table-cell office:value-type="float" office:value="53341.4907726794" calcext:value-type="float">
            <text:p>53341,49</text:p>
          </table:table-cell>
          <table:table-cell office:value-type="float" office:value="55903.8998910782" calcext:value-type="float">
            <text:p>55903,90</text:p>
          </table:table-cell>
          <table:table-cell office:value-type="float" office:value="46793.9441559611" calcext:value-type="float">
            <text:p>46793,94</text:p>
          </table:table-cell>
          <table:table-cell office:value-type="float" office:value="52817.441365794" calcext:value-type="float">
            <text:p>52817,44</text:p>
          </table:table-cell>
          <table:table-cell office:value-type="float" office:value="60612.8788325926" calcext:value-type="float">
            <text:p>60612,88</text:p>
          </table:table-cell>
          <table:table-cell office:value-type="float" office:value="57874.2864975611" calcext:value-type="float">
            <text:p>57874,29</text:p>
          </table:table-cell>
          <table:table-cell office:value-type="float" office:value="60897.3656252518" calcext:value-type="float">
            <text:p>60897,37</text:p>
          </table:table-cell>
          <table:table-cell office:value-type="float" office:value="59843.5191685082" calcext:value-type="float">
            <text:p>59843,52</text:p>
          </table:table-cell>
          <table:table-cell office:value-type="float" office:value="51397.1917561446" calcext:value-type="float">
            <text:p>51397,19</text:p>
          </table:table-cell>
          <table:table-cell office:value-type="float" office:value="51974.196555344" calcext:value-type="float">
            <text:p>51974,20</text:p>
          </table:table-cell>
          <table:table-cell office:value-type="float" office:value="53744.4290321437" calcext:value-type="float">
            <text:p>53744,43</text:p>
          </table:table-cell>
          <table:table-cell office:value-type="float" office:value="54608.3602546906" calcext:value-type="float">
            <text:p>54608,36</text:p>
          </table:table-cell>
        </table:table-row>
        <table:table-row table:style-name="ro1">
          <table:table-cell office:value-type="string" calcext:value-type="string">
            <text:p>IRQ</text:p>
          </table:table-cell>
          <table:table-cell office:value-type="string" calcext:value-type="string">
            <text:p>Iraq</text:p>
          </table:table-cell>
          <table:table-cell office:value-type="float" office:value="254.70143365454" calcext:value-type="float">
            <text:p>254,70</text:p>
          </table:table-cell>
          <table:table-cell office:value-type="float" office:value="250.787110026832" calcext:value-type="float">
            <text:p>250,79</text:p>
          </table:table-cell>
          <table:table-cell office:value-type="float" office:value="288.163552612317" calcext:value-type="float">
            <text:p>288,16</text:p>
          </table:table-cell>
          <table:table-cell table:number-columns-repeated="3"/>
          <table:table-cell office:value-type="float" office:value="312.822277421474" calcext:value-type="float">
            <text:p>312,82</text:p>
          </table:table-cell>
          <table:table-cell office:value-type="float" office:value="313.817445557465" calcext:value-type="float">
            <text:p>313,82</text:p>
          </table:table-cell>
          <table:table-cell office:value-type="float" office:value="330.885201724653" calcext:value-type="float">
            <text:p>330,89</text:p>
          </table:table-cell>
          <table:table-cell office:value-type="float" office:value="376.891874847376" calcext:value-type="float">
            <text:p>376,89</text:p>
          </table:table-cell>
          <table:table-cell office:value-type="float" office:value="388.111024081426" calcext:value-type="float">
            <text:p>388,11</text:p>
          </table:table-cell>
          <table:table-cell office:value-type="float" office:value="468.854012400145" calcext:value-type="float">
            <text:p>468,85</text:p>
          </table:table-cell>
          <table:table-cell office:value-type="float" office:value="1018.09578256294" calcext:value-type="float">
            <text:p>1018,10</text:p>
          </table:table-cell>
          <table:table-cell office:value-type="float" office:value="1151.81763011062" calcext:value-type="float">
            <text:p>1151,82</text:p>
          </table:table-cell>
          <table:table-cell office:value-type="float" office:value="1471.1494120054" calcext:value-type="float">
            <text:p>1471,15</text:p>
          </table:table-cell>
          <table:table-cell office:value-type="float" office:value="1591.88086044514" calcext:value-type="float">
            <text:p>1591,88</text:p>
          </table:table-cell>
          <table:table-cell office:value-type="float" office:value="1847.66868096239" calcext:value-type="float">
            <text:p>1847,67</text:p>
          </table:table-cell>
          <table:table-cell office:value-type="float" office:value="2852.11068338322" calcext:value-type="float">
            <text:p>2852,11</text:p>
          </table:table-cell>
          <table:table-cell office:value-type="float" office:value="3911.5435760106" calcext:value-type="float">
            <text:p>3911,54</text:p>
          </table:table-cell>
          <table:table-cell office:value-type="float" office:value="2736.02046565357" calcext:value-type="float">
            <text:p>2736,02</text:p>
          </table:table-cell>
          <table:table-cell office:value-type="float" office:value="2951.35314921516" calcext:value-type="float">
            <text:p>2951,35</text:p>
          </table:table-cell>
          <table:table-cell office:value-type="float" office:value="2740.01007034657" calcext:value-type="float">
            <text:p>2740,01</text:p>
          </table:table-cell>
          <table:table-cell office:value-type="float" office:value="3081.05977543095" calcext:value-type="float">
            <text:p>3081,06</text:p>
          </table:table-cell>
          <table:table-cell office:value-type="float" office:value="3103.98559334499" calcext:value-type="float">
            <text:p>3103,99</text:p>
          </table:table-cell>
          <table:table-cell office:value-type="float" office:value="2962.18722770436" calcext:value-type="float">
            <text:p>2962,19</text:p>
          </table:table-cell>
          <table:table-cell office:value-type="float" office:value="3482.16759803903" calcext:value-type="float">
            <text:p>3482,17</text:p>
          </table:table-cell>
          <table:table-cell office:value-type="float" office:value="3762.45148901532" calcext:value-type="float">
            <text:p>3762,45</text:p>
          </table:table-cell>
          <table:table-cell office:value-type="float" office:value="3862.40450883208" calcext:value-type="float">
            <text:p>3862,40</text:p>
          </table:table-cell>
          <table:table-cell office:value-type="float" office:value="10326.9216621259" calcext:value-type="float">
            <text:p>10326,92</text:p>
          </table:table-cell>
          <table:table-cell table:number-columns-repeated="13"/>
          <table:table-cell office:value-type="float" office:value="1391.96348940291" calcext:value-type="float">
            <text:p>1391,96</text:p>
          </table:table-cell>
          <table:table-cell office:value-type="float" office:value="1855.52200375202" calcext:value-type="float">
            <text:p>1855,52</text:p>
          </table:table-cell>
          <table:table-cell office:value-type="float" office:value="2373.21478464391" calcext:value-type="float">
            <text:p>2373,21</text:p>
          </table:table-cell>
          <table:table-cell office:value-type="float" office:value="3182.94798201412" calcext:value-type="float">
            <text:p>3182,95</text:p>
          </table:table-cell>
          <table:table-cell office:value-type="float" office:value="4636.61097758271" calcext:value-type="float">
            <text:p>4636,61</text:p>
          </table:table-cell>
          <table:table-cell office:value-type="float" office:value="3853.94093481185" calcext:value-type="float">
            <text:p>3853,94</text:p>
          </table:table-cell>
          <table:table-cell office:value-type="float" office:value="4657.28042580536" calcext:value-type="float">
            <text:p>4657,28</text:p>
          </table:table-cell>
          <table:table-cell office:value-type="float" office:value="6045.49555071698" calcext:value-type="float">
            <text:p>6045,50</text:p>
          </table:table-cell>
          <table:table-cell office:value-type="float" office:value="6836.0273134631" calcext:value-type="float">
            <text:p>6836,03</text:p>
          </table:table-cell>
          <table:table-cell office:value-type="float" office:value="7076.55460775667" calcext:value-type="float">
            <text:p>7076,55</text:p>
          </table:table-cell>
          <table:table-cell office:value-type="float" office:value="6818.8046210291" calcext:value-type="float">
            <text:p>6818,80</text:p>
          </table:table-cell>
          <table:table-cell office:value-type="float" office:value="4989.80307473071" calcext:value-type="float">
            <text:p>4989,80</text:p>
          </table:table-cell>
          <table:table-cell office:value-type="float" office:value="4776.72649939342" calcext:value-type="float">
            <text:p>4776,73</text:p>
          </table:table-cell>
          <table:table-cell office:value-type="float" office:value="5205.28825481948" calcext:value-type="float">
            <text:p>5205,29</text:p>
          </table:table-cell>
          <table:table-cell office:value-type="float" office:value="5834.16621076061" calcext:value-type="float">
            <text:p>5834,17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string" calcext:value-type="string">
            <text:p>Guatemala</text:p>
          </table:table-cell>
          <table:table-cell office:value-type="float" office:value="256.168506729799" calcext:value-type="float">
            <text:p>256,17</text:p>
          </table:table-cell>
          <table:table-cell office:value-type="float" office:value="274.789958024245" calcext:value-type="float">
            <text:p>274,79</text:p>
          </table:table-cell>
          <table:table-cell office:value-type="float" office:value="274.619789706883" calcext:value-type="float">
            <text:p>274,62</text:p>
          </table:table-cell>
          <table:table-cell office:value-type="float" office:value="273.40401370429" calcext:value-type="float">
            <text:p>273,40</text:p>
          </table:table-cell>
          <table:table-cell office:value-type="float" office:value="277.410244610528" calcext:value-type="float">
            <text:p>277,41</text:p>
          </table:table-cell>
          <table:table-cell office:value-type="float" office:value="281.652804930581" calcext:value-type="float">
            <text:p>281,65</text:p>
          </table:table-cell>
          <table:table-cell office:value-type="float" office:value="303.203451304358" calcext:value-type="float">
            <text:p>303,20</text:p>
          </table:table-cell>
          <table:table-cell office:value-type="float" office:value="313.858957770105" calcext:value-type="float">
            <text:p>313,86</text:p>
          </table:table-cell>
          <table:table-cell office:value-type="float" office:value="338.682043021158" calcext:value-type="float">
            <text:p>338,68</text:p>
          </table:table-cell>
          <table:table-cell office:value-type="float" office:value="343.362488928255" calcext:value-type="float">
            <text:p>343,36</text:p>
          </table:table-cell>
          <table:table-cell office:value-type="float" office:value="353.660911338709" calcext:value-type="float">
            <text:p>353,66</text:p>
          </table:table-cell>
          <table:table-cell office:value-type="float" office:value="420.867798176109" calcext:value-type="float">
            <text:p>420,87</text:p>
          </table:table-cell>
          <table:table-cell office:value-type="float" office:value="504.330462406362" calcext:value-type="float">
            <text:p>504,33</text:p>
          </table:table-cell>
          <table:table-cell office:value-type="float" office:value="566.685442716882" calcext:value-type="float">
            <text:p>566,69</text:p>
          </table:table-cell>
          <table:table-cell office:value-type="float" office:value="661.487898407295" calcext:value-type="float">
            <text:p>661,49</text:p>
          </table:table-cell>
          <table:table-cell office:value-type="float" office:value="810.063888696738" calcext:value-type="float">
            <text:p>810,06</text:p>
          </table:table-cell>
          <table:table-cell office:value-type="float" office:value="875.495024016766" calcext:value-type="float">
            <text:p>875,50</text:p>
          </table:table-cell>
          <table:table-cell office:value-type="float" office:value="971.356509049562" calcext:value-type="float">
            <text:p>971,36</text:p>
          </table:table-cell>
          <table:table-cell office:value-type="float" office:value="1081.72504300498" calcext:value-type="float">
            <text:p>1081,73</text:p>
          </table:table-cell>
          <table:table-cell office:value-type="float" office:value="1152.81780403317" calcext:value-type="float">
            <text:p>1152,82</text:p>
          </table:table-cell>
          <table:table-cell office:value-type="float" office:value="1138.75974075938" calcext:value-type="float">
            <text:p>1138,76</text:p>
          </table:table-cell>
          <table:table-cell office:value-type="float" office:value="1153.23767959924" calcext:value-type="float">
            <text:p>1153,24</text:p>
          </table:table-cell>
          <table:table-cell office:value-type="float" office:value="1177.43645106981" calcext:value-type="float">
            <text:p>1177,44</text:p>
          </table:table-cell>
          <table:table-cell office:value-type="float" office:value="1179.80355567272" calcext:value-type="float">
            <text:p>1179,80</text:p>
          </table:table-cell>
          <table:table-cell office:value-type="float" office:value="857.009466966543" calcext:value-type="float">
            <text:p>857,01</text:p>
          </table:table-cell>
          <table:table-cell office:value-type="float" office:value="820.038346551519" calcext:value-type="float">
            <text:p>820,04</text:p>
          </table:table-cell>
          <table:table-cell office:value-type="float" office:value="886.800827182973" calcext:value-type="float">
            <text:p>886,80</text:p>
          </table:table-cell>
          <table:table-cell office:value-type="float" office:value="929.314058536822" calcext:value-type="float">
            <text:p>929,31</text:p>
          </table:table-cell>
          <table:table-cell office:value-type="float" office:value="825.807388097378" calcext:value-type="float">
            <text:p>825,81</text:p>
          </table:table-cell>
          <table:table-cell office:value-type="float" office:value="991.86227272778" calcext:value-type="float">
            <text:p>991,86</text:p>
          </table:table-cell>
          <table:table-cell office:value-type="float" office:value="1075.42821717853" calcext:value-type="float">
            <text:p>1075,43</text:p>
          </table:table-cell>
          <table:table-cell office:value-type="float" office:value="1147.02643497399" calcext:value-type="float">
            <text:p>1147,03</text:p>
          </table:table-cell>
          <table:table-cell office:value-type="float" office:value="1276.3327268393" calcext:value-type="float">
            <text:p>1276,33</text:p>
          </table:table-cell>
          <table:table-cell office:value-type="float" office:value="1408.02420344366" calcext:value-type="float">
            <text:p>1408,02</text:p>
          </table:table-cell>
          <table:table-cell office:value-type="float" office:value="1472.27534301453" calcext:value-type="float">
            <text:p>1472,28</text:p>
          </table:table-cell>
          <table:table-cell office:value-type="float" office:value="1633.9662245823" calcext:value-type="float">
            <text:p>1633,97</text:p>
          </table:table-cell>
          <table:table-cell office:value-type="float" office:value="1742.08382367719" calcext:value-type="float">
            <text:p>1742,08</text:p>
          </table:table-cell>
          <table:table-cell office:value-type="float" office:value="1608.6840861065" calcext:value-type="float">
            <text:p>1608,68</text:p>
          </table:table-cell>
          <table:table-cell office:value-type="float" office:value="1655.58773023347" calcext:value-type="float">
            <text:p>1655,59</text:p>
          </table:table-cell>
          <table:table-cell office:value-type="float" office:value="1568.37628632262" calcext:value-type="float">
            <text:p>1568,38</text:p>
          </table:table-cell>
          <table:table-cell office:value-type="float" office:value="1701.74972889462" calcext:value-type="float">
            <text:p>1701,75</text:p>
          </table:table-cell>
          <table:table-cell office:value-type="float" office:value="1753.32740830021" calcext:value-type="float">
            <text:p>1753,33</text:p>
          </table:table-cell>
          <table:table-cell office:value-type="float" office:value="1872.73706725443" calcext:value-type="float">
            <text:p>1872,74</text:p>
          </table:table-cell>
          <table:table-cell office:value-type="float" office:value="2077.83437141218" calcext:value-type="float">
            <text:p>2077,83</text:p>
          </table:table-cell>
          <table:table-cell office:value-type="float" office:value="2256.56506958735" calcext:value-type="float">
            <text:p>2256,57</text:p>
          </table:table-cell>
          <table:table-cell office:value-type="float" office:value="2489.94840578017" calcext:value-type="float">
            <text:p>2489,95</text:p>
          </table:table-cell>
          <table:table-cell office:value-type="float" office:value="2794.17683179156" calcext:value-type="float">
            <text:p>2794,18</text:p>
          </table:table-cell>
          <table:table-cell office:value-type="float" office:value="2635.71644322601" calcext:value-type="float">
            <text:p>2635,72</text:p>
          </table:table-cell>
          <table:table-cell office:value-type="float" office:value="2825.48396349692" calcext:value-type="float">
            <text:p>2825,48</text:p>
          </table:table-cell>
          <table:table-cell office:value-type="float" office:value="3187.86620251971" calcext:value-type="float">
            <text:p>3187,87</text:p>
          </table:table-cell>
          <table:table-cell office:value-type="float" office:value="3299.66560477367" calcext:value-type="float">
            <text:p>3299,67</text:p>
          </table:table-cell>
          <table:table-cell office:value-type="float" office:value="3452.92200049589" calcext:value-type="float">
            <text:p>3452,92</text:p>
          </table:table-cell>
          <table:table-cell office:value-type="float" office:value="3687.83695118893" calcext:value-type="float">
            <text:p>3687,84</text:p>
          </table:table-cell>
          <table:table-cell office:value-type="float" office:value="3923.57334364713" calcext:value-type="float">
            <text:p>3923,57</text:p>
          </table:table-cell>
          <table:table-cell office:value-type="float" office:value="4140.58982610593" calcext:value-type="float">
            <text:p>4140,59</text:p>
          </table:table-cell>
          <table:table-cell office:value-type="float" office:value="4470.60999392312" calcext:value-type="float">
            <text:p>4470,61</text:p>
          </table:table-cell>
          <table:table-cell office:value-type="float" office:value="4549.01008110721" calcext:value-type="float">
            <text:p>4549,01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asil</text:p>
          </table:table-cell>
          <table:table-cell office:value-type="float" office:value="260.425653075282" calcext:value-type="float">
            <text:p>260,43</text:p>
          </table:table-cell>
          <table:table-cell office:value-type="float" office:value="292.252136324528" calcext:value-type="float">
            <text:p>292,25</text:p>
          </table:table-cell>
          <table:table-cell office:value-type="float" office:value="261.66661956418" calcext:value-type="float">
            <text:p>261,67</text:p>
          </table:table-cell>
          <table:table-cell office:value-type="float" office:value="261.354354519834" calcext:value-type="float">
            <text:p>261,35</text:p>
          </table:table-cell>
          <table:table-cell office:value-type="float" office:value="315.797202907062" calcext:value-type="float">
            <text:p>315,80</text:p>
          </table:table-cell>
          <table:table-cell office:value-type="float" office:value="347.493056109702" calcext:value-type="float">
            <text:p>347,49</text:p>
          </table:table-cell>
          <table:table-cell office:value-type="float" office:value="374.786775401462" calcext:value-type="float">
            <text:p>374,79</text:p>
          </table:table-cell>
          <table:table-cell office:value-type="float" office:value="403.884267342212" calcext:value-type="float">
            <text:p>403,88</text:p>
          </table:table-cell>
          <table:table-cell office:value-type="float" office:value="445.02310059739" calcext:value-type="float">
            <text:p>445,02</text:p>
          </table:table-cell>
          <table:table-cell office:value-type="float" office:value="504.749516124995" calcext:value-type="float">
            <text:p>504,75</text:p>
          </table:table-cell>
          <table:table-cell office:value-type="float" office:value="586.214404973525" calcext:value-type="float">
            <text:p>586,21</text:p>
          </table:table-cell>
          <table:table-cell office:value-type="float" office:value="775.273300345189" calcext:value-type="float">
            <text:p>775,27</text:p>
          </table:table-cell>
          <table:table-cell office:value-type="float" office:value="1004.10491009099" calcext:value-type="float">
            <text:p>1004,10</text:p>
          </table:table-cell>
          <table:table-cell office:value-type="float" office:value="1153.8309583695" calcext:value-type="float">
            <text:p>1153,83</text:p>
          </table:table-cell>
          <table:table-cell office:value-type="float" office:value="1390.62497537665" calcext:value-type="float">
            <text:p>1390,62</text:p>
          </table:table-cell>
          <table:table-cell office:value-type="float" office:value="1567.00618230231" calcext:value-type="float">
            <text:p>1567,01</text:p>
          </table:table-cell>
          <table:table-cell office:value-type="float" office:value="1744.25712944487" calcext:value-type="float">
            <text:p>1744,26</text:p>
          </table:table-cell>
          <table:table-cell office:value-type="float" office:value="1908.48762658653" calcext:value-type="float">
            <text:p>1908,49</text:p>
          </table:table-cell>
          <table:table-cell office:value-type="float" office:value="1947.27643012721" calcext:value-type="float">
            <text:p>1947,28</text:p>
          </table:table-cell>
          <table:table-cell office:value-type="float" office:value="2132.8833173447" calcext:value-type="float">
            <text:p>2132,88</text:p>
          </table:table-cell>
          <table:table-cell office:value-type="float" office:value="2226.76726079559" calcext:value-type="float">
            <text:p>2226,77</text:p>
          </table:table-cell>
          <table:table-cell office:value-type="float" office:value="1570.5397473792" calcext:value-type="float">
            <text:p>1570,54</text:p>
          </table:table-cell>
          <table:table-cell office:value-type="float" office:value="1578.92641703719" calcext:value-type="float">
            <text:p>1578,93</text:p>
          </table:table-cell>
          <table:table-cell office:value-type="float" office:value="1648.08210438614" calcext:value-type="float">
            <text:p>1648,08</text:p>
          </table:table-cell>
          <table:table-cell office:value-type="float" office:value="1941.49110905835" calcext:value-type="float">
            <text:p>1941,49</text:p>
          </table:table-cell>
          <table:table-cell office:value-type="float" office:value="2087.3076054076" calcext:value-type="float">
            <text:p>2087,31</text:p>
          </table:table-cell>
          <table:table-cell office:value-type="float" office:value="2300.37684355265" calcext:value-type="float">
            <text:p>2300,38</text:p>
          </table:table-cell>
          <table:table-cell office:value-type="float" office:value="2908.49615806386" calcext:value-type="float">
            <text:p>2908,50</text:p>
          </table:table-cell>
          <table:table-cell office:value-type="float" office:value="3100.28046842987" calcext:value-type="float">
            <text:p>3100,28</text:p>
          </table:table-cell>
          <table:table-cell office:value-type="float" office:value="3975.39008935633" calcext:value-type="float">
            <text:p>3975,39</text:p>
          </table:table-cell>
          <table:table-cell office:value-type="float" office:value="2596.91987612034" calcext:value-type="float">
            <text:p>2596,92</text:p>
          </table:table-cell>
          <table:table-cell office:value-type="float" office:value="2791.20912422419" calcext:value-type="float">
            <text:p>2791,21</text:p>
          </table:table-cell>
          <table:table-cell office:value-type="float" office:value="3500.61148991066" calcext:value-type="float">
            <text:p>3500,61</text:p>
          </table:table-cell>
          <table:table-cell office:value-type="float" office:value="4748.21552893015" calcext:value-type="float">
            <text:p>4748,22</text:p>
          </table:table-cell>
          <table:table-cell office:value-type="float" office:value="5166.16374470632" calcext:value-type="float">
            <text:p>5166,16</text:p>
          </table:table-cell>
          <table:table-cell office:value-type="float" office:value="5282.00882754111" calcext:value-type="float">
            <text:p>5282,01</text:p>
          </table:table-cell>
          <table:table-cell office:value-type="float" office:value="5087.152221014" calcext:value-type="float">
            <text:p>5087,15</text:p>
          </table:table-cell>
          <table:table-cell office:value-type="float" office:value="3478.37272997644" calcext:value-type="float">
            <text:p>3478,37</text:p>
          </table:table-cell>
          <table:table-cell office:value-type="float" office:value="3749.75324996168" calcext:value-type="float">
            <text:p>3749,75</text:p>
          </table:table-cell>
          <table:table-cell office:value-type="float" office:value="3156.79871788773" calcext:value-type="float">
            <text:p>3156,80</text:p>
          </table:table-cell>
          <table:table-cell office:value-type="float" office:value="2829.28319217077" calcext:value-type="float">
            <text:p>2829,28</text:p>
          </table:table-cell>
          <table:table-cell office:value-type="float" office:value="3070.91049061377" calcext:value-type="float">
            <text:p>3070,91</text:p>
          </table:table-cell>
          <table:table-cell office:value-type="float" office:value="3637.46238925733" calcext:value-type="float">
            <text:p>3637,46</text:p>
          </table:table-cell>
          <table:table-cell office:value-type="float" office:value="4790.43708777366" calcext:value-type="float">
            <text:p>4790,44</text:p>
          </table:table-cell>
          <table:table-cell office:value-type="float" office:value="5886.46358837728" calcext:value-type="float">
            <text:p>5886,46</text:p>
          </table:table-cell>
          <table:table-cell office:value-type="float" office:value="7348.03079355548" calcext:value-type="float">
            <text:p>7348,03</text:p>
          </table:table-cell>
          <table:table-cell office:value-type="float" office:value="8831.02311697566" calcext:value-type="float">
            <text:p>8831,02</text:p>
          </table:table-cell>
          <table:table-cell office:value-type="float" office:value="8597.91535151623" calcext:value-type="float">
            <text:p>8597,92</text:p>
          </table:table-cell>
          <table:table-cell office:value-type="float" office:value="11286.2430162457" calcext:value-type="float">
            <text:p>11286,24</text:p>
          </table:table-cell>
          <table:table-cell office:value-type="float" office:value="13245.6124995448" calcext:value-type="float">
            <text:p>13245,61</text:p>
          </table:table-cell>
          <table:table-cell office:value-type="float" office:value="12370.0242007149" calcext:value-type="float">
            <text:p>12370,02</text:p>
          </table:table-cell>
          <table:table-cell office:value-type="float" office:value="12300.3225752233" calcext:value-type="float">
            <text:p>12300,32</text:p>
          </table:table-cell>
          <table:table-cell office:value-type="float" office:value="12112.5903019529" calcext:value-type="float">
            <text:p>12112,59</text:p>
          </table:table-cell>
          <table:table-cell office:value-type="float" office:value="8814.00098681261" calcext:value-type="float">
            <text:p>8814,00</text:p>
          </table:table-cell>
          <table:table-cell office:value-type="float" office:value="8712.88704442864" calcext:value-type="float">
            <text:p>8712,89</text:p>
          </table:table-cell>
          <table:table-cell office:value-type="float" office:value="9880.94654326324" calcext:value-type="float">
            <text:p>9880,95</text:p>
          </table:table-cell>
          <table:table-cell office:value-type="float" office:value="8920.76210462979" calcext:value-type="float">
            <text:p>8920,76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office:value-type="string" calcext:value-type="string">
            <text:p>Zimbabwe</text:p>
          </table:table-cell>
          <table:table-cell office:value-type="float" office:value="276.688780776198" calcext:value-type="float">
            <text:p>276,69</text:p>
          </table:table-cell>
          <table:table-cell office:value-type="float" office:value="277.479715109342" calcext:value-type="float">
            <text:p>277,48</text:p>
          </table:table-cell>
          <table:table-cell office:value-type="float" office:value="281.558440116395" calcext:value-type="float">
            <text:p>281,56</text:p>
          </table:table-cell>
          <table:table-cell office:value-type="float" office:value="293.308853574797" calcext:value-type="float">
            <text:p>293,31</text:p>
          </table:table-cell>
          <table:table-cell office:value-type="float" office:value="277.233872141657" calcext:value-type="float">
            <text:p>277,23</text:p>
          </table:table-cell>
          <table:table-cell office:value-type="float" office:value="292.270410623648" calcext:value-type="float">
            <text:p>292,27</text:p>
          </table:table-cell>
          <table:table-cell office:value-type="float" office:value="299.398632835185" calcext:value-type="float">
            <text:p>299,40</text:p>
          </table:table-cell>
          <table:table-cell office:value-type="float" office:value="341.984650982708" calcext:value-type="float">
            <text:p>341,98</text:p>
          </table:table-cell>
          <table:table-cell office:value-type="float" office:value="356.229601518385" calcext:value-type="float">
            <text:p>356,23</text:p>
          </table:table-cell>
          <table:table-cell office:value-type="float" office:value="397.795044789265" calcext:value-type="float">
            <text:p>397,80</text:p>
          </table:table-cell>
          <table:table-cell office:value-type="float" office:value="471.937152345181" calcext:value-type="float">
            <text:p>471,94</text:p>
          </table:table-cell>
          <table:table-cell office:value-type="float" office:value="563.032982483362" calcext:value-type="float">
            <text:p>563,03</text:p>
          </table:table-cell>
          <table:table-cell office:value-type="float" office:value="654.414621744945" calcext:value-type="float">
            <text:p>654,41</text:p>
          </table:table-cell>
          <table:table-cell office:value-type="float" office:value="694.532493892872" calcext:value-type="float">
            <text:p>694,53</text:p>
          </table:table-cell>
          <table:table-cell office:value-type="float" office:value="664.102449355016" calcext:value-type="float">
            <text:p>664,10</text:p>
          </table:table-cell>
          <table:table-cell office:value-type="float" office:value="650.155605082628" calcext:value-type="float">
            <text:p>650,16</text:p>
          </table:table-cell>
          <table:table-cell office:value-type="float" office:value="627.967026972736" calcext:value-type="float">
            <text:p>627,97</text:p>
          </table:table-cell>
          <table:table-cell office:value-type="float" office:value="723.106531920358" calcext:value-type="float">
            <text:p>723,11</text:p>
          </table:table-cell>
          <table:table-cell office:value-type="float" office:value="901.499144780461" calcext:value-type="float">
            <text:p>901,50</text:p>
          </table:table-cell>
          <table:table-cell office:value-type="float" office:value="1043.74683330574" calcext:value-type="float">
            <text:p>1043,75</text:p>
          </table:table-cell>
          <table:table-cell office:value-type="float" office:value="1073.06384664651" calcext:value-type="float">
            <text:p>1073,06</text:p>
          </table:table-cell>
          <table:table-cell office:value-type="float" office:value="940.557839022807" calcext:value-type="float">
            <text:p>940,56</text:p>
          </table:table-cell>
          <table:table-cell office:value-type="float" office:value="741.875866959721" calcext:value-type="float">
            <text:p>741,88</text:p>
          </table:table-cell>
          <table:table-cell office:value-type="float" office:value="635.006058582556" calcext:value-type="float">
            <text:p>635,01</text:p>
          </table:table-cell>
          <table:table-cell office:value-type="float" office:value="675.806848345608" calcext:value-type="float">
            <text:p>675,81</text:p>
          </table:table-cell>
          <table:table-cell office:value-type="float" office:value="707.575465747922" calcext:value-type="float">
            <text:p>707,58</text:p>
          </table:table-cell>
          <table:table-cell office:value-type="float" office:value="793.449580546495" calcext:value-type="float">
            <text:p>793,45</text:p>
          </table:table-cell>
          <table:table-cell office:value-type="float" office:value="816.07676574368" calcext:value-type="float">
            <text:p>816,08</text:p>
          </table:table-cell>
          <table:table-cell office:value-type="float" office:value="841.972989778691" calcext:value-type="float">
            <text:p>841,97</text:p>
          </table:table-cell>
          <table:table-cell office:value-type="float" office:value="809.052124825449" calcext:value-type="float">
            <text:p>809,05</text:p>
          </table:table-cell>
          <table:table-cell office:value-type="float" office:value="619.372594032825" calcext:value-type="float">
            <text:p>619,37</text:p>
          </table:table-cell>
          <table:table-cell office:value-type="float" office:value="591.720162491483" calcext:value-type="float">
            <text:p>591,72</text:p>
          </table:table-cell>
          <table:table-cell office:value-type="float" office:value="611.865711030192" calcext:value-type="float">
            <text:p>611,87</text:p>
          </table:table-cell>
          <table:table-cell office:value-type="float" office:value="623.209967404318" calcext:value-type="float">
            <text:p>623,21</text:p>
          </table:table-cell>
          <table:table-cell office:value-type="float" office:value="741.095726733151" calcext:value-type="float">
            <text:p>741,10</text:p>
          </table:table-cell>
          <table:table-cell office:value-type="float" office:value="731.948379686958" calcext:value-type="float">
            <text:p>731,95</text:p>
          </table:table-cell>
          <table:table-cell office:value-type="float" office:value="544.984162862031" calcext:value-type="float">
            <text:p>544,98</text:p>
          </table:table-cell>
          <table:table-cell office:value-type="float" office:value="580.07071808101" calcext:value-type="float">
            <text:p>580,07</text:p>
          </table:table-cell>
          <table:table-cell office:value-type="float" office:value="563.057741053574" calcext:value-type="float">
            <text:p>563,06</text:p>
          </table:table-cell>
          <table:table-cell office:value-type="float" office:value="568.385909190556" calcext:value-type="float">
            <text:p>568,39</text:p>
          </table:table-cell>
          <table:table-cell office:value-type="float" office:value="530.530579398693" calcext:value-type="float">
            <text:p>530,53</text:p>
          </table:table-cell>
          <table:table-cell office:value-type="float" office:value="478.007404969228" calcext:value-type="float">
            <text:p>478,01</text:p>
          </table:table-cell>
          <table:table-cell office:value-type="float" office:value="482.998411302845" calcext:value-type="float">
            <text:p>483,00</text:p>
          </table:table-cell>
          <table:table-cell office:value-type="float" office:value="476.555323602915" calcext:value-type="float">
            <text:p>476,56</text:p>
          </table:table-cell>
          <table:table-cell office:value-type="float" office:value="447.854924165548" calcext:value-type="float">
            <text:p>447,85</text:p>
          </table:table-cell>
          <table:table-cell office:value-type="float" office:value="431.787188267027" calcext:value-type="float">
            <text:p>431,79</text:p>
          </table:table-cell>
          <table:table-cell office:value-type="float" office:value="356.693349652722" calcext:value-type="float">
            <text:p>356,69</text:p>
          </table:table-cell>
          <table:table-cell office:value-type="float" office:value="771.598785915315" calcext:value-type="float">
            <text:p>771,60</text:p>
          </table:table-cell>
          <table:table-cell office:value-type="float" office:value="948.33185445926" calcext:value-type="float">
            <text:p>948,33</text:p>
          </table:table-cell>
          <table:table-cell office:value-type="float" office:value="1093.65400227511" calcext:value-type="float">
            <text:p>1093,65</text:p>
          </table:table-cell>
          <table:table-cell office:value-type="float" office:value="1304.96980167411" calcext:value-type="float">
            <text:p>1304,97</text:p>
          </table:table-cell>
          <table:table-cell office:value-type="float" office:value="1430.00081795572" calcext:value-type="float">
            <text:p>1430,00</text:p>
          </table:table-cell>
          <table:table-cell office:value-type="float" office:value="1434.89934002278" calcext:value-type="float">
            <text:p>1434,90</text:p>
          </table:table-cell>
          <table:table-cell office:value-type="float" office:value="1445.07106198798" calcext:value-type="float">
            <text:p>1445,07</text:p>
          </table:table-cell>
          <table:table-cell office:value-type="float" office:value="1464.58352903946" calcext:value-type="float">
            <text:p>1464,58</text:p>
          </table:table-cell>
          <table:table-cell office:value-type="float" office:value="1602.40350699048" calcext:value-type="float">
            <text:p>1602,40</text:p>
          </table:table-cell>
          <table:table-cell office:value-type="float" office:value="2146.99638487707" calcext:value-type="float">
            <text:p>2147,00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office:value-type="string" calcext:value-type="string">
            <text:p>Seychelles</text:p>
          </table:table-cell>
          <table:table-cell office:value-type="float" office:value="287.044788426874" calcext:value-type="float">
            <text:p>287,04</text:p>
          </table:table-cell>
          <table:table-cell office:value-type="float" office:value="308.19526439697" calcext:value-type="float">
            <text:p>308,20</text:p>
          </table:table-cell>
          <table:table-cell office:value-type="float" office:value="332.305003111975" calcext:value-type="float">
            <text:p>332,31</text:p>
          </table:table-cell>
          <table:table-cell office:value-type="float" office:value="328.484900958875" calcext:value-type="float">
            <text:p>328,48</text:p>
          </table:table-cell>
          <table:table-cell office:value-type="float" office:value="337.646246557856" calcext:value-type="float">
            <text:p>337,65</text:p>
          </table:table-cell>
          <table:table-cell office:value-type="float" office:value="333.233812466557" calcext:value-type="float">
            <text:p>333,23</text:p>
          </table:table-cell>
          <table:table-cell office:value-type="float" office:value="314.351064841473" calcext:value-type="float">
            <text:p>314,35</text:p>
          </table:table-cell>
          <table:table-cell office:value-type="float" office:value="314.179852817028" calcext:value-type="float">
            <text:p>314,18</text:p>
          </table:table-cell>
          <table:table-cell office:value-type="float" office:value="343.881182121191" calcext:value-type="float">
            <text:p>343,88</text:p>
          </table:table-cell>
          <table:table-cell office:value-type="float" office:value="401.608039515583" calcext:value-type="float">
            <text:p>401,61</text:p>
          </table:table-cell>
          <table:table-cell office:value-type="float" office:value="546.951061288794" calcext:value-type="float">
            <text:p>546,95</text:p>
          </table:table-cell>
          <table:table-cell office:value-type="float" office:value="648.53192405897" calcext:value-type="float">
            <text:p>648,53</text:p>
          </table:table-cell>
          <table:table-cell office:value-type="float" office:value="744.506941901819" calcext:value-type="float">
            <text:p>744,51</text:p>
          </table:table-cell>
          <table:table-cell office:value-type="float" office:value="806.23264447194" calcext:value-type="float">
            <text:p>806,23</text:p>
          </table:table-cell>
          <table:table-cell office:value-type="float" office:value="814.474737986674" calcext:value-type="float">
            <text:p>814,47</text:p>
          </table:table-cell>
          <table:table-cell office:value-type="float" office:value="1044.35306798524" calcext:value-type="float">
            <text:p>1044,35</text:p>
          </table:table-cell>
          <table:table-cell office:value-type="float" office:value="1376.54657947199" calcext:value-type="float">
            <text:p>1376,55</text:p>
          </table:table-cell>
          <table:table-cell office:value-type="float" office:value="2030.13590345467" calcext:value-type="float">
            <text:p>2030,14</text:p>
          </table:table-cell>
          <table:table-cell office:value-type="float" office:value="2329.35335798995" calcext:value-type="float">
            <text:p>2329,35</text:p>
          </table:table-cell>
          <table:table-cell office:value-type="float" office:value="2419.03441901133" calcext:value-type="float">
            <text:p>2419,03</text:p>
          </table:table-cell>
          <table:table-cell office:value-type="float" office:value="2296.30772927437" calcext:value-type="float">
            <text:p>2296,31</text:p>
          </table:table-cell>
          <table:table-cell office:value-type="float" office:value="2280.45155062171" calcext:value-type="float">
            <text:p>2280,45</text:p>
          </table:table-cell>
          <table:table-cell office:value-type="float" office:value="2338.07565218555" calcext:value-type="float">
            <text:p>2338,08</text:p>
          </table:table-cell>
          <table:table-cell office:value-type="float" office:value="2588.55280379525" calcext:value-type="float">
            <text:p>2588,55</text:p>
          </table:table-cell>
          <table:table-cell office:value-type="float" office:value="3165.94503803531" calcext:value-type="float">
            <text:p>3165,95</text:p>
          </table:table-cell>
          <table:table-cell office:value-type="float" office:value="3638.98801125089" calcext:value-type="float">
            <text:p>3638,99</text:p>
          </table:table-cell>
          <table:table-cell office:value-type="float" office:value="4128.1182318366" calcext:value-type="float">
            <text:p>4128,12</text:p>
          </table:table-cell>
          <table:table-cell office:value-type="float" office:value="4407.20093965686" calcext:value-type="float">
            <text:p>4407,20</text:p>
          </table:table-cell>
          <table:table-cell office:value-type="float" office:value="5302.84372714198" calcext:value-type="float">
            <text:p>5302,84</text:p>
          </table:table-cell>
          <table:table-cell office:value-type="float" office:value="5314.66312816659" calcext:value-type="float">
            <text:p>5314,66</text:p>
          </table:table-cell>
          <table:table-cell office:value-type="float" office:value="6128.44556922114" calcext:value-type="float">
            <text:p>6128,45</text:p>
          </table:table-cell>
          <table:table-cell office:value-type="float" office:value="6559.12999396324" calcext:value-type="float">
            <text:p>6559,13</text:p>
          </table:table-cell>
          <table:table-cell office:value-type="float" office:value="6555.5044074812" calcext:value-type="float">
            <text:p>6555,50</text:p>
          </table:table-cell>
          <table:table-cell office:value-type="float" office:value="6748.93110885887" calcext:value-type="float">
            <text:p>6748,93</text:p>
          </table:table-cell>
          <table:table-cell office:value-type="float" office:value="6583.20101813288" calcext:value-type="float">
            <text:p>6583,20</text:p>
          </table:table-cell>
          <table:table-cell office:value-type="float" office:value="7280.98962117856" calcext:value-type="float">
            <text:p>7280,99</text:p>
          </table:table-cell>
          <table:table-cell office:value-type="float" office:value="7715.91814709341" calcext:value-type="float">
            <text:p>7715,92</text:p>
          </table:table-cell>
          <table:table-cell office:value-type="float" office:value="7747.61215872072" calcext:value-type="float">
            <text:p>7747,61</text:p>
          </table:table-cell>
          <table:table-cell office:value-type="float" office:value="7578.85105298845" calcext:value-type="float">
            <text:p>7578,85</text:p>
          </table:table-cell>
          <table:table-cell office:value-type="float" office:value="7663.13708026446" calcext:value-type="float">
            <text:p>7663,14</text:p>
          </table:table-cell>
          <table:table-cell office:value-type="float" office:value="8331.2619970042" calcext:value-type="float">
            <text:p>8331,26</text:p>
          </table:table-cell>
          <table:table-cell office:value-type="float" office:value="8524.96123557779" calcext:value-type="float">
            <text:p>8524,96</text:p>
          </table:table-cell>
          <table:table-cell office:value-type="float" office:value="10176.6587120064" calcext:value-type="float">
            <text:p>10176,66</text:p>
          </table:table-cell>
          <table:table-cell office:value-type="float" office:value="11092.5107357824" calcext:value-type="float">
            <text:p>11092,51</text:p>
          </table:table-cell>
          <table:table-cell office:value-type="float" office:value="12014.3998729502" calcext:value-type="float">
            <text:p>12014,40</text:p>
          </table:table-cell>
          <table:table-cell office:value-type="float" office:value="12154.8299372808" calcext:value-type="float">
            <text:p>12154,83</text:p>
          </table:table-cell>
          <table:table-cell office:value-type="float" office:value="11122.8620677142" calcext:value-type="float">
            <text:p>11122,86</text:p>
          </table:table-cell>
          <table:table-cell office:value-type="float" office:value="9706.95605963959" calcext:value-type="float">
            <text:p>9706,96</text:p>
          </table:table-cell>
          <table:table-cell office:value-type="float" office:value="10804.6844747547" calcext:value-type="float">
            <text:p>10804,68</text:p>
          </table:table-cell>
          <table:table-cell office:value-type="float" office:value="12189.0951601357" calcext:value-type="float">
            <text:p>12189,10</text:p>
          </table:table-cell>
          <table:table-cell office:value-type="float" office:value="12006.68296237" calcext:value-type="float">
            <text:p>12006,68</text:p>
          </table:table-cell>
          <table:table-cell office:value-type="float" office:value="14765.6739800428" calcext:value-type="float">
            <text:p>14765,67</text:p>
          </table:table-cell>
          <table:table-cell office:value-type="float" office:value="14700.3343408386" calcext:value-type="float">
            <text:p>14700,33</text:p>
          </table:table-cell>
          <table:table-cell office:value-type="float" office:value="14745.3414620288" calcext:value-type="float">
            <text:p>14745,34</text:p>
          </table:table-cell>
          <table:table-cell office:value-type="float" office:value="15077.8390242853" calcext:value-type="float">
            <text:p>15077,84</text:p>
          </table:table-cell>
          <table:table-cell office:value-type="float" office:value="15683.6564988559" calcext:value-type="float">
            <text:p>15683,66</text:p>
          </table:table-cell>
          <table:table-cell office:value-type="float" office:value="16433.9352865158" calcext:value-type="float">
            <text:p>16433,94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  <table:table-cell office:value-type="float" office:value="289.917962712317" calcext:value-type="float">
            <text:p>289,92</text:p>
          </table:table-cell>
          <table:table-cell office:value-type="float" office:value="274.314941989816" calcext:value-type="float">
            <text:p>274,31</text:p>
          </table:table-cell>
          <table:table-cell office:value-type="float" office:value="328.655068251942" calcext:value-type="float">
            <text:p>328,66</text:p>
          </table:table-cell>
          <table:table-cell office:value-type="float" office:value="307.646810749974" calcext:value-type="float">
            <text:p>307,65</text:p>
          </table:table-cell>
          <table:table-cell office:value-type="float" office:value="281.565960874914" calcext:value-type="float">
            <text:p>281,57</text:p>
          </table:table-cell>
          <table:table-cell office:value-type="float" office:value="293.644234507609" calcext:value-type="float">
            <text:p>293,64</text:p>
          </table:table-cell>
          <table:table-cell office:value-type="float" office:value="292.257567846308" calcext:value-type="float">
            <text:p>292,26</text:p>
          </table:table-cell>
          <table:table-cell office:value-type="float" office:value="307.995166075518" calcext:value-type="float">
            <text:p>308,00</text:p>
          </table:table-cell>
          <table:table-cell office:value-type="float" office:value="335.118187966325" calcext:value-type="float">
            <text:p>335,12</text:p>
          </table:table-cell>
          <table:table-cell office:value-type="float" office:value="355.407565837487" calcext:value-type="float">
            <text:p>355,41</text:p>
          </table:table-cell>
          <table:table-cell office:value-type="float" office:value="385.112589262499" calcext:value-type="float">
            <text:p>385,11</text:p>
          </table:table-cell>
          <table:table-cell office:value-type="float" office:value="448.033719896899" calcext:value-type="float">
            <text:p>448,03</text:p>
          </table:table-cell>
          <table:table-cell office:value-type="float" office:value="525.525819129736" calcext:value-type="float">
            <text:p>525,53</text:p>
          </table:table-cell>
          <table:table-cell office:value-type="float" office:value="544.290793535631" calcext:value-type="float">
            <text:p>544,29</text:p>
          </table:table-cell>
          <table:table-cell office:value-type="float" office:value="623.42869038637" calcext:value-type="float">
            <text:p>623,43</text:p>
          </table:table-cell>
          <table:table-cell office:value-type="float" office:value="773.745784759061" calcext:value-type="float">
            <text:p>773,75</text:p>
          </table:table-cell>
          <table:table-cell office:value-type="float" office:value="904.010552945586" calcext:value-type="float">
            <text:p>904,01</text:p>
          </table:table-cell>
          <table:table-cell office:value-type="float" office:value="1061.84842554493" calcext:value-type="float">
            <text:p>1061,85</text:p>
          </table:table-cell>
          <table:table-cell office:value-type="float" office:value="1241.63967934462" calcext:value-type="float">
            <text:p>1241,64</text:p>
          </table:table-cell>
          <table:table-cell office:value-type="float" office:value="1323.37614001864" calcext:value-type="float">
            <text:p>1323,38</text:p>
          </table:table-cell>
          <table:table-cell office:value-type="float" office:value="1386.67321577112" calcext:value-type="float">
            <text:p>1386,67</text:p>
          </table:table-cell>
          <table:table-cell office:value-type="float" office:value="1348.80429437848" calcext:value-type="float">
            <text:p>1348,80</text:p>
          </table:table-cell>
          <table:table-cell office:value-type="float" office:value="1304.17682124318" calcext:value-type="float">
            <text:p>1304,18</text:p>
          </table:table-cell>
          <table:table-cell office:value-type="float" office:value="1165.04214144812" calcext:value-type="float">
            <text:p>1165,04</text:p>
          </table:table-cell>
          <table:table-cell office:value-type="float" office:value="1142.93940072412" calcext:value-type="float">
            <text:p>1142,94</text:p>
          </table:table-cell>
          <table:table-cell office:value-type="float" office:value="1165.98254637913" calcext:value-type="float">
            <text:p>1165,98</text:p>
          </table:table-cell>
          <table:table-cell office:value-type="float" office:value="1232.22623127556" calcext:value-type="float">
            <text:p>1232,23</text:p>
          </table:table-cell>
          <table:table-cell office:value-type="float" office:value="1218.2109348719" calcext:value-type="float">
            <text:p>1218,21</text:p>
          </table:table-cell>
          <table:table-cell office:value-type="float" office:value="1445.32836826111" calcext:value-type="float">
            <text:p>1445,33</text:p>
          </table:table-cell>
          <table:table-cell office:value-type="float" office:value="1456.69396899099" calcext:value-type="float">
            <text:p>1456,69</text:p>
          </table:table-cell>
          <table:table-cell office:value-type="float" office:value="1697.11288670282" calcext:value-type="float">
            <text:p>1697,11</text:p>
          </table:table-cell>
          <table:table-cell office:value-type="float" office:value="1893.54205005588" calcext:value-type="float">
            <text:p>1893,54</text:p>
          </table:table-cell>
          <table:table-cell office:value-type="float" office:value="2284.83874906038" calcext:value-type="float">
            <text:p>2284,84</text:p>
          </table:table-cell>
          <table:table-cell office:value-type="float" office:value="2539.91287721915" calcext:value-type="float">
            <text:p>2539,91</text:p>
          </table:table-cell>
          <table:table-cell office:value-type="float" office:value="2620.53876171399" calcext:value-type="float">
            <text:p>2620,54</text:p>
          </table:table-cell>
          <table:table-cell office:value-type="float" office:value="2827.37975154292" calcext:value-type="float">
            <text:p>2827,38</text:p>
          </table:table-cell>
          <table:table-cell office:value-type="float" office:value="2566.02406004931" calcext:value-type="float">
            <text:p>2566,02</text:p>
          </table:table-cell>
          <table:table-cell office:value-type="float" office:value="2209.93148047491" calcext:value-type="float">
            <text:p>2209,93</text:p>
          </table:table-cell>
          <table:table-cell office:value-type="float" office:value="2520.48089795902" calcext:value-type="float">
            <text:p>2520,48</text:p>
          </table:table-cell>
          <table:table-cell office:value-type="float" office:value="2439.68178917536" calcext:value-type="float">
            <text:p>2439,68</text:p>
          </table:table-cell>
          <table:table-cell office:value-type="float" office:value="2396.62730321605" calcext:value-type="float">
            <text:p>2396,63</text:p>
          </table:table-cell>
          <table:table-cell office:value-type="float" office:value="2281.4019274148" calcext:value-type="float">
            <text:p>2281,40</text:p>
          </table:table-cell>
          <table:table-cell office:value-type="float" office:value="2782.62305275489" calcext:value-type="float">
            <text:p>2782,62</text:p>
          </table:table-cell>
          <table:table-cell office:value-type="float" office:value="3404.19018974736" calcext:value-type="float">
            <text:p>3404,19</text:p>
          </table:table-cell>
          <table:table-cell office:value-type="float" office:value="3731.16848946768" calcext:value-type="float">
            <text:p>3731,17</text:p>
          </table:table-cell>
          <table:table-cell office:value-type="float" office:value="4703.21315685375" calcext:value-type="float">
            <text:p>4703,21</text:p>
          </table:table-cell>
          <table:table-cell office:value-type="float" office:value="5461.78072641311" calcext:value-type="float">
            <text:p>5461,78</text:p>
          </table:table-cell>
          <table:table-cell office:value-type="float" office:value="5195.39337583111" calcext:value-type="float">
            <text:p>5195,39</text:p>
          </table:table-cell>
          <table:table-cell office:value-type="float" office:value="6326.54946861963" calcext:value-type="float">
            <text:p>6326,55</text:p>
          </table:table-cell>
          <table:table-cell office:value-type="float" office:value="7324.3832858034" calcext:value-type="float">
            <text:p>7324,38</text:p>
          </table:table-cell>
          <table:table-cell office:value-type="float" office:value="8042.52976902978" calcext:value-type="float">
            <text:p>8042,53</text:p>
          </table:table-cell>
          <table:table-cell office:value-type="float" office:value="8212.66782924683" calcext:value-type="float">
            <text:p>8212,67</text:p>
          </table:table-cell>
          <table:table-cell office:value-type="float" office:value="8114.08426438361" calcext:value-type="float">
            <text:p>8114,08</text:p>
          </table:table-cell>
          <table:table-cell office:value-type="float" office:value="6175.87602970259" calcext:value-type="float">
            <text:p>6175,88</text:p>
          </table:table-cell>
          <table:table-cell office:value-type="float" office:value="5871.22352385952" calcext:value-type="float">
            <text:p>5871,22</text:p>
          </table:table-cell>
          <table:table-cell office:value-type="float" office:value="6375.93206285311" calcext:value-type="float">
            <text:p>6375,93</text:p>
          </table:table-cell>
          <table:table-cell office:value-type="float" office:value="6667.7906995498" calcext:value-type="float">
            <text:p>6667,79</text:p>
          </table:table-cell>
        </table:table-row>
        <table:table-row table:style-name="ro1">
          <table:table-cell office:value-type="string" calcext:value-type="string">
            <text:p>FJI</text:p>
          </table:table-cell>
          <table:table-cell office:value-type="string" calcext:value-type="string">
            <text:p>Fiji</text:p>
          </table:table-cell>
          <table:table-cell office:value-type="float" office:value="291.478863452774" calcext:value-type="float">
            <text:p>291,48</text:p>
          </table:table-cell>
          <table:table-cell office:value-type="float" office:value="296.715117188676" calcext:value-type="float">
            <text:p>296,72</text:p>
          </table:table-cell>
          <table:table-cell office:value-type="float" office:value="310.809517133428" calcext:value-type="float">
            <text:p>310,81</text:p>
          </table:table-cell>
          <table:table-cell office:value-type="float" office:value="317.014858851219" calcext:value-type="float">
            <text:p>317,01</text:p>
          </table:table-cell>
          <table:table-cell office:value-type="float" office:value="316.126492464071" calcext:value-type="float">
            <text:p>316,13</text:p>
          </table:table-cell>
          <table:table-cell office:value-type="float" office:value="333.262741507321" calcext:value-type="float">
            <text:p>333,26</text:p>
          </table:table-cell>
          <table:table-cell office:value-type="float" office:value="334.615258618281" calcext:value-type="float">
            <text:p>334,62</text:p>
          </table:table-cell>
          <table:table-cell office:value-type="float" office:value="357.427188532105" calcext:value-type="float">
            <text:p>357,43</text:p>
          </table:table-cell>
          <table:table-cell office:value-type="float" office:value="422.386732365336" calcext:value-type="float">
            <text:p>422,39</text:p>
          </table:table-cell>
          <table:table-cell office:value-type="float" office:value="466.013952657871" calcext:value-type="float">
            <text:p>466,01</text:p>
          </table:table-cell>
          <table:table-cell office:value-type="float" office:value="583.317691579023" calcext:value-type="float">
            <text:p>583,32</text:p>
          </table:table-cell>
          <table:table-cell office:value-type="float" office:value="768.69545015019" calcext:value-type="float">
            <text:p>768,70</text:p>
          </table:table-cell>
          <table:table-cell office:value-type="float" office:value="987.92899180898" calcext:value-type="float">
            <text:p>987,93</text:p>
          </table:table-cell>
          <table:table-cell office:value-type="float" office:value="1186.67607914446" calcext:value-type="float">
            <text:p>1186,68</text:p>
          </table:table-cell>
          <table:table-cell office:value-type="float" office:value="1182.10218194803" calcext:value-type="float">
            <text:p>1182,10</text:p>
          </table:table-cell>
          <table:table-cell office:value-type="float" office:value="1202.6373853856" calcext:value-type="float">
            <text:p>1202,64</text:p>
          </table:table-cell>
          <table:table-cell office:value-type="float" office:value="1360.78540071535" calcext:value-type="float">
            <text:p>1360,79</text:p>
          </table:table-cell>
          <table:table-cell office:value-type="float" office:value="1640.55427213755" calcext:value-type="float">
            <text:p>1640,55</text:p>
          </table:table-cell>
          <table:table-cell office:value-type="float" office:value="1892.8917191424" calcext:value-type="float">
            <text:p>1892,89</text:p>
          </table:table-cell>
          <table:table-cell office:value-type="float" office:value="1898.40241125965" calcext:value-type="float">
            <text:p>1898,40</text:p>
          </table:table-cell>
          <table:table-cell office:value-type="float" office:value="1786.69935358748" calcext:value-type="float">
            <text:p>1786,70</text:p>
          </table:table-cell>
          <table:table-cell office:value-type="float" office:value="1638.38394085292" calcext:value-type="float">
            <text:p>1638,38</text:p>
          </table:table-cell>
          <table:table-cell office:value-type="float" office:value="1681.69307982327" calcext:value-type="float">
            <text:p>1681,69</text:p>
          </table:table-cell>
          <table:table-cell office:value-type="float" office:value="1603.32987928296" calcext:value-type="float">
            <text:p>1603,33</text:p>
          </table:table-cell>
          <table:table-cell office:value-type="float" office:value="1795.37795308086" calcext:value-type="float">
            <text:p>1795,38</text:p>
          </table:table-cell>
          <table:table-cell office:value-type="float" office:value="1631.94227624764" calcext:value-type="float">
            <text:p>1631,94</text:p>
          </table:table-cell>
          <table:table-cell office:value-type="float" office:value="1535.38645223911" calcext:value-type="float">
            <text:p>1535,39</text:p>
          </table:table-cell>
          <table:table-cell office:value-type="float" office:value="1632.20586594211" calcext:value-type="float">
            <text:p>1632,21</text:p>
          </table:table-cell>
          <table:table-cell office:value-type="float" office:value="1835.12809591767" calcext:value-type="float">
            <text:p>1835,13</text:p>
          </table:table-cell>
          <table:table-cell office:value-type="float" office:value="1881.75411799099" calcext:value-type="float">
            <text:p>1881,75</text:p>
          </table:table-cell>
          <table:table-cell office:value-type="float" office:value="2057.57803286044" calcext:value-type="float">
            <text:p>2057,58</text:p>
          </table:table-cell>
          <table:table-cell office:value-type="float" office:value="2166.23347807519" calcext:value-type="float">
            <text:p>2166,23</text:p>
          </table:table-cell>
          <table:table-cell office:value-type="float" office:value="2384.09574354222" calcext:value-type="float">
            <text:p>2384,10</text:p>
          </table:table-cell>
          <table:table-cell office:value-type="float" office:value="2540.99070957207" calcext:value-type="float">
            <text:p>2540,99</text:p>
          </table:table-cell>
          <table:table-cell office:value-type="float" office:value="2714.56493158452" calcext:value-type="float">
            <text:p>2714,56</text:p>
          </table:table-cell>
          <table:table-cell office:value-type="float" office:value="2641.47786553845" calcext:value-type="float">
            <text:p>2641,48</text:p>
          </table:table-cell>
          <table:table-cell office:value-type="float" office:value="2070.57462416125" calcext:value-type="float">
            <text:p>2070,57</text:p>
          </table:table-cell>
          <table:table-cell office:value-type="float" office:value="2408.73592084818" calcext:value-type="float">
            <text:p>2408,74</text:p>
          </table:table-cell>
          <table:table-cell office:value-type="float" office:value="2076.56878431649" calcext:value-type="float">
            <text:p>2076,57</text:p>
          </table:table-cell>
          <table:table-cell office:value-type="float" office:value="2039.62569721177" calcext:value-type="float">
            <text:p>2039,63</text:p>
          </table:table-cell>
          <table:table-cell office:value-type="float" office:value="2260.25839838475" calcext:value-type="float">
            <text:p>2260,26</text:p>
          </table:table-cell>
          <table:table-cell office:value-type="float" office:value="2837.89224620811" calcext:value-type="float">
            <text:p>2837,89</text:p>
          </table:table-cell>
          <table:table-cell office:value-type="float" office:value="3334.93166669792" calcext:value-type="float">
            <text:p>3334,93</text:p>
          </table:table-cell>
          <table:table-cell office:value-type="float" office:value="3659.57932870842" calcext:value-type="float">
            <text:p>3659,58</text:p>
          </table:table-cell>
          <table:table-cell office:value-type="float" office:value="3747.86071607455" calcext:value-type="float">
            <text:p>3747,86</text:p>
          </table:table-cell>
          <table:table-cell office:value-type="float" office:value="4072.10156984329" calcext:value-type="float">
            <text:p>4072,10</text:p>
          </table:table-cell>
          <table:table-cell office:value-type="float" office:value="4167.67028471654" calcext:value-type="float">
            <text:p>4167,67</text:p>
          </table:table-cell>
          <table:table-cell office:value-type="float" office:value="3362.81655514032" calcext:value-type="float">
            <text:p>3362,82</text:p>
          </table:table-cell>
          <table:table-cell office:value-type="float" office:value="3652.52743714193" calcext:value-type="float">
            <text:p>3652,53</text:p>
          </table:table-cell>
          <table:table-cell office:value-type="float" office:value="4371.45751012411" calcext:value-type="float">
            <text:p>4371,46</text:p>
          </table:table-cell>
          <table:table-cell office:value-type="float" office:value="4591.55578402956" calcext:value-type="float">
            <text:p>4591,56</text:p>
          </table:table-cell>
          <table:table-cell office:value-type="float" office:value="4840.69371615802" calcext:value-type="float">
            <text:p>4840,69</text:p>
          </table:table-cell>
          <table:table-cell office:value-type="float" office:value="5605.57033080847" calcext:value-type="float">
            <text:p>5605,57</text:p>
          </table:table-cell>
          <table:table-cell office:value-type="float" office:value="5390.74523711745" calcext:value-type="float">
            <text:p>5390,75</text:p>
          </table:table-cell>
          <table:table-cell office:value-type="float" office:value="5651.31805482702" calcext:value-type="float">
            <text:p>5651,32</text:p>
          </table:table-cell>
          <table:table-cell office:value-type="float" office:value="6101.03083866498" calcext:value-type="float">
            <text:p>6101,03</text:p>
          </table:table-cell>
          <table:table-cell office:value-type="float" office:value="6266.96796528074" calcext:value-type="float">
            <text:p>6266,97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erú</text:p>
          </table:table-cell>
          <table:table-cell office:value-type="float" office:value="305.761531584626" calcext:value-type="float">
            <text:p>305,76</text:p>
          </table:table-cell>
          <table:table-cell office:value-type="float" office:value="325.51619203538" calcext:value-type="float">
            <text:p>325,52</text:p>
          </table:table-cell>
          <table:table-cell office:value-type="float" office:value="382.743662202326" calcext:value-type="float">
            <text:p>382,74</text:p>
          </table:table-cell>
          <table:table-cell office:value-type="float" office:value="441.182488676124" calcext:value-type="float">
            <text:p>441,18</text:p>
          </table:table-cell>
          <table:table-cell office:value-type="float" office:value="507.530784676561" calcext:value-type="float">
            <text:p>507,53</text:p>
          </table:table-cell>
          <table:table-cell office:value-type="float" office:value="500.873041431676" calcext:value-type="float">
            <text:p>500,87</text:p>
          </table:table-cell>
          <table:table-cell office:value-type="float" office:value="450.401644289414" calcext:value-type="float">
            <text:p>450,40</text:p>
          </table:table-cell>
          <table:table-cell office:value-type="float" office:value="490.41337896726" calcext:value-type="float">
            <text:p>490,41</text:p>
          </table:table-cell>
          <table:table-cell office:value-type="float" office:value="552.17956357821" calcext:value-type="float">
            <text:p>552,18</text:p>
          </table:table-cell>
          <table:table-cell office:value-type="float" office:value="599.115568667793" calcext:value-type="float">
            <text:p>599,12</text:p>
          </table:table-cell>
          <table:table-cell office:value-type="float" office:value="646.142498141636" calcext:value-type="float">
            <text:p>646,14</text:p>
          </table:table-cell>
          <table:table-cell office:value-type="float" office:value="752.223487235835" calcext:value-type="float">
            <text:p>752,22</text:p>
          </table:table-cell>
          <table:table-cell office:value-type="float" office:value="922.846803931905" calcext:value-type="float">
            <text:p>922,85</text:p>
          </table:table-cell>
          <table:table-cell office:value-type="float" office:value="1094.16167893149" calcext:value-type="float">
            <text:p>1094,16</text:p>
          </table:table-cell>
          <table:table-cell office:value-type="float" office:value="1006.89060728775" calcext:value-type="float">
            <text:p>1006,89</text:p>
          </table:table-cell>
          <table:table-cell office:value-type="float" office:value="899.255628785679" calcext:value-type="float">
            <text:p>899,26</text:p>
          </table:table-cell>
          <table:table-cell office:value-type="float" office:value="748.992272468667" calcext:value-type="float">
            <text:p>748,99</text:p>
          </table:table-cell>
          <table:table-cell office:value-type="float" office:value="932.746890751079" calcext:value-type="float">
            <text:p>932,75</text:p>
          </table:table-cell>
          <table:table-cell office:value-type="float" office:value="1033.4187493134" calcext:value-type="float">
            <text:p>1033,42</text:p>
          </table:table-cell>
          <table:table-cell office:value-type="float" office:value="1203.70667576213" calcext:value-type="float">
            <text:p>1203,71</text:p>
          </table:table-cell>
          <table:table-cell office:value-type="float" office:value="1182.73124855474" calcext:value-type="float">
            <text:p>1182,73</text:p>
          </table:table-cell>
          <table:table-cell office:value-type="float" office:value="919.168612573363" calcext:value-type="float">
            <text:p>919,17</text:p>
          </table:table-cell>
          <table:table-cell office:value-type="float" office:value="910.967465839667" calcext:value-type="float">
            <text:p>910,97</text:p>
          </table:table-cell>
          <table:table-cell office:value-type="float" office:value="836.946044979566" calcext:value-type="float">
            <text:p>836,95</text:p>
          </table:table-cell>
          <table:table-cell office:value-type="float" office:value="753.531567066446" calcext:value-type="float">
            <text:p>753,53</text:p>
          </table:table-cell>
          <table:table-cell office:value-type="float" office:value="1000.53236896773" calcext:value-type="float">
            <text:p>1000,53</text:p>
          </table:table-cell>
          <table:table-cell office:value-type="float" office:value="729.876302841478" calcext:value-type="float">
            <text:p>729,88</text:p>
          </table:table-cell>
          <table:table-cell office:value-type="float" office:value="1040.96225503466" calcext:value-type="float">
            <text:p>1040,96</text:p>
          </table:table-cell>
          <table:table-cell office:value-type="float" office:value="1196.58685819634" calcext:value-type="float">
            <text:p>1196,59</text:p>
          </table:table-cell>
          <table:table-cell office:value-type="float" office:value="1524.77087446984" calcext:value-type="float">
            <text:p>1524,77</text:p>
          </table:table-cell>
          <table:table-cell office:value-type="float" office:value="1566.0115521124" calcext:value-type="float">
            <text:p>1566,01</text:p>
          </table:table-cell>
          <table:table-cell office:value-type="float" office:value="1488.0332488251" calcext:value-type="float">
            <text:p>1488,03</text:p>
          </table:table-cell>
          <table:table-cell office:value-type="float" office:value="1881.73711870139" calcext:value-type="float">
            <text:p>1881,74</text:p>
          </table:table-cell>
          <table:table-cell office:value-type="float" office:value="2194.01796964931" calcext:value-type="float">
            <text:p>2194,02</text:p>
          </table:table-cell>
          <table:table-cell office:value-type="float" office:value="2232.07590594091" calcext:value-type="float">
            <text:p>2232,08</text:p>
          </table:table-cell>
          <table:table-cell office:value-type="float" office:value="2306.43880126561" calcext:value-type="float">
            <text:p>2306,44</text:p>
          </table:table-cell>
          <table:table-cell office:value-type="float" office:value="2163.12003133288" calcext:value-type="float">
            <text:p>2163,12</text:p>
          </table:table-cell>
          <table:table-cell office:value-type="float" office:value="1924.48656696521" calcext:value-type="float">
            <text:p>1924,49</text:p>
          </table:table-cell>
          <table:table-cell office:value-type="float" office:value="1955.58800627896" calcext:value-type="float">
            <text:p>1955,59</text:p>
          </table:table-cell>
          <table:table-cell office:value-type="float" office:value="1941.47563173441" calcext:value-type="float">
            <text:p>1941,48</text:p>
          </table:table-cell>
          <table:table-cell office:value-type="float" office:value="2021.23974003736" calcext:value-type="float">
            <text:p>2021,24</text:p>
          </table:table-cell>
          <table:table-cell office:value-type="float" office:value="2145.64318305231" calcext:value-type="float">
            <text:p>2145,64</text:p>
          </table:table-cell>
          <table:table-cell office:value-type="float" office:value="2417.03550061566" calcext:value-type="float">
            <text:p>2417,04</text:p>
          </table:table-cell>
          <table:table-cell office:value-type="float" office:value="2729.49868238345" calcext:value-type="float">
            <text:p>2729,50</text:p>
          </table:table-cell>
          <table:table-cell office:value-type="float" office:value="3154.33123689413" calcext:value-type="float">
            <text:p>3154,33</text:p>
          </table:table-cell>
          <table:table-cell office:value-type="float" office:value="3606.07043477475" calcext:value-type="float">
            <text:p>3606,07</text:p>
          </table:table-cell>
          <table:table-cell office:value-type="float" office:value="4220.61696939508" calcext:value-type="float">
            <text:p>4220,62</text:p>
          </table:table-cell>
          <table:table-cell office:value-type="float" office:value="4196.31279301889" calcext:value-type="float">
            <text:p>4196,31</text:p>
          </table:table-cell>
          <table:table-cell office:value-type="float" office:value="5082.35475666351" calcext:value-type="float">
            <text:p>5082,35</text:p>
          </table:table-cell>
          <table:table-cell office:value-type="float" office:value="5869.32307961474" calcext:value-type="float">
            <text:p>5869,32</text:p>
          </table:table-cell>
          <table:table-cell office:value-type="float" office:value="6528.97221785312" calcext:value-type="float">
            <text:p>6528,97</text:p>
          </table:table-cell>
          <table:table-cell office:value-type="float" office:value="6756.75276926556" calcext:value-type="float">
            <text:p>6756,75</text:p>
          </table:table-cell>
          <table:table-cell office:value-type="float" office:value="6672.8802554854" calcext:value-type="float">
            <text:p>6672,88</text:p>
          </table:table-cell>
          <table:table-cell office:value-type="float" office:value="6229.10169612596" calcext:value-type="float">
            <text:p>6229,10</text:p>
          </table:table-cell>
          <table:table-cell office:value-type="float" office:value="6204.99726003927" calcext:value-type="float">
            <text:p>6205,00</text:p>
          </table:table-cell>
          <table:table-cell office:value-type="float" office:value="6710.50802896038" calcext:value-type="float">
            <text:p>6710,51</text:p>
          </table:table-cell>
          <table:table-cell office:value-type="float" office:value="6941.23584763012" calcext:value-type="float">
            <text:p>6941,24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quía</text:p>
          </table:table-cell>
          <table:table-cell office:value-type="float" office:value="309.446667238777" calcext:value-type="float">
            <text:p>309,45</text:p>
          </table:table-cell>
          <table:table-cell office:value-type="float" office:value="350.662949564152" calcext:value-type="float">
            <text:p>350,66</text:p>
          </table:table-cell>
          <table:table-cell office:value-type="float" office:value="369.583431970045" calcext:value-type="float">
            <text:p>369,58</text:p>
          </table:table-cell>
          <table:table-cell office:value-type="float" office:value="386.358085584709" calcext:value-type="float">
            <text:p>386,36</text:p>
          </table:table-cell>
          <table:table-cell office:value-type="float" office:value="444.549440786755" calcext:value-type="float">
            <text:p>444,55</text:p>
          </table:table-cell>
          <table:table-cell office:value-type="float" office:value="481.693709526268" calcext:value-type="float">
            <text:p>481,69</text:p>
          </table:table-cell>
          <table:table-cell office:value-type="float" office:value="526.213490405955" calcext:value-type="float">
            <text:p>526,21</text:p>
          </table:table-cell>
          <table:table-cell office:value-type="float" office:value="571.617786983695" calcext:value-type="float">
            <text:p>571,62</text:p>
          </table:table-cell>
          <table:table-cell office:value-type="float" office:value="489.930269321812" calcext:value-type="float">
            <text:p>489,93</text:p>
          </table:table-cell>
          <table:table-cell office:value-type="float" office:value="455.104909181386" calcext:value-type="float">
            <text:p>455,10</text:p>
          </table:table-cell>
          <table:table-cell office:value-type="float" office:value="558.421014526352" calcext:value-type="float">
            <text:p>558,42</text:p>
          </table:table-cell>
          <table:table-cell office:value-type="float" office:value="686.4899382158" calcext:value-type="float">
            <text:p>686,49</text:p>
          </table:table-cell>
          <table:table-cell office:value-type="float" office:value="927.79909484725" calcext:value-type="float">
            <text:p>927,80</text:p>
          </table:table-cell>
          <table:table-cell office:value-type="float" office:value="1136.37533563988" calcext:value-type="float">
            <text:p>1136,38</text:p>
          </table:table-cell>
          <table:table-cell office:value-type="float" office:value="1275.95638326457" calcext:value-type="float">
            <text:p>1275,96</text:p>
          </table:table-cell>
          <table:table-cell office:value-type="float" office:value="1427.37155196111" calcext:value-type="float">
            <text:p>1427,37</text:p>
          </table:table-cell>
          <table:table-cell office:value-type="float" office:value="1549.64402671133" calcext:value-type="float">
            <text:p>1549,64</text:p>
          </table:table-cell>
          <table:table-cell office:value-type="float" office:value="2079.22036586893" calcext:value-type="float">
            <text:p>2079,22</text:p>
          </table:table-cell>
          <table:table-cell office:value-type="float" office:value="1564.24720140332" calcext:value-type="float">
            <text:p>1564,25</text:p>
          </table:table-cell>
          <table:table-cell office:value-type="float" office:value="1579.07367306711" calcext:value-type="float">
            <text:p>1579,07</text:p>
          </table:table-cell>
          <table:table-cell office:value-type="float" office:value="1402.40643545276" calcext:value-type="float">
            <text:p>1402,41</text:p>
          </table:table-cell>
          <table:table-cell office:value-type="float" office:value="1310.2555960924" calcext:value-type="float">
            <text:p>1310,26</text:p>
          </table:table-cell>
          <table:table-cell office:value-type="float" office:value="1246.82454587092" calcext:value-type="float">
            <text:p>1246,82</text:p>
          </table:table-cell>
          <table:table-cell office:value-type="float" office:value="1368.40140175616" calcext:value-type="float">
            <text:p>1368,40</text:p>
          </table:table-cell>
          <table:table-cell office:value-type="float" office:value="1510.67652183988" calcext:value-type="float">
            <text:p>1510,68</text:p>
          </table:table-cell>
          <table:table-cell office:value-type="float" office:value="1705.89458476977" calcext:value-type="float">
            <text:p>1705,89</text:p>
          </table:table-cell>
          <table:table-cell office:value-type="float" office:value="1745.36489349025" calcext:value-type="float">
            <text:p>1745,36</text:p>
          </table:table-cell>
          <table:table-cell office:value-type="float" office:value="2021.8592244424" calcext:value-type="float">
            <text:p>2021,86</text:p>
          </table:table-cell>
          <table:table-cell office:value-type="float" office:value="2794.35039016178" calcext:value-type="float">
            <text:p>2794,35</text:p>
          </table:table-cell>
          <table:table-cell office:value-type="float" office:value="2735.70786407173" calcext:value-type="float">
            <text:p>2735,71</text:p>
          </table:table-cell>
          <table:table-cell office:value-type="float" office:value="2842.36987637475" calcext:value-type="float">
            <text:p>2842,37</text:p>
          </table:table-cell>
          <table:table-cell office:value-type="float" office:value="3180.18780104574" calcext:value-type="float">
            <text:p>3180,19</text:p>
          </table:table-cell>
          <table:table-cell office:value-type="float" office:value="2270.33752255651" calcext:value-type="float">
            <text:p>2270,34</text:p>
          </table:table-cell>
          <table:table-cell office:value-type="float" office:value="2897.86649148369" calcext:value-type="float">
            <text:p>2897,87</text:p>
          </table:table-cell>
          <table:table-cell office:value-type="float" office:value="3053.94702504913" calcext:value-type="float">
            <text:p>3053,95</text:p>
          </table:table-cell>
          <table:table-cell office:value-type="float" office:value="3144.38585934025" calcext:value-type="float">
            <text:p>3144,39</text:p>
          </table:table-cell>
          <table:table-cell office:value-type="float" office:value="4496.49682139346" calcext:value-type="float">
            <text:p>4496,50</text:p>
          </table:table-cell>
          <table:table-cell office:value-type="float" office:value="4108.12319928105" calcext:value-type="float">
            <text:p>4108,12</text:p>
          </table:table-cell>
          <table:table-cell office:value-type="float" office:value="4316.54890770477" calcext:value-type="float">
            <text:p>4316,55</text:p>
          </table:table-cell>
          <table:table-cell office:value-type="float" office:value="3119.56578971504" calcext:value-type="float">
            <text:p>3119,57</text:p>
          </table:table-cell>
          <table:table-cell office:value-type="float" office:value="3659.93986866932" calcext:value-type="float">
            <text:p>3659,94</text:p>
          </table:table-cell>
          <table:table-cell office:value-type="float" office:value="4718.19980741577" calcext:value-type="float">
            <text:p>4718,20</text:p>
          </table:table-cell>
          <table:table-cell office:value-type="float" office:value="6040.60769792051" calcext:value-type="float">
            <text:p>6040,61</text:p>
          </table:table-cell>
          <table:table-cell office:value-type="float" office:value="7384.25162838323" calcext:value-type="float">
            <text:p>7384,25</text:p>
          </table:table-cell>
          <table:table-cell office:value-type="float" office:value="8035.3773382155" calcext:value-type="float">
            <text:p>8035,38</text:p>
          </table:table-cell>
          <table:table-cell office:value-type="float" office:value="9711.8735935267" calcext:value-type="float">
            <text:p>9711,87</text:p>
          </table:table-cell>
          <table:table-cell office:value-type="float" office:value="10854.1722530827" calcext:value-type="float">
            <text:p>10854,17</text:p>
          </table:table-cell>
          <table:table-cell office:value-type="float" office:value="9038.52014980388" calcext:value-type="float">
            <text:p>9038,52</text:p>
          </table:table-cell>
          <table:table-cell office:value-type="float" office:value="10672.3892452162" calcext:value-type="float">
            <text:p>10672,39</text:p>
          </table:table-cell>
          <table:table-cell office:value-type="float" office:value="11335.5105096808" calcext:value-type="float">
            <text:p>11335,51</text:p>
          </table:table-cell>
          <table:table-cell office:value-type="float" office:value="11707.2597122125" calcext:value-type="float">
            <text:p>11707,26</text:p>
          </table:table-cell>
          <table:table-cell office:value-type="float" office:value="12519.3914259008" calcext:value-type="float">
            <text:p>12519,39</text:p>
          </table:table-cell>
          <table:table-cell office:value-type="float" office:value="12095.8545719465" calcext:value-type="float">
            <text:p>12095,85</text:p>
          </table:table-cell>
          <table:table-cell office:value-type="float" office:value="10948.7246068236" calcext:value-type="float">
            <text:p>10948,72</text:p>
          </table:table-cell>
          <table:table-cell office:value-type="float" office:value="10820.633842346" calcext:value-type="float">
            <text:p>10820,63</text:p>
          </table:table-cell>
          <table:table-cell office:value-type="float" office:value="10513.6484152661" calcext:value-type="float">
            <text:p>10513,65</text:p>
          </table:table-cell>
          <table:table-cell office:value-type="float" office:value="9370.1763438282" calcext:value-type="float">
            <text:p>9370,18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office:value-type="string" calcext:value-type="string">
            <text:p>Ecuador</text:p>
          </table:table-cell>
          <table:table-cell office:value-type="float" office:value="315.688244519312" calcext:value-type="float">
            <text:p>315,69</text:p>
          </table:table-cell>
          <table:table-cell office:value-type="float" office:value="368.629956130748" calcext:value-type="float">
            <text:p>368,63</text:p>
          </table:table-cell>
          <table:table-cell office:value-type="float" office:value="440.559715276871" calcext:value-type="float">
            <text:p>440,56</text:p>
          </table:table-cell>
          <table:table-cell office:value-type="float" office:value="455.198078758113" calcext:value-type="float">
            <text:p>455,20</text:p>
          </table:table-cell>
          <table:table-cell office:value-type="float" office:value="449.920290321545" calcext:value-type="float">
            <text:p>449,92</text:p>
          </table:table-cell>
          <table:table-cell office:value-type="float" office:value="459.278881380575" calcext:value-type="float">
            <text:p>459,28</text:p>
          </table:table-cell>
          <table:table-cell office:value-type="float" office:value="450.999787822339" calcext:value-type="float">
            <text:p>451,00</text:p>
          </table:table-cell>
          <table:table-cell office:value-type="float" office:value="527.900442550973" calcext:value-type="float">
            <text:p>527,90</text:p>
          </table:table-cell>
          <table:table-cell office:value-type="float" office:value="471.63071953343" calcext:value-type="float">
            <text:p>471,63</text:p>
          </table:table-cell>
          <table:table-cell office:value-type="float" office:value="440.85736908036" calcext:value-type="float">
            <text:p>440,86</text:p>
          </table:table-cell>
          <table:table-cell office:value-type="float" office:value="495.535764004719" calcext:value-type="float">
            <text:p>495,54</text:p>
          </table:table-cell>
          <table:table-cell office:value-type="float" office:value="588.336798309707" calcext:value-type="float">
            <text:p>588,34</text:p>
          </table:table-cell>
          <table:table-cell office:value-type="float" office:value="970.011438746612" calcext:value-type="float">
            <text:p>970,01</text:p>
          </table:table-cell>
          <table:table-cell office:value-type="float" office:value="1105.42008099839" calcext:value-type="float">
            <text:p>1105,42</text:p>
          </table:table-cell>
          <table:table-cell office:value-type="float" office:value="1264.91287302125" calcext:value-type="float">
            <text:p>1264,91</text:p>
          </table:table-cell>
          <table:table-cell office:value-type="float" office:value="1493.33135820098" calcext:value-type="float">
            <text:p>1493,33</text:p>
          </table:table-cell>
          <table:table-cell office:value-type="float" office:value="1572.40136018997" calcext:value-type="float">
            <text:p>1572,40</text:p>
          </table:table-cell>
          <table:table-cell office:value-type="float" office:value="1821.04764801474" calcext:value-type="float">
            <text:p>1821,05</text:p>
          </table:table-cell>
          <table:table-cell office:value-type="float" office:value="2238.21484227284" calcext:value-type="float">
            <text:p>2238,21</text:p>
          </table:table-cell>
          <table:table-cell office:value-type="float" office:value="2660.61150307057" calcext:value-type="float">
            <text:p>2660,61</text:p>
          </table:table-cell>
          <table:table-cell office:value-type="float" office:value="2369.95037511126" calcext:value-type="float">
            <text:p>2369,95</text:p>
          </table:table-cell>
          <table:table-cell office:value-type="float" office:value="1988.78732313123" calcext:value-type="float">
            <text:p>1988,79</text:p>
          </table:table-cell>
          <table:table-cell office:value-type="float" office:value="1912.43148704413" calcext:value-type="float">
            <text:p>1912,43</text:p>
          </table:table-cell>
          <table:table-cell office:value-type="float" office:value="1891.56060113359" calcext:value-type="float">
            <text:p>1891,56</text:p>
          </table:table-cell>
          <table:table-cell office:value-type="float" office:value="1648.0158016113" calcext:value-type="float">
            <text:p>1648,02</text:p>
          </table:table-cell>
          <table:table-cell office:value-type="float" office:value="1464.4932435055" calcext:value-type="float">
            <text:p>1464,49</text:p>
          </table:table-cell>
          <table:table-cell office:value-type="float" office:value="1337.8894837854" calcext:value-type="float">
            <text:p>1337,89</text:p>
          </table:table-cell>
          <table:table-cell office:value-type="float" office:value="1390.21311402663" calcext:value-type="float">
            <text:p>1390,21</text:p>
          </table:table-cell>
          <table:table-cell office:value-type="float" office:value="1489.52950926574" calcext:value-type="float">
            <text:p>1489,53</text:p>
          </table:table-cell>
          <table:table-cell office:value-type="float" office:value="1622.20824281116" calcext:value-type="float">
            <text:p>1622,21</text:p>
          </table:table-cell>
          <table:table-cell office:value-type="float" office:value="1688.5050673671" calcext:value-type="float">
            <text:p>1688,51</text:p>
          </table:table-cell>
          <table:table-cell office:value-type="float" office:value="1727.75405759406" calcext:value-type="float">
            <text:p>1727,75</text:p>
          </table:table-cell>
          <table:table-cell office:value-type="float" office:value="2026.11271507455" calcext:value-type="float">
            <text:p>2026,11</text:p>
          </table:table-cell>
          <table:table-cell office:value-type="float" office:value="2132.90696893928" calcext:value-type="float">
            <text:p>2132,91</text:p>
          </table:table-cell>
          <table:table-cell office:value-type="float" office:value="2155.51722947965" calcext:value-type="float">
            <text:p>2155,52</text:p>
          </table:table-cell>
          <table:table-cell office:value-type="float" office:value="2356.37084318401" calcext:value-type="float">
            <text:p>2356,37</text:p>
          </table:table-cell>
          <table:table-cell office:value-type="float" office:value="2293.88973536506" calcext:value-type="float">
            <text:p>2293,89</text:p>
          </table:table-cell>
          <table:table-cell office:value-type="float" office:value="1578.93353632547" calcext:value-type="float">
            <text:p>1578,93</text:p>
          </table:table-cell>
          <table:table-cell office:value-type="float" office:value="1445.27932442901" calcext:value-type="float">
            <text:p>1445,28</text:p>
          </table:table-cell>
          <table:table-cell office:value-type="float" office:value="1894.61516893932" calcext:value-type="float">
            <text:p>1894,62</text:p>
          </table:table-cell>
          <table:table-cell office:value-type="float" office:value="2172.1018772447" calcext:value-type="float">
            <text:p>2172,10</text:p>
          </table:table-cell>
          <table:table-cell office:value-type="float" office:value="2425.85184175715" calcext:value-type="float">
            <text:p>2425,85</text:p>
          </table:table-cell>
          <table:table-cell office:value-type="float" office:value="2691.27808061965" calcext:value-type="float">
            <text:p>2691,28</text:p>
          </table:table-cell>
          <table:table-cell office:value-type="float" office:value="3002.13686727475" calcext:value-type="float">
            <text:p>3002,14</text:p>
          </table:table-cell>
          <table:table-cell office:value-type="float" office:value="3328.88297239765" calcext:value-type="float">
            <text:p>3328,88</text:p>
          </table:table-cell>
          <table:table-cell office:value-type="float" office:value="3567.83643782206" calcext:value-type="float">
            <text:p>3567,84</text:p>
          </table:table-cell>
          <table:table-cell office:value-type="float" office:value="4249.01926210976" calcext:value-type="float">
            <text:p>4249,02</text:p>
          </table:table-cell>
          <table:table-cell office:value-type="float" office:value="4231.61579767847" calcext:value-type="float">
            <text:p>4231,62</text:p>
          </table:table-cell>
          <table:table-cell office:value-type="float" office:value="4633.59035839904" calcext:value-type="float">
            <text:p>4633,59</text:p>
          </table:table-cell>
          <table:table-cell office:value-type="float" office:value="5200.55579014874" calcext:value-type="float">
            <text:p>5200,56</text:p>
          </table:table-cell>
          <table:table-cell office:value-type="float" office:value="5682.04500655353" calcext:value-type="float">
            <text:p>5682,05</text:p>
          </table:table-cell>
          <table:table-cell office:value-type="float" office:value="6056.3308269681" calcext:value-type="float">
            <text:p>6056,33</text:p>
          </table:table-cell>
          <table:table-cell office:value-type="float" office:value="6377.09153014217" calcext:value-type="float">
            <text:p>6377,09</text:p>
          </table:table-cell>
          <table:table-cell office:value-type="float" office:value="6124.49164262072" calcext:value-type="float">
            <text:p>6124,49</text:p>
          </table:table-cell>
          <table:table-cell office:value-type="float" office:value="6060.09332904415" calcext:value-type="float">
            <text:p>6060,09</text:p>
          </table:table-cell>
          <table:table-cell office:value-type="float" office:value="6213.50127649921" calcext:value-type="float">
            <text:p>6213,50</text:p>
          </table:table-cell>
          <table:table-cell office:value-type="float" office:value="6344.87197850057" calcext:value-type="float">
            <text:p>6344,87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Senegal</text:p>
          </table:table-cell>
          <table:table-cell office:value-type="float" office:value="320.50125501419" calcext:value-type="float">
            <text:p>320,50</text:p>
          </table:table-cell>
          <table:table-cell office:value-type="float" office:value="322.300733288525" calcext:value-type="float">
            <text:p>322,30</text:p>
          </table:table-cell>
          <table:table-cell office:value-type="float" office:value="332.081340858427" calcext:value-type="float">
            <text:p>332,08</text:p>
          </table:table-cell>
          <table:table-cell office:value-type="float" office:value="328.56343685215" calcext:value-type="float">
            <text:p>328,56</text:p>
          </table:table-cell>
          <table:table-cell office:value-type="float" office:value="329.053139717693" calcext:value-type="float">
            <text:p>329,05</text:p>
          </table:table-cell>
          <table:table-cell office:value-type="float" office:value="319.639679548659" calcext:value-type="float">
            <text:p>319,64</text:p>
          </table:table-cell>
          <table:table-cell office:value-type="float" office:value="326.196121572044" calcext:value-type="float">
            <text:p>326,20</text:p>
          </table:table-cell>
          <table:table-cell office:value-type="float" office:value="301.267311594755" calcext:value-type="float">
            <text:p>301,27</text:p>
          </table:table-cell>
          <table:table-cell office:value-type="float" office:value="304.734305328959" calcext:value-type="float">
            <text:p>304,73</text:p>
          </table:table-cell>
          <table:table-cell office:value-type="float" office:value="305.307489770704" calcext:value-type="float">
            <text:p>305,31</text:p>
          </table:table-cell>
          <table:table-cell office:value-type="float" office:value="358.367371767004" calcext:value-type="float">
            <text:p>358,37</text:p>
          </table:table-cell>
          <table:table-cell office:value-type="float" office:value="399.808709659103" calcext:value-type="float">
            <text:p>399,81</text:p>
          </table:table-cell>
          <table:table-cell office:value-type="float" office:value="437.615825659089" calcext:value-type="float">
            <text:p>437,62</text:p>
          </table:table-cell>
          <table:table-cell office:value-type="float" office:value="574.133229492047" calcext:value-type="float">
            <text:p>574,13</text:p>
          </table:table-cell>
          <table:table-cell office:value-type="float" office:value="567.443804360695" calcext:value-type="float">
            <text:p>567,44</text:p>
          </table:table-cell>
          <table:table-cell office:value-type="float" office:value="567.024677966506" calcext:value-type="float">
            <text:p>567,02</text:p>
          </table:table-cell>
          <table:table-cell office:value-type="float" office:value="618.155555118805" calcext:value-type="float">
            <text:p>618,16</text:p>
          </table:table-cell>
          <table:table-cell office:value-type="float" office:value="751.025758440173" calcext:value-type="float">
            <text:p>751,03</text:p>
          </table:table-cell>
          <table:table-cell office:value-type="float" office:value="794.361333880088" calcext:value-type="float">
            <text:p>794,36</text:p>
          </table:table-cell>
          <table:table-cell office:value-type="float" office:value="700.589925342714" calcext:value-type="float">
            <text:p>700,59</text:p>
          </table:table-cell>
          <table:table-cell office:value-type="float" office:value="666.14763893692" calcext:value-type="float">
            <text:p>666,15</text:p>
          </table:table-cell>
          <table:table-cell office:value-type="float" office:value="576.732360178295" calcext:value-type="float">
            <text:p>576,73</text:p>
          </table:table-cell>
          <table:table-cell office:value-type="float" office:value="545.626259014388" calcext:value-type="float">
            <text:p>545,63</text:p>
          </table:table-cell>
          <table:table-cell office:value-type="float" office:value="579.48801296747" calcext:value-type="float">
            <text:p>579,49</text:p>
          </table:table-cell>
          <table:table-cell office:value-type="float" office:value="795.159043813143" calcext:value-type="float">
            <text:p>795,16</text:p>
          </table:table-cell>
          <table:table-cell office:value-type="float" office:value="928.099777825133" calcext:value-type="float">
            <text:p>928,10</text:p>
          </table:table-cell>
          <table:table-cell office:value-type="float" office:value="890.558357521626" calcext:value-type="float">
            <text:p>890,56</text:p>
          </table:table-cell>
          <table:table-cell office:value-type="float" office:value="851.616218947494" calcext:value-type="float">
            <text:p>851,62</text:p>
          </table:table-cell>
          <table:table-cell office:value-type="float" office:value="961.573946470954" calcext:value-type="float">
            <text:p>961,57</text:p>
          </table:table-cell>
          <table:table-cell office:value-type="float" office:value="916.930763144774" calcext:value-type="float">
            <text:p>916,93</text:p>
          </table:table-cell>
          <table:table-cell office:value-type="float" office:value="951.428527821963" calcext:value-type="float">
            <text:p>951,43</text:p>
          </table:table-cell>
          <table:table-cell office:value-type="float" office:value="873.883090461082" calcext:value-type="float">
            <text:p>873,88</text:p>
          </table:table-cell>
          <table:table-cell office:value-type="float" office:value="580.117707218758" calcext:value-type="float">
            <text:p>580,12</text:p>
          </table:table-cell>
          <table:table-cell office:value-type="float" office:value="710.724510163307" calcext:value-type="float">
            <text:p>710,72</text:p>
          </table:table-cell>
          <table:table-cell office:value-type="float" office:value="719.543347439523" calcext:value-type="float">
            <text:p>719,54</text:p>
          </table:table-cell>
          <table:table-cell office:value-type="float" office:value="647.829366037871" calcext:value-type="float">
            <text:p>647,83</text:p>
          </table:table-cell>
          <table:table-cell office:value-type="float" office:value="681.260072579726" calcext:value-type="float">
            <text:p>681,26</text:p>
          </table:table-cell>
          <table:table-cell office:value-type="float" office:value="680.57235043481" calcext:value-type="float">
            <text:p>680,57</text:p>
          </table:table-cell>
          <table:table-cell office:value-type="float" office:value="604.654066013211" calcext:value-type="float">
            <text:p>604,65</text:p>
          </table:table-cell>
          <table:table-cell office:value-type="float" office:value="615.268471723706" calcext:value-type="float">
            <text:p>615,27</text:p>
          </table:table-cell>
          <table:table-cell office:value-type="float" office:value="656.622707739447" calcext:value-type="float">
            <text:p>656,62</text:p>
          </table:table-cell>
          <table:table-cell office:value-type="float" office:value="823.721145085384" calcext:value-type="float">
            <text:p>823,72</text:p>
          </table:table-cell>
          <table:table-cell office:value-type="float" office:value="940.551691829693" calcext:value-type="float">
            <text:p>940,55</text:p>
          </table:table-cell>
          <table:table-cell office:value-type="float" office:value="993.932041095639" calcext:value-type="float">
            <text:p>993,93</text:p>
          </table:table-cell>
          <table:table-cell office:value-type="float" office:value="1040.90399425621" calcext:value-type="float">
            <text:p>1040,90</text:p>
          </table:table-cell>
          <table:table-cell office:value-type="float" office:value="1222.3729182258" calcext:value-type="float">
            <text:p>1222,37</text:p>
          </table:table-cell>
          <table:table-cell office:value-type="float" office:value="1411.92933206154" calcext:value-type="float">
            <text:p>1411,93</text:p>
          </table:table-cell>
          <table:table-cell office:value-type="float" office:value="1317.23568742745" calcext:value-type="float">
            <text:p>1317,24</text:p>
          </table:table-cell>
          <table:table-cell office:value-type="float" office:value="1278.97775413162" calcext:value-type="float">
            <text:p>1278,98</text:p>
          </table:table-cell>
          <table:table-cell office:value-type="float" office:value="1371.72335308022" calcext:value-type="float">
            <text:p>1371,72</text:p>
          </table:table-cell>
          <table:table-cell office:value-type="float" office:value="1330.05744813659" calcext:value-type="float">
            <text:p>1330,06</text:p>
          </table:table-cell>
          <table:table-cell office:value-type="float" office:value="1375.67875391026" calcext:value-type="float">
            <text:p>1375,68</text:p>
          </table:table-cell>
          <table:table-cell office:value-type="float" office:value="1394.79474326494" calcext:value-type="float">
            <text:p>1394,79</text:p>
          </table:table-cell>
          <table:table-cell office:value-type="float" office:value="1218.76424640812" calcext:value-type="float">
            <text:p>1218,76</text:p>
          </table:table-cell>
          <table:table-cell office:value-type="float" office:value="1269.04040702421" calcext:value-type="float">
            <text:p>1269,04</text:p>
          </table:table-cell>
          <table:table-cell office:value-type="float" office:value="1367.21894802284" calcext:value-type="float">
            <text:p>1367,22</text:p>
          </table:table-cell>
          <table:table-cell office:value-type="float" office:value="1521.95355421391" calcext:value-type="float">
            <text:p>1521,95</text:p>
          </table:table-cell>
        </table:table-row>
        <table:table-row table:style-name="ro1">
          <table:table-cell office:value-type="string" calcext:value-type="string">
            <text:p>GUY</text:p>
          </table:table-cell>
          <table:table-cell office:value-type="string" calcext:value-type="string">
            <text:p>Guyana</text:p>
          </table:table-cell>
          <table:table-cell office:value-type="float" office:value="321.545767139554" calcext:value-type="float">
            <text:p>321,55</text:p>
          </table:table-cell>
          <table:table-cell office:value-type="float" office:value="282.306338501804" calcext:value-type="float">
            <text:p>282,31</text:p>
          </table:table-cell>
          <table:table-cell office:value-type="float" office:value="305.361611188496" calcext:value-type="float">
            <text:p>305,36</text:p>
          </table:table-cell>
          <table:table-cell office:value-type="float" office:value="327.114222691783" calcext:value-type="float">
            <text:p>327,11</text:p>
          </table:table-cell>
          <table:table-cell office:value-type="float" office:value="344.166523485249" calcext:value-type="float">
            <text:p>344,17</text:p>
          </table:table-cell>
          <table:table-cell office:value-type="float" office:value="370.154172302459" calcext:value-type="float">
            <text:p>370,15</text:p>
          </table:table-cell>
          <table:table-cell office:value-type="float" office:value="334.841272848636" calcext:value-type="float">
            <text:p>334,84</text:p>
          </table:table-cell>
          <table:table-cell office:value-type="float" office:value="358.320936550029" calcext:value-type="float">
            <text:p>358,32</text:p>
          </table:table-cell>
          <table:table-cell office:value-type="float" office:value="379.893720546888" calcext:value-type="float">
            <text:p>379,89</text:p>
          </table:table-cell>
          <table:table-cell office:value-type="float" office:value="395.202918938914" calcext:value-type="float">
            <text:p>395,20</text:p>
          </table:table-cell>
          <table:table-cell office:value-type="float" office:value="395.292946834055" calcext:value-type="float">
            <text:p>395,29</text:p>
          </table:table-cell>
          <table:table-cell office:value-type="float" office:value="420.66158167189" calcext:value-type="float">
            <text:p>420,66</text:p>
          </table:table-cell>
          <table:table-cell office:value-type="float" office:value="588.13621991354" calcext:value-type="float">
            <text:p>588,14</text:p>
          </table:table-cell>
          <table:table-cell office:value-type="float" office:value="663.401001911489" calcext:value-type="float">
            <text:p>663,40</text:p>
          </table:table-cell>
          <table:table-cell office:value-type="float" office:value="602.624847334773" calcext:value-type="float">
            <text:p>602,62</text:p>
          </table:table-cell>
          <table:table-cell office:value-type="float" office:value="590.065370450038" calcext:value-type="float">
            <text:p>590,07</text:p>
          </table:table-cell>
          <table:table-cell office:value-type="float" office:value="658.438565167992" calcext:value-type="float">
            <text:p>658,44</text:p>
          </table:table-cell>
          <table:table-cell office:value-type="float" office:value="683.333032744437" calcext:value-type="float">
            <text:p>683,33</text:p>
          </table:table-cell>
          <table:table-cell office:value-type="float" office:value="773.181670774835" calcext:value-type="float">
            <text:p>773,18</text:p>
          </table:table-cell>
          <table:table-cell office:value-type="float" office:value="729.606958833535" calcext:value-type="float">
            <text:p>729,61</text:p>
          </table:table-cell>
          <table:table-cell office:value-type="float" office:value="616.963158851373" calcext:value-type="float">
            <text:p>616,96</text:p>
          </table:table-cell>
          <table:table-cell office:value-type="float" office:value="628.197688848721" calcext:value-type="float">
            <text:p>628,20</text:p>
          </table:table-cell>
          <table:table-cell office:value-type="float" office:value="564.526418035623" calcext:value-type="float">
            <text:p>564,53</text:p>
          </table:table-cell>
          <table:table-cell office:value-type="float" office:value="588.61340942847" calcext:value-type="float">
            <text:p>588,61</text:p>
          </table:table-cell>
          <table:table-cell office:value-type="float" office:value="660.152763615591" calcext:value-type="float">
            <text:p>660,15</text:p>
          </table:table-cell>
          <table:table-cell office:value-type="float" office:value="468.140185120002" calcext:value-type="float">
            <text:p>468,14</text:p>
          </table:table-cell>
          <table:table-cell office:value-type="float" office:value="551.263643375844" calcext:value-type="float">
            <text:p>551,26</text:p>
          </table:table-cell>
          <table:table-cell office:value-type="float" office:value="509.371016994551" calcext:value-type="float">
            <text:p>509,37</text:p>
          </table:table-cell>
          <table:table-cell office:value-type="float" office:value="533.536205388525" calcext:value-type="float">
            <text:p>533,54</text:p>
          </table:table-cell>
          <table:table-cell office:value-type="float" office:value="468.160197417458" calcext:value-type="float">
            <text:p>468,16</text:p>
          </table:table-cell>
          <table:table-cell office:value-type="float" office:value="499.02770963317" calcext:value-type="float">
            <text:p>499,03</text:p>
          </table:table-cell>
          <table:table-cell office:value-type="float" office:value="602.141477607034" calcext:value-type="float">
            <text:p>602,14</text:p>
          </table:table-cell>
          <table:table-cell office:value-type="float" office:value="712.712854200065" calcext:value-type="float">
            <text:p>712,71</text:p>
          </table:table-cell>
          <table:table-cell office:value-type="float" office:value="816.542932880453" calcext:value-type="float">
            <text:p>816,54</text:p>
          </table:table-cell>
          <table:table-cell office:value-type="float" office:value="927.195895641403" calcext:value-type="float">
            <text:p>927,20</text:p>
          </table:table-cell>
          <table:table-cell office:value-type="float" office:value="988.347836411124" calcext:value-type="float">
            <text:p>988,35</text:p>
          </table:table-cell>
          <table:table-cell office:value-type="float" office:value="951.91247710807" calcext:value-type="float">
            <text:p>951,91</text:p>
          </table:table-cell>
          <table:table-cell office:value-type="float" office:value="926.742808551844" calcext:value-type="float">
            <text:p>926,74</text:p>
          </table:table-cell>
          <table:table-cell office:value-type="float" office:value="954.404152491261" calcext:value-type="float">
            <text:p>954,40</text:p>
          </table:table-cell>
          <table:table-cell office:value-type="float" office:value="955.665380611907" calcext:value-type="float">
            <text:p>955,67</text:p>
          </table:table-cell>
          <table:table-cell office:value-type="float" office:value="974.949193282042" calcext:value-type="float">
            <text:p>974,95</text:p>
          </table:table-cell>
          <table:table-cell office:value-type="float" office:value="997.210034576674" calcext:value-type="float">
            <text:p>997,21</text:p>
          </table:table-cell>
          <table:table-cell office:value-type="float" office:value="1056.42388561094" calcext:value-type="float">
            <text:p>1056,42</text:p>
          </table:table-cell>
          <table:table-cell office:value-type="float" office:value="1105.49645364882" calcext:value-type="float">
            <text:p>1105,50</text:p>
          </table:table-cell>
          <table:table-cell office:value-type="float" office:value="1954.13330777809" calcext:value-type="float">
            <text:p>1954,13</text:p>
          </table:table-cell>
          <table:table-cell office:value-type="float" office:value="2331.20034221863" calcext:value-type="float">
            <text:p>2331,20</text:p>
          </table:table-cell>
          <table:table-cell office:value-type="float" office:value="2566.8870846973" calcext:value-type="float">
            <text:p>2566,89</text:p>
          </table:table-cell>
          <table:table-cell office:value-type="float" office:value="2756.81988916377" calcext:value-type="float">
            <text:p>2756,82</text:p>
          </table:table-cell>
          <table:table-cell office:value-type="float" office:value="3033.24772490536" calcext:value-type="float">
            <text:p>3033,25</text:p>
          </table:table-cell>
          <table:table-cell office:value-type="float" office:value="3425.43644063562" calcext:value-type="float">
            <text:p>3425,44</text:p>
          </table:table-cell>
          <table:table-cell office:value-type="float" office:value="3788.14674878178" calcext:value-type="float">
            <text:p>3788,15</text:p>
          </table:table-cell>
          <table:table-cell office:value-type="float" office:value="3934.86526171904" calcext:value-type="float">
            <text:p>3934,87</text:p>
          </table:table-cell>
          <table:table-cell office:value-type="float" office:value="4031.60066245674" calcext:value-type="float">
            <text:p>4031,60</text:p>
          </table:table-cell>
          <table:table-cell office:value-type="float" office:value="4166.12851559884" calcext:value-type="float">
            <text:p>4166,13</text:p>
          </table:table-cell>
          <table:table-cell office:value-type="float" office:value="4542.62206666493" calcext:value-type="float">
            <text:p>4542,62</text:p>
          </table:table-cell>
          <table:table-cell office:value-type="float" office:value="4586.05457171312" calcext:value-type="float">
            <text:p>4586,05</text:p>
          </table:table-cell>
          <table:table-cell office:value-type="float" office:value="4979.00218839886" calcext:value-type="float">
            <text:p>4979,0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stados Unidos</text:p>
          </table:table-cell>
          <table:table-cell office:value-type="float" office:value="3243.84307754988" calcext:value-type="float">
            <text:p>3243,84</text:p>
          </table:table-cell>
          <table:table-cell office:value-type="float" office:value="3374.51517105082" calcext:value-type="float">
            <text:p>3374,52</text:p>
          </table:table-cell>
          <table:table-cell office:value-type="float" office:value="3573.94118474743" calcext:value-type="float">
            <text:p>3573,94</text:p>
          </table:table-cell>
          <table:table-cell office:value-type="float" office:value="3827.52710972039" calcext:value-type="float">
            <text:p>3827,53</text:p>
          </table:table-cell>
          <table:table-cell office:value-type="float" office:value="4146.31664631665" calcext:value-type="float">
            <text:p>4146,32</text:p>
          </table:table-cell>
          <table:table-cell office:value-type="float" office:value="4336.42658722171" calcext:value-type="float">
            <text:p>4336,43</text:p>
          </table:table-cell>
          <table:table-cell office:value-type="float" office:value="4695.92339043178" calcext:value-type="float">
            <text:p>4695,92</text:p>
          </table:table-cell>
          <table:table-cell office:value-type="float" office:value="5032.14474262003" calcext:value-type="float">
            <text:p>5032,14</text:p>
          </table:table-cell>
          <table:table-cell office:value-type="float" office:value="5234.2966662115" calcext:value-type="float">
            <text:p>5234,30</text:p>
          </table:table-cell>
          <table:table-cell office:value-type="float" office:value="5609.38259952519" calcext:value-type="float">
            <text:p>5609,38</text:p>
          </table:table-cell>
          <table:table-cell office:value-type="float" office:value="6094.01798986165" calcext:value-type="float">
            <text:p>6094,02</text:p>
          </table:table-cell>
          <table:table-cell office:value-type="float" office:value="6726.35895596695" calcext:value-type="float">
            <text:p>6726,36</text:p>
          </table:table-cell>
          <table:table-cell office:value-type="float" office:value="7225.69135952566" calcext:value-type="float">
            <text:p>7225,69</text:p>
          </table:table-cell>
          <table:table-cell office:value-type="float" office:value="7801.45666356443" calcext:value-type="float">
            <text:p>7801,46</text:p>
          </table:table-cell>
          <table:table-cell office:value-type="float" office:value="8592.25353727612" calcext:value-type="float">
            <text:p>8592,25</text:p>
          </table:table-cell>
          <table:table-cell office:value-type="float" office:value="9452.57651914511" calcext:value-type="float">
            <text:p>9452,58</text:p>
          </table:table-cell>
          <table:table-cell office:value-type="float" office:value="10564.9482220275" calcext:value-type="float">
            <text:p>10564,95</text:p>
          </table:table-cell>
          <table:table-cell office:value-type="float" office:value="11674.1863100131" calcext:value-type="float">
            <text:p>11674,19</text:p>
          </table:table-cell>
          <table:table-cell office:value-type="float" office:value="12574.7915062163" calcext:value-type="float">
            <text:p>12574,79</text:p>
          </table:table-cell>
          <table:table-cell office:value-type="float" office:value="13976.1097504641" calcext:value-type="float">
            <text:p>13976,11</text:p>
          </table:table-cell>
          <table:table-cell office:value-type="float" office:value="14433.787727053" calcext:value-type="float">
            <text:p>14433,79</text:p>
          </table:table-cell>
          <table:table-cell office:value-type="float" office:value="15543.8937174925" calcext:value-type="float">
            <text:p>15543,89</text:p>
          </table:table-cell>
          <table:table-cell office:value-type="float" office:value="17121.2254849995" calcext:value-type="float">
            <text:p>17121,23</text:p>
          </table:table-cell>
          <table:table-cell office:value-type="float" office:value="18236.8277265009" calcext:value-type="float">
            <text:p>18236,83</text:p>
          </table:table-cell>
          <table:table-cell office:value-type="float" office:value="19071.2271949295" calcext:value-type="float">
            <text:p>19071,23</text:p>
          </table:table-cell>
          <table:table-cell office:value-type="float" office:value="20038.9410992658" calcext:value-type="float">
            <text:p>20038,94</text:p>
          </table:table-cell>
          <table:table-cell office:value-type="float" office:value="21417.0119305191" calcext:value-type="float">
            <text:p>21417,01</text:p>
          </table:table-cell>
          <table:table-cell office:value-type="float" office:value="22857.1544330056" calcext:value-type="float">
            <text:p>22857,15</text:p>
          </table:table-cell>
          <table:table-cell office:value-type="float" office:value="23888.6000088133" calcext:value-type="float">
            <text:p>23888,60</text:p>
          </table:table-cell>
          <table:table-cell office:value-type="float" office:value="24342.2589048189" calcext:value-type="float">
            <text:p>24342,26</text:p>
          </table:table-cell>
          <table:table-cell office:value-type="float" office:value="25418.9907763319" calcext:value-type="float">
            <text:p>25418,99</text:p>
          </table:table-cell>
          <table:table-cell office:value-type="float" office:value="26387.2937338171" calcext:value-type="float">
            <text:p>26387,29</text:p>
          </table:table-cell>
          <table:table-cell office:value-type="float" office:value="27694.853416234" calcext:value-type="float">
            <text:p>27694,85</text:p>
          </table:table-cell>
          <table:table-cell office:value-type="float" office:value="28690.8757013347" calcext:value-type="float">
            <text:p>28690,88</text:p>
          </table:table-cell>
          <table:table-cell office:value-type="float" office:value="29967.7127181749" calcext:value-type="float">
            <text:p>29967,71</text:p>
          </table:table-cell>
          <table:table-cell office:value-type="float" office:value="31459.139002483" calcext:value-type="float">
            <text:p>31459,14</text:p>
          </table:table-cell>
          <table:table-cell office:value-type="float" office:value="32853.6769849268" calcext:value-type="float">
            <text:p>32853,68</text:p>
          </table:table-cell>
          <table:table-cell office:value-type="float" office:value="34513.5615037271" calcext:value-type="float">
            <text:p>34513,56</text:p>
          </table:table-cell>
          <table:table-cell office:value-type="float" office:value="36334.9087770589" calcext:value-type="float">
            <text:p>36334,91</text:p>
          </table:table-cell>
          <table:table-cell office:value-type="float" office:value="37133.2428088526" calcext:value-type="float">
            <text:p>37133,24</text:p>
          </table:table-cell>
          <table:table-cell office:value-type="float" office:value="38023.1611144021" calcext:value-type="float">
            <text:p>38023,16</text:p>
          </table:table-cell>
          <table:table-cell office:value-type="float" office:value="39496.4858751381" calcext:value-type="float">
            <text:p>39496,49</text:p>
          </table:table-cell>
          <table:table-cell office:value-type="float" office:value="41712.8010675545" calcext:value-type="float">
            <text:p>41712,80</text:p>
          </table:table-cell>
          <table:table-cell office:value-type="float" office:value="44114.7477776705" calcext:value-type="float">
            <text:p>44114,75</text:p>
          </table:table-cell>
          <table:table-cell office:value-type="float" office:value="46298.7314440927" calcext:value-type="float">
            <text:p>46298,73</text:p>
          </table:table-cell>
          <table:table-cell office:value-type="float" office:value="47975.9676758856" calcext:value-type="float">
            <text:p>47975,97</text:p>
          </table:table-cell>
          <table:table-cell office:value-type="float" office:value="48382.5584490552" calcext:value-type="float">
            <text:p>48382,56</text:p>
          </table:table-cell>
          <table:table-cell office:value-type="float" office:value="47099.9804711343" calcext:value-type="float">
            <text:p>47099,98</text:p>
          </table:table-cell>
          <table:table-cell office:value-type="float" office:value="48466.8233750801" calcext:value-type="float">
            <text:p>48466,82</text:p>
          </table:table-cell>
          <table:table-cell office:value-type="float" office:value="49883.1139837344" calcext:value-type="float">
            <text:p>49883,11</text:p>
          </table:table-cell>
          <table:table-cell office:value-type="float" office:value="51603.4972614412" calcext:value-type="float">
            <text:p>51603,50</text:p>
          </table:table-cell>
          <table:table-cell office:value-type="float" office:value="53106.9097703155" calcext:value-type="float">
            <text:p>53106,91</text:p>
          </table:table-cell>
          <table:table-cell office:value-type="float" office:value="55032.9579979166" calcext:value-type="float">
            <text:p>55032,96</text:p>
          </table:table-cell>
          <table:table-cell office:value-type="float" office:value="56803.4724334919" calcext:value-type="float">
            <text:p>56803,47</text:p>
          </table:table-cell>
          <table:table-cell office:value-type="float" office:value="57904.2019610641" calcext:value-type="float">
            <text:p>57904,20</text:p>
          </table:table-cell>
          <table:table-cell office:value-type="float" office:value="59927.9298339535" calcext:value-type="float">
            <text:p>59927,93</text:p>
          </table:table-cell>
          <table:table-cell office:value-type="float" office:value="62794.5856522398" calcext:value-type="float">
            <text:p>62794,59</text:p>
          </table:table-cell>
        </table:table-row>
        <table:table-row table:style-name="ro1">
          <table:table-cell office:value-type="string" calcext:value-type="string">
            <text:p>BLZ</text:p>
          </table:table-cell>
          <table:table-cell office:value-type="string" calcext:value-type="string">
            <text:p>Belice</text:p>
          </table:table-cell>
          <table:table-cell office:value-type="float" office:value="327.126867468401" calcext:value-type="float">
            <text:p>327,13</text:p>
          </table:table-cell>
          <table:table-cell office:value-type="float" office:value="336.94146611457" calcext:value-type="float">
            <text:p>336,94</text:p>
          </table:table-cell>
          <table:table-cell office:value-type="float" office:value="351.161126269562" calcext:value-type="float">
            <text:p>351,16</text:p>
          </table:table-cell>
          <table:table-cell office:value-type="float" office:value="377.594305166182" calcext:value-type="float">
            <text:p>377,59</text:p>
          </table:table-cell>
          <table:table-cell office:value-type="float" office:value="406.097967073577" calcext:value-type="float">
            <text:p>406,10</text:p>
          </table:table-cell>
          <table:table-cell office:value-type="float" office:value="420.431888198165" calcext:value-type="float">
            <text:p>420,43</text:p>
          </table:table-cell>
          <table:table-cell office:value-type="float" office:value="386.95323701087" calcext:value-type="float">
            <text:p>386,95</text:p>
          </table:table-cell>
          <table:table-cell office:value-type="float" office:value="396.654306282497" calcext:value-type="float">
            <text:p>396,65</text:p>
          </table:table-cell>
          <table:table-cell office:value-type="float" office:value="435.690469415558" calcext:value-type="float">
            <text:p>435,69</text:p>
          </table:table-cell>
          <table:table-cell office:value-type="float" office:value="474.444216207405" calcext:value-type="float">
            <text:p>474,44</text:p>
          </table:table-cell>
          <table:table-cell office:value-type="float" office:value="519.563507668109" calcext:value-type="float">
            <text:p>519,56</text:p>
          </table:table-cell>
          <table:table-cell office:value-type="float" office:value="605.933440702651" calcext:value-type="float">
            <text:p>605,93</text:p>
          </table:table-cell>
          <table:table-cell office:value-type="float" office:value="786.069092043881" calcext:value-type="float">
            <text:p>786,07</text:p>
          </table:table-cell>
          <table:table-cell office:value-type="float" office:value="885.984529060044" calcext:value-type="float">
            <text:p>885,98</text:p>
          </table:table-cell>
          <table:table-cell office:value-type="float" office:value="717.040182885396" calcext:value-type="float">
            <text:p>717,04</text:p>
          </table:table-cell>
          <table:table-cell office:value-type="float" office:value="858.828081086803" calcext:value-type="float">
            <text:p>858,83</text:p>
          </table:table-cell>
          <table:table-cell office:value-type="float" office:value="980.822509264923" calcext:value-type="float">
            <text:p>980,82</text:p>
          </table:table-cell>
          <table:table-cell office:value-type="float" office:value="1074.27196489862" calcext:value-type="float">
            <text:p>1074,27</text:p>
          </table:table-cell>
          <table:table-cell office:value-type="float" office:value="1373.09300703606" calcext:value-type="float">
            <text:p>1373,09</text:p>
          </table:table-cell>
          <table:table-cell office:value-type="float" office:value="1328.8281491424" calcext:value-type="float">
            <text:p>1328,83</text:p>
          </table:table-cell>
          <table:table-cell office:value-type="float" office:value="1202.68202630831" calcext:value-type="float">
            <text:p>1202,68</text:p>
          </table:table-cell>
          <table:table-cell office:value-type="float" office:value="1232.83737826059" calcext:value-type="float">
            <text:p>1232,84</text:p>
          </table:table-cell>
          <table:table-cell office:value-type="float" office:value="1336.98758953632" calcext:value-type="float">
            <text:p>1336,99</text:p>
          </table:table-cell>
          <table:table-cell office:value-type="float" office:value="1289.36728897294" calcext:value-type="float">
            <text:p>1289,37</text:p>
          </table:table-cell>
          <table:table-cell office:value-type="float" office:value="1366.04972952188" calcext:value-type="float">
            <text:p>1366,05</text:p>
          </table:table-cell>
          <table:table-cell office:value-type="float" office:value="1612.451575183" calcext:value-type="float">
            <text:p>1612,45</text:p>
          </table:table-cell>
          <table:table-cell office:value-type="float" office:value="1787.95138342857" calcext:value-type="float">
            <text:p>1787,95</text:p>
          </table:table-cell>
          <table:table-cell office:value-type="float" office:value="2011.96872880293" calcext:value-type="float">
            <text:p>2011,97</text:p>
          </table:table-cell>
          <table:table-cell office:value-type="float" office:value="2197.18502331181" calcext:value-type="float">
            <text:p>2197,19</text:p>
          </table:table-cell>
          <table:table-cell office:value-type="float" office:value="2326.82155414173" calcext:value-type="float">
            <text:p>2326,82</text:p>
          </table:table-cell>
          <table:table-cell office:value-type="float" office:value="2666.88159980239" calcext:value-type="float">
            <text:p>2666,88</text:p>
          </table:table-cell>
          <table:table-cell office:value-type="float" office:value="2832.97532663367" calcext:value-type="float">
            <text:p>2832,98</text:p>
          </table:table-cell>
          <table:table-cell office:value-type="float" office:value="2880.12544625149" calcext:value-type="float">
            <text:p>2880,13</text:p>
          </table:table-cell>
          <table:table-cell office:value-type="float" office:value="2996.38292834951" calcext:value-type="float">
            <text:p>2996,38</text:p>
          </table:table-cell>
          <table:table-cell office:value-type="float" office:value="3001.83372023364" calcext:value-type="float">
            <text:p>3001,83</text:p>
          </table:table-cell>
          <table:table-cell office:value-type="float" office:value="2952.94859644372" calcext:value-type="float">
            <text:p>2952,95</text:p>
          </table:table-cell>
          <table:table-cell office:value-type="float" office:value="2992.4447542607" calcext:value-type="float">
            <text:p>2992,44</text:p>
          </table:table-cell>
          <table:table-cell office:value-type="float" office:value="3065.97967261955" calcext:value-type="float">
            <text:p>3065,98</text:p>
          </table:table-cell>
          <table:table-cell office:value-type="float" office:value="3364.42371065241" calcext:value-type="float">
            <text:p>3364,42</text:p>
          </table:table-cell>
          <table:table-cell office:value-type="float" office:value="3418.21667588008" calcext:value-type="float">
            <text:p>3418,22</text:p>
          </table:table-cell>
          <table:table-cell office:value-type="float" office:value="3554.23034705654" calcext:value-type="float">
            <text:p>3554,23</text:p>
          </table:table-cell>
          <table:table-cell office:value-type="float" office:value="3675.88030064025" calcext:value-type="float">
            <text:p>3675,88</text:p>
          </table:table-cell>
          <table:table-cell office:value-type="float" office:value="3825.7873303822" calcext:value-type="float">
            <text:p>3825,79</text:p>
          </table:table-cell>
          <table:table-cell office:value-type="float" office:value="3926.01374207188" calcext:value-type="float">
            <text:p>3926,01</text:p>
          </table:table-cell>
          <table:table-cell office:value-type="float" office:value="4178.92537303186" calcext:value-type="float">
            <text:p>4178,93</text:p>
          </table:table-cell>
          <table:table-cell office:value-type="float" office:value="4315.8349636318" calcext:value-type="float">
            <text:p>4315,83</text:p>
          </table:table-cell>
          <table:table-cell office:value-type="float" office:value="4460.63414411566" calcext:value-type="float">
            <text:p>4460,63</text:p>
          </table:table-cell>
          <table:table-cell office:value-type="float" office:value="4243.43328407303" calcext:value-type="float">
            <text:p>4243,43</text:p>
          </table:table-cell>
          <table:table-cell office:value-type="float" office:value="4270.79964683667" calcext:value-type="float">
            <text:p>4270,80</text:p>
          </table:table-cell>
          <table:table-cell office:value-type="float" office:value="4423.49043867262" calcext:value-type="float">
            <text:p>4423,49</text:p>
          </table:table-cell>
          <table:table-cell office:value-type="float" office:value="4505.62068023889" calcext:value-type="float">
            <text:p>4505,62</text:p>
          </table:table-cell>
          <table:table-cell office:value-type="float" office:value="4568.54205131289" calcext:value-type="float">
            <text:p>4568,54</text:p>
          </table:table-cell>
          <table:table-cell office:value-type="float" office:value="4705.61004483148" calcext:value-type="float">
            <text:p>4705,61</text:p>
          </table:table-cell>
          <table:table-cell office:value-type="float" office:value="4775.91507722419" calcext:value-type="float">
            <text:p>4775,92</text:p>
          </table:table-cell>
          <table:table-cell office:value-type="float" office:value="4818.40439383538" calcext:value-type="float">
            <text:p>4818,40</text:p>
          </table:table-cell>
          <table:table-cell office:value-type="float" office:value="4887.55982047899" calcext:value-type="float">
            <text:p>4887,56</text:p>
          </table:table-cell>
          <table:table-cell office:value-type="float" office:value="4884.74242133376" calcext:value-type="float">
            <text:p>4884,74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string" calcext:value-type="string">
            <text:p>Costa Rica</text:p>
          </table:table-cell>
          <table:table-cell office:value-type="float" office:value="334.311814299174" calcext:value-type="float">
            <text:p>334,31</text:p>
          </table:table-cell>
          <table:table-cell office:value-type="float" office:value="344.355120073064" calcext:value-type="float">
            <text:p>344,36</text:p>
          </table:table-cell>
          <table:table-cell office:value-type="float" office:value="352.337113722278" calcext:value-type="float">
            <text:p>352,34</text:p>
          </table:table-cell>
          <table:table-cell office:value-type="float" office:value="372.278942006233" calcext:value-type="float">
            <text:p>372,28</text:p>
          </table:table-cell>
          <table:table-cell office:value-type="float" office:value="393.479009988359" calcext:value-type="float">
            <text:p>393,48</text:p>
          </table:table-cell>
          <table:table-cell office:value-type="float" office:value="412.237535962029" calcext:value-type="float">
            <text:p>412,24</text:p>
          </table:table-cell>
          <table:table-cell office:value-type="float" office:value="442.778595303081" calcext:value-type="float">
            <text:p>442,78</text:p>
          </table:table-cell>
          <table:table-cell office:value-type="float" office:value="474.79477575895" calcext:value-type="float">
            <text:p>474,79</text:p>
          </table:table-cell>
          <table:table-cell office:value-type="float" office:value="533.091564923652" calcext:value-type="float">
            <text:p>533,09</text:p>
          </table:table-cell>
          <table:table-cell office:value-type="float" office:value="568.095547960892" calcext:value-type="float">
            <text:p>568,10</text:p>
          </table:table-cell>
          <table:table-cell office:value-type="float" office:value="636.905379909813" calcext:value-type="float">
            <text:p>636,91</text:p>
          </table:table-cell>
          <table:table-cell office:value-type="float" office:value="767.330209590493" calcext:value-type="float">
            <text:p>767,33</text:p>
          </table:table-cell>
          <table:table-cell office:value-type="float" office:value="816.037262055928" calcext:value-type="float">
            <text:p>816,04</text:p>
          </table:table-cell>
          <table:table-cell office:value-type="float" office:value="936.33592856878" calcext:value-type="float">
            <text:p>936,34</text:p>
          </table:table-cell>
          <table:table-cell office:value-type="float" office:value="1122.80972240328" calcext:value-type="float">
            <text:p>1122,81</text:p>
          </table:table-cell>
          <table:table-cell office:value-type="float" office:value="1393.0024110443" calcext:value-type="float">
            <text:p>1393,00</text:p>
          </table:table-cell>
          <table:table-cell office:value-type="float" office:value="1555.53766394503" calcext:value-type="float">
            <text:p>1555,54</text:p>
          </table:table-cell>
          <table:table-cell office:value-type="float" office:value="1734.61498790462" calcext:value-type="float">
            <text:p>1734,61</text:p>
          </table:table-cell>
          <table:table-cell office:value-type="float" office:value="2021.54539611338" calcext:value-type="float">
            <text:p>2021,55</text:p>
          </table:table-cell>
          <table:table-cell office:value-type="float" office:value="1068.50460024027" calcext:value-type="float">
            <text:p>1068,50</text:p>
          </table:table-cell>
          <table:table-cell office:value-type="float" office:value="1032.99864189322" calcext:value-type="float">
            <text:p>1033,00</text:p>
          </table:table-cell>
          <table:table-cell office:value-type="float" office:value="1213.55411983335" calcext:value-type="float">
            <text:p>1213,55</text:p>
          </table:table-cell>
          <table:table-cell office:value-type="float" office:value="1373.93771424982" calcext:value-type="float">
            <text:p>1373,94</text:p>
          </table:table-cell>
          <table:table-cell office:value-type="float" office:value="1432.08491079662" calcext:value-type="float">
            <text:p>1432,08</text:p>
          </table:table-cell>
          <table:table-cell office:value-type="float" office:value="1572.4567033614" calcext:value-type="float">
            <text:p>1572,46</text:p>
          </table:table-cell>
          <table:table-cell office:value-type="float" office:value="1571.29503296922" calcext:value-type="float">
            <text:p>1571,30</text:p>
          </table:table-cell>
          <table:table-cell office:value-type="float" office:value="1558.50744762994" calcext:value-type="float">
            <text:p>1558,51</text:p>
          </table:table-cell>
          <table:table-cell office:value-type="float" office:value="1727.87209777525" calcext:value-type="float">
            <text:p>1727,87</text:p>
          </table:table-cell>
          <table:table-cell office:value-type="float" office:value="1831.00191180894" calcext:value-type="float">
            <text:p>1831,00</text:p>
          </table:table-cell>
          <table:table-cell office:value-type="float" office:value="2238.85364380256" calcext:value-type="float">
            <text:p>2238,85</text:p>
          </table:table-cell>
          <table:table-cell office:value-type="float" office:value="2595.02252246487" calcext:value-type="float">
            <text:p>2595,02</text:p>
          </table:table-cell>
          <table:table-cell office:value-type="float" office:value="2828.13017209785" calcext:value-type="float">
            <text:p>2828,13</text:p>
          </table:table-cell>
          <table:table-cell office:value-type="float" office:value="3016.22434769068" calcext:value-type="float">
            <text:p>3016,22</text:p>
          </table:table-cell>
          <table:table-cell office:value-type="float" office:value="3247.3169868703" calcext:value-type="float">
            <text:p>3247,32</text:p>
          </table:table-cell>
          <table:table-cell office:value-type="float" office:value="3198.54867220364" calcext:value-type="float">
            <text:p>3198,55</text:p>
          </table:table-cell>
          <table:table-cell office:value-type="float" office:value="3375.16634080278" calcext:value-type="float">
            <text:p>3375,17</text:p>
          </table:table-cell>
          <table:table-cell office:value-type="float" office:value="3579.86588383174" calcext:value-type="float">
            <text:p>3579,87</text:p>
          </table:table-cell>
          <table:table-cell office:value-type="float" office:value="3653.55271949338" calcext:value-type="float">
            <text:p>3653,55</text:p>
          </table:table-cell>
          <table:table-cell office:value-type="float" office:value="3772.87001153149" calcext:value-type="float">
            <text:p>3772,87</text:p>
          </table:table-cell>
          <table:table-cell office:value-type="float" office:value="3944.73761278777" calcext:value-type="float">
            <text:p>3944,74</text:p>
          </table:table-cell>
          <table:table-cell office:value-type="float" office:value="4024.65189994852" calcext:value-type="float">
            <text:p>4024,65</text:p>
          </table:table-cell>
          <table:table-cell office:value-type="float" office:value="4129.63279072511" calcext:value-type="float">
            <text:p>4129,63</text:p>
          </table:table-cell>
          <table:table-cell office:value-type="float" office:value="4385.3907193055" calcext:value-type="float">
            <text:p>4385,39</text:p>
          </table:table-cell>
          <table:table-cell office:value-type="float" office:value="4654.8248220098" calcext:value-type="float">
            <text:p>4654,82</text:p>
          </table:table-cell>
          <table:table-cell office:value-type="float" office:value="5201.51409470061" calcext:value-type="float">
            <text:p>5201,51</text:p>
          </table:table-cell>
          <table:table-cell office:value-type="float" office:value="6071.78916451552" calcext:value-type="float">
            <text:p>6071,79</text:p>
          </table:table-cell>
          <table:table-cell office:value-type="float" office:value="6859.07902178333" calcext:value-type="float">
            <text:p>6859,08</text:p>
          </table:table-cell>
          <table:table-cell office:value-type="float" office:value="6760.47751541355" calcext:value-type="float">
            <text:p>6760,48</text:p>
          </table:table-cell>
          <table:table-cell office:value-type="float" office:value="8141.91312675461" calcext:value-type="float">
            <text:p>8141,91</text:p>
          </table:table-cell>
          <table:table-cell office:value-type="float" office:value="9121.93251763187" calcext:value-type="float">
            <text:p>9121,93</text:p>
          </table:table-cell>
          <table:table-cell office:value-type="float" office:value="9913.20995852366" calcext:value-type="float">
            <text:p>9913,21</text:p>
          </table:table-cell>
          <table:table-cell office:value-type="float" office:value="10490.0813312933" calcext:value-type="float">
            <text:p>10490,08</text:p>
          </table:table-cell>
          <table:table-cell office:value-type="float" office:value="10547.1518593556" calcext:value-type="float">
            <text:p>10547,15</text:p>
          </table:table-cell>
          <table:table-cell office:value-type="float" office:value="11299.1355423011" calcext:value-type="float">
            <text:p>11299,14</text:p>
          </table:table-cell>
          <table:table-cell office:value-type="float" office:value="11666.4559107759" calcext:value-type="float">
            <text:p>11666,46</text:p>
          </table:table-cell>
          <table:table-cell office:value-type="float" office:value="11752.5434010771" calcext:value-type="float">
            <text:p>11752,54</text:p>
          </table:table-cell>
          <table:table-cell office:value-type="float" office:value="12027.3658826316" calcext:value-type="float">
            <text:p>12027,37</text:p>
          </table:table-cell>
        </table:table-row>
        <table:table-row table:style-name="ro1">
          <table:table-cell office:value-type="string" calcext:value-type="string">
            <text:p>GNQ</text:p>
          </table:table-cell>
          <table:table-cell office:value-type="string" calcext:value-type="string">
            <text:p>Guinea Ecuatorial</text:p>
          </table:table-cell>
          <table:table-cell office:value-type="float" office:value="34.7905813582671" calcext:value-type="float">
            <text:p>34,79</text:p>
          </table:table-cell>
          <table:table-cell office:value-type="float" office:value="40.7522373246802" calcext:value-type="float">
            <text:p>40,75</text:p>
          </table:table-cell>
          <table:table-cell office:value-type="float" office:value="46.9757052229382" calcext:value-type="float">
            <text:p>46,98</text:p>
          </table:table-cell>
          <table:table-cell office:value-type="float" office:value="234.340692484015" calcext:value-type="float">
            <text:p>234,34</text:p>
          </table:table-cell>
          <table:table-cell office:value-type="float" office:value="243.76909130671" calcext:value-type="float">
            <text:p>243,77</text:p>
          </table:table-cell>
          <table:table-cell office:value-type="float" office:value="247.840731117308" calcext:value-type="float">
            <text:p>247,84</text:p>
          </table:table-cell>
          <table:table-cell office:value-type="float" office:value="225.488825516212" calcext:value-type="float">
            <text:p>225,49</text:p>
          </table:table-cell>
          <table:table-cell office:value-type="float" office:value="221.137218045113" calcext:value-type="float">
            <text:p>221,14</text:p>
          </table:table-cell>
          <table:table-cell office:value-type="float" office:value="218.208408956545" calcext:value-type="float">
            <text:p>218,21</text:p>
          </table:table-cell>
          <table:table-cell office:value-type="float" office:value="217.325829212364" calcext:value-type="float">
            <text:p>217,33</text:p>
          </table:table-cell>
          <table:table-cell office:value-type="float" office:value="226.006812545407" calcext:value-type="float">
            <text:p>226,01</text:p>
          </table:table-cell>
          <table:table-cell office:value-type="float" office:value="292.47036483088" calcext:value-type="float">
            <text:p>292,47</text:p>
          </table:table-cell>
          <table:table-cell office:value-type="float" office:value="354.289454859142" calcext:value-type="float">
            <text:p>354,29</text:p>
          </table:table-cell>
          <table:table-cell office:value-type="float" office:value="407.723390885211" calcext:value-type="float">
            <text:p>407,72</text:p>
          </table:table-cell>
          <table:table-cell office:value-type="float" office:value="418.01989796005" calcext:value-type="float">
            <text:p>418,02</text:p>
          </table:table-cell>
          <table:table-cell office:value-type="float" office:value="429.423677612066" calcext:value-type="float">
            <text:p>429,42</text:p>
          </table:table-cell>
          <table:table-cell table:number-columns-repeated="2"/>
          <table:table-cell office:value-type="float" office:value="202.629069750811" calcext:value-type="float">
            <text:p>202,63</text:p>
          </table:table-cell>
          <table:table-cell office:value-type="float" office:value="138.937349533961" calcext:value-type="float">
            <text:p>138,94</text:p>
          </table:table-cell>
          <table:table-cell office:value-type="float" office:value="155.621851995499" calcext:value-type="float">
            <text:p>155,62</text:p>
          </table:table-cell>
          <table:table-cell office:value-type="float" office:value="144.19724777467" calcext:value-type="float">
            <text:p>144,20</text:p>
          </table:table-cell>
          <table:table-cell office:value-type="float" office:value="151.773822527292" calcext:value-type="float">
            <text:p>151,77</text:p>
          </table:table-cell>
          <table:table-cell office:value-type="float" office:value="176.414056792162" calcext:value-type="float">
            <text:p>176,41</text:p>
          </table:table-cell>
          <table:table-cell office:value-type="float" office:value="207.053210112368" calcext:value-type="float">
            <text:p>207,05</text:p>
          </table:table-cell>
          <table:table-cell office:value-type="float" office:value="243.734931307381" calcext:value-type="float">
            <text:p>243,73</text:p>
          </table:table-cell>
          <table:table-cell office:value-type="float" office:value="254.543267043902" calcext:value-type="float">
            <text:p>254,54</text:p>
          </table:table-cell>
          <table:table-cell office:value-type="float" office:value="217.072388432346" calcext:value-type="float">
            <text:p>217,07</text:p>
          </table:table-cell>
          <table:table-cell office:value-type="float" office:value="267.468072913182" calcext:value-type="float">
            <text:p>267,47</text:p>
          </table:table-cell>
          <table:table-cell office:value-type="float" office:value="256.221008229295" calcext:value-type="float">
            <text:p>256,22</text:p>
          </table:table-cell>
          <table:table-cell office:value-type="float" office:value="301.179129098883" calcext:value-type="float">
            <text:p>301,18</text:p>
          </table:table-cell>
          <table:table-cell office:value-type="float" office:value="294.07050485754" calcext:value-type="float">
            <text:p>294,07</text:p>
          </table:table-cell>
          <table:table-cell office:value-type="float" office:value="210.409982537864" calcext:value-type="float">
            <text:p>210,41</text:p>
          </table:table-cell>
          <table:table-cell office:value-type="float" office:value="285.552548185098" calcext:value-type="float">
            <text:p>285,55</text:p>
          </table:table-cell>
          <table:table-cell office:value-type="float" office:value="450.638140004534" calcext:value-type="float">
            <text:p>450,64</text:p>
          </table:table-cell>
          <table:table-cell office:value-type="float" office:value="824.549546050735" calcext:value-type="float">
            <text:p>824,55</text:p>
          </table:table-cell>
          <table:table-cell office:value-type="float" office:value="663.729505019455" calcext:value-type="float">
            <text:p>663,73</text:p>
          </table:table-cell>
          <table:table-cell office:value-type="float" office:value="1067.63477949792" calcext:value-type="float">
            <text:p>1067,63</text:p>
          </table:table-cell>
          <table:table-cell office:value-type="float" office:value="1725.55473767524" calcext:value-type="float">
            <text:p>1725,55</text:p>
          </table:table-cell>
          <table:table-cell office:value-type="float" office:value="2313.15128886079" calcext:value-type="float">
            <text:p>2313,15</text:p>
          </table:table-cell>
          <table:table-cell office:value-type="float" office:value="2744.20815553402" calcext:value-type="float">
            <text:p>2744,21</text:p>
          </table:table-cell>
          <table:table-cell office:value-type="float" office:value="3618.57609412069" calcext:value-type="float">
            <text:p>3618,58</text:p>
          </table:table-cell>
          <table:table-cell office:value-type="float" office:value="6152.13123760173" calcext:value-type="float">
            <text:p>6152,13</text:p>
          </table:table-cell>
          <table:table-cell office:value-type="float" office:value="10963.2893629413" calcext:value-type="float">
            <text:p>10963,29</text:p>
          </table:table-cell>
          <table:table-cell office:value-type="float" office:value="12857.3360461499" calcext:value-type="float">
            <text:p>12857,34</text:p>
          </table:table-cell>
          <table:table-cell office:value-type="float" office:value="15908.3918313632" calcext:value-type="float">
            <text:p>15908,39</text:p>
          </table:table-cell>
          <table:table-cell office:value-type="float" office:value="22942.5834490967" calcext:value-type="float">
            <text:p>22942,58</text:p>
          </table:table-cell>
          <table:table-cell office:value-type="float" office:value="16667.9368247067" calcext:value-type="float">
            <text:p>16667,94</text:p>
          </table:table-cell>
          <table:table-cell office:value-type="float" office:value="17272.0097706819" calcext:value-type="float">
            <text:p>17272,01</text:p>
          </table:table-cell>
          <table:table-cell office:value-type="float" office:value="21613.5492326324" calcext:value-type="float">
            <text:p>21613,55</text:p>
          </table:table-cell>
          <table:table-cell office:value-type="float" office:value="21712.3950163809" calcext:value-type="float">
            <text:p>21712,40</text:p>
          </table:table-cell>
          <table:table-cell office:value-type="float" office:value="20384.9245274473" calcext:value-type="float">
            <text:p>20384,92</text:p>
          </table:table-cell>
          <table:table-cell office:value-type="float" office:value="19368.2309101895" calcext:value-type="float">
            <text:p>19368,23</text:p>
          </table:table-cell>
          <table:table-cell office:value-type="float" office:value="11278.9289413309" calcext:value-type="float">
            <text:p>11278,93</text:p>
          </table:table-cell>
          <table:table-cell office:value-type="float" office:value="9244.05179769096" calcext:value-type="float">
            <text:p>9244,05</text:p>
          </table:table-cell>
          <table:table-cell office:value-type="float" office:value="9738.43422416926" calcext:value-type="float">
            <text:p>9738,43</text:p>
          </table:table-cell>
          <table:table-cell office:value-type="float" office:value="10261.7600116887" calcext:value-type="float">
            <text:p>10261,76</text:p>
          </table:table-cell>
        </table:table-row>
        <table:table-row table:style-name="ro1">
          <table:table-cell office:value-type="string" calcext:value-type="string">
            <text:p>GAB</text:p>
          </table:table-cell>
          <table:table-cell office:value-type="string" calcext:value-type="string">
            <text:p>Gabón</text:p>
          </table:table-cell>
          <table:table-cell office:value-type="float" office:value="357.522363173554" calcext:value-type="float">
            <text:p>357,52</text:p>
          </table:table-cell>
          <table:table-cell office:value-type="float" office:value="298.466409534426" calcext:value-type="float">
            <text:p>298,47</text:p>
          </table:table-cell>
          <table:table-cell office:value-type="float" office:value="410.900952138148" calcext:value-type="float">
            <text:p>410,90</text:p>
          </table:table-cell>
          <table:table-cell office:value-type="float" office:value="424.617258455559" calcext:value-type="float">
            <text:p>424,62</text:p>
          </table:table-cell>
          <table:table-cell office:value-type="float" office:value="452.668660821235" calcext:value-type="float">
            <text:p>452,67</text:p>
          </table:table-cell>
          <table:table-cell office:value-type="float" office:value="490.098852792328" calcext:value-type="float">
            <text:p>490,10</text:p>
          </table:table-cell>
          <table:table-cell office:value-type="float" office:value="520.477661319893" calcext:value-type="float">
            <text:p>520,48</text:p>
          </table:table-cell>
          <table:table-cell office:value-type="float" office:value="550.726052026662" calcext:value-type="float">
            <text:p>550,73</text:p>
          </table:table-cell>
          <table:table-cell office:value-type="float" office:value="549.456614777571" calcext:value-type="float">
            <text:p>549,46</text:p>
          </table:table-cell>
          <table:table-cell office:value-type="float" office:value="635.495856830609" calcext:value-type="float">
            <text:p>635,50</text:p>
          </table:table-cell>
          <table:table-cell office:value-type="float" office:value="703.785421909943" calcext:value-type="float">
            <text:p>703,79</text:p>
          </table:table-cell>
          <table:table-cell office:value-type="float" office:value="1160.31063559259" calcext:value-type="float">
            <text:p>1160,31</text:p>
          </table:table-cell>
          <table:table-cell office:value-type="float" office:value="2432.82468149933" calcext:value-type="float">
            <text:p>2432,82</text:p>
          </table:table-cell>
          <table:table-cell office:value-type="float" office:value="3332.00460917588" calcext:value-type="float">
            <text:p>3332,00</text:p>
          </table:table-cell>
          <table:table-cell office:value-type="float" office:value="4550.04667494901" calcext:value-type="float">
            <text:p>4550,05</text:p>
          </table:table-cell>
          <table:table-cell office:value-type="float" office:value="4154.27475460752" calcext:value-type="float">
            <text:p>4154,27</text:p>
          </table:table-cell>
          <table:table-cell office:value-type="float" office:value="3452.62054538486" calcext:value-type="float">
            <text:p>3452,62</text:p>
          </table:table-cell>
          <table:table-cell office:value-type="float" office:value="4275.25736378107" calcext:value-type="float">
            <text:p>4275,26</text:p>
          </table:table-cell>
          <table:table-cell office:value-type="float" office:value="5892.15606978026" calcext:value-type="float">
            <text:p>5892,16</text:p>
          </table:table-cell>
          <table:table-cell office:value-type="float" office:value="5186.37017914264" calcext:value-type="float">
            <text:p>5186,37</text:p>
          </table:table-cell>
          <table:table-cell office:value-type="float" office:value="4736.04629278741" calcext:value-type="float">
            <text:p>4736,05</text:p>
          </table:table-cell>
          <table:table-cell office:value-type="float" office:value="4325.27026764319" calcext:value-type="float">
            <text:p>4325,27</text:p>
          </table:table-cell>
          <table:table-cell office:value-type="float" office:value="4423.53149827758" calcext:value-type="float">
            <text:p>4423,53</text:p>
          </table:table-cell>
          <table:table-cell office:value-type="float" office:value="4038.06366202811" calcext:value-type="float">
            <text:p>4038,06</text:p>
          </table:table-cell>
          <table:table-cell office:value-type="float" office:value="4004.05411644878" calcext:value-type="float">
            <text:p>4004,05</text:p>
          </table:table-cell>
          <table:table-cell office:value-type="float" office:value="3755.48800751792" calcext:value-type="float">
            <text:p>3755,49</text:p>
          </table:table-cell>
          <table:table-cell office:value-type="float" office:value="4267.81934418992" calcext:value-type="float">
            <text:p>4267,82</text:p>
          </table:table-cell>
          <table:table-cell office:value-type="float" office:value="4532.16585864728" calcext:value-type="float">
            <text:p>4532,17</text:p>
          </table:table-cell>
          <table:table-cell office:value-type="float" office:value="6268.95101975453" calcext:value-type="float">
            <text:p>6268,95</text:p>
          </table:table-cell>
          <table:table-cell office:value-type="float" office:value="5537.0097213605" calcext:value-type="float">
            <text:p>5537,01</text:p>
          </table:table-cell>
          <table:table-cell office:value-type="float" office:value="5578.00517318483" calcext:value-type="float">
            <text:p>5578,01</text:p>
          </table:table-cell>
          <table:table-cell office:value-type="float" office:value="4252.0281857038" calcext:value-type="float">
            <text:p>4252,03</text:p>
          </table:table-cell>
          <table:table-cell office:value-type="float" office:value="3963.86804889036" calcext:value-type="float">
            <text:p>3963,87</text:p>
          </table:table-cell>
          <table:table-cell office:value-type="float" office:value="4570.59236712951" calcext:value-type="float">
            <text:p>4570,59</text:p>
          </table:table-cell>
          <table:table-cell office:value-type="float" office:value="5116.14605875863" calcext:value-type="float">
            <text:p>5116,15</text:p>
          </table:table-cell>
          <table:table-cell office:value-type="float" office:value="4667.16858546361" calcext:value-type="float">
            <text:p>4667,17</text:p>
          </table:table-cell>
          <table:table-cell office:value-type="float" office:value="3831.78066770816" calcext:value-type="float">
            <text:p>3831,78</text:p>
          </table:table-cell>
          <table:table-cell office:value-type="float" office:value="3888.89892699174" calcext:value-type="float">
            <text:p>3888,90</text:p>
          </table:table-cell>
          <table:table-cell office:value-type="float" office:value="4125.71666351713" calcext:value-type="float">
            <text:p>4125,72</text:p>
          </table:table-cell>
          <table:table-cell office:value-type="float" office:value="3989.55660613452" calcext:value-type="float">
            <text:p>3989,56</text:p>
          </table:table-cell>
          <table:table-cell office:value-type="float" office:value="4121.95864470997" calcext:value-type="float">
            <text:p>4121,96</text:p>
          </table:table-cell>
          <table:table-cell office:value-type="float" office:value="4922.37652559806" calcext:value-type="float">
            <text:p>4922,38</text:p>
          </table:table-cell>
          <table:table-cell office:value-type="float" office:value="5729.29695779698" calcext:value-type="float">
            <text:p>5729,30</text:p>
          </table:table-cell>
          <table:table-cell office:value-type="float" office:value="6888.62714727031" calcext:value-type="float">
            <text:p>6888,63</text:p>
          </table:table-cell>
          <table:table-cell office:value-type="float" office:value="7214.91454358539" calcext:value-type="float">
            <text:p>7214,91</text:p>
          </table:table-cell>
          <table:table-cell office:value-type="float" office:value="8447.0785912062" calcext:value-type="float">
            <text:p>8447,08</text:p>
          </table:table-cell>
          <table:table-cell office:value-type="float" office:value="10212.8194320542" calcext:value-type="float">
            <text:p>10212,82</text:p>
          </table:table-cell>
          <table:table-cell office:value-type="float" office:value="7690.05223487234" calcext:value-type="float">
            <text:p>7690,05</text:p>
          </table:table-cell>
          <table:table-cell office:value-type="float" office:value="8840.73066379785" calcext:value-type="float">
            <text:p>8840,73</text:p>
          </table:table-cell>
          <table:table-cell office:value-type="float" office:value="10795.5005802196" calcext:value-type="float">
            <text:p>10795,50</text:p>
          </table:table-cell>
          <table:table-cell office:value-type="float" office:value="9814.03899241886" calcext:value-type="float">
            <text:p>9814,04</text:p>
          </table:table-cell>
          <table:table-cell office:value-type="float" office:value="9680.82433880273" calcext:value-type="float">
            <text:p>9680,82</text:p>
          </table:table-cell>
          <table:table-cell office:value-type="float" office:value="9650.57437612745" calcext:value-type="float">
            <text:p>9650,57</text:p>
          </table:table-cell>
          <table:table-cell office:value-type="float" office:value="7381.74674851952" calcext:value-type="float">
            <text:p>7381,75</text:p>
          </table:table-cell>
          <table:table-cell office:value-type="float" office:value="6979.70919563581" calcext:value-type="float">
            <text:p>6979,71</text:p>
          </table:table-cell>
          <table:table-cell office:value-type="float" office:value="7212.53574430676" calcext:value-type="float">
            <text:p>7212,54</text:p>
          </table:table-cell>
          <table:table-cell office:value-type="float" office:value="7952.52589277651" calcext:value-type="float">
            <text:p>7952,53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éxico</text:p>
          </table:table-cell>
          <table:table-cell office:value-type="float" office:value="378.153485981788" calcext:value-type="float">
            <text:p>378,15</text:p>
          </table:table-cell>
          <table:table-cell office:value-type="float" office:value="409.045609526074" calcext:value-type="float">
            <text:p>409,05</text:p>
          </table:table-cell>
          <table:table-cell office:value-type="float" office:value="469.476114923357" calcext:value-type="float">
            <text:p>469,48</text:p>
          </table:table-cell>
          <table:table-cell office:value-type="float" office:value="494.970373507499" calcext:value-type="float">
            <text:p>494,97</text:p>
          </table:table-cell>
          <table:table-cell office:value-type="float" office:value="534.273737126381" calcext:value-type="float">
            <text:p>534,27</text:p>
          </table:table-cell>
          <table:table-cell office:value-type="float" office:value="565.633408898776" calcext:value-type="float">
            <text:p>565,63</text:p>
          </table:table-cell>
          <table:table-cell office:value-type="float" office:value="606.211120207949" calcext:value-type="float">
            <text:p>606,21</text:p>
          </table:table-cell>
          <table:table-cell office:value-type="float" office:value="650.311714146196" calcext:value-type="float">
            <text:p>650,31</text:p>
          </table:table-cell>
          <table:table-cell office:value-type="float" office:value="689.79492874498" calcext:value-type="float">
            <text:p>689,79</text:p>
          </table:table-cell>
          <table:table-cell office:value-type="float" office:value="738.55837888546" calcext:value-type="float">
            <text:p>738,56</text:p>
          </table:table-cell>
          <table:table-cell office:value-type="float" office:value="826.477365317422" calcext:value-type="float">
            <text:p>826,48</text:p>
          </table:table-cell>
          <table:table-cell office:value-type="float" office:value="981.459104784661" calcext:value-type="float">
            <text:p>981,46</text:p>
          </table:table-cell>
          <table:table-cell office:value-type="float" office:value="1242.09021425435" calcext:value-type="float">
            <text:p>1242,09</text:p>
          </table:table-cell>
          <table:table-cell office:value-type="float" office:value="1476.31306849272" calcext:value-type="float">
            <text:p>1476,31</text:p>
          </table:table-cell>
          <table:table-cell office:value-type="float" office:value="1453.67064806099" calcext:value-type="float">
            <text:p>1453,67</text:p>
          </table:table-cell>
          <table:table-cell office:value-type="float" office:value="1301.32472595091" calcext:value-type="float">
            <text:p>1301,32</text:p>
          </table:table-cell>
          <table:table-cell office:value-type="float" office:value="1589.27371416166" calcext:value-type="float">
            <text:p>1589,27</text:p>
          </table:table-cell>
          <table:table-cell office:value-type="float" office:value="2034.98900720827" calcext:value-type="float">
            <text:p>2034,99</text:p>
          </table:table-cell>
          <table:table-cell office:value-type="float" office:value="3027.37505014688" calcext:value-type="float">
            <text:p>3027,38</text:p>
          </table:table-cell>
          <table:table-cell office:value-type="float" office:value="3803.03087071089" calcext:value-type="float">
            <text:p>3803,03</text:p>
          </table:table-cell>
          <table:table-cell office:value-type="float" office:value="2597.98275663114" calcext:value-type="float">
            <text:p>2597,98</text:p>
          </table:table-cell>
          <table:table-cell office:value-type="float" office:value="2147.7197653152" calcext:value-type="float">
            <text:p>2147,72</text:p>
          </table:table-cell>
          <table:table-cell office:value-type="float" office:value="2478.21083598733" calcext:value-type="float">
            <text:p>2478,21</text:p>
          </table:table-cell>
          <table:table-cell office:value-type="float" office:value="2569.23974731455" calcext:value-type="float">
            <text:p>2569,24</text:p>
          </table:table-cell>
          <table:table-cell office:value-type="float" office:value="1733.91314982481" calcext:value-type="float">
            <text:p>1733,91</text:p>
          </table:table-cell>
          <table:table-cell office:value-type="float" office:value="1862.88620439437" calcext:value-type="float">
            <text:p>1862,89</text:p>
          </table:table-cell>
          <table:table-cell office:value-type="float" office:value="2247.98149701867" calcext:value-type="float">
            <text:p>2247,98</text:p>
          </table:table-cell>
          <table:table-cell office:value-type="float" office:value="2687.91481236523" calcext:value-type="float">
            <text:p>2687,91</text:p>
          </table:table-cell>
          <table:table-cell office:value-type="float" office:value="3112.26870598472" calcext:value-type="float">
            <text:p>3112,27</text:p>
          </table:table-cell>
          <table:table-cell office:value-type="float" office:value="3661.94787936145" calcext:value-type="float">
            <text:p>3661,95</text:p>
          </table:table-cell>
          <table:table-cell office:value-type="float" office:value="4170.62328677871" calcext:value-type="float">
            <text:p>4170,62</text:p>
          </table:table-cell>
          <table:table-cell office:value-type="float" office:value="5650.02628596643" calcext:value-type="float">
            <text:p>5650,03</text:p>
          </table:table-cell>
          <table:table-cell office:value-type="float" office:value="5854.41785748186" calcext:value-type="float">
            <text:p>5854,42</text:p>
          </table:table-cell>
          <table:table-cell office:value-type="float" office:value="3928.22392568469" calcext:value-type="float">
            <text:p>3928,22</text:p>
          </table:table-cell>
          <table:table-cell office:value-type="float" office:value="4412.11634488536" calcext:value-type="float">
            <text:p>4412,12</text:p>
          </table:table-cell>
          <table:table-cell office:value-type="float" office:value="5289.16798819206" calcext:value-type="float">
            <text:p>5289,17</text:p>
          </table:table-cell>
          <table:table-cell office:value-type="float" office:value="5481.18149744964" calcext:value-type="float">
            <text:p>5481,18</text:p>
          </table:table-cell>
          <table:table-cell office:value-type="float" office:value="6157.19247526556" calcext:value-type="float">
            <text:p>6157,19</text:p>
          </table:table-cell>
          <table:table-cell office:value-type="float" office:value="7157.81449985734" calcext:value-type="float">
            <text:p>7157,81</text:p>
          </table:table-cell>
          <table:table-cell office:value-type="float" office:value="7544.56864813643" calcext:value-type="float">
            <text:p>7544,57</text:p>
          </table:table-cell>
          <table:table-cell office:value-type="float" office:value="7593.13779293625" calcext:value-type="float">
            <text:p>7593,14</text:p>
          </table:table-cell>
          <table:table-cell office:value-type="float" office:value="7075.36964299974" calcext:value-type="float">
            <text:p>7075,37</text:p>
          </table:table-cell>
          <table:table-cell office:value-type="float" office:value="7484.48654193029" calcext:value-type="float">
            <text:p>7484,49</text:p>
          </table:table-cell>
          <table:table-cell office:value-type="float" office:value="8277.67125149603" calcext:value-type="float">
            <text:p>8277,67</text:p>
          </table:table-cell>
          <table:table-cell office:value-type="float" office:value="9068.29438701235" calcext:value-type="float">
            <text:p>9068,29</text:p>
          </table:table-cell>
          <table:table-cell office:value-type="float" office:value="9642.68060504911" calcext:value-type="float">
            <text:p>9642,68</text:p>
          </table:table-cell>
          <table:table-cell office:value-type="float" office:value="10016.5713043884" calcext:value-type="float">
            <text:p>10016,57</text:p>
          </table:table-cell>
          <table:table-cell office:value-type="float" office:value="8002.97210649807" calcext:value-type="float">
            <text:p>8002,97</text:p>
          </table:table-cell>
          <table:table-cell office:value-type="float" office:value="9271.39823324639" calcext:value-type="float">
            <text:p>9271,40</text:p>
          </table:table-cell>
          <table:table-cell office:value-type="float" office:value="10203.4208543113" calcext:value-type="float">
            <text:p>10203,42</text:p>
          </table:table-cell>
          <table:table-cell office:value-type="float" office:value="10241.7279153745" calcext:value-type="float">
            <text:p>10241,73</text:p>
          </table:table-cell>
          <table:table-cell office:value-type="float" office:value="10725.1833166036" calcext:value-type="float">
            <text:p>10725,18</text:p>
          </table:table-cell>
          <table:table-cell office:value-type="float" office:value="10922.3760488647" calcext:value-type="float">
            <text:p>10922,38</text:p>
          </table:table-cell>
          <table:table-cell office:value-type="float" office:value="9605.95235103139" calcext:value-type="float">
            <text:p>9605,95</text:p>
          </table:table-cell>
          <table:table-cell office:value-type="float" office:value="8739.75604280929" calcext:value-type="float">
            <text:p>8739,76</text:p>
          </table:table-cell>
          <table:table-cell office:value-type="float" office:value="9278.41816833763" calcext:value-type="float">
            <text:p>9278,42</text:p>
          </table:table-cell>
          <table:table-cell office:value-type="float" office:value="9673.44367360619" calcext:value-type="float">
            <text:p>9673,44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string" calcext:value-type="string">
            <text:p>Suriname</text:p>
          </table:table-cell>
          <table:table-cell office:value-type="float" office:value="382.204379802234" calcext:value-type="float">
            <text:p>382,20</text:p>
          </table:table-cell>
          <table:table-cell office:value-type="float" office:value="403.754483934771" calcext:value-type="float">
            <text:p>403,75</text:p>
          </table:table-cell>
          <table:table-cell office:value-type="float" office:value="419.645923751834" calcext:value-type="float">
            <text:p>419,65</text:p>
          </table:table-cell>
          <table:table-cell office:value-type="float" office:value="468.632195928691" calcext:value-type="float">
            <text:p>468,63</text:p>
          </table:table-cell>
          <table:table-cell office:value-type="float" office:value="562.902548512825" calcext:value-type="float">
            <text:p>562,90</text:p>
          </table:table-cell>
          <table:table-cell office:value-type="float" office:value="634.81562446068" calcext:value-type="float">
            <text:p>634,82</text:p>
          </table:table-cell>
          <table:table-cell office:value-type="float" office:value="676.903660075726" calcext:value-type="float">
            <text:p>676,90</text:p>
          </table:table-cell>
          <table:table-cell office:value-type="float" office:value="714.15801416489" calcext:value-type="float">
            <text:p>714,16</text:p>
          </table:table-cell>
          <table:table-cell office:value-type="float" office:value="747.150960370287" calcext:value-type="float">
            <text:p>747,15</text:p>
          </table:table-cell>
          <table:table-cell office:value-type="float" office:value="815.196784712217" calcext:value-type="float">
            <text:p>815,20</text:p>
          </table:table-cell>
          <table:table-cell office:value-type="float" office:value="847.904497604014" calcext:value-type="float">
            <text:p>847,90</text:p>
          </table:table-cell>
          <table:table-cell office:value-type="float" office:value="930.216625789567" calcext:value-type="float">
            <text:p>930,22</text:p>
          </table:table-cell>
          <table:table-cell office:value-type="float" office:value="1133.22476200483" calcext:value-type="float">
            <text:p>1133,22</text:p>
          </table:table-cell>
          <table:table-cell office:value-type="float" office:value="1295.84161502787" calcext:value-type="float">
            <text:p>1295,84</text:p>
          </table:table-cell>
          <table:table-cell office:value-type="float" office:value="1412.19657329314" calcext:value-type="float">
            <text:p>1412,20</text:p>
          </table:table-cell>
          <table:table-cell office:value-type="float" office:value="1793.60787789487" calcext:value-type="float">
            <text:p>1793,61</text:p>
          </table:table-cell>
          <table:table-cell office:value-type="float" office:value="2053.90129545182" calcext:value-type="float">
            <text:p>2053,90</text:p>
          </table:table-cell>
          <table:table-cell office:value-type="float" office:value="2180.77131024642" calcext:value-type="float">
            <text:p>2180,77</text:p>
          </table:table-cell>
          <table:table-cell office:value-type="float" office:value="2211.28785961243" calcext:value-type="float">
            <text:p>2211,29</text:p>
          </table:table-cell>
          <table:table-cell office:value-type="float" office:value="2468.46391572237" calcext:value-type="float">
            <text:p>2468,46</text:p>
          </table:table-cell>
          <table:table-cell office:value-type="float" office:value="2535.18785326388" calcext:value-type="float">
            <text:p>2535,19</text:p>
          </table:table-cell>
          <table:table-cell office:value-type="float" office:value="2438.7483576058" calcext:value-type="float">
            <text:p>2438,75</text:p>
          </table:table-cell>
          <table:table-cell office:value-type="float" office:value="2368.85612214963" calcext:value-type="float">
            <text:p>2368,86</text:p>
          </table:table-cell>
          <table:table-cell office:value-type="float" office:value="2368.17691068202" calcext:value-type="float">
            <text:p>2368,18</text:p>
          </table:table-cell>
          <table:table-cell office:value-type="float" office:value="2381.46148500561" calcext:value-type="float">
            <text:p>2381,46</text:p>
          </table:table-cell>
          <table:table-cell office:value-type="float" office:value="2571.92871033522" calcext:value-type="float">
            <text:p>2571,93</text:p>
          </table:table-cell>
          <table:table-cell office:value-type="float" office:value="2985.48913420815" calcext:value-type="float">
            <text:p>2985,49</text:p>
          </table:table-cell>
          <table:table-cell office:value-type="float" office:value="1366.4580631351" calcext:value-type="float">
            <text:p>1366,46</text:p>
          </table:table-cell>
          <table:table-cell office:value-type="float" office:value="958.614698100541" calcext:value-type="float">
            <text:p>958,61</text:p>
          </table:table-cell>
          <table:table-cell office:value-type="float" office:value="1084.97475817484" calcext:value-type="float">
            <text:p>1084,97</text:p>
          </table:table-cell>
          <table:table-cell office:value-type="float" office:value="961.833331352296" calcext:value-type="float">
            <text:p>961,83</text:p>
          </table:table-cell>
          <table:table-cell office:value-type="float" office:value="1001.71648221469" calcext:value-type="float">
            <text:p>1001,72</text:p>
          </table:table-cell>
          <table:table-cell office:value-type="float" office:value="1391.60096370631" calcext:value-type="float">
            <text:p>1391,60</text:p>
          </table:table-cell>
          <table:table-cell office:value-type="float" office:value="1565.21202336887" calcext:value-type="float">
            <text:p>1565,21</text:p>
          </table:table-cell>
          <table:table-cell office:value-type="float" office:value="1921.87971192646" calcext:value-type="float">
            <text:p>1921,88</text:p>
          </table:table-cell>
          <table:table-cell office:value-type="float" office:value="2039.85480919762" calcext:value-type="float">
            <text:p>2039,85</text:p>
          </table:table-cell>
          <table:table-cell office:value-type="float" office:value="2415.77884048705" calcext:value-type="float">
            <text:p>2415,78</text:p>
          </table:table-cell>
          <table:table-cell office:value-type="float" office:value="1904.42471861882" calcext:value-type="float">
            <text:p>1904,42</text:p>
          </table:table-cell>
          <table:table-cell office:value-type="float" office:value="2012.26028656387" calcext:value-type="float">
            <text:p>2012,26</text:p>
          </table:table-cell>
          <table:table-cell office:value-type="float" office:value="1750.55837080141" calcext:value-type="float">
            <text:p>1750,56</text:p>
          </table:table-cell>
          <table:table-cell office:value-type="float" office:value="2267.72106563212" calcext:value-type="float">
            <text:p>2267,72</text:p>
          </table:table-cell>
          <table:table-cell office:value-type="float" office:value="2611.35608621247" calcext:value-type="float">
            <text:p>2611,36</text:p>
          </table:table-cell>
          <table:table-cell office:value-type="float" office:value="3006.18932222207" calcext:value-type="float">
            <text:p>3006,19</text:p>
          </table:table-cell>
          <table:table-cell office:value-type="float" office:value="3590.62661631518" calcext:value-type="float">
            <text:p>3590,63</text:p>
          </table:table-cell>
          <table:table-cell office:value-type="float" office:value="5197.7170468316" calcext:value-type="float">
            <text:p>5197,72</text:p>
          </table:table-cell>
          <table:table-cell office:value-type="float" office:value="5744.75972670722" calcext:value-type="float">
            <text:p>5744,76</text:p>
          </table:table-cell>
          <table:table-cell office:value-type="float" office:value="6831.97041053749" calcext:value-type="float">
            <text:p>6831,97</text:p>
          </table:table-cell>
          <table:table-cell office:value-type="float" office:value="7408.3891106583" calcext:value-type="float">
            <text:p>7408,39</text:p>
          </table:table-cell>
          <table:table-cell office:value-type="float" office:value="8255.7968587048" calcext:value-type="float">
            <text:p>8255,80</text:p>
          </table:table-cell>
          <table:table-cell office:value-type="float" office:value="8263.17292305383" calcext:value-type="float">
            <text:p>8263,17</text:p>
          </table:table-cell>
          <table:table-cell office:value-type="float" office:value="9201.00878530056" calcext:value-type="float">
            <text:p>9201,01</text:p>
          </table:table-cell>
          <table:table-cell office:value-type="float" office:value="9402.23313695562" calcext:value-type="float">
            <text:p>9402,23</text:p>
          </table:table-cell>
          <table:table-cell office:value-type="float" office:value="9472.00759951427" calcext:value-type="float">
            <text:p>9472,01</text:p>
          </table:table-cell>
          <table:table-cell office:value-type="float" office:value="8561.97417855142" calcext:value-type="float">
            <text:p>8561,97</text:p>
          </table:table-cell>
          <table:table-cell office:value-type="float" office:value="5604.72256934099" calcext:value-type="float">
            <text:p>5604,72</text:p>
          </table:table-cell>
          <table:table-cell office:value-type="float" office:value="5379.11941495353" calcext:value-type="float">
            <text:p>5379,12</text:p>
          </table:table-cell>
          <table:table-cell office:value-type="float" office:value="6234.04492230646" calcext:value-type="float">
            <text:p>6234,04</text:p>
          </table:table-cell>
        </table:table-row>
        <table:table-row table:style-name="ro1">
          <table:table-cell office:value-type="string" calcext:value-type="string">
            <text:p>RWA</text:p>
          </table:table-cell>
          <table:table-cell office:value-type="string" calcext:value-type="string">
            <text:p>Rwanda</text:p>
          </table:table-cell>
          <table:table-cell office:value-type="float" office:value="40.9441953581732" calcext:value-type="float">
            <text:p>40,94</text:p>
          </table:table-cell>
          <table:table-cell office:value-type="float" office:value="41.2182703847693" calcext:value-type="float">
            <text:p>41,22</text:p>
          </table:table-cell>
          <table:table-cell office:value-type="float" office:value="41.083814461693" calcext:value-type="float">
            <text:p>41,08</text:p>
          </table:table-cell>
          <table:table-cell office:value-type="float" office:value="45.9893538340384" calcext:value-type="float">
            <text:p>45,99</text:p>
          </table:table-cell>
          <table:table-cell office:value-type="float" office:value="37.4887828887568" calcext:value-type="float">
            <text:p>37,49</text:p>
          </table:table-cell>
          <table:table-cell office:value-type="float" office:value="46.6427698014701" calcext:value-type="float">
            <text:p>46,64</text:p>
          </table:table-cell>
          <table:table-cell office:value-type="float" office:value="48.7840445028292" calcext:value-type="float">
            <text:p>48,78</text:p>
          </table:table-cell>
          <table:table-cell office:value-type="float" office:value="51.7946092993676" calcext:value-type="float">
            <text:p>51,79</text:p>
          </table:table-cell>
          <table:table-cell office:value-type="float" office:value="58.5251674181699" calcext:value-type="float">
            <text:p>58,53</text:p>
          </table:table-cell>
          <table:table-cell office:value-type="float" office:value="57.5890717111598" calcext:value-type="float">
            <text:p>57,59</text:p>
          </table:table-cell>
          <table:table-cell office:value-type="float" office:value="61.8118867504512" calcext:value-type="float">
            <text:p>61,81</text:p>
          </table:table-cell>
          <table:table-cell office:value-type="float" office:value="70.8030541409854" calcext:value-type="float">
            <text:p>70,80</text:p>
          </table:table-cell>
          <table:table-cell office:value-type="float" office:value="72.894419808368" calcext:value-type="float">
            <text:p>72,89</text:p>
          </table:table-cell>
          <table:table-cell office:value-type="float" office:value="131.019889023481" calcext:value-type="float">
            <text:p>131,02</text:p>
          </table:table-cell>
          <table:table-cell office:value-type="float" office:value="141.531010923414" calcext:value-type="float">
            <text:p>141,53</text:p>
          </table:table-cell>
          <table:table-cell office:value-type="float" office:value="160.384346154697" calcext:value-type="float">
            <text:p>160,38</text:p>
          </table:table-cell>
          <table:table-cell office:value-type="float" office:value="188.184756891559" calcext:value-type="float">
            <text:p>188,18</text:p>
          </table:table-cell>
          <table:table-cell office:value-type="float" office:value="222.813214570619" calcext:value-type="float">
            <text:p>222,81</text:p>
          </table:table-cell>
          <table:table-cell office:value-type="float" office:value="243.48716901516" calcext:value-type="float">
            <text:p>243,49</text:p>
          </table:table-cell>
          <table:table-cell office:value-type="float" office:value="264.026285045658" calcext:value-type="float">
            <text:p>264,03</text:p>
          </table:table-cell>
          <table:table-cell office:value-type="float" office:value="255.637244489871" calcext:value-type="float">
            <text:p>255,64</text:p>
          </table:table-cell>
          <table:table-cell office:value-type="float" office:value="260.005855913253" calcext:value-type="float">
            <text:p>260,01</text:p>
          </table:table-cell>
          <table:table-cell office:value-type="float" office:value="268.923458954038" calcext:value-type="float">
            <text:p>268,92</text:p>
          </table:table-cell>
          <table:table-cell office:value-type="float" office:value="279.104646426906" calcext:value-type="float">
            <text:p>279,10</text:p>
          </table:table-cell>
          <table:table-cell office:value-type="float" office:value="301.79798401721" calcext:value-type="float">
            <text:p>301,80</text:p>
          </table:table-cell>
          <table:table-cell office:value-type="float" office:value="318.206406294038" calcext:value-type="float">
            <text:p>318,21</text:p>
          </table:table-cell>
          <table:table-cell office:value-type="float" office:value="337.955604965166" calcext:value-type="float">
            <text:p>337,96</text:p>
          </table:table-cell>
          <table:table-cell office:value-type="float" office:value="330.497030418501" calcext:value-type="float">
            <text:p>330,50</text:p>
          </table:table-cell>
          <table:table-cell office:value-type="float" office:value="349.873357553015" calcext:value-type="float">
            <text:p>349,87</text:p>
          </table:table-cell>
          <table:table-cell office:value-type="float" office:value="269.850156694848" calcext:value-type="float">
            <text:p>269,85</text:p>
          </table:table-cell>
          <table:table-cell office:value-type="float" office:value="302.738411795672" calcext:value-type="float">
            <text:p>302,74</text:p>
          </table:table-cell>
          <table:table-cell office:value-type="float" office:value="314.751354319277" calcext:value-type="float">
            <text:p>314,75</text:p>
          </table:table-cell>
          <table:table-cell office:value-type="float" office:value="126.954722923157" calcext:value-type="float">
            <text:p>126,95</text:p>
          </table:table-cell>
          <table:table-cell office:value-type="float" office:value="221.628736244043" calcext:value-type="float">
            <text:p>221,63</text:p>
          </table:table-cell>
          <table:table-cell office:value-type="float" office:value="229.886958507161" calcext:value-type="float">
            <text:p>229,89</text:p>
          </table:table-cell>
          <table:table-cell office:value-type="float" office:value="288.409167322081" calcext:value-type="float">
            <text:p>288,41</text:p>
          </table:table-cell>
          <table:table-cell office:value-type="float" office:value="285.710191847827" calcext:value-type="float">
            <text:p>285,71</text:p>
          </table:table-cell>
          <table:table-cell office:value-type="float" office:value="242.314065680986" calcext:value-type="float">
            <text:p>242,31</text:p>
          </table:table-cell>
          <table:table-cell office:value-type="float" office:value="218.680162740555" calcext:value-type="float">
            <text:p>218,68</text:p>
          </table:table-cell>
          <table:table-cell office:value-type="float" office:value="203.456871452234" calcext:value-type="float">
            <text:p>203,46</text:p>
          </table:table-cell>
          <table:table-cell office:value-type="float" office:value="199.067329815645" calcext:value-type="float">
            <text:p>199,07</text:p>
          </table:table-cell>
          <table:table-cell office:value-type="float" office:value="215.748981535709" calcext:value-type="float">
            <text:p>215,75</text:p>
          </table:table-cell>
          <table:table-cell office:value-type="float" office:value="240.649293629715" calcext:value-type="float">
            <text:p>240,65</text:p>
          </table:table-cell>
          <table:table-cell office:value-type="float" office:value="291.996686244083" calcext:value-type="float">
            <text:p>292,00</text:p>
          </table:table-cell>
          <table:table-cell office:value-type="float" office:value="353.215728414673" calcext:value-type="float">
            <text:p>353,22</text:p>
          </table:table-cell>
          <table:table-cell office:value-type="float" office:value="417.916408467099" calcext:value-type="float">
            <text:p>417,92</text:p>
          </table:table-cell>
          <table:table-cell office:value-type="float" office:value="517.057471362164" calcext:value-type="float">
            <text:p>517,06</text:p>
          </table:table-cell>
          <table:table-cell office:value-type="float" office:value="557.149397265554" calcext:value-type="float">
            <text:p>557,15</text:p>
          </table:table-cell>
          <table:table-cell office:value-type="float" office:value="582.694119127261" calcext:value-type="float">
            <text:p>582,69</text:p>
          </table:table-cell>
          <table:table-cell office:value-type="float" office:value="645.748320729826" calcext:value-type="float">
            <text:p>645,75</text:p>
          </table:table-cell>
          <table:table-cell office:value-type="float" office:value="704.177712534755" calcext:value-type="float">
            <text:p>704,18</text:p>
          </table:table-cell>
          <table:table-cell office:value-type="float" office:value="704.980302457137" calcext:value-type="float">
            <text:p>704,98</text:p>
          </table:table-cell>
          <table:table-cell office:value-type="float" office:value="723.281973308602" calcext:value-type="float">
            <text:p>723,28</text:p>
          </table:table-cell>
          <table:table-cell office:value-type="float" office:value="728.081879388981" calcext:value-type="float">
            <text:p>728,08</text:p>
          </table:table-cell>
          <table:table-cell office:value-type="float" office:value="726.347974491846" calcext:value-type="float">
            <text:p>726,35</text:p>
          </table:table-cell>
          <table:table-cell office:value-type="float" office:value="762.914374550788" calcext:value-type="float">
            <text:p>762,91</text:p>
          </table:table-cell>
          <table:table-cell office:value-type="float" office:value="772.944459929187" calcext:value-type="float">
            <text:p>772,9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float" office:value="407.852843612372" calcext:value-type="float">
            <text:p>407,85</text:p>
          </table:table-cell>
          <table:table-cell office:value-type="float" office:value="432.511729575075" calcext:value-type="float">
            <text:p>432,51</text:p>
          </table:table-cell>
          <table:table-cell office:value-type="float" office:value="468.781081635443" calcext:value-type="float">
            <text:p>468,78</text:p>
          </table:table-cell>
          <table:table-cell office:value-type="float" office:value="520.910659367884" calcext:value-type="float">
            <text:p>520,91</text:p>
          </table:table-cell>
          <table:table-cell office:value-type="float" office:value="575.007680668221" calcext:value-type="float">
            <text:p>575,01</text:p>
          </table:table-cell>
          <table:table-cell office:value-type="float" office:value="646.82272006084" calcext:value-type="float">
            <text:p>646,82</text:p>
          </table:table-cell>
          <table:table-cell office:value-type="float" office:value="719.08049185329" calcext:value-type="float">
            <text:p>719,08</text:p>
          </table:table-cell>
          <table:table-cell office:value-type="float" office:value="795.759371391099" calcext:value-type="float">
            <text:p>795,76</text:p>
          </table:table-cell>
          <table:table-cell office:value-type="float" office:value="934.082075760236" calcext:value-type="float">
            <text:p>934,08</text:p>
          </table:table-cell>
          <table:table-cell office:value-type="float" office:value="1064.53803961354" calcext:value-type="float">
            <text:p>1064,54</text:p>
          </table:table-cell>
          <table:table-cell office:value-type="float" office:value="1302.26618184672" calcext:value-type="float">
            <text:p>1302,27</text:p>
          </table:table-cell>
          <table:table-cell office:value-type="float" office:value="1747.98932473981" calcext:value-type="float">
            <text:p>1747,99</text:p>
          </table:table-cell>
          <table:table-cell office:value-type="float" office:value="2000.41788511942" calcext:value-type="float">
            <text:p>2000,42</text:p>
          </table:table-cell>
          <table:table-cell office:value-type="float" office:value="2127.63759350952" calcext:value-type="float">
            <text:p>2127,64</text:p>
          </table:table-cell>
          <table:table-cell office:value-type="float" office:value="2173.28421777555" calcext:value-type="float">
            <text:p>2173,28</text:p>
          </table:table-cell>
          <table:table-cell office:value-type="float" office:value="2267.37122479059" calcext:value-type="float">
            <text:p>2267,37</text:p>
          </table:table-cell>
          <table:table-cell office:value-type="float" office:value="2457.31312098827" calcext:value-type="float">
            <text:p>2457,31</text:p>
          </table:table-cell>
          <table:table-cell office:value-type="float" office:value="2755.62453285973" calcext:value-type="float">
            <text:p>2755,62</text:p>
          </table:table-cell>
          <table:table-cell office:value-type="float" office:value="3368.3668334281" calcext:value-type="float">
            <text:p>3368,37</text:p>
          </table:table-cell>
          <table:table-cell office:value-type="float" office:value="3245.9751144832" calcext:value-type="float">
            <text:p>3245,98</text:p>
          </table:table-cell>
          <table:table-cell office:value-type="float" office:value="3079.94954089111" calcext:value-type="float">
            <text:p>3079,95</text:p>
          </table:table-cell>
          <table:table-cell office:value-type="float" office:value="2735.49106580047" calcext:value-type="float">
            <text:p>2735,49</text:p>
          </table:table-cell>
          <table:table-cell office:value-type="float" office:value="2522.74753100674" calcext:value-type="float">
            <text:p>2522,75</text:p>
          </table:table-cell>
          <table:table-cell office:value-type="float" office:value="2705.19294328131" calcext:value-type="float">
            <text:p>2705,19</text:p>
          </table:table-cell>
          <table:table-cell office:value-type="float" office:value="3861.9485001653" calcext:value-type="float">
            <text:p>3861,95</text:p>
          </table:table-cell>
          <table:table-cell office:value-type="float" office:value="4803.86602452833" calcext:value-type="float">
            <text:p>4803,87</text:p>
          </table:table-cell>
          <table:table-cell office:value-type="float" office:value="5623.69704152219" calcext:value-type="float">
            <text:p>5623,70</text:p>
          </table:table-cell>
          <table:table-cell office:value-type="float" office:value="6056.38105317089" calcext:value-type="float">
            <text:p>6056,38</text:p>
          </table:table-cell>
          <table:table-cell office:value-type="float" office:value="7884.61794530424" calcext:value-type="float">
            <text:p>7884,62</text:p>
          </table:table-cell>
          <table:table-cell office:value-type="float" office:value="8958.98538874788" calcext:value-type="float">
            <text:p>8958,99</text:p>
          </table:table-cell>
          <table:table-cell office:value-type="float" office:value="10810.5665676462" calcext:value-type="float">
            <text:p>10810,57</text:p>
          </table:table-cell>
          <table:table-cell office:value-type="float" office:value="9534.6563637308" calcext:value-type="float">
            <text:p>9534,66</text:p>
          </table:table-cell>
          <table:table-cell office:value-type="float" office:value="9977.31987279509" calcext:value-type="float">
            <text:p>9977,32</text:p>
          </table:table-cell>
          <table:table-cell office:value-type="float" office:value="11781.3618502221" calcext:value-type="float">
            <text:p>11781,36</text:p>
          </table:table-cell>
          <table:table-cell office:value-type="float" office:value="12185.0914010629" calcext:value-type="float">
            <text:p>12185,09</text:p>
          </table:table-cell>
          <table:table-cell office:value-type="float" office:value="11575.5071124358" calcext:value-type="float">
            <text:p>11575,51</text:p>
          </table:table-cell>
          <table:table-cell office:value-type="float" office:value="12199.206385024" calcext:value-type="float">
            <text:p>12199,21</text:p>
          </table:table-cell>
          <table:table-cell office:value-type="float" office:value="12471.0793640754" calcext:value-type="float">
            <text:p>12471,08</text:p>
          </table:table-cell>
          <table:table-cell office:value-type="float" office:value="11497.7534604525" calcext:value-type="float">
            <text:p>11497,75</text:p>
          </table:table-cell>
          <table:table-cell office:value-type="float" office:value="11724.6114954602" calcext:value-type="float">
            <text:p>11724,61</text:p>
          </table:table-cell>
          <table:table-cell office:value-type="float" office:value="12875.3207922585" calcext:value-type="float">
            <text:p>12875,32</text:p>
          </table:table-cell>
          <table:table-cell office:value-type="float" office:value="15762.9757897367" calcext:value-type="float">
            <text:p>15762,98</text:p>
          </table:table-cell>
          <table:table-cell office:value-type="float" office:value="18031.0004215768" calcext:value-type="float">
            <text:p>18031,00</text:p>
          </table:table-cell>
          <table:table-cell office:value-type="float" office:value="18773.1253616354" calcext:value-type="float">
            <text:p>18773,13</text:p>
          </table:table-cell>
          <table:table-cell office:value-type="float" office:value="19822.8460287336" calcext:value-type="float">
            <text:p>19822,85</text:p>
          </table:table-cell>
          <table:table-cell office:value-type="float" office:value="22782.0946224629" calcext:value-type="float">
            <text:p>22782,09</text:p>
          </table:table-cell>
          <table:table-cell office:value-type="float" office:value="24847.545135091" calcext:value-type="float">
            <text:p>24847,55</text:p>
          </table:table-cell>
          <table:table-cell office:value-type="float" office:value="23059.7974457294" calcext:value-type="float">
            <text:p>23059,80</text:p>
          </table:table-cell>
          <table:table-cell office:value-type="float" office:value="22498.6908586557" calcext:value-type="float">
            <text:p>22498,69</text:p>
          </table:table-cell>
          <table:table-cell office:value-type="float" office:value="23186.9131283278" calcext:value-type="float">
            <text:p>23186,91</text:p>
          </table:table-cell>
          <table:table-cell office:value-type="float" office:value="20564.8898617969" calcext:value-type="float">
            <text:p>20564,89</text:p>
          </table:table-cell>
          <table:table-cell office:value-type="float" office:value="21647.0418118869" calcext:value-type="float">
            <text:p>21647,04</text:p>
          </table:table-cell>
          <table:table-cell office:value-type="float" office:value="22074.3007634216" calcext:value-type="float">
            <text:p>22074,30</text:p>
          </table:table-cell>
          <table:table-cell office:value-type="float" office:value="19242.3664710981" calcext:value-type="float">
            <text:p>19242,37</text:p>
          </table:table-cell>
          <table:table-cell office:value-type="float" office:value="19978.401214968" calcext:value-type="float">
            <text:p>19978,40</text:p>
          </table:table-cell>
          <table:table-cell office:value-type="float" office:value="21437.3475036794" calcext:value-type="float">
            <text:p>21437,35</text:p>
          </table:table-cell>
          <table:table-cell office:value-type="float" office:value="23407.9065887968" calcext:value-type="float">
            <text:p>23407,91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Jamaica</text:p>
          </table:table-cell>
          <table:table-cell office:value-type="float" office:value="463.890236719862" calcext:value-type="float">
            <text:p>463,89</text:p>
          </table:table-cell>
          <table:table-cell office:value-type="float" office:value="485.246371581196" calcext:value-type="float">
            <text:p>485,25</text:p>
          </table:table-cell>
          <table:table-cell office:value-type="float" office:value="518.814171395077" calcext:value-type="float">
            <text:p>518,81</text:p>
          </table:table-cell>
          <table:table-cell office:value-type="float" office:value="553.449740530436" calcext:value-type="float">
            <text:p>553,45</text:p>
          </table:table-cell>
          <table:table-cell office:value-type="float" office:value="615.965727523504" calcext:value-type="float">
            <text:p>615,97</text:p>
          </table:table-cell>
          <table:table-cell office:value-type="float" office:value="636.618040039526" calcext:value-type="float">
            <text:p>636,62</text:p>
          </table:table-cell>
          <table:table-cell office:value-type="float" office:value="593.622773105016" calcext:value-type="float">
            <text:p>593,62</text:p>
          </table:table-cell>
          <table:table-cell office:value-type="float" office:value="644.05694202836" calcext:value-type="float">
            <text:p>644,06</text:p>
          </table:table-cell>
          <table:table-cell office:value-type="float" office:value="748.957461521357" calcext:value-type="float">
            <text:p>748,96</text:p>
          </table:table-cell>
          <table:table-cell office:value-type="float" office:value="808.63567777408" calcext:value-type="float">
            <text:p>808,64</text:p>
          </table:table-cell>
          <table:table-cell office:value-type="float" office:value="968.967422838537" calcext:value-type="float">
            <text:p>968,97</text:p>
          </table:table-cell>
          <table:table-cell office:value-type="float" office:value="968.959199863084" calcext:value-type="float">
            <text:p>968,96</text:p>
          </table:table-cell>
          <table:table-cell office:value-type="float" office:value="1188.55304611925" calcext:value-type="float">
            <text:p>1188,55</text:p>
          </table:table-cell>
          <table:table-cell office:value-type="float" office:value="1410.44808615274" calcext:value-type="float">
            <text:p>1410,45</text:p>
          </table:table-cell>
          <table:table-cell office:value-type="float" office:value="1443.05767097216" calcext:value-type="float">
            <text:p>1443,06</text:p>
          </table:table-cell>
          <table:table-cell office:value-type="float" office:value="1561.73057448013" calcext:value-type="float">
            <text:p>1561,73</text:p>
          </table:table-cell>
          <table:table-cell office:value-type="float" office:value="1255.72935191023" calcext:value-type="float">
            <text:p>1255,73</text:p>
          </table:table-cell>
          <table:table-cell office:value-type="float" office:value="1137.02693810523" calcext:value-type="float">
            <text:p>1137,03</text:p>
          </table:table-cell>
          <table:table-cell office:value-type="float" office:value="1238.83505956459" calcext:value-type="float">
            <text:p>1238,84</text:p>
          </table:table-cell>
          <table:table-cell office:value-type="float" office:value="1356.0166307174" calcext:value-type="float">
            <text:p>1356,02</text:p>
          </table:table-cell>
          <table:table-cell office:value-type="float" office:value="1474.23870045609" calcext:value-type="float">
            <text:p>1474,24</text:p>
          </table:table-cell>
          <table:table-cell office:value-type="float" office:value="1593.18429636694" calcext:value-type="float">
            <text:p>1593,18</text:p>
          </table:table-cell>
          <table:table-cell office:value-type="float" office:value="1029.13716101093" calcext:value-type="float">
            <text:p>1029,14</text:p>
          </table:table-cell>
          <table:table-cell office:value-type="float" office:value="899.256757502197" calcext:value-type="float">
            <text:p>899,26</text:p>
          </table:table-cell>
          <table:table-cell office:value-type="float" office:value="1168.09928423128" calcext:value-type="float">
            <text:p>1168,10</text:p>
          </table:table-cell>
          <table:table-cell office:value-type="float" office:value="1383.76578179525" calcext:value-type="float">
            <text:p>1383,77</text:p>
          </table:table-cell>
          <table:table-cell office:value-type="float" office:value="1602.19850623353" calcext:value-type="float">
            <text:p>1602,20</text:p>
          </table:table-cell>
          <table:table-cell office:value-type="float" office:value="1832.75890915689" calcext:value-type="float">
            <text:p>1832,76</text:p>
          </table:table-cell>
          <table:table-cell office:value-type="float" office:value="1897.68696278779" calcext:value-type="float">
            <text:p>1897,69</text:p>
          </table:table-cell>
          <table:table-cell office:value-type="float" office:value="1668.98800985679" calcext:value-type="float">
            <text:p>1668,99</text:p>
          </table:table-cell>
          <table:table-cell office:value-type="float" office:value="1434.71046249844" calcext:value-type="float">
            <text:p>1434,71</text:p>
          </table:table-cell>
          <table:table-cell office:value-type="float" office:value="2175.45637300171" calcext:value-type="float">
            <text:p>2175,46</text:p>
          </table:table-cell>
          <table:table-cell office:value-type="float" office:value="2159.84137192465" calcext:value-type="float">
            <text:p>2159,84</text:p>
          </table:table-cell>
          <table:table-cell office:value-type="float" office:value="2580.73638616688" calcext:value-type="float">
            <text:p>2580,74</text:p>
          </table:table-cell>
          <table:table-cell office:value-type="float" office:value="2879.65819301448" calcext:value-type="float">
            <text:p>2879,66</text:p>
          </table:table-cell>
          <table:table-cell office:value-type="float" office:value="3241.2344066037" calcext:value-type="float">
            <text:p>3241,23</text:p>
          </table:table-cell>
          <table:table-cell office:value-type="float" office:value="3359.00584094868" calcext:value-type="float">
            <text:p>3359,01</text:p>
          </table:table-cell>
          <table:table-cell office:value-type="float" office:value="3362.20066383168" calcext:value-type="float">
            <text:p>3362,20</text:p>
          </table:table-cell>
          <table:table-cell office:value-type="float" office:value="3384.69486090546" calcext:value-type="float">
            <text:p>3384,69</text:p>
          </table:table-cell>
          <table:table-cell office:value-type="float" office:value="3431.41646921996" calcext:value-type="float">
            <text:p>3431,42</text:p>
          </table:table-cell>
          <table:table-cell office:value-type="float" office:value="3599.9731722032" calcext:value-type="float">
            <text:p>3599,97</text:p>
          </table:table-cell>
          <table:table-cell office:value-type="float" office:value="3469.15156513456" calcext:value-type="float">
            <text:p>3469,15</text:p>
          </table:table-cell>
          <table:table-cell office:value-type="float" office:value="3725.10909281175" calcext:value-type="float">
            <text:p>3725,11</text:p>
          </table:table-cell>
          <table:table-cell office:value-type="float" office:value="4089.19844248346" calcext:value-type="float">
            <text:p>4089,20</text:p>
          </table:table-cell>
          <table:table-cell office:value-type="float" office:value="4321.04332724263" calcext:value-type="float">
            <text:p>4321,04</text:p>
          </table:table-cell>
          <table:table-cell office:value-type="float" office:value="4633.94438578828" calcext:value-type="float">
            <text:p>4633,94</text:p>
          </table:table-cell>
          <table:table-cell office:value-type="float" office:value="4917.71839830304" calcext:value-type="float">
            <text:p>4917,72</text:p>
          </table:table-cell>
          <table:table-cell office:value-type="float" office:value="4316.23105265842" calcext:value-type="float">
            <text:p>4316,23</text:p>
          </table:table-cell>
          <table:table-cell office:value-type="float" office:value="4704.05445468166" calcext:value-type="float">
            <text:p>4704,05</text:p>
          </table:table-cell>
          <table:table-cell office:value-type="float" office:value="5111.471413428" calcext:value-type="float">
            <text:p>5111,47</text:p>
          </table:table-cell>
          <table:table-cell office:value-type="float" office:value="5209.85193130013" calcext:value-type="float">
            <text:p>5209,85</text:p>
          </table:table-cell>
          <table:table-cell office:value-type="float" office:value="4989.17139091154" calcext:value-type="float">
            <text:p>4989,17</text:p>
          </table:table-cell>
          <table:table-cell office:value-type="float" office:value="4833.79031821405" calcext:value-type="float">
            <text:p>4833,79</text:p>
          </table:table-cell>
          <table:table-cell office:value-type="float" office:value="4907.50371974316" calcext:value-type="float">
            <text:p>4907,50</text:p>
          </table:table-cell>
          <table:table-cell office:value-type="float" office:value="4843.33847410864" calcext:value-type="float">
            <text:p>4843,34</text:p>
          </table:table-cell>
          <table:table-cell office:value-type="float" office:value="5069.18383810726" calcext:value-type="float">
            <text:p>5069,18</text:p>
          </table:table-cell>
          <table:table-cell office:value-type="float" office:value="5354.2368587703" calcext:value-type="float">
            <text:p>5354,24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office:value-type="string" calcext:value-type="string">
            <text:p>Malawi</text:p>
          </table:table-cell>
          <table:table-cell office:value-type="float" office:value="47.6984336130766" calcext:value-type="float">
            <text:p>47,70</text:p>
          </table:table-cell>
          <table:table-cell office:value-type="float" office:value="48.5055023341488" calcext:value-type="float">
            <text:p>48,51</text:p>
          </table:table-cell>
          <table:table-cell office:value-type="float" office:value="48.2932015129298" calcext:value-type="float">
            <text:p>48,29</text:p>
          </table:table-cell>
          <table:table-cell office:value-type="float" office:value="55.498278104464" calcext:value-type="float">
            <text:p>55,50</text:p>
          </table:table-cell>
          <table:table-cell office:value-type="float" office:value="61.4076528823282" calcext:value-type="float">
            <text:p>61,41</text:p>
          </table:table-cell>
          <table:table-cell office:value-type="float" office:value="62.0199851051839" calcext:value-type="float">
            <text:p>62,02</text:p>
          </table:table-cell>
          <table:table-cell office:value-type="float" office:value="54.9163479339372" calcext:value-type="float">
            <text:p>54,92</text:p>
          </table:table-cell>
          <table:table-cell office:value-type="float" office:value="58.0094165344442" calcext:value-type="float">
            <text:p>58,01</text:p>
          </table:table-cell>
          <table:table-cell office:value-type="float" office:value="61.7655370220921" calcext:value-type="float">
            <text:p>61,77</text:p>
          </table:table-cell>
          <table:table-cell office:value-type="float" office:value="75.6637233588768" calcext:value-type="float">
            <text:p>75,66</text:p>
          </table:table-cell>
          <table:table-cell office:value-type="float" office:value="81.8914715275572" calcext:value-type="float">
            <text:p>81,89</text:p>
          </table:table-cell>
          <table:table-cell office:value-type="float" office:value="87.2275751588033" calcext:value-type="float">
            <text:p>87,23</text:p>
          </table:table-cell>
          <table:table-cell office:value-type="float" office:value="104.797204851568" calcext:value-type="float">
            <text:p>104,80</text:p>
          </table:table-cell>
          <table:table-cell office:value-type="float" office:value="113.880036831285" calcext:value-type="float">
            <text:p>113,88</text:p>
          </table:table-cell>
          <table:table-cell office:value-type="float" office:value="120.872668361759" calcext:value-type="float">
            <text:p>120,87</text:p>
          </table:table-cell>
          <table:table-cell office:value-type="float" office:value="141.010400159752" calcext:value-type="float">
            <text:p>141,01</text:p>
          </table:table-cell>
          <table:table-cell office:value-type="float" office:value="160.938738945292" calcext:value-type="float">
            <text:p>160,94</text:p>
          </table:table-cell>
          <table:table-cell office:value-type="float" office:value="174.186476325163" calcext:value-type="float">
            <text:p>174,19</text:p>
          </table:table-cell>
          <table:table-cell office:value-type="float" office:value="198.010933814276" calcext:value-type="float">
            <text:p>198,01</text:p>
          </table:table-cell>
          <table:table-cell office:value-type="float" office:value="193.014905524503" calcext:value-type="float">
            <text:p>193,01</text:p>
          </table:table-cell>
          <table:table-cell office:value-type="float" office:value="179.729959177697" calcext:value-type="float">
            <text:p>179,73</text:p>
          </table:table-cell>
          <table:table-cell office:value-type="float" office:value="181.537642798174" calcext:value-type="float">
            <text:p>181,54</text:p>
          </table:table-cell>
          <table:table-cell office:value-type="float" office:value="173.449698658548" calcext:value-type="float">
            <text:p>173,45</text:p>
          </table:table-cell>
          <table:table-cell office:value-type="float" office:value="155.655784008284" calcext:value-type="float">
            <text:p>155,66</text:p>
          </table:table-cell>
          <table:table-cell office:value-type="float" office:value="154.395311664904" calcext:value-type="float">
            <text:p>154,40</text:p>
          </table:table-cell>
          <table:table-cell office:value-type="float" office:value="145.322799488851" calcext:value-type="float">
            <text:p>145,32</text:p>
          </table:table-cell>
          <table:table-cell office:value-type="float" office:value="159.77466566626" calcext:value-type="float">
            <text:p>159,77</text:p>
          </table:table-cell>
          <table:table-cell office:value-type="float" office:value="175.219323094243" calcext:value-type="float">
            <text:p>175,22</text:p>
          </table:table-cell>
          <table:table-cell office:value-type="float" office:value="199.986342315353" calcext:value-type="float">
            <text:p>199,99</text:p>
          </table:table-cell>
          <table:table-cell office:value-type="float" office:value="229.527538999227" calcext:value-type="float">
            <text:p>229,53</text:p>
          </table:table-cell>
          <table:table-cell office:value-type="float" office:value="185.785886618115" calcext:value-type="float">
            <text:p>185,79</text:p>
          </table:table-cell>
          <table:table-cell office:value-type="float" office:value="213.240613073483" calcext:value-type="float">
            <text:p>213,24</text:p>
          </table:table-cell>
          <table:table-cell office:value-type="float" office:value="121.264127633342" calcext:value-type="float">
            <text:p>121,26</text:p>
          </table:table-cell>
          <table:table-cell office:value-type="float" office:value="141.954390617113" calcext:value-type="float">
            <text:p>141,95</text:p>
          </table:table-cell>
          <table:table-cell office:value-type="float" office:value="227.584770203676" calcext:value-type="float">
            <text:p>227,58</text:p>
          </table:table-cell>
          <table:table-cell office:value-type="float" office:value="259.450494129967" calcext:value-type="float">
            <text:p>259,45</text:p>
          </table:table-cell>
          <table:table-cell office:value-type="float" office:value="165.895393540989" calcext:value-type="float">
            <text:p>165,90</text:p>
          </table:table-cell>
          <table:table-cell office:value-type="float" office:value="163.614246758604" calcext:value-type="float">
            <text:p>163,61</text:p>
          </table:table-cell>
          <table:table-cell office:value-type="float" office:value="156.385718599912" calcext:value-type="float">
            <text:p>156,39</text:p>
          </table:table-cell>
          <table:table-cell office:value-type="float" office:value="150.148955764119" calcext:value-type="float">
            <text:p>150,15</text:p>
          </table:table-cell>
          <table:table-cell office:value-type="float" office:value="298.433384945159" calcext:value-type="float">
            <text:p>298,43</text:p>
          </table:table-cell>
          <table:table-cell office:value-type="float" office:value="267.399056501788" calcext:value-type="float">
            <text:p>267,40</text:p>
          </table:table-cell>
          <table:table-cell office:value-type="float" office:value="282.567084599486" calcext:value-type="float">
            <text:p>282,57</text:p>
          </table:table-cell>
          <table:table-cell office:value-type="float" office:value="289.555168920514" calcext:value-type="float">
            <text:p>289,56</text:p>
          </table:table-cell>
          <table:table-cell office:value-type="float" office:value="308.16347571141" calcext:value-type="float">
            <text:p>308,16</text:p>
          </table:table-cell>
          <table:table-cell office:value-type="float" office:value="332.259144361638" calcext:value-type="float">
            <text:p>332,26</text:p>
          </table:table-cell>
          <table:table-cell office:value-type="float" office:value="387.605975305468" calcext:value-type="float">
            <text:p>387,61</text:p>
          </table:table-cell>
          <table:table-cell office:value-type="float" office:value="438.212042916878" calcext:value-type="float">
            <text:p>438,21</text:p>
          </table:table-cell>
          <table:table-cell office:value-type="float" office:value="478.668589704525" calcext:value-type="float">
            <text:p>478,67</text:p>
          </table:table-cell>
          <table:table-cell office:value-type="float" office:value="534.951264721663" calcext:value-type="float">
            <text:p>534,95</text:p>
          </table:table-cell>
          <table:table-cell office:value-type="float" office:value="391.561832360636" calcext:value-type="float">
            <text:p>391,56</text:p>
          </table:table-cell>
          <table:table-cell office:value-type="float" office:value="348.430269640572" calcext:value-type="float">
            <text:p>348,43</text:p>
          </table:table-cell>
          <table:table-cell office:value-type="float" office:value="371.269749625713" calcext:value-type="float">
            <text:p>371,27</text:p>
          </table:table-cell>
          <table:table-cell office:value-type="float" office:value="380.597033140938" calcext:value-type="float">
            <text:p>380,60</text:p>
          </table:table-cell>
          <table:table-cell office:value-type="float" office:value="315.777326372575" calcext:value-type="float">
            <text:p>315,78</text:p>
          </table:table-cell>
          <table:table-cell office:value-type="float" office:value="356.717573153369" calcext:value-type="float">
            <text:p>356,72</text:p>
          </table:table-cell>
          <table:table-cell office:value-type="float" office:value="389.398033178836" calcext:value-type="float">
            <text:p>389,40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ingapur</text:p>
          </table:table-cell>
          <table:table-cell office:value-type="float" office:value="472.085824452565" calcext:value-type="float">
            <text:p>472,09</text:p>
          </table:table-cell>
          <table:table-cell office:value-type="float" office:value="511.205575252773" calcext:value-type="float">
            <text:p>511,21</text:p>
          </table:table-cell>
          <table:table-cell office:value-type="float" office:value="485.533858206574" calcext:value-type="float">
            <text:p>485,53</text:p>
          </table:table-cell>
          <table:table-cell office:value-type="float" office:value="516.53530333901" calcext:value-type="float">
            <text:p>516,54</text:p>
          </table:table-cell>
          <table:table-cell office:value-type="float" office:value="566.807677554886" calcext:value-type="float">
            <text:p>566,81</text:p>
          </table:table-cell>
          <table:table-cell office:value-type="float" office:value="626.033527685697" calcext:value-type="float">
            <text:p>626,03</text:p>
          </table:table-cell>
          <table:table-cell office:value-type="float" office:value="708.606066462846" calcext:value-type="float">
            <text:p>708,61</text:p>
          </table:table-cell>
          <table:table-cell office:value-type="float" office:value="812.682796852012" calcext:value-type="float">
            <text:p>812,68</text:p>
          </table:table-cell>
          <table:table-cell office:value-type="float" office:value="925.80391294265" calcext:value-type="float">
            <text:p>925,80</text:p>
          </table:table-cell>
          <table:table-cell office:value-type="float" office:value="1071.41154035538" calcext:value-type="float">
            <text:p>1071,41</text:p>
          </table:table-cell>
          <table:table-cell office:value-type="float" office:value="1264.37510720987" calcext:value-type="float">
            <text:p>1264,38</text:p>
          </table:table-cell>
          <table:table-cell office:value-type="float" office:value="1685.45979632163" calcext:value-type="float">
            <text:p>1685,46</text:p>
          </table:table-cell>
          <table:table-cell office:value-type="float" office:value="2341.70551423633" calcext:value-type="float">
            <text:p>2341,71</text:p>
          </table:table-cell>
          <table:table-cell office:value-type="float" office:value="2489.91157517591" calcext:value-type="float">
            <text:p>2489,91</text:p>
          </table:table-cell>
          <table:table-cell office:value-type="float" office:value="2758.94038028476" calcext:value-type="float">
            <text:p>2758,94</text:p>
          </table:table-cell>
          <table:table-cell office:value-type="float" office:value="2846.33598832854" calcext:value-type="float">
            <text:p>2846,34</text:p>
          </table:table-cell>
          <table:table-cell office:value-type="float" office:value="3193.90565722355" calcext:value-type="float">
            <text:p>3193,91</text:p>
          </table:table-cell>
          <table:table-cell office:value-type="float" office:value="3900.53355310873" calcext:value-type="float">
            <text:p>3900,53</text:p>
          </table:table-cell>
          <table:table-cell office:value-type="float" office:value="4928.13911785754" calcext:value-type="float">
            <text:p>4928,14</text:p>
          </table:table-cell>
          <table:table-cell office:value-type="float" office:value="5596.58597723068" calcext:value-type="float">
            <text:p>5596,59</text:p>
          </table:table-cell>
          <table:table-cell office:value-type="float" office:value="6077.63424070933" calcext:value-type="float">
            <text:p>6077,63</text:p>
          </table:table-cell>
          <table:table-cell office:value-type="float" office:value="6633.23667366491" calcext:value-type="float">
            <text:p>6633,24</text:p>
          </table:table-cell>
          <table:table-cell office:value-type="float" office:value="7228.31758410647" calcext:value-type="float">
            <text:p>7228,32</text:p>
          </table:table-cell>
          <table:table-cell office:value-type="float" office:value="7001.7667477117" calcext:value-type="float">
            <text:p>7001,77</text:p>
          </table:table-cell>
          <table:table-cell office:value-type="float" office:value="6799.93036332671" calcext:value-type="float">
            <text:p>6799,93</text:p>
          </table:table-cell>
          <table:table-cell office:value-type="float" office:value="7539.02930212443" calcext:value-type="float">
            <text:p>7539,03</text:p>
          </table:table-cell>
          <table:table-cell office:value-type="float" office:value="8914.44122574729" calcext:value-type="float">
            <text:p>8914,44</text:p>
          </table:table-cell>
          <table:table-cell office:value-type="float" office:value="10394.5389962406" calcext:value-type="float">
            <text:p>10394,54</text:p>
          </table:table-cell>
          <table:table-cell office:value-type="float" office:value="11861.7561591366" calcext:value-type="float">
            <text:p>11861,76</text:p>
          </table:table-cell>
          <table:table-cell office:value-type="float" office:value="14502.3799938606" calcext:value-type="float">
            <text:p>14502,38</text:p>
          </table:table-cell>
          <table:table-cell office:value-type="float" office:value="16135.9136525986" calcext:value-type="float">
            <text:p>16135,91</text:p>
          </table:table-cell>
          <table:table-cell office:value-type="float" office:value="18290.0282372282" calcext:value-type="float">
            <text:p>18290,03</text:p>
          </table:table-cell>
          <table:table-cell office:value-type="float" office:value="21553.0308996263" calcext:value-type="float">
            <text:p>21553,03</text:p>
          </table:table-cell>
          <table:table-cell office:value-type="float" office:value="24914.411255678" calcext:value-type="float">
            <text:p>24914,41</text:p>
          </table:table-cell>
          <table:table-cell office:value-type="float" office:value="26233.6288964795" calcext:value-type="float">
            <text:p>26233,63</text:p>
          </table:table-cell>
          <table:table-cell office:value-type="float" office:value="26375.9719503189" calcext:value-type="float">
            <text:p>26375,97</text:p>
          </table:table-cell>
          <table:table-cell office:value-type="float" office:value="21829.2998697666" calcext:value-type="float">
            <text:p>21829,30</text:p>
          </table:table-cell>
          <table:table-cell office:value-type="float" office:value="21796.0844360572" calcext:value-type="float">
            <text:p>21796,08</text:p>
          </table:table-cell>
          <table:table-cell office:value-type="float" office:value="23852.3270285975" calcext:value-type="float">
            <text:p>23852,33</text:p>
          </table:table-cell>
          <table:table-cell office:value-type="float" office:value="21700.0200458315" calcext:value-type="float">
            <text:p>21700,02</text:p>
          </table:table-cell>
          <table:table-cell office:value-type="float" office:value="22159.6888632741" calcext:value-type="float">
            <text:p>22159,69</text:p>
          </table:table-cell>
          <table:table-cell office:value-type="float" office:value="23730.1524496489" calcext:value-type="float">
            <text:p>23730,15</text:p>
          </table:table-cell>
          <table:table-cell office:value-type="float" office:value="27608.5373712744" calcext:value-type="float">
            <text:p>27608,54</text:p>
          </table:table-cell>
          <table:table-cell office:value-type="float" office:value="29961.2632774569" calcext:value-type="float">
            <text:p>29961,26</text:p>
          </table:table-cell>
          <table:table-cell office:value-type="float" office:value="33769.1541633501" calcext:value-type="float">
            <text:p>33769,15</text:p>
          </table:table-cell>
          <table:table-cell office:value-type="float" office:value="39432.9383493761" calcext:value-type="float">
            <text:p>39432,94</text:p>
          </table:table-cell>
          <table:table-cell office:value-type="float" office:value="40007.469261214" calcext:value-type="float">
            <text:p>40007,47</text:p>
          </table:table-cell>
          <table:table-cell office:value-type="float" office:value="38927.2068817715" calcext:value-type="float">
            <text:p>38927,21</text:p>
          </table:table-cell>
          <table:table-cell office:value-type="float" office:value="47236.9602345421" calcext:value-type="float">
            <text:p>47236,96</text:p>
          </table:table-cell>
          <table:table-cell office:value-type="float" office:value="53890.4287270504" calcext:value-type="float">
            <text:p>53890,43</text:p>
          </table:table-cell>
          <table:table-cell office:value-type="float" office:value="55546.4885386921" calcext:value-type="float">
            <text:p>55546,49</text:p>
          </table:table-cell>
          <table:table-cell office:value-type="float" office:value="56967.4257940383" calcext:value-type="float">
            <text:p>56967,43</text:p>
          </table:table-cell>
          <table:table-cell office:value-type="float" office:value="57562.5307937678" calcext:value-type="float">
            <text:p>57562,53</text:p>
          </table:table-cell>
          <table:table-cell office:value-type="float" office:value="55646.6187469505" calcext:value-type="float">
            <text:p>55646,62</text:p>
          </table:table-cell>
          <table:table-cell office:value-type="float" office:value="56724.1703858863" calcext:value-type="float">
            <text:p>56724,17</text:p>
          </table:table-cell>
          <table:table-cell office:value-type="float" office:value="60297.7937806208" calcext:value-type="float">
            <text:p>60297,79</text:p>
          </table:table-cell>
          <table:table-cell office:value-type="float" office:value="64581.9440183954" calcext:value-type="float">
            <text:p>64581,94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Sudáfrica</text:p>
          </table:table-cell>
          <table:table-cell office:value-type="float" office:value="473.01161540659" calcext:value-type="float">
            <text:p>473,01</text:p>
          </table:table-cell>
          <table:table-cell office:value-type="float" office:value="511.497252529621" calcext:value-type="float">
            <text:p>511,50</text:p>
          </table:table-cell>
          <table:table-cell office:value-type="float" office:value="548.995941617124" calcext:value-type="float">
            <text:p>549,00</text:p>
          </table:table-cell>
          <table:table-cell office:value-type="float" office:value="584.704072154916" calcext:value-type="float">
            <text:p>584,70</text:p>
          </table:table-cell>
          <table:table-cell office:value-type="float" office:value="621.220824504115" calcext:value-type="float">
            <text:p>621,22</text:p>
          </table:table-cell>
          <table:table-cell office:value-type="float" office:value="675.135312047611" calcext:value-type="float">
            <text:p>675,14</text:p>
          </table:table-cell>
          <table:table-cell office:value-type="float" office:value="711.225810351338" calcext:value-type="float">
            <text:p>711,23</text:p>
          </table:table-cell>
          <table:table-cell office:value-type="float" office:value="780.625918664446" calcext:value-type="float">
            <text:p>780,63</text:p>
          </table:table-cell>
          <table:table-cell office:value-type="float" office:value="834.552767550078" calcext:value-type="float">
            <text:p>834,55</text:p>
          </table:table-cell>
          <table:table-cell office:value-type="float" office:value="897.129856305489" calcext:value-type="float">
            <text:p>897,13</text:p>
          </table:table-cell>
          <table:table-cell office:value-type="float" office:value="917.356209419696" calcext:value-type="float">
            <text:p>917,36</text:p>
          </table:table-cell>
          <table:table-cell office:value-type="float" office:value="1225.08900721551" calcext:value-type="float">
            <text:p>1225,09</text:p>
          </table:table-cell>
          <table:table-cell office:value-type="float" office:value="1499.14106806266" calcext:value-type="float">
            <text:p>1499,14</text:p>
          </table:table-cell>
          <table:table-cell office:value-type="float" office:value="1512.77078488392" calcext:value-type="float">
            <text:p>1512,77</text:p>
          </table:table-cell>
          <table:table-cell office:value-type="float" office:value="1416.7089305868" calcext:value-type="float">
            <text:p>1416,71</text:p>
          </table:table-cell>
          <table:table-cell office:value-type="float" office:value="1535.11889732242" calcext:value-type="float">
            <text:p>1535,12</text:p>
          </table:table-cell>
          <table:table-cell office:value-type="float" office:value="1722.22669358824" calcext:value-type="float">
            <text:p>1722,23</text:p>
          </table:table-cell>
          <table:table-cell office:value-type="float" office:value="2071.55130338222" calcext:value-type="float">
            <text:p>2071,55</text:p>
          </table:table-cell>
          <table:table-cell office:value-type="float" office:value="2905.8078450859" calcext:value-type="float">
            <text:p>2905,81</text:p>
          </table:table-cell>
          <table:table-cell office:value-type="float" office:value="2913.24175639043" calcext:value-type="float">
            <text:p>2913,24</text:p>
          </table:table-cell>
          <table:table-cell office:value-type="float" office:value="2601.05786126575" calcext:value-type="float">
            <text:p>2601,06</text:p>
          </table:table-cell>
          <table:table-cell office:value-type="float" office:value="2820.43408158049" calcext:value-type="float">
            <text:p>2820,43</text:p>
          </table:table-cell>
          <table:table-cell office:value-type="float" office:value="2429.02711884123" calcext:value-type="float">
            <text:p>2429,03</text:p>
          </table:table-cell>
          <table:table-cell office:value-type="float" office:value="1807.97657847956" calcext:value-type="float">
            <text:p>1807,98</text:p>
          </table:table-cell>
          <table:table-cell office:value-type="float" office:value="2015.8137477876" calcext:value-type="float">
            <text:p>2015,81</text:p>
          </table:table-cell>
          <table:table-cell office:value-type="float" office:value="2582.4946714901" calcext:value-type="float">
            <text:p>2582,49</text:p>
          </table:table-cell>
          <table:table-cell office:value-type="float" office:value="2711.5149914789" calcext:value-type="float">
            <text:p>2711,51</text:p>
          </table:table-cell>
          <table:table-cell office:value-type="float" office:value="2756.21260824164" calcext:value-type="float">
            <text:p>2756,21</text:p>
          </table:table-cell>
          <table:table-cell office:value-type="float" office:value="3139.96605414997" calcext:value-type="float">
            <text:p>3139,97</text:p>
          </table:table-cell>
          <table:table-cell office:value-type="float" office:value="3285.9546502863" calcext:value-type="float">
            <text:p>3285,95</text:p>
          </table:table-cell>
          <table:table-cell office:value-type="float" office:value="3479.06628319063" calcext:value-type="float">
            <text:p>3479,07</text:p>
          </table:table-cell>
          <table:table-cell office:value-type="float" office:value="3388.72930297559" calcext:value-type="float">
            <text:p>3388,73</text:p>
          </table:table-cell>
          <table:table-cell office:value-type="float" office:value="3445.23006804634" calcext:value-type="float">
            <text:p>3445,23</text:p>
          </table:table-cell>
          <table:table-cell office:value-type="float" office:value="3751.8543280995" calcext:value-type="float">
            <text:p>3751,85</text:p>
          </table:table-cell>
          <table:table-cell office:value-type="float" office:value="3494.38356656924" calcext:value-type="float">
            <text:p>3494,38</text:p>
          </table:table-cell>
          <table:table-cell office:value-type="float" office:value="3549.57981510426" calcext:value-type="float">
            <text:p>3549,58</text:p>
          </table:table-cell>
          <table:table-cell office:value-type="float" office:value="3154.02077660523" calcext:value-type="float">
            <text:p>3154,02</text:p>
          </table:table-cell>
          <table:table-cell office:value-type="float" office:value="3081.56992674868" calcext:value-type="float">
            <text:p>3081,57</text:p>
          </table:table-cell>
          <table:table-cell office:value-type="float" office:value="3032.42713820462" calcext:value-type="float">
            <text:p>3032,43</text:p>
          </table:table-cell>
          <table:table-cell office:value-type="float" office:value="2666.47490998748" calcext:value-type="float">
            <text:p>2666,47</text:p>
          </table:table-cell>
          <table:table-cell office:value-type="float" office:value="2502.27700465337" calcext:value-type="float">
            <text:p>2502,28</text:p>
          </table:table-cell>
          <table:table-cell office:value-type="float" office:value="3751.2828130871" calcext:value-type="float">
            <text:p>3751,28</text:p>
          </table:table-cell>
          <table:table-cell office:value-type="float" office:value="4833.62751660714" calcext:value-type="float">
            <text:p>4833,63</text:p>
          </table:table-cell>
          <table:table-cell office:value-type="float" office:value="5383.65654250984" calcext:value-type="float">
            <text:p>5383,66</text:p>
          </table:table-cell>
          <table:table-cell office:value-type="float" office:value="5602.01104380458" calcext:value-type="float">
            <text:p>5602,01</text:p>
          </table:table-cell>
          <table:table-cell office:value-type="float" office:value="6095.62243887023" calcext:value-type="float">
            <text:p>6095,62</text:p>
          </table:table-cell>
          <table:table-cell office:value-type="float" office:value="5760.80528723832" calcext:value-type="float">
            <text:p>5760,81</text:p>
          </table:table-cell>
          <table:table-cell office:value-type="float" office:value="5862.79734021167" calcext:value-type="float">
            <text:p>5862,80</text:p>
          </table:table-cell>
          <table:table-cell office:value-type="float" office:value="7328.61562893966" calcext:value-type="float">
            <text:p>7328,62</text:p>
          </table:table-cell>
          <table:table-cell office:value-type="float" office:value="8007.41284634441" calcext:value-type="float">
            <text:p>8007,41</text:p>
          </table:table-cell>
          <table:table-cell office:value-type="float" office:value="7501.4699839525" calcext:value-type="float">
            <text:p>7501,47</text:p>
          </table:table-cell>
          <table:table-cell office:value-type="float" office:value="6832.45689096701" calcext:value-type="float">
            <text:p>6832,46</text:p>
          </table:table-cell>
          <table:table-cell office:value-type="float" office:value="6433.18727662894" calcext:value-type="float">
            <text:p>6433,19</text:p>
          </table:table-cell>
          <table:table-cell office:value-type="float" office:value="5734.63362915331" calcext:value-type="float">
            <text:p>5734,63</text:p>
          </table:table-cell>
          <table:table-cell office:value-type="float" office:value="5272.91842475419" calcext:value-type="float">
            <text:p>5272,92</text:p>
          </table:table-cell>
          <table:table-cell office:value-type="float" office:value="6132.4798409721" calcext:value-type="float">
            <text:p>6132,48</text:p>
          </table:table-cell>
          <table:table-cell office:value-type="float" office:value="6374.02819575944" calcext:value-type="float">
            <text:p>6374,03</text:p>
          </table:table-cell>
        </table:table-row>
        <table:table-row table:style-name="ro1">
          <table:table-cell/>
          <table:table-cell office:value-type="string" calcext:value-type="string">
            <text:p>Lesotho</text:p>
          </table:table-cell>
          <table:table-cell office:value-type="float" office:value="48.1618099086261" calcext:value-type="float">
            <text:p>48,16</text:p>
          </table:table-cell>
          <table:table-cell office:value-type="float" office:value="53.0880735876085" calcext:value-type="float">
            <text:p>53,09</text:p>
          </table:table-cell>
          <table:table-cell office:value-type="float" office:value="57.4696698368661" calcext:value-type="float">
            <text:p>57,47</text:p>
          </table:table-cell>
          <table:table-cell office:value-type="float" office:value="59.5018382423529" calcext:value-type="float">
            <text:p>59,50</text:p>
          </table:table-cell>
          <table:table-cell office:value-type="float" office:value="60.2030444265726" calcext:value-type="float">
            <text:p>60,20</text:p>
          </table:table-cell>
          <table:table-cell office:value-type="float" office:value="61.5842019714824" calcext:value-type="float">
            <text:p>61,58</text:p>
          </table:table-cell>
          <table:table-cell office:value-type="float" office:value="62.4638691294245" calcext:value-type="float">
            <text:p>62,46</text:p>
          </table:table-cell>
          <table:table-cell office:value-type="float" office:value="65.5791733311728" calcext:value-type="float">
            <text:p>65,58</text:p>
          </table:table-cell>
          <table:table-cell office:value-type="float" office:value="66.8061893931104" calcext:value-type="float">
            <text:p>66,81</text:p>
          </table:table-cell>
          <table:table-cell office:value-type="float" office:value="72.6592111716901" calcext:value-type="float">
            <text:p>72,66</text:p>
          </table:table-cell>
          <table:table-cell office:value-type="float" office:value="75.1241366119308" calcext:value-type="float">
            <text:p>75,12</text:p>
          </table:table-cell>
          <table:table-cell office:value-type="float" office:value="109.877571404965" calcext:value-type="float">
            <text:p>109,88</text:p>
          </table:table-cell>
          <table:table-cell office:value-type="float" office:value="133.417248226757" calcext:value-type="float">
            <text:p>133,42</text:p>
          </table:table-cell>
          <table:table-cell office:value-type="float" office:value="128.843508450021" calcext:value-type="float">
            <text:p>128,84</text:p>
          </table:table-cell>
          <table:table-cell office:value-type="float" office:value="123.713025440061" calcext:value-type="float">
            <text:p>123,71</text:p>
          </table:table-cell>
          <table:table-cell office:value-type="float" office:value="157.347662347128" calcext:value-type="float">
            <text:p>157,35</text:p>
          </table:table-cell>
          <table:table-cell office:value-type="float" office:value="210.685200961186" calcext:value-type="float">
            <text:p>210,69</text:p>
          </table:table-cell>
          <table:table-cell office:value-type="float" office:value="222.729613795949" calcext:value-type="float">
            <text:p>222,73</text:p>
          </table:table-cell>
          <table:table-cell office:value-type="float" office:value="321.999452698651" calcext:value-type="float">
            <text:p>322,00</text:p>
          </table:table-cell>
          <table:table-cell office:value-type="float" office:value="315.131622383261" calcext:value-type="float">
            <text:p>315,13</text:p>
          </table:table-cell>
          <table:table-cell office:value-type="float" office:value="246.400278245336" calcext:value-type="float">
            <text:p>246,40</text:p>
          </table:table-cell>
          <table:table-cell office:value-type="float" office:value="266.188377218013" calcext:value-type="float">
            <text:p>266,19</text:p>
          </table:table-cell>
          <table:table-cell office:value-type="float" office:value="223.642672367706" calcext:value-type="float">
            <text:p>223,64</text:p>
          </table:table-cell>
          <table:table-cell office:value-type="float" office:value="176.018253052927" calcext:value-type="float">
            <text:p>176,02</text:p>
          </table:table-cell>
          <table:table-cell office:value-type="float" office:value="204.177833018691" calcext:value-type="float">
            <text:p>204,18</text:p>
          </table:table-cell>
          <table:table-cell office:value-type="float" office:value="252.30291059241" calcext:value-type="float">
            <text:p>252,30</text:p>
          </table:table-cell>
          <table:table-cell office:value-type="float" office:value="288.406090314697" calcext:value-type="float">
            <text:p>288,41</text:p>
          </table:table-cell>
          <table:table-cell office:value-type="float" office:value="297.261422515935" calcext:value-type="float">
            <text:p>297,26</text:p>
          </table:table-cell>
          <table:table-cell office:value-type="float" office:value="350.06083916752" calcext:value-type="float">
            <text:p>350,06</text:p>
          </table:table-cell>
          <table:table-cell office:value-type="float" office:value="404.197089862276" calcext:value-type="float">
            <text:p>404,20</text:p>
          </table:table-cell>
          <table:table-cell office:value-type="float" office:value="466.274440448059" calcext:value-type="float">
            <text:p>466,27</text:p>
          </table:table-cell>
          <table:table-cell office:value-type="float" office:value="458.553558527452" calcext:value-type="float">
            <text:p>458,55</text:p>
          </table:table-cell>
          <table:table-cell office:value-type="float" office:value="471.841791435925" calcext:value-type="float">
            <text:p>471,84</text:p>
          </table:table-cell>
          <table:table-cell office:value-type="float" office:value="527.699837938563" calcext:value-type="float">
            <text:p>527,70</text:p>
          </table:table-cell>
          <table:table-cell office:value-type="float" office:value="489.131819298193" calcext:value-type="float">
            <text:p>489,13</text:p>
          </table:table-cell>
          <table:table-cell office:value-type="float" office:value="507.100465561661" calcext:value-type="float">
            <text:p>507,10</text:p>
          </table:table-cell>
          <table:table-cell office:value-type="float" office:value="464.806392518724" calcext:value-type="float">
            <text:p>464,81</text:p>
          </table:table-cell>
          <table:table-cell office:value-type="float" office:value="451.927157929932" calcext:value-type="float">
            <text:p>451,93</text:p>
          </table:table-cell>
          <table:table-cell office:value-type="float" office:value="436.488351988266" calcext:value-type="float">
            <text:p>436,49</text:p>
          </table:table-cell>
          <table:table-cell office:value-type="float" office:value="405.605313664166" calcext:value-type="float">
            <text:p>405,61</text:p>
          </table:table-cell>
          <table:table-cell office:value-type="float" office:value="382.190173495711" calcext:value-type="float">
            <text:p>382,19</text:p>
          </table:table-cell>
          <table:table-cell office:value-type="float" office:value="573.653767611567" calcext:value-type="float">
            <text:p>573,65</text:p>
          </table:table-cell>
          <table:table-cell office:value-type="float" office:value="753.380786823367" calcext:value-type="float">
            <text:p>753,38</text:p>
          </table:table-cell>
          <table:table-cell office:value-type="float" office:value="842.813053188004" calcext:value-type="float">
            <text:p>842,81</text:p>
          </table:table-cell>
          <table:table-cell office:value-type="float" office:value="904.603402216593" calcext:value-type="float">
            <text:p>904,60</text:p>
          </table:table-cell>
          <table:table-cell office:value-type="float" office:value="863.779631511433" calcext:value-type="float">
            <text:p>863,78</text:p>
          </table:table-cell>
          <table:table-cell office:value-type="float" office:value="884.962674751359" calcext:value-type="float">
            <text:p>884,96</text:p>
          </table:table-cell>
          <table:table-cell office:value-type="float" office:value="890.99638326859" calcext:value-type="float">
            <text:p>891,00</text:p>
          </table:table-cell>
          <table:table-cell office:value-type="float" office:value="1199.95176611775" calcext:value-type="float">
            <text:p>1199,95</text:p>
          </table:table-cell>
          <table:table-cell office:value-type="float" office:value="1393.38636155716" calcext:value-type="float">
            <text:p>1393,39</text:p>
          </table:table-cell>
          <table:table-cell office:value-type="float" office:value="1328.81307401803" calcext:value-type="float">
            <text:p>1328,81</text:p>
          </table:table-cell>
          <table:table-cell office:value-type="float" office:value="1249.18349561088" calcext:value-type="float">
            <text:p>1249,18</text:p>
          </table:table-cell>
          <table:table-cell office:value-type="float" office:value="1276.4130001565" calcext:value-type="float">
            <text:p>1276,41</text:p>
          </table:table-cell>
          <table:table-cell office:value-type="float" office:value="1112.08144054711" calcext:value-type="float">
            <text:p>1112,08</text:p>
          </table:table-cell>
          <table:table-cell office:value-type="float" office:value="1115.33607520903" calcext:value-type="float">
            <text:p>1115,34</text:p>
          </table:table-cell>
          <table:table-cell office:value-type="float" office:value="1226.6126297762" calcext:value-type="float">
            <text:p>1226,61</text:p>
          </table:table-cell>
          <table:table-cell office:value-type="float" office:value="1299.15312598733" calcext:value-type="float">
            <text:p>1299,15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office:value-type="string" calcext:value-type="string">
            <text:p>Hong Kong, Región Administrativa Especial</text:p>
          </table:table-cell>
          <table:table-cell office:value-type="float" office:value="487.821134050813" calcext:value-type="float">
            <text:p>487,82</text:p>
          </table:table-cell>
          <table:table-cell office:value-type="float" office:value="565.727810358046" calcext:value-type="float">
            <text:p>565,73</text:p>
          </table:table-cell>
          <table:table-cell office:value-type="float" office:value="629.591525784494" calcext:value-type="float">
            <text:p>629,59</text:p>
          </table:table-cell>
          <table:table-cell office:value-type="float" office:value="676.805507110096" calcext:value-type="float">
            <text:p>676,81</text:p>
          </table:table-cell>
          <table:table-cell office:value-type="float" office:value="685.926614135084" calcext:value-type="float">
            <text:p>685,93</text:p>
          </table:table-cell>
          <table:table-cell office:value-type="float" office:value="723.239225616661" calcext:value-type="float">
            <text:p>723,24</text:p>
          </table:table-cell>
          <table:table-cell office:value-type="float" office:value="714.48296958061" calcext:value-type="float">
            <text:p>714,48</text:p>
          </table:table-cell>
          <table:table-cell office:value-type="float" office:value="825.523449142012" calcext:value-type="float">
            <text:p>825,52</text:p>
          </table:table-cell>
          <table:table-cell office:value-type="float" office:value="960.031961510704" calcext:value-type="float">
            <text:p>960,03</text:p>
          </table:table-cell>
          <table:table-cell office:value-type="float" office:value="1106.46971695915" calcext:value-type="float">
            <text:p>1106,47</text:p>
          </table:table-cell>
          <table:table-cell office:value-type="float" office:value="1384.73843732271" calcext:value-type="float">
            <text:p>1384,74</text:p>
          </table:table-cell>
          <table:table-cell office:value-type="float" office:value="1893.18124189464" calcext:value-type="float">
            <text:p>1893,18</text:p>
          </table:table-cell>
          <table:table-cell office:value-type="float" office:value="2144.60771295144" calcext:value-type="float">
            <text:p>2144,61</text:p>
          </table:table-cell>
          <table:table-cell office:value-type="float" office:value="2252.11188136859" calcext:value-type="float">
            <text:p>2252,11</text:p>
          </table:table-cell>
          <table:table-cell office:value-type="float" office:value="2850.0146101832" calcext:value-type="float">
            <text:p>2850,01</text:p>
          </table:table-cell>
          <table:table-cell office:value-type="float" office:value="3429.42027607254" calcext:value-type="float">
            <text:p>3429,42</text:p>
          </table:table-cell>
          <table:table-cell office:value-type="float" office:value="3923.94373132755" calcext:value-type="float">
            <text:p>3923,94</text:p>
          </table:table-cell>
          <table:table-cell office:value-type="float" office:value="4569.45370724224" calcext:value-type="float">
            <text:p>4569,45</text:p>
          </table:table-cell>
          <table:table-cell office:value-type="float" office:value="5700.41263435822" calcext:value-type="float">
            <text:p>5700,41</text:p>
          </table:table-cell>
          <table:table-cell office:value-type="float" office:value="5991.32026141972" calcext:value-type="float">
            <text:p>5991,32</text:p>
          </table:table-cell>
          <table:table-cell office:value-type="float" office:value="6133.78407860515" calcext:value-type="float">
            <text:p>6133,78</text:p>
          </table:table-cell>
          <table:table-cell office:value-type="float" office:value="5595.23513863846" calcext:value-type="float">
            <text:p>5595,24</text:p>
          </table:table-cell>
          <table:table-cell office:value-type="float" office:value="6208.22615937199" calcext:value-type="float">
            <text:p>6208,23</text:p>
          </table:table-cell>
          <table:table-cell office:value-type="float" office:value="6542.93153674313" calcext:value-type="float">
            <text:p>6542,93</text:p>
          </table:table-cell>
          <table:table-cell office:value-type="float" office:value="7435.03069759422" calcext:value-type="float">
            <text:p>7435,03</text:p>
          </table:table-cell>
          <table:table-cell office:value-type="float" office:value="9071.33260211718" calcext:value-type="float">
            <text:p>9071,33</text:p>
          </table:table-cell>
          <table:table-cell office:value-type="float" office:value="10609.7456394545" calcext:value-type="float">
            <text:p>10609,75</text:p>
          </table:table-cell>
          <table:table-cell office:value-type="float" office:value="12097.7751586818" calcext:value-type="float">
            <text:p>12097,78</text:p>
          </table:table-cell>
          <table:table-cell office:value-type="float" office:value="13485.5448929565" calcext:value-type="float">
            <text:p>13485,54</text:p>
          </table:table-cell>
          <table:table-cell office:value-type="float" office:value="15465.8588553349" calcext:value-type="float">
            <text:p>15465,86</text:p>
          </table:table-cell>
          <table:table-cell office:value-type="float" office:value="17976.4293827655" calcext:value-type="float">
            <text:p>17976,43</text:p>
          </table:table-cell>
          <table:table-cell office:value-type="float" office:value="20395.5173666776" calcext:value-type="float">
            <text:p>20395,52</text:p>
          </table:table-cell>
          <table:table-cell office:value-type="float" office:value="22502.5797409692" calcext:value-type="float">
            <text:p>22502,58</text:p>
          </table:table-cell>
          <table:table-cell office:value-type="float" office:value="23497.4923138193" calcext:value-type="float">
            <text:p>23497,49</text:p>
          </table:table-cell>
          <table:table-cell office:value-type="float" office:value="24818.1545523517" calcext:value-type="float">
            <text:p>24818,15</text:p>
          </table:table-cell>
          <table:table-cell office:value-type="float" office:value="27330.0333502807" calcext:value-type="float">
            <text:p>27330,03</text:p>
          </table:table-cell>
          <table:table-cell office:value-type="float" office:value="25808.970952453" calcext:value-type="float">
            <text:p>25808,97</text:p>
          </table:table-cell>
          <table:table-cell office:value-type="float" office:value="25091.6665997966" calcext:value-type="float">
            <text:p>25091,67</text:p>
          </table:table-cell>
          <table:table-cell office:value-type="float" office:value="25756.6637783278" calcext:value-type="float">
            <text:p>25756,66</text:p>
          </table:table-cell>
          <table:table-cell office:value-type="float" office:value="25230.2163329516" calcext:value-type="float">
            <text:p>25230,22</text:p>
          </table:table-cell>
          <table:table-cell office:value-type="float" office:value="24665.8899982779" calcext:value-type="float">
            <text:p>24665,89</text:p>
          </table:table-cell>
          <table:table-cell office:value-type="float" office:value="23977.0194516698" calcext:value-type="float">
            <text:p>23977,02</text:p>
          </table:table-cell>
          <table:table-cell office:value-type="float" office:value="24928.1003722551" calcext:value-type="float">
            <text:p>24928,10</text:p>
          </table:table-cell>
          <table:table-cell office:value-type="float" office:value="26649.750801707" calcext:value-type="float">
            <text:p>26649,75</text:p>
          </table:table-cell>
          <table:table-cell office:value-type="float" office:value="28224.2150609389" calcext:value-type="float">
            <text:p>28224,22</text:p>
          </table:table-cell>
          <table:table-cell office:value-type="float" office:value="30594.0178410231" calcext:value-type="float">
            <text:p>30594,02</text:p>
          </table:table-cell>
          <table:table-cell office:value-type="float" office:value="31515.6627713018" calcext:value-type="float">
            <text:p>31515,66</text:p>
          </table:table-cell>
          <table:table-cell office:value-type="float" office:value="30697.340383517" calcext:value-type="float">
            <text:p>30697,34</text:p>
          </table:table-cell>
          <table:table-cell office:value-type="float" office:value="32549.998231121" calcext:value-type="float">
            <text:p>32550,00</text:p>
          </table:table-cell>
          <table:table-cell office:value-type="float" office:value="35142.4879344543" calcext:value-type="float">
            <text:p>35142,49</text:p>
          </table:table-cell>
          <table:table-cell office:value-type="float" office:value="36730.8767001128" calcext:value-type="float">
            <text:p>36730,88</text:p>
          </table:table-cell>
          <table:table-cell office:value-type="float" office:value="38403.7777145477" calcext:value-type="float">
            <text:p>38403,78</text:p>
          </table:table-cell>
          <table:table-cell office:value-type="float" office:value="40315.2855640552" calcext:value-type="float">
            <text:p>40315,29</text:p>
          </table:table-cell>
          <table:table-cell office:value-type="float" office:value="42431.8882817277" calcext:value-type="float">
            <text:p>42431,89</text:p>
          </table:table-cell>
          <table:table-cell office:value-type="float" office:value="43734.2499937722" calcext:value-type="float">
            <text:p>43734,25</text:p>
          </table:table-cell>
          <table:table-cell office:value-type="float" office:value="46225.7818690007" calcext:value-type="float">
            <text:p>46225,78</text:p>
          </table:table-cell>
          <table:table-cell office:value-type="float" office:value="48675.6164599767" calcext:value-type="float">
            <text:p>48675,62</text:p>
          </table:table-cell>
        </table:table-row>
        <table:table-row table:style-name="ro1">
          <table:table-cell/>
          <table:table-cell office:value-type="string" calcext:value-type="string">
            <text:p>Mundo</text:p>
          </table:table-cell>
          <table:table-cell office:value-type="float" office:value="490.233475163294" calcext:value-type="float">
            <text:p>490,23</text:p>
          </table:table-cell>
          <table:table-cell office:value-type="float" office:value="517.337923506504" calcext:value-type="float">
            <text:p>517,34</text:p>
          </table:table-cell>
          <table:table-cell office:value-type="float" office:value="555.333159711518" calcext:value-type="float">
            <text:p>555,33</text:p>
          </table:table-cell>
          <table:table-cell office:value-type="float" office:value="592.561552109479" calcext:value-type="float">
            <text:p>592,56</text:p>
          </table:table-cell>
          <table:table-cell office:value-type="float" office:value="629.619622957789" calcext:value-type="float">
            <text:p>629,62</text:p>
          </table:table-cell>
          <table:table-cell office:value-type="float" office:value="656.804497192662" calcext:value-type="float">
            <text:p>656,80</text:p>
          </table:table-cell>
          <table:table-cell office:value-type="float" office:value="694.920293043219" calcext:value-type="float">
            <text:p>694,92</text:p>
          </table:table-cell>
          <table:table-cell office:value-type="float" office:value="750.796183115571" calcext:value-type="float">
            <text:p>750,80</text:p>
          </table:table-cell>
          <table:table-cell office:value-type="float" office:value="805.012469395985" calcext:value-type="float">
            <text:p>805,01</text:p>
          </table:table-cell>
          <table:table-cell office:value-type="float" office:value="871.569554634396" calcext:value-type="float">
            <text:p>871,57</text:p>
          </table:table-cell>
          <table:table-cell office:value-type="float" office:value="985.792351147742" calcext:value-type="float">
            <text:p>985,79</text:p>
          </table:table-cell>
          <table:table-cell office:value-type="float" office:value="1179.60974873148" calcext:value-type="float">
            <text:p>1179,61</text:p>
          </table:table-cell>
          <table:table-cell office:value-type="float" office:value="1334.49716645585" calcext:value-type="float">
            <text:p>1334,50</text:p>
          </table:table-cell>
          <table:table-cell office:value-type="float" office:value="1459.04081045736" calcext:value-type="float">
            <text:p>1459,04</text:p>
          </table:table-cell>
          <table:table-cell office:value-type="float" office:value="1558.829159403" calcext:value-type="float">
            <text:p>1558,83</text:p>
          </table:table-cell>
          <table:table-cell office:value-type="float" office:value="1731.71944502267" calcext:value-type="float">
            <text:p>1731,72</text:p>
          </table:table-cell>
          <table:table-cell office:value-type="float" office:value="2007.66076421302" calcext:value-type="float">
            <text:p>2007,66</text:p>
          </table:table-cell>
          <table:table-cell office:value-type="float" office:value="2291.56141550852" calcext:value-type="float">
            <text:p>2291,56</text:p>
          </table:table-cell>
          <table:table-cell office:value-type="float" office:value="2535.64156327849" calcext:value-type="float">
            <text:p>2535,64</text:p>
          </table:table-cell>
          <table:table-cell office:value-type="float" office:value="2579.61873384194" calcext:value-type="float">
            <text:p>2579,62</text:p>
          </table:table-cell>
          <table:table-cell office:value-type="float" office:value="2510.18114305107" calcext:value-type="float">
            <text:p>2510,18</text:p>
          </table:table-cell>
          <table:table-cell office:value-type="float" office:value="2516.02235059586" calcext:value-type="float">
            <text:p>2516,02</text:p>
          </table:table-cell>
          <table:table-cell office:value-type="float" office:value="2563.98939092758" calcext:value-type="float">
            <text:p>2563,99</text:p>
          </table:table-cell>
          <table:table-cell office:value-type="float" office:value="2646.86772787283" calcext:value-type="float">
            <text:p>2646,87</text:p>
          </table:table-cell>
          <table:table-cell office:value-type="float" office:value="3073.50886736729" calcext:value-type="float">
            <text:p>3073,51</text:p>
          </table:table-cell>
          <table:table-cell office:value-type="float" office:value="3435.67850857571" calcext:value-type="float">
            <text:p>3435,68</text:p>
          </table:table-cell>
          <table:table-cell office:value-type="float" office:value="3776.82137656269" calcext:value-type="float">
            <text:p>3776,82</text:p>
          </table:table-cell>
          <table:table-cell office:value-type="float" office:value="3874.86815497192" calcext:value-type="float">
            <text:p>3874,87</text:p>
          </table:table-cell>
          <table:table-cell office:value-type="float" office:value="4289.73810548992" calcext:value-type="float">
            <text:p>4289,74</text:p>
          </table:table-cell>
          <table:table-cell office:value-type="float" office:value="4466.40971261807" calcext:value-type="float">
            <text:p>4466,41</text:p>
          </table:table-cell>
          <table:table-cell office:value-type="float" office:value="4669.46826827885" calcext:value-type="float">
            <text:p>4669,47</text:p>
          </table:table-cell>
          <table:table-cell office:value-type="float" office:value="4670.93733341226" calcext:value-type="float">
            <text:p>4670,94</text:p>
          </table:table-cell>
          <table:table-cell office:value-type="float" office:value="4939.93266604745" calcext:value-type="float">
            <text:p>4939,93</text:p>
          </table:table-cell>
          <table:table-cell office:value-type="float" office:value="5408.86913000439" calcext:value-type="float">
            <text:p>5408,87</text:p>
          </table:table-cell>
          <table:table-cell office:value-type="float" office:value="5449.41910428466" calcext:value-type="float">
            <text:p>5449,42</text:p>
          </table:table-cell>
          <table:table-cell office:value-type="float" office:value="5353.18745352632" calcext:value-type="float">
            <text:p>5353,19</text:p>
          </table:table-cell>
          <table:table-cell office:value-type="float" office:value="5269.39323670252" calcext:value-type="float">
            <text:p>5269,39</text:p>
          </table:table-cell>
          <table:table-cell office:value-type="float" office:value="5392.06931963255" calcext:value-type="float">
            <text:p>5392,07</text:p>
          </table:table-cell>
          <table:table-cell office:value-type="float" office:value="5492.57536470208" calcext:value-type="float">
            <text:p>5492,58</text:p>
          </table:table-cell>
          <table:table-cell office:value-type="float" office:value="5391.23669624915" calcext:value-type="float">
            <text:p>5391,24</text:p>
          </table:table-cell>
          <table:table-cell office:value-type="float" office:value="5527.01135119937" calcext:value-type="float">
            <text:p>5527,01</text:p>
          </table:table-cell>
          <table:table-cell office:value-type="float" office:value="6123.76380373093" calcext:value-type="float">
            <text:p>6123,76</text:p>
          </table:table-cell>
          <table:table-cell office:value-type="float" office:value="6811.87571021188" calcext:value-type="float">
            <text:p>6811,88</text:p>
          </table:table-cell>
          <table:table-cell office:value-type="float" office:value="7287.00737540089" calcext:value-type="float">
            <text:p>7287,01</text:p>
          </table:table-cell>
          <table:table-cell office:value-type="float" office:value="7802.73174832636" calcext:value-type="float">
            <text:p>7802,73</text:p>
          </table:table-cell>
          <table:table-cell office:value-type="float" office:value="8684.22528637862" calcext:value-type="float">
            <text:p>8684,23</text:p>
          </table:table-cell>
          <table:table-cell office:value-type="float" office:value="9412.94028466805" calcext:value-type="float">
            <text:p>9412,94</text:p>
          </table:table-cell>
          <table:table-cell office:value-type="float" office:value="8820.01309507687" calcext:value-type="float">
            <text:p>8820,01</text:p>
          </table:table-cell>
          <table:table-cell office:value-type="float" office:value="9540.91249964725" calcext:value-type="float">
            <text:p>9540,91</text:p>
          </table:table-cell>
          <table:table-cell office:value-type="float" office:value="10478.7375496771" calcext:value-type="float">
            <text:p>10478,74</text:p>
          </table:table-cell>
          <table:table-cell office:value-type="float" office:value="10594.7913917327" calcext:value-type="float">
            <text:p>10594,79</text:p>
          </table:table-cell>
          <table:table-cell office:value-type="float" office:value="10770.8095521017" calcext:value-type="float">
            <text:p>10770,81</text:p>
          </table:table-cell>
          <table:table-cell office:value-type="float" office:value="10934.0156254724" calcext:value-type="float">
            <text:p>10934,02</text:p>
          </table:table-cell>
          <table:table-cell office:value-type="float" office:value="10224.0560726265" calcext:value-type="float">
            <text:p>10224,06</text:p>
          </table:table-cell>
          <table:table-cell office:value-type="float" office:value="10256.3368674078" calcext:value-type="float">
            <text:p>10256,34</text:p>
          </table:table-cell>
          <table:table-cell office:value-type="float" office:value="10777.7279982876" calcext:value-type="float">
            <text:p>10777,73</text:p>
          </table:table-cell>
          <table:table-cell office:value-type="float" office:value="11312.5551003357" calcext:value-type="float">
            <text:p>11312,56</text:p>
          </table:table-cell>
        </table:table-row>
        <table:table-row table:style-name="ro1">
          <table:table-cell/>
          <table:table-cell office:value-type="string" calcext:value-type="string">
            <text:p>Estados pequeos del Caribe</text:p>
          </table:table-cell>
          <table:table-cell office:value-type="float" office:value="493.461134418519" calcext:value-type="float">
            <text:p>493,46</text:p>
          </table:table-cell>
          <table:table-cell office:value-type="float" office:value="515.410837545254" calcext:value-type="float">
            <text:p>515,41</text:p>
          </table:table-cell>
          <table:table-cell office:value-type="float" office:value="546.537661088931" calcext:value-type="float">
            <text:p>546,54</text:p>
          </table:table-cell>
          <table:table-cell office:value-type="float" office:value="579.448366040524" calcext:value-type="float">
            <text:p>579,45</text:p>
          </table:table-cell>
          <table:table-cell office:value-type="float" office:value="619.831755722237" calcext:value-type="float">
            <text:p>619,83</text:p>
          </table:table-cell>
          <table:table-cell office:value-type="float" office:value="656.658860879823" calcext:value-type="float">
            <text:p>656,66</text:p>
          </table:table-cell>
          <table:table-cell office:value-type="float" office:value="644.262476411236" calcext:value-type="float">
            <text:p>644,26</text:p>
          </table:table-cell>
          <table:table-cell office:value-type="float" office:value="693.247808193242" calcext:value-type="float">
            <text:p>693,25</text:p>
          </table:table-cell>
          <table:table-cell office:value-type="float" office:value="753.19741696853" calcext:value-type="float">
            <text:p>753,20</text:p>
          </table:table-cell>
          <table:table-cell office:value-type="float" office:value="809.042058167633" calcext:value-type="float">
            <text:p>809,04</text:p>
          </table:table-cell>
          <table:table-cell office:value-type="float" office:value="923.140735622767" calcext:value-type="float">
            <text:p>923,14</text:p>
          </table:table-cell>
          <table:table-cell office:value-type="float" office:value="998.275409665869" calcext:value-type="float">
            <text:p>998,28</text:p>
          </table:table-cell>
          <table:table-cell office:value-type="float" office:value="1282.17227882234" calcext:value-type="float">
            <text:p>1282,17</text:p>
          </table:table-cell>
          <table:table-cell office:value-type="float" office:value="1481.34085847252" calcext:value-type="float">
            <text:p>1481,34</text:p>
          </table:table-cell>
          <table:table-cell office:value-type="float" office:value="1507.97504715147" calcext:value-type="float">
            <text:p>1507,98</text:p>
          </table:table-cell>
          <table:table-cell office:value-type="float" office:value="1732.26868809851" calcext:value-type="float">
            <text:p>1732,27</text:p>
          </table:table-cell>
          <table:table-cell office:value-type="float" office:value="1757.72363963126" calcext:value-type="float">
            <text:p>1757,72</text:p>
          </table:table-cell>
          <table:table-cell office:value-type="float" office:value="1998.03317414151" calcext:value-type="float">
            <text:p>1998,03</text:p>
          </table:table-cell>
          <table:table-cell office:value-type="float" office:value="2431.04087080805" calcext:value-type="float">
            <text:p>2431,04</text:p>
          </table:table-cell>
          <table:table-cell office:value-type="float" office:value="2650.46921976698" calcext:value-type="float">
            <text:p>2650,47</text:p>
          </table:table-cell>
          <table:table-cell office:value-type="float" office:value="2910.90477786465" calcext:value-type="float">
            <text:p>2910,90</text:p>
          </table:table-cell>
          <table:table-cell office:value-type="float" office:value="2912.07132559115" calcext:value-type="float">
            <text:p>2912,07</text:p>
          </table:table-cell>
          <table:table-cell office:value-type="float" office:value="2739.91846337874" calcext:value-type="float">
            <text:p>2739,92</text:p>
          </table:table-cell>
          <table:table-cell office:value-type="float" office:value="2681.31498449083" calcext:value-type="float">
            <text:p>2681,31</text:p>
          </table:table-cell>
          <table:table-cell office:value-type="float" office:value="2420.53582492213" calcext:value-type="float">
            <text:p>2420,54</text:p>
          </table:table-cell>
          <table:table-cell office:value-type="float" office:value="2583.01461382764" calcext:value-type="float">
            <text:p>2583,01</text:p>
          </table:table-cell>
          <table:table-cell office:value-type="float" office:value="2722.1349035381" calcext:value-type="float">
            <text:p>2722,13</text:p>
          </table:table-cell>
          <table:table-cell office:value-type="float" office:value="2768.47325744512" calcext:value-type="float">
            <text:p>2768,47</text:p>
          </table:table-cell>
          <table:table-cell office:value-type="float" office:value="2989.00230246152" calcext:value-type="float">
            <text:p>2989,00</text:p>
          </table:table-cell>
          <table:table-cell office:value-type="float" office:value="2932.36402331003" calcext:value-type="float">
            <text:p>2932,36</text:p>
          </table:table-cell>
          <table:table-cell office:value-type="float" office:value="2861.73528499211" calcext:value-type="float">
            <text:p>2861,74</text:p>
          </table:table-cell>
          <table:table-cell office:value-type="float" office:value="3064.43074458176" calcext:value-type="float">
            <text:p>3064,43</text:p>
          </table:table-cell>
          <table:table-cell office:value-type="float" office:value="3196.52031403933" calcext:value-type="float">
            <text:p>3196,52</text:p>
          </table:table-cell>
          <table:table-cell office:value-type="float" office:value="3502.23749736861" calcext:value-type="float">
            <text:p>3502,24</text:p>
          </table:table-cell>
          <table:table-cell office:value-type="float" office:value="3793.96402997373" calcext:value-type="float">
            <text:p>3793,96</text:p>
          </table:table-cell>
          <table:table-cell office:value-type="float" office:value="4412.22954115835" calcext:value-type="float">
            <text:p>4412,23</text:p>
          </table:table-cell>
          <table:table-cell office:value-type="float" office:value="4680.97443004169" calcext:value-type="float">
            <text:p>4680,97</text:p>
          </table:table-cell>
          <table:table-cell office:value-type="float" office:value="4927.32914249692" calcext:value-type="float">
            <text:p>4927,33</text:p>
          </table:table-cell>
          <table:table-cell office:value-type="float" office:value="5247.24545592336" calcext:value-type="float">
            <text:p>5247,25</text:p>
          </table:table-cell>
          <table:table-cell office:value-type="float" office:value="5369.77711843079" calcext:value-type="float">
            <text:p>5369,78</text:p>
          </table:table-cell>
          <table:table-cell office:value-type="float" office:value="5595.47101706991" calcext:value-type="float">
            <text:p>5595,47</text:p>
          </table:table-cell>
          <table:table-cell office:value-type="float" office:value="5938.81900982942" calcext:value-type="float">
            <text:p>5938,82</text:p>
          </table:table-cell>
          <table:table-cell office:value-type="float" office:value="6453.99236189768" calcext:value-type="float">
            <text:p>6453,99</text:p>
          </table:table-cell>
          <table:table-cell office:value-type="float" office:value="7249.13730932793" calcext:value-type="float">
            <text:p>7249,14</text:p>
          </table:table-cell>
          <table:table-cell office:value-type="float" office:value="8044.48167360016" calcext:value-type="float">
            <text:p>8044,48</text:p>
          </table:table-cell>
          <table:table-cell office:value-type="float" office:value="8913.34457775968" calcext:value-type="float">
            <text:p>8913,34</text:p>
          </table:table-cell>
          <table:table-cell office:value-type="float" office:value="10046.5067953363" calcext:value-type="float">
            <text:p>10046,51</text:p>
          </table:table-cell>
          <table:table-cell office:value-type="float" office:value="8398.66473543106" calcext:value-type="float">
            <text:p>8398,66</text:p>
          </table:table-cell>
          <table:table-cell office:value-type="float" office:value="9074.32439071976" calcext:value-type="float">
            <text:p>9074,32</text:p>
          </table:table-cell>
          <table:table-cell office:value-type="float" office:value="9743.18186923232" calcext:value-type="float">
            <text:p>9743,18</text:p>
          </table:table-cell>
          <table:table-cell office:value-type="float" office:value="9994.04875910757" calcext:value-type="float">
            <text:p>9994,05</text:p>
          </table:table-cell>
          <table:table-cell office:value-type="float" office:value="10114.7934216653" calcext:value-type="float">
            <text:p>10114,79</text:p>
          </table:table-cell>
          <table:table-cell office:value-type="float" office:value="10174.9211862428" calcext:value-type="float">
            <text:p>10174,92</text:p>
          </table:table-cell>
          <table:table-cell office:value-type="float" office:value="9920.62652056646" calcext:value-type="float">
            <text:p>9920,63</text:p>
          </table:table-cell>
          <table:table-cell office:value-type="float" office:value="9368.93139391198" calcext:value-type="float">
            <text:p>9368,93</text:p>
          </table:table-cell>
          <table:table-cell office:value-type="float" office:value="9515.00723984743" calcext:value-type="float">
            <text:p>9515,01</text:p>
          </table:table-cell>
          <table:table-cell office:value-type="float" office:value="9991.01614896676" calcext:value-type="float">
            <text:p>9991,02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España</text:p>
          </table:table-cell>
          <table:table-cell office:value-type="float" office:value="520.206131380005" calcext:value-type="float">
            <text:p>520,21</text:p>
          </table:table-cell>
          <table:table-cell office:value-type="float" office:value="609.487384056513" calcext:value-type="float">
            <text:p>609,49</text:p>
          </table:table-cell>
          <table:table-cell office:value-type="float" office:value="675.241639141208" calcext:value-type="float">
            <text:p>675,24</text:p>
          </table:table-cell>
          <table:table-cell office:value-type="float" office:value="774.761609330096" calcext:value-type="float">
            <text:p>774,76</text:p>
          </table:table-cell>
          <table:table-cell office:value-type="float" office:value="889.659872011529" calcext:value-type="float">
            <text:p>889,66</text:p>
          </table:table-cell>
          <table:table-cell office:value-type="float" office:value="968.306781765983" calcext:value-type="float">
            <text:p>968,31</text:p>
          </table:table-cell>
          <table:table-cell office:value-type="float" office:value="950.545740593734" calcext:value-type="float">
            <text:p>950,55</text:p>
          </table:table-cell>
          <table:table-cell office:value-type="float" office:value="1077.67869994591" calcext:value-type="float">
            <text:p>1077,68</text:p>
          </table:table-cell>
          <table:table-cell office:value-type="float" office:value="1212.28935451199" calcext:value-type="float">
            <text:p>1212,29</text:p>
          </table:table-cell>
          <table:table-cell office:value-type="float" office:value="1362.16551714169" calcext:value-type="float">
            <text:p>1362,17</text:p>
          </table:table-cell>
          <table:table-cell office:value-type="float" office:value="1708.80864373509" calcext:value-type="float">
            <text:p>1708,81</text:p>
          </table:table-cell>
          <table:table-cell office:value-type="float" office:value="2247.55340957691" calcext:value-type="float">
            <text:p>2247,55</text:p>
          </table:table-cell>
          <table:table-cell office:value-type="float" office:value="2749.92463085" calcext:value-type="float">
            <text:p>2749,92</text:p>
          </table:table-cell>
          <table:table-cell office:value-type="float" office:value="3209.83742074469" calcext:value-type="float">
            <text:p>3209,84</text:p>
          </table:table-cell>
          <table:table-cell office:value-type="float" office:value="3279.31264308775" calcext:value-type="float">
            <text:p>3279,31</text:p>
          </table:table-cell>
          <table:table-cell office:value-type="float" office:value="3627.59063324257" calcext:value-type="float">
            <text:p>3627,59</text:p>
          </table:table-cell>
          <table:table-cell office:value-type="float" office:value="4356.43920265176" calcext:value-type="float">
            <text:p>4356,44</text:p>
          </table:table-cell>
          <table:table-cell office:value-type="float" office:value="5770.21462719531" calcext:value-type="float">
            <text:p>5770,21</text:p>
          </table:table-cell>
          <table:table-cell office:value-type="float" office:value="6208.5780190814" calcext:value-type="float">
            <text:p>6208,58</text:p>
          </table:table-cell>
          <table:table-cell office:value-type="float" office:value="5371.16642209158" calcext:value-type="float">
            <text:p>5371,17</text:p>
          </table:table-cell>
          <table:table-cell office:value-type="float" office:value="5159.70863304073" calcext:value-type="float">
            <text:p>5159,71</text:p>
          </table:table-cell>
          <table:table-cell office:value-type="float" office:value="4478.50028865387" calcext:value-type="float">
            <text:p>4478,50</text:p>
          </table:table-cell>
          <table:table-cell office:value-type="float" office:value="4489.98895204895" calcext:value-type="float">
            <text:p>4489,99</text:p>
          </table:table-cell>
          <table:table-cell office:value-type="float" office:value="4699.65577384675" calcext:value-type="float">
            <text:p>4699,66</text:p>
          </table:table-cell>
          <table:table-cell office:value-type="float" office:value="6513.50327963098" calcext:value-type="float">
            <text:p>6513,50</text:p>
          </table:table-cell>
          <table:table-cell office:value-type="float" office:value="8239.6138155813" calcext:value-type="float">
            <text:p>8239,61</text:p>
          </table:table-cell>
          <table:table-cell office:value-type="float" office:value="9703.123841794" calcext:value-type="float">
            <text:p>9703,12</text:p>
          </table:table-cell>
          <table:table-cell office:value-type="float" office:value="10681.9712029257" calcext:value-type="float">
            <text:p>10681,97</text:p>
          </table:table-cell>
          <table:table-cell office:value-type="float" office:value="13804.8768037932" calcext:value-type="float">
            <text:p>13804,88</text:p>
          </table:table-cell>
          <table:table-cell office:value-type="float" office:value="14811.9028112693" calcext:value-type="float">
            <text:p>14811,90</text:p>
          </table:table-cell>
          <table:table-cell office:value-type="float" office:value="16112.1889276669" calcext:value-type="float">
            <text:p>16112,19</text:p>
          </table:table-cell>
          <table:table-cell office:value-type="float" office:value="13339.9085669964" calcext:value-type="float">
            <text:p>13339,91</text:p>
          </table:table-cell>
          <table:table-cell office:value-type="float" office:value="13415.287013608" calcext:value-type="float">
            <text:p>13415,29</text:p>
          </table:table-cell>
          <table:table-cell office:value-type="float" office:value="15471.962716535" calcext:value-type="float">
            <text:p>15471,96</text:p>
          </table:table-cell>
          <table:table-cell office:value-type="float" office:value="16109.0843985284" calcext:value-type="float">
            <text:p>16109,08</text:p>
          </table:table-cell>
          <table:table-cell office:value-type="float" office:value="14730.7971752046" calcext:value-type="float">
            <text:p>14730,80</text:p>
          </table:table-cell>
          <table:table-cell office:value-type="float" office:value="15394.3514628249" calcext:value-type="float">
            <text:p>15394,35</text:p>
          </table:table-cell>
          <table:table-cell office:value-type="float" office:value="15715.3322713275" calcext:value-type="float">
            <text:p>15715,33</text:p>
          </table:table-cell>
          <table:table-cell office:value-type="float" office:value="14713.0657111519" calcext:value-type="float">
            <text:p>14713,07</text:p>
          </table:table-cell>
          <table:table-cell office:value-type="float" office:value="15355.7031663439" calcext:value-type="float">
            <text:p>15355,70</text:p>
          </table:table-cell>
          <table:table-cell office:value-type="float" office:value="17025.5319828692" calcext:value-type="float">
            <text:p>17025,53</text:p>
          </table:table-cell>
          <table:table-cell office:value-type="float" office:value="21463.4426577449" calcext:value-type="float">
            <text:p>21463,44</text:p>
          </table:table-cell>
          <table:table-cell office:value-type="float" office:value="24861.2827964413" calcext:value-type="float">
            <text:p>24861,28</text:p>
          </table:table-cell>
          <table:table-cell office:value-type="float" office:value="26419.2968638221" calcext:value-type="float">
            <text:p>26419,30</text:p>
          </table:table-cell>
          <table:table-cell office:value-type="float" office:value="28365.3134896346" calcext:value-type="float">
            <text:p>28365,31</text:p>
          </table:table-cell>
          <table:table-cell office:value-type="float" office:value="32549.9709785513" calcext:value-type="float">
            <text:p>32549,97</text:p>
          </table:table-cell>
          <table:table-cell office:value-type="float" office:value="35366.2596011983" calcext:value-type="float">
            <text:p>35366,26</text:p>
          </table:table-cell>
          <table:table-cell office:value-type="float" office:value="32042.4740786617" calcext:value-type="float">
            <text:p>32042,47</text:p>
          </table:table-cell>
          <table:table-cell office:value-type="float" office:value="30502.7197080776" calcext:value-type="float">
            <text:p>30502,72</text:p>
          </table:table-cell>
          <table:table-cell office:value-type="float" office:value="31636.4463142558" calcext:value-type="float">
            <text:p>31636,45</text:p>
          </table:table-cell>
          <table:table-cell office:value-type="float" office:value="28324.4293363918" calcext:value-type="float">
            <text:p>28324,43</text:p>
          </table:table-cell>
          <table:table-cell office:value-type="float" office:value="29059.5479522321" calcext:value-type="float">
            <text:p>29059,55</text:p>
          </table:table-cell>
          <table:table-cell office:value-type="float" office:value="29461.5503337389" calcext:value-type="float">
            <text:p>29461,55</text:p>
          </table:table-cell>
          <table:table-cell office:value-type="float" office:value="25732.0183647454" calcext:value-type="float">
            <text:p>25732,02</text:p>
          </table:table-cell>
          <table:table-cell office:value-type="float" office:value="26505.6243284919" calcext:value-type="float">
            <text:p>26505,62</text:p>
          </table:table-cell>
          <table:table-cell office:value-type="float" office:value="28100.8522848303" calcext:value-type="float">
            <text:p>28100,85</text:p>
          </table:table-cell>
          <table:table-cell office:value-type="float" office:value="30370.8923252247" calcext:value-type="float">
            <text:p>30370,89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Panamá</text:p>
          </table:table-cell>
          <table:table-cell office:value-type="float" office:value="542.327283735111" calcext:value-type="float">
            <text:p>542,33</text:p>
          </table:table-cell>
          <table:table-cell office:value-type="float" office:value="583.413445433772" calcext:value-type="float">
            <text:p>583,41</text:p>
          </table:table-cell>
          <table:table-cell office:value-type="float" office:value="608.100484905561" calcext:value-type="float">
            <text:p>608,10</text:p>
          </table:table-cell>
          <table:table-cell office:value-type="float" office:value="648.437068572737" calcext:value-type="float">
            <text:p>648,44</text:p>
          </table:table-cell>
          <table:table-cell office:value-type="float" office:value="686.07193453889" calcext:value-type="float">
            <text:p>686,07</text:p>
          </table:table-cell>
          <table:table-cell office:value-type="float" office:value="742.11353649131" calcext:value-type="float">
            <text:p>742,11</text:p>
          </table:table-cell>
          <table:table-cell office:value-type="float" office:value="775.643092587907" calcext:value-type="float">
            <text:p>775,64</text:p>
          </table:table-cell>
          <table:table-cell office:value-type="float" office:value="827.173326307619" calcext:value-type="float">
            <text:p>827,17</text:p>
          </table:table-cell>
          <table:table-cell office:value-type="float" office:value="889.238293012832" calcext:value-type="float">
            <text:p>889,24</text:p>
          </table:table-cell>
          <table:table-cell office:value-type="float" office:value="974.936999909794" calcext:value-type="float">
            <text:p>974,94</text:p>
          </table:table-cell>
          <table:table-cell office:value-type="float" office:value="1040.81096109208" calcext:value-type="float">
            <text:p>1040,81</text:p>
          </table:table-cell>
          <table:table-cell office:value-type="float" office:value="1157.62128511044" calcext:value-type="float">
            <text:p>1157,62</text:p>
          </table:table-cell>
          <table:table-cell office:value-type="float" office:value="1287.95647460293" calcext:value-type="float">
            <text:p>1287,96</text:p>
          </table:table-cell>
          <table:table-cell office:value-type="float" office:value="1395.47938329232" calcext:value-type="float">
            <text:p>1395,48</text:p>
          </table:table-cell>
          <table:table-cell office:value-type="float" office:value="1444.75543994016" calcext:value-type="float">
            <text:p>1444,76</text:p>
          </table:table-cell>
          <table:table-cell office:value-type="float" office:value="1489.96729785613" calcext:value-type="float">
            <text:p>1489,97</text:p>
          </table:table-cell>
          <table:table-cell office:value-type="float" office:value="1721.77737069789" calcext:value-type="float">
            <text:p>1721,78</text:p>
          </table:table-cell>
          <table:table-cell office:value-type="float" office:value="1918.16078670163" calcext:value-type="float">
            <text:p>1918,16</text:p>
          </table:table-cell>
          <table:table-cell office:value-type="float" office:value="2332.12874282217" calcext:value-type="float">
            <text:p>2332,13</text:p>
          </table:table-cell>
          <table:table-cell office:value-type="float" office:value="2577.73753918491" calcext:value-type="float">
            <text:p>2577,74</text:p>
          </table:table-cell>
          <table:table-cell office:value-type="float" office:value="2782.27772106375" calcext:value-type="float">
            <text:p>2782,28</text:p>
          </table:table-cell>
          <table:table-cell office:value-type="float" office:value="2791.77509355" calcext:value-type="float">
            <text:p>2791,78</text:p>
          </table:table-cell>
          <table:table-cell office:value-type="float" office:value="2849.06044025664" calcext:value-type="float">
            <text:p>2849,06</text:p>
          </table:table-cell>
          <table:table-cell office:value-type="float" office:value="2947.69022724846" calcext:value-type="float">
            <text:p>2947,69</text:p>
          </table:table-cell>
          <table:table-cell office:value-type="float" office:value="2996.62076261847" calcext:value-type="float">
            <text:p>2996,62</text:p>
          </table:table-cell>
          <table:table-cell office:value-type="float" office:value="2945.16297539883" calcext:value-type="float">
            <text:p>2945,16</text:p>
          </table:table-cell>
          <table:table-cell office:value-type="float" office:value="2492.14958850369" calcext:value-type="float">
            <text:p>2492,15</text:p>
          </table:table-cell>
          <table:table-cell office:value-type="float" office:value="2446.22889892065" calcext:value-type="float">
            <text:p>2446,23</text:p>
          </table:table-cell>
          <table:table-cell office:value-type="float" office:value="2603.84662236786" calcext:value-type="float">
            <text:p>2603,85</text:p>
          </table:table-cell>
          <table:table-cell office:value-type="float" office:value="2803.94159131678" calcext:value-type="float">
            <text:p>2803,94</text:p>
          </table:table-cell>
          <table:table-cell office:value-type="float" office:value="3122.08125610939" calcext:value-type="float">
            <text:p>3122,08</text:p>
          </table:table-cell>
          <table:table-cell office:value-type="float" office:value="3339.91945481788" calcext:value-type="float">
            <text:p>3339,92</text:p>
          </table:table-cell>
          <table:table-cell office:value-type="float" office:value="3489.15240622983" calcext:value-type="float">
            <text:p>3489,15</text:p>
          </table:table-cell>
          <table:table-cell office:value-type="float" office:value="3494.51601434918" calcext:value-type="float">
            <text:p>3494,52</text:p>
          </table:table-cell>
          <table:table-cell office:value-type="float" office:value="3529.85222210421" calcext:value-type="float">
            <text:p>3529,85</text:p>
          </table:table-cell>
          <table:table-cell office:value-type="float" office:value="3741.2794643705" calcext:value-type="float">
            <text:p>3741,28</text:p>
          </table:table-cell>
          <table:table-cell office:value-type="float" office:value="3974.66703475859" calcext:value-type="float">
            <text:p>3974,67</text:p>
          </table:table-cell>
          <table:table-cell office:value-type="float" office:value="4082.61595667199" calcext:value-type="float">
            <text:p>4082,62</text:p>
          </table:table-cell>
          <table:table-cell office:value-type="float" office:value="4060.32449292618" calcext:value-type="float">
            <text:p>4060,32</text:p>
          </table:table-cell>
          <table:table-cell office:value-type="float" office:value="4046.41998052853" calcext:value-type="float">
            <text:p>4046,42</text:p>
          </table:table-cell>
          <table:table-cell office:value-type="float" office:value="4126.24155814134" calcext:value-type="float">
            <text:p>4126,24</text:p>
          </table:table-cell>
          <table:table-cell office:value-type="float" office:value="4267.30332484899" calcext:value-type="float">
            <text:p>4267,30</text:p>
          </table:table-cell>
          <table:table-cell office:value-type="float" office:value="4592.15261354224" calcext:value-type="float">
            <text:p>4592,15</text:p>
          </table:table-cell>
          <table:table-cell office:value-type="float" office:value="4916.91499382773" calcext:value-type="float">
            <text:p>4916,91</text:p>
          </table:table-cell>
          <table:table-cell office:value-type="float" office:value="5348.89529216615" calcext:value-type="float">
            <text:p>5348,90</text:p>
          </table:table-cell>
          <table:table-cell office:value-type="float" office:value="6166.18072053682" calcext:value-type="float">
            <text:p>6166,18</text:p>
          </table:table-cell>
          <table:table-cell office:value-type="float" office:value="7154.274496019" calcext:value-type="float">
            <text:p>7154,27</text:p>
          </table:table-cell>
          <table:table-cell office:value-type="float" office:value="7576.14046655482" calcext:value-type="float">
            <text:p>7576,14</text:p>
          </table:table-cell>
          <table:table-cell office:value-type="float" office:value="8082.02845866252" calcext:value-type="float">
            <text:p>8082,03</text:p>
          </table:table-cell>
          <table:table-cell office:value-type="float" office:value="9358.25147451101" calcext:value-type="float">
            <text:p>9358,25</text:p>
          </table:table-cell>
          <table:table-cell office:value-type="float" office:value="10722.2836326295" calcext:value-type="float">
            <text:p>10722,28</text:p>
          </table:table-cell>
          <table:table-cell office:value-type="float" office:value="11889.1276274385" calcext:value-type="float">
            <text:p>11889,13</text:p>
          </table:table-cell>
          <table:table-cell office:value-type="float" office:value="12796.0700430496" calcext:value-type="float">
            <text:p>12796,07</text:p>
          </table:table-cell>
          <table:table-cell office:value-type="float" office:value="13630.3079737945" calcext:value-type="float">
            <text:p>13630,31</text:p>
          </table:table-cell>
          <table:table-cell office:value-type="float" office:value="14356.3240541798" calcext:value-type="float">
            <text:p>14356,32</text:p>
          </table:table-cell>
          <table:table-cell office:value-type="float" office:value="15166.124432066" calcext:value-type="float">
            <text:p>15166,12</text:p>
          </table:table-cell>
          <table:table-cell office:value-type="float" office:value="15575.0725482915" calcext:value-type="float">
            <text:p>15575,07</text:p>
          </table:table-cell>
        </table:table-row>
        <table:table-row table:style-name="ro1">
          <table:table-cell office:value-type="string" calcext:value-type="string">
            <text:p>NPL</text:p>
          </table:table-cell>
          <table:table-cell office:value-type="string" calcext:value-type="string">
            <text:p>Nepal</text:p>
          </table:table-cell>
          <table:table-cell office:value-type="float" office:value="55.0256994601707" calcext:value-type="float">
            <text:p>55,03</text:p>
          </table:table-cell>
          <table:table-cell office:value-type="float" office:value="46.8614488384859" calcext:value-type="float">
            <text:p>46,86</text:p>
          </table:table-cell>
          <table:table-cell office:value-type="float" office:value="46.0033654877321" calcext:value-type="float">
            <text:p>46,00</text:p>
          </table:table-cell>
          <table:table-cell office:value-type="float" office:value="67.0074709698086" calcext:value-type="float">
            <text:p>67,01</text:p>
          </table:table-cell>
          <table:table-cell office:value-type="float" office:value="81.1644296313439" calcext:value-type="float">
            <text:p>81,16</text:p>
          </table:table-cell>
          <table:table-cell office:value-type="float" office:value="73.9678877627124" calcext:value-type="float">
            <text:p>73,97</text:p>
          </table:table-cell>
          <table:table-cell office:value-type="float" office:value="66.5488999419359" calcext:value-type="float">
            <text:p>66,55</text:p>
          </table:table-cell>
          <table:table-cell office:value-type="float" office:value="66.638362678968" calcext:value-type="float">
            <text:p>66,64</text:p>
          </table:table-cell>
          <table:table-cell office:value-type="float" office:value="71.7186030144516" calcext:value-type="float">
            <text:p>71,72</text:p>
          </table:table-cell>
          <table:table-cell office:value-type="float" office:value="71.6298897227323" calcext:value-type="float">
            <text:p>71,63</text:p>
          </table:table-cell>
          <table:table-cell office:value-type="float" office:value="81.3865859346929" calcext:value-type="float">
            <text:p>81,39</text:p>
          </table:table-cell>
          <table:table-cell office:value-type="float" office:value="75.6369548539269" calcext:value-type="float">
            <text:p>75,64</text:p>
          </table:table-cell>
          <table:table-cell office:value-type="float" office:value="92.7522223287054" calcext:value-type="float">
            <text:p>92,75</text:p>
          </table:table-cell>
          <table:table-cell office:value-type="float" office:value="117.417729309036" calcext:value-type="float">
            <text:p>117,42</text:p>
          </table:table-cell>
          <table:table-cell office:value-type="float" office:value="105.892784722432" calcext:value-type="float">
            <text:p>105,89</text:p>
          </table:table-cell>
          <table:table-cell office:value-type="float" office:value="98.5420003912026" calcext:value-type="float">
            <text:p>98,54</text:p>
          </table:table-cell>
          <table:table-cell office:value-type="float" office:value="111.806707280971" calcext:value-type="float">
            <text:p>111,81</text:p>
          </table:table-cell>
          <table:table-cell office:value-type="float" office:value="126.133335409154" calcext:value-type="float">
            <text:p>126,13</text:p>
          </table:table-cell>
          <table:table-cell office:value-type="float" office:value="129.586074169654" calcext:value-type="float">
            <text:p>129,59</text:p>
          </table:table-cell>
          <table:table-cell office:value-type="float" office:value="148.080253673998" calcext:value-type="float">
            <text:p>148,08</text:p>
          </table:table-cell>
          <table:table-cell office:value-type="float" office:value="152.289669755426" calcext:value-type="float">
            <text:p>152,29</text:p>
          </table:table-cell>
          <table:table-cell office:value-type="float" office:value="151.992610182449" calcext:value-type="float">
            <text:p>151,99</text:p>
          </table:table-cell>
          <table:table-cell office:value-type="float" office:value="156.650682285876" calcext:value-type="float">
            <text:p>156,65</text:p>
          </table:table-cell>
          <table:table-cell office:value-type="float" office:value="155.407864460647" calcext:value-type="float">
            <text:p>155,41</text:p>
          </table:table-cell>
          <table:table-cell office:value-type="float" office:value="165.361867558457" calcext:value-type="float">
            <text:p>165,36</text:p>
          </table:table-cell>
          <table:table-cell office:value-type="float" office:value="167.799982645133" calcext:value-type="float">
            <text:p>167,80</text:p>
          </table:table-cell>
          <table:table-cell office:value-type="float" office:value="193.499669428707" calcext:value-type="float">
            <text:p>193,50</text:p>
          </table:table-cell>
          <table:table-cell office:value-type="float" office:value="191.120780796517" calcext:value-type="float">
            <text:p>191,12</text:p>
          </table:table-cell>
          <table:table-cell office:value-type="float" office:value="191.878904234015" calcext:value-type="float">
            <text:p>191,88</text:p>
          </table:table-cell>
          <table:table-cell office:value-type="float" office:value="202.080609959459" calcext:value-type="float">
            <text:p>202,08</text:p>
          </table:table-cell>
          <table:table-cell office:value-type="float" office:value="170.586668349779" calcext:value-type="float">
            <text:p>170,59</text:p>
          </table:table-cell>
          <table:table-cell office:value-type="float" office:value="178.625970342407" calcext:value-type="float">
            <text:p>178,63</text:p>
          </table:table-cell>
          <table:table-cell office:value-type="float" office:value="193.279505015758" calcext:value-type="float">
            <text:p>193,28</text:p>
          </table:table-cell>
          <table:table-cell office:value-type="float" office:value="203.980809002282" calcext:value-type="float">
            <text:p>203,98</text:p>
          </table:table-cell>
          <table:table-cell office:value-type="float" office:value="204.685755187214" calcext:value-type="float">
            <text:p>204,69</text:p>
          </table:table-cell>
          <table:table-cell office:value-type="float" office:value="217.78795301415" calcext:value-type="float">
            <text:p>217,79</text:p>
          </table:table-cell>
          <table:table-cell office:value-type="float" office:value="210.611487810509" calcext:value-type="float">
            <text:p>210,61</text:p>
          </table:table-cell>
          <table:table-cell office:value-type="float" office:value="214.106766990624" calcext:value-type="float">
            <text:p>214,11</text:p>
          </table:table-cell>
          <table:table-cell office:value-type="float" office:value="229.4902871214" calcext:value-type="float">
            <text:p>229,49</text:p>
          </table:table-cell>
          <table:table-cell office:value-type="float" office:value="246.725628999885" calcext:value-type="float">
            <text:p>246,73</text:p>
          </table:table-cell>
          <table:table-cell office:value-type="float" office:value="244.720823729325" calcext:value-type="float">
            <text:p>244,72</text:p>
          </table:table-cell>
          <table:table-cell office:value-type="float" office:value="252.40243228149" calcext:value-type="float">
            <text:p>252,40</text:p>
          </table:table-cell>
          <table:table-cell office:value-type="float" office:value="286.157593788411" calcext:value-type="float">
            <text:p>286,16</text:p>
          </table:table-cell>
          <table:table-cell office:value-type="float" office:value="315.805629997361" calcext:value-type="float">
            <text:p>315,81</text:p>
          </table:table-cell>
          <table:table-cell office:value-type="float" office:value="346.945251393727" calcext:value-type="float">
            <text:p>346,95</text:p>
          </table:table-cell>
          <table:table-cell office:value-type="float" office:value="391.380131359361" calcext:value-type="float">
            <text:p>391,38</text:p>
          </table:table-cell>
          <table:table-cell office:value-type="float" office:value="470.455547251206" calcext:value-type="float">
            <text:p>470,46</text:p>
          </table:table-cell>
          <table:table-cell office:value-type="float" office:value="478.173181617538" calcext:value-type="float">
            <text:p>478,17</text:p>
          </table:table-cell>
          <table:table-cell office:value-type="float" office:value="592.401097450929" calcext:value-type="float">
            <text:p>592,40</text:p>
          </table:table-cell>
          <table:table-cell office:value-type="float" office:value="699.429337677581" calcext:value-type="float">
            <text:p>699,43</text:p>
          </table:table-cell>
          <table:table-cell office:value-type="float" office:value="698.466479416086" calcext:value-type="float">
            <text:p>698,47</text:p>
          </table:table-cell>
          <table:table-cell office:value-type="float" office:value="715.923743046061" calcext:value-type="float">
            <text:p>715,92</text:p>
          </table:table-cell>
          <table:table-cell office:value-type="float" office:value="743.413381296219" calcext:value-type="float">
            <text:p>743,41</text:p>
          </table:table-cell>
          <table:table-cell office:value-type="float" office:value="792.552890593381" calcext:value-type="float">
            <text:p>792,55</text:p>
          </table:table-cell>
          <table:table-cell office:value-type="float" office:value="777.147595512165" calcext:value-type="float">
            <text:p>777,15</text:p>
          </table:table-cell>
          <table:table-cell office:value-type="float" office:value="911.444266508683" calcext:value-type="float">
            <text:p>911,44</text:p>
          </table:table-cell>
          <table:table-cell office:value-type="float" office:value="1033.91243082634" calcext:value-type="float">
            <text:p>1033,91</text:p>
          </table:table-cell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 office:value-type="float" office:value="58.4580149495439" calcext:value-type="float">
            <text:p>58,46</text:p>
          </table:table-cell>
          <table:table-cell office:value-type="float" office:value="78.7063875407802" calcext:value-type="float">
            <text:p>78,71</text:p>
          </table:table-cell>
          <table:table-cell office:value-type="float" office:value="82.0952307131832" calcext:value-type="float">
            <text:p>82,10</text:p>
          </table:table-cell>
          <table:table-cell office:value-type="float" office:value="101.108304853377" calcext:value-type="float">
            <text:p>101,11</text:p>
          </table:table-cell>
          <table:table-cell office:value-type="float" office:value="137.594352053111" calcext:value-type="float">
            <text:p>137,59</text:p>
          </table:table-cell>
          <table:table-cell office:value-type="float" office:value="160.898588872438" calcext:value-type="float">
            <text:p>160,90</text:p>
          </table:table-cell>
          <table:table-cell office:value-type="float" office:value="129.108323102596" calcext:value-type="float">
            <text:p>129,11</text:p>
          </table:table-cell>
          <table:table-cell office:value-type="float" office:value="129.329712876621" calcext:value-type="float">
            <text:p>129,33</text:p>
          </table:table-cell>
          <table:table-cell office:value-type="float" office:value="156.518939442982" calcext:value-type="float">
            <text:p>156,52</text:p>
          </table:table-cell>
          <table:table-cell office:value-type="float" office:value="159.567578521888" calcext:value-type="float">
            <text:p>159,57</text:p>
          </table:table-cell>
          <table:table-cell office:value-type="float" office:value="135.31730831433" calcext:value-type="float">
            <text:p>135,32</text:p>
          </table:table-cell>
          <table:table-cell office:value-type="float" office:value="143.144649500081" calcext:value-type="float">
            <text:p>143,14</text:p>
          </table:table-cell>
          <table:table-cell office:value-type="float" office:value="173.653764639169" calcext:value-type="float">
            <text:p>173,65</text:p>
          </table:table-cell>
          <table:table-cell office:value-type="float" office:value="186.510897140201" calcext:value-type="float">
            <text:p>186,51</text:p>
          </table:table-cell>
          <table:table-cell office:value-type="float" office:value="197.445507551145" calcext:value-type="float">
            <text:p>197,45</text:p>
          </table:table-cell>
          <table:table-cell office:value-type="float" office:value="224.224797281134" calcext:value-type="float">
            <text:p>224,22</text:p>
          </table:table-cell>
          <table:table-cell office:value-type="float" office:value="247.354106347038" calcext:value-type="float">
            <text:p>247,35</text:p>
          </table:table-cell>
          <table:table-cell office:value-type="float" office:value="275.738197619262" calcext:value-type="float">
            <text:p>275,74</text:p>
          </table:table-cell>
          <table:table-cell office:value-type="float" office:value="272.655285650232" calcext:value-type="float">
            <text:p>272,66</text:p>
          </table:table-cell>
          <table:table-cell office:value-type="float" office:value="264.111317453061" calcext:value-type="float">
            <text:p>264,11</text:p>
          </table:table-cell>
          <table:table-cell table:number-columns-repeated="20"/>
          <table:table-cell office:value-type="float" office:value="179.426494467624" calcext:value-type="float">
            <text:p>179,43</text:p>
          </table:table-cell>
          <table:table-cell office:value-type="float" office:value="190.684008786064" calcext:value-type="float">
            <text:p>190,68</text:p>
          </table:table-cell>
          <table:table-cell office:value-type="float" office:value="211.381969507195" calcext:value-type="float">
            <text:p>211,38</text:p>
          </table:table-cell>
          <table:table-cell office:value-type="float" office:value="242.031379173351" calcext:value-type="float">
            <text:p>242,03</text:p>
          </table:table-cell>
          <table:table-cell office:value-type="float" office:value="263.733734678911" calcext:value-type="float">
            <text:p>263,73</text:p>
          </table:table-cell>
          <table:table-cell office:value-type="float" office:value="359.693480030525" calcext:value-type="float">
            <text:p>359,69</text:p>
          </table:table-cell>
          <table:table-cell office:value-type="float" office:value="364.660465388571" calcext:value-type="float">
            <text:p>364,66</text:p>
          </table:table-cell>
          <table:table-cell office:value-type="float" office:value="438.076034406941" calcext:value-type="float">
            <text:p>438,08</text:p>
          </table:table-cell>
          <table:table-cell office:value-type="float" office:value="543.303041863931" calcext:value-type="float">
            <text:p>543,30</text:p>
          </table:table-cell>
          <table:table-cell office:value-type="float" office:value="591.16234645088" calcext:value-type="float">
            <text:p>591,16</text:p>
          </table:table-cell>
          <table:table-cell office:value-type="float" office:value="641.872033785411" calcext:value-type="float">
            <text:p>641,87</text:p>
          </table:table-cell>
          <table:table-cell office:value-type="float" office:value="637.16504385598" calcext:value-type="float">
            <text:p>637,17</text:p>
          </table:table-cell>
          <table:table-cell office:value-type="float" office:value="613.856332882312" calcext:value-type="float">
            <text:p>613,86</text:p>
          </table:table-cell>
          <table:table-cell office:value-type="float" office:value="578.466352941708" calcext:value-type="float">
            <text:p>578,47</text:p>
          </table:table-cell>
          <table:table-cell office:value-type="float" office:value="547.228110150363" calcext:value-type="float">
            <text:p>547,23</text:p>
          </table:table-cell>
          <table:table-cell office:value-type="float" office:value="556.302138508508" calcext:value-type="float">
            <text:p>556,30</text:p>
          </table:table-cell>
          <table:table-cell office:value-type="float" office:value="520.896602719135" calcext:value-type="float">
            <text:p>520,90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cia</text:p>
          </table:table-cell>
          <table:table-cell office:value-type="float" office:value="617.057757690519" calcext:value-type="float">
            <text:p>617,06</text:p>
          </table:table-cell>
          <table:table-cell office:value-type="float" office:value="695.228624389878" calcext:value-type="float">
            <text:p>695,23</text:p>
          </table:table-cell>
          <table:table-cell office:value-type="float" office:value="783.705880998279" calcext:value-type="float">
            <text:p>783,71</text:p>
          </table:table-cell>
          <table:table-cell office:value-type="float" office:value="899.281238912995" calcext:value-type="float">
            <text:p>899,28</text:p>
          </table:table-cell>
          <table:table-cell office:value-type="float" office:value="997.430467475556" calcext:value-type="float">
            <text:p>997,43</text:p>
          </table:table-cell>
          <table:table-cell office:value-type="float" office:value="1068.11455622703" calcext:value-type="float">
            <text:p>1068,11</text:p>
          </table:table-cell>
          <table:table-cell office:value-type="float" office:value="1154.43853055613" calcext:value-type="float">
            <text:p>1154,44</text:p>
          </table:table-cell>
          <table:table-cell office:value-type="float" office:value="1324.05898884761" calcext:value-type="float">
            <text:p>1324,06</text:p>
          </table:table-cell>
          <table:table-cell office:value-type="float" office:value="1494.38785525349" calcext:value-type="float">
            <text:p>1494,39</text:p>
          </table:table-cell>
          <table:table-cell office:value-type="float" office:value="1652.3265992595" calcext:value-type="float">
            <text:p>1652,33</text:p>
          </table:table-cell>
          <table:table-cell office:value-type="float" office:value="1899.6752725147" calcext:value-type="float">
            <text:p>1899,68</text:p>
          </table:table-cell>
          <table:table-cell office:value-type="float" office:value="2502.81435849334" calcext:value-type="float">
            <text:p>2502,81</text:p>
          </table:table-cell>
          <table:table-cell office:value-type="float" office:value="2828.74843219735" calcext:value-type="float">
            <text:p>2828,75</text:p>
          </table:table-cell>
          <table:table-cell office:value-type="float" office:value="3153.23530574717" calcext:value-type="float">
            <text:p>3153,24</text:p>
          </table:table-cell>
          <table:table-cell office:value-type="float" office:value="3390.54548359296" calcext:value-type="float">
            <text:p>3390,55</text:p>
          </table:table-cell>
          <table:table-cell office:value-type="float" office:value="3886.37425270915" calcext:value-type="float">
            <text:p>3886,37</text:p>
          </table:table-cell>
          <table:table-cell office:value-type="float" office:value="4694.63368334781" calcext:value-type="float">
            <text:p>4694,63</text:p>
          </table:table-cell>
          <table:table-cell office:value-type="float" office:value="5705.94927419931" calcext:value-type="float">
            <text:p>5705,95</text:p>
          </table:table-cell>
          <table:table-cell office:value-type="float" office:value="5893.66180979161" calcext:value-type="float">
            <text:p>5893,66</text:p>
          </table:table-cell>
          <table:table-cell office:value-type="float" office:value="5380.26768284354" calcext:value-type="float">
            <text:p>5380,27</text:p>
          </table:table-cell>
          <table:table-cell office:value-type="float" office:value="5579.23477158982" calcext:value-type="float">
            <text:p>5579,23</text:p>
          </table:table-cell>
          <table:table-cell office:value-type="float" office:value="5019.87865266132" calcext:value-type="float">
            <text:p>5019,88</text:p>
          </table:table-cell>
          <table:table-cell office:value-type="float" office:value="4852.5657284733" calcext:value-type="float">
            <text:p>4852,57</text:p>
          </table:table-cell>
          <table:table-cell office:value-type="float" office:value="4813.71117991069" calcext:value-type="float">
            <text:p>4813,71</text:p>
          </table:table-cell>
          <table:table-cell office:value-type="float" office:value="5656.5053560681" calcext:value-type="float">
            <text:p>5656,51</text:p>
          </table:table-cell>
          <table:table-cell office:value-type="float" office:value="6564.88450260813" calcext:value-type="float">
            <text:p>6564,88</text:p>
          </table:table-cell>
          <table:table-cell office:value-type="float" office:value="7598.02805334994" calcext:value-type="float">
            <text:p>7598,03</text:p>
          </table:table-cell>
          <table:table-cell office:value-type="float" office:value="7846.67816401445" calcext:value-type="float">
            <text:p>7846,68</text:p>
          </table:table-cell>
          <table:table-cell office:value-type="float" office:value="9600.18512965969" calcext:value-type="float">
            <text:p>9600,19</text:p>
          </table:table-cell>
          <table:table-cell office:value-type="float" office:value="10188.3697801238" calcext:value-type="float">
            <text:p>10188,37</text:p>
          </table:table-cell>
          <table:table-cell office:value-type="float" office:value="11176.4584362517" calcext:value-type="float">
            <text:p>11176,46</text:p>
          </table:table-cell>
          <table:table-cell office:value-type="float" office:value="10401.9829861914" calcext:value-type="float">
            <text:p>10401,98</text:p>
          </table:table-cell>
          <table:table-cell office:value-type="float" office:value="11091.2838606376" calcext:value-type="float">
            <text:p>11091,28</text:p>
          </table:table-cell>
          <table:table-cell office:value-type="float" office:value="12959.3243186619" calcext:value-type="float">
            <text:p>12959,32</text:p>
          </table:table-cell>
          <table:table-cell office:value-type="float" office:value="13749.1151520996" calcext:value-type="float">
            <text:p>13749,12</text:p>
          </table:table-cell>
          <table:table-cell office:value-type="float" office:value="13427.8324937945" calcext:value-type="float">
            <text:p>13427,83</text:p>
          </table:table-cell>
          <table:table-cell office:value-type="float" office:value="13472.1376415276" calcext:value-type="float">
            <text:p>13472,14</text:p>
          </table:table-cell>
          <table:table-cell office:value-type="float" office:value="13245.1894634121" calcext:value-type="float">
            <text:p>13245,19</text:p>
          </table:table-cell>
          <table:table-cell office:value-type="float" office:value="12042.9537310995" calcext:value-type="float">
            <text:p>12042,95</text:p>
          </table:table-cell>
          <table:table-cell office:value-type="float" office:value="12538.1788278361" calcext:value-type="float">
            <text:p>12538,18</text:p>
          </table:table-cell>
          <table:table-cell office:value-type="float" office:value="14110.3133911078" calcext:value-type="float">
            <text:p>14110,31</text:p>
          </table:table-cell>
          <table:table-cell office:value-type="float" office:value="18477.578411927" calcext:value-type="float">
            <text:p>18477,58</text:p>
          </table:table-cell>
          <table:table-cell office:value-type="float" office:value="21955.1040911595" calcext:value-type="float">
            <text:p>21955,10</text:p>
          </table:table-cell>
          <table:table-cell office:value-type="float" office:value="22551.735744099" calcext:value-type="float">
            <text:p>22551,74</text:p>
          </table:table-cell>
          <table:table-cell office:value-type="float" office:value="24801.1578065035" calcext:value-type="float">
            <text:p>24801,16</text:p>
          </table:table-cell>
          <table:table-cell office:value-type="float" office:value="28827.3263555224" calcext:value-type="float">
            <text:p>28827,33</text:p>
          </table:table-cell>
          <table:table-cell office:value-type="float" office:value="31997.2820108813" calcext:value-type="float">
            <text:p>31997,28</text:p>
          </table:table-cell>
          <table:table-cell office:value-type="float" office:value="29710.9702950284" calcext:value-type="float">
            <text:p>29710,97</text:p>
          </table:table-cell>
          <table:table-cell office:value-type="float" office:value="26917.7589787254" calcext:value-type="float">
            <text:p>26917,76</text:p>
          </table:table-cell>
          <table:table-cell office:value-type="float" office:value="25916.2935289351" calcext:value-type="float">
            <text:p>25916,29</text:p>
          </table:table-cell>
          <table:table-cell office:value-type="float" office:value="22242.681934771" calcext:value-type="float">
            <text:p>22242,68</text:p>
          </table:table-cell>
          <table:table-cell office:value-type="float" office:value="21874.8195041667" calcext:value-type="float">
            <text:p>21874,82</text:p>
          </table:table-cell>
          <table:table-cell office:value-type="float" office:value="21760.9797994918" calcext:value-type="float">
            <text:p>21760,98</text:p>
          </table:table-cell>
          <table:table-cell office:value-type="float" office:value="18167.7737169162" calcext:value-type="float">
            <text:p>18167,77</text:p>
          </table:table-cell>
          <table:table-cell office:value-type="float" office:value="18116.4596223336" calcext:value-type="float">
            <text:p>18116,46</text:p>
          </table:table-cell>
          <table:table-cell office:value-type="float" office:value="18883.4600669282" calcext:value-type="float">
            <text:p>18883,46</text:p>
          </table:table-cell>
          <table:table-cell office:value-type="float" office:value="20324.2535641478" calcext:value-type="float">
            <text:p>20324,25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string" calcext:value-type="string">
            <text:p>Uganda</text:p>
          </table:table-cell>
          <table:table-cell office:value-type="float" office:value="62.2263404642194" calcext:value-type="float">
            <text:p>62,23</text:p>
          </table:table-cell>
          <table:table-cell office:value-type="float" office:value="69.1735615472614" calcext:value-type="float">
            <text:p>69,17</text:p>
          </table:table-cell>
          <table:table-cell office:value-type="float" office:value="76.3115257643355" calcext:value-type="float">
            <text:p>76,31</text:p>
          </table:table-cell>
          <table:table-cell office:value-type="float" office:value="110.802233487656" calcext:value-type="float">
            <text:p>110,80</text:p>
          </table:table-cell>
          <table:table-cell office:value-type="float" office:value="112.03208592975" calcext:value-type="float">
            <text:p>112,03</text:p>
          </table:table-cell>
          <table:table-cell office:value-type="float" office:value="113.1692309771" calcext:value-type="float">
            <text:p>113,17</text:p>
          </table:table-cell>
          <table:table-cell office:value-type="float" office:value="117.384590680697" calcext:value-type="float">
            <text:p>117,38</text:p>
          </table:table-cell>
          <table:table-cell office:value-type="float" office:value="128.074707902153" calcext:value-type="float">
            <text:p>128,07</text:p>
          </table:table-cell>
          <table:table-cell office:value-type="float" office:value="133.971680021843" calcext:value-type="float">
            <text:p>133,97</text:p>
          </table:table-cell>
          <table:table-cell office:value-type="float" office:value="146.588878958746" calcext:value-type="float">
            <text:p>146,59</text:p>
          </table:table-cell>
          <table:table-cell office:value-type="float" office:value="150.216648289571" calcext:value-type="float">
            <text:p>150,22</text:p>
          </table:table-cell>
          <table:table-cell office:value-type="float" office:value="167.135770825411" calcext:value-type="float">
            <text:p>167,14</text:p>
          </table:table-cell>
          <table:table-cell office:value-type="float" office:value="200.912199330429" calcext:value-type="float">
            <text:p>200,91</text:p>
          </table:table-cell>
          <table:table-cell office:value-type="float" office:value="219.751047395311" calcext:value-type="float">
            <text:p>219,75</text:p>
          </table:table-cell>
          <table:table-cell office:value-type="float" office:value="221.616024813605" calcext:value-type="float">
            <text:p>221,62</text:p>
          </table:table-cell>
          <table:table-cell office:value-type="float" office:value="258.296247012965" calcext:value-type="float">
            <text:p>258,30</text:p>
          </table:table-cell>
          <table:table-cell office:value-type="float" office:value="206.638605797827" calcext:value-type="float">
            <text:p>206,64</text:p>
          </table:table-cell>
          <table:table-cell office:value-type="float" office:value="177.201499940561" calcext:value-type="float">
            <text:p>177,20</text:p>
          </table:table-cell>
          <table:table-cell office:value-type="float" office:value="100.030267633066" calcext:value-type="float">
            <text:p>100,03</text:p>
          </table:table-cell>
          <table:table-cell office:value-type="float" office:value="104.27223779154" calcext:value-type="float">
            <text:p>104,27</text:p>
          </table:table-cell>
          <table:table-cell office:value-type="float" office:value="164.687753909377" calcext:value-type="float">
            <text:p>164,69</text:p>
          </table:table-cell>
          <table:table-cell office:value-type="float" office:value="164.262618117372" calcext:value-type="float">
            <text:p>164,26</text:p>
          </table:table-cell>
          <table:table-cell office:value-type="float" office:value="256.740720701869" calcext:value-type="float">
            <text:p>256,74</text:p>
          </table:table-cell>
          <table:table-cell office:value-type="float" office:value="241.746034664622" calcext:value-type="float">
            <text:p>241,75</text:p>
          </table:table-cell>
          <table:table-cell office:value-type="float" office:value="260.328699592605" calcext:value-type="float">
            <text:p>260,33</text:p>
          </table:table-cell>
          <table:table-cell office:value-type="float" office:value="401.563466295719" calcext:value-type="float">
            <text:p>401,56</text:p>
          </table:table-cell>
          <table:table-cell office:value-type="float" office:value="402.279466564451" calcext:value-type="float">
            <text:p>402,28</text:p>
          </table:table-cell>
          <table:table-cell office:value-type="float" office:value="314.768702840413" calcext:value-type="float">
            <text:p>314,77</text:p>
          </table:table-cell>
          <table:table-cell office:value-type="float" office:value="248.029367198959" calcext:value-type="float">
            <text:p>248,03</text:p>
          </table:table-cell>
          <table:table-cell office:value-type="float" office:value="185.018148080294" calcext:value-type="float">
            <text:p>185,02</text:p>
          </table:table-cell>
          <table:table-cell office:value-type="float" office:value="153.943974021464" calcext:value-type="float">
            <text:p>153,94</text:p>
          </table:table-cell>
          <table:table-cell office:value-type="float" office:value="167.941231721124" calcext:value-type="float">
            <text:p>167,94</text:p>
          </table:table-cell>
          <table:table-cell office:value-type="float" office:value="201.602656478301" calcext:value-type="float">
            <text:p>201,60</text:p>
          </table:table-cell>
          <table:table-cell office:value-type="float" office:value="281.966202349409" calcext:value-type="float">
            <text:p>281,97</text:p>
          </table:table-cell>
          <table:table-cell office:value-type="float" office:value="287.388236078175" calcext:value-type="float">
            <text:p>287,39</text:p>
          </table:table-cell>
          <table:table-cell office:value-type="float" office:value="289.504414242171" calcext:value-type="float">
            <text:p>289,50</text:p>
          </table:table-cell>
          <table:table-cell office:value-type="float" office:value="295.4053580237" calcext:value-type="float">
            <text:p>295,41</text:p>
          </table:table-cell>
          <table:table-cell office:value-type="float" office:value="261.34786098482" calcext:value-type="float">
            <text:p>261,35</text:p>
          </table:table-cell>
          <table:table-cell office:value-type="float" office:value="261.868997701026" calcext:value-type="float">
            <text:p>261,87</text:p>
          </table:table-cell>
          <table:table-cell office:value-type="float" office:value="239.473185932773" calcext:value-type="float">
            <text:p>239,47</text:p>
          </table:table-cell>
          <table:table-cell office:value-type="float" office:value="245.500079364729" calcext:value-type="float">
            <text:p>245,50</text:p>
          </table:table-cell>
          <table:table-cell office:value-type="float" office:value="243.901526379506" calcext:value-type="float">
            <text:p>243,90</text:p>
          </table:table-cell>
          <table:table-cell office:value-type="float" office:value="296.046936103797" calcext:value-type="float">
            <text:p>296,05</text:p>
          </table:table-cell>
          <table:table-cell office:value-type="float" office:value="325.590373610891" calcext:value-type="float">
            <text:p>325,59</text:p>
          </table:table-cell>
          <table:table-cell office:value-type="float" office:value="347.990356815413" calcext:value-type="float">
            <text:p>347,99</text:p>
          </table:table-cell>
          <table:table-cell office:value-type="float" office:value="416.898619395623" calcext:value-type="float">
            <text:p>416,90</text:p>
          </table:table-cell>
          <table:table-cell office:value-type="float" office:value="467.900570300656" calcext:value-type="float">
            <text:p>467,90</text:p>
          </table:table-cell>
          <table:table-cell office:value-type="float" office:value="578.423056421838" calcext:value-type="float">
            <text:p>578,42</text:p>
          </table:table-cell>
          <table:table-cell office:value-type="float" office:value="622.498845744984" calcext:value-type="float">
            <text:p>622,50</text:p>
          </table:table-cell>
          <table:table-cell office:value-type="float" office:value="602.684651383698" calcext:value-type="float">
            <text:p>602,68</text:p>
          </table:table-cell>
          <table:table-cell office:value-type="float" office:value="668.832461950198" calcext:value-type="float">
            <text:p>668,83</text:p>
          </table:table-cell>
          <table:table-cell office:value-type="float" office:value="689.154814165601" calcext:value-type="float">
            <text:p>689,15</text:p>
          </table:table-cell>
          <table:table-cell office:value-type="float" office:value="739.373926961991" calcext:value-type="float">
            <text:p>739,37</text:p>
          </table:table-cell>
          <table:table-cell office:value-type="float" office:value="709.021038589161" calcext:value-type="float">
            <text:p>709,02</text:p>
          </table:table-cell>
          <table:table-cell office:value-type="float" office:value="608.705735097409" calcext:value-type="float">
            <text:p>608,71</text:p>
          </table:table-cell>
          <table:table-cell office:value-type="float" office:value="631.522719792278" calcext:value-type="float">
            <text:p>631,52</text:p>
          </table:table-cell>
          <table:table-cell office:value-type="float" office:value="642.776744292007" calcext:value-type="float">
            <text:p>642,78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ón</text:p>
          </table:table-cell>
          <table:table-cell office:value-type="float" office:value="633.640315173776" calcext:value-type="float">
            <text:p>633,64</text:p>
          </table:table-cell>
          <table:table-cell office:value-type="float" office:value="717.866915230894" calcext:value-type="float">
            <text:p>717,87</text:p>
          </table:table-cell>
          <table:table-cell office:value-type="float" office:value="835.657252484116" calcext:value-type="float">
            <text:p>835,66</text:p>
          </table:table-cell>
          <table:table-cell office:value-type="float" office:value="919.776688184802" calcext:value-type="float">
            <text:p>919,78</text:p>
          </table:table-cell>
          <table:table-cell office:value-type="float" office:value="1058.50356090902" calcext:value-type="float">
            <text:p>1058,50</text:p>
          </table:table-cell>
          <table:table-cell office:value-type="float" office:value="1228.9092104006" calcext:value-type="float">
            <text:p>1228,91</text:p>
          </table:table-cell>
          <table:table-cell office:value-type="float" office:value="1450.61965234374" calcext:value-type="float">
            <text:p>1450,62</text:p>
          </table:table-cell>
          <table:table-cell office:value-type="float" office:value="1669.09819990781" calcext:value-type="float">
            <text:p>1669,10</text:p>
          </table:table-cell>
          <table:table-cell office:value-type="float" office:value="2037.55990148865" calcext:value-type="float">
            <text:p>2037,56</text:p>
          </table:table-cell>
          <table:table-cell office:value-type="float" office:value="2272.07780220778" calcext:value-type="float">
            <text:p>2272,08</text:p>
          </table:table-cell>
          <table:table-cell office:value-type="float" office:value="2967.04199623728" calcext:value-type="float">
            <text:p>2967,04</text:p>
          </table:table-cell>
          <table:table-cell office:value-type="float" office:value="3997.84112039422" calcext:value-type="float">
            <text:p>3997,84</text:p>
          </table:table-cell>
          <table:table-cell office:value-type="float" office:value="4353.82435517488" calcext:value-type="float">
            <text:p>4353,82</text:p>
          </table:table-cell>
          <table:table-cell office:value-type="float" office:value="4659.12011498931" calcext:value-type="float">
            <text:p>4659,12</text:p>
          </table:table-cell>
          <table:table-cell office:value-type="float" office:value="5197.80669676619" calcext:value-type="float">
            <text:p>5197,81</text:p>
          </table:table-cell>
          <table:table-cell office:value-type="float" office:value="6335.78762668458" calcext:value-type="float">
            <text:p>6335,79</text:p>
          </table:table-cell>
          <table:table-cell office:value-type="float" office:value="8821.84349179091" calcext:value-type="float">
            <text:p>8821,84</text:p>
          </table:table-cell>
          <table:table-cell office:value-type="float" office:value="9105.13609673044" calcext:value-type="float">
            <text:p>9105,14</text:p>
          </table:table-cell>
          <table:table-cell office:value-type="float" office:value="9465.3797140302" calcext:value-type="float">
            <text:p>9465,38</text:p>
          </table:table-cell>
          <table:table-cell office:value-type="float" office:value="10361.3230580189" calcext:value-type="float">
            <text:p>10361,32</text:p>
          </table:table-cell>
          <table:table-cell office:value-type="float" office:value="9578.11380327871" calcext:value-type="float">
            <text:p>9578,11</text:p>
          </table:table-cell>
          <table:table-cell office:value-type="float" office:value="10425.4068209429" calcext:value-type="float">
            <text:p>10425,41</text:p>
          </table:table-cell>
          <table:table-cell office:value-type="float" office:value="10984.8658284904" calcext:value-type="float">
            <text:p>10984,87</text:p>
          </table:table-cell>
          <table:table-cell office:value-type="float" office:value="11584.6493269017" calcext:value-type="float">
            <text:p>11584,65</text:p>
          </table:table-cell>
          <table:table-cell office:value-type="float" office:value="17111.8537325384" calcext:value-type="float">
            <text:p>17111,85</text:p>
          </table:table-cell>
          <table:table-cell office:value-type="float" office:value="20745.2520919399" calcext:value-type="float">
            <text:p>20745,25</text:p>
          </table:table-cell>
          <table:table-cell office:value-type="float" office:value="25051.8543154389" calcext:value-type="float">
            <text:p>25051,85</text:p>
          </table:table-cell>
          <table:table-cell office:value-type="float" office:value="24813.2993783357" calcext:value-type="float">
            <text:p>24813,30</text:p>
          </table:table-cell>
          <table:table-cell office:value-type="float" office:value="25359.34702031" calcext:value-type="float">
            <text:p>25359,35</text:p>
          </table:table-cell>
          <table:table-cell office:value-type="float" office:value="28925.0415756881" calcext:value-type="float">
            <text:p>28925,04</text:p>
          </table:table-cell>
          <table:table-cell office:value-type="float" office:value="31464.549046228" calcext:value-type="float">
            <text:p>31464,55</text:p>
          </table:table-cell>
          <table:table-cell office:value-type="float" office:value="35765.9140886748" calcext:value-type="float">
            <text:p>35765,91</text:p>
          </table:table-cell>
          <table:table-cell office:value-type="float" office:value="39268.5668686204" calcext:value-type="float">
            <text:p>39268,57</text:p>
          </table:table-cell>
          <table:table-cell office:value-type="float" office:value="43440.3678678967" calcext:value-type="float">
            <text:p>43440,37</text:p>
          </table:table-cell>
          <table:table-cell office:value-type="float" office:value="38436.9263119118" calcext:value-type="float">
            <text:p>38436,93</text:p>
          </table:table-cell>
          <table:table-cell office:value-type="float" office:value="35021.7190917159" calcext:value-type="float">
            <text:p>35021,72</text:p>
          </table:table-cell>
          <table:table-cell office:value-type="float" office:value="31902.7670955137" calcext:value-type="float">
            <text:p>31902,77</text:p>
          </table:table-cell>
          <table:table-cell office:value-type="float" office:value="36026.5560750168" calcext:value-type="float">
            <text:p>36026,56</text:p>
          </table:table-cell>
          <table:table-cell office:value-type="float" office:value="38532.0408752935" calcext:value-type="float">
            <text:p>38532,04</text:p>
          </table:table-cell>
          <table:table-cell office:value-type="float" office:value="33846.4656414342" calcext:value-type="float">
            <text:p>33846,47</text:p>
          </table:table-cell>
          <table:table-cell office:value-type="float" office:value="32289.3505360726" calcext:value-type="float">
            <text:p>32289,35</text:p>
          </table:table-cell>
          <table:table-cell office:value-type="float" office:value="34808.3909176613" calcext:value-type="float">
            <text:p>34808,39</text:p>
          </table:table-cell>
          <table:table-cell office:value-type="float" office:value="37688.7223359406" calcext:value-type="float">
            <text:p>37688,72</text:p>
          </table:table-cell>
          <table:table-cell office:value-type="float" office:value="37217.648727917" calcext:value-type="float">
            <text:p>37217,65</text:p>
          </table:table-cell>
          <table:table-cell office:value-type="float" office:value="35433.988963743" calcext:value-type="float">
            <text:p>35433,99</text:p>
          </table:table-cell>
          <table:table-cell office:value-type="float" office:value="35275.2284312667" calcext:value-type="float">
            <text:p>35275,23</text:p>
          </table:table-cell>
          <table:table-cell office:value-type="float" office:value="39339.2975731826" calcext:value-type="float">
            <text:p>39339,30</text:p>
          </table:table-cell>
          <table:table-cell office:value-type="float" office:value="40855.1756354596" calcext:value-type="float">
            <text:p>40855,18</text:p>
          </table:table-cell>
          <table:table-cell office:value-type="float" office:value="44507.6763859172" calcext:value-type="float">
            <text:p>44507,68</text:p>
          </table:table-cell>
          <table:table-cell office:value-type="float" office:value="48167.9972684965" calcext:value-type="float">
            <text:p>48168,00</text:p>
          </table:table-cell>
          <table:table-cell office:value-type="float" office:value="48603.4766497749" calcext:value-type="float">
            <text:p>48603,48</text:p>
          </table:table-cell>
          <table:table-cell office:value-type="float" office:value="40454.4474578903" calcext:value-type="float">
            <text:p>40454,45</text:p>
          </table:table-cell>
          <table:table-cell office:value-type="float" office:value="38109.4121125573" calcext:value-type="float">
            <text:p>38109,41</text:p>
          </table:table-cell>
          <table:table-cell office:value-type="float" office:value="34524.4698609337" calcext:value-type="float">
            <text:p>34524,47</text:p>
          </table:table-cell>
          <table:table-cell office:value-type="float" office:value="38794.3309405515" calcext:value-type="float">
            <text:p>38794,33</text:p>
          </table:table-cell>
          <table:table-cell office:value-type="float" office:value="38331.9793978104" calcext:value-type="float">
            <text:p>38331,98</text:p>
          </table:table-cell>
          <table:table-cell office:value-type="float" office:value="39289.9584346358" calcext:value-type="float">
            <text:p>39289,96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string" calcext:value-type="string">
            <text:p>Chile</text:p>
          </table:table-cell>
          <table:table-cell office:value-type="float" office:value="638.945209228415" calcext:value-type="float">
            <text:p>638,95</text:p>
          </table:table-cell>
          <table:table-cell office:value-type="float" office:value="655.25247598749" calcext:value-type="float">
            <text:p>655,25</text:p>
          </table:table-cell>
          <table:table-cell office:value-type="float" office:value="678.12787579294" calcext:value-type="float">
            <text:p>678,13</text:p>
          </table:table-cell>
          <table:table-cell office:value-type="float" office:value="670.394641776333" calcext:value-type="float">
            <text:p>670,39</text:p>
          </table:table-cell>
          <table:table-cell office:value-type="float" office:value="772.726053851789" calcext:value-type="float">
            <text:p>772,73</text:p>
          </table:table-cell>
          <table:table-cell office:value-type="float" office:value="753.127634375656" calcext:value-type="float">
            <text:p>753,13</text:p>
          </table:table-cell>
          <table:table-cell office:value-type="float" office:value="756.912480510742" calcext:value-type="float">
            <text:p>756,91</text:p>
          </table:table-cell>
          <table:table-cell office:value-type="float" office:value="870.319115188766" calcext:value-type="float">
            <text:p>870,32</text:p>
          </table:table-cell>
          <table:table-cell office:value-type="float" office:value="932.861569157008" calcext:value-type="float">
            <text:p>932,86</text:p>
          </table:table-cell>
          <table:table-cell office:value-type="float" office:value="1094.6810421425" calcext:value-type="float">
            <text:p>1094,68</text:p>
          </table:table-cell>
          <table:table-cell office:value-type="float" office:value="1173.21850523803" calcext:value-type="float">
            <text:p>1173,22</text:p>
          </table:table-cell>
          <table:table-cell office:value-type="float" office:value="1640.02938030473" calcext:value-type="float">
            <text:p>1640,03</text:p>
          </table:table-cell>
          <table:table-cell office:value-type="float" office:value="1554.388548281" calcext:value-type="float">
            <text:p>1554,39</text:p>
          </table:table-cell>
          <table:table-cell office:value-type="float" office:value="719.599361342355" calcext:value-type="float">
            <text:p>719,60</text:p>
          </table:table-cell>
          <table:table-cell office:value-type="float" office:value="961.424425287909" calcext:value-type="float">
            <text:p>961,42</text:p>
          </table:table-cell>
          <table:table-cell office:value-type="float" office:value="1278.32792566263" calcext:value-type="float">
            <text:p>1278,33</text:p>
          </table:table-cell>
          <table:table-cell office:value-type="float" office:value="1441.94208564388" calcext:value-type="float">
            <text:p>1441,94</text:p>
          </table:table-cell>
          <table:table-cell office:value-type="float" office:value="1937.26657210336" calcext:value-type="float">
            <text:p>1937,27</text:p>
          </table:table-cell>
          <table:table-cell office:value-type="float" office:value="2542.76425167136" calcext:value-type="float">
            <text:p>2542,76</text:p>
          </table:table-cell>
          <table:table-cell office:value-type="float" office:value="2979.60942229821" calcext:value-type="float">
            <text:p>2979,61</text:p>
          </table:table-cell>
          <table:table-cell office:value-type="float" office:value="2156.51269884939" calcext:value-type="float">
            <text:p>2156,51</text:p>
          </table:table-cell>
          <table:table-cell office:value-type="float" office:value="1709.44135160118" calcext:value-type="float">
            <text:p>1709,44</text:p>
          </table:table-cell>
          <table:table-cell office:value-type="float" office:value="1624.63223665668" calcext:value-type="float">
            <text:p>1624,63</text:p>
          </table:table-cell>
          <table:table-cell office:value-type="float" office:value="1444.28037393666" calcext:value-type="float">
            <text:p>1444,28</text:p>
          </table:table-cell>
          <table:table-cell office:value-type="float" office:value="1517.86256471288" calcext:value-type="float">
            <text:p>1517,86</text:p>
          </table:table-cell>
          <table:table-cell office:value-type="float" office:value="1760.30542338939" calcext:value-type="float">
            <text:p>1760,31</text:p>
          </table:table-cell>
          <table:table-cell office:value-type="float" office:value="2026.83854529303" calcext:value-type="float">
            <text:p>2026,84</text:p>
          </table:table-cell>
          <table:table-cell office:value-type="float" office:value="2288.55494089948" calcext:value-type="float">
            <text:p>2288,55</text:p>
          </table:table-cell>
          <table:table-cell office:value-type="float" office:value="2494.52566886254" calcext:value-type="float">
            <text:p>2494,53</text:p>
          </table:table-cell>
          <table:table-cell office:value-type="float" office:value="2803.56209049973" calcext:value-type="float">
            <text:p>2803,56</text:p>
          </table:table-cell>
          <table:table-cell office:value-type="float" office:value="3350.21384457649" calcext:value-type="float">
            <text:p>3350,21</text:p>
          </table:table-cell>
          <table:table-cell office:value-type="float" office:value="3535.1735995737" calcext:value-type="float">
            <text:p>3535,17</text:p>
          </table:table-cell>
          <table:table-cell office:value-type="float" office:value="4024.21693223695" calcext:value-type="float">
            <text:p>4024,22</text:p>
          </table:table-cell>
          <table:table-cell office:value-type="float" office:value="5107.27680233606" calcext:value-type="float">
            <text:p>5107,28</text:p>
          </table:table-cell>
          <table:table-cell office:value-type="float" office:value="5349.80412655622" calcext:value-type="float">
            <text:p>5349,80</text:p>
          </table:table-cell>
          <table:table-cell office:value-type="float" office:value="5745.37379549796" calcext:value-type="float">
            <text:p>5745,37</text:p>
          </table:table-cell>
          <table:table-cell office:value-type="float" office:value="5446.58061279416" calcext:value-type="float">
            <text:p>5446,58</text:p>
          </table:table-cell>
          <table:table-cell office:value-type="float" office:value="4957.77788383624" calcext:value-type="float">
            <text:p>4957,78</text:p>
          </table:table-cell>
          <table:table-cell office:value-type="float" office:value="5074.90162375009" calcext:value-type="float">
            <text:p>5074,90</text:p>
          </table:table-cell>
          <table:table-cell office:value-type="float" office:value="4574.59442067573" calcext:value-type="float">
            <text:p>4574,59</text:p>
          </table:table-cell>
          <table:table-cell office:value-type="float" office:value="4446.25050488693" calcext:value-type="float">
            <text:p>4446,25</text:p>
          </table:table-cell>
          <table:table-cell office:value-type="float" office:value="4772.5628196506" calcext:value-type="float">
            <text:p>4772,56</text:p>
          </table:table-cell>
          <table:table-cell office:value-type="float" office:value="6194.85310698418" calcext:value-type="float">
            <text:p>6194,85</text:p>
          </table:table-cell>
          <table:table-cell office:value-type="float" office:value="7598.52512108889" calcext:value-type="float">
            <text:p>7598,53</text:p>
          </table:table-cell>
          <table:table-cell office:value-type="float" office:value="9464.55024290607" calcext:value-type="float">
            <text:p>9464,55</text:p>
          </table:table-cell>
          <table:table-cell office:value-type="float" office:value="10502.3545202737" calcext:value-type="float">
            <text:p>10502,35</text:p>
          </table:table-cell>
          <table:table-cell office:value-type="float" office:value="10751.479674217" calcext:value-type="float">
            <text:p>10751,48</text:p>
          </table:table-cell>
          <table:table-cell office:value-type="float" office:value="10208.9067622861" calcext:value-type="float">
            <text:p>10208,91</text:p>
          </table:table-cell>
          <table:table-cell office:value-type="float" office:value="12808.034586422" calcext:value-type="float">
            <text:p>12808,03</text:p>
          </table:table-cell>
          <table:table-cell office:value-type="float" office:value="14637.2402355403" calcext:value-type="float">
            <text:p>14637,24</text:p>
          </table:table-cell>
          <table:table-cell office:value-type="float" office:value="15351.5513257697" calcext:value-type="float">
            <text:p>15351,55</text:p>
          </table:table-cell>
          <table:table-cell office:value-type="float" office:value="15842.940805218" calcext:value-type="float">
            <text:p>15842,94</text:p>
          </table:table-cell>
          <table:table-cell office:value-type="float" office:value="14670.9967606057" calcext:value-type="float">
            <text:p>14671,00</text:p>
          </table:table-cell>
          <table:table-cell office:value-type="float" office:value="13574.1718307156" calcext:value-type="float">
            <text:p>13574,17</text:p>
          </table:table-cell>
          <table:table-cell office:value-type="float" office:value="13748.0876632921" calcext:value-type="float">
            <text:p>13748,09</text:p>
          </table:table-cell>
          <table:table-cell office:value-type="float" office:value="15037.3502805385" calcext:value-type="float">
            <text:p>15037,35</text:p>
          </table:table-cell>
          <table:table-cell office:value-type="float" office:value="15923.3587375381" calcext:value-type="float">
            <text:p>15923,36</text:p>
          </table:table-cell>
        </table:table-row>
        <table:table-row table:style-name="ro1">
          <table:table-cell/>
          <table:table-cell office:value-type="string" calcext:value-type="string">
            <text:p>previa al dividendo demográfico</text:p>
          </table:table-cell>
          <table:table-cell office:value-type="float" office:value="64.0890736338215" calcext:value-type="float">
            <text:p>64,09</text:p>
          </table:table-cell>
          <table:table-cell office:value-type="float" office:value="72.9828859571614" calcext:value-type="float">
            <text:p>72,98</text:p>
          </table:table-cell>
          <table:table-cell office:value-type="float" office:value="66.3274702650287" calcext:value-type="float">
            <text:p>66,33</text:p>
          </table:table-cell>
          <table:table-cell office:value-type="float" office:value="72.9510221610478" calcext:value-type="float">
            <text:p>72,95</text:p>
          </table:table-cell>
          <table:table-cell office:value-type="float" office:value="78.2066795696155" calcext:value-type="float">
            <text:p>78,21</text:p>
          </table:table-cell>
          <table:table-cell office:value-type="float" office:value="71.9840058899549" calcext:value-type="float">
            <text:p>71,98</text:p>
          </table:table-cell>
          <table:table-cell office:value-type="float" office:value="73.9941418359011" calcext:value-type="float">
            <text:p>73,99</text:p>
          </table:table-cell>
          <table:table-cell office:value-type="float" office:value="81.8474451027767" calcext:value-type="float">
            <text:p>81,85</text:p>
          </table:table-cell>
          <table:table-cell office:value-type="float" office:value="97.4655851465421" calcext:value-type="float">
            <text:p>97,47</text:p>
          </table:table-cell>
          <table:table-cell office:value-type="float" office:value="92.8403403875321" calcext:value-type="float">
            <text:p>92,84</text:p>
          </table:table-cell>
          <table:table-cell office:value-type="float" office:value="104.940365429395" calcext:value-type="float">
            <text:p>104,94</text:p>
          </table:table-cell>
          <table:table-cell office:value-type="float" office:value="125.330779593831" calcext:value-type="float">
            <text:p>125,33</text:p>
          </table:table-cell>
          <table:table-cell office:value-type="float" office:value="173.672912331198" calcext:value-type="float">
            <text:p>173,67</text:p>
          </table:table-cell>
          <table:table-cell office:value-type="float" office:value="192.366781908733" calcext:value-type="float">
            <text:p>192,37</text:p>
          </table:table-cell>
          <table:table-cell office:value-type="float" office:value="219.737645508067" calcext:value-type="float">
            <text:p>219,74</text:p>
          </table:table-cell>
          <table:table-cell office:value-type="float" office:value="235.512583050053" calcext:value-type="float">
            <text:p>235,51</text:p>
          </table:table-cell>
          <table:table-cell office:value-type="float" office:value="254.127427279999" calcext:value-type="float">
            <text:p>254,13</text:p>
          </table:table-cell>
          <table:table-cell office:value-type="float" office:value="311.861749958756" calcext:value-type="float">
            <text:p>311,86</text:p>
          </table:table-cell>
          <table:table-cell office:value-type="float" office:value="370.478152511498" calcext:value-type="float">
            <text:p>370,48</text:p>
          </table:table-cell>
          <table:table-cell office:value-type="float" office:value="506.44421430314" calcext:value-type="float">
            <text:p>506,44</text:p>
          </table:table-cell>
          <table:table-cell office:value-type="float" office:value="461.709240527933" calcext:value-type="float">
            <text:p>461,71</text:p>
          </table:table-cell>
          <table:table-cell office:value-type="float" office:value="357.736134737425" calcext:value-type="float">
            <text:p>357,74</text:p>
          </table:table-cell>
          <table:table-cell office:value-type="float" office:value="318.154120062551" calcext:value-type="float">
            <text:p>318,15</text:p>
          </table:table-cell>
          <table:table-cell office:value-type="float" office:value="319.394864415039" calcext:value-type="float">
            <text:p>319,39</text:p>
          </table:table-cell>
          <table:table-cell office:value-type="float" office:value="300.268744493187" calcext:value-type="float">
            <text:p>300,27</text:p>
          </table:table-cell>
          <table:table-cell office:value-type="float" office:value="324.920751889597" calcext:value-type="float">
            <text:p>324,92</text:p>
          </table:table-cell>
          <table:table-cell office:value-type="float" office:value="322.230100854474" calcext:value-type="float">
            <text:p>322,23</text:p>
          </table:table-cell>
          <table:table-cell office:value-type="float" office:value="307.190226681684" calcext:value-type="float">
            <text:p>307,19</text:p>
          </table:table-cell>
          <table:table-cell office:value-type="float" office:value="471.270925278625" calcext:value-type="float">
            <text:p>471,27</text:p>
          </table:table-cell>
          <table:table-cell office:value-type="float" office:value="444.105086895265" calcext:value-type="float">
            <text:p>444,11</text:p>
          </table:table-cell>
          <table:table-cell office:value-type="float" office:value="399.953965214625" calcext:value-type="float">
            <text:p>399,95</text:p>
          </table:table-cell>
          <table:table-cell office:value-type="float" office:value="340.90854036456" calcext:value-type="float">
            <text:p>340,91</text:p>
          </table:table-cell>
          <table:table-cell office:value-type="float" office:value="312.852649985259" calcext:value-type="float">
            <text:p>312,85</text:p>
          </table:table-cell>
          <table:table-cell office:value-type="float" office:value="361.599820462387" calcext:value-type="float">
            <text:p>361,60</text:p>
          </table:table-cell>
          <table:table-cell office:value-type="float" office:value="387.749601677113" calcext:value-type="float">
            <text:p>387,75</text:p>
          </table:table-cell>
          <table:table-cell office:value-type="float" office:value="397.970178219273" calcext:value-type="float">
            <text:p>397,97</text:p>
          </table:table-cell>
          <table:table-cell office:value-type="float" office:value="399.187280336755" calcext:value-type="float">
            <text:p>399,19</text:p>
          </table:table-cell>
          <table:table-cell office:value-type="float" office:value="394.538793821404" calcext:value-type="float">
            <text:p>394,54</text:p>
          </table:table-cell>
          <table:table-cell office:value-type="float" office:value="437.318813770858" calcext:value-type="float">
            <text:p>437,32</text:p>
          </table:table-cell>
          <table:table-cell office:value-type="float" office:value="419.903098373026" calcext:value-type="float">
            <text:p>419,90</text:p>
          </table:table-cell>
          <table:table-cell office:value-type="float" office:value="485.236139082422" calcext:value-type="float">
            <text:p>485,24</text:p>
          </table:table-cell>
          <table:table-cell office:value-type="float" office:value="537.190132211533" calcext:value-type="float">
            <text:p>537,19</text:p>
          </table:table-cell>
          <table:table-cell office:value-type="float" office:value="638.871459636623" calcext:value-type="float">
            <text:p>638,87</text:p>
          </table:table-cell>
          <table:table-cell office:value-type="float" office:value="774.471216853029" calcext:value-type="float">
            <text:p>774,47</text:p>
          </table:table-cell>
          <table:table-cell office:value-type="float" office:value="955.094290070223" calcext:value-type="float">
            <text:p>955,09</text:p>
          </table:table-cell>
          <table:table-cell office:value-type="float" office:value="1124.88357382612" calcext:value-type="float">
            <text:p>1124,88</text:p>
          </table:table-cell>
          <table:table-cell office:value-type="float" office:value="1378.8479230453" calcext:value-type="float">
            <text:p>1378,85</text:p>
          </table:table-cell>
          <table:table-cell office:value-type="float" office:value="1209.35869282627" calcext:value-type="float">
            <text:p>1209,36</text:p>
          </table:table-cell>
          <table:table-cell office:value-type="float" office:value="1388.80876260879" calcext:value-type="float">
            <text:p>1388,81</text:p>
          </table:table-cell>
          <table:table-cell office:value-type="float" office:value="1573.66010636718" calcext:value-type="float">
            <text:p>1573,66</text:p>
          </table:table-cell>
          <table:table-cell office:value-type="float" office:value="1690.34040254537" calcext:value-type="float">
            <text:p>1690,34</text:p>
          </table:table-cell>
          <table:table-cell office:value-type="float" office:value="1799.04441591614" calcext:value-type="float">
            <text:p>1799,04</text:p>
          </table:table-cell>
          <table:table-cell office:value-type="float" office:value="1864.00869454265" calcext:value-type="float">
            <text:p>1864,01</text:p>
          </table:table-cell>
          <table:table-cell office:value-type="float" office:value="1588.21094893682" calcext:value-type="float">
            <text:p>1588,21</text:p>
          </table:table-cell>
          <table:table-cell office:value-type="float" office:value="1420.85447984643" calcext:value-type="float">
            <text:p>1420,85</text:p>
          </table:table-cell>
          <table:table-cell office:value-type="float" office:value="1472.61285623397" calcext:value-type="float">
            <text:p>1472,61</text:p>
          </table:table-cell>
          <table:table-cell office:value-type="float" office:value="1437.28936962287" calcext:value-type="float">
            <text:p>1437,29</text:p>
          </table:table-cell>
        </table:table-row>
        <table:table-row table:style-name="ro1">
          <table:table-cell office:value-type="string" calcext:value-type="string">
            <text:p>URY</text:p>
          </table:table-cell>
          <table:table-cell office:value-type="string" calcext:value-type="string">
            <text:p>Uruguay</text:p>
          </table:table-cell>
          <table:table-cell office:value-type="float" office:value="656.713479039316" calcext:value-type="float">
            <text:p>656,71</text:p>
          </table:table-cell>
          <table:table-cell office:value-type="float" office:value="584.291411788937" calcext:value-type="float">
            <text:p>584,29</text:p>
          </table:table-cell>
          <table:table-cell office:value-type="float" office:value="741.243607484594" calcext:value-type="float">
            <text:p>741,24</text:p>
          </table:table-cell>
          <table:table-cell office:value-type="float" office:value="701.70497857227" calcext:value-type="float">
            <text:p>701,70</text:p>
          </table:table-cell>
          <table:table-cell office:value-type="float" office:value="664.438864996259" calcext:value-type="float">
            <text:p>664,44</text:p>
          </table:table-cell>
          <table:table-cell office:value-type="float" office:value="580.971315082477" calcext:value-type="float">
            <text:p>580,97</text:p>
          </table:table-cell>
          <table:table-cell office:value-type="float" office:value="574.347296527256" calcext:value-type="float">
            <text:p>574,35</text:p>
          </table:table-cell>
          <table:table-cell office:value-type="float" office:value="717.13966511808" calcext:value-type="float">
            <text:p>717,14</text:p>
          </table:table-cell>
          <table:table-cell office:value-type="float" office:value="760.588688986537" calcext:value-type="float">
            <text:p>760,59</text:p>
          </table:table-cell>
          <table:table-cell office:value-type="float" office:value="996.088773445987" calcext:value-type="float">
            <text:p>996,09</text:p>
          </table:table-cell>
          <table:table-cell office:value-type="float" office:value="775.987334710273" calcext:value-type="float">
            <text:p>775,99</text:p>
          </table:table-cell>
          <table:table-cell office:value-type="float" office:value="1404.72406796899" calcext:value-type="float">
            <text:p>1404,72</text:p>
          </table:table-cell>
          <table:table-cell office:value-type="float" office:value="1448.32581126758" calcext:value-type="float">
            <text:p>1448,33</text:p>
          </table:table-cell>
          <table:table-cell office:value-type="float" office:value="1250.199041359" calcext:value-type="float">
            <text:p>1250,20</text:p>
          </table:table-cell>
          <table:table-cell office:value-type="float" office:value="1290.63045651316" calcext:value-type="float">
            <text:p>1290,63</text:p>
          </table:table-cell>
          <table:table-cell office:value-type="float" office:value="1440.22665459176" calcext:value-type="float">
            <text:p>1440,23</text:p>
          </table:table-cell>
          <table:table-cell office:value-type="float" office:value="1707.48321222714" calcext:value-type="float">
            <text:p>1707,48</text:p>
          </table:table-cell>
          <table:table-cell office:value-type="float" office:value="2479.95822684851" calcext:value-type="float">
            <text:p>2479,96</text:p>
          </table:table-cell>
          <table:table-cell office:value-type="float" office:value="3485.99110298295" calcext:value-type="float">
            <text:p>3485,99</text:p>
          </table:table-cell>
          <table:table-cell office:value-type="float" office:value="3764.83561597162" calcext:value-type="float">
            <text:p>3764,84</text:p>
          </table:table-cell>
          <table:table-cell office:value-type="float" office:value="3107.40083208692" calcext:value-type="float">
            <text:p>3107,40</text:p>
          </table:table-cell>
          <table:table-cell office:value-type="float" office:value="1716.18549388566" calcext:value-type="float">
            <text:p>1716,19</text:p>
          </table:table-cell>
          <table:table-cell office:value-type="float" office:value="1620.93672852313" calcext:value-type="float">
            <text:p>1620,94</text:p>
          </table:table-cell>
          <table:table-cell office:value-type="float" office:value="1571.30599985711" calcext:value-type="float">
            <text:p>1571,31</text:p>
          </table:table-cell>
          <table:table-cell office:value-type="float" office:value="1940.215705748" calcext:value-type="float">
            <text:p>1940,22</text:p>
          </table:table-cell>
          <table:table-cell office:value-type="float" office:value="2415.90371936346" calcext:value-type="float">
            <text:p>2415,90</text:p>
          </table:table-cell>
          <table:table-cell office:value-type="float" office:value="2676.54123107675" calcext:value-type="float">
            <text:p>2676,54</text:p>
          </table:table-cell>
          <table:table-cell office:value-type="float" office:value="2732.29461164913" calcext:value-type="float">
            <text:p>2732,29</text:p>
          </table:table-cell>
          <table:table-cell office:value-type="float" office:value="2990.3642477705" calcext:value-type="float">
            <text:p>2990,36</text:p>
          </table:table-cell>
          <table:table-cell office:value-type="float" office:value="3578.28472927323" calcext:value-type="float">
            <text:p>3578,28</text:p>
          </table:table-cell>
          <table:table-cell office:value-type="float" office:value="4082.53189162529" calcext:value-type="float">
            <text:p>4082,53</text:p>
          </table:table-cell>
          <table:table-cell office:value-type="float" office:value="4720.99130625166" calcext:value-type="float">
            <text:p>4720,99</text:p>
          </table:table-cell>
          <table:table-cell office:value-type="float" office:value="5458.86394999264" calcext:value-type="float">
            <text:p>5458,86</text:p>
          </table:table-cell>
          <table:table-cell office:value-type="float" office:value="5985.10585663924" calcext:value-type="float">
            <text:p>5985,11</text:p>
          </table:table-cell>
          <table:table-cell office:value-type="float" office:value="6317.56576737169" calcext:value-type="float">
            <text:p>6317,57</text:p>
          </table:table-cell>
          <table:table-cell office:value-type="float" office:value="7329.85349066375" calcext:value-type="float">
            <text:p>7329,85</text:p>
          </table:table-cell>
          <table:table-cell office:value-type="float" office:value="7713.6187713541" calcext:value-type="float">
            <text:p>7713,62</text:p>
          </table:table-cell>
          <table:table-cell office:value-type="float" office:value="7250.2594279042" calcext:value-type="float">
            <text:p>7250,26</text:p>
          </table:table-cell>
          <table:table-cell office:value-type="float" office:value="6875.02132755276" calcext:value-type="float">
            <text:p>6875,02</text:p>
          </table:table-cell>
          <table:table-cell office:value-type="float" office:value="6284.45590044928" calcext:value-type="float">
            <text:p>6284,46</text:p>
          </table:table-cell>
          <table:table-cell office:value-type="float" office:value="4090.89926742495" calcext:value-type="float">
            <text:p>4090,90</text:p>
          </table:table-cell>
          <table:table-cell office:value-type="float" office:value="3624.19805243342" calcext:value-type="float">
            <text:p>3624,20</text:p>
          </table:table-cell>
          <table:table-cell office:value-type="float" office:value="4120.55661101242" calcext:value-type="float">
            <text:p>4120,56</text:p>
          </table:table-cell>
          <table:table-cell office:value-type="float" office:value="5226.93780602568" calcext:value-type="float">
            <text:p>5226,94</text:p>
          </table:table-cell>
          <table:table-cell office:value-type="float" office:value="5887.84870298482" calcext:value-type="float">
            <text:p>5887,85</text:p>
          </table:table-cell>
          <table:table-cell office:value-type="float" office:value="7026.51149089808" calcext:value-type="float">
            <text:p>7026,51</text:p>
          </table:table-cell>
          <table:table-cell office:value-type="float" office:value="9091.07903890419" calcext:value-type="float">
            <text:p>9091,08</text:p>
          </table:table-cell>
          <table:table-cell office:value-type="float" office:value="9451.93244915707" calcext:value-type="float">
            <text:p>9451,93</text:p>
          </table:table-cell>
          <table:table-cell office:value-type="float" office:value="11992.0166266335" calcext:value-type="float">
            <text:p>11992,02</text:p>
          </table:table-cell>
          <table:table-cell office:value-type="float" office:value="14236.6811883717" calcext:value-type="float">
            <text:p>14236,68</text:p>
          </table:table-cell>
          <table:table-cell office:value-type="float" office:value="15171.5846627498" calcext:value-type="float">
            <text:p>15171,58</text:p>
          </table:table-cell>
          <table:table-cell office:value-type="float" office:value="16973.6742131099" calcext:value-type="float">
            <text:p>16973,67</text:p>
          </table:table-cell>
          <table:table-cell office:value-type="float" office:value="16831.972935703" calcext:value-type="float">
            <text:p>16831,97</text:p>
          </table:table-cell>
          <table:table-cell office:value-type="float" office:value="15613.7642726566" calcext:value-type="float">
            <text:p>15613,76</text:p>
          </table:table-cell>
          <table:table-cell office:value-type="float" office:value="15387.14403013" calcext:value-type="float">
            <text:p>15387,14</text:p>
          </table:table-cell>
          <table:table-cell office:value-type="float" office:value="16437.2448692778" calcext:value-type="float">
            <text:p>16437,24</text:p>
          </table:table-cell>
          <table:table-cell office:value-type="float" office:value="17277.9701105496" calcext:value-type="float">
            <text:p>17277,97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string" calcext:value-type="string">
            <text:p>Botswana</text:p>
          </table:table-cell>
          <table:table-cell office:value-type="float" office:value="68.0502190365472" calcext:value-type="float">
            <text:p>68,05</text:p>
          </table:table-cell>
          <table:table-cell office:value-type="float" office:value="71.1073682596974" calcext:value-type="float">
            <text:p>71,11</text:p>
          </table:table-cell>
          <table:table-cell office:value-type="float" office:value="75.9555025537058" calcext:value-type="float">
            <text:p>75,96</text:p>
          </table:table-cell>
          <table:table-cell office:value-type="float" office:value="81.7702863732693" calcext:value-type="float">
            <text:p>81,77</text:p>
          </table:table-cell>
          <table:table-cell office:value-type="float" office:value="89.978451697036" calcext:value-type="float">
            <text:p>89,98</text:p>
          </table:table-cell>
          <table:table-cell office:value-type="float" office:value="100.406174908481" calcext:value-type="float">
            <text:p>100,41</text:p>
          </table:table-cell>
          <table:table-cell office:value-type="float" office:value="110.978456420462" calcext:value-type="float">
            <text:p>110,98</text:p>
          </table:table-cell>
          <table:table-cell office:value-type="float" office:value="126.544927333256" calcext:value-type="float">
            <text:p>126,54</text:p>
          </table:table-cell>
          <table:table-cell office:value-type="float" office:value="153.326134410035" calcext:value-type="float">
            <text:p>153,33</text:p>
          </table:table-cell>
          <table:table-cell office:value-type="float" office:value="196.423120099821" calcext:value-type="float">
            <text:p>196,42</text:p>
          </table:table-cell>
          <table:table-cell office:value-type="float" office:value="247.729089654739" calcext:value-type="float">
            <text:p>247,73</text:p>
          </table:table-cell>
          <table:table-cell office:value-type="float" office:value="353.855401888446" calcext:value-type="float">
            <text:p>353,86</text:p>
          </table:table-cell>
          <table:table-cell office:value-type="float" office:value="428.191842893297" calcext:value-type="float">
            <text:p>428,19</text:p>
          </table:table-cell>
          <table:table-cell office:value-type="float" office:value="479.085476988897" calcext:value-type="float">
            <text:p>479,09</text:p>
          </table:table-cell>
          <table:table-cell office:value-type="float" office:value="483.143202081117" calcext:value-type="float">
            <text:p>483,14</text:p>
          </table:table-cell>
          <table:table-cell office:value-type="float" office:value="564.131125063148" calcext:value-type="float">
            <text:p>564,13</text:p>
          </table:table-cell>
          <table:table-cell office:value-type="float" office:value="709.189337954404" calcext:value-type="float">
            <text:p>709,19</text:p>
          </table:table-cell>
          <table:table-cell office:value-type="float" office:value="947.752854507987" calcext:value-type="float">
            <text:p>947,75</text:p>
          </table:table-cell>
          <table:table-cell office:value-type="float" office:value="1181.60334161615" calcext:value-type="float">
            <text:p>1181,60</text:p>
          </table:table-cell>
          <table:table-cell office:value-type="float" office:value="1154.18354005928" calcext:value-type="float">
            <text:p>1154,18</text:p>
          </table:table-cell>
          <table:table-cell office:value-type="float" office:value="1054.03843130225" calcext:value-type="float">
            <text:p>1054,04</text:p>
          </table:table-cell>
          <table:table-cell office:value-type="float" office:value="1176.81244631694" calcext:value-type="float">
            <text:p>1176,81</text:p>
          </table:table-cell>
          <table:table-cell office:value-type="float" office:value="1202.97600222274" calcext:value-type="float">
            <text:p>1202,98</text:p>
          </table:table-cell>
          <table:table-cell office:value-type="float" office:value="1042.24267718428" calcext:value-type="float">
            <text:p>1042,24</text:p>
          </table:table-cell>
          <table:table-cell office:value-type="float" office:value="1253.5609585418" calcext:value-type="float">
            <text:p>1253,56</text:p>
          </table:table-cell>
          <table:table-cell office:value-type="float" office:value="1701.67518600081" calcext:value-type="float">
            <text:p>1701,68</text:p>
          </table:table-cell>
          <table:table-cell office:value-type="float" office:value="2203.65763254255" calcext:value-type="float">
            <text:p>2203,66</text:p>
          </table:table-cell>
          <table:table-cell office:value-type="float" office:value="2477.97535757592" calcext:value-type="float">
            <text:p>2477,98</text:p>
          </table:table-cell>
          <table:table-cell office:value-type="float" office:value="2945.83203953801" calcext:value-type="float">
            <text:p>2945,83</text:p>
          </table:table-cell>
          <table:table-cell office:value-type="float" office:value="2972.72671142946" calcext:value-type="float">
            <text:p>2972,73</text:p>
          </table:table-cell>
          <table:table-cell office:value-type="float" office:value="3040.96040371719" calcext:value-type="float">
            <text:p>3040,96</text:p>
          </table:table-cell>
          <table:table-cell office:value-type="float" office:value="2973.38040121706" calcext:value-type="float">
            <text:p>2973,38</text:p>
          </table:table-cell>
          <table:table-cell office:value-type="float" office:value="2970.12256750351" calcext:value-type="float">
            <text:p>2970,12</text:p>
          </table:table-cell>
          <table:table-cell office:value-type="float" office:value="3219.91205059617" calcext:value-type="float">
            <text:p>3219,91</text:p>
          </table:table-cell>
          <table:table-cell office:value-type="float" office:value="3221.6762095454" calcext:value-type="float">
            <text:p>3221,68</text:p>
          </table:table-cell>
          <table:table-cell office:value-type="float" office:value="3258.98031222073" calcext:value-type="float">
            <text:p>3258,98</text:p>
          </table:table-cell>
          <table:table-cell office:value-type="float" office:value="3039.9707309768" calcext:value-type="float">
            <text:p>3039,97</text:p>
          </table:table-cell>
          <table:table-cell office:value-type="float" office:value="3405.81259792087" calcext:value-type="float">
            <text:p>3405,81</text:p>
          </table:table-cell>
          <table:table-cell office:value-type="float" office:value="3522.30867806396" calcext:value-type="float">
            <text:p>3522,31</text:p>
          </table:table-cell>
          <table:table-cell office:value-type="float" office:value="3278.0082497438" calcext:value-type="float">
            <text:p>3278,01</text:p>
          </table:table-cell>
          <table:table-cell office:value-type="float" office:value="3190.6154528255" calcext:value-type="float">
            <text:p>3190,62</text:p>
          </table:table-cell>
          <table:table-cell office:value-type="float" office:value="4330.94490040766" calcext:value-type="float">
            <text:p>4330,94</text:p>
          </table:table-cell>
          <table:table-cell office:value-type="float" office:value="5073.5376499682" calcext:value-type="float">
            <text:p>5073,54</text:p>
          </table:table-cell>
          <table:table-cell office:value-type="float" office:value="5520.12471972503" calcext:value-type="float">
            <text:p>5520,12</text:p>
          </table:table-cell>
          <table:table-cell office:value-type="float" office:value="5516.03920965133" calcext:value-type="float">
            <text:p>5516,04</text:p>
          </table:table-cell>
          <table:table-cell office:value-type="float" office:value="5832.733941653" calcext:value-type="float">
            <text:p>5832,73</text:p>
          </table:table-cell>
          <table:table-cell office:value-type="float" office:value="5713.53498332841" calcext:value-type="float">
            <text:p>5713,53</text:p>
          </table:table-cell>
          <table:table-cell office:value-type="float" office:value="5255.76846136181" calcext:value-type="float">
            <text:p>5255,77</text:p>
          </table:table-cell>
          <table:table-cell office:value-type="float" office:value="6434.81565688465" calcext:value-type="float">
            <text:p>6434,82</text:p>
          </table:table-cell>
          <table:table-cell office:value-type="float" office:value="7617.32509421648" calcext:value-type="float">
            <text:p>7617,33</text:p>
          </table:table-cell>
          <table:table-cell office:value-type="float" office:value="7877.79035044357" calcext:value-type="float">
            <text:p>7877,79</text:p>
          </table:table-cell>
          <table:table-cell office:value-type="float" office:value="7224.96517150786" calcext:value-type="float">
            <text:p>7224,97</text:p>
          </table:table-cell>
          <table:table-cell office:value-type="float" office:value="7780.63838460394" calcext:value-type="float">
            <text:p>7780,64</text:p>
          </table:table-cell>
          <table:table-cell office:value-type="float" office:value="6799.87523352768" calcext:value-type="float">
            <text:p>6799,88</text:p>
          </table:table-cell>
          <table:table-cell office:value-type="float" office:value="7243.85299726842" calcext:value-type="float">
            <text:p>7243,85</text:p>
          </table:table-cell>
          <table:table-cell office:value-type="float" office:value="7893.21010771116" calcext:value-type="float">
            <text:p>7893,21</text:p>
          </table:table-cell>
          <table:table-cell office:value-type="float" office:value="8258.64166574691" calcext:value-type="float">
            <text:p>8258,64</text:p>
          </table:table-cell>
        </table:table-row>
        <table:table-row table:style-name="ro1">
          <table:table-cell office:value-type="string" calcext:value-type="string">
            <text:p>HTI</text:p>
          </table:table-cell>
          <table:table-cell office:value-type="string" calcext:value-type="string">
            <text:p>Haití</text:p>
          </table:table-cell>
          <table:table-cell office:value-type="float" office:value="70.1380109788755" calcext:value-type="float">
            <text:p>70,14</text:p>
          </table:table-cell>
          <table:table-cell office:value-type="float" office:value="71.9621841715769" calcext:value-type="float">
            <text:p>71,96</text:p>
          </table:table-cell>
          <table:table-cell office:value-type="float" office:value="77.862485419389" calcext:value-type="float">
            <text:p>77,86</text:p>
          </table:table-cell>
          <table:table-cell office:value-type="float" office:value="82.9476473278901" calcext:value-type="float">
            <text:p>82,95</text:p>
          </table:table-cell>
          <table:table-cell office:value-type="float" office:value="84.9853892297224" calcext:value-type="float">
            <text:p>84,99</text:p>
          </table:table-cell>
          <table:table-cell office:value-type="float" office:value="83.4121866909452" calcext:value-type="float">
            <text:p>83,41</text:p>
          </table:table-cell>
          <table:table-cell office:value-type="float" office:value="81.59291748904" calcext:value-type="float">
            <text:p>81,59</text:p>
          </table:table-cell>
          <table:table-cell office:value-type="float" office:value="85.2957407248977" calcext:value-type="float">
            <text:p>85,30</text:p>
          </table:table-cell>
          <table:table-cell office:value-type="float" office:value="70.8262852768149" calcext:value-type="float">
            <text:p>70,83</text:p>
          </table:table-cell>
          <table:table-cell office:value-type="float" office:value="76.2636367496556" calcext:value-type="float">
            <text:p>76,26</text:p>
          </table:table-cell>
          <table:table-cell office:value-type="float" office:value="76.9018955076889" calcext:value-type="float">
            <text:p>76,90</text:p>
          </table:table-cell>
          <table:table-cell office:value-type="float" office:value="94.9045719077994" calcext:value-type="float">
            <text:p>94,90</text:p>
          </table:table-cell>
          <table:table-cell office:value-type="float" office:value="112.996156851616" calcext:value-type="float">
            <text:p>113,00</text:p>
          </table:table-cell>
          <table:table-cell office:value-type="float" office:value="133.750064038683" calcext:value-type="float">
            <text:p>133,75</text:p>
          </table:table-cell>
          <table:table-cell office:value-type="float" office:value="169.310921883523" calcext:value-type="float">
            <text:p>169,31</text:p>
          </table:table-cell>
          <table:table-cell office:value-type="float" office:value="178.860839656262" calcext:value-type="float">
            <text:p>178,86</text:p>
          </table:table-cell>
          <table:table-cell office:value-type="float" office:value="180.27323738129" calcext:value-type="float">
            <text:p>180,27</text:p>
          </table:table-cell>
          <table:table-cell office:value-type="float" office:value="195.754238035777" calcext:value-type="float">
            <text:p>195,75</text:p>
          </table:table-cell>
          <table:table-cell office:value-type="float" office:value="245.216653822238" calcext:value-type="float">
            <text:p>245,22</text:p>
          </table:table-cell>
          <table:table-cell office:value-type="float" office:value="256.245663275115" calcext:value-type="float">
            <text:p>256,25</text:p>
          </table:table-cell>
          <table:table-cell office:value-type="float" office:value="249.432043811515" calcext:value-type="float">
            <text:p>249,43</text:p>
          </table:table-cell>
          <table:table-cell office:value-type="float" office:value="268.291707578563" calcext:value-type="float">
            <text:p>268,29</text:p>
          </table:table-cell>
          <table:table-cell office:value-type="float" office:value="293.18672597986" calcext:value-type="float">
            <text:p>293,19</text:p>
          </table:table-cell>
          <table:table-cell office:value-type="float" office:value="317.076445972897" calcext:value-type="float">
            <text:p>317,08</text:p>
          </table:table-cell>
          <table:table-cell office:value-type="float" office:value="357.79660883523" calcext:value-type="float">
            <text:p>357,80</text:p>
          </table:table-cell>
          <table:table-cell office:value-type="float" office:value="309.303396535657" calcext:value-type="float">
            <text:p>309,30</text:p>
          </table:table-cell>
          <table:table-cell office:value-type="float" office:value="386.777234193071" calcext:value-type="float">
            <text:p>386,78</text:p>
          </table:table-cell>
          <table:table-cell office:value-type="float" office:value="396.686139185866" calcext:value-type="float">
            <text:p>396,69</text:p>
          </table:table-cell>
          <table:table-cell office:value-type="float" office:value="439.944062994775" calcext:value-type="float">
            <text:p>439,94</text:p>
          </table:table-cell>
          <table:table-cell office:value-type="float" office:value="483.873905037789" calcext:value-type="float">
            <text:p>483,87</text:p>
          </table:table-cell>
          <table:table-cell office:value-type="float" office:value="308.371313176134" calcext:value-type="float">
            <text:p>308,37</text:p>
          </table:table-cell>
          <table:table-cell office:value-type="float" office:value="251.752718957926" calcext:value-type="float">
            <text:p>251,75</text:p>
          </table:table-cell>
          <table:table-cell office:value-type="float" office:value="285.118778837802" calcext:value-type="float">
            <text:p>285,12</text:p>
          </table:table-cell>
          <table:table-cell office:value-type="float" office:value="363.265825942713" calcext:value-type="float">
            <text:p>363,27</text:p>
          </table:table-cell>
          <table:table-cell office:value-type="float" office:value="368.632237698082" calcext:value-type="float">
            <text:p>368,63</text:p>
          </table:table-cell>
          <table:table-cell office:value-type="float" office:value="415.770483268566" calcext:value-type="float">
            <text:p>415,77</text:p>
          </table:table-cell>
          <table:table-cell office:value-type="float" office:value="455.541896058048" calcext:value-type="float">
            <text:p>455,54</text:p>
          </table:table-cell>
          <table:table-cell office:value-type="float" office:value="499.303748903539" calcext:value-type="float">
            <text:p>499,30</text:p>
          </table:table-cell>
          <table:table-cell office:value-type="float" office:value="467.147558753214" calcext:value-type="float">
            <text:p>467,15</text:p>
          </table:table-cell>
          <table:table-cell office:value-type="float" office:value="417.762646021673" calcext:value-type="float">
            <text:p>417,76</text:p>
          </table:table-cell>
          <table:table-cell office:value-type="float" office:value="396.633820807602" calcext:value-type="float">
            <text:p>396,63</text:p>
          </table:table-cell>
          <table:table-cell office:value-type="float" office:value="332.614778539168" calcext:value-type="float">
            <text:p>332,61</text:p>
          </table:table-cell>
          <table:table-cell office:value-type="float" office:value="391.034615655408" calcext:value-type="float">
            <text:p>391,03</text:p>
          </table:table-cell>
          <table:table-cell office:value-type="float" office:value="468.757269552512" calcext:value-type="float">
            <text:p>468,76</text:p>
          </table:table-cell>
          <table:table-cell office:value-type="float" office:value="508.968806625167" calcext:value-type="float">
            <text:p>508,97</text:p>
          </table:table-cell>
          <table:table-cell office:value-type="float" office:value="619.812774237648" calcext:value-type="float">
            <text:p>619,81</text:p>
          </table:table-cell>
          <table:table-cell office:value-type="float" office:value="678.844789796271" calcext:value-type="float">
            <text:p>678,84</text:p>
          </table:table-cell>
          <table:table-cell office:value-type="float" office:value="672.036997916062" calcext:value-type="float">
            <text:p>672,04</text:p>
          </table:table-cell>
          <table:table-cell office:value-type="float" office:value="665.627419493396" calcext:value-type="float">
            <text:p>665,63</text:p>
          </table:table-cell>
          <table:table-cell office:value-type="float" office:value="744.217426799623" calcext:value-type="float">
            <text:p>744,22</text:p>
          </table:table-cell>
          <table:table-cell office:value-type="float" office:value="769.749380959249" calcext:value-type="float">
            <text:p>769,75</text:p>
          </table:table-cell>
          <table:table-cell office:value-type="float" office:value="815.820015229786" calcext:value-type="float">
            <text:p>815,82</text:p>
          </table:table-cell>
          <table:table-cell office:value-type="float" office:value="831.873948899917" calcext:value-type="float">
            <text:p>831,87</text:p>
          </table:table-cell>
          <table:table-cell office:value-type="float" office:value="815.728284410317" calcext:value-type="float">
            <text:p>815,73</text:p>
          </table:table-cell>
          <table:table-cell office:value-type="float" office:value="735.301770321704" calcext:value-type="float">
            <text:p>735,30</text:p>
          </table:table-cell>
          <table:table-cell office:value-type="float" office:value="765.727294324274" calcext:value-type="float">
            <text:p>765,73</text:p>
          </table:table-cell>
          <table:table-cell office:value-type="float" office:value="868.34202469407" calcext:value-type="float">
            <text:p>868,34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string" calcext:value-type="string">
            <text:p>Somalia</text:p>
          </table:table-cell>
          <table:table-cell office:value-type="float" office:value="70.8129750586869" calcext:value-type="float">
            <text:p>70,81</text:p>
          </table:table-cell>
          <table:table-cell office:value-type="float" office:value="73.6072293233101" calcext:value-type="float">
            <text:p>73,61</text:p>
          </table:table-cell>
          <table:table-cell office:value-type="float" office:value="76.4804494358627" calcext:value-type="float">
            <text:p>76,48</text:p>
          </table:table-cell>
          <table:table-cell office:value-type="float" office:value="79.428968473361" calcext:value-type="float">
            <text:p>79,43</text:p>
          </table:table-cell>
          <table:table-cell office:value-type="float" office:value="81.8712704963359" calcext:value-type="float">
            <text:p>81,87</text:p>
          </table:table-cell>
          <table:table-cell office:value-type="float" office:value="84.1988080694839" calcext:value-type="float">
            <text:p>84,20</text:p>
          </table:table-cell>
          <table:table-cell office:value-type="float" office:value="86.5501387341127" calcext:value-type="float">
            <text:p>86,55</text:p>
          </table:table-cell>
          <table:table-cell office:value-type="float" office:value="90.457922806969" calcext:value-type="float">
            <text:p>90,46</text:p>
          </table:table-cell>
          <table:table-cell office:value-type="float" office:value="93.6547076855086" calcext:value-type="float">
            <text:p>93,65</text:p>
          </table:table-cell>
          <table:table-cell office:value-type="float" office:value="95.3536138874198" calcext:value-type="float">
            <text:p>95,35</text:p>
          </table:table-cell>
          <table:table-cell office:value-type="float" office:value="119.818275507383" calcext:value-type="float">
            <text:p>119,82</text:p>
          </table:table-cell>
          <table:table-cell office:value-type="float" office:value="144.344675828195" calcext:value-type="float">
            <text:p>144,34</text:p>
          </table:table-cell>
          <table:table-cell office:value-type="float" office:value="128.703198260335" calcext:value-type="float">
            <text:p>128,70</text:p>
          </table:table-cell>
          <table:table-cell office:value-type="float" office:value="183.195034427561" calcext:value-type="float">
            <text:p>183,20</text:p>
          </table:table-cell>
          <table:table-cell office:value-type="float" office:value="188.661113014056" calcext:value-type="float">
            <text:p>188,66</text:p>
          </table:table-cell>
          <table:table-cell office:value-type="float" office:value="103.818457859417" calcext:value-type="float">
            <text:p>103,82</text:p>
          </table:table-cell>
          <table:table-cell office:value-type="float" office:value="105.113353068187" calcext:value-type="float">
            <text:p>105,11</text:p>
          </table:table-cell>
          <table:table-cell office:value-type="float" office:value="100.194196961881" calcext:value-type="float">
            <text:p>100,19</text:p>
          </table:table-cell>
          <table:table-cell office:value-type="float" office:value="96.0961279957105" calcext:value-type="float">
            <text:p>96,10</text:p>
          </table:table-cell>
          <table:table-cell office:value-type="float" office:value="107.37216000333" calcext:value-type="float">
            <text:p>107,37</text:p>
          </table:table-cell>
          <table:table-cell office:value-type="float" office:value="117.193464465289" calcext:value-type="float">
            <text:p>117,19</text:p>
          </table:table-cell>
          <table:table-cell office:value-type="float" office:value="110.884884500343" calcext:value-type="float">
            <text:p>110,88</text:p>
          </table:table-cell>
          <table:table-cell office:value-type="float" office:value="119.174781292654" calcext:value-type="float">
            <text:p>119,17</text:p>
          </table:table-cell>
          <table:table-cell office:value-type="float" office:value="131.817383898435" calcext:value-type="float">
            <text:p>131,82</text:p>
          </table:table-cell>
          <table:table-cell office:value-type="float" office:value="138.096111852811" calcext:value-type="float">
            <text:p>138,10</text:p>
          </table:table-cell>
          <table:table-cell office:value-type="float" office:value="147.151348306562" calcext:value-type="float">
            <text:p>147,15</text:p>
          </table:table-cell>
          <table:table-cell office:value-type="float" office:value="148.216502760214" calcext:value-type="float">
            <text:p>148,22</text:p>
          </table:table-cell>
          <table:table-cell office:value-type="float" office:value="153.140817729991" calcext:value-type="float">
            <text:p>153,14</text:p>
          </table:table-cell>
          <table:table-cell office:value-type="float" office:value="126.924920542559" calcext:value-type="float">
            <text:p>126,92</text:p>
          </table:table-cell>
          <table:table-cell table:number-columns-repeated="22"/>
          <table:table-cell office:value-type="float" office:value="297.95547180533" calcext:value-type="float">
            <text:p>297,96</text:p>
          </table:table-cell>
          <table:table-cell office:value-type="float" office:value="295.266500446376" calcext:value-type="float">
            <text:p>295,27</text:p>
          </table:table-cell>
          <table:table-cell office:value-type="float" office:value="293.455235696952" calcext:value-type="float">
            <text:p>293,46</text:p>
          </table:table-cell>
          <table:table-cell office:value-type="float" office:value="295.967851645127" calcext:value-type="float">
            <text:p>295,97</text:p>
          </table:table-cell>
          <table:table-cell office:value-type="float" office:value="309.055354770056" calcext:value-type="float">
            <text:p>309,06</text:p>
          </table:table-cell>
          <table:table-cell office:value-type="float" office:value="314.544165670763" calcext:value-type="float">
            <text:p>314,54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float" office:value="70.9094116671007" calcext:value-type="float">
            <text:p>70,91</text:p>
          </table:table-cell>
          <table:table-cell office:value-type="float" office:value="74.3136434486145" calcext:value-type="float">
            <text:p>74,31</text:p>
          </table:table-cell>
          <table:table-cell office:value-type="float" office:value="85.4985551596313" calcext:value-type="float">
            <text:p>85,50</text:p>
          </table:table-cell>
          <table:table-cell office:value-type="float" office:value="98.4867777522206" calcext:value-type="float">
            <text:p>98,49</text:p>
          </table:table-cell>
          <table:table-cell office:value-type="float" office:value="104.324566181147" calcext:value-type="float">
            <text:p>104,32</text:p>
          </table:table-cell>
          <table:table-cell office:value-type="float" office:value="96.5895319417819" calcext:value-type="float">
            <text:p>96,59</text:p>
          </table:table-cell>
          <table:table-cell office:value-type="float" office:value="91.4727183066072" calcext:value-type="float">
            <text:p>91,47</text:p>
          </table:table-cell>
          <table:table-cell office:value-type="float" office:value="100.12990326618" calcext:value-type="float">
            <text:p>100,13</text:p>
          </table:table-cell>
          <table:table-cell office:value-type="float" office:value="113.162991554686" calcext:value-type="float">
            <text:p>113,16</text:p>
          </table:table-cell>
          <table:table-cell office:value-type="float" office:value="118.654577785346" calcext:value-type="float">
            <text:p>118,65</text:p>
          </table:table-cell>
          <table:table-cell office:value-type="float" office:value="131.883561243868" calcext:value-type="float">
            <text:p>131,88</text:p>
          </table:table-cell>
          <table:table-cell office:value-type="float" office:value="157.090374298657" calcext:value-type="float">
            <text:p>157,09</text:p>
          </table:table-cell>
          <table:table-cell office:value-type="float" office:value="160.140093727686" calcext:value-type="float">
            <text:p>160,14</text:p>
          </table:table-cell>
          <table:table-cell office:value-type="float" office:value="178.341819608096" calcext:value-type="float">
            <text:p>178,34</text:p>
          </table:table-cell>
          <table:table-cell office:value-type="float" office:value="165.40554037242" calcext:value-type="float">
            <text:p>165,41</text:p>
          </table:table-cell>
          <table:table-cell office:value-type="float" office:value="185.422832913673" calcext:value-type="float">
            <text:p>185,42</text:p>
          </table:table-cell>
          <table:table-cell office:value-type="float" office:value="156.396388520044" calcext:value-type="float">
            <text:p>156,40</text:p>
          </table:table-cell>
          <table:table-cell office:value-type="float" office:value="183.983152215978" calcext:value-type="float">
            <text:p>183,98</text:p>
          </table:table-cell>
          <table:table-cell office:value-type="float" office:value="194.804722186836" calcext:value-type="float">
            <text:p>194,80</text:p>
          </table:table-cell>
          <table:table-cell office:value-type="float" office:value="197.071474499102" calcext:value-type="float">
            <text:p>197,07</text:p>
          </table:table-cell>
          <table:table-cell office:value-type="float" office:value="203.334919503464" calcext:value-type="float">
            <text:p>203,33</text:p>
          </table:table-cell>
          <table:table-cell office:value-type="float" office:value="225.431928890812" calcext:value-type="float">
            <text:p>225,43</text:p>
          </table:table-cell>
          <table:table-cell office:value-type="float" office:value="250.713969046988" calcext:value-type="float">
            <text:p>250,71</text:p>
          </table:table-cell>
          <table:table-cell office:value-type="float" office:value="294.45884850496" calcext:value-type="float">
            <text:p>294,46</text:p>
          </table:table-cell>
          <table:table-cell office:value-type="float" office:value="281.928120911563" calcext:value-type="float">
            <text:p>281,93</text:p>
          </table:table-cell>
          <table:table-cell office:value-type="float" office:value="251.811956961329" calcext:value-type="float">
            <text:p>251,81</text:p>
          </table:table-cell>
          <table:table-cell office:value-type="float" office:value="283.537695240524" calcext:value-type="float">
            <text:p>283,54</text:p>
          </table:table-cell>
          <table:table-cell office:value-type="float" office:value="310.8819124049" calcext:value-type="float">
            <text:p>310,88</text:p>
          </table:table-cell>
          <table:table-cell office:value-type="float" office:value="317.884673040928" calcext:value-type="float">
            <text:p>317,88</text:p>
          </table:table-cell>
          <table:table-cell office:value-type="float" office:value="333.142145400184" calcext:value-type="float">
            <text:p>333,14</text:p>
          </table:table-cell>
          <table:table-cell office:value-type="float" office:value="366.460692302073" calcext:value-type="float">
            <text:p>366,46</text:p>
          </table:table-cell>
          <table:table-cell office:value-type="float" office:value="377.389839479958" calcext:value-type="float">
            <text:p>377,39</text:p>
          </table:table-cell>
          <table:table-cell office:value-type="float" office:value="473.492278718042" calcext:value-type="float">
            <text:p>473,49</text:p>
          </table:table-cell>
          <table:table-cell office:value-type="float" office:value="609.656679202484" calcext:value-type="float">
            <text:p>609,66</text:p>
          </table:table-cell>
          <table:table-cell office:value-type="float" office:value="709.413755085039" calcext:value-type="float">
            <text:p>709,41</text:p>
          </table:table-cell>
          <table:table-cell office:value-type="float" office:value="781.744164341053" calcext:value-type="float">
            <text:p>781,74</text:p>
          </table:table-cell>
          <table:table-cell office:value-type="float" office:value="828.580479295681" calcext:value-type="float">
            <text:p>828,58</text:p>
          </table:table-cell>
          <table:table-cell office:value-type="float" office:value="873.28706172579" calcext:value-type="float">
            <text:p>873,29</text:p>
          </table:table-cell>
          <table:table-cell office:value-type="float" office:value="959.372483639691" calcext:value-type="float">
            <text:p>959,37</text:p>
          </table:table-cell>
          <table:table-cell office:value-type="float" office:value="1053.10824300452" calcext:value-type="float">
            <text:p>1053,11</text:p>
          </table:table-cell>
          <table:table-cell office:value-type="float" office:value="1148.5082904417" calcext:value-type="float">
            <text:p>1148,51</text:p>
          </table:table-cell>
          <table:table-cell office:value-type="float" office:value="1288.64325183381" calcext:value-type="float">
            <text:p>1288,64</text:p>
          </table:table-cell>
          <table:table-cell office:value-type="float" office:value="1508.66809788266" calcext:value-type="float">
            <text:p>1508,67</text:p>
          </table:table-cell>
          <table:table-cell office:value-type="float" office:value="1753.41782925823" calcext:value-type="float">
            <text:p>1753,42</text:p>
          </table:table-cell>
          <table:table-cell office:value-type="float" office:value="2099.22943460447" calcext:value-type="float">
            <text:p>2099,23</text:p>
          </table:table-cell>
          <table:table-cell office:value-type="float" office:value="2693.96982683485" calcext:value-type="float">
            <text:p>2693,97</text:p>
          </table:table-cell>
          <table:table-cell office:value-type="float" office:value="3468.30446324747" calcext:value-type="float">
            <text:p>3468,30</text:p>
          </table:table-cell>
          <table:table-cell office:value-type="float" office:value="3832.23595156727" calcext:value-type="float">
            <text:p>3832,24</text:p>
          </table:table-cell>
          <table:table-cell office:value-type="float" office:value="4550.45359583857" calcext:value-type="float">
            <text:p>4550,45</text:p>
          </table:table-cell>
          <table:table-cell office:value-type="float" office:value="5618.13249134962" calcext:value-type="float">
            <text:p>5618,13</text:p>
          </table:table-cell>
          <table:table-cell office:value-type="float" office:value="6316.91886335683" calcext:value-type="float">
            <text:p>6316,92</text:p>
          </table:table-cell>
          <table:table-cell office:value-type="float" office:value="7050.64591988963" calcext:value-type="float">
            <text:p>7050,65</text:p>
          </table:table-cell>
          <table:table-cell office:value-type="float" office:value="7651.36604428568" calcext:value-type="float">
            <text:p>7651,37</text:p>
          </table:table-cell>
          <table:table-cell office:value-type="float" office:value="8033.38804310679" calcext:value-type="float">
            <text:p>8033,39</text:p>
          </table:table-cell>
          <table:table-cell office:value-type="float" office:value="8078.79047437238" calcext:value-type="float">
            <text:p>8078,79</text:p>
          </table:table-cell>
          <table:table-cell office:value-type="float" office:value="8759.04157775098" calcext:value-type="float">
            <text:p>8759,04</text:p>
          </table:table-cell>
          <table:table-cell office:value-type="float" office:value="9770.84708783314" calcext:value-type="float">
            <text:p>9770,85</text:p>
          </table:table-cell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Trinidad y Tobago</text:p>
          </table:table-cell>
          <table:table-cell office:value-type="float" office:value="704.21915437195" calcext:value-type="float">
            <text:p>704,22</text:p>
          </table:table-cell>
          <table:table-cell office:value-type="float" office:value="760.401295416033" calcext:value-type="float">
            <text:p>760,40</text:p>
          </table:table-cell>
          <table:table-cell office:value-type="float" office:value="788.702763593334" calcext:value-type="float">
            <text:p>788,70</text:p>
          </table:table-cell>
          <table:table-cell office:value-type="float" office:value="807.874268485485" calcext:value-type="float">
            <text:p>807,87</text:p>
          </table:table-cell>
          <table:table-cell office:value-type="float" office:value="787.339263238572" calcext:value-type="float">
            <text:p>787,34</text:p>
          </table:table-cell>
          <table:table-cell office:value-type="float" office:value="823.554528334271" calcext:value-type="float">
            <text:p>823,55</text:p>
          </table:table-cell>
          <table:table-cell office:value-type="float" office:value="815.324480685865" calcext:value-type="float">
            <text:p>815,32</text:p>
          </table:table-cell>
          <table:table-cell office:value-type="float" office:value="831.425138659775" calcext:value-type="float">
            <text:p>831,43</text:p>
          </table:table-cell>
          <table:table-cell office:value-type="float" office:value="869.351358212744" calcext:value-type="float">
            <text:p>869,35</text:p>
          </table:table-cell>
          <table:table-cell office:value-type="float" office:value="938.281727658709" calcext:value-type="float">
            <text:p>938,28</text:p>
          </table:table-cell>
          <table:table-cell office:value-type="float" office:value="1119.0380732508" calcext:value-type="float">
            <text:p>1119,04</text:p>
          </table:table-cell>
          <table:table-cell office:value-type="float" office:value="1332.7761010202" calcext:value-type="float">
            <text:p>1332,78</text:p>
          </table:table-cell>
          <table:table-cell office:value-type="float" office:value="2049.21851073933" calcext:value-type="float">
            <text:p>2049,22</text:p>
          </table:table-cell>
          <table:table-cell office:value-type="float" office:value="2416.24353376298" calcext:value-type="float">
            <text:p>2416,24</text:p>
          </table:table-cell>
          <table:table-cell office:value-type="float" office:value="2439.17033421074" calcext:value-type="float">
            <text:p>2439,17</text:p>
          </table:table-cell>
          <table:table-cell office:value-type="float" office:value="3020.2371283883" calcext:value-type="float">
            <text:p>3020,24</text:p>
          </table:table-cell>
          <table:table-cell office:value-type="float" office:value="3381.24095525195" calcext:value-type="float">
            <text:p>3381,24</text:p>
          </table:table-cell>
          <table:table-cell office:value-type="float" office:value="4306.7980096197" calcext:value-type="float">
            <text:p>4306,80</text:p>
          </table:table-cell>
          <table:table-cell office:value-type="float" office:value="5748.66819575249" calcext:value-type="float">
            <text:p>5748,67</text:p>
          </table:table-cell>
          <table:table-cell office:value-type="float" office:value="6345.00108743359" calcext:value-type="float">
            <text:p>6345,00</text:p>
          </table:table-cell>
          <table:table-cell office:value-type="float" office:value="7268.09937917775" calcext:value-type="float">
            <text:p>7268,10</text:p>
          </table:table-cell>
          <table:table-cell office:value-type="float" office:value="6821.85030635171" calcext:value-type="float">
            <text:p>6821,85</text:p>
          </table:table-cell>
          <table:table-cell office:value-type="float" office:value="6715.65919874686" calcext:value-type="float">
            <text:p>6715,66</text:p>
          </table:table-cell>
          <table:table-cell office:value-type="float" office:value="6302.66846737926" calcext:value-type="float">
            <text:p>6302,67</text:p>
          </table:table-cell>
          <table:table-cell office:value-type="float" office:value="4051.47999202661" calcext:value-type="float">
            <text:p>4051,48</text:p>
          </table:table-cell>
          <table:table-cell office:value-type="float" office:value="4016.41950990194" calcext:value-type="float">
            <text:p>4016,42</text:p>
          </table:table-cell>
          <table:table-cell office:value-type="float" office:value="3734.45241050677" calcext:value-type="float">
            <text:p>3734,45</text:p>
          </table:table-cell>
          <table:table-cell office:value-type="float" office:value="3564.35987385934" calcext:value-type="float">
            <text:p>3564,36</text:p>
          </table:table-cell>
          <table:table-cell office:value-type="float" office:value="4150.30185502442" calcext:value-type="float">
            <text:p>4150,30</text:p>
          </table:table-cell>
          <table:table-cell office:value-type="float" office:value="4318.51999576353" calcext:value-type="float">
            <text:p>4318,52</text:p>
          </table:table-cell>
          <table:table-cell office:value-type="float" office:value="4398.50223636653" calcext:value-type="float">
            <text:p>4398,50</text:p>
          </table:table-cell>
          <table:table-cell office:value-type="float" office:value="3754.76715994311" calcext:value-type="float">
            <text:p>3754,77</text:p>
          </table:table-cell>
          <table:table-cell office:value-type="float" office:value="3959.28505347215" calcext:value-type="float">
            <text:p>3959,29</text:p>
          </table:table-cell>
          <table:table-cell office:value-type="float" office:value="4249.09437348112" calcext:value-type="float">
            <text:p>4249,09</text:p>
          </table:table-cell>
          <table:table-cell office:value-type="float" office:value="4579.97082122924" calcext:value-type="float">
            <text:p>4579,97</text:p>
          </table:table-cell>
          <table:table-cell office:value-type="float" office:value="4554.32030819416" calcext:value-type="float">
            <text:p>4554,32</text:p>
          </table:table-cell>
          <table:table-cell office:value-type="float" office:value="4790.13892439622" calcext:value-type="float">
            <text:p>4790,14</text:p>
          </table:table-cell>
          <table:table-cell office:value-type="float" office:value="5387.13881254591" calcext:value-type="float">
            <text:p>5387,14</text:p>
          </table:table-cell>
          <table:table-cell office:value-type="float" office:value="6435.16468252829" calcext:value-type="float">
            <text:p>6435,16</text:p>
          </table:table-cell>
          <table:table-cell office:value-type="float" office:value="6939.80118408553" calcext:value-type="float">
            <text:p>6939,80</text:p>
          </table:table-cell>
          <table:table-cell office:value-type="float" office:value="7053.0708041133" calcext:value-type="float">
            <text:p>7053,07</text:p>
          </table:table-cell>
          <table:table-cell office:value-type="float" office:value="8807.90037861" calcext:value-type="float">
            <text:p>8807,90</text:p>
          </table:table-cell>
          <table:table-cell office:value-type="float" office:value="10293.805414705" calcext:value-type="float">
            <text:p>10293,81</text:p>
          </table:table-cell>
          <table:table-cell office:value-type="float" office:value="12327.2331723195" calcext:value-type="float">
            <text:p>12327,23</text:p>
          </table:table-cell>
          <table:table-cell office:value-type="float" office:value="14102.4958480936" calcext:value-type="float">
            <text:p>14102,50</text:p>
          </table:table-cell>
          <table:table-cell office:value-type="float" office:value="16539.8781077283" calcext:value-type="float">
            <text:p>16539,88</text:p>
          </table:table-cell>
          <table:table-cell office:value-type="float" office:value="21204.1049703496" calcext:value-type="float">
            <text:p>21204,10</text:p>
          </table:table-cell>
          <table:table-cell office:value-type="float" office:value="14514.1417224997" calcext:value-type="float">
            <text:p>14514,14</text:p>
          </table:table-cell>
          <table:table-cell office:value-type="float" office:value="16683.3553787376" calcext:value-type="float">
            <text:p>16683,36</text:p>
          </table:table-cell>
          <table:table-cell office:value-type="float" office:value="19034.1491966652" calcext:value-type="float">
            <text:p>19034,15</text:p>
          </table:table-cell>
          <table:table-cell office:value-type="float" office:value="19157.4170366712" calcext:value-type="float">
            <text:p>19157,42</text:p>
          </table:table-cell>
          <table:table-cell office:value-type="float" office:value="20143.6644489582" calcext:value-type="float">
            <text:p>20143,66</text:p>
          </table:table-cell>
          <table:table-cell office:value-type="float" office:value="20270.8593716518" calcext:value-type="float">
            <text:p>20270,86</text:p>
          </table:table-cell>
          <table:table-cell office:value-type="float" office:value="18289.704340369" calcext:value-type="float">
            <text:p>18289,70</text:p>
          </table:table-cell>
          <table:table-cell office:value-type="float" office:value="16176.9473700573" calcext:value-type="float">
            <text:p>16176,95</text:p>
          </table:table-cell>
          <table:table-cell office:value-type="float" office:value="16238.1931916674" calcext:value-type="float">
            <text:p>16238,19</text:p>
          </table:table-cell>
          <table:table-cell office:value-type="float" office:value="17129.9130902577" calcext:value-type="float">
            <text:p>17129,91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office:value-type="string" calcext:value-type="string">
            <text:p>Burundi</text:p>
          </table:table-cell>
          <table:table-cell office:value-type="float" office:value="73.4353055613742" calcext:value-type="float">
            <text:p>73,44</text:p>
          </table:table-cell>
          <table:table-cell office:value-type="float" office:value="78.5143294134077" calcext:value-type="float">
            <text:p>78,51</text:p>
          </table:table-cell>
          <table:table-cell office:value-type="float" office:value="86.1616064554289" calcext:value-type="float">
            <text:p>86,16</text:p>
          </table:table-cell>
          <table:table-cell office:value-type="float" office:value="51.3818646529604" calcext:value-type="float">
            <text:p>51,38</text:p>
          </table:table-cell>
          <table:table-cell office:value-type="float" office:value="52.1826504510569" calcext:value-type="float">
            <text:p>52,18</text:p>
          </table:table-cell>
          <table:table-cell office:value-type="float" office:value="54.8063925802522" calcext:value-type="float">
            <text:p>54,81</text:p>
          </table:table-cell>
          <table:table-cell office:value-type="float" office:value="54.9008114351917" calcext:value-type="float">
            <text:p>54,90</text:p>
          </table:table-cell>
          <table:table-cell office:value-type="float" office:value="55.7150155029885" calcext:value-type="float">
            <text:p>55,72</text:p>
          </table:table-cell>
          <table:table-cell office:value-type="float" office:value="69.7693039666795" calcext:value-type="float">
            <text:p>69,77</text:p>
          </table:table-cell>
          <table:table-cell office:value-type="float" office:value="71.6267707066849" calcext:value-type="float">
            <text:p>71,63</text:p>
          </table:table-cell>
          <table:table-cell office:value-type="float" office:value="69.1394016775159" calcext:value-type="float">
            <text:p>69,14</text:p>
          </table:table-cell>
          <table:table-cell office:value-type="float" office:value="84.4186415543161" calcext:value-type="float">
            <text:p>84,42</text:p>
          </table:table-cell>
          <table:table-cell office:value-type="float" office:value="94.6853216373742" calcext:value-type="float">
            <text:p>94,69</text:p>
          </table:table-cell>
          <table:table-cell office:value-type="float" office:value="113.753125382792" calcext:value-type="float">
            <text:p>113,75</text:p>
          </table:table-cell>
          <table:table-cell office:value-type="float" office:value="118.914901523597" calcext:value-type="float">
            <text:p>118,91</text:p>
          </table:table-cell>
          <table:table-cell office:value-type="float" office:value="142.053020747619" calcext:value-type="float">
            <text:p>142,05</text:p>
          </table:table-cell>
          <table:table-cell office:value-type="float" office:value="154.51619504879" calcext:value-type="float">
            <text:p>154,52</text:p>
          </table:table-cell>
          <table:table-cell office:value-type="float" office:value="193.150202300501" calcext:value-type="float">
            <text:p>193,15</text:p>
          </table:table-cell>
          <table:table-cell office:value-type="float" office:value="221.231835357164" calcext:value-type="float">
            <text:p>221,23</text:p>
          </table:table-cell>
          <table:table-cell office:value-type="float" office:value="227.128120029126" calcext:value-type="float">
            <text:p>227,13</text:p>
          </table:table-cell>
          <table:table-cell office:value-type="float" office:value="231.343852311749" calcext:value-type="float">
            <text:p>231,34</text:p>
          </table:table-cell>
          <table:table-cell office:value-type="float" office:value="240.782292084297" calcext:value-type="float">
            <text:p>240,78</text:p>
          </table:table-cell>
          <table:table-cell office:value-type="float" office:value="213.616517780925" calcext:value-type="float">
            <text:p>213,62</text:p>
          </table:table-cell>
          <table:table-cell office:value-type="float" office:value="242.058249056633" calcext:value-type="float">
            <text:p>242,06</text:p>
          </table:table-cell>
          <table:table-cell office:value-type="float" office:value="245.915428142175" calcext:value-type="float">
            <text:p>245,92</text:p>
          </table:table-cell>
          <table:table-cell office:value-type="float" office:value="225.071699645207" calcext:value-type="float">
            <text:p>225,07</text:p>
          </table:table-cell>
          <table:table-cell office:value-type="float" office:value="209.415063423685" calcext:value-type="float">
            <text:p>209,42</text:p>
          </table:table-cell>
          <table:table-cell office:value-type="float" office:value="209.894412605431" calcext:value-type="float">
            <text:p>209,89</text:p>
          </table:table-cell>
          <table:table-cell office:value-type="float" office:value="208.146755438253" calcext:value-type="float">
            <text:p>208,15</text:p>
          </table:table-cell>
          <table:table-cell office:value-type="float" office:value="209.777897917403" calcext:value-type="float">
            <text:p>209,78</text:p>
          </table:table-cell>
          <table:table-cell office:value-type="float" office:value="190.489013951092" calcext:value-type="float">
            <text:p>190,49</text:p>
          </table:table-cell>
          <table:table-cell office:value-type="float" office:value="161.887552946887" calcext:value-type="float">
            <text:p>161,89</text:p>
          </table:table-cell>
          <table:table-cell office:value-type="float" office:value="156.812301230653" calcext:value-type="float">
            <text:p>156,81</text:p>
          </table:table-cell>
          <table:table-cell office:value-type="float" office:value="167.098915756122" calcext:value-type="float">
            <text:p>167,10</text:p>
          </table:table-cell>
          <table:table-cell office:value-type="float" office:value="143.402300109205" calcext:value-type="float">
            <text:p>143,40</text:p>
          </table:table-cell>
          <table:table-cell office:value-type="float" office:value="158.914669880487" calcext:value-type="float">
            <text:p>158,91</text:p>
          </table:table-cell>
          <table:table-cell office:value-type="float" office:value="144.493064021934" calcext:value-type="float">
            <text:p>144,49</text:p>
          </table:table-cell>
          <table:table-cell office:value-type="float" office:value="128.939083280584" calcext:value-type="float">
            <text:p>128,94</text:p>
          </table:table-cell>
          <table:table-cell office:value-type="float" office:value="136.46397080034" calcext:value-type="float">
            <text:p>136,46</text:p>
          </table:table-cell>
          <table:table-cell office:value-type="float" office:value="134.363447507999" calcext:value-type="float">
            <text:p>134,36</text:p>
          </table:table-cell>
          <table:table-cell office:value-type="float" office:value="123.117627963477" calcext:value-type="float">
            <text:p>123,12</text:p>
          </table:table-cell>
          <table:table-cell office:value-type="float" office:value="113.567366369381" calcext:value-type="float">
            <text:p>113,57</text:p>
          </table:table-cell>
          <table:table-cell office:value-type="float" office:value="128.336612834582" calcext:value-type="float">
            <text:p>128,34</text:p>
          </table:table-cell>
          <table:table-cell office:value-type="float" office:value="151.681463366485" calcext:value-type="float">
            <text:p>151,68</text:p>
          </table:table-cell>
          <table:table-cell office:value-type="float" office:value="167.376484505492" calcext:value-type="float">
            <text:p>167,38</text:p>
          </table:table-cell>
          <table:table-cell office:value-type="float" office:value="172.495859926837" calcext:value-type="float">
            <text:p>172,50</text:p>
          </table:table-cell>
          <table:table-cell office:value-type="float" office:value="198.352900555063" calcext:value-type="float">
            <text:p>198,35</text:p>
          </table:table-cell>
          <table:table-cell office:value-type="float" office:value="212.136880390025" calcext:value-type="float">
            <text:p>212,14</text:p>
          </table:table-cell>
          <table:table-cell office:value-type="float" office:value="234.235646874999" calcext:value-type="float">
            <text:p>234,24</text:p>
          </table:table-cell>
          <table:table-cell office:value-type="float" office:value="249.577979366801" calcext:value-type="float">
            <text:p>249,58</text:p>
          </table:table-cell>
          <table:table-cell office:value-type="float" office:value="252.358979858344" calcext:value-type="float">
            <text:p>252,36</text:p>
          </table:table-cell>
          <table:table-cell office:value-type="float" office:value="256.976002796754" calcext:value-type="float">
            <text:p>256,98</text:p>
          </table:table-cell>
          <table:table-cell office:value-type="float" office:value="274.857947913846" calcext:value-type="float">
            <text:p>274,86</text:p>
          </table:table-cell>
          <table:table-cell office:value-type="float" office:value="305.549772797441" calcext:value-type="float">
            <text:p>305,55</text:p>
          </table:table-cell>
          <table:table-cell office:value-type="float" office:value="282.193130404814" calcext:value-type="float">
            <text:p>282,19</text:p>
          </table:table-cell>
          <table:table-cell office:value-type="float" office:value="292.997630684415" calcext:value-type="float">
            <text:p>293,00</text:p>
          </table:table-cell>
          <table:table-cell office:value-type="float" office:value="271.752044376648" calcext:value-type="float">
            <text:p>271,75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Burkina Faso</text:p>
          </table:table-cell>
          <table:table-cell office:value-type="float" office:value="76.5206113987061" calcext:value-type="float">
            <text:p>76,52</text:p>
          </table:table-cell>
          <table:table-cell office:value-type="float" office:value="78.372071942432" calcext:value-type="float">
            <text:p>78,37</text:p>
          </table:table-cell>
          <table:table-cell office:value-type="float" office:value="80.4727667455189" calcext:value-type="float">
            <text:p>80,47</text:p>
          </table:table-cell>
          <table:table-cell office:value-type="float" office:value="81.7251154955019" calcext:value-type="float">
            <text:p>81,73</text:p>
          </table:table-cell>
          <table:table-cell office:value-type="float" office:value="82.5456368946943" calcext:value-type="float">
            <text:p>82,55</text:p>
          </table:table-cell>
          <table:table-cell office:value-type="float" office:value="84.3631649403545" calcext:value-type="float">
            <text:p>84,36</text:p>
          </table:table-cell>
          <table:table-cell office:value-type="float" office:value="84.7330493468762" calcext:value-type="float">
            <text:p>84,73</text:p>
          </table:table-cell>
          <table:table-cell office:value-type="float" office:value="86.5202111123235" calcext:value-type="float">
            <text:p>86,52</text:p>
          </table:table-cell>
          <table:table-cell office:value-type="float" office:value="81.4998986817012" calcext:value-type="float">
            <text:p>81,50</text:p>
          </table:table-cell>
          <table:table-cell office:value-type="float" office:value="84.2878150139644" calcext:value-type="float">
            <text:p>84,29</text:p>
          </table:table-cell>
          <table:table-cell office:value-type="float" office:value="99.3267640249866" calcext:value-type="float">
            <text:p>99,33</text:p>
          </table:table-cell>
          <table:table-cell office:value-type="float" office:value="113.780584338816" calcext:value-type="float">
            <text:p>113,78</text:p>
          </table:table-cell>
          <table:table-cell office:value-type="float" office:value="124.359030451525" calcext:value-type="float">
            <text:p>124,36</text:p>
          </table:table-cell>
          <table:table-cell office:value-type="float" office:value="152.728220114244" calcext:value-type="float">
            <text:p>152,73</text:p>
          </table:table-cell>
          <table:table-cell office:value-type="float" office:value="155.648997960296" calcext:value-type="float">
            <text:p>155,65</text:p>
          </table:table-cell>
          <table:table-cell office:value-type="float" office:value="176.783367666295" calcext:value-type="float">
            <text:p>176,78</text:p>
          </table:table-cell>
          <table:table-cell office:value-type="float" office:value="225.941652537233" calcext:value-type="float">
            <text:p>225,94</text:p>
          </table:table-cell>
          <table:table-cell office:value-type="float" office:value="262.076009642159" calcext:value-type="float">
            <text:p>262,08</text:p>
          </table:table-cell>
          <table:table-cell office:value-type="float" office:value="282.685735299595" calcext:value-type="float">
            <text:p>282,69</text:p>
          </table:table-cell>
          <table:table-cell office:value-type="float" office:value="254.230780675111" calcext:value-type="float">
            <text:p>254,23</text:p>
          </table:table-cell>
          <table:table-cell office:value-type="float" office:value="245.09470243903" calcext:value-type="float">
            <text:p>245,09</text:p>
          </table:table-cell>
          <table:table-cell office:value-type="float" office:value="217.994750842831" calcext:value-type="float">
            <text:p>217,99</text:p>
          </table:table-cell>
          <table:table-cell office:value-type="float" office:value="193.843240284709" calcext:value-type="float">
            <text:p>193,84</text:p>
          </table:table-cell>
          <table:table-cell office:value-type="float" office:value="200.8944225118" calcext:value-type="float">
            <text:p>200,89</text:p>
          </table:table-cell>
          <table:table-cell office:value-type="float" office:value="256.762318808596" calcext:value-type="float">
            <text:p>256,76</text:p>
          </table:table-cell>
          <table:table-cell office:value-type="float" office:value="291.131963880905" calcext:value-type="float">
            <text:p>291,13</text:p>
          </table:table-cell>
          <table:table-cell office:value-type="float" office:value="313.061891095721" calcext:value-type="float">
            <text:p>313,06</text:p>
          </table:table-cell>
          <table:table-cell office:value-type="float" office:value="304.853438781463" calcext:value-type="float">
            <text:p>304,85</text:p>
          </table:table-cell>
          <table:table-cell office:value-type="float" office:value="351.979322852536" calcext:value-type="float">
            <text:p>351,98</text:p>
          </table:table-cell>
          <table:table-cell office:value-type="float" office:value="346.410672442444" calcext:value-type="float">
            <text:p>346,41</text:p>
          </table:table-cell>
          <table:table-cell office:value-type="float" office:value="240.963480980403" calcext:value-type="float">
            <text:p>240,96</text:p>
          </table:table-cell>
          <table:table-cell office:value-type="float" office:value="244.127073499416" calcext:value-type="float">
            <text:p>244,13</text:p>
          </table:table-cell>
          <table:table-cell office:value-type="float" office:value="193.070236298833" calcext:value-type="float">
            <text:p>193,07</text:p>
          </table:table-cell>
          <table:table-cell office:value-type="float" office:value="235.832197299769" calcext:value-type="float">
            <text:p>235,83</text:p>
          </table:table-cell>
          <table:table-cell office:value-type="float" office:value="249.360294415648" calcext:value-type="float">
            <text:p>249,36</text:p>
          </table:table-cell>
          <table:table-cell office:value-type="float" office:value="229.493117735387" calcext:value-type="float">
            <text:p>229,49</text:p>
          </table:table-cell>
          <table:table-cell office:value-type="float" office:value="255.7182333817" calcext:value-type="float">
            <text:p>255,72</text:p>
          </table:table-cell>
          <table:table-cell office:value-type="float" office:value="265.340115553605" calcext:value-type="float">
            <text:p>265,34</text:p>
          </table:table-cell>
          <table:table-cell office:value-type="float" office:value="226.47598136698" calcext:value-type="float">
            <text:p>226,48</text:p>
          </table:table-cell>
          <table:table-cell office:value-type="float" office:value="235.491232436187" calcext:value-type="float">
            <text:p>235,49</text:p>
          </table:table-cell>
          <table:table-cell office:value-type="float" office:value="260.763541319743" calcext:value-type="float">
            <text:p>260,76</text:p>
          </table:table-cell>
          <table:table-cell office:value-type="float" office:value="332.344305065633" calcext:value-type="float">
            <text:p>332,34</text:p>
          </table:table-cell>
          <table:table-cell office:value-type="float" office:value="371.323086483012" calcext:value-type="float">
            <text:p>371,32</text:p>
          </table:table-cell>
          <table:table-cell office:value-type="float" office:value="406.998807060623" calcext:value-type="float">
            <text:p>407,00</text:p>
          </table:table-cell>
          <table:table-cell office:value-type="float" office:value="420.582553705127" calcext:value-type="float">
            <text:p>420,58</text:p>
          </table:table-cell>
          <table:table-cell office:value-type="float" office:value="475.110012184526" calcext:value-type="float">
            <text:p>475,11</text:p>
          </table:table-cell>
          <table:table-cell office:value-type="float" office:value="569.761317206588" calcext:value-type="float">
            <text:p>569,76</text:p>
          </table:table-cell>
          <table:table-cell office:value-type="float" office:value="552.745588612739" calcext:value-type="float">
            <text:p>552,75</text:p>
          </table:table-cell>
          <table:table-cell office:value-type="float" office:value="575.446452687734" calcext:value-type="float">
            <text:p>575,45</text:p>
          </table:table-cell>
          <table:table-cell office:value-type="float" office:value="666.840119798738" calcext:value-type="float">
            <text:p>666,84</text:p>
          </table:table-cell>
          <table:table-cell office:value-type="float" office:value="673.821598361542" calcext:value-type="float">
            <text:p>673,82</text:p>
          </table:table-cell>
          <table:table-cell office:value-type="float" office:value="699.779405632453" calcext:value-type="float">
            <text:p>699,78</text:p>
          </table:table-cell>
          <table:table-cell office:value-type="float" office:value="703.820055595173" calcext:value-type="float">
            <text:p>703,82</text:p>
          </table:table-cell>
          <table:table-cell office:value-type="float" office:value="575.314454176311" calcext:value-type="float">
            <text:p>575,31</text:p>
          </table:table-cell>
          <table:table-cell office:value-type="float" office:value="582.795444327329" calcext:value-type="float">
            <text:p>582,80</text:p>
          </table:table-cell>
          <table:table-cell office:value-type="float" office:value="642.429838650148" calcext:value-type="float">
            <text:p>642,43</text:p>
          </table:table-cell>
          <table:table-cell office:value-type="float" office:value="715.12290404614" calcext:value-type="float">
            <text:p>715,1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landa</text:p>
          </table:table-cell>
          <table:table-cell office:value-type="float" office:value="797.006288353959" calcext:value-type="float">
            <text:p>797,01</text:p>
          </table:table-cell>
          <table:table-cell office:value-type="float" office:value="852.135301717888" calcext:value-type="float">
            <text:p>852,14</text:p>
          </table:table-cell>
          <table:table-cell office:value-type="float" office:value="965.135422676745" calcext:value-type="float">
            <text:p>965,14</text:p>
          </table:table-cell>
          <table:table-cell office:value-type="float" office:value="1023.77372640936" calcext:value-type="float">
            <text:p>1023,77</text:p>
          </table:table-cell>
          <table:table-cell office:value-type="float" office:value="1074.50650554958" calcext:value-type="float">
            <text:p>1074,51</text:p>
          </table:table-cell>
          <table:table-cell office:value-type="float" office:value="1152.00495214994" calcext:value-type="float">
            <text:p>1152,00</text:p>
          </table:table-cell>
          <table:table-cell office:value-type="float" office:value="1124.51663608246" calcext:value-type="float">
            <text:p>1124,52</text:p>
          </table:table-cell>
          <table:table-cell office:value-type="float" office:value="1291.34992028637" calcext:value-type="float">
            <text:p>1291,35</text:p>
          </table:table-cell>
          <table:table-cell office:value-type="float" office:value="1488.2946985407" calcext:value-type="float">
            <text:p>1488,29</text:p>
          </table:table-cell>
          <table:table-cell office:value-type="float" office:value="1705.97259689756" calcext:value-type="float">
            <text:p>1705,97</text:p>
          </table:table-cell>
          <table:table-cell office:value-type="float" office:value="2082.95683313102" calcext:value-type="float">
            <text:p>2082,96</text:p>
          </table:table-cell>
          <table:table-cell office:value-type="float" office:value="2427.17229889613" calcext:value-type="float">
            <text:p>2427,17</text:p>
          </table:table-cell>
          <table:table-cell office:value-type="float" office:value="2519.94169519675" calcext:value-type="float">
            <text:p>2519,94</text:p>
          </table:table-cell>
          <table:table-cell office:value-type="float" office:value="2976.96096742755" calcext:value-type="float">
            <text:p>2976,96</text:p>
          </table:table-cell>
          <table:table-cell office:value-type="float" office:value="2923.07966849722" calcext:value-type="float">
            <text:p>2923,08</text:p>
          </table:table-cell>
          <table:table-cell office:value-type="float" office:value="3431.1775107132" calcext:value-type="float">
            <text:p>3431,18</text:p>
          </table:table-cell>
          <table:table-cell office:value-type="float" office:value="4405.25609172698" calcext:value-type="float">
            <text:p>4405,26</text:p>
          </table:table-cell>
          <table:table-cell office:value-type="float" office:value="5436.46487499609" calcext:value-type="float">
            <text:p>5436,46</text:p>
          </table:table-cell>
          <table:table-cell office:value-type="float" office:value="6380.06947863501" calcext:value-type="float">
            <text:p>6380,07</text:p>
          </table:table-cell>
          <table:table-cell office:value-type="float" office:value="5993.32293639701" calcext:value-type="float">
            <text:p>5993,32</text:p>
          </table:table-cell>
          <table:table-cell office:value-type="float" office:value="6168.01634742633" calcext:value-type="float">
            <text:p>6168,02</text:p>
          </table:table-cell>
          <table:table-cell office:value-type="float" office:value="5922.3258693183" calcext:value-type="float">
            <text:p>5922,33</text:p>
          </table:table-cell>
          <table:table-cell office:value-type="float" office:value="5698.84416121523" calcext:value-type="float">
            <text:p>5698,84</text:p>
          </table:table-cell>
          <table:table-cell office:value-type="float" office:value="6018.93506141181" calcext:value-type="float">
            <text:p>6018,94</text:p>
          </table:table-cell>
          <table:table-cell office:value-type="float" office:value="8121.88627329554" calcext:value-type="float">
            <text:p>8121,89</text:p>
          </table:table-cell>
          <table:table-cell office:value-type="float" office:value="9593.38829452966" calcext:value-type="float">
            <text:p>9593,39</text:p>
          </table:table-cell>
          <table:table-cell office:value-type="float" office:value="10728.7036758096" calcext:value-type="float">
            <text:p>10728,70</text:p>
          </table:table-cell>
          <table:table-cell office:value-type="float" office:value="11189.2005891826" calcext:value-type="float">
            <text:p>11189,20</text:p>
          </table:table-cell>
          <table:table-cell office:value-type="float" office:value="14048.1062048571" calcext:value-type="float">
            <text:p>14048,11</text:p>
          </table:table-cell>
          <table:table-cell office:value-type="float" office:value="14104.0782910741" calcext:value-type="float">
            <text:p>14104,08</text:p>
          </table:table-cell>
          <table:table-cell office:value-type="float" office:value="15733.2039761324" calcext:value-type="float">
            <text:p>15733,20</text:p>
          </table:table-cell>
          <table:table-cell office:value-type="float" office:value="14674.6145690882" calcext:value-type="float">
            <text:p>14674,61</text:p>
          </table:table-cell>
          <table:table-cell office:value-type="float" office:value="15921.9748437244" calcext:value-type="float">
            <text:p>15921,97</text:p>
          </table:table-cell>
          <table:table-cell office:value-type="float" office:value="19181.4004464832" calcext:value-type="float">
            <text:p>19181,40</text:p>
          </table:table-cell>
          <table:table-cell office:value-type="float" office:value="20860.596992539" calcext:value-type="float">
            <text:p>20860,60</text:p>
          </table:table-cell>
          <table:table-cell office:value-type="float" office:value="22542.8107714729" calcext:value-type="float">
            <text:p>22542,81</text:p>
          </table:table-cell>
          <table:table-cell office:value-type="float" office:value="24263.2448019694" calcext:value-type="float">
            <text:p>24263,24</text:p>
          </table:table-cell>
          <table:table-cell office:value-type="float" office:value="26284.3419750136" calcext:value-type="float">
            <text:p>26284,34</text:p>
          </table:table-cell>
          <table:table-cell office:value-type="float" office:value="26241.3646146973" calcext:value-type="float">
            <text:p>26241,36</text:p>
          </table:table-cell>
          <table:table-cell office:value-type="float" office:value="28227.7275276623" calcext:value-type="float">
            <text:p>28227,73</text:p>
          </table:table-cell>
          <table:table-cell office:value-type="float" office:value="32541.0986016666" calcext:value-type="float">
            <text:p>32541,10</text:p>
          </table:table-cell>
          <table:table-cell office:value-type="float" office:value="41106.9252651794" calcext:value-type="float">
            <text:p>41106,93</text:p>
          </table:table-cell>
          <table:table-cell office:value-type="float" office:value="47631.0106571223" calcext:value-type="float">
            <text:p>47631,01</text:p>
          </table:table-cell>
          <table:table-cell office:value-type="float" office:value="50878.2236116364" calcext:value-type="float">
            <text:p>50878,22</text:p>
          </table:table-cell>
          <table:table-cell office:value-type="float" office:value="54306.4293166897" calcext:value-type="float">
            <text:p>54306,43</text:p>
          </table:table-cell>
          <table:table-cell office:value-type="float" office:value="61359.7413812502" calcext:value-type="float">
            <text:p>61359,74</text:p>
          </table:table-cell>
          <table:table-cell office:value-type="float" office:value="61262.1005610307" calcext:value-type="float">
            <text:p>61262,10</text:p>
          </table:table-cell>
          <table:table-cell office:value-type="float" office:value="52105.1524837739" calcext:value-type="float">
            <text:p>52105,15</text:p>
          </table:table-cell>
          <table:table-cell office:value-type="float" office:value="48715.1768553933" calcext:value-type="float">
            <text:p>48715,18</text:p>
          </table:table-cell>
          <table:table-cell office:value-type="float" office:value="51848.9097301621" calcext:value-type="float">
            <text:p>51848,91</text:p>
          </table:table-cell>
          <table:table-cell office:value-type="float" office:value="48917.8975571766" calcext:value-type="float">
            <text:p>48917,90</text:p>
          </table:table-cell>
          <table:table-cell office:value-type="float" office:value="51590.1884453629" calcext:value-type="float">
            <text:p>51590,19</text:p>
          </table:table-cell>
          <table:table-cell office:value-type="float" office:value="55492.982676213" calcext:value-type="float">
            <text:p>55492,98</text:p>
          </table:table-cell>
          <table:table-cell office:value-type="float" office:value="61995.4227789928" calcext:value-type="float">
            <text:p>61995,42</text:p>
          </table:table-cell>
          <table:table-cell office:value-type="float" office:value="63197.0823744196" calcext:value-type="float">
            <text:p>63197,08</text:p>
          </table:table-cell>
          <table:table-cell office:value-type="float" office:value="69649.8827399743" calcext:value-type="float">
            <text:p>69649,88</text:p>
          </table:table-cell>
          <table:table-cell office:value-type="float" office:value="78806.431996268" calcext:value-type="float">
            <text:p>78806,43</text:p>
          </table:table-cell>
        </table:table-row>
        <table:table-row table:style-name="ro1">
          <table:table-cell office:value-type="string" calcext:value-type="string">
            <text:p>CAF</text:p>
          </table:table-cell>
          <table:table-cell office:value-type="string" calcext:value-type="string">
            <text:p>República Centroafricana</text:p>
          </table:table-cell>
          <table:table-cell office:value-type="float" office:value="80.2126082942422" calcext:value-type="float">
            <text:p>80,21</text:p>
          </table:table-cell>
          <table:table-cell office:value-type="float" office:value="81.9181685665535" calcext:value-type="float">
            <text:p>81,92</text:p>
          </table:table-cell>
          <table:table-cell office:value-type="float" office:value="88.2902255489664" calcext:value-type="float">
            <text:p>88,29</text:p>
          </table:table-cell>
          <table:table-cell office:value-type="float" office:value="91.8303746529954" calcext:value-type="float">
            <text:p>91,83</text:p>
          </table:table-cell>
          <table:table-cell office:value-type="float" office:value="94.398235690021" calcext:value-type="float">
            <text:p>94,40</text:p>
          </table:table-cell>
          <table:table-cell office:value-type="float" office:value="95.8967084672073" calcext:value-type="float">
            <text:p>95,90</text:p>
          </table:table-cell>
          <table:table-cell office:value-type="float" office:value="109.946162500779" calcext:value-type="float">
            <text:p>109,95</text:p>
          </table:table-cell>
          <table:table-cell office:value-type="float" office:value="105.707636135487" calcext:value-type="float">
            <text:p>105,71</text:p>
          </table:table-cell>
          <table:table-cell office:value-type="float" office:value="104.41276592103" calcext:value-type="float">
            <text:p>104,41</text:p>
          </table:table-cell>
          <table:table-cell office:value-type="float" office:value="109.453299759933" calcext:value-type="float">
            <text:p>109,45</text:p>
          </table:table-cell>
          <table:table-cell office:value-type="float" office:value="123.310915320227" calcext:value-type="float">
            <text:p>123,31</text:p>
          </table:table-cell>
          <table:table-cell office:value-type="float" office:value="143.115619712788" calcext:value-type="float">
            <text:p>143,12</text:p>
          </table:table-cell>
          <table:table-cell office:value-type="float" office:value="146.227615304509" calcext:value-type="float">
            <text:p>146,23</text:p>
          </table:table-cell>
          <table:table-cell office:value-type="float" office:value="193.354982118232" calcext:value-type="float">
            <text:p>193,35</text:p>
          </table:table-cell>
          <table:table-cell office:value-type="float" office:value="225.913513868411" calcext:value-type="float">
            <text:p>225,91</text:p>
          </table:table-cell>
          <table:table-cell office:value-type="float" office:value="248.685423628659" calcext:value-type="float">
            <text:p>248,69</text:p>
          </table:table-cell>
          <table:table-cell office:value-type="float" office:value="292.469868825178" calcext:value-type="float">
            <text:p>292,47</text:p>
          </table:table-cell>
          <table:table-cell office:value-type="float" office:value="327.34137778238" calcext:value-type="float">
            <text:p>327,34</text:p>
          </table:table-cell>
          <table:table-cell office:value-type="float" office:value="362.400643085179" calcext:value-type="float">
            <text:p>362,40</text:p>
          </table:table-cell>
          <table:table-cell office:value-type="float" office:value="306.832103768768" calcext:value-type="float">
            <text:p>306,83</text:p>
          </table:table-cell>
          <table:table-cell office:value-type="float" office:value="320.430655382662" calcext:value-type="float">
            <text:p>320,43</text:p>
          </table:table-cell>
          <table:table-cell office:value-type="float" office:value="273.50194966359" calcext:value-type="float">
            <text:p>273,50</text:p>
          </table:table-cell>
          <table:table-cell office:value-type="float" office:value="257.353636634786" calcext:value-type="float">
            <text:p>257,35</text:p>
          </table:table-cell>
          <table:table-cell office:value-type="float" office:value="340.201522817588" calcext:value-type="float">
            <text:p>340,20</text:p>
          </table:table-cell>
          <table:table-cell office:value-type="float" office:value="432.012423923042" calcext:value-type="float">
            <text:p>432,01</text:p>
          </table:table-cell>
          <table:table-cell office:value-type="float" office:value="453.745532768878" calcext:value-type="float">
            <text:p>453,75</text:p>
          </table:table-cell>
          <table:table-cell office:value-type="float" office:value="469.529341311756" calcext:value-type="float">
            <text:p>469,53</text:p>
          </table:table-cell>
          <table:table-cell office:value-type="float" office:value="449.399059431547" calcext:value-type="float">
            <text:p>449,40</text:p>
          </table:table-cell>
          <table:table-cell office:value-type="float" office:value="513.305284957779" calcext:value-type="float">
            <text:p>513,31</text:p>
          </table:table-cell>
          <table:table-cell office:value-type="float" office:value="478.502943895332" calcext:value-type="float">
            <text:p>478,50</text:p>
          </table:table-cell>
          <table:table-cell office:value-type="float" office:value="477.122324295377" calcext:value-type="float">
            <text:p>477,12</text:p>
          </table:table-cell>
          <table:table-cell office:value-type="float" office:value="419.802566033991" calcext:value-type="float">
            <text:p>419,80</text:p>
          </table:table-cell>
          <table:table-cell office:value-type="float" office:value="271.505670833922" calcext:value-type="float">
            <text:p>271,51</text:p>
          </table:table-cell>
          <table:table-cell office:value-type="float" office:value="346.108840593345" calcext:value-type="float">
            <text:p>346,11</text:p>
          </table:table-cell>
          <table:table-cell office:value-type="float" office:value="304.631259709054" calcext:value-type="float">
            <text:p>304,63</text:p>
          </table:table-cell>
          <table:table-cell office:value-type="float" office:value="276.42127015209" calcext:value-type="float">
            <text:p>276,42</text:p>
          </table:table-cell>
          <table:table-cell office:value-type="float" office:value="278.331340903191" calcext:value-type="float">
            <text:p>278,33</text:p>
          </table:table-cell>
          <table:table-cell office:value-type="float" office:value="280.908818989086" calcext:value-type="float">
            <text:p>280,91</text:p>
          </table:table-cell>
          <table:table-cell office:value-type="float" office:value="251.206877406698" calcext:value-type="float">
            <text:p>251,21</text:p>
          </table:table-cell>
          <table:table-cell office:value-type="float" office:value="250.357011372018" calcext:value-type="float">
            <text:p>250,36</text:p>
          </table:table-cell>
          <table:table-cell office:value-type="float" office:value="260.745527274366" calcext:value-type="float">
            <text:p>260,75</text:p>
          </table:table-cell>
          <table:table-cell office:value-type="float" office:value="293.661851679435" calcext:value-type="float">
            <text:p>293,66</text:p>
          </table:table-cell>
          <table:table-cell office:value-type="float" office:value="320.737460311924" calcext:value-type="float">
            <text:p>320,74</text:p>
          </table:table-cell>
          <table:table-cell office:value-type="float" office:value="331.162924198911" calcext:value-type="float">
            <text:p>331,16</text:p>
          </table:table-cell>
          <table:table-cell office:value-type="float" office:value="354.671380067866" calcext:value-type="float">
            <text:p>354,67</text:p>
          </table:table-cell>
          <table:table-cell office:value-type="float" office:value="404.373964962741" calcext:value-type="float">
            <text:p>404,37</text:p>
          </table:table-cell>
          <table:table-cell office:value-type="float" office:value="464.561422116684" calcext:value-type="float">
            <text:p>464,56</text:p>
          </table:table-cell>
          <table:table-cell office:value-type="float" office:value="474.705408664923" calcext:value-type="float">
            <text:p>474,71</text:p>
          </table:table-cell>
          <table:table-cell office:value-type="float" office:value="487.945383289614" calcext:value-type="float">
            <text:p>487,95</text:p>
          </table:table-cell>
          <table:table-cell office:value-type="float" office:value="551.028057642347" calcext:value-type="float">
            <text:p>551,03</text:p>
          </table:table-cell>
          <table:table-cell office:value-type="float" office:value="565.833058388175" calcext:value-type="float">
            <text:p>565,83</text:p>
          </table:table-cell>
          <table:table-cell office:value-type="float" office:value="380.190091651727" calcext:value-type="float">
            <text:p>380,19</text:p>
          </table:table-cell>
          <table:table-cell office:value-type="float" office:value="423.884124575109" calcext:value-type="float">
            <text:p>423,88</text:p>
          </table:table-cell>
          <table:table-cell office:value-type="float" office:value="377.271253829801" calcext:value-type="float">
            <text:p>377,27</text:p>
          </table:table-cell>
          <table:table-cell office:value-type="float" office:value="401.918238362335" calcext:value-type="float">
            <text:p>401,92</text:p>
          </table:table-cell>
          <table:table-cell office:value-type="float" office:value="449.786423510424" calcext:value-type="float">
            <text:p>449,79</text:p>
          </table:table-cell>
          <table:table-cell office:value-type="float" office:value="475.721250544318" calcext:value-type="float">
            <text:p>475,72</text:p>
          </table:table-cell>
        </table:table-row>
        <table:table-row table:style-name="ro1">
          <table:table-cell office:value-type="string" calcext:value-type="string">
            <text:p>TGO</text:p>
          </table:table-cell>
          <table:table-cell office:value-type="string" calcext:value-type="string">
            <text:p>Togo</text:p>
          </table:table-cell>
          <table:table-cell office:value-type="float" office:value="81.9947491285797" calcext:value-type="float">
            <text:p>81,99</text:p>
          </table:table-cell>
          <table:table-cell office:value-type="float" office:value="87.7919751328937" calcext:value-type="float">
            <text:p>87,79</text:p>
          </table:table-cell>
          <table:table-cell office:value-type="float" office:value="99.9378893887589" calcext:value-type="float">
            <text:p>99,94</text:p>
          </table:table-cell>
          <table:table-cell office:value-type="float" office:value="109.620184806171" calcext:value-type="float">
            <text:p>109,62</text:p>
          </table:table-cell>
          <table:table-cell office:value-type="float" office:value="121.833557350245" calcext:value-type="float">
            <text:p>121,83</text:p>
          </table:table-cell>
          <table:table-cell office:value-type="float" office:value="124.87939556403" calcext:value-type="float">
            <text:p>124,88</text:p>
          </table:table-cell>
          <table:table-cell office:value-type="float" office:value="124.349572232268" calcext:value-type="float">
            <text:p>124,35</text:p>
          </table:table-cell>
          <table:table-cell office:value-type="float" office:value="131.569868489524" calcext:value-type="float">
            <text:p>131,57</text:p>
          </table:table-cell>
          <table:table-cell office:value-type="float" office:value="120.053880870366" calcext:value-type="float">
            <text:p>120,05</text:p>
          </table:table-cell>
          <table:table-cell office:value-type="float" office:value="131.098735756183" calcext:value-type="float">
            <text:p>131,10</text:p>
          </table:table-cell>
          <table:table-cell office:value-type="float" office:value="149.350562913272" calcext:value-type="float">
            <text:p>149,35</text:p>
          </table:table-cell>
          <table:table-cell office:value-type="float" office:value="176.473739782643" calcext:value-type="float">
            <text:p>176,47</text:p>
          </table:table-cell>
          <table:table-cell office:value-type="float" office:value="237.814016246548" calcext:value-type="float">
            <text:p>237,81</text:p>
          </table:table-cell>
          <table:table-cell office:value-type="float" office:value="256.10267535173" calcext:value-type="float">
            <text:p>256,10</text:p>
          </table:table-cell>
          <table:table-cell office:value-type="float" office:value="251.326632717074" calcext:value-type="float">
            <text:p>251,33</text:p>
          </table:table-cell>
          <table:table-cell office:value-type="float" office:value="308.69497492943" calcext:value-type="float">
            <text:p>308,69</text:p>
          </table:table-cell>
          <table:table-cell office:value-type="float" office:value="319.941932645548" calcext:value-type="float">
            <text:p>319,94</text:p>
          </table:table-cell>
          <table:table-cell office:value-type="float" office:value="337.4492967148" calcext:value-type="float">
            <text:p>337,45</text:p>
          </table:table-cell>
          <table:table-cell office:value-type="float" office:value="417.668525846962" calcext:value-type="float">
            <text:p>417,67</text:p>
          </table:table-cell>
          <table:table-cell office:value-type="float" office:value="342.191304502598" calcext:value-type="float">
            <text:p>342,19</text:p>
          </table:table-cell>
          <table:table-cell office:value-type="float" office:value="281.81035893725" calcext:value-type="float">
            <text:p>281,81</text:p>
          </table:table-cell>
          <table:table-cell office:value-type="float" office:value="252.974370969562" calcext:value-type="float">
            <text:p>252,97</text:p>
          </table:table-cell>
          <table:table-cell office:value-type="float" office:value="228.64825579187" calcext:value-type="float">
            <text:p>228,65</text:p>
          </table:table-cell>
          <table:table-cell office:value-type="float" office:value="234.356326111085" calcext:value-type="float">
            <text:p>234,36</text:p>
          </table:table-cell>
          <table:table-cell office:value-type="float" office:value="315.461934540409" calcext:value-type="float">
            <text:p>315,46</text:p>
          </table:table-cell>
          <table:table-cell office:value-type="float" office:value="359.79062078767" calcext:value-type="float">
            <text:p>359,79</text:p>
          </table:table-cell>
          <table:table-cell office:value-type="float" office:value="385.425526492864" calcext:value-type="float">
            <text:p>385,43</text:p>
          </table:table-cell>
          <table:table-cell office:value-type="float" office:value="367.792584109987" calcext:value-type="float">
            <text:p>367,79</text:p>
          </table:table-cell>
          <table:table-cell office:value-type="float" office:value="431.450159769201" calcext:value-type="float">
            <text:p>431,45</text:p>
          </table:table-cell>
          <table:table-cell office:value-type="float" office:value="414.782081589686" calcext:value-type="float">
            <text:p>414,78</text:p>
          </table:table-cell>
          <table:table-cell office:value-type="float" office:value="429.042034762676" calcext:value-type="float">
            <text:p>429,04</text:p>
          </table:table-cell>
          <table:table-cell office:value-type="float" office:value="306.150563503367" calcext:value-type="float">
            <text:p>306,15</text:p>
          </table:table-cell>
          <table:table-cell office:value-type="float" office:value="238.465395587917" calcext:value-type="float">
            <text:p>238,47</text:p>
          </table:table-cell>
          <table:table-cell office:value-type="float" office:value="309.818440171369" calcext:value-type="float">
            <text:p>309,82</text:p>
          </table:table-cell>
          <table:table-cell office:value-type="float" office:value="336.977236353739" calcext:value-type="float">
            <text:p>336,98</text:p>
          </table:table-cell>
          <table:table-cell office:value-type="float" office:value="334.143395477957" calcext:value-type="float">
            <text:p>334,14</text:p>
          </table:table-cell>
          <table:table-cell office:value-type="float" office:value="342.658274046648" calcext:value-type="float">
            <text:p>342,66</text:p>
          </table:table-cell>
          <table:table-cell office:value-type="float" office:value="329.695996376381" calcext:value-type="float">
            <text:p>329,70</text:p>
          </table:table-cell>
          <table:table-cell office:value-type="float" office:value="302.206394294343" calcext:value-type="float">
            <text:p>302,21</text:p>
          </table:table-cell>
          <table:table-cell office:value-type="float" office:value="292.567357624045" calcext:value-type="float">
            <text:p>292,57</text:p>
          </table:table-cell>
          <table:table-cell office:value-type="float" office:value="326.855600126755" calcext:value-type="float">
            <text:p>326,86</text:p>
          </table:table-cell>
          <table:table-cell office:value-type="float" office:value="396.030044051086" calcext:value-type="float">
            <text:p>396,03</text:p>
          </table:table-cell>
          <table:table-cell office:value-type="float" office:value="412.589391962308" calcext:value-type="float">
            <text:p>412,59</text:p>
          </table:table-cell>
          <table:table-cell office:value-type="float" office:value="406.400950539125" calcext:value-type="float">
            <text:p>406,40</text:p>
          </table:table-cell>
          <table:table-cell office:value-type="float" office:value="407.694697892417" calcext:value-type="float">
            <text:p>407,69</text:p>
          </table:table-cell>
          <table:table-cell office:value-type="float" office:value="449.144232824439" calcext:value-type="float">
            <text:p>449,14</text:p>
          </table:table-cell>
          <table:table-cell office:value-type="float" office:value="544.147523365142" calcext:value-type="float">
            <text:p>544,15</text:p>
          </table:table-cell>
          <table:table-cell office:value-type="float" office:value="538.4419515764" calcext:value-type="float">
            <text:p>538,44</text:p>
          </table:table-cell>
          <table:table-cell office:value-type="float" office:value="533.508791977233" calcext:value-type="float">
            <text:p>533,51</text:p>
          </table:table-cell>
          <table:table-cell office:value-type="float" office:value="586.328841545214" calcext:value-type="float">
            <text:p>586,33</text:p>
          </table:table-cell>
          <table:table-cell office:value-type="float" office:value="571.839428880573" calcext:value-type="float">
            <text:p>571,84</text:p>
          </table:table-cell>
          <table:table-cell office:value-type="float" office:value="621.222259778549" calcext:value-type="float">
            <text:p>621,22</text:p>
          </table:table-cell>
          <table:table-cell office:value-type="float" office:value="640.113913672591" calcext:value-type="float">
            <text:p>640,11</text:p>
          </table:table-cell>
          <table:table-cell office:value-type="float" office:value="570.680737075619" calcext:value-type="float">
            <text:p>570,68</text:p>
          </table:table-cell>
          <table:table-cell office:value-type="float" office:value="597.065458898228" calcext:value-type="float">
            <text:p>597,07</text:p>
          </table:table-cell>
          <table:table-cell office:value-type="float" office:value="624.544945930112" calcext:value-type="float">
            <text:p>624,54</text:p>
          </table:table-cell>
          <table:table-cell office:value-type="float" office:value="679.257083602874" calcext:value-type="float">
            <text:p>679,26</text:p>
          </table:table-cell>
        </table:table-row>
        <table:table-row table:style-name="ro1">
          <table:table-cell office:value-type="string" calcext:value-type="string">
            <text:p>PRI</text:p>
          </table:table-cell>
          <table:table-cell office:value-type="string" calcext:value-type="string">
            <text:p>Puerto Rico</text:p>
          </table:table-cell>
          <table:table-cell office:value-type="float" office:value="854.74480496849" calcext:value-type="float">
            <text:p>854,74</text:p>
          </table:table-cell>
          <table:table-cell office:value-type="float" office:value="931.751665981242" calcext:value-type="float">
            <text:p>931,75</text:p>
          </table:table-cell>
          <table:table-cell office:value-type="float" office:value="1006.43444609497" calcext:value-type="float">
            <text:p>1006,43</text:p>
          </table:table-cell>
          <table:table-cell office:value-type="float" office:value="1110.83269082498" calcext:value-type="float">
            <text:p>1110,83</text:p>
          </table:table-cell>
          <table:table-cell office:value-type="float" office:value="1207.81182440348" calcext:value-type="float">
            <text:p>1207,81</text:p>
          </table:table-cell>
          <table:table-cell office:value-type="float" office:value="1335.27411162524" calcext:value-type="float">
            <text:p>1335,27</text:p>
          </table:table-cell>
          <table:table-cell office:value-type="float" office:value="1480.69317642251" calcext:value-type="float">
            <text:p>1480,69</text:p>
          </table:table-cell>
          <table:table-cell office:value-type="float" office:value="1661.86688523369" calcext:value-type="float">
            <text:p>1661,87</text:p>
          </table:table-cell>
          <table:table-cell office:value-type="float" office:value="1852.35467255335" calcext:value-type="float">
            <text:p>1852,35</text:p>
          </table:table-cell>
          <table:table-cell office:value-type="float" office:value="2044.31990558216" calcext:value-type="float">
            <text:p>2044,32</text:p>
          </table:table-cell>
          <table:table-cell office:value-type="float" office:value="2246.4767135113" calcext:value-type="float">
            <text:p>2246,48</text:p>
          </table:table-cell>
          <table:table-cell office:value-type="float" office:value="2432.41421904928" calcext:value-type="float">
            <text:p>2432,41</text:p>
          </table:table-cell>
          <table:table-cell office:value-type="float" office:value="2614.50094053038" calcext:value-type="float">
            <text:p>2614,50</text:p>
          </table:table-cell>
          <table:table-cell office:value-type="float" office:value="2738.24315297261" calcext:value-type="float">
            <text:p>2738,24</text:p>
          </table:table-cell>
          <table:table-cell office:value-type="float" office:value="2946.46195251152" calcext:value-type="float">
            <text:p>2946,46</text:p>
          </table:table-cell>
          <table:table-cell office:value-type="float" office:value="3208.77135614128" calcext:value-type="float">
            <text:p>3208,77</text:p>
          </table:table-cell>
          <table:table-cell office:value-type="float" office:value="3567.7526290007" calcext:value-type="float">
            <text:p>3567,75</text:p>
          </table:table-cell>
          <table:table-cell office:value-type="float" office:value="4024.50942019287" calcext:value-type="float">
            <text:p>4024,51</text:p>
          </table:table-cell>
          <table:table-cell office:value-type="float" office:value="4502.8384279476" calcext:value-type="float">
            <text:p>4502,84</text:p>
          </table:table-cell>
          <table:table-cell office:value-type="float" office:value="4920.72293674859" calcext:value-type="float">
            <text:p>4920,72</text:p>
          </table:table-cell>
          <table:table-cell office:value-type="float" office:value="5115.00851423346" calcext:value-type="float">
            <text:p>5115,01</text:p>
          </table:table-cell>
          <table:table-cell office:value-type="float" office:value="5217.72272856039" calcext:value-type="float">
            <text:p>5217,72</text:p>
          </table:table-cell>
          <table:table-cell office:value-type="float" office:value="5730.11700890201" calcext:value-type="float">
            <text:p>5730,12</text:p>
          </table:table-cell>
          <table:table-cell office:value-type="float" office:value="6008.05448623038" calcext:value-type="float">
            <text:p>6008,05</text:p>
          </table:table-cell>
          <table:table-cell office:value-type="float" office:value="6455.18446107614" calcext:value-type="float">
            <text:p>6455,18</text:p>
          </table:table-cell>
          <table:table-cell office:value-type="float" office:value="6980.49014338219" calcext:value-type="float">
            <text:p>6980,49</text:p>
          </table:table-cell>
          <table:table-cell office:value-type="float" office:value="7595.44465611828" calcext:value-type="float">
            <text:p>7595,44</text:p>
          </table:table-cell>
          <table:table-cell office:value-type="float" office:value="8033.08944133042" calcext:value-type="float">
            <text:p>8033,09</text:p>
          </table:table-cell>
          <table:table-cell office:value-type="float" office:value="8652.50749222505" calcext:value-type="float">
            <text:p>8652,51</text:p>
          </table:table-cell>
          <table:table-cell office:value-type="float" office:value="9064.01851711486" calcext:value-type="float">
            <text:p>9064,02</text:p>
          </table:table-cell>
          <table:table-cell office:value-type="float" office:value="9659.33889995916" calcext:value-type="float">
            <text:p>9659,34</text:p>
          </table:table-cell>
          <table:table-cell office:value-type="float" office:value="10212.2767630564" calcext:value-type="float">
            <text:p>10212,28</text:p>
          </table:table-cell>
          <table:table-cell office:value-type="float" office:value="10876.4188239898" calcext:value-type="float">
            <text:p>10876,42</text:p>
          </table:table-cell>
          <table:table-cell office:value-type="float" office:value="11579.1849969985" calcext:value-type="float">
            <text:p>11579,18</text:p>
          </table:table-cell>
          <table:table-cell office:value-type="float" office:value="12173.163688986" calcext:value-type="float">
            <text:p>12173,16</text:p>
          </table:table-cell>
          <table:table-cell office:value-type="float" office:value="12817.6449621352" calcext:value-type="float">
            <text:p>12817,64</text:p>
          </table:table-cell>
          <table:table-cell office:value-type="float" office:value="14304.4049868015" calcext:value-type="float">
            <text:p>14304,40</text:p>
          </table:table-cell>
          <table:table-cell office:value-type="float" office:value="15220.9913420267" calcext:value-type="float">
            <text:p>15220,99</text:p>
          </table:table-cell>
          <table:table-cell office:value-type="float" office:value="16192.1269719638" calcext:value-type="float">
            <text:p>16192,13</text:p>
          </table:table-cell>
          <table:table-cell office:value-type="float" office:value="18123.1987019918" calcext:value-type="float">
            <text:p>18123,20</text:p>
          </table:table-cell>
          <table:table-cell office:value-type="float" office:value="18731.4593897378" calcext:value-type="float">
            <text:p>18731,46</text:p>
          </table:table-cell>
          <table:table-cell office:value-type="float" office:value="19557.1202492358" calcext:value-type="float">
            <text:p>19557,12</text:p>
          </table:table-cell>
          <table:table-cell office:value-type="float" office:value="20988.9923326534" calcext:value-type="float">
            <text:p>20988,99</text:p>
          </table:table-cell>
          <table:table-cell office:value-type="float" office:value="21959.322696986" calcext:value-type="float">
            <text:p>21959,32</text:p>
          </table:table-cell>
          <table:table-cell office:value-type="float" office:value="22935.9411586313" calcext:value-type="float">
            <text:p>22935,94</text:p>
          </table:table-cell>
          <table:table-cell office:value-type="float" office:value="23664.8823485096" calcext:value-type="float">
            <text:p>23664,88</text:p>
          </table:table-cell>
          <table:table-cell office:value-type="float" office:value="24898.3345857045" calcext:value-type="float">
            <text:p>24898,33</text:p>
          </table:table-cell>
          <table:table-cell office:value-type="float" office:value="25768.7258883384" calcext:value-type="float">
            <text:p>25768,73</text:p>
          </table:table-cell>
          <table:table-cell office:value-type="float" office:value="26435.74878578" calcext:value-type="float">
            <text:p>26435,75</text:p>
          </table:table-cell>
          <table:table-cell office:value-type="float" office:value="27278.8830499205" calcext:value-type="float">
            <text:p>27278,88</text:p>
          </table:table-cell>
          <table:table-cell office:value-type="float" office:value="27944.7338937424" calcext:value-type="float">
            <text:p>27944,73</text:p>
          </table:table-cell>
          <table:table-cell office:value-type="float" office:value="28513.1657351067" calcext:value-type="float">
            <text:p>28513,17</text:p>
          </table:table-cell>
          <table:table-cell office:value-type="float" office:value="28981.4573305866" calcext:value-type="float">
            <text:p>28981,46</text:p>
          </table:table-cell>
          <table:table-cell office:value-type="float" office:value="29764.0538920397" calcext:value-type="float">
            <text:p>29764,05</text:p>
          </table:table-cell>
          <table:table-cell office:value-type="float" office:value="30628.7547758033" calcext:value-type="float">
            <text:p>30628,75</text:p>
          </table:table-cell>
          <table:table-cell office:value-type="float" office:value="31353.4341794183" calcext:value-type="float">
            <text:p>31353,43</text:p>
          </table:table-cell>
          <table:table-cell office:value-type="float" office:value="31651.3481514031" calcext:value-type="float">
            <text:p>31651,35</text:p>
          </table:table-cell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Pakistán</text:p>
          </table:table-cell>
          <table:table-cell office:value-type="float" office:value="89.6863605547615" calcext:value-type="float">
            <text:p>89,69</text:p>
          </table:table-cell>
          <table:table-cell office:value-type="float" office:value="93.8372054564046" calcext:value-type="float">
            <text:p>93,84</text:p>
          </table:table-cell>
          <table:table-cell office:value-type="float" office:value="103.378066844859" calcext:value-type="float">
            <text:p>103,38</text:p>
          </table:table-cell>
          <table:table-cell office:value-type="float" office:value="115.572390609762" calcext:value-type="float">
            <text:p>115,57</text:p>
          </table:table-cell>
          <table:table-cell office:value-type="float" office:value="123.738755552242" calcext:value-type="float">
            <text:p>123,74</text:p>
          </table:table-cell>
          <table:table-cell office:value-type="float" office:value="137.987382918961" calcext:value-type="float">
            <text:p>137,99</text:p>
          </table:table-cell>
          <table:table-cell office:value-type="float" office:value="146.818411880425" calcext:value-type="float">
            <text:p>146,82</text:p>
          </table:table-cell>
          <table:table-cell office:value-type="float" office:value="152.530218260423" calcext:value-type="float">
            <text:p>152,53</text:p>
          </table:table-cell>
          <table:table-cell office:value-type="float" office:value="172.458437991757" calcext:value-type="float">
            <text:p>172,46</text:p>
          </table:table-cell>
          <table:table-cell office:value-type="float" office:value="177.486403369541" calcext:value-type="float">
            <text:p>177,49</text:p>
          </table:table-cell>
          <table:table-cell office:value-type="float" office:value="151.658657841719" calcext:value-type="float">
            <text:p>151,66</text:p>
          </table:table-cell>
          <table:table-cell office:value-type="float" office:value="100.236825199055" calcext:value-type="float">
            <text:p>100,24</text:p>
          </table:table-cell>
          <table:table-cell office:value-type="float" office:value="135.165172627689" calcext:value-type="float">
            <text:p>135,17</text:p>
          </table:table-cell>
          <table:table-cell office:value-type="float" office:value="169.717603569293" calcext:value-type="float">
            <text:p>169,72</text:p>
          </table:table-cell>
          <table:table-cell office:value-type="float" office:value="193.776648293149" calcext:value-type="float">
            <text:p>193,78</text:p>
          </table:table-cell>
          <table:table-cell office:value-type="float" office:value="213.16868599674" calcext:value-type="float">
            <text:p>213,17</text:p>
          </table:table-cell>
          <table:table-cell office:value-type="float" office:value="243.453117140845" calcext:value-type="float">
            <text:p>243,45</text:p>
          </table:table-cell>
          <table:table-cell office:value-type="float" office:value="260.821655819714" calcext:value-type="float">
            <text:p>260,82</text:p>
          </table:table-cell>
          <table:table-cell office:value-type="float" office:value="303.502609299738" calcext:value-type="float">
            <text:p>303,50</text:p>
          </table:table-cell>
          <table:table-cell office:value-type="float" office:value="348.295062564673" calcext:value-type="float">
            <text:p>348,30</text:p>
          </table:table-cell>
          <table:table-cell office:value-type="float" office:value="368.277378659201" calcext:value-type="float">
            <text:p>368,28</text:p>
          </table:table-cell>
          <table:table-cell office:value-type="float" office:value="332.521058421293" calcext:value-type="float">
            <text:p>332,52</text:p>
          </table:table-cell>
          <table:table-cell office:value-type="float" office:value="349.182048985303" calcext:value-type="float">
            <text:p>349,18</text:p>
          </table:table-cell>
          <table:table-cell office:value-type="float" office:value="337.828511042825" calcext:value-type="float">
            <text:p>337,83</text:p>
          </table:table-cell>
          <table:table-cell office:value-type="float" office:value="335.020158759825" calcext:value-type="float">
            <text:p>335,02</text:p>
          </table:table-cell>
          <table:table-cell office:value-type="float" office:value="339.332267583955" calcext:value-type="float">
            <text:p>339,33</text:p>
          </table:table-cell>
          <table:table-cell office:value-type="float" office:value="379.454506172558" calcext:value-type="float">
            <text:p>379,45</text:p>
          </table:table-cell>
          <table:table-cell office:value-type="float" office:value="384.364293271669" calcext:value-type="float">
            <text:p>384,36</text:p>
          </table:table-cell>
          <table:table-cell office:value-type="float" office:value="371.678566172355" calcext:value-type="float">
            <text:p>371,68</text:p>
          </table:table-cell>
          <table:table-cell office:value-type="float" office:value="410.295319109874" calcext:value-type="float">
            <text:p>410,30</text:p>
          </table:table-cell>
          <table:table-cell office:value-type="float" office:value="426.957212702535" calcext:value-type="float">
            <text:p>426,96</text:p>
          </table:table-cell>
          <table:table-cell office:value-type="float" office:value="439.65976882502" calcext:value-type="float">
            <text:p>439,66</text:p>
          </table:table-cell>
          <table:table-cell office:value-type="float" office:value="431.153127591837" calcext:value-type="float">
            <text:p>431,15</text:p>
          </table:table-cell>
          <table:table-cell office:value-type="float" office:value="489.88181401706" calcext:value-type="float">
            <text:p>489,88</text:p>
          </table:table-cell>
          <table:table-cell office:value-type="float" office:value="497.216143153388" calcext:value-type="float">
            <text:p>497,22</text:p>
          </table:table-cell>
          <table:table-cell office:value-type="float" office:value="476.38123120309" calcext:value-type="float">
            <text:p>476,38</text:p>
          </table:table-cell>
          <table:table-cell office:value-type="float" office:value="461.216736136457" calcext:value-type="float">
            <text:p>461,22</text:p>
          </table:table-cell>
          <table:table-cell office:value-type="float" office:value="454.276125443022" calcext:value-type="float">
            <text:p>454,28</text:p>
          </table:table-cell>
          <table:table-cell office:value-type="float" office:value="519.534326794845" calcext:value-type="float">
            <text:p>519,53</text:p>
          </table:table-cell>
          <table:table-cell office:value-type="float" office:value="495.345461593235" calcext:value-type="float">
            <text:p>495,35</text:p>
          </table:table-cell>
          <table:table-cell office:value-type="float" office:value="483.496927083321" calcext:value-type="float">
            <text:p>483,50</text:p>
          </table:table-cell>
          <table:table-cell office:value-type="float" office:value="543.751825839709" calcext:value-type="float">
            <text:p>543,75</text:p>
          </table:table-cell>
          <table:table-cell office:value-type="float" office:value="625.397859721213" calcext:value-type="float">
            <text:p>625,40</text:p>
          </table:table-cell>
          <table:table-cell office:value-type="float" office:value="683.090235091834" calcext:value-type="float">
            <text:p>683,09</text:p>
          </table:table-cell>
          <table:table-cell office:value-type="float" office:value="836.86052111605" calcext:value-type="float">
            <text:p>836,86</text:p>
          </table:table-cell>
          <table:table-cell office:value-type="float" office:value="908.095090591223" calcext:value-type="float">
            <text:p>908,10</text:p>
          </table:table-cell>
          <table:table-cell office:value-type="float" office:value="990.846599619906" calcext:value-type="float">
            <text:p>990,85</text:p>
          </table:table-cell>
          <table:table-cell office:value-type="float" office:value="957.995680750104" calcext:value-type="float">
            <text:p>958,00</text:p>
          </table:table-cell>
          <table:table-cell office:value-type="float" office:value="987.409723043923" calcext:value-type="float">
            <text:p>987,41</text:p>
          </table:table-cell>
          <table:table-cell office:value-type="float" office:value="1164.97612914872" calcext:value-type="float">
            <text:p>1164,98</text:p>
          </table:table-cell>
          <table:table-cell office:value-type="float" office:value="1198.10900052752" calcext:value-type="float">
            <text:p>1198,11</text:p>
          </table:table-cell>
          <table:table-cell office:value-type="float" office:value="1208.90431029644" calcext:value-type="float">
            <text:p>1208,90</text:p>
          </table:table-cell>
          <table:table-cell office:value-type="float" office:value="1251.16410422834" calcext:value-type="float">
            <text:p>1251,16</text:p>
          </table:table-cell>
          <table:table-cell office:value-type="float" office:value="1356.66775582649" calcext:value-type="float">
            <text:p>1356,67</text:p>
          </table:table-cell>
          <table:table-cell office:value-type="float" office:value="1368.45432627629" calcext:value-type="float">
            <text:p>1368,45</text:p>
          </table:table-cell>
          <table:table-cell office:value-type="float" office:value="1464.99330546855" calcext:value-type="float">
            <text:p>1464,99</text:p>
          </table:table-cell>
          <table:table-cell office:value-type="float" office:value="1482.40306306798" calcext:value-type="float">
            <text:p>1482,40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ndia</text:p>
          </table:table-cell>
          <table:table-cell office:value-type="float" office:value="89.8817566863598" calcext:value-type="float">
            <text:p>89,88</text:p>
          </table:table-cell>
          <table:table-cell office:value-type="float" office:value="101.126428181221" calcext:value-type="float">
            <text:p>101,13</text:p>
          </table:table-cell>
          <table:table-cell office:value-type="float" office:value="115.537497020064" calcext:value-type="float">
            <text:p>115,54</text:p>
          </table:table-cell>
          <table:table-cell office:value-type="float" office:value="119.318917211719" calcext:value-type="float">
            <text:p>119,32</text:p>
          </table:table-cell>
          <table:table-cell office:value-type="float" office:value="89.9973059630537" calcext:value-type="float">
            <text:p>90,00</text:p>
          </table:table-cell>
          <table:table-cell office:value-type="float" office:value="96.3391366489315" calcext:value-type="float">
            <text:p>96,34</text:p>
          </table:table-cell>
          <table:table-cell office:value-type="float" office:value="99.8759646011063" calcext:value-type="float">
            <text:p>99,88</text:p>
          </table:table-cell>
          <table:table-cell office:value-type="float" office:value="107.622317828827" calcext:value-type="float">
            <text:p>107,62</text:p>
          </table:table-cell>
          <table:table-cell office:value-type="float" office:value="112.434493490322" calcext:value-type="float">
            <text:p>112,43</text:p>
          </table:table-cell>
          <table:table-cell office:value-type="float" office:value="118.603242102118" calcext:value-type="float">
            <text:p>118,60</text:p>
          </table:table-cell>
          <table:table-cell office:value-type="float" office:value="122.981863898262" calcext:value-type="float">
            <text:p>122,98</text:p>
          </table:table-cell>
          <table:table-cell office:value-type="float" office:value="143.778688096538" calcext:value-type="float">
            <text:p>143,78</text:p>
          </table:table-cell>
          <table:table-cell office:value-type="float" office:value="163.478111157501" calcext:value-type="float">
            <text:p>163,48</text:p>
          </table:table-cell>
          <table:table-cell office:value-type="float" office:value="158.036171764282" calcext:value-type="float">
            <text:p>158,04</text:p>
          </table:table-cell>
          <table:table-cell office:value-type="float" office:value="161.092091731697" calcext:value-type="float">
            <text:p>161,09</text:p>
          </table:table-cell>
          <table:table-cell office:value-type="float" office:value="186.213501325277" calcext:value-type="float">
            <text:p>186,21</text:p>
          </table:table-cell>
          <table:table-cell office:value-type="float" office:value="205.693386086224" calcext:value-type="float">
            <text:p>205,69</text:p>
          </table:table-cell>
          <table:table-cell office:value-type="float" office:value="224.001016839808" calcext:value-type="float">
            <text:p>224,00</text:p>
          </table:table-cell>
          <table:table-cell office:value-type="float" office:value="266.577848118397" calcext:value-type="float">
            <text:p>266,58</text:p>
          </table:table-cell>
          <table:table-cell office:value-type="float" office:value="270.470602438399" calcext:value-type="float">
            <text:p>270,47</text:p>
          </table:table-cell>
          <table:table-cell office:value-type="float" office:value="274.111331421581" calcext:value-type="float">
            <text:p>274,11</text:p>
          </table:table-cell>
          <table:table-cell office:value-type="float" office:value="291.238110137317" calcext:value-type="float">
            <text:p>291,24</text:p>
          </table:table-cell>
          <table:table-cell office:value-type="float" office:value="276.667958643143" calcext:value-type="float">
            <text:p>276,67</text:p>
          </table:table-cell>
          <table:table-cell office:value-type="float" office:value="296.435151551022" calcext:value-type="float">
            <text:p>296,44</text:p>
          </table:table-cell>
          <table:table-cell office:value-type="float" office:value="310.465935085896" calcext:value-type="float">
            <text:p>310,47</text:p>
          </table:table-cell>
          <table:table-cell office:value-type="float" office:value="340.41683161231" calcext:value-type="float">
            <text:p>340,42</text:p>
          </table:table-cell>
          <table:table-cell office:value-type="float" office:value="354.149251617083" calcext:value-type="float">
            <text:p>354,15</text:p>
          </table:table-cell>
          <table:table-cell office:value-type="float" office:value="346.112887271625" calcext:value-type="float">
            <text:p>346,11</text:p>
          </table:table-cell>
          <table:table-cell office:value-type="float" office:value="367.556609311203" calcext:value-type="float">
            <text:p>367,56</text:p>
          </table:table-cell>
          <table:table-cell office:value-type="float" office:value="303.055605342701" calcext:value-type="float">
            <text:p>303,06</text:p>
          </table:table-cell>
          <table:table-cell office:value-type="float" office:value="316.953927895311" calcext:value-type="float">
            <text:p>316,95</text:p>
          </table:table-cell>
          <table:table-cell office:value-type="float" office:value="301.159004220577" calcext:value-type="float">
            <text:p>301,16</text:p>
          </table:table-cell>
          <table:table-cell office:value-type="float" office:value="346.102950322606" calcext:value-type="float">
            <text:p>346,10</text:p>
          </table:table-cell>
          <table:table-cell office:value-type="float" office:value="373.766480007829" calcext:value-type="float">
            <text:p>373,77</text:p>
          </table:table-cell>
          <table:table-cell office:value-type="float" office:value="399.950076763934" calcext:value-type="float">
            <text:p>399,95</text:p>
          </table:table-cell>
          <table:table-cell office:value-type="float" office:value="415.493796981777" calcext:value-type="float">
            <text:p>415,49</text:p>
          </table:table-cell>
          <table:table-cell office:value-type="float" office:value="413.298934242221" calcext:value-type="float">
            <text:p>413,30</text:p>
          </table:table-cell>
          <table:table-cell office:value-type="float" office:value="441.998759593395" calcext:value-type="float">
            <text:p>442,00</text:p>
          </table:table-cell>
          <table:table-cell office:value-type="float" office:value="443.31419339174" calcext:value-type="float">
            <text:p>443,31</text:p>
          </table:table-cell>
          <table:table-cell office:value-type="float" office:value="451.573001074356" calcext:value-type="float">
            <text:p>451,57</text:p>
          </table:table-cell>
          <table:table-cell office:value-type="float" office:value="470.98678594916" calcext:value-type="float">
            <text:p>470,99</text:p>
          </table:table-cell>
          <table:table-cell office:value-type="float" office:value="546.726614478728" calcext:value-type="float">
            <text:p>546,73</text:p>
          </table:table-cell>
          <table:table-cell office:value-type="float" office:value="627.774247283919" calcext:value-type="float">
            <text:p>627,77</text:p>
          </table:table-cell>
          <table:table-cell office:value-type="float" office:value="714.861013495661" calcext:value-type="float">
            <text:p>714,86</text:p>
          </table:table-cell>
          <table:table-cell office:value-type="float" office:value="806.753280628799" calcext:value-type="float">
            <text:p>806,75</text:p>
          </table:table-cell>
          <table:table-cell office:value-type="float" office:value="1028.33477107667" calcext:value-type="float">
            <text:p>1028,33</text:p>
          </table:table-cell>
          <table:table-cell office:value-type="float" office:value="998.522339019268" calcext:value-type="float">
            <text:p>998,52</text:p>
          </table:table-cell>
          <table:table-cell office:value-type="float" office:value="1101.96084002239" calcext:value-type="float">
            <text:p>1101,96</text:p>
          </table:table-cell>
          <table:table-cell office:value-type="float" office:value="1357.56371913262" calcext:value-type="float">
            <text:p>1357,56</text:p>
          </table:table-cell>
          <table:table-cell office:value-type="float" office:value="1458.10352686177" calcext:value-type="float">
            <text:p>1458,10</text:p>
          </table:table-cell>
          <table:table-cell office:value-type="float" office:value="1443.87952939042" calcext:value-type="float">
            <text:p>1443,88</text:p>
          </table:table-cell>
          <table:table-cell office:value-type="float" office:value="1449.6059123387" calcext:value-type="float">
            <text:p>1449,61</text:p>
          </table:table-cell>
          <table:table-cell office:value-type="float" office:value="1573.88149211052" calcext:value-type="float">
            <text:p>1573,88</text:p>
          </table:table-cell>
          <table:table-cell office:value-type="float" office:value="1605.60543109026" calcext:value-type="float">
            <text:p>1605,61</text:p>
          </table:table-cell>
          <table:table-cell office:value-type="float" office:value="1729.26802051544" calcext:value-type="float">
            <text:p>1729,27</text:p>
          </table:table-cell>
          <table:table-cell office:value-type="float" office:value="1981.26870609561" calcext:value-type="float">
            <text:p>1981,27</text:p>
          </table:table-cell>
          <table:table-cell office:value-type="float" office:value="2009.97885727039" calcext:value-type="float">
            <text:p>2009,98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Benin</text:p>
          </table:table-cell>
          <table:table-cell office:value-type="float" office:value="94.4645349843821" calcext:value-type="float">
            <text:p>94,46</text:p>
          </table:table-cell>
          <table:table-cell office:value-type="float" office:value="99.8591138855553" calcext:value-type="float">
            <text:p>99,86</text:p>
          </table:table-cell>
          <table:table-cell office:value-type="float" office:value="104.339768039886" calcext:value-type="float">
            <text:p>104,34</text:p>
          </table:table-cell>
          <table:table-cell office:value-type="float" office:value="110.132793835113" calcext:value-type="float">
            <text:p>110,13</text:p>
          </table:table-cell>
          <table:table-cell office:value-type="float" office:value="112.940836383512" calcext:value-type="float">
            <text:p>112,94</text:p>
          </table:table-cell>
          <table:table-cell office:value-type="float" office:value="111.951601925238" calcext:value-type="float">
            <text:p>111,95</text:p>
          </table:table-cell>
          <table:table-cell office:value-type="float" office:value="116.89506602186" calcext:value-type="float">
            <text:p>116,90</text:p>
          </table:table-cell>
          <table:table-cell office:value-type="float" office:value="116.025094341185" calcext:value-type="float">
            <text:p>116,03</text:p>
          </table:table-cell>
          <table:table-cell office:value-type="float" office:value="114.556596466987" calcext:value-type="float">
            <text:p>114,56</text:p>
          </table:table-cell>
          <table:table-cell office:value-type="float" office:value="112.570089087637" calcext:value-type="float">
            <text:p>112,57</text:p>
          </table:table-cell>
          <table:table-cell office:value-type="float" office:value="134.819407935009" calcext:value-type="float">
            <text:p>134,82</text:p>
          </table:table-cell>
          <table:table-cell office:value-type="float" office:value="161.987373671434" calcext:value-type="float">
            <text:p>161,99</text:p>
          </table:table-cell>
          <table:table-cell office:value-type="float" office:value="174.014149085561" calcext:value-type="float">
            <text:p>174,01</text:p>
          </table:table-cell>
          <table:table-cell office:value-type="float" office:value="207.300439745473" calcext:value-type="float">
            <text:p>207,30</text:p>
          </table:table-cell>
          <table:table-cell office:value-type="float" office:value="208.656153830514" calcext:value-type="float">
            <text:p>208,66</text:p>
          </table:table-cell>
          <table:table-cell office:value-type="float" office:value="218.4543657692" calcext:value-type="float">
            <text:p>218,45</text:p>
          </table:table-cell>
          <table:table-cell office:value-type="float" office:value="263.581057550946" calcext:value-type="float">
            <text:p>263,58</text:p>
          </table:table-cell>
          <table:table-cell office:value-type="float" office:value="327.821677993792" calcext:value-type="float">
            <text:p>327,82</text:p>
          </table:table-cell>
          <table:table-cell office:value-type="float" office:value="378.043898303902" calcext:value-type="float">
            <text:p>378,04</text:p>
          </table:table-cell>
          <table:table-cell office:value-type="float" office:value="337.978194739187" calcext:value-type="float">
            <text:p>337,98</text:p>
          </table:table-cell>
          <table:table-cell office:value-type="float" office:value="322.77769945337" calcext:value-type="float">
            <text:p>322,78</text:p>
          </table:table-cell>
          <table:table-cell office:value-type="float" office:value="271.129240225224" calcext:value-type="float">
            <text:p>271,13</text:p>
          </table:table-cell>
          <table:table-cell office:value-type="float" office:value="252.869785044788" calcext:value-type="float">
            <text:p>252,87</text:p>
          </table:table-cell>
          <table:table-cell office:value-type="float" office:value="244.410998858469" calcext:value-type="float">
            <text:p>244,41</text:p>
          </table:table-cell>
          <table:table-cell office:value-type="float" office:value="303.348897858296" calcext:value-type="float">
            <text:p>303,35</text:p>
          </table:table-cell>
          <table:table-cell office:value-type="float" office:value="344.503070791789" calcext:value-type="float">
            <text:p>344,50</text:p>
          </table:table-cell>
          <table:table-cell office:value-type="float" office:value="346.736037681422" calcext:value-type="float">
            <text:p>346,74</text:p>
          </table:table-cell>
          <table:table-cell office:value-type="float" office:value="311.678303860822" calcext:value-type="float">
            <text:p>311,68</text:p>
          </table:table-cell>
          <table:table-cell office:value-type="float" office:value="393.686214423531" calcext:value-type="float">
            <text:p>393,69</text:p>
          </table:table-cell>
          <table:table-cell office:value-type="float" office:value="385.753616012638" calcext:value-type="float">
            <text:p>385,75</text:p>
          </table:table-cell>
          <table:table-cell office:value-type="float" office:value="317.962855286116" calcext:value-type="float">
            <text:p>317,96</text:p>
          </table:table-cell>
          <table:table-cell office:value-type="float" office:value="411.926030522283" calcext:value-type="float">
            <text:p>411,93</text:p>
          </table:table-cell>
          <table:table-cell office:value-type="float" office:value="279.666504326806" calcext:value-type="float">
            <text:p>279,67</text:p>
          </table:table-cell>
          <table:table-cell office:value-type="float" office:value="367.387341032599" calcext:value-type="float">
            <text:p>367,39</text:p>
          </table:table-cell>
          <table:table-cell office:value-type="float" office:value="387.432924636251" calcext:value-type="float">
            <text:p>387,43</text:p>
          </table:table-cell>
          <table:table-cell office:value-type="float" office:value="361.100269794441" calcext:value-type="float">
            <text:p>361,10</text:p>
          </table:table-cell>
          <table:table-cell office:value-type="float" office:value="379.442353954477" calcext:value-type="float">
            <text:p>379,44</text:p>
          </table:table-cell>
          <table:table-cell office:value-type="float" office:value="403.623703839155" calcext:value-type="float">
            <text:p>403,62</text:p>
          </table:table-cell>
          <table:table-cell office:value-type="float" office:value="374.192394159235" calcext:value-type="float">
            <text:p>374,19</text:p>
          </table:table-cell>
          <table:table-cell office:value-type="float" office:value="378.736053976421" calcext:value-type="float">
            <text:p>378,74</text:p>
          </table:table-cell>
          <table:table-cell office:value-type="float" office:value="418.698576347103" calcext:value-type="float">
            <text:p>418,70</text:p>
          </table:table-cell>
          <table:table-cell office:value-type="float" office:value="519.292284661195" calcext:value-type="float">
            <text:p>519,29</text:p>
          </table:table-cell>
          <table:table-cell office:value-type="float" office:value="583.409351430682" calcext:value-type="float">
            <text:p>583,41</text:p>
          </table:table-cell>
          <table:table-cell office:value-type="float" office:value="601.799976958875" calcext:value-type="float">
            <text:p>601,80</text:p>
          </table:table-cell>
          <table:table-cell office:value-type="float" office:value="625.830015812664" calcext:value-type="float">
            <text:p>625,83</text:p>
          </table:table-cell>
          <table:table-cell office:value-type="float" office:value="706.053374882171" calcext:value-type="float">
            <text:p>706,05</text:p>
          </table:table-cell>
          <table:table-cell office:value-type="float" office:value="820.150878301122" calcext:value-type="float">
            <text:p>820,15</text:p>
          </table:table-cell>
          <table:table-cell office:value-type="float" office:value="793.452252617998" calcext:value-type="float">
            <text:p>793,45</text:p>
          </table:table-cell>
          <table:table-cell office:value-type="float" office:value="758.435082889989" calcext:value-type="float">
            <text:p>758,44</text:p>
          </table:table-cell>
          <table:table-cell office:value-type="float" office:value="827.022610795594" calcext:value-type="float">
            <text:p>827,02</text:p>
          </table:table-cell>
          <table:table-cell office:value-type="float" office:value="837.894996838397" calcext:value-type="float">
            <text:p>837,89</text:p>
          </table:table-cell>
          <table:table-cell office:value-type="float" office:value="915.575816379432" calcext:value-type="float">
            <text:p>915,58</text:p>
          </table:table-cell>
          <table:table-cell office:value-type="float" office:value="944.931653018321" calcext:value-type="float">
            <text:p>944,93</text:p>
          </table:table-cell>
          <table:table-cell office:value-type="float" office:value="784.27840718279" calcext:value-type="float">
            <text:p>784,28</text:p>
          </table:table-cell>
          <table:table-cell office:value-type="float" office:value="789.084915159164" calcext:value-type="float">
            <text:p>789,08</text:p>
          </table:table-cell>
          <table:table-cell office:value-type="float" office:value="829.478802783315" calcext:value-type="float">
            <text:p>829,48</text:p>
          </table:table-cell>
          <table:table-cell office:value-type="float" office:value="901.543871206357" calcext:value-type="float">
            <text:p>901,54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ia</text:p>
          </table:table-cell>
          <table:table-cell office:value-type="float" office:value="990.26015216342" calcext:value-type="float">
            <text:p>990,26</text:p>
          </table:table-cell>
          <table:table-cell office:value-type="float" office:value="1126.01933699825" calcext:value-type="float">
            <text:p>1126,02</text:p>
          </table:table-cell>
          <table:table-cell office:value-type="float" office:value="1222.5445404629" calcext:value-type="float">
            <text:p>1222,54</text:p>
          </table:table-cell>
          <table:table-cell office:value-type="float" office:value="1304.45381661965" calcext:value-type="float">
            <text:p>1304,45</text:p>
          </table:table-cell>
          <table:table-cell office:value-type="float" office:value="1402.44235441032" calcext:value-type="float">
            <text:p>1402,44</text:p>
          </table:table-cell>
          <table:table-cell office:value-type="float" office:value="1533.69287748547" calcext:value-type="float">
            <text:p>1533,69</text:p>
          </table:table-cell>
          <table:table-cell office:value-type="float" office:value="1651.93937679756" calcext:value-type="float">
            <text:p>1651,94</text:p>
          </table:table-cell>
          <table:table-cell office:value-type="float" office:value="1813.38812575706" calcext:value-type="float">
            <text:p>1813,39</text:p>
          </table:table-cell>
          <table:table-cell office:value-type="float" office:value="2106.86395349362" calcext:value-type="float">
            <text:p>2106,86</text:p>
          </table:table-cell>
          <table:table-cell office:value-type="float" office:value="2305.6097736839" calcext:value-type="float">
            <text:p>2305,61</text:p>
          </table:table-cell>
          <table:table-cell office:value-type="float" office:value="2671.13730836617" calcext:value-type="float">
            <text:p>2671,14</text:p>
          </table:table-cell>
          <table:table-cell office:value-type="float" office:value="3205.25206464797" calcext:value-type="float">
            <text:p>3205,25</text:p>
          </table:table-cell>
          <table:table-cell office:value-type="float" office:value="3621.14583868469" calcext:value-type="float">
            <text:p>3621,15</text:p>
          </table:table-cell>
          <table:table-cell office:value-type="float" office:value="4106.99385701582" calcext:value-type="float">
            <text:p>4106,99</text:p>
          </table:table-cell>
          <table:table-cell office:value-type="float" office:value="4033.09936697023" calcext:value-type="float">
            <text:p>4033,10</text:p>
          </table:table-cell>
          <table:table-cell office:value-type="float" office:value="4603.59969342679" calcext:value-type="float">
            <text:p>4603,60</text:p>
          </table:table-cell>
          <table:table-cell office:value-type="float" office:value="5610.49810740757" calcext:value-type="float">
            <text:p>5610,50</text:p>
          </table:table-cell>
          <table:table-cell office:value-type="float" office:value="6990.28579430044" calcext:value-type="float">
            <text:p>6990,29</text:p>
          </table:table-cell>
          <table:table-cell office:value-type="float" office:value="8456.91898245086" calcext:value-type="float">
            <text:p>8456,92</text:p>
          </table:table-cell>
          <table:table-cell office:value-type="float" office:value="7622.83332844583" calcext:value-type="float">
            <text:p>7622,83</text:p>
          </table:table-cell>
          <table:table-cell office:value-type="float" office:value="7556.52342933626" calcext:value-type="float">
            <text:p>7556,52</text:p>
          </table:table-cell>
          <table:table-cell office:value-type="float" office:value="7832.57538904233" calcext:value-type="float">
            <text:p>7832,58</text:p>
          </table:table-cell>
          <table:table-cell office:value-type="float" office:value="7739.71527972218" calcext:value-type="float">
            <text:p>7739,72</text:p>
          </table:table-cell>
          <table:table-cell office:value-type="float" office:value="7990.686561928" calcext:value-type="float">
            <text:p>7990,69</text:p>
          </table:table-cell>
          <table:table-cell office:value-type="float" office:value="11315.0151653174" calcext:value-type="float">
            <text:p>11315,02</text:p>
          </table:table-cell>
          <table:table-cell office:value-type="float" office:value="14234.7286486045" calcext:value-type="float">
            <text:p>14234,73</text:p>
          </table:table-cell>
          <table:table-cell office:value-type="float" office:value="15744.6612714238" calcext:value-type="float">
            <text:p>15744,66</text:p>
          </table:table-cell>
          <table:table-cell office:value-type="float" office:value="16386.662217067" calcext:value-type="float">
            <text:p>16386,66</text:p>
          </table:table-cell>
          <table:table-cell office:value-type="float" office:value="20825.7842085848" calcext:value-type="float">
            <text:p>20825,78</text:p>
          </table:table-cell>
          <table:table-cell office:value-type="float" office:value="21956.5297597337" calcext:value-type="float">
            <text:p>21956,53</text:p>
          </table:table-cell>
          <table:table-cell office:value-type="float" office:value="23243.4745415513" calcext:value-type="float">
            <text:p>23243,47</text:p>
          </table:table-cell>
          <table:table-cell office:value-type="float" office:value="18738.7639034085" calcext:value-type="float">
            <text:p>18738,76</text:p>
          </table:table-cell>
          <table:table-cell office:value-type="float" office:value="19337.6309059755" calcext:value-type="float">
            <text:p>19337,63</text:p>
          </table:table-cell>
          <table:table-cell office:value-type="float" office:value="20664.5522701724" calcext:value-type="float">
            <text:p>20664,55</text:p>
          </table:table-cell>
          <table:table-cell office:value-type="float" office:value="23081.6046757702" calcext:value-type="float">
            <text:p>23081,60</text:p>
          </table:table-cell>
          <table:table-cell office:value-type="float" office:value="21829.3458226222" calcext:value-type="float">
            <text:p>21829,35</text:p>
          </table:table-cell>
          <table:table-cell office:value-type="float" office:value="22318.1373007109" calcext:value-type="float">
            <text:p>22318,14</text:p>
          </table:table-cell>
          <table:table-cell office:value-type="float" office:value="21997.6243155313" calcext:value-type="float">
            <text:p>21997,62</text:p>
          </table:table-cell>
          <table:table-cell office:value-type="float" office:value="20087.5919858794" calcext:value-type="float">
            <text:p>20087,59</text:p>
          </table:table-cell>
          <table:table-cell office:value-type="float" office:value="20483.2159949974" calcext:value-type="float">
            <text:p>20483,22</text:p>
          </table:table-cell>
          <table:table-cell office:value-type="float" office:value="22270.1441234282" calcext:value-type="float">
            <text:p>22270,14</text:p>
          </table:table-cell>
          <table:table-cell office:value-type="float" office:value="27465.6752987224" calcext:value-type="float">
            <text:p>27465,68</text:p>
          </table:table-cell>
          <table:table-cell office:value-type="float" office:value="31259.7164954309" calcext:value-type="float">
            <text:p>31259,72</text:p>
          </table:table-cell>
          <table:table-cell office:value-type="float" office:value="32043.1403684119" calcext:value-type="float">
            <text:p>32043,14</text:p>
          </table:table-cell>
          <table:table-cell office:value-type="float" office:value="33501.6581673044" calcext:value-type="float">
            <text:p>33501,66</text:p>
          </table:table-cell>
          <table:table-cell office:value-type="float" office:value="37822.6652377427" calcext:value-type="float">
            <text:p>37822,67</text:p>
          </table:table-cell>
          <table:table-cell office:value-type="float" office:value="40778.3427367209" calcext:value-type="float">
            <text:p>40778,34</text:p>
          </table:table-cell>
          <table:table-cell office:value-type="float" office:value="37079.7586704546" calcext:value-type="float">
            <text:p>37079,76</text:p>
          </table:table-cell>
          <table:table-cell office:value-type="float" office:value="36000.5201179254" calcext:value-type="float">
            <text:p>36000,52</text:p>
          </table:table-cell>
          <table:table-cell office:value-type="float" office:value="38599.0622070322" calcext:value-type="float">
            <text:p>38599,06</text:p>
          </table:table-cell>
          <table:table-cell office:value-type="float" office:value="35053.5262442572" calcext:value-type="float">
            <text:p>35053,53</text:p>
          </table:table-cell>
          <table:table-cell office:value-type="float" office:value="35549.9746972954" calcext:value-type="float">
            <text:p>35549,97</text:p>
          </table:table-cell>
          <table:table-cell office:value-type="float" office:value="35518.4152916749" calcext:value-type="float">
            <text:p>35518,42</text:p>
          </table:table-cell>
          <table:table-cell office:value-type="float" office:value="30230.2263021296" calcext:value-type="float">
            <text:p>30230,23</text:p>
          </table:table-cell>
          <table:table-cell office:value-type="float" office:value="30936.125444977" calcext:value-type="float">
            <text:p>30936,13</text:p>
          </table:table-cell>
          <table:table-cell office:value-type="float" office:value="32326.8417463954" calcext:value-type="float">
            <text:p>32326,84</text:p>
          </table:table-cell>
          <table:table-cell office:value-type="float" office:value="34483.2039992043" calcext:value-type="float">
            <text:p>34483,20</text:p>
          </table:table-cell>
        </table:table-row>
        <table:table-row table:style-name="ro1">
          <table:table-cell office:value-type="string" calcext:value-type="string">
            <text:p>ABW</text:p>
          </table:table-cell>
          <table:table-cell office:value-type="string" calcext:value-type="string">
            <text:p>Aruba</text:p>
          </table:table-cell>
          <table:table-cell table:number-columns-repeated="24"/>
          <table:table-cell office:value-type="float" office:value="6472.50202920407" calcext:value-type="float">
            <text:p>6472,50</text:p>
          </table:table-cell>
          <table:table-cell office:value-type="float" office:value="7885.79654466735" calcext:value-type="float">
            <text:p>7885,80</text:p>
          </table:table-cell>
          <table:table-cell office:value-type="float" office:value="9764.78997879329" calcext:value-type="float">
            <text:p>9764,79</text:p>
          </table:table-cell>
          <table:table-cell office:value-type="float" office:value="11392.4558105764" calcext:value-type="float">
            <text:p>11392,46</text:p>
          </table:table-cell>
          <table:table-cell office:value-type="float" office:value="12307.3117378314" calcext:value-type="float">
            <text:p>12307,31</text:p>
          </table:table-cell>
          <table:table-cell office:value-type="float" office:value="13496.0033851411" calcext:value-type="float">
            <text:p>13496,00</text:p>
          </table:table-cell>
          <table:table-cell office:value-type="float" office:value="14046.5039965619" calcext:value-type="float">
            <text:p>14046,50</text:p>
          </table:table-cell>
          <table:table-cell office:value-type="float" office:value="14936.827039276" calcext:value-type="float">
            <text:p>14936,83</text:p>
          </table:table-cell>
          <table:table-cell office:value-type="float" office:value="16241.0463247117" calcext:value-type="float">
            <text:p>16241,05</text:p>
          </table:table-cell>
          <table:table-cell office:value-type="float" office:value="16439.3563609282" calcext:value-type="float">
            <text:p>16439,36</text:p>
          </table:table-cell>
          <table:table-cell office:value-type="float" office:value="16586.0684357542" calcext:value-type="float">
            <text:p>16586,07</text:p>
          </table:table-cell>
          <table:table-cell office:value-type="float" office:value="17927.7496352086" calcext:value-type="float">
            <text:p>17927,75</text:p>
          </table:table-cell>
          <table:table-cell office:value-type="float" office:value="19078.3431907515" calcext:value-type="float">
            <text:p>19078,34</text:p>
          </table:table-cell>
          <table:table-cell office:value-type="float" office:value="19356.2033894901" calcext:value-type="float">
            <text:p>19356,20</text:p>
          </table:table-cell>
          <table:table-cell office:value-type="float" office:value="20620.7006259175" calcext:value-type="float">
            <text:p>20620,70</text:p>
          </table:table-cell>
          <table:table-cell office:value-type="float" office:value="20669.0319688645" calcext:value-type="float">
            <text:p>20669,03</text:p>
          </table:table-cell>
          <table:table-cell office:value-type="float" office:value="20436.8871286309" calcext:value-type="float">
            <text:p>20436,89</text:p>
          </table:table-cell>
          <table:table-cell office:value-type="float" office:value="20833.7616116694" calcext:value-type="float">
            <text:p>20833,76</text:p>
          </table:table-cell>
          <table:table-cell office:value-type="float" office:value="22569.9749851801" calcext:value-type="float">
            <text:p>22569,97</text:p>
          </table:table-cell>
          <table:table-cell office:value-type="float" office:value="23300.0395575696" calcext:value-type="float">
            <text:p>23300,04</text:p>
          </table:table-cell>
          <table:table-cell office:value-type="float" office:value="24045.2724833547" calcext:value-type="float">
            <text:p>24045,27</text:p>
          </table:table-cell>
          <table:table-cell office:value-type="float" office:value="25835.1326676284" calcext:value-type="float">
            <text:p>25835,13</text:p>
          </table:table-cell>
          <table:table-cell office:value-type="float" office:value="27084.7036903653" calcext:value-type="float">
            <text:p>27084,70</text:p>
          </table:table-cell>
          <table:table-cell office:value-type="float" office:value="24630.4537141023" calcext:value-type="float">
            <text:p>24630,45</text:p>
          </table:table-cell>
          <table:table-cell office:value-type="float" office:value="23512.6025956397" calcext:value-type="float">
            <text:p>23512,60</text:p>
          </table:table-cell>
          <table:table-cell office:value-type="float" office:value="24985.9932813737" calcext:value-type="float">
            <text:p>24985,99</text:p>
          </table:table-cell>
          <table:table-cell office:value-type="float" office:value="24713.6980451285" calcext:value-type="float">
            <text:p>24713,70</text:p>
          </table:table-cell>
          <table:table-cell office:value-type="float" office:value="25025.0995629083" calcext:value-type="float">
            <text:p>25025,10</text:p>
          </table:table-cell>
          <table:table-cell office:value-type="float" office:value="25533.5697803984" calcext:value-type="float">
            <text:p>25533,57</text:p>
          </table:table-cell>
          <table:table-cell office:value-type="float" office:value="25796.3802506382" calcext:value-type="float">
            <text:p>25796,38</text:p>
          </table:table-cell>
          <table:table-cell office:value-type="float" office:value="25239.6004109932" calcext:value-type="float">
            <text:p>25239,60</text:p>
          </table:table-cell>
          <table:table-cell office:value-type="float" office:value="25630.2664922069" calcext:value-type="float">
            <text:p>25630,27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table:number-columns-repeated="18"/>
          <table:table-cell office:value-type="float" office:value="710.981648140027" calcext:value-type="float">
            <text:p>710,98</text:p>
          </table:table-cell>
          <table:table-cell office:value-type="float" office:value="642.383857952257" calcext:value-type="float">
            <text:p>642,38</text:p>
          </table:table-cell>
          <table:table-cell office:value-type="float" office:value="619.96135753111" calcext:value-type="float">
            <text:p>619,96</text:p>
          </table:table-cell>
          <table:table-cell office:value-type="float" office:value="623.440584831564" calcext:value-type="float">
            <text:p>623,44</text:p>
          </table:table-cell>
          <table:table-cell office:value-type="float" office:value="637.715230700475" calcext:value-type="float">
            <text:p>637,72</text:p>
          </table:table-cell>
          <table:table-cell office:value-type="float" office:value="758.237576171151" calcext:value-type="float">
            <text:p>758,24</text:p>
          </table:table-cell>
          <table:table-cell office:value-type="float" office:value="685.270085316704" calcext:value-type="float">
            <text:p>685,27</text:p>
          </table:table-cell>
          <table:table-cell office:value-type="float" office:value="756.261853027412" calcext:value-type="float">
            <text:p>756,26</text:p>
          </table:table-cell>
          <table:table-cell office:value-type="float" office:value="792.303120218644" calcext:value-type="float">
            <text:p>792,30</text:p>
          </table:table-cell>
          <table:table-cell office:value-type="float" office:value="890.554136459008" calcext:value-type="float">
            <text:p>890,55</text:p>
          </table:table-cell>
          <table:table-cell office:value-type="float" office:value="947.704182085371" calcext:value-type="float">
            <text:p>947,70</text:p>
          </table:table-cell>
          <table:table-cell office:value-type="float" office:value="865.69272959239" calcext:value-type="float">
            <text:p>865,69</text:p>
          </table:table-cell>
          <table:table-cell office:value-type="float" office:value="656.361755960006" calcext:value-type="float">
            <text:p>656,36</text:p>
          </table:table-cell>
          <table:table-cell office:value-type="float" office:value="441.200673252825" calcext:value-type="float">
            <text:p>441,20</text:p>
          </table:table-cell>
          <table:table-cell office:value-type="float" office:value="328.673294707808" calcext:value-type="float">
            <text:p>328,67</text:p>
          </table:table-cell>
          <table:table-cell office:value-type="float" office:value="397.179450769472" calcext:value-type="float">
            <text:p>397,18</text:p>
          </table:table-cell>
          <table:table-cell office:value-type="float" office:value="522.643807265256" calcext:value-type="float">
            <text:p>522,64</text:p>
          </table:table-cell>
          <table:table-cell office:value-type="float" office:value="514.295223223424" calcext:value-type="float">
            <text:p>514,30</text:p>
          </table:table-cell>
          <table:table-cell office:value-type="float" office:value="423.59366023208" calcext:value-type="float">
            <text:p>423,59</text:p>
          </table:table-cell>
          <table:table-cell office:value-type="float" office:value="387.784316047502" calcext:value-type="float">
            <text:p>387,78</text:p>
          </table:table-cell>
          <table:table-cell office:value-type="float" office:value="556.836318086553" calcext:value-type="float">
            <text:p>556,84</text:p>
          </table:table-cell>
          <table:table-cell office:value-type="float" office:value="527.333528536691" calcext:value-type="float">
            <text:p>527,33</text:p>
          </table:table-cell>
          <table:table-cell office:value-type="float" office:value="872.494491592841" calcext:value-type="float">
            <text:p>872,49</text:p>
          </table:table-cell>
          <table:table-cell office:value-type="float" office:value="982.960899291112" calcext:value-type="float">
            <text:p>982,96</text:p>
          </table:table-cell>
          <table:table-cell office:value-type="float" office:value="1255.56404471491" calcext:value-type="float">
            <text:p>1255,56</text:p>
          </table:table-cell>
          <table:table-cell office:value-type="float" office:value="1902.42234554625" calcext:value-type="float">
            <text:p>1902,42</text:p>
          </table:table-cell>
          <table:table-cell office:value-type="float" office:value="2599.56646397608" calcext:value-type="float">
            <text:p>2599,57</text:p>
          </table:table-cell>
          <table:table-cell office:value-type="float" office:value="3121.99563726236" calcext:value-type="float">
            <text:p>3122,00</text:p>
          </table:table-cell>
          <table:table-cell office:value-type="float" office:value="4080.94140992346" calcext:value-type="float">
            <text:p>4080,94</text:p>
          </table:table-cell>
          <table:table-cell office:value-type="float" office:value="3122.78076649385" calcext:value-type="float">
            <text:p>3122,78</text:p>
          </table:table-cell>
          <table:table-cell office:value-type="float" office:value="3587.88379824396" calcext:value-type="float">
            <text:p>3587,88</text:p>
          </table:table-cell>
          <table:table-cell office:value-type="float" office:value="4615.46802807906" calcext:value-type="float">
            <text:p>4615,47</text:p>
          </table:table-cell>
          <table:table-cell office:value-type="float" office:value="5100.09580809767" calcext:value-type="float">
            <text:p>5100,10</text:p>
          </table:table-cell>
          <table:table-cell office:value-type="float" office:value="5254.88233799616" calcext:value-type="float">
            <text:p>5254,88</text:p>
          </table:table-cell>
          <table:table-cell office:value-type="float" office:value="5408.41049555432" calcext:value-type="float">
            <text:p>5408,41</text:p>
          </table:table-cell>
          <table:table-cell office:value-type="float" office:value="4166.97968386501" calcext:value-type="float">
            <text:p>4166,98</text:p>
          </table:table-cell>
          <table:table-cell office:value-type="float" office:value="3506.07288506966" calcext:value-type="float">
            <text:p>3506,07</text:p>
          </table:table-cell>
          <table:table-cell office:value-type="float" office:value="4095.81294155857" calcext:value-type="float">
            <text:p>4095,81</text:p>
          </table:table-cell>
          <table:table-cell office:value-type="float" office:value="3432.38573600893" calcext:value-type="float">
            <text:p>3432,39</text:p>
          </table:table-cell>
        </table:table-row>
        <table:table-row table:style-name="ro1">
          <table:table-cell office:value-type="string" calcext:value-type="string">
            <text:p>AIA</text:p>
          </table:table-cell>
          <table:table-cell office:value-type="string" calcext:value-type="string">
            <text:p>Anguill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table:number-columns-repeated="22"/>
          <table:table-cell office:value-type="float" office:value="639.48473584821" calcext:value-type="float">
            <text:p>639,48</text:p>
          </table:table-cell>
          <table:table-cell office:value-type="float" office:value="639.865909445734" calcext:value-type="float">
            <text:p>639,87</text:p>
          </table:table-cell>
          <table:table-cell office:value-type="float" office:value="693.873474633887" calcext:value-type="float">
            <text:p>693,87</text:p>
          </table:table-cell>
          <table:table-cell office:value-type="float" office:value="674.793383069492" calcext:value-type="float">
            <text:p>674,79</text:p>
          </table:table-cell>
          <table:table-cell office:value-type="float" office:value="652.774321396566" calcext:value-type="float">
            <text:p>652,77</text:p>
          </table:table-cell>
          <table:table-cell office:value-type="float" office:value="697.995596576519" calcext:value-type="float">
            <text:p>698,00</text:p>
          </table:table-cell>
          <table:table-cell office:value-type="float" office:value="617.230435515505" calcext:value-type="float">
            <text:p>617,23</text:p>
          </table:table-cell>
          <table:table-cell office:value-type="float" office:value="336.586994504629" calcext:value-type="float">
            <text:p>336,59</text:p>
          </table:table-cell>
          <table:table-cell office:value-type="float" office:value="200.852219772323" calcext:value-type="float">
            <text:p>200,85</text:p>
          </table:table-cell>
          <table:table-cell office:value-type="float" office:value="367.279225077581" calcext:value-type="float">
            <text:p>367,28</text:p>
          </table:table-cell>
          <table:table-cell office:value-type="float" office:value="586.416339644261" calcext:value-type="float">
            <text:p>586,42</text:p>
          </table:table-cell>
          <table:table-cell office:value-type="float" office:value="750.604449178826" calcext:value-type="float">
            <text:p>750,60</text:p>
          </table:table-cell>
          <table:table-cell office:value-type="float" office:value="1009.97766752106" calcext:value-type="float">
            <text:p>1009,98</text:p>
          </table:table-cell>
          <table:table-cell office:value-type="float" office:value="717.380567391734" calcext:value-type="float">
            <text:p>717,38</text:p>
          </table:table-cell>
          <table:table-cell office:value-type="float" office:value="813.790263555599" calcext:value-type="float">
            <text:p>813,79</text:p>
          </table:table-cell>
          <table:table-cell office:value-type="float" office:value="1033.2416930932" calcext:value-type="float">
            <text:p>1033,24</text:p>
          </table:table-cell>
          <table:table-cell office:value-type="float" office:value="1126.68331762741" calcext:value-type="float">
            <text:p>1126,68</text:p>
          </table:table-cell>
          <table:table-cell office:value-type="float" office:value="1281.65939343074" calcext:value-type="float">
            <text:p>1281,66</text:p>
          </table:table-cell>
          <table:table-cell office:value-type="float" office:value="1425.12484888368" calcext:value-type="float">
            <text:p>1425,12</text:p>
          </table:table-cell>
          <table:table-cell office:value-type="float" office:value="1846.11881331912" calcext:value-type="float">
            <text:p>1846,12</text:p>
          </table:table-cell>
          <table:table-cell office:value-type="float" office:value="2373.57984371994" calcext:value-type="float">
            <text:p>2373,58</text:p>
          </table:table-cell>
          <table:table-cell office:value-type="float" office:value="2673.78728253113" calcext:value-type="float">
            <text:p>2673,79</text:p>
          </table:table-cell>
          <table:table-cell office:value-type="float" office:value="2972.74326462176" calcext:value-type="float">
            <text:p>2972,74</text:p>
          </table:table-cell>
          <table:table-cell office:value-type="float" office:value="3595.03716321514" calcext:value-type="float">
            <text:p>3595,04</text:p>
          </table:table-cell>
          <table:table-cell office:value-type="float" office:value="4370.54008654749" calcext:value-type="float">
            <text:p>4370,54</text:p>
          </table:table-cell>
          <table:table-cell office:value-type="float" office:value="4114.14015001395" calcext:value-type="float">
            <text:p>4114,14</text:p>
          </table:table-cell>
          <table:table-cell office:value-type="float" office:value="4094.36211924475" calcext:value-type="float">
            <text:p>4094,36</text:p>
          </table:table-cell>
          <table:table-cell office:value-type="float" office:value="4437.17806741261" calcext:value-type="float">
            <text:p>4437,18</text:p>
          </table:table-cell>
          <table:table-cell office:value-type="float" office:value="4247.61427862374" calcext:value-type="float">
            <text:p>4247,61</text:p>
          </table:table-cell>
          <table:table-cell office:value-type="float" office:value="4413.0817427964" calcext:value-type="float">
            <text:p>4413,08</text:p>
          </table:table-cell>
          <table:table-cell office:value-type="float" office:value="4578.66672031333" calcext:value-type="float">
            <text:p>4578,67</text:p>
          </table:table-cell>
          <table:table-cell office:value-type="float" office:value="3952.82945832578" calcext:value-type="float">
            <text:p>3952,83</text:p>
          </table:table-cell>
          <table:table-cell office:value-type="float" office:value="4124.10890718622" calcext:value-type="float">
            <text:p>4124,11</text:p>
          </table:table-cell>
          <table:table-cell office:value-type="float" office:value="4532.89016212124" calcext:value-type="float">
            <text:p>4532,89</text:p>
          </table:table-cell>
          <table:table-cell office:value-type="float" office:value="5268.84850355919" calcext:value-type="float">
            <text:p>5268,85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orra</text:p>
          </table:table-cell>
          <table:table-cell table:number-columns-repeated="8"/>
          <table:table-cell office:value-type="float" office:value="3238.55684977329" calcext:value-type="float">
            <text:p>3238,56</text:p>
          </table:table-cell>
          <table:table-cell office:value-type="float" office:value="3498.1736515232" calcext:value-type="float">
            <text:p>3498,17</text:p>
          </table:table-cell>
          <table:table-cell office:value-type="float" office:value="4217.17358114253" calcext:value-type="float">
            <text:p>4217,17</text:p>
          </table:table-cell>
          <table:table-cell office:value-type="float" office:value="5342.16856044208" calcext:value-type="float">
            <text:p>5342,17</text:p>
          </table:table-cell>
          <table:table-cell office:value-type="float" office:value="6319.73903384837" calcext:value-type="float">
            <text:p>6319,74</text:p>
          </table:table-cell>
          <table:table-cell office:value-type="float" office:value="7169.10100559556" calcext:value-type="float">
            <text:p>7169,10</text:p>
          </table:table-cell>
          <table:table-cell office:value-type="float" office:value="7152.37513361051" calcext:value-type="float">
            <text:p>7152,38</text:p>
          </table:table-cell>
          <table:table-cell office:value-type="float" office:value="7751.37021575891" calcext:value-type="float">
            <text:p>7751,37</text:p>
          </table:table-cell>
          <table:table-cell office:value-type="float" office:value="9129.7061851808" calcext:value-type="float">
            <text:p>9129,71</text:p>
          </table:table-cell>
          <table:table-cell office:value-type="float" office:value="11820.8493928325" calcext:value-type="float">
            <text:p>11820,85</text:p>
          </table:table-cell>
          <table:table-cell office:value-type="float" office:value="12377.4116456877" calcext:value-type="float">
            <text:p>12377,41</text:p>
          </table:table-cell>
          <table:table-cell office:value-type="float" office:value="10372.232834745" calcext:value-type="float">
            <text:p>10372,23</text:p>
          </table:table-cell>
          <table:table-cell office:value-type="float" office:value="9610.26630831575" calcext:value-type="float">
            <text:p>9610,27</text:p>
          </table:table-cell>
          <table:table-cell office:value-type="float" office:value="8022.65478128161" calcext:value-type="float">
            <text:p>8022,65</text:p>
          </table:table-cell>
          <table:table-cell office:value-type="float" office:value="7728.90669456943" calcext:value-type="float">
            <text:p>7728,91</text:p>
          </table:table-cell>
          <table:table-cell office:value-type="float" office:value="7774.39382903478" calcext:value-type="float">
            <text:p>7774,39</text:p>
          </table:table-cell>
          <table:table-cell office:value-type="float" office:value="10361.8159820255" calcext:value-type="float">
            <text:p>10361,82</text:p>
          </table:table-cell>
          <table:table-cell office:value-type="float" office:value="12616.167565929" calcext:value-type="float">
            <text:p>12616,17</text:p>
          </table:table-cell>
          <table:table-cell office:value-type="float" office:value="14304.3569645785" calcext:value-type="float">
            <text:p>14304,36</text:p>
          </table:table-cell>
          <table:table-cell office:value-type="float" office:value="15166.437850754" calcext:value-type="float">
            <text:p>15166,44</text:p>
          </table:table-cell>
          <table:table-cell office:value-type="float" office:value="18878.5059692988" calcext:value-type="float">
            <text:p>18878,51</text:p>
          </table:table-cell>
          <table:table-cell office:value-type="float" office:value="19532.5401504525" calcext:value-type="float">
            <text:p>19532,54</text:p>
          </table:table-cell>
          <table:table-cell office:value-type="float" office:value="20547.7117897897" calcext:value-type="float">
            <text:p>20547,71</text:p>
          </table:table-cell>
          <table:table-cell office:value-type="float" office:value="16516.4710272204" calcext:value-type="float">
            <text:p>16516,47</text:p>
          </table:table-cell>
          <table:table-cell office:value-type="float" office:value="16234.8090102012" calcext:value-type="float">
            <text:p>16234,81</text:p>
          </table:table-cell>
          <table:table-cell office:value-type="float" office:value="18461.0648581512" calcext:value-type="float">
            <text:p>18461,06</text:p>
          </table:table-cell>
          <table:table-cell office:value-type="float" office:value="19017.1745902241" calcext:value-type="float">
            <text:p>19017,17</text:p>
          </table:table-cell>
          <table:table-cell office:value-type="float" office:value="18353.0597218473" calcext:value-type="float">
            <text:p>18353,06</text:p>
          </table:table-cell>
          <table:table-cell office:value-type="float" office:value="18894.5214963227" calcext:value-type="float">
            <text:p>18894,52</text:p>
          </table:table-cell>
          <table:table-cell office:value-type="float" office:value="19261.7105038886" calcext:value-type="float">
            <text:p>19261,71</text:p>
          </table:table-cell>
          <table:table-cell office:value-type="float" office:value="21936.5301014708" calcext:value-type="float">
            <text:p>21936,53</text:p>
          </table:table-cell>
          <table:table-cell office:value-type="float" office:value="22228.8464928922" calcext:value-type="float">
            <text:p>22228,85</text:p>
          </table:table-cell>
          <table:table-cell office:value-type="float" office:value="24741.4935704562" calcext:value-type="float">
            <text:p>24741,49</text:p>
          </table:table-cell>
          <table:table-cell office:value-type="float" office:value="32776.4422698769" calcext:value-type="float">
            <text:p>32776,44</text:p>
          </table:table-cell>
          <table:table-cell office:value-type="float" office:value="38503.4796144857" calcext:value-type="float">
            <text:p>38503,48</text:p>
          </table:table-cell>
          <table:table-cell office:value-type="float" office:value="41282.0201219785" calcext:value-type="float">
            <text:p>41282,02</text:p>
          </table:table-cell>
          <table:table-cell office:value-type="float" office:value="43747.6918489433" calcext:value-type="float">
            <text:p>43747,69</text:p>
          </table:table-cell>
          <table:table-cell office:value-type="float" office:value="48582.2208830236" calcext:value-type="float">
            <text:p>48582,22</text:p>
          </table:table-cell>
          <table:table-cell office:value-type="float" office:value="47785.089272664" calcext:value-type="float">
            <text:p>47785,09</text:p>
          </table:table-cell>
          <table:table-cell office:value-type="float" office:value="43338.8667579064" calcext:value-type="float">
            <text:p>43338,87</text:p>
          </table:table-cell>
          <table:table-cell office:value-type="float" office:value="39736.3540626699" calcext:value-type="float">
            <text:p>39736,35</text:p>
          </table:table-cell>
          <table:table-cell office:value-type="float" office:value="41100.7299382214" calcext:value-type="float">
            <text:p>41100,73</text:p>
          </table:table-cell>
          <table:table-cell office:value-type="float" office:value="38392.9439012206" calcext:value-type="float">
            <text:p>38392,94</text:p>
          </table:table-cell>
          <table:table-cell office:value-type="float" office:value="40626.7516320228" calcext:value-type="float">
            <text:p>40626,75</text:p>
          </table:table-cell>
          <table:table-cell office:value-type="float" office:value="42300.3341276669" calcext:value-type="float">
            <text:p>42300,33</text:p>
          </table:table-cell>
          <table:table-cell office:value-type="float" office:value="36039.6534962289" calcext:value-type="float">
            <text:p>36039,65</text:p>
          </table:table-cell>
          <table:table-cell office:value-type="float" office:value="37224.1089162924" calcext:value-type="float">
            <text:p>37224,11</text:p>
          </table:table-cell>
          <table:table-cell office:value-type="float" office:value="39134.3933706717" calcext:value-type="float">
            <text:p>39134,39</text:p>
          </table:table-cell>
          <table:table-cell office:value-type="float" office:value="42029.7627372989" calcext:value-type="float">
            <text:p>42029,76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Emiratos Árabes Unidos</text:p>
          </table:table-cell>
          <table:table-cell table:number-columns-repeated="13"/>
          <table:table-cell office:value-type="float" office:value="26847.7943802772" calcext:value-type="float">
            <text:p>26847,79</text:p>
          </table:table-cell>
          <table:table-cell office:value-type="float" office:value="30118.1377833851" calcext:value-type="float">
            <text:p>30118,14</text:p>
          </table:table-cell>
          <table:table-cell office:value-type="float" office:value="33823.3196498568" calcext:value-type="float">
            <text:p>33823,32</text:p>
          </table:table-cell>
          <table:table-cell office:value-type="float" office:value="28456.7374380931" calcext:value-type="float">
            <text:p>28456,74</text:p>
          </table:table-cell>
          <table:table-cell office:value-type="float" office:value="33512.741325999" calcext:value-type="float">
            <text:p>33512,74</text:p>
          </table:table-cell>
          <table:table-cell office:value-type="float" office:value="42764.4566639901" calcext:value-type="float">
            <text:p>42764,46</text:p>
          </table:table-cell>
          <table:table-cell office:value-type="float" office:value="44987.2097966579" calcext:value-type="float">
            <text:p>44987,21</text:p>
          </table:table-cell>
          <table:table-cell office:value-type="float" office:value="40026.1662502465" calcext:value-type="float">
            <text:p>40026,17</text:p>
          </table:table-cell>
          <table:table-cell office:value-type="float" office:value="34843.1028997611" calcext:value-type="float">
            <text:p>34843,10</text:p>
          </table:table-cell>
          <table:table-cell office:value-type="float" office:value="32309.8077436844" calcext:value-type="float">
            <text:p>32309,81</text:p>
          </table:table-cell>
          <table:table-cell office:value-type="float" office:value="29720.9194734633" calcext:value-type="float">
            <text:p>29720,92</text:p>
          </table:table-cell>
          <table:table-cell office:value-type="float" office:value="23467.9766691997" calcext:value-type="float">
            <text:p>23467,98</text:p>
          </table:table-cell>
          <table:table-cell office:value-type="float" office:value="23726.1523330469" calcext:value-type="float">
            <text:p>23726,15</text:p>
          </table:table-cell>
          <table:table-cell office:value-type="float" office:value="22295.1461115987" calcext:value-type="float">
            <text:p>22295,15</text:p>
          </table:table-cell>
          <table:table-cell office:value-type="float" office:value="24028.1928780116" calcext:value-type="float">
            <text:p>24028,19</text:p>
          </table:table-cell>
          <table:table-cell office:value-type="float" office:value="27729.4664216648" calcext:value-type="float">
            <text:p>27729,47</text:p>
          </table:table-cell>
          <table:table-cell office:value-type="float" office:value="26612.3355369691" calcext:value-type="float">
            <text:p>26612,34</text:p>
          </table:table-cell>
          <table:table-cell office:value-type="float" office:value="26420.8727534823" calcext:value-type="float">
            <text:p>26420,87</text:p>
          </table:table-cell>
          <table:table-cell office:value-type="float" office:value="25596.6922747864" calcext:value-type="float">
            <text:p>25596,69</text:p>
          </table:table-cell>
          <table:table-cell office:value-type="float" office:value="25847.9261239252" calcext:value-type="float">
            <text:p>25847,93</text:p>
          </table:table-cell>
          <table:table-cell office:value-type="float" office:value="27222.0358561647" calcext:value-type="float">
            <text:p>27222,04</text:p>
          </table:table-cell>
          <table:table-cell office:value-type="float" office:value="28975.0229000791" calcext:value-type="float">
            <text:p>28975,02</text:p>
          </table:table-cell>
          <table:table-cell office:value-type="float" office:value="29512.6637440248" calcext:value-type="float">
            <text:p>29512,66</text:p>
          </table:table-cell>
          <table:table-cell office:value-type="float" office:value="26899.601766231" calcext:value-type="float">
            <text:p>26899,60</text:p>
          </table:table-cell>
          <table:table-cell office:value-type="float" office:value="28470.8378632746" calcext:value-type="float">
            <text:p>28470,84</text:p>
          </table:table-cell>
          <table:table-cell office:value-type="float" office:value="33291.419366353" calcext:value-type="float">
            <text:p>33291,42</text:p>
          </table:table-cell>
          <table:table-cell office:value-type="float" office:value="31280.7842785952" calcext:value-type="float">
            <text:p>31280,78</text:p>
          </table:table-cell>
          <table:table-cell office:value-type="float" office:value="31567.4737120596" calcext:value-type="float">
            <text:p>31567,47</text:p>
          </table:table-cell>
          <table:table-cell office:value-type="float" office:value="33499.0937513705" calcext:value-type="float">
            <text:p>33499,09</text:p>
          </table:table-cell>
          <table:table-cell office:value-type="float" office:value="36333.2498445266" calcext:value-type="float">
            <text:p>36333,25</text:p>
          </table:table-cell>
          <table:table-cell office:value-type="float" office:value="39365.4338996517" calcext:value-type="float">
            <text:p>39365,43</text:p>
          </table:table-cell>
          <table:table-cell office:value-type="float" office:value="41907.405655968" calcext:value-type="float">
            <text:p>41907,41</text:p>
          </table:table-cell>
          <table:table-cell office:value-type="float" office:value="41809.516382842" calcext:value-type="float">
            <text:p>41809,52</text:p>
          </table:table-cell>
          <table:table-cell office:value-type="float" office:value="44498.9342301633" calcext:value-type="float">
            <text:p>44498,93</text:p>
          </table:table-cell>
          <table:table-cell office:value-type="float" office:value="32024.1816031187" calcext:value-type="float">
            <text:p>32024,18</text:p>
          </table:table-cell>
          <table:table-cell office:value-type="float" office:value="33893.303514039" calcext:value-type="float">
            <text:p>33893,30</text:p>
          </table:table-cell>
          <table:table-cell office:value-type="float" office:value="39194.6766208456" calcext:value-type="float">
            <text:p>39194,68</text:p>
          </table:table-cell>
          <table:table-cell office:value-type="float" office:value="40976.4997112455" calcext:value-type="float">
            <text:p>40976,50</text:p>
          </table:table-cell>
          <table:table-cell office:value-type="float" office:value="42412.6302780364" calcext:value-type="float">
            <text:p>42412,63</text:p>
          </table:table-cell>
          <table:table-cell office:value-type="float" office:value="43751.8388860721" calcext:value-type="float">
            <text:p>43751,84</text:p>
          </table:table-cell>
          <table:table-cell office:value-type="float" office:value="38663.3838066363" calcext:value-type="float">
            <text:p>38663,38</text:p>
          </table:table-cell>
          <table:table-cell office:value-type="float" office:value="38141.8467585492" calcext:value-type="float">
            <text:p>38141,85</text:p>
          </table:table-cell>
          <table:table-cell office:value-type="float" office:value="39811.634701763" calcext:value-type="float">
            <text:p>39811,63</text:p>
          </table:table-cell>
          <table:table-cell office:value-type="float" office:value="43004.9533584848" calcext:value-type="float">
            <text:p>43004,95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table:number-columns-repeated="28"/>
          <table:table-cell office:value-type="float" office:value="637.854659491342" calcext:value-type="float">
            <text:p>637,85</text:p>
          </table:table-cell>
          <table:table-cell office:value-type="float" office:value="590.121047267559" calcext:value-type="float">
            <text:p>590,12</text:p>
          </table:table-cell>
          <table:table-cell office:value-type="float" office:value="369.632616583198" calcext:value-type="float">
            <text:p>369,63</text:p>
          </table:table-cell>
          <table:table-cell office:value-type="float" office:value="357.203277745679" calcext:value-type="float">
            <text:p>357,20</text:p>
          </table:table-cell>
          <table:table-cell office:value-type="float" office:value="400.515238080735" calcext:value-type="float">
            <text:p>400,52</text:p>
          </table:table-cell>
          <table:table-cell office:value-type="float" office:value="456.375048663809" calcext:value-type="float">
            <text:p>456,38</text:p>
          </table:table-cell>
          <table:table-cell office:value-type="float" office:value="504.058559449916" calcext:value-type="float">
            <text:p>504,06</text:p>
          </table:table-cell>
          <table:table-cell office:value-type="float" office:value="523.283068040748" calcext:value-type="float">
            <text:p>523,28</text:p>
          </table:table-cell>
          <table:table-cell office:value-type="float" office:value="609.172437516102" calcext:value-type="float">
            <text:p>609,17</text:p>
          </table:table-cell>
          <table:table-cell office:value-type="float" office:value="597.432514707894" calcext:value-type="float">
            <text:p>597,43</text:p>
          </table:table-cell>
          <table:table-cell office:value-type="float" office:value="622.742139063498" calcext:value-type="float">
            <text:p>622,74</text:p>
          </table:table-cell>
          <table:table-cell office:value-type="float" office:value="694.42322774468" calcext:value-type="float">
            <text:p>694,42</text:p>
          </table:table-cell>
          <table:table-cell office:value-type="float" office:value="783.240698647042" calcext:value-type="float">
            <text:p>783,24</text:p>
          </table:table-cell>
          <table:table-cell office:value-type="float" office:value="930.127321851799" calcext:value-type="float">
            <text:p>930,13</text:p>
          </table:table-cell>
          <table:table-cell office:value-type="float" office:value="1191.91901957402" calcext:value-type="float">
            <text:p>1191,92</text:p>
          </table:table-cell>
          <table:table-cell office:value-type="float" office:value="1643.7530293611" calcext:value-type="float">
            <text:p>1643,75</text:p>
          </table:table-cell>
          <table:table-cell office:value-type="float" office:value="2158.14369710179" calcext:value-type="float">
            <text:p>2158,14</text:p>
          </table:table-cell>
          <table:table-cell office:value-type="float" office:value="3139.27749894333" calcext:value-type="float">
            <text:p>3139,28</text:p>
          </table:table-cell>
          <table:table-cell office:value-type="float" office:value="4010.85724255226" calcext:value-type="float">
            <text:p>4010,86</text:p>
          </table:table-cell>
          <table:table-cell office:value-type="float" office:value="2994.34254448509" calcext:value-type="float">
            <text:p>2994,34</text:p>
          </table:table-cell>
          <table:table-cell office:value-type="float" office:value="3218.37270660563" calcext:value-type="float">
            <text:p>3218,37</text:p>
          </table:table-cell>
          <table:table-cell office:value-type="float" office:value="3525.80474671153" calcext:value-type="float">
            <text:p>3525,80</text:p>
          </table:table-cell>
          <table:table-cell office:value-type="float" office:value="3681.8574560431" calcext:value-type="float">
            <text:p>3681,86</text:p>
          </table:table-cell>
          <table:table-cell office:value-type="float" office:value="3838.18580148382" calcext:value-type="float">
            <text:p>3838,19</text:p>
          </table:table-cell>
          <table:table-cell office:value-type="float" office:value="3986.23162376713" calcext:value-type="float">
            <text:p>3986,23</text:p>
          </table:table-cell>
          <table:table-cell office:value-type="float" office:value="3607.29669672271" calcext:value-type="float">
            <text:p>3607,30</text:p>
          </table:table-cell>
          <table:table-cell office:value-type="float" office:value="3591.82927553023" calcext:value-type="float">
            <text:p>3591,83</text:p>
          </table:table-cell>
          <table:table-cell office:value-type="float" office:value="3914.5012684128" calcext:value-type="float">
            <text:p>3914,50</text:p>
          </table:table-cell>
          <table:table-cell office:value-type="float" office:value="4212.07094272937" calcext:value-type="float">
            <text:p>4212,07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string" calcext:value-type="string">
            <text:p>Antigua and Barbuda</text:p>
          </table:table-cell>
          <table:table-cell table:number-columns-repeated="15"/>
          <table:table-cell office:value-type="float" office:value="1246.75032905458" calcext:value-type="float">
            <text:p>1246,75</text:p>
          </table:table-cell>
          <table:table-cell office:value-type="float" office:value="1416.5861996499" calcext:value-type="float">
            <text:p>1416,59</text:p>
          </table:table-cell>
          <table:table-cell office:value-type="float" office:value="1760.717634441" calcext:value-type="float">
            <text:p>1760,72</text:p>
          </table:table-cell>
          <table:table-cell office:value-type="float" office:value="2124.48115520353" calcext:value-type="float">
            <text:p>2124,48</text:p>
          </table:table-cell>
          <table:table-cell office:value-type="float" office:value="2392.26107515282" calcext:value-type="float">
            <text:p>2392,26</text:p>
          </table:table-cell>
          <table:table-cell office:value-type="float" office:value="2660.60115717135" calcext:value-type="float">
            <text:p>2660,60</text:p>
          </table:table-cell>
          <table:table-cell office:value-type="float" office:value="2947.93553600212" calcext:value-type="float">
            <text:p>2947,94</text:p>
          </table:table-cell>
          <table:table-cell office:value-type="float" office:value="3372.49289962607" calcext:value-type="float">
            <text:p>3372,49</text:p>
          </table:table-cell>
          <table:table-cell office:value-type="float" office:value="3899.32872843063" calcext:value-type="float">
            <text:p>3899,33</text:p>
          </table:table-cell>
          <table:table-cell office:value-type="float" office:value="4703.17940118439" calcext:value-type="float">
            <text:p>4703,18</text:p>
          </table:table-cell>
          <table:table-cell office:value-type="float" office:value="5463.24127633961" calcext:value-type="float">
            <text:p>5463,24</text:p>
          </table:table-cell>
          <table:table-cell office:value-type="float" office:value="6453.47700017448" calcext:value-type="float">
            <text:p>6453,48</text:p>
          </table:table-cell>
          <table:table-cell office:value-type="float" office:value="7076.42221194876" calcext:value-type="float">
            <text:p>7076,42</text:p>
          </table:table-cell>
          <table:table-cell office:value-type="float" office:value="7348.21294282384" calcext:value-type="float">
            <text:p>7348,21</text:p>
          </table:table-cell>
          <table:table-cell office:value-type="float" office:value="7601.84849106528" calcext:value-type="float">
            <text:p>7601,85</text:p>
          </table:table-cell>
          <table:table-cell office:value-type="float" office:value="7744.27491660046" calcext:value-type="float">
            <text:p>7744,27</text:p>
          </table:table-cell>
          <table:table-cell office:value-type="float" office:value="8136.16883983425" calcext:value-type="float">
            <text:p>8136,17</text:p>
          </table:table-cell>
          <table:table-cell office:value-type="float" office:value="8770.75163074508" calcext:value-type="float">
            <text:p>8770,75</text:p>
          </table:table-cell>
          <table:table-cell office:value-type="float" office:value="8406.59299171022" calcext:value-type="float">
            <text:p>8406,59</text:p>
          </table:table-cell>
          <table:table-cell office:value-type="float" office:value="9030.97529861385" calcext:value-type="float">
            <text:p>9030,98</text:p>
          </table:table-cell>
          <table:table-cell office:value-type="float" office:value="9492.03825604026" calcext:value-type="float">
            <text:p>9492,04</text:p>
          </table:table-cell>
          <table:table-cell office:value-type="float" office:value="9940.19163925206" calcext:value-type="float">
            <text:p>9940,19</text:p>
          </table:table-cell>
          <table:table-cell office:value-type="float" office:value="10260.5850219076" calcext:value-type="float">
            <text:p>10260,59</text:p>
          </table:table-cell>
          <table:table-cell office:value-type="float" office:value="10920.8426880891" calcext:value-type="float">
            <text:p>10920,84</text:p>
          </table:table-cell>
          <table:table-cell office:value-type="float" office:value="10370.6711296076" calcext:value-type="float">
            <text:p>10370,67</text:p>
          </table:table-cell>
          <table:table-cell office:value-type="float" office:value="10404.4362134662" calcext:value-type="float">
            <text:p>10404,44</text:p>
          </table:table-cell>
          <table:table-cell office:value-type="float" office:value="10789.950959787" calcext:value-type="float">
            <text:p>10789,95</text:p>
          </table:table-cell>
          <table:table-cell office:value-type="float" office:value="11446.6384702767" calcext:value-type="float">
            <text:p>11446,64</text:p>
          </table:table-cell>
          <table:table-cell office:value-type="float" office:value="12547.6130399103" calcext:value-type="float">
            <text:p>12547,61</text:p>
          </table:table-cell>
          <table:table-cell office:value-type="float" office:value="13989.7156660433" calcext:value-type="float">
            <text:p>13989,72</text:p>
          </table:table-cell>
          <table:table-cell office:value-type="float" office:value="15607.0898690088" calcext:value-type="float">
            <text:p>15607,09</text:p>
          </table:table-cell>
          <table:table-cell office:value-type="float" office:value="16024.3455512142" calcext:value-type="float">
            <text:p>16024,35</text:p>
          </table:table-cell>
          <table:table-cell office:value-type="float" office:value="14113.0772600466" calcext:value-type="float">
            <text:p>14113,08</text:p>
          </table:table-cell>
          <table:table-cell office:value-type="float" office:value="13049.2570545735" calcext:value-type="float">
            <text:p>13049,26</text:p>
          </table:table-cell>
          <table:table-cell office:value-type="float" office:value="12746.2050243357" calcext:value-type="float">
            <text:p>12746,21</text:p>
          </table:table-cell>
          <table:table-cell office:value-type="float" office:value="13272.4413293826" calcext:value-type="float">
            <text:p>13272,44</text:p>
          </table:table-cell>
          <table:table-cell office:value-type="float" office:value="12909.7441775006" calcext:value-type="float">
            <text:p>12909,74</text:p>
          </table:table-cell>
          <table:table-cell office:value-type="float" office:value="13501.5809223367" calcext:value-type="float">
            <text:p>13501,58</text:p>
          </table:table-cell>
          <table:table-cell office:value-type="float" office:value="14286.0931598293" calcext:value-type="float">
            <text:p>14286,09</text:p>
          </table:table-cell>
          <table:table-cell office:value-type="float" office:value="15197.6174551735" calcext:value-type="float">
            <text:p>15197,62</text:p>
          </table:table-cell>
          <table:table-cell office:value-type="float" office:value="15383.4151884998" calcext:value-type="float">
            <text:p>15383,42</text:p>
          </table:table-cell>
          <table:table-cell office:value-type="float" office:value="16726.9808079479" calcext:value-type="float">
            <text:p>16726,98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yán</text:p>
          </table:table-cell>
          <table:table-cell table:number-columns-repeated="28"/>
          <table:table-cell office:value-type="float" office:value="1237.324491677" calcext:value-type="float">
            <text:p>1237,32</text:p>
          </table:table-cell>
          <table:table-cell office:value-type="float" office:value="1209.23749284959" calcext:value-type="float">
            <text:p>1209,24</text:p>
          </table:table-cell>
          <table:table-cell office:value-type="float" office:value="676.15151145252" calcext:value-type="float">
            <text:p>676,15</text:p>
          </table:table-cell>
          <table:table-cell office:value-type="float" office:value="529.813661843287" calcext:value-type="float">
            <text:p>529,81</text:p>
          </table:table-cell>
          <table:table-cell office:value-type="float" office:value="436.216868966934" calcext:value-type="float">
            <text:p>436,22</text:p>
          </table:table-cell>
          <table:table-cell office:value-type="float" office:value="397.198116117247" calcext:value-type="float">
            <text:p>397,20</text:p>
          </table:table-cell>
          <table:table-cell office:value-type="float" office:value="409.210755159618" calcext:value-type="float">
            <text:p>409,21</text:p>
          </table:table-cell>
          <table:table-cell office:value-type="float" office:value="505.563774721979" calcext:value-type="float">
            <text:p>505,56</text:p>
          </table:table-cell>
          <table:table-cell office:value-type="float" office:value="561.907035403795" calcext:value-type="float">
            <text:p>561,91</text:p>
          </table:table-cell>
          <table:table-cell office:value-type="float" office:value="573.893296585846" calcext:value-type="float">
            <text:p>573,89</text:p>
          </table:table-cell>
          <table:table-cell office:value-type="float" office:value="655.097432602586" calcext:value-type="float">
            <text:p>655,10</text:p>
          </table:table-cell>
          <table:table-cell office:value-type="float" office:value="703.683843432722" calcext:value-type="float">
            <text:p>703,68</text:p>
          </table:table-cell>
          <table:table-cell office:value-type="float" office:value="763.080637985358" calcext:value-type="float">
            <text:p>763,08</text:p>
          </table:table-cell>
          <table:table-cell office:value-type="float" office:value="883.64399654717" calcext:value-type="float">
            <text:p>883,64</text:p>
          </table:table-cell>
          <table:table-cell office:value-type="float" office:value="1045.00937916805" calcext:value-type="float">
            <text:p>1045,01</text:p>
          </table:table-cell>
          <table:table-cell office:value-type="float" office:value="1578.40239029603" calcext:value-type="float">
            <text:p>1578,40</text:p>
          </table:table-cell>
          <table:table-cell office:value-type="float" office:value="2473.08181863536" calcext:value-type="float">
            <text:p>2473,08</text:p>
          </table:table-cell>
          <table:table-cell office:value-type="float" office:value="3851.43786871172" calcext:value-type="float">
            <text:p>3851,44</text:p>
          </table:table-cell>
          <table:table-cell office:value-type="float" office:value="5574.60380218613" calcext:value-type="float">
            <text:p>5574,60</text:p>
          </table:table-cell>
          <table:table-cell office:value-type="float" office:value="4950.29479142375" calcext:value-type="float">
            <text:p>4950,29</text:p>
          </table:table-cell>
          <table:table-cell office:value-type="float" office:value="5842.80578358576" calcext:value-type="float">
            <text:p>5842,81</text:p>
          </table:table-cell>
          <table:table-cell office:value-type="float" office:value="7189.69122920765" calcext:value-type="float">
            <text:p>7189,69</text:p>
          </table:table-cell>
          <table:table-cell office:value-type="float" office:value="7496.29464768263" calcext:value-type="float">
            <text:p>7496,29</text:p>
          </table:table-cell>
          <table:table-cell office:value-type="float" office:value="7875.75695254288" calcext:value-type="float">
            <text:p>7875,76</text:p>
          </table:table-cell>
          <table:table-cell office:value-type="float" office:value="7891.31314749986" calcext:value-type="float">
            <text:p>7891,31</text:p>
          </table:table-cell>
          <table:table-cell office:value-type="float" office:value="5500.32049702735" calcext:value-type="float">
            <text:p>5500,32</text:p>
          </table:table-cell>
          <table:table-cell office:value-type="float" office:value="3880.73873089556" calcext:value-type="float">
            <text:p>3880,74</text:p>
          </table:table-cell>
          <table:table-cell office:value-type="float" office:value="4147.08971569171" calcext:value-type="float">
            <text:p>4147,09</text:p>
          </table:table-cell>
          <table:table-cell office:value-type="float" office:value="4721.17808673142" calcext:value-type="float">
            <text:p>4721,18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table:number-columns-repeated="18"/>
          <table:table-cell office:value-type="float" office:value="2238.80295786574" calcext:value-type="float">
            <text:p>2238,80</text:p>
          </table:table-cell>
          <table:table-cell office:value-type="float" office:value="2234.81481573125" calcext:value-type="float">
            <text:p>2234,81</text:p>
          </table:table-cell>
          <table:table-cell office:value-type="float" office:value="2169.00401089683" calcext:value-type="float">
            <text:p>2169,00</text:p>
          </table:table-cell>
          <table:table-cell office:value-type="float" office:value="1852.81343442802" calcext:value-type="float">
            <text:p>1852,81</text:p>
          </table:table-cell>
          <table:table-cell office:value-type="float" office:value="1963.57267618274" calcext:value-type="float">
            <text:p>1963,57</text:p>
          </table:table-cell>
          <table:table-cell office:value-type="float" office:value="1914.55064658793" calcext:value-type="float">
            <text:p>1914,55</text:p>
          </table:table-cell>
          <table:table-cell office:value-type="float" office:value="2260.4272811545" calcext:value-type="float">
            <text:p>2260,43</text:p>
          </table:table-cell>
          <table:table-cell office:value-type="float" office:value="3132.30136036246" calcext:value-type="float">
            <text:p>3132,30</text:p>
          </table:table-cell>
          <table:table-cell office:value-type="float" office:value="2511.39306259489" calcext:value-type="float">
            <text:p>2511,39</text:p>
          </table:table-cell>
          <table:table-cell office:value-type="float" office:value="2477.0208179596" calcext:value-type="float">
            <text:p>2477,02</text:p>
          </table:table-cell>
          <table:table-cell office:value-type="float" office:value="2366.52982128614" calcext:value-type="float">
            <text:p>2366,53</text:p>
          </table:table-cell>
          <table:table-cell office:value-type="float" office:value="1267.73437541485" calcext:value-type="float">
            <text:p>1267,73</text:p>
          </table:table-cell>
          <table:table-cell office:value-type="float" office:value="1211.98087810931" calcext:value-type="float">
            <text:p>1211,98</text:p>
          </table:table-cell>
          <table:table-cell office:value-type="float" office:value="1278.24717346108" calcext:value-type="float">
            <text:p>1278,25</text:p>
          </table:table-cell>
          <table:table-cell office:value-type="float" office:value="1148.4943993817" calcext:value-type="float">
            <text:p>1148,49</text:p>
          </table:table-cell>
          <table:table-cell office:value-type="float" office:value="2244.51690949043" calcext:value-type="float">
            <text:p>2244,52</text:p>
          </table:table-cell>
          <table:table-cell office:value-type="float" office:value="1457.03561893337" calcext:value-type="float">
            <text:p>1457,04</text:p>
          </table:table-cell>
          <table:table-cell office:value-type="float" office:value="1348.82756797792" calcext:value-type="float">
            <text:p>1348,83</text:p>
          </table:table-cell>
          <table:table-cell office:value-type="float" office:value="1809.68384472884" calcext:value-type="float">
            <text:p>1809,68</text:p>
          </table:table-cell>
          <table:table-cell office:value-type="float" office:value="1648.10485895626" calcext:value-type="float">
            <text:p>1648,10</text:p>
          </table:table-cell>
          <table:table-cell office:value-type="float" office:value="1609.88245178581" calcext:value-type="float">
            <text:p>1609,88</text:p>
          </table:table-cell>
          <table:table-cell office:value-type="float" office:value="1757.44377980694" calcext:value-type="float">
            <text:p>1757,44</text:p>
          </table:table-cell>
          <table:table-cell office:value-type="float" office:value="2076.83068237844" calcext:value-type="float">
            <text:p>2076,83</text:p>
          </table:table-cell>
          <table:table-cell office:value-type="float" office:value="2698.62424839705" calcext:value-type="float">
            <text:p>2698,62</text:p>
          </table:table-cell>
          <table:table-cell office:value-type="float" office:value="3363.79964421813" calcext:value-type="float">
            <text:p>3363,80</text:p>
          </table:table-cell>
          <table:table-cell office:value-type="float" office:value="3869.52945510511" calcext:value-type="float">
            <text:p>3869,53</text:p>
          </table:table-cell>
          <table:table-cell office:value-type="float" office:value="4490.20177692701" calcext:value-type="float">
            <text:p>4490,20</text:p>
          </table:table-cell>
          <table:table-cell office:value-type="float" office:value="5885.94925197955" calcext:value-type="float">
            <text:p>5885,95</text:p>
          </table:table-cell>
          <table:table-cell office:value-type="float" office:value="7261.75449200277" calcext:value-type="float">
            <text:p>7261,75</text:p>
          </table:table-cell>
          <table:table-cell office:value-type="float" office:value="6969.55855668357" calcext:value-type="float">
            <text:p>6969,56</text:p>
          </table:table-cell>
          <table:table-cell office:value-type="float" office:value="6843.26694975885" calcext:value-type="float">
            <text:p>6843,27</text:p>
          </table:table-cell>
          <table:table-cell office:value-type="float" office:value="7813.80669236432" calcext:value-type="float">
            <text:p>7813,81</text:p>
          </table:table-cell>
          <table:table-cell office:value-type="float" office:value="7378.02473005713" calcext:value-type="float">
            <text:p>7378,02</text:p>
          </table:table-cell>
          <table:table-cell office:value-type="float" office:value="7646.83986554542" calcext:value-type="float">
            <text:p>7646,84</text:p>
          </table:table-cell>
          <table:table-cell office:value-type="float" office:value="7864.76067225524" calcext:value-type="float">
            <text:p>7864,76</text:p>
          </table:table-cell>
          <table:table-cell office:value-type="float" office:value="6993.78348267387" calcext:value-type="float">
            <text:p>6993,78</text:p>
          </table:table-cell>
          <table:table-cell office:value-type="float" office:value="7469.45563823624" calcext:value-type="float">
            <text:p>7469,46</text:p>
          </table:table-cell>
          <table:table-cell office:value-type="float" office:value="8228.0115697265" calcext:value-type="float">
            <text:p>8228,01</text:p>
          </table:table-cell>
          <table:table-cell office:value-type="float" office:value="9272.62930360848" calcext:value-type="float">
            <text:p>9272,63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string" calcext:value-type="string">
            <text:p>Bahrein</text:p>
          </table:table-cell>
          <table:table-cell table:number-columns-repeated="18"/>
          <table:table-cell office:value-type="float" office:value="8537.92937933215" calcext:value-type="float">
            <text:p>8537,93</text:p>
          </table:table-cell>
          <table:table-cell office:value-type="float" office:value="9269.26961652991" calcext:value-type="float">
            <text:p>9269,27</text:p>
          </table:table-cell>
          <table:table-cell office:value-type="float" office:value="9446.15800194601" calcext:value-type="float">
            <text:p>9446,16</text:p>
          </table:table-cell>
          <table:table-cell office:value-type="float" office:value="9421.2856547764" calcext:value-type="float">
            <text:p>9421,29</text:p>
          </table:table-cell>
          <table:table-cell office:value-type="float" office:value="9590.73020168943" calcext:value-type="float">
            <text:p>9590,73</text:p>
          </table:table-cell>
          <table:table-cell office:value-type="float" office:value="8706.76660148502" calcext:value-type="float">
            <text:p>8706,77</text:p>
          </table:table-cell>
          <table:table-cell office:value-type="float" office:value="7041.60195861695" calcext:value-type="float">
            <text:p>7041,60</text:p>
          </table:table-cell>
          <table:table-cell office:value-type="float" office:value="7555.10046448055" calcext:value-type="float">
            <text:p>7555,10</text:p>
          </table:table-cell>
          <table:table-cell office:value-type="float" office:value="7958.74792458539" calcext:value-type="float">
            <text:p>7958,75</text:p>
          </table:table-cell>
          <table:table-cell office:value-type="float" office:value="8030.90465921389" calcext:value-type="float">
            <text:p>8030,90</text:p>
          </table:table-cell>
          <table:table-cell office:value-type="float" office:value="8528.98333446095" calcext:value-type="float">
            <text:p>8528,98</text:p>
          </table:table-cell>
          <table:table-cell office:value-type="float" office:value="9055.67993615686" calcext:value-type="float">
            <text:p>9055,68</text:p>
          </table:table-cell>
          <table:table-cell office:value-type="float" office:value="9082.75853260694" calcext:value-type="float">
            <text:p>9082,76</text:p>
          </table:table-cell>
          <table:table-cell office:value-type="float" office:value="9698.18906295446" calcext:value-type="float">
            <text:p>9698,19</text:p>
          </table:table-cell>
          <table:table-cell office:value-type="float" office:value="10130.5052329617" calcext:value-type="float">
            <text:p>10130,51</text:p>
          </table:table-cell>
          <table:table-cell office:value-type="float" office:value="10376.9717049211" calcext:value-type="float">
            <text:p>10376,97</text:p>
          </table:table-cell>
          <table:table-cell office:value-type="float" office:value="10544.7035702291" calcext:value-type="float">
            <text:p>10544,70</text:p>
          </table:table-cell>
          <table:table-cell office:value-type="float" office:value="10672.166005162" calcext:value-type="float">
            <text:p>10672,17</text:p>
          </table:table-cell>
          <table:table-cell office:value-type="float" office:value="10076.2206220379" calcext:value-type="float">
            <text:p>10076,22</text:p>
          </table:table-cell>
          <table:table-cell office:value-type="float" office:value="10401.5458114095" calcext:value-type="float">
            <text:p>10401,55</text:p>
          </table:table-cell>
          <table:table-cell office:value-type="float" office:value="13636.3962320368" calcext:value-type="float">
            <text:p>13636,40</text:p>
          </table:table-cell>
          <table:table-cell office:value-type="float" office:value="12868.269156127" calcext:value-type="float">
            <text:p>12868,27</text:p>
          </table:table-cell>
          <table:table-cell office:value-type="float" office:value="13049.8032204458" calcext:value-type="float">
            <text:p>13049,80</text:p>
          </table:table-cell>
          <table:table-cell office:value-type="float" office:value="14222.0367965749" calcext:value-type="float">
            <text:p>14222,04</text:p>
          </table:table-cell>
          <table:table-cell office:value-type="float" office:value="15846.5441389804" calcext:value-type="float">
            <text:p>15846,54</text:p>
          </table:table-cell>
          <table:table-cell office:value-type="float" office:value="17959.2554402285" calcext:value-type="float">
            <text:p>17959,26</text:p>
          </table:table-cell>
          <table:table-cell office:value-type="float" office:value="19307.609663318" calcext:value-type="float">
            <text:p>19307,61</text:p>
          </table:table-cell>
          <table:table-cell office:value-type="float" office:value="20976.5435328438" calcext:value-type="float">
            <text:p>20976,54</text:p>
          </table:table-cell>
          <table:table-cell office:value-type="float" office:value="23066.509898321" calcext:value-type="float">
            <text:p>23066,51</text:p>
          </table:table-cell>
          <table:table-cell office:value-type="float" office:value="19355.9046720264" calcext:value-type="float">
            <text:p>19355,90</text:p>
          </table:table-cell>
          <table:table-cell office:value-type="float" office:value="20722.1372891348" calcext:value-type="float">
            <text:p>20722,14</text:p>
          </table:table-cell>
          <table:table-cell office:value-type="float" office:value="22514.2587537979" calcext:value-type="float">
            <text:p>22514,26</text:p>
          </table:table-cell>
          <table:table-cell office:value-type="float" office:value="23654.371850445" calcext:value-type="float">
            <text:p>23654,37</text:p>
          </table:table-cell>
          <table:table-cell office:value-type="float" office:value="24744.3576319157" calcext:value-type="float">
            <text:p>24744,36</text:p>
          </table:table-cell>
          <table:table-cell office:value-type="float" office:value="24989.3802145933" calcext:value-type="float">
            <text:p>24989,38</text:p>
          </table:table-cell>
          <table:table-cell office:value-type="float" office:value="22688.9637865734" calcext:value-type="float">
            <text:p>22688,96</text:p>
          </table:table-cell>
          <table:table-cell office:value-type="float" office:value="22619.1166718849" calcext:value-type="float">
            <text:p>22619,12</text:p>
          </table:table-cell>
          <table:table-cell office:value-type="float" office:value="23715.4827473156" calcext:value-type="float">
            <text:p>23715,48</text:p>
          </table:table-cell>
          <table:table-cell office:value-type="float" office:value="24050.7575053956" calcext:value-type="float">
            <text:p>24050,76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y Herzegovina</text:p>
          </table:table-cell>
          <table:table-cell table:number-columns-repeated="32"/>
          <table:table-cell office:value-type="float" office:value="319.013035138564" calcext:value-type="float">
            <text:p>319,01</text:p>
          </table:table-cell>
          <table:table-cell office:value-type="float" office:value="487.476777199738" calcext:value-type="float">
            <text:p>487,48</text:p>
          </table:table-cell>
          <table:table-cell office:value-type="float" office:value="740.098506846976" calcext:value-type="float">
            <text:p>740,10</text:p>
          </table:table-cell>
          <table:table-cell office:value-type="float" office:value="982.801849065598" calcext:value-type="float">
            <text:p>982,80</text:p>
          </table:table-cell>
          <table:table-cell office:value-type="float" office:value="1102.39098330014" calcext:value-type="float">
            <text:p>1102,39</text:p>
          </table:table-cell>
          <table:table-cell office:value-type="float" office:value="1251.74726073687" calcext:value-type="float">
            <text:p>1251,75</text:p>
          </table:table-cell>
          <table:table-cell office:value-type="float" office:value="1467.77647716048" calcext:value-type="float">
            <text:p>1467,78</text:p>
          </table:table-cell>
          <table:table-cell office:value-type="float" office:value="1530.81481604112" calcext:value-type="float">
            <text:p>1530,81</text:p>
          </table:table-cell>
          <table:table-cell office:value-type="float" office:value="1769.19982792241" calcext:value-type="float">
            <text:p>1769,20</text:p>
          </table:table-cell>
          <table:table-cell office:value-type="float" office:value="2224.7458643849" calcext:value-type="float">
            <text:p>2224,75</text:p>
          </table:table-cell>
          <table:table-cell office:value-type="float" office:value="2814.9998948741" calcext:value-type="float">
            <text:p>2815,00</text:p>
          </table:table-cell>
          <table:table-cell office:value-type="float" office:value="2980.60210893151" calcext:value-type="float">
            <text:p>2980,60</text:p>
          </table:table-cell>
          <table:table-cell office:value-type="float" office:value="3416.51059575812" calcext:value-type="float">
            <text:p>3416,51</text:p>
          </table:table-cell>
          <table:table-cell office:value-type="float" office:value="4193.3736517833" calcext:value-type="float">
            <text:p>4193,37</text:p>
          </table:table-cell>
          <table:table-cell office:value-type="float" office:value="5090.93234464687" calcext:value-type="float">
            <text:p>5090,93</text:p>
          </table:table-cell>
          <table:table-cell office:value-type="float" office:value="4714.7024950516" calcext:value-type="float">
            <text:p>4714,70</text:p>
          </table:table-cell>
          <table:table-cell office:value-type="float" office:value="4635.51777931783" calcext:value-type="float">
            <text:p>4635,52</text:p>
          </table:table-cell>
          <table:table-cell office:value-type="float" office:value="5092.55194328895" calcext:value-type="float">
            <text:p>5092,55</text:p>
          </table:table-cell>
          <table:table-cell office:value-type="float" office:value="4778.63608845506" calcext:value-type="float">
            <text:p>4778,64</text:p>
          </table:table-cell>
          <table:table-cell office:value-type="float" office:value="5131.39450642932" calcext:value-type="float">
            <text:p>5131,39</text:p>
          </table:table-cell>
          <table:table-cell office:value-type="float" office:value="5329.63504488766" calcext:value-type="float">
            <text:p>5329,64</text:p>
          </table:table-cell>
          <table:table-cell office:value-type="float" office:value="4727.27738086936" calcext:value-type="float">
            <text:p>4727,28</text:p>
          </table:table-cell>
          <table:table-cell office:value-type="float" office:value="4994.68314045091" calcext:value-type="float">
            <text:p>4994,68</text:p>
          </table:table-cell>
          <table:table-cell office:value-type="float" office:value="5394.59122017677" calcext:value-type="float">
            <text:p>5394,59</text:p>
          </table:table-cell>
          <table:table-cell office:value-type="float" office:value="6065.67270824158" calcext:value-type="float">
            <text:p>6065,67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ús</text:p>
          </table:table-cell>
          <table:table-cell table:number-columns-repeated="28"/>
          <table:table-cell office:value-type="float" office:value="2124.84051428011" calcext:value-type="float">
            <text:p>2124,84</text:p>
          </table:table-cell>
          <table:table-cell office:value-type="float" office:value="1765.74455562095" calcext:value-type="float">
            <text:p>1765,74</text:p>
          </table:table-cell>
          <table:table-cell office:value-type="float" office:value="1667.68177731373" calcext:value-type="float">
            <text:p>1667,68</text:p>
          </table:table-cell>
          <table:table-cell office:value-type="float" office:value="1590.09588197453" calcext:value-type="float">
            <text:p>1590,10</text:p>
          </table:table-cell>
          <table:table-cell office:value-type="float" office:value="1460.0590758956" calcext:value-type="float">
            <text:p>1460,06</text:p>
          </table:table-cell>
          <table:table-cell office:value-type="float" office:value="1370.67655885011" calcext:value-type="float">
            <text:p>1370,68</text:p>
          </table:table-cell>
          <table:table-cell office:value-type="float" office:value="1452.44548758328" calcext:value-type="float">
            <text:p>1452,45</text:p>
          </table:table-cell>
          <table:table-cell office:value-type="float" office:value="1396.5017856782" calcext:value-type="float">
            <text:p>1396,50</text:p>
          </table:table-cell>
          <table:table-cell office:value-type="float" office:value="1511.77005267883" calcext:value-type="float">
            <text:p>1511,77</text:p>
          </table:table-cell>
          <table:table-cell office:value-type="float" office:value="1210.6117195862" calcext:value-type="float">
            <text:p>1210,61</text:p>
          </table:table-cell>
          <table:table-cell office:value-type="float" office:value="1276.2880341" calcext:value-type="float">
            <text:p>1276,29</text:p>
          </table:table-cell>
          <table:table-cell office:value-type="float" office:value="1244.37318523431" calcext:value-type="float">
            <text:p>1244,37</text:p>
          </table:table-cell>
          <table:table-cell office:value-type="float" office:value="1479.31458271677" calcext:value-type="float">
            <text:p>1479,31</text:p>
          </table:table-cell>
          <table:table-cell office:value-type="float" office:value="1819.76605926177" calcext:value-type="float">
            <text:p>1819,77</text:p>
          </table:table-cell>
          <table:table-cell office:value-type="float" office:value="2378.62328600741" calcext:value-type="float">
            <text:p>2378,62</text:p>
          </table:table-cell>
          <table:table-cell office:value-type="float" office:value="3125.81053502853" calcext:value-type="float">
            <text:p>3125,81</text:p>
          </table:table-cell>
          <table:table-cell office:value-type="float" office:value="3847.43412382153" calcext:value-type="float">
            <text:p>3847,43</text:p>
          </table:table-cell>
          <table:table-cell office:value-type="float" office:value="4735.65760793999" calcext:value-type="float">
            <text:p>4735,66</text:p>
          </table:table-cell>
          <table:table-cell office:value-type="float" office:value="6377.36973201232" calcext:value-type="float">
            <text:p>6377,37</text:p>
          </table:table-cell>
          <table:table-cell office:value-type="float" office:value="5351.35538243278" calcext:value-type="float">
            <text:p>5351,36</text:p>
          </table:table-cell>
          <table:table-cell office:value-type="float" office:value="6181.39991568753" calcext:value-type="float">
            <text:p>6181,40</text:p>
          </table:table-cell>
          <table:table-cell office:value-type="float" office:value="6519.23019498892" calcext:value-type="float">
            <text:p>6519,23</text:p>
          </table:table-cell>
          <table:table-cell office:value-type="float" office:value="6940.15925359735" calcext:value-type="float">
            <text:p>6940,16</text:p>
          </table:table-cell>
          <table:table-cell office:value-type="float" office:value="7978.87261471076" calcext:value-type="float">
            <text:p>7978,87</text:p>
          </table:table-cell>
          <table:table-cell office:value-type="float" office:value="8318.51268992675" calcext:value-type="float">
            <text:p>8318,51</text:p>
          </table:table-cell>
          <table:table-cell office:value-type="float" office:value="5949.10630699748" calcext:value-type="float">
            <text:p>5949,11</text:p>
          </table:table-cell>
          <table:table-cell office:value-type="float" office:value="5022.62664330491" calcext:value-type="float">
            <text:p>5022,63</text:p>
          </table:table-cell>
          <table:table-cell office:value-type="float" office:value="5761.74712023007" calcext:value-type="float">
            <text:p>5761,75</text:p>
          </table:table-cell>
          <table:table-cell office:value-type="float" office:value="6289.93855308212" calcext:value-type="float">
            <text:p>6289,94</text:p>
          </table:table-cell>
        </table:table-row>
        <table:table-row table:style-name="ro1">
          <table:table-cell office:value-type="string" calcext:value-type="string">
            <text:p>BRB</text:p>
          </table:table-cell>
          <table:table-cell office:value-type="string" calcext:value-type="string">
            <text:p>Barbados</text:p>
          </table:table-cell>
          <table:table-cell table:number-columns-repeated="12"/>
          <table:table-cell office:value-type="float" office:value="1274.54316261324" calcext:value-type="float">
            <text:p>1274,54</text:p>
          </table:table-cell>
          <table:table-cell office:value-type="float" office:value="1633.84956173596" calcext:value-type="float">
            <text:p>1633,85</text:p>
          </table:table-cell>
          <table:table-cell office:value-type="float" office:value="1760.66720489565" calcext:value-type="float">
            <text:p>1760,67</text:p>
          </table:table-cell>
          <table:table-cell office:value-type="float" office:value="1988.84725022412" calcext:value-type="float">
            <text:p>1988,85</text:p>
          </table:table-cell>
          <table:table-cell office:value-type="float" office:value="2209.74051891919" calcext:value-type="float">
            <text:p>2209,74</text:p>
          </table:table-cell>
          <table:table-cell office:value-type="float" office:value="2667.03713987762" calcext:value-type="float">
            <text:p>2667,04</text:p>
          </table:table-cell>
          <table:table-cell office:value-type="float" office:value="3408.91147674498" calcext:value-type="float">
            <text:p>3408,91</text:p>
          </table:table-cell>
          <table:table-cell office:value-type="float" office:value="3738.48089603109" calcext:value-type="float">
            <text:p>3738,48</text:p>
          </table:table-cell>
          <table:table-cell office:value-type="float" office:value="3894.05717223353" calcext:value-type="float">
            <text:p>3894,06</text:p>
          </table:table-cell>
          <table:table-cell office:value-type="float" office:value="4123.09289508172" calcext:value-type="float">
            <text:p>4123,09</text:p>
          </table:table-cell>
          <table:table-cell office:value-type="float" office:value="4481.19210426849" calcext:value-type="float">
            <text:p>4481,19</text:p>
          </table:table-cell>
          <table:table-cell office:value-type="float" office:value="4676.17033544252" calcext:value-type="float">
            <text:p>4676,17</text:p>
          </table:table-cell>
          <table:table-cell office:value-type="float" office:value="5117.00095787431" calcext:value-type="float">
            <text:p>5117,00</text:p>
          </table:table-cell>
          <table:table-cell office:value-type="float" office:value="5614.76000448408" calcext:value-type="float">
            <text:p>5614,76</text:p>
          </table:table-cell>
          <table:table-cell office:value-type="float" office:value="5949.92585900328" calcext:value-type="float">
            <text:p>5949,93</text:p>
          </table:table-cell>
          <table:table-cell office:value-type="float" office:value="6554.82466355547" calcext:value-type="float">
            <text:p>6554,82</text:p>
          </table:table-cell>
          <table:table-cell office:value-type="float" office:value="7754.07859351295" calcext:value-type="float">
            <text:p>7754,08</text:p>
          </table:table-cell>
          <table:table-cell office:value-type="float" office:value="7663.50329113049" calcext:value-type="float">
            <text:p>7663,50</text:p>
          </table:table-cell>
          <table:table-cell office:value-type="float" office:value="7421.08746757149" calcext:value-type="float">
            <text:p>7421,09</text:p>
          </table:table-cell>
          <table:table-cell office:value-type="float" office:value="7754.41700193794" calcext:value-type="float">
            <text:p>7754,42</text:p>
          </table:table-cell>
          <table:table-cell office:value-type="float" office:value="8121.37422363163" calcext:value-type="float">
            <text:p>8121,37</text:p>
          </table:table-cell>
          <table:table-cell office:value-type="float" office:value="8505.08495885839" calcext:value-type="float">
            <text:p>8505,08</text:p>
          </table:table-cell>
          <table:table-cell office:value-type="float" office:value="9031.57442272102" calcext:value-type="float">
            <text:p>9031,57</text:p>
          </table:table-cell>
          <table:table-cell office:value-type="float" office:value="9505.66759356986" calcext:value-type="float">
            <text:p>9505,67</text:p>
          </table:table-cell>
          <table:table-cell office:value-type="float" office:value="10672.3917520389" calcext:value-type="float">
            <text:p>10672,39</text:p>
          </table:table-cell>
          <table:table-cell office:value-type="float" office:value="11137.254948879" calcext:value-type="float">
            <text:p>11137,25</text:p>
          </table:table-cell>
          <table:table-cell office:value-type="float" office:value="11496.6023976576" calcext:value-type="float">
            <text:p>11496,60</text:p>
          </table:table-cell>
          <table:table-cell office:value-type="float" office:value="11437.247706422" calcext:value-type="float">
            <text:p>11437,25</text:p>
          </table:table-cell>
          <table:table-cell office:value-type="float" office:value="11592.2099295968" calcext:value-type="float">
            <text:p>11592,21</text:p>
          </table:table-cell>
          <table:table-cell office:value-type="float" office:value="11937.6733775868" calcext:value-type="float">
            <text:p>11937,67</text:p>
          </table:table-cell>
          <table:table-cell office:value-type="float" office:value="12766.2704697694" calcext:value-type="float">
            <text:p>12766,27</text:p>
          </table:table-cell>
          <table:table-cell office:value-type="float" office:value="14104.1462346602" calcext:value-type="float">
            <text:p>14104,15</text:p>
          </table:table-cell>
          <table:table-cell office:value-type="float" office:value="15199.2806610998" calcext:value-type="float">
            <text:p>15199,28</text:p>
          </table:table-cell>
          <table:table-cell office:value-type="float" office:value="16770.7479368497" calcext:value-type="float">
            <text:p>16770,75</text:p>
          </table:table-cell>
          <table:table-cell office:value-type="float" office:value="17092.3145892422" calcext:value-type="float">
            <text:p>17092,31</text:p>
          </table:table-cell>
          <table:table-cell office:value-type="float" office:value="15886.1392936422" calcext:value-type="float">
            <text:p>15886,14</text:p>
          </table:table-cell>
          <table:table-cell office:value-type="float" office:value="16056.1168393406" calcext:value-type="float">
            <text:p>16056,12</text:p>
          </table:table-cell>
          <table:table-cell office:value-type="float" office:value="16459.0580132656" calcext:value-type="float">
            <text:p>16459,06</text:p>
          </table:table-cell>
          <table:table-cell office:value-type="float" office:value="16249.8977793444" calcext:value-type="float">
            <text:p>16249,90</text:p>
          </table:table-cell>
          <table:table-cell office:value-type="float" office:value="16452.0369614768" calcext:value-type="float">
            <text:p>16452,04</text:p>
          </table:table-cell>
          <table:table-cell office:value-type="float" office:value="16488.5257614325" calcext:value-type="float">
            <text:p>16488,53</text:p>
          </table:table-cell>
          <table:table-cell office:value-type="float" office:value="16561.8735192273" calcext:value-type="float">
            <text:p>16561,87</text:p>
          </table:table-cell>
          <table:table-cell office:value-type="float" office:value="16936.9060448712" calcext:value-type="float">
            <text:p>16936,91</text:p>
          </table:table-cell>
          <table:table-cell office:value-type="float" office:value="17431.6029248899" calcext:value-type="float">
            <text:p>17431,60</text:p>
          </table:table-cell>
          <table:table-cell office:value-type="float" office:value="17949.2815054371" calcext:value-type="float">
            <text:p>17949,28</text:p>
          </table:table-cell>
        </table:table-row>
        <table:table-row table:style-name="ro1">
          <table:table-cell office:value-type="string" calcext:value-type="string">
            <text:p>BRN</text:p>
          </table:table-cell>
          <table:table-cell office:value-type="string" calcext:value-type="string">
            <text:p>Brunei Darussalam</text:p>
          </table:table-cell>
          <table:table-cell table:number-columns-repeated="3"/>
          <table:table-cell office:value-type="float" office:value="1113.82655495184" calcext:value-type="float">
            <text:p>1113,83</text:p>
          </table:table-cell>
          <table:table-cell office:value-type="float" office:value="1237.5635792503" calcext:value-type="float">
            <text:p>1237,56</text:p>
          </table:table-cell>
          <table:table-cell office:value-type="float" office:value="1236.3976733859" calcext:value-type="float">
            <text:p>1236,40</text:p>
          </table:table-cell>
          <table:table-cell office:value-type="float" office:value="1364.05440765995" calcext:value-type="float">
            <text:p>1364,05</text:p>
          </table:table-cell>
          <table:table-cell office:value-type="float" office:value="1304.29846027765" calcext:value-type="float">
            <text:p>1304,30</text:p>
          </table:table-cell>
          <table:table-cell office:value-type="float" office:value="1382.54830429835" calcext:value-type="float">
            <text:p>1382,55</text:p>
          </table:table-cell>
          <table:table-cell office:value-type="float" office:value="1455.8983072424" calcext:value-type="float">
            <text:p>1455,90</text:p>
          </table:table-cell>
          <table:table-cell office:value-type="float" office:value="1906.87749660983" calcext:value-type="float">
            <text:p>1906,88</text:p>
          </table:table-cell>
          <table:table-cell office:value-type="float" office:value="2916.20881530969" calcext:value-type="float">
            <text:p>2916,21</text:p>
          </table:table-cell>
          <table:table-cell office:value-type="float" office:value="6923.08789234416" calcext:value-type="float">
            <text:p>6923,09</text:p>
          </table:table-cell>
          <table:table-cell office:value-type="float" office:value="7228.442859782" calcext:value-type="float">
            <text:p>7228,44</text:p>
          </table:table-cell>
          <table:table-cell office:value-type="float" office:value="8461.48706837051" calcext:value-type="float">
            <text:p>8461,49</text:p>
          </table:table-cell>
          <table:table-cell office:value-type="float" office:value="9917.47175922488" calcext:value-type="float">
            <text:p>9917,47</text:p>
          </table:table-cell>
          <table:table-cell office:value-type="float" office:value="10714.9400049998" calcext:value-type="float">
            <text:p>10714,94</text:p>
          </table:table-cell>
          <table:table-cell office:value-type="float" office:value="14945.2037564138" calcext:value-type="float">
            <text:p>14945,20</text:p>
          </table:table-cell>
          <table:table-cell office:value-type="float" office:value="25422.1703122437" calcext:value-type="float">
            <text:p>25422,17</text:p>
          </table:table-cell>
          <table:table-cell office:value-type="float" office:value="21828.7772262731" calcext:value-type="float">
            <text:p>21828,78</text:p>
          </table:table-cell>
          <table:table-cell office:value-type="float" office:value="20693.7244871696" calcext:value-type="float">
            <text:p>20693,72</text:p>
          </table:table-cell>
          <table:table-cell office:value-type="float" office:value="18128.9874500249" calcext:value-type="float">
            <text:p>18128,99</text:p>
          </table:table-cell>
          <table:table-cell office:value-type="float" office:value="17337.1059400151" calcext:value-type="float">
            <text:p>17337,11</text:p>
          </table:table-cell>
          <table:table-cell office:value-type="float" office:value="15698.9452528874" calcext:value-type="float">
            <text:p>15698,95</text:p>
          </table:table-cell>
          <table:table-cell office:value-type="float" office:value="10214.1169569813" calcext:value-type="float">
            <text:p>10214,12</text:p>
          </table:table-cell>
          <table:table-cell office:value-type="float" office:value="11594.66515323" calcext:value-type="float">
            <text:p>11594,67</text:p>
          </table:table-cell>
          <table:table-cell office:value-type="float" office:value="11009.3024303312" calcext:value-type="float">
            <text:p>11009,30</text:p>
          </table:table-cell>
          <table:table-cell office:value-type="float" office:value="11872.6307346962" calcext:value-type="float">
            <text:p>11872,63</text:p>
          </table:table-cell>
          <table:table-cell office:value-type="float" office:value="13607.5220957631" calcext:value-type="float">
            <text:p>13607,52</text:p>
          </table:table-cell>
          <table:table-cell office:value-type="float" office:value="13905.0638689698" calcext:value-type="float">
            <text:p>13905,06</text:p>
          </table:table-cell>
          <table:table-cell office:value-type="float" office:value="15274.4446317273" calcext:value-type="float">
            <text:p>15274,44</text:p>
          </table:table-cell>
          <table:table-cell office:value-type="float" office:value="14575.7298211504" calcext:value-type="float">
            <text:p>14575,73</text:p>
          </table:table-cell>
          <table:table-cell office:value-type="float" office:value="14120.8549888131" calcext:value-type="float">
            <text:p>14120,85</text:p>
          </table:table-cell>
          <table:table-cell office:value-type="float" office:value="15933.3455733721" calcext:value-type="float">
            <text:p>15933,35</text:p>
          </table:table-cell>
          <table:table-cell office:value-type="float" office:value="16793.2809740578" calcext:value-type="float">
            <text:p>16793,28</text:p>
          </table:table-cell>
          <table:table-cell office:value-type="float" office:value="16660.3612477895" calcext:value-type="float">
            <text:p>16660,36</text:p>
          </table:table-cell>
          <table:table-cell office:value-type="float" office:value="12693.7909769053" calcext:value-type="float">
            <text:p>12693,79</text:p>
          </table:table-cell>
          <table:table-cell office:value-type="float" office:value="14101.345758867" calcext:value-type="float">
            <text:p>14101,35</text:p>
          </table:table-cell>
          <table:table-cell office:value-type="float" office:value="18012.5562597047" calcext:value-type="float">
            <text:p>18012,56</text:p>
          </table:table-cell>
          <table:table-cell office:value-type="float" office:value="16472.1486214944" calcext:value-type="float">
            <text:p>16472,15</text:p>
          </table:table-cell>
          <table:table-cell office:value-type="float" office:value="16850.1511253805" calcext:value-type="float">
            <text:p>16850,15</text:p>
          </table:table-cell>
          <table:table-cell office:value-type="float" office:value="18560.6085730701" calcext:value-type="float">
            <text:p>18560,61</text:p>
          </table:table-cell>
          <table:table-cell office:value-type="float" office:value="21902.0880525832" calcext:value-type="float">
            <text:p>21902,09</text:p>
          </table:table-cell>
          <table:table-cell office:value-type="float" office:value="26105.2790303114" calcext:value-type="float">
            <text:p>26105,28</text:p>
          </table:table-cell>
          <table:table-cell office:value-type="float" office:value="30979.8791725798" calcext:value-type="float">
            <text:p>30979,88</text:p>
          </table:table-cell>
          <table:table-cell office:value-type="float" office:value="32663.5665921613" calcext:value-type="float">
            <text:p>32663,57</text:p>
          </table:table-cell>
          <table:table-cell office:value-type="float" office:value="37934.3765067984" calcext:value-type="float">
            <text:p>37934,38</text:p>
          </table:table-cell>
          <table:table-cell office:value-type="float" office:value="27955.7138629359" calcext:value-type="float">
            <text:p>27955,71</text:p>
          </table:table-cell>
          <table:table-cell office:value-type="float" office:value="35269.5531076448" calcext:value-type="float">
            <text:p>35269,55</text:p>
          </table:table-cell>
          <table:table-cell office:value-type="float" office:value="47055.8411171808" calcext:value-type="float">
            <text:p>47055,84</text:p>
          </table:table-cell>
          <table:table-cell office:value-type="float" office:value="47741.9064650052" calcext:value-type="float">
            <text:p>47741,91</text:p>
          </table:table-cell>
          <table:table-cell office:value-type="float" office:value="44740.085018517" calcext:value-type="float">
            <text:p>44740,09</text:p>
          </table:table-cell>
          <table:table-cell office:value-type="float" office:value="41726.7839720342" calcext:value-type="float">
            <text:p>41726,78</text:p>
          </table:table-cell>
          <table:table-cell office:value-type="float" office:value="31164.5620291141" calcext:value-type="float">
            <text:p>31164,56</text:p>
          </table:table-cell>
          <table:table-cell office:value-type="float" office:value="27157.8234104784" calcext:value-type="float">
            <text:p>27157,82</text:p>
          </table:table-cell>
          <table:table-cell office:value-type="float" office:value="28572.1467776509" calcext:value-type="float">
            <text:p>28572,15</text:p>
          </table:table-cell>
          <table:table-cell office:value-type="float" office:value="31628.3287914349" calcext:value-type="float">
            <text:p>31628,33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Bhután</text:p>
          </table:table-cell>
          <table:table-cell table:number-columns-repeated="18"/>
          <table:table-cell office:value-type="float" office:value="333.402875982536" calcext:value-type="float">
            <text:p>333,40</text:p>
          </table:table-cell>
          <table:table-cell office:value-type="float" office:value="350.126257675267" calcext:value-type="float">
            <text:p>350,13</text:p>
          </table:table-cell>
          <table:table-cell office:value-type="float" office:value="347.219698224097" calcext:value-type="float">
            <text:p>347,22</text:p>
          </table:table-cell>
          <table:table-cell office:value-type="float" office:value="376.483988054393" calcext:value-type="float">
            <text:p>376,48</text:p>
          </table:table-cell>
          <table:table-cell office:value-type="float" office:value="374.914704651373" calcext:value-type="float">
            <text:p>374,91</text:p>
          </table:table-cell>
          <table:table-cell office:value-type="float" office:value="370.945755280418" calcext:value-type="float">
            <text:p>370,95</text:p>
          </table:table-cell>
          <table:table-cell office:value-type="float" office:value="420.679112278023" calcext:value-type="float">
            <text:p>420,68</text:p>
          </table:table-cell>
          <table:table-cell office:value-type="float" office:value="512.191599038064" calcext:value-type="float">
            <text:p>512,19</text:p>
          </table:table-cell>
          <table:table-cell office:value-type="float" office:value="557.082531956928" calcext:value-type="float">
            <text:p>557,08</text:p>
          </table:table-cell>
          <table:table-cell office:value-type="float" office:value="528.458419611417" calcext:value-type="float">
            <text:p>528,46</text:p>
          </table:table-cell>
          <table:table-cell office:value-type="float" office:value="564.77960950252" calcext:value-type="float">
            <text:p>564,78</text:p>
          </table:table-cell>
          <table:table-cell office:value-type="float" office:value="467.697107411527" calcext:value-type="float">
            <text:p>467,70</text:p>
          </table:table-cell>
          <table:table-cell office:value-type="float" office:value="469.198975461728" calcext:value-type="float">
            <text:p>469,20</text:p>
          </table:table-cell>
          <table:table-cell office:value-type="float" office:value="441.684823676736" calcext:value-type="float">
            <text:p>441,68</text:p>
          </table:table-cell>
          <table:table-cell office:value-type="float" office:value="509.12406949028" calcext:value-type="float">
            <text:p>509,12</text:p>
          </table:table-cell>
          <table:table-cell office:value-type="float" office:value="566.857698632761" calcext:value-type="float">
            <text:p>566,86</text:p>
          </table:table-cell>
          <table:table-cell office:value-type="float" office:value="584.379158121735" calcext:value-type="float">
            <text:p>584,38</text:p>
          </table:table-cell>
          <table:table-cell office:value-type="float" office:value="663.328856585089" calcext:value-type="float">
            <text:p>663,33</text:p>
          </table:table-cell>
          <table:table-cell office:value-type="float" office:value="667.913623786184" calcext:value-type="float">
            <text:p>667,91</text:p>
          </table:table-cell>
          <table:table-cell office:value-type="float" office:value="725.124741074687" calcext:value-type="float">
            <text:p>725,12</text:p>
          </table:table-cell>
          <table:table-cell office:value-type="float" office:value="718.187829193652" calcext:value-type="float">
            <text:p>718,19</text:p>
          </table:table-cell>
          <table:table-cell office:value-type="float" office:value="764.436608680841" calcext:value-type="float">
            <text:p>764,44</text:p>
          </table:table-cell>
          <table:table-cell office:value-type="float" office:value="845.51027935672" calcext:value-type="float">
            <text:p>845,51</text:p>
          </table:table-cell>
          <table:table-cell office:value-type="float" office:value="962.096904451888" calcext:value-type="float">
            <text:p>962,10</text:p>
          </table:table-cell>
          <table:table-cell office:value-type="float" office:value="1068.42177714027" calcext:value-type="float">
            <text:p>1068,42</text:p>
          </table:table-cell>
          <table:table-cell office:value-type="float" office:value="1228.44182276625" calcext:value-type="float">
            <text:p>1228,44</text:p>
          </table:table-cell>
          <table:table-cell office:value-type="float" office:value="1330.96529501617" calcext:value-type="float">
            <text:p>1330,97</text:p>
          </table:table-cell>
          <table:table-cell office:value-type="float" office:value="1757.18256851832" calcext:value-type="float">
            <text:p>1757,18</text:p>
          </table:table-cell>
          <table:table-cell office:value-type="float" office:value="1828.14923229432" calcext:value-type="float">
            <text:p>1828,15</text:p>
          </table:table-cell>
          <table:table-cell office:value-type="float" office:value="1819.21340187139" calcext:value-type="float">
            <text:p>1819,21</text:p>
          </table:table-cell>
          <table:table-cell office:value-type="float" office:value="2258.18314084562" calcext:value-type="float">
            <text:p>2258,18</text:p>
          </table:table-cell>
          <table:table-cell office:value-type="float" office:value="2563.25752630969" calcext:value-type="float">
            <text:p>2563,26</text:p>
          </table:table-cell>
          <table:table-cell office:value-type="float" office:value="2538.94589903147" calcext:value-type="float">
            <text:p>2538,95</text:p>
          </table:table-cell>
          <table:table-cell office:value-type="float" office:value="2472.71430921323" calcext:value-type="float">
            <text:p>2472,71</text:p>
          </table:table-cell>
          <table:table-cell office:value-type="float" office:value="2652.21458816676" calcext:value-type="float">
            <text:p>2652,21</text:p>
          </table:table-cell>
          <table:table-cell office:value-type="float" office:value="2752.66420795769" calcext:value-type="float">
            <text:p>2752,66</text:p>
          </table:table-cell>
          <table:table-cell office:value-type="float" office:value="2930.56298819354" calcext:value-type="float">
            <text:p>2930,56</text:p>
          </table:table-cell>
          <table:table-cell office:value-type="float" office:value="3286.57470378318" calcext:value-type="float">
            <text:p>3286,57</text:p>
          </table:table-cell>
          <table:table-cell office:value-type="float" office:value="3243.23112508014" calcext:value-type="float">
            <text:p>3243,23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moras</text:p>
          </table:table-cell>
          <table:table-cell table:number-columns-repeated="18"/>
          <table:table-cell office:value-type="float" office:value="689.402968628191" calcext:value-type="float">
            <text:p>689,40</text:p>
          </table:table-cell>
          <table:table-cell office:value-type="float" office:value="618.218697600192" calcext:value-type="float">
            <text:p>618,22</text:p>
          </table:table-cell>
          <table:table-cell office:value-type="float" office:value="562.811582474433" calcext:value-type="float">
            <text:p>562,81</text:p>
          </table:table-cell>
          <table:table-cell office:value-type="float" office:value="570.140550245659" calcext:value-type="float">
            <text:p>570,14</text:p>
          </table:table-cell>
          <table:table-cell office:value-type="float" office:value="534.632091138966" calcext:value-type="float">
            <text:p>534,63</text:p>
          </table:table-cell>
          <table:table-cell office:value-type="float" office:value="553.632402654304" calcext:value-type="float">
            <text:p>553,63</text:p>
          </table:table-cell>
          <table:table-cell office:value-type="float" office:value="763.335785254372" calcext:value-type="float">
            <text:p>763,34</text:p>
          </table:table-cell>
          <table:table-cell office:value-type="float" office:value="896.116517060667" calcext:value-type="float">
            <text:p>896,12</text:p>
          </table:table-cell>
          <table:table-cell office:value-type="float" office:value="918.902129047545" calcext:value-type="float">
            <text:p>918,90</text:p>
          </table:table-cell>
          <table:table-cell office:value-type="float" office:value="854.478029898175" calcext:value-type="float">
            <text:p>854,48</text:p>
          </table:table-cell>
          <table:table-cell office:value-type="float" office:value="1043.8008030813" calcext:value-type="float">
            <text:p>1043,80</text:p>
          </table:table-cell>
          <table:table-cell office:value-type="float" office:value="1000.55865110924" calcext:value-type="float">
            <text:p>1000,56</text:p>
          </table:table-cell>
          <table:table-cell office:value-type="float" office:value="1047.9795506547" calcext:value-type="float">
            <text:p>1047,98</text:p>
          </table:table-cell>
          <table:table-cell office:value-type="float" office:value="1008.02949443805" calcext:value-type="float">
            <text:p>1008,03</text:p>
          </table:table-cell>
          <table:table-cell office:value-type="float" office:value="690.471730917011" calcext:value-type="float">
            <text:p>690,47</text:p>
          </table:table-cell>
          <table:table-cell office:value-type="float" office:value="838.171684031953" calcext:value-type="float">
            <text:p>838,17</text:p>
          </table:table-cell>
          <table:table-cell office:value-type="float" office:value="810.544234422824" calcext:value-type="float">
            <text:p>810,54</text:p>
          </table:table-cell>
          <table:table-cell office:value-type="float" office:value="726.055207763206" calcext:value-type="float">
            <text:p>726,06</text:p>
          </table:table-cell>
          <table:table-cell office:value-type="float" office:value="718.117089250422" calcext:value-type="float">
            <text:p>718,12</text:p>
          </table:table-cell>
          <table:table-cell office:value-type="float" office:value="723.185092777719" calcext:value-type="float">
            <text:p>723,19</text:p>
          </table:table-cell>
          <table:table-cell office:value-type="float" office:value="645.818690802056" calcext:value-type="float">
            <text:p>645,82</text:p>
          </table:table-cell>
          <table:table-cell office:value-type="float" office:value="680.318541425182" calcext:value-type="float">
            <text:p>680,32</text:p>
          </table:table-cell>
          <table:table-cell office:value-type="float" office:value="744.475172433634" calcext:value-type="float">
            <text:p>744,48</text:p>
          </table:table-cell>
          <table:table-cell office:value-type="float" office:value="935.611518034788" calcext:value-type="float">
            <text:p>935,61</text:p>
          </table:table-cell>
          <table:table-cell office:value-type="float" office:value="1059.17688421808" calcext:value-type="float">
            <text:p>1059,18</text:p>
          </table:table-cell>
          <table:table-cell office:value-type="float" office:value="1068.60032134875" calcext:value-type="float">
            <text:p>1068,60</text:p>
          </table:table-cell>
          <table:table-cell office:value-type="float" office:value="1113.95775719606" calcext:value-type="float">
            <text:p>1113,96</text:p>
          </table:table-cell>
          <table:table-cell office:value-type="float" office:value="1238.46151380518" calcext:value-type="float">
            <text:p>1238,46</text:p>
          </table:table-cell>
          <table:table-cell office:value-type="float" office:value="1387.59462639938" calcext:value-type="float">
            <text:p>1387,59</text:p>
          </table:table-cell>
          <table:table-cell office:value-type="float" office:value="1339.33719065958" calcext:value-type="float">
            <text:p>1339,34</text:p>
          </table:table-cell>
          <table:table-cell office:value-type="float" office:value="1315.21480648394" calcext:value-type="float">
            <text:p>1315,21</text:p>
          </table:table-cell>
          <table:table-cell office:value-type="float" office:value="1446.06801802192" calcext:value-type="float">
            <text:p>1446,07</text:p>
          </table:table-cell>
          <table:table-cell office:value-type="float" office:value="1403.42851892157" calcext:value-type="float">
            <text:p>1403,43</text:p>
          </table:table-cell>
          <table:table-cell office:value-type="float" office:value="1504.92085930273" calcext:value-type="float">
            <text:p>1504,92</text:p>
          </table:table-cell>
          <table:table-cell office:value-type="float" office:value="1511.81608327254" calcext:value-type="float">
            <text:p>1511,82</text:p>
          </table:table-cell>
          <table:table-cell office:value-type="float" office:value="1242.10288470331" calcext:value-type="float">
            <text:p>1242,10</text:p>
          </table:table-cell>
          <table:table-cell office:value-type="float" office:value="1272.19394336975" calcext:value-type="float">
            <text:p>1272,19</text:p>
          </table:table-cell>
          <table:table-cell office:value-type="float" office:value="1320.54186667961" calcext:value-type="float">
            <text:p>1320,54</text:p>
          </table:table-cell>
          <table:table-cell office:value-type="float" office:value="1415.26362231562" calcext:value-type="float">
            <text:p>1415,26</text:p>
          </table:table-cell>
        </table:table-row>
        <table:table-row table:style-name="ro1">
          <table:table-cell office:value-type="string" calcext:value-type="string">
            <text:p>CPV</text:p>
          </table:table-cell>
          <table:table-cell office:value-type="string" calcext:value-type="string">
            <text:p>Cabo Verde</text:p>
          </table:table-cell>
          <table:table-cell table:number-columns-repeated="18"/>
          <table:table-cell office:value-type="float" office:value="501.139260012316" calcext:value-type="float">
            <text:p>501,14</text:p>
          </table:table-cell>
          <table:table-cell office:value-type="float" office:value="483.128599090821" calcext:value-type="float">
            <text:p>483,13</text:p>
          </table:table-cell>
          <table:table-cell office:value-type="float" office:value="477.923014113312" calcext:value-type="float">
            <text:p>477,92</text:p>
          </table:table-cell>
          <table:table-cell office:value-type="float" office:value="461.233851936157" calcext:value-type="float">
            <text:p>461,23</text:p>
          </table:table-cell>
          <table:table-cell office:value-type="float" office:value="431.24318941065" calcext:value-type="float">
            <text:p>431,24</text:p>
          </table:table-cell>
          <table:table-cell office:value-type="float" office:value="441.892450582528" calcext:value-type="float">
            <text:p>441,89</text:p>
          </table:table-cell>
          <table:table-cell office:value-type="float" office:value="602.152790760767" calcext:value-type="float">
            <text:p>602,15</text:p>
          </table:table-cell>
          <table:table-cell office:value-type="float" office:value="732.567835461914" calcext:value-type="float">
            <text:p>732,57</text:p>
          </table:table-cell>
          <table:table-cell office:value-type="float" office:value="811.393356434613" calcext:value-type="float">
            <text:p>811,39</text:p>
          </table:table-cell>
          <table:table-cell office:value-type="float" office:value="807.564830826132" calcext:value-type="float">
            <text:p>807,56</text:p>
          </table:table-cell>
          <table:table-cell office:value-type="float" office:value="908.0961895607" calcext:value-type="float">
            <text:p>908,10</text:p>
          </table:table-cell>
          <table:table-cell office:value-type="float" office:value="923.74161278016" calcext:value-type="float">
            <text:p>923,74</text:p>
          </table:table-cell>
          <table:table-cell office:value-type="float" office:value="1003.94647280985" calcext:value-type="float">
            <text:p>1003,95</text:p>
          </table:table-cell>
          <table:table-cell office:value-type="float" office:value="1339.74421650026" calcext:value-type="float">
            <text:p>1339,74</text:p>
          </table:table-cell>
          <table:table-cell office:value-type="float" office:value="1080.16230391713" calcext:value-type="float">
            <text:p>1080,16</text:p>
          </table:table-cell>
          <table:table-cell office:value-type="float" office:value="1261.1161568512" calcext:value-type="float">
            <text:p>1261,12</text:p>
          </table:table-cell>
          <table:table-cell office:value-type="float" office:value="1269.12057723296" calcext:value-type="float">
            <text:p>1269,12</text:p>
          </table:table-cell>
          <table:table-cell office:value-type="float" office:value="1213.5998405106" calcext:value-type="float">
            <text:p>1213,60</text:p>
          </table:table-cell>
          <table:table-cell office:value-type="float" office:value="1265.19478254039" calcext:value-type="float">
            <text:p>1265,19</text:p>
          </table:table-cell>
          <table:table-cell office:value-type="float" office:value="1408.99960770523" calcext:value-type="float">
            <text:p>1409,00</text:p>
          </table:table-cell>
          <table:table-cell office:value-type="float" office:value="1259.32365602588" calcext:value-type="float">
            <text:p>1259,32</text:p>
          </table:table-cell>
          <table:table-cell office:value-type="float" office:value="1292.20278510801" calcext:value-type="float">
            <text:p>1292,20</text:p>
          </table:table-cell>
          <table:table-cell office:value-type="float" office:value="1401.90373253543" calcext:value-type="float">
            <text:p>1401,90</text:p>
          </table:table-cell>
          <table:table-cell office:value-type="float" office:value="1809.08992549778" calcext:value-type="float">
            <text:p>1809,09</text:p>
          </table:table-cell>
          <table:table-cell office:value-type="float" office:value="2024.27524765788" calcext:value-type="float">
            <text:p>2024,28</text:p>
          </table:table-cell>
          <table:table-cell office:value-type="float" office:value="2099.15748405491" calcext:value-type="float">
            <text:p>2099,16</text:p>
          </table:table-cell>
          <table:table-cell office:value-type="float" office:value="2361.38513425545" calcext:value-type="float">
            <text:p>2361,39</text:p>
          </table:table-cell>
          <table:table-cell office:value-type="float" office:value="3186.82689181153" calcext:value-type="float">
            <text:p>3186,83</text:p>
          </table:table-cell>
          <table:table-cell office:value-type="float" office:value="3721.2509487106" calcext:value-type="float">
            <text:p>3721,25</text:p>
          </table:table-cell>
          <table:table-cell office:value-type="float" office:value="3517.40124546087" calcext:value-type="float">
            <text:p>3517,40</text:p>
          </table:table-cell>
          <table:table-cell office:value-type="float" office:value="3378.25485950035" calcext:value-type="float">
            <text:p>3378,25</text:p>
          </table:table-cell>
          <table:table-cell office:value-type="float" office:value="3740.38909850629" calcext:value-type="float">
            <text:p>3740,39</text:p>
          </table:table-cell>
          <table:table-cell office:value-type="float" office:value="3447.5240412173" calcext:value-type="float">
            <text:p>3447,52</text:p>
          </table:table-cell>
          <table:table-cell office:value-type="float" office:value="3615.97904131099" calcext:value-type="float">
            <text:p>3615,98</text:p>
          </table:table-cell>
          <table:table-cell office:value-type="float" office:value="3588.6740539538" calcext:value-type="float">
            <text:p>3588,67</text:p>
          </table:table-cell>
          <table:table-cell office:value-type="float" office:value="3043.01398430098" calcext:value-type="float">
            <text:p>3043,01</text:p>
          </table:table-cell>
          <table:table-cell office:value-type="float" office:value="3130.9822291706" calcext:value-type="float">
            <text:p>3130,98</text:p>
          </table:table-cell>
          <table:table-cell office:value-type="float" office:value="3292.6457550859" calcext:value-type="float">
            <text:p>3292,65</text:p>
          </table:table-cell>
          <table:table-cell office:value-type="float" office:value="3635.40684982339" calcext:value-type="float">
            <text:p>3635,41</text:p>
          </table:table-cell>
        </table:table-row>
        <table:table-row table:style-name="ro1">
          <table:table-cell office:value-type="string" calcext:value-type="string">
            <text:p>CUB</text:p>
          </table:table-cell>
          <table:table-cell office:value-type="string" calcext:value-type="string">
            <text:p>Cuba</text:p>
          </table:table-cell>
          <table:table-cell table:number-columns-repeated="8"/>
          <table:table-cell office:value-type="float" office:value="653.426503244002" calcext:value-type="float">
            <text:p>653,43</text:p>
          </table:table-cell>
          <table:table-cell office:value-type="float" office:value="779.724141057318" calcext:value-type="float">
            <text:p>779,72</text:p>
          </table:table-cell>
          <table:table-cell office:value-type="float" office:value="901.36730417732" calcext:value-type="float">
            <text:p>901,37</text:p>
          </table:table-cell>
          <table:table-cell office:value-type="float" office:value="1088.12756544109" calcext:value-type="float">
            <text:p>1088,13</text:p>
          </table:table-cell>
          <table:table-cell office:value-type="float" office:value="1223.69108680216" calcext:value-type="float">
            <text:p>1223,69</text:p>
          </table:table-cell>
          <table:table-cell office:value-type="float" office:value="1379.08169487543" calcext:value-type="float">
            <text:p>1379,08</text:p>
          </table:table-cell>
          <table:table-cell office:value-type="float" office:value="1443.30213122851" calcext:value-type="float">
            <text:p>1443,30</text:p>
          </table:table-cell>
          <table:table-cell office:value-type="float" office:value="1472.72958190941" calcext:value-type="float">
            <text:p>1472,73</text:p>
          </table:table-cell>
          <table:table-cell office:value-type="float" office:value="1835.11153638088" calcext:value-type="float">
            <text:p>1835,11</text:p>
          </table:table-cell>
          <table:table-cell office:value-type="float" office:value="2000.2799846174" calcext:value-type="float">
            <text:p>2000,28</text:p>
          </table:table-cell>
          <table:table-cell office:value-type="float" office:value="2021.72422476312" calcext:value-type="float">
            <text:p>2021,72</text:p>
          </table:table-cell>
          <table:table-cell office:value-type="float" office:value="2035.60764206827" calcext:value-type="float">
            <text:p>2035,61</text:p>
          </table:table-cell>
          <table:table-cell office:value-type="float" office:value="2107.93179284867" calcext:value-type="float">
            <text:p>2107,93</text:p>
          </table:table-cell>
          <table:table-cell office:value-type="float" office:value="2224.65326296279" calcext:value-type="float">
            <text:p>2224,65</text:p>
          </table:table-cell>
          <table:table-cell office:value-type="float" office:value="2396.35413962584" calcext:value-type="float">
            <text:p>2396,35</text:p>
          </table:table-cell>
          <table:table-cell office:value-type="float" office:value="2269.8249939123" calcext:value-type="float">
            <text:p>2269,82</text:p>
          </table:table-cell>
          <table:table-cell office:value-type="float" office:value="2378.90955458506" calcext:value-type="float">
            <text:p>2378,91</text:p>
          </table:table-cell>
          <table:table-cell office:value-type="float" office:value="2451.13347591453" calcext:value-type="float">
            <text:p>2451,13</text:p>
          </table:table-cell>
          <table:table-cell office:value-type="float" office:value="2640.92045416403" calcext:value-type="float">
            <text:p>2640,92</text:p>
          </table:table-cell>
          <table:table-cell office:value-type="float" office:value="2572.69047041421" calcext:value-type="float">
            <text:p>2572,69</text:p>
          </table:table-cell>
          <table:table-cell office:value-type="float" office:value="2703.16803909913" calcext:value-type="float">
            <text:p>2703,17</text:p>
          </table:table-cell>
          <table:table-cell office:value-type="float" office:value="2278.20867952349" calcext:value-type="float">
            <text:p>2278,21</text:p>
          </table:table-cell>
          <table:table-cell office:value-type="float" office:value="2057.10340389586" calcext:value-type="float">
            <text:p>2057,10</text:p>
          </table:table-cell>
          <table:table-cell office:value-type="float" office:value="2073.09486493986" calcext:value-type="float">
            <text:p>2073,09</text:p>
          </table:table-cell>
          <table:table-cell office:value-type="float" office:value="2624.75679268486" calcext:value-type="float">
            <text:p>2624,76</text:p>
          </table:table-cell>
          <table:table-cell office:value-type="float" office:value="2794.73726831627" calcext:value-type="float">
            <text:p>2794,74</text:p>
          </table:table-cell>
          <table:table-cell office:value-type="float" office:value="2286.92738187011" calcext:value-type="float">
            <text:p>2286,93</text:p>
          </table:table-cell>
          <table:table-cell office:value-type="float" office:value="2308.14619501185" calcext:value-type="float">
            <text:p>2308,15</text:p>
          </table:table-cell>
          <table:table-cell office:value-type="float" office:value="2331.46564828514" calcext:value-type="float">
            <text:p>2331,47</text:p>
          </table:table-cell>
          <table:table-cell office:value-type="float" office:value="2558.90479373766" calcext:value-type="float">
            <text:p>2558,90</text:p>
          </table:table-cell>
          <table:table-cell office:value-type="float" office:value="2747.09857519438" calcext:value-type="float">
            <text:p>2747,10</text:p>
          </table:table-cell>
          <table:table-cell office:value-type="float" office:value="2837.73801762292" calcext:value-type="float">
            <text:p>2837,74</text:p>
          </table:table-cell>
          <table:table-cell office:value-type="float" office:value="2999.24524433842" calcext:value-type="float">
            <text:p>2999,25</text:p>
          </table:table-cell>
          <table:table-cell office:value-type="float" office:value="3197.13375407632" calcext:value-type="float">
            <text:p>3197,13</text:p>
          </table:table-cell>
          <table:table-cell office:value-type="float" office:value="3395.71205023126" calcext:value-type="float">
            <text:p>3395,71</text:p>
          </table:table-cell>
          <table:table-cell office:value-type="float" office:value="3786.66479540796" calcext:value-type="float">
            <text:p>3786,66</text:p>
          </table:table-cell>
          <table:table-cell office:value-type="float" office:value="4683.5661553675" calcext:value-type="float">
            <text:p>4683,57</text:p>
          </table:table-cell>
          <table:table-cell office:value-type="float" office:value="5208.71607293921" calcext:value-type="float">
            <text:p>5208,72</text:p>
          </table:table-cell>
          <table:table-cell office:value-type="float" office:value="5411.27141824963" calcext:value-type="float">
            <text:p>5411,27</text:p>
          </table:table-cell>
          <table:table-cell office:value-type="float" office:value="5529.67036020975" calcext:value-type="float">
            <text:p>5529,67</text:p>
          </table:table-cell>
          <table:table-cell office:value-type="float" office:value="5730.35477459488" calcext:value-type="float">
            <text:p>5730,35</text:p>
          </table:table-cell>
          <table:table-cell office:value-type="float" office:value="6139.71932965905" calcext:value-type="float">
            <text:p>6139,72</text:p>
          </table:table-cell>
          <table:table-cell office:value-type="float" office:value="6497.32111313561" calcext:value-type="float">
            <text:p>6497,32</text:p>
          </table:table-cell>
          <table:table-cell office:value-type="float" office:value="6837.71289192677" calcext:value-type="float">
            <text:p>6837,71</text:p>
          </table:table-cell>
          <table:table-cell office:value-type="float" office:value="7133.34209494342" calcext:value-type="float">
            <text:p>7133,34</text:p>
          </table:table-cell>
          <table:table-cell office:value-type="float" office:value="7694.0119195241" calcext:value-type="float">
            <text:p>7694,01</text:p>
          </table:table-cell>
          <table:table-cell office:value-type="float" office:value="8060.79588647979" calcext:value-type="float">
            <text:p>8060,80</text:p>
          </table:table-cell>
          <table:table-cell office:value-type="float" office:value="8541.2106734664" calcext:value-type="float">
            <text:p>8541,21</text:p>
          </table:table-cell>
          <table:table-cell office:value-type="float" office:value="8821.81889125004" calcext:value-type="float">
            <text:p>8821,82</text:p>
          </table:table-cell>
        </table:table-row>
        <table:table-row table:style-name="ro1">
          <table:table-cell office:value-type="string" calcext:value-type="string">
            <text:p>CUW</text:p>
          </table:table-cell>
          <table:table-cell office:value-type="string" calcext:value-type="string">
            <text:p>Curacao</text:p>
          </table:table-cell>
          <table:table-cell table:number-columns-repeated="49"/>
          <table:table-cell office:value-type="float" office:value="20146.3864122001" calcext:value-type="float">
            <text:p>20146,39</text:p>
          </table:table-cell>
          <table:table-cell office:value-type="float" office:value="20587.397358013" calcext:value-type="float">
            <text:p>20587,40</text:p>
          </table:table-cell>
          <table:table-cell office:value-type="float" office:value="20462.7179539813" calcext:value-type="float">
            <text:p>20462,72</text:p>
          </table:table-cell>
          <table:table-cell office:value-type="float" office:value="20258.0096948833" calcext:value-type="float">
            <text:p>20258,01</text:p>
          </table:table-cell>
          <table:table-cell office:value-type="float" office:value="19951.3279030441" calcext:value-type="float">
            <text:p>19951,33</text:p>
          </table:table-cell>
          <table:table-cell office:value-type="float" office:value="19555.3658492891" calcext:value-type="float">
            <text:p>19555,37</text:p>
          </table:table-cell>
          <table:table-cell office:value-type="float" office:value="19457.5315232205" calcext:value-type="float">
            <text:p>19457,53</text:p>
          </table:table-cell>
          <table:table-cell office:value-type="float" office:value="19567.8924351055" calcext:value-type="float">
            <text:p>19567,89</text:p>
          </table:table-cell>
        </table:table-row>
        <table:table-row table:style-name="ro1">
          <table:table-cell office:value-type="string" calcext:value-type="string">
            <text:p>CYM</text:p>
          </table:table-cell>
          <table:table-cell office:value-type="string" calcext:value-type="string">
            <text:p>Islas Caimán</text:p>
          </table:table-cell>
          <table:table-cell table:number-columns-repeated="43"/>
          <table:table-cell office:value-type="float" office:value="47014.3244941344" calcext:value-type="float">
            <text:p>47014,32</text:p>
          </table:table-cell>
          <table:table-cell office:value-type="float" office:value="83322.7834434623" calcext:value-type="float">
            <text:p>83322,78</text:p>
          </table:table-cell>
          <table:table-cell office:value-type="float" office:value="85434.2681740934" calcext:value-type="float">
            <text:p>85434,27</text:p>
          </table:table-cell>
          <table:table-cell office:value-type="float" office:value="85187.8402352083" calcext:value-type="float">
            <text:p>85187,84</text:p>
          </table:table-cell>
          <table:table-cell office:value-type="float" office:value="77398.0158439916" calcext:value-type="float">
            <text:p>77398,02</text:p>
          </table:table-cell>
          <table:table-cell office:value-type="float" office:value="73350.7848219067" calcext:value-type="float">
            <text:p>73350,78</text:p>
          </table:table-cell>
          <table:table-cell office:value-type="float" office:value="72328.411640906" calcext:value-type="float">
            <text:p>72328,41</text:p>
          </table:table-cell>
          <table:table-cell office:value-type="float" office:value="72783.320437604" calcext:value-type="float">
            <text:p>72783,32</text:p>
          </table:table-cell>
          <table:table-cell office:value-type="float" office:value="73515.8953177856" calcext:value-type="float">
            <text:p>73515,90</text:p>
          </table:table-cell>
          <table:table-cell office:value-type="float" office:value="74990.4332223775" calcext:value-type="float">
            <text:p>74990,43</text:p>
          </table:table-cell>
          <table:table-cell office:value-type="float" office:value="76280.4862528245" calcext:value-type="float">
            <text:p>76280,49</text:p>
          </table:table-cell>
          <table:table-cell office:value-type="float" office:value="78296.0999272332" calcext:value-type="float">
            <text:p>78296,10</text:p>
          </table:table-cell>
          <table:table-cell office:value-type="float" office:value="81124.5134794821" calcext:value-type="float">
            <text:p>81124,51</text:p>
          </table:table-cell>
          <table:table-cell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Chipre</text:p>
          </table:table-cell>
          <table:table-cell table:number-columns-repeated="13"/>
          <table:table-cell office:value-type="float" office:value="976.33424476934" calcext:value-type="float">
            <text:p>976,33</text:p>
          </table:table-cell>
          <table:table-cell office:value-type="float" office:value="1157.41164807939" calcext:value-type="float">
            <text:p>1157,41</text:p>
          </table:table-cell>
          <table:table-cell office:value-type="float" office:value="1476.27154273967" calcext:value-type="float">
            <text:p>1476,27</text:p>
          </table:table-cell>
          <table:table-cell office:value-type="float" office:value="1929.40360692052" calcext:value-type="float">
            <text:p>1929,40</text:p>
          </table:table-cell>
          <table:table-cell office:value-type="float" office:value="2559.25967546587" calcext:value-type="float">
            <text:p>2559,26</text:p>
          </table:table-cell>
          <table:table-cell office:value-type="float" office:value="4232.02293870659" calcext:value-type="float">
            <text:p>4232,02</text:p>
          </table:table-cell>
          <table:table-cell office:value-type="float" office:value="4033.24047772902" calcext:value-type="float">
            <text:p>4033,24</text:p>
          </table:table-cell>
          <table:table-cell office:value-type="float" office:value="4122.78449894301" calcext:value-type="float">
            <text:p>4122,78</text:p>
          </table:table-cell>
          <table:table-cell office:value-type="float" office:value="4091.04849762666" calcext:value-type="float">
            <text:p>4091,05</text:p>
          </table:table-cell>
          <table:table-cell office:value-type="float" office:value="4258.74358947914" calcext:value-type="float">
            <text:p>4258,74</text:p>
          </table:table-cell>
          <table:table-cell office:value-type="float" office:value="4488.28700259453" calcext:value-type="float">
            <text:p>4488,29</text:p>
          </table:table-cell>
          <table:table-cell office:value-type="float" office:value="5642.63147635102" calcext:value-type="float">
            <text:p>5642,63</text:p>
          </table:table-cell>
          <table:table-cell office:value-type="float" office:value="6690.57797489323" calcext:value-type="float">
            <text:p>6690,58</text:p>
          </table:table-cell>
          <table:table-cell office:value-type="float" office:value="7645.62976711711" calcext:value-type="float">
            <text:p>7645,63</text:p>
          </table:table-cell>
          <table:table-cell office:value-type="float" office:value="8038.91424224167" calcext:value-type="float">
            <text:p>8038,91</text:p>
          </table:table-cell>
          <table:table-cell office:value-type="float" office:value="9641.57527301293" calcext:value-type="float">
            <text:p>9641,58</text:p>
          </table:table-cell>
          <table:table-cell office:value-type="float" office:value="9696.09959332362" calcext:value-type="float">
            <text:p>9696,10</text:p>
          </table:table-cell>
          <table:table-cell office:value-type="float" office:value="11310.0719239521" calcext:value-type="float">
            <text:p>11310,07</text:p>
          </table:table-cell>
          <table:table-cell office:value-type="float" office:value="10526.1417696747" calcext:value-type="float">
            <text:p>10526,14</text:p>
          </table:table-cell>
          <table:table-cell office:value-type="float" office:value="11617.6927784249" calcext:value-type="float">
            <text:p>11617,69</text:p>
          </table:table-cell>
          <table:table-cell office:value-type="float" office:value="15261.4105623727" calcext:value-type="float">
            <text:p>15261,41</text:p>
          </table:table-cell>
          <table:table-cell office:value-type="float" office:value="15139.22613332" calcext:value-type="float">
            <text:p>15139,23</text:p>
          </table:table-cell>
          <table:table-cell office:value-type="float" office:value="14234.2443841858" calcext:value-type="float">
            <text:p>14234,24</text:p>
          </table:table-cell>
          <table:table-cell office:value-type="float" office:value="15092.8262545433" calcext:value-type="float">
            <text:p>15092,83</text:p>
          </table:table-cell>
          <table:table-cell office:value-type="float" office:value="15287.919127344" calcext:value-type="float">
            <text:p>15287,92</text:p>
          </table:table-cell>
          <table:table-cell office:value-type="float" office:value="14388.3480609917" calcext:value-type="float">
            <text:p>14388,35</text:p>
          </table:table-cell>
          <table:table-cell office:value-type="float" office:value="14821.4468167502" calcext:value-type="float">
            <text:p>14821,45</text:p>
          </table:table-cell>
          <table:table-cell office:value-type="float" office:value="16093.214611298" calcext:value-type="float">
            <text:p>16093,21</text:p>
          </table:table-cell>
          <table:table-cell office:value-type="float" office:value="20252.2389846021" calcext:value-type="float">
            <text:p>20252,24</text:p>
          </table:table-cell>
          <table:table-cell office:value-type="float" office:value="23792.6213632243" calcext:value-type="float">
            <text:p>23792,62</text:p>
          </table:table-cell>
          <table:table-cell office:value-type="float" office:value="24959.2591697881" calcext:value-type="float">
            <text:p>24959,26</text:p>
          </table:table-cell>
          <table:table-cell office:value-type="float" office:value="26729.3234045802" calcext:value-type="float">
            <text:p>26729,32</text:p>
          </table:table-cell>
          <table:table-cell office:value-type="float" office:value="31244.9262239722" calcext:value-type="float">
            <text:p>31244,93</text:p>
          </table:table-cell>
          <table:table-cell office:value-type="float" office:value="35397.3636837901" calcext:value-type="float">
            <text:p>35397,36</text:p>
          </table:table-cell>
          <table:table-cell office:value-type="float" office:value="32109.2425148579" calcext:value-type="float">
            <text:p>32109,24</text:p>
          </table:table-cell>
          <table:table-cell office:value-type="float" office:value="31023.6383309791" calcext:value-type="float">
            <text:p>31023,64</text:p>
          </table:table-cell>
          <table:table-cell office:value-type="float" office:value="32396.3857437121" calcext:value-type="float">
            <text:p>32396,39</text:p>
          </table:table-cell>
          <table:table-cell office:value-type="float" office:value="28912.1569390403" calcext:value-type="float">
            <text:p>28912,16</text:p>
          </table:table-cell>
          <table:table-cell office:value-type="float" office:value="27729.1926990735" calcext:value-type="float">
            <text:p>27729,19</text:p>
          </table:table-cell>
          <table:table-cell office:value-type="float" office:value="27129.6261211298" calcext:value-type="float">
            <text:p>27129,63</text:p>
          </table:table-cell>
          <table:table-cell office:value-type="float" office:value="23333.7149112129" calcext:value-type="float">
            <text:p>23333,71</text:p>
          </table:table-cell>
          <table:table-cell office:value-type="float" office:value="24532.5190588269" calcext:value-type="float">
            <text:p>24532,52</text:p>
          </table:table-cell>
          <table:table-cell office:value-type="float" office:value="26338.6943443136" calcext:value-type="float">
            <text:p>26338,69</text:p>
          </table:table-cell>
          <table:table-cell office:value-type="float" office:value="28689.6985789646" calcext:value-type="float">
            <text:p>28689,70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República Checa</text:p>
          </table:table-cell>
          <table:table-cell table:number-columns-repeated="28"/>
          <table:table-cell office:value-type="float" office:value="3917.15984010204" calcext:value-type="float">
            <text:p>3917,16</text:p>
          </table:table-cell>
          <table:table-cell office:value-type="float" office:value="2878.71928306369" calcext:value-type="float">
            <text:p>2878,72</text:p>
          </table:table-cell>
          <table:table-cell office:value-type="float" office:value="3352.03416144651" calcext:value-type="float">
            <text:p>3352,03</text:p>
          </table:table-cell>
          <table:table-cell office:value-type="float" office:value="3931.74446274757" calcext:value-type="float">
            <text:p>3931,74</text:p>
          </table:table-cell>
          <table:table-cell office:value-type="float" office:value="4601.95231248673" calcext:value-type="float">
            <text:p>4601,95</text:p>
          </table:table-cell>
          <table:table-cell office:value-type="float" office:value="5788.15073679709" calcext:value-type="float">
            <text:p>5788,15</text:p>
          </table:table-cell>
          <table:table-cell office:value-type="float" office:value="6493.86334640108" calcext:value-type="float">
            <text:p>6493,86</text:p>
          </table:table-cell>
          <table:table-cell office:value-type="float" office:value="5996.83381043982" calcext:value-type="float">
            <text:p>5996,83</text:p>
          </table:table-cell>
          <table:table-cell office:value-type="float" office:value="6458.90450104404" calcext:value-type="float">
            <text:p>6458,90</text:p>
          </table:table-cell>
          <table:table-cell office:value-type="float" office:value="6307.69800377791" calcext:value-type="float">
            <text:p>6307,70</text:p>
          </table:table-cell>
          <table:table-cell office:value-type="float" office:value="6011.61522035701" calcext:value-type="float">
            <text:p>6011,62</text:p>
          </table:table-cell>
          <table:table-cell office:value-type="float" office:value="6609.20552986054" calcext:value-type="float">
            <text:p>6609,21</text:p>
          </table:table-cell>
          <table:table-cell office:value-type="float" office:value="8032.89661245767" calcext:value-type="float">
            <text:p>8032,90</text:p>
          </table:table-cell>
          <table:table-cell office:value-type="float" office:value="9773.11750251281" calcext:value-type="float">
            <text:p>9773,12</text:p>
          </table:table-cell>
          <table:table-cell office:value-type="float" office:value="11685.8872407234" calcext:value-type="float">
            <text:p>11685,89</text:p>
          </table:table-cell>
          <table:table-cell office:value-type="float" office:value="13346.1763898857" calcext:value-type="float">
            <text:p>13346,18</text:p>
          </table:table-cell>
          <table:table-cell office:value-type="float" office:value="15183.6360541375" calcext:value-type="float">
            <text:p>15183,64</text:p>
          </table:table-cell>
          <table:table-cell office:value-type="float" office:value="18373.6489976913" calcext:value-type="float">
            <text:p>18373,65</text:p>
          </table:table-cell>
          <table:table-cell office:value-type="float" office:value="22698.8539572605" calcext:value-type="float">
            <text:p>22698,85</text:p>
          </table:table-cell>
          <table:table-cell office:value-type="float" office:value="19741.5976279826" calcext:value-type="float">
            <text:p>19741,60</text:p>
          </table:table-cell>
          <table:table-cell office:value-type="float" office:value="19808.0710912518" calcext:value-type="float">
            <text:p>19808,07</text:p>
          </table:table-cell>
          <table:table-cell office:value-type="float" office:value="21717.4579392202" calcext:value-type="float">
            <text:p>21717,46</text:p>
          </table:table-cell>
          <table:table-cell office:value-type="float" office:value="19729.8705111763" calcext:value-type="float">
            <text:p>19729,87</text:p>
          </table:table-cell>
          <table:table-cell office:value-type="float" office:value="19916.0193873722" calcext:value-type="float">
            <text:p>19916,02</text:p>
          </table:table-cell>
          <table:table-cell office:value-type="float" office:value="19744.5586092159" calcext:value-type="float">
            <text:p>19744,56</text:p>
          </table:table-cell>
          <table:table-cell office:value-type="float" office:value="17715.6168523009" calcext:value-type="float">
            <text:p>17715,62</text:p>
          </table:table-cell>
          <table:table-cell office:value-type="float" office:value="18463.3865756564" calcext:value-type="float">
            <text:p>18463,39</text:p>
          </table:table-cell>
          <table:table-cell office:value-type="float" office:value="20379.8960396417" calcext:value-type="float">
            <text:p>20379,90</text:p>
          </table:table-cell>
          <table:table-cell office:value-type="float" office:value="23078.5734865691" calcext:value-type="float">
            <text:p>23078,5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Alemania</text:p>
          </table:table-cell>
          <table:table-cell table:number-columns-repeated="8"/>
          <table:table-cell office:value-type="float" office:value="2761.16683631154" calcext:value-type="float">
            <text:p>2761,17</text:p>
          </table:table-cell>
          <table:table-cell office:value-type="float" office:value="3192.1336177736" calcext:value-type="float">
            <text:p>3192,13</text:p>
          </table:table-cell>
          <table:table-cell office:value-type="float" office:value="3809.98144723309" calcext:value-type="float">
            <text:p>3809,98</text:p>
          </table:table-cell>
          <table:table-cell office:value-type="float" office:value="5046.75510676642" calcext:value-type="float">
            <text:p>5046,76</text:p>
          </table:table-cell>
          <table:table-cell office:value-type="float" office:value="5639.07761842548" calcext:value-type="float">
            <text:p>5639,08</text:p>
          </table:table-cell>
          <table:table-cell office:value-type="float" office:value="6236.3588853405" calcext:value-type="float">
            <text:p>6236,36</text:p>
          </table:table-cell>
          <table:table-cell office:value-type="float" office:value="6634.85689909309" calcext:value-type="float">
            <text:p>6634,86</text:p>
          </table:table-cell>
          <table:table-cell office:value-type="float" office:value="7682.95377600642" calcext:value-type="float">
            <text:p>7682,95</text:p>
          </table:table-cell>
          <table:table-cell office:value-type="float" office:value="9482.04284590652" calcext:value-type="float">
            <text:p>9482,04</text:p>
          </table:table-cell>
          <table:table-cell office:value-type="float" office:value="11281.0233217764" calcext:value-type="float">
            <text:p>11281,02</text:p>
          </table:table-cell>
          <table:table-cell office:value-type="float" office:value="12138.3081048011" calcext:value-type="float">
            <text:p>12138,31</text:p>
          </table:table-cell>
          <table:table-cell office:value-type="float" office:value="10209.0731131771" calcext:value-type="float">
            <text:p>10209,07</text:p>
          </table:table-cell>
          <table:table-cell office:value-type="float" office:value="9913.73764365182" calcext:value-type="float">
            <text:p>9913,74</text:p>
          </table:table-cell>
          <table:table-cell office:value-type="float" office:value="9864.3449403866" calcext:value-type="float">
            <text:p>9864,34</text:p>
          </table:table-cell>
          <table:table-cell office:value-type="float" office:value="9313.16941419653" calcext:value-type="float">
            <text:p>9313,17</text:p>
          </table:table-cell>
          <table:table-cell office:value-type="float" office:value="9429.56921260612" calcext:value-type="float">
            <text:p>9429,57</text:p>
          </table:table-cell>
          <table:table-cell office:value-type="float" office:value="13461.8310057324" calcext:value-type="float">
            <text:p>13461,83</text:p>
          </table:table-cell>
          <table:table-cell office:value-type="float" office:value="16677.5107867621" calcext:value-type="float">
            <text:p>16677,51</text:p>
          </table:table-cell>
          <table:table-cell office:value-type="float" office:value="17931.282325738" calcext:value-type="float">
            <text:p>17931,28</text:p>
          </table:table-cell>
          <table:table-cell office:value-type="float" office:value="17764.3764392283" calcext:value-type="float">
            <text:p>17764,38</text:p>
          </table:table-cell>
          <table:table-cell office:value-type="float" office:value="22303.9613327585" calcext:value-type="float">
            <text:p>22303,96</text:p>
          </table:table-cell>
          <table:table-cell office:value-type="float" office:value="23357.757725073" calcext:value-type="float">
            <text:p>23357,76</text:p>
          </table:table-cell>
          <table:table-cell office:value-type="float" office:value="26438.2303888417" calcext:value-type="float">
            <text:p>26438,23</text:p>
          </table:table-cell>
          <table:table-cell office:value-type="float" office:value="25522.6295733618" calcext:value-type="float">
            <text:p>25522,63</text:p>
          </table:table-cell>
          <table:table-cell office:value-type="float" office:value="27076.60675014" calcext:value-type="float">
            <text:p>27076,61</text:p>
          </table:table-cell>
          <table:table-cell office:value-type="float" office:value="31658.3493789135" calcext:value-type="float">
            <text:p>31658,35</text:p>
          </table:table-cell>
          <table:table-cell office:value-type="float" office:value="30485.8665482279" calcext:value-type="float">
            <text:p>30485,87</text:p>
          </table:table-cell>
          <table:table-cell office:value-type="float" office:value="26964.0494672673" calcext:value-type="float">
            <text:p>26964,05</text:p>
          </table:table-cell>
          <table:table-cell office:value-type="float" office:value="27289.0593603191" calcext:value-type="float">
            <text:p>27289,06</text:p>
          </table:table-cell>
          <table:table-cell office:value-type="float" office:value="26725.9152182573" calcext:value-type="float">
            <text:p>26725,92</text:p>
          </table:table-cell>
          <table:table-cell office:value-type="float" office:value="23635.9292203977" calcext:value-type="float">
            <text:p>23635,93</text:p>
          </table:table-cell>
          <table:table-cell office:value-type="float" office:value="23607.8828553922" calcext:value-type="float">
            <text:p>23607,88</text:p>
          </table:table-cell>
          <table:table-cell office:value-type="float" office:value="25077.7290759602" calcext:value-type="float">
            <text:p>25077,73</text:p>
          </table:table-cell>
          <table:table-cell office:value-type="float" office:value="30243.5765296979" calcext:value-type="float">
            <text:p>30243,58</text:p>
          </table:table-cell>
          <table:table-cell office:value-type="float" office:value="34044.0536341248" calcext:value-type="float">
            <text:p>34044,05</text:p>
          </table:table-cell>
          <table:table-cell office:value-type="float" office:value="34507.3688142332" calcext:value-type="float">
            <text:p>34507,37</text:p>
          </table:table-cell>
          <table:table-cell office:value-type="float" office:value="36323.4477421822" calcext:value-type="float">
            <text:p>36323,45</text:p>
          </table:table-cell>
          <table:table-cell office:value-type="float" office:value="41587.2128984264" calcext:value-type="float">
            <text:p>41587,21</text:p>
          </table:table-cell>
          <table:table-cell office:value-type="float" office:value="45427.151677489" calcext:value-type="float">
            <text:p>45427,15</text:p>
          </table:table-cell>
          <table:table-cell office:value-type="float" office:value="41485.9016495139" calcext:value-type="float">
            <text:p>41485,90</text:p>
          </table:table-cell>
          <table:table-cell office:value-type="float" office:value="41531.9341978689" calcext:value-type="float">
            <text:p>41531,93</text:p>
          </table:table-cell>
          <table:table-cell office:value-type="float" office:value="46644.776027968" calcext:value-type="float">
            <text:p>46644,78</text:p>
          </table:table-cell>
          <table:table-cell office:value-type="float" office:value="43858.3630551076" calcext:value-type="float">
            <text:p>43858,36</text:p>
          </table:table-cell>
          <table:table-cell office:value-type="float" office:value="46285.7640688407" calcext:value-type="float">
            <text:p>46285,76</text:p>
          </table:table-cell>
          <table:table-cell office:value-type="float" office:value="47959.9932737599" calcext:value-type="float">
            <text:p>47959,99</text:p>
          </table:table-cell>
          <table:table-cell office:value-type="float" office:value="41139.5445685533" calcext:value-type="float">
            <text:p>41139,54</text:p>
          </table:table-cell>
          <table:table-cell office:value-type="float" office:value="42098.9204453545" calcext:value-type="float">
            <text:p>42098,92</text:p>
          </table:table-cell>
          <table:table-cell office:value-type="float" office:value="44240.0441099604" calcext:value-type="float">
            <text:p>44240,04</text:p>
          </table:table-cell>
          <table:table-cell office:value-type="float" office:value="47603.0276328757" calcext:value-type="float">
            <text:p>47603,03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office:value-type="string" calcext:value-type="string">
            <text:p>Djibouti</text:p>
          </table:table-cell>
          <table:table-cell table:number-columns-repeated="23"/>
          <table:table-cell office:value-type="float" office:value="801.172727261608" calcext:value-type="float">
            <text:p>801,17</text:p>
          </table:table-cell>
          <table:table-cell/>
          <table:table-cell office:value-type="float" office:value="761.470312414935" calcext:value-type="float">
            <text:p>761,47</text:p>
          </table:table-cell>
          <table:table-cell office:value-type="float" office:value="748.195249198534" calcext:value-type="float">
            <text:p>748,20</text:p>
          </table:table-cell>
          <table:table-cell office:value-type="float" office:value="725.742532069468" calcext:value-type="float">
            <text:p>725,74</text:p>
          </table:table-cell>
          <table:table-cell office:value-type="float" office:value="766.1409545474" calcext:value-type="float">
            <text:p>766,14</text:p>
          </table:table-cell>
          <table:table-cell office:value-type="float" office:value="762.011321733063" calcext:value-type="float">
            <text:p>762,01</text:p>
          </table:table-cell>
          <table:table-cell office:value-type="float" office:value="777.262329602146" calcext:value-type="float">
            <text:p>777,26</text:p>
          </table:table-cell>
          <table:table-cell office:value-type="float" office:value="753.520188893783" calcext:value-type="float">
            <text:p>753,52</text:p>
          </table:table-cell>
          <table:table-cell office:value-type="float" office:value="790.032265170134" calcext:value-type="float">
            <text:p>790,03</text:p>
          </table:table-cell>
          <table:table-cell office:value-type="float" office:value="789.551769053208" calcext:value-type="float">
            <text:p>789,55</text:p>
          </table:table-cell>
          <table:table-cell office:value-type="float" office:value="767.500314974148" calcext:value-type="float">
            <text:p>767,50</text:p>
          </table:table-cell>
          <table:table-cell office:value-type="float" office:value="760.635021178711" calcext:value-type="float">
            <text:p>760,64</text:p>
          </table:table-cell>
          <table:table-cell office:value-type="float" office:value="755.761693583278" calcext:value-type="float">
            <text:p>755,76</text:p>
          </table:table-cell>
          <table:table-cell office:value-type="float" office:value="765.856135000962" calcext:value-type="float">
            <text:p>765,86</text:p>
          </table:table-cell>
          <table:table-cell office:value-type="float" office:value="768.17607674712" calcext:value-type="float">
            <text:p>768,18</text:p>
          </table:table-cell>
          <table:table-cell office:value-type="float" office:value="780.908222642322" calcext:value-type="float">
            <text:p>780,91</text:p>
          </table:table-cell>
          <table:table-cell office:value-type="float" office:value="791.389478167512" calcext:value-type="float">
            <text:p>791,39</text:p>
          </table:table-cell>
          <table:table-cell office:value-type="float" office:value="818.86662978308" calcext:value-type="float">
            <text:p>818,87</text:p>
          </table:table-cell>
          <table:table-cell office:value-type="float" office:value="863.231612341457" calcext:value-type="float">
            <text:p>863,23</text:p>
          </table:table-cell>
          <table:table-cell office:value-type="float" office:value="904.729748876566" calcext:value-type="float">
            <text:p>904,73</text:p>
          </table:table-cell>
          <table:table-cell office:value-type="float" office:value="967.668622919565" calcext:value-type="float">
            <text:p>967,67</text:p>
          </table:table-cell>
          <table:table-cell office:value-type="float" office:value="1052.72565197384" calcext:value-type="float">
            <text:p>1052,73</text:p>
          </table:table-cell>
          <table:table-cell office:value-type="float" office:value="1223.85686092098" calcext:value-type="float">
            <text:p>1223,86</text:p>
          </table:table-cell>
          <table:table-cell office:value-type="float" office:value="1267.31280083416" calcext:value-type="float">
            <text:p>1267,31</text:p>
          </table:table-cell>
          <table:table-cell office:value-type="float" office:value="1343.26872994437" calcext:value-type="float">
            <text:p>1343,27</text:p>
          </table:table-cell>
          <table:table-cell office:value-type="float" office:value="1451.54297984389" calcext:value-type="float">
            <text:p>1451,54</text:p>
          </table:table-cell>
          <table:table-cell office:value-type="float" office:value="1559.24065068226" calcext:value-type="float">
            <text:p>1559,24</text:p>
          </table:table-cell>
          <table:table-cell office:value-type="float" office:value="2312.72880330353" calcext:value-type="float">
            <text:p>2312,73</text:p>
          </table:table-cell>
          <table:table-cell office:value-type="float" office:value="2466.01833154344" calcext:value-type="float">
            <text:p>2466,02</text:p>
          </table:table-cell>
          <table:table-cell office:value-type="float" office:value="2675.60537449629" calcext:value-type="float">
            <text:p>2675,61</text:p>
          </table:table-cell>
          <table:table-cell office:value-type="float" office:value="2818.37685569239" calcext:value-type="float">
            <text:p>2818,38</text:p>
          </table:table-cell>
          <table:table-cell office:value-type="float" office:value="2930.70317165342" calcext:value-type="float">
            <text:p>2930,70</text:p>
          </table:table-cell>
          <table:table-cell office:value-type="float" office:value="3082.54309871957" calcext:value-type="float">
            <text:p>3082,54</text:p>
          </table:table-cell>
        </table:table-row>
        <table:table-row table:style-name="ro1">
          <table:table-cell office:value-type="string" calcext:value-type="string">
            <text:p>DMA</text:p>
          </table:table-cell>
          <table:table-cell office:value-type="string" calcext:value-type="string">
            <text:p>Dominica</text:p>
          </table:table-cell>
          <table:table-cell table:number-columns-repeated="15"/>
          <table:table-cell office:value-type="float" office:value="624.631636811103" calcext:value-type="float">
            <text:p>624,63</text:p>
          </table:table-cell>
          <table:table-cell office:value-type="float" office:value="769.078341978832" calcext:value-type="float">
            <text:p>769,08</text:p>
          </table:table-cell>
          <table:table-cell office:value-type="float" office:value="734.010524833419" calcext:value-type="float">
            <text:p>734,01</text:p>
          </table:table-cell>
          <table:table-cell office:value-type="float" office:value="966.681537739774" calcext:value-type="float">
            <text:p>966,68</text:p>
          </table:table-cell>
          <table:table-cell office:value-type="float" office:value="1090.27328886469" calcext:value-type="float">
            <text:p>1090,27</text:p>
          </table:table-cell>
          <table:table-cell office:value-type="float" office:value="1193.65327609118" calcext:value-type="float">
            <text:p>1193,65</text:p>
          </table:table-cell>
          <table:table-cell office:value-type="float" office:value="1324.66725939451" calcext:value-type="float">
            <text:p>1324,67</text:p>
          </table:table-cell>
          <table:table-cell office:value-type="float" office:value="1478.07166782766" calcext:value-type="float">
            <text:p>1478,07</text:p>
          </table:table-cell>
          <table:table-cell office:value-type="float" office:value="1632.38115548917" calcext:value-type="float">
            <text:p>1632,38</text:p>
          </table:table-cell>
          <table:table-cell office:value-type="float" office:value="1863.45468295146" calcext:value-type="float">
            <text:p>1863,45</text:p>
          </table:table-cell>
          <table:table-cell office:value-type="float" office:value="2113.92715186721" calcext:value-type="float">
            <text:p>2113,93</text:p>
          </table:table-cell>
          <table:table-cell office:value-type="float" office:value="2402.90675309058" calcext:value-type="float">
            <text:p>2402,91</text:p>
          </table:table-cell>
          <table:table-cell office:value-type="float" office:value="2617.77983064863" calcext:value-type="float">
            <text:p>2617,78</text:p>
          </table:table-cell>
          <table:table-cell office:value-type="float" office:value="2860.4315596643" calcext:value-type="float">
            <text:p>2860,43</text:p>
          </table:table-cell>
          <table:table-cell office:value-type="float" office:value="3122.78998241143" calcext:value-type="float">
            <text:p>3122,79</text:p>
          </table:table-cell>
          <table:table-cell office:value-type="float" office:value="3317.90455969692" calcext:value-type="float">
            <text:p>3317,90</text:p>
          </table:table-cell>
          <table:table-cell office:value-type="float" office:value="3466.38608226049" calcext:value-type="float">
            <text:p>3466,39</text:p>
          </table:table-cell>
          <table:table-cell office:value-type="float" office:value="3721.34716533179" calcext:value-type="float">
            <text:p>3721,35</text:p>
          </table:table-cell>
          <table:table-cell office:value-type="float" office:value="3861.17961332454" calcext:value-type="float">
            <text:p>3861,18</text:p>
          </table:table-cell>
          <table:table-cell office:value-type="float" office:value="4120.41840532311" calcext:value-type="float">
            <text:p>4120,42</text:p>
          </table:table-cell>
          <table:table-cell office:value-type="float" office:value="4291.69230704663" calcext:value-type="float">
            <text:p>4291,69</text:p>
          </table:table-cell>
          <table:table-cell office:value-type="float" office:value="4593.71449528891" calcext:value-type="float">
            <text:p>4593,71</text:p>
          </table:table-cell>
          <table:table-cell office:value-type="float" office:value="4750.61215722775" calcext:value-type="float">
            <text:p>4750,61</text:p>
          </table:table-cell>
          <table:table-cell office:value-type="float" office:value="4787.78017069474" calcext:value-type="float">
            <text:p>4787,78</text:p>
          </table:table-cell>
          <table:table-cell office:value-type="float" office:value="4883.7236627966" calcext:value-type="float">
            <text:p>4883,72</text:p>
          </table:table-cell>
          <table:table-cell office:value-type="float" office:value="4771.04092651725" calcext:value-type="float">
            <text:p>4771,04</text:p>
          </table:table-cell>
          <table:table-cell office:value-type="float" office:value="4897.44174988112" calcext:value-type="float">
            <text:p>4897,44</text:p>
          </table:table-cell>
          <table:table-cell office:value-type="float" office:value="5217.230415605" calcext:value-type="float">
            <text:p>5217,23</text:p>
          </table:table-cell>
          <table:table-cell office:value-type="float" office:value="5160.22431361932" calcext:value-type="float">
            <text:p>5160,22</text:p>
          </table:table-cell>
          <table:table-cell office:value-type="float" office:value="5518.39910840448" calcext:value-type="float">
            <text:p>5518,40</text:p>
          </table:table-cell>
          <table:table-cell office:value-type="float" office:value="5952.0566685762" calcext:value-type="float">
            <text:p>5952,06</text:p>
          </table:table-cell>
          <table:table-cell office:value-type="float" office:value="6469.14573799801" calcext:value-type="float">
            <text:p>6469,15</text:p>
          </table:table-cell>
          <table:table-cell office:value-type="float" office:value="6902.85716974119" calcext:value-type="float">
            <text:p>6902,86</text:p>
          </table:table-cell>
          <table:table-cell office:value-type="float" office:value="6967.24522993605" calcext:value-type="float">
            <text:p>6967,25</text:p>
          </table:table-cell>
          <table:table-cell office:value-type="float" office:value="7065.0529682483" calcext:value-type="float">
            <text:p>7065,05</text:p>
          </table:table-cell>
          <table:table-cell office:value-type="float" office:value="6848.41823434087" calcext:value-type="float">
            <text:p>6848,42</text:p>
          </table:table-cell>
          <table:table-cell office:value-type="float" office:value="7016.67647144723" calcext:value-type="float">
            <text:p>7016,68</text:p>
          </table:table-cell>
          <table:table-cell office:value-type="float" office:value="7318.10378289945" calcext:value-type="float">
            <text:p>7318,10</text:p>
          </table:table-cell>
          <table:table-cell office:value-type="float" office:value="7596.43506226258" calcext:value-type="float">
            <text:p>7596,44</text:p>
          </table:table-cell>
          <table:table-cell office:value-type="float" office:value="8080.96862341186" calcext:value-type="float">
            <text:p>8080,97</text:p>
          </table:table-cell>
          <table:table-cell office:value-type="float" office:value="7274.72133332918" calcext:value-type="float">
            <text:p>7274,72</text:p>
          </table:table-cell>
          <table:table-cell office:value-type="float" office:value="7691.34509727878" calcext:value-type="float">
            <text:p>7691,35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string" calcext:value-type="string">
            <text:p>Dinamarca</text:p>
          </table:table-cell>
          <table:table-cell table:number-columns-repeated="4"/>
          <table:table-cell office:value-type="float" office:value="2487.13618090884" calcext:value-type="float">
            <text:p>2487,14</text:p>
          </table:table-cell>
          <table:table-cell office:value-type="float" office:value="2700.74628964677" calcext:value-type="float">
            <text:p>2700,75</text:p>
          </table:table-cell>
          <table:table-cell office:value-type="float" office:value="2776.13539044344" calcext:value-type="float">
            <text:p>2776,14</text:p>
          </table:table-cell>
          <table:table-cell office:value-type="float" office:value="3151.13316134695" calcext:value-type="float">
            <text:p>3151,13</text:p>
          </table:table-cell>
          <table:table-cell office:value-type="float" office:value="3464.45515573196" calcext:value-type="float">
            <text:p>3464,46</text:p>
          </table:table-cell>
          <table:table-cell office:value-type="float" office:value="3845.50608879175" calcext:value-type="float">
            <text:p>3845,51</text:p>
          </table:table-cell>
          <table:table-cell office:value-type="float" office:value="4654.29893603922" calcext:value-type="float">
            <text:p>4654,30</text:p>
          </table:table-cell>
          <table:table-cell office:value-type="float" office:value="6119.37022218668" calcext:value-type="float">
            <text:p>6119,37</text:p>
          </table:table-cell>
          <table:table-cell office:value-type="float" office:value="6770.75002682893" calcext:value-type="float">
            <text:p>6770,75</text:p>
          </table:table-cell>
          <table:table-cell office:value-type="float" office:value="7999.11266676484" calcext:value-type="float">
            <text:p>7999,11</text:p>
          </table:table-cell>
          <table:table-cell office:value-type="float" office:value="8787.58972193297" calcext:value-type="float">
            <text:p>8787,59</text:p>
          </table:table-cell>
          <table:table-cell office:value-type="float" office:value="9783.85202151322" calcext:value-type="float">
            <text:p>9783,85</text:p>
          </table:table-cell>
          <table:table-cell office:value-type="float" office:value="11826.0186130503" calcext:value-type="float">
            <text:p>11826,02</text:p>
          </table:table-cell>
          <table:table-cell office:value-type="float" office:value="13751.998948016" calcext:value-type="float">
            <text:p>13752,00</text:p>
          </table:table-cell>
          <table:table-cell office:value-type="float" office:value="13883.8871432732" calcext:value-type="float">
            <text:p>13883,89</text:p>
          </table:table-cell>
          <table:table-cell office:value-type="float" office:value="12081.8010496077" calcext:value-type="float">
            <text:p>12081,80</text:p>
          </table:table-cell>
          <table:table-cell office:value-type="float" office:value="11804.4328880134" calcext:value-type="float">
            <text:p>11804,43</text:p>
          </table:table-cell>
          <table:table-cell office:value-type="float" office:value="11857.8921357231" calcext:value-type="float">
            <text:p>11857,89</text:p>
          </table:table-cell>
          <table:table-cell office:value-type="float" office:value="11562.9190778487" calcext:value-type="float">
            <text:p>11562,92</text:p>
          </table:table-cell>
          <table:table-cell office:value-type="float" office:value="12253.1002141785" calcext:value-type="float">
            <text:p>12253,10</text:p>
          </table:table-cell>
          <table:table-cell office:value-type="float" office:value="17201.0888129674" calcext:value-type="float">
            <text:p>17201,09</text:p>
          </table:table-cell>
          <table:table-cell office:value-type="float" office:value="21340.7278625524" calcext:value-type="float">
            <text:p>21340,73</text:p>
          </table:table-cell>
          <table:table-cell office:value-type="float" office:value="22527.0467265631" calcext:value-type="float">
            <text:p>22527,05</text:p>
          </table:table-cell>
          <table:table-cell office:value-type="float" office:value="21901.054745944" calcext:value-type="float">
            <text:p>21901,05</text:p>
          </table:table-cell>
          <table:table-cell office:value-type="float" office:value="26891.4464489571" calcext:value-type="float">
            <text:p>26891,45</text:p>
          </table:table-cell>
          <table:table-cell office:value-type="float" office:value="27011.3774590051" calcext:value-type="float">
            <text:p>27011,38</text:p>
          </table:table-cell>
          <table:table-cell office:value-type="float" office:value="29569.6603567112" calcext:value-type="float">
            <text:p>29569,66</text:p>
          </table:table-cell>
          <table:table-cell office:value-type="float" office:value="27597.9752286357" calcext:value-type="float">
            <text:p>27597,98</text:p>
          </table:table-cell>
          <table:table-cell office:value-type="float" office:value="29995.5796235479" calcext:value-type="float">
            <text:p>29995,58</text:p>
          </table:table-cell>
          <table:table-cell office:value-type="float" office:value="35351.3654606819" calcext:value-type="float">
            <text:p>35351,37</text:p>
          </table:table-cell>
          <table:table-cell office:value-type="float" office:value="35650.7140860994" calcext:value-type="float">
            <text:p>35650,71</text:p>
          </table:table-cell>
          <table:table-cell office:value-type="float" office:value="32835.9399398833" calcext:value-type="float">
            <text:p>32835,94</text:p>
          </table:table-cell>
          <table:table-cell office:value-type="float" office:value="33368.142415092" calcext:value-type="float">
            <text:p>33368,14</text:p>
          </table:table-cell>
          <table:table-cell office:value-type="float" office:value="33440.7948054204" calcext:value-type="float">
            <text:p>33440,79</text:p>
          </table:table-cell>
          <table:table-cell office:value-type="float" office:value="30743.5476816354" calcext:value-type="float">
            <text:p>30743,55</text:p>
          </table:table-cell>
          <table:table-cell office:value-type="float" office:value="30751.654348268" calcext:value-type="float">
            <text:p>30751,65</text:p>
          </table:table-cell>
          <table:table-cell office:value-type="float" office:value="33228.6935448819" calcext:value-type="float">
            <text:p>33228,69</text:p>
          </table:table-cell>
          <table:table-cell office:value-type="float" office:value="40458.7773986609" calcext:value-type="float">
            <text:p>40458,78</text:p>
          </table:table-cell>
          <table:table-cell office:value-type="float" office:value="46511.5983324305" calcext:value-type="float">
            <text:p>46511,60</text:p>
          </table:table-cell>
          <table:table-cell office:value-type="float" office:value="48799.8256011275" calcext:value-type="float">
            <text:p>48799,83</text:p>
          </table:table-cell>
          <table:table-cell office:value-type="float" office:value="52026.9995142723" calcext:value-type="float">
            <text:p>52027,00</text:p>
          </table:table-cell>
          <table:table-cell office:value-type="float" office:value="58487.0549677696" calcext:value-type="float">
            <text:p>58487,05</text:p>
          </table:table-cell>
          <table:table-cell office:value-type="float" office:value="64322.0635020842" calcext:value-type="float">
            <text:p>64322,06</text:p>
          </table:table-cell>
          <table:table-cell office:value-type="float" office:value="58163.2768762815" calcext:value-type="float">
            <text:p>58163,28</text:p>
          </table:table-cell>
          <table:table-cell office:value-type="float" office:value="58041.3984363385" calcext:value-type="float">
            <text:p>58041,40</text:p>
          </table:table-cell>
          <table:table-cell office:value-type="float" office:value="61753.647131977" calcext:value-type="float">
            <text:p>61753,65</text:p>
          </table:table-cell>
          <table:table-cell office:value-type="float" office:value="58507.5080517852" calcext:value-type="float">
            <text:p>58507,51</text:p>
          </table:table-cell>
          <table:table-cell office:value-type="float" office:value="61191.1937042028" calcext:value-type="float">
            <text:p>61191,19</text:p>
          </table:table-cell>
          <table:table-cell office:value-type="float" office:value="62548.9847332908" calcext:value-type="float">
            <text:p>62548,98</text:p>
          </table:table-cell>
          <table:table-cell office:value-type="float" office:value="53254.8560039631" calcext:value-type="float">
            <text:p>53254,86</text:p>
          </table:table-cell>
          <table:table-cell office:value-type="float" office:value="54663.9983719195" calcext:value-type="float">
            <text:p>54664,00</text:p>
          </table:table-cell>
          <table:table-cell office:value-type="float" office:value="57141.0598350413" calcext:value-type="float">
            <text:p>57141,06</text:p>
          </table:table-cell>
          <table:table-cell office:value-type="float" office:value="61350.3479093986" calcext:value-type="float">
            <text:p>61350,35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office:value-type="string" calcext:value-type="string">
            <text:p>Egipto, República Árabe de</text:p>
          </table:table-cell>
          <table:table-cell table:number-columns-repeated="3"/>
          <table:table-cell office:value-type="float" office:value="162.608482996222" calcext:value-type="float">
            <text:p>162,61</text:p>
          </table:table-cell>
          <table:table-cell office:value-type="float" office:value="168.963224188623" calcext:value-type="float">
            <text:p>168,96</text:p>
          </table:table-cell>
          <table:table-cell office:value-type="float" office:value="174.862587941817" calcext:value-type="float">
            <text:p>174,86</text:p>
          </table:table-cell>
          <table:table-cell office:value-type="float" office:value="180.410875649514" calcext:value-type="float">
            <text:p>180,41</text:p>
          </table:table-cell>
          <table:table-cell office:value-type="float" office:value="193.58598039818" calcext:value-type="float">
            <text:p>193,59</text:p>
          </table:table-cell>
          <table:table-cell office:value-type="float" office:value="233.013716294986" calcext:value-type="float">
            <text:p>233,01</text:p>
          </table:table-cell>
          <table:table-cell office:value-type="float" office:value="243.8067877406" calcext:value-type="float">
            <text:p>243,81</text:p>
          </table:table-cell>
          <table:table-cell office:value-type="float" office:value="257.588729291181" calcext:value-type="float">
            <text:p>257,59</text:p>
          </table:table-cell>
          <table:table-cell office:value-type="float" office:value="273.698584790361" calcext:value-type="float">
            <text:p>273,70</text:p>
          </table:table-cell>
          <table:table-cell office:value-type="float" office:value="244.747201960023" calcext:value-type="float">
            <text:p>244,75</text:p>
          </table:table-cell>
          <table:table-cell office:value-type="float" office:value="301.749358492003" calcext:value-type="float">
            <text:p>301,75</text:p>
          </table:table-cell>
          <table:table-cell office:value-type="float" office:value="337.774377457271" calcext:value-type="float">
            <text:p>337,77</text:p>
          </table:table-cell>
          <table:table-cell office:value-type="float" office:value="357.077947806179" calcext:value-type="float">
            <text:p>357,08</text:p>
          </table:table-cell>
          <table:table-cell office:value-type="float" office:value="358.847727465563" calcext:value-type="float">
            <text:p>358,85</text:p>
          </table:table-cell>
          <table:table-cell office:value-type="float" office:value="426.346463384197" calcext:value-type="float">
            <text:p>426,35</text:p>
          </table:table-cell>
          <table:table-cell office:value-type="float" office:value="500.355045249222" calcext:value-type="float">
            <text:p>500,36</text:p>
          </table:table-cell>
          <table:table-cell office:value-type="float" office:value="498.559115853626" calcext:value-type="float">
            <text:p>498,56</text:p>
          </table:table-cell>
          <table:table-cell office:value-type="float" office:value="607.281509441716" calcext:value-type="float">
            <text:p>607,28</text:p>
          </table:table-cell>
          <table:table-cell office:value-type="float" office:value="662.687259997872" calcext:value-type="float">
            <text:p>662,69</text:p>
          </table:table-cell>
          <table:table-cell office:value-type="float" office:value="708.195762381906" calcext:value-type="float">
            <text:p>708,20</text:p>
          </table:table-cell>
          <table:table-cell office:value-type="float" office:value="792.82394542907" calcext:value-type="float">
            <text:p>792,82</text:p>
          </table:table-cell>
          <table:table-cell office:value-type="float" office:value="815.248791614643" calcext:value-type="float">
            <text:p>815,25</text:p>
          </table:table-cell>
          <table:table-cell office:value-type="float" office:value="778.116827370027" calcext:value-type="float">
            <text:p>778,12</text:p>
          </table:table-cell>
          <table:table-cell office:value-type="float" office:value="655.06776872875" calcext:value-type="float">
            <text:p>655,07</text:p>
          </table:table-cell>
          <table:table-cell office:value-type="float" office:value="725.629736322004" calcext:value-type="float">
            <text:p>725,63</text:p>
          </table:table-cell>
          <table:table-cell office:value-type="float" office:value="765.642046377923" calcext:value-type="float">
            <text:p>765,64</text:p>
          </table:table-cell>
          <table:table-cell office:value-type="float" office:value="651.077581654641" calcext:value-type="float">
            <text:p>651,08</text:p>
          </table:table-cell>
          <table:table-cell office:value-type="float" office:value="713.452523933266" calcext:value-type="float">
            <text:p>713,45</text:p>
          </table:table-cell>
          <table:table-cell office:value-type="float" office:value="777.857709121717" calcext:value-type="float">
            <text:p>777,86</text:p>
          </table:table-cell>
          <table:table-cell office:value-type="float" office:value="849.452499105263" calcext:value-type="float">
            <text:p>849,45</text:p>
          </table:table-cell>
          <table:table-cell office:value-type="float" office:value="965.110730046032" calcext:value-type="float">
            <text:p>965,11</text:p>
          </table:table-cell>
          <table:table-cell office:value-type="float" office:value="1063.33309452077" calcext:value-type="float">
            <text:p>1063,33</text:p>
          </table:table-cell>
          <table:table-cell office:value-type="float" office:value="1208.71990101581" calcext:value-type="float">
            <text:p>1208,72</text:p>
          </table:table-cell>
          <table:table-cell office:value-type="float" office:value="1281.39671994505" calcext:value-type="float">
            <text:p>1281,40</text:p>
          </table:table-cell>
          <table:table-cell office:value-type="float" office:value="1343.551962788" calcext:value-type="float">
            <text:p>1343,55</text:p>
          </table:table-cell>
          <table:table-cell office:value-type="float" office:value="1450.47624243298" calcext:value-type="float">
            <text:p>1450,48</text:p>
          </table:table-cell>
          <table:table-cell office:value-type="float" office:value="1391.70784569174" calcext:value-type="float">
            <text:p>1391,71</text:p>
          </table:table-cell>
          <table:table-cell office:value-type="float" office:value="1228.93797488055" calcext:value-type="float">
            <text:p>1228,94</text:p>
          </table:table-cell>
          <table:table-cell office:value-type="float" office:value="1138.66467322337" calcext:value-type="float">
            <text:p>1138,66</text:p>
          </table:table-cell>
          <table:table-cell office:value-type="float" office:value="1063.00366302957" calcext:value-type="float">
            <text:p>1063,00</text:p>
          </table:table-cell>
          <table:table-cell office:value-type="float" office:value="1187.51968978388" calcext:value-type="float">
            <text:p>1187,52</text:p>
          </table:table-cell>
          <table:table-cell office:value-type="float" office:value="1398.19062441416" calcext:value-type="float">
            <text:p>1398,19</text:p>
          </table:table-cell>
          <table:table-cell office:value-type="float" office:value="1667.843720526" calcext:value-type="float">
            <text:p>1667,84</text:p>
          </table:table-cell>
          <table:table-cell office:value-type="float" office:value="2044.52785549853" calcext:value-type="float">
            <text:p>2044,53</text:p>
          </table:table-cell>
          <table:table-cell office:value-type="float" office:value="2329.23947996771" calcext:value-type="float">
            <text:p>2329,24</text:p>
          </table:table-cell>
          <table:table-cell office:value-type="float" office:value="2644.81703909751" calcext:value-type="float">
            <text:p>2644,82</text:p>
          </table:table-cell>
          <table:table-cell office:value-type="float" office:value="2791.95496186249" calcext:value-type="float">
            <text:p>2791,95</text:p>
          </table:table-cell>
          <table:table-cell office:value-type="float" office:value="3232.64889178794" calcext:value-type="float">
            <text:p>3232,65</text:p>
          </table:table-cell>
          <table:table-cell office:value-type="float" office:value="3264.37878715277" calcext:value-type="float">
            <text:p>3264,38</text:p>
          </table:table-cell>
          <table:table-cell office:value-type="float" office:value="3378.83135785555" calcext:value-type="float">
            <text:p>3378,83</text:p>
          </table:table-cell>
          <table:table-cell office:value-type="float" office:value="3598.9709482021" calcext:value-type="float">
            <text:p>3598,97</text:p>
          </table:table-cell>
          <table:table-cell office:value-type="float" office:value="3525.02016450058" calcext:value-type="float">
            <text:p>3525,02</text:p>
          </table:table-cell>
          <table:table-cell office:value-type="float" office:value="2440.51017311107" calcext:value-type="float">
            <text:p>2440,51</text:p>
          </table:table-cell>
          <table:table-cell office:value-type="float" office:value="2549.13225178609" calcext:value-type="float">
            <text:p>2549,13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string" calcext:value-type="string">
            <text:p>Eritrea</text:p>
          </table:table-cell>
          <table:table-cell table:number-columns-repeated="30"/>
          <table:table-cell office:value-type="float" office:value="211.331722614841" calcext:value-type="float">
            <text:p>211,33</text:p>
          </table:table-cell>
          <table:table-cell office:value-type="float" office:value="208.999946733221" calcext:value-type="float">
            <text:p>209,00</text:p>
          </table:table-cell>
          <table:table-cell office:value-type="float" office:value="239.668734955943" calcext:value-type="float">
            <text:p>239,67</text:p>
          </table:table-cell>
          <table:table-cell office:value-type="float" office:value="262.23112962306" calcext:value-type="float">
            <text:p>262,23</text:p>
          </table:table-cell>
          <table:table-cell office:value-type="float" office:value="315.751113694587" calcext:value-type="float">
            <text:p>315,75</text:p>
          </table:table-cell>
          <table:table-cell office:value-type="float" office:value="312.72624698949" calcext:value-type="float">
            <text:p>312,73</text:p>
          </table:table-cell>
          <table:table-cell office:value-type="float" office:value="337.887664307275" calcext:value-type="float">
            <text:p>337,89</text:p>
          </table:table-cell>
          <table:table-cell office:value-type="float" office:value="307.910872511701" calcext:value-type="float">
            <text:p>307,91</text:p>
          </table:table-cell>
          <table:table-cell office:value-type="float" office:value="308.13378356477" calcext:value-type="float">
            <text:p>308,13</text:p>
          </table:table-cell>
          <table:table-cell office:value-type="float" office:value="316.823820014563" calcext:value-type="float">
            <text:p>316,82</text:p>
          </table:table-cell>
          <table:table-cell office:value-type="float" office:value="293.955790897214" calcext:value-type="float">
            <text:p>293,96</text:p>
          </table:table-cell>
          <table:table-cell office:value-type="float" office:value="334.585442902621" calcext:value-type="float">
            <text:p>334,59</text:p>
          </table:table-cell>
          <table:table-cell office:value-type="float" office:value="407.769976516575" calcext:value-type="float">
            <text:p>407,77</text:p>
          </table:table-cell>
          <table:table-cell office:value-type="float" office:value="388.595122631048" calcext:value-type="float">
            <text:p>388,60</text:p>
          </table:table-cell>
          <table:table-cell office:value-type="float" office:value="415.036599442053" calcext:value-type="float">
            <text:p>415,04</text:p>
          </table:table-cell>
          <table:table-cell office:value-type="float" office:value="439.832690498933" calcext:value-type="float">
            <text:p>439,83</text:p>
          </table:table-cell>
          <table:table-cell office:value-type="float" office:value="450.63284030614" calcext:value-type="float">
            <text:p>450,63</text:p>
          </table:table-cell>
          <table:table-cell office:value-type="float" office:value="595.109987185412" calcext:value-type="float">
            <text:p>595,11</text:p>
          </table:table-cell>
          <table:table-cell office:value-type="float" office:value="667.744177753249" calcext:value-type="float">
            <text:p>667,74</text:p>
          </table:table-cell>
          <table:table-cell office:value-type="float" office:value="811.376028602108" calcext:value-type="float">
            <text:p>811,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H</text:p>
          </table:table-cell>
          <table:table-cell office:value-type="string" calcext:value-type="string">
            <text:p>Samoa</text:p>
          </table:table-cell>
          <table:table-cell table:number-columns-repeated="20"/>
          <table:table-cell office:value-type="float" office:value="770.287291381668" calcext:value-type="float">
            <text:p>770,29</text:p>
          </table:table-cell>
          <table:table-cell office:value-type="float" office:value="706.418760577568" calcext:value-type="float">
            <text:p>706,42</text:p>
          </table:table-cell>
          <table:table-cell office:value-type="float" office:value="685.728764747554" calcext:value-type="float">
            <text:p>685,73</text:p>
          </table:table-cell>
          <table:table-cell office:value-type="float" office:value="597.363416360808" calcext:value-type="float">
            <text:p>597,36</text:p>
          </table:table-cell>
          <table:table-cell office:value-type="float" office:value="628.786181014428" calcext:value-type="float">
            <text:p>628,79</text:p>
          </table:table-cell>
          <table:table-cell office:value-type="float" office:value="694.026168058758" calcext:value-type="float">
            <text:p>694,03</text:p>
          </table:table-cell>
          <table:table-cell office:value-type="float" office:value="824.261757733897" calcext:value-type="float">
            <text:p>824,26</text:p>
          </table:table-cell>
          <table:table-cell office:value-type="float" office:value="758.852721472415" calcext:value-type="float">
            <text:p>758,85</text:p>
          </table:table-cell>
          <table:table-cell office:value-type="float" office:value="772.505849126603" calcext:value-type="float">
            <text:p>772,51</text:p>
          </table:table-cell>
          <table:table-cell office:value-type="float" office:value="765.850627891455" calcext:value-type="float">
            <text:p>765,85</text:p>
          </table:table-cell>
          <table:table-cell office:value-type="float" office:value="799.462453094026" calcext:value-type="float">
            <text:p>799,46</text:p>
          </table:table-cell>
          <table:table-cell office:value-type="float" office:value="796.575477332091" calcext:value-type="float">
            <text:p>796,58</text:p>
          </table:table-cell>
          <table:table-cell office:value-type="float" office:value="1310.64594181699" calcext:value-type="float">
            <text:p>1310,65</text:p>
          </table:table-cell>
          <table:table-cell office:value-type="float" office:value="1322.31956544335" calcext:value-type="float">
            <text:p>1322,32</text:p>
          </table:table-cell>
          <table:table-cell office:value-type="float" office:value="1460.04715133918" calcext:value-type="float">
            <text:p>1460,05</text:p>
          </table:table-cell>
          <table:table-cell office:value-type="float" office:value="1659.08589567212" calcext:value-type="float">
            <text:p>1659,09</text:p>
          </table:table-cell>
          <table:table-cell office:value-type="float" office:value="1559.14766459228" calcext:value-type="float">
            <text:p>1559,15</text:p>
          </table:table-cell>
          <table:table-cell office:value-type="float" office:value="1490.9006248525" calcext:value-type="float">
            <text:p>1490,90</text:p>
          </table:table-cell>
          <table:table-cell office:value-type="float" office:value="1542.06673580116" calcext:value-type="float">
            <text:p>1542,07</text:p>
          </table:table-cell>
          <table:table-cell office:value-type="float" office:value="1557.01717959599" calcext:value-type="float">
            <text:p>1557,02</text:p>
          </table:table-cell>
          <table:table-cell office:value-type="float" office:value="1633.03543188794" calcext:value-type="float">
            <text:p>1633,04</text:p>
          </table:table-cell>
          <table:table-cell office:value-type="float" office:value="1909.12217089109" calcext:value-type="float">
            <text:p>1909,12</text:p>
          </table:table-cell>
          <table:table-cell office:value-type="float" office:value="2353.54821859811" calcext:value-type="float">
            <text:p>2353,55</text:p>
          </table:table-cell>
          <table:table-cell office:value-type="float" office:value="2590.41779087481" calcext:value-type="float">
            <text:p>2590,42</text:p>
          </table:table-cell>
          <table:table-cell office:value-type="float" office:value="2796.57024604136" calcext:value-type="float">
            <text:p>2796,57</text:p>
          </table:table-cell>
          <table:table-cell office:value-type="float" office:value="3133.6541130672" calcext:value-type="float">
            <text:p>3133,65</text:p>
          </table:table-cell>
          <table:table-cell office:value-type="float" office:value="3379.08209283546" calcext:value-type="float">
            <text:p>3379,08</text:p>
          </table:table-cell>
          <table:table-cell office:value-type="float" office:value="3168.17670633226" calcext:value-type="float">
            <text:p>3168,18</text:p>
          </table:table-cell>
          <table:table-cell office:value-type="float" office:value="3566.36243488815" calcext:value-type="float">
            <text:p>3566,36</text:p>
          </table:table-cell>
          <table:table-cell office:value-type="float" office:value="3933.45931369924" calcext:value-type="float">
            <text:p>3933,46</text:p>
          </table:table-cell>
          <table:table-cell office:value-type="float" office:value="4022.19906973979" calcext:value-type="float">
            <text:p>4022,20</text:p>
          </table:table-cell>
          <table:table-cell office:value-type="float" office:value="4037.50920768832" calcext:value-type="float">
            <text:p>4037,51</text:p>
          </table:table-cell>
          <table:table-cell office:value-type="float" office:value="3937.75879599034" calcext:value-type="float">
            <text:p>3937,76</text:p>
          </table:table-cell>
          <table:table-cell office:value-type="float" office:value="4073.66592865004" calcext:value-type="float">
            <text:p>4073,67</text:p>
          </table:table-cell>
          <table:table-cell office:value-type="float" office:value="4109.16513737514" calcext:value-type="float">
            <text:p>4109,17</text:p>
          </table:table-cell>
          <table:table-cell office:value-type="float" office:value="4258.48629189424" calcext:value-type="float">
            <text:p>4258,49</text:p>
          </table:table-cell>
          <table:table-cell office:value-type="float" office:value="4183.40793504696" calcext:value-type="float">
            <text:p>4183,41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table:number-columns-repeated="31"/>
          <table:table-cell office:value-type="float" office:value="2681.82012187857" calcext:value-type="float">
            <text:p>2681,82</text:p>
          </table:table-cell>
          <table:table-cell office:value-type="float" office:value="2814.83473444209" calcext:value-type="float">
            <text:p>2814,83</text:p>
          </table:table-cell>
          <table:table-cell office:value-type="float" office:value="3130.80709364714" calcext:value-type="float">
            <text:p>3130,81</text:p>
          </table:table-cell>
          <table:table-cell office:value-type="float" office:value="3376.79437256502" calcext:value-type="float">
            <text:p>3376,79</text:p>
          </table:table-cell>
          <table:table-cell office:value-type="float" office:value="3678.15826423064" calcext:value-type="float">
            <text:p>3678,16</text:p>
          </table:table-cell>
          <table:table-cell office:value-type="float" office:value="4087.50330566881" calcext:value-type="float">
            <text:p>4087,50</text:p>
          </table:table-cell>
          <table:table-cell office:value-type="float" office:value="4144.63081737072" calcext:value-type="float">
            <text:p>4144,63</text:p>
          </table:table-cell>
          <table:table-cell office:value-type="float" office:value="4075.97063851071" calcext:value-type="float">
            <text:p>4075,97</text:p>
          </table:table-cell>
          <table:table-cell office:value-type="float" office:value="4509.1784599903" calcext:value-type="float">
            <text:p>4509,18</text:p>
          </table:table-cell>
          <table:table-cell office:value-type="float" office:value="5344.8777984536" calcext:value-type="float">
            <text:p>5344,88</text:p>
          </table:table-cell>
          <table:table-cell office:value-type="float" office:value="7206.16648010912" calcext:value-type="float">
            <text:p>7206,17</text:p>
          </table:table-cell>
          <table:table-cell office:value-type="float" office:value="8912.99219516932" calcext:value-type="float">
            <text:p>8912,99</text:p>
          </table:table-cell>
          <table:table-cell office:value-type="float" office:value="10406.3968759176" calcext:value-type="float">
            <text:p>10406,40</text:p>
          </table:table-cell>
          <table:table-cell office:value-type="float" office:value="12631.5677723615" calcext:value-type="float">
            <text:p>12631,57</text:p>
          </table:table-cell>
          <table:table-cell office:value-type="float" office:value="16741.9391245668" calcext:value-type="float">
            <text:p>16741,94</text:p>
          </table:table-cell>
          <table:table-cell office:value-type="float" office:value="18227.1200781939" calcext:value-type="float">
            <text:p>18227,12</text:p>
          </table:table-cell>
          <table:table-cell office:value-type="float" office:value="14794.9707926449" calcext:value-type="float">
            <text:p>14794,97</text:p>
          </table:table-cell>
          <table:table-cell office:value-type="float" office:value="14784.3810806949" calcext:value-type="float">
            <text:p>14784,38</text:p>
          </table:table-cell>
          <table:table-cell office:value-type="float" office:value="17624.0441399335" calcext:value-type="float">
            <text:p>17624,04</text:p>
          </table:table-cell>
          <table:table-cell office:value-type="float" office:value="17534.4215441923" calcext:value-type="float">
            <text:p>17534,42</text:p>
          </table:table-cell>
          <table:table-cell office:value-type="float" office:value="19174.100729108" calcext:value-type="float">
            <text:p>19174,10</text:p>
          </table:table-cell>
          <table:table-cell office:value-type="float" office:value="20367.1026566799" calcext:value-type="float">
            <text:p>20367,10</text:p>
          </table:table-cell>
          <table:table-cell office:value-type="float" office:value="17522.230186252" calcext:value-type="float">
            <text:p>17522,23</text:p>
          </table:table-cell>
          <table:table-cell office:value-type="float" office:value="18237.2958432683" calcext:value-type="float">
            <text:p>18237,30</text:p>
          </table:table-cell>
          <table:table-cell office:value-type="float" office:value="20337.8497289442" calcext:value-type="float">
            <text:p>20337,85</text:p>
          </table:table-cell>
          <table:table-cell office:value-type="float" office:value="23266.3462718751" calcext:value-type="float">
            <text:p>23266,35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string" calcext:value-type="string">
            <text:p>Etiopía</text:p>
          </table:table-cell>
          <table:table-cell table:number-columns-repeated="19"/>
          <table:table-cell office:value-type="float" office:value="203.557017293816" calcext:value-type="float">
            <text:p>203,56</text:p>
          </table:table-cell>
          <table:table-cell office:value-type="float" office:value="208.342380062533" calcext:value-type="float">
            <text:p>208,34</text:p>
          </table:table-cell>
          <table:table-cell office:value-type="float" office:value="224.627429667255" calcext:value-type="float">
            <text:p>224,63</text:p>
          </table:table-cell>
          <table:table-cell office:value-type="float" office:value="205.623782447134" calcext:value-type="float">
            <text:p>205,62</text:p>
          </table:table-cell>
          <table:table-cell office:value-type="float" office:value="233.218724767578" calcext:value-type="float">
            <text:p>233,22</text:p>
          </table:table-cell>
          <table:table-cell office:value-type="float" office:value="234.6821931325" calcext:value-type="float">
            <text:p>234,68</text:p>
          </table:table-cell>
          <table:table-cell office:value-type="float" office:value="242.961585155827" calcext:value-type="float">
            <text:p>242,96</text:p>
          </table:table-cell>
          <table:table-cell office:value-type="float" office:value="243.735868588398" calcext:value-type="float">
            <text:p>243,74</text:p>
          </table:table-cell>
          <table:table-cell office:value-type="float" office:value="248.022793923143" calcext:value-type="float">
            <text:p>248,02</text:p>
          </table:table-cell>
          <table:table-cell office:value-type="float" office:value="254.243256893683" calcext:value-type="float">
            <text:p>254,24</text:p>
          </table:table-cell>
          <table:table-cell office:value-type="float" office:value="271.394411826541" calcext:value-type="float">
            <text:p>271,39</text:p>
          </table:table-cell>
          <table:table-cell office:value-type="float" office:value="204.050205321338" calcext:value-type="float">
            <text:p>204,05</text:p>
          </table:table-cell>
          <table:table-cell office:value-type="float" office:value="165.693196952028" calcext:value-type="float">
            <text:p>165,69</text:p>
          </table:table-cell>
          <table:table-cell office:value-type="float" office:value="125.549569881947" calcext:value-type="float">
            <text:p>125,55</text:p>
          </table:table-cell>
          <table:table-cell office:value-type="float" office:value="134.342955536621" calcext:value-type="float">
            <text:p>134,34</text:p>
          </table:table-cell>
          <table:table-cell office:value-type="float" office:value="145.166903727133" calcext:value-type="float">
            <text:p>145,17</text:p>
          </table:table-cell>
          <table:table-cell office:value-type="float" office:value="141.508619901766" calcext:value-type="float">
            <text:p>141,51</text:p>
          </table:table-cell>
          <table:table-cell office:value-type="float" office:value="125.076141078992" calcext:value-type="float">
            <text:p>125,08</text:p>
          </table:table-cell>
          <table:table-cell office:value-type="float" office:value="119.684067048681" calcext:value-type="float">
            <text:p>119,68</text:p>
          </table:table-cell>
          <table:table-cell office:value-type="float" office:value="124.460800271762" calcext:value-type="float">
            <text:p>124,46</text:p>
          </table:table-cell>
          <table:table-cell office:value-type="float" office:value="120.765781959083" calcext:value-type="float">
            <text:p>120,77</text:p>
          </table:table-cell>
          <table:table-cell office:value-type="float" office:value="111.927223529279" calcext:value-type="float">
            <text:p>111,93</text:p>
          </table:table-cell>
          <table:table-cell office:value-type="float" office:value="119.490390988672" calcext:value-type="float">
            <text:p>119,49</text:p>
          </table:table-cell>
          <table:table-cell office:value-type="float" office:value="136.466255552783" calcext:value-type="float">
            <text:p>136,47</text:p>
          </table:table-cell>
          <table:table-cell office:value-type="float" office:value="162.432726500352" calcext:value-type="float">
            <text:p>162,43</text:p>
          </table:table-cell>
          <table:table-cell office:value-type="float" office:value="194.687430455118" calcext:value-type="float">
            <text:p>194,69</text:p>
          </table:table-cell>
          <table:table-cell office:value-type="float" office:value="244.286037152722" calcext:value-type="float">
            <text:p>244,29</text:p>
          </table:table-cell>
          <table:table-cell office:value-type="float" office:value="326.436826698931" calcext:value-type="float">
            <text:p>326,44</text:p>
          </table:table-cell>
          <table:table-cell office:value-type="float" office:value="380.569047862885" calcext:value-type="float">
            <text:p>380,57</text:p>
          </table:table-cell>
          <table:table-cell office:value-type="float" office:value="341.554114905179" calcext:value-type="float">
            <text:p>341,55</text:p>
          </table:table-cell>
          <table:table-cell office:value-type="float" office:value="354.479575841347" calcext:value-type="float">
            <text:p>354,48</text:p>
          </table:table-cell>
          <table:table-cell office:value-type="float" office:value="467.077927241718" calcext:value-type="float">
            <text:p>467,08</text:p>
          </table:table-cell>
          <table:table-cell office:value-type="float" office:value="499.531572059907" calcext:value-type="float">
            <text:p>499,53</text:p>
          </table:table-cell>
          <table:table-cell office:value-type="float" office:value="566.926466461984" calcext:value-type="float">
            <text:p>566,93</text:p>
          </table:table-cell>
          <table:table-cell office:value-type="float" office:value="640.541891313682" calcext:value-type="float">
            <text:p>640,54</text:p>
          </table:table-cell>
          <table:table-cell office:value-type="float" office:value="717.124592933285" calcext:value-type="float">
            <text:p>717,12</text:p>
          </table:table-cell>
          <table:table-cell office:value-type="float" office:value="768.425025531532" calcext:value-type="float">
            <text:p>768,43</text:p>
          </table:table-cell>
          <table:table-cell office:value-type="float" office:value="772.313530261357" calcext:value-type="float">
            <text:p>772,31</text:p>
          </table:table-cell>
        </table:table-row>
        <table:table-row table:style-name="ro1">
          <table:table-cell office:value-type="string" calcext:value-type="string">
            <text:p>FRO</text:p>
          </table:table-cell>
          <table:table-cell office:value-type="string" calcext:value-type="string">
            <text:p>Islas Feroe</text:p>
          </table:table-cell>
          <table:table-cell table:number-columns-repeated="36"/>
          <table:table-cell office:value-type="float" office:value="24034.2468083717" calcext:value-type="float">
            <text:p>24034,25</text:p>
          </table:table-cell>
          <table:table-cell office:value-type="float" office:value="24125.2558762552" calcext:value-type="float">
            <text:p>24125,26</text:p>
          </table:table-cell>
          <table:table-cell office:value-type="float" office:value="22653.3160466352" calcext:value-type="float">
            <text:p>22653,32</text:p>
          </table:table-cell>
          <table:table-cell office:value-type="float" office:value="24419.7424401392" calcext:value-type="float">
            <text:p>24419,74</text:p>
          </table:table-cell>
          <table:table-cell office:value-type="float" office:value="26732.7904740224" calcext:value-type="float">
            <text:p>26732,79</text:p>
          </table:table-cell>
          <table:table-cell office:value-type="float" office:value="31497.9669213031" calcext:value-type="float">
            <text:p>31497,97</text:p>
          </table:table-cell>
          <table:table-cell office:value-type="float" office:value="35467.1754699443" calcext:value-type="float">
            <text:p>35467,18</text:p>
          </table:table-cell>
          <table:table-cell office:value-type="float" office:value="36205.3705396112" calcext:value-type="float">
            <text:p>36205,37</text:p>
          </table:table-cell>
          <table:table-cell office:value-type="float" office:value="41522.5438571741" calcext:value-type="float">
            <text:p>41522,54</text:p>
          </table:table-cell>
          <table:table-cell office:value-type="float" office:value="47885.6988786829" calcext:value-type="float">
            <text:p>47885,70</text:p>
          </table:table-cell>
          <table:table-cell office:value-type="float" office:value="50866.0810982214" calcext:value-type="float">
            <text:p>50866,08</text:p>
          </table:table-cell>
          <table:table-cell office:value-type="float" office:value="47447.8700366077" calcext:value-type="float">
            <text:p>47447,87</text:p>
          </table:table-cell>
          <table:table-cell office:value-type="float" office:value="48530.2338492813" calcext:value-type="float">
            <text:p>48530,23</text:p>
          </table:table-cell>
          <table:table-cell office:value-type="float" office:value="52083.8891448364" calcext:value-type="float">
            <text:p>52083,89</text:p>
          </table:table-cell>
          <table:table-cell office:value-type="float" office:value="49459.7172338372" calcext:value-type="float">
            <text:p>49459,72</text:p>
          </table:table-cell>
          <table:table-cell office:value-type="float" office:value="54853.6255967876" calcext:value-type="float">
            <text:p>54853,63</text:p>
          </table:table-cell>
          <table:table-cell office:value-type="float" office:value="59440.0307606004" calcext:value-type="float">
            <text:p>59440,03</text:p>
          </table:table-cell>
          <table:table-cell office:value-type="float" office:value="52404.6593331379" calcext:value-type="float">
            <text:p>52404,66</text:p>
          </table:table-cell>
          <table:table-cell office:value-type="float" office:value="55822.9147203438" calcext:value-type="float">
            <text:p>55822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 table:number-columns-repeated="28"/>
          <table:table-cell office:value-type="float" office:value="1614.6401223992" calcext:value-type="float">
            <text:p>1614,64</text:p>
          </table:table-cell>
          <table:table-cell office:value-type="float" office:value="1314.67067020404" calcext:value-type="float">
            <text:p>1314,67</text:p>
          </table:table-cell>
          <table:table-cell office:value-type="float" office:value="757.223548505358" calcext:value-type="float">
            <text:p>757,22</text:p>
          </table:table-cell>
          <table:table-cell office:value-type="float" office:value="550.015542609224" calcext:value-type="float">
            <text:p>550,02</text:p>
          </table:table-cell>
          <table:table-cell office:value-type="float" office:value="519.816187076762" calcext:value-type="float">
            <text:p>519,82</text:p>
          </table:table-cell>
          <table:table-cell office:value-type="float" office:value="578.336763329878" calcext:value-type="float">
            <text:p>578,34</text:p>
          </table:table-cell>
          <table:table-cell office:value-type="float" office:value="689.034413652597" calcext:value-type="float">
            <text:p>689,03</text:p>
          </table:table-cell>
          <table:table-cell office:value-type="float" office:value="807.032285752352" calcext:value-type="float">
            <text:p>807,03</text:p>
          </table:table-cell>
          <table:table-cell office:value-type="float" office:value="851.515744635874" calcext:value-type="float">
            <text:p>851,52</text:p>
          </table:table-cell>
          <table:table-cell office:value-type="float" office:value="673.537892675192" calcext:value-type="float">
            <text:p>673,54</text:p>
          </table:table-cell>
          <table:table-cell office:value-type="float" office:value="749.908523611591" calcext:value-type="float">
            <text:p>749,91</text:p>
          </table:table-cell>
          <table:table-cell office:value-type="float" office:value="801.990413888373" calcext:value-type="float">
            <text:p>801,99</text:p>
          </table:table-cell>
          <table:table-cell office:value-type="float" office:value="853.516453713318" calcext:value-type="float">
            <text:p>853,52</text:p>
          </table:table-cell>
          <table:table-cell office:value-type="float" office:value="1010.0079801313" calcext:value-type="float">
            <text:p>1010,01</text:p>
          </table:table-cell>
          <table:table-cell office:value-type="float" office:value="1305.04748557208" calcext:value-type="float">
            <text:p>1305,05</text:p>
          </table:table-cell>
          <table:table-cell office:value-type="float" office:value="1642.76093756395" calcext:value-type="float">
            <text:p>1642,76</text:p>
          </table:table-cell>
          <table:table-cell office:value-type="float" office:value="1996.05712927664" calcext:value-type="float">
            <text:p>1996,06</text:p>
          </table:table-cell>
          <table:table-cell office:value-type="float" office:value="2635.35388202963" calcext:value-type="float">
            <text:p>2635,35</text:p>
          </table:table-cell>
          <table:table-cell office:value-type="float" office:value="3324.73587905411" calcext:value-type="float">
            <text:p>3324,74</text:p>
          </table:table-cell>
          <table:table-cell office:value-type="float" office:value="2822.66743023352" calcext:value-type="float">
            <text:p>2822,67</text:p>
          </table:table-cell>
          <table:table-cell office:value-type="float" office:value="3233.29594347421" calcext:value-type="float">
            <text:p>3233,30</text:p>
          </table:table-cell>
          <table:table-cell office:value-type="float" office:value="4021.74330617286" calcext:value-type="float">
            <text:p>4021,74</text:p>
          </table:table-cell>
          <table:table-cell office:value-type="float" office:value="4421.81824228013" calcext:value-type="float">
            <text:p>4421,82</text:p>
          </table:table-cell>
          <table:table-cell office:value-type="float" office:value="4623.72955388974" calcext:value-type="float">
            <text:p>4623,73</text:p>
          </table:table-cell>
          <table:table-cell office:value-type="float" office:value="4739.20356526134" calcext:value-type="float">
            <text:p>4739,20</text:p>
          </table:table-cell>
          <table:table-cell office:value-type="float" office:value="4014.18594419329" calcext:value-type="float">
            <text:p>4014,19</text:p>
          </table:table-cell>
          <table:table-cell office:value-type="float" office:value="4062.16988757379" calcext:value-type="float">
            <text:p>4062,17</text:p>
          </table:table-cell>
          <table:table-cell office:value-type="float" office:value="4357.01162453036" calcext:value-type="float">
            <text:p>4357,01</text:p>
          </table:table-cell>
          <table:table-cell office:value-type="float" office:value="4717.14302573577" calcext:value-type="float">
            <text:p>4717,14</text:p>
          </table:table-cell>
        </table:table-row>
        <table:table-row table:style-name="ro1">
          <table:table-cell office:value-type="string" calcext:value-type="string">
            <text:p>GIB</text:p>
          </table:table-cell>
          <table:table-cell office:value-type="string" calcext:value-type="string">
            <text:p>Gibralta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Guinea</text:p>
          </table:table-cell>
          <table:table-cell table:number-columns-repeated="24"/>
          <table:table-cell office:value-type="float" office:value="341.527472179954" calcext:value-type="float">
            <text:p>341,53</text:p>
          </table:table-cell>
          <table:table-cell office:value-type="float" office:value="351.908866529632" calcext:value-type="float">
            <text:p>351,91</text:p>
          </table:table-cell>
          <table:table-cell office:value-type="float" office:value="398.545983011959" calcext:value-type="float">
            <text:p>398,55</text:p>
          </table:table-cell>
          <table:table-cell office:value-type="float" office:value="394.331453380332" calcext:value-type="float">
            <text:p>394,33</text:p>
          </table:table-cell>
          <table:table-cell office:value-type="float" office:value="419.788629838451" calcext:value-type="float">
            <text:p>419,79</text:p>
          </table:table-cell>
          <table:table-cell office:value-type="float" office:value="461.349458509251" calcext:value-type="float">
            <text:p>461,35</text:p>
          </table:table-cell>
          <table:table-cell office:value-type="float" office:value="489.071872011722" calcext:value-type="float">
            <text:p>489,07</text:p>
          </table:table-cell>
          <table:table-cell office:value-type="float" office:value="475.421835234174" calcext:value-type="float">
            <text:p>475,42</text:p>
          </table:table-cell>
          <table:table-cell office:value-type="float" office:value="477.780468896903" calcext:value-type="float">
            <text:p>477,78</text:p>
          </table:table-cell>
          <table:table-cell office:value-type="float" office:value="508.107829366703" calcext:value-type="float">
            <text:p>508,11</text:p>
          </table:table-cell>
          <table:table-cell office:value-type="float" office:value="518.374233185848" calcext:value-type="float">
            <text:p>518,37</text:p>
          </table:table-cell>
          <table:table-cell office:value-type="float" office:value="493.833400362421" calcext:value-type="float">
            <text:p>493,83</text:p>
          </table:table-cell>
          <table:table-cell office:value-type="float" office:value="456.491035307479" calcext:value-type="float">
            <text:p>456,49</text:p>
          </table:table-cell>
          <table:table-cell office:value-type="float" office:value="429.719768047998" calcext:value-type="float">
            <text:p>429,72</text:p>
          </table:table-cell>
          <table:table-cell office:value-type="float" office:value="363.482478999068" calcext:value-type="float">
            <text:p>363,48</text:p>
          </table:table-cell>
          <table:table-cell office:value-type="float" office:value="336.630091885345" calcext:value-type="float">
            <text:p>336,63</text:p>
          </table:table-cell>
          <table:table-cell office:value-type="float" office:value="343.537341868267" calcext:value-type="float">
            <text:p>343,54</text:p>
          </table:table-cell>
          <table:table-cell office:value-type="float" office:value="393.739929291085" calcext:value-type="float">
            <text:p>393,74</text:p>
          </table:table-cell>
          <table:table-cell office:value-type="float" office:value="410.761216116844" calcext:value-type="float">
            <text:p>410,76</text:p>
          </table:table-cell>
          <table:table-cell office:value-type="float" office:value="322.415681605527" calcext:value-type="float">
            <text:p>322,42</text:p>
          </table:table-cell>
          <table:table-cell office:value-type="float" office:value="453.403518454163" calcext:value-type="float">
            <text:p>453,40</text:p>
          </table:table-cell>
          <table:table-cell office:value-type="float" office:value="659.992722954546" calcext:value-type="float">
            <text:p>659,99</text:p>
          </table:table-cell>
          <table:table-cell office:value-type="float" office:value="715.09682041101" calcext:value-type="float">
            <text:p>715,10</text:p>
          </table:table-cell>
          <table:table-cell office:value-type="float" office:value="674.085550245057" calcext:value-type="float">
            <text:p>674,09</text:p>
          </table:table-cell>
          <table:table-cell office:value-type="float" office:value="672.424402562443" calcext:value-type="float">
            <text:p>672,42</text:p>
          </table:table-cell>
          <table:table-cell office:value-type="float" office:value="651.135363533047" calcext:value-type="float">
            <text:p>651,14</text:p>
          </table:table-cell>
          <table:table-cell office:value-type="float" office:value="717.050737885584" calcext:value-type="float">
            <text:p>717,05</text:p>
          </table:table-cell>
          <table:table-cell office:value-type="float" office:value="769.003943268326" calcext:value-type="float">
            <text:p>769,00</text:p>
          </table:table-cell>
          <table:table-cell office:value-type="float" office:value="787.238070219971" calcext:value-type="float">
            <text:p>787,24</text:p>
          </table:table-cell>
          <table:table-cell office:value-type="float" office:value="769.256013746016" calcext:value-type="float">
            <text:p>769,26</text:p>
          </table:table-cell>
          <table:table-cell office:value-type="float" office:value="732.962172595344" calcext:value-type="float">
            <text:p>732,96</text:p>
          </table:table-cell>
          <table:table-cell office:value-type="float" office:value="855.573639877367" calcext:value-type="float">
            <text:p>855,57</text:p>
          </table:table-cell>
          <table:table-cell office:value-type="float" office:value="878.599613250501" calcext:value-type="float">
            <text:p>878,60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string" calcext:value-type="string">
            <text:p>Gambia</text:p>
          </table:table-cell>
          <table:table-cell table:number-columns-repeated="4"/>
          <table:table-cell office:value-type="float" office:value="106.413224524113" calcext:value-type="float">
            <text:p>106,41</text:p>
          </table:table-cell>
          <table:table-cell office:value-type="float" office:value="109.451919948919" calcext:value-type="float">
            <text:p>109,45</text:p>
          </table:table-cell>
          <table:table-cell office:value-type="float" office:value="93.8449088823768" calcext:value-type="float">
            <text:p>93,84</text:p>
          </table:table-cell>
          <table:table-cell office:value-type="float" office:value="100.101772717037" calcext:value-type="float">
            <text:p>100,10</text:p>
          </table:table-cell>
          <table:table-cell office:value-type="float" office:value="112.609196075425" calcext:value-type="float">
            <text:p>112,61</text:p>
          </table:table-cell>
          <table:table-cell office:value-type="float" office:value="116.558761838096" calcext:value-type="float">
            <text:p>116,56</text:p>
          </table:table-cell>
          <table:table-cell office:value-type="float" office:value="120.143016403993" calcext:value-type="float">
            <text:p>120,14</text:p>
          </table:table-cell>
          <table:table-cell office:value-type="float" office:value="148.17348910753" calcext:value-type="float">
            <text:p>148,17</text:p>
          </table:table-cell>
          <table:table-cell office:value-type="float" office:value="183.081414965133" calcext:value-type="float">
            <text:p>183,08</text:p>
          </table:table-cell>
          <table:table-cell office:value-type="float" office:value="213.309262256298" calcext:value-type="float">
            <text:p>213,31</text:p>
          </table:table-cell>
          <table:table-cell office:value-type="float" office:value="201.126681334563" calcext:value-type="float">
            <text:p>201,13</text:p>
          </table:table-cell>
          <table:table-cell office:value-type="float" office:value="239.432279711081" calcext:value-type="float">
            <text:p>239,43</text:p>
          </table:table-cell>
          <table:table-cell office:value-type="float" office:value="288.057708843548" calcext:value-type="float">
            <text:p>288,06</text:p>
          </table:table-cell>
          <table:table-cell office:value-type="float" office:value="335.805979794786" calcext:value-type="float">
            <text:p>335,81</text:p>
          </table:table-cell>
          <table:table-cell office:value-type="float" office:value="378.316551049642" calcext:value-type="float">
            <text:p>378,32</text:p>
          </table:table-cell>
          <table:table-cell office:value-type="float" office:value="332.681618154386" calcext:value-type="float">
            <text:p>332,68</text:p>
          </table:table-cell>
          <table:table-cell office:value-type="float" office:value="318.606922385822" calcext:value-type="float">
            <text:p>318,61</text:p>
          </table:table-cell>
          <table:table-cell office:value-type="float" office:value="304.837000011512" calcext:value-type="float">
            <text:p>304,84</text:p>
          </table:table-cell>
          <table:table-cell office:value-type="float" office:value="244.371321701364" calcext:value-type="float">
            <text:p>244,37</text:p>
          </table:table-cell>
          <table:table-cell office:value-type="float" office:value="298.661992983614" calcext:value-type="float">
            <text:p>298,66</text:p>
          </table:table-cell>
          <table:table-cell office:value-type="float" office:value="234.654507172854" calcext:value-type="float">
            <text:p>234,65</text:p>
          </table:table-cell>
          <table:table-cell office:value-type="float" office:value="265.487819500556" calcext:value-type="float">
            <text:p>265,49</text:p>
          </table:table-cell>
          <table:table-cell office:value-type="float" office:value="305.312219478068" calcext:value-type="float">
            <text:p>305,31</text:p>
          </table:table-cell>
          <table:table-cell office:value-type="float" office:value="310.297981722335" calcext:value-type="float">
            <text:p>310,30</text:p>
          </table:table-cell>
          <table:table-cell office:value-type="float" office:value="331.818434756804" calcext:value-type="float">
            <text:p>331,82</text:p>
          </table:table-cell>
          <table:table-cell office:value-type="float" office:value="695.40958742204" calcext:value-type="float">
            <text:p>695,41</text:p>
          </table:table-cell>
          <table:table-cell office:value-type="float" office:value="695.156048082327" calcext:value-type="float">
            <text:p>695,16</text:p>
          </table:table-cell>
          <table:table-cell office:value-type="float" office:value="711.725510062406" calcext:value-type="float">
            <text:p>711,73</text:p>
          </table:table-cell>
          <table:table-cell office:value-type="float" office:value="682.218521259004" calcext:value-type="float">
            <text:p>682,22</text:p>
          </table:table-cell>
          <table:table-cell office:value-type="float" office:value="696.450818503128" calcext:value-type="float">
            <text:p>696,45</text:p>
          </table:table-cell>
          <table:table-cell office:value-type="float" office:value="728.669071886674" calcext:value-type="float">
            <text:p>728,67</text:p>
          </table:table-cell>
          <table:table-cell office:value-type="float" office:value="669.398865609291" calcext:value-type="float">
            <text:p>669,40</text:p>
          </table:table-cell>
          <table:table-cell office:value-type="float" office:value="678.675630192061" calcext:value-type="float">
            <text:p>678,68</text:p>
          </table:table-cell>
          <table:table-cell office:value-type="float" office:value="637.931570230916" calcext:value-type="float">
            <text:p>637,93</text:p>
          </table:table-cell>
          <table:table-cell office:value-type="float" office:value="594.151642988667" calcext:value-type="float">
            <text:p>594,15</text:p>
          </table:table-cell>
          <table:table-cell office:value-type="float" office:value="505.420149661362" calcext:value-type="float">
            <text:p>505,42</text:p>
          </table:table-cell>
          <table:table-cell office:value-type="float" office:value="411.77248040377" calcext:value-type="float">
            <text:p>411,77</text:p>
          </table:table-cell>
          <table:table-cell office:value-type="float" office:value="335.906216950504" calcext:value-type="float">
            <text:p>335,91</text:p>
          </table:table-cell>
          <table:table-cell office:value-type="float" office:value="642.75492984273" calcext:value-type="float">
            <text:p>642,75</text:p>
          </table:table-cell>
          <table:table-cell office:value-type="float" office:value="665.721940653672" calcext:value-type="float">
            <text:p>665,72</text:p>
          </table:table-cell>
          <table:table-cell office:value-type="float" office:value="662.362460976956" calcext:value-type="float">
            <text:p>662,36</text:p>
          </table:table-cell>
          <table:table-cell office:value-type="float" office:value="780.380099148097" calcext:value-type="float">
            <text:p>780,38</text:p>
          </table:table-cell>
          <table:table-cell office:value-type="float" office:value="924.511516430027" calcext:value-type="float">
            <text:p>924,51</text:p>
          </table:table-cell>
          <table:table-cell office:value-type="float" office:value="833.280402724096" calcext:value-type="float">
            <text:p>833,28</text:p>
          </table:table-cell>
          <table:table-cell office:value-type="float" office:value="860.637873688125" calcext:value-type="float">
            <text:p>860,64</text:p>
          </table:table-cell>
          <table:table-cell office:value-type="float" office:value="762.761054131159" calcext:value-type="float">
            <text:p>762,76</text:p>
          </table:table-cell>
          <table:table-cell office:value-type="float" office:value="742.781137796627" calcext:value-type="float">
            <text:p>742,78</text:p>
          </table:table-cell>
          <table:table-cell office:value-type="float" office:value="700.514971960668" calcext:value-type="float">
            <text:p>700,51</text:p>
          </table:table-cell>
          <table:table-cell office:value-type="float" office:value="607.428404115004" calcext:value-type="float">
            <text:p>607,43</text:p>
          </table:table-cell>
          <table:table-cell office:value-type="float" office:value="660.723571244322" calcext:value-type="float">
            <text:p>660,72</text:p>
          </table:table-cell>
          <table:table-cell office:value-type="float" office:value="682.718020328255" calcext:value-type="float">
            <text:p>682,72</text:p>
          </table:table-cell>
          <table:table-cell office:value-type="float" office:value="679.777332561109" calcext:value-type="float">
            <text:p>679,78</text:p>
          </table:table-cell>
          <table:table-cell office:value-type="float" office:value="716.118488979126" calcext:value-type="float">
            <text:p>716,12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office:value-type="string" calcext:value-type="string">
            <text:p>Guinea-Bissau</text:p>
          </table:table-cell>
          <table:table-cell table:number-columns-repeated="8"/>
          <table:table-cell office:value-type="float" office:value="111.688521760302" calcext:value-type="float">
            <text:p>111,69</text:p>
          </table:table-cell>
          <table:table-cell office:value-type="float" office:value="109.331838924622" calcext:value-type="float">
            <text:p>109,33</text:p>
          </table:table-cell>
          <table:table-cell office:value-type="float" office:value="119.727064631642" calcext:value-type="float">
            <text:p>119,73</text:p>
          </table:table-cell>
          <table:table-cell office:value-type="float" office:value="119.776830960294" calcext:value-type="float">
            <text:p>119,78</text:p>
          </table:table-cell>
          <table:table-cell office:value-type="float" office:value="130.366528279139" calcext:value-type="float">
            <text:p>130,37</text:p>
          </table:table-cell>
          <table:table-cell office:value-type="float" office:value="142.281077346325" calcext:value-type="float">
            <text:p>142,28</text:p>
          </table:table-cell>
          <table:table-cell office:value-type="float" office:value="145.876720657506" calcext:value-type="float">
            <text:p>145,88</text:p>
          </table:table-cell>
          <table:table-cell office:value-type="float" office:value="148.977186794704" calcext:value-type="float">
            <text:p>148,98</text:p>
          </table:table-cell>
          <table:table-cell office:value-type="float" office:value="158.865673398967" calcext:value-type="float">
            <text:p>158,87</text:p>
          </table:table-cell>
          <table:table-cell office:value-type="float" office:value="153.006192038274" calcext:value-type="float">
            <text:p>153,01</text:p>
          </table:table-cell>
          <table:table-cell office:value-type="float" office:value="141.559532546952" calcext:value-type="float">
            <text:p>141,56</text:p>
          </table:table-cell>
          <table:table-cell office:value-type="float" office:value="194.924162448973" calcext:value-type="float">
            <text:p>194,92</text:p>
          </table:table-cell>
          <table:table-cell office:value-type="float" office:value="204.248042032956" calcext:value-type="float">
            <text:p>204,25</text:p>
          </table:table-cell>
          <table:table-cell office:value-type="float" office:value="197.032232113574" calcext:value-type="float">
            <text:p>197,03</text:p>
          </table:table-cell>
          <table:table-cell office:value-type="float" office:value="162.672154070606" calcext:value-type="float">
            <text:p>162,67</text:p>
          </table:table-cell>
          <table:table-cell office:value-type="float" office:value="164.941935311688" calcext:value-type="float">
            <text:p>164,94</text:p>
          </table:table-cell>
          <table:table-cell office:value-type="float" office:value="145.906788573448" calcext:value-type="float">
            <text:p>145,91</text:p>
          </table:table-cell>
          <table:table-cell office:value-type="float" office:value="190.452588551436" calcext:value-type="float">
            <text:p>190,45</text:p>
          </table:table-cell>
          <table:table-cell office:value-type="float" office:value="176.259580528459" calcext:value-type="float">
            <text:p>176,26</text:p>
          </table:table-cell>
          <table:table-cell office:value-type="float" office:value="223.469544075023" calcext:value-type="float">
            <text:p>223,47</text:p>
          </table:table-cell>
          <table:table-cell office:value-type="float" office:value="250.150467936055" calcext:value-type="float">
            <text:p>250,15</text:p>
          </table:table-cell>
          <table:table-cell office:value-type="float" office:value="257.789175646965" calcext:value-type="float">
            <text:p>257,79</text:p>
          </table:table-cell>
          <table:table-cell office:value-type="float" office:value="221.7998174637" calcext:value-type="float">
            <text:p>221,80</text:p>
          </table:table-cell>
          <table:table-cell office:value-type="float" office:value="227.02281017036" calcext:value-type="float">
            <text:p>227,02</text:p>
          </table:table-cell>
          <table:table-cell office:value-type="float" office:value="220.960216947339" calcext:value-type="float">
            <text:p>220,96</text:p>
          </table:table-cell>
          <table:table-cell office:value-type="float" office:value="233.242401899793" calcext:value-type="float">
            <text:p>233,24</text:p>
          </table:table-cell>
          <table:table-cell office:value-type="float" office:value="243.438734191465" calcext:value-type="float">
            <text:p>243,44</text:p>
          </table:table-cell>
          <table:table-cell office:value-type="float" office:value="237.129030400789" calcext:value-type="float">
            <text:p>237,13</text:p>
          </table:table-cell>
          <table:table-cell office:value-type="float" office:value="178.84851966803" calcext:value-type="float">
            <text:p>178,85</text:p>
          </table:table-cell>
          <table:table-cell office:value-type="float" office:value="190.672630149531" calcext:value-type="float">
            <text:p>190,67</text:p>
          </table:table-cell>
          <table:table-cell office:value-type="float" office:value="308.144119293709" calcext:value-type="float">
            <text:p>308,14</text:p>
          </table:table-cell>
          <table:table-cell office:value-type="float" office:value="319.677491756944" calcext:value-type="float">
            <text:p>319,68</text:p>
          </table:table-cell>
          <table:table-cell office:value-type="float" office:value="331.493871829946" calcext:value-type="float">
            <text:p>331,49</text:p>
          </table:table-cell>
          <table:table-cell office:value-type="float" office:value="371.219827429358" calcext:value-type="float">
            <text:p>371,22</text:p>
          </table:table-cell>
          <table:table-cell office:value-type="float" office:value="404.349136626232" calcext:value-type="float">
            <text:p>404,35</text:p>
          </table:table-cell>
          <table:table-cell office:value-type="float" office:value="436.302019745415" calcext:value-type="float">
            <text:p>436,30</text:p>
          </table:table-cell>
          <table:table-cell office:value-type="float" office:value="429.622265888583" calcext:value-type="float">
            <text:p>429,62</text:p>
          </table:table-cell>
          <table:table-cell office:value-type="float" office:value="493.070496879393" calcext:value-type="float">
            <text:p>493,07</text:p>
          </table:table-cell>
          <table:table-cell office:value-type="float" office:value="597.576392658105" calcext:value-type="float">
            <text:p>597,58</text:p>
          </table:table-cell>
          <table:table-cell office:value-type="float" office:value="557.171614773484" calcext:value-type="float">
            <text:p>557,17</text:p>
          </table:table-cell>
          <table:table-cell office:value-type="float" office:value="557.632132626126" calcext:value-type="float">
            <text:p>557,63</text:p>
          </table:table-cell>
          <table:table-cell office:value-type="float" office:value="702.742880436386" calcext:value-type="float">
            <text:p>702,74</text:p>
          </table:table-cell>
          <table:table-cell office:value-type="float" office:value="616.411686249548" calcext:value-type="float">
            <text:p>616,41</text:p>
          </table:table-cell>
          <table:table-cell office:value-type="float" office:value="634.48244599306" calcext:value-type="float">
            <text:p>634,48</text:p>
          </table:table-cell>
          <table:table-cell office:value-type="float" office:value="622.481716725217" calcext:value-type="float">
            <text:p>622,48</text:p>
          </table:table-cell>
          <table:table-cell office:value-type="float" office:value="603.158512942404" calcext:value-type="float">
            <text:p>603,16</text:p>
          </table:table-cell>
          <table:table-cell office:value-type="float" office:value="661.007654906181" calcext:value-type="float">
            <text:p>661,01</text:p>
          </table:table-cell>
          <table:table-cell office:value-type="float" office:value="736.725566231783" calcext:value-type="float">
            <text:p>736,73</text:p>
          </table:table-cell>
          <table:table-cell office:value-type="float" office:value="777.969921802522" calcext:value-type="float">
            <text:p>777,97</text:p>
          </table:table-cell>
        </table:table-row>
        <table:table-row table:style-name="ro1">
          <table:table-cell office:value-type="string" calcext:value-type="string">
            <text:p>GRD</text:p>
          </table:table-cell>
          <table:table-cell office:value-type="string" calcext:value-type="string">
            <text:p>Granada</text:p>
          </table:table-cell>
          <table:table-cell table:number-columns-repeated="15"/>
          <table:table-cell office:value-type="float" office:value="792.384709512509" calcext:value-type="float">
            <text:p>792,38</text:p>
          </table:table-cell>
          <table:table-cell office:value-type="float" office:value="991.26144820256" calcext:value-type="float">
            <text:p>991,26</text:p>
          </table:table-cell>
          <table:table-cell office:value-type="float" office:value="1153.99957361425" calcext:value-type="float">
            <text:p>1154,00</text:p>
          </table:table-cell>
          <table:table-cell office:value-type="float" office:value="1245.62468592233" calcext:value-type="float">
            <text:p>1245,62</text:p>
          </table:table-cell>
          <table:table-cell office:value-type="float" office:value="1276.41262693709" calcext:value-type="float">
            <text:p>1276,41</text:p>
          </table:table-cell>
          <table:table-cell office:value-type="float" office:value="1347.00274908185" calcext:value-type="float">
            <text:p>1347,00</text:p>
          </table:table-cell>
          <table:table-cell office:value-type="float" office:value="1372.68199233716" calcext:value-type="float">
            <text:p>1372,68</text:p>
          </table:table-cell>
          <table:table-cell office:value-type="float" office:value="1477.84062005078" calcext:value-type="float">
            <text:p>1477,84</text:p>
          </table:table-cell>
          <table:table-cell office:value-type="float" office:value="1678.19077487028" calcext:value-type="float">
            <text:p>1678,19</text:p>
          </table:table-cell>
          <table:table-cell office:value-type="float" office:value="1872.3190964517" calcext:value-type="float">
            <text:p>1872,32</text:p>
          </table:table-cell>
          <table:table-cell office:value-type="float" office:value="2162.29101763576" calcext:value-type="float">
            <text:p>2162,29</text:p>
          </table:table-cell>
          <table:table-cell office:value-type="float" office:value="2408.86183962193" calcext:value-type="float">
            <text:p>2408,86</text:p>
          </table:table-cell>
          <table:table-cell office:value-type="float" office:value="2758.11607261589" calcext:value-type="float">
            <text:p>2758,12</text:p>
          </table:table-cell>
          <table:table-cell office:value-type="float" office:value="2886.90829497216" calcext:value-type="float">
            <text:p>2886,91</text:p>
          </table:table-cell>
          <table:table-cell office:value-type="float" office:value="3117.95447738844" calcext:value-type="float">
            <text:p>3117,95</text:p>
          </table:table-cell>
          <table:table-cell office:value-type="float" office:value="3192.10049343328" calcext:value-type="float">
            <text:p>3192,10</text:p>
          </table:table-cell>
          <table:table-cell office:value-type="float" office:value="3153.94670859397" calcext:value-type="float">
            <text:p>3153,95</text:p>
          </table:table-cell>
          <table:table-cell office:value-type="float" office:value="3272.32279989145" calcext:value-type="float">
            <text:p>3272,32</text:p>
          </table:table-cell>
          <table:table-cell office:value-type="float" office:value="3411.89891630622" calcext:value-type="float">
            <text:p>3411,90</text:p>
          </table:table-cell>
          <table:table-cell office:value-type="float" office:value="3632.75061083003" calcext:value-type="float">
            <text:p>3632,75</text:p>
          </table:table-cell>
          <table:table-cell office:value-type="float" office:value="3861.39782205433" calcext:value-type="float">
            <text:p>3861,40</text:p>
          </table:table-cell>
          <table:table-cell office:value-type="float" office:value="4370.70399812384" calcext:value-type="float">
            <text:p>4370,70</text:p>
          </table:table-cell>
          <table:table-cell office:value-type="float" office:value="4705.65224119777" calcext:value-type="float">
            <text:p>4705,65</text:p>
          </table:table-cell>
          <table:table-cell office:value-type="float" office:value="5057.17396526767" calcext:value-type="float">
            <text:p>5057,17</text:p>
          </table:table-cell>
          <table:table-cell office:value-type="float" office:value="5040.67046833563" calcext:value-type="float">
            <text:p>5040,67</text:p>
          </table:table-cell>
          <table:table-cell office:value-type="float" office:value="5213.89626884928" calcext:value-type="float">
            <text:p>5213,90</text:p>
          </table:table-cell>
          <table:table-cell office:value-type="float" office:value="5682.59610025871" calcext:value-type="float">
            <text:p>5682,60</text:p>
          </table:table-cell>
          <table:table-cell office:value-type="float" office:value="5741.59863333486" calcext:value-type="float">
            <text:p>5741,60</text:p>
          </table:table-cell>
          <table:table-cell office:value-type="float" office:value="6644.02495959618" calcext:value-type="float">
            <text:p>6644,02</text:p>
          </table:table-cell>
          <table:table-cell office:value-type="float" office:value="6658.540846699" calcext:value-type="float">
            <text:p>6658,54</text:p>
          </table:table-cell>
          <table:table-cell office:value-type="float" office:value="7212.50682187083" calcext:value-type="float">
            <text:p>7212,51</text:p>
          </table:table-cell>
          <table:table-cell office:value-type="float" office:value="7832.42335227049" calcext:value-type="float">
            <text:p>7832,42</text:p>
          </table:table-cell>
          <table:table-cell office:value-type="float" office:value="7290.69710041267" calcext:value-type="float">
            <text:p>7290,70</text:p>
          </table:table-cell>
          <table:table-cell office:value-type="float" office:value="7257.75662232319" calcext:value-type="float">
            <text:p>7257,76</text:p>
          </table:table-cell>
          <table:table-cell office:value-type="float" office:value="7291.05889664338" calcext:value-type="float">
            <text:p>7291,06</text:p>
          </table:table-cell>
          <table:table-cell office:value-type="float" office:value="7444.5047675973" calcext:value-type="float">
            <text:p>7444,50</text:p>
          </table:table-cell>
          <table:table-cell office:value-type="float" office:value="7789.77638079977" calcext:value-type="float">
            <text:p>7789,78</text:p>
          </table:table-cell>
          <table:table-cell office:value-type="float" office:value="8369.88675513221" calcext:value-type="float">
            <text:p>8369,89</text:p>
          </table:table-cell>
          <table:table-cell office:value-type="float" office:value="9096.87064595412" calcext:value-type="float">
            <text:p>9096,87</text:p>
          </table:table-cell>
          <table:table-cell office:value-type="float" office:value="9628.34748662013" calcext:value-type="float">
            <text:p>9628,35</text:p>
          </table:table-cell>
          <table:table-cell office:value-type="float" office:value="10163.6298527725" calcext:value-type="float">
            <text:p>10163,63</text:p>
          </table:table-cell>
          <table:table-cell office:value-type="float" office:value="10640.496760331" calcext:value-type="float">
            <text:p>10640,50</text:p>
          </table:table-cell>
        </table:table-row>
        <table:table-row table:style-name="ro1">
          <table:table-cell office:value-type="string" calcext:value-type="string">
            <text:p>GRL</text:p>
          </table:table-cell>
          <table:table-cell office:value-type="string" calcext:value-type="string">
            <text:p>Groenlandia</text:p>
          </table:table-cell>
          <table:table-cell table:number-columns-repeated="8"/>
          <table:table-cell office:value-type="float" office:value="1498.27643678161" calcext:value-type="float">
            <text:p>1498,28</text:p>
          </table:table-cell>
          <table:table-cell office:value-type="float" office:value="1876.50323874687" calcext:value-type="float">
            <text:p>1876,50</text:p>
          </table:table-cell>
          <table:table-cell office:value-type="float" office:value="2196.71171134534" calcext:value-type="float">
            <text:p>2196,71</text:p>
          </table:table-cell>
          <table:table-cell office:value-type="float" office:value="2860.28057640115" calcext:value-type="float">
            <text:p>2860,28</text:p>
          </table:table-cell>
          <table:table-cell office:value-type="float" office:value="3432.70603291276" calcext:value-type="float">
            <text:p>3432,71</text:p>
          </table:table-cell>
          <table:table-cell office:value-type="float" office:value="4257.949711754" calcext:value-type="float">
            <text:p>4257,95</text:p>
          </table:table-cell>
          <table:table-cell office:value-type="float" office:value="4844.67632927424" calcext:value-type="float">
            <text:p>4844,68</text:p>
          </table:table-cell>
          <table:table-cell office:value-type="float" office:value="5713.95491904992" calcext:value-type="float">
            <text:p>5713,95</text:p>
          </table:table-cell>
          <table:table-cell office:value-type="float" office:value="7235.54974098321" calcext:value-type="float">
            <text:p>7235,55</text:p>
          </table:table-cell>
          <table:table-cell office:value-type="float" office:value="8480.69482681448" calcext:value-type="float">
            <text:p>8480,69</text:p>
          </table:table-cell>
          <table:table-cell office:value-type="float" office:value="9483.17307607343" calcext:value-type="float">
            <text:p>9483,17</text:p>
          </table:table-cell>
          <table:table-cell office:value-type="float" office:value="8544.05832861263" calcext:value-type="float">
            <text:p>8544,06</text:p>
          </table:table-cell>
          <table:table-cell office:value-type="float" office:value="7813.69066733532" calcext:value-type="float">
            <text:p>7813,69</text:p>
          </table:table-cell>
          <table:table-cell office:value-type="float" office:value="7988.170958612" calcext:value-type="float">
            <text:p>7988,17</text:p>
          </table:table-cell>
          <table:table-cell office:value-type="float" office:value="7198.70224749384" calcext:value-type="float">
            <text:p>7198,70</text:p>
          </table:table-cell>
          <table:table-cell office:value-type="float" office:value="7760.82840448295" calcext:value-type="float">
            <text:p>7760,83</text:p>
          </table:table-cell>
          <table:table-cell office:value-type="float" office:value="11271.3214290252" calcext:value-type="float">
            <text:p>11271,32</text:p>
          </table:table-cell>
          <table:table-cell office:value-type="float" office:value="14554.3875384826" calcext:value-type="float">
            <text:p>14554,39</text:p>
          </table:table-cell>
          <table:table-cell office:value-type="float" office:value="16398.0110939363" calcext:value-type="float">
            <text:p>16398,01</text:p>
          </table:table-cell>
          <table:table-cell office:value-type="float" office:value="16813.6839491482" calcext:value-type="float">
            <text:p>16813,68</text:p>
          </table:table-cell>
          <table:table-cell office:value-type="float" office:value="18326.8051234609" calcext:value-type="float">
            <text:p>18326,81</text:p>
          </table:table-cell>
          <table:table-cell office:value-type="float" office:value="18315.1963031585" calcext:value-type="float">
            <text:p>18315,20</text:p>
          </table:table-cell>
          <table:table-cell office:value-type="float" office:value="18768.9301437197" calcext:value-type="float">
            <text:p>18768,93</text:p>
          </table:table-cell>
          <table:table-cell office:value-type="float" office:value="16797.4588562842" calcext:value-type="float">
            <text:p>16797,46</text:p>
          </table:table-cell>
          <table:table-cell office:value-type="float" office:value="18123.9630348205" calcext:value-type="float">
            <text:p>18123,96</text:p>
          </table:table-cell>
          <table:table-cell office:value-type="float" office:value="21665.7018983672" calcext:value-type="float">
            <text:p>21665,70</text:p>
          </table:table-cell>
          <table:table-cell office:value-type="float" office:value="21422.3575434047" calcext:value-type="float">
            <text:p>21422,36</text:p>
          </table:table-cell>
          <table:table-cell office:value-type="float" office:value="19145.4960362523" calcext:value-type="float">
            <text:p>19145,50</text:p>
          </table:table-cell>
          <table:table-cell office:value-type="float" office:value="20496.661371851" calcext:value-type="float">
            <text:p>20496,66</text:p>
          </table:table-cell>
          <table:table-cell office:value-type="float" office:value="20170.4384160027" calcext:value-type="float">
            <text:p>20170,44</text:p>
          </table:table-cell>
          <table:table-cell office:value-type="float" office:value="19004.1072910304" calcext:value-type="float">
            <text:p>19004,11</text:p>
          </table:table-cell>
          <table:table-cell office:value-type="float" office:value="19275.4733376066" calcext:value-type="float">
            <text:p>19275,47</text:p>
          </table:table-cell>
          <table:table-cell office:value-type="float" office:value="20652.8783287878" calcext:value-type="float">
            <text:p>20652,88</text:p>
          </table:table-cell>
          <table:table-cell office:value-type="float" office:value="27459.7627839484" calcext:value-type="float">
            <text:p>27459,76</text:p>
          </table:table-cell>
          <table:table-cell office:value-type="float" office:value="32023.4522076237" calcext:value-type="float">
            <text:p>32023,45</text:p>
          </table:table-cell>
          <table:table-cell office:value-type="float" office:value="32489.7819085278" calcext:value-type="float">
            <text:p>32489,78</text:p>
          </table:table-cell>
          <table:table-cell office:value-type="float" office:value="35458.1231210482" calcext:value-type="float">
            <text:p>35458,12</text:p>
          </table:table-cell>
          <table:table-cell office:value-type="float" office:value="39780.9514445753" calcext:value-type="float">
            <text:p>39780,95</text:p>
          </table:table-cell>
          <table:table-cell office:value-type="float" office:value="44367.0556497873" calcext:value-type="float">
            <text:p>44367,06</text:p>
          </table:table-cell>
          <table:table-cell office:value-type="float" office:value="44918.5648770756" calcext:value-type="float">
            <text:p>44918,56</text:p>
          </table:table-cell>
          <table:table-cell office:value-type="float" office:value="43988.3324931946" calcext:value-type="float">
            <text:p>43988,33</text:p>
          </table:table-cell>
          <table:table-cell office:value-type="float" office:value="47186.9814680048" calcext:value-type="float">
            <text:p>47186,98</text:p>
          </table:table-cell>
          <table:table-cell office:value-type="float" office:value="45936.7659516989" calcext:value-type="float">
            <text:p>45936,77</text:p>
          </table:table-cell>
          <table:table-cell office:value-type="float" office:value="47535.5899453685" calcext:value-type="float">
            <text:p>47535,59</text:p>
          </table:table-cell>
          <table:table-cell office:value-type="float" office:value="50484.9275739023" calcext:value-type="float">
            <text:p>50484,93</text:p>
          </table:table-cell>
          <table:table-cell office:value-type="float" office:value="44536.4013080999" calcext:value-type="float">
            <text:p>44536,40</text:p>
          </table:table-cell>
          <table:table-cell office:value-type="float" office:value="48181.874188064" calcext:value-type="float">
            <text:p>48181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M</text:p>
          </table:table-cell>
          <table:table-cell office:value-type="string" calcext:value-type="string">
            <text:p>Guam</text:p>
          </table:table-cell>
          <table:table-cell table:number-columns-repeated="40"/>
          <table:table-cell office:value-type="float" office:value="21536.3668753499" calcext:value-type="float">
            <text:p>21536,37</text:p>
          </table:table-cell>
          <table:table-cell office:value-type="float" office:value="22572.0752994287" calcext:value-type="float">
            <text:p>22572,08</text:p>
          </table:table-cell>
          <table:table-cell office:value-type="float" office:value="24395.7976230384" calcext:value-type="float">
            <text:p>24395,80</text:p>
          </table:table-cell>
          <table:table-cell office:value-type="float" office:value="26495.8775773033" calcext:value-type="float">
            <text:p>26495,88</text:p>
          </table:table-cell>
          <table:table-cell office:value-type="float" office:value="26555.6452019565" calcext:value-type="float">
            <text:p>26555,65</text:p>
          </table:table-cell>
          <table:table-cell office:value-type="float" office:value="27542.2261673182" calcext:value-type="float">
            <text:p>27542,23</text:p>
          </table:table-cell>
          <table:table-cell office:value-type="float" office:value="29056.3142936191" calcext:value-type="float">
            <text:p>29056,31</text:p>
          </table:table-cell>
          <table:table-cell office:value-type="float" office:value="30026.5032092749" calcext:value-type="float">
            <text:p>30026,50</text:p>
          </table:table-cell>
          <table:table-cell office:value-type="float" office:value="30700.4340081784" calcext:value-type="float">
            <text:p>30700,43</text:p>
          </table:table-cell>
          <table:table-cell office:value-type="float" office:value="30859.4043533803" calcext:value-type="float">
            <text:p>30859,40</text:p>
          </table:table-cell>
          <table:table-cell office:value-type="float" office:value="32494.5623640591" calcext:value-type="float">
            <text:p>32494,56</text:p>
          </table:table-cell>
          <table:table-cell office:value-type="float" office:value="33265.3811866066" calcext:value-type="float">
            <text:p>33265,38</text:p>
          </table:table-cell>
          <table:table-cell office:value-type="float" office:value="34394.0974809957" calcext:value-type="float">
            <text:p>34394,10</text:p>
          </table:table-cell>
          <table:table-cell office:value-type="float" office:value="35278.9259389693" calcext:value-type="float">
            <text:p>35278,93</text:p>
          </table:table-cell>
          <table:table-cell office:value-type="float" office:value="35562.8379083283" calcext:value-type="float">
            <text:p>35562,84</text:p>
          </table:table-cell>
          <table:table-cell office:value-type="float" office:value="35615.8046274371" calcext:value-type="float">
            <text:p>35615,80</text:p>
          </table:table-cell>
          <table:table-cell office:value-type="float" office:value="35712.5621350321" calcext:value-type="float">
            <text:p>35712,56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cia</text:p>
          </table:table-cell>
          <table:table-cell table:number-columns-repeated="33"/>
          <table:table-cell office:value-type="float" office:value="4852.23050187669" calcext:value-type="float">
            <text:p>4852,23</text:p>
          </table:table-cell>
          <table:table-cell office:value-type="float" office:value="5202.93496977252" calcext:value-type="float">
            <text:p>5202,93</text:p>
          </table:table-cell>
          <table:table-cell office:value-type="float" office:value="5260.24783316879" calcext:value-type="float">
            <text:p>5260,25</text:p>
          </table:table-cell>
          <table:table-cell office:value-type="float" office:value="5619.21771053364" calcext:value-type="float">
            <text:p>5619,22</text:p>
          </table:table-cell>
          <table:table-cell office:value-type="float" office:value="5185.59066933645" calcext:value-type="float">
            <text:p>5185,59</text:p>
          </table:table-cell>
          <table:table-cell office:value-type="float" office:value="4849.52881598807" calcext:value-type="float">
            <text:p>4849,53</text:p>
          </table:table-cell>
          <table:table-cell office:value-type="float" office:value="5391.09995581021" calcext:value-type="float">
            <text:p>5391,10</text:p>
          </table:table-cell>
          <table:table-cell office:value-type="float" office:value="6233.06254073761" calcext:value-type="float">
            <text:p>6233,06</text:p>
          </table:table-cell>
          <table:table-cell office:value-type="float" office:value="8060.26755890445" calcext:value-type="float">
            <text:p>8060,27</text:p>
          </table:table-cell>
          <table:table-cell office:value-type="float" office:value="9662.7836671978" calcext:value-type="float">
            <text:p>9662,78</text:p>
          </table:table-cell>
          <table:table-cell office:value-type="float" office:value="10530.216009766" calcext:value-type="float">
            <text:p>10530,22</text:p>
          </table:table-cell>
          <table:table-cell office:value-type="float" office:value="11703.3259666948" calcext:value-type="float">
            <text:p>11703,33</text:p>
          </table:table-cell>
          <table:table-cell office:value-type="float" office:value="13962.8648704525" calcext:value-type="float">
            <text:p>13962,86</text:p>
          </table:table-cell>
          <table:table-cell office:value-type="float" office:value="16309.4484223243" calcext:value-type="float">
            <text:p>16309,45</text:p>
          </table:table-cell>
          <table:table-cell office:value-type="float" office:value="14555.9876468604" calcext:value-type="float">
            <text:p>14555,99</text:p>
          </table:table-cell>
          <table:table-cell office:value-type="float" office:value="13923.6370524478" calcext:value-type="float">
            <text:p>13923,64</text:p>
          </table:table-cell>
          <table:table-cell office:value-type="float" office:value="14566.6297259084" calcext:value-type="float">
            <text:p>14566,63</text:p>
          </table:table-cell>
          <table:table-cell office:value-type="float" office:value="13238.1179547554" calcext:value-type="float">
            <text:p>13238,12</text:p>
          </table:table-cell>
          <table:table-cell office:value-type="float" office:value="13642.19778327" calcext:value-type="float">
            <text:p>13642,20</text:p>
          </table:table-cell>
          <table:table-cell office:value-type="float" office:value="13600.1861816146" calcext:value-type="float">
            <text:p>13600,19</text:p>
          </table:table-cell>
          <table:table-cell office:value-type="float" office:value="11782.9025486428" calcext:value-type="float">
            <text:p>11782,90</text:p>
          </table:table-cell>
          <table:table-cell office:value-type="float" office:value="12360.47325706" calcext:value-type="float">
            <text:p>12360,47</text:p>
          </table:table-cell>
          <table:table-cell office:value-type="float" office:value="13412.3419505426" calcext:value-type="float">
            <text:p>13412,34</text:p>
          </table:table-cell>
          <table:table-cell office:value-type="float" office:value="14909.6931860854" calcext:value-type="float">
            <text:p>14909,69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ría</text:p>
          </table:table-cell>
          <table:table-cell table:number-columns-repeated="29"/>
          <table:table-cell office:value-type="float" office:value="3350.25832323432" calcext:value-type="float">
            <text:p>3350,26</text:p>
          </table:table-cell>
          <table:table-cell office:value-type="float" office:value="3735.10582022067" calcext:value-type="float">
            <text:p>3735,11</text:p>
          </table:table-cell>
          <table:table-cell office:value-type="float" office:value="3873.98772321774" calcext:value-type="float">
            <text:p>3873,99</text:p>
          </table:table-cell>
          <table:table-cell office:value-type="float" office:value="4173.37302368653" calcext:value-type="float">
            <text:p>4173,37</text:p>
          </table:table-cell>
          <table:table-cell office:value-type="float" office:value="4494.70762405948" calcext:value-type="float">
            <text:p>4494,71</text:p>
          </table:table-cell>
          <table:table-cell office:value-type="float" office:value="4525.03910312241" calcext:value-type="float">
            <text:p>4525,04</text:p>
          </table:table-cell>
          <table:table-cell office:value-type="float" office:value="4596.18262235195" calcext:value-type="float">
            <text:p>4596,18</text:p>
          </table:table-cell>
          <table:table-cell office:value-type="float" office:value="4744.21226429639" calcext:value-type="float">
            <text:p>4744,21</text:p>
          </table:table-cell>
          <table:table-cell office:value-type="float" office:value="4793.47852203763" calcext:value-type="float">
            <text:p>4793,48</text:p>
          </table:table-cell>
          <table:table-cell office:value-type="float" office:value="4624.28165670295" calcext:value-type="float">
            <text:p>4624,28</text:p>
          </table:table-cell>
          <table:table-cell office:value-type="float" office:value="5276.03318905496" calcext:value-type="float">
            <text:p>5276,03</text:p>
          </table:table-cell>
          <table:table-cell office:value-type="float" office:value="6655.33300865319" calcext:value-type="float">
            <text:p>6655,33</text:p>
          </table:table-cell>
          <table:table-cell office:value-type="float" office:value="8421.10331316153" calcext:value-type="float">
            <text:p>8421,10</text:p>
          </table:table-cell>
          <table:table-cell office:value-type="float" office:value="10285.7936270098" calcext:value-type="float">
            <text:p>10285,79</text:p>
          </table:table-cell>
          <table:table-cell office:value-type="float" office:value="11200.5769496264" calcext:value-type="float">
            <text:p>11200,58</text:p>
          </table:table-cell>
          <table:table-cell office:value-type="float" office:value="11475.8227057093" calcext:value-type="float">
            <text:p>11475,82</text:p>
          </table:table-cell>
          <table:table-cell office:value-type="float" office:value="13918.9601910137" calcext:value-type="float">
            <text:p>13918,96</text:p>
          </table:table-cell>
          <table:table-cell office:value-type="float" office:value="15753.4732840195" calcext:value-type="float">
            <text:p>15753,47</text:p>
          </table:table-cell>
          <table:table-cell office:value-type="float" office:value="13046.4810081848" calcext:value-type="float">
            <text:p>13046,48</text:p>
          </table:table-cell>
          <table:table-cell office:value-type="float" office:value="13113.5259617277" calcext:value-type="float">
            <text:p>13113,53</text:p>
          </table:table-cell>
          <table:table-cell office:value-type="float" office:value="14150.9667263678" calcext:value-type="float">
            <text:p>14150,97</text:p>
          </table:table-cell>
          <table:table-cell office:value-type="float" office:value="12918.2475205388" calcext:value-type="float">
            <text:p>12918,25</text:p>
          </table:table-cell>
          <table:table-cell office:value-type="float" office:value="13687.246101281" calcext:value-type="float">
            <text:p>13687,25</text:p>
          </table:table-cell>
          <table:table-cell office:value-type="float" office:value="14246.109801447" calcext:value-type="float">
            <text:p>14246,11</text:p>
          </table:table-cell>
          <table:table-cell office:value-type="float" office:value="12651.5683423004" calcext:value-type="float">
            <text:p>12651,57</text:p>
          </table:table-cell>
          <table:table-cell office:value-type="float" office:value="12992.375667515" calcext:value-type="float">
            <text:p>12992,38</text:p>
          </table:table-cell>
          <table:table-cell office:value-type="float" office:value="14457.608763614" calcext:value-type="float">
            <text:p>14457,61</text:p>
          </table:table-cell>
          <table:table-cell office:value-type="float" office:value="16161.9805101918" calcext:value-type="float">
            <text:p>16161,98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table:number-columns-repeated="5"/>
          <table:table-cell office:value-type="float" office:value="53.5372982103029" calcext:value-type="float">
            <text:p>53,54</text:p>
          </table:table-cell>
          <table:table-cell office:value-type="float" office:value="65.0530450392047" calcext:value-type="float">
            <text:p>65,05</text:p>
          </table:table-cell>
          <table:table-cell office:value-type="float" office:value="74.6020983902901" calcext:value-type="float">
            <text:p>74,60</text:p>
          </table:table-cell>
          <table:table-cell office:value-type="float" office:value="79.7145360981891" calcext:value-type="float">
            <text:p>79,71</text:p>
          </table:table-cell>
          <table:table-cell office:value-type="float" office:value="79.1781893293078" calcext:value-type="float">
            <text:p>79,18</text:p>
          </table:table-cell>
          <table:table-cell office:value-type="float" office:value="90.8761729866669" calcext:value-type="float">
            <text:p>90,88</text:p>
          </table:table-cell>
          <table:table-cell office:value-type="float" office:value="131.024911617114" calcext:value-type="float">
            <text:p>131,02</text:p>
          </table:table-cell>
          <table:table-cell office:value-type="float" office:value="202.495384721854" calcext:value-type="float">
            <text:p>202,50</text:p>
          </table:table-cell>
          <table:table-cell office:value-type="float" office:value="233.116666252452" calcext:value-type="float">
            <text:p>233,12</text:p>
          </table:table-cell>
          <table:table-cell office:value-type="float" office:value="278.196668135507" calcext:value-type="float">
            <text:p>278,20</text:p>
          </table:table-cell>
          <table:table-cell office:value-type="float" office:value="333.694374250622" calcext:value-type="float">
            <text:p>333,69</text:p>
          </table:table-cell>
          <table:table-cell office:value-type="float" office:value="365.91584458479" calcext:value-type="float">
            <text:p>365,92</text:p>
          </table:table-cell>
          <table:table-cell office:value-type="float" office:value="356.921336727384" calcext:value-type="float">
            <text:p>356,92</text:p>
          </table:table-cell>
          <table:table-cell office:value-type="float" office:value="491.579526269543" calcext:value-type="float">
            <text:p>491,58</text:p>
          </table:table-cell>
          <table:table-cell office:value-type="float" office:value="566.577680933576" calcext:value-type="float">
            <text:p>566,58</text:p>
          </table:table-cell>
          <table:table-cell office:value-type="float" office:value="583.669858137875" calcext:value-type="float">
            <text:p>583,67</text:p>
          </table:table-cell>
          <table:table-cell office:value-type="float" office:value="512.959117624091" calcext:value-type="float">
            <text:p>512,96</text:p>
          </table:table-cell>
          <table:table-cell office:value-type="float" office:value="525.333962984625" calcext:value-type="float">
            <text:p>525,33</text:p>
          </table:table-cell>
          <table:table-cell office:value-type="float" office:value="516.960993326026" calcext:value-type="float">
            <text:p>516,96</text:p>
          </table:table-cell>
          <table:table-cell office:value-type="float" office:value="474.859160471773" calcext:value-type="float">
            <text:p>474,86</text:p>
          </table:table-cell>
          <table:table-cell office:value-type="float" office:value="442.215467300766" calcext:value-type="float">
            <text:p>442,22</text:p>
          </table:table-cell>
          <table:table-cell office:value-type="float" office:value="481.781482255566" calcext:value-type="float">
            <text:p>481,78</text:p>
          </table:table-cell>
          <table:table-cell office:value-type="float" office:value="530.003245615281" calcext:value-type="float">
            <text:p>530,00</text:p>
          </table:table-cell>
          <table:table-cell office:value-type="float" office:value="585.076549951004" calcext:value-type="float">
            <text:p>585,08</text:p>
          </table:table-cell>
          <table:table-cell office:value-type="float" office:value="631.782837284761" calcext:value-type="float">
            <text:p>631,78</text:p>
          </table:table-cell>
          <table:table-cell office:value-type="float" office:value="681.938385611901" calcext:value-type="float">
            <text:p>681,94</text:p>
          </table:table-cell>
          <table:table-cell office:value-type="float" office:value="827.905305280584" calcext:value-type="float">
            <text:p>827,91</text:p>
          </table:table-cell>
          <table:table-cell office:value-type="float" office:value="912.203275079504" calcext:value-type="float">
            <text:p>912,20</text:p>
          </table:table-cell>
          <table:table-cell office:value-type="float" office:value="1026.39342043947" calcext:value-type="float">
            <text:p>1026,39</text:p>
          </table:table-cell>
          <table:table-cell office:value-type="float" office:value="1137.41011823586" calcext:value-type="float">
            <text:p>1137,41</text:p>
          </table:table-cell>
          <table:table-cell office:value-type="float" office:value="1063.71236524864" calcext:value-type="float">
            <text:p>1063,71</text:p>
          </table:table-cell>
          <table:table-cell office:value-type="float" office:value="463.948169466852" calcext:value-type="float">
            <text:p>463,95</text:p>
          </table:table-cell>
          <table:table-cell office:value-type="float" office:value="671.098616110039" calcext:value-type="float">
            <text:p>671,10</text:p>
          </table:table-cell>
          <table:table-cell office:value-type="float" office:value="780.190200986579" calcext:value-type="float">
            <text:p>780,19</text:p>
          </table:table-cell>
          <table:table-cell office:value-type="float" office:value="748.257615698969" calcext:value-type="float">
            <text:p>748,26</text:p>
          </table:table-cell>
          <table:table-cell office:value-type="float" office:value="900.177575713531" calcext:value-type="float">
            <text:p>900,18</text:p>
          </table:table-cell>
          <table:table-cell office:value-type="float" office:value="1065.64853925461" calcext:value-type="float">
            <text:p>1065,65</text:p>
          </table:table-cell>
          <table:table-cell office:value-type="float" office:value="1150.26131499565" calcext:value-type="float">
            <text:p>1150,26</text:p>
          </table:table-cell>
          <table:table-cell office:value-type="float" office:value="1263.28732054575" calcext:value-type="float">
            <text:p>1263,29</text:p>
          </table:table-cell>
          <table:table-cell office:value-type="float" office:value="1589.80148866142" calcext:value-type="float">
            <text:p>1589,80</text:p>
          </table:table-cell>
          <table:table-cell office:value-type="float" office:value="1860.00276310682" calcext:value-type="float">
            <text:p>1860,00</text:p>
          </table:table-cell>
          <table:table-cell office:value-type="float" office:value="2166.85416700025" calcext:value-type="float">
            <text:p>2166,85</text:p>
          </table:table-cell>
          <table:table-cell office:value-type="float" office:value="2261.24722374577" calcext:value-type="float">
            <text:p>2261,25</text:p>
          </table:table-cell>
          <table:table-cell office:value-type="float" office:value="3122.36281521649" calcext:value-type="float">
            <text:p>3122,36</text:p>
          </table:table-cell>
          <table:table-cell office:value-type="float" office:value="3643.04393616102" calcext:value-type="float">
            <text:p>3643,04</text:p>
          </table:table-cell>
          <table:table-cell office:value-type="float" office:value="3694.34894603237" calcext:value-type="float">
            <text:p>3694,35</text:p>
          </table:table-cell>
          <table:table-cell office:value-type="float" office:value="3623.91158235134" calcext:value-type="float">
            <text:p>3623,91</text:p>
          </table:table-cell>
          <table:table-cell office:value-type="float" office:value="3491.62479085767" calcext:value-type="float">
            <text:p>3491,62</text:p>
          </table:table-cell>
          <table:table-cell office:value-type="float" office:value="3331.69512758628" calcext:value-type="float">
            <text:p>3331,70</text:p>
          </table:table-cell>
          <table:table-cell office:value-type="float" office:value="3562.84575641971" calcext:value-type="float">
            <text:p>3562,85</text:p>
          </table:table-cell>
          <table:table-cell office:value-type="float" office:value="3836.91381389271" calcext:value-type="float">
            <text:p>3836,91</text:p>
          </table:table-cell>
          <table:table-cell office:value-type="float" office:value="3893.59607757239" calcext:value-type="float">
            <text:p>3893,60</text:p>
          </table:table-cell>
        </table:table-row>
        <table:table-row table:style-name="ro1">
          <table:table-cell office:value-type="string" calcext:value-type="string">
            <text:p>IMN</text:p>
          </table:table-cell>
          <table:table-cell office:value-type="string" calcext:value-type="string">
            <text:p>Isla de Man</text:p>
          </table:table-cell>
          <table:table-cell table:number-columns-repeated="33"/>
          <table:table-cell office:value-type="float" office:value="12681.4695573785" calcext:value-type="float">
            <text:p>12681,47</text:p>
          </table:table-cell>
          <table:table-cell office:value-type="float" office:value="14038.3506494098" calcext:value-type="float">
            <text:p>14038,35</text:p>
          </table:table-cell>
          <table:table-cell office:value-type="float" office:value="15990.788346752" calcext:value-type="float">
            <text:p>15990,79</text:p>
          </table:table-cell>
          <table:table-cell office:value-type="float" office:value="18447.9971416014" calcext:value-type="float">
            <text:p>18448,00</text:p>
          </table:table-cell>
          <table:table-cell office:value-type="float" office:value="20624.2767443915" calcext:value-type="float">
            <text:p>20624,28</text:p>
          </table:table-cell>
          <table:table-cell office:value-type="float" office:value="20322.9461485526" calcext:value-type="float">
            <text:p>20322,95</text:p>
          </table:table-cell>
          <table:table-cell office:value-type="float" office:value="21352.2160500672" calcext:value-type="float">
            <text:p>21352,22</text:p>
          </table:table-cell>
          <table:table-cell office:value-type="float" office:value="24864.4362949409" calcext:value-type="float">
            <text:p>24864,44</text:p>
          </table:table-cell>
          <table:table-cell office:value-type="float" office:value="29520.0322986677" calcext:value-type="float">
            <text:p>29520,03</text:p>
          </table:table-cell>
          <table:table-cell office:value-type="float" office:value="35492.4355277896" calcext:value-type="float">
            <text:p>35492,44</text:p>
          </table:table-cell>
          <table:table-cell office:value-type="float" office:value="37761.0360500591" calcext:value-type="float">
            <text:p>37761,04</text:p>
          </table:table-cell>
          <table:table-cell office:value-type="float" office:value="42106.8011803733" calcext:value-type="float">
            <text:p>42106,80</text:p>
          </table:table-cell>
          <table:table-cell office:value-type="float" office:value="54194.9864112231" calcext:value-type="float">
            <text:p>54194,99</text:p>
          </table:table-cell>
          <table:table-cell office:value-type="float" office:value="70994.4089541263" calcext:value-type="float">
            <text:p>70994,41</text:p>
          </table:table-cell>
          <table:table-cell office:value-type="float" office:value="65031.3318703261" calcext:value-type="float">
            <text:p>65031,33</text:p>
          </table:table-cell>
          <table:table-cell office:value-type="float" office:value="69766.5211886388" calcext:value-type="float">
            <text:p>69766,52</text:p>
          </table:table-cell>
          <table:table-cell office:value-type="float" office:value="77351.9588821432" calcext:value-type="float">
            <text:p>77351,96</text:p>
          </table:table-cell>
          <table:table-cell office:value-type="float" office:value="76104.681367227" calcext:value-type="float">
            <text:p>76104,68</text:p>
          </table:table-cell>
          <table:table-cell office:value-type="float" office:value="80431.6727965138" calcext:value-type="float">
            <text:p>80431,67</text:p>
          </table:table-cell>
          <table:table-cell office:value-type="float" office:value="88974.2286497928" calcext:value-type="float">
            <text:p>88974,23</text:p>
          </table:table-cell>
          <table:table-cell office:value-type="float" office:value="81606.2800333934" calcext:value-type="float">
            <text:p>81606,28</text:p>
          </table:table-cell>
          <table:table-cell office:value-type="float" office:value="79155.541672096" calcext:value-type="float">
            <text:p>79155,54</text:p>
          </table:table-cell>
          <table:table-cell office:value-type="float" office:value="80989.1722114502" calcext:value-type="float">
            <text:p>80989,17</text:p>
          </table:table-cell>
          <table:table-cell/>
        </table:table-row>
        <table:table-row table:style-name="ro1">
          <table:table-cell office:value-type="string" calcext:value-type="string">
            <text:p>JOR</text:p>
          </table:table-cell>
          <table:table-cell office:value-type="string" calcext:value-type="string">
            <text:p>Jordania</text:p>
          </table:table-cell>
          <table:table-cell table:number-columns-repeated="3"/>
          <table:table-cell office:value-type="float" office:value="511.101664304358" calcext:value-type="float">
            <text:p>511,10</text:p>
          </table:table-cell>
          <table:table-cell office:value-type="float" office:value="519.373929197101" calcext:value-type="float">
            <text:p>519,37</text:p>
          </table:table-cell>
          <table:table-cell office:value-type="float" office:value="458.126705548002" calcext:value-type="float">
            <text:p>458,13</text:p>
          </table:table-cell>
          <table:table-cell office:value-type="float" office:value="374.084244499496" calcext:value-type="float">
            <text:p>374,08</text:p>
          </table:table-cell>
          <table:table-cell office:value-type="float" office:value="432.145279830125" calcext:value-type="float">
            <text:p>432,15</text:p>
          </table:table-cell>
          <table:table-cell office:value-type="float" office:value="371.572767929199" calcext:value-type="float">
            <text:p>371,57</text:p>
          </table:table-cell>
          <table:table-cell office:value-type="float" office:value="374.888424142334" calcext:value-type="float">
            <text:p>374,89</text:p>
          </table:table-cell>
          <table:table-cell office:value-type="float" office:value="418.57846950955" calcext:value-type="float">
            <text:p>418,58</text:p>
          </table:table-cell>
          <table:table-cell office:value-type="float" office:value="484.33597088261" calcext:value-type="float">
            <text:p>484,34</text:p>
          </table:table-cell>
          <table:table-cell office:value-type="float" office:value="596.420447304094" calcext:value-type="float">
            <text:p>596,42</text:p>
          </table:table-cell>
          <table:table-cell office:value-type="float" office:value="659.775798702446" calcext:value-type="float">
            <text:p>659,78</text:p>
          </table:table-cell>
          <table:table-cell office:value-type="float" office:value="804.799847285221" calcext:value-type="float">
            <text:p>804,80</text:p>
          </table:table-cell>
          <table:table-cell office:value-type="float" office:value="962.009760921403" calcext:value-type="float">
            <text:p>962,01</text:p>
          </table:table-cell>
          <table:table-cell office:value-type="float" office:value="1163.00937561836" calcext:value-type="float">
            <text:p>1163,01</text:p>
          </table:table-cell>
          <table:table-cell office:value-type="float" office:value="1420.56229402015" calcext:value-type="float">
            <text:p>1420,56</text:p>
          </table:table-cell>
          <table:table-cell office:value-type="float" office:value="1644.2578412245" calcext:value-type="float">
            <text:p>1644,26</text:p>
          </table:table-cell>
          <table:table-cell office:value-type="float" office:value="1778.87294934137" calcext:value-type="float">
            <text:p>1778,87</text:p>
          </table:table-cell>
          <table:table-cell office:value-type="float" office:value="1825.82613528298" calcext:value-type="float">
            <text:p>1825,83</text:p>
          </table:table-cell>
          <table:table-cell office:value-type="float" office:value="1841.87454400042" calcext:value-type="float">
            <text:p>1841,87</text:p>
          </table:table-cell>
          <table:table-cell office:value-type="float" office:value="1783.72275480188" calcext:value-type="float">
            <text:p>1783,72</text:p>
          </table:table-cell>
          <table:table-cell office:value-type="float" office:value="1721.9809713976" calcext:value-type="float">
            <text:p>1721,98</text:p>
          </table:table-cell>
          <table:table-cell office:value-type="float" office:value="2122.96690974925" calcext:value-type="float">
            <text:p>2122,97</text:p>
          </table:table-cell>
          <table:table-cell office:value-type="float" office:value="2157.10062652136" calcext:value-type="float">
            <text:p>2157,10</text:p>
          </table:table-cell>
          <table:table-cell office:value-type="float" office:value="1927.5558535154" calcext:value-type="float">
            <text:p>1927,56</text:p>
          </table:table-cell>
          <table:table-cell office:value-type="float" office:value="1241.69910106433" calcext:value-type="float">
            <text:p>1241,70</text:p>
          </table:table-cell>
          <table:table-cell office:value-type="float" office:value="1166.61027609729" calcext:value-type="float">
            <text:p>1166,61</text:p>
          </table:table-cell>
          <table:table-cell office:value-type="float" office:value="1155.23331417259" calcext:value-type="float">
            <text:p>1155,23</text:p>
          </table:table-cell>
          <table:table-cell office:value-type="float" office:value="1355.23704261584" calcext:value-type="float">
            <text:p>1355,24</text:p>
          </table:table-cell>
          <table:table-cell office:value-type="float" office:value="1353.25715942575" calcext:value-type="float">
            <text:p>1353,26</text:p>
          </table:table-cell>
          <table:table-cell office:value-type="float" office:value="1434.44569823123" calcext:value-type="float">
            <text:p>1434,45</text:p>
          </table:table-cell>
          <table:table-cell office:value-type="float" office:value="1486.64688577298" calcext:value-type="float">
            <text:p>1486,65</text:p>
          </table:table-cell>
          <table:table-cell office:value-type="float" office:value="1484.13686603515" calcext:value-type="float">
            <text:p>1484,14</text:p>
          </table:table-cell>
          <table:table-cell office:value-type="float" office:value="1515.41959693748" calcext:value-type="float">
            <text:p>1515,42</text:p>
          </table:table-cell>
          <table:table-cell office:value-type="float" office:value="1622.85546359369" calcext:value-type="float">
            <text:p>1622,86</text:p>
          </table:table-cell>
          <table:table-cell office:value-type="float" office:value="1642.35133051102" calcext:value-type="float">
            <text:p>1642,35</text:p>
          </table:table-cell>
          <table:table-cell office:value-type="float" office:value="1674.82526125655" calcext:value-type="float">
            <text:p>1674,83</text:p>
          </table:table-cell>
          <table:table-cell office:value-type="float" office:value="1744.46360179843" calcext:value-type="float">
            <text:p>1744,46</text:p>
          </table:table-cell>
          <table:table-cell office:value-type="float" office:value="1827.335752764" calcext:value-type="float">
            <text:p>1827,34</text:p>
          </table:table-cell>
          <table:table-cell office:value-type="float" office:value="1902.58990224346" calcext:value-type="float">
            <text:p>1902,59</text:p>
          </table:table-cell>
          <table:table-cell office:value-type="float" office:value="2073.64132134865" calcext:value-type="float">
            <text:p>2073,64</text:p>
          </table:table-cell>
          <table:table-cell office:value-type="float" office:value="2214.01781725196" calcext:value-type="float">
            <text:p>2214,02</text:p>
          </table:table-cell>
          <table:table-cell office:value-type="float" office:value="2548.26865824395" calcext:value-type="float">
            <text:p>2548,27</text:p>
          </table:table-cell>
          <table:table-cell office:value-type="float" office:value="2773.74024212779" calcext:value-type="float">
            <text:p>2773,74</text:p>
          </table:table-cell>
          <table:table-cell office:value-type="float" office:value="3398.15172154303" calcext:value-type="float">
            <text:p>3398,15</text:p>
          </table:table-cell>
          <table:table-cell office:value-type="float" office:value="3504.00246037434" calcext:value-type="float">
            <text:p>3504,00</text:p>
          </table:table-cell>
          <table:table-cell office:value-type="float" office:value="3690.11326778672" calcext:value-type="float">
            <text:p>3690,11</text:p>
          </table:table-cell>
          <table:table-cell office:value-type="float" office:value="3816.27925808967" calcext:value-type="float">
            <text:p>3816,28</text:p>
          </table:table-cell>
          <table:table-cell office:value-type="float" office:value="3877.33934463778" calcext:value-type="float">
            <text:p>3877,34</text:p>
          </table:table-cell>
          <table:table-cell office:value-type="float" office:value="3998.02747275799" calcext:value-type="float">
            <text:p>3998,03</text:p>
          </table:table-cell>
          <table:table-cell office:value-type="float" office:value="4072.76547535039" calcext:value-type="float">
            <text:p>4072,77</text:p>
          </table:table-cell>
          <table:table-cell office:value-type="float" office:value="4105.44896083238" calcext:value-type="float">
            <text:p>4105,45</text:p>
          </table:table-cell>
          <table:table-cell office:value-type="float" office:value="4103.73359991068" calcext:value-type="float">
            <text:p>4103,73</text:p>
          </table:table-cell>
          <table:table-cell office:value-type="float" office:value="4162.82068657256" calcext:value-type="float">
            <text:p>4162,82</text:p>
          </table:table-cell>
          <table:table-cell office:value-type="float" office:value="4241.78878213854" calcext:value-type="float">
            <text:p>4241,79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jstán</text:p>
          </table:table-cell>
          <table:table-cell table:number-columns-repeated="28"/>
          <table:table-cell office:value-type="float" office:value="1647.46323090376" calcext:value-type="float">
            <text:p>1647,46</text:p>
          </table:table-cell>
          <table:table-cell office:value-type="float" office:value="1512.4850664964" calcext:value-type="float">
            <text:p>1512,49</text:p>
          </table:table-cell>
          <table:table-cell office:value-type="float" office:value="1515.10405895883" calcext:value-type="float">
            <text:p>1515,10</text:p>
          </table:table-cell>
          <table:table-cell office:value-type="float" office:value="1433.46153431139" calcext:value-type="float">
            <text:p>1433,46</text:p>
          </table:table-cell>
          <table:table-cell office:value-type="float" office:value="1320.32162249687" calcext:value-type="float">
            <text:p>1320,32</text:p>
          </table:table-cell>
          <table:table-cell office:value-type="float" office:value="1288.23905213205" calcext:value-type="float">
            <text:p>1288,24</text:p>
          </table:table-cell>
          <table:table-cell office:value-type="float" office:value="1350.3338662339" calcext:value-type="float">
            <text:p>1350,33</text:p>
          </table:table-cell>
          <table:table-cell office:value-type="float" office:value="1445.56941418299" calcext:value-type="float">
            <text:p>1445,57</text:p>
          </table:table-cell>
          <table:table-cell office:value-type="float" office:value="1468.701798334" calcext:value-type="float">
            <text:p>1468,70</text:p>
          </table:table-cell>
          <table:table-cell office:value-type="float" office:value="1130.11359233563" calcext:value-type="float">
            <text:p>1130,11</text:p>
          </table:table-cell>
          <table:table-cell office:value-type="float" office:value="1229.00095844501" calcext:value-type="float">
            <text:p>1229,00</text:p>
          </table:table-cell>
          <table:table-cell office:value-type="float" office:value="1490.92708987166" calcext:value-type="float">
            <text:p>1490,93</text:p>
          </table:table-cell>
          <table:table-cell office:value-type="float" office:value="1658.03078544636" calcext:value-type="float">
            <text:p>1658,03</text:p>
          </table:table-cell>
          <table:table-cell office:value-type="float" office:value="2068.12411808473" calcext:value-type="float">
            <text:p>2068,12</text:p>
          </table:table-cell>
          <table:table-cell office:value-type="float" office:value="2874.28829127649" calcext:value-type="float">
            <text:p>2874,29</text:p>
          </table:table-cell>
          <table:table-cell office:value-type="float" office:value="3771.27895733845" calcext:value-type="float">
            <text:p>3771,28</text:p>
          </table:table-cell>
          <table:table-cell office:value-type="float" office:value="5291.57565018652" calcext:value-type="float">
            <text:p>5291,58</text:p>
          </table:table-cell>
          <table:table-cell office:value-type="float" office:value="6771.41479681885" calcext:value-type="float">
            <text:p>6771,41</text:p>
          </table:table-cell>
          <table:table-cell office:value-type="float" office:value="8513.56464506814" calcext:value-type="float">
            <text:p>8513,56</text:p>
          </table:table-cell>
          <table:table-cell office:value-type="float" office:value="7165.22317483703" calcext:value-type="float">
            <text:p>7165,22</text:p>
          </table:table-cell>
          <table:table-cell office:value-type="float" office:value="9070.48825285747" calcext:value-type="float">
            <text:p>9070,49</text:p>
          </table:table-cell>
          <table:table-cell office:value-type="float" office:value="11634.0019047654" calcext:value-type="float">
            <text:p>11634,00</text:p>
          </table:table-cell>
          <table:table-cell office:value-type="float" office:value="12386.7000029472" calcext:value-type="float">
            <text:p>12386,70</text:p>
          </table:table-cell>
          <table:table-cell office:value-type="float" office:value="13890.6317716835" calcext:value-type="float">
            <text:p>13890,63</text:p>
          </table:table-cell>
          <table:table-cell office:value-type="float" office:value="12807.2606866152" calcext:value-type="float">
            <text:p>12807,26</text:p>
          </table:table-cell>
          <table:table-cell office:value-type="float" office:value="10510.7718884148" calcext:value-type="float">
            <text:p>10510,77</text:p>
          </table:table-cell>
          <table:table-cell office:value-type="float" office:value="7714.84184376024" calcext:value-type="float">
            <text:p>7714,84</text:p>
          </table:table-cell>
          <table:table-cell office:value-type="float" office:value="9247.58133129626" calcext:value-type="float">
            <text:p>9247,58</text:p>
          </table:table-cell>
          <table:table-cell office:value-type="float" office:value="9812.60113654067" calcext:value-type="float">
            <text:p>9812,60</text:p>
          </table:table-cell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Kirguistán</text:p>
          </table:table-cell>
          <table:table-cell table:number-columns-repeated="28"/>
          <table:table-cell office:value-type="float" office:value="609.172891237019" calcext:value-type="float">
            <text:p>609,17</text:p>
          </table:table-cell>
          <table:table-cell office:value-type="float" office:value="575.643974470034" calcext:value-type="float">
            <text:p>575,64</text:p>
          </table:table-cell>
          <table:table-cell office:value-type="float" office:value="513.035943659476" calcext:value-type="float">
            <text:p>513,04</text:p>
          </table:table-cell>
          <table:table-cell office:value-type="float" office:value="449.065790188734" calcext:value-type="float">
            <text:p>449,07</text:p>
          </table:table-cell>
          <table:table-cell office:value-type="float" office:value="372.307810016831" calcext:value-type="float">
            <text:p>372,31</text:p>
          </table:table-cell>
          <table:table-cell office:value-type="float" office:value="364.226497350785" calcext:value-type="float">
            <text:p>364,23</text:p>
          </table:table-cell>
          <table:table-cell office:value-type="float" office:value="394.860121460514" calcext:value-type="float">
            <text:p>394,86</text:p>
          </table:table-cell>
          <table:table-cell office:value-type="float" office:value="376.4296132611" calcext:value-type="float">
            <text:p>376,43</text:p>
          </table:table-cell>
          <table:table-cell office:value-type="float" office:value="345.138131648451" calcext:value-type="float">
            <text:p>345,14</text:p>
          </table:table-cell>
          <table:table-cell office:value-type="float" office:value="258.049228785755" calcext:value-type="float">
            <text:p>258,05</text:p>
          </table:table-cell>
          <table:table-cell office:value-type="float" office:value="279.619569260939" calcext:value-type="float">
            <text:p>279,62</text:p>
          </table:table-cell>
          <table:table-cell office:value-type="float" office:value="308.409611591149" calcext:value-type="float">
            <text:p>308,41</text:p>
          </table:table-cell>
          <table:table-cell office:value-type="float" office:value="321.727033227846" calcext:value-type="float">
            <text:p>321,73</text:p>
          </table:table-cell>
          <table:table-cell office:value-type="float" office:value="380.506432394744" calcext:value-type="float">
            <text:p>380,51</text:p>
          </table:table-cell>
          <table:table-cell office:value-type="float" office:value="433.234976590867" calcext:value-type="float">
            <text:p>433,23</text:p>
          </table:table-cell>
          <table:table-cell office:value-type="float" office:value="476.552129968975" calcext:value-type="float">
            <text:p>476,55</text:p>
          </table:table-cell>
          <table:table-cell office:value-type="float" office:value="543.110702403072" calcext:value-type="float">
            <text:p>543,11</text:p>
          </table:table-cell>
          <table:table-cell office:value-type="float" office:value="721.768690838857" calcext:value-type="float">
            <text:p>721,77</text:p>
          </table:table-cell>
          <table:table-cell office:value-type="float" office:value="966.393627185372" calcext:value-type="float">
            <text:p>966,39</text:p>
          </table:table-cell>
          <table:table-cell office:value-type="float" office:value="871.224389337854" calcext:value-type="float">
            <text:p>871,22</text:p>
          </table:table-cell>
          <table:table-cell office:value-type="float" office:value="880.037775119109" calcext:value-type="float">
            <text:p>880,04</text:p>
          </table:table-cell>
          <table:table-cell office:value-type="float" office:value="1123.8831680627" calcext:value-type="float">
            <text:p>1123,88</text:p>
          </table:table-cell>
          <table:table-cell office:value-type="float" office:value="1177.97473487848" calcext:value-type="float">
            <text:p>1177,97</text:p>
          </table:table-cell>
          <table:table-cell office:value-type="float" office:value="1282.43716202467" calcext:value-type="float">
            <text:p>1282,44</text:p>
          </table:table-cell>
          <table:table-cell office:value-type="float" office:value="1279.76978265986" calcext:value-type="float">
            <text:p>1279,77</text:p>
          </table:table-cell>
          <table:table-cell office:value-type="float" office:value="1121.08283510739" calcext:value-type="float">
            <text:p>1121,08</text:p>
          </table:table-cell>
          <table:table-cell office:value-type="float" office:value="1120.66651300848" calcext:value-type="float">
            <text:p>1120,67</text:p>
          </table:table-cell>
          <table:table-cell office:value-type="float" office:value="1242.76964282023" calcext:value-type="float">
            <text:p>1242,77</text:p>
          </table:table-cell>
          <table:table-cell office:value-type="float" office:value="1281.36366078545" calcext:value-type="float">
            <text:p>1281,36</text:p>
          </table:table-cell>
        </table:table-row>
        <table:table-row table:style-name="ro1"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table:number-columns-repeated="3"/>
          <table:table-cell office:value-type="float" office:value="4443.40527162766" calcext:value-type="float">
            <text:p>4443,41</text:p>
          </table:table-cell>
          <table:table-cell office:value-type="float" office:value="4571.18195455632" calcext:value-type="float">
            <text:p>4571,18</text:p>
          </table:table-cell>
          <table:table-cell office:value-type="float" office:value="4230.84777838406" calcext:value-type="float">
            <text:p>4230,85</text:p>
          </table:table-cell>
          <table:table-cell office:value-type="float" office:value="4207.81131641687" calcext:value-type="float">
            <text:p>4207,81</text:p>
          </table:table-cell>
          <table:table-cell office:value-type="float" office:value="4019.76307533505" calcext:value-type="float">
            <text:p>4019,76</text:p>
          </table:table-cell>
          <table:table-cell office:value-type="float" office:value="3860.54789198117" calcext:value-type="float">
            <text:p>3860,55</text:p>
          </table:table-cell>
          <table:table-cell office:value-type="float" office:value="4858.71066331672" calcext:value-type="float">
            <text:p>4858,71</text:p>
          </table:table-cell>
          <table:table-cell office:value-type="float" office:value="5224.929421375" calcext:value-type="float">
            <text:p>5224,93</text:p>
          </table:table-cell>
          <table:table-cell office:value-type="float" office:value="5971.82529236545" calcext:value-type="float">
            <text:p>5971,83</text:p>
          </table:table-cell>
          <table:table-cell office:value-type="float" office:value="13521.709511231" calcext:value-type="float">
            <text:p>13521,71</text:p>
          </table:table-cell>
          <table:table-cell office:value-type="float" office:value="11768.5258934562" calcext:value-type="float">
            <text:p>11768,53</text:p>
          </table:table-cell>
          <table:table-cell office:value-type="float" office:value="12093.3240503604" calcext:value-type="float">
            <text:p>12093,32</text:p>
          </table:table-cell>
          <table:table-cell office:value-type="float" office:value="12253.7603174426" calcext:value-type="float">
            <text:p>12253,76</text:p>
          </table:table-cell>
          <table:table-cell office:value-type="float" office:value="12663.4479652264" calcext:value-type="float">
            <text:p>12663,45</text:p>
          </table:table-cell>
          <table:table-cell office:value-type="float" office:value="19092.957567392" calcext:value-type="float">
            <text:p>19092,96</text:p>
          </table:table-cell>
          <table:table-cell office:value-type="float" office:value="20924.2578778229" calcext:value-type="float">
            <text:p>20924,26</text:p>
          </table:table-cell>
          <table:table-cell office:value-type="float" office:value="17408.5545065225" calcext:value-type="float">
            <text:p>17408,55</text:p>
          </table:table-cell>
          <table:table-cell office:value-type="float" office:value="14312.3731183794" calcext:value-type="float">
            <text:p>14312,37</text:p>
          </table:table-cell>
          <table:table-cell office:value-type="float" office:value="13233.8984084124" calcext:value-type="float">
            <text:p>13233,90</text:p>
          </table:table-cell>
          <table:table-cell office:value-type="float" office:value="13132.7651074905" calcext:value-type="float">
            <text:p>13132,77</text:p>
          </table:table-cell>
          <table:table-cell office:value-type="float" office:value="12356.9071402275" calcext:value-type="float">
            <text:p>12356,91</text:p>
          </table:table-cell>
          <table:table-cell office:value-type="float" office:value="9771.09860943228" calcext:value-type="float">
            <text:p>9771,10</text:p>
          </table:table-cell>
          <table:table-cell office:value-type="float" office:value="11535.2161867944" calcext:value-type="float">
            <text:p>11535,22</text:p>
          </table:table-cell>
          <table:table-cell office:value-type="float" office:value="10169.0058612751" calcext:value-type="float">
            <text:p>10169,01</text:p>
          </table:table-cell>
          <table:table-cell office:value-type="float" office:value="11617.1564228719" calcext:value-type="float">
            <text:p>11617,16</text:p>
          </table:table-cell>
          <table:table-cell office:value-type="float" office:value="8794.63122894273" calcext:value-type="float">
            <text:p>8794,63</text:p>
          </table:table-cell>
          <table:table-cell office:value-type="float" office:value="5419.59083079093" calcext:value-type="float">
            <text:p>5419,59</text:p>
          </table:table-cell>
          <table:table-cell table:number-columns-repeated="3"/>
          <table:table-cell office:value-type="float" office:value="16932.1483001751" calcext:value-type="float">
            <text:p>16932,15</text:p>
          </table:table-cell>
          <table:table-cell office:value-type="float" office:value="19358.3824351371" calcext:value-type="float">
            <text:p>19358,38</text:p>
          </table:table-cell>
          <table:table-cell office:value-type="float" office:value="17748.8598001527" calcext:value-type="float">
            <text:p>17748,86</text:p>
          </table:table-cell>
          <table:table-cell office:value-type="float" office:value="14166.1796037949" calcext:value-type="float">
            <text:p>14166,18</text:p>
          </table:table-cell>
          <table:table-cell office:value-type="float" office:value="15435.178587149" calcext:value-type="float">
            <text:p>15435,18</text:p>
          </table:table-cell>
          <table:table-cell office:value-type="float" office:value="18440.3785212446" calcext:value-type="float">
            <text:p>18440,38</text:p>
          </table:table-cell>
          <table:table-cell office:value-type="float" office:value="16587.1776713403" calcext:value-type="float">
            <text:p>16587,18</text:p>
          </table:table-cell>
          <table:table-cell office:value-type="float" office:value="17846.3260571477" calcext:value-type="float">
            <text:p>17846,33</text:p>
          </table:table-cell>
          <table:table-cell office:value-type="float" office:value="22148.378150112" calcext:value-type="float">
            <text:p>22148,38</text:p>
          </table:table-cell>
          <table:table-cell office:value-type="float" office:value="27011.7276502758" calcext:value-type="float">
            <text:p>27011,73</text:p>
          </table:table-cell>
          <table:table-cell office:value-type="float" office:value="35591.0057787851" calcext:value-type="float">
            <text:p>35591,01</text:p>
          </table:table-cell>
          <table:table-cell office:value-type="float" office:value="42781.3664951149" calcext:value-type="float">
            <text:p>42781,37</text:p>
          </table:table-cell>
          <table:table-cell office:value-type="float" office:value="45782.2765557698" calcext:value-type="float">
            <text:p>45782,28</text:p>
          </table:table-cell>
          <table:table-cell office:value-type="float" office:value="55494.9509906458" calcext:value-type="float">
            <text:p>55494,95</text:p>
          </table:table-cell>
          <table:table-cell office:value-type="float" office:value="37561.67266643" calcext:value-type="float">
            <text:p>37561,67</text:p>
          </table:table-cell>
          <table:table-cell office:value-type="float" office:value="38577.3816572031" calcext:value-type="float">
            <text:p>38577,38</text:p>
          </table:table-cell>
          <table:table-cell office:value-type="float" office:value="48618.8822913341" calcext:value-type="float">
            <text:p>48618,88</text:p>
          </table:table-cell>
          <table:table-cell office:value-type="float" office:value="51978.9984836395" calcext:value-type="float">
            <text:p>51979,00</text:p>
          </table:table-cell>
          <table:table-cell office:value-type="float" office:value="49388.2093931705" calcext:value-type="float">
            <text:p>49388,21</text:p>
          </table:table-cell>
          <table:table-cell office:value-type="float" office:value="44062.4002975741" calcext:value-type="float">
            <text:p>44062,40</text:p>
          </table:table-cell>
          <table:table-cell office:value-type="float" office:value="29869.5293908248" calcext:value-type="float">
            <text:p>29869,53</text:p>
          </table:table-cell>
          <table:table-cell office:value-type="float" office:value="27653.1644010105" calcext:value-type="float">
            <text:p>27653,16</text:p>
          </table:table-cell>
          <table:table-cell office:value-type="float" office:value="29759.5324471408" calcext:value-type="float">
            <text:p>29759,53</text:p>
          </table:table-cell>
          <table:table-cell office:value-type="float" office:value="33994.4065667831" calcext:value-type="float">
            <text:p>33994,41</text:p>
          </table:table-cell>
        </table:table-row>
        <table:table-row table:style-name="ro1">
          <table:table-cell office:value-type="string" calcext:value-type="string">
            <text:p>LBN</text:p>
          </table:table-cell>
          <table:table-cell office:value-type="string" calcext:value-type="string">
            <text:p>Líbano</text:p>
          </table:table-cell>
          <table:table-cell table:number-columns-repeated="26"/>
          <table:table-cell office:value-type="float" office:value="1234.24253137995" calcext:value-type="float">
            <text:p>1234,24</text:p>
          </table:table-cell>
          <table:table-cell office:value-type="float" office:value="996.903906819888" calcext:value-type="float">
            <text:p>996,90</text:p>
          </table:table-cell>
          <table:table-cell office:value-type="float" office:value="1012.64388071035" calcext:value-type="float">
            <text:p>1012,64</text:p>
          </table:table-cell>
          <table:table-cell office:value-type="float" office:value="1605.36860742889" calcext:value-type="float">
            <text:p>1605,37</text:p>
          </table:table-cell>
          <table:table-cell office:value-type="float" office:value="1899.65162772638" calcext:value-type="float">
            <text:p>1899,65</text:p>
          </table:table-cell>
          <table:table-cell office:value-type="float" office:value="2446.52995358809" calcext:value-type="float">
            <text:p>2446,53</text:p>
          </table:table-cell>
          <table:table-cell office:value-type="float" office:value="2820.48784477723" calcext:value-type="float">
            <text:p>2820,49</text:p>
          </table:table-cell>
          <table:table-cell office:value-type="float" office:value="3321.29632536572" calcext:value-type="float">
            <text:p>3321,30</text:p>
          </table:table-cell>
          <table:table-cell office:value-type="float" office:value="3791.60551678699" calcext:value-type="float">
            <text:p>3791,61</text:p>
          </table:table-cell>
          <table:table-cell office:value-type="float" office:value="4305.64294610046" calcext:value-type="float">
            <text:p>4305,64</text:p>
          </table:table-cell>
          <table:table-cell office:value-type="float" office:value="4669.577802617" calcext:value-type="float">
            <text:p>4669,58</text:p>
          </table:table-cell>
          <table:table-cell office:value-type="float" office:value="4640.37946051769" calcext:value-type="float">
            <text:p>4640,38</text:p>
          </table:table-cell>
          <table:table-cell office:value-type="float" office:value="4491.63725889302" calcext:value-type="float">
            <text:p>4491,64</text:p>
          </table:table-cell>
          <table:table-cell office:value-type="float" office:value="4422.38707627011" calcext:value-type="float">
            <text:p>4422,39</text:p>
          </table:table-cell>
          <table:table-cell office:value-type="float" office:value="4579.45959271967" calcext:value-type="float">
            <text:p>4579,46</text:p>
          </table:table-cell>
          <table:table-cell office:value-type="float" office:value="4576.39074592193" calcext:value-type="float">
            <text:p>4576,39</text:p>
          </table:table-cell>
          <table:table-cell office:value-type="float" office:value="4627.65798755702" calcext:value-type="float">
            <text:p>4627,66</text:p>
          </table:table-cell>
          <table:table-cell office:value-type="float" office:value="4573.53607313286" calcext:value-type="float">
            <text:p>4573,54</text:p>
          </table:table-cell>
          <table:table-cell office:value-type="float" office:value="4632.3127074456" calcext:value-type="float">
            <text:p>4632,31</text:p>
          </table:table-cell>
          <table:table-cell office:value-type="float" office:value="5217.47171835617" calcext:value-type="float">
            <text:p>5217,47</text:p>
          </table:table-cell>
          <table:table-cell office:value-type="float" office:value="6134.13043009095" calcext:value-type="float">
            <text:p>6134,13</text:p>
          </table:table-cell>
          <table:table-cell office:value-type="float" office:value="7371.10063894951" calcext:value-type="float">
            <text:p>7371,10</text:p>
          </table:table-cell>
          <table:table-cell office:value-type="float" office:value="7756.74406876812" calcext:value-type="float">
            <text:p>7756,74</text:p>
          </table:table-cell>
          <table:table-cell office:value-type="float" office:value="7703.38947185733" calcext:value-type="float">
            <text:p>7703,39</text:p>
          </table:table-cell>
          <table:table-cell office:value-type="float" office:value="7985.85494092208" calcext:value-type="float">
            <text:p>7985,85</text:p>
          </table:table-cell>
          <table:table-cell office:value-type="float" office:value="7923.851717266" calcext:value-type="float">
            <text:p>7923,85</text:p>
          </table:table-cell>
          <table:table-cell office:value-type="float" office:value="7712.06284840621" calcext:value-type="float">
            <text:p>7712,06</text:p>
          </table:table-cell>
          <table:table-cell office:value-type="float" office:value="7649.8326108624" calcext:value-type="float">
            <text:p>7649,83</text:p>
          </table:table-cell>
          <table:table-cell office:value-type="float" office:value="7634.94654364282" calcext:value-type="float">
            <text:p>7634,95</text:p>
          </table:table-cell>
          <table:table-cell office:value-type="float" office:value="7838.34338489943" calcext:value-type="float">
            <text:p>7838,34</text:p>
          </table:table-cell>
          <table:table-cell office:value-type="float" office:value="8269.78767551923" calcext:value-type="float">
            <text:p>8269,79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string" calcext:value-type="string">
            <text:p>Liberia</text:p>
          </table:table-cell>
          <table:table-cell table:number-columns-repeated="38"/>
          <table:table-cell office:value-type="float" office:value="306.832894733147" calcext:value-type="float">
            <text:p>306,83</text:p>
          </table:table-cell>
          <table:table-cell office:value-type="float" office:value="306.710355401471" calcext:value-type="float">
            <text:p>306,71</text:p>
          </table:table-cell>
          <table:table-cell office:value-type="float" office:value="306.473736986024" calcext:value-type="float">
            <text:p>306,47</text:p>
          </table:table-cell>
          <table:table-cell office:value-type="float" office:value="243.089340532418" calcext:value-type="float">
            <text:p>243,09</text:p>
          </table:table-cell>
          <table:table-cell office:value-type="float" office:value="286.064998942803" calcext:value-type="float">
            <text:p>286,06</text:p>
          </table:table-cell>
          <table:table-cell office:value-type="float" office:value="294.893036795442" calcext:value-type="float">
            <text:p>294,89</text:p>
          </table:table-cell>
          <table:table-cell office:value-type="float" office:value="336.11567425435" calcext:value-type="float">
            <text:p>336,12</text:p>
          </table:table-cell>
          <table:table-cell office:value-type="float" office:value="396.601761281558" calcext:value-type="float">
            <text:p>396,60</text:p>
          </table:table-cell>
          <table:table-cell office:value-type="float" office:value="478.399937913334" calcext:value-type="float">
            <text:p>478,40</text:p>
          </table:table-cell>
          <table:table-cell office:value-type="float" office:value="470.947619596855" calcext:value-type="float">
            <text:p>470,95</text:p>
          </table:table-cell>
          <table:table-cell office:value-type="float" office:value="513.445698620224" calcext:value-type="float">
            <text:p>513,45</text:p>
          </table:table-cell>
          <table:table-cell office:value-type="float" office:value="596.897081053795" calcext:value-type="float">
            <text:p>596,90</text:p>
          </table:table-cell>
          <table:table-cell office:value-type="float" office:value="657.936256349955" calcext:value-type="float">
            <text:p>657,94</text:p>
          </table:table-cell>
          <table:table-cell office:value-type="float" office:value="721.930055405248" calcext:value-type="float">
            <text:p>721,93</text:p>
          </table:table-cell>
          <table:table-cell office:value-type="float" office:value="721.182794835652" calcext:value-type="float">
            <text:p>721,18</text:p>
          </table:table-cell>
          <table:table-cell office:value-type="float" office:value="710.383857717515" calcext:value-type="float">
            <text:p>710,38</text:p>
          </table:table-cell>
          <table:table-cell office:value-type="float" office:value="714.623392230031" calcext:value-type="float">
            <text:p>714,62</text:p>
          </table:table-cell>
          <table:table-cell office:value-type="float" office:value="698.70176435511" calcext:value-type="float">
            <text:p>698,70</text:p>
          </table:table-cell>
          <table:table-cell office:value-type="float" office:value="677.322178545364" calcext:value-type="float">
            <text:p>677,32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office:value-type="string" calcext:value-type="string">
            <text:p>Libia</text:p>
          </table:table-cell>
          <table:table-cell table:number-columns-repeated="28"/>
          <table:table-cell office:value-type="float" office:value="6514.32150398511" calcext:value-type="float">
            <text:p>6514,32</text:p>
          </table:table-cell>
          <table:table-cell office:value-type="float" office:value="7040.7809418662" calcext:value-type="float">
            <text:p>7040,78</text:p>
          </table:table-cell>
          <table:table-cell office:value-type="float" office:value="7284.93438247872" calcext:value-type="float">
            <text:p>7284,93</text:p>
          </table:table-cell>
          <table:table-cell office:value-type="float" office:value="6447.14463788716" calcext:value-type="float">
            <text:p>6447,14</text:p>
          </table:table-cell>
          <table:table-cell office:value-type="float" office:value="5892.61761195035" calcext:value-type="float">
            <text:p>5892,62</text:p>
          </table:table-cell>
          <table:table-cell office:value-type="float" office:value="5161.68334189342" calcext:value-type="float">
            <text:p>5161,68</text:p>
          </table:table-cell>
          <table:table-cell office:value-type="float" office:value="5536.86826452386" calcext:value-type="float">
            <text:p>5536,87</text:p>
          </table:table-cell>
          <table:table-cell office:value-type="float" office:value="5998.16161039528" calcext:value-type="float">
            <text:p>5998,16</text:p>
          </table:table-cell>
          <table:table-cell office:value-type="float" office:value="5243.59048141382" calcext:value-type="float">
            <text:p>5243,59</text:p>
          </table:table-cell>
          <table:table-cell office:value-type="float" office:value="6819.03311397953" calcext:value-type="float">
            <text:p>6819,03</text:p>
          </table:table-cell>
          <table:table-cell office:value-type="float" office:value="7142.77445181509" calcext:value-type="float">
            <text:p>7142,77</text:p>
          </table:table-cell>
          <table:table-cell office:value-type="float" office:value="6266.49097233061" calcext:value-type="float">
            <text:p>6266,49</text:p>
          </table:table-cell>
          <table:table-cell office:value-type="float" office:value="3703.04830816852" calcext:value-type="float">
            <text:p>3703,05</text:p>
          </table:table-cell>
          <table:table-cell office:value-type="float" office:value="4673.14391286115" calcext:value-type="float">
            <text:p>4673,14</text:p>
          </table:table-cell>
          <table:table-cell office:value-type="float" office:value="5800.59796851498" calcext:value-type="float">
            <text:p>5800,60</text:p>
          </table:table-cell>
          <table:table-cell office:value-type="float" office:value="8163.01077781973" calcext:value-type="float">
            <text:p>8163,01</text:p>
          </table:table-cell>
          <table:table-cell office:value-type="float" office:value="9336.35666999496" calcext:value-type="float">
            <text:p>9336,36</text:p>
          </table:table-cell>
          <table:table-cell office:value-type="float" office:value="11300.1913436773" calcext:value-type="float">
            <text:p>11300,19</text:p>
          </table:table-cell>
          <table:table-cell office:value-type="float" office:value="14382.5762948433" calcext:value-type="float">
            <text:p>14382,58</text:p>
          </table:table-cell>
          <table:table-cell office:value-type="float" office:value="10275.266564444" calcext:value-type="float">
            <text:p>10275,27</text:p>
          </table:table-cell>
          <table:table-cell office:value-type="float" office:value="12064.7806924218" calcext:value-type="float">
            <text:p>12064,78</text:p>
          </table:table-cell>
          <table:table-cell office:value-type="float" office:value="5554.1791642315" calcext:value-type="float">
            <text:p>5554,18</text:p>
          </table:table-cell>
          <table:table-cell office:value-type="float" office:value="13025.2813934413" calcext:value-type="float">
            <text:p>13025,28</text:p>
          </table:table-cell>
          <table:table-cell office:value-type="float" office:value="10363.7894894551" calcext:value-type="float">
            <text:p>10363,79</text:p>
          </table:table-cell>
          <table:table-cell office:value-type="float" office:value="6466.91027014384" calcext:value-type="float">
            <text:p>6466,91</text:p>
          </table:table-cell>
          <table:table-cell office:value-type="float" office:value="4337.91913919348" calcext:value-type="float">
            <text:p>4337,92</text:p>
          </table:table-cell>
          <table:table-cell office:value-type="float" office:value="4035.1943155047" calcext:value-type="float">
            <text:p>4035,19</text:p>
          </table:table-cell>
          <table:table-cell office:value-type="float" office:value="5756.42314018283" calcext:value-type="float">
            <text:p>5756,42</text:p>
          </table:table-cell>
          <table:table-cell office:value-type="float" office:value="7241.70448113024" calcext:value-type="float">
            <text:p>7241,70</text:p>
          </table:table-cell>
        </table:table-row>
        <table:table-row table:style-name="ro1">
          <table:table-cell office:value-type="string" calcext:value-type="string">
            <text:p>LCA</text:p>
          </table:table-cell>
          <table:table-cell office:value-type="string" calcext:value-type="string">
            <text:p>Santa Lucía</text:p>
          </table:table-cell>
          <table:table-cell table:number-columns-repeated="15"/>
          <table:table-cell office:value-type="float" office:value="821.287979109251" calcext:value-type="float">
            <text:p>821,29</text:p>
          </table:table-cell>
          <table:table-cell office:value-type="float" office:value="942.550152162652" calcext:value-type="float">
            <text:p>942,55</text:p>
          </table:table-cell>
          <table:table-cell office:value-type="float" office:value="1123.47363818665" calcext:value-type="float">
            <text:p>1123,47</text:p>
          </table:table-cell>
          <table:table-cell office:value-type="float" office:value="1310.97201868229" calcext:value-type="float">
            <text:p>1310,97</text:p>
          </table:table-cell>
          <table:table-cell office:value-type="float" office:value="1486.56988597071" calcext:value-type="float">
            <text:p>1486,57</text:p>
          </table:table-cell>
          <table:table-cell office:value-type="float" office:value="1596.42877040759" calcext:value-type="float">
            <text:p>1596,43</text:p>
          </table:table-cell>
          <table:table-cell office:value-type="float" office:value="1698.52933070795" calcext:value-type="float">
            <text:p>1698,53</text:p>
          </table:table-cell>
          <table:table-cell office:value-type="float" office:value="1845.42636753833" calcext:value-type="float">
            <text:p>1845,43</text:p>
          </table:table-cell>
          <table:table-cell office:value-type="float" office:value="2015.61606448183" calcext:value-type="float">
            <text:p>2015,62</text:p>
          </table:table-cell>
          <table:table-cell office:value-type="float" office:value="2368.02036721304" calcext:value-type="float">
            <text:p>2368,02</text:p>
          </table:table-cell>
          <table:table-cell office:value-type="float" office:value="2566.84663831772" calcext:value-type="float">
            <text:p>2566,85</text:p>
          </table:table-cell>
          <table:table-cell office:value-type="float" office:value="2882.09834239077" calcext:value-type="float">
            <text:p>2882,10</text:p>
          </table:table-cell>
          <table:table-cell office:value-type="float" office:value="3207.15412314839" calcext:value-type="float">
            <text:p>3207,15</text:p>
          </table:table-cell>
          <table:table-cell office:value-type="float" office:value="3756.21884375319" calcext:value-type="float">
            <text:p>3756,22</text:p>
          </table:table-cell>
          <table:table-cell office:value-type="float" office:value="3920.27625325243" calcext:value-type="float">
            <text:p>3920,28</text:p>
          </table:table-cell>
          <table:table-cell office:value-type="float" office:value="4253.04087241869" calcext:value-type="float">
            <text:p>4253,04</text:p>
          </table:table-cell>
          <table:table-cell office:value-type="float" office:value="4271.27178081442" calcext:value-type="float">
            <text:p>4271,27</text:p>
          </table:table-cell>
          <table:table-cell office:value-type="float" office:value="4400.39507398192" calcext:value-type="float">
            <text:p>4400,40</text:p>
          </table:table-cell>
          <table:table-cell office:value-type="float" office:value="4646.08156873425" calcext:value-type="float">
            <text:p>4646,08</text:p>
          </table:table-cell>
          <table:table-cell office:value-type="float" office:value="4741.3412108643" calcext:value-type="float">
            <text:p>4741,34</text:p>
          </table:table-cell>
          <table:table-cell office:value-type="float" office:value="4778.03939527582" calcext:value-type="float">
            <text:p>4778,04</text:p>
          </table:table-cell>
          <table:table-cell office:value-type="float" office:value="5128.39728848643" calcext:value-type="float">
            <text:p>5128,40</text:p>
          </table:table-cell>
          <table:table-cell office:value-type="float" office:value="5321.02899376682" calcext:value-type="float">
            <text:p>5321,03</text:p>
          </table:table-cell>
          <table:table-cell office:value-type="float" office:value="5323.37535680248" calcext:value-type="float">
            <text:p>5323,38</text:p>
          </table:table-cell>
          <table:table-cell office:value-type="float" office:value="5047.02782806071" calcext:value-type="float">
            <text:p>5047,03</text:p>
          </table:table-cell>
          <table:table-cell office:value-type="float" office:value="5050.87550283671" calcext:value-type="float">
            <text:p>5050,88</text:p>
          </table:table-cell>
          <table:table-cell office:value-type="float" office:value="5502.48759318092" calcext:value-type="float">
            <text:p>5502,49</text:p>
          </table:table-cell>
          <table:table-cell office:value-type="float" office:value="5897.54664191061" calcext:value-type="float">
            <text:p>5897,55</text:p>
          </table:table-cell>
          <table:table-cell office:value-type="float" office:value="6216.82362708082" calcext:value-type="float">
            <text:p>6216,82</text:p>
          </table:table-cell>
          <table:table-cell office:value-type="float" office:value="6860.32387167947" calcext:value-type="float">
            <text:p>6860,32</text:p>
          </table:table-cell>
          <table:table-cell office:value-type="float" office:value="7632.04398870324" calcext:value-type="float">
            <text:p>7632,04</text:p>
          </table:table-cell>
          <table:table-cell office:value-type="float" office:value="7568.45341379871" calcext:value-type="float">
            <text:p>7568,45</text:p>
          </table:table-cell>
          <table:table-cell office:value-type="float" office:value="7425.0266722323" calcext:value-type="float">
            <text:p>7425,03</text:p>
          </table:table-cell>
          <table:table-cell office:value-type="float" office:value="8037.47296712228" calcext:value-type="float">
            <text:p>8037,47</text:p>
          </table:table-cell>
          <table:table-cell office:value-type="float" office:value="8227.39408163575" calcext:value-type="float">
            <text:p>8227,39</text:p>
          </table:table-cell>
          <table:table-cell office:value-type="float" office:value="8151.99241336827" calcext:value-type="float">
            <text:p>8151,99</text:p>
          </table:table-cell>
          <table:table-cell office:value-type="float" office:value="8358.90516938666" calcext:value-type="float">
            <text:p>8358,91</text:p>
          </table:table-cell>
          <table:table-cell office:value-type="float" office:value="8744.29122441417" calcext:value-type="float">
            <text:p>8744,29</text:p>
          </table:table-cell>
          <table:table-cell office:value-type="float" office:value="9262.25611518645" calcext:value-type="float">
            <text:p>9262,26</text:p>
          </table:table-cell>
          <table:table-cell office:value-type="float" office:value="9452.05536381157" calcext:value-type="float">
            <text:p>9452,06</text:p>
          </table:table-cell>
          <table:table-cell office:value-type="float" office:value="10039.6714141126" calcext:value-type="float">
            <text:p>10039,67</text:p>
          </table:table-cell>
          <table:table-cell office:value-type="float" office:value="10566.0497458462" calcext:value-type="float">
            <text:p>10566,05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  <table:table-cell table:number-columns-repeated="8"/>
          <table:table-cell office:value-type="float" office:value="4236.73143352991" calcext:value-type="float">
            <text:p>4236,73</text:p>
          </table:table-cell>
          <table:table-cell office:value-type="float" office:value="4827.34849834058" calcext:value-type="float">
            <text:p>4827,35</text:p>
          </table:table-cell>
          <table:table-cell office:value-type="float" office:value="5640.46431359638" calcext:value-type="float">
            <text:p>5640,46</text:p>
          </table:table-cell>
          <table:table-cell office:value-type="float" office:value="7354.1023679927" calcext:value-type="float">
            <text:p>7354,10</text:p>
          </table:table-cell>
          <table:table-cell office:value-type="float" office:value="8440.31329512548" calcext:value-type="float">
            <text:p>8440,31</text:p>
          </table:table-cell>
          <table:table-cell office:value-type="float" office:value="10512.3081823176" calcext:value-type="float">
            <text:p>10512,31</text:p>
          </table:table-cell>
          <table:table-cell office:value-type="float" office:value="11386.6482395488" calcext:value-type="float">
            <text:p>11386,65</text:p>
          </table:table-cell>
          <table:table-cell office:value-type="float" office:value="12413.9510906324" calcext:value-type="float">
            <text:p>12413,95</text:p>
          </table:table-cell>
          <table:table-cell office:value-type="float" office:value="17494.2212906419" calcext:value-type="float">
            <text:p>17494,22</text:p>
          </table:table-cell>
          <table:table-cell office:value-type="float" office:value="19764.3532736787" calcext:value-type="float">
            <text:p>19764,35</text:p>
          </table:table-cell>
          <table:table-cell office:value-type="float" office:value="20661.6142670642" calcext:value-type="float">
            <text:p>20661,61</text:p>
          </table:table-cell>
          <table:table-cell office:value-type="float" office:value="19500.6742343564" calcext:value-type="float">
            <text:p>19500,67</text:p>
          </table:table-cell>
          <table:table-cell office:value-type="float" office:value="19674.7939206401" calcext:value-type="float">
            <text:p>19674,79</text:p>
          </table:table-cell>
          <table:table-cell office:value-type="float" office:value="19561.5405523388" calcext:value-type="float">
            <text:p>19561,54</text:p>
          </table:table-cell>
          <table:table-cell office:value-type="float" office:value="18590.6700476059" calcext:value-type="float">
            <text:p>18590,67</text:p>
          </table:table-cell>
          <table:table-cell office:value-type="float" office:value="19388.7054955979" calcext:value-type="float">
            <text:p>19388,71</text:p>
          </table:table-cell>
          <table:table-cell office:value-type="float" office:value="28279.8783556161" calcext:value-type="float">
            <text:p>28279,88</text:p>
          </table:table-cell>
          <table:table-cell office:value-type="float" office:value="37821.7245981781" calcext:value-type="float">
            <text:p>37821,72</text:p>
          </table:table-cell>
          <table:table-cell office:value-type="float" office:value="41301.0654846444" calcext:value-type="float">
            <text:p>41301,07</text:p>
          </table:table-cell>
          <table:table-cell office:value-type="float" office:value="39368.7270879983" calcext:value-type="float">
            <text:p>39368,73</text:p>
          </table:table-cell>
          <table:table-cell office:value-type="float" office:value="49375.3252826544" calcext:value-type="float">
            <text:p>49375,33</text:p>
          </table:table-cell>
          <table:table-cell office:value-type="float" office:value="50898.591251936" calcext:value-type="float">
            <text:p>50898,59</text:p>
          </table:table-cell>
          <table:table-cell office:value-type="float" office:value="55195.679262985" calcext:value-type="float">
            <text:p>55195,68</text:p>
          </table:table-cell>
          <table:table-cell office:value-type="float" office:value="55816.6636788553" calcext:value-type="float">
            <text:p>55816,66</text:p>
          </table:table-cell>
          <table:table-cell office:value-type="float" office:value="64028.0755827749" calcext:value-type="float">
            <text:p>64028,08</text:p>
          </table:table-cell>
          <table:table-cell office:value-type="float" office:value="78641.8845644053" calcext:value-type="float">
            <text:p>78641,88</text:p>
          </table:table-cell>
          <table:table-cell office:value-type="float" office:value="79878.5648981493" calcext:value-type="float">
            <text:p>79878,56</text:p>
          </table:table-cell>
          <table:table-cell office:value-type="float" office:value="72208.9346743391" calcext:value-type="float">
            <text:p>72208,93</text:p>
          </table:table-cell>
          <table:table-cell office:value-type="float" office:value="76745.4223290707" calcext:value-type="float">
            <text:p>76745,42</text:p>
          </table:table-cell>
          <table:table-cell office:value-type="float" office:value="81297.143491122" calcext:value-type="float">
            <text:p>81297,14</text:p>
          </table:table-cell>
          <table:table-cell office:value-type="float" office:value="74853.938729354" calcext:value-type="float">
            <text:p>74853,94</text:p>
          </table:table-cell>
          <table:table-cell office:value-type="float" office:value="74267.4864926848" calcext:value-type="float">
            <text:p>74267,49</text:p>
          </table:table-cell>
          <table:table-cell office:value-type="float" office:value="79359.8046734863" calcext:value-type="float">
            <text:p>79359,80</text:p>
          </table:table-cell>
          <table:table-cell office:value-type="float" office:value="89851.9771623056" calcext:value-type="float">
            <text:p>89851,98</text:p>
          </table:table-cell>
          <table:table-cell office:value-type="float" office:value="100265.955125015" calcext:value-type="float">
            <text:p>100265,96</text:p>
          </table:table-cell>
          <table:table-cell office:value-type="float" office:value="105414.442020548" calcext:value-type="float">
            <text:p>105414,44</text:p>
          </table:table-cell>
          <table:table-cell office:value-type="float" office:value="114390.59973152" calcext:value-type="float">
            <text:p>114390,60</text:p>
          </table:table-cell>
          <table:table-cell office:value-type="float" office:value="130655.636959737" calcext:value-type="float">
            <text:p>130655,64</text:p>
          </table:table-cell>
          <table:table-cell office:value-type="float" office:value="143255.981619193" calcext:value-type="float">
            <text:p>143255,98</text:p>
          </table:table-cell>
          <table:table-cell office:value-type="float" office:value="126082.492630969" calcext:value-type="float">
            <text:p>126082,49</text:p>
          </table:table-cell>
          <table:table-cell office:value-type="float" office:value="141200.380010278" calcext:value-type="float">
            <text:p>141200,38</text:p>
          </table:table-cell>
          <table:table-cell office:value-type="float" office:value="158156.599825792" calcext:value-type="float">
            <text:p>158156,60</text:p>
          </table:table-cell>
          <table:table-cell office:value-type="float" office:value="149010.224898665" calcext:value-type="float">
            <text:p>149010,22</text:p>
          </table:table-cell>
          <table:table-cell office:value-type="float" office:value="173058.317372602" calcext:value-type="float">
            <text:p>173058,32</text:p>
          </table:table-cell>
          <table:table-cell office:value-type="float" office:value="178845.631017897" calcext:value-type="float">
            <text:p>178845,63</text:p>
          </table:table-cell>
          <table:table-cell office:value-type="float" office:value="167290.939983907" calcext:value-type="float">
            <text:p>167290,94</text:p>
          </table:table-cell>
          <table:table-cell office:value-type="float" office:value="165028.245029187" calcext:value-type="float">
            <text:p>165028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uania</text:p>
          </table:table-cell>
          <table:table-cell table:number-columns-repeated="33"/>
          <table:table-cell office:value-type="float" office:value="2168.79609901209" calcext:value-type="float">
            <text:p>2168,80</text:p>
          </table:table-cell>
          <table:table-cell office:value-type="float" office:value="2328.15380783134" calcext:value-type="float">
            <text:p>2328,15</text:p>
          </table:table-cell>
          <table:table-cell office:value-type="float" office:value="2830.73753338088" calcext:value-type="float">
            <text:p>2830,74</text:p>
          </table:table-cell>
          <table:table-cell office:value-type="float" office:value="3166.89564814117" calcext:value-type="float">
            <text:p>3166,90</text:p>
          </table:table-cell>
          <table:table-cell office:value-type="float" office:value="3113.54642795619" calcext:value-type="float">
            <text:p>3113,55</text:p>
          </table:table-cell>
          <table:table-cell office:value-type="float" office:value="3297.35470084107" calcext:value-type="float">
            <text:p>3297,35</text:p>
          </table:table-cell>
          <table:table-cell office:value-type="float" office:value="3530.14733731891" calcext:value-type="float">
            <text:p>3530,15</text:p>
          </table:table-cell>
          <table:table-cell office:value-type="float" office:value="4146.98792783931" calcext:value-type="float">
            <text:p>4146,99</text:p>
          </table:table-cell>
          <table:table-cell office:value-type="float" office:value="5505.5356688311" calcext:value-type="float">
            <text:p>5505,54</text:p>
          </table:table-cell>
          <table:table-cell office:value-type="float" office:value="6706.96699843928" calcext:value-type="float">
            <text:p>6706,97</text:p>
          </table:table-cell>
          <table:table-cell office:value-type="float" office:value="7863.16200865166" calcext:value-type="float">
            <text:p>7863,16</text:p>
          </table:table-cell>
          <table:table-cell office:value-type="float" office:value="9240.64254797441" calcext:value-type="float">
            <text:p>9240,64</text:p>
          </table:table-cell>
          <table:table-cell office:value-type="float" office:value="12297.9153480396" calcext:value-type="float">
            <text:p>12297,92</text:p>
          </table:table-cell>
          <table:table-cell office:value-type="float" office:value="14961.5681759187" calcext:value-type="float">
            <text:p>14961,57</text:p>
          </table:table-cell>
          <table:table-cell office:value-type="float" office:value="11837.3910271086" calcext:value-type="float">
            <text:p>11837,39</text:p>
          </table:table-cell>
          <table:table-cell office:value-type="float" office:value="11953.9384416891" calcext:value-type="float">
            <text:p>11953,94</text:p>
          </table:table-cell>
          <table:table-cell office:value-type="float" office:value="14338.6435140155" calcext:value-type="float">
            <text:p>14338,64</text:p>
          </table:table-cell>
          <table:table-cell office:value-type="float" office:value="14333.9493428112" calcext:value-type="float">
            <text:p>14333,95</text:p>
          </table:table-cell>
          <table:table-cell office:value-type="float" office:value="15705.1639858867" calcext:value-type="float">
            <text:p>15705,16</text:p>
          </table:table-cell>
          <table:table-cell office:value-type="float" office:value="16534.4819837926" calcext:value-type="float">
            <text:p>16534,48</text:p>
          </table:table-cell>
          <table:table-cell office:value-type="float" office:value="14249.1149666026" calcext:value-type="float">
            <text:p>14249,11</text:p>
          </table:table-cell>
          <table:table-cell office:value-type="float" office:value="14999.4796391329" calcext:value-type="float">
            <text:p>14999,48</text:p>
          </table:table-cell>
          <table:table-cell office:value-type="float" office:value="16840.938567953" calcext:value-type="float">
            <text:p>16840,94</text:p>
          </table:table-cell>
          <table:table-cell office:value-type="float" office:value="19153.4089860651" calcext:value-type="float">
            <text:p>19153,41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etonia</text:p>
          </table:table-cell>
          <table:table-cell table:number-columns-repeated="33"/>
          <table:table-cell office:value-type="float" office:value="2322.08701045115" calcext:value-type="float">
            <text:p>2322,09</text:p>
          </table:table-cell>
          <table:table-cell office:value-type="float" office:value="2422.25057472853" calcext:value-type="float">
            <text:p>2422,25</text:p>
          </table:table-cell>
          <table:table-cell office:value-type="float" office:value="2675.24482765197" calcext:value-type="float">
            <text:p>2675,24</text:p>
          </table:table-cell>
          <table:table-cell office:value-type="float" office:value="2965.07300683304" calcext:value-type="float">
            <text:p>2965,07</text:p>
          </table:table-cell>
          <table:table-cell office:value-type="float" office:value="3144.99112702702" calcext:value-type="float">
            <text:p>3144,99</text:p>
          </table:table-cell>
          <table:table-cell office:value-type="float" office:value="3351.23070568401" calcext:value-type="float">
            <text:p>3351,23</text:p>
          </table:table-cell>
          <table:table-cell office:value-type="float" office:value="3566.17111854204" calcext:value-type="float">
            <text:p>3566,17</text:p>
          </table:table-cell>
          <table:table-cell office:value-type="float" office:value="4125.21003421908" calcext:value-type="float">
            <text:p>4125,21</text:p>
          </table:table-cell>
          <table:table-cell office:value-type="float" office:value="5127.59357483893" calcext:value-type="float">
            <text:p>5127,59</text:p>
          </table:table-cell>
          <table:table-cell office:value-type="float" office:value="6343.14352575203" calcext:value-type="float">
            <text:p>6343,14</text:p>
          </table:table-cell>
          <table:table-cell office:value-type="float" office:value="7552.87389420335" calcext:value-type="float">
            <text:p>7552,87</text:p>
          </table:table-cell>
          <table:table-cell office:value-type="float" office:value="9663.37345136659" calcext:value-type="float">
            <text:p>9663,37</text:p>
          </table:table-cell>
          <table:table-cell office:value-type="float" office:value="14042.4624200212" calcext:value-type="float">
            <text:p>14042,46</text:p>
          </table:table-cell>
          <table:table-cell office:value-type="float" office:value="16376.9983633933" calcext:value-type="float">
            <text:p>16377,00</text:p>
          </table:table-cell>
          <table:table-cell office:value-type="float" office:value="12257.2165683051" calcext:value-type="float">
            <text:p>12257,22</text:p>
          </table:table-cell>
          <table:table-cell office:value-type="float" office:value="11344.6933695837" calcext:value-type="float">
            <text:p>11344,69</text:p>
          </table:table-cell>
          <table:table-cell office:value-type="float" office:value="13713.8553053545" calcext:value-type="float">
            <text:p>13713,86</text:p>
          </table:table-cell>
          <table:table-cell office:value-type="float" office:value="13847.7851073453" calcext:value-type="float">
            <text:p>13847,79</text:p>
          </table:table-cell>
          <table:table-cell office:value-type="float" office:value="15043.1175639591" calcext:value-type="float">
            <text:p>15043,12</text:p>
          </table:table-cell>
          <table:table-cell office:value-type="float" office:value="15740.3267490719" calcext:value-type="float">
            <text:p>15740,33</text:p>
          </table:table-cell>
          <table:table-cell office:value-type="float" office:value="13698.9379476476" calcext:value-type="float">
            <text:p>13698,94</text:p>
          </table:table-cell>
          <table:table-cell office:value-type="float" office:value="14153.4149226916" calcext:value-type="float">
            <text:p>14153,41</text:p>
          </table:table-cell>
          <table:table-cell office:value-type="float" office:value="15548.0823130571" calcext:value-type="float">
            <text:p>15548,08</text:p>
          </table:table-cell>
          <table:table-cell office:value-type="float" office:value="17860.6171980214" calcext:value-type="float">
            <text:p>17860,62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string" calcext:value-type="string">
            <text:p>Mónaco</text:p>
          </table:table-cell>
          <table:table-cell table:number-columns-repeated="8"/>
          <table:table-cell office:value-type="float" office:value="12479.7252607401" calcext:value-type="float">
            <text:p>12479,73</text:p>
          </table:table-cell>
          <table:table-cell office:value-type="float" office:value="13812.7181806314" calcext:value-type="float">
            <text:p>13812,72</text:p>
          </table:table-cell>
          <table:table-cell office:value-type="float" office:value="16733.6216056562" calcext:value-type="float">
            <text:p>16733,62</text:p>
          </table:table-cell>
          <table:table-cell office:value-type="float" office:value="21422.8411604046" calcext:value-type="float">
            <text:p>21422,84</text:p>
          </table:table-cell>
          <table:table-cell office:value-type="float" office:value="22706.5417420043" calcext:value-type="float">
            <text:p>22706,54</text:p>
          </table:table-cell>
          <table:table-cell office:value-type="float" office:value="28253.1547831393" calcext:value-type="float">
            <text:p>28253,15</text:p>
          </table:table-cell>
          <table:table-cell office:value-type="float" office:value="28809.7442381706" calcext:value-type="float">
            <text:p>28809,74</text:p>
          </table:table-cell>
          <table:table-cell office:value-type="float" office:value="31432.8694404664" calcext:value-type="float">
            <text:p>31432,87</text:p>
          </table:table-cell>
          <table:table-cell office:value-type="float" office:value="38353.8059335114" calcext:value-type="float">
            <text:p>38353,81</text:p>
          </table:table-cell>
          <table:table-cell office:value-type="float" office:value="45839.8989718769" calcext:value-type="float">
            <text:p>45839,90</text:p>
          </table:table-cell>
          <table:table-cell office:value-type="float" office:value="51528.5472297299" calcext:value-type="float">
            <text:p>51528,55</text:p>
          </table:table-cell>
          <table:table-cell office:value-type="float" office:value="44369.5613546837" calcext:value-type="float">
            <text:p>44369,56</text:p>
          </table:table-cell>
          <table:table-cell office:value-type="float" office:value="41380.8619024661" calcext:value-type="float">
            <text:p>41380,86</text:p>
          </table:table-cell>
          <table:table-cell office:value-type="float" office:value="38884.9977227058" calcext:value-type="float">
            <text:p>38885,00</text:p>
          </table:table-cell>
          <table:table-cell office:value-type="float" office:value="36384.2496054309" calcext:value-type="float">
            <text:p>36384,25</text:p>
          </table:table-cell>
          <table:table-cell office:value-type="float" office:value="37557.2654176462" calcext:value-type="float">
            <text:p>37557,27</text:p>
          </table:table-cell>
          <table:table-cell office:value-type="float" office:value="52174.8420590819" calcext:value-type="float">
            <text:p>52174,84</text:p>
          </table:table-cell>
          <table:table-cell office:value-type="float" office:value="63051.8237539959" calcext:value-type="float">
            <text:p>63051,82</text:p>
          </table:table-cell>
          <table:table-cell office:value-type="float" office:value="68448.2762695477" calcext:value-type="float">
            <text:p>68448,28</text:p>
          </table:table-cell>
          <table:table-cell office:value-type="float" office:value="68592.9654053179" calcext:value-type="float">
            <text:p>68592,97</text:p>
          </table:table-cell>
          <table:table-cell office:value-type="float" office:value="84289.5595438943" calcext:value-type="float">
            <text:p>84289,56</text:p>
          </table:table-cell>
          <table:table-cell office:value-type="float" office:value="83738.3545522903" calcext:value-type="float">
            <text:p>83738,35</text:p>
          </table:table-cell>
          <table:table-cell office:value-type="float" office:value="91647.9826472252" calcext:value-type="float">
            <text:p>91647,98</text:p>
          </table:table-cell>
          <table:table-cell office:value-type="float" office:value="85399.05868041" calcext:value-type="float">
            <text:p>85399,06</text:p>
          </table:table-cell>
          <table:table-cell office:value-type="float" office:value="89380.5747753119" calcext:value-type="float">
            <text:p>89380,57</text:p>
          </table:table-cell>
          <table:table-cell office:value-type="float" office:value="101910.108579759" calcext:value-type="float">
            <text:p>101910,11</text:p>
          </table:table-cell>
          <table:table-cell office:value-type="float" office:value="101237.257655624" calcext:value-type="float">
            <text:p>101237,26</text:p>
          </table:table-cell>
          <table:table-cell office:value-type="float" office:value="90798.6643539378" calcext:value-type="float">
            <text:p>90798,66</text:p>
          </table:table-cell>
          <table:table-cell office:value-type="float" office:value="92995.906360419" calcext:value-type="float">
            <text:p>92995,91</text:p>
          </table:table-cell>
          <table:table-cell office:value-type="float" office:value="91257.6720156104" calcext:value-type="float">
            <text:p>91257,67</text:p>
          </table:table-cell>
          <table:table-cell office:value-type="float" office:value="82367.9912769359" calcext:value-type="float">
            <text:p>82367,99</text:p>
          </table:table-cell>
          <table:table-cell office:value-type="float" office:value="82273.636170094" calcext:value-type="float">
            <text:p>82273,64</text:p>
          </table:table-cell>
          <table:table-cell office:value-type="float" office:value="88576.5061890055" calcext:value-type="float">
            <text:p>88576,51</text:p>
          </table:table-cell>
          <table:table-cell office:value-type="float" office:value="108259.493112819" calcext:value-type="float">
            <text:p>108259,49</text:p>
          </table:table-cell>
          <table:table-cell office:value-type="float" office:value="122691.637417581" calcext:value-type="float">
            <text:p>122691,64</text:p>
          </table:table-cell>
          <table:table-cell office:value-type="float" office:value="124193.605575991" calcext:value-type="float">
            <text:p>124193,61</text:p>
          </table:table-cell>
          <table:table-cell office:value-type="float" office:value="134044.701161335" calcext:value-type="float">
            <text:p>134044,70</text:p>
          </table:table-cell>
          <table:table-cell office:value-type="float" office:value="169961.383945783" calcext:value-type="float">
            <text:p>169961,38</text:p>
          </table:table-cell>
          <table:table-cell office:value-type="float" office:value="185721.794154104" calcext:value-type="float">
            <text:p>185721,79</text:p>
          </table:table-cell>
          <table:table-cell office:value-type="float" office:value="154762.199426852" calcext:value-type="float">
            <text:p>154762,20</text:p>
          </table:table-cell>
          <table:table-cell office:value-type="float" office:value="150585.448911112" calcext:value-type="float">
            <text:p>150585,45</text:p>
          </table:table-cell>
          <table:table-cell office:value-type="float" office:value="168785.940809485" calcext:value-type="float">
            <text:p>168785,94</text:p>
          </table:table-cell>
          <table:table-cell office:value-type="float" office:value="157515.899069445" calcext:value-type="float">
            <text:p>157515,90</text:p>
          </table:table-cell>
          <table:table-cell office:value-type="float" office:value="177593.351895053" calcext:value-type="float">
            <text:p>177593,35</text:p>
          </table:table-cell>
          <table:table-cell office:value-type="float" office:value="189170.895671097" calcext:value-type="float">
            <text:p>189170,90</text:p>
          </table:table-cell>
          <table:table-cell office:value-type="float" office:value="165937.865343145" calcext:value-type="float">
            <text:p>165937,87</text:p>
          </table:table-cell>
          <table:table-cell office:value-type="float" office:value="169915.804840176" calcext:value-type="float">
            <text:p>169915,80</text:p>
          </table:table-cell>
          <table:table-cell office:value-type="float" office:value="167101.759376942" calcext:value-type="float">
            <text:p>167101,76</text:p>
          </table:table-cell>
          <table:table-cell office:value-type="float" office:value="185741.279991587" calcext:value-type="float">
            <text:p>185741,28</text:p>
          </table:table-cell>
        </table:table-row>
        <table:table-row table:style-name="ro1">
          <table:table-cell office:value-type="string" calcext:value-type="string">
            <text:p>MDA</text:p>
          </table:table-cell>
          <table:table-cell office:value-type="string" calcext:value-type="string">
            <text:p>República de Moldova</text:p>
          </table:table-cell>
          <table:table-cell table:number-columns-repeated="33"/>
          <table:table-cell office:value-type="float" office:value="476.988491035178" calcext:value-type="float">
            <text:p>476,99</text:p>
          </table:table-cell>
          <table:table-cell office:value-type="float" office:value="462.169749370198" calcext:value-type="float">
            <text:p>462,17</text:p>
          </table:table-cell>
          <table:table-cell office:value-type="float" office:value="528.180434400879" calcext:value-type="float">
            <text:p>528,18</text:p>
          </table:table-cell>
          <table:table-cell office:value-type="float" office:value="465.053966361478" calcext:value-type="float">
            <text:p>465,05</text:p>
          </table:table-cell>
          <table:table-cell office:value-type="float" office:value="321.026223292627" calcext:value-type="float">
            <text:p>321,03</text:p>
          </table:table-cell>
          <table:table-cell office:value-type="float" office:value="354.003798172847" calcext:value-type="float">
            <text:p>354,00</text:p>
          </table:table-cell>
          <table:table-cell office:value-type="float" office:value="407.734844549116" calcext:value-type="float">
            <text:p>407,73</text:p>
          </table:table-cell>
          <table:table-cell office:value-type="float" office:value="458.677816836312" calcext:value-type="float">
            <text:p>458,68</text:p>
          </table:table-cell>
          <table:table-cell office:value-type="float" office:value="548.291314551314" calcext:value-type="float">
            <text:p>548,29</text:p>
          </table:table-cell>
          <table:table-cell office:value-type="float" office:value="720.945951145159" calcext:value-type="float">
            <text:p>720,95</text:p>
          </table:table-cell>
          <table:table-cell office:value-type="float" office:value="831.208178175711" calcext:value-type="float">
            <text:p>831,21</text:p>
          </table:table-cell>
          <table:table-cell office:value-type="float" office:value="950.640408746043" calcext:value-type="float">
            <text:p>950,64</text:p>
          </table:table-cell>
          <table:table-cell office:value-type="float" office:value="1230.44456420222" calcext:value-type="float">
            <text:p>1230,44</text:p>
          </table:table-cell>
          <table:table-cell office:value-type="float" office:value="1695.98507510881" calcext:value-type="float">
            <text:p>1695,99</text:p>
          </table:table-cell>
          <table:table-cell office:value-type="float" office:value="1525.52611882763" calcext:value-type="float">
            <text:p>1525,53</text:p>
          </table:table-cell>
          <table:table-cell office:value-type="float" office:value="1958.13371987623" calcext:value-type="float">
            <text:p>1958,13</text:p>
          </table:table-cell>
          <table:table-cell office:value-type="float" office:value="2363.59372511782" calcext:value-type="float">
            <text:p>2363,59</text:p>
          </table:table-cell>
          <table:table-cell office:value-type="float" office:value="2446.7253157714" calcext:value-type="float">
            <text:p>2446,73</text:p>
          </table:table-cell>
          <table:table-cell office:value-type="float" office:value="2668.68300938775" calcext:value-type="float">
            <text:p>2668,68</text:p>
          </table:table-cell>
          <table:table-cell office:value-type="float" office:value="2674.11633164002" calcext:value-type="float">
            <text:p>2674,12</text:p>
          </table:table-cell>
          <table:table-cell office:value-type="float" office:value="2179.23362495857" calcext:value-type="float">
            <text:p>2179,23</text:p>
          </table:table-cell>
          <table:table-cell office:value-type="float" office:value="2272.40570707297" calcext:value-type="float">
            <text:p>2272,41</text:p>
          </table:table-cell>
          <table:table-cell office:value-type="float" office:value="2724.49309280928" calcext:value-type="float">
            <text:p>2724,49</text:p>
          </table:table-cell>
          <table:table-cell office:value-type="float" office:value="3227.3121916043" calcext:value-type="float">
            <text:p>3227,31</text:p>
          </table:table-cell>
        </table:table-row>
        <table:table-row table:style-name="ro1">
          <table:table-cell office:value-type="string" calcext:value-type="string">
            <text:p>MDV</text:p>
          </table:table-cell>
          <table:table-cell office:value-type="string" calcext:value-type="string">
            <text:p>Maldivas</text:p>
          </table:table-cell>
          <table:table-cell table:number-columns-repeated="18"/>
          <table:table-cell office:value-type="float" office:value="268.294936305477" calcext:value-type="float">
            <text:p>268,29</text:p>
          </table:table-cell>
          <table:table-cell office:value-type="float" office:value="273.351016662042" calcext:value-type="float">
            <text:p>273,35</text:p>
          </table:table-cell>
          <table:table-cell office:value-type="float" office:value="282.222911808493" calcext:value-type="float">
            <text:p>282,22</text:p>
          </table:table-cell>
          <table:table-cell office:value-type="float" office:value="328.123438154164" calcext:value-type="float">
            <text:p>328,12</text:p>
          </table:table-cell>
          <table:table-cell office:value-type="float" office:value="598.870911125462" calcext:value-type="float">
            <text:p>598,87</text:p>
          </table:table-cell>
          <table:table-cell office:value-type="float" office:value="670.87127883983" calcext:value-type="float">
            <text:p>670,87</text:p>
          </table:table-cell>
          <table:table-cell office:value-type="float" office:value="723.016436545153" calcext:value-type="float">
            <text:p>723,02</text:p>
          </table:table-cell>
          <table:table-cell office:value-type="float" office:value="695.810333930411" calcext:value-type="float">
            <text:p>695,81</text:p>
          </table:table-cell>
          <table:table-cell office:value-type="float" office:value="803.729906141568" calcext:value-type="float">
            <text:p>803,73</text:p>
          </table:table-cell>
          <table:table-cell office:value-type="float" office:value="875.411751097356" calcext:value-type="float">
            <text:p>875,41</text:p>
          </table:table-cell>
          <table:table-cell office:value-type="float" office:value="963.841785800205" calcext:value-type="float">
            <text:p>963,84</text:p>
          </table:table-cell>
          <table:table-cell office:value-type="float" office:value="1064.05757834755" calcext:value-type="float">
            <text:p>1064,06</text:p>
          </table:table-cell>
          <table:table-cell office:value-type="float" office:value="1205.65195251928" calcext:value-type="float">
            <text:p>1205,65</text:p>
          </table:table-cell>
          <table:table-cell office:value-type="float" office:value="1328.60675722168" calcext:value-type="float">
            <text:p>1328,61</text:p>
          </table:table-cell>
          <table:table-cell office:value-type="float" office:value="1431.62334098536" calcext:value-type="float">
            <text:p>1431,62</text:p>
          </table:table-cell>
          <table:table-cell office:value-type="float" office:value="1569.96350410706" calcext:value-type="float">
            <text:p>1569,96</text:p>
          </table:table-cell>
          <table:table-cell office:value-type="float" office:value="1737.70011132066" calcext:value-type="float">
            <text:p>1737,70</text:p>
          </table:table-cell>
          <table:table-cell office:value-type="float" office:value="1926.2422297395" calcext:value-type="float">
            <text:p>1926,24</text:p>
          </table:table-cell>
          <table:table-cell office:value-type="float" office:value="2011.86939196912" calcext:value-type="float">
            <text:p>2011,87</text:p>
          </table:table-cell>
          <table:table-cell office:value-type="float" office:value="2154.22884618657" calcext:value-type="float">
            <text:p>2154,23</text:p>
          </table:table-cell>
          <table:table-cell office:value-type="float" office:value="2234.57986558466" calcext:value-type="float">
            <text:p>2234,58</text:p>
          </table:table-cell>
          <table:table-cell office:value-type="float" office:value="3039.33462296316" calcext:value-type="float">
            <text:p>3039,33</text:p>
          </table:table-cell>
          <table:table-cell office:value-type="float" office:value="3049.19761647393" calcext:value-type="float">
            <text:p>3049,20</text:p>
          </table:table-cell>
          <table:table-cell office:value-type="float" office:value="3475.98330493454" calcext:value-type="float">
            <text:p>3475,98</text:p>
          </table:table-cell>
          <table:table-cell office:value-type="float" office:value="3941.43113584887" calcext:value-type="float">
            <text:p>3941,43</text:p>
          </table:table-cell>
          <table:table-cell office:value-type="float" office:value="3639.9665762434" calcext:value-type="float">
            <text:p>3639,97</text:p>
          </table:table-cell>
          <table:table-cell office:value-type="float" office:value="4809.96311494807" calcext:value-type="float">
            <text:p>4809,96</text:p>
          </table:table-cell>
          <table:table-cell office:value-type="float" office:value="5574.45187632955" calcext:value-type="float">
            <text:p>5574,45</text:p>
          </table:table-cell>
          <table:table-cell office:value-type="float" office:value="6614.15914742089" calcext:value-type="float">
            <text:p>6614,16</text:p>
          </table:table-cell>
          <table:table-cell office:value-type="float" office:value="6636.41241602952" calcext:value-type="float">
            <text:p>6636,41</text:p>
          </table:table-cell>
          <table:table-cell office:value-type="float" office:value="7076.66242320238" calcext:value-type="float">
            <text:p>7076,66</text:p>
          </table:table-cell>
          <table:table-cell office:value-type="float" office:value="7291.42764039704" calcext:value-type="float">
            <text:p>7291,43</text:p>
          </table:table-cell>
          <table:table-cell office:value-type="float" office:value="7265.61365556669" calcext:value-type="float">
            <text:p>7265,61</text:p>
          </table:table-cell>
          <table:table-cell office:value-type="float" office:value="7928.45736514824" calcext:value-type="float">
            <text:p>7928,46</text:p>
          </table:table-cell>
          <table:table-cell office:value-type="float" office:value="8499.36576172668" calcext:value-type="float">
            <text:p>8499,37</text:p>
          </table:table-cell>
          <table:table-cell office:value-type="float" office:value="9033.3904129872" calcext:value-type="float">
            <text:p>9033,39</text:p>
          </table:table-cell>
          <table:table-cell office:value-type="float" office:value="9209.28862477108" calcext:value-type="float">
            <text:p>9209,29</text:p>
          </table:table-cell>
          <table:table-cell office:value-type="float" office:value="9540.63434888323" calcext:value-type="float">
            <text:p>9540,63</text:p>
          </table:table-cell>
          <table:table-cell office:value-type="float" office:value="10330.615614094" calcext:value-type="float">
            <text:p>10330,62</text:p>
          </table:table-cell>
        </table:table-row>
        <table:table-row table:style-name="ro1">
          <table:table-cell office:value-type="string" calcext:value-type="string">
            <text:p>MKD</text:p>
          </table:table-cell>
          <table:table-cell office:value-type="string" calcext:value-type="string">
            <text:p>Macedonia del Norte</text:p>
          </table:table-cell>
          <table:table-cell table:number-columns-repeated="28"/>
          <table:table-cell office:value-type="float" office:value="2354.26346244494" calcext:value-type="float">
            <text:p>2354,26</text:p>
          </table:table-cell>
          <table:table-cell office:value-type="float" office:value="2477.68552392165" calcext:value-type="float">
            <text:p>2477,69</text:p>
          </table:table-cell>
          <table:table-cell office:value-type="float" office:value="1225.37314943187" calcext:value-type="float">
            <text:p>1225,37</text:p>
          </table:table-cell>
          <table:table-cell office:value-type="float" office:value="1352.02572572147" calcext:value-type="float">
            <text:p>1352,03</text:p>
          </table:table-cell>
          <table:table-cell office:value-type="float" office:value="1794.70989656028" calcext:value-type="float">
            <text:p>1794,71</text:p>
          </table:table-cell>
          <table:table-cell office:value-type="float" office:value="2359.80033811007" calcext:value-type="float">
            <text:p>2359,80</text:p>
          </table:table-cell>
          <table:table-cell office:value-type="float" office:value="2338.06831062022" calcext:value-type="float">
            <text:p>2338,07</text:p>
          </table:table-cell>
          <table:table-cell office:value-type="float" office:value="1964.88289326878" calcext:value-type="float">
            <text:p>1964,88</text:p>
          </table:table-cell>
          <table:table-cell office:value-type="float" office:value="1866.85008983781" calcext:value-type="float">
            <text:p>1866,85</text:p>
          </table:table-cell>
          <table:table-cell office:value-type="float" office:value="1908.59260079329" calcext:value-type="float">
            <text:p>1908,59</text:p>
          </table:table-cell>
          <table:table-cell office:value-type="float" office:value="1854.14595610107" calcext:value-type="float">
            <text:p>1854,15</text:p>
          </table:table-cell>
          <table:table-cell office:value-type="float" office:value="1815.92009071121" calcext:value-type="float">
            <text:p>1815,92</text:p>
          </table:table-cell>
          <table:table-cell office:value-type="float" office:value="1961.20373553606" calcext:value-type="float">
            <text:p>1961,20</text:p>
          </table:table-cell>
          <table:table-cell office:value-type="float" office:value="2408.80011005532" calcext:value-type="float">
            <text:p>2408,80</text:p>
          </table:table-cell>
          <table:table-cell office:value-type="float" office:value="2762.56035837584" calcext:value-type="float">
            <text:p>2762,56</text:p>
          </table:table-cell>
          <table:table-cell office:value-type="float" office:value="3037.75311030445" calcext:value-type="float">
            <text:p>3037,75</text:p>
          </table:table-cell>
          <table:table-cell office:value-type="float" office:value="3325.6358088571" calcext:value-type="float">
            <text:p>3325,64</text:p>
          </table:table-cell>
          <table:table-cell office:value-type="float" office:value="4036.20276983476" calcext:value-type="float">
            <text:p>4036,20</text:p>
          </table:table-cell>
          <table:table-cell office:value-type="float" office:value="4793.44366858209" calcext:value-type="float">
            <text:p>4793,44</text:p>
          </table:table-cell>
          <table:table-cell office:value-type="float" office:value="4544.00883488258" calcext:value-type="float">
            <text:p>4544,01</text:p>
          </table:table-cell>
          <table:table-cell office:value-type="float" office:value="4542.89971678317" calcext:value-type="float">
            <text:p>4542,90</text:p>
          </table:table-cell>
          <table:table-cell office:value-type="float" office:value="5063.78698606358" calcext:value-type="float">
            <text:p>5063,79</text:p>
          </table:table-cell>
          <table:table-cell office:value-type="float" office:value="4698.14129350594" calcext:value-type="float">
            <text:p>4698,14</text:p>
          </table:table-cell>
          <table:table-cell office:value-type="float" office:value="5210.67583028154" calcext:value-type="float">
            <text:p>5210,68</text:p>
          </table:table-cell>
          <table:table-cell office:value-type="float" office:value="5468.48086914212" calcext:value-type="float">
            <text:p>5468,48</text:p>
          </table:table-cell>
          <table:table-cell office:value-type="float" office:value="4840.27312286783" calcext:value-type="float">
            <text:p>4840,27</text:p>
          </table:table-cell>
          <table:table-cell office:value-type="float" office:value="5129.15896023703" calcext:value-type="float">
            <text:p>5129,16</text:p>
          </table:table-cell>
          <table:table-cell office:value-type="float" office:value="5417.64201944282" calcext:value-type="float">
            <text:p>5417,64</text:p>
          </table:table-cell>
          <table:table-cell office:value-type="float" office:value="6083.71894832148" calcext:value-type="float">
            <text:p>6083,72</text:p>
          </table:table-cell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Malí</text:p>
          </table:table-cell>
          <table:table-cell table:number-columns-repeated="5"/>
          <table:table-cell office:value-type="float" office:value="48.2798654834855" calcext:value-type="float">
            <text:p>48,28</text:p>
          </table:table-cell>
          <table:table-cell office:value-type="float" office:value="59.4675275565151" calcext:value-type="float">
            <text:p>59,47</text:p>
          </table:table-cell>
          <table:table-cell office:value-type="float" office:value="57.9918001150996" calcext:value-type="float">
            <text:p>57,99</text:p>
          </table:table-cell>
          <table:table-cell office:value-type="float" office:value="60.4756500013374" calcext:value-type="float">
            <text:p>60,48</text:p>
          </table:table-cell>
          <table:table-cell office:value-type="float" office:value="71.1547032389973" calcext:value-type="float">
            <text:p>71,15</text:p>
          </table:table-cell>
          <table:table-cell office:value-type="float" office:value="79.1574879222282" calcext:value-type="float">
            <text:p>79,16</text:p>
          </table:table-cell>
          <table:table-cell office:value-type="float" office:value="90.1001936661963" calcext:value-type="float">
            <text:p>90,10</text:p>
          </table:table-cell>
          <table:table-cell office:value-type="float" office:value="84.5976489245494" calcext:value-type="float">
            <text:p>84,60</text:p>
          </table:table-cell>
          <table:table-cell office:value-type="float" office:value="128.151031964373" calcext:value-type="float">
            <text:p>128,15</text:p>
          </table:table-cell>
          <table:table-cell office:value-type="float" office:value="142.37785666833" calcext:value-type="float">
            <text:p>142,38</text:p>
          </table:table-cell>
          <table:table-cell office:value-type="float" office:value="156.405949369652" calcext:value-type="float">
            <text:p>156,41</text:p>
          </table:table-cell>
          <table:table-cell office:value-type="float" office:value="178.990944499952" calcext:value-type="float">
            <text:p>178,99</text:p>
          </table:table-cell>
          <table:table-cell office:value-type="float" office:value="229.346044930496" calcext:value-type="float">
            <text:p>229,35</text:p>
          </table:table-cell>
          <table:table-cell office:value-type="float" office:value="248.188933681431" calcext:value-type="float">
            <text:p>248,19</text:p>
          </table:table-cell>
          <table:table-cell office:value-type="float" office:value="212.720113068273" calcext:value-type="float">
            <text:p>212,72</text:p>
          </table:table-cell>
          <table:table-cell office:value-type="float" office:value="180.513461186088" calcext:value-type="float">
            <text:p>180,51</text:p>
          </table:table-cell>
          <table:table-cell office:value-type="float" office:value="171.999588677702" calcext:value-type="float">
            <text:p>172,00</text:p>
          </table:table-cell>
          <table:table-cell office:value-type="float" office:value="160.228101522016" calcext:value-type="float">
            <text:p>160,23</text:p>
          </table:table-cell>
          <table:table-cell office:value-type="float" office:value="177.759916329217" calcext:value-type="float">
            <text:p>177,76</text:p>
          </table:table-cell>
          <table:table-cell office:value-type="float" office:value="232.892608455775" calcext:value-type="float">
            <text:p>232,89</text:p>
          </table:table-cell>
          <table:table-cell office:value-type="float" office:value="259.311949059696" calcext:value-type="float">
            <text:p>259,31</text:p>
          </table:table-cell>
          <table:table-cell office:value-type="float" office:value="265.439013877581" calcext:value-type="float">
            <text:p>265,44</text:p>
          </table:table-cell>
          <table:table-cell office:value-type="float" office:value="262.967850392529" calcext:value-type="float">
            <text:p>262,97</text:p>
          </table:table-cell>
          <table:table-cell office:value-type="float" office:value="317.389306906928" calcext:value-type="float">
            <text:p>317,39</text:p>
          </table:table-cell>
          <table:table-cell office:value-type="float" office:value="315.456317277403" calcext:value-type="float">
            <text:p>315,46</text:p>
          </table:table-cell>
          <table:table-cell office:value-type="float" office:value="319.838029708742" calcext:value-type="float">
            <text:p>319,84</text:p>
          </table:table-cell>
          <table:table-cell office:value-type="float" office:value="310.138251539989" calcext:value-type="float">
            <text:p>310,14</text:p>
          </table:table-cell>
          <table:table-cell office:value-type="float" office:value="223.018023022011" calcext:value-type="float">
            <text:p>223,02</text:p>
          </table:table-cell>
          <table:table-cell office:value-type="float" office:value="282.341255036895" calcext:value-type="float">
            <text:p>282,34</text:p>
          </table:table-cell>
          <table:table-cell office:value-type="float" office:value="282.633000795618" calcext:value-type="float">
            <text:p>282,63</text:p>
          </table:table-cell>
          <table:table-cell office:value-type="float" office:value="267.18915875462" calcext:value-type="float">
            <text:p>267,19</text:p>
          </table:table-cell>
          <table:table-cell office:value-type="float" office:value="281.872630907954" calcext:value-type="float">
            <text:p>281,87</text:p>
          </table:table-cell>
          <table:table-cell office:value-type="float" office:value="323.168638837574" calcext:value-type="float">
            <text:p>323,17</text:p>
          </table:table-cell>
          <table:table-cell office:value-type="float" office:value="269.871137691703" calcext:value-type="float">
            <text:p>269,87</text:p>
          </table:table-cell>
          <table:table-cell office:value-type="float" office:value="307.436920532829" calcext:value-type="float">
            <text:p>307,44</text:p>
          </table:table-cell>
          <table:table-cell office:value-type="float" office:value="334.836520639048" calcext:value-type="float">
            <text:p>334,84</text:p>
          </table:table-cell>
          <table:table-cell office:value-type="float" office:value="392.524758957184" calcext:value-type="float">
            <text:p>392,52</text:p>
          </table:table-cell>
          <table:table-cell office:value-type="float" office:value="440.168441800791" calcext:value-type="float">
            <text:p>440,17</text:p>
          </table:table-cell>
          <table:table-cell office:value-type="float" office:value="488.828137358059" calcext:value-type="float">
            <text:p>488,83</text:p>
          </table:table-cell>
          <table:table-cell office:value-type="float" office:value="522.578372431972" calcext:value-type="float">
            <text:p>522,58</text:p>
          </table:table-cell>
          <table:table-cell office:value-type="float" office:value="596.690188823963" calcext:value-type="float">
            <text:p>596,69</text:p>
          </table:table-cell>
          <table:table-cell office:value-type="float" office:value="690.88243975853" calcext:value-type="float">
            <text:p>690,88</text:p>
          </table:table-cell>
          <table:table-cell office:value-type="float" office:value="698.218382466668" calcext:value-type="float">
            <text:p>698,22</text:p>
          </table:table-cell>
          <table:table-cell office:value-type="float" office:value="709.581964584771" calcext:value-type="float">
            <text:p>709,58</text:p>
          </table:table-cell>
          <table:table-cell office:value-type="float" office:value="836.509809417356" calcext:value-type="float">
            <text:p>836,51</text:p>
          </table:table-cell>
          <table:table-cell office:value-type="float" office:value="778.669462492053" calcext:value-type="float">
            <text:p>778,67</text:p>
          </table:table-cell>
          <table:table-cell office:value-type="float" office:value="805.259668494187" calcext:value-type="float">
            <text:p>805,26</text:p>
          </table:table-cell>
          <table:table-cell office:value-type="float" office:value="847.150386296709" calcext:value-type="float">
            <text:p>847,15</text:p>
          </table:table-cell>
          <table:table-cell office:value-type="float" office:value="751.170593517089" calcext:value-type="float">
            <text:p>751,17</text:p>
          </table:table-cell>
          <table:table-cell office:value-type="float" office:value="779.874933008414" calcext:value-type="float">
            <text:p>779,87</text:p>
          </table:table-cell>
          <table:table-cell office:value-type="float" office:value="828.511976401524" calcext:value-type="float">
            <text:p>828,51</text:p>
          </table:table-cell>
          <table:table-cell office:value-type="float" office:value="899.659908096615" calcext:value-type="float">
            <text:p>899,66</text:p>
          </table:table-cell>
        </table:table-row>
        <table:table-row table:style-name="ro1">
          <table:table-cell office:value-type="string" calcext:value-type="string">
            <text:p>MLT</text:p>
          </table:table-cell>
          <table:table-cell office:value-type="string" calcext:value-type="string">
            <text:p>Malta</text:p>
          </table:table-cell>
          <table:table-cell table:number-columns-repeated="8"/>
          <table:table-cell office:value-type="float" office:value="828.421680335959" calcext:value-type="float">
            <text:p>828,42</text:p>
          </table:table-cell>
          <table:table-cell office:value-type="float" office:value="874.066335595898" calcext:value-type="float">
            <text:p>874,07</text:p>
          </table:table-cell>
          <table:table-cell office:value-type="float" office:value="975.758800875955" calcext:value-type="float">
            <text:p>975,76</text:p>
          </table:table-cell>
          <table:table-cell office:value-type="float" office:value="1143.62020309528" calcext:value-type="float">
            <text:p>1143,62</text:p>
          </table:table-cell>
          <table:table-cell office:value-type="float" office:value="1245.36122490143" calcext:value-type="float">
            <text:p>1245,36</text:p>
          </table:table-cell>
          <table:table-cell office:value-type="float" office:value="1560.11215357522" calcext:value-type="float">
            <text:p>1560,11</text:p>
          </table:table-cell>
          <table:table-cell office:value-type="float" office:value="1726.55944845303" calcext:value-type="float">
            <text:p>1726,56</text:p>
          </table:table-cell>
          <table:table-cell office:value-type="float" office:value="2037.89733697812" calcext:value-type="float">
            <text:p>2037,90</text:p>
          </table:table-cell>
          <table:table-cell office:value-type="float" office:value="2558.74025532938" calcext:value-type="float">
            <text:p>2558,74</text:p>
          </table:table-cell>
          <table:table-cell office:value-type="float" office:value="3195.55258574769" calcext:value-type="float">
            <text:p>3195,55</text:p>
          </table:table-cell>
          <table:table-cell office:value-type="float" office:value="3948.40312614976" calcext:value-type="float">
            <text:p>3948,40</text:p>
          </table:table-cell>
          <table:table-cell office:value-type="float" office:value="3898.24303743905" calcext:value-type="float">
            <text:p>3898,24</text:p>
          </table:table-cell>
          <table:table-cell office:value-type="float" office:value="3788.05063240646" calcext:value-type="float">
            <text:p>3788,05</text:p>
          </table:table-cell>
          <table:table-cell office:value-type="float" office:value="3527.04000013994" calcext:value-type="float">
            <text:p>3527,04</text:p>
          </table:table-cell>
          <table:table-cell office:value-type="float" office:value="3332.88535682256" calcext:value-type="float">
            <text:p>3332,89</text:p>
          </table:table-cell>
          <table:table-cell office:value-type="float" office:value="3322.4212829917" calcext:value-type="float">
            <text:p>3322,42</text:p>
          </table:table-cell>
          <table:table-cell office:value-type="float" office:value="4194.65393924832" calcext:value-type="float">
            <text:p>4194,65</text:p>
          </table:table-cell>
          <table:table-cell office:value-type="float" office:value="5083.6691392063" calcext:value-type="float">
            <text:p>5083,67</text:p>
          </table:table-cell>
          <table:table-cell office:value-type="float" office:value="5814.36477130523" calcext:value-type="float">
            <text:p>5814,36</text:p>
          </table:table-cell>
          <table:table-cell office:value-type="float" office:value="6040.60986225945" calcext:value-type="float">
            <text:p>6040,61</text:p>
          </table:table-cell>
          <table:table-cell office:value-type="float" office:value="7191.92360259617" calcext:value-type="float">
            <text:p>7191,92</text:p>
          </table:table-cell>
          <table:table-cell office:value-type="float" office:value="7558.27738257485" calcext:value-type="float">
            <text:p>7558,28</text:p>
          </table:table-cell>
          <table:table-cell office:value-type="float" office:value="8220.2455176794" calcext:value-type="float">
            <text:p>8220,25</text:p>
          </table:table-cell>
          <table:table-cell office:value-type="float" office:value="7296.31014355389" calcext:value-type="float">
            <text:p>7296,31</text:p>
          </table:table-cell>
          <table:table-cell office:value-type="float" office:value="8000.51800452232" calcext:value-type="float">
            <text:p>8000,52</text:p>
          </table:table-cell>
          <table:table-cell office:value-type="float" office:value="9114.35806521342" calcext:value-type="float">
            <text:p>9114,36</text:p>
          </table:table-cell>
          <table:table-cell office:value-type="float" office:value="9397.80091834724" calcext:value-type="float">
            <text:p>9397,80</text:p>
          </table:table-cell>
          <table:table-cell office:value-type="float" office:value="9679.88285697775" calcext:value-type="float">
            <text:p>9679,88</text:p>
          </table:table-cell>
          <table:table-cell office:value-type="float" office:value="10183.6759897077" calcext:value-type="float">
            <text:p>10183,68</text:p>
          </table:table-cell>
          <table:table-cell office:value-type="float" office:value="10648.9888960115" calcext:value-type="float">
            <text:p>10648,99</text:p>
          </table:table-cell>
          <table:table-cell office:value-type="float" office:value="11039.0565074511" calcext:value-type="float">
            <text:p>11039,06</text:p>
          </table:table-cell>
          <table:table-cell office:value-type="float" office:value="11021.7863554641" calcext:value-type="float">
            <text:p>11021,79</text:p>
          </table:table-cell>
          <table:table-cell office:value-type="float" office:value="11843.9390200563" calcext:value-type="float">
            <text:p>11843,94</text:p>
          </table:table-cell>
          <table:table-cell office:value-type="float" office:value="13689.989987991" calcext:value-type="float">
            <text:p>13689,99</text:p>
          </table:table-cell>
          <table:table-cell office:value-type="float" office:value="15109.0549683959" calcext:value-type="float">
            <text:p>15109,05</text:p>
          </table:table-cell>
          <table:table-cell office:value-type="float" office:value="15835.3466687883" calcext:value-type="float">
            <text:p>15835,35</text:p>
          </table:table-cell>
          <table:table-cell office:value-type="float" office:value="16671.5671992638" calcext:value-type="float">
            <text:p>16671,57</text:p>
          </table:table-cell>
          <table:table-cell office:value-type="float" office:value="19375.569601363" calcext:value-type="float">
            <text:p>19375,57</text:p>
          </table:table-cell>
          <table:table-cell office:value-type="float" office:value="21928.7006740562" calcext:value-type="float">
            <text:p>21928,70</text:p>
          </table:table-cell>
          <table:table-cell office:value-type="float" office:value="20675.5825862064" calcext:value-type="float">
            <text:p>20675,58</text:p>
          </table:table-cell>
          <table:table-cell office:value-type="float" office:value="21107.3644349639" calcext:value-type="float">
            <text:p>21107,36</text:p>
          </table:table-cell>
          <table:table-cell office:value-type="float" office:value="22845.9048853838" calcext:value-type="float">
            <text:p>22845,90</text:p>
          </table:table-cell>
          <table:table-cell office:value-type="float" office:value="21926.8083687432" calcext:value-type="float">
            <text:p>21926,81</text:p>
          </table:table-cell>
          <table:table-cell office:value-type="float" office:value="23838.6143979371" calcext:value-type="float">
            <text:p>23838,61</text:p>
          </table:table-cell>
          <table:table-cell office:value-type="float" office:value="26012.0153054014" calcext:value-type="float">
            <text:p>26012,02</text:p>
          </table:table-cell>
          <table:table-cell office:value-type="float" office:value="24077.0108248549" calcext:value-type="float">
            <text:p>24077,01</text:p>
          </table:table-cell>
          <table:table-cell office:value-type="float" office:value="25151.5196168932" calcext:value-type="float">
            <text:p>25151,52</text:p>
          </table:table-cell>
          <table:table-cell office:value-type="float" office:value="27283.5447293274" calcext:value-type="float">
            <text:p>27283,54</text:p>
          </table:table-cell>
          <table:table-cell office:value-type="float" office:value="30098.2833099975" calcext:value-type="float">
            <text:p>30098,28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office:value-type="string" calcext:value-type="string">
            <text:p>Myanmar</text:p>
          </table:table-cell>
          <table:table-cell table:number-columns-repeated="38"/>
          <table:table-cell office:value-type="float" office:value="190.606231910312" calcext:value-type="float">
            <text:p>190,61</text:p>
          </table:table-cell>
          <table:table-cell office:value-type="float" office:value="137.16832669199" calcext:value-type="float">
            <text:p>137,17</text:p>
          </table:table-cell>
          <table:table-cell office:value-type="float" office:value="142.082265230195" calcext:value-type="float">
            <text:p>142,08</text:p>
          </table:table-cell>
          <table:table-cell office:value-type="float" office:value="217.390418948114" calcext:value-type="float">
            <text:p>217,39</text:p>
          </table:table-cell>
          <table:table-cell office:value-type="float" office:value="217.594282612061" calcext:value-type="float">
            <text:p>217,59</text:p>
          </table:table-cell>
          <table:table-cell office:value-type="float" office:value="244.88234994012" calcext:value-type="float">
            <text:p>244,88</text:p>
          </table:table-cell>
          <table:table-cell office:value-type="float" office:value="294.163181308112" calcext:value-type="float">
            <text:p>294,16</text:p>
          </table:table-cell>
          <table:table-cell office:value-type="float" office:value="406.728689152252" calcext:value-type="float">
            <text:p>406,73</text:p>
          </table:table-cell>
          <table:table-cell office:value-type="float" office:value="638.149059869843" calcext:value-type="float">
            <text:p>638,15</text:p>
          </table:table-cell>
          <table:table-cell office:value-type="float" office:value="734.44600674882" calcext:value-type="float">
            <text:p>734,45</text:p>
          </table:table-cell>
          <table:table-cell office:value-type="float" office:value="979.051630004942" calcext:value-type="float">
            <text:p>979,05</text:p>
          </table:table-cell>
          <table:table-cell office:value-type="float" office:value="1176.24245336109" calcext:value-type="float">
            <text:p>1176,24</text:p>
          </table:table-cell>
          <table:table-cell office:value-type="float" office:value="1165.79432896131" calcext:value-type="float">
            <text:p>1165,79</text:p>
          </table:table-cell>
          <table:table-cell office:value-type="float" office:value="1162.33144011893" calcext:value-type="float">
            <text:p>1162,33</text:p>
          </table:table-cell>
          <table:table-cell office:value-type="float" office:value="1251.82076450814" calcext:value-type="float">
            <text:p>1251,82</text:p>
          </table:table-cell>
          <table:table-cell office:value-type="float" office:value="1133.00281580351" calcext:value-type="float">
            <text:p>1133,00</text:p>
          </table:table-cell>
          <table:table-cell office:value-type="float" office:value="1192.49533785043" calcext:value-type="float">
            <text:p>1192,50</text:p>
          </table:table-cell>
          <table:table-cell office:value-type="float" office:value="1249.82874570041" calcext:value-type="float">
            <text:p>1249,83</text:p>
          </table:table-cell>
          <table:table-cell office:value-type="float" office:value="1325.9529237064" calcext:value-type="float">
            <text:p>1325,95</text:p>
          </table:table-cell>
        </table:table-row>
        <table:table-row table:style-name="ro1">
          <table:table-cell office:value-type="string" calcext:value-type="string">
            <text:p>MNE</text:p>
          </table:table-cell>
          <table:table-cell office:value-type="string" calcext:value-type="string">
            <text:p>Montenegro</text:p>
          </table:table-cell>
          <table:table-cell table:number-columns-repeated="38"/>
          <table:table-cell office:value-type="float" office:value="1627.07263304394" calcext:value-type="float">
            <text:p>1627,07</text:p>
          </table:table-cell>
          <table:table-cell office:value-type="float" office:value="1909.59870186179" calcext:value-type="float">
            <text:p>1909,60</text:p>
          </table:table-cell>
          <table:table-cell office:value-type="float" office:value="2106.6350684523" calcext:value-type="float">
            <text:p>2106,64</text:p>
          </table:table-cell>
          <table:table-cell office:value-type="float" office:value="2789.15906483509" calcext:value-type="float">
            <text:p>2789,16</text:p>
          </table:table-cell>
          <table:table-cell office:value-type="float" office:value="3380.16512135859" calcext:value-type="float">
            <text:p>3380,17</text:p>
          </table:table-cell>
          <table:table-cell office:value-type="float" office:value="3674.6179242797" calcext:value-type="float">
            <text:p>3674,62</text:p>
          </table:table-cell>
          <table:table-cell office:value-type="float" office:value="4425.67887307803" calcext:value-type="float">
            <text:p>4425,68</text:p>
          </table:table-cell>
          <table:table-cell office:value-type="float" office:value="5976.39192211767" calcext:value-type="float">
            <text:p>5976,39</text:p>
          </table:table-cell>
          <table:table-cell office:value-type="float" office:value="7367.75190910882" calcext:value-type="float">
            <text:p>7367,75</text:p>
          </table:table-cell>
          <table:table-cell office:value-type="float" office:value="6727.10551982115" calcext:value-type="float">
            <text:p>6727,11</text:p>
          </table:table-cell>
          <table:table-cell office:value-type="float" office:value="6682.28115774575" calcext:value-type="float">
            <text:p>6682,28</text:p>
          </table:table-cell>
          <table:table-cell office:value-type="float" office:value="7318.74469026724" calcext:value-type="float">
            <text:p>7318,74</text:p>
          </table:table-cell>
          <table:table-cell office:value-type="float" office:value="6586.7212793222" calcext:value-type="float">
            <text:p>6586,72</text:p>
          </table:table-cell>
          <table:table-cell office:value-type="float" office:value="7186.43192406181" calcext:value-type="float">
            <text:p>7186,43</text:p>
          </table:table-cell>
          <table:table-cell office:value-type="float" office:value="7378.34528902948" calcext:value-type="float">
            <text:p>7378,35</text:p>
          </table:table-cell>
          <table:table-cell office:value-type="float" office:value="6514.27269528653" calcext:value-type="float">
            <text:p>6514,27</text:p>
          </table:table-cell>
          <table:table-cell office:value-type="float" office:value="7028.93657685094" calcext:value-type="float">
            <text:p>7028,94</text:p>
          </table:table-cell>
          <table:table-cell office:value-type="float" office:value="7784.06528996557" calcext:value-type="float">
            <text:p>7784,07</text:p>
          </table:table-cell>
          <table:table-cell office:value-type="float" office:value="8844.23698538056" calcext:value-type="float">
            <text:p>8844,24</text:p>
          </table:table-cell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 table:number-columns-repeated="19"/>
          <table:table-cell office:value-type="float" office:value="1332.64056303091" calcext:value-type="float">
            <text:p>1332,64</text:p>
          </table:table-cell>
          <table:table-cell office:value-type="float" office:value="1435.7670965977" calcext:value-type="float">
            <text:p>1435,77</text:p>
          </table:table-cell>
          <table:table-cell office:value-type="float" office:value="1495.01574872825" calcext:value-type="float">
            <text:p>1495,02</text:p>
          </table:table-cell>
          <table:table-cell office:value-type="float" office:value="1121.66416366931" calcext:value-type="float">
            <text:p>1121,66</text:p>
          </table:table-cell>
          <table:table-cell office:value-type="float" office:value="1137.69035387727" calcext:value-type="float">
            <text:p>1137,69</text:p>
          </table:table-cell>
          <table:table-cell office:value-type="float" office:value="1465.44766087641" calcext:value-type="float">
            <text:p>1465,45</text:p>
          </table:table-cell>
          <table:table-cell office:value-type="float" office:value="1485.53889553366" calcext:value-type="float">
            <text:p>1485,54</text:p>
          </table:table-cell>
          <table:table-cell office:value-type="float" office:value="1533.44430540369" calcext:value-type="float">
            <text:p>1533,44</text:p>
          </table:table-cell>
          <table:table-cell office:value-type="float" office:value="1670.69052891368" calcext:value-type="float">
            <text:p>1670,69</text:p>
          </table:table-cell>
          <table:table-cell office:value-type="float" office:value="1172.4430658221" calcext:value-type="float">
            <text:p>1172,44</text:p>
          </table:table-cell>
          <table:table-cell office:value-type="float" office:value="1072.63631881436" calcext:value-type="float">
            <text:p>1072,64</text:p>
          </table:table-cell>
          <table:table-cell office:value-type="float" office:value="587.303231720938" calcext:value-type="float">
            <text:p>587,30</text:p>
          </table:table-cell>
          <table:table-cell office:value-type="float" office:value="339.522087073079" calcext:value-type="float">
            <text:p>339,52</text:p>
          </table:table-cell>
          <table:table-cell office:value-type="float" office:value="405.974837837789" calcext:value-type="float">
            <text:p>405,97</text:p>
          </table:table-cell>
          <table:table-cell office:value-type="float" office:value="631.920090007225" calcext:value-type="float">
            <text:p>631,92</text:p>
          </table:table-cell>
          <table:table-cell office:value-type="float" office:value="580.910844127533" calcext:value-type="float">
            <text:p>580,91</text:p>
          </table:table-cell>
          <table:table-cell office:value-type="float" office:value="505.594473873314" calcext:value-type="float">
            <text:p>505,59</text:p>
          </table:table-cell>
          <table:table-cell office:value-type="float" office:value="477.334734061521" calcext:value-type="float">
            <text:p>477,33</text:p>
          </table:table-cell>
          <table:table-cell office:value-type="float" office:value="444.995145107339" calcext:value-type="float">
            <text:p>445,00</text:p>
          </table:table-cell>
          <table:table-cell office:value-type="float" office:value="474.216896516578" calcext:value-type="float">
            <text:p>474,22</text:p>
          </table:table-cell>
          <table:table-cell office:value-type="float" office:value="524.055307892296" calcext:value-type="float">
            <text:p>524,06</text:p>
          </table:table-cell>
          <table:table-cell office:value-type="float" office:value="571.592639528765" calcext:value-type="float">
            <text:p>571,59</text:p>
          </table:table-cell>
          <table:table-cell office:value-type="float" office:value="646.193256289382" calcext:value-type="float">
            <text:p>646,19</text:p>
          </table:table-cell>
          <table:table-cell office:value-type="float" office:value="797.978685268444" calcext:value-type="float">
            <text:p>797,98</text:p>
          </table:table-cell>
          <table:table-cell office:value-type="float" office:value="998.831364810828" calcext:value-type="float">
            <text:p>998,83</text:p>
          </table:table-cell>
          <table:table-cell office:value-type="float" office:value="1334.21168135831" calcext:value-type="float">
            <text:p>1334,21</text:p>
          </table:table-cell>
          <table:table-cell office:value-type="float" office:value="1632.72695225898" calcext:value-type="float">
            <text:p>1632,73</text:p>
          </table:table-cell>
          <table:table-cell office:value-type="float" office:value="2136.56321364601" calcext:value-type="float">
            <text:p>2136,56</text:p>
          </table:table-cell>
          <table:table-cell office:value-type="float" office:value="1714.36054504148" calcext:value-type="float">
            <text:p>1714,36</text:p>
          </table:table-cell>
          <table:table-cell office:value-type="float" office:value="2643.29291416763" calcext:value-type="float">
            <text:p>2643,29</text:p>
          </table:table-cell>
          <table:table-cell office:value-type="float" office:value="3757.5586328813" calcext:value-type="float">
            <text:p>3757,56</text:p>
          </table:table-cell>
          <table:table-cell office:value-type="float" office:value="4351.8869200565" calcext:value-type="float">
            <text:p>4351,89</text:p>
          </table:table-cell>
          <table:table-cell office:value-type="float" office:value="4366.07590145025" calcext:value-type="float">
            <text:p>4366,08</text:p>
          </table:table-cell>
          <table:table-cell office:value-type="float" office:value="4158.52571473091" calcext:value-type="float">
            <text:p>4158,53</text:p>
          </table:table-cell>
          <table:table-cell office:value-type="float" office:value="3918.57917389554" calcext:value-type="float">
            <text:p>3918,58</text:p>
          </table:table-cell>
          <table:table-cell office:value-type="float" office:value="3660.15074616061" calcext:value-type="float">
            <text:p>3660,15</text:p>
          </table:table-cell>
          <table:table-cell office:value-type="float" office:value="3669.4175404033" calcext:value-type="float">
            <text:p>3669,42</text:p>
          </table:table-cell>
          <table:table-cell office:value-type="float" office:value="4121.73243469391" calcext:value-type="float">
            <text:p>4121,73</text:p>
          </table:table-cell>
        </table:table-row>
        <table:table-row table:style-name="ro1">
          <table:table-cell office:value-type="string" calcext:value-type="string">
            <text:p>MNP</text:p>
          </table:table-cell>
          <table:table-cell office:value-type="string" calcext:value-type="string">
            <text:p>Mariana</text:p>
          </table:table-cell>
          <table:table-cell table:number-columns-repeated="40"/>
          <table:table-cell office:value-type="float" office:value="21978.7743923314" calcext:value-type="float">
            <text:p>21978,77</text:p>
          </table:table-cell>
          <table:table-cell office:value-type="float" office:value="21381.6073308368" calcext:value-type="float">
            <text:p>21381,61</text:p>
          </table:table-cell>
          <table:table-cell office:value-type="float" office:value="21136.8479893792" calcext:value-type="float">
            <text:p>21136,85</text:p>
          </table:table-cell>
          <table:table-cell office:value-type="float" office:value="18764.8119981607" calcext:value-type="float">
            <text:p>18764,81</text:p>
          </table:table-cell>
          <table:table-cell office:value-type="float" office:value="17715.9013635876" calcext:value-type="float">
            <text:p>17715,90</text:p>
          </table:table-cell>
          <table:table-cell office:value-type="float" office:value="16986.9066806715" calcext:value-type="float">
            <text:p>16986,91</text:p>
          </table:table-cell>
          <table:table-cell office:value-type="float" office:value="17189.9313501144" calcext:value-type="float">
            <text:p>17189,93</text:p>
          </table:table-cell>
          <table:table-cell office:value-type="float" office:value="14669.7913014596" calcext:value-type="float">
            <text:p>14669,79</text:p>
          </table:table-cell>
          <table:table-cell office:value-type="float" office:value="14804.2467250931" calcext:value-type="float">
            <text:p>14804,25</text:p>
          </table:table-cell>
          <table:table-cell office:value-type="float" office:value="13571.0582833444" calcext:value-type="float">
            <text:p>13571,06</text:p>
          </table:table-cell>
          <table:table-cell office:value-type="float" office:value="13827.7696967465" calcext:value-type="float">
            <text:p>13827,77</text:p>
          </table:table-cell>
          <table:table-cell office:value-type="float" office:value="14274.2406542056" calcext:value-type="float">
            <text:p>14274,24</text:p>
          </table:table-cell>
          <table:table-cell office:value-type="float" office:value="15278.9078745141" calcext:value-type="float">
            <text:p>15278,91</text:p>
          </table:table-cell>
          <table:table-cell office:value-type="float" office:value="16690.5700968089" calcext:value-type="float">
            <text:p>16690,57</text:p>
          </table:table-cell>
          <table:table-cell office:value-type="float" office:value="22246.7430768136" calcext:value-type="float">
            <text:p>22246,74</text:p>
          </table:table-cell>
          <table:table-cell office:value-type="float" office:value="28305.222587603" calcext:value-type="float">
            <text:p>28305,22</text:p>
          </table:table-cell>
          <table:table-cell office:value-type="float" office:value="23258.6758552794" calcext:value-type="float">
            <text:p>23258,68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Mozambique</text:p>
          </table:table-cell>
          <table:table-cell table:number-columns-repeated="29"/>
          <table:table-cell office:value-type="float" office:value="277.934279761303" calcext:value-type="float">
            <text:p>277,93</text:p>
          </table:table-cell>
          <table:table-cell office:value-type="float" office:value="191.582153407028" calcext:value-type="float">
            <text:p>191,58</text:p>
          </table:table-cell>
          <table:table-cell office:value-type="float" office:value="190.552060981428" calcext:value-type="float">
            <text:p>190,55</text:p>
          </table:table-cell>
          <table:table-cell office:value-type="float" office:value="186.848530380513" calcext:value-type="float">
            <text:p>186,85</text:p>
          </table:table-cell>
          <table:table-cell office:value-type="float" office:value="187.357741017855" calcext:value-type="float">
            <text:p>187,36</text:p>
          </table:table-cell>
          <table:table-cell office:value-type="float" office:value="260.857254995967" calcext:value-type="float">
            <text:p>260,86</text:p>
          </table:table-cell>
          <table:table-cell office:value-type="float" office:value="303.511633776139" calcext:value-type="float">
            <text:p>303,51</text:p>
          </table:table-cell>
          <table:table-cell office:value-type="float" office:value="333.842602685354" calcext:value-type="float">
            <text:p>333,84</text:p>
          </table:table-cell>
          <table:table-cell office:value-type="float" office:value="341.480915153908" calcext:value-type="float">
            <text:p>341,48</text:p>
          </table:table-cell>
          <table:table-cell office:value-type="float" office:value="313.568034141097" calcext:value-type="float">
            <text:p>313,57</text:p>
          </table:table-cell>
          <table:table-cell office:value-type="float" office:value="291.46773901755" calcext:value-type="float">
            <text:p>291,47</text:p>
          </table:table-cell>
          <table:table-cell office:value-type="float" office:value="299.683054089599" calcext:value-type="float">
            <text:p>299,68</text:p>
          </table:table-cell>
          <table:table-cell office:value-type="float" office:value="323.522588695309" calcext:value-type="float">
            <text:p>323,52</text:p>
          </table:table-cell>
          <table:table-cell office:value-type="float" office:value="381.156592740039" calcext:value-type="float">
            <text:p>381,16</text:p>
          </table:table-cell>
          <table:table-cell office:value-type="float" office:value="415.348291028051" calcext:value-type="float">
            <text:p>415,35</text:p>
          </table:table-cell>
          <table:table-cell office:value-type="float" office:value="434.034028823205" calcext:value-type="float">
            <text:p>434,03</text:p>
          </table:table-cell>
          <table:table-cell office:value-type="float" office:value="480.933520061827" calcext:value-type="float">
            <text:p>480,93</text:p>
          </table:table-cell>
          <table:table-cell office:value-type="float" office:value="564.479487690857" calcext:value-type="float">
            <text:p>564,48</text:p>
          </table:table-cell>
          <table:table-cell office:value-type="float" office:value="519.760404713804" calcext:value-type="float">
            <text:p>519,76</text:p>
          </table:table-cell>
          <table:table-cell office:value-type="float" office:value="471.181692645893" calcext:value-type="float">
            <text:p>471,18</text:p>
          </table:table-cell>
          <table:table-cell office:value-type="float" office:value="594.586466669704" calcext:value-type="float">
            <text:p>594,59</text:p>
          </table:table-cell>
          <table:table-cell office:value-type="float" office:value="657.645337819668" calcext:value-type="float">
            <text:p>657,65</text:p>
          </table:table-cell>
          <table:table-cell office:value-type="float" office:value="664.078211827767" calcext:value-type="float">
            <text:p>664,08</text:p>
          </table:table-cell>
          <table:table-cell office:value-type="float" office:value="673.969955508106" calcext:value-type="float">
            <text:p>673,97</text:p>
          </table:table-cell>
          <table:table-cell office:value-type="float" office:value="589.859028149831" calcext:value-type="float">
            <text:p>589,86</text:p>
          </table:table-cell>
          <table:table-cell office:value-type="float" office:value="428.926487995524" calcext:value-type="float">
            <text:p>428,93</text:p>
          </table:table-cell>
          <table:table-cell office:value-type="float" office:value="461.415094120589" calcext:value-type="float">
            <text:p>461,42</text:p>
          </table:table-cell>
          <table:table-cell office:value-type="float" office:value="498.957220208652" calcext:value-type="float">
            <text:p>498,96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string" calcext:value-type="string">
            <text:p>Mauricio</text:p>
          </table:table-cell>
          <table:table-cell table:number-columns-repeated="14"/>
          <table:table-cell office:value-type="float" office:value="776.644334137488" calcext:value-type="float">
            <text:p>776,64</text:p>
          </table:table-cell>
          <table:table-cell office:value-type="float" office:value="893.914952381185" calcext:value-type="float">
            <text:p>893,91</text:p>
          </table:table-cell>
          <table:table-cell office:value-type="float" office:value="1087.69816067884" calcext:value-type="float">
            <text:p>1087,70</text:p>
          </table:table-cell>
          <table:table-cell office:value-type="float" office:value="1275.03582645064" calcext:value-type="float">
            <text:p>1275,04</text:p>
          </table:table-cell>
          <table:table-cell office:value-type="float" office:value="1171.57608699789" calcext:value-type="float">
            <text:p>1171,58</text:p>
          </table:table-cell>
          <table:table-cell office:value-type="float" office:value="1165.15841972823" calcext:value-type="float">
            <text:p>1165,16</text:p>
          </table:table-cell>
          <table:table-cell office:value-type="float" office:value="1086.53502506849" calcext:value-type="float">
            <text:p>1086,54</text:p>
          </table:table-cell>
          <table:table-cell office:value-type="float" office:value="1088.43640130411" calcext:value-type="float">
            <text:p>1088,44</text:p>
          </table:table-cell>
          <table:table-cell office:value-type="float" office:value="1027.99397497052" calcext:value-type="float">
            <text:p>1027,99</text:p>
          </table:table-cell>
          <table:table-cell office:value-type="float" office:value="1054.47483497012" calcext:value-type="float">
            <text:p>1054,47</text:p>
          </table:table-cell>
          <table:table-cell office:value-type="float" office:value="1422.55655164592" calcext:value-type="float">
            <text:p>1422,56</text:p>
          </table:table-cell>
          <table:table-cell office:value-type="float" office:value="1815.35140483779" calcext:value-type="float">
            <text:p>1815,35</text:p>
          </table:table-cell>
          <table:table-cell office:value-type="float" office:value="2046.04799825634" calcext:value-type="float">
            <text:p>2046,05</text:p>
          </table:table-cell>
          <table:table-cell office:value-type="float" office:value="2075.53816831518" calcext:value-type="float">
            <text:p>2075,54</text:p>
          </table:table-cell>
          <table:table-cell office:value-type="float" office:value="2506.17931226708" calcext:value-type="float">
            <text:p>2506,18</text:p>
          </table:table-cell>
          <table:table-cell office:value-type="float" office:value="2669.32770040611" calcext:value-type="float">
            <text:p>2669,33</text:p>
          </table:table-cell>
          <table:table-cell office:value-type="float" office:value="2973.20697742439" calcext:value-type="float">
            <text:p>2973,21</text:p>
          </table:table-cell>
          <table:table-cell office:value-type="float" office:value="2973.79782099643" calcext:value-type="float">
            <text:p>2973,80</text:p>
          </table:table-cell>
          <table:table-cell office:value-type="float" office:value="3197.33102367957" calcext:value-type="float">
            <text:p>3197,33</text:p>
          </table:table-cell>
          <table:table-cell office:value-type="float" office:value="3599.55520192961" calcext:value-type="float">
            <text:p>3599,56</text:p>
          </table:table-cell>
          <table:table-cell office:value-type="float" office:value="3899.43519244996" calcext:value-type="float">
            <text:p>3899,44</text:p>
          </table:table-cell>
          <table:table-cell office:value-type="float" office:value="3646.63062599001" calcext:value-type="float">
            <text:p>3646,63</text:p>
          </table:table-cell>
          <table:table-cell office:value-type="float" office:value="3593.23408089547" calcext:value-type="float">
            <text:p>3593,23</text:p>
          </table:table-cell>
          <table:table-cell office:value-type="float" office:value="3695.93490909434" calcext:value-type="float">
            <text:p>3695,93</text:p>
          </table:table-cell>
          <table:table-cell office:value-type="float" office:value="3929.07549503364" calcext:value-type="float">
            <text:p>3929,08</text:p>
          </table:table-cell>
          <table:table-cell office:value-type="float" office:value="3856.62522686864" calcext:value-type="float">
            <text:p>3856,63</text:p>
          </table:table-cell>
          <table:table-cell office:value-type="float" office:value="4018.94889731864" calcext:value-type="float">
            <text:p>4018,95</text:p>
          </table:table-cell>
          <table:table-cell office:value-type="float" office:value="4793.71817900161" calcext:value-type="float">
            <text:p>4793,72</text:p>
          </table:table-cell>
          <table:table-cell office:value-type="float" office:value="5388.06578367365" calcext:value-type="float">
            <text:p>5388,07</text:p>
          </table:table-cell>
          <table:table-cell office:value-type="float" office:value="5282.90602155635" calcext:value-type="float">
            <text:p>5282,91</text:p>
          </table:table-cell>
          <table:table-cell office:value-type="float" office:value="5695.96932704928" calcext:value-type="float">
            <text:p>5695,97</text:p>
          </table:table-cell>
          <table:table-cell office:value-type="float" office:value="6574.65433811493" calcext:value-type="float">
            <text:p>6574,65</text:p>
          </table:table-cell>
          <table:table-cell office:value-type="float" office:value="8030.06300537304" calcext:value-type="float">
            <text:p>8030,06</text:p>
          </table:table-cell>
          <table:table-cell office:value-type="float" office:value="7318.12640972422" calcext:value-type="float">
            <text:p>7318,13</text:p>
          </table:table-cell>
          <table:table-cell office:value-type="float" office:value="8000.37643182154" calcext:value-type="float">
            <text:p>8000,38</text:p>
          </table:table-cell>
          <table:table-cell office:value-type="float" office:value="9197.02697152061" calcext:value-type="float">
            <text:p>9197,03</text:p>
          </table:table-cell>
          <table:table-cell office:value-type="float" office:value="9291.22761861899" calcext:value-type="float">
            <text:p>9291,23</text:p>
          </table:table-cell>
          <table:table-cell office:value-type="float" office:value="9637.00265000958" calcext:value-type="float">
            <text:p>9637,00</text:p>
          </table:table-cell>
          <table:table-cell office:value-type="float" office:value="10153.9382184867" calcext:value-type="float">
            <text:p>10153,94</text:p>
          </table:table-cell>
          <table:table-cell office:value-type="float" office:value="9260.44730250635" calcext:value-type="float">
            <text:p>9260,45</text:p>
          </table:table-cell>
          <table:table-cell office:value-type="float" office:value="9681.61856689674" calcext:value-type="float">
            <text:p>9681,62</text:p>
          </table:table-cell>
          <table:table-cell office:value-type="float" office:value="10484.9083620411" calcext:value-type="float">
            <text:p>10484,91</text:p>
          </table:table-cell>
          <table:table-cell office:value-type="float" office:value="11238.6903948961" calcext:value-type="float">
            <text:p>11238,69</text:p>
          </table:table-cell>
        </table:table-row>
        <table:table-row table:style-name="ro1">
          <table:table-cell office:value-type="string" calcext:value-type="string">
            <text:p>NAM</text:p>
          </table:table-cell>
          <table:table-cell office:value-type="string" calcext:value-type="string">
            <text:p>Namibia</text:p>
          </table:table-cell>
          <table:table-cell table:number-columns-repeated="18"/>
          <table:table-cell office:value-type="float" office:value="2289.906634306" calcext:value-type="float">
            <text:p>2289,91</text:p>
          </table:table-cell>
          <table:table-cell office:value-type="float" office:value="2078.51990669515" calcext:value-type="float">
            <text:p>2078,52</text:p>
          </table:table-cell>
          <table:table-cell office:value-type="float" office:value="1914.81469053482" calcext:value-type="float">
            <text:p>1914,81</text:p>
          </table:table-cell>
          <table:table-cell office:value-type="float" office:value="2027.15281687963" calcext:value-type="float">
            <text:p>2027,15</text:p>
          </table:table-cell>
          <table:table-cell office:value-type="float" office:value="1675.98991848247" calcext:value-type="float">
            <text:p>1675,99</text:p>
          </table:table-cell>
          <table:table-cell office:value-type="float" office:value="1340.32832839214" calcext:value-type="float">
            <text:p>1340,33</text:p>
          </table:table-cell>
          <table:table-cell office:value-type="float" office:value="1456.71608455865" calcext:value-type="float">
            <text:p>1456,72</text:p>
          </table:table-cell>
          <table:table-cell office:value-type="float" office:value="1784.56962120792" calcext:value-type="float">
            <text:p>1784,57</text:p>
          </table:table-cell>
          <table:table-cell office:value-type="float" office:value="1864.08172752842" calcext:value-type="float">
            <text:p>1864,08</text:p>
          </table:table-cell>
          <table:table-cell office:value-type="float" office:value="1826.48029337664" calcext:value-type="float">
            <text:p>1826,48</text:p>
          </table:table-cell>
          <table:table-cell office:value-type="float" office:value="1944.13762113919" calcext:value-type="float">
            <text:p>1944,14</text:p>
          </table:table-cell>
          <table:table-cell office:value-type="float" office:value="2027.00811337946" calcext:value-type="float">
            <text:p>2027,01</text:p>
          </table:table-cell>
          <table:table-cell office:value-type="float" office:value="2257.63239347207" calcext:value-type="float">
            <text:p>2257,63</text:p>
          </table:table-cell>
          <table:table-cell office:value-type="float" office:value="2069.62499572726" calcext:value-type="float">
            <text:p>2069,62</text:p>
          </table:table-cell>
          <table:table-cell office:value-type="float" office:value="2284.58081071167" calcext:value-type="float">
            <text:p>2284,58</text:p>
          </table:table-cell>
          <table:table-cell office:value-type="float" office:value="2421.87049032266" calcext:value-type="float">
            <text:p>2421,87</text:p>
          </table:table-cell>
          <table:table-cell office:value-type="float" office:value="2371.8846686715" calcext:value-type="float">
            <text:p>2371,88</text:p>
          </table:table-cell>
          <table:table-cell office:value-type="float" office:value="2416.11979021482" calcext:value-type="float">
            <text:p>2416,12</text:p>
          </table:table-cell>
          <table:table-cell office:value-type="float" office:value="2209.77214682477" calcext:value-type="float">
            <text:p>2209,77</text:p>
          </table:table-cell>
          <table:table-cell office:value-type="float" office:value="2165.1132250315" calcext:value-type="float">
            <text:p>2165,11</text:p>
          </table:table-cell>
          <table:table-cell office:value-type="float" office:value="2136.44024281489" calcext:value-type="float">
            <text:p>2136,44</text:p>
          </table:table-cell>
          <table:table-cell office:value-type="float" office:value="1906.29260427331" calcext:value-type="float">
            <text:p>1906,29</text:p>
          </table:table-cell>
          <table:table-cell office:value-type="float" office:value="1769.1759103703" calcext:value-type="float">
            <text:p>1769,18</text:p>
          </table:table-cell>
          <table:table-cell office:value-type="float" office:value="2560.77403635788" calcext:value-type="float">
            <text:p>2560,77</text:p>
          </table:table-cell>
          <table:table-cell office:value-type="float" office:value="3396.91193228709" calcext:value-type="float">
            <text:p>3396,91</text:p>
          </table:table-cell>
          <table:table-cell office:value-type="float" office:value="3674.00220069668" calcext:value-type="float">
            <text:p>3674,00</text:p>
          </table:table-cell>
          <table:table-cell office:value-type="float" office:value="3974.52242536964" calcext:value-type="float">
            <text:p>3974,52</text:p>
          </table:table-cell>
          <table:table-cell office:value-type="float" office:value="4356.24451175013" calcext:value-type="float">
            <text:p>4356,24</text:p>
          </table:table-cell>
          <table:table-cell office:value-type="float" office:value="4153.24793794677" calcext:value-type="float">
            <text:p>4153,25</text:p>
          </table:table-cell>
          <table:table-cell office:value-type="float" office:value="4265.25874549596" calcext:value-type="float">
            <text:p>4265,26</text:p>
          </table:table-cell>
          <table:table-cell office:value-type="float" office:value="5324.6170395396" calcext:value-type="float">
            <text:p>5324,62</text:p>
          </table:table-cell>
          <table:table-cell office:value-type="float" office:value="5753.9871478243" calcext:value-type="float">
            <text:p>5753,99</text:p>
          </table:table-cell>
          <table:table-cell office:value-type="float" office:value="5930.54847260768" calcext:value-type="float">
            <text:p>5930,55</text:p>
          </table:table-cell>
          <table:table-cell office:value-type="float" office:value="5694.08263428425" calcext:value-type="float">
            <text:p>5694,08</text:p>
          </table:table-cell>
          <table:table-cell office:value-type="float" office:value="5624.13534097711" calcext:value-type="float">
            <text:p>5624,14</text:p>
          </table:table-cell>
          <table:table-cell office:value-type="float" office:value="5032.88976228194" calcext:value-type="float">
            <text:p>5032,89</text:p>
          </table:table-cell>
          <table:table-cell office:value-type="float" office:value="4786.23530295128" calcext:value-type="float">
            <text:p>4786,24</text:p>
          </table:table-cell>
          <table:table-cell office:value-type="float" office:value="5646.45600811344" calcext:value-type="float">
            <text:p>5646,46</text:p>
          </table:table-cell>
          <table:table-cell office:value-type="float" office:value="5931.45388611617" calcext:value-type="float">
            <text:p>5931,45</text:p>
          </table:table-cell>
        </table:table-row>
        <table:table-row table:style-name="ro1">
          <table:table-cell office:value-type="string" calcext:value-type="string">
            <text:p>NCL</text:p>
          </table:table-cell>
          <table:table-cell office:value-type="string" calcext:value-type="string">
            <text:p>Nueva Caledonia</text:p>
          </table:table-cell>
          <table:table-cell table:number-columns-repeated="3"/>
          <table:table-cell office:value-type="float" office:value="1763.47506683766" calcext:value-type="float">
            <text:p>1763,48</text:p>
          </table:table-cell>
          <table:table-cell office:value-type="float" office:value="1756.21965306604" calcext:value-type="float">
            <text:p>1756,22</text:p>
          </table:table-cell>
          <table:table-cell office:value-type="float" office:value="1865.66599868404" calcext:value-type="float">
            <text:p>1865,67</text:p>
          </table:table-cell>
          <table:table-cell office:value-type="float" office:value="2165.90114607294" calcext:value-type="float">
            <text:p>2165,90</text:p>
          </table:table-cell>
          <table:table-cell office:value-type="float" office:value="2529.89263977581" calcext:value-type="float">
            <text:p>2529,89</text:p>
          </table:table-cell>
          <table:table-cell office:value-type="float" office:value="3203.71144556442" calcext:value-type="float">
            <text:p>3203,71</text:p>
          </table:table-cell>
          <table:table-cell office:value-type="float" office:value="3446.95279391748" calcext:value-type="float">
            <text:p>3446,95</text:p>
          </table:table-cell>
          <table:table-cell office:value-type="float" office:value="4031.01603874046" calcext:value-type="float">
            <text:p>4031,02</text:p>
          </table:table-cell>
          <table:table-cell office:value-type="float" office:value="4220.19350048583" calcext:value-type="float">
            <text:p>4220,19</text:p>
          </table:table-cell>
          <table:table-cell office:value-type="float" office:value="4865.65037488923" calcext:value-type="float">
            <text:p>4865,65</text:p>
          </table:table-cell>
          <table:table-cell office:value-type="float" office:value="6163.38011948249" calcext:value-type="float">
            <text:p>6163,38</text:p>
          </table:table-cell>
          <table:table-cell office:value-type="float" office:value="5957.54111677189" calcext:value-type="float">
            <text:p>5957,54</text:p>
          </table:table-cell>
          <table:table-cell office:value-type="float" office:value="6158.94673921865" calcext:value-type="float">
            <text:p>6158,95</text:p>
          </table:table-cell>
          <table:table-cell office:value-type="float" office:value="6152.78252887561" calcext:value-type="float">
            <text:p>6152,78</text:p>
          </table:table-cell>
          <table:table-cell office:value-type="float" office:value="7561.19227612515" calcext:value-type="float">
            <text:p>7561,19</text:p>
          </table:table-cell>
          <table:table-cell office:value-type="float" office:value="8443.10705181349" calcext:value-type="float">
            <text:p>8443,11</text:p>
          </table:table-cell>
          <table:table-cell office:value-type="float" office:value="6817.83252877901" calcext:value-type="float">
            <text:p>6817,83</text:p>
          </table:table-cell>
          <table:table-cell office:value-type="float" office:value="6208.78263416107" calcext:value-type="float">
            <text:p>6208,78</text:p>
          </table:table-cell>
          <table:table-cell office:value-type="float" office:value="5540.23497276739" calcext:value-type="float">
            <text:p>5540,23</text:p>
          </table:table-cell>
          <table:table-cell office:value-type="float" office:value="5249.0536002064" calcext:value-type="float">
            <text:p>5249,05</text:p>
          </table:table-cell>
          <table:table-cell office:value-type="float" office:value="5534.631412905" calcext:value-type="float">
            <text:p>5534,63</text:p>
          </table:table-cell>
          <table:table-cell office:value-type="float" office:value="7634.33440023159" calcext:value-type="float">
            <text:p>7634,33</text:p>
          </table:table-cell>
          <table:table-cell office:value-type="float" office:value="9271.7354036501" calcext:value-type="float">
            <text:p>9271,74</text:p>
          </table:table-cell>
          <table:table-cell office:value-type="float" office:value="12665.6632283397" calcext:value-type="float">
            <text:p>12665,66</text:p>
          </table:table-cell>
          <table:table-cell office:value-type="float" office:value="13092.2647265506" calcext:value-type="float">
            <text:p>13092,26</text:p>
          </table:table-cell>
          <table:table-cell office:value-type="float" office:value="14800.0286943521" calcext:value-type="float">
            <text:p>14800,03</text:p>
          </table:table-cell>
          <table:table-cell office:value-type="float" office:value="15133.1622384558" calcext:value-type="float">
            <text:p>15133,16</text:p>
          </table:table-cell>
          <table:table-cell office:value-type="float" office:value="16261.2969282208" calcext:value-type="float">
            <text:p>16261,30</text:p>
          </table:table-cell>
          <table:table-cell office:value-type="float" office:value="16640.8023536798" calcext:value-type="float">
            <text:p>16640,80</text:p>
          </table:table-cell>
          <table:table-cell office:value-type="float" office:value="16037.0252427091" calcext:value-type="float">
            <text:p>16037,03</text:p>
          </table:table-cell>
          <table:table-cell office:value-type="float" office:value="18721.0564384262" calcext:value-type="float">
            <text:p>18721,06</text:p>
          </table:table-cell>
          <table:table-cell office:value-type="float" office:value="18257.2150489301" calcext:value-type="float">
            <text:p>18257,22</text:p>
          </table:table-cell>
          <table:table-cell office:value-type="float" office:value="16341.5873485558" calcext:value-type="float">
            <text:p>16341,59</text:p>
          </table:table-cell>
          <table:table-cell office:value-type="float" office:value="15387.8695836451" calcext:value-type="float">
            <text:p>15387,87</text:p>
          </table:table-cell>
          <table:table-cell office:value-type="float" office:value="14611.8328032133" calcext:value-type="float">
            <text:p>14611,83</text:p>
          </table:table-cell>
          <table:table-cell office:value-type="float" office:value="12579.5951055864" calcext:value-type="float">
            <text:p>12579,6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N</text:p>
          </table:table-cell>
          <table:table-cell office:value-type="string" calcext:value-type="string">
            <text:p>Omán</text:p>
          </table:table-cell>
          <table:table-cell table:number-columns-repeated="3"/>
          <table:table-cell office:value-type="float" office:value="101.258693092966" calcext:value-type="float">
            <text:p>101,26</text:p>
          </table:table-cell>
          <table:table-cell office:value-type="float" office:value="105.557673860105" calcext:value-type="float">
            <text:p>105,56</text:p>
          </table:table-cell>
          <table:table-cell office:value-type="float" office:value="162.324568548806" calcext:value-type="float">
            <text:p>162,32</text:p>
          </table:table-cell>
          <table:table-cell office:value-type="float" office:value="277.908005221838" calcext:value-type="float">
            <text:p>277,91</text:p>
          </table:table-cell>
          <table:table-cell office:value-type="float" office:value="342.473055255137" calcext:value-type="float">
            <text:p>342,47</text:p>
          </table:table-cell>
          <table:table-cell office:value-type="float" office:value="354.077698366538" calcext:value-type="float">
            <text:p>354,08</text:p>
          </table:table-cell>
          <table:table-cell office:value-type="float" office:value="401.90046450981" calcext:value-type="float">
            <text:p>401,90</text:p>
          </table:table-cell>
          <table:table-cell office:value-type="float" office:value="472.523427194698" calcext:value-type="float">
            <text:p>472,52</text:p>
          </table:table-cell>
          <table:table-cell office:value-type="float" office:value="598.565442443523" calcext:value-type="float">
            <text:p>598,57</text:p>
          </table:table-cell>
          <table:table-cell office:value-type="float" office:value="1954.88779201975" calcext:value-type="float">
            <text:p>1954,89</text:p>
          </table:table-cell>
          <table:table-cell office:value-type="float" office:value="2377.08329527303" calcext:value-type="float">
            <text:p>2377,08</text:p>
          </table:table-cell>
          <table:table-cell office:value-type="float" office:value="2760.53553532786" calcext:value-type="float">
            <text:p>2760,54</text:p>
          </table:table-cell>
          <table:table-cell office:value-type="float" office:value="2803.3940829517" calcext:value-type="float">
            <text:p>2803,39</text:p>
          </table:table-cell>
          <table:table-cell office:value-type="float" office:value="2653.27657142688" calcext:value-type="float">
            <text:p>2653,28</text:p>
          </table:table-cell>
          <table:table-cell office:value-type="float" office:value="3419.28451349315" calcext:value-type="float">
            <text:p>3419,28</text:p>
          </table:table-cell>
          <table:table-cell office:value-type="float" office:value="5181.80826362499" calcext:value-type="float">
            <text:p>5181,81</text:p>
          </table:table-cell>
          <table:table-cell office:value-type="float" office:value="5947.24673050225" calcext:value-type="float">
            <text:p>5947,25</text:p>
          </table:table-cell>
          <table:table-cell office:value-type="float" office:value="5855.86779409177" calcext:value-type="float">
            <text:p>5855,87</text:p>
          </table:table-cell>
          <table:table-cell office:value-type="float" office:value="5828.09305414958" calcext:value-type="float">
            <text:p>5828,09</text:p>
          </table:table-cell>
          <table:table-cell office:value-type="float" office:value="6164.17542926455" calcext:value-type="float">
            <text:p>6164,18</text:p>
          </table:table-cell>
          <table:table-cell office:value-type="float" office:value="6677.37612537943" calcext:value-type="float">
            <text:p>6677,38</text:p>
          </table:table-cell>
          <table:table-cell office:value-type="float" office:value="4691.19435000266" calcext:value-type="float">
            <text:p>4691,19</text:p>
          </table:table-cell>
          <table:table-cell office:value-type="float" office:value="4822.12575688714" calcext:value-type="float">
            <text:p>4822,13</text:p>
          </table:table-cell>
          <table:table-cell office:value-type="float" office:value="4997.4172520034" calcext:value-type="float">
            <text:p>4997,42</text:p>
          </table:table-cell>
          <table:table-cell office:value-type="float" office:value="5382.72943463736" calcext:value-type="float">
            <text:p>5382,73</text:p>
          </table:table-cell>
          <table:table-cell office:value-type="float" office:value="6448.12768493202" calcext:value-type="float">
            <text:p>6448,13</text:p>
          </table:table-cell>
          <table:table-cell office:value-type="float" office:value="5988.84469730897" calcext:value-type="float">
            <text:p>5988,84</text:p>
          </table:table-cell>
          <table:table-cell office:value-type="float" office:value="6278.64299338458" calcext:value-type="float">
            <text:p>6278,64</text:p>
          </table:table-cell>
          <table:table-cell office:value-type="float" office:value="6029.18962193969" calcext:value-type="float">
            <text:p>6029,19</text:p>
          </table:table-cell>
          <table:table-cell office:value-type="float" office:value="6013.1918665293" calcext:value-type="float">
            <text:p>6013,19</text:p>
          </table:table-cell>
          <table:table-cell office:value-type="float" office:value="6261.73606140883" calcext:value-type="float">
            <text:p>6261,74</text:p>
          </table:table-cell>
          <table:table-cell office:value-type="float" office:value="6830.63331610464" calcext:value-type="float">
            <text:p>6830,63</text:p>
          </table:table-cell>
          <table:table-cell office:value-type="float" office:value="7039.61185021821" calcext:value-type="float">
            <text:p>7039,61</text:p>
          </table:table-cell>
          <table:table-cell office:value-type="float" office:value="6254.9839652677" calcext:value-type="float">
            <text:p>6254,98</text:p>
          </table:table-cell>
          <table:table-cell office:value-type="float" office:value="6967.10292077771" calcext:value-type="float">
            <text:p>6967,10</text:p>
          </table:table-cell>
          <table:table-cell office:value-type="float" office:value="8601.25416998664" calcext:value-type="float">
            <text:p>8601,25</text:p>
          </table:table-cell>
          <table:table-cell office:value-type="float" office:value="8475.96413565079" calcext:value-type="float">
            <text:p>8475,96</text:p>
          </table:table-cell>
          <table:table-cell office:value-type="float" office:value="8626.98409704164" calcext:value-type="float">
            <text:p>8626,98</text:p>
          </table:table-cell>
          <table:table-cell office:value-type="float" office:value="9066.3474976355" calcext:value-type="float">
            <text:p>9066,35</text:p>
          </table:table-cell>
          <table:table-cell office:value-type="float" office:value="10126.1161041706" calcext:value-type="float">
            <text:p>10126,12</text:p>
          </table:table-cell>
          <table:table-cell office:value-type="float" office:value="12377.06807379" calcext:value-type="float">
            <text:p>12377,07</text:p>
          </table:table-cell>
          <table:table-cell office:value-type="float" office:value="14420.51705717" calcext:value-type="float">
            <text:p>14420,52</text:p>
          </table:table-cell>
          <table:table-cell office:value-type="float" office:value="15838.4656056123" calcext:value-type="float">
            <text:p>15838,47</text:p>
          </table:table-cell>
          <table:table-cell office:value-type="float" office:value="22139.6404093693" calcext:value-type="float">
            <text:p>22139,64</text:p>
          </table:table-cell>
          <table:table-cell office:value-type="float" office:value="16823.7716507022" calcext:value-type="float">
            <text:p>16823,77</text:p>
          </table:table-cell>
          <table:table-cell office:value-type="float" office:value="19281.1656336502" calcext:value-type="float">
            <text:p>19281,17</text:p>
          </table:table-cell>
          <table:table-cell office:value-type="float" office:value="20896.746978071" calcext:value-type="float">
            <text:p>20896,75</text:p>
          </table:table-cell>
          <table:table-cell office:value-type="float" office:value="21923.5480214797" calcext:value-type="float">
            <text:p>21923,55</text:p>
          </table:table-cell>
          <table:table-cell office:value-type="float" office:value="20926.5540495711" calcext:value-type="float">
            <text:p>20926,55</text:p>
          </table:table-cell>
          <table:table-cell office:value-type="float" office:value="20131.9813016555" calcext:value-type="float">
            <text:p>20131,98</text:p>
          </table:table-cell>
          <table:table-cell office:value-type="float" office:value="16150.8872575968" calcext:value-type="float">
            <text:p>16150,89</text:p>
          </table:table-cell>
          <table:table-cell office:value-type="float" office:value="14721.6473328796" calcext:value-type="float">
            <text:p>14721,65</text:p>
          </table:table-cell>
          <table:table-cell office:value-type="float" office:value="15130.4978264405" calcext:value-type="float">
            <text:p>15130,50</text:p>
          </table:table-cell>
          <table:table-cell office:value-type="float" office:value="16415.1572780989" calcext:value-type="float">
            <text:p>16415,16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onia</text:p>
          </table:table-cell>
          <table:table-cell table:number-columns-repeated="28"/>
          <table:table-cell office:value-type="float" office:value="1731.2095094382" calcext:value-type="float">
            <text:p>1731,21</text:p>
          </table:table-cell>
          <table:table-cell office:value-type="float" office:value="2235.54108862522" calcext:value-type="float">
            <text:p>2235,54</text:p>
          </table:table-cell>
          <table:table-cell office:value-type="float" office:value="2459.02068468253" calcext:value-type="float">
            <text:p>2459,02</text:p>
          </table:table-cell>
          <table:table-cell office:value-type="float" office:value="2497.19524116689" calcext:value-type="float">
            <text:p>2497,20</text:p>
          </table:table-cell>
          <table:table-cell office:value-type="float" office:value="2874.8253108452" calcext:value-type="float">
            <text:p>2874,83</text:p>
          </table:table-cell>
          <table:table-cell office:value-type="float" office:value="3682.79121526652" calcext:value-type="float">
            <text:p>3682,79</text:p>
          </table:table-cell>
          <table:table-cell office:value-type="float" office:value="4140.98354114142" calcext:value-type="float">
            <text:p>4140,98</text:p>
          </table:table-cell>
          <table:table-cell office:value-type="float" office:value="4116.92624282821" calcext:value-type="float">
            <text:p>4116,93</text:p>
          </table:table-cell>
          <table:table-cell office:value-type="float" office:value="4510.41311705999" calcext:value-type="float">
            <text:p>4510,41</text:p>
          </table:table-cell>
          <table:table-cell office:value-type="float" office:value="4389.97641534208" calcext:value-type="float">
            <text:p>4389,98</text:p>
          </table:table-cell>
          <table:table-cell office:value-type="float" office:value="4492.72760355938" calcext:value-type="float">
            <text:p>4492,73</text:p>
          </table:table-cell>
          <table:table-cell office:value-type="float" office:value="4981.1986188017" calcext:value-type="float">
            <text:p>4981,20</text:p>
          </table:table-cell>
          <table:table-cell office:value-type="float" office:value="5196.93292103894" calcext:value-type="float">
            <text:p>5196,93</text:p>
          </table:table-cell>
          <table:table-cell office:value-type="float" office:value="5693.37776322597" calcext:value-type="float">
            <text:p>5693,38</text:p>
          </table:table-cell>
          <table:table-cell office:value-type="float" office:value="6681.17881781198" calcext:value-type="float">
            <text:p>6681,18</text:p>
          </table:table-cell>
          <table:table-cell office:value-type="float" office:value="8021.00365533726" calcext:value-type="float">
            <text:p>8021,00</text:p>
          </table:table-cell>
          <table:table-cell office:value-type="float" office:value="9038.73084652356" calcext:value-type="float">
            <text:p>9038,73</text:p>
          </table:table-cell>
          <table:table-cell office:value-type="float" office:value="11255.4366982999" calcext:value-type="float">
            <text:p>11255,44</text:p>
          </table:table-cell>
          <table:table-cell office:value-type="float" office:value="14001.4468819804" calcext:value-type="float">
            <text:p>14001,45</text:p>
          </table:table-cell>
          <table:table-cell office:value-type="float" office:value="11527.5932279825" calcext:value-type="float">
            <text:p>11527,59</text:p>
          </table:table-cell>
          <table:table-cell office:value-type="float" office:value="12599.5335818707" calcext:value-type="float">
            <text:p>12599,53</text:p>
          </table:table-cell>
          <table:table-cell office:value-type="float" office:value="13893.509259001" calcext:value-type="float">
            <text:p>13893,51</text:p>
          </table:table-cell>
          <table:table-cell office:value-type="float" office:value="13145.5392627865" calcext:value-type="float">
            <text:p>13145,54</text:p>
          </table:table-cell>
          <table:table-cell office:value-type="float" office:value="13781.0626053813" calcext:value-type="float">
            <text:p>13781,06</text:p>
          </table:table-cell>
          <table:table-cell office:value-type="float" office:value="14347.9145754456" calcext:value-type="float">
            <text:p>14347,91</text:p>
          </table:table-cell>
          <table:table-cell office:value-type="float" office:value="12572.3078809992" calcext:value-type="float">
            <text:p>12572,31</text:p>
          </table:table-cell>
          <table:table-cell office:value-type="float" office:value="12431.5754242492" calcext:value-type="float">
            <text:p>12431,58</text:p>
          </table:table-cell>
          <table:table-cell office:value-type="float" office:value="13856.9823892845" calcext:value-type="float">
            <text:p>13856,98</text:p>
          </table:table-cell>
          <table:table-cell office:value-type="float" office:value="15420.9111634295" calcext:value-type="float">
            <text:p>15420,91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Corea, República Popular Democrática d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RY</text:p>
          </table:table-cell>
          <table:table-cell office:value-type="string" calcext:value-type="string">
            <text:p>Paraguay</text:p>
          </table:table-cell>
          <table:table-cell table:number-columns-repeated="3"/>
          <table:table-cell office:value-type="float" office:value="204.20111236046" calcext:value-type="float">
            <text:p>204,20</text:p>
          </table:table-cell>
          <table:table-cell office:value-type="float" office:value="208.849386320012" calcext:value-type="float">
            <text:p>208,85</text:p>
          </table:table-cell>
          <table:table-cell office:value-type="float" office:value="215.0668034347" calcext:value-type="float">
            <text:p>215,07</text:p>
          </table:table-cell>
          <table:table-cell office:value-type="float" office:value="220.096641538652" calcext:value-type="float">
            <text:p>220,10</text:p>
          </table:table-cell>
          <table:table-cell office:value-type="float" office:value="230.502433414844" calcext:value-type="float">
            <text:p>230,50</text:p>
          </table:table-cell>
          <table:table-cell office:value-type="float" office:value="240.269921245433" calcext:value-type="float">
            <text:p>240,27</text:p>
          </table:table-cell>
          <table:table-cell office:value-type="float" office:value="262.068103793616" calcext:value-type="float">
            <text:p>262,07</text:p>
          </table:table-cell>
          <table:table-cell office:value-type="float" office:value="296.108618333639" calcext:value-type="float">
            <text:p>296,11</text:p>
          </table:table-cell>
          <table:table-cell office:value-type="float" office:value="374.341537512017" calcext:value-type="float">
            <text:p>374,34</text:p>
          </table:table-cell>
          <table:table-cell office:value-type="float" office:value="489.5622006311" calcext:value-type="float">
            <text:p>489,56</text:p>
          </table:table-cell>
          <table:table-cell office:value-type="float" office:value="541.486971178997" calcext:value-type="float">
            <text:p>541,49</text:p>
          </table:table-cell>
          <table:table-cell office:value-type="float" office:value="593.654533023483" calcext:value-type="float">
            <text:p>593,65</text:p>
          </table:table-cell>
          <table:table-cell office:value-type="float" office:value="712.658029860807" calcext:value-type="float">
            <text:p>712,66</text:p>
          </table:table-cell>
          <table:table-cell office:value-type="float" office:value="849.52458576965" calcext:value-type="float">
            <text:p>849,52</text:p>
          </table:table-cell>
          <table:table-cell office:value-type="float" office:value="1103.91525365622" calcext:value-type="float">
            <text:p>1103,92</text:p>
          </table:table-cell>
          <table:table-cell office:value-type="float" office:value="1398.05517670602" calcext:value-type="float">
            <text:p>1398,06</text:p>
          </table:table-cell>
          <table:table-cell office:value-type="float" office:value="1718.50507224633" calcext:value-type="float">
            <text:p>1718,51</text:p>
          </table:table-cell>
          <table:table-cell office:value-type="float" office:value="1608.71978156613" calcext:value-type="float">
            <text:p>1608,72</text:p>
          </table:table-cell>
          <table:table-cell office:value-type="float" office:value="1635.63254405104" calcext:value-type="float">
            <text:p>1635,63</text:p>
          </table:table-cell>
          <table:table-cell office:value-type="float" office:value="1260.74485703139" calcext:value-type="float">
            <text:p>1260,74</text:p>
          </table:table-cell>
          <table:table-cell office:value-type="float" office:value="892.889480163704" calcext:value-type="float">
            <text:p>892,89</text:p>
          </table:table-cell>
          <table:table-cell office:value-type="float" office:value="984.383055346008" calcext:value-type="float">
            <text:p>984,38</text:p>
          </table:table-cell>
          <table:table-cell office:value-type="float" office:value="1020.37927664161" calcext:value-type="float">
            <text:p>1020,38</text:p>
          </table:table-cell>
          <table:table-cell office:value-type="float" office:value="1063.47395715443" calcext:value-type="float">
            <text:p>1063,47</text:p>
          </table:table-cell>
          <table:table-cell office:value-type="float" office:value="1156.92743822364" calcext:value-type="float">
            <text:p>1156,93</text:p>
          </table:table-cell>
          <table:table-cell office:value-type="float" office:value="1376.16467314413" calcext:value-type="float">
            <text:p>1376,16</text:p>
          </table:table-cell>
          <table:table-cell office:value-type="float" office:value="1611.40097590379" calcext:value-type="float">
            <text:p>1611,40</text:p>
          </table:table-cell>
          <table:table-cell office:value-type="float" office:value="1610.21333355391" calcext:value-type="float">
            <text:p>1610,21</text:p>
          </table:table-cell>
          <table:table-cell office:value-type="float" office:value="1591.37310975103" calcext:value-type="float">
            <text:p>1591,37</text:p>
          </table:table-cell>
          <table:table-cell office:value-type="float" office:value="1686.84600113489" calcext:value-type="float">
            <text:p>1686,85</text:p>
          </table:table-cell>
          <table:table-cell office:value-type="float" office:value="1897.09636155578" calcext:value-type="float">
            <text:p>1897,10</text:p>
          </table:table-cell>
          <table:table-cell office:value-type="float" office:value="2002.68591835969" calcext:value-type="float">
            <text:p>2002,69</text:p>
          </table:table-cell>
          <table:table-cell office:value-type="float" office:value="1993.80278066684" calcext:value-type="float">
            <text:p>1993,80</text:p>
          </table:table-cell>
          <table:table-cell office:value-type="float" office:value="1812.99402201687" calcext:value-type="float">
            <text:p>1812,99</text:p>
          </table:table-cell>
          <table:table-cell office:value-type="float" office:value="1694.11023601353" calcext:value-type="float">
            <text:p>1694,11</text:p>
          </table:table-cell>
          <table:table-cell office:value-type="float" office:value="1663.60525171951" calcext:value-type="float">
            <text:p>1663,61</text:p>
          </table:table-cell>
          <table:table-cell office:value-type="float" office:value="1565.05371192641" calcext:value-type="float">
            <text:p>1565,05</text:p>
          </table:table-cell>
          <table:table-cell office:value-type="float" office:value="1300.85142610263" calcext:value-type="float">
            <text:p>1300,85</text:p>
          </table:table-cell>
          <table:table-cell office:value-type="float" office:value="1365.41641811806" calcext:value-type="float">
            <text:p>1365,42</text:p>
          </table:table-cell>
          <table:table-cell office:value-type="float" office:value="1679.49717143909" calcext:value-type="float">
            <text:p>1679,50</text:p>
          </table:table-cell>
          <table:table-cell office:value-type="float" office:value="1843.63379108317" calcext:value-type="float">
            <text:p>1843,63</text:p>
          </table:table-cell>
          <table:table-cell office:value-type="float" office:value="2271.09003761933" calcext:value-type="float">
            <text:p>2271,09</text:p>
          </table:table-cell>
          <table:table-cell office:value-type="float" office:value="2976.82550327827" calcext:value-type="float">
            <text:p>2976,83</text:p>
          </table:table-cell>
          <table:table-cell office:value-type="float" office:value="4041.58387643025" calcext:value-type="float">
            <text:p>4041,58</text:p>
          </table:table-cell>
          <table:table-cell office:value-type="float" office:value="3624.57105807169" calcext:value-type="float">
            <text:p>3624,57</text:p>
          </table:table-cell>
          <table:table-cell office:value-type="float" office:value="4355.93493867734" calcext:value-type="float">
            <text:p>4355,93</text:p>
          </table:table-cell>
          <table:table-cell office:value-type="float" office:value="5322.96375987671" calcext:value-type="float">
            <text:p>5322,96</text:p>
          </table:table-cell>
          <table:table-cell office:value-type="float" office:value="5183.08287691315" calcext:value-type="float">
            <text:p>5183,08</text:p>
          </table:table-cell>
          <table:table-cell office:value-type="float" office:value="5926.83286284344" calcext:value-type="float">
            <text:p>5926,83</text:p>
          </table:table-cell>
          <table:table-cell office:value-type="float" office:value="6102.94323272326" calcext:value-type="float">
            <text:p>6102,94</text:p>
          </table:table-cell>
          <table:table-cell office:value-type="float" office:value="5406.70385708338" calcext:value-type="float">
            <text:p>5406,70</text:p>
          </table:table-cell>
          <table:table-cell office:value-type="float" office:value="5319.41021789703" calcext:value-type="float">
            <text:p>5319,41</text:p>
          </table:table-cell>
          <table:table-cell office:value-type="float" office:value="5680.58076826353" calcext:value-type="float">
            <text:p>5680,58</text:p>
          </table:table-cell>
          <table:table-cell office:value-type="float" office:value="5821.81432292324" calcext:value-type="float">
            <text:p>5821,81</text:p>
          </table:table-cell>
        </table:table-row>
        <table:table-row table:style-name="ro1">
          <table:table-cell office:value-type="string" calcext:value-type="string">
            <text:p>PSE</text:p>
          </table:table-cell>
          <table:table-cell office:value-type="string" calcext:value-type="string">
            <text:p>Ribera Occidental y Gaza</text:p>
          </table:table-cell>
          <table:table-cell table:number-columns-repeated="32"/>
          <table:table-cell office:value-type="float" office:value="1201.58154213882" calcext:value-type="float">
            <text:p>1201,58</text:p>
          </table:table-cell>
          <table:table-cell office:value-type="float" office:value="1326.56285737146" calcext:value-type="float">
            <text:p>1326,56</text:p>
          </table:table-cell>
          <table:table-cell office:value-type="float" office:value="1317.46675131385" calcext:value-type="float">
            <text:p>1317,47</text:p>
          </table:table-cell>
          <table:table-cell office:value-type="float" office:value="1389.16497137651" calcext:value-type="float">
            <text:p>1389,16</text:p>
          </table:table-cell>
          <table:table-cell office:value-type="float" office:value="1465.04605685868" calcext:value-type="float">
            <text:p>1465,05</text:p>
          </table:table-cell>
          <table:table-cell office:value-type="float" office:value="1499.49217657019" calcext:value-type="float">
            <text:p>1499,49</text:p>
          </table:table-cell>
          <table:table-cell office:value-type="float" office:value="1476.17185000238" calcext:value-type="float">
            <text:p>1476,17</text:p>
          </table:table-cell>
          <table:table-cell office:value-type="float" office:value="1335.55319529359" calcext:value-type="float">
            <text:p>1335,55</text:p>
          </table:table-cell>
          <table:table-cell office:value-type="float" office:value="1156.21747345769" calcext:value-type="float">
            <text:p>1156,22</text:p>
          </table:table-cell>
          <table:table-cell office:value-type="float" office:value="1257.69857009689" calcext:value-type="float">
            <text:p>1257,70</text:p>
          </table:table-cell>
          <table:table-cell office:value-type="float" office:value="1337.56572430673" calcext:value-type="float">
            <text:p>1337,57</text:p>
          </table:table-cell>
          <table:table-cell office:value-type="float" office:value="1455.18787518115" calcext:value-type="float">
            <text:p>1455,19</text:p>
          </table:table-cell>
          <table:table-cell office:value-type="float" office:value="1441.46170046742" calcext:value-type="float">
            <text:p>1441,46</text:p>
          </table:table-cell>
          <table:table-cell office:value-type="float" office:value="1575.56340027289" calcext:value-type="float">
            <text:p>1575,56</text:p>
          </table:table-cell>
          <table:table-cell office:value-type="float" office:value="1857.89051544595" calcext:value-type="float">
            <text:p>1857,89</text:p>
          </table:table-cell>
          <table:table-cell office:value-type="float" office:value="1970.18296337398" calcext:value-type="float">
            <text:p>1970,18</text:p>
          </table:table-cell>
          <table:table-cell office:value-type="float" office:value="2354.12598671847" calcext:value-type="float">
            <text:p>2354,13</text:p>
          </table:table-cell>
          <table:table-cell office:value-type="float" office:value="2695.19385339015" calcext:value-type="float">
            <text:p>2695,19</text:p>
          </table:table-cell>
          <table:table-cell office:value-type="float" office:value="2834.02152463393" calcext:value-type="float">
            <text:p>2834,02</text:p>
          </table:table-cell>
          <table:table-cell office:value-type="float" office:value="3060.3123893102" calcext:value-type="float">
            <text:p>3060,31</text:p>
          </table:table-cell>
          <table:table-cell office:value-type="float" office:value="3046.82179844817" calcext:value-type="float">
            <text:p>3046,82</text:p>
          </table:table-cell>
          <table:table-cell office:value-type="float" office:value="2967.85174651975" calcext:value-type="float">
            <text:p>2967,85</text:p>
          </table:table-cell>
          <table:table-cell office:value-type="float" office:value="3074.29115236515" calcext:value-type="float">
            <text:p>3074,29</text:p>
          </table:table-cell>
          <table:table-cell office:value-type="float" office:value="3254.48588658763" calcext:value-type="float">
            <text:p>3254,49</text:p>
          </table:table-cell>
          <table:table-cell office:value-type="float" office:value="3198.86664447405" calcext:value-type="float">
            <text:p>3198,87</text:p>
          </table:table-cell>
        </table:table-row>
        <table:table-row table:style-name="ro1">
          <table:table-cell office:value-type="string" calcext:value-type="string">
            <text:p>PYF</text:p>
          </table:table-cell>
          <table:table-cell office:value-type="string" calcext:value-type="string">
            <text:p>Polinesia Francesa</text:p>
          </table:table-cell>
          <table:table-cell table:number-columns-repeated="3"/>
          <table:table-cell office:value-type="float" office:value="1889.32329034642" calcext:value-type="float">
            <text:p>1889,32</text:p>
          </table:table-cell>
          <table:table-cell office:value-type="float" office:value="2229.8219014155" calcext:value-type="float">
            <text:p>2229,82</text:p>
          </table:table-cell>
          <table:table-cell office:value-type="float" office:value="2209.95418900095" calcext:value-type="float">
            <text:p>2209,95</text:p>
          </table:table-cell>
          <table:table-cell office:value-type="float" office:value="2511.95134885139" calcext:value-type="float">
            <text:p>2511,95</text:p>
          </table:table-cell>
          <table:table-cell office:value-type="float" office:value="2274.32856077794" calcext:value-type="float">
            <text:p>2274,33</text:p>
          </table:table-cell>
          <table:table-cell office:value-type="float" office:value="2299.0723491307" calcext:value-type="float">
            <text:p>2299,07</text:p>
          </table:table-cell>
          <table:table-cell office:value-type="float" office:value="2593.18334067658" calcext:value-type="float">
            <text:p>2593,18</text:p>
          </table:table-cell>
          <table:table-cell office:value-type="float" office:value="2751.12508162042" calcext:value-type="float">
            <text:p>2751,13</text:p>
          </table:table-cell>
          <table:table-cell office:value-type="float" office:value="3516.33687243851" calcext:value-type="float">
            <text:p>3516,34</text:p>
          </table:table-cell>
          <table:table-cell office:value-type="float" office:value="4375.35836944149" calcext:value-type="float">
            <text:p>4375,36</text:p>
          </table:table-cell>
          <table:table-cell office:value-type="float" office:value="5260.26041400557" calcext:value-type="float">
            <text:p>5260,26</text:p>
          </table:table-cell>
          <table:table-cell office:value-type="float" office:value="5402.37215577326" calcext:value-type="float">
            <text:p>5402,37</text:p>
          </table:table-cell>
          <table:table-cell office:value-type="float" office:value="5670.0801868281" calcext:value-type="float">
            <text:p>5670,08</text:p>
          </table:table-cell>
          <table:table-cell office:value-type="float" office:value="6969.74080558668" calcext:value-type="float">
            <text:p>6969,74</text:p>
          </table:table-cell>
          <table:table-cell office:value-type="float" office:value="8168.77508735287" calcext:value-type="float">
            <text:p>8168,78</text:p>
          </table:table-cell>
          <table:table-cell office:value-type="float" office:value="8885.47056894563" calcext:value-type="float">
            <text:p>8885,47</text:p>
          </table:table-cell>
          <table:table-cell office:value-type="float" office:value="8103.5046272101" calcext:value-type="float">
            <text:p>8103,50</text:p>
          </table:table-cell>
          <table:table-cell office:value-type="float" office:value="7907.69058387052" calcext:value-type="float">
            <text:p>7907,69</text:p>
          </table:table-cell>
          <table:table-cell office:value-type="float" office:value="7977.82805950276" calcext:value-type="float">
            <text:p>7977,83</text:p>
          </table:table-cell>
          <table:table-cell office:value-type="float" office:value="8005.80208523018" calcext:value-type="float">
            <text:p>8005,80</text:p>
          </table:table-cell>
          <table:table-cell office:value-type="float" office:value="8514.1293638779" calcext:value-type="float">
            <text:p>8514,13</text:p>
          </table:table-cell>
          <table:table-cell office:value-type="float" office:value="12658.4132248253" calcext:value-type="float">
            <text:p>12658,41</text:p>
          </table:table-cell>
          <table:table-cell office:value-type="float" office:value="13630.3174355212" calcext:value-type="float">
            <text:p>13630,32</text:p>
          </table:table-cell>
          <table:table-cell office:value-type="float" office:value="14050.970008417" calcext:value-type="float">
            <text:p>14050,97</text:p>
          </table:table-cell>
          <table:table-cell office:value-type="float" office:value="13470.1650118288" calcext:value-type="float">
            <text:p>13470,17</text:p>
          </table:table-cell>
          <table:table-cell office:value-type="float" office:value="15913.5904795552" calcext:value-type="float">
            <text:p>15913,59</text:p>
          </table:table-cell>
          <table:table-cell office:value-type="float" office:value="16038.0491930106" calcext:value-type="float">
            <text:p>16038,05</text:p>
          </table:table-cell>
          <table:table-cell office:value-type="float" office:value="17169.1240331399" calcext:value-type="float">
            <text:p>17169,12</text:p>
          </table:table-cell>
          <table:table-cell office:value-type="float" office:value="17539.7138267404" calcext:value-type="float">
            <text:p>17539,71</text:p>
          </table:table-cell>
          <table:table-cell office:value-type="float" office:value="16444.07868181" calcext:value-type="float">
            <text:p>16444,08</text:p>
          </table:table-cell>
          <table:table-cell office:value-type="float" office:value="18261.8268633935" calcext:value-type="float">
            <text:p>18261,83</text:p>
          </table:table-cell>
          <table:table-cell office:value-type="float" office:value="17788.1490529454" calcext:value-type="float">
            <text:p>17788,15</text:p>
          </table:table-cell>
          <table:table-cell office:value-type="float" office:value="15723.213314789" calcext:value-type="float">
            <text:p>15723,21</text:p>
          </table:table-cell>
          <table:table-cell office:value-type="float" office:value="16302.4605837944" calcext:value-type="float">
            <text:p>16302,46</text:p>
          </table:table-cell>
          <table:table-cell office:value-type="float" office:value="16073.9987922195" calcext:value-type="float">
            <text:p>16074,00</text:p>
          </table:table-cell>
          <table:table-cell office:value-type="float" office:value="14323.820820245" calcext:value-type="float">
            <text:p>14323,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AT</text:p>
          </table:table-cell>
          <table:table-cell office:value-type="string" calcext:value-type="string">
            <text:p>Qatar</text:p>
          </table:table-cell>
          <table:table-cell table:number-columns-repeated="8"/>
          <table:table-cell office:value-type="float" office:value="2755.73261675495" calcext:value-type="float">
            <text:p>2755,73</text:p>
          </table:table-cell>
          <table:table-cell office:value-type="float" office:value="3246.6886985278" calcext:value-type="float">
            <text:p>3246,69</text:p>
          </table:table-cell>
          <table:table-cell office:value-type="float" office:value="3910.03785992701" calcext:value-type="float">
            <text:p>3910,04</text:p>
          </table:table-cell>
          <table:table-cell office:value-type="float" office:value="5583.42149044517" calcext:value-type="float">
            <text:p>5583,42</text:p>
          </table:table-cell>
          <table:table-cell office:value-type="float" office:value="15631.9984080357" calcext:value-type="float">
            <text:p>15632,00</text:p>
          </table:table-cell>
          <table:table-cell office:value-type="float" office:value="15292.0157824871" calcext:value-type="float">
            <text:p>15292,02</text:p>
          </table:table-cell>
          <table:table-cell office:value-type="float" office:value="18905.6091790258" calcext:value-type="float">
            <text:p>18905,61</text:p>
          </table:table-cell>
          <table:table-cell office:value-type="float" office:value="19842.1448883848" calcext:value-type="float">
            <text:p>19842,14</text:p>
          </table:table-cell>
          <table:table-cell office:value-type="float" office:value="21109.556150793" calcext:value-type="float">
            <text:p>21109,56</text:p>
          </table:table-cell>
          <table:table-cell office:value-type="float" office:value="27455.1487199653" calcext:value-type="float">
            <text:p>27455,15</text:p>
          </table:table-cell>
          <table:table-cell office:value-type="float" office:value="35008.8297429296" calcext:value-type="float">
            <text:p>35008,83</text:p>
          </table:table-cell>
          <table:table-cell office:value-type="float" office:value="34926.1406347737" calcext:value-type="float">
            <text:p>34926,14</text:p>
          </table:table-cell>
          <table:table-cell office:value-type="float" office:value="27402.5640246071" calcext:value-type="float">
            <text:p>27402,56</text:p>
          </table:table-cell>
          <table:table-cell office:value-type="float" office:value="20909.9801093167" calcext:value-type="float">
            <text:p>20909,98</text:p>
          </table:table-cell>
          <table:table-cell office:value-type="float" office:value="19645.3146586178" calcext:value-type="float">
            <text:p>19645,31</text:p>
          </table:table-cell>
          <table:table-cell office:value-type="float" office:value="16590.6237861467" calcext:value-type="float">
            <text:p>16590,62</text:p>
          </table:table-cell>
          <table:table-cell office:value-type="float" office:value="12704.3343655389" calcext:value-type="float">
            <text:p>12704,33</text:p>
          </table:table-cell>
          <table:table-cell office:value-type="float" office:value="12901.7043343062" calcext:value-type="float">
            <text:p>12901,70</text:p>
          </table:table-cell>
          <table:table-cell office:value-type="float" office:value="13611.6297899416" calcext:value-type="float">
            <text:p>13611,63</text:p>
          </table:table-cell>
          <table:table-cell office:value-type="float" office:value="14052.5289434731" calcext:value-type="float">
            <text:p>14052,53</text:p>
          </table:table-cell>
          <table:table-cell office:value-type="float" office:value="15454.0823281296" calcext:value-type="float">
            <text:p>15454,08</text:p>
          </table:table-cell>
          <table:table-cell office:value-type="float" office:value="14124.2928298717" calcext:value-type="float">
            <text:p>14124,29</text:p>
          </table:table-cell>
          <table:table-cell office:value-type="float" office:value="15434.4593375316" calcext:value-type="float">
            <text:p>15434,46</text:p>
          </table:table-cell>
          <table:table-cell office:value-type="float" office:value="14270.9737672887" calcext:value-type="float">
            <text:p>14270,97</text:p>
          </table:table-cell>
          <table:table-cell office:value-type="float" office:value="14544.0916399872" calcext:value-type="float">
            <text:p>14544,09</text:p>
          </table:table-cell>
          <table:table-cell office:value-type="float" office:value="15849.7200813762" calcext:value-type="float">
            <text:p>15849,72</text:p>
          </table:table-cell>
          <table:table-cell office:value-type="float" office:value="17337.4218651437" calcext:value-type="float">
            <text:p>17337,42</text:p>
          </table:table-cell>
          <table:table-cell office:value-type="float" office:value="21104.7242969818" calcext:value-type="float">
            <text:p>21104,72</text:p>
          </table:table-cell>
          <table:table-cell office:value-type="float" office:value="18593.5489164818" calcext:value-type="float">
            <text:p>18593,55</text:p>
          </table:table-cell>
          <table:table-cell office:value-type="float" office:value="21723.6999628948" calcext:value-type="float">
            <text:p>21723,70</text:p>
          </table:table-cell>
          <table:table-cell office:value-type="float" office:value="29976.117039047" calcext:value-type="float">
            <text:p>29976,12</text:p>
          </table:table-cell>
          <table:table-cell office:value-type="float" office:value="28517.2672052928" calcext:value-type="float">
            <text:p>28517,27</text:p>
          </table:table-cell>
          <table:table-cell office:value-type="float" office:value="30214.8590095562" calcext:value-type="float">
            <text:p>30214,86</text:p>
          </table:table-cell>
          <table:table-cell office:value-type="float" office:value="34517.7550921858" calcext:value-type="float">
            <text:p>34517,76</text:p>
          </table:table-cell>
          <table:table-cell office:value-type="float" office:value="42124.8290055486" calcext:value-type="float">
            <text:p>42124,83</text:p>
          </table:table-cell>
          <table:table-cell office:value-type="float" office:value="51455.5941945775" calcext:value-type="float">
            <text:p>51455,59</text:p>
          </table:table-cell>
          <table:table-cell office:value-type="float" office:value="59530.1535400938" calcext:value-type="float">
            <text:p>59530,15</text:p>
          </table:table-cell>
          <table:table-cell office:value-type="float" office:value="65421.7527679693" calcext:value-type="float">
            <text:p>65421,75</text:p>
          </table:table-cell>
          <table:table-cell office:value-type="float" office:value="80234.4700713492" calcext:value-type="float">
            <text:p>80234,47</text:p>
          </table:table-cell>
          <table:table-cell office:value-type="float" office:value="59094.4449369175" calcext:value-type="float">
            <text:p>59094,44</text:p>
          </table:table-cell>
          <table:table-cell office:value-type="float" office:value="67403.1602978106" calcext:value-type="float">
            <text:p>67403,16</text:p>
          </table:table-cell>
          <table:table-cell office:value-type="float" office:value="82409.5803345471" calcext:value-type="float">
            <text:p>82409,58</text:p>
          </table:table-cell>
          <table:table-cell office:value-type="float" office:value="85076.1479273998" calcext:value-type="float">
            <text:p>85076,15</text:p>
          </table:table-cell>
          <table:table-cell office:value-type="float" office:value="85050.9109716822" calcext:value-type="float">
            <text:p>85050,91</text:p>
          </table:table-cell>
          <table:table-cell office:value-type="float" office:value="83858.5283798723" calcext:value-type="float">
            <text:p>83858,53</text:p>
          </table:table-cell>
          <table:table-cell office:value-type="float" office:value="63039.0165548075" calcext:value-type="float">
            <text:p>63039,02</text:p>
          </table:table-cell>
          <table:table-cell office:value-type="float" office:value="57163.0609918357" calcext:value-type="float">
            <text:p>57163,06</text:p>
          </table:table-cell>
          <table:table-cell office:value-type="float" office:value="61264.3964777979" calcext:value-type="float">
            <text:p>61264,40</text:p>
          </table:table-cell>
          <table:table-cell office:value-type="float" office:value="68793.7844372614" calcext:value-type="float">
            <text:p>68793,78</text:p>
          </table:table-cell>
        </table:table-row>
        <table:table-row table:style-name="ro1">
          <table:table-cell office:value-type="string" calcext:value-type="string">
            <text:p>RKS</text:p>
          </table:table-cell>
          <table:table-cell office:value-type="string" calcext:value-type="string">
            <text:p>Kosovo</text:p>
          </table:table-cell>
          <table:table-cell table:number-columns-repeated="38"/>
          <table:table-cell office:value-type="float" office:value="1087.76240120887" calcext:value-type="float">
            <text:p>1087,76</text:p>
          </table:table-cell>
          <table:table-cell office:value-type="float" office:value="1490.36103250226" calcext:value-type="float">
            <text:p>1490,36</text:p>
          </table:table-cell>
          <table:table-cell office:value-type="float" office:value="1413.53258703188" calcext:value-type="float">
            <text:p>1413,53</text:p>
          </table:table-cell>
          <table:table-cell office:value-type="float" office:value="1638.10473921653" calcext:value-type="float">
            <text:p>1638,10</text:p>
          </table:table-cell>
          <table:table-cell office:value-type="float" office:value="2086.53732547162" calcext:value-type="float">
            <text:p>2086,54</text:p>
          </table:table-cell>
          <table:table-cell office:value-type="float" office:value="2147.46427105376" calcext:value-type="float">
            <text:p>2147,46</text:p>
          </table:table-cell>
          <table:table-cell office:value-type="float" office:value="2237.12659780918" calcext:value-type="float">
            <text:p>2237,13</text:p>
          </table:table-cell>
          <table:table-cell office:value-type="float" office:value="2685.98622183949" calcext:value-type="float">
            <text:p>2685,99</text:p>
          </table:table-cell>
          <table:table-cell office:value-type="float" office:value="3254.78841514283" calcext:value-type="float">
            <text:p>3254,79</text:p>
          </table:table-cell>
          <table:table-cell office:value-type="float" office:value="3209.71145997365" calcext:value-type="float">
            <text:p>3209,71</text:p>
          </table:table-cell>
          <table:table-cell office:value-type="float" office:value="3283.48345086938" calcext:value-type="float">
            <text:p>3283,48</text:p>
          </table:table-cell>
          <table:table-cell office:value-type="float" office:value="3736.70083342298" calcext:value-type="float">
            <text:p>3736,70</text:p>
          </table:table-cell>
          <table:table-cell office:value-type="float" office:value="3600.57596540598" calcext:value-type="float">
            <text:p>3600,58</text:p>
          </table:table-cell>
          <table:table-cell office:value-type="float" office:value="3876.97067553345" calcext:value-type="float">
            <text:p>3876,97</text:p>
          </table:table-cell>
          <table:table-cell office:value-type="float" office:value="4054.71696967191" calcext:value-type="float">
            <text:p>4054,72</text:p>
          </table:table-cell>
          <table:table-cell office:value-type="float" office:value="3574.24111998804" calcext:value-type="float">
            <text:p>3574,24</text:p>
          </table:table-cell>
          <table:table-cell office:value-type="float" office:value="3697.12959470956" calcext:value-type="float">
            <text:p>3697,13</text:p>
          </table:table-cell>
          <table:table-cell office:value-type="float" office:value="3948.05266976444" calcext:value-type="float">
            <text:p>3948,05</text:p>
          </table:table-cell>
          <table:table-cell office:value-type="float" office:value="4302.27648252378" calcext:value-type="float">
            <text:p>4302,28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umania</text:p>
          </table:table-cell>
          <table:table-cell table:number-columns-repeated="25"/>
          <table:table-cell office:value-type="float" office:value="1673.83836389995" calcext:value-type="float">
            <text:p>1673,84</text:p>
          </table:table-cell>
          <table:table-cell office:value-type="float" office:value="1769.88993114409" calcext:value-type="float">
            <text:p>1769,89</text:p>
          </table:table-cell>
          <table:table-cell office:value-type="float" office:value="1817.90210089083" calcext:value-type="float">
            <text:p>1817,90</text:p>
          </table:table-cell>
          <table:table-cell office:value-type="float" office:value="1680.70562287227" calcext:value-type="float">
            <text:p>1680,71</text:p>
          </table:table-cell>
          <table:table-cell office:value-type="float" office:value="1260.74904545125" calcext:value-type="float">
            <text:p>1260,75</text:p>
          </table:table-cell>
          <table:table-cell office:value-type="float" office:value="1102.10378473246" calcext:value-type="float">
            <text:p>1102,10</text:p>
          </table:table-cell>
          <table:table-cell office:value-type="float" office:value="1158.13251591344" calcext:value-type="float">
            <text:p>1158,13</text:p>
          </table:table-cell>
          <table:table-cell office:value-type="float" office:value="1323.10432504932" calcext:value-type="float">
            <text:p>1323,10</text:p>
          </table:table-cell>
          <table:table-cell office:value-type="float" office:value="1650.27648080037" calcext:value-type="float">
            <text:p>1650,28</text:p>
          </table:table-cell>
          <table:table-cell office:value-type="float" office:value="1633.01064354117" calcext:value-type="float">
            <text:p>1633,01</text:p>
          </table:table-cell>
          <table:table-cell office:value-type="float" office:value="1577.32335708773" calcext:value-type="float">
            <text:p>1577,32</text:p>
          </table:table-cell>
          <table:table-cell office:value-type="float" office:value="1852.46730900412" calcext:value-type="float">
            <text:p>1852,47</text:p>
          </table:table-cell>
          <table:table-cell office:value-type="float" office:value="1599.88953304677" calcext:value-type="float">
            <text:p>1599,89</text:p>
          </table:table-cell>
          <table:table-cell office:value-type="float" office:value="1659.90763954548" calcext:value-type="float">
            <text:p>1659,91</text:p>
          </table:table-cell>
          <table:table-cell office:value-type="float" office:value="1825.17980455979" calcext:value-type="float">
            <text:p>1825,18</text:p>
          </table:table-cell>
          <table:table-cell office:value-type="float" office:value="2119.88267323918" calcext:value-type="float">
            <text:p>2119,88</text:p>
          </table:table-cell>
          <table:table-cell office:value-type="float" office:value="2679.41190951209" calcext:value-type="float">
            <text:p>2679,41</text:p>
          </table:table-cell>
          <table:table-cell office:value-type="float" office:value="3494.94451718304" calcext:value-type="float">
            <text:p>3494,94</text:p>
          </table:table-cell>
          <table:table-cell office:value-type="float" office:value="4617.92901643258" calcext:value-type="float">
            <text:p>4617,93</text:p>
          </table:table-cell>
          <table:table-cell office:value-type="float" office:value="5757.4964285719" calcext:value-type="float">
            <text:p>5757,50</text:p>
          </table:table-cell>
          <table:table-cell office:value-type="float" office:value="8360.16632132485" calcext:value-type="float">
            <text:p>8360,17</text:p>
          </table:table-cell>
          <table:table-cell office:value-type="float" office:value="10435.0439841037" calcext:value-type="float">
            <text:p>10435,04</text:p>
          </table:table-cell>
          <table:table-cell office:value-type="float" office:value="8548.11867218639" calcext:value-type="float">
            <text:p>8548,12</text:p>
          </table:table-cell>
          <table:table-cell office:value-type="float" office:value="8209.9194562169" calcext:value-type="float">
            <text:p>8209,92</text:p>
          </table:table-cell>
          <table:table-cell office:value-type="float" office:value="9104.99562203019" calcext:value-type="float">
            <text:p>9105,00</text:p>
          </table:table-cell>
          <table:table-cell office:value-type="float" office:value="8535.0468756267" calcext:value-type="float">
            <text:p>8535,05</text:p>
          </table:table-cell>
          <table:table-cell office:value-type="float" office:value="9555.2442173314" calcext:value-type="float">
            <text:p>9555,24</text:p>
          </table:table-cell>
          <table:table-cell office:value-type="float" office:value="10026.9735781794" calcext:value-type="float">
            <text:p>10026,97</text:p>
          </table:table-cell>
          <table:table-cell office:value-type="float" office:value="8977.49854425137" calcext:value-type="float">
            <text:p>8977,50</text:p>
          </table:table-cell>
          <table:table-cell office:value-type="float" office:value="9567.0977819133" calcext:value-type="float">
            <text:p>9567,10</text:p>
          </table:table-cell>
          <table:table-cell office:value-type="float" office:value="10807.6844848917" calcext:value-type="float">
            <text:p>10807,68</text:p>
          </table:table-cell>
          <table:table-cell office:value-type="float" office:value="12301.1864034302" calcext:value-type="float">
            <text:p>12301,19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Federación de Rusia</text:p>
          </table:table-cell>
          <table:table-cell table:number-columns-repeated="26"/>
          <table:table-cell office:value-type="float" office:value="3777.2353728423" calcext:value-type="float">
            <text:p>3777,24</text:p>
          </table:table-cell>
          <table:table-cell office:value-type="float" office:value="3428.76215270861" calcext:value-type="float">
            <text:p>3428,76</text:p>
          </table:table-cell>
          <table:table-cell office:value-type="float" office:value="3485.11230559947" calcext:value-type="float">
            <text:p>3485,11</text:p>
          </table:table-cell>
          <table:table-cell office:value-type="float" office:value="3485.05600012759" calcext:value-type="float">
            <text:p>3485,06</text:p>
          </table:table-cell>
          <table:table-cell office:value-type="float" office:value="3095.6597791412" calcext:value-type="float">
            <text:p>3095,66</text:p>
          </table:table-cell>
          <table:table-cell office:value-type="float" office:value="2929.46211857553" calcext:value-type="float">
            <text:p>2929,46</text:p>
          </table:table-cell>
          <table:table-cell office:value-type="float" office:value="2663.3945990755" calcext:value-type="float">
            <text:p>2663,39</text:p>
          </table:table-cell>
          <table:table-cell office:value-type="float" office:value="2665.78096295114" calcext:value-type="float">
            <text:p>2665,78</text:p>
          </table:table-cell>
          <table:table-cell office:value-type="float" office:value="2643.93074851111" calcext:value-type="float">
            <text:p>2643,93</text:p>
          </table:table-cell>
          <table:table-cell office:value-type="float" office:value="2737.57302340505" calcext:value-type="float">
            <text:p>2737,57</text:p>
          </table:table-cell>
          <table:table-cell office:value-type="float" office:value="1834.86298596367" calcext:value-type="float">
            <text:p>1834,86</text:p>
          </table:table-cell>
          <table:table-cell office:value-type="float" office:value="1330.76070681278" calcext:value-type="float">
            <text:p>1330,76</text:p>
          </table:table-cell>
          <table:table-cell office:value-type="float" office:value="1771.59782952435" calcext:value-type="float">
            <text:p>1771,60</text:p>
          </table:table-cell>
          <table:table-cell office:value-type="float" office:value="2100.35825266321" calcext:value-type="float">
            <text:p>2100,36</text:p>
          </table:table-cell>
          <table:table-cell office:value-type="float" office:value="2377.53695684392" calcext:value-type="float">
            <text:p>2377,54</text:p>
          </table:table-cell>
          <table:table-cell office:value-type="float" office:value="2975.13277834925" calcext:value-type="float">
            <text:p>2975,13</text:p>
          </table:table-cell>
          <table:table-cell office:value-type="float" office:value="4102.37229354879" calcext:value-type="float">
            <text:p>4102,37</text:p>
          </table:table-cell>
          <table:table-cell office:value-type="float" office:value="5323.47387655593" calcext:value-type="float">
            <text:p>5323,47</text:p>
          </table:table-cell>
          <table:table-cell office:value-type="float" office:value="6920.19439783608" calcext:value-type="float">
            <text:p>6920,19</text:p>
          </table:table-cell>
          <table:table-cell office:value-type="float" office:value="9101.25670608893" calcext:value-type="float">
            <text:p>9101,26</text:p>
          </table:table-cell>
          <table:table-cell office:value-type="float" office:value="11635.2742379874" calcext:value-type="float">
            <text:p>11635,27</text:p>
          </table:table-cell>
          <table:table-cell office:value-type="float" office:value="8562.81369695399" calcext:value-type="float">
            <text:p>8562,81</text:p>
          </table:table-cell>
          <table:table-cell office:value-type="float" office:value="10674.9972024184" calcext:value-type="float">
            <text:p>10675,00</text:p>
          </table:table-cell>
          <table:table-cell office:value-type="float" office:value="14351.2120537753" calcext:value-type="float">
            <text:p>14351,21</text:p>
          </table:table-cell>
          <table:table-cell office:value-type="float" office:value="15434.5747807126" calcext:value-type="float">
            <text:p>15434,57</text:p>
          </table:table-cell>
          <table:table-cell office:value-type="float" office:value="16007.0899934444" calcext:value-type="float">
            <text:p>16007,09</text:p>
          </table:table-cell>
          <table:table-cell office:value-type="float" office:value="14100.7291032344" calcext:value-type="float">
            <text:p>14100,73</text:p>
          </table:table-cell>
          <table:table-cell office:value-type="float" office:value="9313.78754211991" calcext:value-type="float">
            <text:p>9313,79</text:p>
          </table:table-cell>
          <table:table-cell office:value-type="float" office:value="8745.37511683101" calcext:value-type="float">
            <text:p>8745,38</text:p>
          </table:table-cell>
          <table:table-cell office:value-type="float" office:value="10750.5871197198" calcext:value-type="float">
            <text:p>10750,59</text:p>
          </table:table-cell>
          <table:table-cell office:value-type="float" office:value="11288.8784475021" calcext:value-type="float">
            <text:p>11288,88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 office:value-type="string" calcext:value-type="string">
            <text:p>Arabia Saudita</text:p>
          </table:table-cell>
          <table:table-cell table:number-columns-repeated="6"/>
          <table:table-cell office:value-type="float" office:value="777.266407003177" calcext:value-type="float">
            <text:p>777,27</text:p>
          </table:table-cell>
          <table:table-cell office:value-type="float" office:value="801.045454430012" calcext:value-type="float">
            <text:p>801,05</text:p>
          </table:table-cell>
          <table:table-cell office:value-type="float" office:value="921.345944098883" calcext:value-type="float">
            <text:p>921,35</text:p>
          </table:table-cell>
          <table:table-cell office:value-type="float" office:value="1177.72394957458" calcext:value-type="float">
            <text:p>1177,72</text:p>
          </table:table-cell>
          <table:table-cell office:value-type="float" office:value="1511.68510075167" calcext:value-type="float">
            <text:p>1511,69</text:p>
          </table:table-cell>
          <table:table-cell office:value-type="float" office:value="2226.99085494998" calcext:value-type="float">
            <text:p>2226,99</text:p>
          </table:table-cell>
          <table:table-cell office:value-type="float" office:value="6437.41608181505" calcext:value-type="float">
            <text:p>6437,42</text:p>
          </table:table-cell>
          <table:table-cell office:value-type="float" office:value="6304.11919056932" calcext:value-type="float">
            <text:p>6304,12</text:p>
          </table:table-cell>
          <table:table-cell office:value-type="float" office:value="8202.77748659664" calcext:value-type="float">
            <text:p>8202,78</text:p>
          </table:table-cell>
          <table:table-cell office:value-type="float" office:value="9038.86315232202" calcext:value-type="float">
            <text:p>9038,86</text:p>
          </table:table-cell>
          <table:table-cell office:value-type="float" office:value="9282.64812016929" calcext:value-type="float">
            <text:p>9282,65</text:p>
          </table:table-cell>
          <table:table-cell office:value-type="float" office:value="12241.2529961725" calcext:value-type="float">
            <text:p>12241,25</text:p>
          </table:table-cell>
          <table:table-cell office:value-type="float" office:value="16977.9854027123" calcext:value-type="float">
            <text:p>16977,99</text:p>
          </table:table-cell>
          <table:table-cell office:value-type="float" office:value="17871.9760670563" calcext:value-type="float">
            <text:p>17871,98</text:p>
          </table:table-cell>
          <table:table-cell office:value-type="float" office:value="13944.9510845432" calcext:value-type="float">
            <text:p>13944,95</text:p>
          </table:table-cell>
          <table:table-cell office:value-type="float" office:value="11039.2464137768" calcext:value-type="float">
            <text:p>11039,25</text:p>
          </table:table-cell>
          <table:table-cell office:value-type="float" office:value="9632.53539871598" calcext:value-type="float">
            <text:p>9632,54</text:p>
          </table:table-cell>
          <table:table-cell office:value-type="float" office:value="7919.65103523189" calcext:value-type="float">
            <text:p>7919,65</text:p>
          </table:table-cell>
          <table:table-cell office:value-type="float" office:value="6304.25420932151" calcext:value-type="float">
            <text:p>6304,25</text:p>
          </table:table-cell>
          <table:table-cell office:value-type="float" office:value="5932.28664478082" calcext:value-type="float">
            <text:p>5932,29</text:p>
          </table:table-cell>
          <table:table-cell office:value-type="float" office:value="5856.37654568536" calcext:value-type="float">
            <text:p>5856,38</text:p>
          </table:table-cell>
          <table:table-cell office:value-type="float" office:value="6085.96015248777" calcext:value-type="float">
            <text:p>6085,96</text:p>
          </table:table-cell>
          <table:table-cell office:value-type="float" office:value="7246.01636663312" calcext:value-type="float">
            <text:p>7246,02</text:p>
          </table:table-cell>
          <table:table-cell office:value-type="float" office:value="7883.24573806222" calcext:value-type="float">
            <text:p>7883,25</text:p>
          </table:table-cell>
          <table:table-cell office:value-type="float" office:value="7932.09093781844" calcext:value-type="float">
            <text:p>7932,09</text:p>
          </table:table-cell>
          <table:table-cell office:value-type="float" office:value="7485.54133445379" calcext:value-type="float">
            <text:p>7485,54</text:p>
          </table:table-cell>
          <table:table-cell office:value-type="float" office:value="7421.29123101861" calcext:value-type="float">
            <text:p>7421,29</text:p>
          </table:table-cell>
          <table:table-cell office:value-type="float" office:value="7690.57752212035" calcext:value-type="float">
            <text:p>7690,58</text:p>
          </table:table-cell>
          <table:table-cell office:value-type="float" office:value="8335.80386648065" calcext:value-type="float">
            <text:p>8335,80</text:p>
          </table:table-cell>
          <table:table-cell office:value-type="float" office:value="8551.67429649764" calcext:value-type="float">
            <text:p>8551,67</text:p>
          </table:table-cell>
          <table:table-cell office:value-type="float" office:value="7419.16001897357" calcext:value-type="float">
            <text:p>7419,16</text:p>
          </table:table-cell>
          <table:table-cell office:value-type="float" office:value="8007.95978039" calcext:value-type="float">
            <text:p>8007,96</text:p>
          </table:table-cell>
          <table:table-cell office:value-type="float" office:value="9171.33014480091" calcext:value-type="float">
            <text:p>9171,33</text:p>
          </table:table-cell>
          <table:table-cell office:value-type="float" office:value="8684.64740070286" calcext:value-type="float">
            <text:p>8684,65</text:p>
          </table:table-cell>
          <table:table-cell office:value-type="float" office:value="8695.40007245023" calcext:value-type="float">
            <text:p>8695,40</text:p>
          </table:table-cell>
          <table:table-cell office:value-type="float" office:value="9609.96697474024" calcext:value-type="float">
            <text:p>9609,97</text:p>
          </table:table-cell>
          <table:table-cell office:value-type="float" office:value="11185.1333681643" calcext:value-type="float">
            <text:p>11185,13</text:p>
          </table:table-cell>
          <table:table-cell office:value-type="float" office:value="13791.4462936446" calcext:value-type="float">
            <text:p>13791,45</text:p>
          </table:table-cell>
          <table:table-cell office:value-type="float" office:value="15384.7401519267" calcext:value-type="float">
            <text:p>15384,74</text:p>
          </table:table-cell>
          <table:table-cell office:value-type="float" office:value="16516.6236201086" calcext:value-type="float">
            <text:p>16516,62</text:p>
          </table:table-cell>
          <table:table-cell office:value-type="float" office:value="20078.2577898075" calcext:value-type="float">
            <text:p>20078,26</text:p>
          </table:table-cell>
          <table:table-cell office:value-type="float" office:value="16113.1424853358" calcext:value-type="float">
            <text:p>16113,14</text:p>
          </table:table-cell>
          <table:table-cell office:value-type="float" office:value="19262.5476811757" calcext:value-type="float">
            <text:p>19262,55</text:p>
          </table:table-cell>
          <table:table-cell office:value-type="float" office:value="23745.8016143404" calcext:value-type="float">
            <text:p>23745,80</text:p>
          </table:table-cell>
          <table:table-cell office:value-type="float" office:value="25243.3586984024" calcext:value-type="float">
            <text:p>25243,36</text:p>
          </table:table-cell>
          <table:table-cell office:value-type="float" office:value="24844.7443709487" calcext:value-type="float">
            <text:p>24844,74</text:p>
          </table:table-cell>
          <table:table-cell office:value-type="float" office:value="24463.9031638501" calcext:value-type="float">
            <text:p>24463,90</text:p>
          </table:table-cell>
          <table:table-cell office:value-type="float" office:value="20627.9327820675" calcext:value-type="float">
            <text:p>20627,93</text:p>
          </table:table-cell>
          <table:table-cell office:value-type="float" office:value="19879.2975304177" calcext:value-type="float">
            <text:p>19879,30</text:p>
          </table:table-cell>
          <table:table-cell office:value-type="float" office:value="20803.7425657324" calcext:value-type="float">
            <text:p>20803,74</text:p>
          </table:table-cell>
          <table:table-cell office:value-type="float" office:value="23338.9634580718" calcext:value-type="float">
            <text:p>23338,96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string" calcext:value-type="string">
            <text:p>El Salvador</text:p>
          </table:table-cell>
          <table:table-cell table:number-columns-repeated="3"/>
          <table:table-cell office:value-type="float" office:value="274.175002569258" calcext:value-type="float">
            <text:p>274,18</text:p>
          </table:table-cell>
          <table:table-cell office:value-type="float" office:value="282.189904406622" calcext:value-type="float">
            <text:p>282,19</text:p>
          </table:table-cell>
          <table:table-cell office:value-type="float" office:value="288.187075391239" calcext:value-type="float">
            <text:p>288,19</text:p>
          </table:table-cell>
          <table:table-cell office:value-type="float" office:value="290.025602994465" calcext:value-type="float">
            <text:p>290,03</text:p>
          </table:table-cell>
          <table:table-cell office:value-type="float" office:value="293.387623370139" calcext:value-type="float">
            <text:p>293,39</text:p>
          </table:table-cell>
          <table:table-cell office:value-type="float" office:value="308.439702178125" calcext:value-type="float">
            <text:p>308,44</text:p>
          </table:table-cell>
          <table:table-cell office:value-type="float" office:value="314.615765960161" calcext:value-type="float">
            <text:p>314,62</text:p>
          </table:table-cell>
          <table:table-cell office:value-type="float" office:value="326.769854697414" calcext:value-type="float">
            <text:p>326,77</text:p>
          </table:table-cell>
          <table:table-cell office:value-type="float" office:value="363.829910677123" calcext:value-type="float">
            <text:p>363,83</text:p>
          </table:table-cell>
          <table:table-cell office:value-type="float" office:value="410.288996271175" calcext:value-type="float">
            <text:p>410,29</text:p>
          </table:table-cell>
          <table:table-cell office:value-type="float" office:value="453.492124085251" calcext:value-type="float">
            <text:p>453,49</text:p>
          </table:table-cell>
          <table:table-cell office:value-type="float" office:value="548.152796631997" calcext:value-type="float">
            <text:p>548,15</text:p>
          </table:table-cell>
          <table:table-cell office:value-type="float" office:value="678.038164711978" calcext:value-type="float">
            <text:p>678,04</text:p>
          </table:table-cell>
          <table:table-cell office:value-type="float" office:value="706.616139653352" calcext:value-type="float">
            <text:p>706,62</text:p>
          </table:table-cell>
          <table:table-cell office:value-type="float" office:value="767.798903556072" calcext:value-type="float">
            <text:p>767,80</text:p>
          </table:table-cell>
          <table:table-cell office:value-type="float" office:value="778.448178598141" calcext:value-type="float">
            <text:p>778,45</text:p>
          </table:table-cell>
          <table:table-cell office:value-type="float" office:value="736.590673166517" calcext:value-type="float">
            <text:p>736,59</text:p>
          </table:table-cell>
          <table:table-cell office:value-type="float" office:value="717.543738918957" calcext:value-type="float">
            <text:p>717,54</text:p>
          </table:table-cell>
          <table:table-cell office:value-type="float" office:value="729.738862232267" calcext:value-type="float">
            <text:p>729,74</text:p>
          </table:table-cell>
          <table:table-cell office:value-type="float" office:value="751.725947360263" calcext:value-type="float">
            <text:p>751,73</text:p>
          </table:table-cell>
          <table:table-cell office:value-type="float" office:value="769.802951583888" calcext:value-type="float">
            <text:p>769,80</text:p>
          </table:table-cell>
          <table:table-cell office:value-type="float" office:value="753.980380366293" calcext:value-type="float">
            <text:p>753,98</text:p>
          </table:table-cell>
          <table:table-cell office:value-type="float" office:value="781.059082548386" calcext:value-type="float">
            <text:p>781,06</text:p>
          </table:table-cell>
          <table:table-cell office:value-type="float" office:value="816.219823839522" calcext:value-type="float">
            <text:p>816,22</text:p>
          </table:table-cell>
          <table:table-cell office:value-type="float" office:value="840.713305882665" calcext:value-type="float">
            <text:p>840,71</text:p>
          </table:table-cell>
          <table:table-cell office:value-type="float" office:value="914.130927454167" calcext:value-type="float">
            <text:p>914,13</text:p>
          </table:table-cell>
          <table:table-cell office:value-type="float" office:value="983.180031889496" calcext:value-type="float">
            <text:p>983,18</text:p>
          </table:table-cell>
          <table:table-cell office:value-type="float" office:value="1073.31104515" calcext:value-type="float">
            <text:p>1073,31</text:p>
          </table:table-cell>
          <table:table-cell office:value-type="float" office:value="1216.70106258527" calcext:value-type="float">
            <text:p>1216,70</text:p>
          </table:table-cell>
          <table:table-cell office:value-type="float" office:value="1380.7076298666" calcext:value-type="float">
            <text:p>1380,71</text:p>
          </table:table-cell>
          <table:table-cell office:value-type="float" office:value="1585.10945883523" calcext:value-type="float">
            <text:p>1585,11</text:p>
          </table:table-cell>
          <table:table-cell office:value-type="float" office:value="1684.78598536575" calcext:value-type="float">
            <text:p>1684,79</text:p>
          </table:table-cell>
          <table:table-cell office:value-type="float" office:value="1778.8375757272" calcext:value-type="float">
            <text:p>1778,84</text:p>
          </table:table-cell>
          <table:table-cell office:value-type="float" office:value="1886.35964030967" calcext:value-type="float">
            <text:p>1886,36</text:p>
          </table:table-cell>
          <table:table-cell office:value-type="float" office:value="1930.62349290298" calcext:value-type="float">
            <text:p>1930,62</text:p>
          </table:table-cell>
          <table:table-cell office:value-type="float" office:value="2001.53800924467" calcext:value-type="float">
            <text:p>2001,54</text:p>
          </table:table-cell>
          <table:table-cell office:value-type="float" office:value="2072.29984244997" calcext:value-type="float">
            <text:p>2072,30</text:p>
          </table:table-cell>
          <table:table-cell office:value-type="float" office:value="2124.10288862918" calcext:value-type="float">
            <text:p>2124,10</text:p>
          </table:table-cell>
          <table:table-cell office:value-type="float" office:value="2209.49650796945" calcext:value-type="float">
            <text:p>2209,50</text:p>
          </table:table-cell>
          <table:table-cell office:value-type="float" office:value="2278.43184290573" calcext:value-type="float">
            <text:p>2278,43</text:p>
          </table:table-cell>
          <table:table-cell office:value-type="float" office:value="2428.56951188864" calcext:value-type="float">
            <text:p>2428,57</text:p>
          </table:table-cell>
          <table:table-cell office:value-type="float" office:value="2631.82041514301" calcext:value-type="float">
            <text:p>2631,82</text:p>
          </table:table-cell>
          <table:table-cell office:value-type="float" office:value="2786.15792171718" calcext:value-type="float">
            <text:p>2786,16</text:p>
          </table:table-cell>
          <table:table-cell office:value-type="float" office:value="2933.39567537172" calcext:value-type="float">
            <text:p>2933,40</text:p>
          </table:table-cell>
          <table:table-cell office:value-type="float" office:value="2858.47963017276" calcext:value-type="float">
            <text:p>2858,48</text:p>
          </table:table-cell>
          <table:table-cell office:value-type="float" office:value="2983.24270784904" calcext:value-type="float">
            <text:p>2983,24</text:p>
          </table:table-cell>
          <table:table-cell office:value-type="float" office:value="3266.04587535311" calcext:value-type="float">
            <text:p>3266,05</text:p>
          </table:table-cell>
          <table:table-cell office:value-type="float" office:value="3428.38473639383" calcext:value-type="float">
            <text:p>3428,38</text:p>
          </table:table-cell>
          <table:table-cell office:value-type="float" office:value="3509.53628031605" calcext:value-type="float">
            <text:p>3509,54</text:p>
          </table:table-cell>
          <table:table-cell office:value-type="float" office:value="3588.96594318654" calcext:value-type="float">
            <text:p>3588,97</text:p>
          </table:table-cell>
          <table:table-cell office:value-type="float" office:value="3705.54000206162" calcext:value-type="float">
            <text:p>3705,54</text:p>
          </table:table-cell>
          <table:table-cell office:value-type="float" office:value="3800.10330164063" calcext:value-type="float">
            <text:p>3800,10</text:p>
          </table:table-cell>
          <table:table-cell office:value-type="float" office:value="3902.24231785179" calcext:value-type="float">
            <text:p>3902,24</text:p>
          </table:table-cell>
          <table:table-cell office:value-type="float" office:value="4058.25243928118" calcext:value-type="float">
            <text:p>4058,25</text:p>
          </table:table-cell>
        </table:table-row>
        <table:table-row table:style-name="ro1">
          <table:table-cell office:value-type="string" calcext:value-type="string">
            <text:p>SMR</text:p>
          </table:table-cell>
          <table:table-cell office:value-type="string" calcext:value-type="string">
            <text:p>San Marino</text:p>
          </table:table-cell>
          <table:table-cell table:number-columns-repeated="37"/>
          <table:table-cell office:value-type="float" office:value="44783.2129439421" calcext:value-type="float">
            <text:p>44783,21</text:p>
          </table:table-cell>
          <table:table-cell office:value-type="float" office:value="40124.459901621" calcext:value-type="float">
            <text:p>40124,46</text:p>
          </table:table-cell>
          <table:table-cell office:value-type="float" office:value="41731.1375740792" calcext:value-type="float">
            <text:p>41731,14</text:p>
          </table:table-cell>
          <table:table-cell office:value-type="float" office:value="44490.8280254139" calcext:value-type="float">
            <text:p>44490,83</text:p>
          </table:table-cell>
          <table:table-cell office:value-type="float" office:value="56034.2926709832" calcext:value-type="float">
            <text:p>56034,29</text:p>
          </table:table-cell>
          <table:table-cell office:value-type="float" office:value="64869.6626039609" calcext:value-type="float">
            <text:p>64869,66</text:p>
          </table:table-cell>
          <table:table-cell office:value-type="float" office:value="66795.51231191" calcext:value-type="float">
            <text:p>66795,51</text:p>
          </table:table-cell>
          <table:table-cell office:value-type="float" office:value="70457.4283798973" calcext:value-type="float">
            <text:p>70457,43</text:p>
          </table:table-cell>
          <table:table-cell office:value-type="float" office:value="82771.7036490001" calcext:value-type="float">
            <text:p>82771,70</text:p>
          </table:table-cell>
          <table:table-cell office:value-type="float" office:value="90435.2702983167" calcext:value-type="float">
            <text:p>90435,27</text:p>
          </table:table-cell>
          <table:table-cell office:value-type="float" office:value="76686.0212987512" calcext:value-type="float">
            <text:p>76686,02</text:p>
          </table:table-cell>
          <table:table-cell office:value-type="float" office:value="68496.3606802049" calcext:value-type="float">
            <text:p>68496,36</text:p>
          </table:table-cell>
          <table:table-cell office:value-type="float" office:value="64890.2388634279" calcext:value-type="float">
            <text:p>64890,24</text:p>
          </table:table-cell>
          <table:table-cell office:value-type="float" office:value="56068.4345458956" calcext:value-type="float">
            <text:p>56068,43</text:p>
          </table:table-cell>
          <table:table-cell office:value-type="float" office:value="57302.6880026149" calcext:value-type="float">
            <text:p>57302,69</text:p>
          </table:table-cell>
          <table:table-cell office:value-type="float" office:value="54282.8097987205" calcext:value-type="float">
            <text:p>54282,81</text:p>
          </table:table-cell>
          <table:table-cell office:value-type="float" office:value="45774.5878900486" calcext:value-type="float">
            <text:p>45774,59</text:p>
          </table:table-cell>
          <table:table-cell office:value-type="float" office:value="46692.3510916145" calcext:value-type="float">
            <text:p>46692,35</text:p>
          </table:table-cell>
          <table:table-cell office:value-type="float" office:value="48494.5514112427" calcext:value-type="float">
            <text:p>48494,55</text:p>
          </table:table-cell>
          <table:table-cell/>
        </table:table-row>
        <table:table-row table:style-name="ro1"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  <table:table-cell table:number-columns-repeated="33"/>
          <table:table-cell office:value-type="float" office:value="2196.61846651901" calcext:value-type="float">
            <text:p>2196,62</text:p>
          </table:table-cell>
          <table:table-cell office:value-type="float" office:value="2749.96643908342" calcext:value-type="float">
            <text:p>2749,97</text:p>
          </table:table-cell>
          <table:table-cell office:value-type="float" office:value="3178.83148433287" calcext:value-type="float">
            <text:p>3178,83</text:p>
          </table:table-cell>
          <table:table-cell office:value-type="float" office:value="2416.06907743118" calcext:value-type="float">
            <text:p>2416,07</text:p>
          </table:table-cell>
          <table:table-cell office:value-type="float" office:value="2441.43038904421" calcext:value-type="float">
            <text:p>2441,43</text:p>
          </table:table-cell>
          <table:table-cell office:value-type="float" office:value="870.136525159338" calcext:value-type="float">
            <text:p>870,14</text:p>
          </table:table-cell>
          <table:table-cell office:value-type="float" office:value="1634.87506068945" calcext:value-type="float">
            <text:p>1634,88</text:p>
          </table:table-cell>
          <table:table-cell office:value-type="float" office:value="2149.90940418511" calcext:value-type="float">
            <text:p>2149,91</text:p>
          </table:table-cell>
          <table:table-cell office:value-type="float" office:value="2832.49065230846" calcext:value-type="float">
            <text:p>2832,49</text:p>
          </table:table-cell>
          <table:table-cell office:value-type="float" office:value="3331.22876560602" calcext:value-type="float">
            <text:p>3331,23</text:p>
          </table:table-cell>
          <table:table-cell office:value-type="float" office:value="3720.47915467431" calcext:value-type="float">
            <text:p>3720,48</text:p>
          </table:table-cell>
          <table:table-cell office:value-type="float" office:value="4382.61727851692" calcext:value-type="float">
            <text:p>4382,62</text:p>
          </table:table-cell>
          <table:table-cell office:value-type="float" office:value="5848.47640545105" calcext:value-type="float">
            <text:p>5848,48</text:p>
          </table:table-cell>
          <table:table-cell office:value-type="float" office:value="7101.04014116862" calcext:value-type="float">
            <text:p>7101,04</text:p>
          </table:table-cell>
          <table:table-cell office:value-type="float" office:value="6169.11419477823" calcext:value-type="float">
            <text:p>6169,11</text:p>
          </table:table-cell>
          <table:table-cell office:value-type="float" office:value="5735.42285659849" calcext:value-type="float">
            <text:p>5735,42</text:p>
          </table:table-cell>
          <table:table-cell office:value-type="float" office:value="6809.15980400146" calcext:value-type="float">
            <text:p>6809,16</text:p>
          </table:table-cell>
          <table:table-cell office:value-type="float" office:value="6015.94522756969" calcext:value-type="float">
            <text:p>6015,95</text:p>
          </table:table-cell>
          <table:table-cell office:value-type="float" office:value="6755.07367461629" calcext:value-type="float">
            <text:p>6755,07</text:p>
          </table:table-cell>
          <table:table-cell office:value-type="float" office:value="6600.05680854589" calcext:value-type="float">
            <text:p>6600,06</text:p>
          </table:table-cell>
          <table:table-cell office:value-type="float" office:value="5585.11793778445" calcext:value-type="float">
            <text:p>5585,12</text:p>
          </table:table-cell>
          <table:table-cell office:value-type="float" office:value="5756.38119351044" calcext:value-type="float">
            <text:p>5756,38</text:p>
          </table:table-cell>
          <table:table-cell office:value-type="float" office:value="6284.192671588" calcext:value-type="float">
            <text:p>6284,19</text:p>
          </table:table-cell>
          <table:table-cell office:value-type="float" office:value="7246.73165586437" calcext:value-type="float">
            <text:p>7246,73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udán del Sur</text:p>
          </table:table-cell>
          <table:table-cell table:number-columns-repeated="46"/>
          <table:table-cell office:value-type="float" office:value="1669.49241213318" calcext:value-type="float">
            <text:p>1669,49</text:p>
          </table:table-cell>
          <table:table-cell office:value-type="float" office:value="1337.88208418369" calcext:value-type="float">
            <text:p>1337,88</text:p>
          </table:table-cell>
          <table:table-cell office:value-type="float" office:value="1535.70818548721" calcext:value-type="float">
            <text:p>1535,71</text:p>
          </table:table-cell>
          <table:table-cell office:value-type="float" office:value="1516.40391495385" calcext:value-type="float">
            <text:p>1516,40</text:p>
          </table:table-cell>
          <table:table-cell office:value-type="float" office:value="1179.7398280342" calcext:value-type="float">
            <text:p>1179,74</text:p>
          </table:table-cell>
          <table:table-cell office:value-type="float" office:value="1779.4693355202" calcext:value-type="float">
            <text:p>1779,47</text:p>
          </table:table-cell>
          <table:table-cell office:value-type="float" office:value="1322.82023755896" calcext:value-type="float">
            <text:p>1322,82</text:p>
          </table:table-cell>
          <table:table-cell office:value-type="float" office:value="1119.65133182314" calcext:value-type="float">
            <text:p>1119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Santo Tomé y Príncipe</text:p>
          </table:table-cell>
          <table:table-cell table:number-columns-repeated="39"/>
          <table:table-cell office:value-type="float" office:value="524.687421694159" calcext:value-type="float">
            <text:p>524,69</text:p>
          </table:table-cell>
          <table:table-cell office:value-type="float" office:value="577.638569882283" calcext:value-type="float">
            <text:p>577,64</text:p>
          </table:table-cell>
          <table:table-cell office:value-type="float" office:value="678.694056226467" calcext:value-type="float">
            <text:p>678,69</text:p>
          </table:table-cell>
          <table:table-cell office:value-type="float" office:value="745.313657725343" calcext:value-type="float">
            <text:p>745,31</text:p>
          </table:table-cell>
          <table:table-cell office:value-type="float" office:value="866.507451129153" calcext:value-type="float">
            <text:p>866,51</text:p>
          </table:table-cell>
          <table:table-cell office:value-type="float" office:value="883.066698076665" calcext:value-type="float">
            <text:p>883,07</text:p>
          </table:table-cell>
          <table:table-cell office:value-type="float" office:value="896.854618786974" calcext:value-type="float">
            <text:p>896,85</text:p>
          </table:table-cell>
          <table:table-cell office:value-type="float" office:value="1098.76793385822" calcext:value-type="float">
            <text:p>1098,77</text:p>
          </table:table-cell>
          <table:table-cell office:value-type="float" office:value="1067.91733397689" calcext:value-type="float">
            <text:p>1067,92</text:p>
          </table:table-cell>
          <table:table-cell office:value-type="float" office:value="1094.71063611153" calcext:value-type="float">
            <text:p>1094,71</text:p>
          </table:table-cell>
          <table:table-cell office:value-type="float" office:value="1263.86552259429" calcext:value-type="float">
            <text:p>1263,87</text:p>
          </table:table-cell>
          <table:table-cell office:value-type="float" office:value="1340.52650698418" calcext:value-type="float">
            <text:p>1340,53</text:p>
          </table:table-cell>
          <table:table-cell office:value-type="float" office:value="1577.02232910998" calcext:value-type="float">
            <text:p>1577,02</text:p>
          </table:table-cell>
          <table:table-cell office:value-type="float" office:value="1782.7977562404" calcext:value-type="float">
            <text:p>1782,80</text:p>
          </table:table-cell>
          <table:table-cell office:value-type="float" office:value="1595.86142275725" calcext:value-type="float">
            <text:p>1595,86</text:p>
          </table:table-cell>
          <table:table-cell office:value-type="float" office:value="1710.13394767919" calcext:value-type="float">
            <text:p>1710,13</text:p>
          </table:table-cell>
          <table:table-cell office:value-type="float" office:value="1811.00963265499" calcext:value-type="float">
            <text:p>1811,01</text:p>
          </table:table-cell>
          <table:table-cell office:value-type="float" office:value="2001.14090226164" calcext:value-type="float">
            <text:p>2001,1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República Eslovaca</text:p>
          </table:table-cell>
          <table:table-cell table:number-columns-repeated="28"/>
          <table:table-cell office:value-type="float" office:value="2405.53513644795" calcext:value-type="float">
            <text:p>2405,54</text:p>
          </table:table-cell>
          <table:table-cell office:value-type="float" office:value="2691.19560564077" calcext:value-type="float">
            <text:p>2691,20</text:p>
          </table:table-cell>
          <table:table-cell office:value-type="float" office:value="2920.91756673063" calcext:value-type="float">
            <text:p>2920,92</text:p>
          </table:table-cell>
          <table:table-cell office:value-type="float" office:value="3102.29679279586" calcext:value-type="float">
            <text:p>3102,30</text:p>
          </table:table-cell>
          <table:table-cell office:value-type="float" office:value="3771.35942702068" calcext:value-type="float">
            <text:p>3771,36</text:p>
          </table:table-cell>
          <table:table-cell office:value-type="float" office:value="4819.12555470987" calcext:value-type="float">
            <text:p>4819,13</text:p>
          </table:table-cell>
          <table:table-cell office:value-type="float" office:value="5196.94037965932" calcext:value-type="float">
            <text:p>5196,94</text:p>
          </table:table-cell>
          <table:table-cell office:value-type="float" office:value="5146.67107827084" calcext:value-type="float">
            <text:p>5146,67</text:p>
          </table:table-cell>
          <table:table-cell office:value-type="float" office:value="5538.61646477184" calcext:value-type="float">
            <text:p>5538,62</text:p>
          </table:table-cell>
          <table:table-cell office:value-type="float" office:value="5643.6751092567" calcext:value-type="float">
            <text:p>5643,68</text:p>
          </table:table-cell>
          <table:table-cell office:value-type="float" office:value="5413.15062068807" calcext:value-type="float">
            <text:p>5413,15</text:p>
          </table:table-cell>
          <table:table-cell office:value-type="float" office:value="5717.21708969017" calcext:value-type="float">
            <text:p>5717,22</text:p>
          </table:table-cell>
          <table:table-cell office:value-type="float" office:value="6533.55321303732" calcext:value-type="float">
            <text:p>6533,55</text:p>
          </table:table-cell>
          <table:table-cell office:value-type="float" office:value="8712.69879312059" calcext:value-type="float">
            <text:p>8712,70</text:p>
          </table:table-cell>
          <table:table-cell office:value-type="float" office:value="10671.8218610632" calcext:value-type="float">
            <text:p>10671,82</text:p>
          </table:table-cell>
          <table:table-cell office:value-type="float" office:value="11685.7548224391" calcext:value-type="float">
            <text:p>11685,75</text:p>
          </table:table-cell>
          <table:table-cell office:value-type="float" office:value="13159.7594413964" calcext:value-type="float">
            <text:p>13159,76</text:p>
          </table:table-cell>
          <table:table-cell office:value-type="float" office:value="16085.6115233381" calcext:value-type="float">
            <text:p>16085,61</text:p>
          </table:table-cell>
          <table:table-cell office:value-type="float" office:value="18677.2927109318" calcext:value-type="float">
            <text:p>18677,29</text:p>
          </table:table-cell>
          <table:table-cell office:value-type="float" office:value="16531.6705140706" calcext:value-type="float">
            <text:p>16531,67</text:p>
          </table:table-cell>
          <table:table-cell office:value-type="float" office:value="16727.2913264619" calcext:value-type="float">
            <text:p>16727,29</text:p>
          </table:table-cell>
          <table:table-cell office:value-type="float" office:value="18338.3622288437" calcext:value-type="float">
            <text:p>18338,36</text:p>
          </table:table-cell>
          <table:table-cell office:value-type="float" office:value="17460.0468093549" calcext:value-type="float">
            <text:p>17460,05</text:p>
          </table:table-cell>
          <table:table-cell office:value-type="float" office:value="18236.9807888867" calcext:value-type="float">
            <text:p>18236,98</text:p>
          </table:table-cell>
          <table:table-cell office:value-type="float" office:value="18670.9301711227" calcext:value-type="float">
            <text:p>18670,93</text:p>
          </table:table-cell>
          <table:table-cell office:value-type="float" office:value="16309.073235592" calcext:value-type="float">
            <text:p>16309,07</text:p>
          </table:table-cell>
          <table:table-cell office:value-type="float" office:value="16505.9980625369" calcext:value-type="float">
            <text:p>16506,00</text:p>
          </table:table-cell>
          <table:table-cell office:value-type="float" office:value="17510.0889889901" calcext:value-type="float">
            <text:p>17510,09</text:p>
          </table:table-cell>
          <table:table-cell office:value-type="float" office:value="19442.7057620693" calcext:value-type="float">
            <text:p>19442,71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Eslovenia</text:p>
          </table:table-cell>
          <table:table-cell table:number-columns-repeated="28"/>
          <table:table-cell office:value-type="float" office:value="9107.47707941181" calcext:value-type="float">
            <text:p>9107,48</text:p>
          </table:table-cell>
          <table:table-cell office:value-type="float" office:value="6633.73828010506" calcext:value-type="float">
            <text:p>6633,74</text:p>
          </table:table-cell>
          <table:table-cell office:value-type="float" office:value="6562.01839609836" calcext:value-type="float">
            <text:p>6562,02</text:p>
          </table:table-cell>
          <table:table-cell office:value-type="float" office:value="6656.93337568165" calcext:value-type="float">
            <text:p>6656,93</text:p>
          </table:table-cell>
          <table:table-cell office:value-type="float" office:value="7564.74118401424" calcext:value-type="float">
            <text:p>7564,74</text:p>
          </table:table-cell>
          <table:table-cell office:value-type="float" office:value="10730.4509120315" calcext:value-type="float">
            <text:p>10730,45</text:p>
          </table:table-cell>
          <table:table-cell office:value-type="float" office:value="10815.1112238352" calcext:value-type="float">
            <text:p>10815,11</text:p>
          </table:table-cell>
          <table:table-cell office:value-type="float" office:value="10454.9655635051" calcext:value-type="float">
            <text:p>10454,97</text:p>
          </table:table-cell>
          <table:table-cell office:value-type="float" office:value="11175.7711014244" calcext:value-type="float">
            <text:p>11175,77</text:p>
          </table:table-cell>
          <table:table-cell office:value-type="float" office:value="11452.7827920923" calcext:value-type="float">
            <text:p>11452,78</text:p>
          </table:table-cell>
          <table:table-cell office:value-type="float" office:value="10201.3035366727" calcext:value-type="float">
            <text:p>10201,30</text:p>
          </table:table-cell>
          <table:table-cell office:value-type="float" office:value="10479.759432707" calcext:value-type="float">
            <text:p>10479,76</text:p>
          </table:table-cell>
          <table:table-cell office:value-type="float" office:value="11777.1555078451" calcext:value-type="float">
            <text:p>11777,16</text:p>
          </table:table-cell>
          <table:table-cell office:value-type="float" office:value="14849.0369516333" calcext:value-type="float">
            <text:p>14849,04</text:p>
          </table:table-cell>
          <table:table-cell office:value-type="float" office:value="17233.1385611279" calcext:value-type="float">
            <text:p>17233,14</text:p>
          </table:table-cell>
          <table:table-cell office:value-type="float" office:value="18098.9087305" calcext:value-type="float">
            <text:p>18098,91</text:p>
          </table:table-cell>
          <table:table-cell office:value-type="float" office:value="19672.9654929018" calcext:value-type="float">
            <text:p>19672,97</text:p>
          </table:table-cell>
          <table:table-cell office:value-type="float" office:value="23787.6466923136" calcext:value-type="float">
            <text:p>23787,65</text:p>
          </table:table-cell>
          <table:table-cell office:value-type="float" office:value="27483.3369524581" calcext:value-type="float">
            <text:p>27483,34</text:p>
          </table:table-cell>
          <table:table-cell office:value-type="float" office:value="24694.2305557835" calcext:value-type="float">
            <text:p>24694,23</text:p>
          </table:table-cell>
          <table:table-cell office:value-type="float" office:value="23509.5433941493" calcext:value-type="float">
            <text:p>23509,54</text:p>
          </table:table-cell>
          <table:table-cell office:value-type="float" office:value="25095.1326282071" calcext:value-type="float">
            <text:p>25095,13</text:p>
          </table:table-cell>
          <table:table-cell office:value-type="float" office:value="22643.1002515007" calcext:value-type="float">
            <text:p>22643,10</text:p>
          </table:table-cell>
          <table:table-cell office:value-type="float" office:value="23496.6023059673" calcext:value-type="float">
            <text:p>23496,60</text:p>
          </table:table-cell>
          <table:table-cell office:value-type="float" office:value="24214.9220717273" calcext:value-type="float">
            <text:p>24214,92</text:p>
          </table:table-cell>
          <table:table-cell office:value-type="float" office:value="20881.7667686947" calcext:value-type="float">
            <text:p>20881,77</text:p>
          </table:table-cell>
          <table:table-cell office:value-type="float" office:value="21622.580683576" calcext:value-type="float">
            <text:p>21622,58</text:p>
          </table:table-cell>
          <table:table-cell office:value-type="float" office:value="23442.704281871" calcext:value-type="float">
            <text:p>23442,70</text:p>
          </table:table-cell>
          <table:table-cell office:value-type="float" office:value="26123.9738694646" calcext:value-type="float">
            <text:p>26123,97</text:p>
          </table:table-cell>
        </table:table-row>
        <table:table-row table:style-name="ro1">
          <table:table-cell office:value-type="string" calcext:value-type="string">
            <text:p>SXM</text:p>
          </table:table-cell>
          <table:table-cell office:value-type="string" calcext:value-type="string">
            <text:p>Sint Maarten (Dutch part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CA</text:p>
          </table:table-cell>
          <table:table-cell office:value-type="string" calcext:value-type="string">
            <text:p>Islas Turcas y Caicos</text:p>
          </table:table-cell>
          <table:table-cell table:number-columns-repeated="39"/>
          <table:table-cell office:value-type="float" office:value="16629.3422333472" calcext:value-type="float">
            <text:p>16629,34</text:p>
          </table:table-cell>
          <table:table-cell office:value-type="float" office:value="15784.6035640496" calcext:value-type="float">
            <text:p>15784,60</text:p>
          </table:table-cell>
          <table:table-cell office:value-type="float" office:value="16382.9371076726" calcext:value-type="float">
            <text:p>16382,94</text:p>
          </table:table-cell>
          <table:table-cell office:value-type="float" office:value="18187.2213483146" calcext:value-type="float">
            <text:p>18187,22</text:p>
          </table:table-cell>
          <table:table-cell office:value-type="float" office:value="20533.9162526615" calcext:value-type="float">
            <text:p>20533,92</text:p>
          </table:table-cell>
          <table:table-cell office:value-type="float" office:value="24561.6505052567" calcext:value-type="float">
            <text:p>24561,65</text:p>
          </table:table-cell>
          <table:table-cell office:value-type="float" office:value="25456.3021227579" calcext:value-type="float">
            <text:p>25456,30</text:p>
          </table:table-cell>
          <table:table-cell office:value-type="float" office:value="27648.3440164092" calcext:value-type="float">
            <text:p>27648,34</text:p>
          </table:table-cell>
          <table:table-cell office:value-type="float" office:value="22019.6577315714" calcext:value-type="float">
            <text:p>22019,66</text:p>
          </table:table-cell>
          <table:table-cell office:value-type="float" office:value="21028.4081445193" calcext:value-type="float">
            <text:p>21028,41</text:p>
          </table:table-cell>
          <table:table-cell office:value-type="float" office:value="21835.0831410852" calcext:value-type="float">
            <text:p>21835,08</text:p>
          </table:table-cell>
          <table:table-cell office:value-type="float" office:value="21009.8858098984" calcext:value-type="float">
            <text:p>21009,89</text:p>
          </table:table-cell>
          <table:table-cell office:value-type="float" office:value="21328.9790101062" calcext:value-type="float">
            <text:p>21328,98</text:p>
          </table:table-cell>
          <table:table-cell office:value-type="float" office:value="23296.3369051995" calcext:value-type="float">
            <text:p>23296,34</text:p>
          </table:table-cell>
          <table:table-cell office:value-type="float" office:value="24832.5963703066" calcext:value-type="float">
            <text:p>24832,60</text:p>
          </table:table-cell>
          <table:table-cell office:value-type="float" office:value="25995.1724609535" calcext:value-type="float">
            <text:p>25995,17</text:p>
          </table:table-cell>
          <table:table-cell office:value-type="float" office:value="25933.6074363465" calcext:value-type="float">
            <text:p>25933,61</text:p>
          </table:table-cell>
          <table:table-cell office:value-type="float" office:value="27142.2277976902" calcext:value-type="float">
            <text:p>27142,23</text:p>
          </table:table-cell>
        </table:table-row>
        <table:table-row table:style-name="ro1">
          <table:table-cell office:value-type="string" calcext:value-type="string">
            <text:p>TJK</text:p>
          </table:table-cell>
          <table:table-cell office:value-type="string" calcext:value-type="string">
            <text:p>Tayikistán</text:p>
          </table:table-cell>
          <table:table-cell table:number-columns-repeated="28"/>
          <table:table-cell office:value-type="float" office:value="497.632026083843" calcext:value-type="float">
            <text:p>497,63</text:p>
          </table:table-cell>
          <table:table-cell office:value-type="float" office:value="469.337925450253" calcext:value-type="float">
            <text:p>469,34</text:p>
          </table:table-cell>
          <table:table-cell office:value-type="float" office:value="346.978413935277" calcext:value-type="float">
            <text:p>346,98</text:p>
          </table:table-cell>
          <table:table-cell office:value-type="float" office:value="294.403880723844" calcext:value-type="float">
            <text:p>294,40</text:p>
          </table:table-cell>
          <table:table-cell office:value-type="float" office:value="268.000295764389" calcext:value-type="float">
            <text:p>268,00</text:p>
          </table:table-cell>
          <table:table-cell office:value-type="float" office:value="213.635340168207" calcext:value-type="float">
            <text:p>213,64</text:p>
          </table:table-cell>
          <table:table-cell office:value-type="float" office:value="178.361221005225" calcext:value-type="float">
            <text:p>178,36</text:p>
          </table:table-cell>
          <table:table-cell office:value-type="float" office:value="155.188491611739" calcext:value-type="float">
            <text:p>155,19</text:p>
          </table:table-cell>
          <table:table-cell office:value-type="float" office:value="219.040499942149" calcext:value-type="float">
            <text:p>219,04</text:p>
          </table:table-cell>
          <table:table-cell office:value-type="float" office:value="177.559715711364" calcext:value-type="float">
            <text:p>177,56</text:p>
          </table:table-cell>
          <table:table-cell office:value-type="float" office:value="138.428879512683" calcext:value-type="float">
            <text:p>138,43</text:p>
          </table:table-cell>
          <table:table-cell office:value-type="float" office:value="171.047983362588" calcext:value-type="float">
            <text:p>171,05</text:p>
          </table:table-cell>
          <table:table-cell office:value-type="float" office:value="190.00250025609" calcext:value-type="float">
            <text:p>190,00</text:p>
          </table:table-cell>
          <table:table-cell office:value-type="float" office:value="237.75744423262" calcext:value-type="float">
            <text:p>237,76</text:p>
          </table:table-cell>
          <table:table-cell office:value-type="float" office:value="311.627324802736" calcext:value-type="float">
            <text:p>311,63</text:p>
          </table:table-cell>
          <table:table-cell office:value-type="float" office:value="340.583032738899" calcext:value-type="float">
            <text:p>340,58</text:p>
          </table:table-cell>
          <table:table-cell office:value-type="float" office:value="408.838590699258" calcext:value-type="float">
            <text:p>408,84</text:p>
          </table:table-cell>
          <table:table-cell office:value-type="float" office:value="526.642915434768" calcext:value-type="float">
            <text:p>526,64</text:p>
          </table:table-cell>
          <table:table-cell office:value-type="float" office:value="715.86511053556" calcext:value-type="float">
            <text:p>715,87</text:p>
          </table:table-cell>
          <table:table-cell office:value-type="float" office:value="676.12341925805" calcext:value-type="float">
            <text:p>676,12</text:p>
          </table:table-cell>
          <table:table-cell office:value-type="float" office:value="749.552711015842" calcext:value-type="float">
            <text:p>749,55</text:p>
          </table:table-cell>
          <table:table-cell office:value-type="float" office:value="847.382101810518" calcext:value-type="float">
            <text:p>847,38</text:p>
          </table:table-cell>
          <table:table-cell office:value-type="float" office:value="969.296473144289" calcext:value-type="float">
            <text:p>969,30</text:p>
          </table:table-cell>
          <table:table-cell office:value-type="float" office:value="1048.22729256115" calcext:value-type="float">
            <text:p>1048,23</text:p>
          </table:table-cell>
          <table:table-cell office:value-type="float" office:value="1104.17168941376" calcext:value-type="float">
            <text:p>1104,17</text:p>
          </table:table-cell>
          <table:table-cell office:value-type="float" office:value="929.095857223746" calcext:value-type="float">
            <text:p>929,10</text:p>
          </table:table-cell>
          <table:table-cell office:value-type="float" office:value="802.518004052824" calcext:value-type="float">
            <text:p>802,52</text:p>
          </table:table-cell>
          <table:table-cell office:value-type="float" office:value="806.041573098044" calcext:value-type="float">
            <text:p>806,04</text:p>
          </table:table-cell>
          <table:table-cell office:value-type="float" office:value="826.621530538704" calcext:value-type="float">
            <text:p>826,62</text:p>
          </table:table-cell>
        </table:table-row>
        <table:table-row table:style-name="ro1">
          <table:table-cell office:value-type="string" calcext:value-type="string">
            <text:p>TLS</text:p>
          </table:table-cell>
          <table:table-cell office:value-type="string" calcext:value-type="string">
            <text:p>Timor-Leste</text:p>
          </table:table-cell>
          <table:table-cell table:number-columns-repeated="38"/>
          <table:table-cell office:value-type="float" office:value="497.131391301791" calcext:value-type="float">
            <text:p>497,13</text:p>
          </table:table-cell>
          <table:table-cell office:value-type="float" office:value="574.456788287798" calcext:value-type="float">
            <text:p>574,46</text:p>
          </table:table-cell>
          <table:table-cell office:value-type="float" office:value="553.463011572634" calcext:value-type="float">
            <text:p>553,46</text:p>
          </table:table-cell>
          <table:table-cell office:value-type="float" office:value="573.657492070598" calcext:value-type="float">
            <text:p>573,66</text:p>
          </table:table-cell>
          <table:table-cell office:value-type="float" office:value="1109.56010589643" calcext:value-type="float">
            <text:p>1109,56</text:p>
          </table:table-cell>
          <table:table-cell office:value-type="float" office:value="1822.57492701995" calcext:value-type="float">
            <text:p>1822,57</text:p>
          </table:table-cell>
          <table:table-cell office:value-type="float" office:value="2614.87507280369" calcext:value-type="float">
            <text:p>2614,88</text:p>
          </table:table-cell>
          <table:table-cell office:value-type="float" office:value="2779.87498938626" calcext:value-type="float">
            <text:p>2779,87</text:p>
          </table:table-cell>
          <table:table-cell office:value-type="float" office:value="4160.73442982061" calcext:value-type="float">
            <text:p>4160,73</text:p>
          </table:table-cell>
          <table:table-cell office:value-type="float" office:value="2978.43731179202" calcext:value-type="float">
            <text:p>2978,44</text:p>
          </table:table-cell>
          <table:table-cell office:value-type="float" office:value="3656.95216287175" calcext:value-type="float">
            <text:p>3656,95</text:p>
          </table:table-cell>
          <table:table-cell office:value-type="float" office:value="5095.48902170505" calcext:value-type="float">
            <text:p>5095,49</text:p>
          </table:table-cell>
          <table:table-cell office:value-type="float" office:value="5879.6998042355" calcext:value-type="float">
            <text:p>5879,70</text:p>
          </table:table-cell>
          <table:table-cell office:value-type="float" office:value="4888.31712614726" calcext:value-type="float">
            <text:p>4888,32</text:p>
          </table:table-cell>
          <table:table-cell office:value-type="float" office:value="3441.65060787802" calcext:value-type="float">
            <text:p>3441,65</text:p>
          </table:table-cell>
          <table:table-cell office:value-type="float" office:value="2585.15391598443" calcext:value-type="float">
            <text:p>2585,15</text:p>
          </table:table-cell>
          <table:table-cell office:value-type="float" office:value="2053.27379585463" calcext:value-type="float">
            <text:p>2053,27</text:p>
          </table:table-cell>
          <table:table-cell office:value-type="float" office:value="2000.60116097907" calcext:value-type="float">
            <text:p>2000,60</text:p>
          </table:table-cell>
          <table:table-cell office:value-type="float" office:value="2035.53390768881" calcext:value-type="float">
            <text:p>2035,53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string" calcext:value-type="string">
            <text:p>Túnez</text:p>
          </table:table-cell>
          <table:table-cell table:number-columns-repeated="3"/>
          <table:table-cell office:value-type="float" office:value="217.911274365173" calcext:value-type="float">
            <text:p>217,91</text:p>
          </table:table-cell>
          <table:table-cell office:value-type="float" office:value="224.294846143586" calcext:value-type="float">
            <text:p>224,29</text:p>
          </table:table-cell>
          <table:table-cell office:value-type="float" office:value="229.028956100784" calcext:value-type="float">
            <text:p>229,03</text:p>
          </table:table-cell>
          <table:table-cell office:value-type="float" office:value="250.693862685395" calcext:value-type="float">
            <text:p>250,69</text:p>
          </table:table-cell>
          <table:table-cell office:value-type="float" office:value="260.408480233691" calcext:value-type="float">
            <text:p>260,41</text:p>
          </table:table-cell>
          <table:table-cell office:value-type="float" office:value="284.220454451994" calcext:value-type="float">
            <text:p>284,22</text:p>
          </table:table-cell>
          <table:table-cell office:value-type="float" office:value="325.564338723167" calcext:value-type="float">
            <text:p>325,56</text:p>
          </table:table-cell>
          <table:table-cell office:value-type="float" office:value="422.856453327632" calcext:value-type="float">
            <text:p>422,86</text:p>
          </table:table-cell>
          <table:table-cell office:value-type="float" office:value="504.827938675886" calcext:value-type="float">
            <text:p>504,83</text:p>
          </table:table-cell>
          <table:table-cell office:value-type="float" office:value="641.104608577766" calcext:value-type="float">
            <text:p>641,10</text:p>
          </table:table-cell>
          <table:table-cell office:value-type="float" office:value="765.189375282056" calcext:value-type="float">
            <text:p>765,19</text:p>
          </table:table-cell>
          <table:table-cell office:value-type="float" office:value="779.045406286451" calcext:value-type="float">
            <text:p>779,05</text:p>
          </table:table-cell>
          <table:table-cell office:value-type="float" office:value="863.066590651129" calcext:value-type="float">
            <text:p>863,07</text:p>
          </table:table-cell>
          <table:table-cell office:value-type="float" office:value="984.801238370901" calcext:value-type="float">
            <text:p>984,80</text:p>
          </table:table-cell>
          <table:table-cell office:value-type="float" office:value="1157.37792338305" calcext:value-type="float">
            <text:p>1157,38</text:p>
          </table:table-cell>
          <table:table-cell office:value-type="float" office:value="1371.83571580932" calcext:value-type="float">
            <text:p>1371,84</text:p>
          </table:table-cell>
          <table:table-cell office:value-type="float" office:value="1286.55417100179" calcext:value-type="float">
            <text:p>1286,55</text:p>
          </table:table-cell>
          <table:table-cell office:value-type="float" office:value="1206.64135553785" calcext:value-type="float">
            <text:p>1206,64</text:p>
          </table:table-cell>
          <table:table-cell office:value-type="float" office:value="1203.6584073266" calcext:value-type="float">
            <text:p>1203,66</text:p>
          </table:table-cell>
          <table:table-cell office:value-type="float" office:value="1156.91373473711" calcext:value-type="float">
            <text:p>1156,91</text:p>
          </table:table-cell>
          <table:table-cell office:value-type="float" office:value="1147.42859426648" calcext:value-type="float">
            <text:p>1147,43</text:p>
          </table:table-cell>
          <table:table-cell office:value-type="float" office:value="1199.56189916744" calcext:value-type="float">
            <text:p>1199,56</text:p>
          </table:table-cell>
          <table:table-cell office:value-type="float" office:value="1259.13565511809" calcext:value-type="float">
            <text:p>1259,14</text:p>
          </table:table-cell>
          <table:table-cell office:value-type="float" office:value="1281.20145726783" calcext:value-type="float">
            <text:p>1281,20</text:p>
          </table:table-cell>
          <table:table-cell office:value-type="float" office:value="1253.32655269715" calcext:value-type="float">
            <text:p>1253,33</text:p>
          </table:table-cell>
          <table:table-cell office:value-type="float" office:value="1491.12212876029" calcext:value-type="float">
            <text:p>1491,12</text:p>
          </table:table-cell>
          <table:table-cell office:value-type="float" office:value="1551.37689316461" calcext:value-type="float">
            <text:p>1551,38</text:p>
          </table:table-cell>
          <table:table-cell office:value-type="float" office:value="1799.11032878215" calcext:value-type="float">
            <text:p>1799,11</text:p>
          </table:table-cell>
          <table:table-cell office:value-type="float" office:value="1660.8753792643" calcext:value-type="float">
            <text:p>1660,88</text:p>
          </table:table-cell>
          <table:table-cell office:value-type="float" office:value="1743.15453270062" calcext:value-type="float">
            <text:p>1743,15</text:p>
          </table:table-cell>
          <table:table-cell office:value-type="float" office:value="1975.90029490707" calcext:value-type="float">
            <text:p>1975,90</text:p>
          </table:table-cell>
          <table:table-cell office:value-type="float" office:value="2113.5862918713" calcext:value-type="float">
            <text:p>2113,59</text:p>
          </table:table-cell>
          <table:table-cell office:value-type="float" office:value="2208.2053029448" calcext:value-type="float">
            <text:p>2208,21</text:p>
          </table:table-cell>
          <table:table-cell office:value-type="float" office:value="2292.71294685292" calcext:value-type="float">
            <text:p>2292,71</text:p>
          </table:table-cell>
          <table:table-cell office:value-type="float" office:value="2386.58924421382" calcext:value-type="float">
            <text:p>2386,59</text:p>
          </table:table-cell>
          <table:table-cell office:value-type="float" office:value="2211.82681728547" calcext:value-type="float">
            <text:p>2211,83</text:p>
          </table:table-cell>
          <table:table-cell office:value-type="float" office:value="2253.04470970244" calcext:value-type="float">
            <text:p>2253,04</text:p>
          </table:table-cell>
          <table:table-cell office:value-type="float" office:value="2344.41353342533" calcext:value-type="float">
            <text:p>2344,41</text:p>
          </table:table-cell>
          <table:table-cell office:value-type="float" office:value="2760.41431350156" calcext:value-type="float">
            <text:p>2760,41</text:p>
          </table:table-cell>
          <table:table-cell office:value-type="float" office:value="3111.38270290128" calcext:value-type="float">
            <text:p>3111,38</text:p>
          </table:table-cell>
          <table:table-cell office:value-type="float" office:value="3193.20656949373" calcext:value-type="float">
            <text:p>3193,21</text:p>
          </table:table-cell>
          <table:table-cell office:value-type="float" office:value="3370.03392588511" calcext:value-type="float">
            <text:p>3370,03</text:p>
          </table:table-cell>
          <table:table-cell office:value-type="float" office:value="3775.75001016077" calcext:value-type="float">
            <text:p>3775,75</text:p>
          </table:table-cell>
          <table:table-cell office:value-type="float" office:value="4307.15587838971" calcext:value-type="float">
            <text:p>4307,16</text:p>
          </table:table-cell>
          <table:table-cell office:value-type="float" office:value="4128.46278261191" calcext:value-type="float">
            <text:p>4128,46</text:p>
          </table:table-cell>
          <table:table-cell office:value-type="float" office:value="4141.97635336459" calcext:value-type="float">
            <text:p>4141,98</text:p>
          </table:table-cell>
          <table:table-cell office:value-type="float" office:value="4264.67494604737" calcext:value-type="float">
            <text:p>4264,67</text:p>
          </table:table-cell>
          <table:table-cell office:value-type="float" office:value="4152.67858707583" calcext:value-type="float">
            <text:p>4152,68</text:p>
          </table:table-cell>
          <table:table-cell office:value-type="float" office:value="4222.70324540611" calcext:value-type="float">
            <text:p>4222,70</text:p>
          </table:table-cell>
          <table:table-cell office:value-type="float" office:value="4305.47416504834" calcext:value-type="float">
            <text:p>4305,47</text:p>
          </table:table-cell>
          <table:table-cell office:value-type="float" office:value="3861.68853113497" calcext:value-type="float">
            <text:p>3861,69</text:p>
          </table:table-cell>
          <table:table-cell office:value-type="float" office:value="3698.05850375479" calcext:value-type="float">
            <text:p>3698,06</text:p>
          </table:table-cell>
          <table:table-cell office:value-type="float" office:value="3482.18672918633" calcext:value-type="float">
            <text:p>3482,19</text:p>
          </table:table-cell>
          <table:table-cell office:value-type="float" office:value="3447.50790975551" calcext:value-type="float">
            <text:p>3447,51</text:p>
          </table:table-cell>
        </table:table-row>
        <table:table-row table:style-name="ro1">
          <table:table-cell office:value-type="string" calcext:value-type="string">
            <text:p>TZA</text:p>
          </table:table-cell>
          <table:table-cell office:value-type="string" calcext:value-type="string">
            <text:p>Tanzanía</text:p>
          </table:table-cell>
          <table:table-cell table:number-columns-repeated="26"/>
          <table:table-cell office:value-type="float" office:value="221.588134511165" calcext:value-type="float">
            <text:p>221,59</text:p>
          </table:table-cell>
          <table:table-cell office:value-type="float" office:value="186.218724970672" calcext:value-type="float">
            <text:p>186,22</text:p>
          </table:table-cell>
          <table:table-cell office:value-type="float" office:value="173.790639184874" calcext:value-type="float">
            <text:p>173,79</text:p>
          </table:table-cell>
          <table:table-cell office:value-type="float" office:value="195.661537920119" calcext:value-type="float">
            <text:p>195,66</text:p>
          </table:table-cell>
          <table:table-cell office:value-type="float" office:value="175.558126784427" calcext:value-type="float">
            <text:p>175,56</text:p>
          </table:table-cell>
          <table:table-cell office:value-type="float" office:value="157.060818273959" calcext:value-type="float">
            <text:p>157,06</text:p>
          </table:table-cell>
          <table:table-cell office:value-type="float" office:value="161.176935540338" calcext:value-type="float">
            <text:p>161,18</text:p>
          </table:table-cell>
          <table:table-cell office:value-type="float" office:value="182.361883690418" calcext:value-type="float">
            <text:p>182,36</text:p>
          </table:table-cell>
          <table:table-cell office:value-type="float" office:value="219.550188812563" calcext:value-type="float">
            <text:p>219,55</text:p>
          </table:table-cell>
          <table:table-cell office:value-type="float" office:value="253.475951266267" calcext:value-type="float">
            <text:p>253,48</text:p>
          </table:table-cell>
          <table:table-cell office:value-type="float" office:value="395.532684558791" calcext:value-type="float">
            <text:p>395,53</text:p>
          </table:table-cell>
          <table:table-cell office:value-type="float" office:value="400.263684382317" calcext:value-type="float">
            <text:p>400,26</text:p>
          </table:table-cell>
          <table:table-cell office:value-type="float" office:value="410.952327593101" calcext:value-type="float">
            <text:p>410,95</text:p>
          </table:table-cell>
          <table:table-cell office:value-type="float" office:value="406.538668558325" calcext:value-type="float">
            <text:p>406,54</text:p>
          </table:table-cell>
          <table:table-cell office:value-type="float" office:value="411.97234578502" calcext:value-type="float">
            <text:p>411,97</text:p>
          </table:table-cell>
          <table:table-cell office:value-type="float" office:value="431.279693134905" calcext:value-type="float">
            <text:p>431,28</text:p>
          </table:table-cell>
          <table:table-cell office:value-type="float" office:value="459.259282513861" calcext:value-type="float">
            <text:p>459,26</text:p>
          </table:table-cell>
          <table:table-cell office:value-type="float" office:value="492.63137929182" calcext:value-type="float">
            <text:p>492,63</text:p>
          </table:table-cell>
          <table:table-cell office:value-type="float" office:value="485.497487404515" calcext:value-type="float">
            <text:p>485,50</text:p>
          </table:table-cell>
          <table:table-cell office:value-type="float" office:value="552.839529600341" calcext:value-type="float">
            <text:p>552,84</text:p>
          </table:table-cell>
          <table:table-cell office:value-type="float" office:value="687.390445540348" calcext:value-type="float">
            <text:p>687,39</text:p>
          </table:table-cell>
          <table:table-cell office:value-type="float" office:value="695.216776812045" calcext:value-type="float">
            <text:p>695,22</text:p>
          </table:table-cell>
          <table:table-cell office:value-type="float" office:value="743.403784726004" calcext:value-type="float">
            <text:p>743,40</text:p>
          </table:table-cell>
          <table:table-cell office:value-type="float" office:value="781.437014324276" calcext:value-type="float">
            <text:p>781,44</text:p>
          </table:table-cell>
          <table:table-cell office:value-type="float" office:value="867.867680563228" calcext:value-type="float">
            <text:p>867,87</text:p>
          </table:table-cell>
          <table:table-cell office:value-type="float" office:value="970.416938425046" calcext:value-type="float">
            <text:p>970,42</text:p>
          </table:table-cell>
          <table:table-cell office:value-type="float" office:value="1030.09291747653" calcext:value-type="float">
            <text:p>1030,09</text:p>
          </table:table-cell>
          <table:table-cell office:value-type="float" office:value="947.933446487903" calcext:value-type="float">
            <text:p>947,93</text:p>
          </table:table-cell>
          <table:table-cell office:value-type="float" office:value="966.474622354379" calcext:value-type="float">
            <text:p>966,47</text:p>
          </table:table-cell>
          <table:table-cell office:value-type="float" office:value="1004.84112066441" calcext:value-type="float">
            <text:p>1004,84</text:p>
          </table:table-cell>
          <table:table-cell office:value-type="float" office:value="1060.99461489421" calcext:value-type="float">
            <text:p>1060,99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crania</text:p>
          </table:table-cell>
          <table:table-cell table:number-columns-repeated="25"/>
          <table:table-cell office:value-type="float" office:value="1249.44327760578" calcext:value-type="float">
            <text:p>1249,44</text:p>
          </table:table-cell>
          <table:table-cell office:value-type="float" office:value="1449.96249883861" calcext:value-type="float">
            <text:p>1449,96</text:p>
          </table:table-cell>
          <table:table-cell office:value-type="float" office:value="1597.53464352316" calcext:value-type="float">
            <text:p>1597,53</text:p>
          </table:table-cell>
          <table:table-cell office:value-type="float" office:value="1569.73943340979" calcext:value-type="float">
            <text:p>1569,74</text:p>
          </table:table-cell>
          <table:table-cell office:value-type="float" office:value="1489.68963452658" calcext:value-type="float">
            <text:p>1489,69</text:p>
          </table:table-cell>
          <table:table-cell office:value-type="float" office:value="1417.86880493451" calcext:value-type="float">
            <text:p>1417,87</text:p>
          </table:table-cell>
          <table:table-cell office:value-type="float" office:value="1258.13633251744" calcext:value-type="float">
            <text:p>1258,14</text:p>
          </table:table-cell>
          <table:table-cell office:value-type="float" office:value="1012.10519159656" calcext:value-type="float">
            <text:p>1012,11</text:p>
          </table:table-cell>
          <table:table-cell office:value-type="float" office:value="935.968091388958" calcext:value-type="float">
            <text:p>935,97</text:p>
          </table:table-cell>
          <table:table-cell office:value-type="float" office:value="872.709185520084" calcext:value-type="float">
            <text:p>872,71</text:p>
          </table:table-cell>
          <table:table-cell office:value-type="float" office:value="991.23010065396" calcext:value-type="float">
            <text:p>991,23</text:p>
          </table:table-cell>
          <table:table-cell office:value-type="float" office:value="835.260298791774" calcext:value-type="float">
            <text:p>835,26</text:p>
          </table:table-cell>
          <table:table-cell office:value-type="float" office:value="635.766241766541" calcext:value-type="float">
            <text:p>635,77</text:p>
          </table:table-cell>
          <table:table-cell office:value-type="float" office:value="635.708963537223" calcext:value-type="float">
            <text:p>635,71</text:p>
          </table:table-cell>
          <table:table-cell office:value-type="float" office:value="779.977130712066" calcext:value-type="float">
            <text:p>779,98</text:p>
          </table:table-cell>
          <table:table-cell office:value-type="float" office:value="878.618202111565" calcext:value-type="float">
            <text:p>878,62</text:p>
          </table:table-cell>
          <table:table-cell office:value-type="float" office:value="1047.50276856904" calcext:value-type="float">
            <text:p>1047,50</text:p>
          </table:table-cell>
          <table:table-cell office:value-type="float" office:value="1366.01722495517" calcext:value-type="float">
            <text:p>1366,02</text:p>
          </table:table-cell>
          <table:table-cell office:value-type="float" office:value="1826.93220561452" calcext:value-type="float">
            <text:p>1826,93</text:p>
          </table:table-cell>
          <table:table-cell office:value-type="float" office:value="2300.77147954494" calcext:value-type="float">
            <text:p>2300,77</text:p>
          </table:table-cell>
          <table:table-cell office:value-type="float" office:value="3065.61162347777" calcext:value-type="float">
            <text:p>3065,61</text:p>
          </table:table-cell>
          <table:table-cell office:value-type="float" office:value="3887.24141243583" calcext:value-type="float">
            <text:p>3887,24</text:p>
          </table:table-cell>
          <table:table-cell office:value-type="float" office:value="2542.99713594958" calcext:value-type="float">
            <text:p>2543,00</text:p>
          </table:table-cell>
          <table:table-cell office:value-type="float" office:value="2965.14236549771" calcext:value-type="float">
            <text:p>2965,14</text:p>
          </table:table-cell>
          <table:table-cell office:value-type="float" office:value="3569.75702740477" calcext:value-type="float">
            <text:p>3569,76</text:p>
          </table:table-cell>
          <table:table-cell office:value-type="float" office:value="3855.4212801318" calcext:value-type="float">
            <text:p>3855,42</text:p>
          </table:table-cell>
          <table:table-cell office:value-type="float" office:value="4029.71550372131" calcext:value-type="float">
            <text:p>4029,72</text:p>
          </table:table-cell>
          <table:table-cell office:value-type="float" office:value="3104.65829575449" calcext:value-type="float">
            <text:p>3104,66</text:p>
          </table:table-cell>
          <table:table-cell office:value-type="float" office:value="2124.66266591114" calcext:value-type="float">
            <text:p>2124,66</text:p>
          </table:table-cell>
          <table:table-cell office:value-type="float" office:value="2187.73199668415" calcext:value-type="float">
            <text:p>2187,73</text:p>
          </table:table-cell>
          <table:table-cell office:value-type="float" office:value="2640.67567655839" calcext:value-type="float">
            <text:p>2640,68</text:p>
          </table:table-cell>
          <table:table-cell office:value-type="float" office:value="3095.17358053586" calcext:value-type="float">
            <text:p>3095,17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string" calcext:value-type="string">
            <text:p>Uzbekistán</text:p>
          </table:table-cell>
          <table:table-cell table:number-columns-repeated="28"/>
          <table:table-cell office:value-type="float" office:value="651.419206137363" calcext:value-type="float">
            <text:p>651,42</text:p>
          </table:table-cell>
          <table:table-cell office:value-type="float" office:value="652.80747528743" calcext:value-type="float">
            <text:p>652,81</text:p>
          </table:table-cell>
          <table:table-cell office:value-type="float" office:value="603.352015296438" calcext:value-type="float">
            <text:p>603,35</text:p>
          </table:table-cell>
          <table:table-cell office:value-type="float" office:value="596.983585612576" calcext:value-type="float">
            <text:p>596,98</text:p>
          </table:table-cell>
          <table:table-cell office:value-type="float" office:value="576.447110453392" calcext:value-type="float">
            <text:p>576,45</text:p>
          </table:table-cell>
          <table:table-cell office:value-type="float" office:value="585.932364161135" calcext:value-type="float">
            <text:p>585,93</text:p>
          </table:table-cell>
          <table:table-cell office:value-type="float" office:value="600.598157828584" calcext:value-type="float">
            <text:p>600,60</text:p>
          </table:table-cell>
          <table:table-cell office:value-type="float" office:value="623.002652367639" calcext:value-type="float">
            <text:p>623,00</text:p>
          </table:table-cell>
          <table:table-cell office:value-type="float" office:value="623.216132835985" calcext:value-type="float">
            <text:p>623,22</text:p>
          </table:table-cell>
          <table:table-cell office:value-type="float" office:value="702.480744088873" calcext:value-type="float">
            <text:p>702,48</text:p>
          </table:table-cell>
          <table:table-cell office:value-type="float" office:value="558.226802377" calcext:value-type="float">
            <text:p>558,23</text:p>
          </table:table-cell>
          <table:table-cell office:value-type="float" office:value="456.706289511583" calcext:value-type="float">
            <text:p>456,71</text:p>
          </table:table-cell>
          <table:table-cell office:value-type="float" office:value="383.343067990742" calcext:value-type="float">
            <text:p>383,34</text:p>
          </table:table-cell>
          <table:table-cell office:value-type="float" office:value="396.377979026633" calcext:value-type="float">
            <text:p>396,38</text:p>
          </table:table-cell>
          <table:table-cell office:value-type="float" office:value="465.119886944025" calcext:value-type="float">
            <text:p>465,12</text:p>
          </table:table-cell>
          <table:table-cell office:value-type="float" office:value="546.776850185552" calcext:value-type="float">
            <text:p>546,78</text:p>
          </table:table-cell>
          <table:table-cell office:value-type="float" office:value="654.283837283285" calcext:value-type="float">
            <text:p>654,28</text:p>
          </table:table-cell>
          <table:table-cell office:value-type="float" office:value="830.407694204322" calcext:value-type="float">
            <text:p>830,41</text:p>
          </table:table-cell>
          <table:table-cell office:value-type="float" office:value="1082.28602501699" calcext:value-type="float">
            <text:p>1082,29</text:p>
          </table:table-cell>
          <table:table-cell office:value-type="float" office:value="1213.26532816388" calcext:value-type="float">
            <text:p>1213,27</text:p>
          </table:table-cell>
          <table:table-cell office:value-type="float" office:value="1634.31209539718" calcext:value-type="float">
            <text:p>1634,31</text:p>
          </table:table-cell>
          <table:table-cell office:value-type="float" office:value="1926.29299673401" calcext:value-type="float">
            <text:p>1926,29</text:p>
          </table:table-cell>
          <table:table-cell office:value-type="float" office:value="2137.025122118" calcext:value-type="float">
            <text:p>2137,03</text:p>
          </table:table-cell>
          <table:table-cell office:value-type="float" office:value="2281.41097296841" calcext:value-type="float">
            <text:p>2281,41</text:p>
          </table:table-cell>
          <table:table-cell office:value-type="float" office:value="2492.33664277468" calcext:value-type="float">
            <text:p>2492,34</text:p>
          </table:table-cell>
          <table:table-cell office:value-type="float" office:value="2615.025134487" calcext:value-type="float">
            <text:p>2615,03</text:p>
          </table:table-cell>
          <table:table-cell office:value-type="float" office:value="2567.79920656883" calcext:value-type="float">
            <text:p>2567,80</text:p>
          </table:table-cell>
          <table:table-cell office:value-type="float" office:value="1826.56691924216" calcext:value-type="float">
            <text:p>1826,57</text:p>
          </table:table-cell>
          <table:table-cell office:value-type="float" office:value="1532.37167679684" calcext:value-type="float">
            <text:p>1532,37</text:p>
          </table:table-cell>
        </table:table-row>
        <table:table-row table:style-name="ro1">
          <table:table-cell office:value-type="string" calcext:value-type="string">
            <text:p>VCT</text:p>
          </table:table-cell>
          <table:table-cell office:value-type="string" calcext:value-type="string">
            <text:p>República Democrática Popular Lao</text:p>
          </table:table-cell>
          <table:table-cell table:number-columns-repeated="22"/>
          <table:table-cell office:value-type="float" office:value="489.957607113898" calcext:value-type="float">
            <text:p>489,96</text:p>
          </table:table-cell>
          <table:table-cell office:value-type="float" office:value="641.738631479384" calcext:value-type="float">
            <text:p>641,74</text:p>
          </table:table-cell>
          <table:table-cell office:value-type="float" office:value="468.305038654449" calcext:value-type="float">
            <text:p>468,31</text:p>
          </table:table-cell>
          <table:table-cell office:value-type="float" office:value="278.393227986057" calcext:value-type="float">
            <text:p>278,39</text:p>
          </table:table-cell>
          <table:table-cell office:value-type="float" office:value="148.965288171436" calcext:value-type="float">
            <text:p>148,97</text:p>
          </table:table-cell>
          <table:table-cell office:value-type="float" office:value="172.523209033872" calcext:value-type="float">
            <text:p>172,52</text:p>
          </table:table-cell>
          <table:table-cell office:value-type="float" office:value="203.255969785383" calcext:value-type="float">
            <text:p>203,26</text:p>
          </table:table-cell>
          <table:table-cell office:value-type="float" office:value="234.764231092101" calcext:value-type="float">
            <text:p>234,76</text:p>
          </table:table-cell>
          <table:table-cell office:value-type="float" office:value="250.604218340998" calcext:value-type="float">
            <text:p>250,60</text:p>
          </table:table-cell>
          <table:table-cell office:value-type="float" office:value="287.394967267934" calcext:value-type="float">
            <text:p>287,39</text:p>
          </table:table-cell>
          <table:table-cell office:value-type="float" office:value="325.941061229165" calcext:value-type="float">
            <text:p>325,94</text:p>
          </table:table-cell>
          <table:table-cell office:value-type="float" office:value="363.879601876172" calcext:value-type="float">
            <text:p>363,88</text:p>
          </table:table-cell>
          <table:table-cell office:value-type="float" office:value="378.428147214229" calcext:value-type="float">
            <text:p>378,43</text:p>
          </table:table-cell>
          <table:table-cell office:value-type="float" office:value="345.921364772508" calcext:value-type="float">
            <text:p>345,92</text:p>
          </table:table-cell>
          <table:table-cell office:value-type="float" office:value="248.839043082255" calcext:value-type="float">
            <text:p>248,84</text:p>
          </table:table-cell>
          <table:table-cell office:value-type="float" office:value="277.809841506528" calcext:value-type="float">
            <text:p>277,81</text:p>
          </table:table-cell>
          <table:table-cell office:value-type="float" office:value="325.186998225846" calcext:value-type="float">
            <text:p>325,19</text:p>
          </table:table-cell>
          <table:table-cell office:value-type="float" office:value="326.94190759036" calcext:value-type="float">
            <text:p>326,94</text:p>
          </table:table-cell>
          <table:table-cell office:value-type="float" office:value="320.061517921728" calcext:value-type="float">
            <text:p>320,06</text:p>
          </table:table-cell>
          <table:table-cell office:value-type="float" office:value="362.821413486106" calcext:value-type="float">
            <text:p>362,82</text:p>
          </table:table-cell>
          <table:table-cell office:value-type="float" office:value="417.928504195201" calcext:value-type="float">
            <text:p>417,93</text:p>
          </table:table-cell>
          <table:table-cell office:value-type="float" office:value="475.610713513113" calcext:value-type="float">
            <text:p>475,61</text:p>
          </table:table-cell>
          <table:table-cell office:value-type="float" office:value="590.63270735226" calcext:value-type="float">
            <text:p>590,63</text:p>
          </table:table-cell>
          <table:table-cell office:value-type="float" office:value="710.344815049449" calcext:value-type="float">
            <text:p>710,34</text:p>
          </table:table-cell>
          <table:table-cell office:value-type="float" office:value="900.323671821273" calcext:value-type="float">
            <text:p>900,32</text:p>
          </table:table-cell>
          <table:table-cell office:value-type="float" office:value="948.653932285177" calcext:value-type="float">
            <text:p>948,65</text:p>
          </table:table-cell>
          <table:table-cell office:value-type="float" office:value="1140.59920478703" calcext:value-type="float">
            <text:p>1140,60</text:p>
          </table:table-cell>
          <table:table-cell office:value-type="float" office:value="1378.36136494331" calcext:value-type="float">
            <text:p>1378,36</text:p>
          </table:table-cell>
          <table:table-cell office:value-type="float" office:value="1581.39540349425" calcext:value-type="float">
            <text:p>1581,40</text:p>
          </table:table-cell>
          <table:table-cell office:value-type="float" office:value="1825.66511330676" calcext:value-type="float">
            <text:p>1825,67</text:p>
          </table:table-cell>
          <table:table-cell office:value-type="float" office:value="1998.33521471699" calcext:value-type="float">
            <text:p>1998,34</text:p>
          </table:table-cell>
          <table:table-cell office:value-type="float" office:value="2134.71179567796" calcext:value-type="float">
            <text:p>2134,71</text:p>
          </table:table-cell>
          <table:table-cell office:value-type="float" office:value="2308.80048220079" calcext:value-type="float">
            <text:p>2308,80</text:p>
          </table:table-cell>
          <table:table-cell office:value-type="float" office:value="2423.8462031921" calcext:value-type="float">
            <text:p>2423,85</text:p>
          </table:table-cell>
          <table:table-cell office:value-type="float" office:value="2542.4865281792" calcext:value-type="float">
            <text:p>2542,49</text:p>
          </table:table-cell>
        </table:table-row>
        <table:table-row table:style-name="ro1">
          <table:table-cell office:value-type="string" calcext:value-type="string">
            <text:p>VGB</text:p>
          </table:table-cell>
          <table:table-cell office:value-type="string" calcext:value-type="string">
            <text:p>Islas Vírgenes Británica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</text:p>
          </table:table-cell>
          <table:table-cell office:value-type="string" calcext:value-type="string">
            <text:p>Islas Vírgenes (EE,UU,)</text:p>
          </table:table-cell>
          <table:table-cell table:number-columns-repeated="40"/>
          <table:table-cell office:value-type="float" office:value="30126.255644641" calcext:value-type="float">
            <text:p>30126,26</text:p>
          </table:table-cell>
          <table:table-cell office:value-type="float" office:value="31823.1249884799" calcext:value-type="float">
            <text:p>31823,12</text:p>
          </table:table-cell>
          <table:table-cell office:value-type="float" office:value="35024.4774908497" calcext:value-type="float">
            <text:p>35024,48</text:p>
          </table:table-cell>
          <table:table-cell office:value-type="float" office:value="40929.7951205119" calcext:value-type="float">
            <text:p>40929,80</text:p>
          </table:table-cell>
          <table:table-cell office:value-type="float" office:value="41560.9341982634" calcext:value-type="float">
            <text:p>41560,93</text:p>
          </table:table-cell>
          <table:table-cell office:value-type="float" office:value="44333.0656550273" calcext:value-type="float">
            <text:p>44333,07</text:p>
          </table:table-cell>
          <table:table-cell office:value-type="float" office:value="39207.0037546472" calcext:value-type="float">
            <text:p>39207,00</text:p>
          </table:table-cell>
          <table:table-cell office:value-type="float" office:value="38771.2743877127" calcext:value-type="float">
            <text:p>38771,27</text:p>
          </table:table-cell>
          <table:table-cell office:value-type="float" office:value="40043.1901659314" calcext:value-type="float">
            <text:p>40043,19</text:p>
          </table:table-cell>
          <table:table-cell office:value-type="float" office:value="39144.1657740184" calcext:value-type="float">
            <text:p>39144,17</text:p>
          </table:table-cell>
          <table:table-cell office:value-type="float" office:value="37849.7287205036" calcext:value-type="float">
            <text:p>37849,73</text:p>
          </table:table-cell>
          <table:table-cell office:value-type="float" office:value="34819.1477546185" calcext:value-type="float">
            <text:p>34819,15</text:p>
          </table:table-cell>
          <table:table-cell office:value-type="float" office:value="33573.0970301435" calcext:value-type="float">
            <text:p>33573,10</text:p>
          </table:table-cell>
          <table:table-cell office:value-type="float" office:value="34797.14046978" calcext:value-type="float">
            <text:p>34797,14</text:p>
          </table:table-cell>
          <table:table-cell office:value-type="float" office:value="35931.5412519766" calcext:value-type="float">
            <text:p>35931,54</text:p>
          </table:table-cell>
          <table:table-cell office:value-type="float" office:value="35938.0243875154" calcext:value-type="float">
            <text:p>35938,02</text:p>
          </table:table-cell>
          <table:table-cell/>
        </table:table-row>
        <table:table-row table:style-name="ro1">
          <table:table-cell office:value-type="string" calcext:value-type="string">
            <text:p>VNM</text:p>
          </table:table-cell>
          <table:table-cell office:value-type="string" calcext:value-type="string">
            <text:p>Viet Nam</text:p>
          </table:table-cell>
          <table:table-cell table:number-columns-repeated="23"/>
          <table:table-cell office:value-type="float" office:value="231.452327634266" calcext:value-type="float">
            <text:p>231,45</text:p>
          </table:table-cell>
          <table:table-cell office:value-type="float" office:value="422.780318021085" calcext:value-type="float">
            <text:p>422,78</text:p>
          </table:table-cell>
          <table:table-cell office:value-type="float" office:value="575.462700751475" calcext:value-type="float">
            <text:p>575,46</text:p>
          </table:table-cell>
          <table:table-cell office:value-type="float" office:value="390.412181474915" calcext:value-type="float">
            <text:p>390,41</text:p>
          </table:table-cell>
          <table:table-cell office:value-type="float" office:value="94.5647309759125" calcext:value-type="float">
            <text:p>94,56</text:p>
          </table:table-cell>
          <table:table-cell office:value-type="float" office:value="95.1882501808876" calcext:value-type="float">
            <text:p>95,19</text:p>
          </table:table-cell>
          <table:table-cell office:value-type="float" office:value="138.447454368734" calcext:value-type="float">
            <text:p>138,45</text:p>
          </table:table-cell>
          <table:table-cell office:value-type="float" office:value="139.200136579577" calcext:value-type="float">
            <text:p>139,20</text:p>
          </table:table-cell>
          <table:table-cell office:value-type="float" office:value="182.308401759113" calcext:value-type="float">
            <text:p>182,31</text:p>
          </table:table-cell>
          <table:table-cell office:value-type="float" office:value="221.129181235302" calcext:value-type="float">
            <text:p>221,13</text:p>
          </table:table-cell>
          <table:table-cell office:value-type="float" office:value="276.812666510629" calcext:value-type="float">
            <text:p>276,81</text:p>
          </table:table-cell>
          <table:table-cell office:value-type="float" office:value="324.147206885621" calcext:value-type="float">
            <text:p>324,15</text:p>
          </table:table-cell>
          <table:table-cell office:value-type="float" office:value="348.017398076375" calcext:value-type="float">
            <text:p>348,02</text:p>
          </table:table-cell>
          <table:table-cell office:value-type="float" office:value="348.324326182854" calcext:value-type="float">
            <text:p>348,32</text:p>
          </table:table-cell>
          <table:table-cell office:value-type="float" office:value="362.919502801142" calcext:value-type="float">
            <text:p>362,92</text:p>
          </table:table-cell>
          <table:table-cell office:value-type="float" office:value="390.093326052633" calcext:value-type="float">
            <text:p>390,09</text:p>
          </table:table-cell>
          <table:table-cell office:value-type="float" office:value="404.807866242848" calcext:value-type="float">
            <text:p>404,81</text:p>
          </table:table-cell>
          <table:table-cell office:value-type="float" office:value="430.052867139077" calcext:value-type="float">
            <text:p>430,05</text:p>
          </table:table-cell>
          <table:table-cell office:value-type="float" office:value="480.579799221457" calcext:value-type="float">
            <text:p>480,58</text:p>
          </table:table-cell>
          <table:table-cell office:value-type="float" office:value="546.909605842251" calcext:value-type="float">
            <text:p>546,91</text:p>
          </table:table-cell>
          <table:table-cell office:value-type="float" office:value="687.479735592231" calcext:value-type="float">
            <text:p>687,48</text:p>
          </table:table-cell>
          <table:table-cell office:value-type="float" office:value="784.37242227845" calcext:value-type="float">
            <text:p>784,37</text:p>
          </table:table-cell>
          <table:table-cell office:value-type="float" office:value="906.284198109134" calcext:value-type="float">
            <text:p>906,28</text:p>
          </table:table-cell>
          <table:table-cell office:value-type="float" office:value="1149.4246418463" calcext:value-type="float">
            <text:p>1149,42</text:p>
          </table:table-cell>
          <table:table-cell office:value-type="float" office:value="1217.26855530412" calcext:value-type="float">
            <text:p>1217,27</text:p>
          </table:table-cell>
          <table:table-cell office:value-type="float" office:value="1317.89070617836" calcext:value-type="float">
            <text:p>1317,89</text:p>
          </table:table-cell>
          <table:table-cell office:value-type="float" office:value="1525.11598800104" calcext:value-type="float">
            <text:p>1525,12</text:p>
          </table:table-cell>
          <table:table-cell office:value-type="float" office:value="1735.14127643805" calcext:value-type="float">
            <text:p>1735,14</text:p>
          </table:table-cell>
          <table:table-cell office:value-type="float" office:value="1886.67189633671" calcext:value-type="float">
            <text:p>1886,67</text:p>
          </table:table-cell>
          <table:table-cell office:value-type="float" office:value="2030.26195473318" calcext:value-type="float">
            <text:p>2030,26</text:p>
          </table:table-cell>
          <table:table-cell office:value-type="float" office:value="2085.10148409879" calcext:value-type="float">
            <text:p>2085,10</text:p>
          </table:table-cell>
          <table:table-cell office:value-type="float" office:value="2192.21453866566" calcext:value-type="float">
            <text:p>2192,21</text:p>
          </table:table-cell>
          <table:table-cell office:value-type="float" office:value="2365.62166567374" calcext:value-type="float">
            <text:p>2365,62</text:p>
          </table:table-cell>
          <table:table-cell office:value-type="float" office:value="2566.59694958511" calcext:value-type="float">
            <text:p>2566,60</text:p>
          </table:table-cell>
        </table:table-row>
        <table:table-row table:style-name="ro1">
          <table:table-cell office:value-type="string" calcext:value-type="string">
            <text:p>YEM</text:p>
          </table:table-cell>
          <table:table-cell office:value-type="string" calcext:value-type="string">
            <text:p>Yemen, Rep, del</text:p>
          </table:table-cell>
          <table:table-cell table:number-columns-repeated="28"/>
          <table:table-cell office:value-type="float" office:value="482.247874017314" calcext:value-type="float">
            <text:p>482,25</text:p>
          </table:table-cell>
          <table:table-cell office:value-type="float" office:value="482.060688899768" calcext:value-type="float">
            <text:p>482,06</text:p>
          </table:table-cell>
          <table:table-cell office:value-type="float" office:value="498.963458829733" calcext:value-type="float">
            <text:p>498,96</text:p>
          </table:table-cell>
          <table:table-cell office:value-type="float" office:value="393.739232115679" calcext:value-type="float">
            <text:p>393,74</text:p>
          </table:table-cell>
          <table:table-cell office:value-type="float" office:value="291.472152530055" calcext:value-type="float">
            <text:p>291,47</text:p>
          </table:table-cell>
          <table:table-cell office:value-type="float" office:value="285.569554820636" calcext:value-type="float">
            <text:p>285,57</text:p>
          </table:table-cell>
          <table:table-cell office:value-type="float" office:value="374.011431361723" calcext:value-type="float">
            <text:p>374,01</text:p>
          </table:table-cell>
          <table:table-cell office:value-type="float" office:value="428.060810002034" calcext:value-type="float">
            <text:p>428,06</text:p>
          </table:table-cell>
          <table:table-cell office:value-type="float" office:value="384.499846864277" calcext:value-type="float">
            <text:p>384,50</text:p>
          </table:table-cell>
          <table:table-cell office:value-type="float" office:value="451.571138765507" calcext:value-type="float">
            <text:p>451,57</text:p>
          </table:table-cell>
          <table:table-cell office:value-type="float" office:value="554.448633427793" calcext:value-type="float">
            <text:p>554,45</text:p>
          </table:table-cell>
          <table:table-cell office:value-type="float" office:value="550.360241677081" calcext:value-type="float">
            <text:p>550,36</text:p>
          </table:table-cell>
          <table:table-cell office:value-type="float" office:value="579.852920528358" calcext:value-type="float">
            <text:p>579,85</text:p>
          </table:table-cell>
          <table:table-cell office:value-type="float" office:value="620.382758672096" calcext:value-type="float">
            <text:p>620,38</text:p>
          </table:table-cell>
          <table:table-cell office:value-type="float" office:value="709.965306138625" calcext:value-type="float">
            <text:p>709,97</text:p>
          </table:table-cell>
          <table:table-cell office:value-type="float" office:value="832.844488626279" calcext:value-type="float">
            <text:p>832,84</text:p>
          </table:table-cell>
          <table:table-cell office:value-type="float" office:value="921.418443941266" calcext:value-type="float">
            <text:p>921,42</text:p>
          </table:table-cell>
          <table:table-cell office:value-type="float" office:value="1017.29200069786" calcext:value-type="float">
            <text:p>1017,29</text:p>
          </table:table-cell>
          <table:table-cell office:value-type="float" office:value="1229.24684321745" calcext:value-type="float">
            <text:p>1229,25</text:p>
          </table:table-cell>
          <table:table-cell office:value-type="float" office:value="1116.08459430356" calcext:value-type="float">
            <text:p>1116,08</text:p>
          </table:table-cell>
          <table:table-cell office:value-type="float" office:value="1334.78484461341" calcext:value-type="float">
            <text:p>1334,78</text:p>
          </table:table-cell>
          <table:table-cell office:value-type="float" office:value="1374.62131310366" calcext:value-type="float">
            <text:p>1374,62</text:p>
          </table:table-cell>
          <table:table-cell office:value-type="float" office:value="1446.53628022096" calcext:value-type="float">
            <text:p>1446,54</text:p>
          </table:table-cell>
          <table:table-cell office:value-type="float" office:value="1607.15227488681" calcext:value-type="float">
            <text:p>1607,15</text:p>
          </table:table-cell>
          <table:table-cell office:value-type="float" office:value="1674.00276613816" calcext:value-type="float">
            <text:p>1674,00</text:p>
          </table:table-cell>
          <table:table-cell office:value-type="float" office:value="1608.7443121263" calcext:value-type="float">
            <text:p>1608,74</text:p>
          </table:table-cell>
          <table:table-cell office:value-type="float" office:value="1139.87056813026" calcext:value-type="float">
            <text:p>1139,87</text:p>
          </table:table-cell>
          <table:table-cell office:value-type="float" office:value="963.494720967854" calcext:value-type="float">
            <text:p>963,49</text:p>
          </table:table-cell>
          <table:table-cell office:value-type="float" office:value="944.408499373419" calcext:value-type="float">
            <text:p>944,41</text:p>
          </table:table-cell>
        </table:table-row>
        <table:table-row table:style-name="ro1">
          <table:table-cell/>
          <table:table-cell office:value-type="string" calcext:value-type="string">
            <text:p>Turkmenistán</text:p>
          </table:table-cell>
          <table:table-cell table:number-columns-repeated="25"/>
          <table:table-cell office:value-type="float" office:value="684.220482824936" calcext:value-type="float">
            <text:p>684,22</text:p>
          </table:table-cell>
          <table:table-cell office:value-type="float" office:value="861.783887107155" calcext:value-type="float">
            <text:p>861,78</text:p>
          </table:table-cell>
          <table:table-cell office:value-type="float" office:value="838.566343365246" calcext:value-type="float">
            <text:p>838,57</text:p>
          </table:table-cell>
          <table:table-cell office:value-type="float" office:value="865.789417037966" calcext:value-type="float">
            <text:p>865,79</text:p>
          </table:table-cell>
          <table:table-cell office:value-type="float" office:value="846.646157159019" calcext:value-type="float">
            <text:p>846,65</text:p>
          </table:table-cell>
          <table:table-cell office:value-type="float" office:value="820.684272689977" calcext:value-type="float">
            <text:p>820,68</text:p>
          </table:table-cell>
          <table:table-cell office:value-type="float" office:value="792.668462135789" calcext:value-type="float">
            <text:p>792,67</text:p>
          </table:table-cell>
          <table:table-cell office:value-type="float" office:value="622.370626136403" calcext:value-type="float">
            <text:p>622,37</text:p>
          </table:table-cell>
          <table:table-cell office:value-type="float" office:value="589.905474021967" calcext:value-type="float">
            <text:p>589,91</text:p>
          </table:table-cell>
          <table:table-cell office:value-type="float" office:value="554.832750947803" calcext:value-type="float">
            <text:p>554,83</text:p>
          </table:table-cell>
          <table:table-cell office:value-type="float" office:value="562.637053634016" calcext:value-type="float">
            <text:p>562,64</text:p>
          </table:table-cell>
          <table:table-cell office:value-type="float" office:value="590.393217025249" calcext:value-type="float">
            <text:p>590,39</text:p>
          </table:table-cell>
          <table:table-cell office:value-type="float" office:value="548.699147603723" calcext:value-type="float">
            <text:p>548,70</text:p>
          </table:table-cell>
          <table:table-cell office:value-type="float" office:value="643.174725992465" calcext:value-type="float">
            <text:p>643,17</text:p>
          </table:table-cell>
          <table:table-cell office:value-type="float" office:value="774.482830739193" calcext:value-type="float">
            <text:p>774,48</text:p>
          </table:table-cell>
          <table:table-cell office:value-type="float" office:value="967.890164732092" calcext:value-type="float">
            <text:p>967,89</text:p>
          </table:table-cell>
          <table:table-cell office:value-type="float" office:value="1283.9112634525" calcext:value-type="float">
            <text:p>1283,91</text:p>
          </table:table-cell>
          <table:table-cell office:value-type="float" office:value="1453.91623815764" calcext:value-type="float">
            <text:p>1453,92</text:p>
          </table:table-cell>
          <table:table-cell office:value-type="float" office:value="1704.41753105704" calcext:value-type="float">
            <text:p>1704,42</text:p>
          </table:table-cell>
          <table:table-cell office:value-type="float" office:value="2136.47432207796" calcext:value-type="float">
            <text:p>2136,47</text:p>
          </table:table-cell>
          <table:table-cell office:value-type="float" office:value="2600.36929181095" calcext:value-type="float">
            <text:p>2600,37</text:p>
          </table:table-cell>
          <table:table-cell office:value-type="float" office:value="3904.46371937896" calcext:value-type="float">
            <text:p>3904,46</text:p>
          </table:table-cell>
          <table:table-cell office:value-type="float" office:value="4036.4559987796" calcext:value-type="float">
            <text:p>4036,46</text:p>
          </table:table-cell>
          <table:table-cell office:value-type="float" office:value="4439.20038235805" calcext:value-type="float">
            <text:p>4439,20</text:p>
          </table:table-cell>
          <table:table-cell office:value-type="float" office:value="5649.95227819669" calcext:value-type="float">
            <text:p>5649,95</text:p>
          </table:table-cell>
          <table:table-cell office:value-type="float" office:value="6675.18565772239" calcext:value-type="float">
            <text:p>6675,19</text:p>
          </table:table-cell>
          <table:table-cell office:value-type="float" office:value="7304.28713230982" calcext:value-type="float">
            <text:p>7304,29</text:p>
          </table:table-cell>
          <table:table-cell office:value-type="float" office:value="7962.23909840679" calcext:value-type="float">
            <text:p>7962,24</text:p>
          </table:table-cell>
          <table:table-cell office:value-type="float" office:value="6432.68070195019" calcext:value-type="float">
            <text:p>6432,68</text:p>
          </table:table-cell>
          <table:table-cell office:value-type="float" office:value="6389.54840833488" calcext:value-type="float">
            <text:p>6389,55</text:p>
          </table:table-cell>
          <table:table-cell office:value-type="float" office:value="6587.09031628698" calcext:value-type="float">
            <text:p>6587,09</text:p>
          </table:table-cell>
          <table:table-cell office:value-type="float" office:value="6966.63541063077" calcext:value-type="float">
            <text:p>6966,64</text:p>
          </table:table-cell>
        </table:table-row>
        <table:table-row table:style-name="ro1">
          <table:table-cell/>
          <table:table-cell office:value-type="string" calcext:value-type="string">
            <text:p>Estados pequeos de las Islas del Pacfico</text:p>
          </table:table-cell>
          <table:table-cell table:number-columns-repeated="13"/>
          <table:table-cell office:value-type="float" office:value="884.442808240755" calcext:value-type="float">
            <text:p>884,44</text:p>
          </table:table-cell>
          <table:table-cell office:value-type="float" office:value="868.858849373038" calcext:value-type="float">
            <text:p>868,86</text:p>
          </table:table-cell>
          <table:table-cell office:value-type="float" office:value="888.238718365692" calcext:value-type="float">
            <text:p>888,24</text:p>
          </table:table-cell>
          <table:table-cell office:value-type="float" office:value="1009.20240995842" calcext:value-type="float">
            <text:p>1009,20</text:p>
          </table:table-cell>
          <table:table-cell office:value-type="float" office:value="1210.61290537357" calcext:value-type="float">
            <text:p>1210,61</text:p>
          </table:table-cell>
          <table:table-cell office:value-type="float" office:value="1355.62164924738" calcext:value-type="float">
            <text:p>1355,62</text:p>
          </table:table-cell>
          <table:table-cell office:value-type="float" office:value="1366.01638655516" calcext:value-type="float">
            <text:p>1366,02</text:p>
          </table:table-cell>
          <table:table-cell office:value-type="float" office:value="1303.26046166125" calcext:value-type="float">
            <text:p>1303,26</text:p>
          </table:table-cell>
          <table:table-cell office:value-type="float" office:value="1219.57300670048" calcext:value-type="float">
            <text:p>1219,57</text:p>
          </table:table-cell>
          <table:table-cell office:value-type="float" office:value="1308.89156047859" calcext:value-type="float">
            <text:p>1308,89</text:p>
          </table:table-cell>
          <table:table-cell office:value-type="float" office:value="1216.2470160177" calcext:value-type="float">
            <text:p>1216,25</text:p>
          </table:table-cell>
          <table:table-cell office:value-type="float" office:value="1299.92900850718" calcext:value-type="float">
            <text:p>1299,93</text:p>
          </table:table-cell>
          <table:table-cell office:value-type="float" office:value="1260.32159184335" calcext:value-type="float">
            <text:p>1260,32</text:p>
          </table:table-cell>
          <table:table-cell office:value-type="float" office:value="1304.80462271035" calcext:value-type="float">
            <text:p>1304,80</text:p>
          </table:table-cell>
          <table:table-cell office:value-type="float" office:value="1345.8068922309" calcext:value-type="float">
            <text:p>1345,81</text:p>
          </table:table-cell>
          <table:table-cell office:value-type="float" office:value="1429.63708088333" calcext:value-type="float">
            <text:p>1429,64</text:p>
          </table:table-cell>
          <table:table-cell office:value-type="float" office:value="1495.49158542839" calcext:value-type="float">
            <text:p>1495,49</text:p>
          </table:table-cell>
          <table:table-cell office:value-type="float" office:value="1617.53289849076" calcext:value-type="float">
            <text:p>1617,53</text:p>
          </table:table-cell>
          <table:table-cell office:value-type="float" office:value="1681.95320107027" calcext:value-type="float">
            <text:p>1681,95</text:p>
          </table:table-cell>
          <table:table-cell office:value-type="float" office:value="1907.80156733867" calcext:value-type="float">
            <text:p>1907,80</text:p>
          </table:table-cell>
          <table:table-cell office:value-type="float" office:value="2025.67099212704" calcext:value-type="float">
            <text:p>2025,67</text:p>
          </table:table-cell>
          <table:table-cell office:value-type="float" office:value="2140.93771794361" calcext:value-type="float">
            <text:p>2140,94</text:p>
          </table:table-cell>
          <table:table-cell office:value-type="float" office:value="2110.23511293569" calcext:value-type="float">
            <text:p>2110,24</text:p>
          </table:table-cell>
          <table:table-cell office:value-type="float" office:value="1780.61964601538" calcext:value-type="float">
            <text:p>1780,62</text:p>
          </table:table-cell>
          <table:table-cell office:value-type="float" office:value="1925.69086553675" calcext:value-type="float">
            <text:p>1925,69</text:p>
          </table:table-cell>
          <table:table-cell office:value-type="float" office:value="1757.95045300476" calcext:value-type="float">
            <text:p>1757,95</text:p>
          </table:table-cell>
          <table:table-cell office:value-type="float" office:value="1703.69583606105" calcext:value-type="float">
            <text:p>1703,70</text:p>
          </table:table-cell>
          <table:table-cell office:value-type="float" office:value="1771.91795635012" calcext:value-type="float">
            <text:p>1771,92</text:p>
          </table:table-cell>
          <table:table-cell office:value-type="float" office:value="2050.20372821654" calcext:value-type="float">
            <text:p>2050,20</text:p>
          </table:table-cell>
          <table:table-cell office:value-type="float" office:value="2338.95022878547" calcext:value-type="float">
            <text:p>2338,95</text:p>
          </table:table-cell>
          <table:table-cell office:value-type="float" office:value="2540.8217015973" calcext:value-type="float">
            <text:p>2540,82</text:p>
          </table:table-cell>
          <table:table-cell office:value-type="float" office:value="2636.30115738119" calcext:value-type="float">
            <text:p>2636,30</text:p>
          </table:table-cell>
          <table:table-cell office:value-type="float" office:value="2867.3427804521" calcext:value-type="float">
            <text:p>2867,34</text:p>
          </table:table-cell>
          <table:table-cell office:value-type="float" office:value="3028.12899498204" calcext:value-type="float">
            <text:p>3028,13</text:p>
          </table:table-cell>
          <table:table-cell office:value-type="float" office:value="2653.12817077302" calcext:value-type="float">
            <text:p>2653,13</text:p>
          </table:table-cell>
          <table:table-cell office:value-type="float" office:value="2905.77775948328" calcext:value-type="float">
            <text:p>2905,78</text:p>
          </table:table-cell>
          <table:table-cell office:value-type="float" office:value="3404.27431120307" calcext:value-type="float">
            <text:p>3404,27</text:p>
          </table:table-cell>
          <table:table-cell office:value-type="float" office:value="3571.84701511052" calcext:value-type="float">
            <text:p>3571,85</text:p>
          </table:table-cell>
          <table:table-cell office:value-type="float" office:value="3659.24343415224" calcext:value-type="float">
            <text:p>3659,24</text:p>
          </table:table-cell>
          <table:table-cell office:value-type="float" office:value="3924.98735723003" calcext:value-type="float">
            <text:p>3924,99</text:p>
          </table:table-cell>
          <table:table-cell office:value-type="float" office:value="3781.79768021972" calcext:value-type="float">
            <text:p>3781,80</text:p>
          </table:table-cell>
          <table:table-cell office:value-type="float" office:value="3900.40335197991" calcext:value-type="float">
            <text:p>3900,40</text:p>
          </table:table-cell>
          <table:table-cell office:value-type="float" office:value="4133.25731046749" calcext:value-type="float">
            <text:p>4133,26</text:p>
          </table:table-cell>
          <table:table-cell office:value-type="float" office:value="4224.52989029586" calcext:value-type="float">
            <text:p>4224,53</text:p>
          </table:table-cell>
        </table:table-row>
        <table:table-row table:style-name="ro1">
          <table:table-cell/>
          <table:table-cell office:value-type="string" calcext:value-type="string">
            <text:p>Europa Central y del Báltico</text:p>
          </table:table-cell>
          <table:table-cell table:number-columns-repeated="33"/>
          <table:table-cell office:value-type="float" office:value="3571.59429571221" calcext:value-type="float">
            <text:p>3571,59</text:p>
          </table:table-cell>
          <table:table-cell office:value-type="float" office:value="3785.31107317487" calcext:value-type="float">
            <text:p>3785,31</text:p>
          </table:table-cell>
          <table:table-cell office:value-type="float" office:value="3738.67886117528" calcext:value-type="float">
            <text:p>3738,68</text:p>
          </table:table-cell>
          <table:table-cell office:value-type="float" office:value="4098.77309491802" calcext:value-type="float">
            <text:p>4098,77</text:p>
          </table:table-cell>
          <table:table-cell office:value-type="float" office:value="3979.07324238786" calcext:value-type="float">
            <text:p>3979,07</text:p>
          </table:table-cell>
          <table:table-cell office:value-type="float" office:value="3941.58208629825" calcext:value-type="float">
            <text:p>3941,58</text:p>
          </table:table-cell>
          <table:table-cell office:value-type="float" office:value="4346.27459602654" calcext:value-type="float">
            <text:p>4346,27</text:p>
          </table:table-cell>
          <table:table-cell office:value-type="float" office:value="4928.57916562891" calcext:value-type="float">
            <text:p>4928,58</text:p>
          </table:table-cell>
          <table:table-cell office:value-type="float" office:value="5934.687882935" calcext:value-type="float">
            <text:p>5934,69</text:p>
          </table:table-cell>
          <table:table-cell office:value-type="float" office:value="7162.9234045717" calcext:value-type="float">
            <text:p>7162,92</text:p>
          </table:table-cell>
          <table:table-cell office:value-type="float" office:value="8345.64316304583" calcext:value-type="float">
            <text:p>8345,64</text:p>
          </table:table-cell>
          <table:table-cell office:value-type="float" office:value="9466.09228583562" calcext:value-type="float">
            <text:p>9466,09</text:p>
          </table:table-cell>
          <table:table-cell office:value-type="float" office:value="12004.113561776" calcext:value-type="float">
            <text:p>12004,11</text:p>
          </table:table-cell>
          <table:table-cell office:value-type="float" office:value="14576.7314450024" calcext:value-type="float">
            <text:p>14576,73</text:p>
          </table:table-cell>
          <table:table-cell office:value-type="float" office:value="12292.3185670774" calcext:value-type="float">
            <text:p>12292,32</text:p>
          </table:table-cell>
          <table:table-cell office:value-type="float" office:value="12578.155451284" calcext:value-type="float">
            <text:p>12578,16</text:p>
          </table:table-cell>
          <table:table-cell office:value-type="float" office:value="13887.1477906071" calcext:value-type="float">
            <text:p>13887,15</text:p>
          </table:table-cell>
          <table:table-cell office:value-type="float" office:value="13014.5540276673" calcext:value-type="float">
            <text:p>13014,55</text:p>
          </table:table-cell>
          <table:table-cell office:value-type="float" office:value="13717.8730677424" calcext:value-type="float">
            <text:p>13717,87</text:p>
          </table:table-cell>
          <table:table-cell office:value-type="float" office:value="14160.8493372061" calcext:value-type="float">
            <text:p>14160,85</text:p>
          </table:table-cell>
          <table:table-cell office:value-type="float" office:value="12489.5282021154" calcext:value-type="float">
            <text:p>12489,53</text:p>
          </table:table-cell>
          <table:table-cell office:value-type="float" office:value="12787.1353608428" calcext:value-type="float">
            <text:p>12787,14</text:p>
          </table:table-cell>
          <table:table-cell office:value-type="float" office:value="14183.3755478199" calcext:value-type="float">
            <text:p>14183,38</text:p>
          </table:table-cell>
          <table:table-cell office:value-type="float" office:value="15929.004063352" calcext:value-type="float">
            <text:p>15929,00</text:p>
          </table:table-cell>
        </table:table-row>
        <table:table-row table:style-name="ro1">
          <table:table-cell/>
          <table:table-cell office:value-type="string" calcext:value-type="string">
            <text:p>Europa y Asia central</text:p>
          </table:table-cell>
          <table:table-cell table:number-columns-repeated="4"/>
          <table:table-cell office:value-type="float" office:value="1036.81439949393" calcext:value-type="float">
            <text:p>1036,81</text:p>
          </table:table-cell>
          <table:table-cell office:value-type="float" office:value="1106.37224266555" calcext:value-type="float">
            <text:p>1106,37</text:p>
          </table:table-cell>
          <table:table-cell office:value-type="float" office:value="1147.25270700813" calcext:value-type="float">
            <text:p>1147,25</text:p>
          </table:table-cell>
          <table:table-cell office:value-type="float" office:value="1258.21929313677" calcext:value-type="float">
            <text:p>1258,22</text:p>
          </table:table-cell>
          <table:table-cell office:value-type="float" office:value="1383.94605476039" calcext:value-type="float">
            <text:p>1383,95</text:p>
          </table:table-cell>
          <table:table-cell office:value-type="float" office:value="1551.79204134476" calcext:value-type="float">
            <text:p>1551,79</text:p>
          </table:table-cell>
          <table:table-cell office:value-type="float" office:value="1845.43260953278" calcext:value-type="float">
            <text:p>1845,43</text:p>
          </table:table-cell>
          <table:table-cell office:value-type="float" office:value="2329.57164130021" calcext:value-type="float">
            <text:p>2329,57</text:p>
          </table:table-cell>
          <table:table-cell office:value-type="float" office:value="2614.02164755936" calcext:value-type="float">
            <text:p>2614,02</text:p>
          </table:table-cell>
          <table:table-cell office:value-type="float" office:value="3029.50870642463" calcext:value-type="float">
            <text:p>3029,51</text:p>
          </table:table-cell>
          <table:table-cell office:value-type="float" office:value="3127.29341621965" calcext:value-type="float">
            <text:p>3127,29</text:p>
          </table:table-cell>
          <table:table-cell office:value-type="float" office:value="3513.61578283773" calcext:value-type="float">
            <text:p>3513,62</text:p>
          </table:table-cell>
          <table:table-cell office:value-type="float" office:value="4278.58337533365" calcext:value-type="float">
            <text:p>4278,58</text:p>
          </table:table-cell>
          <table:table-cell office:value-type="float" office:value="5184.63151419985" calcext:value-type="float">
            <text:p>5184,63</text:p>
          </table:table-cell>
          <table:table-cell office:value-type="float" office:value="5821.31816147375" calcext:value-type="float">
            <text:p>5821,32</text:p>
          </table:table-cell>
          <table:table-cell office:value-type="float" office:value="5146.58059592388" calcext:value-type="float">
            <text:p>5146,58</text:p>
          </table:table-cell>
          <table:table-cell office:value-type="float" office:value="4930.01982957322" calcext:value-type="float">
            <text:p>4930,02</text:p>
          </table:table-cell>
          <table:table-cell office:value-type="float" office:value="4755.64080459586" calcext:value-type="float">
            <text:p>4755,64</text:p>
          </table:table-cell>
          <table:table-cell office:value-type="float" office:value="4544.0537280442" calcext:value-type="float">
            <text:p>4544,05</text:p>
          </table:table-cell>
          <table:table-cell office:value-type="float" office:value="4674.65642645451" calcext:value-type="float">
            <text:p>4674,66</text:p>
          </table:table-cell>
          <table:table-cell office:value-type="float" office:value="6341.69731870691" calcext:value-type="float">
            <text:p>6341,70</text:p>
          </table:table-cell>
          <table:table-cell office:value-type="float" office:value="7788.80359189496" calcext:value-type="float">
            <text:p>7788,80</text:p>
          </table:table-cell>
          <table:table-cell office:value-type="float" office:value="8617.55140479709" calcext:value-type="float">
            <text:p>8617,55</text:p>
          </table:table-cell>
          <table:table-cell office:value-type="float" office:value="8681.85177471286" calcext:value-type="float">
            <text:p>8681,85</text:p>
          </table:table-cell>
          <table:table-cell office:value-type="float" office:value="10565.5585822036" calcext:value-type="float">
            <text:p>10565,56</text:p>
          </table:table-cell>
          <table:table-cell office:value-type="float" office:value="10825.4297525165" calcext:value-type="float">
            <text:p>10825,43</text:p>
          </table:table-cell>
          <table:table-cell office:value-type="float" office:value="11559.6008248123" calcext:value-type="float">
            <text:p>11559,60</text:p>
          </table:table-cell>
          <table:table-cell office:value-type="float" office:value="10569.5265883344" calcext:value-type="float">
            <text:p>10569,53</text:p>
          </table:table-cell>
          <table:table-cell office:value-type="float" office:value="11013.6531229601" calcext:value-type="float">
            <text:p>11013,65</text:p>
          </table:table-cell>
          <table:table-cell office:value-type="float" office:value="12676.9743905221" calcext:value-type="float">
            <text:p>12676,97</text:p>
          </table:table-cell>
          <table:table-cell office:value-type="float" office:value="12915.3179151121" calcext:value-type="float">
            <text:p>12915,32</text:p>
          </table:table-cell>
          <table:table-cell office:value-type="float" office:value="12233.3373751455" calcext:value-type="float">
            <text:p>12233,34</text:p>
          </table:table-cell>
          <table:table-cell office:value-type="float" office:value="12531.5805878404" calcext:value-type="float">
            <text:p>12531,58</text:p>
          </table:table-cell>
          <table:table-cell office:value-type="float" office:value="12375.2111029751" calcext:value-type="float">
            <text:p>12375,21</text:p>
          </table:table-cell>
          <table:table-cell office:value-type="float" office:value="11634.1994454039" calcext:value-type="float">
            <text:p>11634,20</text:p>
          </table:table-cell>
          <table:table-cell office:value-type="float" office:value="11747.1195958658" calcext:value-type="float">
            <text:p>11747,12</text:p>
          </table:table-cell>
          <table:table-cell office:value-type="float" office:value="12818.6366853741" calcext:value-type="float">
            <text:p>12818,64</text:p>
          </table:table-cell>
          <table:table-cell office:value-type="float" office:value="15564.9324856405" calcext:value-type="float">
            <text:p>15564,93</text:p>
          </table:table-cell>
          <table:table-cell office:value-type="float" office:value="18090.2978317741" calcext:value-type="float">
            <text:p>18090,30</text:p>
          </table:table-cell>
          <table:table-cell office:value-type="float" office:value="19204.0118392855" calcext:value-type="float">
            <text:p>19204,01</text:p>
          </table:table-cell>
          <table:table-cell office:value-type="float" office:value="20732.6584801565" calcext:value-type="float">
            <text:p>20732,66</text:p>
          </table:table-cell>
          <table:table-cell office:value-type="float" office:value="24137.1508014919" calcext:value-type="float">
            <text:p>24137,15</text:p>
          </table:table-cell>
          <table:table-cell office:value-type="float" office:value="26391.6544857301" calcext:value-type="float">
            <text:p>26391,65</text:p>
          </table:table-cell>
          <table:table-cell office:value-type="float" office:value="23118.826354065" calcext:value-type="float">
            <text:p>23118,83</text:p>
          </table:table-cell>
          <table:table-cell office:value-type="float" office:value="23587.5745647757" calcext:value-type="float">
            <text:p>23587,57</text:p>
          </table:table-cell>
          <table:table-cell office:value-type="float" office:value="26093.4407661845" calcext:value-type="float">
            <text:p>26093,44</text:p>
          </table:table-cell>
          <table:table-cell office:value-type="float" office:value="25049.2574384463" calcext:value-type="float">
            <text:p>25049,26</text:p>
          </table:table-cell>
          <table:table-cell office:value-type="float" office:value="26054.3811048118" calcext:value-type="float">
            <text:p>26054,38</text:p>
          </table:table-cell>
          <table:table-cell office:value-type="float" office:value="26279.0104518935" calcext:value-type="float">
            <text:p>26279,01</text:p>
          </table:table-cell>
          <table:table-cell office:value-type="float" office:value="22530.2356076213" calcext:value-type="float">
            <text:p>22530,24</text:p>
          </table:table-cell>
          <table:table-cell office:value-type="float" office:value="22355.4715572657" calcext:value-type="float">
            <text:p>22355,47</text:p>
          </table:table-cell>
          <table:table-cell office:value-type="float" office:value="23543.0680217151" calcext:value-type="float">
            <text:p>23543,07</text:p>
          </table:table-cell>
          <table:table-cell office:value-type="float" office:value="25107.2744154631" calcext:value-type="float">
            <text:p>25107,27</text:p>
          </table:table-cell>
        </table:table-row>
        <table:table-row table:style-name="ro1">
          <table:table-cell/>
          <table:table-cell office:value-type="string" calcext:value-type="string">
            <text:p>Europa y Asia central (BIRF y la AIF)</text:p>
          </table:table-cell>
          <table:table-cell table:number-columns-repeated="26"/>
          <table:table-cell office:value-type="float" office:value="2604.48701610656" calcext:value-type="float">
            <text:p>2604,49</text:p>
          </table:table-cell>
          <table:table-cell office:value-type="float" office:value="2508.40647269608" calcext:value-type="float">
            <text:p>2508,41</text:p>
          </table:table-cell>
          <table:table-cell office:value-type="float" office:value="2648.59263864246" calcext:value-type="float">
            <text:p>2648,59</text:p>
          </table:table-cell>
          <table:table-cell office:value-type="float" office:value="2545.61253629221" calcext:value-type="float">
            <text:p>2545,61</text:p>
          </table:table-cell>
          <table:table-cell office:value-type="float" office:value="2332.84819149152" calcext:value-type="float">
            <text:p>2332,85</text:p>
          </table:table-cell>
          <table:table-cell office:value-type="float" office:value="2284.82342677011" calcext:value-type="float">
            <text:p>2284,82</text:p>
          </table:table-cell>
          <table:table-cell office:value-type="float" office:value="1980.48745651165" calcext:value-type="float">
            <text:p>1980,49</text:p>
          </table:table-cell>
          <table:table-cell office:value-type="float" office:value="2128.29507583576" calcext:value-type="float">
            <text:p>2128,30</text:p>
          </table:table-cell>
          <table:table-cell office:value-type="float" office:value="2184.03437409704" calcext:value-type="float">
            <text:p>2184,03</text:p>
          </table:table-cell>
          <table:table-cell office:value-type="float" office:value="2249.61474875904" calcext:value-type="float">
            <text:p>2249,61</text:p>
          </table:table-cell>
          <table:table-cell office:value-type="float" office:value="2173.39102571156" calcext:value-type="float">
            <text:p>2173,39</text:p>
          </table:table-cell>
          <table:table-cell office:value-type="float" office:value="1883.44706124342" calcext:value-type="float">
            <text:p>1883,45</text:p>
          </table:table-cell>
          <table:table-cell office:value-type="float" office:value="2049.28969496761" calcext:value-type="float">
            <text:p>2049,29</text:p>
          </table:table-cell>
          <table:table-cell office:value-type="float" office:value="2086.79356624431" calcext:value-type="float">
            <text:p>2086,79</text:p>
          </table:table-cell>
          <table:table-cell office:value-type="float" office:value="2346.07560851039" calcext:value-type="float">
            <text:p>2346,08</text:p>
          </table:table-cell>
          <table:table-cell office:value-type="float" office:value="2882.57134811625" calcext:value-type="float">
            <text:p>2882,57</text:p>
          </table:table-cell>
          <table:table-cell office:value-type="float" office:value="3730.21236575842" calcext:value-type="float">
            <text:p>3730,21</text:p>
          </table:table-cell>
          <table:table-cell office:value-type="float" office:value="4670.48700691877" calcext:value-type="float">
            <text:p>4670,49</text:p>
          </table:table-cell>
          <table:table-cell office:value-type="float" office:value="5643.83568419457" calcext:value-type="float">
            <text:p>5643,84</text:p>
          </table:table-cell>
          <table:table-cell office:value-type="float" office:value="7246.60441984667" calcext:value-type="float">
            <text:p>7246,60</text:p>
          </table:table-cell>
          <table:table-cell office:value-type="float" office:value="8949.71383603139" calcext:value-type="float">
            <text:p>8949,71</text:p>
          </table:table-cell>
          <table:table-cell office:value-type="float" office:value="7071.45776635915" calcext:value-type="float">
            <text:p>7071,46</text:p>
          </table:table-cell>
          <table:table-cell office:value-type="float" office:value="8267.31790549688" calcext:value-type="float">
            <text:p>8267,32</text:p>
          </table:table-cell>
          <table:table-cell office:value-type="float" office:value="10001.8402251596" calcext:value-type="float">
            <text:p>10001,84</text:p>
          </table:table-cell>
          <table:table-cell office:value-type="float" office:value="10384.6833983021" calcext:value-type="float">
            <text:p>10384,68</text:p>
          </table:table-cell>
          <table:table-cell office:value-type="float" office:value="10957.1812322446" calcext:value-type="float">
            <text:p>10957,18</text:p>
          </table:table-cell>
          <table:table-cell office:value-type="float" office:value="10299.7255680469" calcext:value-type="float">
            <text:p>10299,73</text:p>
          </table:table-cell>
          <table:table-cell office:value-type="float" office:value="7983.41032422615" calcext:value-type="float">
            <text:p>7983,41</text:p>
          </table:table-cell>
          <table:table-cell office:value-type="float" office:value="7650.13693355169" calcext:value-type="float">
            <text:p>7650,14</text:p>
          </table:table-cell>
          <table:table-cell office:value-type="float" office:value="8530.40297174458" calcext:value-type="float">
            <text:p>8530,40</text:p>
          </table:table-cell>
          <table:table-cell office:value-type="float" office:value="8822.86923223195" calcext:value-type="float">
            <text:p>8822,87</text:p>
          </table:table-cell>
        </table:table-row>
        <table:table-row table:style-name="ro1">
          <table:table-cell/>
          <table:table-cell office:value-type="string" calcext:value-type="string">
            <text:p>Europa y Asia central (excluido altos ingresos)</text:p>
          </table:table-cell>
          <table:table-cell table:number-columns-repeated="26"/>
          <table:table-cell office:value-type="float" office:value="2381.68721922121" calcext:value-type="float">
            <text:p>2381,69</text:p>
          </table:table-cell>
          <table:table-cell office:value-type="float" office:value="2292.66883167729" calcext:value-type="float">
            <text:p>2292,67</text:p>
          </table:table-cell>
          <table:table-cell office:value-type="float" office:value="2420.04181552269" calcext:value-type="float">
            <text:p>2420,04</text:p>
          </table:table-cell>
          <table:table-cell office:value-type="float" office:value="2325.01961328859" calcext:value-type="float">
            <text:p>2325,02</text:p>
          </table:table-cell>
          <table:table-cell office:value-type="float" office:value="2129.8336440172" calcext:value-type="float">
            <text:p>2129,83</text:p>
          </table:table-cell>
          <table:table-cell office:value-type="float" office:value="2085.91280143122" calcext:value-type="float">
            <text:p>2085,91</text:p>
          </table:table-cell>
          <table:table-cell office:value-type="float" office:value="1808.33821059591" calcext:value-type="float">
            <text:p>1808,34</text:p>
          </table:table-cell>
          <table:table-cell office:value-type="float" office:value="1943.18408480032" calcext:value-type="float">
            <text:p>1943,18</text:p>
          </table:table-cell>
          <table:table-cell office:value-type="float" office:value="1956.15011238893" calcext:value-type="float">
            <text:p>1956,15</text:p>
          </table:table-cell>
          <table:table-cell office:value-type="float" office:value="2030.98771079387" calcext:value-type="float">
            <text:p>2030,99</text:p>
          </table:table-cell>
          <table:table-cell office:value-type="float" office:value="1903.27476170434" calcext:value-type="float">
            <text:p>1903,27</text:p>
          </table:table-cell>
          <table:table-cell office:value-type="float" office:value="1598.22909629113" calcext:value-type="float">
            <text:p>1598,23</text:p>
          </table:table-cell>
          <table:table-cell office:value-type="float" office:value="1779.10234463304" calcext:value-type="float">
            <text:p>1779,10</text:p>
          </table:table-cell>
          <table:table-cell office:value-type="float" office:value="1768.17966196708" calcext:value-type="float">
            <text:p>1768,18</text:p>
          </table:table-cell>
          <table:table-cell office:value-type="float" office:value="2025.15379439148" calcext:value-type="float">
            <text:p>2025,15</text:p>
          </table:table-cell>
          <table:table-cell office:value-type="float" office:value="2551.68808672417" calcext:value-type="float">
            <text:p>2551,69</text:p>
          </table:table-cell>
          <table:table-cell office:value-type="float" office:value="3377.85054682451" calcext:value-type="float">
            <text:p>3377,85</text:p>
          </table:table-cell>
          <table:table-cell office:value-type="float" office:value="4280.5042330882" calcext:value-type="float">
            <text:p>4280,50</text:p>
          </table:table-cell>
          <table:table-cell office:value-type="float" office:value="5248.10233408184" calcext:value-type="float">
            <text:p>5248,10</text:p>
          </table:table-cell>
          <table:table-cell office:value-type="float" office:value="6785.1708401049" calcext:value-type="float">
            <text:p>6785,17</text:p>
          </table:table-cell>
          <table:table-cell office:value-type="float" office:value="8381.80475336909" calcext:value-type="float">
            <text:p>8381,80</text:p>
          </table:table-cell>
          <table:table-cell office:value-type="float" office:value="6561.73039612462" calcext:value-type="float">
            <text:p>6561,73</text:p>
          </table:table-cell>
          <table:table-cell office:value-type="float" office:value="7793.11055692967" calcext:value-type="float">
            <text:p>7793,11</text:p>
          </table:table-cell>
          <table:table-cell office:value-type="float" office:value="9583.72450537643" calcext:value-type="float">
            <text:p>9583,72</text:p>
          </table:table-cell>
          <table:table-cell office:value-type="float" office:value="10093.897303982" calcext:value-type="float">
            <text:p>10093,90</text:p>
          </table:table-cell>
          <table:table-cell office:value-type="float" office:value="10664.2931532708" calcext:value-type="float">
            <text:p>10664,29</text:p>
          </table:table-cell>
          <table:table-cell office:value-type="float" office:value="9888.56625818031" calcext:value-type="float">
            <text:p>9888,57</text:p>
          </table:table-cell>
          <table:table-cell office:value-type="float" office:value="7520.24873114036" calcext:value-type="float">
            <text:p>7520,25</text:p>
          </table:table-cell>
          <table:table-cell office:value-type="float" office:value="7163.3611636348" calcext:value-type="float">
            <text:p>7163,36</text:p>
          </table:table-cell>
          <table:table-cell office:value-type="float" office:value="7995.38785309146" calcext:value-type="float">
            <text:p>7995,39</text:p>
          </table:table-cell>
          <table:table-cell office:value-type="float" office:value="8163.51710520999" calcext:value-type="float">
            <text:p>8163,52</text:p>
          </table:table-cell>
        </table:table-row>
        <table:table-row table:style-name="ro1">
          <table:table-cell/>
          <table:table-cell office:value-type="string" calcext:value-type="string">
            <text:p>Frágiles y situaciones de conflicto afectados</text:p>
          </table:table-cell>
          <table:table-cell table:number-columns-repeated="38"/>
          <table:table-cell office:value-type="float" office:value="653.486369325866" calcext:value-type="float">
            <text:p>653,49</text:p>
          </table:table-cell>
          <table:table-cell office:value-type="float" office:value="585.034806308327" calcext:value-type="float">
            <text:p>585,03</text:p>
          </table:table-cell>
          <table:table-cell office:value-type="float" office:value="548.303431913523" calcext:value-type="float">
            <text:p>548,30</text:p>
          </table:table-cell>
          <table:table-cell office:value-type="float" office:value="607.066526115846" calcext:value-type="float">
            <text:p>607,07</text:p>
          </table:table-cell>
          <table:table-cell office:value-type="float" office:value="688.324447135729" calcext:value-type="float">
            <text:p>688,32</text:p>
          </table:table-cell>
          <table:table-cell office:value-type="float" office:value="815.374006087854" calcext:value-type="float">
            <text:p>815,37</text:p>
          </table:table-cell>
          <table:table-cell office:value-type="float" office:value="941.420749041985" calcext:value-type="float">
            <text:p>941,42</text:p>
          </table:table-cell>
          <table:table-cell office:value-type="float" office:value="1130.09606708081" calcext:value-type="float">
            <text:p>1130,10</text:p>
          </table:table-cell>
          <table:table-cell office:value-type="float" office:value="1426.72902299794" calcext:value-type="float">
            <text:p>1426,73</text:p>
          </table:table-cell>
          <table:table-cell office:value-type="float" office:value="1299.98511372908" calcext:value-type="float">
            <text:p>1299,99</text:p>
          </table:table-cell>
          <table:table-cell office:value-type="float" office:value="1511.92926433544" calcext:value-type="float">
            <text:p>1511,93</text:p>
          </table:table-cell>
          <table:table-cell office:value-type="float" office:value="1608.75920043388" calcext:value-type="float">
            <text:p>1608,76</text:p>
          </table:table-cell>
          <table:table-cell office:value-type="float" office:value="1820.48804305631" calcext:value-type="float">
            <text:p>1820,49</text:p>
          </table:table-cell>
          <table:table-cell office:value-type="float" office:value="1858.46172041193" calcext:value-type="float">
            <text:p>1858,46</text:p>
          </table:table-cell>
          <table:table-cell office:value-type="float" office:value="1824.39919827448" calcext:value-type="float">
            <text:p>1824,40</text:p>
          </table:table-cell>
          <table:table-cell office:value-type="float" office:value="1606.08303761917" calcext:value-type="float">
            <text:p>1606,08</text:p>
          </table:table-cell>
          <table:table-cell office:value-type="float" office:value="1538.02743387328" calcext:value-type="float">
            <text:p>1538,03</text:p>
          </table:table-cell>
          <table:table-cell office:value-type="float" office:value="1673.72900758124" calcext:value-type="float">
            <text:p>1673,73</text:p>
          </table:table-cell>
          <table:table-cell office:value-type="float" office:value="1633.16563964279" calcext:value-type="float">
            <text:p>1633,17</text:p>
          </table:table-cell>
        </table:table-row>
        <table:table-row table:style-name="ro1">
          <table:table-cell/>
          <table:table-cell office:value-type="string" calcext:value-type="string">
            <text:p>Isla de San Martín (parte francesa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slas del Canal</text:p>
          </table:table-cell>
          <table:table-cell table:number-columns-repeated="36"/>
          <table:table-cell office:value-type="float" office:value="40585.3825759722" calcext:value-type="float">
            <text:p>40585,38</text:p>
          </table:table-cell>
          <table:table-cell office:value-type="float" office:value="42443.4323259235" calcext:value-type="float">
            <text:p>42443,43</text:p>
          </table:table-cell>
          <table:table-cell office:value-type="float" office:value="43381.6578397785" calcext:value-type="float">
            <text:p>43381,66</text:p>
          </table:table-cell>
          <table:table-cell office:value-type="float" office:value="41804.3709161492" calcext:value-type="float">
            <text:p>41804,37</text:p>
          </table:table-cell>
          <table:table-cell office:value-type="float" office:value="44544.4334390505" calcext:value-type="float">
            <text:p>44544,43</text:p>
          </table:table-cell>
          <table:table-cell office:value-type="float" office:value="48859.4830207585" calcext:value-type="float">
            <text:p>48859,48</text:p>
          </table:table-cell>
          <table:table-cell office:value-type="float" office:value="56753.3861971042" calcext:value-type="float">
            <text:p>56753,39</text:p>
          </table:table-cell>
          <table:table-cell office:value-type="float" office:value="58197.4493814049" calcext:value-type="float">
            <text:p>58197,45</text:p>
          </table:table-cell>
          <table:table-cell office:value-type="float" office:value="63239.6538290931" calcext:value-type="float">
            <text:p>63239,65</text:p>
          </table:table-cell>
          <table:table-cell office:value-type="float" office:value="74462.646746792" calcext:value-type="float">
            <text:p>74462,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las Marshall</text:p>
          </table:table-cell>
          <table:table-cell table:number-columns-repeated="19"/>
          <table:table-cell office:value-type="float" office:value="972.62722227448" calcext:value-type="float">
            <text:p>972,63</text:p>
          </table:table-cell>
          <table:table-cell office:value-type="float" office:value="1047.70763322132" calcext:value-type="float">
            <text:p>1047,71</text:p>
          </table:table-cell>
          <table:table-cell office:value-type="float" office:value="1196.62357763192" calcext:value-type="float">
            <text:p>1196,62</text:p>
          </table:table-cell>
          <table:table-cell office:value-type="float" office:value="1234.89345405805" calcext:value-type="float">
            <text:p>1234,89</text:p>
          </table:table-cell>
          <table:table-cell office:value-type="float" office:value="1144.67951895234" calcext:value-type="float">
            <text:p>1144,68</text:p>
          </table:table-cell>
          <table:table-cell office:value-type="float" office:value="1392.38019447415" calcext:value-type="float">
            <text:p>1392,38</text:p>
          </table:table-cell>
          <table:table-cell office:value-type="float" office:value="1493.44367249188" calcext:value-type="float">
            <text:p>1493,44</text:p>
          </table:table-cell>
          <table:table-cell office:value-type="float" office:value="1603.52063153597" calcext:value-type="float">
            <text:p>1603,52</text:p>
          </table:table-cell>
          <table:table-cell office:value-type="float" office:value="1588.78219118289" calcext:value-type="float">
            <text:p>1588,78</text:p>
          </table:table-cell>
          <table:table-cell office:value-type="float" office:value="1660.12988936134" calcext:value-type="float">
            <text:p>1660,13</text:p>
          </table:table-cell>
          <table:table-cell office:value-type="float" office:value="1704.54921080902" calcext:value-type="float">
            <text:p>1704,55</text:p>
          </table:table-cell>
          <table:table-cell office:value-type="float" office:value="1849.18265813788" calcext:value-type="float">
            <text:p>1849,18</text:p>
          </table:table-cell>
          <table:table-cell office:value-type="float" office:value="1995.96636631816" calcext:value-type="float">
            <text:p>1995,97</text:p>
          </table:table-cell>
          <table:table-cell office:value-type="float" office:value="2152.16568754356" calcext:value-type="float">
            <text:p>2152,17</text:p>
          </table:table-cell>
          <table:table-cell office:value-type="float" office:value="2382.82101591454" calcext:value-type="float">
            <text:p>2382,82</text:p>
          </table:table-cell>
          <table:table-cell office:value-type="float" office:value="2193.77436526626" calcext:value-type="float">
            <text:p>2193,77</text:p>
          </table:table-cell>
          <table:table-cell office:value-type="float" office:value="2194.36273538157" calcext:value-type="float">
            <text:p>2194,36</text:p>
          </table:table-cell>
          <table:table-cell office:value-type="float" office:value="2229.71244737469" calcext:value-type="float">
            <text:p>2229,71</text:p>
          </table:table-cell>
          <table:table-cell office:value-type="float" office:value="2267.34426749698" calcext:value-type="float">
            <text:p>2267,34</text:p>
          </table:table-cell>
          <table:table-cell office:value-type="float" office:value="2272.72279471164" calcext:value-type="float">
            <text:p>2272,72</text:p>
          </table:table-cell>
          <table:table-cell office:value-type="float" office:value="2388.54964801058" calcext:value-type="float">
            <text:p>2388,55</text:p>
          </table:table-cell>
          <table:table-cell office:value-type="float" office:value="2515.52797403093" calcext:value-type="float">
            <text:p>2515,53</text:p>
          </table:table-cell>
          <table:table-cell office:value-type="float" office:value="2458.0683178689" calcext:value-type="float">
            <text:p>2458,07</text:p>
          </table:table-cell>
          <table:table-cell office:value-type="float" office:value="2456.24495190543" calcext:value-type="float">
            <text:p>2456,24</text:p>
          </table:table-cell>
          <table:table-cell office:value-type="float" office:value="2568.36114227804" calcext:value-type="float">
            <text:p>2568,36</text:p>
          </table:table-cell>
          <table:table-cell office:value-type="float" office:value="2608.60544766618" calcext:value-type="float">
            <text:p>2608,61</text:p>
          </table:table-cell>
          <table:table-cell office:value-type="float" office:value="2745.438975219" calcext:value-type="float">
            <text:p>2745,44</text:p>
          </table:table-cell>
          <table:table-cell office:value-type="float" office:value="2726.09748282123" calcext:value-type="float">
            <text:p>2726,10</text:p>
          </table:table-cell>
          <table:table-cell office:value-type="float" office:value="2698.17955555556" calcext:value-type="float">
            <text:p>2698,18</text:p>
          </table:table-cell>
          <table:table-cell office:value-type="float" office:value="2876.994996984" calcext:value-type="float">
            <text:p>2876,99</text:p>
          </table:table-cell>
          <table:table-cell office:value-type="float" office:value="3083.83187985353" calcext:value-type="float">
            <text:p>3083,83</text:p>
          </table:table-cell>
          <table:table-cell office:value-type="float" office:value="3224.33838179029" calcext:value-type="float">
            <text:p>3224,34</text:p>
          </table:table-cell>
          <table:table-cell office:value-type="float" office:value="3296.69816291405" calcext:value-type="float">
            <text:p>3296,70</text:p>
          </table:table-cell>
          <table:table-cell office:value-type="float" office:value="3230.02326028787" calcext:value-type="float">
            <text:p>3230,02</text:p>
          </table:table-cell>
          <table:table-cell office:value-type="float" office:value="3213.83728825363" calcext:value-type="float">
            <text:p>3213,84</text:p>
          </table:table-cell>
          <table:table-cell office:value-type="float" office:value="3473.77500649519" calcext:value-type="float">
            <text:p>3473,78</text:p>
          </table:table-cell>
          <table:table-cell office:value-type="float" office:value="3666.69537359193" calcext:value-type="float">
            <text:p>3666,70</text:p>
          </table:table-cell>
          <table:table-cell office:value-type="float" office:value="3788.16359372058" calcext:value-type="float">
            <text:p>3788,16</text:p>
          </table:table-cell>
        </table:table-row>
        <table:table-row table:style-name="ro1">
          <table:table-cell/>
          <table:table-cell office:value-type="string" calcext:value-type="string">
            <text:p>Islas Salomón</text:p>
          </table:table-cell>
          <table:table-cell table:number-columns-repeated="5"/>
          <table:table-cell office:value-type="float" office:value="173.43823525509" calcext:value-type="float">
            <text:p>173,44</text:p>
          </table:table-cell>
          <table:table-cell office:value-type="float" office:value="187.377004145121" calcext:value-type="float">
            <text:p>187,38</text:p>
          </table:table-cell>
          <table:table-cell office:value-type="float" office:value="184.760133036498" calcext:value-type="float">
            <text:p>184,76</text:p>
          </table:table-cell>
          <table:table-cell/>
          <table:table-cell office:value-type="float" office:value="301.253492503629" calcext:value-type="float">
            <text:p>301,25</text:p>
          </table:table-cell>
          <table:table-cell office:value-type="float" office:value="235.330289133936" calcext:value-type="float">
            <text:p>235,33</text:p>
          </table:table-cell>
          <table:table-cell office:value-type="float" office:value="308.257487764075" calcext:value-type="float">
            <text:p>308,26</text:p>
          </table:table-cell>
          <table:table-cell office:value-type="float" office:value="453.792813991583" calcext:value-type="float">
            <text:p>453,79</text:p>
          </table:table-cell>
          <table:table-cell office:value-type="float" office:value="385.813468726263" calcext:value-type="float">
            <text:p>385,81</text:p>
          </table:table-cell>
          <table:table-cell office:value-type="float" office:value="414.254846268604" calcext:value-type="float">
            <text:p>414,25</text:p>
          </table:table-cell>
          <table:table-cell office:value-type="float" office:value="448.059258525295" calcext:value-type="float">
            <text:p>448,06</text:p>
          </table:table-cell>
          <table:table-cell office:value-type="float" office:value="515.674260722402" calcext:value-type="float">
            <text:p>515,67</text:p>
          </table:table-cell>
          <table:table-cell office:value-type="float" office:value="678.828791295073" calcext:value-type="float">
            <text:p>678,83</text:p>
          </table:table-cell>
          <table:table-cell office:value-type="float" office:value="731.807765466032" calcext:value-type="float">
            <text:p>731,81</text:p>
          </table:table-cell>
          <table:table-cell office:value-type="float" office:value="785.614423242294" calcext:value-type="float">
            <text:p>785,61</text:p>
          </table:table-cell>
          <table:table-cell office:value-type="float" office:value="764.651596734997" calcext:value-type="float">
            <text:p>764,65</text:p>
          </table:table-cell>
          <table:table-cell office:value-type="float" office:value="707.967102036953" calcext:value-type="float">
            <text:p>707,97</text:p>
          </table:table-cell>
          <table:table-cell office:value-type="float" office:value="962.38787373179" calcext:value-type="float">
            <text:p>962,39</text:p>
          </table:table-cell>
          <table:table-cell office:value-type="float" office:value="857.892008346499" calcext:value-type="float">
            <text:p>857,89</text:p>
          </table:table-cell>
          <table:table-cell office:value-type="float" office:value="755.774411762421" calcext:value-type="float">
            <text:p>755,77</text:p>
          </table:table-cell>
          <table:table-cell office:value-type="float" office:value="831.757589171578" calcext:value-type="float">
            <text:p>831,76</text:p>
          </table:table-cell>
          <table:table-cell office:value-type="float" office:value="1053.26700062882" calcext:value-type="float">
            <text:p>1053,27</text:p>
          </table:table-cell>
          <table:table-cell office:value-type="float" office:value="1095.67240252377" calcext:value-type="float">
            <text:p>1095,67</text:p>
          </table:table-cell>
          <table:table-cell office:value-type="float" office:value="970.016054620333" calcext:value-type="float">
            <text:p>970,02</text:p>
          </table:table-cell>
          <table:table-cell office:value-type="float" office:value="998.675386914427" calcext:value-type="float">
            <text:p>998,68</text:p>
          </table:table-cell>
          <table:table-cell office:value-type="float" office:value="1147.8296555943" calcext:value-type="float">
            <text:p>1147,83</text:p>
          </table:table-cell>
          <table:table-cell office:value-type="float" office:value="1210.36346019223" calcext:value-type="float">
            <text:p>1210,36</text:p>
          </table:table-cell>
          <table:table-cell office:value-type="float" office:value="1330.6095622507" calcext:value-type="float">
            <text:p>1330,61</text:p>
          </table:table-cell>
          <table:table-cell office:value-type="float" office:value="1445.48166119145" calcext:value-type="float">
            <text:p>1445,48</text:p>
          </table:table-cell>
          <table:table-cell office:value-type="float" office:value="1529.44133534527" calcext:value-type="float">
            <text:p>1529,44</text:p>
          </table:table-cell>
          <table:table-cell office:value-type="float" office:value="1494.52894036953" calcext:value-type="float">
            <text:p>1494,53</text:p>
          </table:table-cell>
          <table:table-cell office:value-type="float" office:value="1206.00319958931" calcext:value-type="float">
            <text:p>1206,00</text:p>
          </table:table-cell>
          <table:table-cell office:value-type="float" office:value="1200.77416122316" calcext:value-type="float">
            <text:p>1200,77</text:p>
          </table:table-cell>
          <table:table-cell office:value-type="float" office:value="1054.38824573508" calcext:value-type="float">
            <text:p>1054,39</text:p>
          </table:table-cell>
          <table:table-cell office:value-type="float" office:value="944.614034082747" calcext:value-type="float">
            <text:p>944,61</text:p>
          </table:table-cell>
          <table:table-cell office:value-type="float" office:value="784.64982718644" calcext:value-type="float">
            <text:p>784,65</text:p>
          </table:table-cell>
          <table:table-cell office:value-type="float" office:value="744.352554630394" calcext:value-type="float">
            <text:p>744,35</text:p>
          </table:table-cell>
          <table:table-cell office:value-type="float" office:value="818.058867255192" calcext:value-type="float">
            <text:p>818,06</text:p>
          </table:table-cell>
          <table:table-cell office:value-type="float" office:value="880.812991375656" calcext:value-type="float">
            <text:p>880,81</text:p>
          </table:table-cell>
          <table:table-cell office:value-type="float" office:value="949.337600133404" calcext:value-type="float">
            <text:p>949,34</text:p>
          </table:table-cell>
          <table:table-cell office:value-type="float" office:value="1048.65001454843" calcext:value-type="float">
            <text:p>1048,65</text:p>
          </table:table-cell>
          <table:table-cell office:value-type="float" office:value="1208.33861780089" calcext:value-type="float">
            <text:p>1208,34</text:p>
          </table:table-cell>
          <table:table-cell office:value-type="float" office:value="1160.30164763159" calcext:value-type="float">
            <text:p>1160,30</text:p>
          </table:table-cell>
          <table:table-cell office:value-type="float" office:value="1290.39878585913" calcext:value-type="float">
            <text:p>1290,40</text:p>
          </table:table-cell>
          <table:table-cell office:value-type="float" office:value="1722.41812107591" calcext:value-type="float">
            <text:p>1722,42</text:p>
          </table:table-cell>
          <table:table-cell office:value-type="float" office:value="1913.23201256373" calcext:value-type="float">
            <text:p>1913,23</text:p>
          </table:table-cell>
          <table:table-cell office:value-type="float" office:value="1977.45140452319" calcext:value-type="float">
            <text:p>1977,45</text:p>
          </table:table-cell>
          <table:table-cell office:value-type="float" office:value="1996.78118438995" calcext:value-type="float">
            <text:p>1996,78</text:p>
          </table:table-cell>
          <table:table-cell office:value-type="float" office:value="1914.46792975705" calcext:value-type="float">
            <text:p>1914,47</text:p>
          </table:table-cell>
          <table:table-cell office:value-type="float" office:value="1986.41622920675" calcext:value-type="float">
            <text:p>1986,42</text:p>
          </table:table-cell>
          <table:table-cell office:value-type="float" office:value="2059.04542688849" calcext:value-type="float">
            <text:p>2059,05</text:p>
          </table:table-cell>
          <table:table-cell office:value-type="float" office:value="2137.69069539357" calcext:value-type="float">
            <text:p>2137,69</text:p>
          </table:table-cell>
        </table:table-row>
        <table:table-row table:style-name="ro1">
          <table:table-cell/>
          <table:table-cell office:value-type="string" calcext:value-type="string">
            <text:p>Kiribati</text:p>
          </table:table-cell>
          <table:table-cell table:number-columns-repeated="8"/>
          <table:table-cell office:value-type="float" office:value="279.47214218087" calcext:value-type="float">
            <text:p>279,47</text:p>
          </table:table-cell>
          <table:table-cell office:value-type="float" office:value="293.932906476192" calcext:value-type="float">
            <text:p>293,93</text:p>
          </table:table-cell>
          <table:table-cell office:value-type="float" office:value="358.782246042209" calcext:value-type="float">
            <text:p>358,78</text:p>
          </table:table-cell>
          <table:table-cell office:value-type="float" office:value="592.135972322394" calcext:value-type="float">
            <text:p>592,14</text:p>
          </table:table-cell>
          <table:table-cell office:value-type="float" office:value="1576.15398325535" calcext:value-type="float">
            <text:p>1576,15</text:p>
          </table:table-cell>
          <table:table-cell office:value-type="float" office:value="999.416064734058" calcext:value-type="float">
            <text:p>999,42</text:p>
          </table:table-cell>
          <table:table-cell office:value-type="float" office:value="735.097945420472" calcext:value-type="float">
            <text:p>735,10</text:p>
          </table:table-cell>
          <table:table-cell office:value-type="float" office:value="682.616789456032" calcext:value-type="float">
            <text:p>682,62</text:p>
          </table:table-cell>
          <table:table-cell office:value-type="float" office:value="784.651086896898" calcext:value-type="float">
            <text:p>784,65</text:p>
          </table:table-cell>
          <table:table-cell office:value-type="float" office:value="729.035860438016" calcext:value-type="float">
            <text:p>729,04</text:p>
          </table:table-cell>
          <table:table-cell office:value-type="float" office:value="652.865121049969" calcext:value-type="float">
            <text:p>652,87</text:p>
          </table:table-cell>
          <table:table-cell office:value-type="float" office:value="688.303607845841" calcext:value-type="float">
            <text:p>688,30</text:p>
          </table:table-cell>
          <table:table-cell office:value-type="float" office:value="666.350224719033" calcext:value-type="float">
            <text:p>666,35</text:p>
          </table:table-cell>
          <table:table-cell office:value-type="float" office:value="612.927248600227" calcext:value-type="float">
            <text:p>612,93</text:p>
          </table:table-cell>
          <table:table-cell office:value-type="float" office:value="657.37218852405" calcext:value-type="float">
            <text:p>657,37</text:p>
          </table:table-cell>
          <table:table-cell office:value-type="float" office:value="502.065270593851" calcext:value-type="float">
            <text:p>502,07</text:p>
          </table:table-cell>
          <table:table-cell office:value-type="float" office:value="489.818509996583" calcext:value-type="float">
            <text:p>489,82</text:p>
          </table:table-cell>
          <table:table-cell office:value-type="float" office:value="499.773053056607" calcext:value-type="float">
            <text:p>499,77</text:p>
          </table:table-cell>
          <table:table-cell office:value-type="float" office:value="621.981895755832" calcext:value-type="float">
            <text:p>621,98</text:p>
          </table:table-cell>
          <table:table-cell office:value-type="float" office:value="580.352584239411" calcext:value-type="float">
            <text:p>580,35</text:p>
          </table:table-cell>
          <table:table-cell office:value-type="float" office:value="549.855506598051" calcext:value-type="float">
            <text:p>549,86</text:p>
          </table:table-cell>
          <table:table-cell office:value-type="float" office:value="644.780834850725" calcext:value-type="float">
            <text:p>644,78</text:p>
          </table:table-cell>
          <table:table-cell office:value-type="float" office:value="638.498185627839" calcext:value-type="float">
            <text:p>638,50</text:p>
          </table:table-cell>
          <table:table-cell office:value-type="float" office:value="619.679125191543" calcext:value-type="float">
            <text:p>619,68</text:p>
          </table:table-cell>
          <table:table-cell office:value-type="float" office:value="715.17644270589" calcext:value-type="float">
            <text:p>715,18</text:p>
          </table:table-cell>
          <table:table-cell office:value-type="float" office:value="724.85658259478" calcext:value-type="float">
            <text:p>724,86</text:p>
          </table:table-cell>
          <table:table-cell office:value-type="float" office:value="843.001873059911" calcext:value-type="float">
            <text:p>843,00</text:p>
          </table:table-cell>
          <table:table-cell office:value-type="float" office:value="842.249736120844" calcext:value-type="float">
            <text:p>842,25</text:p>
          </table:table-cell>
          <table:table-cell office:value-type="float" office:value="801.104039683588" calcext:value-type="float">
            <text:p>801,10</text:p>
          </table:table-cell>
          <table:table-cell office:value-type="float" office:value="831.994625470232" calcext:value-type="float">
            <text:p>831,99</text:p>
          </table:table-cell>
          <table:table-cell office:value-type="float" office:value="796.888174759841" calcext:value-type="float">
            <text:p>796,89</text:p>
          </table:table-cell>
          <table:table-cell office:value-type="float" office:value="735.026294655946" calcext:value-type="float">
            <text:p>735,03</text:p>
          </table:table-cell>
          <table:table-cell office:value-type="float" office:value="826.945280073816" calcext:value-type="float">
            <text:p>826,95</text:p>
          </table:table-cell>
          <table:table-cell office:value-type="float" office:value="1015.72417177973" calcext:value-type="float">
            <text:p>1015,72</text:p>
          </table:table-cell>
          <table:table-cell office:value-type="float" office:value="1131.14000453575" calcext:value-type="float">
            <text:p>1131,14</text:p>
          </table:table-cell>
          <table:table-cell office:value-type="float" office:value="1214.55666670492" calcext:value-type="float">
            <text:p>1214,56</text:p>
          </table:table-cell>
          <table:table-cell office:value-type="float" office:value="1168.44853098837" calcext:value-type="float">
            <text:p>1168,45</text:p>
          </table:table-cell>
          <table:table-cell office:value-type="float" office:value="1374.45215276949" calcext:value-type="float">
            <text:p>1374,45</text:p>
          </table:table-cell>
          <table:table-cell office:value-type="float" office:value="1428.12051619855" calcext:value-type="float">
            <text:p>1428,12</text:p>
          </table:table-cell>
          <table:table-cell office:value-type="float" office:value="1311.99900201253" calcext:value-type="float">
            <text:p>1312,00</text:p>
          </table:table-cell>
          <table:table-cell office:value-type="float" office:value="1516.81186907787" calcext:value-type="float">
            <text:p>1516,81</text:p>
          </table:table-cell>
          <table:table-cell office:value-type="float" office:value="1735.01835782836" calcext:value-type="float">
            <text:p>1735,02</text:p>
          </table:table-cell>
          <table:table-cell office:value-type="float" office:value="1788.50542068887" calcext:value-type="float">
            <text:p>1788,51</text:p>
          </table:table-cell>
          <table:table-cell office:value-type="float" office:value="1715.76533141614" calcext:value-type="float">
            <text:p>1715,77</text:p>
          </table:table-cell>
          <table:table-cell office:value-type="float" office:value="1642.76259749601" calcext:value-type="float">
            <text:p>1642,76</text:p>
          </table:table-cell>
          <table:table-cell office:value-type="float" office:value="1542.5752495838" calcext:value-type="float">
            <text:p>1542,58</text:p>
          </table:table-cell>
          <table:table-cell office:value-type="float" office:value="1584.80744578963" calcext:value-type="float">
            <text:p>1584,81</text:p>
          </table:table-cell>
          <table:table-cell office:value-type="float" office:value="1625.575969558" calcext:value-type="float">
            <text:p>1625,58</text:p>
          </table:table-cell>
          <table:table-cell office:value-type="float" office:value="1625.28610001512" calcext:value-type="float">
            <text:p>1625,29</text:p>
          </table:table-cell>
        </table:table-row>
        <table:table-row table:style-name="ro1">
          <table:table-cell/>
          <table:table-cell office:value-type="string" calcext:value-type="string">
            <text:p>Micronesia (Estados Federados de)</text:p>
          </table:table-cell>
          <table:table-cell table:number-columns-repeated="21"/>
          <table:table-cell office:value-type="float" office:value="1320.86470128614" calcext:value-type="float">
            <text:p>1320,86</text:p>
          </table:table-cell>
          <table:table-cell table:number-columns-repeated="2"/>
          <table:table-cell office:value-type="float" office:value="1276.49166714066" calcext:value-type="float">
            <text:p>1276,49</text:p>
          </table:table-cell>
          <table:table-cell office:value-type="float" office:value="1296.96929283499" calcext:value-type="float">
            <text:p>1296,97</text:p>
          </table:table-cell>
          <table:table-cell office:value-type="float" office:value="1355.65581344784" calcext:value-type="float">
            <text:p>1355,66</text:p>
          </table:table-cell>
          <table:table-cell office:value-type="float" office:value="1437.42624153439" calcext:value-type="float">
            <text:p>1437,43</text:p>
          </table:table-cell>
          <table:table-cell office:value-type="float" office:value="1528.54072128015" calcext:value-type="float">
            <text:p>1528,54</text:p>
          </table:table-cell>
          <table:table-cell office:value-type="float" office:value="1682.69717525564" calcext:value-type="float">
            <text:p>1682,70</text:p>
          </table:table-cell>
          <table:table-cell office:value-type="float" office:value="1756.60081468404" calcext:value-type="float">
            <text:p>1756,60</text:p>
          </table:table-cell>
          <table:table-cell office:value-type="float" office:value="1909.25275465525" calcext:value-type="float">
            <text:p>1909,25</text:p>
          </table:table-cell>
          <table:table-cell office:value-type="float" office:value="1909.83683863058" calcext:value-type="float">
            <text:p>1909,84</text:p>
          </table:table-cell>
          <table:table-cell office:value-type="float" office:value="2060.61014263216" calcext:value-type="float">
            <text:p>2060,61</text:p>
          </table:table-cell>
          <table:table-cell office:value-type="float" office:value="2017.47291139031" calcext:value-type="float">
            <text:p>2017,47</text:p>
          </table:table-cell>
          <table:table-cell office:value-type="float" office:value="1904.74099969878" calcext:value-type="float">
            <text:p>1904,74</text:p>
          </table:table-cell>
          <table:table-cell office:value-type="float" office:value="2022.70711442233" calcext:value-type="float">
            <text:p>2022,71</text:p>
          </table:table-cell>
          <table:table-cell office:value-type="float" office:value="2042.47939662064" calcext:value-type="float">
            <text:p>2042,48</text:p>
          </table:table-cell>
          <table:table-cell office:value-type="float" office:value="2171.95023795907" calcext:value-type="float">
            <text:p>2171,95</text:p>
          </table:table-cell>
          <table:table-cell office:value-type="float" office:value="2248.42963203051" calcext:value-type="float">
            <text:p>2248,43</text:p>
          </table:table-cell>
          <table:table-cell office:value-type="float" office:value="2265.8809795119" calcext:value-type="float">
            <text:p>2265,88</text:p>
          </table:table-cell>
          <table:table-cell office:value-type="float" office:value="2295.88962869393" calcext:value-type="float">
            <text:p>2295,89</text:p>
          </table:table-cell>
          <table:table-cell office:value-type="float" office:value="2253.09280722391" calcext:value-type="float">
            <text:p>2253,09</text:p>
          </table:table-cell>
          <table:table-cell office:value-type="float" office:value="2358.27984029018" calcext:value-type="float">
            <text:p>2358,28</text:p>
          </table:table-cell>
          <table:table-cell office:value-type="float" office:value="2406.18257538549" calcext:value-type="float">
            <text:p>2406,18</text:p>
          </table:table-cell>
          <table:table-cell office:value-type="float" office:value="2458.61084288328" calcext:value-type="float">
            <text:p>2458,61</text:p>
          </table:table-cell>
          <table:table-cell office:value-type="float" office:value="2541.40892779266" calcext:value-type="float">
            <text:p>2541,41</text:p>
          </table:table-cell>
          <table:table-cell office:value-type="float" office:value="2721.87004672743" calcext:value-type="float">
            <text:p>2721,87</text:p>
          </table:table-cell>
          <table:table-cell office:value-type="float" office:value="2885.44589035841" calcext:value-type="float">
            <text:p>2885,45</text:p>
          </table:table-cell>
          <table:table-cell office:value-type="float" office:value="3009.19823187339" calcext:value-type="float">
            <text:p>3009,20</text:p>
          </table:table-cell>
          <table:table-cell office:value-type="float" office:value="3131.3862817875" calcext:value-type="float">
            <text:p>3131,39</text:p>
          </table:table-cell>
          <table:table-cell office:value-type="float" office:value="2994.6788332915" calcext:value-type="float">
            <text:p>2994,68</text:p>
          </table:table-cell>
          <table:table-cell office:value-type="float" office:value="2971.45688395377" calcext:value-type="float">
            <text:p>2971,46</text:p>
          </table:table-cell>
          <table:table-cell office:value-type="float" office:value="2906.37722112463" calcext:value-type="float">
            <text:p>2906,38</text:p>
          </table:table-cell>
          <table:table-cell office:value-type="float" office:value="3014.7000181241" calcext:value-type="float">
            <text:p>3014,70</text:p>
          </table:table-cell>
          <table:table-cell office:value-type="float" office:value="3289.70122265962" calcext:value-type="float">
            <text:p>3289,70</text:p>
          </table:table-cell>
          <table:table-cell office:value-type="float" office:value="3568.29082936098" calcext:value-type="float">
            <text:p>3568,29</text:p>
          </table:table-cell>
        </table:table-row>
        <table:table-row table:style-name="ro1">
          <table:table-cell/>
          <table:table-cell office:value-type="string" calcext:value-type="string">
            <text:p>Nauru</text:p>
          </table:table-cell>
          <table:table-cell table:number-columns-repeated="45"/>
          <table:table-cell office:value-type="float" office:value="2076.72814708539" calcext:value-type="float">
            <text:p>2076,73</text:p>
          </table:table-cell>
          <table:table-cell office:value-type="float" office:value="3972.43110151321" calcext:value-type="float">
            <text:p>3972,43</text:p>
          </table:table-cell>
          <table:table-cell office:value-type="float" office:value="4456.60659310559" calcext:value-type="float">
            <text:p>4456,61</text:p>
          </table:table-cell>
          <table:table-cell office:value-type="float" office:value="4921.11911101615" calcext:value-type="float">
            <text:p>4921,12</text:p>
          </table:table-cell>
          <table:table-cell office:value-type="float" office:value="7226.81464935091" calcext:value-type="float">
            <text:p>7226,81</text:p>
          </table:table-cell>
          <table:table-cell office:value-type="float" office:value="10101.5047869133" calcext:value-type="float">
            <text:p>10101,50</text:p>
          </table:table-cell>
          <table:table-cell office:value-type="float" office:value="10039.272211856" calcext:value-type="float">
            <text:p>10039,27</text:p>
          </table:table-cell>
          <table:table-cell office:value-type="float" office:value="9871.73198496974" calcext:value-type="float">
            <text:p>9871,73</text:p>
          </table:table-cell>
          <table:table-cell office:value-type="float" office:value="8013.35760796908" calcext:value-type="float">
            <text:p>8013,36</text:p>
          </table:table-cell>
          <table:table-cell office:value-type="float" office:value="7820.7295990997" calcext:value-type="float">
            <text:p>7820,73</text:p>
          </table:table-cell>
          <table:table-cell office:value-type="float" office:value="8844.74280553977" calcext:value-type="float">
            <text:p>8844,74</text:p>
          </table:table-cell>
          <table:table-cell office:value-type="float" office:value="9888.89359652993" calcext:value-type="float">
            <text:p>9888,89</text:p>
          </table:table-cell>
        </table:table-row>
        <table:table-row table:style-name="ro1">
          <table:table-cell/>
          <table:table-cell office:value-type="string" calcext:value-type="string">
            <text:p>No clasificad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Oriente Medio y Norte de África</text:p>
          </table:table-cell>
          <table:table-cell table:number-columns-repeated="6"/>
          <table:table-cell office:value-type="float" office:value="247.479506159308" calcext:value-type="float">
            <text:p>247,48</text:p>
          </table:table-cell>
          <table:table-cell office:value-type="float" office:value="267.836854289604" calcext:value-type="float">
            <text:p>267,84</text:p>
          </table:table-cell>
          <table:table-cell office:value-type="float" office:value="299.723480652114" calcext:value-type="float">
            <text:p>299,72</text:p>
          </table:table-cell>
          <table:table-cell office:value-type="float" office:value="336.293222160614" calcext:value-type="float">
            <text:p>336,29</text:p>
          </table:table-cell>
          <table:table-cell office:value-type="float" office:value="400.291609182315" calcext:value-type="float">
            <text:p>400,29</text:p>
          </table:table-cell>
          <table:table-cell office:value-type="float" office:value="523.289979101837" calcext:value-type="float">
            <text:p>523,29</text:p>
          </table:table-cell>
          <table:table-cell office:value-type="float" office:value="923.742369505633" calcext:value-type="float">
            <text:p>923,74</text:p>
          </table:table-cell>
          <table:table-cell office:value-type="float" office:value="980.587285939043" calcext:value-type="float">
            <text:p>980,59</text:p>
          </table:table-cell>
          <table:table-cell office:value-type="float" office:value="1183.49494725438" calcext:value-type="float">
            <text:p>1183,49</text:p>
          </table:table-cell>
          <table:table-cell office:value-type="float" office:value="1332.63123640615" calcext:value-type="float">
            <text:p>1332,63</text:p>
          </table:table-cell>
          <table:table-cell office:value-type="float" office:value="1374.2475345286" calcext:value-type="float">
            <text:p>1374,25</text:p>
          </table:table-cell>
          <table:table-cell office:value-type="float" office:value="1741.2098077705" calcext:value-type="float">
            <text:p>1741,21</text:p>
          </table:table-cell>
          <table:table-cell office:value-type="float" office:value="2173.03315600433" calcext:value-type="float">
            <text:p>2173,03</text:p>
          </table:table-cell>
          <table:table-cell office:value-type="float" office:value="2174.29181940447" calcext:value-type="float">
            <text:p>2174,29</text:p>
          </table:table-cell>
          <table:table-cell office:value-type="float" office:value="2107.58204660898" calcext:value-type="float">
            <text:p>2107,58</text:p>
          </table:table-cell>
          <table:table-cell office:value-type="float" office:value="2073.48541150421" calcext:value-type="float">
            <text:p>2073,49</text:p>
          </table:table-cell>
          <table:table-cell office:value-type="float" office:value="2034.87203717216" calcext:value-type="float">
            <text:p>2034,87</text:p>
          </table:table-cell>
          <table:table-cell office:value-type="float" office:value="2002.70723825793" calcext:value-type="float">
            <text:p>2002,71</text:p>
          </table:table-cell>
          <table:table-cell office:value-type="float" office:value="1988.54714235707" calcext:value-type="float">
            <text:p>1988,55</text:p>
          </table:table-cell>
          <table:table-cell office:value-type="float" office:value="1774.04366059566" calcext:value-type="float">
            <text:p>1774,04</text:p>
          </table:table-cell>
          <table:table-cell office:value-type="float" office:value="1711.26105150342" calcext:value-type="float">
            <text:p>1711,26</text:p>
          </table:table-cell>
          <table:table-cell office:value-type="float" office:value="1713.13066828897" calcext:value-type="float">
            <text:p>1713,13</text:p>
          </table:table-cell>
          <table:table-cell office:value-type="float" office:value="2165.50590476975" calcext:value-type="float">
            <text:p>2165,51</text:p>
          </table:table-cell>
          <table:table-cell office:value-type="float" office:value="2123.97528716106" calcext:value-type="float">
            <text:p>2123,98</text:p>
          </table:table-cell>
          <table:table-cell office:value-type="float" office:value="2272.13044820868" calcext:value-type="float">
            <text:p>2272,13</text:p>
          </table:table-cell>
          <table:table-cell office:value-type="float" office:value="2233.8897605074" calcext:value-type="float">
            <text:p>2233,89</text:p>
          </table:table-cell>
          <table:table-cell office:value-type="float" office:value="2276.34557705317" calcext:value-type="float">
            <text:p>2276,35</text:p>
          </table:table-cell>
          <table:table-cell office:value-type="float" office:value="2477.0239395768" calcext:value-type="float">
            <text:p>2477,02</text:p>
          </table:table-cell>
          <table:table-cell office:value-type="float" office:value="2747.36395651861" calcext:value-type="float">
            <text:p>2747,36</text:p>
          </table:table-cell>
          <table:table-cell office:value-type="float" office:value="2795.07003133533" calcext:value-type="float">
            <text:p>2795,07</text:p>
          </table:table-cell>
          <table:table-cell office:value-type="float" office:value="2665.3496975238" calcext:value-type="float">
            <text:p>2665,35</text:p>
          </table:table-cell>
          <table:table-cell office:value-type="float" office:value="2801.14405747922" calcext:value-type="float">
            <text:p>2801,14</text:p>
          </table:table-cell>
          <table:table-cell office:value-type="float" office:value="3066.62531196045" calcext:value-type="float">
            <text:p>3066,63</text:p>
          </table:table-cell>
          <table:table-cell office:value-type="float" office:value="3020.90299292276" calcext:value-type="float">
            <text:p>3020,90</text:p>
          </table:table-cell>
          <table:table-cell office:value-type="float" office:value="2953.18317755561" calcext:value-type="float">
            <text:p>2953,18</text:p>
          </table:table-cell>
          <table:table-cell office:value-type="float" office:value="3264.77712256191" calcext:value-type="float">
            <text:p>3264,78</text:p>
          </table:table-cell>
          <table:table-cell office:value-type="float" office:value="3737.95761675659" calcext:value-type="float">
            <text:p>3737,96</text:p>
          </table:table-cell>
          <table:table-cell office:value-type="float" office:value="4410.25684123219" calcext:value-type="float">
            <text:p>4410,26</text:p>
          </table:table-cell>
          <table:table-cell office:value-type="float" office:value="5056.14732508753" calcext:value-type="float">
            <text:p>5056,15</text:p>
          </table:table-cell>
          <table:table-cell office:value-type="float" office:value="5868.86782976655" calcext:value-type="float">
            <text:p>5868,87</text:p>
          </table:table-cell>
          <table:table-cell office:value-type="float" office:value="7161.08393984656" calcext:value-type="float">
            <text:p>7161,08</text:p>
          </table:table-cell>
          <table:table-cell office:value-type="float" office:value="6267.99762840811" calcext:value-type="float">
            <text:p>6268,00</text:p>
          </table:table-cell>
          <table:table-cell office:value-type="float" office:value="7174.09770108722" calcext:value-type="float">
            <text:p>7174,10</text:p>
          </table:table-cell>
          <table:table-cell office:value-type="float" office:value="8332.28243142334" calcext:value-type="float">
            <text:p>8332,28</text:p>
          </table:table-cell>
          <table:table-cell office:value-type="float" office:value="8895.67505634492" calcext:value-type="float">
            <text:p>8895,68</text:p>
          </table:table-cell>
          <table:table-cell office:value-type="float" office:value="8668.4045942463" calcext:value-type="float">
            <text:p>8668,40</text:p>
          </table:table-cell>
          <table:table-cell office:value-type="float" office:value="8540.52164084166" calcext:value-type="float">
            <text:p>8540,52</text:p>
          </table:table-cell>
          <table:table-cell office:value-type="float" office:value="7387.86934749957" calcext:value-type="float">
            <text:p>7387,87</text:p>
          </table:table-cell>
          <table:table-cell office:value-type="float" office:value="7274.24572006387" calcext:value-type="float">
            <text:p>7274,25</text:p>
          </table:table-cell>
          <table:table-cell office:value-type="float" office:value="7417.76821141481" calcext:value-type="float">
            <text:p>7417,77</text:p>
          </table:table-cell>
          <table:table-cell office:value-type="float" office:value="8042.8494647245" calcext:value-type="float">
            <text:p>8042,85</text:p>
          </table:table-cell>
        </table:table-row>
        <table:table-row table:style-name="ro1">
          <table:table-cell/>
          <table:table-cell office:value-type="string" calcext:value-type="string">
            <text:p>Oriente Medio y Norte de África (BIRF y la AIF)</text:p>
          </table:table-cell>
          <table:table-cell table:number-columns-repeated="31"/>
          <table:table-cell office:value-type="float" office:value="1198.38697240063" calcext:value-type="float">
            <text:p>1198,39</text:p>
          </table:table-cell>
          <table:table-cell office:value-type="float" office:value="1200.36972579817" calcext:value-type="float">
            <text:p>1200,37</text:p>
          </table:table-cell>
          <table:table-cell office:value-type="float" office:value="1340.49494575987" calcext:value-type="float">
            <text:p>1340,49</text:p>
          </table:table-cell>
          <table:table-cell office:value-type="float" office:value="1525.5695040481" calcext:value-type="float">
            <text:p>1525,57</text:p>
          </table:table-cell>
          <table:table-cell office:value-type="float" office:value="1536.26185857426" calcext:value-type="float">
            <text:p>1536,26</text:p>
          </table:table-cell>
          <table:table-cell office:value-type="float" office:value="1529.82989000802" calcext:value-type="float">
            <text:p>1529,83</text:p>
          </table:table-cell>
          <table:table-cell office:value-type="float" office:value="1589.2330848664" calcext:value-type="float">
            <text:p>1589,23</text:p>
          </table:table-cell>
          <table:table-cell office:value-type="float" office:value="1618.32625931275" calcext:value-type="float">
            <text:p>1618,33</text:p>
          </table:table-cell>
          <table:table-cell office:value-type="float" office:value="1647.15667806126" calcext:value-type="float">
            <text:p>1647,16</text:p>
          </table:table-cell>
          <table:table-cell office:value-type="float" office:value="1572.489691147" calcext:value-type="float">
            <text:p>1572,49</text:p>
          </table:table-cell>
          <table:table-cell office:value-type="float" office:value="1743.72517377256" calcext:value-type="float">
            <text:p>1743,73</text:p>
          </table:table-cell>
          <table:table-cell office:value-type="float" office:value="1987.37660426906" calcext:value-type="float">
            <text:p>1987,38</text:p>
          </table:table-cell>
          <table:table-cell office:value-type="float" office:value="2301.86513996772" calcext:value-type="float">
            <text:p>2301,87</text:p>
          </table:table-cell>
          <table:table-cell office:value-type="float" office:value="2630.74524080272" calcext:value-type="float">
            <text:p>2630,75</text:p>
          </table:table-cell>
          <table:table-cell office:value-type="float" office:value="3197.57465043077" calcext:value-type="float">
            <text:p>3197,57</text:p>
          </table:table-cell>
          <table:table-cell office:value-type="float" office:value="3870.18043111995" calcext:value-type="float">
            <text:p>3870,18</text:p>
          </table:table-cell>
          <table:table-cell office:value-type="float" office:value="3678.486273092" calcext:value-type="float">
            <text:p>3678,49</text:p>
          </table:table-cell>
          <table:table-cell office:value-type="float" office:value="4179.40124610021" calcext:value-type="float">
            <text:p>4179,40</text:p>
          </table:table-cell>
          <table:table-cell office:value-type="float" office:value="4653.18658154683" calcext:value-type="float">
            <text:p>4653,19</text:p>
          </table:table-cell>
          <table:table-cell office:value-type="float" office:value="5037.38760258488" calcext:value-type="float">
            <text:p>5037,39</text:p>
          </table:table-cell>
          <table:table-cell office:value-type="float" office:value="4642.57059799372" calcext:value-type="float">
            <text:p>4642,57</text:p>
          </table:table-cell>
          <table:table-cell office:value-type="float" office:value="4486.7448233359" calcext:value-type="float">
            <text:p>4486,74</text:p>
          </table:table-cell>
          <table:table-cell office:value-type="float" office:value="3972.90445210497" calcext:value-type="float">
            <text:p>3972,90</text:p>
          </table:table-cell>
          <table:table-cell office:value-type="float" office:value="3947.85911701769" calcext:value-type="float">
            <text:p>3947,86</text:p>
          </table:table-cell>
          <table:table-cell office:value-type="float" office:value="3829.43422629961" calcext:value-type="float">
            <text:p>3829,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iente Medio y Norte de África (excluido altos ingresos)</text:p>
          </table:table-cell>
          <table:table-cell table:number-columns-repeated="31"/>
          <table:table-cell office:value-type="float" office:value="1198.7840449007" calcext:value-type="float">
            <text:p>1198,78</text:p>
          </table:table-cell>
          <table:table-cell office:value-type="float" office:value="1200.51035378886" calcext:value-type="float">
            <text:p>1200,51</text:p>
          </table:table-cell>
          <table:table-cell office:value-type="float" office:value="1340.51460577864" calcext:value-type="float">
            <text:p>1340,51</text:p>
          </table:table-cell>
          <table:table-cell office:value-type="float" office:value="1523.56135045404" calcext:value-type="float">
            <text:p>1523,56</text:p>
          </table:table-cell>
          <table:table-cell office:value-type="float" office:value="1534.89406020475" calcext:value-type="float">
            <text:p>1534,89</text:p>
          </table:table-cell>
          <table:table-cell office:value-type="float" office:value="1529.3653537977" calcext:value-type="float">
            <text:p>1529,37</text:p>
          </table:table-cell>
          <table:table-cell office:value-type="float" office:value="1588.5042831863" calcext:value-type="float">
            <text:p>1588,50</text:p>
          </table:table-cell>
          <table:table-cell office:value-type="float" office:value="1617.01692174062" calcext:value-type="float">
            <text:p>1617,02</text:p>
          </table:table-cell>
          <table:table-cell office:value-type="float" office:value="1643.93677858264" calcext:value-type="float">
            <text:p>1643,94</text:p>
          </table:table-cell>
          <table:table-cell office:value-type="float" office:value="1568.04634529941" calcext:value-type="float">
            <text:p>1568,05</text:p>
          </table:table-cell>
          <table:table-cell office:value-type="float" office:value="1738.48555760672" calcext:value-type="float">
            <text:p>1738,49</text:p>
          </table:table-cell>
          <table:table-cell office:value-type="float" office:value="1980.25621082453" calcext:value-type="float">
            <text:p>1980,26</text:p>
          </table:table-cell>
          <table:table-cell office:value-type="float" office:value="2292.52326708933" calcext:value-type="float">
            <text:p>2292,52</text:p>
          </table:table-cell>
          <table:table-cell office:value-type="float" office:value="2617.53904328286" calcext:value-type="float">
            <text:p>2617,54</text:p>
          </table:table-cell>
          <table:table-cell office:value-type="float" office:value="3179.4328064281" calcext:value-type="float">
            <text:p>3179,43</text:p>
          </table:table-cell>
          <table:table-cell office:value-type="float" office:value="3847.44082386635" calcext:value-type="float">
            <text:p>3847,44</text:p>
          </table:table-cell>
          <table:table-cell office:value-type="float" office:value="3659.10046142979" calcext:value-type="float">
            <text:p>3659,10</text:p>
          </table:table-cell>
          <table:table-cell office:value-type="float" office:value="4158.58262972105" calcext:value-type="float">
            <text:p>4158,58</text:p>
          </table:table-cell>
          <table:table-cell office:value-type="float" office:value="4630.73898504246" calcext:value-type="float">
            <text:p>4630,74</text:p>
          </table:table-cell>
          <table:table-cell office:value-type="float" office:value="5011.92636523737" calcext:value-type="float">
            <text:p>5011,93</text:p>
          </table:table-cell>
          <table:table-cell office:value-type="float" office:value="4624.41824653923" calcext:value-type="float">
            <text:p>4624,42</text:p>
          </table:table-cell>
          <table:table-cell office:value-type="float" office:value="4470.19939639617" calcext:value-type="float">
            <text:p>4470,20</text:p>
          </table:table-cell>
          <table:table-cell office:value-type="float" office:value="3961.49105780758" calcext:value-type="float">
            <text:p>3961,49</text:p>
          </table:table-cell>
          <table:table-cell office:value-type="float" office:value="3938.0059531608" calcext:value-type="float">
            <text:p>3938,01</text:p>
          </table:table-cell>
          <table:table-cell office:value-type="float" office:value="3823.21794687243" calcext:value-type="float">
            <text:p>3823,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ros Estados pequeos</text:p>
          </table:table-cell>
          <table:table-cell table:number-columns-repeated="13"/>
          <table:table-cell office:value-type="float" office:value="1100.81180640639" calcext:value-type="float">
            <text:p>1100,81</text:p>
          </table:table-cell>
          <table:table-cell office:value-type="float" office:value="1340.42400792752" calcext:value-type="float">
            <text:p>1340,42</text:p>
          </table:table-cell>
          <table:table-cell office:value-type="float" office:value="1478.33524657342" calcext:value-type="float">
            <text:p>1478,34</text:p>
          </table:table-cell>
          <table:table-cell office:value-type="float" office:value="1597.09331123435" calcext:value-type="float">
            <text:p>1597,09</text:p>
          </table:table-cell>
          <table:table-cell office:value-type="float" office:value="2029.05263626528" calcext:value-type="float">
            <text:p>2029,05</text:p>
          </table:table-cell>
          <table:table-cell office:value-type="float" office:value="2754.45397476239" calcext:value-type="float">
            <text:p>2754,45</text:p>
          </table:table-cell>
          <table:table-cell office:value-type="float" office:value="2705.47479764093" calcext:value-type="float">
            <text:p>2705,47</text:p>
          </table:table-cell>
          <table:table-cell office:value-type="float" office:value="2498.68182775078" calcext:value-type="float">
            <text:p>2498,68</text:p>
          </table:table-cell>
          <table:table-cell office:value-type="float" office:value="2304.37857532002" calcext:value-type="float">
            <text:p>2304,38</text:p>
          </table:table-cell>
          <table:table-cell office:value-type="float" office:value="2264.81644144921" calcext:value-type="float">
            <text:p>2264,82</text:p>
          </table:table-cell>
          <table:table-cell office:value-type="float" office:value="2098.46721821198" calcext:value-type="float">
            <text:p>2098,47</text:p>
          </table:table-cell>
          <table:table-cell office:value-type="float" office:value="2070.16977665655" calcext:value-type="float">
            <text:p>2070,17</text:p>
          </table:table-cell>
          <table:table-cell office:value-type="float" office:value="2392.27216461749" calcext:value-type="float">
            <text:p>2392,27</text:p>
          </table:table-cell>
          <table:table-cell office:value-type="float" office:value="2619.76430931223" calcext:value-type="float">
            <text:p>2619,76</text:p>
          </table:table-cell>
          <table:table-cell office:value-type="float" office:value="2675.41656364114" calcext:value-type="float">
            <text:p>2675,42</text:p>
          </table:table-cell>
          <table:table-cell office:value-type="float" office:value="3130.87810746103" calcext:value-type="float">
            <text:p>3130,88</text:p>
          </table:table-cell>
          <table:table-cell office:value-type="float" office:value="3154.66937071309" calcext:value-type="float">
            <text:p>3154,67</text:p>
          </table:table-cell>
          <table:table-cell office:value-type="float" office:value="3377.82538740009" calcext:value-type="float">
            <text:p>3377,83</text:p>
          </table:table-cell>
          <table:table-cell office:value-type="float" office:value="3158.58911658611" calcext:value-type="float">
            <text:p>3158,59</text:p>
          </table:table-cell>
          <table:table-cell office:value-type="float" office:value="3242.93018738798" calcext:value-type="float">
            <text:p>3242,93</text:p>
          </table:table-cell>
          <table:table-cell office:value-type="float" office:value="3650.95664612639" calcext:value-type="float">
            <text:p>3650,96</text:p>
          </table:table-cell>
          <table:table-cell office:value-type="float" office:value="3783.80046055323" calcext:value-type="float">
            <text:p>3783,80</text:p>
          </table:table-cell>
          <table:table-cell office:value-type="float" office:value="3870.4315556567" calcext:value-type="float">
            <text:p>3870,43</text:p>
          </table:table-cell>
          <table:table-cell office:value-type="float" office:value="3722.6818409438" calcext:value-type="float">
            <text:p>3722,68</text:p>
          </table:table-cell>
          <table:table-cell office:value-type="float" office:value="3935.86992859509" calcext:value-type="float">
            <text:p>3935,87</text:p>
          </table:table-cell>
          <table:table-cell office:value-type="float" office:value="4373.3223417201" calcext:value-type="float">
            <text:p>4373,32</text:p>
          </table:table-cell>
          <table:table-cell office:value-type="float" office:value="4274.86391892243" calcext:value-type="float">
            <text:p>4274,86</text:p>
          </table:table-cell>
          <table:table-cell office:value-type="float" office:value="4533.50937323293" calcext:value-type="float">
            <text:p>4533,51</text:p>
          </table:table-cell>
          <table:table-cell office:value-type="float" office:value="5541.61275075134" calcext:value-type="float">
            <text:p>5541,61</text:p>
          </table:table-cell>
          <table:table-cell office:value-type="float" office:value="6776.32849477128" calcext:value-type="float">
            <text:p>6776,33</text:p>
          </table:table-cell>
          <table:table-cell office:value-type="float" office:value="8064.88647543739" calcext:value-type="float">
            <text:p>8064,89</text:p>
          </table:table-cell>
          <table:table-cell office:value-type="float" office:value="9270.22425716321" calcext:value-type="float">
            <text:p>9270,22</text:p>
          </table:table-cell>
          <table:table-cell office:value-type="float" office:value="11057.6741374701" calcext:value-type="float">
            <text:p>11057,67</text:p>
          </table:table-cell>
          <table:table-cell office:value-type="float" office:value="13199.7250530727" calcext:value-type="float">
            <text:p>13199,73</text:p>
          </table:table-cell>
          <table:table-cell office:value-type="float" office:value="11008.2916647611" calcext:value-type="float">
            <text:p>11008,29</text:p>
          </table:table-cell>
          <table:table-cell office:value-type="float" office:value="12501.5089185647" calcext:value-type="float">
            <text:p>12501,51</text:p>
          </table:table-cell>
          <table:table-cell office:value-type="float" office:value="15088.4499239588" calcext:value-type="float">
            <text:p>15088,45</text:p>
          </table:table-cell>
          <table:table-cell office:value-type="float" office:value="15492.8179440464" calcext:value-type="float">
            <text:p>15492,82</text:p>
          </table:table-cell>
          <table:table-cell office:value-type="float" office:value="15713.4536022701" calcext:value-type="float">
            <text:p>15713,45</text:p>
          </table:table-cell>
          <table:table-cell office:value-type="float" office:value="15836.8466654486" calcext:value-type="float">
            <text:p>15836,85</text:p>
          </table:table-cell>
          <table:table-cell office:value-type="float" office:value="12846.1640082284" calcext:value-type="float">
            <text:p>12846,16</text:p>
          </table:table-cell>
          <table:table-cell office:value-type="float" office:value="12433.0739529448" calcext:value-type="float">
            <text:p>12433,07</text:p>
          </table:table-cell>
          <table:table-cell office:value-type="float" office:value="13455.3646438814" calcext:value-type="float">
            <text:p>13455,36</text:p>
          </table:table-cell>
          <table:table-cell office:value-type="float" office:value="14704.8329329937" calcext:value-type="float">
            <text:p>14704,83</text:p>
          </table:table-cell>
        </table:table-row>
        <table:table-row table:style-name="ro1">
          <table:table-cell/>
          <table:table-cell office:value-type="string" calcext:value-type="string">
            <text:p>Países de ingreso bajo</text:p>
          </table:table-cell>
          <table:table-cell table:number-columns-repeated="26"/>
          <table:table-cell office:value-type="float" office:value="309.074460325301" calcext:value-type="float">
            <text:p>309,07</text:p>
          </table:table-cell>
          <table:table-cell office:value-type="float" office:value="293.784436993633" calcext:value-type="float">
            <text:p>293,78</text:p>
          </table:table-cell>
          <table:table-cell office:value-type="float" office:value="310.629133201944" calcext:value-type="float">
            <text:p>310,63</text:p>
          </table:table-cell>
          <table:table-cell office:value-type="float" office:value="312.431263654078" calcext:value-type="float">
            <text:p>312,43</text:p>
          </table:table-cell>
          <table:table-cell office:value-type="float" office:value="275.061013631678" calcext:value-type="float">
            <text:p>275,06</text:p>
          </table:table-cell>
          <table:table-cell office:value-type="float" office:value="265.025313076885" calcext:value-type="float">
            <text:p>265,03</text:p>
          </table:table-cell>
          <table:table-cell office:value-type="float" office:value="210.929152280125" calcext:value-type="float">
            <text:p>210,93</text:p>
          </table:table-cell>
          <table:table-cell office:value-type="float" office:value="233.692564490423" calcext:value-type="float">
            <text:p>233,69</text:p>
          </table:table-cell>
          <table:table-cell office:value-type="float" office:value="258.713046265014" calcext:value-type="float">
            <text:p>258,71</text:p>
          </table:table-cell>
          <table:table-cell office:value-type="float" office:value="265.578015039682" calcext:value-type="float">
            <text:p>265,58</text:p>
          </table:table-cell>
          <table:table-cell office:value-type="float" office:value="275.694140145425" calcext:value-type="float">
            <text:p>275,69</text:p>
          </table:table-cell>
          <table:table-cell office:value-type="float" office:value="271.512297848447" calcext:value-type="float">
            <text:p>271,51</text:p>
          </table:table-cell>
          <table:table-cell office:value-type="float" office:value="314.942671091617" calcext:value-type="float">
            <text:p>314,94</text:p>
          </table:table-cell>
          <table:table-cell office:value-type="float" office:value="287.214287325217" calcext:value-type="float">
            <text:p>287,21</text:p>
          </table:table-cell>
          <table:table-cell office:value-type="float" office:value="297.411901786612" calcext:value-type="float">
            <text:p>297,41</text:p>
          </table:table-cell>
          <table:table-cell office:value-type="float" office:value="314.391211366055" calcext:value-type="float">
            <text:p>314,39</text:p>
          </table:table-cell>
          <table:table-cell office:value-type="float" office:value="352.008076147161" calcext:value-type="float">
            <text:p>352,01</text:p>
          </table:table-cell>
          <table:table-cell office:value-type="float" office:value="392.552498871981" calcext:value-type="float">
            <text:p>392,55</text:p>
          </table:table-cell>
          <table:table-cell office:value-type="float" office:value="430.338656629228" calcext:value-type="float">
            <text:p>430,34</text:p>
          </table:table-cell>
          <table:table-cell office:value-type="float" office:value="506.220447016452" calcext:value-type="float">
            <text:p>506,22</text:p>
          </table:table-cell>
          <table:table-cell office:value-type="float" office:value="602.218329449582" calcext:value-type="float">
            <text:p>602,22</text:p>
          </table:table-cell>
          <table:table-cell office:value-type="float" office:value="601.803639160581" calcext:value-type="float">
            <text:p>601,80</text:p>
          </table:table-cell>
          <table:table-cell office:value-type="float" office:value="642.002849956505" calcext:value-type="float">
            <text:p>642,00</text:p>
          </table:table-cell>
          <table:table-cell office:value-type="float" office:value="697.763455650356" calcext:value-type="float">
            <text:p>697,76</text:p>
          </table:table-cell>
          <table:table-cell office:value-type="float" office:value="743.517119583818" calcext:value-type="float">
            <text:p>743,52</text:p>
          </table:table-cell>
          <table:table-cell office:value-type="float" office:value="799.48631559691" calcext:value-type="float">
            <text:p>799,49</text:p>
          </table:table-cell>
          <table:table-cell office:value-type="float" office:value="828.980274747152" calcext:value-type="float">
            <text:p>828,98</text:p>
          </table:table-cell>
          <table:table-cell office:value-type="float" office:value="796.012169545505" calcext:value-type="float">
            <text:p>796,01</text:p>
          </table:table-cell>
          <table:table-cell office:value-type="float" office:value="759.04890773352" calcext:value-type="float">
            <text:p>759,05</text:p>
          </table:table-cell>
          <table:table-cell office:value-type="float" office:value="789.463130215408" calcext:value-type="float">
            <text:p>789,46</text:p>
          </table:table-cell>
          <table:table-cell office:value-type="float" office:value="833.875876051462" calcext:value-type="float">
            <text:p>833,88</text:p>
          </table:table-cell>
        </table:table-row>
        <table:table-row table:style-name="ro1">
          <table:table-cell/>
          <table:table-cell office:value-type="string" calcext:value-type="string">
            <text:p>Países de ingreso mediano bajo</text:p>
          </table:table-cell>
          <table:table-cell table:number-columns-repeated="3"/>
          <table:table-cell office:value-type="float" office:value="126.063269808955" calcext:value-type="float">
            <text:p>126,06</text:p>
          </table:table-cell>
          <table:table-cell office:value-type="float" office:value="111.293041617011" calcext:value-type="float">
            <text:p>111,29</text:p>
          </table:table-cell>
          <table:table-cell office:value-type="float" office:value="115.972172176371" calcext:value-type="float">
            <text:p>115,97</text:p>
          </table:table-cell>
          <table:table-cell office:value-type="float" office:value="121.66647543248" calcext:value-type="float">
            <text:p>121,67</text:p>
          </table:table-cell>
          <table:table-cell office:value-type="float" office:value="132.173395221913" calcext:value-type="float">
            <text:p>132,17</text:p>
          </table:table-cell>
          <table:table-cell office:value-type="float" office:value="142.966308442205" calcext:value-type="float">
            <text:p>142,97</text:p>
          </table:table-cell>
          <table:table-cell office:value-type="float" office:value="145.165226254192" calcext:value-type="float">
            <text:p>145,17</text:p>
          </table:table-cell>
          <table:table-cell office:value-type="float" office:value="150.952481870283" calcext:value-type="float">
            <text:p>150,95</text:p>
          </table:table-cell>
          <table:table-cell office:value-type="float" office:value="176.090111555944" calcext:value-type="float">
            <text:p>176,09</text:p>
          </table:table-cell>
          <table:table-cell office:value-type="float" office:value="219.249421346647" calcext:value-type="float">
            <text:p>219,25</text:p>
          </table:table-cell>
          <table:table-cell office:value-type="float" office:value="236.968190978647" calcext:value-type="float">
            <text:p>236,97</text:p>
          </table:table-cell>
          <table:table-cell office:value-type="float" office:value="249.813690708987" calcext:value-type="float">
            <text:p>249,81</text:p>
          </table:table-cell>
          <table:table-cell office:value-type="float" office:value="278.891216076821" calcext:value-type="float">
            <text:p>278,89</text:p>
          </table:table-cell>
          <table:table-cell office:value-type="float" office:value="306.404399335443" calcext:value-type="float">
            <text:p>306,40</text:p>
          </table:table-cell>
          <table:table-cell office:value-type="float" office:value="341.036236718657" calcext:value-type="float">
            <text:p>341,04</text:p>
          </table:table-cell>
          <table:table-cell office:value-type="float" office:value="412.482655283548" calcext:value-type="float">
            <text:p>412,48</text:p>
          </table:table-cell>
          <table:table-cell office:value-type="float" office:value="501.753820831442" calcext:value-type="float">
            <text:p>501,75</text:p>
          </table:table-cell>
          <table:table-cell office:value-type="float" office:value="486.540389891922" calcext:value-type="float">
            <text:p>486,54</text:p>
          </table:table-cell>
          <table:table-cell office:value-type="float" office:value="442.228610513619" calcext:value-type="float">
            <text:p>442,23</text:p>
          </table:table-cell>
          <table:table-cell office:value-type="float" office:value="417.15400934068" calcext:value-type="float">
            <text:p>417,15</text:p>
          </table:table-cell>
          <table:table-cell office:value-type="float" office:value="429.717678909913" calcext:value-type="float">
            <text:p>429,72</text:p>
          </table:table-cell>
          <table:table-cell office:value-type="float" office:value="434.270233018718" calcext:value-type="float">
            <text:p>434,27</text:p>
          </table:table-cell>
          <table:table-cell office:value-type="float" office:value="460.933274639702" calcext:value-type="float">
            <text:p>460,93</text:p>
          </table:table-cell>
          <table:table-cell office:value-type="float" office:value="469.021056025984" calcext:value-type="float">
            <text:p>469,02</text:p>
          </table:table-cell>
          <table:table-cell office:value-type="float" office:value="461.900257671772" calcext:value-type="float">
            <text:p>461,90</text:p>
          </table:table-cell>
          <table:table-cell office:value-type="float" office:value="484.577952761585" calcext:value-type="float">
            <text:p>484,58</text:p>
          </table:table-cell>
          <table:table-cell office:value-type="float" office:value="452.541134057726" calcext:value-type="float">
            <text:p>452,54</text:p>
          </table:table-cell>
          <table:table-cell office:value-type="float" office:value="462.190245402574" calcext:value-type="float">
            <text:p>462,19</text:p>
          </table:table-cell>
          <table:table-cell office:value-type="float" office:value="454.555577269101" calcext:value-type="float">
            <text:p>454,56</text:p>
          </table:table-cell>
          <table:table-cell office:value-type="float" office:value="486.221839263011" calcext:value-type="float">
            <text:p>486,22</text:p>
          </table:table-cell>
          <table:table-cell office:value-type="float" office:value="534.831036821053" calcext:value-type="float">
            <text:p>534,83</text:p>
          </table:table-cell>
          <table:table-cell office:value-type="float" office:value="574.762807197834" calcext:value-type="float">
            <text:p>574,76</text:p>
          </table:table-cell>
          <table:table-cell office:value-type="float" office:value="581.269983384554" calcext:value-type="float">
            <text:p>581,27</text:p>
          </table:table-cell>
          <table:table-cell office:value-type="float" office:value="514.086035146029" calcext:value-type="float">
            <text:p>514,09</text:p>
          </table:table-cell>
          <table:table-cell office:value-type="float" office:value="549.334438948029" calcext:value-type="float">
            <text:p>549,33</text:p>
          </table:table-cell>
          <table:table-cell office:value-type="float" office:value="566.51728462603" calcext:value-type="float">
            <text:p>566,52</text:p>
          </table:table-cell>
          <table:table-cell office:value-type="float" office:value="564.015371544502" calcext:value-type="float">
            <text:p>564,02</text:p>
          </table:table-cell>
          <table:table-cell office:value-type="float" office:value="598.236042400115" calcext:value-type="float">
            <text:p>598,24</text:p>
          </table:table-cell>
          <table:table-cell office:value-type="float" office:value="674.994834798237" calcext:value-type="float">
            <text:p>674,99</text:p>
          </table:table-cell>
          <table:table-cell office:value-type="float" office:value="761.948683709489" calcext:value-type="float">
            <text:p>761,95</text:p>
          </table:table-cell>
          <table:table-cell office:value-type="float" office:value="869.088945661894" calcext:value-type="float">
            <text:p>869,09</text:p>
          </table:table-cell>
          <table:table-cell office:value-type="float" office:value="1027.16959961763" calcext:value-type="float">
            <text:p>1027,17</text:p>
          </table:table-cell>
          <table:table-cell office:value-type="float" office:value="1238.85149118086" calcext:value-type="float">
            <text:p>1238,85</text:p>
          </table:table-cell>
          <table:table-cell office:value-type="float" office:value="1366.33645449965" calcext:value-type="float">
            <text:p>1366,34</text:p>
          </table:table-cell>
          <table:table-cell office:value-type="float" office:value="1377.36517911181" calcext:value-type="float">
            <text:p>1377,37</text:p>
          </table:table-cell>
          <table:table-cell office:value-type="float" office:value="1662.4022709265" calcext:value-type="float">
            <text:p>1662,40</text:p>
          </table:table-cell>
          <table:table-cell office:value-type="float" office:value="1849.54788481692" calcext:value-type="float">
            <text:p>1849,55</text:p>
          </table:table-cell>
          <table:table-cell office:value-type="float" office:value="1911.47814397228" calcext:value-type="float">
            <text:p>1911,48</text:p>
          </table:table-cell>
          <table:table-cell office:value-type="float" office:value="1966.23596943604" calcext:value-type="float">
            <text:p>1966,24</text:p>
          </table:table-cell>
          <table:table-cell office:value-type="float" office:value="2040.25226553685" calcext:value-type="float">
            <text:p>2040,25</text:p>
          </table:table-cell>
          <table:table-cell office:value-type="float" office:value="1996.01149111419" calcext:value-type="float">
            <text:p>1996,01</text:p>
          </table:table-cell>
          <table:table-cell office:value-type="float" office:value="2049.21437298913" calcext:value-type="float">
            <text:p>2049,21</text:p>
          </table:table-cell>
          <table:table-cell office:value-type="float" office:value="2187.46787548744" calcext:value-type="float">
            <text:p>2187,47</text:p>
          </table:table-cell>
          <table:table-cell office:value-type="float" office:value="2217.09392828766" calcext:value-type="float">
            <text:p>2217,09</text:p>
          </table:table-cell>
        </table:table-row>
        <table:table-row table:style-name="ro1">
          <table:table-cell/>
          <table:table-cell office:value-type="string" calcext:value-type="string">
            <text:p>Países menos desarrollados: clasificación de las Naciones Unidas</text:p>
          </table:table-cell>
          <table:table-cell table:number-columns-repeated="18"/>
          <table:table-cell office:value-type="float" office:value="293.626206900731" calcext:value-type="float">
            <text:p>293,63</text:p>
          </table:table-cell>
          <table:table-cell office:value-type="float" office:value="290.049702142642" calcext:value-type="float">
            <text:p>290,05</text:p>
          </table:table-cell>
          <table:table-cell office:value-type="float" office:value="281.391811422797" calcext:value-type="float">
            <text:p>281,39</text:p>
          </table:table-cell>
          <table:table-cell office:value-type="float" office:value="258.237477016132" calcext:value-type="float">
            <text:p>258,24</text:p>
          </table:table-cell>
          <table:table-cell office:value-type="float" office:value="250.41965132968" calcext:value-type="float">
            <text:p>250,42</text:p>
          </table:table-cell>
          <table:table-cell office:value-type="float" office:value="270.878408574295" calcext:value-type="float">
            <text:p>270,88</text:p>
          </table:table-cell>
          <table:table-cell office:value-type="float" office:value="285.892350605877" calcext:value-type="float">
            <text:p>285,89</text:p>
          </table:table-cell>
          <table:table-cell office:value-type="float" office:value="313.614180803038" calcext:value-type="float">
            <text:p>313,61</text:p>
          </table:table-cell>
          <table:table-cell office:value-type="float" office:value="316.496119874128" calcext:value-type="float">
            <text:p>316,50</text:p>
          </table:table-cell>
          <table:table-cell office:value-type="float" office:value="315.207772157628" calcext:value-type="float">
            <text:p>315,21</text:p>
          </table:table-cell>
          <table:table-cell office:value-type="float" office:value="319.665080650009" calcext:value-type="float">
            <text:p>319,67</text:p>
          </table:table-cell>
          <table:table-cell office:value-type="float" office:value="312.760081624524" calcext:value-type="float">
            <text:p>312,76</text:p>
          </table:table-cell>
          <table:table-cell office:value-type="float" office:value="275.826356695049" calcext:value-type="float">
            <text:p>275,83</text:p>
          </table:table-cell>
          <table:table-cell office:value-type="float" office:value="267.567715752537" calcext:value-type="float">
            <text:p>267,57</text:p>
          </table:table-cell>
          <table:table-cell office:value-type="float" office:value="242.017995572324" calcext:value-type="float">
            <text:p>242,02</text:p>
          </table:table-cell>
          <table:table-cell office:value-type="float" office:value="269.049158280707" calcext:value-type="float">
            <text:p>269,05</text:p>
          </table:table-cell>
          <table:table-cell office:value-type="float" office:value="288.920465878215" calcext:value-type="float">
            <text:p>288,92</text:p>
          </table:table-cell>
          <table:table-cell office:value-type="float" office:value="297.741011955318" calcext:value-type="float">
            <text:p>297,74</text:p>
          </table:table-cell>
          <table:table-cell office:value-type="float" office:value="297.335347073493" calcext:value-type="float">
            <text:p>297,34</text:p>
          </table:table-cell>
          <table:table-cell office:value-type="float" office:value="293.007432503942" calcext:value-type="float">
            <text:p>293,01</text:p>
          </table:table-cell>
          <table:table-cell office:value-type="float" office:value="323.503218846225" calcext:value-type="float">
            <text:p>323,50</text:p>
          </table:table-cell>
          <table:table-cell office:value-type="float" office:value="300.724916660945" calcext:value-type="float">
            <text:p>300,72</text:p>
          </table:table-cell>
          <table:table-cell office:value-type="float" office:value="318.519848135274" calcext:value-type="float">
            <text:p>318,52</text:p>
          </table:table-cell>
          <table:table-cell office:value-type="float" office:value="352.587434013444" calcext:value-type="float">
            <text:p>352,59</text:p>
          </table:table-cell>
          <table:table-cell office:value-type="float" office:value="395.60519966711" calcext:value-type="float">
            <text:p>395,61</text:p>
          </table:table-cell>
          <table:table-cell office:value-type="float" office:value="453.482360099651" calcext:value-type="float">
            <text:p>453,48</text:p>
          </table:table-cell>
          <table:table-cell office:value-type="float" office:value="518.641657206672" calcext:value-type="float">
            <text:p>518,64</text:p>
          </table:table-cell>
          <table:table-cell office:value-type="float" office:value="608.55750065906" calcext:value-type="float">
            <text:p>608,56</text:p>
          </table:table-cell>
          <table:table-cell office:value-type="float" office:value="737.818518395879" calcext:value-type="float">
            <text:p>737,82</text:p>
          </table:table-cell>
          <table:table-cell office:value-type="float" office:value="719.630356619228" calcext:value-type="float">
            <text:p>719,63</text:p>
          </table:table-cell>
          <table:table-cell office:value-type="float" office:value="806.059816924725" calcext:value-type="float">
            <text:p>806,06</text:p>
          </table:table-cell>
          <table:table-cell office:value-type="float" office:value="902.200023967685" calcext:value-type="float">
            <text:p>902,20</text:p>
          </table:table-cell>
          <table:table-cell office:value-type="float" office:value="945.891533366175" calcext:value-type="float">
            <text:p>945,89</text:p>
          </table:table-cell>
          <table:table-cell office:value-type="float" office:value="1003.3829863699" calcext:value-type="float">
            <text:p>1003,38</text:p>
          </table:table-cell>
          <table:table-cell office:value-type="float" office:value="1058.99851914804" calcext:value-type="float">
            <text:p>1059,00</text:p>
          </table:table-cell>
          <table:table-cell office:value-type="float" office:value="1022.64503665544" calcext:value-type="float">
            <text:p>1022,65</text:p>
          </table:table-cell>
          <table:table-cell office:value-type="float" office:value="1009.4295091288" calcext:value-type="float">
            <text:p>1009,43</text:p>
          </table:table-cell>
          <table:table-cell office:value-type="float" office:value="1106.69439011676" calcext:value-type="float">
            <text:p>1106,69</text:p>
          </table:table-cell>
          <table:table-cell office:value-type="float" office:value="1054.4514989109" calcext:value-type="float">
            <text:p>1054,45</text:p>
          </table:table-cell>
        </table:table-row>
        <table:table-row table:style-name="ro1">
          <table:table-cell/>
          <table:table-cell office:value-type="string" calcext:value-type="string">
            <text:p>Palau</text:p>
          </table:table-cell>
          <table:table-cell table:number-columns-repeated="38"/>
          <table:table-cell office:value-type="float" office:value="7647.92986129286" calcext:value-type="float">
            <text:p>7647,93</text:p>
          </table:table-cell>
          <table:table-cell office:value-type="float" office:value="8085.06654286599" calcext:value-type="float">
            <text:p>8085,07</text:p>
          </table:table-cell>
          <table:table-cell office:value-type="float" office:value="8302.01150888629" calcext:value-type="float">
            <text:p>8302,01</text:p>
          </table:table-cell>
          <table:table-cell office:value-type="float" office:value="7762.22424150639" calcext:value-type="float">
            <text:p>7762,22</text:p>
          </table:table-cell>
          <table:table-cell office:value-type="float" office:value="8299.49665274073" calcext:value-type="float">
            <text:p>8299,50</text:p>
          </table:table-cell>
          <table:table-cell office:value-type="float" office:value="9325.55482533745" calcext:value-type="float">
            <text:p>9325,55</text:p>
          </table:table-cell>
          <table:table-cell office:value-type="float" office:value="9673.94575230297" calcext:value-type="float">
            <text:p>9673,95</text:p>
          </table:table-cell>
          <table:table-cell office:value-type="float" office:value="10159.2180812193" calcext:value-type="float">
            <text:p>10159,22</text:p>
          </table:table-cell>
          <table:table-cell office:value-type="float" office:value="10587.2754491018" calcext:value-type="float">
            <text:p>10587,28</text:p>
          </table:table-cell>
          <table:table-cell office:value-type="float" office:value="10028.4003281378" calcext:value-type="float">
            <text:p>10028,40</text:p>
          </table:table-cell>
          <table:table-cell office:value-type="float" office:value="10219.9275967697" calcext:value-type="float">
            <text:p>10219,93</text:p>
          </table:table-cell>
          <table:table-cell office:value-type="float" office:value="10884.4125105664" calcext:value-type="float">
            <text:p>10884,41</text:p>
          </table:table-cell>
          <table:table-cell office:value-type="float" office:value="11967.3072562358" calcext:value-type="float">
            <text:p>11967,31</text:p>
          </table:table-cell>
          <table:table-cell office:value-type="float" office:value="12688.1972054981" calcext:value-type="float">
            <text:p>12688,20</text:p>
          </table:table-cell>
          <table:table-cell office:value-type="float" office:value="13794.7917848633" calcext:value-type="float">
            <text:p>13794,79</text:p>
          </table:table-cell>
          <table:table-cell office:value-type="float" office:value="15871.8426266629" calcext:value-type="float">
            <text:p>15871,84</text:p>
          </table:table-cell>
          <table:table-cell office:value-type="float" office:value="16932.3328631876" calcext:value-type="float">
            <text:p>16932,33</text:p>
          </table:table-cell>
          <table:table-cell office:value-type="float" office:value="16078.2681940701" calcext:value-type="float">
            <text:p>16078,27</text:p>
          </table:table-cell>
          <table:table-cell office:value-type="float" office:value="15859.4348578768" calcext:value-type="float">
            <text:p>15859,43</text:p>
          </table:table-cell>
        </table:table-row>
        <table:table-row table:style-name="ro1">
          <table:table-cell/>
          <table:table-cell office:value-type="string" calcext:value-type="string">
            <text:p>Pequeños Estados</text:p>
          </table:table-cell>
          <table:table-cell table:number-columns-repeated="8"/>
          <table:table-cell office:value-type="float" office:value="461.726475190932" calcext:value-type="float">
            <text:p>461,73</text:p>
          </table:table-cell>
          <table:table-cell office:value-type="float" office:value="510.125665539898" calcext:value-type="float">
            <text:p>510,13</text:p>
          </table:table-cell>
          <table:table-cell office:value-type="float" office:value="590.333924406117" calcext:value-type="float">
            <text:p>590,33</text:p>
          </table:table-cell>
          <table:table-cell office:value-type="float" office:value="722.489990835793" calcext:value-type="float">
            <text:p>722,49</text:p>
          </table:table-cell>
          <table:table-cell office:value-type="float" office:value="1102.26230582085" calcext:value-type="float">
            <text:p>1102,26</text:p>
          </table:table-cell>
          <table:table-cell office:value-type="float" office:value="1232.21593755653" calcext:value-type="float">
            <text:p>1232,22</text:p>
          </table:table-cell>
          <table:table-cell office:value-type="float" office:value="1381.48610515391" calcext:value-type="float">
            <text:p>1381,49</text:p>
          </table:table-cell>
          <table:table-cell office:value-type="float" office:value="1540.78996185268" calcext:value-type="float">
            <text:p>1540,79</text:p>
          </table:table-cell>
          <table:table-cell office:value-type="float" office:value="1627.30449428676" calcext:value-type="float">
            <text:p>1627,30</text:p>
          </table:table-cell>
          <table:table-cell office:value-type="float" office:value="1981.56163613902" calcext:value-type="float">
            <text:p>1981,56</text:p>
          </table:table-cell>
          <table:table-cell office:value-type="float" office:value="2574.0295702659" calcext:value-type="float">
            <text:p>2574,03</text:p>
          </table:table-cell>
          <table:table-cell office:value-type="float" office:value="2606.0466054803" calcext:value-type="float">
            <text:p>2606,05</text:p>
          </table:table-cell>
          <table:table-cell office:value-type="float" office:value="2541.23071073385" calcext:value-type="float">
            <text:p>2541,23</text:p>
          </table:table-cell>
          <table:table-cell office:value-type="float" office:value="2407.51838702572" calcext:value-type="float">
            <text:p>2407,52</text:p>
          </table:table-cell>
          <table:table-cell office:value-type="float" office:value="2337.16720210155" calcext:value-type="float">
            <text:p>2337,17</text:p>
          </table:table-cell>
          <table:table-cell office:value-type="float" office:value="2203.37643673016" calcext:value-type="float">
            <text:p>2203,38</text:p>
          </table:table-cell>
          <table:table-cell office:value-type="float" office:value="2116.47900215169" calcext:value-type="float">
            <text:p>2116,48</text:p>
          </table:table-cell>
          <table:table-cell office:value-type="float" office:value="2368.93773711249" calcext:value-type="float">
            <text:p>2368,94</text:p>
          </table:table-cell>
          <table:table-cell office:value-type="float" office:value="2559.45973839965" calcext:value-type="float">
            <text:p>2559,46</text:p>
          </table:table-cell>
          <table:table-cell office:value-type="float" office:value="2611.00217039257" calcext:value-type="float">
            <text:p>2611,00</text:p>
          </table:table-cell>
          <table:table-cell office:value-type="float" office:value="2979.65611843591" calcext:value-type="float">
            <text:p>2979,66</text:p>
          </table:table-cell>
          <table:table-cell office:value-type="float" office:value="2985.56149404122" calcext:value-type="float">
            <text:p>2985,56</text:p>
          </table:table-cell>
          <table:table-cell office:value-type="float" office:value="3126.8977379089" calcext:value-type="float">
            <text:p>3126,90</text:p>
          </table:table-cell>
          <table:table-cell office:value-type="float" office:value="3033.94623280798" calcext:value-type="float">
            <text:p>3033,95</text:p>
          </table:table-cell>
          <table:table-cell office:value-type="float" office:value="3138.72047737886" calcext:value-type="float">
            <text:p>3138,72</text:p>
          </table:table-cell>
          <table:table-cell office:value-type="float" office:value="3502.51362024415" calcext:value-type="float">
            <text:p>3502,51</text:p>
          </table:table-cell>
          <table:table-cell office:value-type="float" office:value="3671.43142456994" calcext:value-type="float">
            <text:p>3671,43</text:p>
          </table:table-cell>
          <table:table-cell office:value-type="float" office:value="3874.11766538556" calcext:value-type="float">
            <text:p>3874,12</text:p>
          </table:table-cell>
          <table:table-cell office:value-type="float" office:value="3810.07942468403" calcext:value-type="float">
            <text:p>3810,08</text:p>
          </table:table-cell>
          <table:table-cell office:value-type="float" office:value="4024.35674132117" calcext:value-type="float">
            <text:p>4024,36</text:p>
          </table:table-cell>
          <table:table-cell office:value-type="float" office:value="4393.99261803453" calcext:value-type="float">
            <text:p>4393,99</text:p>
          </table:table-cell>
          <table:table-cell office:value-type="float" office:value="4346.33136193941" calcext:value-type="float">
            <text:p>4346,33</text:p>
          </table:table-cell>
          <table:table-cell office:value-type="float" office:value="4583.99707974181" calcext:value-type="float">
            <text:p>4584,00</text:p>
          </table:table-cell>
          <table:table-cell office:value-type="float" office:value="5398.54434862816" calcext:value-type="float">
            <text:p>5398,54</text:p>
          </table:table-cell>
          <table:table-cell office:value-type="float" office:value="6416.65577941747" calcext:value-type="float">
            <text:p>6416,66</text:p>
          </table:table-cell>
          <table:table-cell office:value-type="float" office:value="7531.78475314988" calcext:value-type="float">
            <text:p>7531,78</text:p>
          </table:table-cell>
          <table:table-cell office:value-type="float" office:value="8583.8302066151" calcext:value-type="float">
            <text:p>8583,83</text:p>
          </table:table-cell>
          <table:table-cell office:value-type="float" office:value="10088.0581259619" calcext:value-type="float">
            <text:p>10088,06</text:p>
          </table:table-cell>
          <table:table-cell office:value-type="float" office:value="11909.0352349952" calcext:value-type="float">
            <text:p>11909,04</text:p>
          </table:table-cell>
          <table:table-cell office:value-type="float" office:value="9956.09133853882" calcext:value-type="float">
            <text:p>9956,09</text:p>
          </table:table-cell>
          <table:table-cell office:value-type="float" office:value="11220.1500992956" calcext:value-type="float">
            <text:p>11220,15</text:p>
          </table:table-cell>
          <table:table-cell office:value-type="float" office:value="13312.8394999057" calcext:value-type="float">
            <text:p>13312,84</text:p>
          </table:table-cell>
          <table:table-cell office:value-type="float" office:value="13688.6307496063" calcext:value-type="float">
            <text:p>13688,63</text:p>
          </table:table-cell>
          <table:table-cell office:value-type="float" office:value="13896.8220408152" calcext:value-type="float">
            <text:p>13896,82</text:p>
          </table:table-cell>
          <table:table-cell office:value-type="float" office:value="14031.4369240297" calcext:value-type="float">
            <text:p>14031,44</text:p>
          </table:table-cell>
          <table:table-cell office:value-type="float" office:value="11742.2015467094" calcext:value-type="float">
            <text:p>11742,20</text:p>
          </table:table-cell>
          <table:table-cell office:value-type="float" office:value="11343.7813996815" calcext:value-type="float">
            <text:p>11343,78</text:p>
          </table:table-cell>
          <table:table-cell office:value-type="float" office:value="12165.4442836485" calcext:value-type="float">
            <text:p>12165,44</text:p>
          </table:table-cell>
          <table:table-cell office:value-type="float" office:value="13213.6130975252" calcext:value-type="float">
            <text:p>13213,61</text:p>
          </table:table-cell>
        </table:table-row>
        <table:table-row table:style-name="ro1">
          <table:table-cell/>
          <table:table-cell office:value-type="string" calcext:value-type="string">
            <text:p>Región Administrativa Especial de Macao, China</text:p>
          </table:table-cell>
          <table:table-cell table:number-columns-repeated="20"/>
          <table:table-cell office:value-type="float" office:value="4500.97998075868" calcext:value-type="float">
            <text:p>4500,98</text:p>
          </table:table-cell>
          <table:table-cell office:value-type="float" office:value="4298.01963938788" calcext:value-type="float">
            <text:p>4298,02</text:p>
          </table:table-cell>
          <table:table-cell office:value-type="float" office:value="4752.46822086973" calcext:value-type="float">
            <text:p>4752,47</text:p>
          </table:table-cell>
          <table:table-cell office:value-type="float" office:value="4757.71799275004" calcext:value-type="float">
            <text:p>4757,72</text:p>
          </table:table-cell>
          <table:table-cell office:value-type="float" office:value="5133.76974056456" calcext:value-type="float">
            <text:p>5133,77</text:p>
          </table:table-cell>
          <table:table-cell office:value-type="float" office:value="6299.06863670173" calcext:value-type="float">
            <text:p>6299,07</text:p>
          </table:table-cell>
          <table:table-cell office:value-type="float" office:value="7074.26634810489" calcext:value-type="float">
            <text:p>7074,27</text:p>
          </table:table-cell>
          <table:table-cell office:value-type="float" office:value="8063.07626343327" calcext:value-type="float">
            <text:p>8063,08</text:p>
          </table:table-cell>
          <table:table-cell office:value-type="float" office:value="9368.36863824419" calcext:value-type="float">
            <text:p>9368,37</text:p>
          </table:table-cell>
          <table:table-cell office:value-type="float" office:value="10562.3381041305" calcext:value-type="float">
            <text:p>10562,34</text:p>
          </table:table-cell>
          <table:table-cell office:value-type="float" office:value="13466.3827537919" calcext:value-type="float">
            <text:p>13466,38</text:p>
          </table:table-cell>
          <table:table-cell office:value-type="float" office:value="15195.971383801" calcext:value-type="float">
            <text:p>15195,97</text:p>
          </table:table-cell>
          <table:table-cell office:value-type="float" office:value="16585.1705199632" calcext:value-type="float">
            <text:p>16585,17</text:p>
          </table:table-cell>
          <table:table-cell office:value-type="float" office:value="18147.3362428736" calcext:value-type="float">
            <text:p>18147,34</text:p>
          </table:table-cell>
          <table:table-cell office:value-type="float" office:value="18106.3257178294" calcext:value-type="float">
            <text:p>18106,33</text:p>
          </table:table-cell>
          <table:table-cell office:value-type="float" office:value="17967.4320297601" calcext:value-type="float">
            <text:p>17967,43</text:p>
          </table:table-cell>
          <table:table-cell office:value-type="float" office:value="16460.2146236333" calcext:value-type="float">
            <text:p>16460,21</text:p>
          </table:table-cell>
          <table:table-cell office:value-type="float" office:value="15513.4690077038" calcext:value-type="float">
            <text:p>15513,47</text:p>
          </table:table-cell>
          <table:table-cell office:value-type="float" office:value="15710.0869270706" calcext:value-type="float">
            <text:p>15710,09</text:p>
          </table:table-cell>
          <table:table-cell office:value-type="float" office:value="15552.9503784141" calcext:value-type="float">
            <text:p>15552,95</text:p>
          </table:table-cell>
          <table:table-cell office:value-type="float" office:value="16315.3636307149" calcext:value-type="float">
            <text:p>16315,36</text:p>
          </table:table-cell>
          <table:table-cell office:value-type="float" office:value="17808.9015073297" calcext:value-type="float">
            <text:p>17808,90</text:p>
          </table:table-cell>
          <table:table-cell office:value-type="float" office:value="22446.33636543" calcext:value-type="float">
            <text:p>22446,34</text:p>
          </table:table-cell>
          <table:table-cell office:value-type="float" office:value="25043.0189453563" calcext:value-type="float">
            <text:p>25043,02</text:p>
          </table:table-cell>
          <table:table-cell office:value-type="float" office:value="29950.7731064328" calcext:value-type="float">
            <text:p>29950,77</text:p>
          </table:table-cell>
          <table:table-cell office:value-type="float" office:value="36352.9184556869" calcext:value-type="float">
            <text:p>36352,92</text:p>
          </table:table-cell>
          <table:table-cell office:value-type="float" office:value="40597.5574823323" calcext:value-type="float">
            <text:p>40597,56</text:p>
          </table:table-cell>
          <table:table-cell office:value-type="float" office:value="40796.9618339517" calcext:value-type="float">
            <text:p>40796,96</text:p>
          </table:table-cell>
          <table:table-cell office:value-type="float" office:value="52253.1553117325" calcext:value-type="float">
            <text:p>52253,16</text:p>
          </table:table-cell>
          <table:table-cell office:value-type="float" office:value="66644.3853449773" calcext:value-type="float">
            <text:p>66644,39</text:p>
          </table:table-cell>
          <table:table-cell office:value-type="float" office:value="76291.8474900231" calcext:value-type="float">
            <text:p>76291,85</text:p>
          </table:table-cell>
          <table:table-cell office:value-type="float" office:value="89287.4540184115" calcext:value-type="float">
            <text:p>89287,45</text:p>
          </table:table-cell>
          <table:table-cell office:value-type="float" office:value="93777.1067959425" calcext:value-type="float">
            <text:p>93777,11</text:p>
          </table:table-cell>
          <table:table-cell office:value-type="float" office:value="75340.9869811152" calcext:value-type="float">
            <text:p>75340,99</text:p>
          </table:table-cell>
          <table:table-cell office:value-type="float" office:value="74061.0860345658" calcext:value-type="float">
            <text:p>74061,09</text:p>
          </table:table-cell>
          <table:table-cell office:value-type="float" office:value="81516.6749248075" calcext:value-type="float">
            <text:p>81516,67</text:p>
          </table:table-cell>
          <table:table-cell office:value-type="float" office:value="87208.535912643" calcext:value-type="float">
            <text:p>87208,54</text:p>
          </table:table-cell>
        </table:table-row>
        <table:table-row table:style-name="ro1">
          <table:table-cell/>
          <table:table-cell office:value-type="string" calcext:value-type="string">
            <text:p>Samoa Americana</text:p>
          </table:table-cell>
          <table:table-cell table:number-columns-repeated="40"/>
          <table:table-cell office:value-type="float" office:value="8700.06770480704" calcext:value-type="float">
            <text:p>8700,07</text:p>
          </table:table-cell>
          <table:table-cell office:value-type="float" office:value="8856.54745899435" calcext:value-type="float">
            <text:p>8856,55</text:p>
          </table:table-cell>
          <table:table-cell office:value-type="float" office:value="8578.94472277609" calcext:value-type="float">
            <text:p>8578,94</text:p>
          </table:table-cell>
          <table:table-cell office:value-type="float" office:value="8444.98169974145" calcext:value-type="float">
            <text:p>8444,98</text:p>
          </table:table-cell>
          <table:table-cell office:value-type="float" office:value="8391.56106721708" calcext:value-type="float">
            <text:p>8391,56</text:p>
          </table:table-cell>
          <table:table-cell office:value-type="float" office:value="8909.44915617236" calcext:value-type="float">
            <text:p>8909,45</text:p>
          </table:table-cell>
          <table:table-cell office:value-type="float" office:value="9792.66680581646" calcext:value-type="float">
            <text:p>9792,67</text:p>
          </table:table-cell>
          <table:table-cell office:value-type="float" office:value="11961.2582255703" calcext:value-type="float">
            <text:p>11961,26</text:p>
          </table:table-cell>
          <table:table-cell office:value-type="float" office:value="10271.2245225485" calcext:value-type="float">
            <text:p>10271,22</text:p>
          </table:table-cell>
          <table:table-cell office:value-type="float" office:value="10294.3022651052" calcext:value-type="float">
            <text:p>10294,30</text:p>
          </table:table-cell>
          <table:table-cell office:value-type="float" office:value="11568.7930012395" calcext:value-type="float">
            <text:p>11568,79</text:p>
          </table:table-cell>
          <table:table-cell office:value-type="float" office:value="11505.3937142139" calcext:value-type="float">
            <text:p>11505,39</text:p>
          </table:table-cell>
          <table:table-cell office:value-type="float" office:value="11507.2323493037" calcext:value-type="float">
            <text:p>11507,23</text:p>
          </table:table-cell>
          <table:table-cell office:value-type="float" office:value="11843.3311832581" calcext:value-type="float">
            <text:p>11843,33</text:p>
          </table:table-cell>
          <table:table-cell office:value-type="float" office:value="11696.9555623329" calcext:value-type="float">
            <text:p>11696,96</text:p>
          </table:table-cell>
          <table:table-cell office:value-type="float" office:value="10823.4448040273" calcext:value-type="float">
            <text:p>10823,44</text:p>
          </table:table-cell>
          <table:table-cell office:value-type="float" office:value="11466.6907058505" calcext:value-type="float">
            <text:p>11466,69</text:p>
          </table:table-cell>
        </table:table-row>
        <table:table-row table:style-name="ro1">
          <table:table-cell/>
          <table:table-cell office:value-type="string" calcext:value-type="string">
            <text:p>Tonga</text:p>
          </table:table-cell>
          <table:table-cell table:number-columns-repeated="13"/>
          <table:table-cell office:value-type="float" office:value="368.064740144936" calcext:value-type="float">
            <text:p>368,06</text:p>
          </table:table-cell>
          <table:table-cell office:value-type="float" office:value="336.602830333666" calcext:value-type="float">
            <text:p>336,60</text:p>
          </table:table-cell>
          <table:table-cell office:value-type="float" office:value="378.179387977412" calcext:value-type="float">
            <text:p>378,18</text:p>
          </table:table-cell>
          <table:table-cell office:value-type="float" office:value="455.109998053306" calcext:value-type="float">
            <text:p>455,11</text:p>
          </table:table-cell>
          <table:table-cell office:value-type="float" office:value="484.100685092041" calcext:value-type="float">
            <text:p>484,10</text:p>
          </table:table-cell>
          <table:table-cell office:value-type="float" office:value="572.867640781632" calcext:value-type="float">
            <text:p>572,87</text:p>
          </table:table-cell>
          <table:table-cell office:value-type="float" office:value="666.338504108479" calcext:value-type="float">
            <text:p>666,34</text:p>
          </table:table-cell>
          <table:table-cell office:value-type="float" office:value="662.831036309977" calcext:value-type="float">
            <text:p>662,83</text:p>
          </table:table-cell>
          <table:table-cell office:value-type="float" office:value="649.361072495855" calcext:value-type="float">
            <text:p>649,36</text:p>
          </table:table-cell>
          <table:table-cell office:value-type="float" office:value="685.038112993832" calcext:value-type="float">
            <text:p>685,04</text:p>
          </table:table-cell>
          <table:table-cell office:value-type="float" office:value="639.629625484337" calcext:value-type="float">
            <text:p>639,63</text:p>
          </table:table-cell>
          <table:table-cell office:value-type="float" office:value="724.809280832553" calcext:value-type="float">
            <text:p>724,81</text:p>
          </table:table-cell>
          <table:table-cell office:value-type="float" office:value="865.842531935605" calcext:value-type="float">
            <text:p>865,84</text:p>
          </table:table-cell>
          <table:table-cell office:value-type="float" office:value="1127.56253097379" calcext:value-type="float">
            <text:p>1127,56</text:p>
          </table:table-cell>
          <table:table-cell office:value-type="float" office:value="1121.17800535677" calcext:value-type="float">
            <text:p>1121,18</text:p>
          </table:table-cell>
          <table:table-cell office:value-type="float" office:value="1194.54103416891" calcext:value-type="float">
            <text:p>1194,54</text:p>
          </table:table-cell>
          <table:table-cell office:value-type="float" office:value="1387.99678145918" calcext:value-type="float">
            <text:p>1388,00</text:p>
          </table:table-cell>
          <table:table-cell office:value-type="float" office:value="1436.76863017506" calcext:value-type="float">
            <text:p>1436,77</text:p>
          </table:table-cell>
          <table:table-cell office:value-type="float" office:value="1449.29083576361" calcext:value-type="float">
            <text:p>1449,29</text:p>
          </table:table-cell>
          <table:table-cell office:value-type="float" office:value="2024.00216253495" calcext:value-type="float">
            <text:p>2024,00</text:p>
          </table:table-cell>
          <table:table-cell office:value-type="float" office:value="2110.39232648931" calcext:value-type="float">
            <text:p>2110,39</text:p>
          </table:table-cell>
          <table:table-cell office:value-type="float" office:value="2280.84270870312" calcext:value-type="float">
            <text:p>2280,84</text:p>
          </table:table-cell>
          <table:table-cell office:value-type="float" office:value="2195.79093815647" calcext:value-type="float">
            <text:p>2195,79</text:p>
          </table:table-cell>
          <table:table-cell office:value-type="float" office:value="1944.58526382054" calcext:value-type="float">
            <text:p>1944,59</text:p>
          </table:table-cell>
          <table:table-cell office:value-type="float" office:value="2017.67172062399" calcext:value-type="float">
            <text:p>2017,67</text:p>
          </table:table-cell>
          <table:table-cell office:value-type="float" office:value="2065.50266053231" calcext:value-type="float">
            <text:p>2065,50</text:p>
          </table:table-cell>
          <table:table-cell office:value-type="float" office:value="1840.29149505345" calcext:value-type="float">
            <text:p>1840,29</text:p>
          </table:table-cell>
          <table:table-cell office:value-type="float" office:value="1845.41859481147" calcext:value-type="float">
            <text:p>1845,42</text:p>
          </table:table-cell>
          <table:table-cell office:value-type="float" office:value="2033.79090064263" calcext:value-type="float">
            <text:p>2033,79</text:p>
          </table:table-cell>
          <table:table-cell office:value-type="float" office:value="2288.59301514701" calcext:value-type="float">
            <text:p>2288,59</text:p>
          </table:table-cell>
          <table:table-cell office:value-type="float" office:value="2598.24720009345" calcext:value-type="float">
            <text:p>2598,25</text:p>
          </table:table-cell>
          <table:table-cell office:value-type="float" office:value="2892.03918225118" calcext:value-type="float">
            <text:p>2892,04</text:p>
          </table:table-cell>
          <table:table-cell office:value-type="float" office:value="2925.91276038663" calcext:value-type="float">
            <text:p>2925,91</text:p>
          </table:table-cell>
          <table:table-cell office:value-type="float" office:value="3380.61335096516" calcext:value-type="float">
            <text:p>3380,61</text:p>
          </table:table-cell>
          <table:table-cell office:value-type="float" office:value="3062.53309062159" calcext:value-type="float">
            <text:p>3062,53</text:p>
          </table:table-cell>
          <table:table-cell office:value-type="float" office:value="3553.22061448636" calcext:value-type="float">
            <text:p>3553,22</text:p>
          </table:table-cell>
          <table:table-cell office:value-type="float" office:value="4084.6241317437" calcext:value-type="float">
            <text:p>4084,62</text:p>
          </table:table-cell>
          <table:table-cell office:value-type="float" office:value="4597.74230534531" calcext:value-type="float">
            <text:p>4597,74</text:p>
          </table:table-cell>
          <table:table-cell office:value-type="float" office:value="4428.56648134984" calcext:value-type="float">
            <text:p>4428,57</text:p>
          </table:table-cell>
          <table:table-cell office:value-type="float" office:value="4393.9408110033" calcext:value-type="float">
            <text:p>4393,94</text:p>
          </table:table-cell>
          <table:table-cell office:value-type="float" office:value="4320.63799011384" calcext:value-type="float">
            <text:p>4320,64</text:p>
          </table:table-cell>
          <table:table-cell office:value-type="float" office:value="3966.15652021899" calcext:value-type="float">
            <text:p>3966,16</text:p>
          </table:table-cell>
          <table:table-cell office:value-type="float" office:value="4217.47650679527" calcext:value-type="float">
            <text:p>4217,48</text:p>
          </table:table-cell>
          <table:table-cell office:value-type="float" office:value="4364.01556134949" calcext:value-type="float">
            <text:p>4364,02</text:p>
          </table:table-cell>
        </table:table-row>
        <table:table-row table:style-name="ro1">
          <table:table-cell/>
          <table:table-cell office:value-type="string" calcext:value-type="string">
            <text:p>Tuvalu</text:p>
          </table:table-cell>
          <table:table-cell table:number-columns-repeated="28"/>
          <table:table-cell office:value-type="float" office:value="990.064819950998" calcext:value-type="float">
            <text:p>990,06</text:p>
          </table:table-cell>
          <table:table-cell office:value-type="float" office:value="1037.57654705226" calcext:value-type="float">
            <text:p>1037,58</text:p>
          </table:table-cell>
          <table:table-cell office:value-type="float" office:value="1069.24379622589" calcext:value-type="float">
            <text:p>1069,24</text:p>
          </table:table-cell>
          <table:table-cell office:value-type="float" office:value="1047.50521578164" calcext:value-type="float">
            <text:p>1047,51</text:p>
          </table:table-cell>
          <table:table-cell office:value-type="float" office:value="1176.69969296285" calcext:value-type="float">
            <text:p>1176,70</text:p>
          </table:table-cell>
          <table:table-cell office:value-type="float" office:value="1185.84051888057" calcext:value-type="float">
            <text:p>1185,84</text:p>
          </table:table-cell>
          <table:table-cell office:value-type="float" office:value="1323.05547914829" calcext:value-type="float">
            <text:p>1323,06</text:p>
          </table:table-cell>
          <table:table-cell office:value-type="float" office:value="1362.31958034201" calcext:value-type="float">
            <text:p>1362,32</text:p>
          </table:table-cell>
          <table:table-cell office:value-type="float" office:value="1367.08453369597" calcext:value-type="float">
            <text:p>1367,08</text:p>
          </table:table-cell>
          <table:table-cell office:value-type="float" office:value="1464.49187950758" calcext:value-type="float">
            <text:p>1464,49</text:p>
          </table:table-cell>
          <table:table-cell office:value-type="float" office:value="1462.85469981826" calcext:value-type="float">
            <text:p>1462,85</text:p>
          </table:table-cell>
          <table:table-cell office:value-type="float" office:value="1391.45349501539" calcext:value-type="float">
            <text:p>1391,45</text:p>
          </table:table-cell>
          <table:table-cell office:value-type="float" office:value="1610.14946238103" calcext:value-type="float">
            <text:p>1610,15</text:p>
          </table:table-cell>
          <table:table-cell office:value-type="float" office:value="1874.46828495417" calcext:value-type="float">
            <text:p>1874,47</text:p>
          </table:table-cell>
          <table:table-cell office:value-type="float" office:value="2182.07838763698" calcext:value-type="float">
            <text:p>2182,08</text:p>
          </table:table-cell>
          <table:table-cell office:value-type="float" office:value="2183.90988927071" calcext:value-type="float">
            <text:p>2183,91</text:p>
          </table:table-cell>
          <table:table-cell office:value-type="float" office:value="2263.12860136197" calcext:value-type="float">
            <text:p>2263,13</text:p>
          </table:table-cell>
          <table:table-cell office:value-type="float" office:value="2644.65277638564" calcext:value-type="float">
            <text:p>2644,65</text:p>
          </table:table-cell>
          <table:table-cell office:value-type="float" office:value="2936.85963326875" calcext:value-type="float">
            <text:p>2936,86</text:p>
          </table:table-cell>
          <table:table-cell office:value-type="float" office:value="2599.89570138916" calcext:value-type="float">
            <text:p>2599,90</text:p>
          </table:table-cell>
          <table:table-cell office:value-type="float" office:value="3022.28882031784" calcext:value-type="float">
            <text:p>3022,29</text:p>
          </table:table-cell>
          <table:table-cell office:value-type="float" office:value="3640.86143317968" calcext:value-type="float">
            <text:p>3640,86</text:p>
          </table:table-cell>
          <table:table-cell office:value-type="float" office:value="3507.93691138349" calcext:value-type="float">
            <text:p>3507,94</text:p>
          </table:table-cell>
          <table:table-cell office:value-type="float" office:value="3454.6849532077" calcext:value-type="float">
            <text:p>3454,68</text:p>
          </table:table-cell>
          <table:table-cell office:value-type="float" office:value="3398.81894157592" calcext:value-type="float">
            <text:p>3398,82</text:p>
          </table:table-cell>
          <table:table-cell office:value-type="float" office:value="3197.79564502867" calcext:value-type="float">
            <text:p>3197,80</text:p>
          </table:table-cell>
          <table:table-cell office:value-type="float" office:value="3255.89486619818" calcext:value-type="float">
            <text:p>3255,89</text:p>
          </table:table-cell>
          <table:table-cell office:value-type="float" office:value="3572.60836706326" calcext:value-type="float">
            <text:p>3572,61</text:p>
          </table:table-cell>
          <table:table-cell office:value-type="float" office:value="3700.71067713471" calcext:value-type="float">
            <text:p>3700,71</text:p>
          </table:table-cell>
        </table:table-row>
        <table:table-row table:style-name="ro1">
          <table:table-cell/>
          <table:table-cell office:value-type="string" calcext:value-type="string">
            <text:p>Vanuatu</text:p>
          </table:table-cell>
          <table:table-cell table:number-columns-repeated="17"/>
          <table:table-cell office:value-type="float" office:value="1059.61701423846" calcext:value-type="float">
            <text:p>1059,62</text:p>
          </table:table-cell>
          <table:table-cell office:value-type="float" office:value="981.194852279525" calcext:value-type="float">
            <text:p>981,19</text:p>
          </table:table-cell>
          <table:table-cell office:value-type="float" office:value="833.014783007403" calcext:value-type="float">
            <text:p>833,01</text:p>
          </table:table-cell>
          <table:table-cell office:value-type="float" office:value="808.473527711664" calcext:value-type="float">
            <text:p>808,47</text:p>
          </table:table-cell>
          <table:table-cell office:value-type="float" office:value="886.600647399309" calcext:value-type="float">
            <text:p>886,60</text:p>
          </table:table-cell>
          <table:table-cell office:value-type="float" office:value="1066.94081797312" calcext:value-type="float">
            <text:p>1066,94</text:p>
          </table:table-cell>
          <table:table-cell office:value-type="float" office:value="951.644095514545" calcext:value-type="float">
            <text:p>951,64</text:p>
          </table:table-cell>
          <table:table-cell office:value-type="float" office:value="892.450067783861" calcext:value-type="float">
            <text:p>892,45</text:p>
          </table:table-cell>
          <table:table-cell office:value-type="float" office:value="961.457278887004" calcext:value-type="float">
            <text:p>961,46</text:p>
          </table:table-cell>
          <table:table-cell office:value-type="float" office:value="1066.25547441712" calcext:value-type="float">
            <text:p>1066,26</text:p>
          </table:table-cell>
          <table:table-cell office:value-type="float" office:value="1011.82241724935" calcext:value-type="float">
            <text:p>1011,82</text:p>
          </table:table-cell>
          <table:table-cell office:value-type="float" office:value="1080.67245018643" calcext:value-type="float">
            <text:p>1080,67</text:p>
          </table:table-cell>
          <table:table-cell office:value-type="float" office:value="1253.15152786268" calcext:value-type="float">
            <text:p>1253,15</text:p>
          </table:table-cell>
          <table:table-cell office:value-type="float" office:value="1264.04965531234" calcext:value-type="float">
            <text:p>1264,05</text:p>
          </table:table-cell>
          <table:table-cell office:value-type="float" office:value="1177.38615785635" calcext:value-type="float">
            <text:p>1177,39</text:p>
          </table:table-cell>
          <table:table-cell office:value-type="float" office:value="1335.90249773436" calcext:value-type="float">
            <text:p>1335,90</text:p>
          </table:table-cell>
          <table:table-cell office:value-type="float" office:value="1390.96632255557" calcext:value-type="float">
            <text:p>1390,97</text:p>
          </table:table-cell>
          <table:table-cell office:value-type="float" office:value="1427.75901264214" calcext:value-type="float">
            <text:p>1427,76</text:p>
          </table:table-cell>
          <table:table-cell office:value-type="float" office:value="1462.89022930519" calcext:value-type="float">
            <text:p>1462,89</text:p>
          </table:table-cell>
          <table:table-cell office:value-type="float" office:value="1473.71017416568" calcext:value-type="float">
            <text:p>1473,71</text:p>
          </table:table-cell>
          <table:table-cell office:value-type="float" office:value="1478.49405708015" calcext:value-type="float">
            <text:p>1478,49</text:p>
          </table:table-cell>
          <table:table-cell office:value-type="float" office:value="1470.57226526613" calcext:value-type="float">
            <text:p>1470,57</text:p>
          </table:table-cell>
          <table:table-cell office:value-type="float" office:value="1363.11301571423" calcext:value-type="float">
            <text:p>1363,11</text:p>
          </table:table-cell>
          <table:table-cell office:value-type="float" office:value="1354.18616851825" calcext:value-type="float">
            <text:p>1354,19</text:p>
          </table:table-cell>
          <table:table-cell office:value-type="float" office:value="1580.54244363005" calcext:value-type="float">
            <text:p>1580,54</text:p>
          </table:table-cell>
          <table:table-cell office:value-type="float" office:value="1788.08716695791" calcext:value-type="float">
            <text:p>1788,09</text:p>
          </table:table-cell>
          <table:table-cell office:value-type="float" office:value="1887.22657627559" calcext:value-type="float">
            <text:p>1887,23</text:p>
          </table:table-cell>
          <table:table-cell office:value-type="float" office:value="2049.61885568896" calcext:value-type="float">
            <text:p>2049,62</text:p>
          </table:table-cell>
          <table:table-cell office:value-type="float" office:value="2398.61262459488" calcext:value-type="float">
            <text:p>2398,61</text:p>
          </table:table-cell>
          <table:table-cell office:value-type="float" office:value="2705.59765800081" calcext:value-type="float">
            <text:p>2705,60</text:p>
          </table:table-cell>
          <table:table-cell office:value-type="float" office:value="2649.61814352873" calcext:value-type="float">
            <text:p>2649,62</text:p>
          </table:table-cell>
          <table:table-cell office:value-type="float" office:value="2966.85711598678" calcext:value-type="float">
            <text:p>2966,86</text:p>
          </table:table-cell>
          <table:table-cell office:value-type="float" office:value="3264.5370165591" calcext:value-type="float">
            <text:p>3264,54</text:p>
          </table:table-cell>
          <table:table-cell office:value-type="float" office:value="3133.09020920348" calcext:value-type="float">
            <text:p>3133,09</text:p>
          </table:table-cell>
          <table:table-cell office:value-type="float" office:value="3124.23307756588" calcext:value-type="float">
            <text:p>3124,23</text:p>
          </table:table-cell>
          <table:table-cell office:value-type="float" office:value="3088.25830265504" calcext:value-type="float">
            <text:p>3088,26</text:p>
          </table:table-cell>
          <table:table-cell office:value-type="float" office:value="2801.93984778858" calcext:value-type="float">
            <text:p>2801,94</text:p>
          </table:table-cell>
          <table:table-cell office:value-type="float" office:value="2889.85303623403" calcext:value-type="float">
            <text:p>2889,85</text:p>
          </table:table-cell>
          <table:table-cell office:value-type="float" office:value="3082.35632289041" calcext:value-type="float">
            <text:p>3082,36</text:p>
          </table:table-cell>
          <table:table-cell office:value-type="float" office:value="3123.89339649956" calcext:value-type="float">
            <text:p>3123,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2T22:22:43.445656286</dc:date>
    <meta:editing-duration>PT12M1S</meta:editing-duration>
    <meta:editing-cycles>2</meta:editing-cycles>
    <meta:generator>LibreOffice/6.0.7.3$Linux_X86_64 LibreOffice_project/00m0$Build-3</meta:generator>
    <meta:document-statistic meta:table-count="1" meta:cell-count="11197" meta:object-count="0"/>
  </office:meta>
</office:document-meta>
</file>